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rdf+xml" manifest:full-path="manifest.rdf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3.992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2.932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7.477cm"/>
    </style:style>
    <style:style style:name="co20" style:family="table-column">
      <style:table-column-properties fo:break-before="auto" style:column-width="2.522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3.771cm"/>
    </style:style>
    <style:style style:name="co25" style:family="table-column">
      <style:table-column-properties fo:break-before="auto" style:column-width="3.443cm"/>
    </style:style>
    <style:style style:name="co26" style:family="table-column">
      <style:table-column-properties fo:break-before="auto" style:column-width="3.635cm"/>
    </style:style>
    <style:style style:name="co27" style:family="table-column">
      <style:table-column-properties fo:break-before="auto" style:column-width="3.552cm"/>
    </style:style>
    <style:style style:name="co28" style:family="table-column">
      <style:table-column-properties fo:break-before="auto" style:column-width="3.143cm"/>
    </style:style>
    <style:style style:name="co29" style:family="table-column">
      <style:table-column-properties fo:break-before="auto" style:column-width="3.69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3.388cm"/>
    </style:style>
    <style:style style:name="co32" style:family="table-column">
      <style:table-column-properties fo:break-before="auto" style:column-width="3.089cm"/>
    </style:style>
    <style:style style:name="co33" style:family="table-column">
      <style:table-column-properties fo:break-before="auto" style:column-width="3.498cm"/>
    </style:style>
    <style:style style:name="co34" style:family="table-column">
      <style:table-column-properties fo:break-before="auto" style:column-width="3.4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60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OCL_TIMER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PSYS_ENERGY</text:p>
          </table:table-cell>
          <table:table-cell table:style-name="ce1" office:value-type="string">
            <text:p>PKG_ENERGY</text:p>
          </table:table-cell>
          <table:table-cell table:style-name="ce1" office:value-type="string">
            <text:p>PP0_ENERGY</text:p>
          </table:table-cell>
          <table:table-cell table:style-name="ce1" office:value-type="string">
            <text:p>DRAM_ENERGY</text:p>
          </table:table-cell>
          <table:table-cell table:style-name="ce1" office:value-type="string">
            <text:p>GPU_ENERGY</text:p>
          </table:table-cell>
          <table:table-cell table:style-name="ce1"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912062507">
            <text:p>912062507</text:p>
          </table:table-cell>
          <table:table-cell office:value-type="float" office:value="10951238">
            <text:p>10951238</text:p>
          </table:table-cell>
          <table:table-cell office:value-type="float" office:value="953707752">
            <text:p>953707752</text:p>
          </table:table-cell>
          <table:table-cell office:value-type="float" office:value="2649887346">
            <text:p>2649887346</text:p>
          </table:table-cell>
          <table:table-cell office:value-type="float" office:value="953196211">
            <text:p>9531962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0040">
            <text:p>16460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53707752">
            <text:p>953707752</text:p>
          </table:table-cell>
          <table:table-cell office:value-type="float" office:value="0">
            <text:p>0</text:p>
          </table:table-cell>
          <table:table-cell office:value-type="float" office:value="953707752">
            <text:p>953707752</text:p>
          </table:table-cell>
          <table:table-cell office:value-type="float" office:value="14901737">
            <text:p>14901737</text:p>
          </table:table-cell>
          <table:table-cell office:value-type="float" office:value="476853876">
            <text:p>476853876</text:p>
          </table:table-cell>
          <table:table-cell office:value-type="float" office:value="0">
            <text:p>0</text:p>
          </table:table-cell>
          <table:table-cell office:value-type="float" office:value="317902584">
            <text:p>317902584</text:p>
          </table:table-cell>
          <table:table-cell office:value-type="float" office:value="0">
            <text:p>0</text:p>
          </table:table-cell>
          <table:table-cell office:value-type="float" office:value="317902584">
            <text:p>317902584</text:p>
          </table:table-cell>
          <table:table-cell office:value-type="float" office:value="953707752">
            <text:p>953707752</text:p>
          </table:table-cell>
          <table:table-cell office:value-type="float" office:value="158951292">
            <text:p>158951292</text:p>
          </table:table-cell>
          <table:table-cell office:value-type="float" office:value="1274">
            <text:p>1274</text:p>
          </table:table-cell>
          <table:table-cell office:value-type="float" office:value="635805168">
            <text:p>635805168</text:p>
          </table:table-cell>
          <table:table-cell office:value-type="float" office:value="953707752">
            <text:p>953707752</text:p>
          </table:table-cell>
          <table:table-cell office:value-type="float" office:value="2791564941">
            <text:p>2791564941</text:p>
          </table:table-cell>
          <table:table-cell office:value-type="float" office:value="8637939453">
            <text:p>8637939453</text:p>
          </table:table-cell>
          <table:table-cell office:value-type="float" office:value="903991699">
            <text:p>903991699</text:p>
          </table:table-cell>
          <table:table-cell office:value-type="float" office:value="208312988">
            <text:p>2083129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12604993">
            <text:p>912604993</text:p>
          </table:table-cell>
          <table:table-cell office:value-type="float" office:value="10957662">
            <text:p>10957662</text:p>
          </table:table-cell>
          <table:table-cell office:value-type="float" office:value="953894974">
            <text:p>953894974</text:p>
          </table:table-cell>
          <table:table-cell office:value-type="float" office:value="2651445331">
            <text:p>2651445331</text:p>
          </table:table-cell>
          <table:table-cell office:value-type="float" office:value="953391022">
            <text:p>9533910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0040">
            <text:p>16460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53894974">
            <text:p>953894974</text:p>
          </table:table-cell>
          <table:table-cell office:value-type="float" office:value="0">
            <text:p>0</text:p>
          </table:table-cell>
          <table:table-cell office:value-type="float" office:value="953894974">
            <text:p>953894974</text:p>
          </table:table-cell>
          <table:table-cell office:value-type="float" office:value="14904657">
            <text:p>14904657</text:p>
          </table:table-cell>
          <table:table-cell office:value-type="float" office:value="476947487">
            <text:p>476947487</text:p>
          </table:table-cell>
          <table:table-cell office:value-type="float" office:value="0">
            <text:p>0</text:p>
          </table:table-cell>
          <table:table-cell office:value-type="float" office:value="317964992">
            <text:p>317964992</text:p>
          </table:table-cell>
          <table:table-cell office:value-type="float" office:value="0">
            <text:p>0</text:p>
          </table:table-cell>
          <table:table-cell office:value-type="float" office:value="317964991">
            <text:p>317964991</text:p>
          </table:table-cell>
          <table:table-cell office:value-type="float" office:value="953894974">
            <text:p>953894974</text:p>
          </table:table-cell>
          <table:table-cell office:value-type="float" office:value="158982496">
            <text:p>158982496</text:p>
          </table:table-cell>
          <table:table-cell office:value-type="float" office:value="1475">
            <text:p>1475</text:p>
          </table:table-cell>
          <table:table-cell office:value-type="float" office:value="635929982">
            <text:p>635929982</text:p>
          </table:table-cell>
          <table:table-cell office:value-type="float" office:value="953894974">
            <text:p>953894974</text:p>
          </table:table-cell>
          <table:table-cell office:value-type="float" office:value="2904052734">
            <text:p>2904052734</text:p>
          </table:table-cell>
          <table:table-cell office:value-type="float" office:value="8818847656">
            <text:p>8818847656</text:p>
          </table:table-cell>
          <table:table-cell office:value-type="float" office:value="1077392578">
            <text:p>1077392578</text:p>
          </table:table-cell>
          <table:table-cell office:value-type="float" office:value="207946777">
            <text:p>2079467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2584354">
            <text:p>912584354</text:p>
          </table:table-cell>
          <table:table-cell office:value-type="float" office:value="10955729">
            <text:p>10955729</text:p>
          </table:table-cell>
          <table:table-cell office:value-type="float" office:value="953742083">
            <text:p>953742083</text:p>
          </table:table-cell>
          <table:table-cell office:value-type="float" office:value="2650934357">
            <text:p>2650934357</text:p>
          </table:table-cell>
          <table:table-cell office:value-type="float" office:value="953372209">
            <text:p>9533722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0040">
            <text:p>16460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53742083">
            <text:p>953742083</text:p>
          </table:table-cell>
          <table:table-cell office:value-type="float" office:value="0">
            <text:p>0</text:p>
          </table:table-cell>
          <table:table-cell office:value-type="float" office:value="953742083">
            <text:p>953742083</text:p>
          </table:table-cell>
          <table:table-cell office:value-type="float" office:value="14902274">
            <text:p>14902274</text:p>
          </table:table-cell>
          <table:table-cell office:value-type="float" office:value="476871042">
            <text:p>476871042</text:p>
          </table:table-cell>
          <table:table-cell office:value-type="float" office:value="0">
            <text:p>0</text:p>
          </table:table-cell>
          <table:table-cell office:value-type="float" office:value="317914028">
            <text:p>317914028</text:p>
          </table:table-cell>
          <table:table-cell office:value-type="float" office:value="0">
            <text:p>0</text:p>
          </table:table-cell>
          <table:table-cell office:value-type="float" office:value="317914027">
            <text:p>317914027</text:p>
          </table:table-cell>
          <table:table-cell office:value-type="float" office:value="953742083">
            <text:p>953742083</text:p>
          </table:table-cell>
          <table:table-cell office:value-type="float" office:value="158957013">
            <text:p>158957013</text:p>
          </table:table-cell>
          <table:table-cell office:value-type="float" office:value="1635">
            <text:p>1635</text:p>
          </table:table-cell>
          <table:table-cell office:value-type="float" office:value="635828055">
            <text:p>635828055</text:p>
          </table:table-cell>
          <table:table-cell office:value-type="float" office:value="953742083">
            <text:p>953742083</text:p>
          </table:table-cell>
          <table:table-cell office:value-type="float" office:value="2858581542">
            <text:p>2858581542</text:p>
          </table:table-cell>
          <table:table-cell office:value-type="float" office:value="8584167480">
            <text:p>8584167480</text:p>
          </table:table-cell>
          <table:table-cell office:value-type="float" office:value="838623046">
            <text:p>838623046</text:p>
          </table:table-cell>
          <table:table-cell office:value-type="float" office:value="208129882">
            <text:p>2081298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13050711">
            <text:p>913050711</text:p>
          </table:table-cell>
          <table:table-cell office:value-type="float" office:value="10962623">
            <text:p>10962623</text:p>
          </table:table-cell>
          <table:table-cell office:value-type="float" office:value="954015381">
            <text:p>954015381</text:p>
          </table:table-cell>
          <table:table-cell office:value-type="float" office:value="2652620608">
            <text:p>2652620608</text:p>
          </table:table-cell>
          <table:table-cell office:value-type="float" office:value="953541395">
            <text:p>9535413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60040">
            <text:p>16460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54015381">
            <text:p>954015381</text:p>
          </table:table-cell>
          <table:table-cell office:value-type="float" office:value="0">
            <text:p>0</text:p>
          </table:table-cell>
          <table:table-cell office:value-type="float" office:value="954015381">
            <text:p>954015381</text:p>
          </table:table-cell>
          <table:table-cell office:value-type="float" office:value="14906551">
            <text:p>14906551</text:p>
          </table:table-cell>
          <table:table-cell office:value-type="float" office:value="477007691">
            <text:p>477007691</text:p>
          </table:table-cell>
          <table:table-cell office:value-type="float" office:value="0">
            <text:p>0</text:p>
          </table:table-cell>
          <table:table-cell office:value-type="float" office:value="318005127">
            <text:p>318005127</text:p>
          </table:table-cell>
          <table:table-cell office:value-type="float" office:value="0">
            <text:p>0</text:p>
          </table:table-cell>
          <table:table-cell office:value-type="float" office:value="318005127">
            <text:p>318005127</text:p>
          </table:table-cell>
          <table:table-cell office:value-type="float" office:value="954015381">
            <text:p>954015381</text:p>
          </table:table-cell>
          <table:table-cell office:value-type="float" office:value="159002563">
            <text:p>159002563</text:p>
          </table:table-cell>
          <table:table-cell office:value-type="float" office:value="1558">
            <text:p>1558</text:p>
          </table:table-cell>
          <table:table-cell office:value-type="float" office:value="636010254">
            <text:p>636010254</text:p>
          </table:table-cell>
          <table:table-cell office:value-type="float" office:value="954015381">
            <text:p>954015381</text:p>
          </table:table-cell>
          <table:table-cell office:value-type="float" office:value="2770751953">
            <text:p>2770751953</text:p>
          </table:table-cell>
          <table:table-cell office:value-type="float" office:value="8608947753">
            <text:p>8608947753</text:p>
          </table:table-cell>
          <table:table-cell office:value-type="float" office:value="862304687">
            <text:p>862304687</text:p>
          </table:table-cell>
          <table:table-cell office:value-type="float" office:value="208740234">
            <text:p>2087402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28090131">
            <text:p>928090131</text:p>
          </table:table-cell>
          <table:table-cell office:value-type="float" office:value="11166509">
            <text:p>11166509</text:p>
          </table:table-cell>
          <table:table-cell office:value-type="float" office:value="972067616">
            <text:p>972067616</text:p>
          </table:table-cell>
          <table:table-cell office:value-type="float" office:value="2697293653">
            <text:p>2697293653</text:p>
          </table:table-cell>
          <table:table-cell office:value-type="float" office:value="971668439">
            <text:p>971668439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34154642">
            <text:p>34154642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284">
            <text:p>134284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971904776">
            <text:p>971904776</text:p>
          </table:table-cell>
          <table:table-cell table:number-columns-repeated="4" office:value-type="float" office:value="0">
            <text:p>0</text:p>
          </table:table-cell>
          <table:table-cell office:value-type="float" office:value="972067616">
            <text:p>972067616</text:p>
          </table:table-cell>
          <table:table-cell office:value-type="float" office:value="0">
            <text:p>0</text:p>
          </table:table-cell>
          <table:table-cell office:value-type="float" office:value="972067616">
            <text:p>972067616</text:p>
          </table:table-cell>
          <table:table-cell office:value-type="float" office:value="15188606">
            <text:p>15188606</text:p>
          </table:table-cell>
          <table:table-cell office:value-type="float" office:value="486033808">
            <text:p>486033808</text:p>
          </table:table-cell>
          <table:table-cell office:value-type="float" office:value="0">
            <text:p>0</text:p>
          </table:table-cell>
          <table:table-cell office:value-type="float" office:value="324022538">
            <text:p>324022538</text:p>
          </table:table-cell>
          <table:table-cell office:value-type="float" office:value="0">
            <text:p>0</text:p>
          </table:table-cell>
          <table:table-cell office:value-type="float" office:value="324022539">
            <text:p>324022539</text:p>
          </table:table-cell>
          <table:table-cell office:value-type="float" office:value="972067616">
            <text:p>972067616</text:p>
          </table:table-cell>
          <table:table-cell office:value-type="float" office:value="162011269">
            <text:p>162011269</text:p>
          </table:table-cell>
          <table:table-cell office:value-type="float" office:value="44884">
            <text:p>44884</text:p>
          </table:table-cell>
          <table:table-cell office:value-type="float" office:value="648045078">
            <text:p>648045078</text:p>
          </table:table-cell>
          <table:table-cell office:value-type="float" office:value="972067616">
            <text:p>972067616</text:p>
          </table:table-cell>
          <table:table-cell office:value-type="float" office:value="2822570800">
            <text:p>2822570800</text:p>
          </table:table-cell>
          <table:table-cell office:value-type="float" office:value="8752807617">
            <text:p>8752807617</text:p>
          </table:table-cell>
          <table:table-cell office:value-type="float" office:value="880187988">
            <text:p>880187988</text:p>
          </table:table-cell>
          <table:table-cell office:value-type="float" office:value="211914062">
            <text:p>2119140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27354322">
            <text:p>927354322</text:p>
          </table:table-cell>
          <table:table-cell office:value-type="float" office:value="11134755">
            <text:p>11134755</text:p>
          </table:table-cell>
          <table:table-cell office:value-type="float" office:value="969790827">
            <text:p>969790827</text:p>
          </table:table-cell>
          <table:table-cell office:value-type="float" office:value="2694297443">
            <text:p>2694297443</text:p>
          </table:table-cell>
          <table:table-cell office:value-type="float" office:value="969277769">
            <text:p>96927776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844124">
            <text:p>64844124</text:p>
          </table:table-cell>
          <table:table-cell table:number-columns-repeated="11" office:value-type="float" office:value="0">
            <text:p>0</text:p>
          </table:table-cell>
          <table:table-cell office:value-type="float" office:value="32256002">
            <text:p>32256002</text:p>
          </table:table-cell>
          <table:table-cell office:value-type="float" office:value="970246776">
            <text:p>970246776</text:p>
          </table:table-cell>
          <table:table-cell table:number-columns-repeated="4" office:value-type="float" office:value="0">
            <text:p>0</text:p>
          </table:table-cell>
          <table:table-cell office:value-type="float" office:value="969790827">
            <text:p>969790827</text:p>
          </table:table-cell>
          <table:table-cell office:value-type="float" office:value="0">
            <text:p>0</text:p>
          </table:table-cell>
          <table:table-cell office:value-type="float" office:value="969790827">
            <text:p>969790827</text:p>
          </table:table-cell>
          <table:table-cell office:value-type="float" office:value="15153024">
            <text:p>15153024</text:p>
          </table:table-cell>
          <table:table-cell office:value-type="float" office:value="484895413">
            <text:p>484895413</text:p>
          </table:table-cell>
          <table:table-cell office:value-type="float" office:value="0">
            <text:p>0</text:p>
          </table:table-cell>
          <table:table-cell office:value-type="float" office:value="323263609">
            <text:p>323263609</text:p>
          </table:table-cell>
          <table:table-cell office:value-type="float" office:value="0">
            <text:p>0</text:p>
          </table:table-cell>
          <table:table-cell office:value-type="float" office:value="323263609">
            <text:p>323263609</text:p>
          </table:table-cell>
          <table:table-cell office:value-type="float" office:value="969790827">
            <text:p>969790827</text:p>
          </table:table-cell>
          <table:table-cell office:value-type="float" office:value="161631804">
            <text:p>161631804</text:p>
          </table:table-cell>
          <table:table-cell office:value-type="float" office:value="1264">
            <text:p>1264</text:p>
          </table:table-cell>
          <table:table-cell office:value-type="float" office:value="646527219">
            <text:p>646527219</text:p>
          </table:table-cell>
          <table:table-cell office:value-type="float" office:value="969790827">
            <text:p>969790827</text:p>
          </table:table-cell>
          <table:table-cell office:value-type="float" office:value="2826354980">
            <text:p>2826354980</text:p>
          </table:table-cell>
          <table:table-cell office:value-type="float" office:value="8763916015">
            <text:p>8763916015</text:p>
          </table:table-cell>
          <table:table-cell office:value-type="float" office:value="893005371">
            <text:p>893005371</text:p>
          </table:table-cell>
          <table:table-cell office:value-type="float" office:value="212280273">
            <text:p>2122802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29302704">
            <text:p>929302704</text:p>
          </table:table-cell>
          <table:table-cell office:value-type="float" office:value="11156099">
            <text:p>11156099</text:p>
          </table:table-cell>
          <table:table-cell office:value-type="float" office:value="970330193">
            <text:p>970330193</text:p>
          </table:table-cell>
          <table:table-cell office:value-type="float" office:value="2699440298">
            <text:p>2699440298</text:p>
          </table:table-cell>
          <table:table-cell office:value-type="float" office:value="969982876">
            <text:p>96998287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9688248">
            <text:p>129688248</text:p>
          </table:table-cell>
          <table:table-cell table:number-columns-repeated="11" office:value-type="float" office:value="0">
            <text:p>0</text:p>
          </table:table-cell>
          <table:table-cell office:value-type="float" office:value="64512004">
            <text:p>64512004</text:p>
          </table:table-cell>
          <table:table-cell office:value-type="float" office:value="970145944">
            <text:p>970145944</text:p>
          </table:table-cell>
          <table:table-cell table:number-columns-repeated="4" office:value-type="float" office:value="0">
            <text:p>0</text:p>
          </table:table-cell>
          <table:table-cell office:value-type="float" office:value="970330193">
            <text:p>970330193</text:p>
          </table:table-cell>
          <table:table-cell office:value-type="float" office:value="0">
            <text:p>0</text:p>
          </table:table-cell>
          <table:table-cell office:value-type="float" office:value="970330193">
            <text:p>970330193</text:p>
          </table:table-cell>
          <table:table-cell office:value-type="float" office:value="15161484">
            <text:p>15161484</text:p>
          </table:table-cell>
          <table:table-cell office:value-type="float" office:value="485165097">
            <text:p>485165097</text:p>
          </table:table-cell>
          <table:table-cell office:value-type="float" office:value="0">
            <text:p>0</text:p>
          </table:table-cell>
          <table:table-cell office:value-type="float" office:value="323443397">
            <text:p>323443397</text:p>
          </table:table-cell>
          <table:table-cell office:value-type="float" office:value="0">
            <text:p>0</text:p>
          </table:table-cell>
          <table:table-cell office:value-type="float" office:value="323443398">
            <text:p>323443398</text:p>
          </table:table-cell>
          <table:table-cell office:value-type="float" office:value="970330193">
            <text:p>970330193</text:p>
          </table:table-cell>
          <table:table-cell office:value-type="float" office:value="161721699">
            <text:p>161721699</text:p>
          </table:table-cell>
          <table:table-cell office:value-type="float" office:value="2051">
            <text:p>2051</text:p>
          </table:table-cell>
          <table:table-cell office:value-type="float" office:value="646886795">
            <text:p>646886795</text:p>
          </table:table-cell>
          <table:table-cell office:value-type="float" office:value="970330193">
            <text:p>970330193</text:p>
          </table:table-cell>
          <table:table-cell office:value-type="float" office:value="2933654785">
            <text:p>2933654785</text:p>
          </table:table-cell>
          <table:table-cell office:value-type="float" office:value="9137023925">
            <text:p>9137023925</text:p>
          </table:table-cell>
          <table:table-cell office:value-type="float" office:value="1058044433">
            <text:p>1058044433</text:p>
          </table:table-cell>
          <table:table-cell office:value-type="float" office:value="213989257">
            <text:p>2139892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941231762">
            <text:p>941231762</text:p>
          </table:table-cell>
          <table:table-cell office:value-type="float" office:value="11301168">
            <text:p>11301168</text:p>
          </table:table-cell>
          <table:table-cell office:value-type="float" office:value="983709881">
            <text:p>983709881</text:p>
          </table:table-cell>
          <table:table-cell office:value-type="float" office:value="2734584043">
            <text:p>2734584043</text:p>
          </table:table-cell>
          <table:table-cell office:value-type="float" office:value="983222025">
            <text:p>9832220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259376612">
            <text:p>25937661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9024008">
            <text:p>129024008</text:p>
          </table:table-cell>
          <table:table-cell table:number-columns-repeated="5" office:value-type="float" office:value="0">
            <text:p>0</text:p>
          </table:table-cell>
          <table:table-cell office:value-type="float" office:value="983709881">
            <text:p>983709881</text:p>
          </table:table-cell>
          <table:table-cell office:value-type="float" office:value="0">
            <text:p>0</text:p>
          </table:table-cell>
          <table:table-cell office:value-type="float" office:value="983709881">
            <text:p>983709881</text:p>
          </table:table-cell>
          <table:table-cell office:value-type="float" office:value="15371503">
            <text:p>15371503</text:p>
          </table:table-cell>
          <table:table-cell office:value-type="float" office:value="491854941">
            <text:p>491854941</text:p>
          </table:table-cell>
          <table:table-cell office:value-type="float" office:value="0">
            <text:p>0</text:p>
          </table:table-cell>
          <table:table-cell office:value-type="float" office:value="327903294">
            <text:p>327903294</text:p>
          </table:table-cell>
          <table:table-cell office:value-type="float" office:value="0">
            <text:p>0</text:p>
          </table:table-cell>
          <table:table-cell office:value-type="float" office:value="327903294">
            <text:p>327903294</text:p>
          </table:table-cell>
          <table:table-cell office:value-type="float" office:value="983709881">
            <text:p>983709881</text:p>
          </table:table-cell>
          <table:table-cell office:value-type="float" office:value="163951647">
            <text:p>163951647</text:p>
          </table:table-cell>
          <table:table-cell office:value-type="float" office:value="980660944">
            <text:p>980660944</text:p>
          </table:table-cell>
          <table:table-cell office:value-type="float" office:value="655806587">
            <text:p>655806587</text:p>
          </table:table-cell>
          <table:table-cell office:value-type="float" office:value="983709881">
            <text:p>983709881</text:p>
          </table:table-cell>
          <table:table-cell office:value-type="float" office:value="3125976562">
            <text:p>3125976562</text:p>
          </table:table-cell>
          <table:table-cell office:value-type="float" office:value="9630187988">
            <text:p>9630187988</text:p>
          </table:table-cell>
          <table:table-cell office:value-type="float" office:value="1078430175">
            <text:p>1078430175</text:p>
          </table:table-cell>
          <table:table-cell office:value-type="float" office:value="220031738">
            <text:p>22003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20610100">
            <text:p>1020610100</text:p>
          </table:table-cell>
          <table:table-cell office:value-type="float" office:value="12253920">
            <text:p>12253920</text:p>
          </table:table-cell>
          <table:table-cell office:value-type="float" office:value="1066793511">
            <text:p>1066793511</text:p>
          </table:table-cell>
          <table:table-cell office:value-type="float" office:value="2965118997">
            <text:p>2965118997</text:p>
          </table:table-cell>
          <table:table-cell office:value-type="float" office:value="1066272812">
            <text:p>10662728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8752992">
            <text:p>518752992</text:p>
          </table:table-cell>
          <table:table-cell table:number-columns-repeated="11" office:value-type="float" office:value="0">
            <text:p>0</text:p>
          </table:table-cell>
          <table:table-cell office:value-type="float" office:value="258048016">
            <text:p>258048016</text:p>
          </table:table-cell>
          <table:table-cell table:number-columns-repeated="5" office:value-type="float" office:value="0">
            <text:p>0</text:p>
          </table:table-cell>
          <table:table-cell office:value-type="float" office:value="1066793511">
            <text:p>1066793511</text:p>
          </table:table-cell>
          <table:table-cell office:value-type="float" office:value="0">
            <text:p>0</text:p>
          </table:table-cell>
          <table:table-cell office:value-type="float" office:value="1066793511">
            <text:p>1066793511</text:p>
          </table:table-cell>
          <table:table-cell office:value-type="float" office:value="16669416">
            <text:p>16669416</text:p>
          </table:table-cell>
          <table:table-cell office:value-type="float" office:value="533396756">
            <text:p>533396756</text:p>
          </table:table-cell>
          <table:table-cell office:value-type="float" office:value="0">
            <text:p>0</text:p>
          </table:table-cell>
          <table:table-cell office:value-type="float" office:value="355597837">
            <text:p>355597837</text:p>
          </table:table-cell>
          <table:table-cell office:value-type="float" office:value="0">
            <text:p>0</text:p>
          </table:table-cell>
          <table:table-cell office:value-type="float" office:value="355597837">
            <text:p>355597837</text:p>
          </table:table-cell>
          <table:table-cell office:value-type="float" office:value="1066793511">
            <text:p>1066793511</text:p>
          </table:table-cell>
          <table:table-cell office:value-type="float" office:value="177798918">
            <text:p>177798918</text:p>
          </table:table-cell>
          <table:table-cell office:value-type="float" office:value="1063606328">
            <text:p>1063606328</text:p>
          </table:table-cell>
          <table:table-cell office:value-type="float" office:value="711195674">
            <text:p>711195674</text:p>
          </table:table-cell>
          <table:table-cell office:value-type="float" office:value="1066793511">
            <text:p>1066793511</text:p>
          </table:table-cell>
          <table:table-cell office:value-type="float" office:value="3440002441">
            <text:p>3440002441</text:p>
          </table:table-cell>
          <table:table-cell office:value-type="float" office:value="10786010742">
            <text:p>10786010742</text:p>
          </table:table-cell>
          <table:table-cell office:value-type="float" office:value="910156250">
            <text:p>910156250</text:p>
          </table:table-cell>
          <table:table-cell office:value-type="float" office:value="231567382">
            <text:p>2315673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134825087">
            <text:p>1134825087</text:p>
          </table:table-cell>
          <table:table-cell office:value-type="float" office:value="13624194">
            <text:p>13624194</text:p>
          </table:table-cell>
          <table:table-cell office:value-type="float" office:value="1186461916">
            <text:p>1186461916</text:p>
          </table:table-cell>
          <table:table-cell office:value-type="float" office:value="3296738190">
            <text:p>3296738190</text:p>
          </table:table-cell>
          <table:table-cell office:value-type="float" office:value="1185969096">
            <text:p>118596909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7505984">
            <text:p>1037505984</text:p>
          </table:table-cell>
          <table:table-cell table:number-columns-repeated="11" office:value-type="float" office:value="0">
            <text:p>0</text:p>
          </table:table-cell>
          <table:table-cell office:value-type="float" office:value="516096032">
            <text:p>516096032</text:p>
          </table:table-cell>
          <table:table-cell table:number-columns-repeated="5" office:value-type="float" office:value="0">
            <text:p>0</text:p>
          </table:table-cell>
          <table:table-cell office:value-type="float" office:value="1186461916">
            <text:p>1186461916</text:p>
          </table:table-cell>
          <table:table-cell office:value-type="float" office:value="0">
            <text:p>0</text:p>
          </table:table-cell>
          <table:table-cell office:value-type="float" office:value="1186461916">
            <text:p>1186461916</text:p>
          </table:table-cell>
          <table:table-cell office:value-type="float" office:value="18539518">
            <text:p>18539518</text:p>
          </table:table-cell>
          <table:table-cell office:value-type="float" office:value="593230958">
            <text:p>593230958</text:p>
          </table:table-cell>
          <table:table-cell office:value-type="float" office:value="0">
            <text:p>0</text:p>
          </table:table-cell>
          <table:table-cell office:value-type="float" office:value="395487305">
            <text:p>395487305</text:p>
          </table:table-cell>
          <table:table-cell office:value-type="float" office:value="0">
            <text:p>0</text:p>
          </table:table-cell>
          <table:table-cell office:value-type="float" office:value="395487305">
            <text:p>395487305</text:p>
          </table:table-cell>
          <table:table-cell office:value-type="float" office:value="1186461916">
            <text:p>1186461916</text:p>
          </table:table-cell>
          <table:table-cell office:value-type="float" office:value="197743653">
            <text:p>197743653</text:p>
          </table:table-cell>
          <table:table-cell office:value-type="float" office:value="1183312466">
            <text:p>1183312466</text:p>
          </table:table-cell>
          <table:table-cell office:value-type="float" office:value="790974610">
            <text:p>790974610</text:p>
          </table:table-cell>
          <table:table-cell office:value-type="float" office:value="1186461916">
            <text:p>1186461916</text:p>
          </table:table-cell>
          <table:table-cell office:value-type="float" office:value="3988952636">
            <text:p>3988952636</text:p>
          </table:table-cell>
          <table:table-cell office:value-type="float" office:value="13388244628">
            <text:p>13388244628</text:p>
          </table:table-cell>
          <table:table-cell office:value-type="float" office:value="1245056152">
            <text:p>1245056152</text:p>
          </table:table-cell>
          <table:table-cell office:value-type="float" office:value="257873535">
            <text:p>2578735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242667657">
            <text:p>1242667657</text:p>
          </table:table-cell>
          <table:table-cell office:value-type="float" office:value="14918755">
            <text:p>14918755</text:p>
          </table:table-cell>
          <table:table-cell office:value-type="float" office:value="1298885002">
            <text:p>1298885002</text:p>
          </table:table-cell>
          <table:table-cell office:value-type="float" office:value="3609994705">
            <text:p>3609994705</text:p>
          </table:table-cell>
          <table:table-cell office:value-type="float" office:value="1298367981">
            <text:p>129836798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556259096">
            <text:p>155625909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74144048">
            <text:p>774144048</text:p>
          </table:table-cell>
          <table:table-cell table:number-columns-repeated="5" office:value-type="float" office:value="0">
            <text:p>0</text:p>
          </table:table-cell>
          <table:table-cell office:value-type="float" office:value="1298885002">
            <text:p>1298885002</text:p>
          </table:table-cell>
          <table:table-cell office:value-type="float" office:value="0">
            <text:p>0</text:p>
          </table:table-cell>
          <table:table-cell office:value-type="float" office:value="1298885002">
            <text:p>1298885002</text:p>
          </table:table-cell>
          <table:table-cell office:value-type="float" office:value="20296221">
            <text:p>20296221</text:p>
          </table:table-cell>
          <table:table-cell office:value-type="float" office:value="649442501">
            <text:p>649442501</text:p>
          </table:table-cell>
          <table:table-cell office:value-type="float" office:value="0">
            <text:p>0</text:p>
          </table:table-cell>
          <table:table-cell office:value-type="float" office:value="432961667">
            <text:p>432961667</text:p>
          </table:table-cell>
          <table:table-cell office:value-type="float" office:value="0">
            <text:p>0</text:p>
          </table:table-cell>
          <table:table-cell office:value-type="float" office:value="432961668">
            <text:p>432961668</text:p>
          </table:table-cell>
          <table:table-cell office:value-type="float" office:value="1298885002">
            <text:p>1298885002</text:p>
          </table:table-cell>
          <table:table-cell office:value-type="float" office:value="216480834">
            <text:p>216480834</text:p>
          </table:table-cell>
          <table:table-cell office:value-type="float" office:value="1295139728">
            <text:p>1295139728</text:p>
          </table:table-cell>
          <table:table-cell office:value-type="float" office:value="865923335">
            <text:p>865923335</text:p>
          </table:table-cell>
          <table:table-cell office:value-type="float" office:value="1298885002">
            <text:p>1298885002</text:p>
          </table:table-cell>
          <table:table-cell office:value-type="float" office:value="4514526367">
            <text:p>4514526367</text:p>
          </table:table-cell>
          <table:table-cell office:value-type="float" office:value="15337890625">
            <text:p>15337890625</text:p>
          </table:table-cell>
          <table:table-cell office:value-type="float" office:value="1106506347">
            <text:p>1106506347</text:p>
          </table:table-cell>
          <table:table-cell office:value-type="float" office:value="282043457">
            <text:p>28204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162923903">
            <text:p>1162923903</text:p>
          </table:table-cell>
          <table:table-cell office:value-type="float" office:value="13961406">
            <text:p>13961406</text:p>
          </table:table-cell>
          <table:table-cell office:value-type="float" office:value="1214714370">
            <text:p>1214714370</text:p>
          </table:table-cell>
          <table:table-cell office:value-type="float" office:value="3378323440">
            <text:p>3378323440</text:p>
          </table:table-cell>
          <table:table-cell office:value-type="float" office:value="1214218870">
            <text:p>121421887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6260358">
            <text:p>1556260358</text:p>
          </table:table-cell>
          <table:table-cell table:number-columns-repeated="11" office:value-type="float" office:value="0">
            <text:p>0</text:p>
          </table:table-cell>
          <table:table-cell office:value-type="float" office:value="1032192064">
            <text:p>1032192064</text:p>
          </table:table-cell>
          <table:table-cell table:number-columns-repeated="5" office:value-type="float" office:value="0">
            <text:p>0</text:p>
          </table:table-cell>
          <table:table-cell office:value-type="float" office:value="1214714370">
            <text:p>1214714370</text:p>
          </table:table-cell>
          <table:table-cell office:value-type="float" office:value="0">
            <text:p>0</text:p>
          </table:table-cell>
          <table:table-cell office:value-type="float" office:value="1214714370">
            <text:p>1214714370</text:p>
          </table:table-cell>
          <table:table-cell office:value-type="float" office:value="18981407">
            <text:p>18981407</text:p>
          </table:table-cell>
          <table:table-cell office:value-type="float" office:value="607357185">
            <text:p>607357185</text:p>
          </table:table-cell>
          <table:table-cell office:value-type="float" office:value="0">
            <text:p>0</text:p>
          </table:table-cell>
          <table:table-cell office:value-type="float" office:value="404904790">
            <text:p>404904790</text:p>
          </table:table-cell>
          <table:table-cell office:value-type="float" office:value="0">
            <text:p>0</text:p>
          </table:table-cell>
          <table:table-cell office:value-type="float" office:value="404904790">
            <text:p>404904790</text:p>
          </table:table-cell>
          <table:table-cell office:value-type="float" office:value="1214714370">
            <text:p>1214714370</text:p>
          </table:table-cell>
          <table:table-cell office:value-type="float" office:value="202452395">
            <text:p>202452395</text:p>
          </table:table-cell>
          <table:table-cell office:value-type="float" office:value="1210294264">
            <text:p>1210294264</text:p>
          </table:table-cell>
          <table:table-cell office:value-type="float" office:value="809809580">
            <text:p>809809580</text:p>
          </table:table-cell>
          <table:table-cell office:value-type="float" office:value="1214714370">
            <text:p>1214714370</text:p>
          </table:table-cell>
          <table:table-cell office:value-type="float" office:value="4628356933">
            <text:p>4628356933</text:p>
          </table:table-cell>
          <table:table-cell office:value-type="float" office:value="15828857421">
            <text:p>15828857421</text:p>
          </table:table-cell>
          <table:table-cell office:value-type="float" office:value="1288757324">
            <text:p>1288757324</text:p>
          </table:table-cell>
          <table:table-cell office:value-type="float" office:value="264587402">
            <text:p>2645874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175815840">
            <text:p>1175815840</text:p>
          </table:table-cell>
          <table:table-cell office:value-type="float" office:value="14141976">
            <text:p>14141976</text:p>
          </table:table-cell>
          <table:table-cell office:value-type="float" office:value="1230079677">
            <text:p>1230079677</text:p>
          </table:table-cell>
          <table:table-cell office:value-type="float" office:value="3415836661">
            <text:p>3415836661</text:p>
          </table:table-cell>
          <table:table-cell office:value-type="float" office:value="1229620412">
            <text:p>1229620412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824">
            <text:p>151824</text:p>
          </table:table-cell>
          <table:table-cell table:number-columns-repeated="14" office:value-type="float" office:value="1557988344">
            <text:p>1557988344</text:p>
          </table:table-cell>
          <table:table-cell office:value-type="float" office:value="622665">
            <text:p>622665</text:p>
          </table:table-cell>
          <table:table-cell table:number-columns-repeated="4" office:value-type="float" office:value="0">
            <text:p>0</text:p>
          </table:table-cell>
          <table:table-cell office:value-type="float" office:value="584913">
            <text:p>584913</text:p>
          </table:table-cell>
          <table:table-cell office:value-type="float" office:value="32984">
            <text:p>32984</text:p>
          </table:table-cell>
          <table:table-cell office:value-type="float" office:value="658492">
            <text:p>658492</text:p>
          </table:table-cell>
          <table:table-cell office:value-type="float" office:value="142912">
            <text:p>142912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080">
            <text:p>1290240080</text:p>
          </table:table-cell>
          <table:table-cell table:number-columns-repeated="5" office:value-type="float" office:value="0">
            <text:p>0</text:p>
          </table:table-cell>
          <table:table-cell office:value-type="float" office:value="1230079677">
            <text:p>1230079677</text:p>
          </table:table-cell>
          <table:table-cell office:value-type="float" office:value="0">
            <text:p>0</text:p>
          </table:table-cell>
          <table:table-cell office:value-type="float" office:value="1230079677">
            <text:p>1230079677</text:p>
          </table:table-cell>
          <table:table-cell office:value-type="float" office:value="19223294">
            <text:p>19223294</text:p>
          </table:table-cell>
          <table:table-cell office:value-type="float" office:value="615039838">
            <text:p>615039838</text:p>
          </table:table-cell>
          <table:table-cell office:value-type="float" office:value="0">
            <text:p>0</text:p>
          </table:table-cell>
          <table:table-cell office:value-type="float" office:value="410026559">
            <text:p>410026559</text:p>
          </table:table-cell>
          <table:table-cell office:value-type="float" office:value="0">
            <text:p>0</text:p>
          </table:table-cell>
          <table:table-cell office:value-type="float" office:value="410026559">
            <text:p>410026559</text:p>
          </table:table-cell>
          <table:table-cell office:value-type="float" office:value="1230079677">
            <text:p>1230079677</text:p>
          </table:table-cell>
          <table:table-cell office:value-type="float" office:value="205013279">
            <text:p>205013279</text:p>
          </table:table-cell>
          <table:table-cell office:value-type="float" office:value="1225217250">
            <text:p>1225217250</text:p>
          </table:table-cell>
          <table:table-cell office:value-type="float" office:value="820053119">
            <text:p>820053119</text:p>
          </table:table-cell>
          <table:table-cell office:value-type="float" office:value="1230079677">
            <text:p>1230079677</text:p>
          </table:table-cell>
          <table:table-cell office:value-type="float" office:value="4687377929">
            <text:p>4687377929</text:p>
          </table:table-cell>
          <table:table-cell office:value-type="float" office:value="16540527343">
            <text:p>16540527343</text:p>
          </table:table-cell>
          <table:table-cell office:value-type="float" office:value="1120910644">
            <text:p>1120910644</text:p>
          </table:table-cell>
          <table:table-cell office:value-type="float" office:value="268249511">
            <text:p>2682495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269871035">
            <text:p>1269871035</text:p>
          </table:table-cell>
          <table:table-cell office:value-type="float" office:value="15245057">
            <text:p>15245057</text:p>
          </table:table-cell>
          <table:table-cell office:value-type="float" office:value="1327888500">
            <text:p>1327888500</text:p>
          </table:table-cell>
          <table:table-cell office:value-type="float" office:value="3688977020">
            <text:p>3688977020</text:p>
          </table:table-cell>
          <table:table-cell office:value-type="float" office:value="1327368103">
            <text:p>1327368103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6226060">
            <text:p>1556226060</text:p>
          </table:table-cell>
          <table:table-cell table:number-columns-repeated="11" office:value-type="float" office:value="0">
            <text:p>0</text:p>
          </table:table-cell>
          <table:table-cell office:value-type="float" office:value="1548288096">
            <text:p>1548288096</text:p>
          </table:table-cell>
          <table:table-cell table:number-columns-repeated="5" office:value-type="float" office:value="0">
            <text:p>0</text:p>
          </table:table-cell>
          <table:table-cell office:value-type="float" office:value="1327888500">
            <text:p>1327888500</text:p>
          </table:table-cell>
          <table:table-cell office:value-type="float" office:value="0">
            <text:p>0</text:p>
          </table:table-cell>
          <table:table-cell office:value-type="float" office:value="1327888500">
            <text:p>1327888500</text:p>
          </table:table-cell>
          <table:table-cell office:value-type="float" office:value="20748978">
            <text:p>20748978</text:p>
          </table:table-cell>
          <table:table-cell office:value-type="float" office:value="663944250">
            <text:p>663944250</text:p>
          </table:table-cell>
          <table:table-cell office:value-type="float" office:value="0">
            <text:p>0</text:p>
          </table:table-cell>
          <table:table-cell office:value-type="float" office:value="442629500">
            <text:p>442629500</text:p>
          </table:table-cell>
          <table:table-cell office:value-type="float" office:value="0">
            <text:p>0</text:p>
          </table:table-cell>
          <table:table-cell office:value-type="float" office:value="442629500">
            <text:p>442629500</text:p>
          </table:table-cell>
          <table:table-cell office:value-type="float" office:value="1327888500">
            <text:p>1327888500</text:p>
          </table:table-cell>
          <table:table-cell office:value-type="float" office:value="221314750">
            <text:p>221314750</text:p>
          </table:table-cell>
          <table:table-cell office:value-type="float" office:value="1324685307">
            <text:p>1324685307</text:p>
          </table:table-cell>
          <table:table-cell office:value-type="float" office:value="885259000">
            <text:p>885259000</text:p>
          </table:table-cell>
          <table:table-cell office:value-type="float" office:value="1327888500">
            <text:p>1327888500</text:p>
          </table:table-cell>
          <table:table-cell office:value-type="float" office:value="5245788574">
            <text:p>5245788574</text:p>
          </table:table-cell>
          <table:table-cell office:value-type="float" office:value="18703063964">
            <text:p>18703063964</text:p>
          </table:table-cell>
          <table:table-cell office:value-type="float" office:value="1462402343">
            <text:p>1462402343</text:p>
          </table:table-cell>
          <table:table-cell office:value-type="float" office:value="287414550">
            <text:p>2874145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553031965">
            <text:p>1553031965</text:p>
          </table:table-cell>
          <table:table-cell office:value-type="float" office:value="18642953">
            <text:p>18642953</text:p>
          </table:table-cell>
          <table:table-cell office:value-type="float" office:value="1622547299">
            <text:p>1622547299</text:p>
          </table:table-cell>
          <table:table-cell office:value-type="float" office:value="216313329">
            <text:p>216313329</text:p>
          </table:table-cell>
          <table:table-cell office:value-type="float" office:value="1622046384">
            <text:p>162204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816023732">
            <text:p>181602373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06336112">
            <text:p>1806336112</text:p>
          </table:table-cell>
          <table:table-cell table:number-columns-repeated="5" office:value-type="float" office:value="0">
            <text:p>0</text:p>
          </table:table-cell>
          <table:table-cell office:value-type="float" office:value="1622547299">
            <text:p>1622547299</text:p>
          </table:table-cell>
          <table:table-cell office:value-type="float" office:value="0">
            <text:p>0</text:p>
          </table:table-cell>
          <table:table-cell office:value-type="float" office:value="1622547299">
            <text:p>1622547299</text:p>
          </table:table-cell>
          <table:table-cell office:value-type="float" office:value="25353763">
            <text:p>25353763</text:p>
          </table:table-cell>
          <table:table-cell office:value-type="float" office:value="811273649">
            <text:p>811273649</text:p>
          </table:table-cell>
          <table:table-cell office:value-type="float" office:value="0">
            <text:p>0</text:p>
          </table:table-cell>
          <table:table-cell office:value-type="float" office:value="540849100">
            <text:p>540849100</text:p>
          </table:table-cell>
          <table:table-cell office:value-type="float" office:value="0">
            <text:p>0</text:p>
          </table:table-cell>
          <table:table-cell office:value-type="float" office:value="540849100">
            <text:p>540849100</text:p>
          </table:table-cell>
          <table:table-cell office:value-type="float" office:value="1622547299">
            <text:p>1622547299</text:p>
          </table:table-cell>
          <table:table-cell office:value-type="float" office:value="270424550">
            <text:p>270424550</text:p>
          </table:table-cell>
          <table:table-cell office:value-type="float" office:value="1617204816">
            <text:p>1617204816</text:p>
          </table:table-cell>
          <table:table-cell office:value-type="float" office:value="1081698200">
            <text:p>1081698200</text:p>
          </table:table-cell>
          <table:table-cell office:value-type="float" office:value="1622547299">
            <text:p>1622547299</text:p>
          </table:table-cell>
          <table:table-cell office:value-type="float" office:value="6410705566">
            <text:p>6410705566</text:p>
          </table:table-cell>
          <table:table-cell office:value-type="float" office:value="22261169433">
            <text:p>22261169433</text:p>
          </table:table-cell>
          <table:table-cell office:value-type="float" office:value="1449218750">
            <text:p>1449218750</text:p>
          </table:table-cell>
          <table:table-cell office:value-type="float" office:value="352539062">
            <text:p>3525390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790694986">
            <text:p>1790694986</text:p>
          </table:table-cell>
          <table:table-cell office:value-type="float" office:value="21522290">
            <text:p>21522290</text:p>
          </table:table-cell>
          <table:table-cell office:value-type="float" office:value="1874522174">
            <text:p>1874522174</text:p>
          </table:table-cell>
          <table:table-cell office:value-type="float" office:value="906445721">
            <text:p>906445721</text:p>
          </table:table-cell>
          <table:table-cell office:value-type="float" office:value="1874155319">
            <text:p>1874155319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83154">
            <text:p>183154</text:p>
          </table:table-cell>
          <table:table-cell table:number-columns-repeated="14" office:value-type="float" office:value="2077524146">
            <text:p>2077524146</text:p>
          </table:table-cell>
          <table:table-cell office:value-type="float" office:value="763638">
            <text:p>763638</text:p>
          </table:table-cell>
          <table:table-cell table:number-columns-repeated="4" office:value-type="float" office:value="0">
            <text:p>0</text:p>
          </table:table-cell>
          <table:table-cell office:value-type="float" office:value="692280">
            <text:p>692280</text:p>
          </table:table-cell>
          <table:table-cell office:value-type="float" office:value="67521">
            <text:p>67521</text:p>
          </table:table-cell>
          <table:table-cell office:value-type="float" office:value="898565">
            <text:p>898565</text:p>
          </table:table-cell>
          <table:table-cell office:value-type="float" office:value="163910">
            <text:p>163910</text:p>
          </table:table-cell>
          <table:table-cell table:number-columns-repeated="2" office:value-type="float" office:value="0">
            <text:p>0</text:p>
          </table:table-cell>
          <table:table-cell office:value-type="float" office:value="2064384128">
            <text:p>2064384128</text:p>
          </table:table-cell>
          <table:table-cell table:number-columns-repeated="5" office:value-type="float" office:value="0">
            <text:p>0</text:p>
          </table:table-cell>
          <table:table-cell office:value-type="float" office:value="1874522174">
            <text:p>1874522174</text:p>
          </table:table-cell>
          <table:table-cell office:value-type="float" office:value="0">
            <text:p>0</text:p>
          </table:table-cell>
          <table:table-cell office:value-type="float" office:value="1874522174">
            <text:p>1874522174</text:p>
          </table:table-cell>
          <table:table-cell office:value-type="float" office:value="29289502">
            <text:p>29289502</text:p>
          </table:table-cell>
          <table:table-cell office:value-type="float" office:value="937261087">
            <text:p>937261087</text:p>
          </table:table-cell>
          <table:table-cell office:value-type="float" office:value="0">
            <text:p>0</text:p>
          </table:table-cell>
          <table:table-cell office:value-type="float" office:value="624840724">
            <text:p>624840724</text:p>
          </table:table-cell>
          <table:table-cell office:value-type="float" office:value="0">
            <text:p>0</text:p>
          </table:table-cell>
          <table:table-cell office:value-type="float" office:value="624840725">
            <text:p>624840725</text:p>
          </table:table-cell>
          <table:table-cell office:value-type="float" office:value="1874522174">
            <text:p>1874522174</text:p>
          </table:table-cell>
          <table:table-cell office:value-type="float" office:value="312420363">
            <text:p>312420363</text:p>
          </table:table-cell>
          <table:table-cell office:value-type="float" office:value="27982">
            <text:p>27982</text:p>
          </table:table-cell>
          <table:table-cell office:value-type="float" office:value="1249681449">
            <text:p>1249681449</text:p>
          </table:table-cell>
          <table:table-cell office:value-type="float" office:value="1874522174">
            <text:p>1874522174</text:p>
          </table:table-cell>
          <table:table-cell office:value-type="float" office:value="7343627929">
            <text:p>7343627929</text:p>
          </table:table-cell>
          <table:table-cell office:value-type="float" office:value="26167602539">
            <text:p>26167602539</text:p>
          </table:table-cell>
          <table:table-cell office:value-type="float" office:value="2108520507">
            <text:p>2108520507</text:p>
          </table:table-cell>
          <table:table-cell office:value-type="float" office:value="408569335">
            <text:p>4085693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853579811">
            <text:p>1853579811</text:p>
          </table:table-cell>
          <table:table-cell office:value-type="float" office:value="22249603">
            <text:p>22249603</text:p>
          </table:table-cell>
          <table:table-cell office:value-type="float" office:value="1938069802">
            <text:p>1938069802</text:p>
          </table:table-cell>
          <table:table-cell office:value-type="float" office:value="1089096590">
            <text:p>1089096590</text:p>
          </table:table-cell>
          <table:table-cell office:value-type="float" office:value="1937547888">
            <text:p>1937547888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32038226">
            <text:p>2332038226</text:p>
          </table:table-cell>
          <table:table-cell table:number-columns-repeated="11" office:value-type="float" office:value="0">
            <text:p>0</text:p>
          </table:table-cell>
          <table:table-cell office:value-type="float" office:value="2322432144">
            <text:p>2322432144</text:p>
          </table:table-cell>
          <table:table-cell table:number-columns-repeated="5" office:value-type="float" office:value="0">
            <text:p>0</text:p>
          </table:table-cell>
          <table:table-cell office:value-type="float" office:value="1938069802">
            <text:p>1938069802</text:p>
          </table:table-cell>
          <table:table-cell office:value-type="float" office:value="0">
            <text:p>0</text:p>
          </table:table-cell>
          <table:table-cell office:value-type="float" office:value="1938069802">
            <text:p>1938069802</text:p>
          </table:table-cell>
          <table:table-cell office:value-type="float" office:value="30282429">
            <text:p>30282429</text:p>
          </table:table-cell>
          <table:table-cell office:value-type="float" office:value="969034901">
            <text:p>969034901</text:p>
          </table:table-cell>
          <table:table-cell office:value-type="float" office:value="0">
            <text:p>0</text:p>
          </table:table-cell>
          <table:table-cell office:value-type="float" office:value="646023267">
            <text:p>646023267</text:p>
          </table:table-cell>
          <table:table-cell office:value-type="float" office:value="0">
            <text:p>0</text:p>
          </table:table-cell>
          <table:table-cell office:value-type="float" office:value="646023267">
            <text:p>646023267</text:p>
          </table:table-cell>
          <table:table-cell office:value-type="float" office:value="1938069802">
            <text:p>1938069802</text:p>
          </table:table-cell>
          <table:table-cell office:value-type="float" office:value="323011633">
            <text:p>323011633</text:p>
          </table:table-cell>
          <table:table-cell office:value-type="float" office:value="2114">
            <text:p>2114</text:p>
          </table:table-cell>
          <table:table-cell office:value-type="float" office:value="1292046535">
            <text:p>1292046535</text:p>
          </table:table-cell>
          <table:table-cell office:value-type="float" office:value="1938069802">
            <text:p>1938069802</text:p>
          </table:table-cell>
          <table:table-cell office:value-type="float" office:value="7609313964">
            <text:p>7609313964</text:p>
          </table:table-cell>
          <table:table-cell office:value-type="float" office:value="27133605957">
            <text:p>27133605957</text:p>
          </table:table-cell>
          <table:table-cell office:value-type="float" office:value="1775634765">
            <text:p>1775634765</text:p>
          </table:table-cell>
          <table:table-cell office:value-type="float" office:value="421020507">
            <text:p>4210205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191155120">
            <text:p>2191155120</text:p>
          </table:table-cell>
          <table:table-cell office:value-type="float" office:value="26299929">
            <text:p>26299929</text:p>
          </table:table-cell>
          <table:table-cell office:value-type="float" office:value="2290472127">
            <text:p>2290472127</text:p>
          </table:table-cell>
          <table:table-cell office:value-type="float" office:value="2069296816">
            <text:p>2069296816</text:p>
          </table:table-cell>
          <table:table-cell office:value-type="float" office:value="2290013876">
            <text:p>22900138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2594798996">
            <text:p>259479899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80480160">
            <text:p>2580480160</text:p>
          </table:table-cell>
          <table:table-cell office:value-type="float" office:value="2290252656">
            <text:p>2290252656</text:p>
          </table:table-cell>
          <table:table-cell table:number-columns-repeated="4" office:value-type="float" office:value="0">
            <text:p>0</text:p>
          </table:table-cell>
          <table:table-cell office:value-type="float" office:value="2290472127">
            <text:p>2290472127</text:p>
          </table:table-cell>
          <table:table-cell office:value-type="float" office:value="0">
            <text:p>0</text:p>
          </table:table-cell>
          <table:table-cell office:value-type="float" office:value="2290472127">
            <text:p>2290472127</text:p>
          </table:table-cell>
          <table:table-cell office:value-type="float" office:value="35788745">
            <text:p>35788745</text:p>
          </table:table-cell>
          <table:table-cell office:value-type="float" office:value="1145236063">
            <text:p>1145236063</text:p>
          </table:table-cell>
          <table:table-cell office:value-type="float" office:value="0">
            <text:p>0</text:p>
          </table:table-cell>
          <table:table-cell office:value-type="float" office:value="763490709">
            <text:p>763490709</text:p>
          </table:table-cell>
          <table:table-cell office:value-type="float" office:value="0">
            <text:p>0</text:p>
          </table:table-cell>
          <table:table-cell office:value-type="float" office:value="763490709">
            <text:p>763490709</text:p>
          </table:table-cell>
          <table:table-cell office:value-type="float" office:value="2290472127">
            <text:p>2290472127</text:p>
          </table:table-cell>
          <table:table-cell office:value-type="float" office:value="381745355">
            <text:p>381745355</text:p>
          </table:table-cell>
          <table:table-cell office:value-type="float" office:value="2708">
            <text:p>2708</text:p>
          </table:table-cell>
          <table:table-cell office:value-type="float" office:value="1526981418">
            <text:p>1526981418</text:p>
          </table:table-cell>
          <table:table-cell office:value-type="float" office:value="2290472127">
            <text:p>2290472127</text:p>
          </table:table-cell>
          <table:table-cell office:value-type="float" office:value="9082397460">
            <text:p>9082397460</text:p>
          </table:table-cell>
          <table:table-cell office:value-type="float" office:value="31842224121">
            <text:p>31842224121</text:p>
          </table:table-cell>
          <table:table-cell office:value-type="float" office:value="1977478027">
            <text:p>1977478027</text:p>
          </table:table-cell>
          <table:table-cell office:value-type="float" office:value="496337890">
            <text:p>4963378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370183302">
            <text:p>2370183302</text:p>
          </table:table-cell>
          <table:table-cell office:value-type="float" office:value="28472082">
            <text:p>28472082</text:p>
          </table:table-cell>
          <table:table-cell office:value-type="float" office:value="2480681577">
            <text:p>2480681577</text:p>
          </table:table-cell>
          <table:table-cell office:value-type="float" office:value="2590155092">
            <text:p>2590155092</text:p>
          </table:table-cell>
          <table:table-cell office:value-type="float" office:value="2480287225">
            <text:p>248028722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2856089176">
            <text:p>2856089176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73">
            <text:p>134373</text:p>
          </table:table-cell>
          <table:table-cell table:number-columns-repeated="2" office:value-type="float" office:value="0">
            <text:p>0</text:p>
          </table:table-cell>
          <table:table-cell office:value-type="float" office:value="2838528176">
            <text:p>2838528176</text:p>
          </table:table-cell>
          <table:table-cell office:value-type="float" office:value="2480516304">
            <text:p>2480516304</text:p>
          </table:table-cell>
          <table:table-cell table:number-columns-repeated="4" office:value-type="float" office:value="0">
            <text:p>0</text:p>
          </table:table-cell>
          <table:table-cell office:value-type="float" office:value="2480681577">
            <text:p>2480681577</text:p>
          </table:table-cell>
          <table:table-cell office:value-type="float" office:value="0">
            <text:p>0</text:p>
          </table:table-cell>
          <table:table-cell office:value-type="float" office:value="2480681577">
            <text:p>2480681577</text:p>
          </table:table-cell>
          <table:table-cell office:value-type="float" office:value="38760745">
            <text:p>38760745</text:p>
          </table:table-cell>
          <table:table-cell office:value-type="float" office:value="1240340788">
            <text:p>1240340788</text:p>
          </table:table-cell>
          <table:table-cell office:value-type="float" office:value="0">
            <text:p>0</text:p>
          </table:table-cell>
          <table:table-cell office:value-type="float" office:value="826893859">
            <text:p>826893859</text:p>
          </table:table-cell>
          <table:table-cell office:value-type="float" office:value="0">
            <text:p>0</text:p>
          </table:table-cell>
          <table:table-cell office:value-type="float" office:value="826893859">
            <text:p>826893859</text:p>
          </table:table-cell>
          <table:table-cell office:value-type="float" office:value="2480681577">
            <text:p>2480681577</text:p>
          </table:table-cell>
          <table:table-cell office:value-type="float" office:value="413446930">
            <text:p>413446930</text:p>
          </table:table-cell>
          <table:table-cell office:value-type="float" office:value="43079">
            <text:p>43079</text:p>
          </table:table-cell>
          <table:table-cell office:value-type="float" office:value="1653787718">
            <text:p>1653787718</text:p>
          </table:table-cell>
          <table:table-cell office:value-type="float" office:value="2480681577">
            <text:p>2480681577</text:p>
          </table:table-cell>
          <table:table-cell office:value-type="float" office:value="9756774902">
            <text:p>9756774902</text:p>
          </table:table-cell>
          <table:table-cell office:value-type="float" office:value="34995910644">
            <text:p>34995910644</text:p>
          </table:table-cell>
          <table:table-cell office:value-type="float" office:value="2551086425">
            <text:p>2551086425</text:p>
          </table:table-cell>
          <table:table-cell office:value-type="float" office:value="539062500">
            <text:p>5390625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471503226">
            <text:p>2471503226</text:p>
          </table:table-cell>
          <table:table-cell office:value-type="float" office:value="29664547">
            <text:p>29664547</text:p>
          </table:table-cell>
          <table:table-cell office:value-type="float" office:value="2583867038">
            <text:p>2583867038</text:p>
          </table:table-cell>
          <table:table-cell office:value-type="float" office:value="2883561902">
            <text:p>2883561902</text:p>
          </table:table-cell>
          <table:table-cell office:value-type="float" office:value="2583375212">
            <text:p>25833752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3112548682">
            <text:p>311254868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096576192">
            <text:p>3096576192</text:p>
          </table:table-cell>
          <table:table-cell office:value-type="float" office:value="2584285416">
            <text:p>2584285416</text:p>
          </table:table-cell>
          <table:table-cell table:number-columns-repeated="4" office:value-type="float" office:value="0">
            <text:p>0</text:p>
          </table:table-cell>
          <table:table-cell office:value-type="float" office:value="2583867038">
            <text:p>2583867038</text:p>
          </table:table-cell>
          <table:table-cell office:value-type="float" office:value="0">
            <text:p>0</text:p>
          </table:table-cell>
          <table:table-cell office:value-type="float" office:value="2583867038">
            <text:p>2583867038</text:p>
          </table:table-cell>
          <table:table-cell office:value-type="float" office:value="40374270">
            <text:p>40374270</text:p>
          </table:table-cell>
          <table:table-cell office:value-type="float" office:value="1291933519">
            <text:p>1291933519</text:p>
          </table:table-cell>
          <table:table-cell office:value-type="float" office:value="0">
            <text:p>0</text:p>
          </table:table-cell>
          <table:table-cell office:value-type="float" office:value="861289013">
            <text:p>861289013</text:p>
          </table:table-cell>
          <table:table-cell office:value-type="float" office:value="0">
            <text:p>0</text:p>
          </table:table-cell>
          <table:table-cell office:value-type="float" office:value="861289013">
            <text:p>861289013</text:p>
          </table:table-cell>
          <table:table-cell office:value-type="float" office:value="2583867038">
            <text:p>2583867038</text:p>
          </table:table-cell>
          <table:table-cell office:value-type="float" office:value="430644506">
            <text:p>430644506</text:p>
          </table:table-cell>
          <table:table-cell office:value-type="float" office:value="2842">
            <text:p>2842</text:p>
          </table:table-cell>
          <table:table-cell office:value-type="float" office:value="1722578026">
            <text:p>1722578026</text:p>
          </table:table-cell>
          <table:table-cell office:value-type="float" office:value="2583867038">
            <text:p>2583867038</text:p>
          </table:table-cell>
          <table:table-cell office:value-type="float" office:value="10352111816">
            <text:p>10352111816</text:p>
          </table:table-cell>
          <table:table-cell office:value-type="float" office:value="36495178222">
            <text:p>36495178222</text:p>
          </table:table-cell>
          <table:table-cell office:value-type="float" office:value="2282104492">
            <text:p>2282104492</text:p>
          </table:table-cell>
          <table:table-cell office:value-type="float" office:value="559875488">
            <text:p>5598754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779231978">
            <text:p>2779231978</text:p>
          </table:table-cell>
          <table:table-cell office:value-type="float" office:value="33357255">
            <text:p>33357255</text:p>
          </table:table-cell>
          <table:table-cell office:value-type="float" office:value="2906345013">
            <text:p>2906345013</text:p>
          </table:table-cell>
          <table:table-cell office:value-type="float" office:value="3777197457">
            <text:p>3777197457</text:p>
          </table:table-cell>
          <table:table-cell office:value-type="float" office:value="2905858116">
            <text:p>29058581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3373025896">
            <text:p>337302589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354624208">
            <text:p>3354624208</text:p>
          </table:table-cell>
          <table:table-cell office:value-type="float" office:value="2906102552">
            <text:p>2906102552</text:p>
          </table:table-cell>
          <table:table-cell table:number-columns-repeated="4" office:value-type="float" office:value="0">
            <text:p>0</text:p>
          </table:table-cell>
          <table:table-cell office:value-type="float" office:value="2906345013">
            <text:p>2906345013</text:p>
          </table:table-cell>
          <table:table-cell office:value-type="float" office:value="0">
            <text:p>0</text:p>
          </table:table-cell>
          <table:table-cell office:value-type="float" office:value="2906345013">
            <text:p>2906345013</text:p>
          </table:table-cell>
          <table:table-cell office:value-type="float" office:value="45413452">
            <text:p>45413452</text:p>
          </table:table-cell>
          <table:table-cell office:value-type="float" office:value="1453172507">
            <text:p>1453172507</text:p>
          </table:table-cell>
          <table:table-cell office:value-type="float" office:value="0">
            <text:p>0</text:p>
          </table:table-cell>
          <table:table-cell office:value-type="float" office:value="968781671">
            <text:p>968781671</text:p>
          </table:table-cell>
          <table:table-cell office:value-type="float" office:value="0">
            <text:p>0</text:p>
          </table:table-cell>
          <table:table-cell office:value-type="float" office:value="968781671">
            <text:p>968781671</text:p>
          </table:table-cell>
          <table:table-cell office:value-type="float" office:value="2906345013">
            <text:p>2906345013</text:p>
          </table:table-cell>
          <table:table-cell office:value-type="float" office:value="484390836">
            <text:p>484390836</text:p>
          </table:table-cell>
          <table:table-cell office:value-type="float" office:value="2760">
            <text:p>2760</text:p>
          </table:table-cell>
          <table:table-cell office:value-type="float" office:value="1937563341">
            <text:p>1937563341</text:p>
          </table:table-cell>
          <table:table-cell office:value-type="float" office:value="2906345013">
            <text:p>2906345013</text:p>
          </table:table-cell>
          <table:table-cell office:value-type="float" office:value="11412597656">
            <text:p>11412597656</text:p>
          </table:table-cell>
          <table:table-cell office:value-type="float" office:value="40929992675">
            <text:p>40929992675</text:p>
          </table:table-cell>
          <table:table-cell office:value-type="float" office:value="2685241699">
            <text:p>2685241699</text:p>
          </table:table-cell>
          <table:table-cell office:value-type="float" office:value="629638671">
            <text:p>6296386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935473184">
            <text:p>2935473184</text:p>
          </table:table-cell>
          <table:table-cell office:value-type="float" office:value="35255648">
            <text:p>35255648</text:p>
          </table:table-cell>
          <table:table-cell office:value-type="float" office:value="3070428279">
            <text:p>3070428279</text:p>
          </table:table-cell>
          <table:table-cell office:value-type="float" office:value="4231404694">
            <text:p>4231404694</text:p>
          </table:table-cell>
          <table:table-cell office:value-type="float" office:value="3070037471">
            <text:p>307003747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3634885250">
            <text:p>3634885250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62">
            <text:p>134362</text:p>
          </table:table-cell>
          <table:table-cell table:number-columns-repeated="2" office:value-type="float" office:value="0">
            <text:p>0</text:p>
          </table:table-cell>
          <table:table-cell office:value-type="float" office:value="3612672224">
            <text:p>3612672224</text:p>
          </table:table-cell>
          <table:table-cell office:value-type="float" office:value="3070267616">
            <text:p>3070267616</text:p>
          </table:table-cell>
          <table:table-cell table:number-columns-repeated="4" office:value-type="float" office:value="0">
            <text:p>0</text:p>
          </table:table-cell>
          <table:table-cell office:value-type="float" office:value="3070428279">
            <text:p>3070428279</text:p>
          </table:table-cell>
          <table:table-cell office:value-type="float" office:value="0">
            <text:p>0</text:p>
          </table:table-cell>
          <table:table-cell office:value-type="float" office:value="3070428279">
            <text:p>3070428279</text:p>
          </table:table-cell>
          <table:table-cell office:value-type="float" office:value="47976927">
            <text:p>47976927</text:p>
          </table:table-cell>
          <table:table-cell office:value-type="float" office:value="1535214139">
            <text:p>1535214139</text:p>
          </table:table-cell>
          <table:table-cell office:value-type="float" office:value="0">
            <text:p>0</text:p>
          </table:table-cell>
          <table:table-cell office:value-type="float" office:value="1023476093">
            <text:p>1023476093</text:p>
          </table:table-cell>
          <table:table-cell office:value-type="float" office:value="0">
            <text:p>0</text:p>
          </table:table-cell>
          <table:table-cell office:value-type="float" office:value="1023476093">
            <text:p>1023476093</text:p>
          </table:table-cell>
          <table:table-cell office:value-type="float" office:value="3070428279">
            <text:p>3070428279</text:p>
          </table:table-cell>
          <table:table-cell office:value-type="float" office:value="511738047">
            <text:p>511738047</text:p>
          </table:table-cell>
          <table:table-cell office:value-type="float" office:value="48174">
            <text:p>48174</text:p>
          </table:table-cell>
          <table:table-cell office:value-type="float" office:value="2046952186">
            <text:p>2046952186</text:p>
          </table:table-cell>
          <table:table-cell office:value-type="float" office:value="3070428279">
            <text:p>3070428279</text:p>
          </table:table-cell>
          <table:table-cell office:value-type="float" office:value="12244934082">
            <text:p>12244934082</text:p>
          </table:table-cell>
          <table:table-cell office:value-type="float" office:value="43398864746">
            <text:p>43398864746</text:p>
          </table:table-cell>
          <table:table-cell office:value-type="float" office:value="2921691894">
            <text:p>2921691894</text:p>
          </table:table-cell>
          <table:table-cell office:value-type="float" office:value="665466308">
            <text:p>6654663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088080154">
            <text:p>3088080154</text:p>
          </table:table-cell>
          <table:table-cell office:value-type="float" office:value="37064071">
            <text:p>37064071</text:p>
          </table:table-cell>
          <table:table-cell office:value-type="float" office:value="3229270209">
            <text:p>3229270209</text:p>
          </table:table-cell>
          <table:table-cell office:value-type="float" office:value="379143042">
            <text:p>379143042</text:p>
          </table:table-cell>
          <table:table-cell office:value-type="float" office:value="3228728829">
            <text:p>32287288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3893413036">
            <text:p>389341303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870720240">
            <text:p>3870720240</text:p>
          </table:table-cell>
          <table:table-cell table:number-columns-repeated="5" office:value-type="float" office:value="0">
            <text:p>0</text:p>
          </table:table-cell>
          <table:table-cell office:value-type="float" office:value="3229270209">
            <text:p>3229270209</text:p>
          </table:table-cell>
          <table:table-cell office:value-type="float" office:value="0">
            <text:p>0</text:p>
          </table:table-cell>
          <table:table-cell office:value-type="float" office:value="3229270209">
            <text:p>3229270209</text:p>
          </table:table-cell>
          <table:table-cell office:value-type="float" office:value="50457487">
            <text:p>50457487</text:p>
          </table:table-cell>
          <table:table-cell office:value-type="float" office:value="1614635105">
            <text:p>1614635105</text:p>
          </table:table-cell>
          <table:table-cell office:value-type="float" office:value="0">
            <text:p>0</text:p>
          </table:table-cell>
          <table:table-cell office:value-type="float" office:value="1076423403">
            <text:p>1076423403</text:p>
          </table:table-cell>
          <table:table-cell office:value-type="float" office:value="0">
            <text:p>0</text:p>
          </table:table-cell>
          <table:table-cell office:value-type="float" office:value="1076423403">
            <text:p>1076423403</text:p>
          </table:table-cell>
          <table:table-cell office:value-type="float" office:value="3229270209">
            <text:p>3229270209</text:p>
          </table:table-cell>
          <table:table-cell office:value-type="float" office:value="538211701">
            <text:p>538211701</text:p>
          </table:table-cell>
          <table:table-cell office:value-type="float" office:value="3038">
            <text:p>3038</text:p>
          </table:table-cell>
          <table:table-cell office:value-type="float" office:value="2152846806">
            <text:p>2152846806</text:p>
          </table:table-cell>
          <table:table-cell office:value-type="float" office:value="3229270209">
            <text:p>3229270209</text:p>
          </table:table-cell>
          <table:table-cell office:value-type="float" office:value="12862670898">
            <text:p>12862670898</text:p>
          </table:table-cell>
          <table:table-cell office:value-type="float" office:value="46459228515">
            <text:p>46459228515</text:p>
          </table:table-cell>
          <table:table-cell office:value-type="float" office:value="3420898437">
            <text:p>3420898437</text:p>
          </table:table-cell>
          <table:table-cell office:value-type="float" office:value="701354980">
            <text:p>70135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399796244">
            <text:p>3399796244</text:p>
          </table:table-cell>
          <table:table-cell office:value-type="float" office:value="40804045">
            <text:p>40804045</text:p>
          </table:table-cell>
          <table:table-cell office:value-type="float" office:value="3553072307">
            <text:p>3553072307</text:p>
          </table:table-cell>
          <table:table-cell office:value-type="float" office:value="1284314956">
            <text:p>1284314956</text:p>
          </table:table-cell>
          <table:table-cell office:value-type="float" office:value="3552586468">
            <text:p>35525864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4151708558">
            <text:p>415170855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128768256">
            <text:p>4128768256</text:p>
          </table:table-cell>
          <table:table-cell table:number-columns-repeated="5" office:value-type="float" office:value="0">
            <text:p>0</text:p>
          </table:table-cell>
          <table:table-cell office:value-type="float" office:value="3553072307">
            <text:p>3553072307</text:p>
          </table:table-cell>
          <table:table-cell office:value-type="float" office:value="0">
            <text:p>0</text:p>
          </table:table-cell>
          <table:table-cell office:value-type="float" office:value="3553072307">
            <text:p>3553072307</text:p>
          </table:table-cell>
          <table:table-cell office:value-type="float" office:value="55516943">
            <text:p>55516943</text:p>
          </table:table-cell>
          <table:table-cell office:value-type="float" office:value="1776536154">
            <text:p>1776536154</text:p>
          </table:table-cell>
          <table:table-cell office:value-type="float" office:value="0">
            <text:p>0</text:p>
          </table:table-cell>
          <table:table-cell office:value-type="float" office:value="1184357436">
            <text:p>1184357436</text:p>
          </table:table-cell>
          <table:table-cell office:value-type="float" office:value="0">
            <text:p>0</text:p>
          </table:table-cell>
          <table:table-cell office:value-type="float" office:value="1184357435">
            <text:p>1184357435</text:p>
          </table:table-cell>
          <table:table-cell office:value-type="float" office:value="3553072307">
            <text:p>3553072307</text:p>
          </table:table-cell>
          <table:table-cell office:value-type="float" office:value="592178717">
            <text:p>592178717</text:p>
          </table:table-cell>
          <table:table-cell office:value-type="float" office:value="4406">
            <text:p>4406</text:p>
          </table:table-cell>
          <table:table-cell office:value-type="float" office:value="2368714871">
            <text:p>2368714871</text:p>
          </table:table-cell>
          <table:table-cell office:value-type="float" office:value="3553072307">
            <text:p>3553072307</text:p>
          </table:table-cell>
          <table:table-cell office:value-type="float" office:value="14188598632">
            <text:p>14188598632</text:p>
          </table:table-cell>
          <table:table-cell office:value-type="float" office:value="50703674316">
            <text:p>50703674316</text:p>
          </table:table-cell>
          <table:table-cell office:value-type="float" office:value="3385009765">
            <text:p>3385009765</text:p>
          </table:table-cell>
          <table:table-cell office:value-type="float" office:value="770446777">
            <text:p>7704467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552860948">
            <text:p>3552860948</text:p>
          </table:table-cell>
          <table:table-cell office:value-type="float" office:value="42663989">
            <text:p>42663989</text:p>
          </table:table-cell>
          <table:table-cell office:value-type="float" office:value="3716098081">
            <text:p>3716098081</text:p>
          </table:table-cell>
          <table:table-cell office:value-type="float" office:value="1729436617">
            <text:p>1729436617</text:p>
          </table:table-cell>
          <table:table-cell office:value-type="float" office:value="3715707557">
            <text:p>3715707557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4411758880">
            <text:p>4411758880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467">
            <text:p>134467</text:p>
          </table:table-cell>
          <table:table-cell table:number-columns-repeated="2" office:value-type="float" office:value="0">
            <text:p>0</text:p>
          </table:table-cell>
          <table:table-cell office:value-type="float" office:value="91848976">
            <text:p>91848976</text:p>
          </table:table-cell>
          <table:table-cell table:number-columns-repeated="5" office:value-type="float" office:value="0">
            <text:p>0</text:p>
          </table:table-cell>
          <table:table-cell office:value-type="float" office:value="3716098081">
            <text:p>3716098081</text:p>
          </table:table-cell>
          <table:table-cell office:value-type="float" office:value="0">
            <text:p>0</text:p>
          </table:table-cell>
          <table:table-cell office:value-type="float" office:value="3716098081">
            <text:p>3716098081</text:p>
          </table:table-cell>
          <table:table-cell office:value-type="float" office:value="58064232">
            <text:p>58064232</text:p>
          </table:table-cell>
          <table:table-cell office:value-type="float" office:value="1858049041">
            <text:p>1858049041</text:p>
          </table:table-cell>
          <table:table-cell office:value-type="float" office:value="0">
            <text:p>0</text:p>
          </table:table-cell>
          <table:table-cell office:value-type="float" office:value="1238699361">
            <text:p>1238699361</text:p>
          </table:table-cell>
          <table:table-cell office:value-type="float" office:value="0">
            <text:p>0</text:p>
          </table:table-cell>
          <table:table-cell office:value-type="float" office:value="1238699360">
            <text:p>1238699360</text:p>
          </table:table-cell>
          <table:table-cell office:value-type="float" office:value="3716098081">
            <text:p>3716098081</text:p>
          </table:table-cell>
          <table:table-cell office:value-type="float" office:value="619349680">
            <text:p>619349680</text:p>
          </table:table-cell>
          <table:table-cell office:value-type="float" office:value="41039">
            <text:p>41039</text:p>
          </table:table-cell>
          <table:table-cell office:value-type="float" office:value="2477398720">
            <text:p>2477398720</text:p>
          </table:table-cell>
          <table:table-cell office:value-type="float" office:value="3716098081">
            <text:p>3716098081</text:p>
          </table:table-cell>
          <table:table-cell office:value-type="float" office:value="14914428710">
            <text:p>14914428710</text:p>
          </table:table-cell>
          <table:table-cell office:value-type="float" office:value="53599304199">
            <text:p>53599304199</text:p>
          </table:table-cell>
          <table:table-cell office:value-type="float" office:value="3446655273">
            <text:p>3446655273</text:p>
          </table:table-cell>
          <table:table-cell office:value-type="float" office:value="806030273">
            <text:p>8060302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707764548">
            <text:p>3707764548</text:p>
          </table:table-cell>
          <table:table-cell office:value-type="float" office:value="44499646">
            <text:p>44499646</text:p>
          </table:table-cell>
          <table:table-cell office:value-type="float" office:value="3875608926">
            <text:p>3875608926</text:p>
          </table:table-cell>
          <table:table-cell office:value-type="float" office:value="2178650779">
            <text:p>2178650779</text:p>
          </table:table-cell>
          <table:table-cell office:value-type="float" office:value="3875126076">
            <text:p>38751260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4668785490">
            <text:p>466878549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49896992">
            <text:p>349896992</text:p>
          </table:table-cell>
          <table:table-cell table:number-columns-repeated="5" office:value-type="float" office:value="0">
            <text:p>0</text:p>
          </table:table-cell>
          <table:table-cell office:value-type="float" office:value="3875608926">
            <text:p>3875608926</text:p>
          </table:table-cell>
          <table:table-cell office:value-type="float" office:value="0">
            <text:p>0</text:p>
          </table:table-cell>
          <table:table-cell office:value-type="float" office:value="3875608926">
            <text:p>3875608926</text:p>
          </table:table-cell>
          <table:table-cell office:value-type="float" office:value="60556584">
            <text:p>60556584</text:p>
          </table:table-cell>
          <table:table-cell office:value-type="float" office:value="1937804463">
            <text:p>1937804463</text:p>
          </table:table-cell>
          <table:table-cell office:value-type="float" office:value="0">
            <text:p>0</text:p>
          </table:table-cell>
          <table:table-cell office:value-type="float" office:value="1291869642">
            <text:p>1291869642</text:p>
          </table:table-cell>
          <table:table-cell office:value-type="float" office:value="0">
            <text:p>0</text:p>
          </table:table-cell>
          <table:table-cell office:value-type="float" office:value="1291869642">
            <text:p>1291869642</text:p>
          </table:table-cell>
          <table:table-cell office:value-type="float" office:value="3875608926">
            <text:p>3875608926</text:p>
          </table:table-cell>
          <table:table-cell office:value-type="float" office:value="645934821">
            <text:p>645934821</text:p>
          </table:table-cell>
          <table:table-cell office:value-type="float" office:value="4359">
            <text:p>4359</text:p>
          </table:table-cell>
          <table:table-cell office:value-type="float" office:value="2583739284">
            <text:p>2583739284</text:p>
          </table:table-cell>
          <table:table-cell office:value-type="float" office:value="3875608926">
            <text:p>3875608926</text:p>
          </table:table-cell>
          <table:table-cell office:value-type="float" office:value="15415588378">
            <text:p>15415588378</text:p>
          </table:table-cell>
          <table:table-cell office:value-type="float" office:value="55971496582">
            <text:p>55971496582</text:p>
          </table:table-cell>
          <table:table-cell office:value-type="float" office:value="3652221679">
            <text:p>3652221679</text:p>
          </table:table-cell>
          <table:table-cell office:value-type="float" office:value="840576171">
            <text:p>840576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023434153">
            <text:p>4023434153</text:p>
          </table:table-cell>
          <table:table-cell office:value-type="float" office:value="48288115">
            <text:p>48288115</text:p>
          </table:table-cell>
          <table:table-cell office:value-type="float" office:value="4200867766">
            <text:p>4200867766</text:p>
          </table:table-cell>
          <table:table-cell office:value-type="float" office:value="3095429246">
            <text:p>3095429246</text:p>
          </table:table-cell>
          <table:table-cell office:value-type="float" office:value="4200360521">
            <text:p>420036052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4928981226">
            <text:p>492898122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07945008">
            <text:p>607945008</text:p>
          </table:table-cell>
          <table:table-cell table:number-columns-repeated="5" office:value-type="float" office:value="0">
            <text:p>0</text:p>
          </table:table-cell>
          <table:table-cell office:value-type="float" office:value="4200867766">
            <text:p>4200867766</text:p>
          </table:table-cell>
          <table:table-cell office:value-type="float" office:value="0">
            <text:p>0</text:p>
          </table:table-cell>
          <table:table-cell office:value-type="float" office:value="4200867766">
            <text:p>4200867766</text:p>
          </table:table-cell>
          <table:table-cell office:value-type="float" office:value="65638872">
            <text:p>65638872</text:p>
          </table:table-cell>
          <table:table-cell office:value-type="float" office:value="2100433883">
            <text:p>2100433883</text:p>
          </table:table-cell>
          <table:table-cell office:value-type="float" office:value="0">
            <text:p>0</text:p>
          </table:table-cell>
          <table:table-cell office:value-type="float" office:value="1400289256">
            <text:p>1400289256</text:p>
          </table:table-cell>
          <table:table-cell office:value-type="float" office:value="0">
            <text:p>0</text:p>
          </table:table-cell>
          <table:table-cell office:value-type="float" office:value="1400289255">
            <text:p>1400289255</text:p>
          </table:table-cell>
          <table:table-cell office:value-type="float" office:value="4200867766">
            <text:p>4200867766</text:p>
          </table:table-cell>
          <table:table-cell office:value-type="float" office:value="700144628">
            <text:p>700144628</text:p>
          </table:table-cell>
          <table:table-cell office:value-type="float" office:value="6989">
            <text:p>6989</text:p>
          </table:table-cell>
          <table:table-cell office:value-type="float" office:value="2800578510">
            <text:p>2800578510</text:p>
          </table:table-cell>
          <table:table-cell office:value-type="float" office:value="4200867766">
            <text:p>4200867766</text:p>
          </table:table-cell>
          <table:table-cell office:value-type="float" office:value="16972778320">
            <text:p>16972778320</text:p>
          </table:table-cell>
          <table:table-cell office:value-type="float" office:value="60501953125">
            <text:p>60501953125</text:p>
          </table:table-cell>
          <table:table-cell office:value-type="float" office:value="3900756835">
            <text:p>3900756835</text:p>
          </table:table-cell>
          <table:table-cell office:value-type="float" office:value="913574218">
            <text:p>9135742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4172082143">
            <text:p>4172082143</text:p>
          </table:table-cell>
          <table:table-cell office:value-type="float" office:value="50095458">
            <text:p>50095458</text:p>
          </table:table-cell>
          <table:table-cell office:value-type="float" office:value="67434062">
            <text:p>67434062</text:p>
          </table:table-cell>
          <table:table-cell office:value-type="float" office:value="3527064357">
            <text:p>3527064357</text:p>
          </table:table-cell>
          <table:table-cell office:value-type="float" office:value="4362089803">
            <text:p>4362089803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6427">
            <text:p>166427</text:p>
          </table:table-cell>
          <table:table-cell table:number-columns-repeated="14" office:value-type="float" office:value="5191350118">
            <text:p>5191350118</text:p>
          </table:table-cell>
          <table:table-cell office:value-type="float" office:value="696736">
            <text:p>696736</text:p>
          </table:table-cell>
          <table:table-cell table:number-columns-repeated="4" office:value-type="float" office:value="0">
            <text:p>0</text:p>
          </table:table-cell>
          <table:table-cell office:value-type="float" office:value="627399">
            <text:p>627399</text:p>
          </table:table-cell>
          <table:table-cell office:value-type="float" office:value="56407">
            <text:p>56407</text:p>
          </table:table-cell>
          <table:table-cell office:value-type="float" office:value="698311">
            <text:p>698311</text:p>
          </table:table-cell>
          <table:table-cell office:value-type="float" office:value="147001">
            <text:p>147001</text:p>
          </table:table-cell>
          <table:table-cell table:number-columns-repeated="2" office:value-type="float" office:value="0">
            <text:p>0</text:p>
          </table:table-cell>
          <table:table-cell office:value-type="float" office:value="865993024">
            <text:p>865993024</text:p>
          </table:table-cell>
          <table:table-cell table:number-columns-repeated="5" office:value-type="float" office:value="0">
            <text:p>0</text:p>
          </table:table-cell>
          <table:table-cell office:value-type="float" office:value="67434062">
            <text:p>67434062</text:p>
          </table:table-cell>
          <table:table-cell office:value-type="float" office:value="0">
            <text:p>0</text:p>
          </table:table-cell>
          <table:table-cell office:value-type="float" office:value="67434062">
            <text:p>67434062</text:p>
          </table:table-cell>
          <table:table-cell office:value-type="float" office:value="68162762">
            <text:p>68162762</text:p>
          </table:table-cell>
          <table:table-cell office:value-type="float" office:value="2181200679">
            <text:p>2181200679</text:p>
          </table:table-cell>
          <table:table-cell office:value-type="float" office:value="0">
            <text:p>0</text:p>
          </table:table-cell>
          <table:table-cell office:value-type="float" office:value="1454133786">
            <text:p>1454133786</text:p>
          </table:table-cell>
          <table:table-cell office:value-type="float" office:value="0">
            <text:p>0</text:p>
          </table:table-cell>
          <table:table-cell office:value-type="float" office:value="1454133786">
            <text:p>1454133786</text:p>
          </table:table-cell>
          <table:table-cell office:value-type="float" office:value="67434062">
            <text:p>67434062</text:p>
          </table:table-cell>
          <table:table-cell office:value-type="float" office:value="727066893">
            <text:p>727066893</text:p>
          </table:table-cell>
          <table:table-cell office:value-type="float" office:value="101416">
            <text:p>101416</text:p>
          </table:table-cell>
          <table:table-cell office:value-type="float" office:value="2908267572">
            <text:p>2908267572</text:p>
          </table:table-cell>
          <table:table-cell office:value-type="float" office:value="67434062">
            <text:p>67434062</text:p>
          </table:table-cell>
          <table:table-cell office:value-type="float" office:value="17533874511">
            <text:p>17533874511</text:p>
          </table:table-cell>
          <table:table-cell office:value-type="float" office:value="63226257324">
            <text:p>63226257324</text:p>
          </table:table-cell>
          <table:table-cell office:value-type="float" office:value="4360107421">
            <text:p>4360107421</text:p>
          </table:table-cell>
          <table:table-cell office:value-type="float" office:value="947265625">
            <text:p>9472656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5119500082">
            <text:p>5119500082</text:p>
          </table:table-cell>
          <table:table-cell office:value-type="float" office:value="61523435">
            <text:p>61523435</text:p>
          </table:table-cell>
          <table:table-cell office:value-type="float" office:value="1060771799">
            <text:p>1060771799</text:p>
          </table:table-cell>
          <table:table-cell office:value-type="float" office:value="2003391303">
            <text:p>2003391303</text:p>
          </table:table-cell>
          <table:table-cell office:value-type="float" office:value="5348018506">
            <text:p>534801850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5610887110">
            <text:p>56108871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124041040">
            <text:p>1124041040</text:p>
          </table:table-cell>
          <table:table-cell table:number-columns-repeated="5" office:value-type="float" office:value="0">
            <text:p>0</text:p>
          </table:table-cell>
          <table:table-cell office:value-type="float" office:value="1060771799">
            <text:p>1060771799</text:p>
          </table:table-cell>
          <table:table-cell office:value-type="float" office:value="0">
            <text:p>0</text:p>
          </table:table-cell>
          <table:table-cell office:value-type="float" office:value="1060771799">
            <text:p>1060771799</text:p>
          </table:table-cell>
          <table:table-cell office:value-type="float" office:value="83683740">
            <text:p>83683740</text:p>
          </table:table-cell>
          <table:table-cell office:value-type="float" office:value="2677869548">
            <text:p>2677869548</text:p>
          </table:table-cell>
          <table:table-cell office:value-type="float" office:value="0">
            <text:p>0</text:p>
          </table:table-cell>
          <table:table-cell office:value-type="float" office:value="1785246365">
            <text:p>1785246365</text:p>
          </table:table-cell>
          <table:table-cell office:value-type="float" office:value="0">
            <text:p>0</text:p>
          </table:table-cell>
          <table:table-cell office:value-type="float" office:value="1785246365">
            <text:p>1785246365</text:p>
          </table:table-cell>
          <table:table-cell office:value-type="float" office:value="1060771799">
            <text:p>1060771799</text:p>
          </table:table-cell>
          <table:table-cell office:value-type="float" office:value="892623183">
            <text:p>892623183</text:p>
          </table:table-cell>
          <table:table-cell office:value-type="float" office:value="7259">
            <text:p>7259</text:p>
          </table:table-cell>
          <table:table-cell office:value-type="float" office:value="3570492729">
            <text:p>3570492729</text:p>
          </table:table-cell>
          <table:table-cell office:value-type="float" office:value="1060771799">
            <text:p>1060771799</text:p>
          </table:table-cell>
          <table:table-cell office:value-type="float" office:value="20701049804">
            <text:p>20701049804</text:p>
          </table:table-cell>
          <table:table-cell office:value-type="float" office:value="73634521484">
            <text:p>73634521484</text:p>
          </table:table-cell>
          <table:table-cell office:value-type="float" office:value="4985412597">
            <text:p>4985412597</text:p>
          </table:table-cell>
          <table:table-cell office:value-type="float" office:value="1161193847">
            <text:p>11611938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5134585067">
            <text:p>5134585067</text:p>
          </table:table-cell>
          <table:table-cell office:value-type="float" office:value="61749740">
            <text:p>61749740</text:p>
          </table:table-cell>
          <table:table-cell office:value-type="float" office:value="1080108099">
            <text:p>1080108099</text:p>
          </table:table-cell>
          <table:table-cell office:value-type="float" office:value="2058318471">
            <text:p>2058318471</text:p>
          </table:table-cell>
          <table:table-cell office:value-type="float" office:value="5363390156">
            <text:p>536339015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5773157730">
            <text:p>577315773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82089056">
            <text:p>1382089056</text:p>
          </table:table-cell>
          <table:table-cell office:value-type="float" office:value="1068580336">
            <text:p>1068580336</text:p>
          </table:table-cell>
          <table:table-cell table:number-columns-repeated="4" office:value-type="float" office:value="0">
            <text:p>0</text:p>
          </table:table-cell>
          <table:table-cell office:value-type="float" office:value="1080108099">
            <text:p>1080108099</text:p>
          </table:table-cell>
          <table:table-cell office:value-type="float" office:value="0">
            <text:p>0</text:p>
          </table:table-cell>
          <table:table-cell office:value-type="float" office:value="1080108099">
            <text:p>1080108099</text:p>
          </table:table-cell>
          <table:table-cell office:value-type="float" office:value="83985911">
            <text:p>83985911</text:p>
          </table:table-cell>
          <table:table-cell office:value-type="float" office:value="2687537698">
            <text:p>2687537698</text:p>
          </table:table-cell>
          <table:table-cell office:value-type="float" office:value="0">
            <text:p>0</text:p>
          </table:table-cell>
          <table:table-cell office:value-type="float" office:value="1791691799">
            <text:p>1791691799</text:p>
          </table:table-cell>
          <table:table-cell office:value-type="float" office:value="0">
            <text:p>0</text:p>
          </table:table-cell>
          <table:table-cell office:value-type="float" office:value="1791691798">
            <text:p>1791691798</text:p>
          </table:table-cell>
          <table:table-cell office:value-type="float" office:value="1080108099">
            <text:p>1080108099</text:p>
          </table:table-cell>
          <table:table-cell office:value-type="float" office:value="895845899">
            <text:p>895845899</text:p>
          </table:table-cell>
          <table:table-cell office:value-type="float" office:value="7614">
            <text:p>7614</text:p>
          </table:table-cell>
          <table:table-cell office:value-type="float" office:value="3583383596">
            <text:p>3583383596</text:p>
          </table:table-cell>
          <table:table-cell office:value-type="float" office:value="1080108099">
            <text:p>1080108099</text:p>
          </table:table-cell>
          <table:table-cell office:value-type="float" office:value="21325012207">
            <text:p>21325012207</text:p>
          </table:table-cell>
          <table:table-cell office:value-type="float" office:value="75711730957">
            <text:p>75711730957</text:p>
          </table:table-cell>
          <table:table-cell office:value-type="float" office:value="5765258789">
            <text:p>5765258789</text:p>
          </table:table-cell>
          <table:table-cell office:value-type="float" office:value="1167480468">
            <text:p>11674804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5186826797">
            <text:p>5186826797</text:p>
          </table:table-cell>
          <table:table-cell office:value-type="float" office:value="62275056">
            <text:p>62275056</text:p>
          </table:table-cell>
          <table:table-cell office:value-type="float" office:value="1125112210">
            <text:p>1125112210</text:p>
          </table:table-cell>
          <table:table-cell office:value-type="float" office:value="2178985540">
            <text:p>2178985540</text:p>
          </table:table-cell>
          <table:table-cell office:value-type="float" office:value="5419577591">
            <text:p>5419577591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51824">
            <text:p>151824</text:p>
          </table:table-cell>
          <table:table-cell table:number-columns-repeated="14" office:value-type="float" office:value="5969309962">
            <text:p>5969309962</text:p>
          </table:table-cell>
          <table:table-cell office:value-type="float" office:value="622665">
            <text:p>622665</text:p>
          </table:table-cell>
          <table:table-cell table:number-columns-repeated="4" office:value-type="float" office:value="0">
            <text:p>0</text:p>
          </table:table-cell>
          <table:table-cell office:value-type="float" office:value="584904">
            <text:p>584904</text:p>
          </table:table-cell>
          <table:table-cell office:value-type="float" office:value="32973">
            <text:p>32973</text:p>
          </table:table-cell>
          <table:table-cell office:value-type="float" office:value="658492">
            <text:p>658492</text:p>
          </table:table-cell>
          <table:table-cell office:value-type="float" office:value="142953">
            <text:p>142953</text:p>
          </table:table-cell>
          <table:table-cell table:number-columns-repeated="2" office:value-type="float" office:value="0">
            <text:p>0</text:p>
          </table:table-cell>
          <table:table-cell office:value-type="float" office:value="1640137072">
            <text:p>1640137072</text:p>
          </table:table-cell>
          <table:table-cell table:number-columns-repeated="5" office:value-type="float" office:value="0">
            <text:p>0</text:p>
          </table:table-cell>
          <table:table-cell office:value-type="float" office:value="1125112210">
            <text:p>1125112210</text:p>
          </table:table-cell>
          <table:table-cell office:value-type="float" office:value="0">
            <text:p>0</text:p>
          </table:table-cell>
          <table:table-cell office:value-type="float" office:value="1125112210">
            <text:p>1125112210</text:p>
          </table:table-cell>
          <table:table-cell office:value-type="float" office:value="84691944">
            <text:p>84691944</text:p>
          </table:table-cell>
          <table:table-cell office:value-type="float" office:value="2710039753">
            <text:p>2710039753</text:p>
          </table:table-cell>
          <table:table-cell office:value-type="float" office:value="0">
            <text:p>0</text:p>
          </table:table-cell>
          <table:table-cell office:value-type="float" office:value="1806693169">
            <text:p>1806693169</text:p>
          </table:table-cell>
          <table:table-cell office:value-type="float" office:value="0">
            <text:p>0</text:p>
          </table:table-cell>
          <table:table-cell office:value-type="float" office:value="1806693168">
            <text:p>1806693168</text:p>
          </table:table-cell>
          <table:table-cell office:value-type="float" office:value="1125112210">
            <text:p>1125112210</text:p>
          </table:table-cell>
          <table:table-cell office:value-type="float" office:value="903346584">
            <text:p>903346584</text:p>
          </table:table-cell>
          <table:table-cell office:value-type="float" office:value="88024">
            <text:p>88024</text:p>
          </table:table-cell>
          <table:table-cell office:value-type="float" office:value="3613386337">
            <text:p>3613386337</text:p>
          </table:table-cell>
          <table:table-cell office:value-type="float" office:value="1125112210">
            <text:p>1125112210</text:p>
          </table:table-cell>
          <table:table-cell office:value-type="float" office:value="21653503417">
            <text:p>21653503417</text:p>
          </table:table-cell>
          <table:table-cell office:value-type="float" office:value="77145263671">
            <text:p>77145263671</text:p>
          </table:table-cell>
          <table:table-cell office:value-type="float" office:value="5922363281">
            <text:p>5922363281</text:p>
          </table:table-cell>
          <table:table-cell office:value-type="float" office:value="1174987792">
            <text:p>11749877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5121894383">
            <text:p>5121894383</text:p>
          </table:table-cell>
          <table:table-cell office:value-type="float" office:value="61469426">
            <text:p>61469426</text:p>
          </table:table-cell>
          <table:table-cell office:value-type="float" office:value="1057032252">
            <text:p>1057032252</text:p>
          </table:table-cell>
          <table:table-cell office:value-type="float" office:value="1990390694">
            <text:p>1990390694</text:p>
          </table:table-cell>
          <table:table-cell office:value-type="float" office:value="5351515238">
            <text:p>53515152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6227094596">
            <text:p>622709459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898185088">
            <text:p>1898185088</text:p>
          </table:table-cell>
          <table:table-cell table:number-columns-repeated="5" office:value-type="float" office:value="0">
            <text:p>0</text:p>
          </table:table-cell>
          <table:table-cell office:value-type="float" office:value="1057032252">
            <text:p>1057032252</text:p>
          </table:table-cell>
          <table:table-cell office:value-type="float" office:value="0">
            <text:p>0</text:p>
          </table:table-cell>
          <table:table-cell office:value-type="float" office:value="1057032252">
            <text:p>1057032252</text:p>
          </table:table-cell>
          <table:table-cell office:value-type="float" office:value="83626963">
            <text:p>83626963</text:p>
          </table:table-cell>
          <table:table-cell office:value-type="float" office:value="2675999774">
            <text:p>2675999774</text:p>
          </table:table-cell>
          <table:table-cell office:value-type="float" office:value="0">
            <text:p>0</text:p>
          </table:table-cell>
          <table:table-cell office:value-type="float" office:value="1783999850">
            <text:p>1783999850</text:p>
          </table:table-cell>
          <table:table-cell office:value-type="float" office:value="0">
            <text:p>0</text:p>
          </table:table-cell>
          <table:table-cell office:value-type="float" office:value="1783999849">
            <text:p>1783999849</text:p>
          </table:table-cell>
          <table:table-cell office:value-type="float" office:value="1057032252">
            <text:p>1057032252</text:p>
          </table:table-cell>
          <table:table-cell office:value-type="float" office:value="891999924">
            <text:p>891999924</text:p>
          </table:table-cell>
          <table:table-cell office:value-type="float" office:value="6651">
            <text:p>6651</text:p>
          </table:table-cell>
          <table:table-cell office:value-type="float" office:value="3567999699">
            <text:p>3567999699</text:p>
          </table:table-cell>
          <table:table-cell office:value-type="float" office:value="1057032252">
            <text:p>1057032252</text:p>
          </table:table-cell>
          <table:table-cell office:value-type="float" office:value="21188415527">
            <text:p>21188415527</text:p>
          </table:table-cell>
          <table:table-cell office:value-type="float" office:value="76291137695">
            <text:p>76291137695</text:p>
          </table:table-cell>
          <table:table-cell office:value-type="float" office:value="5005310058">
            <text:p>5005310058</text:p>
          </table:table-cell>
          <table:table-cell office:value-type="float" office:value="1160095214">
            <text:p>1160095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5566357762">
            <text:p>5566357762</text:p>
          </table:table-cell>
          <table:table-cell office:value-type="float" office:value="69377468">
            <text:p>69377468</text:p>
          </table:table-cell>
          <table:table-cell office:value-type="float" office:value="1744628099">
            <text:p>1744628099</text:p>
          </table:table-cell>
          <table:table-cell office:value-type="float" office:value="3904116641">
            <text:p>3904116641</text:p>
          </table:table-cell>
          <table:table-cell office:value-type="float" office:value="5816450494">
            <text:p>581645049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32840">
            <text:p>132840</text:p>
          </table:table-cell>
          <table:table-cell table:number-columns-repeated="14" office:value-type="float" office:value="6487708324">
            <text:p>6487708324</text:p>
          </table:table-cell>
          <table:table-cell office:value-type="float" office:value="531066">
            <text:p>531066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9">
            <text:p>524899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443">
            <text:p>134443</text:p>
          </table:table-cell>
          <table:table-cell table:number-columns-repeated="2" office:value-type="float" office:value="0">
            <text:p>0</text:p>
          </table:table-cell>
          <table:table-cell office:value-type="float" office:value="2156233104">
            <text:p>2156233104</text:p>
          </table:table-cell>
          <table:table-cell table:number-columns-repeated="5" office:value-type="float" office:value="0">
            <text:p>0</text:p>
          </table:table-cell>
          <table:table-cell office:value-type="float" office:value="1744628099">
            <text:p>1744628099</text:p>
          </table:table-cell>
          <table:table-cell office:value-type="float" office:value="0">
            <text:p>0</text:p>
          </table:table-cell>
          <table:table-cell office:value-type="float" office:value="1744628099">
            <text:p>1744628099</text:p>
          </table:table-cell>
          <table:table-cell office:value-type="float" office:value="94369056">
            <text:p>94369056</text:p>
          </table:table-cell>
          <table:table-cell office:value-type="float" office:value="3019797698">
            <text:p>3019797698</text:p>
          </table:table-cell>
          <table:table-cell office:value-type="float" office:value="0">
            <text:p>0</text:p>
          </table:table-cell>
          <table:table-cell office:value-type="float" office:value="2013198465">
            <text:p>2013198465</text:p>
          </table:table-cell>
          <table:table-cell office:value-type="float" office:value="1211540734">
            <text:p>1211540734</text:p>
          </table:table-cell>
          <table:table-cell office:value-type="float" office:value="2013198465">
            <text:p>2013198465</text:p>
          </table:table-cell>
          <table:table-cell office:value-type="float" office:value="1744628099">
            <text:p>1744628099</text:p>
          </table:table-cell>
          <table:table-cell office:value-type="float" office:value="1006599233">
            <text:p>1006599233</text:p>
          </table:table-cell>
          <table:table-cell office:value-type="float" office:value="1726255606">
            <text:p>1726255606</text:p>
          </table:table-cell>
          <table:table-cell office:value-type="float" office:value="4026396929">
            <text:p>4026396929</text:p>
          </table:table-cell>
          <table:table-cell office:value-type="float" office:value="1744628099">
            <text:p>1744628099</text:p>
          </table:table-cell>
          <table:table-cell office:value-type="float" office:value="24120605468">
            <text:p>24120605468</text:p>
          </table:table-cell>
          <table:table-cell office:value-type="float" office:value="86592041015">
            <text:p>86592041015</text:p>
          </table:table-cell>
          <table:table-cell office:value-type="float" office:value="7988342285">
            <text:p>7988342285</text:p>
          </table:table-cell>
          <table:table-cell office:value-type="float" office:value="1313293457">
            <text:p>131329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6004454564">
            <text:p>6004454564</text:p>
          </table:table-cell>
          <table:table-cell office:value-type="float" office:value="76608035">
            <text:p>76608035</text:p>
          </table:table-cell>
          <table:table-cell office:value-type="float" office:value="2373500810">
            <text:p>2373500810</text:p>
          </table:table-cell>
          <table:table-cell office:value-type="float" office:value="1358933600">
            <text:p>1358933600</text:p>
          </table:table-cell>
          <table:table-cell office:value-type="float" office:value="6273016724">
            <text:p>627301672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32840">
            <text:p>132840</text:p>
          </table:table-cell>
          <table:table-cell table:number-columns-repeated="14" office:value-type="float" office:value="6829466274">
            <text:p>6829466274</text:p>
          </table:table-cell>
          <table:table-cell office:value-type="float" office:value="531066">
            <text:p>531066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9">
            <text:p>524899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459">
            <text:p>134459</text:p>
          </table:table-cell>
          <table:table-cell table:number-columns-repeated="2" office:value-type="float" office:value="0">
            <text:p>0</text:p>
          </table:table-cell>
          <table:table-cell office:value-type="float" office:value="2414281120">
            <text:p>2414281120</text:p>
          </table:table-cell>
          <table:table-cell office:value-type="float" office:value="1978255376">
            <text:p>1978255376</text:p>
          </table:table-cell>
          <table:table-cell table:number-columns-repeated="4" office:value-type="float" office:value="0">
            <text:p>0</text:p>
          </table:table-cell>
          <table:table-cell office:value-type="float" office:value="2373500810">
            <text:p>2373500810</text:p>
          </table:table-cell>
          <table:table-cell office:value-type="float" office:value="0">
            <text:p>0</text:p>
          </table:table-cell>
          <table:table-cell office:value-type="float" office:value="2373500810">
            <text:p>2373500810</text:p>
          </table:table-cell>
          <table:table-cell office:value-type="float" office:value="104195270">
            <text:p>104195270</text:p>
          </table:table-cell>
          <table:table-cell office:value-type="float" office:value="3334234053">
            <text:p>3334234053</text:p>
          </table:table-cell>
          <table:table-cell office:value-type="float" office:value="0">
            <text:p>0</text:p>
          </table:table-cell>
          <table:table-cell office:value-type="float" office:value="2222822702">
            <text:p>2222822702</text:p>
          </table:table-cell>
          <table:table-cell office:value-type="float" office:value="0">
            <text:p>0</text:p>
          </table:table-cell>
          <table:table-cell office:value-type="float" office:value="2222822702">
            <text:p>2222822702</text:p>
          </table:table-cell>
          <table:table-cell office:value-type="float" office:value="2373500810">
            <text:p>2373500810</text:p>
          </table:table-cell>
          <table:table-cell office:value-type="float" office:value="1111411351">
            <text:p>1111411351</text:p>
          </table:table-cell>
          <table:table-cell office:value-type="float" office:value="96355">
            <text:p>96355</text:p>
          </table:table-cell>
          <table:table-cell office:value-type="float" office:value="150678108">
            <text:p>150678108</text:p>
          </table:table-cell>
          <table:table-cell office:value-type="float" office:value="2373500810">
            <text:p>2373500810</text:p>
          </table:table-cell>
          <table:table-cell office:value-type="float" office:value="26530578613">
            <text:p>26530578613</text:p>
          </table:table-cell>
          <table:table-cell office:value-type="float" office:value="93689025878">
            <text:p>93689025878</text:p>
          </table:table-cell>
          <table:table-cell office:value-type="float" office:value="9008422851">
            <text:p>9008422851</text:p>
          </table:table-cell>
          <table:table-cell office:value-type="float" office:value="1450622558">
            <text:p>14506225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6406963650">
            <text:p>6406963650</text:p>
          </table:table-cell>
          <table:table-cell office:value-type="float" office:value="77751279">
            <text:p>77751279</text:p>
          </table:table-cell>
          <table:table-cell office:value-type="float" office:value="2473922996">
            <text:p>2473922996</text:p>
          </table:table-cell>
          <table:table-cell office:value-type="float" office:value="1635486253">
            <text:p>1635486253</text:p>
          </table:table-cell>
          <table:table-cell office:value-type="float" office:value="6693235348">
            <text:p>66932353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7055411802">
            <text:p>705541180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672329136">
            <text:p>2672329136</text:p>
          </table:table-cell>
          <table:table-cell office:value-type="float" office:value="2398426608">
            <text:p>2398426608</text:p>
          </table:table-cell>
          <table:table-cell table:number-columns-repeated="4" office:value-type="float" office:value="0">
            <text:p>0</text:p>
          </table:table-cell>
          <table:table-cell office:value-type="float" office:value="2473922996">
            <text:p>2473922996</text:p>
          </table:table-cell>
          <table:table-cell office:value-type="float" office:value="0">
            <text:p>0</text:p>
          </table:table-cell>
          <table:table-cell office:value-type="float" office:value="2473922996">
            <text:p>2473922996</text:p>
          </table:table-cell>
          <table:table-cell office:value-type="float" office:value="105765619">
            <text:p>105765619</text:p>
          </table:table-cell>
          <table:table-cell office:value-type="float" office:value="3384445146">
            <text:p>3384445146</text:p>
          </table:table-cell>
          <table:table-cell office:value-type="float" office:value="0">
            <text:p>0</text:p>
          </table:table-cell>
          <table:table-cell office:value-type="float" office:value="2256296764">
            <text:p>2256296764</text:p>
          </table:table-cell>
          <table:table-cell office:value-type="float" office:value="0">
            <text:p>0</text:p>
          </table:table-cell>
          <table:table-cell office:value-type="float" office:value="2256296764">
            <text:p>2256296764</text:p>
          </table:table-cell>
          <table:table-cell office:value-type="float" office:value="2473922996">
            <text:p>2473922996</text:p>
          </table:table-cell>
          <table:table-cell office:value-type="float" office:value="1128148382">
            <text:p>1128148382</text:p>
          </table:table-cell>
          <table:table-cell office:value-type="float" office:value="8814">
            <text:p>8814</text:p>
          </table:table-cell>
          <table:table-cell office:value-type="float" office:value="217626232">
            <text:p>217626232</text:p>
          </table:table-cell>
          <table:table-cell office:value-type="float" office:value="2473922996">
            <text:p>2473922996</text:p>
          </table:table-cell>
          <table:table-cell office:value-type="float" office:value="26880615234">
            <text:p>26880615234</text:p>
          </table:table-cell>
          <table:table-cell office:value-type="float" office:value="96145935058">
            <text:p>96145935058</text:p>
          </table:table-cell>
          <table:table-cell office:value-type="float" office:value="9137573242">
            <text:p>9137573242</text:p>
          </table:table-cell>
          <table:table-cell office:value-type="float" office:value="1469482421">
            <text:p>14694824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7160822579">
            <text:p>7160822579</text:p>
          </table:table-cell>
          <table:table-cell office:value-type="float" office:value="85937694">
            <text:p>85937694</text:p>
          </table:table-cell>
          <table:table-cell office:value-type="float" office:value="3189415669">
            <text:p>3189415669</text:p>
          </table:table-cell>
          <table:table-cell office:value-type="float" office:value="3616551187">
            <text:p>3616551187</text:p>
          </table:table-cell>
          <table:table-cell office:value-type="float" office:value="7483809665">
            <text:p>748380966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7444318744">
            <text:p>744431874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930377152">
            <text:p>2930377152</text:p>
          </table:table-cell>
          <table:table-cell office:value-type="float" office:value="3189084976">
            <text:p>3189084976</text:p>
          </table:table-cell>
          <table:table-cell table:number-columns-repeated="4" office:value-type="float" office:value="0">
            <text:p>0</text:p>
          </table:table-cell>
          <table:table-cell office:value-type="float" office:value="3189415669">
            <text:p>3189415669</text:p>
          </table:table-cell>
          <table:table-cell office:value-type="float" office:value="0">
            <text:p>0</text:p>
          </table:table-cell>
          <table:table-cell office:value-type="float" office:value="3189415669">
            <text:p>3189415669</text:p>
          </table:table-cell>
          <table:table-cell office:value-type="float" office:value="116945202">
            <text:p>116945202</text:p>
          </table:table-cell>
          <table:table-cell office:value-type="float" office:value="3742191482">
            <text:p>3742191482</text:p>
          </table:table-cell>
          <table:table-cell office:value-type="float" office:value="0">
            <text:p>0</text:p>
          </table:table-cell>
          <table:table-cell office:value-type="float" office:value="2494794322">
            <text:p>2494794322</text:p>
          </table:table-cell>
          <table:table-cell office:value-type="float" office:value="0">
            <text:p>0</text:p>
          </table:table-cell>
          <table:table-cell office:value-type="float" office:value="2494794321">
            <text:p>2494794321</text:p>
          </table:table-cell>
          <table:table-cell office:value-type="float" office:value="3189415669">
            <text:p>3189415669</text:p>
          </table:table-cell>
          <table:table-cell office:value-type="float" office:value="1247397161">
            <text:p>1247397161</text:p>
          </table:table-cell>
          <table:table-cell office:value-type="float" office:value="8526">
            <text:p>8526</text:p>
          </table:table-cell>
          <table:table-cell office:value-type="float" office:value="694621347">
            <text:p>694621347</text:p>
          </table:table-cell>
          <table:table-cell office:value-type="float" office:value="3189415669">
            <text:p>3189415669</text:p>
          </table:table-cell>
          <table:table-cell office:value-type="float" office:value="29428466796">
            <text:p>29428466796</text:p>
          </table:table-cell>
          <table:table-cell office:value-type="float" office:value="107035705566">
            <text:p>107035705566</text:p>
          </table:table-cell>
          <table:table-cell office:value-type="float" office:value="12967834472">
            <text:p>12967834472</text:p>
          </table:table-cell>
          <table:table-cell office:value-type="float" office:value="1622863769">
            <text:p>16228637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6723935539">
            <text:p>6723935539</text:p>
          </table:table-cell>
          <table:table-cell office:value-type="float" office:value="80717282">
            <text:p>80717282</text:p>
          </table:table-cell>
          <table:table-cell office:value-type="float" office:value="2737369126">
            <text:p>2737369126</text:p>
          </table:table-cell>
          <table:table-cell office:value-type="float" office:value="2348568826">
            <text:p>2348568826</text:p>
          </table:table-cell>
          <table:table-cell office:value-type="float" office:value="7031990862">
            <text:p>703199086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32840">
            <text:p>132840</text:p>
          </table:table-cell>
          <table:table-cell table:number-columns-repeated="14" office:value-type="float" office:value="7736251838">
            <text:p>7736251838</text:p>
          </table:table-cell>
          <table:table-cell office:value-type="float" office:value="531066">
            <text:p>531066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9">
            <text:p>524899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50">
            <text:p>134350</text:p>
          </table:table-cell>
          <table:table-cell table:number-columns-repeated="2" office:value-type="float" office:value="0">
            <text:p>0</text:p>
          </table:table-cell>
          <table:table-cell office:value-type="float" office:value="3188425168">
            <text:p>3188425168</text:p>
          </table:table-cell>
          <table:table-cell office:value-type="float" office:value="2737223016">
            <text:p>2737223016</text:p>
          </table:table-cell>
          <table:table-cell table:number-columns-repeated="4" office:value-type="float" office:value="0">
            <text:p>0</text:p>
          </table:table-cell>
          <table:table-cell office:value-type="float" office:value="2737369126">
            <text:p>2737369126</text:p>
          </table:table-cell>
          <table:table-cell office:value-type="float" office:value="0">
            <text:p>0</text:p>
          </table:table-cell>
          <table:table-cell office:value-type="float" office:value="2737369126">
            <text:p>2737369126</text:p>
          </table:table-cell>
          <table:table-cell office:value-type="float" office:value="109881915">
            <text:p>109881915</text:p>
          </table:table-cell>
          <table:table-cell office:value-type="float" office:value="3516168211">
            <text:p>3516168211</text:p>
          </table:table-cell>
          <table:table-cell office:value-type="float" office:value="0">
            <text:p>0</text:p>
          </table:table-cell>
          <table:table-cell office:value-type="float" office:value="2344112141">
            <text:p>2344112141</text:p>
          </table:table-cell>
          <table:table-cell office:value-type="float" office:value="0">
            <text:p>0</text:p>
          </table:table-cell>
          <table:table-cell office:value-type="float" office:value="2344112140">
            <text:p>2344112140</text:p>
          </table:table-cell>
          <table:table-cell office:value-type="float" office:value="2737369126">
            <text:p>2737369126</text:p>
          </table:table-cell>
          <table:table-cell office:value-type="float" office:value="1172056070">
            <text:p>1172056070</text:p>
          </table:table-cell>
          <table:table-cell office:value-type="float" office:value="74402">
            <text:p>74402</text:p>
          </table:table-cell>
          <table:table-cell office:value-type="float" office:value="393256985">
            <text:p>393256985</text:p>
          </table:table-cell>
          <table:table-cell office:value-type="float" office:value="2737369126">
            <text:p>2737369126</text:p>
          </table:table-cell>
          <table:table-cell office:value-type="float" office:value="28906311035">
            <text:p>28906311035</text:p>
          </table:table-cell>
          <table:table-cell office:value-type="float" office:value="105001892089">
            <text:p>105001892089</text:p>
          </table:table-cell>
          <table:table-cell office:value-type="float" office:value="13386291503">
            <text:p>13386291503</text:p>
          </table:table-cell>
          <table:table-cell office:value-type="float" office:value="1526428222">
            <text:p>15264282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379003353">
            <text:p>7379003353</text:p>
          </table:table-cell>
          <table:table-cell office:value-type="float" office:value="88578119">
            <text:p>88578119</text:p>
          </table:table-cell>
          <table:table-cell office:value-type="float" office:value="3415798783">
            <text:p>3415798783</text:p>
          </table:table-cell>
          <table:table-cell office:value-type="float" office:value="4250119676">
            <text:p>4250119676</text:p>
          </table:table-cell>
          <table:table-cell office:value-type="float" office:value="7710493528">
            <text:p>7710493528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32840">
            <text:p>132840</text:p>
          </table:table-cell>
          <table:table-cell table:number-columns-repeated="14" office:value-type="float" office:value="7883524394">
            <text:p>7883524394</text:p>
          </table:table-cell>
          <table:table-cell office:value-type="float" office:value="531066">
            <text:p>531066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9">
            <text:p>524899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233">
            <text:p>134233</text:p>
          </table:table-cell>
          <table:table-cell table:number-columns-repeated="2" office:value-type="float" office:value="0">
            <text:p>0</text:p>
          </table:table-cell>
          <table:table-cell office:value-type="float" office:value="3446473184">
            <text:p>3446473184</text:p>
          </table:table-cell>
          <table:table-cell office:value-type="float" office:value="3416382816">
            <text:p>3416382816</text:p>
          </table:table-cell>
          <table:table-cell table:number-columns-repeated="4" office:value-type="float" office:value="0">
            <text:p>0</text:p>
          </table:table-cell>
          <table:table-cell office:value-type="float" office:value="3415798783">
            <text:p>3415798783</text:p>
          </table:table-cell>
          <table:table-cell office:value-type="float" office:value="0">
            <text:p>0</text:p>
          </table:table-cell>
          <table:table-cell office:value-type="float" office:value="3415798783">
            <text:p>3415798783</text:p>
          </table:table-cell>
          <table:table-cell office:value-type="float" office:value="120483111">
            <text:p>120483111</text:p>
          </table:table-cell>
          <table:table-cell office:value-type="float" office:value="3855383039">
            <text:p>3855383039</text:p>
          </table:table-cell>
          <table:table-cell office:value-type="float" office:value="0">
            <text:p>0</text:p>
          </table:table-cell>
          <table:table-cell office:value-type="float" office:value="2570255360">
            <text:p>2570255360</text:p>
          </table:table-cell>
          <table:table-cell office:value-type="float" office:value="0">
            <text:p>0</text:p>
          </table:table-cell>
          <table:table-cell office:value-type="float" office:value="2570255360">
            <text:p>2570255360</text:p>
          </table:table-cell>
          <table:table-cell office:value-type="float" office:value="3415798783">
            <text:p>3415798783</text:p>
          </table:table-cell>
          <table:table-cell office:value-type="float" office:value="1285127680">
            <text:p>1285127680</text:p>
          </table:table-cell>
          <table:table-cell office:value-type="float" office:value="96936">
            <text:p>96936</text:p>
          </table:table-cell>
          <table:table-cell office:value-type="float" office:value="845543424">
            <text:p>845543424</text:p>
          </table:table-cell>
          <table:table-cell office:value-type="float" office:value="3415798783">
            <text:p>3415798783</text:p>
          </table:table-cell>
          <table:table-cell office:value-type="float" office:value="33679016113">
            <text:p>33679016113</text:p>
          </table:table-cell>
          <table:table-cell office:value-type="float" office:value="121912048339">
            <text:p>121912048339</text:p>
          </table:table-cell>
          <table:table-cell office:value-type="float" office:value="23194641113">
            <text:p>23194641113</text:p>
          </table:table-cell>
          <table:table-cell office:value-type="float" office:value="1839050292">
            <text:p>18390502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7631292130">
            <text:p>7631292130</text:p>
          </table:table-cell>
          <table:table-cell office:value-type="float" office:value="91583303">
            <text:p>91583303</text:p>
          </table:table-cell>
          <table:table-cell office:value-type="float" office:value="3681153528">
            <text:p>3681153528</text:p>
          </table:table-cell>
          <table:table-cell office:value-type="float" office:value="687858468">
            <text:p>687858468</text:p>
          </table:table-cell>
          <table:table-cell office:value-type="float" office:value="7975553665">
            <text:p>797555366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8194569720">
            <text:p>81945697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704521200">
            <text:p>3704521200</text:p>
          </table:table-cell>
          <table:table-cell office:value-type="float" office:value="3680848600">
            <text:p>3680848600</text:p>
          </table:table-cell>
          <table:table-cell table:number-columns-repeated="4" office:value-type="float" office:value="0">
            <text:p>0</text:p>
          </table:table-cell>
          <table:table-cell office:value-type="float" office:value="3681153528">
            <text:p>3681153528</text:p>
          </table:table-cell>
          <table:table-cell office:value-type="float" office:value="0">
            <text:p>0</text:p>
          </table:table-cell>
          <table:table-cell office:value-type="float" office:value="3681153528">
            <text:p>3681153528</text:p>
          </table:table-cell>
          <table:table-cell office:value-type="float" office:value="124628692">
            <text:p>124628692</text:p>
          </table:table-cell>
          <table:table-cell office:value-type="float" office:value="3988060412">
            <text:p>3988060412</text:p>
          </table:table-cell>
          <table:table-cell office:value-type="float" office:value="0">
            <text:p>0</text:p>
          </table:table-cell>
          <table:table-cell office:value-type="float" office:value="2658706942">
            <text:p>2658706942</text:p>
          </table:table-cell>
          <table:table-cell office:value-type="float" office:value="0">
            <text:p>0</text:p>
          </table:table-cell>
          <table:table-cell office:value-type="float" office:value="2658706941">
            <text:p>2658706941</text:p>
          </table:table-cell>
          <table:table-cell office:value-type="float" office:value="3681153528">
            <text:p>3681153528</text:p>
          </table:table-cell>
          <table:table-cell office:value-type="float" office:value="1329353470">
            <text:p>1329353470</text:p>
          </table:table-cell>
          <table:table-cell office:value-type="float" office:value="9182">
            <text:p>9182</text:p>
          </table:table-cell>
          <table:table-cell office:value-type="float" office:value="1022446587">
            <text:p>1022446587</text:p>
          </table:table-cell>
          <table:table-cell office:value-type="float" office:value="3681153528">
            <text:p>3681153528</text:p>
          </table:table-cell>
          <table:table-cell office:value-type="float" office:value="32971862792">
            <text:p>32971862792</text:p>
          </table:table-cell>
          <table:table-cell office:value-type="float" office:value="119953308105">
            <text:p>119953308105</text:p>
          </table:table-cell>
          <table:table-cell office:value-type="float" office:value="17818115234">
            <text:p>17818115234</text:p>
          </table:table-cell>
          <table:table-cell office:value-type="float" office:value="1841796875">
            <text:p>18417968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7571583021">
            <text:p>7571583021</text:p>
          </table:table-cell>
          <table:table-cell office:value-type="float" office:value="90866886">
            <text:p>90866886</text:p>
          </table:table-cell>
          <table:table-cell office:value-type="float" office:value="3620211801">
            <text:p>3620211801</text:p>
          </table:table-cell>
          <table:table-cell office:value-type="float" office:value="514442301">
            <text:p>514442301</text:p>
          </table:table-cell>
          <table:table-cell office:value-type="float" office:value="7914601227">
            <text:p>791460122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8390726876">
            <text:p>839072687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962569216">
            <text:p>3962569216</text:p>
          </table:table-cell>
          <table:table-cell office:value-type="float" office:value="3619876128">
            <text:p>3619876128</text:p>
          </table:table-cell>
          <table:table-cell table:number-columns-repeated="4" office:value-type="float" office:value="0">
            <text:p>0</text:p>
          </table:table-cell>
          <table:table-cell office:value-type="float" office:value="3620211801">
            <text:p>3620211801</text:p>
          </table:table-cell>
          <table:table-cell office:value-type="float" office:value="0">
            <text:p>0</text:p>
          </table:table-cell>
          <table:table-cell office:value-type="float" office:value="3620211801">
            <text:p>3620211801</text:p>
          </table:table-cell>
          <table:table-cell office:value-type="float" office:value="123676468">
            <text:p>123676468</text:p>
          </table:table-cell>
          <table:table-cell office:value-type="float" office:value="3957589548">
            <text:p>3957589548</text:p>
          </table:table-cell>
          <table:table-cell office:value-type="float" office:value="0">
            <text:p>0</text:p>
          </table:table-cell>
          <table:table-cell office:value-type="float" office:value="2638393033">
            <text:p>2638393033</text:p>
          </table:table-cell>
          <table:table-cell office:value-type="float" office:value="0">
            <text:p>0</text:p>
          </table:table-cell>
          <table:table-cell office:value-type="float" office:value="2638393032">
            <text:p>2638393032</text:p>
          </table:table-cell>
          <table:table-cell office:value-type="float" office:value="3620211801">
            <text:p>3620211801</text:p>
          </table:table-cell>
          <table:table-cell office:value-type="float" office:value="1319196516">
            <text:p>1319196516</text:p>
          </table:table-cell>
          <table:table-cell office:value-type="float" office:value="8019">
            <text:p>8019</text:p>
          </table:table-cell>
          <table:table-cell office:value-type="float" office:value="981818769">
            <text:p>981818769</text:p>
          </table:table-cell>
          <table:table-cell office:value-type="float" office:value="3620211801">
            <text:p>3620211801</text:p>
          </table:table-cell>
          <table:table-cell office:value-type="float" office:value="31941528320">
            <text:p>31941528320</text:p>
          </table:table-cell>
          <table:table-cell office:value-type="float" office:value="116395080566">
            <text:p>116395080566</text:p>
          </table:table-cell>
          <table:table-cell office:value-type="float" office:value="13960815429">
            <text:p>13960815429</text:p>
          </table:table-cell>
          <table:table-cell office:value-type="float" office:value="1716430664">
            <text:p>17164306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035059221">
            <text:p>1035059221</text:p>
          </table:table-cell>
          <table:table-cell office:value-type="float" office:value="12427258">
            <text:p>12427258</text:p>
          </table:table-cell>
          <table:table-cell office:value-type="float" office:value="1082369899">
            <text:p>1082369899</text:p>
          </table:table-cell>
          <table:table-cell office:value-type="float" office:value="3007065536">
            <text:p>3007065536</text:p>
          </table:table-cell>
          <table:table-cell office:value-type="float" office:value="1081853781">
            <text:p>108185378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908040">
            <text:p>64908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2949008">
            <text:p>1082949008</text:p>
          </table:table-cell>
          <table:table-cell table:number-columns-repeated="4" office:value-type="float" office:value="0">
            <text:p>0</text:p>
          </table:table-cell>
          <table:table-cell office:value-type="float" office:value="1082369899">
            <text:p>1082369899</text:p>
          </table:table-cell>
          <table:table-cell office:value-type="float" office:value="0">
            <text:p>0</text:p>
          </table:table-cell>
          <table:table-cell office:value-type="float" office:value="1082369899">
            <text:p>1082369899</text:p>
          </table:table-cell>
          <table:table-cell office:value-type="float" office:value="16912089">
            <text:p>16912089</text:p>
          </table:table-cell>
          <table:table-cell office:value-type="float" office:value="541184949">
            <text:p>541184949</text:p>
          </table:table-cell>
          <table:table-cell office:value-type="float" office:value="0">
            <text:p>0</text:p>
          </table:table-cell>
          <table:table-cell office:value-type="float" office:value="360789966">
            <text:p>360789966</text:p>
          </table:table-cell>
          <table:table-cell office:value-type="float" office:value="0">
            <text:p>0</text:p>
          </table:table-cell>
          <table:table-cell office:value-type="float" office:value="360789966">
            <text:p>360789966</text:p>
          </table:table-cell>
          <table:table-cell office:value-type="float" office:value="0">
            <text:p>0</text:p>
          </table:table-cell>
          <table:table-cell office:value-type="float" office:value="180394983">
            <text:p>180394983</text:p>
          </table:table-cell>
          <table:table-cell office:value-type="float" office:value="1389">
            <text:p>1389</text:p>
          </table:table-cell>
          <table:table-cell office:value-type="float" office:value="721579933">
            <text:p>721579933</text:p>
          </table:table-cell>
          <table:table-cell office:value-type="float" office:value="1082369899">
            <text:p>1082369899</text:p>
          </table:table-cell>
          <table:table-cell office:value-type="float" office:value="3050231933">
            <text:p>3050231933</text:p>
          </table:table-cell>
          <table:table-cell office:value-type="float" office:value="9080322265">
            <text:p>9080322265</text:p>
          </table:table-cell>
          <table:table-cell office:value-type="float" office:value="879821777">
            <text:p>879821777</text:p>
          </table:table-cell>
          <table:table-cell office:value-type="float" office:value="239257812">
            <text:p>2392578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35898526">
            <text:p>1035898526</text:p>
          </table:table-cell>
          <table:table-cell office:value-type="float" office:value="12437264">
            <text:p>12437264</text:p>
          </table:table-cell>
          <table:table-cell office:value-type="float" office:value="1082636330">
            <text:p>1082636330</text:p>
          </table:table-cell>
          <table:table-cell office:value-type="float" office:value="3009487526">
            <text:p>3009487526</text:p>
          </table:table-cell>
          <table:table-cell office:value-type="float" office:value="1082125538">
            <text:p>10821255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908040">
            <text:p>64908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2212096">
            <text:p>1082212096</text:p>
          </table:table-cell>
          <table:table-cell table:number-columns-repeated="4" office:value-type="float" office:value="0">
            <text:p>0</text:p>
          </table:table-cell>
          <table:table-cell office:value-type="float" office:value="1082636330">
            <text:p>1082636330</text:p>
          </table:table-cell>
          <table:table-cell office:value-type="float" office:value="0">
            <text:p>0</text:p>
          </table:table-cell>
          <table:table-cell office:value-type="float" office:value="1082636330">
            <text:p>1082636330</text:p>
          </table:table-cell>
          <table:table-cell office:value-type="float" office:value="16916262">
            <text:p>16916262</text:p>
          </table:table-cell>
          <table:table-cell office:value-type="float" office:value="541318165">
            <text:p>541318165</text:p>
          </table:table-cell>
          <table:table-cell office:value-type="float" office:value="0">
            <text:p>0</text:p>
          </table:table-cell>
          <table:table-cell office:value-type="float" office:value="360878776">
            <text:p>360878776</text:p>
          </table:table-cell>
          <table:table-cell office:value-type="float" office:value="0">
            <text:p>0</text:p>
          </table:table-cell>
          <table:table-cell office:value-type="float" office:value="360878777">
            <text:p>360878777</text:p>
          </table:table-cell>
          <table:table-cell office:value-type="float" office:value="0">
            <text:p>0</text:p>
          </table:table-cell>
          <table:table-cell office:value-type="float" office:value="180439389">
            <text:p>180439389</text:p>
          </table:table-cell>
          <table:table-cell office:value-type="float" office:value="1600">
            <text:p>1600</text:p>
          </table:table-cell>
          <table:table-cell office:value-type="float" office:value="721757553">
            <text:p>721757553</text:p>
          </table:table-cell>
          <table:table-cell office:value-type="float" office:value="1082636330">
            <text:p>1082636330</text:p>
          </table:table-cell>
          <table:table-cell office:value-type="float" office:value="3150390625">
            <text:p>3150390625</text:p>
          </table:table-cell>
          <table:table-cell office:value-type="float" office:value="9008361816">
            <text:p>9008361816</text:p>
          </table:table-cell>
          <table:table-cell office:value-type="float" office:value="807189941">
            <text:p>807189941</text:p>
          </table:table-cell>
          <table:table-cell office:value-type="float" office:value="238220214">
            <text:p>238220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35752745">
            <text:p>1035752745</text:p>
          </table:table-cell>
          <table:table-cell office:value-type="float" office:value="12435673">
            <text:p>12435673</text:p>
          </table:table-cell>
          <table:table-cell office:value-type="float" office:value="1082605884">
            <text:p>1082605884</text:p>
          </table:table-cell>
          <table:table-cell office:value-type="float" office:value="3009118837">
            <text:p>3009118837</text:p>
          </table:table-cell>
          <table:table-cell office:value-type="float" office:value="1082096003">
            <text:p>108209600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64908148">
            <text:p>6490814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1082605884">
            <text:p>1082605884</text:p>
          </table:table-cell>
          <table:table-cell office:value-type="float" office:value="0">
            <text:p>0</text:p>
          </table:table-cell>
          <table:table-cell office:value-type="float" office:value="1082605884">
            <text:p>1082605884</text:p>
          </table:table-cell>
          <table:table-cell office:value-type="float" office:value="16915778">
            <text:p>16915778</text:p>
          </table:table-cell>
          <table:table-cell office:value-type="float" office:value="541302942">
            <text:p>541302942</text:p>
          </table:table-cell>
          <table:table-cell office:value-type="float" office:value="0">
            <text:p>0</text:p>
          </table:table-cell>
          <table:table-cell office:value-type="float" office:value="360868628">
            <text:p>360868628</text:p>
          </table:table-cell>
          <table:table-cell office:value-type="float" office:value="0">
            <text:p>0</text:p>
          </table:table-cell>
          <table:table-cell office:value-type="float" office:value="360868628">
            <text:p>360868628</text:p>
          </table:table-cell>
          <table:table-cell office:value-type="float" office:value="0">
            <text:p>0</text:p>
          </table:table-cell>
          <table:table-cell office:value-type="float" office:value="180434314">
            <text:p>180434314</text:p>
          </table:table-cell>
          <table:table-cell office:value-type="float" office:value="1616">
            <text:p>1616</text:p>
          </table:table-cell>
          <table:table-cell office:value-type="float" office:value="721737256">
            <text:p>721737256</text:p>
          </table:table-cell>
          <table:table-cell office:value-type="float" office:value="1082605884">
            <text:p>1082605884</text:p>
          </table:table-cell>
          <table:table-cell office:value-type="float" office:value="3025451660">
            <text:p>3025451660</text:p>
          </table:table-cell>
          <table:table-cell office:value-type="float" office:value="9051086425">
            <text:p>9051086425</text:p>
          </table:table-cell>
          <table:table-cell office:value-type="float" office:value="814941406">
            <text:p>814941406</text:p>
          </table:table-cell>
          <table:table-cell office:value-type="float" office:value="238891601">
            <text:p>2388916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36057371">
            <text:p>1036057371</text:p>
          </table:table-cell>
          <table:table-cell office:value-type="float" office:value="12439290">
            <text:p>12439290</text:p>
          </table:table-cell>
          <table:table-cell office:value-type="float" office:value="1082717935">
            <text:p>1082717935</text:p>
          </table:table-cell>
          <table:table-cell office:value-type="float" office:value="3009993064">
            <text:p>3009993064</text:p>
          </table:table-cell>
          <table:table-cell office:value-type="float" office:value="1082196979">
            <text:p>108219697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908040">
            <text:p>64908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2283184">
            <text:p>1082283184</text:p>
          </table:table-cell>
          <table:table-cell table:number-columns-repeated="4" office:value-type="float" office:value="0">
            <text:p>0</text:p>
          </table:table-cell>
          <table:table-cell office:value-type="float" office:value="1082717935">
            <text:p>1082717935</text:p>
          </table:table-cell>
          <table:table-cell office:value-type="float" office:value="0">
            <text:p>0</text:p>
          </table:table-cell>
          <table:table-cell office:value-type="float" office:value="1082717935">
            <text:p>1082717935</text:p>
          </table:table-cell>
          <table:table-cell office:value-type="float" office:value="16917532">
            <text:p>16917532</text:p>
          </table:table-cell>
          <table:table-cell office:value-type="float" office:value="541358967">
            <text:p>541358967</text:p>
          </table:table-cell>
          <table:table-cell office:value-type="float" office:value="0">
            <text:p>0</text:p>
          </table:table-cell>
          <table:table-cell office:value-type="float" office:value="360905979">
            <text:p>360905979</text:p>
          </table:table-cell>
          <table:table-cell office:value-type="float" office:value="0">
            <text:p>0</text:p>
          </table:table-cell>
          <table:table-cell office:value-type="float" office:value="360905978">
            <text:p>360905978</text:p>
          </table:table-cell>
          <table:table-cell office:value-type="float" office:value="0">
            <text:p>0</text:p>
          </table:table-cell>
          <table:table-cell office:value-type="float" office:value="180452989">
            <text:p>180452989</text:p>
          </table:table-cell>
          <table:table-cell office:value-type="float" office:value="1079204896">
            <text:p>1079204896</text:p>
          </table:table-cell>
          <table:table-cell office:value-type="float" office:value="721811957">
            <text:p>721811957</text:p>
          </table:table-cell>
          <table:table-cell office:value-type="float" office:value="1082717935">
            <text:p>1082717935</text:p>
          </table:table-cell>
          <table:table-cell office:value-type="float" office:value="3132690429">
            <text:p>3132690429</text:p>
          </table:table-cell>
          <table:table-cell office:value-type="float" office:value="9053833007">
            <text:p>9053833007</text:p>
          </table:table-cell>
          <table:table-cell office:value-type="float" office:value="817749023">
            <text:p>817749023</text:p>
          </table:table-cell>
          <table:table-cell office:value-type="float" office:value="238830566">
            <text:p>23883056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96996195">
            <text:p>1096996195</text:p>
          </table:table-cell>
          <table:table-cell office:value-type="float" office:value="13170342">
            <text:p>13170342</text:p>
          </table:table-cell>
          <table:table-cell office:value-type="float" office:value="1146885591">
            <text:p>1146885591</text:p>
          </table:table-cell>
          <table:table-cell office:value-type="float" office:value="3186921339">
            <text:p>3186921339</text:p>
          </table:table-cell>
          <table:table-cell office:value-type="float" office:value="1146398718">
            <text:p>11463987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29164176">
            <text:p>12916417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2256002">
            <text:p>32256002</text:p>
          </table:table-cell>
          <table:table-cell office:value-type="float" office:value="1147506920">
            <text:p>1147506920</text:p>
          </table:table-cell>
          <table:table-cell table:number-columns-repeated="4" office:value-type="float" office:value="0">
            <text:p>0</text:p>
          </table:table-cell>
          <table:table-cell office:value-type="float" office:value="1146885591">
            <text:p>1146885591</text:p>
          </table:table-cell>
          <table:table-cell office:value-type="float" office:value="0">
            <text:p>0</text:p>
          </table:table-cell>
          <table:table-cell office:value-type="float" office:value="1146885591">
            <text:p>1146885591</text:p>
          </table:table-cell>
          <table:table-cell office:value-type="float" office:value="17920145">
            <text:p>17920145</text:p>
          </table:table-cell>
          <table:table-cell office:value-type="float" office:value="573442796">
            <text:p>573442796</text:p>
          </table:table-cell>
          <table:table-cell office:value-type="float" office:value="0">
            <text:p>0</text:p>
          </table:table-cell>
          <table:table-cell office:value-type="float" office:value="382295197">
            <text:p>382295197</text:p>
          </table:table-cell>
          <table:table-cell office:value-type="float" office:value="0">
            <text:p>0</text:p>
          </table:table-cell>
          <table:table-cell office:value-type="float" office:value="382295197">
            <text:p>382295197</text:p>
          </table:table-cell>
          <table:table-cell office:value-type="float" office:value="0">
            <text:p>0</text:p>
          </table:table-cell>
          <table:table-cell office:value-type="float" office:value="191147598">
            <text:p>191147598</text:p>
          </table:table-cell>
          <table:table-cell office:value-type="float" office:value="1143792291">
            <text:p>1143792291</text:p>
          </table:table-cell>
          <table:table-cell office:value-type="float" office:value="764590394">
            <text:p>764590394</text:p>
          </table:table-cell>
          <table:table-cell office:value-type="float" office:value="1146885591">
            <text:p>1146885591</text:p>
          </table:table-cell>
          <table:table-cell office:value-type="float" office:value="3338317871">
            <text:p>3338317871</text:p>
          </table:table-cell>
          <table:table-cell office:value-type="float" office:value="9903198242">
            <text:p>9903198242</text:p>
          </table:table-cell>
          <table:table-cell office:value-type="float" office:value="1177368164">
            <text:p>1177368164</text:p>
          </table:table-cell>
          <table:table-cell office:value-type="float" office:value="252746582">
            <text:p>2527465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27679531">
            <text:p>1127679531</text:p>
          </table:table-cell>
          <table:table-cell office:value-type="float" office:value="13538746">
            <text:p>13538746</text:p>
          </table:table-cell>
          <table:table-cell office:value-type="float" office:value="1179125957">
            <text:p>1179125957</text:p>
          </table:table-cell>
          <table:table-cell office:value-type="float" office:value="3276060855">
            <text:p>3276060855</text:p>
          </table:table-cell>
          <table:table-cell office:value-type="float" office:value="1178606015">
            <text:p>11786060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7676124">
            <text:p>257676124</text:p>
          </table:table-cell>
          <table:table-cell table:number-columns-repeated="11" office:value-type="float" office:value="0">
            <text:p>0</text:p>
          </table:table-cell>
          <table:table-cell office:value-type="float" office:value="64512004">
            <text:p>64512004</text:p>
          </table:table-cell>
          <table:table-cell office:value-type="float" office:value="1179786712">
            <text:p>1179786712</text:p>
          </table:table-cell>
          <table:table-cell table:number-columns-repeated="4" office:value-type="float" office:value="0">
            <text:p>0</text:p>
          </table:table-cell>
          <table:table-cell office:value-type="float" office:value="1179125957">
            <text:p>1179125957</text:p>
          </table:table-cell>
          <table:table-cell office:value-type="float" office:value="0">
            <text:p>0</text:p>
          </table:table-cell>
          <table:table-cell office:value-type="float" office:value="1179125957">
            <text:p>1179125957</text:p>
          </table:table-cell>
          <table:table-cell office:value-type="float" office:value="18423910">
            <text:p>18423910</text:p>
          </table:table-cell>
          <table:table-cell office:value-type="float" office:value="589562979">
            <text:p>589562979</text:p>
          </table:table-cell>
          <table:table-cell office:value-type="float" office:value="0">
            <text:p>0</text:p>
          </table:table-cell>
          <table:table-cell office:value-type="float" office:value="393041986">
            <text:p>393041986</text:p>
          </table:table-cell>
          <table:table-cell office:value-type="float" office:value="0">
            <text:p>0</text:p>
          </table:table-cell>
          <table:table-cell office:value-type="float" office:value="393041986">
            <text:p>393041986</text:p>
          </table:table-cell>
          <table:table-cell office:value-type="float" office:value="0">
            <text:p>0</text:p>
          </table:table-cell>
          <table:table-cell office:value-type="float" office:value="196520993">
            <text:p>196520993</text:p>
          </table:table-cell>
          <table:table-cell office:value-type="float" office:value="1176110947">
            <text:p>1176110947</text:p>
          </table:table-cell>
          <table:table-cell office:value-type="float" office:value="786083971">
            <text:p>786083971</text:p>
          </table:table-cell>
          <table:table-cell office:value-type="float" office:value="1179125957">
            <text:p>1179125957</text:p>
          </table:table-cell>
          <table:table-cell office:value-type="float" office:value="3444641113">
            <text:p>3444641113</text:p>
          </table:table-cell>
          <table:table-cell office:value-type="float" office:value="10063354492">
            <text:p>10063354492</text:p>
          </table:table-cell>
          <table:table-cell office:value-type="float" office:value="944946289">
            <text:p>944946289</text:p>
          </table:table-cell>
          <table:table-cell office:value-type="float" office:value="260559082">
            <text:p>2605590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28957159">
            <text:p>1128957159</text:p>
          </table:table-cell>
          <table:table-cell office:value-type="float" office:value="13575078">
            <text:p>13575078</text:p>
          </table:table-cell>
          <table:table-cell office:value-type="float" office:value="1181396550">
            <text:p>1181396550</text:p>
          </table:table-cell>
          <table:table-cell office:value-type="float" office:value="3280541370">
            <text:p>3280541370</text:p>
          </table:table-cell>
          <table:table-cell office:value-type="float" office:value="1181154028">
            <text:p>118115402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2836">
            <text:p>132836</text:p>
          </table:table-cell>
          <table:table-cell table:number-columns-repeated="14" office:value-type="float" office:value="516917516">
            <text:p>516917516</text:p>
          </table:table-cell>
          <table:table-cell office:value-type="float" office:value="531062">
            <text:p>531062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5">
            <text:p>524895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32">
            <text:p>134332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08">
            <text:p>129024008</text:p>
          </table:table-cell>
          <table:table-cell office:value-type="float" office:value="1182356272">
            <text:p>1182356272</text:p>
          </table:table-cell>
          <table:table-cell table:number-columns-repeated="4" office:value-type="float" office:value="0">
            <text:p>0</text:p>
          </table:table-cell>
          <table:table-cell office:value-type="float" office:value="1181396550">
            <text:p>1181396550</text:p>
          </table:table-cell>
          <table:table-cell office:value-type="float" office:value="0">
            <text:p>0</text:p>
          </table:table-cell>
          <table:table-cell office:value-type="float" office:value="1181396550">
            <text:p>1181396550</text:p>
          </table:table-cell>
          <table:table-cell office:value-type="float" office:value="18459395">
            <text:p>18459395</text:p>
          </table:table-cell>
          <table:table-cell office:value-type="float" office:value="590698275">
            <text:p>590698275</text:p>
          </table:table-cell>
          <table:table-cell office:value-type="float" office:value="0">
            <text:p>0</text:p>
          </table:table-cell>
          <table:table-cell office:value-type="float" office:value="393798850">
            <text:p>393798850</text:p>
          </table:table-cell>
          <table:table-cell office:value-type="float" office:value="0">
            <text:p>0</text:p>
          </table:table-cell>
          <table:table-cell office:value-type="float" office:value="393798850">
            <text:p>393798850</text:p>
          </table:table-cell>
          <table:table-cell office:value-type="float" office:value="0">
            <text:p>0</text:p>
          </table:table-cell>
          <table:table-cell office:value-type="float" office:value="196899425">
            <text:p>196899425</text:p>
          </table:table-cell>
          <table:table-cell office:value-type="float" office:value="1177419623">
            <text:p>1177419623</text:p>
          </table:table-cell>
          <table:table-cell office:value-type="float" office:value="787597700">
            <text:p>787597700</text:p>
          </table:table-cell>
          <table:table-cell office:value-type="float" office:value="1181396550">
            <text:p>1181396550</text:p>
          </table:table-cell>
          <table:table-cell office:value-type="float" office:value="3406921386">
            <text:p>3406921386</text:p>
          </table:table-cell>
          <table:table-cell office:value-type="float" office:value="10313354492">
            <text:p>10313354492</text:p>
          </table:table-cell>
          <table:table-cell office:value-type="float" office:value="984191894">
            <text:p>984191894</text:p>
          </table:table-cell>
          <table:table-cell office:value-type="float" office:value="262207031">
            <text:p>26220703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127857969">
            <text:p>1127857969</text:p>
          </table:table-cell>
          <table:table-cell office:value-type="float" office:value="13540930">
            <text:p>13540930</text:p>
          </table:table-cell>
          <table:table-cell office:value-type="float" office:value="1179235876">
            <text:p>1179235876</text:p>
          </table:table-cell>
          <table:table-cell office:value-type="float" office:value="3276588869">
            <text:p>3276588869</text:p>
          </table:table-cell>
          <table:table-cell office:value-type="float" office:value="1178712549">
            <text:p>117871254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0704496">
            <text:p>1030704496</text:p>
          </table:table-cell>
          <table:table-cell table:number-columns-repeated="11" office:value-type="float" office:value="0">
            <text:p>0</text:p>
          </table:table-cell>
          <table:table-cell office:value-type="float" office:value="258048016">
            <text:p>258048016</text:p>
          </table:table-cell>
          <table:table-cell office:value-type="float" office:value="1178798272">
            <text:p>1178798272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179235876">
            <text:p>1179235876</text:p>
          </table:table-cell>
          <table:table-cell office:value-type="float" office:value="0">
            <text:p>0</text:p>
          </table:table-cell>
          <table:table-cell office:value-type="float" office:value="1179235876">
            <text:p>1179235876</text:p>
          </table:table-cell>
          <table:table-cell office:value-type="float" office:value="18425625">
            <text:p>18425625</text:p>
          </table:table-cell>
          <table:table-cell office:value-type="float" office:value="589617938">
            <text:p>589617938</text:p>
          </table:table-cell>
          <table:table-cell office:value-type="float" office:value="0">
            <text:p>0</text:p>
          </table:table-cell>
          <table:table-cell office:value-type="float" office:value="393078626">
            <text:p>393078626</text:p>
          </table:table-cell>
          <table:table-cell office:value-type="float" office:value="0">
            <text:p>0</text:p>
          </table:table-cell>
          <table:table-cell office:value-type="float" office:value="393078625">
            <text:p>393078625</text:p>
          </table:table-cell>
          <table:table-cell office:value-type="float" office:value="0">
            <text:p>0</text:p>
          </table:table-cell>
          <table:table-cell office:value-type="float" office:value="196539313">
            <text:p>196539313</text:p>
          </table:table-cell>
          <table:table-cell office:value-type="float" office:value="5807">
            <text:p>5807</text:p>
          </table:table-cell>
          <table:table-cell office:value-type="float" office:value="786157250">
            <text:p>786157250</text:p>
          </table:table-cell>
          <table:table-cell office:value-type="float" office:value="1179235876">
            <text:p>1179235876</text:p>
          </table:table-cell>
          <table:table-cell office:value-type="float" office:value="3593383789">
            <text:p>3593383789</text:p>
          </table:table-cell>
          <table:table-cell office:value-type="float" office:value="10812988281">
            <text:p>10812988281</text:p>
          </table:table-cell>
          <table:table-cell office:value-type="float" office:value="886779785">
            <text:p>886779785</text:p>
          </table:table-cell>
          <table:table-cell office:value-type="float" office:value="259155273">
            <text:p>2591552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251770991">
            <text:p>1251770991</text:p>
          </table:table-cell>
          <table:table-cell office:value-type="float" office:value="15027887">
            <text:p>15027887</text:p>
          </table:table-cell>
          <table:table-cell office:value-type="float" office:value="1308447459">
            <text:p>1308447459</text:p>
          </table:table-cell>
          <table:table-cell office:value-type="float" office:value="3636434195">
            <text:p>3636434195</text:p>
          </table:table-cell>
          <table:table-cell office:value-type="float" office:value="1307924108">
            <text:p>130792410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61408992">
            <text:p>2061408992</text:p>
          </table:table-cell>
          <table:table-cell table:number-columns-repeated="11" office:value-type="float" office:value="0">
            <text:p>0</text:p>
          </table:table-cell>
          <table:table-cell office:value-type="float" office:value="516096032">
            <text:p>516096032</text:p>
          </table:table-cell>
          <table:table-cell office:value-type="float" office:value="1308011192">
            <text:p>1308011192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08447459">
            <text:p>1308447459</text:p>
          </table:table-cell>
          <table:table-cell office:value-type="float" office:value="0">
            <text:p>0</text:p>
          </table:table-cell>
          <table:table-cell office:value-type="float" office:value="1308447459">
            <text:p>1308447459</text:p>
          </table:table-cell>
          <table:table-cell office:value-type="float" office:value="20444565">
            <text:p>20444565</text:p>
          </table:table-cell>
          <table:table-cell office:value-type="float" office:value="654223730">
            <text:p>654223730</text:p>
          </table:table-cell>
          <table:table-cell office:value-type="float" office:value="0">
            <text:p>0</text:p>
          </table:table-cell>
          <table:table-cell office:value-type="float" office:value="436149153">
            <text:p>436149153</text:p>
          </table:table-cell>
          <table:table-cell office:value-type="float" office:value="0">
            <text:p>0</text:p>
          </table:table-cell>
          <table:table-cell office:value-type="float" office:value="436149153">
            <text:p>436149153</text:p>
          </table:table-cell>
          <table:table-cell office:value-type="float" office:value="0">
            <text:p>0</text:p>
          </table:table-cell>
          <table:table-cell office:value-type="float" office:value="218074576">
            <text:p>218074576</text:p>
          </table:table-cell>
          <table:table-cell office:value-type="float" office:value="3871">
            <text:p>3871</text:p>
          </table:table-cell>
          <table:table-cell office:value-type="float" office:value="872298306">
            <text:p>872298306</text:p>
          </table:table-cell>
          <table:table-cell office:value-type="float" office:value="1308447459">
            <text:p>1308447459</text:p>
          </table:table-cell>
          <table:table-cell office:value-type="float" office:value="4162841796">
            <text:p>4162841796</text:p>
          </table:table-cell>
          <table:table-cell office:value-type="float" office:value="12964233398">
            <text:p>12964233398</text:p>
          </table:table-cell>
          <table:table-cell office:value-type="float" office:value="1053222656">
            <text:p>1053222656</text:p>
          </table:table-cell>
          <table:table-cell office:value-type="float" office:value="288879394">
            <text:p>2888793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401538114">
            <text:p>1401538114</text:p>
          </table:table-cell>
          <table:table-cell office:value-type="float" office:value="16825126">
            <text:p>16825126</text:p>
          </table:table-cell>
          <table:table-cell office:value-type="float" office:value="1464481554">
            <text:p>1464481554</text:p>
          </table:table-cell>
          <table:table-cell office:value-type="float" office:value="4071358822">
            <text:p>4071358822</text:p>
          </table:table-cell>
          <table:table-cell office:value-type="float" office:value="1463971808">
            <text:p>14639718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4122818104">
            <text:p>412281810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032192064">
            <text:p>1032192064</text:p>
          </table:table-cell>
          <table:table-cell office:value-type="float" office:value="1464084344">
            <text:p>1464084344</text:p>
          </table:table-cell>
          <table:table-cell table:number-columns-repeated="3"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64481554">
            <text:p>1464481554</text:p>
          </table:table-cell>
          <table:table-cell office:value-type="float" office:value="0">
            <text:p>0</text:p>
          </table:table-cell>
          <table:table-cell office:value-type="float" office:value="1464481554">
            <text:p>1464481554</text:p>
          </table:table-cell>
          <table:table-cell office:value-type="float" office:value="22882615">
            <text:p>22882615</text:p>
          </table:table-cell>
          <table:table-cell office:value-type="float" office:value="732240777">
            <text:p>732240777</text:p>
          </table:table-cell>
          <table:table-cell office:value-type="float" office:value="0">
            <text:p>0</text:p>
          </table:table-cell>
          <table:table-cell office:value-type="float" office:value="488160518">
            <text:p>488160518</text:p>
          </table:table-cell>
          <table:table-cell office:value-type="float" office:value="0">
            <text:p>0</text:p>
          </table:table-cell>
          <table:table-cell office:value-type="float" office:value="488160518">
            <text:p>488160518</text:p>
          </table:table-cell>
          <table:table-cell office:value-type="float" office:value="0">
            <text:p>0</text:p>
          </table:table-cell>
          <table:table-cell office:value-type="float" office:value="244080259">
            <text:p>244080259</text:p>
          </table:table-cell>
          <table:table-cell office:value-type="float" office:value="6558">
            <text:p>6558</text:p>
          </table:table-cell>
          <table:table-cell office:value-type="float" office:value="976321036">
            <text:p>976321036</text:p>
          </table:table-cell>
          <table:table-cell office:value-type="float" office:value="1464481554">
            <text:p>1464481554</text:p>
          </table:table-cell>
          <table:table-cell office:value-type="float" office:value="4995239257">
            <text:p>4995239257</text:p>
          </table:table-cell>
          <table:table-cell office:value-type="float" office:value="16506835937">
            <text:p>16506835937</text:p>
          </table:table-cell>
          <table:table-cell office:value-type="float" office:value="1522033691">
            <text:p>1522033691</text:p>
          </table:table-cell>
          <table:table-cell office:value-type="float" office:value="323669433">
            <text:p>3236694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574700953">
            <text:p>1574700953</text:p>
          </table:table-cell>
          <table:table-cell office:value-type="float" office:value="18903078">
            <text:p>18903078</text:p>
          </table:table-cell>
          <table:table-cell office:value-type="float" office:value="1646531591">
            <text:p>1646531591</text:p>
          </table:table-cell>
          <table:table-cell office:value-type="float" office:value="279257125">
            <text:p>279257125</text:p>
          </table:table-cell>
          <table:table-cell office:value-type="float" office:value="1646007814">
            <text:p>1646007814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184226976">
            <text:p>6184226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548288096">
            <text:p>1548288096</text:p>
          </table:table-cell>
          <table:table-cell table:number-columns-repeated="5" office:value-type="float" office:value="0">
            <text:p>0</text:p>
          </table:table-cell>
          <table:table-cell office:value-type="float" office:value="1646531591">
            <text:p>1646531591</text:p>
          </table:table-cell>
          <table:table-cell office:value-type="float" office:value="10560">
            <text:p>10560</text:p>
          </table:table-cell>
          <table:table-cell office:value-type="float" office:value="1646531591">
            <text:p>1646531591</text:p>
          </table:table-cell>
          <table:table-cell office:value-type="float" office:value="25727145">
            <text:p>25727145</text:p>
          </table:table-cell>
          <table:table-cell office:value-type="float" office:value="823265795">
            <text:p>823265795</text:p>
          </table:table-cell>
          <table:table-cell office:value-type="float" office:value="0">
            <text:p>0</text:p>
          </table:table-cell>
          <table:table-cell office:value-type="float" office:value="548843864">
            <text:p>548843864</text:p>
          </table:table-cell>
          <table:table-cell office:value-type="float" office:value="0">
            <text:p>0</text:p>
          </table:table-cell>
          <table:table-cell office:value-type="float" office:value="548843864">
            <text:p>548843864</text:p>
          </table:table-cell>
          <table:table-cell office:value-type="float" office:value="1646531591">
            <text:p>1646531591</text:p>
          </table:table-cell>
          <table:table-cell office:value-type="float" office:value="274421932">
            <text:p>274421932</text:p>
          </table:table-cell>
          <table:table-cell office:value-type="float" office:value="1642461789">
            <text:p>1642461789</text:p>
          </table:table-cell>
          <table:table-cell office:value-type="float" office:value="1097687728">
            <text:p>1097687728</text:p>
          </table:table-cell>
          <table:table-cell office:value-type="float" office:value="1646531591">
            <text:p>1646531591</text:p>
          </table:table-cell>
          <table:table-cell office:value-type="float" office:value="6071228027">
            <text:p>6071228027</text:p>
          </table:table-cell>
          <table:table-cell office:value-type="float" office:value="20034973144">
            <text:p>20034973144</text:p>
          </table:table-cell>
          <table:table-cell office:value-type="float" office:value="1683227539">
            <text:p>1683227539</text:p>
          </table:table-cell>
          <table:table-cell office:value-type="float" office:value="366882324">
            <text:p>36688232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23342983">
            <text:p>1423342983</text:p>
          </table:table-cell>
          <table:table-cell office:value-type="float" office:value="17086549">
            <text:p>17086549</text:p>
          </table:table-cell>
          <table:table-cell office:value-type="float" office:value="1486558005">
            <text:p>1486558005</text:p>
          </table:table-cell>
          <table:table-cell office:value-type="float" office:value="4134626430">
            <text:p>4134626430</text:p>
          </table:table-cell>
          <table:table-cell office:value-type="float" office:value="1486053684">
            <text:p>148605368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184285632">
            <text:p>6184285632</text:p>
          </table:table-cell>
          <table:table-cell table:number-columns-repeated="11" office:value-type="float" office:value="0">
            <text:p>0</text:p>
          </table:table-cell>
          <table:table-cell office:value-type="float" office:value="2064384128">
            <text:p>2064384128</text:p>
          </table:table-cell>
          <table:table-cell table:number-columns-repeated="5" office:value-type="float" office:value="0">
            <text:p>0</text:p>
          </table:table-cell>
          <table:table-cell office:value-type="float" office:value="1486558005">
            <text:p>1486558005</text:p>
          </table:table-cell>
          <table:table-cell office:value-type="float" office:value="14273">
            <text:p>14273</text:p>
          </table:table-cell>
          <table:table-cell office:value-type="float" office:value="1486558005">
            <text:p>1486558005</text:p>
          </table:table-cell>
          <table:table-cell office:value-type="float" office:value="23227570">
            <text:p>23227570</text:p>
          </table:table-cell>
          <table:table-cell office:value-type="float" office:value="743279002">
            <text:p>743279002</text:p>
          </table:table-cell>
          <table:table-cell office:value-type="float" office:value="0">
            <text:p>0</text:p>
          </table:table-cell>
          <table:table-cell office:value-type="float" office:value="495519335">
            <text:p>495519335</text:p>
          </table:table-cell>
          <table:table-cell office:value-type="float" office:value="0">
            <text:p>0</text:p>
          </table:table-cell>
          <table:table-cell office:value-type="float" office:value="495519335">
            <text:p>495519335</text:p>
          </table:table-cell>
          <table:table-cell office:value-type="float" office:value="1486558005">
            <text:p>1486558005</text:p>
          </table:table-cell>
          <table:table-cell office:value-type="float" office:value="247759668">
            <text:p>247759668</text:p>
          </table:table-cell>
          <table:table-cell office:value-type="float" office:value="1481091903">
            <text:p>1481091903</text:p>
          </table:table-cell>
          <table:table-cell office:value-type="float" office:value="991038670">
            <text:p>991038670</text:p>
          </table:table-cell>
          <table:table-cell office:value-type="float" office:value="1486558005">
            <text:p>1486558005</text:p>
          </table:table-cell>
          <table:table-cell office:value-type="float" office:value="5817199707">
            <text:p>5817199707</text:p>
          </table:table-cell>
          <table:table-cell office:value-type="float" office:value="19549377441">
            <text:p>19549377441</text:p>
          </table:table-cell>
          <table:table-cell office:value-type="float" office:value="1242553710">
            <text:p>1242553710</text:p>
          </table:table-cell>
          <table:table-cell office:value-type="float" office:value="341857910">
            <text:p>3418579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492592504">
            <text:p>1492592504</text:p>
          </table:table-cell>
          <table:table-cell office:value-type="float" office:value="17917552">
            <text:p>17917552</text:p>
          </table:table-cell>
          <table:table-cell office:value-type="float" office:value="1560550585">
            <text:p>1560550585</text:p>
          </table:table-cell>
          <table:table-cell office:value-type="float" office:value="40796924">
            <text:p>40796924</text:p>
          </table:table-cell>
          <table:table-cell office:value-type="float" office:value="1560059077">
            <text:p>156005907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6184197884">
            <text:p>618419788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80480160">
            <text:p>2580480160</text:p>
          </table:table-cell>
          <table:table-cell table:number-columns-repeated="5" office:value-type="float" office:value="0">
            <text:p>0</text:p>
          </table:table-cell>
          <table:table-cell office:value-type="float" office:value="1560550585">
            <text:p>1560550585</text:p>
          </table:table-cell>
          <table:table-cell office:value-type="float" office:value="0">
            <text:p>0</text:p>
          </table:table-cell>
          <table:table-cell office:value-type="float" office:value="1560550585">
            <text:p>1560550585</text:p>
          </table:table-cell>
          <table:table-cell office:value-type="float" office:value="24383674">
            <text:p>24383674</text:p>
          </table:table-cell>
          <table:table-cell office:value-type="float" office:value="780275292">
            <text:p>780275292</text:p>
          </table:table-cell>
          <table:table-cell office:value-type="float" office:value="0">
            <text:p>0</text:p>
          </table:table-cell>
          <table:table-cell office:value-type="float" office:value="520183528">
            <text:p>520183528</text:p>
          </table:table-cell>
          <table:table-cell office:value-type="float" office:value="0">
            <text:p>0</text:p>
          </table:table-cell>
          <table:table-cell office:value-type="float" office:value="520183529">
            <text:p>520183529</text:p>
          </table:table-cell>
          <table:table-cell office:value-type="float" office:value="0">
            <text:p>0</text:p>
          </table:table-cell>
          <table:table-cell office:value-type="float" office:value="260091765">
            <text:p>260091765</text:p>
          </table:table-cell>
          <table:table-cell office:value-type="float" office:value="1868">
            <text:p>1868</text:p>
          </table:table-cell>
          <table:table-cell office:value-type="float" office:value="1040367057">
            <text:p>1040367057</text:p>
          </table:table-cell>
          <table:table-cell office:value-type="float" office:value="1560550585">
            <text:p>1560550585</text:p>
          </table:table-cell>
          <table:table-cell office:value-type="float" office:value="6358398437">
            <text:p>6358398437</text:p>
          </table:table-cell>
          <table:table-cell office:value-type="float" office:value="22071105957">
            <text:p>22071105957</text:p>
          </table:table-cell>
          <table:table-cell office:value-type="float" office:value="1547180175">
            <text:p>1547180175</text:p>
          </table:table-cell>
          <table:table-cell office:value-type="float" office:value="343688964">
            <text:p>3436889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588420275">
            <text:p>1588420275</text:p>
          </table:table-cell>
          <table:table-cell office:value-type="float" office:value="19088545">
            <text:p>19088545</text:p>
          </table:table-cell>
          <table:table-cell office:value-type="float" office:value="1662791094">
            <text:p>1662791094</text:p>
          </table:table-cell>
          <table:table-cell office:value-type="float" office:value="319867034">
            <text:p>319867034</text:p>
          </table:table-cell>
          <table:table-cell office:value-type="float" office:value="1662553944">
            <text:p>166255394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2836">
            <text:p>132836</text:p>
          </table:table-cell>
          <table:table-cell table:number-columns-repeated="14" office:value-type="float" office:value="6185613412">
            <text:p>6185613412</text:p>
          </table:table-cell>
          <table:table-cell office:value-type="float" office:value="531062">
            <text:p>531062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5">
            <text:p>524895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58">
            <text:p>134358</text:p>
          </table:table-cell>
          <table:table-cell table:number-columns-repeated="2" office:value-type="float" office:value="0">
            <text:p>0</text:p>
          </table:table-cell>
          <table:table-cell office:value-type="float" office:value="3096576192">
            <text:p>3096576192</text:p>
          </table:table-cell>
          <table:table-cell office:value-type="float" office:value="1662635576">
            <text:p>1662635576</text:p>
          </table:table-cell>
          <table:table-cell table:number-columns-repeated="4" office:value-type="float" office:value="0">
            <text:p>0</text:p>
          </table:table-cell>
          <table:table-cell office:value-type="float" office:value="1662791094">
            <text:p>1662791094</text:p>
          </table:table-cell>
          <table:table-cell office:value-type="float" office:value="0">
            <text:p>0</text:p>
          </table:table-cell>
          <table:table-cell office:value-type="float" office:value="1662791094">
            <text:p>1662791094</text:p>
          </table:table-cell>
          <table:table-cell office:value-type="float" office:value="25981188">
            <text:p>25981188</text:p>
          </table:table-cell>
          <table:table-cell office:value-type="float" office:value="831395547">
            <text:p>831395547</text:p>
          </table:table-cell>
          <table:table-cell office:value-type="float" office:value="0">
            <text:p>0</text:p>
          </table:table-cell>
          <table:table-cell office:value-type="float" office:value="554263698">
            <text:p>554263698</text:p>
          </table:table-cell>
          <table:table-cell office:value-type="float" office:value="0">
            <text:p>0</text:p>
          </table:table-cell>
          <table:table-cell office:value-type="float" office:value="554263698">
            <text:p>554263698</text:p>
          </table:table-cell>
          <table:table-cell office:value-type="float" office:value="1662791094">
            <text:p>1662791094</text:p>
          </table:table-cell>
          <table:table-cell office:value-type="float" office:value="277131849">
            <text:p>277131849</text:p>
          </table:table-cell>
          <table:table-cell office:value-type="float" office:value="45861">
            <text:p>45861</text:p>
          </table:table-cell>
          <table:table-cell office:value-type="float" office:value="1108527396">
            <text:p>1108527396</text:p>
          </table:table-cell>
          <table:table-cell office:value-type="float" office:value="1662791094">
            <text:p>1662791094</text:p>
          </table:table-cell>
          <table:table-cell office:value-type="float" office:value="6944335937">
            <text:p>6944335937</text:p>
          </table:table-cell>
          <table:table-cell office:value-type="float" office:value="24151550292">
            <text:p>24151550292</text:p>
          </table:table-cell>
          <table:table-cell office:value-type="float" office:value="1399169921">
            <text:p>1399169921</text:p>
          </table:table-cell>
          <table:table-cell office:value-type="float" office:value="366699218">
            <text:p>3666992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869309140">
            <text:p>1869309140</text:p>
          </table:table-cell>
          <table:table-cell office:value-type="float" office:value="22438382">
            <text:p>22438382</text:p>
          </table:table-cell>
          <table:table-cell office:value-type="float" office:value="1954186235">
            <text:p>1954186235</text:p>
          </table:table-cell>
          <table:table-cell office:value-type="float" office:value="1134796150">
            <text:p>1134796150</text:p>
          </table:table-cell>
          <table:table-cell office:value-type="float" office:value="1953677480">
            <text:p>19536774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7214450550">
            <text:p>72144505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612672224">
            <text:p>3612672224</text:p>
          </table:table-cell>
          <table:table-cell office:value-type="float" office:value="1953788048">
            <text:p>1953788048</text:p>
          </table:table-cell>
          <table:table-cell table:number-columns-repeated="4" office:value-type="float" office:value="0">
            <text:p>0</text:p>
          </table:table-cell>
          <table:table-cell office:value-type="float" office:value="1954186235">
            <text:p>1954186235</text:p>
          </table:table-cell>
          <table:table-cell office:value-type="float" office:value="0">
            <text:p>0</text:p>
          </table:table-cell>
          <table:table-cell office:value-type="float" office:value="1954186235">
            <text:p>1954186235</text:p>
          </table:table-cell>
          <table:table-cell office:value-type="float" office:value="30534260">
            <text:p>30534260</text:p>
          </table:table-cell>
          <table:table-cell office:value-type="float" office:value="977093117">
            <text:p>977093117</text:p>
          </table:table-cell>
          <table:table-cell office:value-type="float" office:value="0">
            <text:p>0</text:p>
          </table:table-cell>
          <table:table-cell office:value-type="float" office:value="651395412">
            <text:p>651395412</text:p>
          </table:table-cell>
          <table:table-cell office:value-type="float" office:value="0">
            <text:p>0</text:p>
          </table:table-cell>
          <table:table-cell office:value-type="float" office:value="651395412">
            <text:p>651395412</text:p>
          </table:table-cell>
          <table:table-cell office:value-type="float" office:value="1954186235">
            <text:p>1954186235</text:p>
          </table:table-cell>
          <table:table-cell office:value-type="float" office:value="325697706">
            <text:p>325697706</text:p>
          </table:table-cell>
          <table:table-cell office:value-type="float" office:value="2417">
            <text:p>2417</text:p>
          </table:table-cell>
          <table:table-cell office:value-type="float" office:value="1302790824">
            <text:p>1302790824</text:p>
          </table:table-cell>
          <table:table-cell office:value-type="float" office:value="1954186235">
            <text:p>1954186235</text:p>
          </table:table-cell>
          <table:table-cell office:value-type="float" office:value="7946166992">
            <text:p>7946166992</text:p>
          </table:table-cell>
          <table:table-cell office:value-type="float" office:value="28281555175">
            <text:p>28281555175</text:p>
          </table:table-cell>
          <table:table-cell office:value-type="float" office:value="1633666992">
            <text:p>1633666992</text:p>
          </table:table-cell>
          <table:table-cell office:value-type="float" office:value="430175781">
            <text:p>4301757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218391895">
            <text:p>2218391895</text:p>
          </table:table-cell>
          <table:table-cell office:value-type="float" office:value="26627454">
            <text:p>26627454</text:p>
          </table:table-cell>
          <table:table-cell office:value-type="float" office:value="2318447525">
            <text:p>2318447525</text:p>
          </table:table-cell>
          <table:table-cell office:value-type="float" office:value="2148544536">
            <text:p>2148544536</text:p>
          </table:table-cell>
          <table:table-cell office:value-type="float" office:value="2317933656">
            <text:p>231793365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8243778924">
            <text:p>824377892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128768256">
            <text:p>4128768256</text:p>
          </table:table-cell>
          <table:table-cell office:value-type="float" office:value="2319109232">
            <text:p>2319109232</text:p>
          </table:table-cell>
          <table:table-cell table:number-columns-repeated="4" office:value-type="float" office:value="0">
            <text:p>0</text:p>
          </table:table-cell>
          <table:table-cell office:value-type="float" office:value="2318447525">
            <text:p>2318447525</text:p>
          </table:table-cell>
          <table:table-cell office:value-type="float" office:value="0">
            <text:p>0</text:p>
          </table:table-cell>
          <table:table-cell office:value-type="float" office:value="2318447525">
            <text:p>2318447525</text:p>
          </table:table-cell>
          <table:table-cell office:value-type="float" office:value="36225867">
            <text:p>36225867</text:p>
          </table:table-cell>
          <table:table-cell office:value-type="float" office:value="1159223763">
            <text:p>1159223763</text:p>
          </table:table-cell>
          <table:table-cell office:value-type="float" office:value="0">
            <text:p>0</text:p>
          </table:table-cell>
          <table:table-cell office:value-type="float" office:value="772815842">
            <text:p>772815842</text:p>
          </table:table-cell>
          <table:table-cell office:value-type="float" office:value="0">
            <text:p>0</text:p>
          </table:table-cell>
          <table:table-cell office:value-type="float" office:value="772815842">
            <text:p>772815842</text:p>
          </table:table-cell>
          <table:table-cell office:value-type="float" office:value="2318447525">
            <text:p>2318447525</text:p>
          </table:table-cell>
          <table:table-cell office:value-type="float" office:value="386407921">
            <text:p>386407921</text:p>
          </table:table-cell>
          <table:table-cell office:value-type="float" office:value="3137">
            <text:p>3137</text:p>
          </table:table-cell>
          <table:table-cell office:value-type="float" office:value="1545631683">
            <text:p>1545631683</text:p>
          </table:table-cell>
          <table:table-cell office:value-type="float" office:value="2318447525">
            <text:p>2318447525</text:p>
          </table:table-cell>
          <table:table-cell office:value-type="float" office:value="9366394042">
            <text:p>9366394042</text:p>
          </table:table-cell>
          <table:table-cell office:value-type="float" office:value="33171752929">
            <text:p>33171752929</text:p>
          </table:table-cell>
          <table:table-cell office:value-type="float" office:value="1918945312">
            <text:p>1918945312</text:p>
          </table:table-cell>
          <table:table-cell office:value-type="float" office:value="511108398">
            <text:p>5111083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224743750">
            <text:p>2224743750</text:p>
          </table:table-cell>
          <table:table-cell office:value-type="float" office:value="26703633">
            <text:p>26703633</text:p>
          </table:table-cell>
          <table:table-cell office:value-type="float" office:value="2325726603">
            <text:p>2325726603</text:p>
          </table:table-cell>
          <table:table-cell office:value-type="float" office:value="2166973544">
            <text:p>2166973544</text:p>
          </table:table-cell>
          <table:table-cell office:value-type="float" office:value="2325201483">
            <text:p>2325201483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72325688">
            <text:p>9272325688</text:p>
          </table:table-cell>
          <table:table-cell table:number-columns-repeated="11" office:value-type="float" office:value="0">
            <text:p>0</text:p>
          </table:table-cell>
          <table:table-cell office:value-type="float" office:value="349896992">
            <text:p>349896992</text:p>
          </table:table-cell>
          <table:table-cell office:value-type="float" office:value="2326462264">
            <text:p>2326462264</text:p>
          </table:table-cell>
          <table:table-cell table:number-columns-repeated="4" office:value-type="float" office:value="0">
            <text:p>0</text:p>
          </table:table-cell>
          <table:table-cell office:value-type="float" office:value="2325726603">
            <text:p>2325726603</text:p>
          </table:table-cell>
          <table:table-cell office:value-type="float" office:value="0">
            <text:p>0</text:p>
          </table:table-cell>
          <table:table-cell office:value-type="float" office:value="2325726603">
            <text:p>2325726603</text:p>
          </table:table-cell>
          <table:table-cell office:value-type="float" office:value="36339593">
            <text:p>36339593</text:p>
          </table:table-cell>
          <table:table-cell office:value-type="float" office:value="1162863301">
            <text:p>1162863301</text:p>
          </table:table-cell>
          <table:table-cell office:value-type="float" office:value="0">
            <text:p>0</text:p>
          </table:table-cell>
          <table:table-cell office:value-type="float" office:value="775242201">
            <text:p>775242201</text:p>
          </table:table-cell>
          <table:table-cell office:value-type="float" office:value="0">
            <text:p>0</text:p>
          </table:table-cell>
          <table:table-cell office:value-type="float" office:value="775242201">
            <text:p>775242201</text:p>
          </table:table-cell>
          <table:table-cell office:value-type="float" office:value="2325726603">
            <text:p>2325726603</text:p>
          </table:table-cell>
          <table:table-cell office:value-type="float" office:value="387621101">
            <text:p>387621101</text:p>
          </table:table-cell>
          <table:table-cell office:value-type="float" office:value="2752">
            <text:p>2752</text:p>
          </table:table-cell>
          <table:table-cell office:value-type="float" office:value="1550484402">
            <text:p>1550484402</text:p>
          </table:table-cell>
          <table:table-cell office:value-type="float" office:value="2325726603">
            <text:p>2325726603</text:p>
          </table:table-cell>
          <table:table-cell office:value-type="float" office:value="9767578125">
            <text:p>9767578125</text:p>
          </table:table-cell>
          <table:table-cell office:value-type="float" office:value="34695129394">
            <text:p>34695129394</text:p>
          </table:table-cell>
          <table:table-cell office:value-type="float" office:value="2094421386">
            <text:p>2094421386</text:p>
          </table:table-cell>
          <table:table-cell office:value-type="float" office:value="511596679">
            <text:p>5115966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636575164">
            <text:p>2636575164</text:p>
          </table:table-cell>
          <table:table-cell office:value-type="float" office:value="31668798">
            <text:p>31668798</text:p>
          </table:table-cell>
          <table:table-cell office:value-type="float" office:value="2756329217">
            <text:p>2756329217</text:p>
          </table:table-cell>
          <table:table-cell office:value-type="float" office:value="3363451274">
            <text:p>3363451274</text:p>
          </table:table-cell>
          <table:table-cell office:value-type="float" office:value="2755932636">
            <text:p>275593263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10307390150">
            <text:p>10307390150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315">
            <text:p>134315</text:p>
          </table:table-cell>
          <table:table-cell table:number-columns-repeated="2" office:value-type="float" office:value="0">
            <text:p>0</text:p>
          </table:table-cell>
          <table:table-cell office:value-type="float" office:value="865993024">
            <text:p>865993024</text:p>
          </table:table-cell>
          <table:table-cell office:value-type="float" office:value="2756922088">
            <text:p>2756922088</text:p>
          </table:table-cell>
          <table:table-cell table:number-columns-repeated="4" office:value-type="float" office:value="0">
            <text:p>0</text:p>
          </table:table-cell>
          <table:table-cell office:value-type="float" office:value="2756329217">
            <text:p>2756329217</text:p>
          </table:table-cell>
          <table:table-cell office:value-type="float" office:value="0">
            <text:p>0</text:p>
          </table:table-cell>
          <table:table-cell office:value-type="float" office:value="2756329217">
            <text:p>2756329217</text:p>
          </table:table-cell>
          <table:table-cell office:value-type="float" office:value="43067821">
            <text:p>43067821</text:p>
          </table:table-cell>
          <table:table-cell office:value-type="float" office:value="1378164608">
            <text:p>1378164608</text:p>
          </table:table-cell>
          <table:table-cell office:value-type="float" office:value="0">
            <text:p>0</text:p>
          </table:table-cell>
          <table:table-cell office:value-type="float" office:value="918776406">
            <text:p>918776406</text:p>
          </table:table-cell>
          <table:table-cell office:value-type="float" office:value="0">
            <text:p>0</text:p>
          </table:table-cell>
          <table:table-cell office:value-type="float" office:value="918776405">
            <text:p>918776405</text:p>
          </table:table-cell>
          <table:table-cell office:value-type="float" office:value="2756329217">
            <text:p>2756329217</text:p>
          </table:table-cell>
          <table:table-cell office:value-type="float" office:value="459388203">
            <text:p>459388203</text:p>
          </table:table-cell>
          <table:table-cell office:value-type="float" office:value="45116">
            <text:p>45116</text:p>
          </table:table-cell>
          <table:table-cell office:value-type="float" office:value="1837552811">
            <text:p>1837552811</text:p>
          </table:table-cell>
          <table:table-cell office:value-type="float" office:value="2756329217">
            <text:p>2756329217</text:p>
          </table:table-cell>
          <table:table-cell office:value-type="float" office:value="11345458984">
            <text:p>11345458984</text:p>
          </table:table-cell>
          <table:table-cell office:value-type="float" office:value="40713989257">
            <text:p>40713989257</text:p>
          </table:table-cell>
          <table:table-cell office:value-type="float" office:value="2375000000">
            <text:p>2375000000</text:p>
          </table:table-cell>
          <table:table-cell office:value-type="float" office:value="605651855">
            <text:p>60565185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849785300">
            <text:p>2849785300</text:p>
          </table:table-cell>
          <table:table-cell office:value-type="float" office:value="34203943">
            <text:p>34203943</text:p>
          </table:table-cell>
          <table:table-cell office:value-type="float" office:value="2976777575">
            <text:p>2976777575</text:p>
          </table:table-cell>
          <table:table-cell office:value-type="float" office:value="3982071816">
            <text:p>3982071816</text:p>
          </table:table-cell>
          <table:table-cell office:value-type="float" office:value="2976285911">
            <text:p>29762859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1336612498">
            <text:p>1133661249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82089056">
            <text:p>1382089056</text:p>
          </table:table-cell>
          <table:table-cell office:value-type="float" office:value="2976396744">
            <text:p>2976396744</text:p>
          </table:table-cell>
          <table:table-cell table:number-columns-repeated="4" office:value-type="float" office:value="0">
            <text:p>0</text:p>
          </table:table-cell>
          <table:table-cell office:value-type="float" office:value="2976777575">
            <text:p>2976777575</text:p>
          </table:table-cell>
          <table:table-cell office:value-type="float" office:value="0">
            <text:p>0</text:p>
          </table:table-cell>
          <table:table-cell office:value-type="float" office:value="2976777575">
            <text:p>2976777575</text:p>
          </table:table-cell>
          <table:table-cell office:value-type="float" office:value="46512350">
            <text:p>46512350</text:p>
          </table:table-cell>
          <table:table-cell office:value-type="float" office:value="1488388788">
            <text:p>1488388788</text:p>
          </table:table-cell>
          <table:table-cell office:value-type="float" office:value="0">
            <text:p>0</text:p>
          </table:table-cell>
          <table:table-cell office:value-type="float" office:value="992259192">
            <text:p>992259192</text:p>
          </table:table-cell>
          <table:table-cell office:value-type="float" office:value="0">
            <text:p>0</text:p>
          </table:table-cell>
          <table:table-cell office:value-type="float" office:value="992259192">
            <text:p>992259192</text:p>
          </table:table-cell>
          <table:table-cell office:value-type="float" office:value="2976777575">
            <text:p>2976777575</text:p>
          </table:table-cell>
          <table:table-cell office:value-type="float" office:value="496129596">
            <text:p>496129596</text:p>
          </table:table-cell>
          <table:table-cell office:value-type="float" office:value="4408">
            <text:p>4408</text:p>
          </table:table-cell>
          <table:table-cell office:value-type="float" office:value="1984518383">
            <text:p>1984518383</text:p>
          </table:table-cell>
          <table:table-cell office:value-type="float" office:value="2976777575">
            <text:p>2976777575</text:p>
          </table:table-cell>
          <table:table-cell office:value-type="float" office:value="12632751464">
            <text:p>12632751464</text:p>
          </table:table-cell>
          <table:table-cell office:value-type="float" office:value="44404113769">
            <text:p>44404113769</text:p>
          </table:table-cell>
          <table:table-cell office:value-type="float" office:value="2662414550">
            <text:p>2662414550</text:p>
          </table:table-cell>
          <table:table-cell office:value-type="float" office:value="655334472">
            <text:p>65533447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968814553">
            <text:p>2968814553</text:p>
          </table:table-cell>
          <table:table-cell office:value-type="float" office:value="35632509">
            <text:p>35632509</text:p>
          </table:table-cell>
          <table:table-cell office:value-type="float" office:value="3101631237">
            <text:p>3101631237</text:p>
          </table:table-cell>
          <table:table-cell office:value-type="float" office:value="32816383">
            <text:p>32816383</text:p>
          </table:table-cell>
          <table:table-cell office:value-type="float" office:value="3101121535">
            <text:p>310112153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2368065526">
            <text:p>1236806552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98185088">
            <text:p>1898185088</text:p>
          </table:table-cell>
          <table:table-cell office:value-type="float" office:value="3102296936">
            <text:p>3102296936</text:p>
          </table:table-cell>
          <table:table-cell table:number-columns-repeated="4" office:value-type="float" office:value="0">
            <text:p>0</text:p>
          </table:table-cell>
          <table:table-cell office:value-type="float" office:value="3101631237">
            <text:p>3101631237</text:p>
          </table:table-cell>
          <table:table-cell office:value-type="float" office:value="0">
            <text:p>0</text:p>
          </table:table-cell>
          <table:table-cell office:value-type="float" office:value="3101631237">
            <text:p>3101631237</text:p>
          </table:table-cell>
          <table:table-cell office:value-type="float" office:value="48463186">
            <text:p>48463186</text:p>
          </table:table-cell>
          <table:table-cell office:value-type="float" office:value="1550815619">
            <text:p>1550815619</text:p>
          </table:table-cell>
          <table:table-cell office:value-type="float" office:value="0">
            <text:p>0</text:p>
          </table:table-cell>
          <table:table-cell office:value-type="float" office:value="1033877079">
            <text:p>1033877079</text:p>
          </table:table-cell>
          <table:table-cell office:value-type="float" office:value="0">
            <text:p>0</text:p>
          </table:table-cell>
          <table:table-cell office:value-type="float" office:value="1033877079">
            <text:p>1033877079</text:p>
          </table:table-cell>
          <table:table-cell office:value-type="float" office:value="3101631237">
            <text:p>3101631237</text:p>
          </table:table-cell>
          <table:table-cell office:value-type="float" office:value="516938539">
            <text:p>516938539</text:p>
          </table:table-cell>
          <table:table-cell office:value-type="float" office:value="4509">
            <text:p>4509</text:p>
          </table:table-cell>
          <table:table-cell office:value-type="float" office:value="2067754158">
            <text:p>2067754158</text:p>
          </table:table-cell>
          <table:table-cell office:value-type="float" office:value="3101631237">
            <text:p>3101631237</text:p>
          </table:table-cell>
          <table:table-cell office:value-type="float" office:value="13393249511">
            <text:p>13393249511</text:p>
          </table:table-cell>
          <table:table-cell office:value-type="float" office:value="47882446289">
            <text:p>47882446289</text:p>
          </table:table-cell>
          <table:table-cell office:value-type="float" office:value="3714111328">
            <text:p>3714111328</text:p>
          </table:table-cell>
          <table:table-cell office:value-type="float" office:value="703552246">
            <text:p>703552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337281915">
            <text:p>3337281915</text:p>
          </table:table-cell>
          <table:table-cell office:value-type="float" office:value="40083678">
            <text:p>40083678</text:p>
          </table:table-cell>
          <table:table-cell office:value-type="float" office:value="3490927778">
            <text:p>3490927778</text:p>
          </table:table-cell>
          <table:table-cell office:value-type="float" office:value="1102793779">
            <text:p>1102793779</text:p>
          </table:table-cell>
          <table:table-cell office:value-type="float" office:value="3490482890">
            <text:p>3490482890</text:p>
          </table:table-cell>
          <table:table-cell office:value-type="float" office:value="364">
            <text:p>364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83156">
            <text:p>183156</text:p>
          </table:table-cell>
          <table:table-cell table:number-columns-repeated="14" office:value-type="float" office:value="13400294014">
            <text:p>13400294014</text:p>
          </table:table-cell>
          <table:table-cell office:value-type="float" office:value="763640">
            <text:p>763640</text:p>
          </table:table-cell>
          <table:table-cell table:number-columns-repeated="4" office:value-type="float" office:value="0">
            <text:p>0</text:p>
          </table:table-cell>
          <table:table-cell office:value-type="float" office:value="692264">
            <text:p>692264</text:p>
          </table:table-cell>
          <table:table-cell office:value-type="float" office:value="67503">
            <text:p>67503</text:p>
          </table:table-cell>
          <table:table-cell office:value-type="float" office:value="898565">
            <text:p>898565</text:p>
          </table:table-cell>
          <table:table-cell office:value-type="float" office:value="163758">
            <text:p>163758</text:p>
          </table:table-cell>
          <table:table-cell table:number-columns-repeated="2" office:value-type="float" office:value="0">
            <text:p>0</text:p>
          </table:table-cell>
          <table:table-cell office:value-type="float" office:value="2414281120">
            <text:p>2414281120</text:p>
          </table:table-cell>
          <table:table-cell table:number-columns-repeated="5" office:value-type="float" office:value="0">
            <text:p>0</text:p>
          </table:table-cell>
          <table:table-cell office:value-type="float" office:value="3490927778">
            <text:p>3490927778</text:p>
          </table:table-cell>
          <table:table-cell office:value-type="float" office:value="0">
            <text:p>0</text:p>
          </table:table-cell>
          <table:table-cell office:value-type="float" office:value="3490927778">
            <text:p>3490927778</text:p>
          </table:table-cell>
          <table:table-cell office:value-type="float" office:value="54545921">
            <text:p>54545921</text:p>
          </table:table-cell>
          <table:table-cell office:value-type="float" office:value="1745463889">
            <text:p>1745463889</text:p>
          </table:table-cell>
          <table:table-cell office:value-type="float" office:value="0">
            <text:p>0</text:p>
          </table:table-cell>
          <table:table-cell office:value-type="float" office:value="1163642592">
            <text:p>1163642592</text:p>
          </table:table-cell>
          <table:table-cell office:value-type="float" office:value="0">
            <text:p>0</text:p>
          </table:table-cell>
          <table:table-cell office:value-type="float" office:value="1163642593">
            <text:p>1163642593</text:p>
          </table:table-cell>
          <table:table-cell office:value-type="float" office:value="3490927778">
            <text:p>3490927778</text:p>
          </table:table-cell>
          <table:table-cell office:value-type="float" office:value="581821296">
            <text:p>581821296</text:p>
          </table:table-cell>
          <table:table-cell office:value-type="float" office:value="94970">
            <text:p>94970</text:p>
          </table:table-cell>
          <table:table-cell office:value-type="float" office:value="2327285186">
            <text:p>2327285186</text:p>
          </table:table-cell>
          <table:table-cell office:value-type="float" office:value="3490927778">
            <text:p>3490927778</text:p>
          </table:table-cell>
          <table:table-cell office:value-type="float" office:value="14912780761">
            <text:p>14912780761</text:p>
          </table:table-cell>
          <table:table-cell office:value-type="float" office:value="53125549316">
            <text:p>53125549316</text:p>
          </table:table-cell>
          <table:table-cell office:value-type="float" office:value="3286499023">
            <text:p>3286499023</text:p>
          </table:table-cell>
          <table:table-cell office:value-type="float" office:value="768493652">
            <text:p>76849365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522583561">
            <text:p>3522583561</text:p>
          </table:table-cell>
          <table:table-cell office:value-type="float" office:value="42277555">
            <text:p>42277555</text:p>
          </table:table-cell>
          <table:table-cell office:value-type="float" office:value="3682015228">
            <text:p>3682015228</text:p>
          </table:table-cell>
          <table:table-cell office:value-type="float" office:value="1640950082">
            <text:p>1640950082</text:p>
          </table:table-cell>
          <table:table-cell office:value-type="float" office:value="3681521191">
            <text:p>36815211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14426614608">
            <text:p>1442661460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30377152">
            <text:p>2930377152</text:p>
          </table:table-cell>
          <table:table-cell table:number-columns-repeated="5" office:value-type="float" office:value="0">
            <text:p>0</text:p>
          </table:table-cell>
          <table:table-cell office:value-type="float" office:value="3682015228">
            <text:p>3682015228</text:p>
          </table:table-cell>
          <table:table-cell office:value-type="float" office:value="0">
            <text:p>0</text:p>
          </table:table-cell>
          <table:table-cell office:value-type="float" office:value="3682015228">
            <text:p>3682015228</text:p>
          </table:table-cell>
          <table:table-cell office:value-type="float" office:value="57531683">
            <text:p>57531683</text:p>
          </table:table-cell>
          <table:table-cell office:value-type="float" office:value="1841007614">
            <text:p>1841007614</text:p>
          </table:table-cell>
          <table:table-cell office:value-type="float" office:value="0">
            <text:p>0</text:p>
          </table:table-cell>
          <table:table-cell office:value-type="float" office:value="1227338409">
            <text:p>1227338409</text:p>
          </table:table-cell>
          <table:table-cell office:value-type="float" office:value="0">
            <text:p>0</text:p>
          </table:table-cell>
          <table:table-cell office:value-type="float" office:value="1227338409">
            <text:p>1227338409</text:p>
          </table:table-cell>
          <table:table-cell office:value-type="float" office:value="3682015228">
            <text:p>3682015228</text:p>
          </table:table-cell>
          <table:table-cell office:value-type="float" office:value="613669204">
            <text:p>613669204</text:p>
          </table:table-cell>
          <table:table-cell office:value-type="float" office:value="4356">
            <text:p>4356</text:p>
          </table:table-cell>
          <table:table-cell office:value-type="float" office:value="2454676819">
            <text:p>2454676819</text:p>
          </table:table-cell>
          <table:table-cell office:value-type="float" office:value="3682015228">
            <text:p>3682015228</text:p>
          </table:table-cell>
          <table:table-cell office:value-type="float" office:value="15542480468">
            <text:p>15542480468</text:p>
          </table:table-cell>
          <table:table-cell office:value-type="float" office:value="55459228515">
            <text:p>55459228515</text:p>
          </table:table-cell>
          <table:table-cell office:value-type="float" office:value="2984924316">
            <text:p>2984924316</text:p>
          </table:table-cell>
          <table:table-cell office:value-type="float" office:value="807189941">
            <text:p>8071899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707409852">
            <text:p>3707409852</text:p>
          </table:table-cell>
          <table:table-cell office:value-type="float" office:value="44495691">
            <text:p>44495691</text:p>
          </table:table-cell>
          <table:table-cell office:value-type="float" office:value="3875585106">
            <text:p>3875585106</text:p>
          </table:table-cell>
          <table:table-cell office:value-type="float" office:value="2177702140">
            <text:p>2177702140</text:p>
          </table:table-cell>
          <table:table-cell office:value-type="float" office:value="3875075286">
            <text:p>387507528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5456648494">
            <text:p>1545664849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446473184">
            <text:p>3446473184</text:p>
          </table:table-cell>
          <table:table-cell table:number-columns-repeated="5" office:value-type="float" office:value="0">
            <text:p>0</text:p>
          </table:table-cell>
          <table:table-cell office:value-type="float" office:value="3875585106">
            <text:p>3875585106</text:p>
          </table:table-cell>
          <table:table-cell office:value-type="float" office:value="0">
            <text:p>0</text:p>
          </table:table-cell>
          <table:table-cell office:value-type="float" office:value="3875585106">
            <text:p>3875585106</text:p>
          </table:table-cell>
          <table:table-cell office:value-type="float" office:value="60556216">
            <text:p>60556216</text:p>
          </table:table-cell>
          <table:table-cell office:value-type="float" office:value="1937792553">
            <text:p>1937792553</text:p>
          </table:table-cell>
          <table:table-cell office:value-type="float" office:value="0">
            <text:p>0</text:p>
          </table:table-cell>
          <table:table-cell office:value-type="float" office:value="1291861702">
            <text:p>1291861702</text:p>
          </table:table-cell>
          <table:table-cell office:value-type="float" office:value="0">
            <text:p>0</text:p>
          </table:table-cell>
          <table:table-cell office:value-type="float" office:value="1291861702">
            <text:p>1291861702</text:p>
          </table:table-cell>
          <table:table-cell office:value-type="float" office:value="3875585106">
            <text:p>3875585106</text:p>
          </table:table-cell>
          <table:table-cell office:value-type="float" office:value="645930851">
            <text:p>645930851</text:p>
          </table:table-cell>
          <table:table-cell office:value-type="float" office:value="4349">
            <text:p>4349</text:p>
          </table:table-cell>
          <table:table-cell office:value-type="float" office:value="2583723404">
            <text:p>2583723404</text:p>
          </table:table-cell>
          <table:table-cell office:value-type="float" office:value="3875585106">
            <text:p>3875585106</text:p>
          </table:table-cell>
          <table:table-cell office:value-type="float" office:value="16390075683">
            <text:p>16390075683</text:p>
          </table:table-cell>
          <table:table-cell office:value-type="float" office:value="58743591308">
            <text:p>58743591308</text:p>
          </table:table-cell>
          <table:table-cell office:value-type="float" office:value="3199096679">
            <text:p>3199096679</text:p>
          </table:table-cell>
          <table:table-cell office:value-type="float" office:value="848693847">
            <text:p>8486938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4078413100">
            <text:p>4078413100</text:p>
          </table:table-cell>
          <table:table-cell office:value-type="float" office:value="48973336">
            <text:p>48973336</text:p>
          </table:table-cell>
          <table:table-cell office:value-type="float" office:value="4265395118">
            <text:p>4265395118</text:p>
          </table:table-cell>
          <table:table-cell office:value-type="float" office:value="3255063880">
            <text:p>3255063880</text:p>
          </table:table-cell>
          <table:table-cell office:value-type="float" office:value="4264969561">
            <text:p>4264969561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1824">
            <text:p>151824</text:p>
          </table:table-cell>
          <table:table-cell table:number-columns-repeated="14" office:value-type="float" office:value="16490143814">
            <text:p>16490143814</text:p>
          </table:table-cell>
          <table:table-cell office:value-type="float" office:value="622665">
            <text:p>622665</text:p>
          </table:table-cell>
          <table:table-cell table:number-columns-repeated="4" office:value-type="float" office:value="0">
            <text:p>0</text:p>
          </table:table-cell>
          <table:table-cell office:value-type="float" office:value="584909">
            <text:p>584909</text:p>
          </table:table-cell>
          <table:table-cell office:value-type="float" office:value="32980">
            <text:p>32980</text:p>
          </table:table-cell>
          <table:table-cell office:value-type="float" office:value="658492">
            <text:p>658492</text:p>
          </table:table-cell>
          <table:table-cell office:value-type="float" office:value="143152">
            <text:p>143152</text:p>
          </table:table-cell>
          <table:table-cell table:number-columns-repeated="2" office:value-type="float" office:value="0">
            <text:p>0</text:p>
          </table:table-cell>
          <table:table-cell office:value-type="float" office:value="3962569216">
            <text:p>3962569216</text:p>
          </table:table-cell>
          <table:table-cell office:value-type="float" office:value="4265152704">
            <text:p>4265152704</text:p>
          </table:table-cell>
          <table:table-cell table:number-columns-repeated="4" office:value-type="float" office:value="0">
            <text:p>0</text:p>
          </table:table-cell>
          <table:table-cell office:value-type="float" office:value="4265395118">
            <text:p>4265395118</text:p>
          </table:table-cell>
          <table:table-cell office:value-type="float" office:value="0">
            <text:p>0</text:p>
          </table:table-cell>
          <table:table-cell office:value-type="float" office:value="4265395118">
            <text:p>4265395118</text:p>
          </table:table-cell>
          <table:table-cell office:value-type="float" office:value="66649233">
            <text:p>66649233</text:p>
          </table:table-cell>
          <table:table-cell office:value-type="float" office:value="2132697559">
            <text:p>2132697559</text:p>
          </table:table-cell>
          <table:table-cell office:value-type="float" office:value="0">
            <text:p>0</text:p>
          </table:table-cell>
          <table:table-cell office:value-type="float" office:value="1421798373">
            <text:p>1421798373</text:p>
          </table:table-cell>
          <table:table-cell office:value-type="float" office:value="4259896252">
            <text:p>4259896252</text:p>
          </table:table-cell>
          <table:table-cell office:value-type="float" office:value="1421798373">
            <text:p>1421798373</text:p>
          </table:table-cell>
          <table:table-cell office:value-type="float" office:value="4265395118">
            <text:p>4265395118</text:p>
          </table:table-cell>
          <table:table-cell office:value-type="float" office:value="710899186">
            <text:p>710899186</text:p>
          </table:table-cell>
          <table:table-cell office:value-type="float" office:value="4254665483">
            <text:p>4254665483</text:p>
          </table:table-cell>
          <table:table-cell office:value-type="float" office:value="2843596746">
            <text:p>2843596746</text:p>
          </table:table-cell>
          <table:table-cell office:value-type="float" office:value="4265395118">
            <text:p>4265395118</text:p>
          </table:table-cell>
          <table:table-cell office:value-type="float" office:value="18098266601">
            <text:p>18098266601</text:p>
          </table:table-cell>
          <table:table-cell office:value-type="float" office:value="65044738769">
            <text:p>65044738769</text:p>
          </table:table-cell>
          <table:table-cell office:value-type="float" office:value="3776306152">
            <text:p>3776306152</text:p>
          </table:table-cell>
          <table:table-cell office:value-type="float" office:value="936218261">
            <text:p>93621826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4265888538">
            <text:p>4265888538</text:p>
          </table:table-cell>
          <table:table-cell office:value-type="float" office:value="51197111">
            <text:p>51197111</text:p>
          </table:table-cell>
          <table:table-cell office:value-type="float" office:value="162611109">
            <text:p>162611109</text:p>
          </table:table-cell>
          <table:table-cell office:value-type="float" office:value="3799450069">
            <text:p>3799450069</text:p>
          </table:table-cell>
          <table:table-cell office:value-type="float" office:value="4457098034">
            <text:p>44570980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17520303104">
            <text:p>1752030310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3697952">
            <text:p>183697952</text:p>
          </table:table-cell>
          <table:table-cell office:value-type="float" office:value="162242272">
            <text:p>162242272</text:p>
          </table:table-cell>
          <table:table-cell table:number-columns-repeated="4" office:value-type="float" office:value="0">
            <text:p>0</text:p>
          </table:table-cell>
          <table:table-cell office:value-type="float" office:value="162611109">
            <text:p>162611109</text:p>
          </table:table-cell>
          <table:table-cell office:value-type="float" office:value="0">
            <text:p>0</text:p>
          </table:table-cell>
          <table:table-cell office:value-type="float" office:value="162611109">
            <text:p>162611109</text:p>
          </table:table-cell>
          <table:table-cell office:value-type="float" office:value="69650910">
            <text:p>69650910</text:p>
          </table:table-cell>
          <table:table-cell office:value-type="float" office:value="2228789202">
            <text:p>2228789202</text:p>
          </table:table-cell>
          <table:table-cell office:value-type="float" office:value="0">
            <text:p>0</text:p>
          </table:table-cell>
          <table:table-cell office:value-type="float" office:value="1485859468">
            <text:p>1485859468</text:p>
          </table:table-cell>
          <table:table-cell office:value-type="float" office:value="162599302">
            <text:p>162599302</text:p>
          </table:table-cell>
          <table:table-cell office:value-type="float" office:value="1485859468">
            <text:p>1485859468</text:p>
          </table:table-cell>
          <table:table-cell office:value-type="float" office:value="162611109">
            <text:p>162611109</text:p>
          </table:table-cell>
          <table:table-cell office:value-type="float" office:value="742929734">
            <text:p>742929734</text:p>
          </table:table-cell>
          <table:table-cell office:value-type="float" office:value="149746888">
            <text:p>149746888</text:p>
          </table:table-cell>
          <table:table-cell office:value-type="float" office:value="2971718937">
            <text:p>2971718937</text:p>
          </table:table-cell>
          <table:table-cell office:value-type="float" office:value="162611109">
            <text:p>162611109</text:p>
          </table:table-cell>
          <table:table-cell office:value-type="float" office:value="18984069824">
            <text:p>18984069824</text:p>
          </table:table-cell>
          <table:table-cell office:value-type="float" office:value="68008483886">
            <text:p>68008483886</text:p>
          </table:table-cell>
          <table:table-cell office:value-type="float" office:value="3795471191">
            <text:p>3795471191</text:p>
          </table:table-cell>
          <table:table-cell office:value-type="float" office:value="977416992">
            <text:p>9774169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4449900875">
            <text:p>4449900875</text:p>
          </table:table-cell>
          <table:table-cell office:value-type="float" office:value="53428147">
            <text:p>53428147</text:p>
          </table:table-cell>
          <table:table-cell office:value-type="float" office:value="357852887">
            <text:p>357852887</text:p>
          </table:table-cell>
          <table:table-cell office:value-type="float" office:value="39367927">
            <text:p>39367927</text:p>
          </table:table-cell>
          <table:table-cell office:value-type="float" office:value="4652422126">
            <text:p>465242212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32838">
            <text:p>132838</text:p>
          </table:table-cell>
          <table:table-cell table:number-columns-repeated="14" office:value-type="float" office:value="18553754158">
            <text:p>18553754158</text:p>
          </table:table-cell>
          <table:table-cell office:value-type="float" office:value="531064">
            <text:p>531064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7">
            <text:p>524897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461">
            <text:p>134461</text:p>
          </table:table-cell>
          <table:table-cell table:number-columns-repeated="2" office:value-type="float" office:value="0">
            <text:p>0</text:p>
          </table:table-cell>
          <table:table-cell office:value-type="float" office:value="699793984">
            <text:p>699793984</text:p>
          </table:table-cell>
          <table:table-cell office:value-type="float" office:value="357585632">
            <text:p>357585632</text:p>
          </table:table-cell>
          <table:table-cell table:number-columns-repeated="4" office:value-type="float" office:value="0">
            <text:p>0</text:p>
          </table:table-cell>
          <table:table-cell office:value-type="float" office:value="357852887">
            <text:p>357852887</text:p>
          </table:table-cell>
          <table:table-cell office:value-type="float" office:value="0">
            <text:p>0</text:p>
          </table:table-cell>
          <table:table-cell office:value-type="float" office:value="357852887">
            <text:p>357852887</text:p>
          </table:table-cell>
          <table:table-cell office:value-type="float" office:value="72702034">
            <text:p>72702034</text:p>
          </table:table-cell>
          <table:table-cell office:value-type="float" office:value="2326410092">
            <text:p>2326410092</text:p>
          </table:table-cell>
          <table:table-cell office:value-type="float" office:value="0">
            <text:p>0</text:p>
          </table:table-cell>
          <table:table-cell office:value-type="float" office:value="1550940061">
            <text:p>1550940061</text:p>
          </table:table-cell>
          <table:table-cell office:value-type="float" office:value="350292877">
            <text:p>350292877</text:p>
          </table:table-cell>
          <table:table-cell office:value-type="float" office:value="1550940061">
            <text:p>1550940061</text:p>
          </table:table-cell>
          <table:table-cell office:value-type="float" office:value="357852887">
            <text:p>357852887</text:p>
          </table:table-cell>
          <table:table-cell office:value-type="float" office:value="775470031">
            <text:p>775470031</text:p>
          </table:table-cell>
          <table:table-cell office:value-type="float" office:value="345536290">
            <text:p>345536290</text:p>
          </table:table-cell>
          <table:table-cell office:value-type="float" office:value="3101880121">
            <text:p>3101880121</text:p>
          </table:table-cell>
          <table:table-cell office:value-type="float" office:value="357852887">
            <text:p>357852887</text:p>
          </table:table-cell>
          <table:table-cell office:value-type="float" office:value="19931030273">
            <text:p>19931030273</text:p>
          </table:table-cell>
          <table:table-cell office:value-type="float" office:value="71086914062">
            <text:p>71086914062</text:p>
          </table:table-cell>
          <table:table-cell office:value-type="float" office:value="3901794433">
            <text:p>3901794433</text:p>
          </table:table-cell>
          <table:table-cell office:value-type="float" office:value="1019531250">
            <text:p>10195312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830412678">
            <text:p>4830412678</text:p>
          </table:table-cell>
          <table:table-cell office:value-type="float" office:value="58035898">
            <text:p>58035898</text:p>
          </table:table-cell>
          <table:table-cell office:value-type="float" office:value="752537014">
            <text:p>752537014</text:p>
          </table:table-cell>
          <table:table-cell office:value-type="float" office:value="1144010430">
            <text:p>1144010430</text:p>
          </table:table-cell>
          <table:table-cell office:value-type="float" office:value="5046981449">
            <text:p>5046981449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419820">
            <text:p>419820</text:p>
          </table:table-cell>
          <table:table-cell table:number-columns-repeated="14" office:value-type="float" office:value="19587681834">
            <text:p>19587681834</text:p>
          </table:table-cell>
          <table:table-cell office:value-type="float" office:value="1678676">
            <text:p>1678676</text:p>
          </table:table-cell>
          <table:table-cell table:number-columns-repeated="4" office:value-type="float" office:value="0">
            <text:p>0</text:p>
          </table:table-cell>
          <table:table-cell office:value-type="float" office:value="1670274">
            <text:p>1670274</text:p>
          </table:table-cell>
          <table:table-cell office:value-type="float" office:value="17899">
            <text:p>17899</text:p>
          </table:table-cell>
          <table:table-cell office:value-type="float" office:value="1959902">
            <text:p>1959902</text:p>
          </table:table-cell>
          <table:table-cell office:value-type="float" office:value="424598">
            <text:p>424598</text:p>
          </table:table-cell>
          <table:table-cell table:number-columns-repeated="2" office:value-type="float" office:value="0">
            <text:p>0</text:p>
          </table:table-cell>
          <table:table-cell office:value-type="float" office:value="1215890016">
            <text:p>1215890016</text:p>
          </table:table-cell>
          <table:table-cell office:value-type="float" office:value="752318864">
            <text:p>752318864</text:p>
          </table:table-cell>
          <table:table-cell table:number-columns-repeated="4" office:value-type="float" office:value="0">
            <text:p>0</text:p>
          </table:table-cell>
          <table:table-cell office:value-type="float" office:value="752537014">
            <text:p>752537014</text:p>
          </table:table-cell>
          <table:table-cell office:value-type="float" office:value="0">
            <text:p>0</text:p>
          </table:table-cell>
          <table:table-cell office:value-type="float" office:value="752537014">
            <text:p>752537014</text:p>
          </table:table-cell>
          <table:table-cell office:value-type="float" office:value="78871070">
            <text:p>78871070</text:p>
          </table:table-cell>
          <table:table-cell office:value-type="float" office:value="2523752155">
            <text:p>2523752155</text:p>
          </table:table-cell>
          <table:table-cell office:value-type="float" office:value="0">
            <text:p>0</text:p>
          </table:table-cell>
          <table:table-cell office:value-type="float" office:value="1682501436">
            <text:p>1682501436</text:p>
          </table:table-cell>
          <table:table-cell office:value-type="float" office:value="752497368">
            <text:p>752497368</text:p>
          </table:table-cell>
          <table:table-cell office:value-type="float" office:value="1682501437">
            <text:p>1682501437</text:p>
          </table:table-cell>
          <table:table-cell office:value-type="float" office:value="752537014">
            <text:p>752537014</text:p>
          </table:table-cell>
          <table:table-cell office:value-type="float" office:value="841250719">
            <text:p>841250719</text:p>
          </table:table-cell>
          <table:table-cell office:value-type="float" office:value="730931172">
            <text:p>730931172</text:p>
          </table:table-cell>
          <table:table-cell office:value-type="float" office:value="3365002873">
            <text:p>3365002873</text:p>
          </table:table-cell>
          <table:table-cell office:value-type="float" office:value="752537014">
            <text:p>752537014</text:p>
          </table:table-cell>
          <table:table-cell office:value-type="float" office:value="22057067871">
            <text:p>22057067871</text:p>
          </table:table-cell>
          <table:table-cell office:value-type="float" office:value="79476806640">
            <text:p>79476806640</text:p>
          </table:table-cell>
          <table:table-cell office:value-type="float" office:value="6391113281">
            <text:p>6391113281</text:p>
          </table:table-cell>
          <table:table-cell office:value-type="float" office:value="1131164550">
            <text:p>11311645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5018978467">
            <text:p>5018978467</text:p>
          </table:table-cell>
          <table:table-cell office:value-type="float" office:value="60314346">
            <text:p>60314346</text:p>
          </table:table-cell>
          <table:table-cell office:value-type="float" office:value="948519423">
            <text:p>948519423</text:p>
          </table:table-cell>
          <table:table-cell office:value-type="float" office:value="1691590025">
            <text:p>1691590025</text:p>
          </table:table-cell>
          <table:table-cell office:value-type="float" office:value="5242816347">
            <text:p>524281634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551834">
            <text:p>551834</text:p>
          </table:table-cell>
          <table:table-cell table:number-columns-repeated="14" office:value-type="float" office:value="20618651604">
            <text:p>20618651604</text:p>
          </table:table-cell>
          <table:table-cell office:value-type="float" office:value="2206449">
            <text:p>2206449</text:p>
          </table:table-cell>
          <table:table-cell table:number-columns-repeated="4" office:value-type="float" office:value="0">
            <text:p>0</text:p>
          </table:table-cell>
          <table:table-cell office:value-type="float" office:value="2198047">
            <text:p>2198047</text:p>
          </table:table-cell>
          <table:table-cell office:value-type="float" office:value="19685">
            <text:p>19685</text:p>
          </table:table-cell>
          <table:table-cell office:value-type="float" office:value="2487675">
            <text:p>2487675</text:p>
          </table:table-cell>
          <table:table-cell office:value-type="float" office:value="547306">
            <text:p>547306</text:p>
          </table:table-cell>
          <table:table-cell table:number-columns-repeated="2" office:value-type="float" office:value="0">
            <text:p>0</text:p>
          </table:table-cell>
          <table:table-cell office:value-type="float" office:value="1731986048">
            <text:p>1731986048</text:p>
          </table:table-cell>
          <table:table-cell office:value-type="float" office:value="948159216">
            <text:p>948159216</text:p>
          </table:table-cell>
          <table:table-cell table:number-columns-repeated="4" office:value-type="float" office:value="0">
            <text:p>0</text:p>
          </table:table-cell>
          <table:table-cell office:value-type="float" office:value="948519423">
            <text:p>948519423</text:p>
          </table:table-cell>
          <table:table-cell office:value-type="float" office:value="0">
            <text:p>0</text:p>
          </table:table-cell>
          <table:table-cell office:value-type="float" office:value="948519423">
            <text:p>948519423</text:p>
          </table:table-cell>
          <table:table-cell office:value-type="float" office:value="81934482">
            <text:p>81934482</text:p>
          </table:table-cell>
          <table:table-cell office:value-type="float" office:value="2621743359">
            <text:p>2621743359</text:p>
          </table:table-cell>
          <table:table-cell office:value-type="float" office:value="0">
            <text:p>0</text:p>
          </table:table-cell>
          <table:table-cell office:value-type="float" office:value="1747828906">
            <text:p>1747828906</text:p>
          </table:table-cell>
          <table:table-cell office:value-type="float" office:value="930774145">
            <text:p>930774145</text:p>
          </table:table-cell>
          <table:table-cell office:value-type="float" office:value="1747828906">
            <text:p>1747828906</text:p>
          </table:table-cell>
          <table:table-cell office:value-type="float" office:value="948519423">
            <text:p>948519423</text:p>
          </table:table-cell>
          <table:table-cell office:value-type="float" office:value="873914453">
            <text:p>873914453</text:p>
          </table:table-cell>
          <table:table-cell office:value-type="float" office:value="924310191">
            <text:p>924310191</text:p>
          </table:table-cell>
          <table:table-cell office:value-type="float" office:value="3495657813">
            <text:p>3495657813</text:p>
          </table:table-cell>
          <table:table-cell office:value-type="float" office:value="948519423">
            <text:p>948519423</text:p>
          </table:table-cell>
          <table:table-cell office:value-type="float" office:value="22672241210">
            <text:p>22672241210</text:p>
          </table:table-cell>
          <table:table-cell office:value-type="float" office:value="82000061035">
            <text:p>82000061035</text:p>
          </table:table-cell>
          <table:table-cell office:value-type="float" office:value="5548400878">
            <text:p>5548400878</text:p>
          </table:table-cell>
          <table:table-cell office:value-type="float" office:value="1157836914">
            <text:p>11578369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165924372">
            <text:p>6165924372</text:p>
          </table:table-cell>
          <table:table-cell office:value-type="float" office:value="74562440">
            <text:p>74562440</text:p>
          </table:table-cell>
          <table:table-cell office:value-type="float" office:value="2198022984">
            <text:p>2198022984</text:p>
          </table:table-cell>
          <table:table-cell office:value-type="float" office:value="857547166">
            <text:p>857547166</text:p>
          </table:table-cell>
          <table:table-cell office:value-type="float" office:value="6448479796">
            <text:p>6448479796</text:p>
          </table:table-cell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61029">
            <text:p>361029</text:p>
          </table:table-cell>
          <table:table-cell table:number-columns-repeated="14" office:value-type="float" office:value="22033509002">
            <text:p>22033509002</text:p>
          </table:table-cell>
          <table:table-cell office:value-type="float" office:value="1490457">
            <text:p>1490457</text:p>
          </table:table-cell>
          <table:table-cell table:number-columns-repeated="4" office:value-type="float" office:value="0">
            <text:p>0</text:p>
          </table:table-cell>
          <table:table-cell office:value-type="float" office:value="1379100">
            <text:p>1379100</text:p>
          </table:table-cell>
          <table:table-cell office:value-type="float" office:value="112518">
            <text:p>112518</text:p>
          </table:table-cell>
          <table:table-cell office:value-type="float" office:value="1791072">
            <text:p>1791072</text:p>
          </table:table-cell>
          <table:table-cell office:value-type="float" office:value="332934">
            <text:p>332934</text:p>
          </table:table-cell>
          <table:table-cell table:number-columns-repeated="2" office:value-type="float" office:value="0">
            <text:p>0</text:p>
          </table:table-cell>
          <table:table-cell office:value-type="float" office:value="2248082080">
            <text:p>2248082080</text:p>
          </table:table-cell>
          <table:table-cell office:value-type="float" office:value="2162710536">
            <text:p>2162710536</text:p>
          </table:table-cell>
          <table:table-cell table:number-columns-repeated="4" office:value-type="float" office:value="0">
            <text:p>0</text:p>
          </table:table-cell>
          <table:table-cell office:value-type="float" office:value="2198022984">
            <text:p>2198022984</text:p>
          </table:table-cell>
          <table:table-cell office:value-type="float" office:value="0">
            <text:p>0</text:p>
          </table:table-cell>
          <table:table-cell office:value-type="float" office:value="2198022984">
            <text:p>2198022984</text:p>
          </table:table-cell>
          <table:table-cell office:value-type="float" office:value="101453335">
            <text:p>101453335</text:p>
          </table:table-cell>
          <table:table-cell office:value-type="float" office:value="3246495140">
            <text:p>3246495140</text:p>
          </table:table-cell>
          <table:table-cell office:value-type="float" office:value="0">
            <text:p>0</text:p>
          </table:table-cell>
          <table:table-cell office:value-type="float" office:value="2164330094">
            <text:p>2164330094</text:p>
          </table:table-cell>
          <table:table-cell office:value-type="float" office:value="0">
            <text:p>0</text:p>
          </table:table-cell>
          <table:table-cell office:value-type="float" office:value="2164330093">
            <text:p>2164330093</text:p>
          </table:table-cell>
          <table:table-cell office:value-type="float" office:value="0">
            <text:p>0</text:p>
          </table:table-cell>
          <table:table-cell office:value-type="float" office:value="1082165047">
            <text:p>1082165047</text:p>
          </table:table-cell>
          <table:table-cell office:value-type="float" office:value="223767">
            <text:p>223767</text:p>
          </table:table-cell>
          <table:table-cell office:value-type="float" office:value="33692890">
            <text:p>33692890</text:p>
          </table:table-cell>
          <table:table-cell office:value-type="float" office:value="2198022984">
            <text:p>2198022984</text:p>
          </table:table-cell>
          <table:table-cell office:value-type="float" office:value="27493225097">
            <text:p>27493225097</text:p>
          </table:table-cell>
          <table:table-cell office:value-type="float" office:value="99641357421">
            <text:p>99641357421</text:p>
          </table:table-cell>
          <table:table-cell office:value-type="float" office:value="9757446289">
            <text:p>9757446289</text:p>
          </table:table-cell>
          <table:table-cell office:value-type="float" office:value="1431884765">
            <text:p>14318847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168901486">
            <text:p>6168901486</text:p>
          </table:table-cell>
          <table:table-cell office:value-type="float" office:value="76622716">
            <text:p>76622716</text:p>
          </table:table-cell>
          <table:table-cell office:value-type="float" office:value="2375874146">
            <text:p>2375874146</text:p>
          </table:table-cell>
          <table:table-cell office:value-type="float" office:value="1362510326">
            <text:p>1362510326</text:p>
          </table:table-cell>
          <table:table-cell office:value-type="float" office:value="6446559900">
            <text:p>644655990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49569">
            <text:p>149569</text:p>
          </table:table-cell>
          <table:table-cell table:number-columns-repeated="14" office:value-type="float" office:value="22933371192">
            <text:p>22933371192</text:p>
          </table:table-cell>
          <table:table-cell office:value-type="float" office:value="597970">
            <text:p>597970</text:p>
          </table:table-cell>
          <table:table-cell table:number-columns-repeated="4" office:value-type="float" office:value="0">
            <text:p>0</text:p>
          </table:table-cell>
          <table:table-cell office:value-type="float" office:value="589782">
            <text:p>589782</text:p>
          </table:table-cell>
          <table:table-cell office:value-type="float" office:value="20675">
            <text:p>20675</text:p>
          </table:table-cell>
          <table:table-cell office:value-type="float" office:value="801705">
            <text:p>801705</text:p>
          </table:table-cell>
          <table:table-cell office:value-type="float" office:value="151398">
            <text:p>151398</text:p>
          </table:table-cell>
          <table:table-cell table:number-columns-repeated="2" office:value-type="float" office:value="0">
            <text:p>0</text:p>
          </table:table-cell>
          <table:table-cell office:value-type="float" office:value="2764178112">
            <text:p>2764178112</text:p>
          </table:table-cell>
          <table:table-cell table:number-columns-repeated="5" office:value-type="float" office:value="0">
            <text:p>0</text:p>
          </table:table-cell>
          <table:table-cell office:value-type="float" office:value="2375874146">
            <text:p>2375874146</text:p>
          </table:table-cell>
          <table:table-cell office:value-type="float" office:value="0">
            <text:p>0</text:p>
          </table:table-cell>
          <table:table-cell office:value-type="float" office:value="2375874146">
            <text:p>2375874146</text:p>
          </table:table-cell>
          <table:table-cell office:value-type="float" office:value="104234175">
            <text:p>104234175</text:p>
          </table:table-cell>
          <table:table-cell office:value-type="float" office:value="3335420721">
            <text:p>3335420721</text:p>
          </table:table-cell>
          <table:table-cell office:value-type="float" office:value="3335351383">
            <text:p>3335351383</text:p>
          </table:table-cell>
          <table:table-cell office:value-type="float" office:value="2223613814">
            <text:p>2223613814</text:p>
          </table:table-cell>
          <table:table-cell office:value-type="float" office:value="0">
            <text:p>0</text:p>
          </table:table-cell>
          <table:table-cell office:value-type="float" office:value="2223613814">
            <text:p>2223613814</text:p>
          </table:table-cell>
          <table:table-cell office:value-type="float" office:value="0">
            <text:p>0</text:p>
          </table:table-cell>
          <table:table-cell office:value-type="float" office:value="1111806907">
            <text:p>1111806907</text:p>
          </table:table-cell>
          <table:table-cell office:value-type="float" office:value="105922">
            <text:p>105922</text:p>
          </table:table-cell>
          <table:table-cell office:value-type="float" office:value="152260332">
            <text:p>152260332</text:p>
          </table:table-cell>
          <table:table-cell office:value-type="float" office:value="2375874146">
            <text:p>2375874146</text:p>
          </table:table-cell>
          <table:table-cell office:value-type="float" office:value="28112304687">
            <text:p>28112304687</text:p>
          </table:table-cell>
          <table:table-cell office:value-type="float" office:value="101922119140">
            <text:p>101922119140</text:p>
          </table:table-cell>
          <table:table-cell office:value-type="float" office:value="8843872070">
            <text:p>8843872070</text:p>
          </table:table-cell>
          <table:table-cell office:value-type="float" office:value="1473388671">
            <text:p>14733886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6115126186">
            <text:p>6115126186</text:p>
          </table:table-cell>
          <table:table-cell office:value-type="float" office:value="76760994">
            <text:p>76760994</text:p>
          </table:table-cell>
          <table:table-cell office:value-type="float" office:value="2392571605">
            <text:p>2392571605</text:p>
          </table:table-cell>
          <table:table-cell office:value-type="float" office:value="1395798515">
            <text:p>1395798515</text:p>
          </table:table-cell>
          <table:table-cell office:value-type="float" office:value="6394659709">
            <text:p>639465970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32840">
            <text:p>132840</text:p>
          </table:table-cell>
          <table:table-cell table:number-columns-repeated="14" office:value-type="float" office:value="23967949714">
            <text:p>23967949714</text:p>
          </table:table-cell>
          <table:table-cell office:value-type="float" office:value="531066">
            <text:p>531066</text:p>
          </table:table-cell>
          <table:table-cell table:number-columns-repeated="4" office:value-type="float" office:value="0">
            <text:p>0</text:p>
          </table:table-cell>
          <table:table-cell office:value-type="float" office:value="524899">
            <text:p>524899</text:p>
          </table:table-cell>
          <table:table-cell office:value-type="float" office:value="9561">
            <text:p>9561</text:p>
          </table:table-cell>
          <table:table-cell office:value-type="float" office:value="601451">
            <text:p>601451</text:p>
          </table:table-cell>
          <table:table-cell office:value-type="float" office:value="134577">
            <text:p>134577</text:p>
          </table:table-cell>
          <table:table-cell table:number-columns-repeated="2" office:value-type="float" office:value="0">
            <text:p>0</text:p>
          </table:table-cell>
          <table:table-cell office:value-type="float" office:value="3280274144">
            <text:p>3280274144</text:p>
          </table:table-cell>
          <table:table-cell office:value-type="float" office:value="2099822760">
            <text:p>2099822760</text:p>
          </table:table-cell>
          <table:table-cell table:number-columns-repeated="4" office:value-type="float" office:value="0">
            <text:p>0</text:p>
          </table:table-cell>
          <table:table-cell office:value-type="float" office:value="2392571605">
            <text:p>2392571605</text:p>
          </table:table-cell>
          <table:table-cell office:value-type="float" office:value="0">
            <text:p>0</text:p>
          </table:table-cell>
          <table:table-cell office:value-type="float" office:value="2392571605">
            <text:p>2392571605</text:p>
          </table:table-cell>
          <table:table-cell office:value-type="float" office:value="104494719">
            <text:p>104494719</text:p>
          </table:table-cell>
          <table:table-cell office:value-type="float" office:value="3343769450">
            <text:p>3343769450</text:p>
          </table:table-cell>
          <table:table-cell office:value-type="float" office:value="0">
            <text:p>0</text:p>
          </table:table-cell>
          <table:table-cell office:value-type="float" office:value="2229179634">
            <text:p>2229179634</text:p>
          </table:table-cell>
          <table:table-cell office:value-type="float" office:value="0">
            <text:p>0</text:p>
          </table:table-cell>
          <table:table-cell office:value-type="float" office:value="2229179634">
            <text:p>2229179634</text:p>
          </table:table-cell>
          <table:table-cell office:value-type="float" office:value="2392571605">
            <text:p>2392571605</text:p>
          </table:table-cell>
          <table:table-cell office:value-type="float" office:value="1114589817">
            <text:p>1114589817</text:p>
          </table:table-cell>
          <table:table-cell office:value-type="float" office:value="93118">
            <text:p>93118</text:p>
          </table:table-cell>
          <table:table-cell office:value-type="float" office:value="163391972">
            <text:p>163391972</text:p>
          </table:table-cell>
          <table:table-cell office:value-type="float" office:value="2392571605">
            <text:p>2392571605</text:p>
          </table:table-cell>
          <table:table-cell office:value-type="float" office:value="29186279296">
            <text:p>29186279296</text:p>
          </table:table-cell>
          <table:table-cell office:value-type="float" office:value="106429687500">
            <text:p>106429687500</text:p>
          </table:table-cell>
          <table:table-cell office:value-type="float" office:value="11758361816">
            <text:p>11758361816</text:p>
          </table:table-cell>
          <table:table-cell office:value-type="float" office:value="1468933105">
            <text:p>14689331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6172930080">
            <text:p>6172930080</text:p>
          </table:table-cell>
          <table:table-cell office:value-type="float" office:value="76475484">
            <text:p>76475484</text:p>
          </table:table-cell>
          <table:table-cell office:value-type="float" office:value="2363799063">
            <text:p>2363799063</text:p>
          </table:table-cell>
          <table:table-cell office:value-type="float" office:value="1326696657">
            <text:p>1326696657</text:p>
          </table:table-cell>
          <table:table-cell office:value-type="float" office:value="6449317331">
            <text:p>644931733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24862324250">
            <text:p>2486232425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796370176">
            <text:p>3796370176</text:p>
          </table:table-cell>
          <table:table-cell office:value-type="float" office:value="2154431472">
            <text:p>2154431472</text:p>
          </table:table-cell>
          <table:table-cell table:number-columns-repeated="4" office:value-type="float" office:value="0">
            <text:p>0</text:p>
          </table:table-cell>
          <table:table-cell office:value-type="float" office:value="2363799063">
            <text:p>2363799063</text:p>
          </table:table-cell>
          <table:table-cell office:value-type="float" office:value="0">
            <text:p>0</text:p>
          </table:table-cell>
          <table:table-cell office:value-type="float" office:value="2363799063">
            <text:p>2363799063</text:p>
          </table:table-cell>
          <table:table-cell office:value-type="float" office:value="104044596">
            <text:p>104044596</text:p>
          </table:table-cell>
          <table:table-cell office:value-type="float" office:value="3329383180">
            <text:p>3329383180</text:p>
          </table:table-cell>
          <table:table-cell office:value-type="float" office:value="0">
            <text:p>0</text:p>
          </table:table-cell>
          <table:table-cell office:value-type="float" office:value="2219588787">
            <text:p>2219588787</text:p>
          </table:table-cell>
          <table:table-cell office:value-type="float" office:value="0">
            <text:p>0</text:p>
          </table:table-cell>
          <table:table-cell office:value-type="float" office:value="2219588786">
            <text:p>2219588786</text:p>
          </table:table-cell>
          <table:table-cell office:value-type="float" office:value="0">
            <text:p>0</text:p>
          </table:table-cell>
          <table:table-cell office:value-type="float" office:value="1109794393">
            <text:p>1109794393</text:p>
          </table:table-cell>
          <table:table-cell office:value-type="float" office:value="8506">
            <text:p>8506</text:p>
          </table:table-cell>
          <table:table-cell office:value-type="float" office:value="144210276">
            <text:p>144210276</text:p>
          </table:table-cell>
          <table:table-cell office:value-type="float" office:value="2363799063">
            <text:p>2363799063</text:p>
          </table:table-cell>
          <table:table-cell office:value-type="float" office:value="28611999511">
            <text:p>28611999511</text:p>
          </table:table-cell>
          <table:table-cell office:value-type="float" office:value="104499633789">
            <text:p>104499633789</text:p>
          </table:table-cell>
          <table:table-cell office:value-type="float" office:value="8487731933">
            <text:p>8487731933</text:p>
          </table:table-cell>
          <table:table-cell office:value-type="float" office:value="1458862304">
            <text:p>145886230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6321109477">
            <text:p>6321109477</text:p>
          </table:table-cell>
          <table:table-cell office:value-type="float" office:value="76523616">
            <text:p>76523616</text:p>
          </table:table-cell>
          <table:table-cell office:value-type="float" office:value="2364557317">
            <text:p>2364557317</text:p>
          </table:table-cell>
          <table:table-cell office:value-type="float" office:value="1338600875">
            <text:p>1338600875</text:p>
          </table:table-cell>
          <table:table-cell office:value-type="float" office:value="6601101485">
            <text:p>660110148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25767640142">
            <text:p>2576764014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7498912">
            <text:p>17498912</text:p>
          </table:table-cell>
          <table:table-cell office:value-type="float" office:value="2306217096">
            <text:p>2306217096</text:p>
          </table:table-cell>
          <table:table-cell table:number-columns-repeated="4" office:value-type="float" office:value="0">
            <text:p>0</text:p>
          </table:table-cell>
          <table:table-cell office:value-type="float" office:value="2364557317">
            <text:p>2364557317</text:p>
          </table:table-cell>
          <table:table-cell office:value-type="float" office:value="0">
            <text:p>0</text:p>
          </table:table-cell>
          <table:table-cell office:value-type="float" office:value="2364557317">
            <text:p>2364557317</text:p>
          </table:table-cell>
          <table:table-cell office:value-type="float" office:value="104056527">
            <text:p>104056527</text:p>
          </table:table-cell>
          <table:table-cell office:value-type="float" office:value="3329762306">
            <text:p>3329762306</text:p>
          </table:table-cell>
          <table:table-cell office:value-type="float" office:value="0">
            <text:p>0</text:p>
          </table:table-cell>
          <table:table-cell office:value-type="float" office:value="2219841537">
            <text:p>2219841537</text:p>
          </table:table-cell>
          <table:table-cell office:value-type="float" office:value="1137571948">
            <text:p>1137571948</text:p>
          </table:table-cell>
          <table:table-cell office:value-type="float" office:value="2219841538">
            <text:p>2219841538</text:p>
          </table:table-cell>
          <table:table-cell office:value-type="float" office:value="2364557317">
            <text:p>2364557317</text:p>
          </table:table-cell>
          <table:table-cell office:value-type="float" office:value="1109920769">
            <text:p>1109920769</text:p>
          </table:table-cell>
          <table:table-cell office:value-type="float" office:value="9794">
            <text:p>9794</text:p>
          </table:table-cell>
          <table:table-cell office:value-type="float" office:value="144715780">
            <text:p>144715780</text:p>
          </table:table-cell>
          <table:table-cell office:value-type="float" office:value="2364557317">
            <text:p>2364557317</text:p>
          </table:table-cell>
          <table:table-cell office:value-type="float" office:value="29307312011">
            <text:p>29307312011</text:p>
          </table:table-cell>
          <table:table-cell office:value-type="float" office:value="106725524902">
            <text:p>106725524902</text:p>
          </table:table-cell>
          <table:table-cell office:value-type="float" office:value="8764343261">
            <text:p>8764343261</text:p>
          </table:table-cell>
          <table:table-cell office:value-type="float" office:value="1459960937">
            <text:p>145996093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199688884">
            <text:p>7199688884</text:p>
          </table:table-cell>
          <table:table-cell office:value-type="float" office:value="86433008">
            <text:p>86433008</text:p>
          </table:table-cell>
          <table:table-cell office:value-type="float" office:value="3233369823">
            <text:p>3233369823</text:p>
          </table:table-cell>
          <table:table-cell office:value-type="float" office:value="3729651718">
            <text:p>3729651718</text:p>
          </table:table-cell>
          <table:table-cell office:value-type="float" office:value="7527912795">
            <text:p>7527912795</text:p>
          </table:table-cell>
          <table:table-cell office:value-type="float" office:value="364">
            <text:p>364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83156">
            <text:p>183156</text:p>
          </table:table-cell>
          <table:table-cell table:number-columns-repeated="14" office:value-type="float" office:value="27230046686">
            <text:p>27230046686</text:p>
          </table:table-cell>
          <table:table-cell office:value-type="float" office:value="763640">
            <text:p>763640</text:p>
          </table:table-cell>
          <table:table-cell table:number-columns-repeated="4" office:value-type="float" office:value="0">
            <text:p>0</text:p>
          </table:table-cell>
          <table:table-cell office:value-type="float" office:value="692276">
            <text:p>692276</text:p>
          </table:table-cell>
          <table:table-cell office:value-type="float" office:value="67515">
            <text:p>67515</text:p>
          </table:table-cell>
          <table:table-cell office:value-type="float" office:value="898565">
            <text:p>898565</text:p>
          </table:table-cell>
          <table:table-cell office:value-type="float" office:value="163751">
            <text:p>163751</text:p>
          </table:table-cell>
          <table:table-cell table:number-columns-repeated="2" office:value-type="float" office:value="0">
            <text:p>0</text:p>
          </table:table-cell>
          <table:table-cell office:value-type="float" office:value="533594944">
            <text:p>533594944</text:p>
          </table:table-cell>
          <table:table-cell office:value-type="float" office:value="3233176072">
            <text:p>3233176072</text:p>
          </table:table-cell>
          <table:table-cell table:number-columns-repeated="4" office:value-type="float" office:value="0">
            <text:p>0</text:p>
          </table:table-cell>
          <table:table-cell office:value-type="float" office:value="3233369823">
            <text:p>3233369823</text:p>
          </table:table-cell>
          <table:table-cell office:value-type="float" office:value="0">
            <text:p>0</text:p>
          </table:table-cell>
          <table:table-cell office:value-type="float" office:value="3233369823">
            <text:p>3233369823</text:p>
          </table:table-cell>
          <table:table-cell office:value-type="float" office:value="117630645">
            <text:p>117630645</text:p>
          </table:table-cell>
          <table:table-cell office:value-type="float" office:value="3764168560">
            <text:p>3764168560</text:p>
          </table:table-cell>
          <table:table-cell office:value-type="float" office:value="0">
            <text:p>0</text:p>
          </table:table-cell>
          <table:table-cell office:value-type="float" office:value="2509445706">
            <text:p>2509445706</text:p>
          </table:table-cell>
          <table:table-cell office:value-type="float" office:value="0">
            <text:p>0</text:p>
          </table:table-cell>
          <table:table-cell office:value-type="float" office:value="2509445707">
            <text:p>2509445707</text:p>
          </table:table-cell>
          <table:table-cell office:value-type="float" office:value="0">
            <text:p>0</text:p>
          </table:table-cell>
          <table:table-cell office:value-type="float" office:value="1254722853">
            <text:p>1254722853</text:p>
          </table:table-cell>
          <table:table-cell office:value-type="float" office:value="108353">
            <text:p>108353</text:p>
          </table:table-cell>
          <table:table-cell office:value-type="float" office:value="723924117">
            <text:p>723924117</text:p>
          </table:table-cell>
          <table:table-cell office:value-type="float" office:value="3233369823">
            <text:p>3233369823</text:p>
          </table:table-cell>
          <table:table-cell office:value-type="float" office:value="31701721191">
            <text:p>31701721191</text:p>
          </table:table-cell>
          <table:table-cell office:value-type="float" office:value="117908325195">
            <text:p>117908325195</text:p>
          </table:table-cell>
          <table:table-cell office:value-type="float" office:value="12245361328">
            <text:p>12245361328</text:p>
          </table:table-cell>
          <table:table-cell office:value-type="float" office:value="1662109375">
            <text:p>16621093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318422253">
            <text:p>8318422253</text:p>
          </table:table-cell>
          <table:table-cell office:value-type="float" office:value="99830255">
            <text:p>99830255</text:p>
          </table:table-cell>
          <table:table-cell office:value-type="float" office:value="30794722">
            <text:p>30794722</text:p>
          </table:table-cell>
          <table:table-cell office:value-type="float" office:value="2683397257">
            <text:p>2683397257</text:p>
          </table:table-cell>
          <table:table-cell office:value-type="float" office:value="8620354074">
            <text:p>862035407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5594">
            <text:p>25594</text:p>
          </table:table-cell>
          <table:table-cell table:number-columns-repeated="14" office:value-type="float" office:value="28924881984">
            <text:p>28924881984</text:p>
          </table:table-cell>
          <table:table-cell office:value-type="float" office:value="102282">
            <text:p>102282</text:p>
          </table:table-cell>
          <table:table-cell table:number-columns-repeated="4" office:value-type="float" office:value="0">
            <text:p>0</text:p>
          </table:table-cell>
          <table:table-cell office:value-type="float" office:value="97889">
            <text:p>97889</text:p>
          </table:table-cell>
          <table:table-cell office:value-type="float" office:value="18952">
            <text:p>18952</text:p>
          </table:table-cell>
          <table:table-cell office:value-type="float" office:value="309134">
            <text:p>309134</text:p>
          </table:table-cell>
          <table:table-cell office:value-type="float" office:value="26088">
            <text:p>26088</text:p>
          </table:table-cell>
          <table:table-cell table:number-columns-repeated="2" office:value-type="float" office:value="0">
            <text:p>0</text:p>
          </table:table-cell>
          <table:table-cell office:value-type="float" office:value="1049690976">
            <text:p>1049690976</text:p>
          </table:table-cell>
          <table:table-cell office:value-type="float" office:value="30575168">
            <text:p>30575168</text:p>
          </table:table-cell>
          <table:table-cell table:number-columns-repeated="4" office:value-type="float" office:value="0">
            <text:p>0</text:p>
          </table:table-cell>
          <table:table-cell office:value-type="float" office:value="30794722">
            <text:p>30794722</text:p>
          </table:table-cell>
          <table:table-cell office:value-type="float" office:value="0">
            <text:p>0</text:p>
          </table:table-cell>
          <table:table-cell office:value-type="float" office:value="30794722">
            <text:p>30794722</text:p>
          </table:table-cell>
          <table:table-cell office:value-type="float" office:value="134699324">
            <text:p>134699324</text:p>
          </table:table-cell>
          <table:table-cell office:value-type="float" office:value="15397361">
            <text:p>15397361</text:p>
          </table:table-cell>
          <table:table-cell office:value-type="float" office:value="0">
            <text:p>0</text:p>
          </table:table-cell>
          <table:table-cell office:value-type="float" office:value="2873576438">
            <text:p>2873576438</text:p>
          </table:table-cell>
          <table:table-cell office:value-type="float" office:value="0">
            <text:p>0</text:p>
          </table:table-cell>
          <table:table-cell office:value-type="float" office:value="2873576438">
            <text:p>2873576438</text:p>
          </table:table-cell>
          <table:table-cell office:value-type="float" office:value="0">
            <text:p>0</text:p>
          </table:table-cell>
          <table:table-cell office:value-type="float" office:value="1436788219">
            <text:p>1436788219</text:p>
          </table:table-cell>
          <table:table-cell office:value-type="float" office:value="18673">
            <text:p>18673</text:p>
          </table:table-cell>
          <table:table-cell office:value-type="float" office:value="1452185580">
            <text:p>1452185580</text:p>
          </table:table-cell>
          <table:table-cell office:value-type="float" office:value="30794722">
            <text:p>30794722</text:p>
          </table:table-cell>
          <table:table-cell office:value-type="float" office:value="33694580078">
            <text:p>33694580078</text:p>
          </table:table-cell>
          <table:table-cell office:value-type="float" office:value="124032958984">
            <text:p>124032958984</text:p>
          </table:table-cell>
          <table:table-cell office:value-type="float" office:value="9317871093">
            <text:p>9317871093</text:p>
          </table:table-cell>
          <table:table-cell office:value-type="float" office:value="1906250000">
            <text:p>19062500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8262518162">
            <text:p>8262518162</text:p>
          </table:table-cell>
          <table:table-cell office:value-type="float" office:value="99184400">
            <text:p>99184400</text:p>
          </table:table-cell>
          <table:table-cell office:value-type="float" office:value="37001523">
            <text:p>37001523</text:p>
          </table:table-cell>
          <table:table-cell office:value-type="float" office:value="2521272787">
            <text:p>2521272787</text:p>
          </table:table-cell>
          <table:table-cell office:value-type="float" office:value="8626493459">
            <text:p>8626493459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49569">
            <text:p>149569</text:p>
          </table:table-cell>
          <table:table-cell table:number-columns-repeated="14" office:value-type="float" office:value="29852302468">
            <text:p>29852302468</text:p>
          </table:table-cell>
          <table:table-cell office:value-type="float" office:value="597970">
            <text:p>597970</text:p>
          </table:table-cell>
          <table:table-cell table:number-columns-repeated="4" office:value-type="float" office:value="0">
            <text:p>0</text:p>
          </table:table-cell>
          <table:table-cell office:value-type="float" office:value="589782">
            <text:p>589782</text:p>
          </table:table-cell>
          <table:table-cell office:value-type="float" office:value="20675">
            <text:p>20675</text:p>
          </table:table-cell>
          <table:table-cell office:value-type="float" office:value="801705">
            <text:p>801705</text:p>
          </table:table-cell>
          <table:table-cell office:value-type="float" office:value="150994">
            <text:p>150994</text:p>
          </table:table-cell>
          <table:table-cell table:number-columns-repeated="2" office:value-type="float" office:value="0">
            <text:p>0</text:p>
          </table:table-cell>
          <table:table-cell office:value-type="float" office:value="1565787008">
            <text:p>1565787008</text:p>
          </table:table-cell>
          <table:table-cell office:value-type="float" office:value="36723864">
            <text:p>36723864</text:p>
          </table:table-cell>
          <table:table-cell table:number-columns-repeated="4" office:value-type="float" office:value="0">
            <text:p>0</text:p>
          </table:table-cell>
          <table:table-cell office:value-type="float" office:value="37001523">
            <text:p>37001523</text:p>
          </table:table-cell>
          <table:table-cell office:value-type="float" office:value="0">
            <text:p>0</text:p>
          </table:table-cell>
          <table:table-cell office:value-type="float" office:value="37001523">
            <text:p>37001523</text:p>
          </table:table-cell>
          <table:table-cell office:value-type="float" office:value="134796300">
            <text:p>134796300</text:p>
          </table:table-cell>
          <table:table-cell office:value-type="float" office:value="18500762">
            <text:p>18500762</text:p>
          </table:table-cell>
          <table:table-cell office:value-type="float" office:value="0">
            <text:p>0</text:p>
          </table:table-cell>
          <table:table-cell office:value-type="float" office:value="2875645372">
            <text:p>2875645372</text:p>
          </table:table-cell>
          <table:table-cell office:value-type="float" office:value="0">
            <text:p>0</text:p>
          </table:table-cell>
          <table:table-cell office:value-type="float" office:value="2875645371">
            <text:p>2875645371</text:p>
          </table:table-cell>
          <table:table-cell office:value-type="float" office:value="0">
            <text:p>0</text:p>
          </table:table-cell>
          <table:table-cell office:value-type="float" office:value="1437822685">
            <text:p>1437822685</text:p>
          </table:table-cell>
          <table:table-cell office:value-type="float" office:value="98488">
            <text:p>98488</text:p>
          </table:table-cell>
          <table:table-cell office:value-type="float" office:value="1456323447">
            <text:p>1456323447</text:p>
          </table:table-cell>
          <table:table-cell office:value-type="float" office:value="37001523">
            <text:p>37001523</text:p>
          </table:table-cell>
          <table:table-cell office:value-type="float" office:value="34978881835">
            <text:p>34978881835</text:p>
          </table:table-cell>
          <table:table-cell office:value-type="float" office:value="131547424316">
            <text:p>131547424316</text:p>
          </table:table-cell>
          <table:table-cell office:value-type="float" office:value="12099121093">
            <text:p>12099121093</text:p>
          </table:table-cell>
          <table:table-cell office:value-type="float" office:value="1943359375">
            <text:p>19433593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8971178899">
            <text:p>8971178899</text:p>
          </table:table-cell>
          <table:table-cell office:value-type="float" office:value="107662294">
            <text:p>107662294</text:p>
          </table:table-cell>
          <table:table-cell office:value-type="float" office:value="712776910">
            <text:p>712776910</text:p>
          </table:table-cell>
          <table:table-cell office:value-type="float" office:value="283918402">
            <text:p>283918402</text:p>
          </table:table-cell>
          <table:table-cell office:value-type="float" office:value="9302119144">
            <text:p>9302119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30493927884">
            <text:p>3049392788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081883040">
            <text:p>2081883040</text:p>
          </table:table-cell>
          <table:table-cell office:value-type="float" office:value="712312776">
            <text:p>712312776</text:p>
          </table:table-cell>
          <table:table-cell table:number-columns-repeated="4" office:value-type="float" office:value="0">
            <text:p>0</text:p>
          </table:table-cell>
          <table:table-cell office:value-type="float" office:value="712776910">
            <text:p>712776910</text:p>
          </table:table-cell>
          <table:table-cell office:value-type="float" office:value="0">
            <text:p>0</text:p>
          </table:table-cell>
          <table:table-cell office:value-type="float" office:value="712776910">
            <text:p>712776910</text:p>
          </table:table-cell>
          <table:table-cell office:value-type="float" office:value="145355370">
            <text:p>145355370</text:p>
          </table:table-cell>
          <table:table-cell office:value-type="float" office:value="356388455">
            <text:p>356388455</text:p>
          </table:table-cell>
          <table:table-cell office:value-type="float" office:value="0">
            <text:p>0</text:p>
          </table:table-cell>
          <table:table-cell office:value-type="float" office:value="3100903834">
            <text:p>3100903834</text:p>
          </table:table-cell>
          <table:table-cell office:value-type="float" office:value="0">
            <text:p>0</text:p>
          </table:table-cell>
          <table:table-cell office:value-type="float" office:value="3100903834">
            <text:p>3100903834</text:p>
          </table:table-cell>
          <table:table-cell office:value-type="float" office:value="0">
            <text:p>0</text:p>
          </table:table-cell>
          <table:table-cell office:value-type="float" office:value="1550451917">
            <text:p>1550451917</text:p>
          </table:table-cell>
          <table:table-cell office:value-type="float" office:value="9109">
            <text:p>9109</text:p>
          </table:table-cell>
          <table:table-cell office:value-type="float" office:value="1906840372">
            <text:p>1906840372</text:p>
          </table:table-cell>
          <table:table-cell office:value-type="float" office:value="712776910">
            <text:p>712776910</text:p>
          </table:table-cell>
          <table:table-cell office:value-type="float" office:value="35928771972">
            <text:p>35928771972</text:p>
          </table:table-cell>
          <table:table-cell office:value-type="float" office:value="134962463378">
            <text:p>134962463378</text:p>
          </table:table-cell>
          <table:table-cell office:value-type="float" office:value="10187561035">
            <text:p>10187561035</text:p>
          </table:table-cell>
          <table:table-cell office:value-type="float" office:value="2056762695">
            <text:p>20567626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9050669350">
            <text:p>9050669350</text:p>
          </table:table-cell>
          <table:table-cell office:value-type="float" office:value="108618173">
            <text:p>108618173</text:p>
          </table:table-cell>
          <table:table-cell office:value-type="float" office:value="819559125">
            <text:p>819559125</text:p>
          </table:table-cell>
          <table:table-cell office:value-type="float" office:value="514888364">
            <text:p>514888364</text:p>
          </table:table-cell>
          <table:table-cell office:value-type="float" office:value="9409033958">
            <text:p>940903395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594">
            <text:p>25594</text:p>
          </table:table-cell>
          <table:table-cell table:number-columns-repeated="14" office:value-type="float" office:value="31629205370">
            <text:p>31629205370</text:p>
          </table:table-cell>
          <table:table-cell office:value-type="float" office:value="102282">
            <text:p>102282</text:p>
          </table:table-cell>
          <table:table-cell table:number-columns-repeated="4" office:value-type="float" office:value="0">
            <text:p>0</text:p>
          </table:table-cell>
          <table:table-cell office:value-type="float" office:value="97889">
            <text:p>97889</text:p>
          </table:table-cell>
          <table:table-cell office:value-type="float" office:value="18952">
            <text:p>18952</text:p>
          </table:table-cell>
          <table:table-cell office:value-type="float" office:value="309134">
            <text:p>309134</text:p>
          </table:table-cell>
          <table:table-cell office:value-type="float" office:value="26097">
            <text:p>26097</text:p>
          </table:table-cell>
          <table:table-cell table:number-columns-repeated="2" office:value-type="float" office:value="0">
            <text:p>0</text:p>
          </table:table-cell>
          <table:table-cell office:value-type="float" office:value="2597979072">
            <text:p>2597979072</text:p>
          </table:table-cell>
          <table:table-cell office:value-type="float" office:value="819282032">
            <text:p>819282032</text:p>
          </table:table-cell>
          <table:table-cell table:number-columns-repeated="4" office:value-type="float" office:value="0">
            <text:p>0</text:p>
          </table:table-cell>
          <table:table-cell office:value-type="float" office:value="819559125">
            <text:p>819559125</text:p>
          </table:table-cell>
          <table:table-cell office:value-type="float" office:value="0">
            <text:p>0</text:p>
          </table:table-cell>
          <table:table-cell office:value-type="float" office:value="819559125">
            <text:p>819559125</text:p>
          </table:table-cell>
          <table:table-cell office:value-type="float" office:value="147025547">
            <text:p>147025547</text:p>
          </table:table-cell>
          <table:table-cell office:value-type="float" office:value="409779563">
            <text:p>409779563</text:p>
          </table:table-cell>
          <table:table-cell office:value-type="float" office:value="0">
            <text:p>0</text:p>
          </table:table-cell>
          <table:table-cell office:value-type="float" office:value="3136497906">
            <text:p>3136497906</text:p>
          </table:table-cell>
          <table:table-cell office:value-type="float" office:value="0">
            <text:p>0</text:p>
          </table:table-cell>
          <table:table-cell office:value-type="float" office:value="3136497906">
            <text:p>3136497906</text:p>
          </table:table-cell>
          <table:table-cell office:value-type="float" office:value="819559125">
            <text:p>819559125</text:p>
          </table:table-cell>
          <table:table-cell office:value-type="float" office:value="1568248953">
            <text:p>1568248953</text:p>
          </table:table-cell>
          <table:table-cell office:value-type="float" office:value="21155">
            <text:p>21155</text:p>
          </table:table-cell>
          <table:table-cell office:value-type="float" office:value="1978028515">
            <text:p>1978028515</text:p>
          </table:table-cell>
          <table:table-cell office:value-type="float" office:value="819559125">
            <text:p>819559125</text:p>
          </table:table-cell>
          <table:table-cell office:value-type="float" office:value="37148376464">
            <text:p>37148376464</text:p>
          </table:table-cell>
          <table:table-cell office:value-type="float" office:value="138670288085">
            <text:p>138670288085</text:p>
          </table:table-cell>
          <table:table-cell office:value-type="float" office:value="10777832031">
            <text:p>10777832031</text:p>
          </table:table-cell>
          <table:table-cell office:value-type="float" office:value="2091918945">
            <text:p>209191894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9019896484">
            <text:p>9019896484</text:p>
          </table:table-cell>
          <table:table-cell office:value-type="float" office:value="108275490">
            <text:p>108275490</text:p>
          </table:table-cell>
          <table:table-cell office:value-type="float" office:value="676694998">
            <text:p>676694998</text:p>
          </table:table-cell>
          <table:table-cell office:value-type="float" office:value="425623862">
            <text:p>425623862</text:p>
          </table:table-cell>
          <table:table-cell office:value-type="float" office:value="9266278090">
            <text:p>9266278090</text:p>
          </table:table-cell>
          <table:table-cell office:value-type="float" office:value="366">
            <text:p>366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83260">
            <text:p>183260</text:p>
          </table:table-cell>
          <table:table-cell table:number-columns-repeated="14" office:value-type="float" office:value="32322444516">
            <text:p>32322444516</text:p>
          </table:table-cell>
          <table:table-cell office:value-type="float" office:value="764032">
            <text:p>764032</text:p>
          </table:table-cell>
          <table:table-cell table:number-columns-repeated="4" office:value-type="float" office:value="0">
            <text:p>0</text:p>
          </table:table-cell>
          <table:table-cell office:value-type="float" office:value="692428">
            <text:p>692428</text:p>
          </table:table-cell>
          <table:table-cell office:value-type="float" office:value="67667">
            <text:p>67667</text:p>
          </table:table-cell>
          <table:table-cell office:value-type="float" office:value="898957">
            <text:p>898957</text:p>
          </table:table-cell>
          <table:table-cell office:value-type="float" office:value="163766">
            <text:p>163766</text:p>
          </table:table-cell>
          <table:table-cell table:number-columns-repeated="2" office:value-type="float" office:value="0">
            <text:p>0</text:p>
          </table:table-cell>
          <table:table-cell office:value-type="float" office:value="3114075104">
            <text:p>3114075104</text:p>
          </table:table-cell>
          <table:table-cell office:value-type="float" office:value="676544008">
            <text:p>676544008</text:p>
          </table:table-cell>
          <table:table-cell table:number-columns-repeated="4" office:value-type="float" office:value="0">
            <text:p>0</text:p>
          </table:table-cell>
          <table:table-cell office:value-type="float" office:value="676694998">
            <text:p>676694998</text:p>
          </table:table-cell>
          <table:table-cell office:value-type="float" office:value="0">
            <text:p>0</text:p>
          </table:table-cell>
          <table:table-cell office:value-type="float" office:value="676694998">
            <text:p>676694998</text:p>
          </table:table-cell>
          <table:table-cell office:value-type="float" office:value="144794320">
            <text:p>144794320</text:p>
          </table:table-cell>
          <table:table-cell office:value-type="float" office:value="338347499">
            <text:p>338347499</text:p>
          </table:table-cell>
          <table:table-cell office:value-type="float" office:value="0">
            <text:p>0</text:p>
          </table:table-cell>
          <table:table-cell office:value-type="float" office:value="3088876530">
            <text:p>3088876530</text:p>
          </table:table-cell>
          <table:table-cell office:value-type="float" office:value="0">
            <text:p>0</text:p>
          </table:table-cell>
          <table:table-cell office:value-type="float" office:value="3088876530">
            <text:p>3088876530</text:p>
          </table:table-cell>
          <table:table-cell office:value-type="float" office:value="676694998">
            <text:p>676694998</text:p>
          </table:table-cell>
          <table:table-cell office:value-type="float" office:value="1544438265">
            <text:p>1544438265</text:p>
          </table:table-cell>
          <table:table-cell office:value-type="float" office:value="106713">
            <text:p>106713</text:p>
          </table:table-cell>
          <table:table-cell office:value-type="float" office:value="1882785764">
            <text:p>1882785764</text:p>
          </table:table-cell>
          <table:table-cell office:value-type="float" office:value="676694998">
            <text:p>676694998</text:p>
          </table:table-cell>
          <table:table-cell office:value-type="float" office:value="38421325683">
            <text:p>38421325683</text:p>
          </table:table-cell>
          <table:table-cell office:value-type="float" office:value="142454040527">
            <text:p>142454040527</text:p>
          </table:table-cell>
          <table:table-cell office:value-type="float" office:value="16442626953">
            <text:p>16442626953</text:p>
          </table:table-cell>
          <table:table-cell office:value-type="float" office:value="2285217285">
            <text:p>228521728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8931071176">
            <text:p>8931071176</text:p>
          </table:table-cell>
          <table:table-cell office:value-type="float" office:value="107188808">
            <text:p>107188808</text:p>
          </table:table-cell>
          <table:table-cell office:value-type="float" office:value="482053003">
            <text:p>482053003</text:p>
          </table:table-cell>
          <table:table-cell office:value-type="float" office:value="169176966">
            <text:p>169176966</text:p>
          </table:table-cell>
          <table:table-cell office:value-type="float" office:value="9070713883">
            <text:p>907071388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33068779036">
            <text:p>3306877903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630171136">
            <text:p>3630171136</text:p>
          </table:table-cell>
          <table:table-cell office:value-type="float" office:value="480938392">
            <text:p>480938392</text:p>
          </table:table-cell>
          <table:table-cell table:number-columns-repeated="4" office:value-type="float" office:value="0">
            <text:p>0</text:p>
          </table:table-cell>
          <table:table-cell office:value-type="float" office:value="482053003">
            <text:p>482053003</text:p>
          </table:table-cell>
          <table:table-cell office:value-type="float" office:value="0">
            <text:p>0</text:p>
          </table:table-cell>
          <table:table-cell office:value-type="float" office:value="482053003">
            <text:p>482053003</text:p>
          </table:table-cell>
          <table:table-cell office:value-type="float" office:value="141751386">
            <text:p>141751386</text:p>
          </table:table-cell>
          <table:table-cell office:value-type="float" office:value="241026502">
            <text:p>241026502</text:p>
          </table:table-cell>
          <table:table-cell office:value-type="float" office:value="0">
            <text:p>0</text:p>
          </table:table-cell>
          <table:table-cell office:value-type="float" office:value="3023995865">
            <text:p>3023995865</text:p>
          </table:table-cell>
          <table:table-cell office:value-type="float" office:value="0">
            <text:p>0</text:p>
          </table:table-cell>
          <table:table-cell office:value-type="float" office:value="3023995865">
            <text:p>3023995865</text:p>
          </table:table-cell>
          <table:table-cell office:value-type="float" office:value="482053003">
            <text:p>482053003</text:p>
          </table:table-cell>
          <table:table-cell office:value-type="float" office:value="1511997932">
            <text:p>1511997932</text:p>
          </table:table-cell>
          <table:table-cell office:value-type="float" office:value="3164">
            <text:p>3164</text:p>
          </table:table-cell>
          <table:table-cell office:value-type="float" office:value="1753024434">
            <text:p>1753024434</text:p>
          </table:table-cell>
          <table:table-cell office:value-type="float" office:value="482053003">
            <text:p>482053003</text:p>
          </table:table-cell>
          <table:table-cell office:value-type="float" office:value="35407287597">
            <text:p>35407287597</text:p>
          </table:table-cell>
          <table:table-cell office:value-type="float" office:value="132424621582">
            <text:p>132424621582</text:p>
          </table:table-cell>
          <table:table-cell office:value-type="float" office:value="9945190429">
            <text:p>9945190429</text:p>
          </table:table-cell>
          <table:table-cell office:value-type="float" office:value="2078247070">
            <text:p>20782470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16560896">
            <text:p>316560896</text:p>
          </table:table-cell>
          <table:table-cell office:value-type="float" office:value="3873656">
            <text:p>3873656</text:p>
          </table:table-cell>
          <table:table-cell office:value-type="float" office:value="337074540">
            <text:p>337074540</text:p>
          </table:table-cell>
          <table:table-cell office:value-type="float" office:value="920132086">
            <text:p>920132086</text:p>
          </table:table-cell>
          <table:table-cell office:value-type="float" office:value="336756565">
            <text:p>33675656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8837">
            <text:p>558837</text:p>
          </table:table-cell>
          <table:table-cell table:number-columns-repeated="14" office:value-type="float" office:value="39195496">
            <text:p>39195496</text:p>
          </table:table-cell>
          <table:table-cell office:value-type="float" office:value="3270892">
            <text:p>32708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57">
            <text:p>2222257</text:p>
          </table:table-cell>
          <table:table-cell office:value-type="float" office:value="16301">
            <text:p>16301</text:p>
          </table:table-cell>
          <table:table-cell office:value-type="float" office:value="1258817">
            <text:p>1258817</text:p>
          </table:table-cell>
          <table:table-cell office:value-type="float" office:value="300632">
            <text:p>300632</text:p>
          </table:table-cell>
          <table:table-cell table:number-columns-repeated="2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6959896">
            <text:p>336959896</text:p>
          </table:table-cell>
          <table:table-cell table:number-columns-repeated="4" office:value-type="float" office:value="0">
            <text:p>0</text:p>
          </table:table-cell>
          <table:table-cell office:value-type="float" office:value="337074540">
            <text:p>337074540</text:p>
          </table:table-cell>
          <table:table-cell office:value-type="float" office:value="0">
            <text:p>0</text:p>
          </table:table-cell>
          <table:table-cell office:value-type="float" office:value="337074540">
            <text:p>337074540</text:p>
          </table:table-cell>
          <table:table-cell office:value-type="float" office:value="5268665">
            <text:p>5268665</text:p>
          </table:table-cell>
          <table:table-cell office:value-type="float" office:value="168537270">
            <text:p>168537270</text:p>
          </table:table-cell>
          <table:table-cell office:value-type="float" office:value="0">
            <text:p>0</text:p>
          </table:table-cell>
          <table:table-cell office:value-type="float" office:value="112358180">
            <text:p>112358180</text:p>
          </table:table-cell>
          <table:table-cell office:value-type="float" office:value="0">
            <text:p>0</text:p>
          </table:table-cell>
          <table:table-cell office:value-type="float" office:value="112358180">
            <text:p>112358180</text:p>
          </table:table-cell>
          <table:table-cell office:value-type="float" office:value="337074540">
            <text:p>337074540</text:p>
          </table:table-cell>
          <table:table-cell office:value-type="float" office:value="56179090">
            <text:p>56179090</text:p>
          </table:table-cell>
          <table:table-cell office:value-type="float" office:value="335882811">
            <text:p>335882811</text:p>
          </table:table-cell>
          <table:table-cell office:value-type="float" office:value="224716360">
            <text:p>224716360</text:p>
          </table:table-cell>
          <table:table-cell office:value-type="float" office:value="337074540">
            <text:p>337074540</text:p>
          </table:table-cell>
          <table:table-cell office:value-type="float" office:value="1054748535">
            <text:p>1054748535</text:p>
          </table:table-cell>
          <table:table-cell office:value-type="float" office:value="3364440917">
            <text:p>3364440917</text:p>
          </table:table-cell>
          <table:table-cell office:value-type="float" office:value="533691406">
            <text:p>533691406</text:p>
          </table:table-cell>
          <table:table-cell office:value-type="float" office:value="72998046">
            <text:p>729980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6366067">
            <text:p>316366067</text:p>
          </table:table-cell>
          <table:table-cell office:value-type="float" office:value="3802280">
            <text:p>3802280</text:p>
          </table:table-cell>
          <table:table-cell office:value-type="float" office:value="331035610">
            <text:p>331035610</text:p>
          </table:table-cell>
          <table:table-cell office:value-type="float" office:value="919901545">
            <text:p>919901545</text:p>
          </table:table-cell>
          <table:table-cell office:value-type="float" office:value="330573767">
            <text:p>33057376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0791992">
            <text:p>330791992</text:p>
          </table:table-cell>
          <table:table-cell table:number-columns-repeated="4" office:value-type="float" office:value="0">
            <text:p>0</text:p>
          </table:table-cell>
          <table:table-cell office:value-type="float" office:value="331035610">
            <text:p>331035610</text:p>
          </table:table-cell>
          <table:table-cell office:value-type="float" office:value="0">
            <text:p>0</text:p>
          </table:table-cell>
          <table:table-cell office:value-type="float" office:value="331035610">
            <text:p>331035610</text:p>
          </table:table-cell>
          <table:table-cell office:value-type="float" office:value="5173108">
            <text:p>5173108</text:p>
          </table:table-cell>
          <table:table-cell office:value-type="float" office:value="165517805">
            <text:p>165517805</text:p>
          </table:table-cell>
          <table:table-cell office:value-type="float" office:value="0">
            <text:p>0</text:p>
          </table:table-cell>
          <table:table-cell office:value-type="float" office:value="110345203">
            <text:p>110345203</text:p>
          </table:table-cell>
          <table:table-cell office:value-type="float" office:value="0">
            <text:p>0</text:p>
          </table:table-cell>
          <table:table-cell office:value-type="float" office:value="110345204">
            <text:p>110345204</text:p>
          </table:table-cell>
          <table:table-cell office:value-type="float" office:value="331035610">
            <text:p>331035610</text:p>
          </table:table-cell>
          <table:table-cell office:value-type="float" office:value="55172602">
            <text:p>55172602</text:p>
          </table:table-cell>
          <table:table-cell office:value-type="float" office:value="330080444">
            <text:p>330080444</text:p>
          </table:table-cell>
          <table:table-cell office:value-type="float" office:value="220690407">
            <text:p>220690407</text:p>
          </table:table-cell>
          <table:table-cell office:value-type="float" office:value="331035610">
            <text:p>331035610</text:p>
          </table:table-cell>
          <table:table-cell office:value-type="float" office:value="1002075195">
            <text:p>1002075195</text:p>
          </table:table-cell>
          <table:table-cell office:value-type="float" office:value="3132812500">
            <text:p>3132812500</text:p>
          </table:table-cell>
          <table:table-cell office:value-type="float" office:value="310119628">
            <text:p>310119628</text:p>
          </table:table-cell>
          <table:table-cell office:value-type="float" office:value="72753906">
            <text:p>7275390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16689401">
            <text:p>316689401</text:p>
          </table:table-cell>
          <table:table-cell office:value-type="float" office:value="3806594">
            <text:p>3806594</text:p>
          </table:table-cell>
          <table:table-cell office:value-type="float" office:value="331185471">
            <text:p>331185471</text:p>
          </table:table-cell>
          <table:table-cell office:value-type="float" office:value="920913523">
            <text:p>920913523</text:p>
          </table:table-cell>
          <table:table-cell office:value-type="float" office:value="330686151">
            <text:p>3306861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1540128">
            <text:p>331540128</text:p>
          </table:table-cell>
          <table:table-cell table:number-columns-repeated="4" office:value-type="float" office:value="0">
            <text:p>0</text:p>
          </table:table-cell>
          <table:table-cell office:value-type="float" office:value="331185471">
            <text:p>331185471</text:p>
          </table:table-cell>
          <table:table-cell office:value-type="float" office:value="0">
            <text:p>0</text:p>
          </table:table-cell>
          <table:table-cell office:value-type="float" office:value="331185471">
            <text:p>331185471</text:p>
          </table:table-cell>
          <table:table-cell office:value-type="float" office:value="5174800">
            <text:p>5174800</text:p>
          </table:table-cell>
          <table:table-cell office:value-type="float" office:value="165592735">
            <text:p>165592735</text:p>
          </table:table-cell>
          <table:table-cell office:value-type="float" office:value="0">
            <text:p>0</text:p>
          </table:table-cell>
          <table:table-cell office:value-type="float" office:value="110395157">
            <text:p>110395157</text:p>
          </table:table-cell>
          <table:table-cell office:value-type="float" office:value="0">
            <text:p>0</text:p>
          </table:table-cell>
          <table:table-cell office:value-type="float" office:value="110395157">
            <text:p>110395157</text:p>
          </table:table-cell>
          <table:table-cell office:value-type="float" office:value="331185471">
            <text:p>331185471</text:p>
          </table:table-cell>
          <table:table-cell office:value-type="float" office:value="55197579">
            <text:p>55197579</text:p>
          </table:table-cell>
          <table:table-cell office:value-type="float" office:value="329921944">
            <text:p>329921944</text:p>
          </table:table-cell>
          <table:table-cell office:value-type="float" office:value="220790314">
            <text:p>220790314</text:p>
          </table:table-cell>
          <table:table-cell office:value-type="float" office:value="331185471">
            <text:p>331185471</text:p>
          </table:table-cell>
          <table:table-cell office:value-type="float" office:value="1014282226">
            <text:p>1014282226</text:p>
          </table:table-cell>
          <table:table-cell office:value-type="float" office:value="3170959472">
            <text:p>3170959472</text:p>
          </table:table-cell>
          <table:table-cell office:value-type="float" office:value="322937011">
            <text:p>322937011</text:p>
          </table:table-cell>
          <table:table-cell office:value-type="float" office:value="73547363">
            <text:p>735473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0428892">
            <text:p>320428892</text:p>
          </table:table-cell>
          <table:table-cell office:value-type="float" office:value="3850911">
            <text:p>3850911</text:p>
          </table:table-cell>
          <table:table-cell office:value-type="float" office:value="335228615">
            <text:p>335228615</text:p>
          </table:table-cell>
          <table:table-cell office:value-type="float" office:value="931686727">
            <text:p>931686727</text:p>
          </table:table-cell>
          <table:table-cell office:value-type="float" office:value="334777023">
            <text:p>3347770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10">
            <text:p>8388610</text:p>
          </table:table-cell>
          <table:table-cell office:value-type="float" office:value="334996056">
            <text:p>334996056</text:p>
          </table:table-cell>
          <table:table-cell table:number-columns-repeated="4" office:value-type="float" office:value="0">
            <text:p>0</text:p>
          </table:table-cell>
          <table:table-cell office:value-type="float" office:value="335228615">
            <text:p>335228615</text:p>
          </table:table-cell>
          <table:table-cell office:value-type="float" office:value="0">
            <text:p>0</text:p>
          </table:table-cell>
          <table:table-cell office:value-type="float" office:value="335228615">
            <text:p>335228615</text:p>
          </table:table-cell>
          <table:table-cell office:value-type="float" office:value="5237968">
            <text:p>5237968</text:p>
          </table:table-cell>
          <table:table-cell office:value-type="float" office:value="167614307">
            <text:p>167614307</text:p>
          </table:table-cell>
          <table:table-cell office:value-type="float" office:value="0">
            <text:p>0</text:p>
          </table:table-cell>
          <table:table-cell office:value-type="float" office:value="111742871">
            <text:p>111742871</text:p>
          </table:table-cell>
          <table:table-cell office:value-type="float" office:value="0">
            <text:p>0</text:p>
          </table:table-cell>
          <table:table-cell office:value-type="float" office:value="111742872">
            <text:p>111742872</text:p>
          </table:table-cell>
          <table:table-cell office:value-type="float" office:value="335228615">
            <text:p>335228615</text:p>
          </table:table-cell>
          <table:table-cell office:value-type="float" office:value="55871436">
            <text:p>55871436</text:p>
          </table:table-cell>
          <table:table-cell office:value-type="float" office:value="334201263">
            <text:p>334201263</text:p>
          </table:table-cell>
          <table:table-cell office:value-type="float" office:value="223485744">
            <text:p>223485744</text:p>
          </table:table-cell>
          <table:table-cell office:value-type="float" office:value="335228615">
            <text:p>335228615</text:p>
          </table:table-cell>
          <table:table-cell office:value-type="float" office:value="1019531250">
            <text:p>1019531250</text:p>
          </table:table-cell>
          <table:table-cell office:value-type="float" office:value="3181762695">
            <text:p>3181762695</text:p>
          </table:table-cell>
          <table:table-cell office:value-type="float" office:value="308166503">
            <text:p>308166503</text:p>
          </table:table-cell>
          <table:table-cell office:value-type="float" office:value="75378417">
            <text:p>7537841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0496398">
            <text:p>340496398</text:p>
          </table:table-cell>
          <table:table-cell office:value-type="float" office:value="4163247">
            <text:p>4163247</text:p>
          </table:table-cell>
          <table:table-cell office:value-type="float" office:value="362331936">
            <text:p>362331936</text:p>
          </table:table-cell>
          <table:table-cell office:value-type="float" office:value="990781251">
            <text:p>990781251</text:p>
          </table:table-cell>
          <table:table-cell office:value-type="float" office:value="362031177">
            <text:p>36203117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8833">
            <text:p>558833</text:p>
          </table:table-cell>
          <table:table-cell table:number-columns-repeated="14" office:value-type="float" office:value="72221166">
            <text:p>72221166</text:p>
          </table:table-cell>
          <table:table-cell office:value-type="float" office:value="3270882">
            <text:p>3270882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48">
            <text:p>2222248</text:p>
          </table:table-cell>
          <table:table-cell office:value-type="float" office:value="16302">
            <text:p>16302</text:p>
          </table:table-cell>
          <table:table-cell office:value-type="float" office:value="1258822">
            <text:p>1258822</text:p>
          </table:table-cell>
          <table:table-cell office:value-type="float" office:value="300651">
            <text:p>300651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20">
            <text:p>16777220</text:p>
          </table:table-cell>
          <table:table-cell office:value-type="float" office:value="363004664">
            <text:p>363004664</text:p>
          </table:table-cell>
          <table:table-cell table:number-columns-repeated="4" office:value-type="float" office:value="0">
            <text:p>0</text:p>
          </table:table-cell>
          <table:table-cell office:value-type="float" office:value="362331936">
            <text:p>362331936</text:p>
          </table:table-cell>
          <table:table-cell office:value-type="float" office:value="0">
            <text:p>0</text:p>
          </table:table-cell>
          <table:table-cell office:value-type="float" office:value="362331936">
            <text:p>362331936</text:p>
          </table:table-cell>
          <table:table-cell office:value-type="float" office:value="5661736">
            <text:p>5661736</text:p>
          </table:table-cell>
          <table:table-cell office:value-type="float" office:value="181165968">
            <text:p>181165968</text:p>
          </table:table-cell>
          <table:table-cell office:value-type="float" office:value="0">
            <text:p>0</text:p>
          </table:table-cell>
          <table:table-cell office:value-type="float" office:value="120777312">
            <text:p>120777312</text:p>
          </table:table-cell>
          <table:table-cell office:value-type="float" office:value="0">
            <text:p>0</text:p>
          </table:table-cell>
          <table:table-cell office:value-type="float" office:value="120777312">
            <text:p>120777312</text:p>
          </table:table-cell>
          <table:table-cell office:value-type="float" office:value="362331936">
            <text:p>362331936</text:p>
          </table:table-cell>
          <table:table-cell office:value-type="float" office:value="60388656">
            <text:p>60388656</text:p>
          </table:table-cell>
          <table:table-cell office:value-type="float" office:value="361029826">
            <text:p>361029826</text:p>
          </table:table-cell>
          <table:table-cell office:value-type="float" office:value="241554624">
            <text:p>241554624</text:p>
          </table:table-cell>
          <table:table-cell office:value-type="float" office:value="362331936">
            <text:p>362331936</text:p>
          </table:table-cell>
          <table:table-cell office:value-type="float" office:value="1067199707">
            <text:p>1067199707</text:p>
          </table:table-cell>
          <table:table-cell office:value-type="float" office:value="3469726562">
            <text:p>3469726562</text:p>
          </table:table-cell>
          <table:table-cell office:value-type="float" office:value="419799804">
            <text:p>419799804</text:p>
          </table:table-cell>
          <table:table-cell office:value-type="float" office:value="78247070">
            <text:p>782470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72180175">
            <text:p>372180175</text:p>
          </table:table-cell>
          <table:table-cell office:value-type="float" office:value="4543188">
            <text:p>4543188</text:p>
          </table:table-cell>
          <table:table-cell office:value-type="float" office:value="395563135">
            <text:p>395563135</text:p>
          </table:table-cell>
          <table:table-cell office:value-type="float" office:value="1082797934">
            <text:p>1082797934</text:p>
          </table:table-cell>
          <table:table-cell office:value-type="float" office:value="395275696">
            <text:p>39527569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8837">
            <text:p>558837</text:p>
          </table:table-cell>
          <table:table-cell table:number-columns-repeated="14" office:value-type="float" office:value="138283516">
            <text:p>138283516</text:p>
          </table:table-cell>
          <table:table-cell office:value-type="float" office:value="3270892">
            <text:p>32708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57">
            <text:p>2222257</text:p>
          </table:table-cell>
          <table:table-cell office:value-type="float" office:value="16301">
            <text:p>16301</text:p>
          </table:table-cell>
          <table:table-cell office:value-type="float" office:value="1258817">
            <text:p>1258817</text:p>
          </table:table-cell>
          <table:table-cell office:value-type="float" office:value="300734">
            <text:p>300734</text:p>
          </table:table-cell>
          <table:table-cell table:number-columns-repeated="2" office:value-type="float" office:value="0">
            <text:p>0</text:p>
          </table:table-cell>
          <table:table-cell office:value-type="float" office:value="33554440">
            <text:p>33554440</text:p>
          </table:table-cell>
          <table:table-cell office:value-type="float" office:value="395466752">
            <text:p>395466752</text:p>
          </table:table-cell>
          <table:table-cell table:number-columns-repeated="4" office:value-type="float" office:value="0">
            <text:p>0</text:p>
          </table:table-cell>
          <table:table-cell office:value-type="float" office:value="395563135">
            <text:p>395563135</text:p>
          </table:table-cell>
          <table:table-cell office:value-type="float" office:value="0">
            <text:p>0</text:p>
          </table:table-cell>
          <table:table-cell office:value-type="float" office:value="395563135">
            <text:p>395563135</text:p>
          </table:table-cell>
          <table:table-cell office:value-type="float" office:value="6180979">
            <text:p>6180979</text:p>
          </table:table-cell>
          <table:table-cell office:value-type="float" office:value="197781568">
            <text:p>197781568</text:p>
          </table:table-cell>
          <table:table-cell office:value-type="float" office:value="0">
            <text:p>0</text:p>
          </table:table-cell>
          <table:table-cell office:value-type="float" office:value="131854379">
            <text:p>131854379</text:p>
          </table:table-cell>
          <table:table-cell office:value-type="float" office:value="0">
            <text:p>0</text:p>
          </table:table-cell>
          <table:table-cell office:value-type="float" office:value="131854378">
            <text:p>131854378</text:p>
          </table:table-cell>
          <table:table-cell office:value-type="float" office:value="395563135">
            <text:p>395563135</text:p>
          </table:table-cell>
          <table:table-cell office:value-type="float" office:value="65927189">
            <text:p>65927189</text:p>
          </table:table-cell>
          <table:table-cell office:value-type="float" office:value="394344894">
            <text:p>394344894</text:p>
          </table:table-cell>
          <table:table-cell office:value-type="float" office:value="263708756">
            <text:p>263708756</text:p>
          </table:table-cell>
          <table:table-cell office:value-type="float" office:value="395563135">
            <text:p>395563135</text:p>
          </table:table-cell>
          <table:table-cell office:value-type="float" office:value="1180969238">
            <text:p>1180969238</text:p>
          </table:table-cell>
          <table:table-cell office:value-type="float" office:value="3862792968">
            <text:p>3862792968</text:p>
          </table:table-cell>
          <table:table-cell office:value-type="float" office:value="477416992">
            <text:p>477416992</text:p>
          </table:table-cell>
          <table:table-cell office:value-type="float" office:value="86059570">
            <text:p>860595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72274580">
            <text:p>372274580</text:p>
          </table:table-cell>
          <table:table-cell office:value-type="float" office:value="4543712">
            <text:p>4543712</text:p>
          </table:table-cell>
          <table:table-cell office:value-type="float" office:value="395532492">
            <text:p>395532492</text:p>
          </table:table-cell>
          <table:table-cell office:value-type="float" office:value="1082768083">
            <text:p>1082768083</text:p>
          </table:table-cell>
          <table:table-cell office:value-type="float" office:value="395240654">
            <text:p>39524065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8833">
            <text:p>558833</text:p>
          </table:table-cell>
          <table:table-cell table:number-columns-repeated="14" office:value-type="float" office:value="271057990">
            <text:p>271057990</text:p>
          </table:table-cell>
          <table:table-cell office:value-type="float" office:value="3270882">
            <text:p>3270882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48">
            <text:p>2222248</text:p>
          </table:table-cell>
          <table:table-cell office:value-type="float" office:value="16302">
            <text:p>16302</text:p>
          </table:table-cell>
          <table:table-cell office:value-type="float" office:value="1258822">
            <text:p>1258822</text:p>
          </table:table-cell>
          <table:table-cell office:value-type="float" office:value="300728">
            <text:p>300728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80">
            <text:p>67108880</text:p>
          </table:table-cell>
          <table:table-cell office:value-type="float" office:value="395439704">
            <text:p>395439704</text:p>
          </table:table-cell>
          <table:table-cell table:number-columns-repeated="4" office:value-type="float" office:value="0">
            <text:p>0</text:p>
          </table:table-cell>
          <table:table-cell office:value-type="float" office:value="395532492">
            <text:p>395532492</text:p>
          </table:table-cell>
          <table:table-cell office:value-type="float" office:value="0">
            <text:p>0</text:p>
          </table:table-cell>
          <table:table-cell office:value-type="float" office:value="395532492">
            <text:p>395532492</text:p>
          </table:table-cell>
          <table:table-cell office:value-type="float" office:value="6180509">
            <text:p>6180509</text:p>
          </table:table-cell>
          <table:table-cell office:value-type="float" office:value="197766246">
            <text:p>197766246</text:p>
          </table:table-cell>
          <table:table-cell office:value-type="float" office:value="0">
            <text:p>0</text:p>
          </table:table-cell>
          <table:table-cell office:value-type="float" office:value="131844164">
            <text:p>131844164</text:p>
          </table:table-cell>
          <table:table-cell office:value-type="float" office:value="0">
            <text:p>0</text:p>
          </table:table-cell>
          <table:table-cell office:value-type="float" office:value="131844164">
            <text:p>131844164</text:p>
          </table:table-cell>
          <table:table-cell office:value-type="float" office:value="395532492">
            <text:p>395532492</text:p>
          </table:table-cell>
          <table:table-cell office:value-type="float" office:value="65922082">
            <text:p>65922082</text:p>
          </table:table-cell>
          <table:table-cell office:value-type="float" office:value="394343046">
            <text:p>394343046</text:p>
          </table:table-cell>
          <table:table-cell office:value-type="float" office:value="263688328">
            <text:p>263688328</text:p>
          </table:table-cell>
          <table:table-cell office:value-type="float" office:value="395532492">
            <text:p>395532492</text:p>
          </table:table-cell>
          <table:table-cell office:value-type="float" office:value="1204040527">
            <text:p>1204040527</text:p>
          </table:table-cell>
          <table:table-cell office:value-type="float" office:value="3930114746">
            <text:p>3930114746</text:p>
          </table:table-cell>
          <table:table-cell office:value-type="float" office:value="470520019">
            <text:p>470520019</text:p>
          </table:table-cell>
          <table:table-cell office:value-type="float" office:value="85998535">
            <text:p>859985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74248087">
            <text:p>374248087</text:p>
          </table:table-cell>
          <table:table-cell office:value-type="float" office:value="4568263">
            <text:p>4568263</text:p>
          </table:table-cell>
          <table:table-cell office:value-type="float" office:value="397744819">
            <text:p>397744819</text:p>
          </table:table-cell>
          <table:table-cell office:value-type="float" office:value="1088759817">
            <text:p>1088759817</text:p>
          </table:table-cell>
          <table:table-cell office:value-type="float" office:value="397458298">
            <text:p>39745829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58837">
            <text:p>558837</text:p>
          </table:table-cell>
          <table:table-cell table:number-columns-repeated="14" office:value-type="float" office:value="536614736">
            <text:p>536614736</text:p>
          </table:table-cell>
          <table:table-cell office:value-type="float" office:value="3270892">
            <text:p>32708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57">
            <text:p>2222257</text:p>
          </table:table-cell>
          <table:table-cell office:value-type="float" office:value="16301">
            <text:p>16301</text:p>
          </table:table-cell>
          <table:table-cell office:value-type="float" office:value="1258817">
            <text:p>1258817</text:p>
          </table:table-cell>
          <table:table-cell office:value-type="float" office:value="300636">
            <text:p>300636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60">
            <text:p>134217760</text:p>
          </table:table-cell>
          <table:table-cell office:value-type="float" office:value="397649696">
            <text:p>397649696</text:p>
          </table:table-cell>
          <table:table-cell table:number-columns-repeated="4" office:value-type="float" office:value="0">
            <text:p>0</text:p>
          </table:table-cell>
          <table:table-cell office:value-type="float" office:value="397744819">
            <text:p>397744819</text:p>
          </table:table-cell>
          <table:table-cell office:value-type="float" office:value="0">
            <text:p>0</text:p>
          </table:table-cell>
          <table:table-cell office:value-type="float" office:value="397744819">
            <text:p>397744819</text:p>
          </table:table-cell>
          <table:table-cell office:value-type="float" office:value="6215075">
            <text:p>6215075</text:p>
          </table:table-cell>
          <table:table-cell office:value-type="float" office:value="198872409">
            <text:p>198872409</text:p>
          </table:table-cell>
          <table:table-cell office:value-type="float" office:value="0">
            <text:p>0</text:p>
          </table:table-cell>
          <table:table-cell office:value-type="float" office:value="132581606">
            <text:p>132581606</text:p>
          </table:table-cell>
          <table:table-cell office:value-type="float" office:value="0">
            <text:p>0</text:p>
          </table:table-cell>
          <table:table-cell office:value-type="float" office:value="132581606">
            <text:p>132581606</text:p>
          </table:table-cell>
          <table:table-cell office:value-type="float" office:value="397744819">
            <text:p>397744819</text:p>
          </table:table-cell>
          <table:table-cell office:value-type="float" office:value="66290803">
            <text:p>66290803</text:p>
          </table:table-cell>
          <table:table-cell office:value-type="float" office:value="396489585">
            <text:p>396489585</text:p>
          </table:table-cell>
          <table:table-cell office:value-type="float" office:value="265163213">
            <text:p>265163213</text:p>
          </table:table-cell>
          <table:table-cell office:value-type="float" office:value="397744819">
            <text:p>397744819</text:p>
          </table:table-cell>
          <table:table-cell office:value-type="float" office:value="1268371582">
            <text:p>1268371582</text:p>
          </table:table-cell>
          <table:table-cell office:value-type="float" office:value="4267944335">
            <text:p>4267944335</text:p>
          </table:table-cell>
          <table:table-cell office:value-type="float" office:value="524780273">
            <text:p>524780273</text:p>
          </table:table-cell>
          <table:table-cell office:value-type="float" office:value="86547851">
            <text:p>865478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09240773">
            <text:p>409240773</text:p>
          </table:table-cell>
          <table:table-cell office:value-type="float" office:value="4916682">
            <text:p>4916682</text:p>
          </table:table-cell>
          <table:table-cell office:value-type="float" office:value="428210715">
            <text:p>428210715</text:p>
          </table:table-cell>
          <table:table-cell office:value-type="float" office:value="1189602963">
            <text:p>1189602963</text:p>
          </table:table-cell>
          <table:table-cell office:value-type="float" office:value="427757275">
            <text:p>42775727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62233056">
            <text:p>1062233056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520">
            <text:p>268435520</text:p>
          </table:table-cell>
          <table:table-cell office:value-type="float" office:value="427971264">
            <text:p>427971264</text:p>
          </table:table-cell>
          <table:table-cell table:number-columns-repeated="4" office:value-type="float" office:value="0">
            <text:p>0</text:p>
          </table:table-cell>
          <table:table-cell office:value-type="float" office:value="428210715">
            <text:p>428210715</text:p>
          </table:table-cell>
          <table:table-cell office:value-type="float" office:value="0">
            <text:p>0</text:p>
          </table:table-cell>
          <table:table-cell office:value-type="float" office:value="428210715">
            <text:p>428210715</text:p>
          </table:table-cell>
          <table:table-cell office:value-type="float" office:value="6690808">
            <text:p>6690808</text:p>
          </table:table-cell>
          <table:table-cell office:value-type="float" office:value="214105357">
            <text:p>214105357</text:p>
          </table:table-cell>
          <table:table-cell office:value-type="float" office:value="0">
            <text:p>0</text:p>
          </table:table-cell>
          <table:table-cell office:value-type="float" office:value="142736905">
            <text:p>142736905</text:p>
          </table:table-cell>
          <table:table-cell office:value-type="float" office:value="0">
            <text:p>0</text:p>
          </table:table-cell>
          <table:table-cell office:value-type="float" office:value="142736905">
            <text:p>142736905</text:p>
          </table:table-cell>
          <table:table-cell office:value-type="float" office:value="428210715">
            <text:p>428210715</text:p>
          </table:table-cell>
          <table:table-cell office:value-type="float" office:value="71368453">
            <text:p>71368453</text:p>
          </table:table-cell>
          <table:table-cell office:value-type="float" office:value="427133159">
            <text:p>427133159</text:p>
          </table:table-cell>
          <table:table-cell office:value-type="float" office:value="285473810">
            <text:p>285473810</text:p>
          </table:table-cell>
          <table:table-cell office:value-type="float" office:value="428210715">
            <text:p>428210715</text:p>
          </table:table-cell>
          <table:table-cell office:value-type="float" office:value="1489807128">
            <text:p>1489807128</text:p>
          </table:table-cell>
          <table:table-cell office:value-type="float" office:value="4939941406">
            <text:p>4939941406</text:p>
          </table:table-cell>
          <table:table-cell office:value-type="float" office:value="497253417">
            <text:p>497253417</text:p>
          </table:table-cell>
          <table:table-cell office:value-type="float" office:value="95153808">
            <text:p>9515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445163128">
            <text:p>445163128</text:p>
          </table:table-cell>
          <table:table-cell office:value-type="float" office:value="5347600">
            <text:p>5347600</text:p>
          </table:table-cell>
          <table:table-cell office:value-type="float" office:value="465644386">
            <text:p>465644386</text:p>
          </table:table-cell>
          <table:table-cell office:value-type="float" office:value="1293894046">
            <text:p>1293894046</text:p>
          </table:table-cell>
          <table:table-cell office:value-type="float" office:value="465203995">
            <text:p>46520399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24466112">
            <text:p>2124466112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1040">
            <text:p>536871040</text:p>
          </table:table-cell>
          <table:table-cell office:value-type="float" office:value="466155224">
            <text:p>466155224</text:p>
          </table:table-cell>
          <table:table-cell table:number-columns-repeated="4" office:value-type="float" office:value="0">
            <text:p>0</text:p>
          </table:table-cell>
          <table:table-cell office:value-type="float" office:value="465644386">
            <text:p>465644386</text:p>
          </table:table-cell>
          <table:table-cell office:value-type="float" office:value="0">
            <text:p>0</text:p>
          </table:table-cell>
          <table:table-cell office:value-type="float" office:value="465644386">
            <text:p>465644386</text:p>
          </table:table-cell>
          <table:table-cell office:value-type="float" office:value="7275719">
            <text:p>7275719</text:p>
          </table:table-cell>
          <table:table-cell office:value-type="float" office:value="232822193">
            <text:p>232822193</text:p>
          </table:table-cell>
          <table:table-cell office:value-type="float" office:value="0">
            <text:p>0</text:p>
          </table:table-cell>
          <table:table-cell office:value-type="float" office:value="155214796">
            <text:p>155214796</text:p>
          </table:table-cell>
          <table:table-cell office:value-type="float" office:value="0">
            <text:p>0</text:p>
          </table:table-cell>
          <table:table-cell office:value-type="float" office:value="155214795">
            <text:p>155214795</text:p>
          </table:table-cell>
          <table:table-cell office:value-type="float" office:value="465644386">
            <text:p>465644386</text:p>
          </table:table-cell>
          <table:table-cell office:value-type="float" office:value="77607398">
            <text:p>77607398</text:p>
          </table:table-cell>
          <table:table-cell office:value-type="float" office:value="464252548">
            <text:p>464252548</text:p>
          </table:table-cell>
          <table:table-cell office:value-type="float" office:value="310429590">
            <text:p>310429590</text:p>
          </table:table-cell>
          <table:table-cell office:value-type="float" office:value="465644386">
            <text:p>465644386</text:p>
          </table:table-cell>
          <table:table-cell office:value-type="float" office:value="1738891601">
            <text:p>1738891601</text:p>
          </table:table-cell>
          <table:table-cell office:value-type="float" office:value="5968750000">
            <text:p>5968750000</text:p>
          </table:table-cell>
          <table:table-cell office:value-type="float" office:value="432617187">
            <text:p>432617187</text:p>
          </table:table-cell>
          <table:table-cell office:value-type="float" office:value="103332519">
            <text:p>1033325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27794989">
            <text:p>527794989</text:p>
          </table:table-cell>
          <table:table-cell office:value-type="float" office:value="6410288">
            <text:p>6410288</text:p>
          </table:table-cell>
          <table:table-cell office:value-type="float" office:value="558072365">
            <text:p>558072365</text:p>
          </table:table-cell>
          <table:table-cell office:value-type="float" office:value="1534670039">
            <text:p>1534670039</text:p>
          </table:table-cell>
          <table:table-cell office:value-type="float" office:value="557783796">
            <text:p>55778379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58837">
            <text:p>558837</text:p>
          </table:table-cell>
          <table:table-cell table:number-columns-repeated="14" office:value-type="float" office:value="3192195922">
            <text:p>3192195922</text:p>
          </table:table-cell>
          <table:table-cell office:value-type="float" office:value="3270892">
            <text:p>32708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57">
            <text:p>2222257</text:p>
          </table:table-cell>
          <table:table-cell office:value-type="float" office:value="16301">
            <text:p>16301</text:p>
          </table:table-cell>
          <table:table-cell office:value-type="float" office:value="1258817">
            <text:p>1258817</text:p>
          </table:table-cell>
          <table:table-cell office:value-type="float" office:value="300783">
            <text:p>300783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6560">
            <text:p>805306560</text:p>
          </table:table-cell>
          <table:table-cell office:value-type="float" office:value="557974656">
            <text:p>557974656</text:p>
          </table:table-cell>
          <table:table-cell table:number-columns-repeated="4" office:value-type="float" office:value="0">
            <text:p>0</text:p>
          </table:table-cell>
          <table:table-cell office:value-type="float" office:value="558072365">
            <text:p>558072365</text:p>
          </table:table-cell>
          <table:table-cell office:value-type="float" office:value="0">
            <text:p>0</text:p>
          </table:table-cell>
          <table:table-cell office:value-type="float" office:value="558072365">
            <text:p>558072365</text:p>
          </table:table-cell>
          <table:table-cell office:value-type="float" office:value="8719911">
            <text:p>8719911</text:p>
          </table:table-cell>
          <table:table-cell office:value-type="float" office:value="279036183">
            <text:p>279036183</text:p>
          </table:table-cell>
          <table:table-cell office:value-type="float" office:value="0">
            <text:p>0</text:p>
          </table:table-cell>
          <table:table-cell office:value-type="float" office:value="186024121">
            <text:p>186024121</text:p>
          </table:table-cell>
          <table:table-cell office:value-type="float" office:value="0">
            <text:p>0</text:p>
          </table:table-cell>
          <table:table-cell office:value-type="float" office:value="186024122">
            <text:p>186024122</text:p>
          </table:table-cell>
          <table:table-cell office:value-type="float" office:value="0">
            <text:p>0</text:p>
          </table:table-cell>
          <table:table-cell office:value-type="float" office:value="93012061">
            <text:p>93012061</text:p>
          </table:table-cell>
          <table:table-cell office:value-type="float" office:value="57030">
            <text:p>57030</text:p>
          </table:table-cell>
          <table:table-cell office:value-type="float" office:value="372048243">
            <text:p>372048243</text:p>
          </table:table-cell>
          <table:table-cell office:value-type="float" office:value="558072365">
            <text:p>558072365</text:p>
          </table:table-cell>
          <table:table-cell office:value-type="float" office:value="2145874023">
            <text:p>2145874023</text:p>
          </table:table-cell>
          <table:table-cell office:value-type="float" office:value="7702697753">
            <text:p>7702697753</text:p>
          </table:table-cell>
          <table:table-cell office:value-type="float" office:value="598937988">
            <text:p>598937988</text:p>
          </table:table-cell>
          <table:table-cell office:value-type="float" office:value="120666503">
            <text:p>1206665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474264444">
            <text:p>474264444</text:p>
          </table:table-cell>
          <table:table-cell office:value-type="float" office:value="5768119">
            <text:p>5768119</text:p>
          </table:table-cell>
          <table:table-cell office:value-type="float" office:value="502154498">
            <text:p>502154498</text:p>
          </table:table-cell>
          <table:table-cell office:value-type="float" office:value="1379105680">
            <text:p>1379105680</text:p>
          </table:table-cell>
          <table:table-cell office:value-type="float" office:value="501862348">
            <text:p>50186234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58833">
            <text:p>558833</text:p>
          </table:table-cell>
          <table:table-cell table:number-columns-repeated="14" office:value-type="float" office:value="3192194042">
            <text:p>3192194042</text:p>
          </table:table-cell>
          <table:table-cell office:value-type="float" office:value="3270882">
            <text:p>3270882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48">
            <text:p>2222248</text:p>
          </table:table-cell>
          <table:table-cell office:value-type="float" office:value="16302">
            <text:p>16302</text:p>
          </table:table-cell>
          <table:table-cell office:value-type="float" office:value="1258822">
            <text:p>1258822</text:p>
          </table:table-cell>
          <table:table-cell office:value-type="float" office:value="300919">
            <text:p>30091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2080">
            <text:p>1073742080</text:p>
          </table:table-cell>
          <table:table-cell office:value-type="float" office:value="502058368">
            <text:p>502058368</text:p>
          </table:table-cell>
          <table:table-cell table:number-columns-repeated="4" office:value-type="float" office:value="0">
            <text:p>0</text:p>
          </table:table-cell>
          <table:table-cell office:value-type="float" office:value="502154498">
            <text:p>502154498</text:p>
          </table:table-cell>
          <table:table-cell office:value-type="float" office:value="0">
            <text:p>0</text:p>
          </table:table-cell>
          <table:table-cell office:value-type="float" office:value="502154498">
            <text:p>502154498</text:p>
          </table:table-cell>
          <table:table-cell office:value-type="float" office:value="7848021">
            <text:p>7848021</text:p>
          </table:table-cell>
          <table:table-cell office:value-type="float" office:value="251077249">
            <text:p>251077249</text:p>
          </table:table-cell>
          <table:table-cell office:value-type="float" office:value="0">
            <text:p>0</text:p>
          </table:table-cell>
          <table:table-cell office:value-type="float" office:value="167384833">
            <text:p>167384833</text:p>
          </table:table-cell>
          <table:table-cell office:value-type="float" office:value="6082225">
            <text:p>6082225</text:p>
          </table:table-cell>
          <table:table-cell office:value-type="float" office:value="167384832">
            <text:p>167384832</text:p>
          </table:table-cell>
          <table:table-cell office:value-type="float" office:value="502154498">
            <text:p>502154498</text:p>
          </table:table-cell>
          <table:table-cell office:value-type="float" office:value="83692416">
            <text:p>83692416</text:p>
          </table:table-cell>
          <table:table-cell office:value-type="float" office:value="500603688">
            <text:p>500603688</text:p>
          </table:table-cell>
          <table:table-cell office:value-type="float" office:value="334769665">
            <text:p>334769665</text:p>
          </table:table-cell>
          <table:table-cell office:value-type="float" office:value="502154498">
            <text:p>502154498</text:p>
          </table:table-cell>
          <table:table-cell office:value-type="float" office:value="2078308105">
            <text:p>2078308105</text:p>
          </table:table-cell>
          <table:table-cell office:value-type="float" office:value="7681579589">
            <text:p>7681579589</text:p>
          </table:table-cell>
          <table:table-cell office:value-type="float" office:value="537475585">
            <text:p>537475585</text:p>
          </table:table-cell>
          <table:table-cell office:value-type="float" office:value="107971191">
            <text:p>1079711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522362425">
            <text:p>522362425</text:p>
          </table:table-cell>
          <table:table-cell office:value-type="float" office:value="6344817">
            <text:p>6344817</text:p>
          </table:table-cell>
          <table:table-cell office:value-type="float" office:value="552178471">
            <text:p>552178471</text:p>
          </table:table-cell>
          <table:table-cell office:value-type="float" office:value="1518944498">
            <text:p>1518944498</text:p>
          </table:table-cell>
          <table:table-cell office:value-type="float" office:value="551890684">
            <text:p>55189068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8837">
            <text:p>558837</text:p>
          </table:table-cell>
          <table:table-cell table:number-columns-repeated="14" office:value-type="float" office:value="3192127510">
            <text:p>3192127510</text:p>
          </table:table-cell>
          <table:table-cell office:value-type="float" office:value="3270892">
            <text:p>32708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57">
            <text:p>2222257</text:p>
          </table:table-cell>
          <table:table-cell office:value-type="float" office:value="16301">
            <text:p>16301</text:p>
          </table:table-cell>
          <table:table-cell office:value-type="float" office:value="1258817">
            <text:p>1258817</text:p>
          </table:table-cell>
          <table:table-cell office:value-type="float" office:value="300736">
            <text:p>300736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600">
            <text:p>1342177600</text:p>
          </table:table-cell>
          <table:table-cell office:value-type="float" office:value="552085304">
            <text:p>552085304</text:p>
          </table:table-cell>
          <table:table-cell table:number-columns-repeated="4" office:value-type="float" office:value="0">
            <text:p>0</text:p>
          </table:table-cell>
          <table:table-cell office:value-type="float" office:value="552178471">
            <text:p>552178471</text:p>
          </table:table-cell>
          <table:table-cell office:value-type="float" office:value="0">
            <text:p>0</text:p>
          </table:table-cell>
          <table:table-cell office:value-type="float" office:value="552178471">
            <text:p>552178471</text:p>
          </table:table-cell>
          <table:table-cell office:value-type="float" office:value="8629896">
            <text:p>8629896</text:p>
          </table:table-cell>
          <table:table-cell office:value-type="float" office:value="276089235">
            <text:p>276089235</text:p>
          </table:table-cell>
          <table:table-cell office:value-type="float" office:value="0">
            <text:p>0</text:p>
          </table:table-cell>
          <table:table-cell office:value-type="float" office:value="184059491">
            <text:p>184059491</text:p>
          </table:table-cell>
          <table:table-cell office:value-type="float" office:value="6056888">
            <text:p>6056888</text:p>
          </table:table-cell>
          <table:table-cell office:value-type="float" office:value="184059490">
            <text:p>184059490</text:p>
          </table:table-cell>
          <table:table-cell office:value-type="float" office:value="552178471">
            <text:p>552178471</text:p>
          </table:table-cell>
          <table:table-cell office:value-type="float" office:value="92029745">
            <text:p>92029745</text:p>
          </table:table-cell>
          <table:table-cell office:value-type="float" office:value="550313387">
            <text:p>550313387</text:p>
          </table:table-cell>
          <table:table-cell office:value-type="float" office:value="368118981">
            <text:p>368118981</text:p>
          </table:table-cell>
          <table:table-cell office:value-type="float" office:value="552178471">
            <text:p>552178471</text:p>
          </table:table-cell>
          <table:table-cell office:value-type="float" office:value="2403137207">
            <text:p>2403137207</text:p>
          </table:table-cell>
          <table:table-cell office:value-type="float" office:value="8705322265">
            <text:p>8705322265</text:p>
          </table:table-cell>
          <table:table-cell office:value-type="float" office:value="596008300">
            <text:p>596008300</text:p>
          </table:table-cell>
          <table:table-cell office:value-type="float" office:value="120117187">
            <text:p>12011718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553658356">
            <text:p>553658356</text:p>
          </table:table-cell>
          <table:table-cell office:value-type="float" office:value="6741289">
            <text:p>6741289</text:p>
          </table:table-cell>
          <table:table-cell office:value-type="float" office:value="585993450">
            <text:p>585993450</text:p>
          </table:table-cell>
          <table:table-cell office:value-type="float" office:value="1609804845">
            <text:p>1609804845</text:p>
          </table:table-cell>
          <table:table-cell office:value-type="float" office:value="585682723">
            <text:p>58568272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8619">
            <text:p>688619</text:p>
          </table:table-cell>
          <table:table-cell table:number-columns-repeated="14" office:value-type="float" office:value="3193238236">
            <text:p>3193238236</text:p>
          </table:table-cell>
          <table:table-cell office:value-type="float" office:value="3790012">
            <text:p>37900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41377">
            <text:p>2741377</text:p>
          </table:table-cell>
          <table:table-cell office:value-type="float" office:value="16301">
            <text:p>16301</text:p>
          </table:table-cell>
          <table:table-cell office:value-type="float" office:value="1777937">
            <text:p>1777937</text:p>
          </table:table-cell>
          <table:table-cell office:value-type="float" office:value="434149">
            <text:p>434149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3120">
            <text:p>1610613120</text:p>
          </table:table-cell>
          <table:table-cell office:value-type="float" office:value="585899848">
            <text:p>585899848</text:p>
          </table:table-cell>
          <table:table-cell table:number-columns-repeated="4" office:value-type="float" office:value="0">
            <text:p>0</text:p>
          </table:table-cell>
          <table:table-cell office:value-type="float" office:value="585993450">
            <text:p>585993450</text:p>
          </table:table-cell>
          <table:table-cell office:value-type="float" office:value="0">
            <text:p>0</text:p>
          </table:table-cell>
          <table:table-cell office:value-type="float" office:value="585993450">
            <text:p>585993450</text:p>
          </table:table-cell>
          <table:table-cell office:value-type="float" office:value="9159049">
            <text:p>9159049</text:p>
          </table:table-cell>
          <table:table-cell office:value-type="float" office:value="292996725">
            <text:p>292996725</text:p>
          </table:table-cell>
          <table:table-cell office:value-type="float" office:value="0">
            <text:p>0</text:p>
          </table:table-cell>
          <table:table-cell office:value-type="float" office:value="195331150">
            <text:p>195331150</text:p>
          </table:table-cell>
          <table:table-cell office:value-type="float" office:value="7883022">
            <text:p>7883022</text:p>
          </table:table-cell>
          <table:table-cell office:value-type="float" office:value="195331150">
            <text:p>195331150</text:p>
          </table:table-cell>
          <table:table-cell office:value-type="float" office:value="585993450">
            <text:p>585993450</text:p>
          </table:table-cell>
          <table:table-cell office:value-type="float" office:value="97665575">
            <text:p>97665575</text:p>
          </table:table-cell>
          <table:table-cell office:value-type="float" office:value="583178988">
            <text:p>583178988</text:p>
          </table:table-cell>
          <table:table-cell office:value-type="float" office:value="390662300">
            <text:p>390662300</text:p>
          </table:table-cell>
          <table:table-cell office:value-type="float" office:value="585993450">
            <text:p>585993450</text:p>
          </table:table-cell>
          <table:table-cell office:value-type="float" office:value="2600585937">
            <text:p>2600585937</text:p>
          </table:table-cell>
          <table:table-cell office:value-type="float" office:value="9477722167">
            <text:p>9477722167</text:p>
          </table:table-cell>
          <table:table-cell office:value-type="float" office:value="578552246">
            <text:p>578552246</text:p>
          </table:table-cell>
          <table:table-cell office:value-type="float" office:value="126464843">
            <text:p>1264648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668752666">
            <text:p>668752666</text:p>
          </table:table-cell>
          <table:table-cell office:value-type="float" office:value="8101794">
            <text:p>8101794</text:p>
          </table:table-cell>
          <table:table-cell office:value-type="float" office:value="705317631">
            <text:p>705317631</text:p>
          </table:table-cell>
          <table:table-cell office:value-type="float" office:value="1943954623">
            <text:p>1943954623</text:p>
          </table:table-cell>
          <table:table-cell office:value-type="float" office:value="705022050">
            <text:p>70502205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58833">
            <text:p>558833</text:p>
          </table:table-cell>
          <table:table-cell table:number-columns-repeated="14" office:value-type="float" office:value="3718394988">
            <text:p>3718394988</text:p>
          </table:table-cell>
          <table:table-cell office:value-type="float" office:value="3270882">
            <text:p>3270882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48">
            <text:p>2222248</text:p>
          </table:table-cell>
          <table:table-cell office:value-type="float" office:value="16302">
            <text:p>16302</text:p>
          </table:table-cell>
          <table:table-cell office:value-type="float" office:value="1258822">
            <text:p>1258822</text:p>
          </table:table-cell>
          <table:table-cell office:value-type="float" office:value="300729">
            <text:p>300729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640">
            <text:p>1879048640</text:p>
          </table:table-cell>
          <table:table-cell office:value-type="float" office:value="705220744">
            <text:p>705220744</text:p>
          </table:table-cell>
          <table:table-cell table:number-columns-repeated="4" office:value-type="float" office:value="0">
            <text:p>0</text:p>
          </table:table-cell>
          <table:table-cell office:value-type="float" office:value="705317631">
            <text:p>705317631</text:p>
          </table:table-cell>
          <table:table-cell office:value-type="float" office:value="0">
            <text:p>0</text:p>
          </table:table-cell>
          <table:table-cell office:value-type="float" office:value="705317631">
            <text:p>705317631</text:p>
          </table:table-cell>
          <table:table-cell office:value-type="float" office:value="11022767">
            <text:p>11022767</text:p>
          </table:table-cell>
          <table:table-cell office:value-type="float" office:value="352658816">
            <text:p>352658816</text:p>
          </table:table-cell>
          <table:table-cell office:value-type="float" office:value="0">
            <text:p>0</text:p>
          </table:table-cell>
          <table:table-cell office:value-type="float" office:value="235105877">
            <text:p>235105877</text:p>
          </table:table-cell>
          <table:table-cell office:value-type="float" office:value="6088598">
            <text:p>6088598</text:p>
          </table:table-cell>
          <table:table-cell office:value-type="float" office:value="235105877">
            <text:p>235105877</text:p>
          </table:table-cell>
          <table:table-cell office:value-type="float" office:value="705317631">
            <text:p>705317631</text:p>
          </table:table-cell>
          <table:table-cell office:value-type="float" office:value="117552939">
            <text:p>117552939</text:p>
          </table:table-cell>
          <table:table-cell office:value-type="float" office:value="703158154">
            <text:p>703158154</text:p>
          </table:table-cell>
          <table:table-cell office:value-type="float" office:value="470211753">
            <text:p>470211753</text:p>
          </table:table-cell>
          <table:table-cell office:value-type="float" office:value="705317631">
            <text:p>705317631</text:p>
          </table:table-cell>
          <table:table-cell office:value-type="float" office:value="3057189941">
            <text:p>3057189941</text:p>
          </table:table-cell>
          <table:table-cell office:value-type="float" office:value="11416503906">
            <text:p>11416503906</text:p>
          </table:table-cell>
          <table:table-cell office:value-type="float" office:value="726989746">
            <text:p>726989746</text:p>
          </table:table-cell>
          <table:table-cell office:value-type="float" office:value="152465820">
            <text:p>1524658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745332101">
            <text:p>745332101</text:p>
          </table:table-cell>
          <table:table-cell office:value-type="float" office:value="9043971">
            <text:p>9043971</text:p>
          </table:table-cell>
          <table:table-cell office:value-type="float" office:value="786218902">
            <text:p>786218902</text:p>
          </table:table-cell>
          <table:table-cell office:value-type="float" office:value="2166583948">
            <text:p>2166583948</text:p>
          </table:table-cell>
          <table:table-cell office:value-type="float" office:value="785895829">
            <text:p>78589582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4247865962">
            <text:p>4247865962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755">
            <text:p>304755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160">
            <text:p>2147484160</text:p>
          </table:table-cell>
          <table:table-cell office:value-type="float" office:value="786123856">
            <text:p>786123856</text:p>
          </table:table-cell>
          <table:table-cell table:number-columns-repeated="4" office:value-type="float" office:value="0">
            <text:p>0</text:p>
          </table:table-cell>
          <table:table-cell office:value-type="float" office:value="786218902">
            <text:p>786218902</text:p>
          </table:table-cell>
          <table:table-cell office:value-type="float" office:value="0">
            <text:p>0</text:p>
          </table:table-cell>
          <table:table-cell office:value-type="float" office:value="786218902">
            <text:p>786218902</text:p>
          </table:table-cell>
          <table:table-cell office:value-type="float" office:value="12284742">
            <text:p>12284742</text:p>
          </table:table-cell>
          <table:table-cell office:value-type="float" office:value="393109451">
            <text:p>393109451</text:p>
          </table:table-cell>
          <table:table-cell office:value-type="float" office:value="0">
            <text:p>0</text:p>
          </table:table-cell>
          <table:table-cell office:value-type="float" office:value="262072967">
            <text:p>262072967</text:p>
          </table:table-cell>
          <table:table-cell office:value-type="float" office:value="0">
            <text:p>0</text:p>
          </table:table-cell>
          <table:table-cell office:value-type="float" office:value="262072967">
            <text:p>262072967</text:p>
          </table:table-cell>
          <table:table-cell office:value-type="float" office:value="786218902">
            <text:p>786218902</text:p>
          </table:table-cell>
          <table:table-cell office:value-type="float" office:value="131036484">
            <text:p>131036484</text:p>
          </table:table-cell>
          <table:table-cell office:value-type="float" office:value="98530">
            <text:p>98530</text:p>
          </table:table-cell>
          <table:table-cell office:value-type="float" office:value="524145934">
            <text:p>524145934</text:p>
          </table:table-cell>
          <table:table-cell office:value-type="float" office:value="786218902">
            <text:p>786218902</text:p>
          </table:table-cell>
          <table:table-cell office:value-type="float" office:value="3492431640">
            <text:p>3492431640</text:p>
          </table:table-cell>
          <table:table-cell office:value-type="float" office:value="12984130859">
            <text:p>12984130859</text:p>
          </table:table-cell>
          <table:table-cell office:value-type="float" office:value="830383300">
            <text:p>830383300</text:p>
          </table:table-cell>
          <table:table-cell office:value-type="float" office:value="169921875">
            <text:p>1699218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807394719">
            <text:p>807394719</text:p>
          </table:table-cell>
          <table:table-cell office:value-type="float" office:value="9789217">
            <text:p>9789217</text:p>
          </table:table-cell>
          <table:table-cell office:value-type="float" office:value="852058398">
            <text:p>852058398</text:p>
          </table:table-cell>
          <table:table-cell office:value-type="float" office:value="2346757988">
            <text:p>2346757988</text:p>
          </table:table-cell>
          <table:table-cell office:value-type="float" office:value="851737195">
            <text:p>85173719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4774925300">
            <text:p>4774925300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931">
            <text:p>304931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19680">
            <text:p>2415919680</text:p>
          </table:table-cell>
          <table:table-cell office:value-type="float" office:value="851963664">
            <text:p>851963664</text:p>
          </table:table-cell>
          <table:table-cell table:number-columns-repeated="4" office:value-type="float" office:value="0">
            <text:p>0</text:p>
          </table:table-cell>
          <table:table-cell office:value-type="float" office:value="852058398">
            <text:p>852058398</text:p>
          </table:table-cell>
          <table:table-cell office:value-type="float" office:value="0">
            <text:p>0</text:p>
          </table:table-cell>
          <table:table-cell office:value-type="float" office:value="852058398">
            <text:p>852058398</text:p>
          </table:table-cell>
          <table:table-cell office:value-type="float" office:value="13313467">
            <text:p>13313467</text:p>
          </table:table-cell>
          <table:table-cell office:value-type="float" office:value="426029199">
            <text:p>426029199</text:p>
          </table:table-cell>
          <table:table-cell office:value-type="float" office:value="0">
            <text:p>0</text:p>
          </table:table-cell>
          <table:table-cell office:value-type="float" office:value="284019466">
            <text:p>284019466</text:p>
          </table:table-cell>
          <table:table-cell office:value-type="float" office:value="0">
            <text:p>0</text:p>
          </table:table-cell>
          <table:table-cell office:value-type="float" office:value="284019466">
            <text:p>284019466</text:p>
          </table:table-cell>
          <table:table-cell office:value-type="float" office:value="852058398">
            <text:p>852058398</text:p>
          </table:table-cell>
          <table:table-cell office:value-type="float" office:value="142009733">
            <text:p>142009733</text:p>
          </table:table-cell>
          <table:table-cell office:value-type="float" office:value="139812">
            <text:p>139812</text:p>
          </table:table-cell>
          <table:table-cell office:value-type="float" office:value="568038932">
            <text:p>568038932</text:p>
          </table:table-cell>
          <table:table-cell office:value-type="float" office:value="852058398">
            <text:p>852058398</text:p>
          </table:table-cell>
          <table:table-cell office:value-type="float" office:value="3852294921">
            <text:p>3852294921</text:p>
          </table:table-cell>
          <table:table-cell office:value-type="float" office:value="14124755859">
            <text:p>14124755859</text:p>
          </table:table-cell>
          <table:table-cell office:value-type="float" office:value="922424316">
            <text:p>922424316</text:p>
          </table:table-cell>
          <table:table-cell office:value-type="float" office:value="183959960">
            <text:p>1839599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942290166">
            <text:p>942290166</text:p>
          </table:table-cell>
          <table:table-cell office:value-type="float" office:value="11408205">
            <text:p>11408205</text:p>
          </table:table-cell>
          <table:table-cell office:value-type="float" office:value="993006575">
            <text:p>993006575</text:p>
          </table:table-cell>
          <table:table-cell office:value-type="float" office:value="2738279735">
            <text:p>2738279735</text:p>
          </table:table-cell>
          <table:table-cell office:value-type="float" office:value="992689769">
            <text:p>99268976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5309488118">
            <text:p>5309488118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891">
            <text:p>304891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200">
            <text:p>2684355200</text:p>
          </table:table-cell>
          <table:table-cell office:value-type="float" office:value="992910456">
            <text:p>992910456</text:p>
          </table:table-cell>
          <table:table-cell table:number-columns-repeated="4" office:value-type="float" office:value="0">
            <text:p>0</text:p>
          </table:table-cell>
          <table:table-cell office:value-type="float" office:value="993006575">
            <text:p>993006575</text:p>
          </table:table-cell>
          <table:table-cell office:value-type="float" office:value="0">
            <text:p>0</text:p>
          </table:table-cell>
          <table:table-cell office:value-type="float" office:value="993006575">
            <text:p>993006575</text:p>
          </table:table-cell>
          <table:table-cell office:value-type="float" office:value="15515796">
            <text:p>15515796</text:p>
          </table:table-cell>
          <table:table-cell office:value-type="float" office:value="496503287">
            <text:p>496503287</text:p>
          </table:table-cell>
          <table:table-cell office:value-type="float" office:value="0">
            <text:p>0</text:p>
          </table:table-cell>
          <table:table-cell office:value-type="float" office:value="331002192">
            <text:p>331002192</text:p>
          </table:table-cell>
          <table:table-cell office:value-type="float" office:value="0">
            <text:p>0</text:p>
          </table:table-cell>
          <table:table-cell office:value-type="float" office:value="331002192">
            <text:p>331002192</text:p>
          </table:table-cell>
          <table:table-cell office:value-type="float" office:value="993006575">
            <text:p>993006575</text:p>
          </table:table-cell>
          <table:table-cell office:value-type="float" office:value="165501096">
            <text:p>165501096</text:p>
          </table:table-cell>
          <table:table-cell office:value-type="float" office:value="108742">
            <text:p>108742</text:p>
          </table:table-cell>
          <table:table-cell office:value-type="float" office:value="662004384">
            <text:p>662004384</text:p>
          </table:table-cell>
          <table:table-cell office:value-type="float" office:value="993006575">
            <text:p>993006575</text:p>
          </table:table-cell>
          <table:table-cell office:value-type="float" office:value="4325988769">
            <text:p>4325988769</text:p>
          </table:table-cell>
          <table:table-cell office:value-type="float" office:value="16189086914">
            <text:p>16189086914</text:p>
          </table:table-cell>
          <table:table-cell office:value-type="float" office:value="950317382">
            <text:p>950317382</text:p>
          </table:table-cell>
          <table:table-cell office:value-type="float" office:value="215759277">
            <text:p>2157592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007571317">
            <text:p>1007571317</text:p>
          </table:table-cell>
          <table:table-cell office:value-type="float" office:value="12191975">
            <text:p>12191975</text:p>
          </table:table-cell>
          <table:table-cell office:value-type="float" office:value="1061594086">
            <text:p>1061594086</text:p>
          </table:table-cell>
          <table:table-cell office:value-type="float" office:value="2928044860">
            <text:p>2928044860</text:p>
          </table:table-cell>
          <table:table-cell office:value-type="float" office:value="1061270995">
            <text:p>106127099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5845260684">
            <text:p>5845260684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698">
            <text:p>304698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720">
            <text:p>2952790720</text:p>
          </table:table-cell>
          <table:table-cell office:value-type="float" office:value="1061496896">
            <text:p>1061496896</text:p>
          </table:table-cell>
          <table:table-cell table:number-columns-repeated="4" office:value-type="float" office:value="0">
            <text:p>0</text:p>
          </table:table-cell>
          <table:table-cell office:value-type="float" office:value="1061594086">
            <text:p>1061594086</text:p>
          </table:table-cell>
          <table:table-cell office:value-type="float" office:value="0">
            <text:p>0</text:p>
          </table:table-cell>
          <table:table-cell office:value-type="float" office:value="1061594086">
            <text:p>1061594086</text:p>
          </table:table-cell>
          <table:table-cell office:value-type="float" office:value="16587469">
            <text:p>16587469</text:p>
          </table:table-cell>
          <table:table-cell office:value-type="float" office:value="530797043">
            <text:p>530797043</text:p>
          </table:table-cell>
          <table:table-cell office:value-type="float" office:value="0">
            <text:p>0</text:p>
          </table:table-cell>
          <table:table-cell office:value-type="float" office:value="353864695">
            <text:p>353864695</text:p>
          </table:table-cell>
          <table:table-cell office:value-type="float" office:value="0">
            <text:p>0</text:p>
          </table:table-cell>
          <table:table-cell office:value-type="float" office:value="353864695">
            <text:p>353864695</text:p>
          </table:table-cell>
          <table:table-cell office:value-type="float" office:value="1061594086">
            <text:p>1061594086</text:p>
          </table:table-cell>
          <table:table-cell office:value-type="float" office:value="176932347">
            <text:p>176932347</text:p>
          </table:table-cell>
          <table:table-cell office:value-type="float" office:value="148697">
            <text:p>148697</text:p>
          </table:table-cell>
          <table:table-cell office:value-type="float" office:value="707729391">
            <text:p>707729391</text:p>
          </table:table-cell>
          <table:table-cell office:value-type="float" office:value="1061594086">
            <text:p>1061594086</text:p>
          </table:table-cell>
          <table:table-cell office:value-type="float" office:value="4800781250">
            <text:p>4800781250</text:p>
          </table:table-cell>
          <table:table-cell office:value-type="float" office:value="17572204589">
            <text:p>17572204589</text:p>
          </table:table-cell>
          <table:table-cell office:value-type="float" office:value="1078125000">
            <text:p>1078125000</text:p>
          </table:table-cell>
          <table:table-cell office:value-type="float" office:value="228576660">
            <text:p>2285766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074510813">
            <text:p>1074510813</text:p>
          </table:table-cell>
          <table:table-cell office:value-type="float" office:value="12994054">
            <text:p>12994054</text:p>
          </table:table-cell>
          <table:table-cell office:value-type="float" office:value="1131511894">
            <text:p>1131511894</text:p>
          </table:table-cell>
          <table:table-cell office:value-type="float" office:value="3122529344">
            <text:p>3122529344</text:p>
          </table:table-cell>
          <table:table-cell office:value-type="float" office:value="1131168150">
            <text:p>113116815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22778">
            <text:p>822778</text:p>
          </table:table-cell>
          <table:table-cell table:number-columns-repeated="14" office:value-type="float" office:value="6381214808">
            <text:p>6381214808</text:p>
          </table:table-cell>
          <table:table-cell office:value-type="float" office:value="5362820">
            <text:p>53628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19">
            <text:p>3272719</text:p>
          </table:table-cell>
          <table:table-cell office:value-type="float" office:value="25088">
            <text:p>25088</text:p>
          </table:table-cell>
          <table:table-cell office:value-type="float" office:value="1281157">
            <text:p>1281157</text:p>
          </table:table-cell>
          <table:table-cell office:value-type="float" office:value="304690">
            <text:p>304690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6240">
            <text:p>3221226240</text:p>
          </table:table-cell>
          <table:table-cell office:value-type="float" office:value="1131409656">
            <text:p>1131409656</text:p>
          </table:table-cell>
          <table:table-cell table:number-columns-repeated="4" office:value-type="float" office:value="0">
            <text:p>0</text:p>
          </table:table-cell>
          <table:table-cell office:value-type="float" office:value="1131511894">
            <text:p>1131511894</text:p>
          </table:table-cell>
          <table:table-cell office:value-type="float" office:value="0">
            <text:p>0</text:p>
          </table:table-cell>
          <table:table-cell office:value-type="float" office:value="1131511894">
            <text:p>1131511894</text:p>
          </table:table-cell>
          <table:table-cell office:value-type="float" office:value="17679924">
            <text:p>17679924</text:p>
          </table:table-cell>
          <table:table-cell office:value-type="float" office:value="565755947">
            <text:p>565755947</text:p>
          </table:table-cell>
          <table:table-cell office:value-type="float" office:value="0">
            <text:p>0</text:p>
          </table:table-cell>
          <table:table-cell office:value-type="float" office:value="377170631">
            <text:p>377170631</text:p>
          </table:table-cell>
          <table:table-cell office:value-type="float" office:value="0">
            <text:p>0</text:p>
          </table:table-cell>
          <table:table-cell office:value-type="float" office:value="377170632">
            <text:p>377170632</text:p>
          </table:table-cell>
          <table:table-cell office:value-type="float" office:value="1131511894">
            <text:p>1131511894</text:p>
          </table:table-cell>
          <table:table-cell office:value-type="float" office:value="188585316">
            <text:p>188585316</text:p>
          </table:table-cell>
          <table:table-cell office:value-type="float" office:value="97882">
            <text:p>97882</text:p>
          </table:table-cell>
          <table:table-cell office:value-type="float" office:value="754341263">
            <text:p>754341263</text:p>
          </table:table-cell>
          <table:table-cell office:value-type="float" office:value="1131511894">
            <text:p>1131511894</text:p>
          </table:table-cell>
          <table:table-cell office:value-type="float" office:value="4993530273">
            <text:p>4993530273</text:p>
          </table:table-cell>
          <table:table-cell office:value-type="float" office:value="18746215820">
            <text:p>18746215820</text:p>
          </table:table-cell>
          <table:table-cell office:value-type="float" office:value="1135803222">
            <text:p>1135803222</text:p>
          </table:table-cell>
          <table:table-cell office:value-type="float" office:value="246398925">
            <text:p>2463989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203688975">
            <text:p>1203688975</text:p>
          </table:table-cell>
          <table:table-cell office:value-type="float" office:value="14545009">
            <text:p>14545009</text:p>
          </table:table-cell>
          <table:table-cell office:value-type="float" office:value="1266500858">
            <text:p>1266500858</text:p>
          </table:table-cell>
          <table:table-cell office:value-type="float" office:value="3497483562">
            <text:p>3497483562</text:p>
          </table:table-cell>
          <table:table-cell office:value-type="float" office:value="1266179289">
            <text:p>126617928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6908359804">
            <text:p>6908359804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757">
            <text:p>304757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760">
            <text:p>3489661760</text:p>
          </table:table-cell>
          <table:table-cell office:value-type="float" office:value="1266404680">
            <text:p>1266404680</text:p>
          </table:table-cell>
          <table:table-cell table:number-columns-repeated="4" office:value-type="float" office:value="0">
            <text:p>0</text:p>
          </table:table-cell>
          <table:table-cell office:value-type="float" office:value="1266500858">
            <text:p>1266500858</text:p>
          </table:table-cell>
          <table:table-cell office:value-type="float" office:value="0">
            <text:p>0</text:p>
          </table:table-cell>
          <table:table-cell office:value-type="float" office:value="1266500858">
            <text:p>1266500858</text:p>
          </table:table-cell>
          <table:table-cell office:value-type="float" office:value="19789135">
            <text:p>19789135</text:p>
          </table:table-cell>
          <table:table-cell office:value-type="float" office:value="633250429">
            <text:p>633250429</text:p>
          </table:table-cell>
          <table:table-cell office:value-type="float" office:value="0">
            <text:p>0</text:p>
          </table:table-cell>
          <table:table-cell office:value-type="float" office:value="422166953">
            <text:p>422166953</text:p>
          </table:table-cell>
          <table:table-cell office:value-type="float" office:value="0">
            <text:p>0</text:p>
          </table:table-cell>
          <table:table-cell office:value-type="float" office:value="422166952">
            <text:p>422166952</text:p>
          </table:table-cell>
          <table:table-cell office:value-type="float" office:value="1266500858">
            <text:p>1266500858</text:p>
          </table:table-cell>
          <table:table-cell office:value-type="float" office:value="211083476">
            <text:p>211083476</text:p>
          </table:table-cell>
          <table:table-cell office:value-type="float" office:value="116801">
            <text:p>116801</text:p>
          </table:table-cell>
          <table:table-cell office:value-type="float" office:value="844333905">
            <text:p>844333905</text:p>
          </table:table-cell>
          <table:table-cell office:value-type="float" office:value="1266500858">
            <text:p>1266500858</text:p>
          </table:table-cell>
          <table:table-cell office:value-type="float" office:value="5627258300">
            <text:p>5627258300</text:p>
          </table:table-cell>
          <table:table-cell office:value-type="float" office:value="20731994628">
            <text:p>20731994628</text:p>
          </table:table-cell>
          <table:table-cell office:value-type="float" office:value="1192932128">
            <text:p>1192932128</text:p>
          </table:table-cell>
          <table:table-cell office:value-type="float" office:value="272644042">
            <text:p>2726440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274053683">
            <text:p>1274053683</text:p>
          </table:table-cell>
          <table:table-cell office:value-type="float" office:value="15389995">
            <text:p>15389995</text:p>
          </table:table-cell>
          <table:table-cell office:value-type="float" office:value="1340239319">
            <text:p>1340239319</text:p>
          </table:table-cell>
          <table:table-cell office:value-type="float" office:value="3701855056">
            <text:p>3701855056</text:p>
          </table:table-cell>
          <table:table-cell office:value-type="float" office:value="1339918229">
            <text:p>133991822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7434043444">
            <text:p>7434043444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778">
            <text:p>304778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7280">
            <text:p>3758097280</text:p>
          </table:table-cell>
          <table:table-cell office:value-type="float" office:value="1340141752">
            <text:p>1340141752</text:p>
          </table:table-cell>
          <table:table-cell table:number-columns-repeated="4" office:value-type="float" office:value="0">
            <text:p>0</text:p>
          </table:table-cell>
          <table:table-cell office:value-type="float" office:value="1340239319">
            <text:p>1340239319</text:p>
          </table:table-cell>
          <table:table-cell office:value-type="float" office:value="0">
            <text:p>0</text:p>
          </table:table-cell>
          <table:table-cell office:value-type="float" office:value="1340239319">
            <text:p>1340239319</text:p>
          </table:table-cell>
          <table:table-cell office:value-type="float" office:value="20941303">
            <text:p>20941303</text:p>
          </table:table-cell>
          <table:table-cell office:value-type="float" office:value="670119659">
            <text:p>670119659</text:p>
          </table:table-cell>
          <table:table-cell office:value-type="float" office:value="0">
            <text:p>0</text:p>
          </table:table-cell>
          <table:table-cell office:value-type="float" office:value="446746440">
            <text:p>446746440</text:p>
          </table:table-cell>
          <table:table-cell office:value-type="float" office:value="0">
            <text:p>0</text:p>
          </table:table-cell>
          <table:table-cell office:value-type="float" office:value="446746439">
            <text:p>446746439</text:p>
          </table:table-cell>
          <table:table-cell office:value-type="float" office:value="1340239319">
            <text:p>1340239319</text:p>
          </table:table-cell>
          <table:table-cell office:value-type="float" office:value="223373220">
            <text:p>223373220</text:p>
          </table:table-cell>
          <table:table-cell office:value-type="float" office:value="111000">
            <text:p>111000</text:p>
          </table:table-cell>
          <table:table-cell office:value-type="float" office:value="893492879">
            <text:p>893492879</text:p>
          </table:table-cell>
          <table:table-cell office:value-type="float" office:value="1340239319">
            <text:p>1340239319</text:p>
          </table:table-cell>
          <table:table-cell office:value-type="float" office:value="5969238281">
            <text:p>5969238281</text:p>
          </table:table-cell>
          <table:table-cell office:value-type="float" office:value="22220031738">
            <text:p>22220031738</text:p>
          </table:table-cell>
          <table:table-cell office:value-type="float" office:value="1299011230">
            <text:p>1299011230</text:p>
          </table:table-cell>
          <table:table-cell office:value-type="float" office:value="289001464">
            <text:p>2890014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342677344">
            <text:p>1342677344</text:p>
          </table:table-cell>
          <table:table-cell office:value-type="float" office:value="16212400">
            <text:p>16212400</text:p>
          </table:table-cell>
          <table:table-cell office:value-type="float" office:value="1411360425">
            <text:p>1411360425</text:p>
          </table:table-cell>
          <table:table-cell office:value-type="float" office:value="3900389088">
            <text:p>3900389088</text:p>
          </table:table-cell>
          <table:table-cell office:value-type="float" office:value="1411042594">
            <text:p>141104259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7962373740">
            <text:p>7962373740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887">
            <text:p>304887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800">
            <text:p>4026532800</text:p>
          </table:table-cell>
          <table:table-cell office:value-type="float" office:value="1411262288">
            <text:p>1411262288</text:p>
          </table:table-cell>
          <table:table-cell table:number-columns-repeated="4" office:value-type="float" office:value="0">
            <text:p>0</text:p>
          </table:table-cell>
          <table:table-cell office:value-type="float" office:value="1411360425">
            <text:p>1411360425</text:p>
          </table:table-cell>
          <table:table-cell office:value-type="float" office:value="0">
            <text:p>0</text:p>
          </table:table-cell>
          <table:table-cell office:value-type="float" office:value="1411360425">
            <text:p>1411360425</text:p>
          </table:table-cell>
          <table:table-cell office:value-type="float" office:value="22052590">
            <text:p>22052590</text:p>
          </table:table-cell>
          <table:table-cell office:value-type="float" office:value="705680213">
            <text:p>705680213</text:p>
          </table:table-cell>
          <table:table-cell office:value-type="float" office:value="0">
            <text:p>0</text:p>
          </table:table-cell>
          <table:table-cell office:value-type="float" office:value="470453475">
            <text:p>470453475</text:p>
          </table:table-cell>
          <table:table-cell office:value-type="float" office:value="0">
            <text:p>0</text:p>
          </table:table-cell>
          <table:table-cell office:value-type="float" office:value="470453475">
            <text:p>470453475</text:p>
          </table:table-cell>
          <table:table-cell office:value-type="float" office:value="1411360425">
            <text:p>1411360425</text:p>
          </table:table-cell>
          <table:table-cell office:value-type="float" office:value="235226738">
            <text:p>235226738</text:p>
          </table:table-cell>
          <table:table-cell office:value-type="float" office:value="66568">
            <text:p>66568</text:p>
          </table:table-cell>
          <table:table-cell office:value-type="float" office:value="940906949">
            <text:p>940906949</text:p>
          </table:table-cell>
          <table:table-cell office:value-type="float" office:value="1411360425">
            <text:p>1411360425</text:p>
          </table:table-cell>
          <table:table-cell office:value-type="float" office:value="6386840820">
            <text:p>6386840820</text:p>
          </table:table-cell>
          <table:table-cell office:value-type="float" office:value="23509277343">
            <text:p>23509277343</text:p>
          </table:table-cell>
          <table:table-cell office:value-type="float" office:value="1382080078">
            <text:p>1382080078</text:p>
          </table:table-cell>
          <table:table-cell office:value-type="float" office:value="304321289">
            <text:p>3043212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497988151">
            <text:p>1497988151</text:p>
          </table:table-cell>
          <table:table-cell office:value-type="float" office:value="18074221">
            <text:p>18074221</text:p>
          </table:table-cell>
          <table:table-cell office:value-type="float" office:value="1545925898">
            <text:p>1545925898</text:p>
          </table:table-cell>
          <table:table-cell office:value-type="float" office:value="56248622">
            <text:p>56248622</text:p>
          </table:table-cell>
          <table:table-cell office:value-type="float" office:value="1545589545">
            <text:p>154558954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8497600028">
            <text:p>8497600028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746">
            <text:p>304746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545809808">
            <text:p>1545809808</text:p>
          </table:table-cell>
          <table:table-cell table:number-columns-repeated="4" office:value-type="float" office:value="0">
            <text:p>0</text:p>
          </table:table-cell>
          <table:table-cell office:value-type="float" office:value="1545925898">
            <text:p>1545925898</text:p>
          </table:table-cell>
          <table:table-cell office:value-type="float" office:value="0">
            <text:p>0</text:p>
          </table:table-cell>
          <table:table-cell office:value-type="float" office:value="1545925898">
            <text:p>1545925898</text:p>
          </table:table-cell>
          <table:table-cell office:value-type="float" office:value="24155140">
            <text:p>24155140</text:p>
          </table:table-cell>
          <table:table-cell office:value-type="float" office:value="772962949">
            <text:p>772962949</text:p>
          </table:table-cell>
          <table:table-cell office:value-type="float" office:value="0">
            <text:p>0</text:p>
          </table:table-cell>
          <table:table-cell office:value-type="float" office:value="515308632">
            <text:p>515308632</text:p>
          </table:table-cell>
          <table:table-cell office:value-type="float" office:value="0">
            <text:p>0</text:p>
          </table:table-cell>
          <table:table-cell office:value-type="float" office:value="515308633">
            <text:p>515308633</text:p>
          </table:table-cell>
          <table:table-cell office:value-type="float" office:value="1545925898">
            <text:p>1545925898</text:p>
          </table:table-cell>
          <table:table-cell office:value-type="float" office:value="257654316">
            <text:p>257654316</text:p>
          </table:table-cell>
          <table:table-cell office:value-type="float" office:value="8377">
            <text:p>8377</text:p>
          </table:table-cell>
          <table:table-cell office:value-type="float" office:value="1030617266">
            <text:p>1030617266</text:p>
          </table:table-cell>
          <table:table-cell office:value-type="float" office:value="1545925898">
            <text:p>1545925898</text:p>
          </table:table-cell>
          <table:table-cell office:value-type="float" office:value="6820129394">
            <text:p>6820129394</text:p>
          </table:table-cell>
          <table:table-cell office:value-type="float" office:value="24685913085">
            <text:p>24685913085</text:p>
          </table:table-cell>
          <table:table-cell office:value-type="float" office:value="1367065429">
            <text:p>1367065429</text:p>
          </table:table-cell>
          <table:table-cell office:value-type="float" office:value="339660644">
            <text:p>3396606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604567923">
            <text:p>1604567923</text:p>
          </table:table-cell>
          <table:table-cell office:value-type="float" office:value="19354401">
            <text:p>19354401</text:p>
          </table:table-cell>
          <table:table-cell office:value-type="float" office:value="1619941089">
            <text:p>1619941089</text:p>
          </table:table-cell>
          <table:table-cell office:value-type="float" office:value="365957846">
            <text:p>365957846</text:p>
          </table:table-cell>
          <table:table-cell office:value-type="float" office:value="1619562442">
            <text:p>161956244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9030325462">
            <text:p>9030325462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812">
            <text:p>304812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6544">
            <text:p>268436544</text:p>
          </table:table-cell>
          <table:table-cell office:value-type="float" office:value="1620982880">
            <text:p>1620982880</text:p>
          </table:table-cell>
          <table:table-cell table:number-columns-repeated="4" office:value-type="float" office:value="0">
            <text:p>0</text:p>
          </table:table-cell>
          <table:table-cell office:value-type="float" office:value="1619941089">
            <text:p>1619941089</text:p>
          </table:table-cell>
          <table:table-cell office:value-type="float" office:value="0">
            <text:p>0</text:p>
          </table:table-cell>
          <table:table-cell office:value-type="float" office:value="1619941089">
            <text:p>1619941089</text:p>
          </table:table-cell>
          <table:table-cell office:value-type="float" office:value="25311594">
            <text:p>25311594</text:p>
          </table:table-cell>
          <table:table-cell office:value-type="float" office:value="809970544">
            <text:p>809970544</text:p>
          </table:table-cell>
          <table:table-cell office:value-type="float" office:value="0">
            <text:p>0</text:p>
          </table:table-cell>
          <table:table-cell office:value-type="float" office:value="539980363">
            <text:p>539980363</text:p>
          </table:table-cell>
          <table:table-cell office:value-type="float" office:value="0">
            <text:p>0</text:p>
          </table:table-cell>
          <table:table-cell office:value-type="float" office:value="539980363">
            <text:p>539980363</text:p>
          </table:table-cell>
          <table:table-cell office:value-type="float" office:value="1619941089">
            <text:p>1619941089</text:p>
          </table:table-cell>
          <table:table-cell office:value-type="float" office:value="269990181">
            <text:p>269990181</text:p>
          </table:table-cell>
          <table:table-cell office:value-type="float" office:value="7323">
            <text:p>7323</text:p>
          </table:table-cell>
          <table:table-cell office:value-type="float" office:value="1079960727">
            <text:p>1079960727</text:p>
          </table:table-cell>
          <table:table-cell office:value-type="float" office:value="1619941089">
            <text:p>1619941089</text:p>
          </table:table-cell>
          <table:table-cell office:value-type="float" office:value="6924011230">
            <text:p>6924011230</text:p>
          </table:table-cell>
          <table:table-cell office:value-type="float" office:value="24974060058">
            <text:p>24974060058</text:p>
          </table:table-cell>
          <table:table-cell office:value-type="float" office:value="1384948730">
            <text:p>1384948730</text:p>
          </table:table-cell>
          <table:table-cell office:value-type="float" office:value="362915039">
            <text:p>3629150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678916669">
            <text:p>1678916669</text:p>
          </table:table-cell>
          <table:table-cell office:value-type="float" office:value="20280781">
            <text:p>20280781</text:p>
          </table:table-cell>
          <table:table-cell office:value-type="float" office:value="1694511407">
            <text:p>1694511407</text:p>
          </table:table-cell>
          <table:table-cell office:value-type="float" office:value="581822565">
            <text:p>581822565</text:p>
          </table:table-cell>
          <table:table-cell office:value-type="float" office:value="1694120504">
            <text:p>1694120504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987830">
            <text:p>987830</text:p>
          </table:table-cell>
          <table:table-cell table:number-columns-repeated="14" office:value-type="float" office:value="9569742126">
            <text:p>9569742126</text:p>
          </table:table-cell>
          <table:table-cell office:value-type="float" office:value="6022603">
            <text:p>60226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34">
            <text:p>3925334</text:p>
          </table:table-cell>
          <table:table-cell office:value-type="float" office:value="32603">
            <text:p>32603</text:p>
          </table:table-cell>
          <table:table-cell office:value-type="float" office:value="1998480">
            <text:p>1998480</text:p>
          </table:table-cell>
          <table:table-cell office:value-type="float" office:value="467763">
            <text:p>467763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2064">
            <text:p>536872064</text:p>
          </table:table-cell>
          <table:table-cell office:value-type="float" office:value="1694379400">
            <text:p>1694379400</text:p>
          </table:table-cell>
          <table:table-cell table:number-columns-repeated="4" office:value-type="float" office:value="0">
            <text:p>0</text:p>
          </table:table-cell>
          <table:table-cell office:value-type="float" office:value="1694511407">
            <text:p>1694511407</text:p>
          </table:table-cell>
          <table:table-cell office:value-type="float" office:value="0">
            <text:p>0</text:p>
          </table:table-cell>
          <table:table-cell office:value-type="float" office:value="1694511407">
            <text:p>1694511407</text:p>
          </table:table-cell>
          <table:table-cell office:value-type="float" office:value="26476756">
            <text:p>26476756</text:p>
          </table:table-cell>
          <table:table-cell office:value-type="float" office:value="847255703">
            <text:p>847255703</text:p>
          </table:table-cell>
          <table:table-cell office:value-type="float" office:value="0">
            <text:p>0</text:p>
          </table:table-cell>
          <table:table-cell office:value-type="float" office:value="564837135">
            <text:p>564837135</text:p>
          </table:table-cell>
          <table:table-cell office:value-type="float" office:value="0">
            <text:p>0</text:p>
          </table:table-cell>
          <table:table-cell office:value-type="float" office:value="564837136">
            <text:p>564837136</text:p>
          </table:table-cell>
          <table:table-cell office:value-type="float" office:value="1694511407">
            <text:p>1694511407</text:p>
          </table:table-cell>
          <table:table-cell office:value-type="float" office:value="282418568">
            <text:p>282418568</text:p>
          </table:table-cell>
          <table:table-cell office:value-type="float" office:value="6555">
            <text:p>6555</text:p>
          </table:table-cell>
          <table:table-cell office:value-type="float" office:value="1129674272">
            <text:p>1129674272</text:p>
          </table:table-cell>
          <table:table-cell office:value-type="float" office:value="1694511407">
            <text:p>1694511407</text:p>
          </table:table-cell>
          <table:table-cell office:value-type="float" office:value="7284301757">
            <text:p>7284301757</text:p>
          </table:table-cell>
          <table:table-cell office:value-type="float" office:value="26029724121">
            <text:p>26029724121</text:p>
          </table:table-cell>
          <table:table-cell office:value-type="float" office:value="1467102050">
            <text:p>1467102050</text:p>
          </table:table-cell>
          <table:table-cell office:value-type="float" office:value="380249023">
            <text:p>3802490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818665235">
            <text:p>1818665235</text:p>
          </table:table-cell>
          <table:table-cell office:value-type="float" office:value="21924383">
            <text:p>21924383</text:p>
          </table:table-cell>
          <table:table-cell office:value-type="float" office:value="1828094651">
            <text:p>1828094651</text:p>
          </table:table-cell>
          <table:table-cell office:value-type="float" office:value="987639368">
            <text:p>987639368</text:p>
          </table:table-cell>
          <table:table-cell office:value-type="float" office:value="1827711183">
            <text:p>182771118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0096109410">
            <text:p>10096109410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480">
            <text:p>304480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7584">
            <text:p>805307584</text:p>
          </table:table-cell>
          <table:table-cell office:value-type="float" office:value="1827948896">
            <text:p>1827948896</text:p>
          </table:table-cell>
          <table:table-cell table:number-columns-repeated="4" office:value-type="float" office:value="0">
            <text:p>0</text:p>
          </table:table-cell>
          <table:table-cell office:value-type="float" office:value="1828094651">
            <text:p>1828094651</text:p>
          </table:table-cell>
          <table:table-cell office:value-type="float" office:value="0">
            <text:p>0</text:p>
          </table:table-cell>
          <table:table-cell office:value-type="float" office:value="1828094651">
            <text:p>1828094651</text:p>
          </table:table-cell>
          <table:table-cell office:value-type="float" office:value="28563994">
            <text:p>28563994</text:p>
          </table:table-cell>
          <table:table-cell office:value-type="float" office:value="914047326">
            <text:p>914047326</text:p>
          </table:table-cell>
          <table:table-cell office:value-type="float" office:value="0">
            <text:p>0</text:p>
          </table:table-cell>
          <table:table-cell office:value-type="float" office:value="609364884">
            <text:p>609364884</text:p>
          </table:table-cell>
          <table:table-cell office:value-type="float" office:value="0">
            <text:p>0</text:p>
          </table:table-cell>
          <table:table-cell office:value-type="float" office:value="609364883">
            <text:p>609364883</text:p>
          </table:table-cell>
          <table:table-cell office:value-type="float" office:value="1828094651">
            <text:p>1828094651</text:p>
          </table:table-cell>
          <table:table-cell office:value-type="float" office:value="304682441">
            <text:p>304682441</text:p>
          </table:table-cell>
          <table:table-cell office:value-type="float" office:value="8137">
            <text:p>8137</text:p>
          </table:table-cell>
          <table:table-cell office:value-type="float" office:value="1218729767">
            <text:p>1218729767</text:p>
          </table:table-cell>
          <table:table-cell office:value-type="float" office:value="1828094651">
            <text:p>1828094651</text:p>
          </table:table-cell>
          <table:table-cell office:value-type="float" office:value="7780395507">
            <text:p>7780395507</text:p>
          </table:table-cell>
          <table:table-cell office:value-type="float" office:value="27917236328">
            <text:p>27917236328</text:p>
          </table:table-cell>
          <table:table-cell office:value-type="float" office:value="1575622558">
            <text:p>1575622558</text:p>
          </table:table-cell>
          <table:table-cell office:value-type="float" office:value="411254882">
            <text:p>4112548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886184447">
            <text:p>1886184447</text:p>
          </table:table-cell>
          <table:table-cell office:value-type="float" office:value="22734312">
            <text:p>22734312</text:p>
          </table:table-cell>
          <table:table-cell office:value-type="float" office:value="1901314638">
            <text:p>1901314638</text:p>
          </table:table-cell>
          <table:table-cell office:value-type="float" office:value="1183676546">
            <text:p>1183676546</text:p>
          </table:table-cell>
          <table:table-cell office:value-type="float" office:value="1900938170">
            <text:p>190093817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0619251040">
            <text:p>10619251040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620">
            <text:p>304620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3104">
            <text:p>1073743104</text:p>
          </table:table-cell>
          <table:table-cell office:value-type="float" office:value="1901179584">
            <text:p>1901179584</text:p>
          </table:table-cell>
          <table:table-cell table:number-columns-repeated="4" office:value-type="float" office:value="0">
            <text:p>0</text:p>
          </table:table-cell>
          <table:table-cell office:value-type="float" office:value="1901314638">
            <text:p>1901314638</text:p>
          </table:table-cell>
          <table:table-cell office:value-type="float" office:value="0">
            <text:p>0</text:p>
          </table:table-cell>
          <table:table-cell office:value-type="float" office:value="1901314638">
            <text:p>1901314638</text:p>
          </table:table-cell>
          <table:table-cell office:value-type="float" office:value="29708060">
            <text:p>29708060</text:p>
          </table:table-cell>
          <table:table-cell office:value-type="float" office:value="950657319">
            <text:p>950657319</text:p>
          </table:table-cell>
          <table:table-cell office:value-type="float" office:value="0">
            <text:p>0</text:p>
          </table:table-cell>
          <table:table-cell office:value-type="float" office:value="633771546">
            <text:p>633771546</text:p>
          </table:table-cell>
          <table:table-cell office:value-type="float" office:value="0">
            <text:p>0</text:p>
          </table:table-cell>
          <table:table-cell office:value-type="float" office:value="633771546">
            <text:p>633771546</text:p>
          </table:table-cell>
          <table:table-cell office:value-type="float" office:value="1901314638">
            <text:p>1901314638</text:p>
          </table:table-cell>
          <table:table-cell office:value-type="float" office:value="316885773">
            <text:p>316885773</text:p>
          </table:table-cell>
          <table:table-cell office:value-type="float" office:value="7933">
            <text:p>7933</text:p>
          </table:table-cell>
          <table:table-cell office:value-type="float" office:value="1267543092">
            <text:p>1267543092</text:p>
          </table:table-cell>
          <table:table-cell office:value-type="float" office:value="1901314638">
            <text:p>1901314638</text:p>
          </table:table-cell>
          <table:table-cell office:value-type="float" office:value="8085266113">
            <text:p>8085266113</text:p>
          </table:table-cell>
          <table:table-cell office:value-type="float" office:value="29401977539">
            <text:p>29401977539</text:p>
          </table:table-cell>
          <table:table-cell office:value-type="float" office:value="1703674316">
            <text:p>1703674316</text:p>
          </table:table-cell>
          <table:table-cell office:value-type="float" office:value="426025390">
            <text:p>4260253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2264511589">
            <text:p>2264511589</text:p>
          </table:table-cell>
          <table:table-cell office:value-type="float" office:value="27274523">
            <text:p>27274523</text:p>
          </table:table-cell>
          <table:table-cell office:value-type="float" office:value="2289802412">
            <text:p>2289802412</text:p>
          </table:table-cell>
          <table:table-cell office:value-type="float" office:value="2282338167">
            <text:p>2282338167</text:p>
          </table:table-cell>
          <table:table-cell office:value-type="float" office:value="2289431603">
            <text:p>228943160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1150729182">
            <text:p>11150729182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657">
            <text:p>304657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8624">
            <text:p>1342178624</text:p>
          </table:table-cell>
          <table:table-cell office:value-type="float" office:value="2289663008">
            <text:p>2289663008</text:p>
          </table:table-cell>
          <table:table-cell table:number-columns-repeated="4" office:value-type="float" office:value="0">
            <text:p>0</text:p>
          </table:table-cell>
          <table:table-cell office:value-type="float" office:value="2289802412">
            <text:p>2289802412</text:p>
          </table:table-cell>
          <table:table-cell office:value-type="float" office:value="0">
            <text:p>0</text:p>
          </table:table-cell>
          <table:table-cell office:value-type="float" office:value="2289802412">
            <text:p>2289802412</text:p>
          </table:table-cell>
          <table:table-cell office:value-type="float" office:value="35778211">
            <text:p>35778211</text:p>
          </table:table-cell>
          <table:table-cell office:value-type="float" office:value="1144901206">
            <text:p>1144901206</text:p>
          </table:table-cell>
          <table:table-cell office:value-type="float" office:value="0">
            <text:p>0</text:p>
          </table:table-cell>
          <table:table-cell office:value-type="float" office:value="763267471">
            <text:p>763267471</text:p>
          </table:table-cell>
          <table:table-cell office:value-type="float" office:value="0">
            <text:p>0</text:p>
          </table:table-cell>
          <table:table-cell office:value-type="float" office:value="763267471">
            <text:p>763267471</text:p>
          </table:table-cell>
          <table:table-cell office:value-type="float" office:value="2289802412">
            <text:p>2289802412</text:p>
          </table:table-cell>
          <table:table-cell office:value-type="float" office:value="381633735">
            <text:p>381633735</text:p>
          </table:table-cell>
          <table:table-cell office:value-type="float" office:value="20388">
            <text:p>20388</text:p>
          </table:table-cell>
          <table:table-cell office:value-type="float" office:value="1526534942">
            <text:p>1526534942</text:p>
          </table:table-cell>
          <table:table-cell office:value-type="float" office:value="2289802412">
            <text:p>2289802412</text:p>
          </table:table-cell>
          <table:table-cell office:value-type="float" office:value="9530151367">
            <text:p>9530151367</text:p>
          </table:table-cell>
          <table:table-cell office:value-type="float" office:value="33904174804">
            <text:p>33904174804</text:p>
          </table:table-cell>
          <table:table-cell office:value-type="float" office:value="1978698730">
            <text:p>1978698730</text:p>
          </table:table-cell>
          <table:table-cell office:value-type="float" office:value="511840820">
            <text:p>5118408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2320776152">
            <text:p>2320776152</text:p>
          </table:table-cell>
          <table:table-cell office:value-type="float" office:value="27949605">
            <text:p>27949605</text:p>
          </table:table-cell>
          <table:table-cell office:value-type="float" office:value="2375193709">
            <text:p>2375193709</text:p>
          </table:table-cell>
          <table:table-cell office:value-type="float" office:value="2445731592">
            <text:p>2445731592</text:p>
          </table:table-cell>
          <table:table-cell office:value-type="float" office:value="2374844774">
            <text:p>237484477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1746624756">
            <text:p>11746624756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335">
            <text:p>304335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4144">
            <text:p>1610614144</text:p>
          </table:table-cell>
          <table:table-cell office:value-type="float" office:value="2375074408">
            <text:p>2375074408</text:p>
          </table:table-cell>
          <table:table-cell table:number-columns-repeated="4" office:value-type="float" office:value="0">
            <text:p>0</text:p>
          </table:table-cell>
          <table:table-cell office:value-type="float" office:value="2375193709">
            <text:p>2375193709</text:p>
          </table:table-cell>
          <table:table-cell office:value-type="float" office:value="0">
            <text:p>0</text:p>
          </table:table-cell>
          <table:table-cell office:value-type="float" office:value="2375193709">
            <text:p>2375193709</text:p>
          </table:table-cell>
          <table:table-cell office:value-type="float" office:value="37112428">
            <text:p>37112428</text:p>
          </table:table-cell>
          <table:table-cell office:value-type="float" office:value="1187596854">
            <text:p>1187596854</text:p>
          </table:table-cell>
          <table:table-cell office:value-type="float" office:value="0">
            <text:p>0</text:p>
          </table:table-cell>
          <table:table-cell office:value-type="float" office:value="791731236">
            <text:p>791731236</text:p>
          </table:table-cell>
          <table:table-cell office:value-type="float" office:value="0">
            <text:p>0</text:p>
          </table:table-cell>
          <table:table-cell office:value-type="float" office:value="791731237">
            <text:p>791731237</text:p>
          </table:table-cell>
          <table:table-cell office:value-type="float" office:value="2375193709">
            <text:p>2375193709</text:p>
          </table:table-cell>
          <table:table-cell office:value-type="float" office:value="395865619">
            <text:p>395865619</text:p>
          </table:table-cell>
          <table:table-cell office:value-type="float" office:value="7672">
            <text:p>7672</text:p>
          </table:table-cell>
          <table:table-cell office:value-type="float" office:value="1583462473">
            <text:p>1583462473</text:p>
          </table:table-cell>
          <table:table-cell office:value-type="float" office:value="2375193709">
            <text:p>2375193709</text:p>
          </table:table-cell>
          <table:table-cell office:value-type="float" office:value="9928588867">
            <text:p>9928588867</text:p>
          </table:table-cell>
          <table:table-cell office:value-type="float" office:value="35983215332">
            <text:p>35983215332</text:p>
          </table:table-cell>
          <table:table-cell office:value-type="float" office:value="2082580566">
            <text:p>2082580566</text:p>
          </table:table-cell>
          <table:table-cell office:value-type="float" office:value="524597167">
            <text:p>5245971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2326937084">
            <text:p>2326937084</text:p>
          </table:table-cell>
          <table:table-cell office:value-type="float" office:value="28021813">
            <text:p>28021813</text:p>
          </table:table-cell>
          <table:table-cell office:value-type="float" office:value="2375509769">
            <text:p>2375509769</text:p>
          </table:table-cell>
          <table:table-cell office:value-type="float" office:value="2463616293">
            <text:p>2463616293</text:p>
          </table:table-cell>
          <table:table-cell office:value-type="float" office:value="2375168829">
            <text:p>237516882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2214140054">
            <text:p>12214140054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822">
            <text:p>304822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9664">
            <text:p>1879049664</text:p>
          </table:table-cell>
          <table:table-cell office:value-type="float" office:value="2375388904">
            <text:p>2375388904</text:p>
          </table:table-cell>
          <table:table-cell table:number-columns-repeated="4" office:value-type="float" office:value="0">
            <text:p>0</text:p>
          </table:table-cell>
          <table:table-cell office:value-type="float" office:value="2375509769">
            <text:p>2375509769</text:p>
          </table:table-cell>
          <table:table-cell office:value-type="float" office:value="0">
            <text:p>0</text:p>
          </table:table-cell>
          <table:table-cell office:value-type="float" office:value="2375509769">
            <text:p>2375509769</text:p>
          </table:table-cell>
          <table:table-cell office:value-type="float" office:value="37117369">
            <text:p>37117369</text:p>
          </table:table-cell>
          <table:table-cell office:value-type="float" office:value="1187754884">
            <text:p>1187754884</text:p>
          </table:table-cell>
          <table:table-cell office:value-type="float" office:value="0">
            <text:p>0</text:p>
          </table:table-cell>
          <table:table-cell office:value-type="float" office:value="791836590">
            <text:p>791836590</text:p>
          </table:table-cell>
          <table:table-cell office:value-type="float" office:value="0">
            <text:p>0</text:p>
          </table:table-cell>
          <table:table-cell office:value-type="float" office:value="791836590">
            <text:p>791836590</text:p>
          </table:table-cell>
          <table:table-cell office:value-type="float" office:value="2375509769">
            <text:p>2375509769</text:p>
          </table:table-cell>
          <table:table-cell office:value-type="float" office:value="395918295">
            <text:p>395918295</text:p>
          </table:table-cell>
          <table:table-cell office:value-type="float" office:value="7574">
            <text:p>7574</text:p>
          </table:table-cell>
          <table:table-cell office:value-type="float" office:value="1583673180">
            <text:p>1583673180</text:p>
          </table:table-cell>
          <table:table-cell office:value-type="float" office:value="2375509769">
            <text:p>2375509769</text:p>
          </table:table-cell>
          <table:table-cell office:value-type="float" office:value="10103820800">
            <text:p>10103820800</text:p>
          </table:table-cell>
          <table:table-cell office:value-type="float" office:value="36419799804">
            <text:p>36419799804</text:p>
          </table:table-cell>
          <table:table-cell office:value-type="float" office:value="2116333007">
            <text:p>2116333007</text:p>
          </table:table-cell>
          <table:table-cell office:value-type="float" office:value="527648925">
            <text:p>5276489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352682403">
            <text:p>2352682403</text:p>
          </table:table-cell>
          <table:table-cell office:value-type="float" office:value="28332620">
            <text:p>28332620</text:p>
          </table:table-cell>
          <table:table-cell office:value-type="float" office:value="2377745082">
            <text:p>2377745082</text:p>
          </table:table-cell>
          <table:table-cell office:value-type="float" office:value="2538361631">
            <text:p>2538361631</text:p>
          </table:table-cell>
          <table:table-cell office:value-type="float" office:value="2377390082">
            <text:p>237739008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2811686696">
            <text:p>12811686696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785">
            <text:p>304785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5184">
            <text:p>2147485184</text:p>
          </table:table-cell>
          <table:table-cell table:number-columns-repeated="5" office:value-type="float" office:value="0">
            <text:p>0</text:p>
          </table:table-cell>
          <table:table-cell office:value-type="float" office:value="2377745082">
            <text:p>2377745082</text:p>
          </table:table-cell>
          <table:table-cell office:value-type="float" office:value="0">
            <text:p>0</text:p>
          </table:table-cell>
          <table:table-cell office:value-type="float" office:value="2377745082">
            <text:p>2377745082</text:p>
          </table:table-cell>
          <table:table-cell office:value-type="float" office:value="37154063">
            <text:p>37154063</text:p>
          </table:table-cell>
          <table:table-cell office:value-type="float" office:value="1188872541">
            <text:p>1188872541</text:p>
          </table:table-cell>
          <table:table-cell office:value-type="float" office:value="0">
            <text:p>0</text:p>
          </table:table-cell>
          <table:table-cell office:value-type="float" office:value="792581694">
            <text:p>792581694</text:p>
          </table:table-cell>
          <table:table-cell office:value-type="float" office:value="0">
            <text:p>0</text:p>
          </table:table-cell>
          <table:table-cell office:value-type="float" office:value="792581694">
            <text:p>792581694</text:p>
          </table:table-cell>
          <table:table-cell office:value-type="float" office:value="0">
            <text:p>0</text:p>
          </table:table-cell>
          <table:table-cell office:value-type="float" office:value="396290847">
            <text:p>396290847</text:p>
          </table:table-cell>
          <table:table-cell office:value-type="float" office:value="1299360">
            <text:p>1299360</text:p>
          </table:table-cell>
          <table:table-cell office:value-type="float" office:value="1585163388">
            <text:p>1585163388</text:p>
          </table:table-cell>
          <table:table-cell office:value-type="float" office:value="2377745082">
            <text:p>2377745082</text:p>
          </table:table-cell>
          <table:table-cell office:value-type="float" office:value="10117797851">
            <text:p>10117797851</text:p>
          </table:table-cell>
          <table:table-cell office:value-type="float" office:value="36604125976">
            <text:p>36604125976</text:p>
          </table:table-cell>
          <table:table-cell office:value-type="float" office:value="2062011718">
            <text:p>2062011718</text:p>
          </table:table-cell>
          <table:table-cell office:value-type="float" office:value="531433105">
            <text:p>5314331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549333639">
            <text:p>2549333639</text:p>
          </table:table-cell>
          <table:table-cell office:value-type="float" office:value="30690565">
            <text:p>30690565</text:p>
          </table:table-cell>
          <table:table-cell office:value-type="float" office:value="2578987104">
            <text:p>2578987104</text:p>
          </table:table-cell>
          <table:table-cell office:value-type="float" office:value="3109466697">
            <text:p>3109466697</text:p>
          </table:table-cell>
          <table:table-cell office:value-type="float" office:value="2578631857">
            <text:p>257863185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3276510802">
            <text:p>13276510802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965">
            <text:p>304965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20704">
            <text:p>2415920704</text:p>
          </table:table-cell>
          <table:table-cell table:number-columns-repeated="5" office:value-type="float" office:value="0">
            <text:p>0</text:p>
          </table:table-cell>
          <table:table-cell office:value-type="float" office:value="2578987104">
            <text:p>2578987104</text:p>
          </table:table-cell>
          <table:table-cell office:value-type="float" office:value="0">
            <text:p>0</text:p>
          </table:table-cell>
          <table:table-cell office:value-type="float" office:value="2578987104">
            <text:p>2578987104</text:p>
          </table:table-cell>
          <table:table-cell office:value-type="float" office:value="40298891">
            <text:p>40298891</text:p>
          </table:table-cell>
          <table:table-cell office:value-type="float" office:value="1289493552">
            <text:p>1289493552</text:p>
          </table:table-cell>
          <table:table-cell office:value-type="float" office:value="0">
            <text:p>0</text:p>
          </table:table-cell>
          <table:table-cell office:value-type="float" office:value="859662368">
            <text:p>859662368</text:p>
          </table:table-cell>
          <table:table-cell office:value-type="float" office:value="0">
            <text:p>0</text:p>
          </table:table-cell>
          <table:table-cell office:value-type="float" office:value="859662368">
            <text:p>859662368</text:p>
          </table:table-cell>
          <table:table-cell office:value-type="float" office:value="0">
            <text:p>0</text:p>
          </table:table-cell>
          <table:table-cell office:value-type="float" office:value="429831184">
            <text:p>429831184</text:p>
          </table:table-cell>
          <table:table-cell office:value-type="float" office:value="1309553">
            <text:p>1309553</text:p>
          </table:table-cell>
          <table:table-cell office:value-type="float" office:value="1719324736">
            <text:p>1719324736</text:p>
          </table:table-cell>
          <table:table-cell office:value-type="float" office:value="2578987104">
            <text:p>2578987104</text:p>
          </table:table-cell>
          <table:table-cell office:value-type="float" office:value="10871582031">
            <text:p>10871582031</text:p>
          </table:table-cell>
          <table:table-cell office:value-type="float" office:value="38878051757">
            <text:p>38878051757</text:p>
          </table:table-cell>
          <table:table-cell office:value-type="float" office:value="2242248535">
            <text:p>2242248535</text:p>
          </table:table-cell>
          <table:table-cell office:value-type="float" office:value="576110839">
            <text:p>5761108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573652411">
            <text:p>2573652411</text:p>
          </table:table-cell>
          <table:table-cell office:value-type="float" office:value="31017689">
            <text:p>31017689</text:p>
          </table:table-cell>
          <table:table-cell office:value-type="float" office:value="2608347892">
            <text:p>2608347892</text:p>
          </table:table-cell>
          <table:table-cell office:value-type="float" office:value="3180133781">
            <text:p>3180133781</text:p>
          </table:table-cell>
          <table:table-cell office:value-type="float" office:value="2607957655">
            <text:p>2607957655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987888">
            <text:p>987888</text:p>
          </table:table-cell>
          <table:table-cell table:number-columns-repeated="14" office:value-type="float" office:value="13811757362">
            <text:p>13811757362</text:p>
          </table:table-cell>
          <table:table-cell office:value-type="float" office:value="6022654">
            <text:p>60226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85">
            <text:p>3925385</text:p>
          </table:table-cell>
          <table:table-cell office:value-type="float" office:value="32603">
            <text:p>32603</text:p>
          </table:table-cell>
          <table:table-cell office:value-type="float" office:value="1998519">
            <text:p>1998519</text:p>
          </table:table-cell>
          <table:table-cell office:value-type="float" office:value="467687">
            <text:p>467687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6224">
            <text:p>2684356224</text:p>
          </table:table-cell>
          <table:table-cell table:number-columns-repeated="5" office:value-type="float" office:value="0">
            <text:p>0</text:p>
          </table:table-cell>
          <table:table-cell office:value-type="float" office:value="2608347892">
            <text:p>2608347892</text:p>
          </table:table-cell>
          <table:table-cell office:value-type="float" office:value="0">
            <text:p>0</text:p>
          </table:table-cell>
          <table:table-cell office:value-type="float" office:value="2608347892">
            <text:p>2608347892</text:p>
          </table:table-cell>
          <table:table-cell office:value-type="float" office:value="40758884">
            <text:p>40758884</text:p>
          </table:table-cell>
          <table:table-cell office:value-type="float" office:value="1304173946">
            <text:p>1304173946</text:p>
          </table:table-cell>
          <table:table-cell office:value-type="float" office:value="0">
            <text:p>0</text:p>
          </table:table-cell>
          <table:table-cell office:value-type="float" office:value="869449297">
            <text:p>869449297</text:p>
          </table:table-cell>
          <table:table-cell office:value-type="float" office:value="0">
            <text:p>0</text:p>
          </table:table-cell>
          <table:table-cell office:value-type="float" office:value="869449297">
            <text:p>869449297</text:p>
          </table:table-cell>
          <table:table-cell office:value-type="float" office:value="0">
            <text:p>0</text:p>
          </table:table-cell>
          <table:table-cell office:value-type="float" office:value="434724648">
            <text:p>434724648</text:p>
          </table:table-cell>
          <table:table-cell office:value-type="float" office:value="2168135">
            <text:p>2168135</text:p>
          </table:table-cell>
          <table:table-cell office:value-type="float" office:value="1738898595">
            <text:p>1738898595</text:p>
          </table:table-cell>
          <table:table-cell office:value-type="float" office:value="2608347892">
            <text:p>2608347892</text:p>
          </table:table-cell>
          <table:table-cell office:value-type="float" office:value="11030578613">
            <text:p>11030578613</text:p>
          </table:table-cell>
          <table:table-cell office:value-type="float" office:value="39763977050">
            <text:p>39763977050</text:p>
          </table:table-cell>
          <table:table-cell office:value-type="float" office:value="2289672851">
            <text:p>2289672851</text:p>
          </table:table-cell>
          <table:table-cell office:value-type="float" office:value="582519531">
            <text:p>58251953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263908647">
            <text:p>3263908647</text:p>
          </table:table-cell>
          <table:table-cell office:value-type="float" office:value="39268101">
            <text:p>39268101</text:p>
          </table:table-cell>
          <table:table-cell office:value-type="float" office:value="3323397797">
            <text:p>3323397797</text:p>
          </table:table-cell>
          <table:table-cell office:value-type="float" office:value="890212866">
            <text:p>890212866</text:p>
          </table:table-cell>
          <table:table-cell office:value-type="float" office:value="3323043258">
            <text:p>332304325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4336249774">
            <text:p>14336249774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613">
            <text:p>304613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1744">
            <text:p>2952791744</text:p>
          </table:table-cell>
          <table:table-cell table:number-columns-repeated="5" office:value-type="float" office:value="0">
            <text:p>0</text:p>
          </table:table-cell>
          <table:table-cell office:value-type="float" office:value="3323397797">
            <text:p>3323397797</text:p>
          </table:table-cell>
          <table:table-cell office:value-type="float" office:value="0">
            <text:p>0</text:p>
          </table:table-cell>
          <table:table-cell office:value-type="float" office:value="3323397797">
            <text:p>3323397797</text:p>
          </table:table-cell>
          <table:table-cell office:value-type="float" office:value="51930625">
            <text:p>51930625</text:p>
          </table:table-cell>
          <table:table-cell office:value-type="float" office:value="1661698898">
            <text:p>1661698898</text:p>
          </table:table-cell>
          <table:table-cell office:value-type="float" office:value="0">
            <text:p>0</text:p>
          </table:table-cell>
          <table:table-cell office:value-type="float" office:value="1107799265">
            <text:p>1107799265</text:p>
          </table:table-cell>
          <table:table-cell office:value-type="float" office:value="0">
            <text:p>0</text:p>
          </table:table-cell>
          <table:table-cell office:value-type="float" office:value="1107799266">
            <text:p>1107799266</text:p>
          </table:table-cell>
          <table:table-cell office:value-type="float" office:value="0">
            <text:p>0</text:p>
          </table:table-cell>
          <table:table-cell office:value-type="float" office:value="553899633">
            <text:p>553899633</text:p>
          </table:table-cell>
          <table:table-cell office:value-type="float" office:value="1344811">
            <text:p>1344811</text:p>
          </table:table-cell>
          <table:table-cell office:value-type="float" office:value="2215598532">
            <text:p>2215598532</text:p>
          </table:table-cell>
          <table:table-cell office:value-type="float" office:value="3323397797">
            <text:p>3323397797</text:p>
          </table:table-cell>
          <table:table-cell office:value-type="float" office:value="13449829101">
            <text:p>13449829101</text:p>
          </table:table-cell>
          <table:table-cell office:value-type="float" office:value="47370422363">
            <text:p>47370422363</text:p>
          </table:table-cell>
          <table:table-cell office:value-type="float" office:value="2870483398">
            <text:p>2870483398</text:p>
          </table:table-cell>
          <table:table-cell office:value-type="float" office:value="737365722">
            <text:p>7373657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104816953">
            <text:p>3104816953</text:p>
          </table:table-cell>
          <table:table-cell office:value-type="float" office:value="37361304">
            <text:p>37361304</text:p>
          </table:table-cell>
          <table:table-cell office:value-type="float" office:value="3206158224">
            <text:p>3206158224</text:p>
          </table:table-cell>
          <table:table-cell office:value-type="float" office:value="427840198">
            <text:p>427840198</text:p>
          </table:table-cell>
          <table:table-cell office:value-type="float" office:value="3205842968">
            <text:p>320584296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15008490946">
            <text:p>15008490946</text:p>
          </table:table-cell>
          <table:table-cell office:value-type="float" office:value="5362871">
            <text:p>53628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70">
            <text:p>3272770</text:p>
          </table:table-cell>
          <table:table-cell office:value-type="float" office:value="25088">
            <text:p>25088</text:p>
          </table:table-cell>
          <table:table-cell office:value-type="float" office:value="1281196">
            <text:p>1281196</text:p>
          </table:table-cell>
          <table:table-cell office:value-type="float" office:value="304934">
            <text:p>304934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7264">
            <text:p>3221227264</text:p>
          </table:table-cell>
          <table:table-cell table:number-columns-repeated="5" office:value-type="float" office:value="0">
            <text:p>0</text:p>
          </table:table-cell>
          <table:table-cell office:value-type="float" office:value="3206158224">
            <text:p>3206158224</text:p>
          </table:table-cell>
          <table:table-cell office:value-type="float" office:value="0">
            <text:p>0</text:p>
          </table:table-cell>
          <table:table-cell office:value-type="float" office:value="3206158224">
            <text:p>3206158224</text:p>
          </table:table-cell>
          <table:table-cell office:value-type="float" office:value="50098774">
            <text:p>50098774</text:p>
          </table:table-cell>
          <table:table-cell office:value-type="float" office:value="1603079112">
            <text:p>1603079112</text:p>
          </table:table-cell>
          <table:table-cell office:value-type="float" office:value="0">
            <text:p>0</text:p>
          </table:table-cell>
          <table:table-cell office:value-type="float" office:value="1068719408">
            <text:p>1068719408</text:p>
          </table:table-cell>
          <table:table-cell office:value-type="float" office:value="0">
            <text:p>0</text:p>
          </table:table-cell>
          <table:table-cell office:value-type="float" office:value="1068719408">
            <text:p>1068719408</text:p>
          </table:table-cell>
          <table:table-cell office:value-type="float" office:value="0">
            <text:p>0</text:p>
          </table:table-cell>
          <table:table-cell office:value-type="float" office:value="534359704">
            <text:p>534359704</text:p>
          </table:table-cell>
          <table:table-cell office:value-type="float" office:value="1412331">
            <text:p>1412331</text:p>
          </table:table-cell>
          <table:table-cell office:value-type="float" office:value="2137438816">
            <text:p>2137438816</text:p>
          </table:table-cell>
          <table:table-cell office:value-type="float" office:value="3206158224">
            <text:p>3206158224</text:p>
          </table:table-cell>
          <table:table-cell office:value-type="float" office:value="13480285644">
            <text:p>13480285644</text:p>
          </table:table-cell>
          <table:table-cell office:value-type="float" office:value="48972534179">
            <text:p>48972534179</text:p>
          </table:table-cell>
          <table:table-cell office:value-type="float" office:value="2968688964">
            <text:p>2968688964</text:p>
          </table:table-cell>
          <table:table-cell office:value-type="float" office:value="702941894">
            <text:p>7029418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715299567">
            <text:p>3715299567</text:p>
          </table:table-cell>
          <table:table-cell office:value-type="float" office:value="44719675">
            <text:p>44719675</text:p>
          </table:table-cell>
          <table:table-cell office:value-type="float" office:value="3813383414">
            <text:p>3813383414</text:p>
          </table:table-cell>
          <table:table-cell office:value-type="float" office:value="2201321956">
            <text:p>2201321956</text:p>
          </table:table-cell>
          <table:table-cell office:value-type="float" office:value="3813013689">
            <text:p>381301368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987888">
            <text:p>987888</text:p>
          </table:table-cell>
          <table:table-cell table:number-columns-repeated="14" office:value-type="float" office:value="15401831790">
            <text:p>15401831790</text:p>
          </table:table-cell>
          <table:table-cell office:value-type="float" office:value="6022654">
            <text:p>60226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85">
            <text:p>3925385</text:p>
          </table:table-cell>
          <table:table-cell office:value-type="float" office:value="32603">
            <text:p>32603</text:p>
          </table:table-cell>
          <table:table-cell office:value-type="float" office:value="1998519">
            <text:p>1998519</text:p>
          </table:table-cell>
          <table:table-cell office:value-type="float" office:value="468000">
            <text:p>468000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2784">
            <text:p>3489662784</text:p>
          </table:table-cell>
          <table:table-cell table:number-columns-repeated="5" office:value-type="float" office:value="0">
            <text:p>0</text:p>
          </table:table-cell>
          <table:table-cell office:value-type="float" office:value="3813383414">
            <text:p>3813383414</text:p>
          </table:table-cell>
          <table:table-cell office:value-type="float" office:value="0">
            <text:p>0</text:p>
          </table:table-cell>
          <table:table-cell office:value-type="float" office:value="3813383414">
            <text:p>3813383414</text:p>
          </table:table-cell>
          <table:table-cell office:value-type="float" office:value="59587247">
            <text:p>59587247</text:p>
          </table:table-cell>
          <table:table-cell office:value-type="float" office:value="1906691707">
            <text:p>1906691707</text:p>
          </table:table-cell>
          <table:table-cell office:value-type="float" office:value="0">
            <text:p>0</text:p>
          </table:table-cell>
          <table:table-cell office:value-type="float" office:value="1271127804">
            <text:p>1271127804</text:p>
          </table:table-cell>
          <table:table-cell office:value-type="float" office:value="0">
            <text:p>0</text:p>
          </table:table-cell>
          <table:table-cell office:value-type="float" office:value="1271127805">
            <text:p>1271127805</text:p>
          </table:table-cell>
          <table:table-cell office:value-type="float" office:value="0">
            <text:p>0</text:p>
          </table:table-cell>
          <table:table-cell office:value-type="float" office:value="635563902">
            <text:p>635563902</text:p>
          </table:table-cell>
          <table:table-cell office:value-type="float" office:value="2291342">
            <text:p>2291342</text:p>
          </table:table-cell>
          <table:table-cell office:value-type="float" office:value="2542255610">
            <text:p>2542255610</text:p>
          </table:table-cell>
          <table:table-cell office:value-type="float" office:value="3813383414">
            <text:p>3813383414</text:p>
          </table:table-cell>
          <table:table-cell office:value-type="float" office:value="15253479003">
            <text:p>15253479003</text:p>
          </table:table-cell>
          <table:table-cell office:value-type="float" office:value="54511047363">
            <text:p>54511047363</text:p>
          </table:table-cell>
          <table:table-cell office:value-type="float" office:value="3489013671">
            <text:p>3489013671</text:p>
          </table:table-cell>
          <table:table-cell office:value-type="float" office:value="847534179">
            <text:p>8475341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665670505">
            <text:p>3665670505</text:p>
          </table:table-cell>
          <table:table-cell office:value-type="float" office:value="44096863">
            <text:p>44096863</text:p>
          </table:table-cell>
          <table:table-cell office:value-type="float" office:value="3804958982">
            <text:p>3804958982</text:p>
          </table:table-cell>
          <table:table-cell office:value-type="float" office:value="2056930924">
            <text:p>2056930924</text:p>
          </table:table-cell>
          <table:table-cell office:value-type="float" office:value="3804557154">
            <text:p>3804557154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840477">
            <text:p>840477</text:p>
          </table:table-cell>
          <table:table-cell table:number-columns-repeated="14" office:value-type="float" office:value="15927131858">
            <text:p>15927131858</text:p>
          </table:table-cell>
          <table:table-cell office:value-type="float" office:value="5449608">
            <text:p>54496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31305">
            <text:p>3331305</text:p>
          </table:table-cell>
          <table:table-cell office:value-type="float" office:value="47168">
            <text:p>47168</text:p>
          </table:table-cell>
          <table:table-cell office:value-type="float" office:value="1333373">
            <text:p>1333373</text:p>
          </table:table-cell>
          <table:table-cell office:value-type="float" office:value="312292">
            <text:p>312292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8304">
            <text:p>3758098304</text:p>
          </table:table-cell>
          <table:table-cell table:number-columns-repeated="5" office:value-type="float" office:value="0">
            <text:p>0</text:p>
          </table:table-cell>
          <table:table-cell office:value-type="float" office:value="3804958982">
            <text:p>3804958982</text:p>
          </table:table-cell>
          <table:table-cell office:value-type="float" office:value="0">
            <text:p>0</text:p>
          </table:table-cell>
          <table:table-cell office:value-type="float" office:value="3804958982">
            <text:p>3804958982</text:p>
          </table:table-cell>
          <table:table-cell office:value-type="float" office:value="59456260">
            <text:p>59456260</text:p>
          </table:table-cell>
          <table:table-cell office:value-type="float" office:value="1902479491">
            <text:p>1902479491</text:p>
          </table:table-cell>
          <table:table-cell office:value-type="float" office:value="0">
            <text:p>0</text:p>
          </table:table-cell>
          <table:table-cell office:value-type="float" office:value="1268319660">
            <text:p>1268319660</text:p>
          </table:table-cell>
          <table:table-cell office:value-type="float" office:value="0">
            <text:p>0</text:p>
          </table:table-cell>
          <table:table-cell office:value-type="float" office:value="1268319661">
            <text:p>1268319661</text:p>
          </table:table-cell>
          <table:table-cell office:value-type="float" office:value="0">
            <text:p>0</text:p>
          </table:table-cell>
          <table:table-cell office:value-type="float" office:value="634159831">
            <text:p>634159831</text:p>
          </table:table-cell>
          <table:table-cell office:value-type="float" office:value="1520370">
            <text:p>1520370</text:p>
          </table:table-cell>
          <table:table-cell office:value-type="float" office:value="2536639321">
            <text:p>2536639321</text:p>
          </table:table-cell>
          <table:table-cell office:value-type="float" office:value="3804958982">
            <text:p>3804958982</text:p>
          </table:table-cell>
          <table:table-cell office:value-type="float" office:value="15600097656">
            <text:p>15600097656</text:p>
          </table:table-cell>
          <table:table-cell office:value-type="float" office:value="56281677246">
            <text:p>56281677246</text:p>
          </table:table-cell>
          <table:table-cell office:value-type="float" office:value="3548278808">
            <text:p>3548278808</text:p>
          </table:table-cell>
          <table:table-cell office:value-type="float" office:value="828613281">
            <text:p>828613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689467806">
            <text:p>3689467806</text:p>
          </table:table-cell>
          <table:table-cell office:value-type="float" office:value="44373882">
            <text:p>44373882</text:p>
          </table:table-cell>
          <table:table-cell office:value-type="float" office:value="3811661665">
            <text:p>3811661665</text:p>
          </table:table-cell>
          <table:table-cell office:value-type="float" office:value="2125930156">
            <text:p>2125930156</text:p>
          </table:table-cell>
          <table:table-cell office:value-type="float" office:value="3811348902">
            <text:p>381134890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822854">
            <text:p>822854</text:p>
          </table:table-cell>
          <table:table-cell table:number-columns-repeated="14" office:value-type="float" office:value="16659465360">
            <text:p>16659465360</text:p>
          </table:table-cell>
          <table:table-cell office:value-type="float" office:value="5362947">
            <text:p>53629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46">
            <text:p>3272846</text:p>
          </table:table-cell>
          <table:table-cell office:value-type="float" office:value="25164">
            <text:p>25164</text:p>
          </table:table-cell>
          <table:table-cell office:value-type="float" office:value="1281576">
            <text:p>1281576</text:p>
          </table:table-cell>
          <table:table-cell office:value-type="float" office:value="304869">
            <text:p>304869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3824">
            <text:p>4026533824</text:p>
          </table:table-cell>
          <table:table-cell table:number-columns-repeated="5" office:value-type="float" office:value="0">
            <text:p>0</text:p>
          </table:table-cell>
          <table:table-cell office:value-type="float" office:value="3811661665">
            <text:p>3811661665</text:p>
          </table:table-cell>
          <table:table-cell office:value-type="float" office:value="0">
            <text:p>0</text:p>
          </table:table-cell>
          <table:table-cell office:value-type="float" office:value="3811661665">
            <text:p>3811661665</text:p>
          </table:table-cell>
          <table:table-cell office:value-type="float" office:value="59559376">
            <text:p>59559376</text:p>
          </table:table-cell>
          <table:table-cell office:value-type="float" office:value="1905830833">
            <text:p>1905830833</text:p>
          </table:table-cell>
          <table:table-cell office:value-type="float" office:value="0">
            <text:p>0</text:p>
          </table:table-cell>
          <table:table-cell office:value-type="float" office:value="1270553889">
            <text:p>1270553889</text:p>
          </table:table-cell>
          <table:table-cell office:value-type="float" office:value="0">
            <text:p>0</text:p>
          </table:table-cell>
          <table:table-cell office:value-type="float" office:value="1270553888">
            <text:p>1270553888</text:p>
          </table:table-cell>
          <table:table-cell office:value-type="float" office:value="0">
            <text:p>0</text:p>
          </table:table-cell>
          <table:table-cell office:value-type="float" office:value="635276944">
            <text:p>635276944</text:p>
          </table:table-cell>
          <table:table-cell office:value-type="float" office:value="1321322">
            <text:p>1321322</text:p>
          </table:table-cell>
          <table:table-cell office:value-type="float" office:value="2541107776">
            <text:p>2541107776</text:p>
          </table:table-cell>
          <table:table-cell office:value-type="float" office:value="3811661665">
            <text:p>3811661665</text:p>
          </table:table-cell>
          <table:table-cell office:value-type="float" office:value="15619323730">
            <text:p>15619323730</text:p>
          </table:table-cell>
          <table:table-cell office:value-type="float" office:value="56260498046">
            <text:p>56260498046</text:p>
          </table:table-cell>
          <table:table-cell office:value-type="float" office:value="3376525878">
            <text:p>3376525878</text:p>
          </table:table-cell>
          <table:table-cell office:value-type="float" office:value="833007812">
            <text:p>8330078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3710426295">
            <text:p>3710426295</text:p>
          </table:table-cell>
          <table:table-cell office:value-type="float" office:value="44660727">
            <text:p>44660727</text:p>
          </table:table-cell>
          <table:table-cell office:value-type="float" office:value="3819232599">
            <text:p>3819232599</text:p>
          </table:table-cell>
          <table:table-cell office:value-type="float" office:value="2186355664">
            <text:p>2186355664</text:p>
          </table:table-cell>
          <table:table-cell office:value-type="float" office:value="3818872338">
            <text:p>381887233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87906">
            <text:p>987906</text:p>
          </table:table-cell>
          <table:table-cell table:number-columns-repeated="14" office:value-type="float" office:value="16991033070">
            <text:p>16991033070</text:p>
          </table:table-cell>
          <table:table-cell office:value-type="float" office:value="6022730">
            <text:p>6022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61">
            <text:p>3925461</text:p>
          </table:table-cell>
          <table:table-cell office:value-type="float" office:value="32679">
            <text:p>32679</text:p>
          </table:table-cell>
          <table:table-cell office:value-type="float" office:value="1998899">
            <text:p>1998899</text:p>
          </table:table-cell>
          <table:table-cell office:value-type="float" office:value="467803">
            <text:p>46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819945360">
            <text:p>3819945360</text:p>
          </table:table-cell>
          <table:table-cell table:number-columns-repeated="4" office:value-type="float" office:value="0">
            <text:p>0</text:p>
          </table:table-cell>
          <table:table-cell office:value-type="float" office:value="3819232599">
            <text:p>3819232599</text:p>
          </table:table-cell>
          <table:table-cell office:value-type="float" office:value="0">
            <text:p>0</text:p>
          </table:table-cell>
          <table:table-cell office:value-type="float" office:value="3819232599">
            <text:p>3819232599</text:p>
          </table:table-cell>
          <table:table-cell office:value-type="float" office:value="59678875">
            <text:p>59678875</text:p>
          </table:table-cell>
          <table:table-cell office:value-type="float" office:value="1909616300">
            <text:p>1909616300</text:p>
          </table:table-cell>
          <table:table-cell office:value-type="float" office:value="0">
            <text:p>0</text:p>
          </table:table-cell>
          <table:table-cell office:value-type="float" office:value="1273077533">
            <text:p>1273077533</text:p>
          </table:table-cell>
          <table:table-cell office:value-type="float" office:value="0">
            <text:p>0</text:p>
          </table:table-cell>
          <table:table-cell office:value-type="float" office:value="1273077533">
            <text:p>1273077533</text:p>
          </table:table-cell>
          <table:table-cell office:value-type="float" office:value="0">
            <text:p>0</text:p>
          </table:table-cell>
          <table:table-cell office:value-type="float" office:value="636538767">
            <text:p>636538767</text:p>
          </table:table-cell>
          <table:table-cell office:value-type="float" office:value="2229775">
            <text:p>2229775</text:p>
          </table:table-cell>
          <table:table-cell office:value-type="float" office:value="2546155065">
            <text:p>2546155065</text:p>
          </table:table-cell>
          <table:table-cell office:value-type="float" office:value="3819232599">
            <text:p>3819232599</text:p>
          </table:table-cell>
          <table:table-cell office:value-type="float" office:value="15726684570">
            <text:p>15726684570</text:p>
          </table:table-cell>
          <table:table-cell office:value-type="float" office:value="57271789550">
            <text:p>57271789550</text:p>
          </table:table-cell>
          <table:table-cell office:value-type="float" office:value="3546386718">
            <text:p>3546386718</text:p>
          </table:table-cell>
          <table:table-cell office:value-type="float" office:value="840454101">
            <text:p>8404541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662891622">
            <text:p>662891622</text:p>
          </table:table-cell>
          <table:table-cell office:value-type="float" office:value="7960835">
            <text:p>7960835</text:p>
          </table:table-cell>
          <table:table-cell office:value-type="float" office:value="693653287">
            <text:p>693653287</text:p>
          </table:table-cell>
          <table:table-cell office:value-type="float" office:value="1926265556">
            <text:p>1926265556</text:p>
          </table:table-cell>
          <table:table-cell office:value-type="float" office:value="693166965">
            <text:p>6931669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904048">
            <text:p>192904048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2">
            <text:p>16128002</text:p>
          </table:table-cell>
          <table:table-cell office:value-type="float" office:value="693688848">
            <text:p>693688848</text:p>
          </table:table-cell>
          <table:table-cell table:number-columns-repeated="4" office:value-type="float" office:value="0">
            <text:p>0</text:p>
          </table:table-cell>
          <table:table-cell office:value-type="float" office:value="693653287">
            <text:p>693653287</text:p>
          </table:table-cell>
          <table:table-cell office:value-type="float" office:value="0">
            <text:p>0</text:p>
          </table:table-cell>
          <table:table-cell office:value-type="float" office:value="693653287">
            <text:p>693653287</text:p>
          </table:table-cell>
          <table:table-cell office:value-type="float" office:value="10838365">
            <text:p>10838365</text:p>
          </table:table-cell>
          <table:table-cell office:value-type="float" office:value="346826643">
            <text:p>346826643</text:p>
          </table:table-cell>
          <table:table-cell office:value-type="float" office:value="0">
            <text:p>0</text:p>
          </table:table-cell>
          <table:table-cell office:value-type="float" office:value="231217762">
            <text:p>231217762</text:p>
          </table:table-cell>
          <table:table-cell office:value-type="float" office:value="0">
            <text:p>0</text:p>
          </table:table-cell>
          <table:table-cell office:value-type="float" office:value="231217763">
            <text:p>231217763</text:p>
          </table:table-cell>
          <table:table-cell office:value-type="float" office:value="180868966">
            <text:p>180868966</text:p>
          </table:table-cell>
          <table:table-cell office:value-type="float" office:value="115608882">
            <text:p>115608882</text:p>
          </table:table-cell>
          <table:table-cell office:value-type="float" office:value="1135">
            <text:p>1135</text:p>
          </table:table-cell>
          <table:table-cell office:value-type="float" office:value="462435525">
            <text:p>462435525</text:p>
          </table:table-cell>
          <table:table-cell office:value-type="float" office:value="693653287">
            <text:p>693653287</text:p>
          </table:table-cell>
          <table:table-cell office:value-type="float" office:value="2095886230">
            <text:p>2095886230</text:p>
          </table:table-cell>
          <table:table-cell office:value-type="float" office:value="5829528808">
            <text:p>5829528808</text:p>
          </table:table-cell>
          <table:table-cell office:value-type="float" office:value="549377441">
            <text:p>549377441</text:p>
          </table:table-cell>
          <table:table-cell office:value-type="float" office:value="149841308">
            <text:p>1498413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3486354">
            <text:p>663486354</text:p>
          </table:table-cell>
          <table:table-cell office:value-type="float" office:value="7968839">
            <text:p>7968839</text:p>
          </table:table-cell>
          <table:table-cell office:value-type="float" office:value="694069924">
            <text:p>694069924</text:p>
          </table:table-cell>
          <table:table-cell office:value-type="float" office:value="1928044865">
            <text:p>1928044865</text:p>
          </table:table-cell>
          <table:table-cell office:value-type="float" office:value="693512112">
            <text:p>6935121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904048">
            <text:p>192904048</text:p>
          </table:table-cell>
          <table:table-cell table:number-columns-repeated="11" office:value-type="float" office:value="0">
            <text:p>0</text:p>
          </table:table-cell>
          <table:table-cell office:value-type="float" office:value="16128002">
            <text:p>16128002</text:p>
          </table:table-cell>
          <table:table-cell office:value-type="float" office:value="693749632">
            <text:p>693749632</text:p>
          </table:table-cell>
          <table:table-cell table:number-columns-repeated="4" office:value-type="float" office:value="0">
            <text:p>0</text:p>
          </table:table-cell>
          <table:table-cell office:value-type="float" office:value="694069924">
            <text:p>694069924</text:p>
          </table:table-cell>
          <table:table-cell office:value-type="float" office:value="0">
            <text:p>0</text:p>
          </table:table-cell>
          <table:table-cell office:value-type="float" office:value="694069924">
            <text:p>694069924</text:p>
          </table:table-cell>
          <table:table-cell office:value-type="float" office:value="10844877">
            <text:p>10844877</text:p>
          </table:table-cell>
          <table:table-cell office:value-type="float" office:value="347034962">
            <text:p>347034962</text:p>
          </table:table-cell>
          <table:table-cell office:value-type="float" office:value="0">
            <text:p>0</text:p>
          </table:table-cell>
          <table:table-cell office:value-type="float" office:value="231356642">
            <text:p>231356642</text:p>
          </table:table-cell>
          <table:table-cell office:value-type="float" office:value="0">
            <text:p>0</text:p>
          </table:table-cell>
          <table:table-cell office:value-type="float" office:value="231356641">
            <text:p>231356641</text:p>
          </table:table-cell>
          <table:table-cell office:value-type="float" office:value="0">
            <text:p>0</text:p>
          </table:table-cell>
          <table:table-cell office:value-type="float" office:value="115678320">
            <text:p>115678320</text:p>
          </table:table-cell>
          <table:table-cell office:value-type="float" office:value="1288">
            <text:p>1288</text:p>
          </table:table-cell>
          <table:table-cell office:value-type="float" office:value="462713283">
            <text:p>462713283</text:p>
          </table:table-cell>
          <table:table-cell office:value-type="float" office:value="694069924">
            <text:p>694069924</text:p>
          </table:table-cell>
          <table:table-cell office:value-type="float" office:value="2117248535">
            <text:p>2117248535</text:p>
          </table:table-cell>
          <table:table-cell office:value-type="float" office:value="5986572265">
            <text:p>5986572265</text:p>
          </table:table-cell>
          <table:table-cell office:value-type="float" office:value="643371582">
            <text:p>643371582</text:p>
          </table:table-cell>
          <table:table-cell office:value-type="float" office:value="150329589">
            <text:p>1503295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71626173">
            <text:p>671626173</text:p>
          </table:table-cell>
          <table:table-cell office:value-type="float" office:value="8065915">
            <text:p>8065915</text:p>
          </table:table-cell>
          <table:table-cell office:value-type="float" office:value="702011952">
            <text:p>702011952</text:p>
          </table:table-cell>
          <table:table-cell office:value-type="float" office:value="1951665214">
            <text:p>1951665214</text:p>
          </table:table-cell>
          <table:table-cell office:value-type="float" office:value="701563968">
            <text:p>7015639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904048">
            <text:p>192904048</text:p>
          </table:table-cell>
          <table:table-cell table:number-columns-repeated="11" office:value-type="float" office:value="0">
            <text:p>0</text:p>
          </table:table-cell>
          <table:table-cell office:value-type="float" office:value="32256004">
            <text:p>32256004</text:p>
          </table:table-cell>
          <table:table-cell office:value-type="float" office:value="701650584">
            <text:p>701650584</text:p>
          </table:table-cell>
          <table:table-cell table:number-columns-repeated="4" office:value-type="float" office:value="0">
            <text:p>0</text:p>
          </table:table-cell>
          <table:table-cell office:value-type="float" office:value="702011952">
            <text:p>702011952</text:p>
          </table:table-cell>
          <table:table-cell office:value-type="float" office:value="0">
            <text:p>0</text:p>
          </table:table-cell>
          <table:table-cell office:value-type="float" office:value="702011952">
            <text:p>702011952</text:p>
          </table:table-cell>
          <table:table-cell office:value-type="float" office:value="10969617">
            <text:p>10969617</text:p>
          </table:table-cell>
          <table:table-cell office:value-type="float" office:value="351005976">
            <text:p>351005976</text:p>
          </table:table-cell>
          <table:table-cell office:value-type="float" office:value="0">
            <text:p>0</text:p>
          </table:table-cell>
          <table:table-cell office:value-type="float" office:value="234003984">
            <text:p>234003984</text:p>
          </table:table-cell>
          <table:table-cell office:value-type="float" office:value="0">
            <text:p>0</text:p>
          </table:table-cell>
          <table:table-cell office:value-type="float" office:value="234003984">
            <text:p>234003984</text:p>
          </table:table-cell>
          <table:table-cell office:value-type="float" office:value="0">
            <text:p>0</text:p>
          </table:table-cell>
          <table:table-cell office:value-type="float" office:value="117001992">
            <text:p>117001992</text:p>
          </table:table-cell>
          <table:table-cell office:value-type="float" office:value="182002101">
            <text:p>182002101</text:p>
          </table:table-cell>
          <table:table-cell office:value-type="float" office:value="468007968">
            <text:p>468007968</text:p>
          </table:table-cell>
          <table:table-cell office:value-type="float" office:value="702011952">
            <text:p>702011952</text:p>
          </table:table-cell>
          <table:table-cell office:value-type="float" office:value="2096923828">
            <text:p>2096923828</text:p>
          </table:table-cell>
          <table:table-cell office:value-type="float" office:value="6000549316">
            <text:p>6000549316</text:p>
          </table:table-cell>
          <table:table-cell office:value-type="float" office:value="557617187">
            <text:p>557617187</text:p>
          </table:table-cell>
          <table:table-cell office:value-type="float" office:value="152160644">
            <text:p>1521606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79201806">
            <text:p>679201806</text:p>
          </table:table-cell>
          <table:table-cell office:value-type="float" office:value="8156966">
            <text:p>8156966</text:p>
          </table:table-cell>
          <table:table-cell office:value-type="float" office:value="710109861">
            <text:p>710109861</text:p>
          </table:table-cell>
          <table:table-cell office:value-type="float" office:value="1973682038">
            <text:p>1973682038</text:p>
          </table:table-cell>
          <table:table-cell office:value-type="float" office:value="709592829">
            <text:p>7095928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904048">
            <text:p>192904048</text:p>
          </table:table-cell>
          <table:table-cell table:number-columns-repeated="11" office:value-type="float" office:value="0">
            <text:p>0</text:p>
          </table:table-cell>
          <table:table-cell office:value-type="float" office:value="64512008">
            <text:p>64512008</text:p>
          </table:table-cell>
          <table:table-cell office:value-type="float" office:value="709875624">
            <text:p>709875624</text:p>
          </table:table-cell>
          <table:table-cell table:number-columns-repeated="4" office:value-type="float" office:value="0">
            <text:p>0</text:p>
          </table:table-cell>
          <table:table-cell office:value-type="float" office:value="710109861">
            <text:p>710109861</text:p>
          </table:table-cell>
          <table:table-cell office:value-type="float" office:value="0">
            <text:p>0</text:p>
          </table:table-cell>
          <table:table-cell office:value-type="float" office:value="710109861">
            <text:p>710109861</text:p>
          </table:table-cell>
          <table:table-cell office:value-type="float" office:value="11095512">
            <text:p>11095512</text:p>
          </table:table-cell>
          <table:table-cell office:value-type="float" office:value="355054930">
            <text:p>355054930</text:p>
          </table:table-cell>
          <table:table-cell office:value-type="float" office:value="0">
            <text:p>0</text:p>
          </table:table-cell>
          <table:table-cell office:value-type="float" office:value="236703287">
            <text:p>236703287</text:p>
          </table:table-cell>
          <table:table-cell office:value-type="float" office:value="0">
            <text:p>0</text:p>
          </table:table-cell>
          <table:table-cell office:value-type="float" office:value="236703287">
            <text:p>236703287</text:p>
          </table:table-cell>
          <table:table-cell office:value-type="float" office:value="0">
            <text:p>0</text:p>
          </table:table-cell>
          <table:table-cell office:value-type="float" office:value="118351644">
            <text:p>118351644</text:p>
          </table:table-cell>
          <table:table-cell office:value-type="float" office:value="184248964">
            <text:p>184248964</text:p>
          </table:table-cell>
          <table:table-cell office:value-type="float" office:value="473406574">
            <text:p>473406574</text:p>
          </table:table-cell>
          <table:table-cell office:value-type="float" office:value="710109861">
            <text:p>710109861</text:p>
          </table:table-cell>
          <table:table-cell office:value-type="float" office:value="2168823242">
            <text:p>2168823242</text:p>
          </table:table-cell>
          <table:table-cell office:value-type="float" office:value="6191528320">
            <text:p>6191528320</text:p>
          </table:table-cell>
          <table:table-cell office:value-type="float" office:value="586975097">
            <text:p>586975097</text:p>
          </table:table-cell>
          <table:table-cell office:value-type="float" office:value="153259277">
            <text:p>1532592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75772257">
            <text:p>775772257</text:p>
          </table:table-cell>
          <table:table-cell office:value-type="float" office:value="9315728">
            <text:p>9315728</text:p>
          </table:table-cell>
          <table:table-cell office:value-type="float" office:value="811395024">
            <text:p>811395024</text:p>
          </table:table-cell>
          <table:table-cell office:value-type="float" office:value="2254124363">
            <text:p>2254124363</text:p>
          </table:table-cell>
          <table:table-cell office:value-type="float" office:value="810885508">
            <text:p>81088550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048">
            <text:p>129048</text:p>
          </table:table-cell>
          <table:table-cell table:number-columns-repeated="14" office:value-type="float" office:value="385416084">
            <text:p>385416084</text:p>
          </table:table-cell>
          <table:table-cell office:value-type="float" office:value="515960">
            <text:p>515960</text:p>
          </table:table-cell>
          <table:table-cell table:number-columns-repeated="4" office:value-type="float" office:value="0">
            <text:p>0</text:p>
          </table:table-cell>
          <table:table-cell office:value-type="float" office:value="509949">
            <text:p>509949</text:p>
          </table:table-cell>
          <table:table-cell office:value-type="float" office:value="9641">
            <text:p>9641</text:p>
          </table:table-cell>
          <table:table-cell office:value-type="float" office:value="586349">
            <text:p>586349</text:p>
          </table:table-cell>
          <table:table-cell office:value-type="float" office:value="130624">
            <text:p>130624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16">
            <text:p>129024016</text:p>
          </table:table-cell>
          <table:table-cell office:value-type="float" office:value="812076872">
            <text:p>812076872</text:p>
          </table:table-cell>
          <table:table-cell table:number-columns-repeated="4" office:value-type="float" office:value="0">
            <text:p>0</text:p>
          </table:table-cell>
          <table:table-cell office:value-type="float" office:value="811395024">
            <text:p>811395024</text:p>
          </table:table-cell>
          <table:table-cell office:value-type="float" office:value="0">
            <text:p>0</text:p>
          </table:table-cell>
          <table:table-cell office:value-type="float" office:value="811395024">
            <text:p>811395024</text:p>
          </table:table-cell>
          <table:table-cell office:value-type="float" office:value="12678083">
            <text:p>12678083</text:p>
          </table:table-cell>
          <table:table-cell office:value-type="float" office:value="405697512">
            <text:p>405697512</text:p>
          </table:table-cell>
          <table:table-cell office:value-type="float" office:value="0">
            <text:p>0</text:p>
          </table:table-cell>
          <table:table-cell office:value-type="float" office:value="270465008">
            <text:p>270465008</text:p>
          </table:table-cell>
          <table:table-cell office:value-type="float" office:value="0">
            <text:p>0</text:p>
          </table:table-cell>
          <table:table-cell office:value-type="float" office:value="270465008">
            <text:p>270465008</text:p>
          </table:table-cell>
          <table:table-cell office:value-type="float" office:value="0">
            <text:p>0</text:p>
          </table:table-cell>
          <table:table-cell office:value-type="float" office:value="135232504">
            <text:p>135232504</text:p>
          </table:table-cell>
          <table:table-cell office:value-type="float" office:value="68856">
            <text:p>68856</text:p>
          </table:table-cell>
          <table:table-cell office:value-type="float" office:value="540930016">
            <text:p>540930016</text:p>
          </table:table-cell>
          <table:table-cell office:value-type="float" office:value="811395024">
            <text:p>811395024</text:p>
          </table:table-cell>
          <table:table-cell office:value-type="float" office:value="2512573242">
            <text:p>2512573242</text:p>
          </table:table-cell>
          <table:table-cell office:value-type="float" office:value="7502746582">
            <text:p>7502746582</text:p>
          </table:table-cell>
          <table:table-cell office:value-type="float" office:value="760192871">
            <text:p>760192871</text:p>
          </table:table-cell>
          <table:table-cell office:value-type="float" office:value="176025390">
            <text:p>1760253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76133011">
            <text:p>776133011</text:p>
          </table:table-cell>
          <table:table-cell office:value-type="float" office:value="9319420">
            <text:p>9319420</text:p>
          </table:table-cell>
          <table:table-cell office:value-type="float" office:value="811506831">
            <text:p>811506831</text:p>
          </table:table-cell>
          <table:table-cell office:value-type="float" office:value="2255061462">
            <text:p>2255061462</text:p>
          </table:table-cell>
          <table:table-cell office:value-type="float" office:value="811052416">
            <text:p>8110524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70832168">
            <text:p>770832168</text:p>
          </table:table-cell>
          <table:table-cell table:number-columns-repeated="11" office:value-type="float" office:value="0">
            <text:p>0</text:p>
          </table:table-cell>
          <table:table-cell office:value-type="float" office:value="258048032">
            <text:p>258048032</text:p>
          </table:table-cell>
          <table:table-cell office:value-type="float" office:value="811138040">
            <text:p>811138040</text:p>
          </table:table-cell>
          <table:table-cell table:number-columns-repeated="4" office:value-type="float" office:value="0">
            <text:p>0</text:p>
          </table:table-cell>
          <table:table-cell office:value-type="float" office:value="811506831">
            <text:p>811506831</text:p>
          </table:table-cell>
          <table:table-cell office:value-type="float" office:value="0">
            <text:p>0</text:p>
          </table:table-cell>
          <table:table-cell office:value-type="float" office:value="811506831">
            <text:p>811506831</text:p>
          </table:table-cell>
          <table:table-cell office:value-type="float" office:value="12679842">
            <text:p>12679842</text:p>
          </table:table-cell>
          <table:table-cell office:value-type="float" office:value="405753416">
            <text:p>405753416</text:p>
          </table:table-cell>
          <table:table-cell office:value-type="float" office:value="0">
            <text:p>0</text:p>
          </table:table-cell>
          <table:table-cell office:value-type="float" office:value="270502277">
            <text:p>270502277</text:p>
          </table:table-cell>
          <table:table-cell office:value-type="float" office:value="0">
            <text:p>0</text:p>
          </table:table-cell>
          <table:table-cell office:value-type="float" office:value="270502277">
            <text:p>270502277</text:p>
          </table:table-cell>
          <table:table-cell office:value-type="float" office:value="0">
            <text:p>0</text:p>
          </table:table-cell>
          <table:table-cell office:value-type="float" office:value="135251138">
            <text:p>135251138</text:p>
          </table:table-cell>
          <table:table-cell office:value-type="float" office:value="808928595">
            <text:p>808928595</text:p>
          </table:table-cell>
          <table:table-cell office:value-type="float" office:value="541004554">
            <text:p>541004554</text:p>
          </table:table-cell>
          <table:table-cell office:value-type="float" office:value="811506831">
            <text:p>811506831</text:p>
          </table:table-cell>
          <table:table-cell office:value-type="float" office:value="2557861328">
            <text:p>2557861328</text:p>
          </table:table-cell>
          <table:table-cell office:value-type="float" office:value="7679321289">
            <text:p>7679321289</text:p>
          </table:table-cell>
          <table:table-cell office:value-type="float" office:value="744140625">
            <text:p>744140625</text:p>
          </table:table-cell>
          <table:table-cell office:value-type="float" office:value="175537109">
            <text:p>1755371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789013603">
            <text:p>789013603</text:p>
          </table:table-cell>
          <table:table-cell office:value-type="float" office:value="9474667">
            <text:p>9474667</text:p>
          </table:table-cell>
          <table:table-cell office:value-type="float" office:value="824704348">
            <text:p>824704348</text:p>
          </table:table-cell>
          <table:table-cell office:value-type="float" office:value="2292574151">
            <text:p>2292574151</text:p>
          </table:table-cell>
          <table:table-cell office:value-type="float" office:value="824191012">
            <text:p>82419101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41664336">
            <text:p>1541664336</text:p>
          </table:table-cell>
          <table:table-cell table:number-columns-repeated="11" office:value-type="float" office:value="0">
            <text:p>0</text:p>
          </table:table-cell>
          <table:table-cell office:value-type="float" office:value="516096064">
            <text:p>516096064</text:p>
          </table:table-cell>
          <table:table-cell office:value-type="float" office:value="214496576">
            <text:p>214496576</text:p>
          </table:table-cell>
          <table:table-cell table:number-columns-repeated="4" office:value-type="float" office:value="0">
            <text:p>0</text:p>
          </table:table-cell>
          <table:table-cell office:value-type="float" office:value="824704348">
            <text:p>824704348</text:p>
          </table:table-cell>
          <table:table-cell office:value-type="float" office:value="0">
            <text:p>0</text:p>
          </table:table-cell>
          <table:table-cell office:value-type="float" office:value="824704348">
            <text:p>824704348</text:p>
          </table:table-cell>
          <table:table-cell office:value-type="float" office:value="12886677">
            <text:p>12886677</text:p>
          </table:table-cell>
          <table:table-cell office:value-type="float" office:value="412352174">
            <text:p>412352174</text:p>
          </table:table-cell>
          <table:table-cell office:value-type="float" office:value="0">
            <text:p>0</text:p>
          </table:table-cell>
          <table:table-cell office:value-type="float" office:value="274901449">
            <text:p>274901449</text:p>
          </table:table-cell>
          <table:table-cell office:value-type="float" office:value="162652404">
            <text:p>162652404</text:p>
          </table:table-cell>
          <table:table-cell office:value-type="float" office:value="274901450">
            <text:p>274901450</text:p>
          </table:table-cell>
          <table:table-cell office:value-type="float" office:value="824704348">
            <text:p>824704348</text:p>
          </table:table-cell>
          <table:table-cell office:value-type="float" office:value="137450725">
            <text:p>137450725</text:p>
          </table:table-cell>
          <table:table-cell office:value-type="float" office:value="213741503">
            <text:p>213741503</text:p>
          </table:table-cell>
          <table:table-cell office:value-type="float" office:value="549802899">
            <text:p>549802899</text:p>
          </table:table-cell>
          <table:table-cell office:value-type="float" office:value="824704348">
            <text:p>824704348</text:p>
          </table:table-cell>
          <table:table-cell office:value-type="float" office:value="2769409179">
            <text:p>2769409179</text:p>
          </table:table-cell>
          <table:table-cell office:value-type="float" office:value="8358032226">
            <text:p>8358032226</text:p>
          </table:table-cell>
          <table:table-cell office:value-type="float" office:value="760742187">
            <text:p>760742187</text:p>
          </table:table-cell>
          <table:table-cell office:value-type="float" office:value="178527832">
            <text:p>1785278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844594772">
            <text:p>844594772</text:p>
          </table:table-cell>
          <table:table-cell office:value-type="float" office:value="10141731">
            <text:p>10141731</text:p>
          </table:table-cell>
          <table:table-cell office:value-type="float" office:value="883039391">
            <text:p>883039391</text:p>
          </table:table-cell>
          <table:table-cell office:value-type="float" office:value="2454010624">
            <text:p>2454010624</text:p>
          </table:table-cell>
          <table:table-cell office:value-type="float" office:value="882519110">
            <text:p>8825191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83328672">
            <text:p>3083328672</text:p>
          </table:table-cell>
          <table:table-cell table:number-columns-repeated="11" office:value-type="float" office:value="0">
            <text:p>0</text:p>
          </table:table-cell>
          <table:table-cell office:value-type="float" office:value="1032192128">
            <text:p>1032192128</text:p>
          </table:table-cell>
          <table:table-cell office:value-type="float" office:value="232798168">
            <text:p>232798168</text:p>
          </table:table-cell>
          <table:table-cell table:number-columns-repeated="4" office:value-type="float" office:value="0">
            <text:p>0</text:p>
          </table:table-cell>
          <table:table-cell office:value-type="float" office:value="883039391">
            <text:p>883039391</text:p>
          </table:table-cell>
          <table:table-cell office:value-type="float" office:value="0">
            <text:p>0</text:p>
          </table:table-cell>
          <table:table-cell office:value-type="float" office:value="883039391">
            <text:p>883039391</text:p>
          </table:table-cell>
          <table:table-cell office:value-type="float" office:value="13798143">
            <text:p>13798143</text:p>
          </table:table-cell>
          <table:table-cell office:value-type="float" office:value="441519696">
            <text:p>441519696</text:p>
          </table:table-cell>
          <table:table-cell office:value-type="float" office:value="0">
            <text:p>0</text:p>
          </table:table-cell>
          <table:table-cell office:value-type="float" office:value="294346464">
            <text:p>294346464</text:p>
          </table:table-cell>
          <table:table-cell office:value-type="float" office:value="130828963">
            <text:p>130828963</text:p>
          </table:table-cell>
          <table:table-cell office:value-type="float" office:value="294346463">
            <text:p>294346463</text:p>
          </table:table-cell>
          <table:table-cell office:value-type="float" office:value="883039391">
            <text:p>883039391</text:p>
          </table:table-cell>
          <table:table-cell office:value-type="float" office:value="147173231">
            <text:p>147173231</text:p>
          </table:table-cell>
          <table:table-cell office:value-type="float" office:value="231763319">
            <text:p>231763319</text:p>
          </table:table-cell>
          <table:table-cell office:value-type="float" office:value="588692927">
            <text:p>588692927</text:p>
          </table:table-cell>
          <table:table-cell office:value-type="float" office:value="883039391">
            <text:p>883039391</text:p>
          </table:table-cell>
          <table:table-cell office:value-type="float" office:value="3165161132">
            <text:p>3165161132</text:p>
          </table:table-cell>
          <table:table-cell office:value-type="float" office:value="9880676269">
            <text:p>9880676269</text:p>
          </table:table-cell>
          <table:table-cell office:value-type="float" office:value="710327148">
            <text:p>710327148</text:p>
          </table:table-cell>
          <table:table-cell office:value-type="float" office:value="191284179">
            <text:p>1912841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907322014">
            <text:p>907322014</text:p>
          </table:table-cell>
          <table:table-cell office:value-type="float" office:value="10894683">
            <text:p>10894683</text:p>
          </table:table-cell>
          <table:table-cell office:value-type="float" office:value="948777471">
            <text:p>948777471</text:p>
          </table:table-cell>
          <table:table-cell office:value-type="float" office:value="2636223217">
            <text:p>2636223217</text:p>
          </table:table-cell>
          <table:table-cell office:value-type="float" office:value="948237385">
            <text:p>94823738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166657344">
            <text:p>6166657344</text:p>
          </table:table-cell>
          <table:table-cell table:number-columns-repeated="11" office:value-type="float" office:value="0">
            <text:p>0</text:p>
          </table:table-cell>
          <table:table-cell office:value-type="float" office:value="2064384256">
            <text:p>2064384256</text:p>
          </table:table-cell>
          <table:table-cell office:value-type="float" office:value="250532080">
            <text:p>250532080</text:p>
          </table:table-cell>
          <table:table-cell table:number-columns-repeated="4" office:value-type="float" office:value="0">
            <text:p>0</text:p>
          </table:table-cell>
          <table:table-cell office:value-type="float" office:value="948777471">
            <text:p>948777471</text:p>
          </table:table-cell>
          <table:table-cell office:value-type="float" office:value="0">
            <text:p>0</text:p>
          </table:table-cell>
          <table:table-cell office:value-type="float" office:value="948777471">
            <text:p>948777471</text:p>
          </table:table-cell>
          <table:table-cell office:value-type="float" office:value="14825328">
            <text:p>14825328</text:p>
          </table:table-cell>
          <table:table-cell office:value-type="float" office:value="474388735">
            <text:p>474388735</text:p>
          </table:table-cell>
          <table:table-cell office:value-type="float" office:value="0">
            <text:p>0</text:p>
          </table:table-cell>
          <table:table-cell office:value-type="float" office:value="316259157">
            <text:p>316259157</text:p>
          </table:table-cell>
          <table:table-cell office:value-type="float" office:value="226874472">
            <text:p>226874472</text:p>
          </table:table-cell>
          <table:table-cell office:value-type="float" office:value="316259157">
            <text:p>316259157</text:p>
          </table:table-cell>
          <table:table-cell office:value-type="float" office:value="250771192">
            <text:p>250771192</text:p>
          </table:table-cell>
          <table:table-cell office:value-type="float" office:value="158129579">
            <text:p>158129579</text:p>
          </table:table-cell>
          <table:table-cell office:value-type="float" office:value="946307989">
            <text:p>946307989</text:p>
          </table:table-cell>
          <table:table-cell office:value-type="float" office:value="632518314">
            <text:p>632518314</text:p>
          </table:table-cell>
          <table:table-cell office:value-type="float" office:value="948777471">
            <text:p>948777471</text:p>
          </table:table-cell>
          <table:table-cell office:value-type="float" office:value="3947387695">
            <text:p>3947387695</text:p>
          </table:table-cell>
          <table:table-cell office:value-type="float" office:value="13078552246">
            <text:p>13078552246</text:p>
          </table:table-cell>
          <table:table-cell office:value-type="float" office:value="948608398">
            <text:p>948608398</text:p>
          </table:table-cell>
          <table:table-cell office:value-type="float" office:value="205505371">
            <text:p>2055053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446542131">
            <text:p>1446542131</text:p>
          </table:table-cell>
          <table:table-cell office:value-type="float" office:value="17365037">
            <text:p>17365037</text:p>
          </table:table-cell>
          <table:table-cell office:value-type="float" office:value="1511104768">
            <text:p>1511104768</text:p>
          </table:table-cell>
          <table:table-cell office:value-type="float" office:value="4202049457">
            <text:p>4202049457</text:p>
          </table:table-cell>
          <table:table-cell office:value-type="float" office:value="1510591485">
            <text:p>1510591485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50373942">
            <text:p>9250373942</text:p>
          </table:table-cell>
          <table:table-cell table:number-columns-repeated="11" office:value-type="float" office:value="0">
            <text:p>0</text:p>
          </table:table-cell>
          <table:table-cell office:value-type="float" office:value="4128768512">
            <text:p>4128768512</text:p>
          </table:table-cell>
          <table:table-cell office:value-type="float" office:value="394192000">
            <text:p>394192000</text:p>
          </table:table-cell>
          <table:table-cell table:number-columns-repeated="4" office:value-type="float" office:value="0">
            <text:p>0</text:p>
          </table:table-cell>
          <table:table-cell office:value-type="float" office:value="1511104768">
            <text:p>1511104768</text:p>
          </table:table-cell>
          <table:table-cell office:value-type="float" office:value="0">
            <text:p>0</text:p>
          </table:table-cell>
          <table:table-cell office:value-type="float" office:value="1511104768">
            <text:p>1511104768</text:p>
          </table:table-cell>
          <table:table-cell office:value-type="float" office:value="23611789">
            <text:p>23611789</text:p>
          </table:table-cell>
          <table:table-cell office:value-type="float" office:value="755552384">
            <text:p>755552384</text:p>
          </table:table-cell>
          <table:table-cell office:value-type="float" office:value="0">
            <text:p>0</text:p>
          </table:table-cell>
          <table:table-cell office:value-type="float" office:value="503701589">
            <text:p>503701589</text:p>
          </table:table-cell>
          <table:table-cell office:value-type="float" office:value="0">
            <text:p>0</text:p>
          </table:table-cell>
          <table:table-cell office:value-type="float" office:value="503701590">
            <text:p>503701590</text:p>
          </table:table-cell>
          <table:table-cell office:value-type="float" office:value="394420484">
            <text:p>394420484</text:p>
          </table:table-cell>
          <table:table-cell office:value-type="float" office:value="251850795">
            <text:p>251850795</text:p>
          </table:table-cell>
          <table:table-cell office:value-type="float" office:value="1505913962">
            <text:p>1505913962</text:p>
          </table:table-cell>
          <table:table-cell office:value-type="float" office:value="1007403179">
            <text:p>1007403179</text:p>
          </table:table-cell>
          <table:table-cell office:value-type="float" office:value="1511104768">
            <text:p>1511104768</text:p>
          </table:table-cell>
          <table:table-cell office:value-type="float" office:value="6420898437">
            <text:p>6420898437</text:p>
          </table:table-cell>
          <table:table-cell office:value-type="float" office:value="21644836425">
            <text:p>21644836425</text:p>
          </table:table-cell>
          <table:table-cell office:value-type="float" office:value="1254455566">
            <text:p>1254455566</text:p>
          </table:table-cell>
          <table:table-cell office:value-type="float" office:value="326843261">
            <text:p>32684326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51202090">
            <text:p>2051202090</text:p>
          </table:table-cell>
          <table:table-cell office:value-type="float" office:value="24620817">
            <text:p>24620817</text:p>
          </table:table-cell>
          <table:table-cell office:value-type="float" office:value="2144025823">
            <text:p>2144025823</text:p>
          </table:table-cell>
          <table:table-cell office:value-type="float" office:value="1662981268">
            <text:p>1662981268</text:p>
          </table:table-cell>
          <table:table-cell office:value-type="float" office:value="2143527574">
            <text:p>214352757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28700">
            <text:p>128700</text:p>
          </table:table-cell>
          <table:table-cell table:number-columns-repeated="14" office:value-type="float" office:value="9250359608">
            <text:p>9250359608</text:p>
          </table:table-cell>
          <table:table-cell office:value-type="float" office:value="514599">
            <text:p>514599</text:p>
          </table:table-cell>
          <table:table-cell table:number-columns-repeated="4" office:value-type="float" office:value="0">
            <text:p>0</text:p>
          </table:table-cell>
          <table:table-cell office:value-type="float" office:value="509774">
            <text:p>509774</text:p>
          </table:table-cell>
          <table:table-cell office:value-type="float" office:value="9535">
            <text:p>9535</text:p>
          </table:table-cell>
          <table:table-cell office:value-type="float" office:value="584988">
            <text:p>584988</text:p>
          </table:table-cell>
          <table:table-cell office:value-type="float" office:value="130539">
            <text:p>130539</text:p>
          </table:table-cell>
          <table:table-cell table:number-columns-repeated="2" office:value-type="float" office:value="0">
            <text:p>0</text:p>
          </table:table-cell>
          <table:table-cell office:value-type="float" office:value="1898185472">
            <text:p>1898185472</text:p>
          </table:table-cell>
          <table:table-cell office:value-type="float" office:value="565109360">
            <text:p>565109360</text:p>
          </table:table-cell>
          <table:table-cell table:number-columns-repeated="4" office:value-type="float" office:value="0">
            <text:p>0</text:p>
          </table:table-cell>
          <table:table-cell office:value-type="float" office:value="2144025823">
            <text:p>2144025823</text:p>
          </table:table-cell>
          <table:table-cell office:value-type="float" office:value="0">
            <text:p>0</text:p>
          </table:table-cell>
          <table:table-cell office:value-type="float" office:value="2144025823">
            <text:p>2144025823</text:p>
          </table:table-cell>
          <table:table-cell office:value-type="float" office:value="33501096">
            <text:p>33501096</text:p>
          </table:table-cell>
          <table:table-cell office:value-type="float" office:value="1072012912">
            <text:p>1072012912</text:p>
          </table:table-cell>
          <table:table-cell office:value-type="float" office:value="0">
            <text:p>0</text:p>
          </table:table-cell>
          <table:table-cell office:value-type="float" office:value="714675275">
            <text:p>714675275</text:p>
          </table:table-cell>
          <table:table-cell office:value-type="float" office:value="430941916">
            <text:p>430941916</text:p>
          </table:table-cell>
          <table:table-cell office:value-type="float" office:value="714675274">
            <text:p>714675274</text:p>
          </table:table-cell>
          <table:table-cell office:value-type="float" office:value="2144025823">
            <text:p>2144025823</text:p>
          </table:table-cell>
          <table:table-cell office:value-type="float" office:value="357337637">
            <text:p>357337637</text:p>
          </table:table-cell>
          <table:table-cell office:value-type="float" office:value="2138293737">
            <text:p>2138293737</text:p>
          </table:table-cell>
          <table:table-cell office:value-type="float" office:value="1429350548">
            <text:p>1429350548</text:p>
          </table:table-cell>
          <table:table-cell office:value-type="float" office:value="2144025823">
            <text:p>2144025823</text:p>
          </table:table-cell>
          <table:table-cell office:value-type="float" office:value="9276184082">
            <text:p>9276184082</text:p>
          </table:table-cell>
          <table:table-cell office:value-type="float" office:value="31978942871">
            <text:p>31978942871</text:p>
          </table:table-cell>
          <table:table-cell office:value-type="float" office:value="1720214843">
            <text:p>1720214843</text:p>
          </table:table-cell>
          <table:table-cell office:value-type="float" office:value="462829589">
            <text:p>4628295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819275839">
            <text:p>2819275839</text:p>
          </table:table-cell>
          <table:table-cell office:value-type="float" office:value="33861143">
            <text:p>33861143</text:p>
          </table:table-cell>
          <table:table-cell office:value-type="float" office:value="2947518087">
            <text:p>2947518087</text:p>
          </table:table-cell>
          <table:table-cell office:value-type="float" office:value="3893032740">
            <text:p>3893032740</text:p>
          </table:table-cell>
          <table:table-cell office:value-type="float" office:value="2947232915">
            <text:p>294723291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3135">
            <text:p>163135</text:p>
          </table:table-cell>
          <table:table-cell table:number-columns-repeated="14" office:value-type="float" office:value="12283781312">
            <text:p>12283781312</text:p>
          </table:table-cell>
          <table:table-cell office:value-type="float" office:value="668452">
            <text:p>668452</text:p>
          </table:table-cell>
          <table:table-cell table:number-columns-repeated="4" office:value-type="float" office:value="0">
            <text:p>0</text:p>
          </table:table-cell>
          <table:table-cell office:value-type="float" office:value="633355">
            <text:p>633355</text:p>
          </table:table-cell>
          <table:table-cell office:value-type="float" office:value="16339">
            <text:p>16339</text:p>
          </table:table-cell>
          <table:table-cell office:value-type="float" office:value="837631">
            <text:p>837631</text:p>
          </table:table-cell>
          <table:table-cell office:value-type="float" office:value="155851">
            <text:p>155851</text:p>
          </table:table-cell>
          <table:table-cell table:number-columns-repeated="2" office:value-type="float" office:value="0">
            <text:p>0</text:p>
          </table:table-cell>
          <table:table-cell office:value-type="float" office:value="3962569728">
            <text:p>3962569728</text:p>
          </table:table-cell>
          <table:table-cell office:value-type="float" office:value="772047712">
            <text:p>772047712</text:p>
          </table:table-cell>
          <table:table-cell table:number-columns-repeated="4" office:value-type="float" office:value="0">
            <text:p>0</text:p>
          </table:table-cell>
          <table:table-cell office:value-type="float" office:value="2947518087">
            <text:p>2947518087</text:p>
          </table:table-cell>
          <table:table-cell office:value-type="float" office:value="0">
            <text:p>0</text:p>
          </table:table-cell>
          <table:table-cell office:value-type="float" office:value="2947518087">
            <text:p>2947518087</text:p>
          </table:table-cell>
          <table:table-cell office:value-type="float" office:value="46055142">
            <text:p>46055142</text:p>
          </table:table-cell>
          <table:table-cell office:value-type="float" office:value="1473759043">
            <text:p>1473759043</text:p>
          </table:table-cell>
          <table:table-cell office:value-type="float" office:value="0">
            <text:p>0</text:p>
          </table:table-cell>
          <table:table-cell office:value-type="float" office:value="982506029">
            <text:p>982506029</text:p>
          </table:table-cell>
          <table:table-cell office:value-type="float" office:value="2945025741">
            <text:p>2945025741</text:p>
          </table:table-cell>
          <table:table-cell office:value-type="float" office:value="982506029">
            <text:p>982506029</text:p>
          </table:table-cell>
          <table:table-cell office:value-type="float" office:value="2947518087">
            <text:p>2947518087</text:p>
          </table:table-cell>
          <table:table-cell office:value-type="float" office:value="491253014">
            <text:p>491253014</text:p>
          </table:table-cell>
          <table:table-cell office:value-type="float" office:value="2937143370">
            <text:p>2937143370</text:p>
          </table:table-cell>
          <table:table-cell office:value-type="float" office:value="1965012059">
            <text:p>1965012059</text:p>
          </table:table-cell>
          <table:table-cell office:value-type="float" office:value="2947518087">
            <text:p>2947518087</text:p>
          </table:table-cell>
          <table:table-cell office:value-type="float" office:value="12909729003">
            <text:p>12909729003</text:p>
          </table:table-cell>
          <table:table-cell office:value-type="float" office:value="45683532714">
            <text:p>45683532714</text:p>
          </table:table-cell>
          <table:table-cell office:value-type="float" office:value="2674316406">
            <text:p>2674316406</text:p>
          </table:table-cell>
          <table:table-cell office:value-type="float" office:value="638244628">
            <text:p>6382446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527262657">
            <text:p>3527262657</text:p>
          </table:table-cell>
          <table:table-cell office:value-type="float" office:value="42333818">
            <text:p>42333818</text:p>
          </table:table-cell>
          <table:table-cell office:value-type="float" office:value="3689810137">
            <text:p>3689810137</text:p>
          </table:table-cell>
          <table:table-cell office:value-type="float" office:value="1669094944">
            <text:p>1669094944</text:p>
          </table:table-cell>
          <table:table-cell office:value-type="float" office:value="3689294479">
            <text:p>3689294479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344148906">
            <text:p>15344148906</text:p>
          </table:table-cell>
          <table:table-cell table:number-columns-repeated="11" office:value-type="float" office:value="0">
            <text:p>0</text:p>
          </table:table-cell>
          <table:table-cell office:value-type="float" office:value="1731986688">
            <text:p>1731986688</text:p>
          </table:table-cell>
          <table:table-cell office:value-type="float" office:value="965799720">
            <text:p>965799720</text:p>
          </table:table-cell>
          <table:table-cell table:number-columns-repeated="4" office:value-type="float" office:value="0">
            <text:p>0</text:p>
          </table:table-cell>
          <table:table-cell office:value-type="float" office:value="3689810137">
            <text:p>3689810137</text:p>
          </table:table-cell>
          <table:table-cell office:value-type="float" office:value="0">
            <text:p>0</text:p>
          </table:table-cell>
          <table:table-cell office:value-type="float" office:value="3689810137">
            <text:p>3689810137</text:p>
          </table:table-cell>
          <table:table-cell office:value-type="float" office:value="57653422">
            <text:p>57653422</text:p>
          </table:table-cell>
          <table:table-cell office:value-type="float" office:value="1844905068">
            <text:p>1844905068</text:p>
          </table:table-cell>
          <table:table-cell office:value-type="float" office:value="0">
            <text:p>0</text:p>
          </table:table-cell>
          <table:table-cell office:value-type="float" office:value="1229936713">
            <text:p>1229936713</text:p>
          </table:table-cell>
          <table:table-cell office:value-type="float" office:value="451533541">
            <text:p>451533541</text:p>
          </table:table-cell>
          <table:table-cell office:value-type="float" office:value="1229936712">
            <text:p>1229936712</text:p>
          </table:table-cell>
          <table:table-cell office:value-type="float" office:value="965894468">
            <text:p>965894468</text:p>
          </table:table-cell>
          <table:table-cell office:value-type="float" office:value="614968356">
            <text:p>614968356</text:p>
          </table:table-cell>
          <table:table-cell office:value-type="float" office:value="3681217917">
            <text:p>3681217917</text:p>
          </table:table-cell>
          <table:table-cell office:value-type="float" office:value="2459873425">
            <text:p>2459873425</text:p>
          </table:table-cell>
          <table:table-cell office:value-type="float" office:value="3689810137">
            <text:p>3689810137</text:p>
          </table:table-cell>
          <table:table-cell office:value-type="float" office:value="16138793945">
            <text:p>16138793945</text:p>
          </table:table-cell>
          <table:table-cell office:value-type="float" office:value="57876220703">
            <text:p>57876220703</text:p>
          </table:table-cell>
          <table:table-cell office:value-type="float" office:value="3745361328">
            <text:p>3745361328</text:p>
          </table:table-cell>
          <table:table-cell office:value-type="float" office:value="797424316">
            <text:p>797424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4103261336">
            <text:p>4103261336</text:p>
          </table:table-cell>
          <table:table-cell office:value-type="float" office:value="49265379">
            <text:p>49265379</text:p>
          </table:table-cell>
          <table:table-cell office:value-type="float" office:value="4290654147">
            <text:p>4290654147</text:p>
          </table:table-cell>
          <table:table-cell office:value-type="float" office:value="3327805181">
            <text:p>3327805181</text:p>
          </table:table-cell>
          <table:table-cell office:value-type="float" office:value="4290169042">
            <text:p>429016904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8700">
            <text:p>128700</text:p>
          </table:table-cell>
          <table:table-cell table:number-columns-repeated="14" office:value-type="float" office:value="18461141826">
            <text:p>18461141826</text:p>
          </table:table-cell>
          <table:table-cell office:value-type="float" office:value="514599">
            <text:p>514599</text:p>
          </table:table-cell>
          <table:table-cell table:number-columns-repeated="4" office:value-type="float" office:value="0">
            <text:p>0</text:p>
          </table:table-cell>
          <table:table-cell office:value-type="float" office:value="509774">
            <text:p>509774</text:p>
          </table:table-cell>
          <table:table-cell office:value-type="float" office:value="9535">
            <text:p>9535</text:p>
          </table:table-cell>
          <table:table-cell office:value-type="float" office:value="584988">
            <text:p>584988</text:p>
          </table:table-cell>
          <table:table-cell office:value-type="float" office:value="130601">
            <text:p>130601</text:p>
          </table:table-cell>
          <table:table-cell table:number-columns-repeated="2" office:value-type="float" office:value="0">
            <text:p>0</text:p>
          </table:table-cell>
          <table:table-cell office:value-type="float" office:value="3796370944">
            <text:p>3796370944</text:p>
          </table:table-cell>
          <table:table-cell office:value-type="float" office:value="1124399832">
            <text:p>1124399832</text:p>
          </table:table-cell>
          <table:table-cell table:number-columns-repeated="4" office:value-type="float" office:value="0">
            <text:p>0</text:p>
          </table:table-cell>
          <table:table-cell office:value-type="float" office:value="4290654147">
            <text:p>4290654147</text:p>
          </table:table-cell>
          <table:table-cell office:value-type="float" office:value="0">
            <text:p>0</text:p>
          </table:table-cell>
          <table:table-cell office:value-type="float" office:value="4290654147">
            <text:p>4290654147</text:p>
          </table:table-cell>
          <table:table-cell office:value-type="float" office:value="67042463">
            <text:p>67042463</text:p>
          </table:table-cell>
          <table:table-cell office:value-type="float" office:value="2145327074">
            <text:p>2145327074</text:p>
          </table:table-cell>
          <table:table-cell office:value-type="float" office:value="0">
            <text:p>0</text:p>
          </table:table-cell>
          <table:table-cell office:value-type="float" office:value="1430218049">
            <text:p>1430218049</text:p>
          </table:table-cell>
          <table:table-cell office:value-type="float" office:value="376190068">
            <text:p>376190068</text:p>
          </table:table-cell>
          <table:table-cell office:value-type="float" office:value="1430218049">
            <text:p>1430218049</text:p>
          </table:table-cell>
          <table:table-cell office:value-type="float" office:value="0">
            <text:p>0</text:p>
          </table:table-cell>
          <table:table-cell office:value-type="float" office:value="715109024">
            <text:p>715109024</text:p>
          </table:table-cell>
          <table:table-cell office:value-type="float" office:value="4275607044">
            <text:p>4275607044</text:p>
          </table:table-cell>
          <table:table-cell office:value-type="float" office:value="2860436098">
            <text:p>2860436098</text:p>
          </table:table-cell>
          <table:table-cell office:value-type="float" office:value="4290654147">
            <text:p>4290654147</text:p>
          </table:table-cell>
          <table:table-cell office:value-type="float" office:value="18745544433">
            <text:p>18745544433</text:p>
          </table:table-cell>
          <table:table-cell office:value-type="float" office:value="65166198730">
            <text:p>65166198730</text:p>
          </table:table-cell>
          <table:table-cell office:value-type="float" office:value="3844909667">
            <text:p>3844909667</text:p>
          </table:table-cell>
          <table:table-cell office:value-type="float" office:value="927001953">
            <text:p>9270019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4869413634">
            <text:p>4869413634</text:p>
          </table:table-cell>
          <table:table-cell office:value-type="float" office:value="58439543">
            <text:p>58439543</text:p>
          </table:table-cell>
          <table:table-cell office:value-type="float" office:value="793507544">
            <text:p>793507544</text:p>
          </table:table-cell>
          <table:table-cell office:value-type="float" office:value="1264273788">
            <text:p>1264273788</text:p>
          </table:table-cell>
          <table:table-cell office:value-type="float" office:value="5087125831">
            <text:p>5087125831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553995304">
            <text:p>21553995304</text:p>
          </table:table-cell>
          <table:table-cell table:number-columns-repeated="11" office:value-type="float" office:value="0">
            <text:p>0</text:p>
          </table:table-cell>
          <table:table-cell office:value-type="float" office:value="1565787904">
            <text:p>1565787904</text:p>
          </table:table-cell>
          <table:table-cell office:value-type="float" office:value="794000536">
            <text:p>794000536</text:p>
          </table:table-cell>
          <table:table-cell table:number-columns-repeated="4" office:value-type="float" office:value="0">
            <text:p>0</text:p>
          </table:table-cell>
          <table:table-cell office:value-type="float" office:value="793507544">
            <text:p>793507544</text:p>
          </table:table-cell>
          <table:table-cell office:value-type="float" office:value="0">
            <text:p>0</text:p>
          </table:table-cell>
          <table:table-cell office:value-type="float" office:value="793507544">
            <text:p>793507544</text:p>
          </table:table-cell>
          <table:table-cell office:value-type="float" office:value="79494527">
            <text:p>79494527</text:p>
          </table:table-cell>
          <table:table-cell office:value-type="float" office:value="2543814152">
            <text:p>2543814152</text:p>
          </table:table-cell>
          <table:table-cell office:value-type="float" office:value="0">
            <text:p>0</text:p>
          </table:table-cell>
          <table:table-cell office:value-type="float" office:value="1695876101">
            <text:p>1695876101</text:p>
          </table:table-cell>
          <table:table-cell office:value-type="float" office:value="124464222">
            <text:p>124464222</text:p>
          </table:table-cell>
          <table:table-cell office:value-type="float" office:value="1695876101">
            <text:p>1695876101</text:p>
          </table:table-cell>
          <table:table-cell office:value-type="float" office:value="0">
            <text:p>0</text:p>
          </table:table-cell>
          <table:table-cell office:value-type="float" office:value="847938050">
            <text:p>847938050</text:p>
          </table:table-cell>
          <table:table-cell office:value-type="float" office:value="776270986">
            <text:p>776270986</text:p>
          </table:table-cell>
          <table:table-cell office:value-type="float" office:value="3391752202">
            <text:p>3391752202</text:p>
          </table:table-cell>
          <table:table-cell office:value-type="float" office:value="793507544">
            <text:p>793507544</text:p>
          </table:table-cell>
          <table:table-cell office:value-type="float" office:value="22060607910">
            <text:p>22060607910</text:p>
          </table:table-cell>
          <table:table-cell office:value-type="float" office:value="77132141113">
            <text:p>77132141113</text:p>
          </table:table-cell>
          <table:table-cell office:value-type="float" office:value="4124816894">
            <text:p>4124816894</text:p>
          </table:table-cell>
          <table:table-cell office:value-type="float" office:value="1099426269">
            <text:p>10994262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5570476958">
            <text:p>5570476958</text:p>
          </table:table-cell>
          <table:table-cell office:value-type="float" office:value="67061336">
            <text:p>67061336</text:p>
          </table:table-cell>
          <table:table-cell office:value-type="float" office:value="1537888523">
            <text:p>1537888523</text:p>
          </table:table-cell>
          <table:table-cell office:value-type="float" office:value="4021045203">
            <text:p>4021045203</text:p>
          </table:table-cell>
          <table:table-cell office:value-type="float" office:value="5821504885">
            <text:p>582150488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700">
            <text:p>128700</text:p>
          </table:table-cell>
          <table:table-cell table:number-columns-repeated="14" office:value-type="float" office:value="24566025742">
            <text:p>24566025742</text:p>
          </table:table-cell>
          <table:table-cell office:value-type="float" office:value="514599">
            <text:p>514599</text:p>
          </table:table-cell>
          <table:table-cell table:number-columns-repeated="4" office:value-type="float" office:value="0">
            <text:p>0</text:p>
          </table:table-cell>
          <table:table-cell office:value-type="float" office:value="509774">
            <text:p>509774</text:p>
          </table:table-cell>
          <table:table-cell office:value-type="float" office:value="9535">
            <text:p>9535</text:p>
          </table:table-cell>
          <table:table-cell office:value-type="float" office:value="584988">
            <text:p>584988</text:p>
          </table:table-cell>
          <table:table-cell office:value-type="float" office:value="130695">
            <text:p>130695</text:p>
          </table:table-cell>
          <table:table-cell table:number-columns-repeated="2" office:value-type="float" office:value="0">
            <text:p>0</text:p>
          </table:table-cell>
          <table:table-cell office:value-type="float" office:value="3630172160">
            <text:p>3630172160</text:p>
          </table:table-cell>
          <table:table-cell office:value-type="float" office:value="1522807248">
            <text:p>1522807248</text:p>
          </table:table-cell>
          <table:table-cell table:number-columns-repeated="4" office:value-type="float" office:value="0">
            <text:p>0</text:p>
          </table:table-cell>
          <table:table-cell office:value-type="float" office:value="1537888523">
            <text:p>1537888523</text:p>
          </table:table-cell>
          <table:table-cell office:value-type="float" office:value="0">
            <text:p>0</text:p>
          </table:table-cell>
          <table:table-cell office:value-type="float" office:value="1537888523">
            <text:p>1537888523</text:p>
          </table:table-cell>
          <table:table-cell office:value-type="float" office:value="91139387">
            <text:p>91139387</text:p>
          </table:table-cell>
          <table:table-cell office:value-type="float" office:value="2916427910">
            <text:p>2916427910</text:p>
          </table:table-cell>
          <table:table-cell office:value-type="float" office:value="0">
            <text:p>0</text:p>
          </table:table-cell>
          <table:table-cell office:value-type="float" office:value="1944285273">
            <text:p>1944285273</text:p>
          </table:table-cell>
          <table:table-cell office:value-type="float" office:value="0">
            <text:p>0</text:p>
          </table:table-cell>
          <table:table-cell office:value-type="float" office:value="1944285273">
            <text:p>1944285273</text:p>
          </table:table-cell>
          <table:table-cell office:value-type="float" office:value="1522906263">
            <text:p>1522906263</text:p>
          </table:table-cell>
          <table:table-cell office:value-type="float" office:value="972142636">
            <text:p>972142636</text:p>
          </table:table-cell>
          <table:table-cell office:value-type="float" office:value="1514758599">
            <text:p>1514758599</text:p>
          </table:table-cell>
          <table:table-cell office:value-type="float" office:value="3888570546">
            <text:p>3888570546</text:p>
          </table:table-cell>
          <table:table-cell office:value-type="float" office:value="1537888523">
            <text:p>1537888523</text:p>
          </table:table-cell>
          <table:table-cell office:value-type="float" office:value="25666259765">
            <text:p>25666259765</text:p>
          </table:table-cell>
          <table:table-cell office:value-type="float" office:value="91557617187">
            <text:p>91557617187</text:p>
          </table:table-cell>
          <table:table-cell office:value-type="float" office:value="5508544921">
            <text:p>5508544921</text:p>
          </table:table-cell>
          <table:table-cell office:value-type="float" office:value="1261962890">
            <text:p>12619628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6158476881">
            <text:p>6158476881</text:p>
          </table:table-cell>
          <table:table-cell office:value-type="float" office:value="76536235">
            <text:p>76536235</text:p>
          </table:table-cell>
          <table:table-cell office:value-type="float" office:value="2368301882">
            <text:p>2368301882</text:p>
          </table:table-cell>
          <table:table-cell office:value-type="float" office:value="1341534805">
            <text:p>1341534805</text:p>
          </table:table-cell>
          <table:table-cell office:value-type="float" office:value="6435404309">
            <text:p>6435404309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44560">
            <text:p>344560</text:p>
          </table:table-cell>
          <table:table-cell table:number-columns-repeated="14" office:value-type="float" office:value="27649775008">
            <text:p>27649775008</text:p>
          </table:table-cell>
          <table:table-cell office:value-type="float" office:value="1425508">
            <text:p>1425508</text:p>
          </table:table-cell>
          <table:table-cell table:number-columns-repeated="4" office:value-type="float" office:value="0">
            <text:p>0</text:p>
          </table:table-cell>
          <table:table-cell office:value-type="float" office:value="1315685">
            <text:p>1315685</text:p>
          </table:table-cell>
          <table:table-cell office:value-type="float" office:value="25164">
            <text:p>25164</text:p>
          </table:table-cell>
          <table:table-cell office:value-type="float" office:value="1281576">
            <text:p>1281576</text:p>
          </table:table-cell>
          <table:table-cell office:value-type="float" office:value="304871">
            <text:p>304871</text:p>
          </table:table-cell>
          <table:table-cell table:number-columns-repeated="2" office:value-type="float" office:value="0">
            <text:p>0</text:p>
          </table:table-cell>
          <table:table-cell office:value-type="float" office:value="1399589120">
            <text:p>1399589120</text:p>
          </table:table-cell>
          <table:table-cell office:value-type="float" office:value="1682558976">
            <text:p>1682558976</text:p>
          </table:table-cell>
          <table:table-cell table:number-columns-repeated="4" office:value-type="float" office:value="0">
            <text:p>0</text:p>
          </table:table-cell>
          <table:table-cell office:value-type="float" office:value="2368301882">
            <text:p>2368301882</text:p>
          </table:table-cell>
          <table:table-cell office:value-type="float" office:value="0">
            <text:p>0</text:p>
          </table:table-cell>
          <table:table-cell office:value-type="float" office:value="2368301882">
            <text:p>2368301882</text:p>
          </table:table-cell>
          <table:table-cell office:value-type="float" office:value="104115624">
            <text:p>104115624</text:p>
          </table:table-cell>
          <table:table-cell office:value-type="float" office:value="3331634589">
            <text:p>3331634589</text:p>
          </table:table-cell>
          <table:table-cell office:value-type="float" office:value="0">
            <text:p>0</text:p>
          </table:table-cell>
          <table:table-cell office:value-type="float" office:value="2221089726">
            <text:p>2221089726</text:p>
          </table:table-cell>
          <table:table-cell office:value-type="float" office:value="0">
            <text:p>0</text:p>
          </table:table-cell>
          <table:table-cell office:value-type="float" office:value="2221089726">
            <text:p>2221089726</text:p>
          </table:table-cell>
          <table:table-cell office:value-type="float" office:value="1681869980">
            <text:p>1681869980</text:p>
          </table:table-cell>
          <table:table-cell office:value-type="float" office:value="1110544863">
            <text:p>1110544863</text:p>
          </table:table-cell>
          <table:table-cell office:value-type="float" office:value="157007">
            <text:p>157007</text:p>
          </table:table-cell>
          <table:table-cell office:value-type="float" office:value="147281266">
            <text:p>147281266</text:p>
          </table:table-cell>
          <table:table-cell office:value-type="float" office:value="2368301882">
            <text:p>2368301882</text:p>
          </table:table-cell>
          <table:table-cell office:value-type="float" office:value="29736816406">
            <text:p>29736816406</text:p>
          </table:table-cell>
          <table:table-cell office:value-type="float" office:value="104055053710">
            <text:p>104055053710</text:p>
          </table:table-cell>
          <table:table-cell office:value-type="float" office:value="7857788085">
            <text:p>7857788085</text:p>
          </table:table-cell>
          <table:table-cell office:value-type="float" office:value="1444091796">
            <text:p>14440917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6920148941">
            <text:p>6920148941</text:p>
          </table:table-cell>
          <table:table-cell office:value-type="float" office:value="83177040">
            <text:p>83177040</text:p>
          </table:table-cell>
          <table:table-cell office:value-type="float" office:value="2936067813">
            <text:p>2936067813</text:p>
          </table:table-cell>
          <table:table-cell office:value-type="float" office:value="2942072844">
            <text:p>2942072844</text:p>
          </table:table-cell>
          <table:table-cell office:value-type="float" office:value="7230756150">
            <text:p>723075615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79326">
            <text:p>179326</text:p>
          </table:table-cell>
          <table:table-cell table:number-columns-repeated="14" office:value-type="float" office:value="30765684362">
            <text:p>30765684362</text:p>
          </table:table-cell>
          <table:table-cell office:value-type="float" office:value="748908">
            <text:p>748908</text:p>
          </table:table-cell>
          <table:table-cell table:number-columns-repeated="4" office:value-type="float" office:value="0">
            <text:p>0</text:p>
          </table:table-cell>
          <table:table-cell office:value-type="float" office:value="678694">
            <text:p>678694</text:p>
          </table:table-cell>
          <table:table-cell office:value-type="float" office:value="25164">
            <text:p>25164</text:p>
          </table:table-cell>
          <table:table-cell office:value-type="float" office:value="883835">
            <text:p>883835</text:p>
          </table:table-cell>
          <table:table-cell office:value-type="float" office:value="160586">
            <text:p>160586</text:p>
          </table:table-cell>
          <table:table-cell table:number-columns-repeated="2" office:value-type="float" office:value="0">
            <text:p>0</text:p>
          </table:table-cell>
          <table:table-cell office:value-type="float" office:value="3463973376">
            <text:p>3463973376</text:p>
          </table:table-cell>
          <table:table-cell table:number-columns-repeated="5" office:value-type="float" office:value="0">
            <text:p>0</text:p>
          </table:table-cell>
          <table:table-cell office:value-type="float" office:value="2936067813">
            <text:p>2936067813</text:p>
          </table:table-cell>
          <table:table-cell office:value-type="float" office:value="0">
            <text:p>0</text:p>
          </table:table-cell>
          <table:table-cell office:value-type="float" office:value="2936067813">
            <text:p>2936067813</text:p>
          </table:table-cell>
          <table:table-cell office:value-type="float" office:value="112986997">
            <text:p>112986997</text:p>
          </table:table-cell>
          <table:table-cell office:value-type="float" office:value="3615517555">
            <text:p>3615517555</text:p>
          </table:table-cell>
          <table:table-cell office:value-type="float" office:value="0">
            <text:p>0</text:p>
          </table:table-cell>
          <table:table-cell office:value-type="float" office:value="2410345036">
            <text:p>2410345036</text:p>
          </table:table-cell>
          <table:table-cell office:value-type="float" office:value="0">
            <text:p>0</text:p>
          </table:table-cell>
          <table:table-cell office:value-type="float" office:value="2410345037">
            <text:p>2410345037</text:p>
          </table:table-cell>
          <table:table-cell office:value-type="float" office:value="2936067813">
            <text:p>2936067813</text:p>
          </table:table-cell>
          <table:table-cell office:value-type="float" office:value="1205172518">
            <text:p>1205172518</text:p>
          </table:table-cell>
          <table:table-cell office:value-type="float" office:value="91616">
            <text:p>91616</text:p>
          </table:table-cell>
          <table:table-cell office:value-type="float" office:value="695311617">
            <text:p>695311617</text:p>
          </table:table-cell>
          <table:table-cell office:value-type="float" office:value="2936067813">
            <text:p>2936067813</text:p>
          </table:table-cell>
          <table:table-cell office:value-type="float" office:value="33068603515">
            <text:p>33068603515</text:p>
          </table:table-cell>
          <table:table-cell office:value-type="float" office:value="119692932128">
            <text:p>119692932128</text:p>
          </table:table-cell>
          <table:table-cell office:value-type="float" office:value="11272644042">
            <text:p>11272644042</text:p>
          </table:table-cell>
          <table:table-cell office:value-type="float" office:value="1566528320">
            <text:p>15665283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174980535">
            <text:p>8174980535</text:p>
          </table:table-cell>
          <table:table-cell office:value-type="float" office:value="98106022">
            <text:p>98106022</text:p>
          </table:table-cell>
          <table:table-cell office:value-type="float" office:value="2175039878">
            <text:p>2175039878</text:p>
          </table:table-cell>
          <table:table-cell office:value-type="float" office:value="2266414605">
            <text:p>2266414605</text:p>
          </table:table-cell>
          <table:table-cell office:value-type="float" office:value="8325003893">
            <text:p>8325003893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171052930">
            <text:p>34171052930</text:p>
          </table:table-cell>
          <table:table-cell table:number-columns-repeated="11" office:value-type="float" office:value="0">
            <text:p>0</text:p>
          </table:table-cell>
          <table:table-cell office:value-type="float" office:value="1233390336">
            <text:p>1233390336</text:p>
          </table:table-cell>
          <table:table-cell office:value-type="float" office:value="2174944208">
            <text:p>2174944208</text:p>
          </table:table-cell>
          <table:table-cell table:number-columns-repeated="4" office:value-type="float" office:value="0">
            <text:p>0</text:p>
          </table:table-cell>
          <table:table-cell office:value-type="float" office:value="2175039878">
            <text:p>2175039878</text:p>
          </table:table-cell>
          <table:table-cell office:value-type="float" office:value="0">
            <text:p>0</text:p>
          </table:table-cell>
          <table:table-cell office:value-type="float" office:value="2175039878">
            <text:p>2175039878</text:p>
          </table:table-cell>
          <table:table-cell office:value-type="float" office:value="130086405">
            <text:p>130086405</text:p>
          </table:table-cell>
          <table:table-cell office:value-type="float" office:value="1087519939">
            <text:p>1087519939</text:p>
          </table:table-cell>
          <table:table-cell office:value-type="float" office:value="0">
            <text:p>0</text:p>
          </table:table-cell>
          <table:table-cell office:value-type="float" office:value="2775154872">
            <text:p>2775154872</text:p>
          </table:table-cell>
          <table:table-cell office:value-type="float" office:value="0">
            <text:p>0</text:p>
          </table:table-cell>
          <table:table-cell office:value-type="float" office:value="2775154873">
            <text:p>2775154873</text:p>
          </table:table-cell>
          <table:table-cell office:value-type="float" office:value="2175039878">
            <text:p>2175039878</text:p>
          </table:table-cell>
          <table:table-cell office:value-type="float" office:value="1387577436">
            <text:p>1387577436</text:p>
          </table:table-cell>
          <table:table-cell office:value-type="float" office:value="6982">
            <text:p>6982</text:p>
          </table:table-cell>
          <table:table-cell office:value-type="float" office:value="1450026585">
            <text:p>1450026585</text:p>
          </table:table-cell>
          <table:table-cell office:value-type="float" office:value="2175039878">
            <text:p>2175039878</text:p>
          </table:table-cell>
          <table:table-cell office:value-type="float" office:value="35257995605">
            <text:p>35257995605</text:p>
          </table:table-cell>
          <table:table-cell office:value-type="float" office:value="126092285156">
            <text:p>126092285156</text:p>
          </table:table-cell>
          <table:table-cell office:value-type="float" office:value="8934265136">
            <text:p>8934265136</text:p>
          </table:table-cell>
          <table:table-cell office:value-type="float" office:value="1861999511">
            <text:p>18619995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504602241">
            <text:p>8504602241</text:p>
          </table:table-cell>
          <table:table-cell office:value-type="float" office:value="102062713">
            <text:p>102062713</text:p>
          </table:table-cell>
          <table:table-cell office:value-type="float" office:value="737104111">
            <text:p>737104111</text:p>
          </table:table-cell>
          <table:table-cell office:value-type="float" office:value="2871311007">
            <text:p>2871311007</text:p>
          </table:table-cell>
          <table:table-cell office:value-type="float" office:value="8884650504">
            <text:p>888465050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29048">
            <text:p>129048</text:p>
          </table:table-cell>
          <table:table-cell table:number-columns-repeated="14" office:value-type="float" office:value="36887258228">
            <text:p>36887258228</text:p>
          </table:table-cell>
          <table:table-cell office:value-type="float" office:value="515960">
            <text:p>515960</text:p>
          </table:table-cell>
          <table:table-cell table:number-columns-repeated="4" office:value-type="float" office:value="0">
            <text:p>0</text:p>
          </table:table-cell>
          <table:table-cell office:value-type="float" office:value="509949">
            <text:p>509949</text:p>
          </table:table-cell>
          <table:table-cell office:value-type="float" office:value="9641">
            <text:p>9641</text:p>
          </table:table-cell>
          <table:table-cell office:value-type="float" office:value="586349">
            <text:p>586349</text:p>
          </table:table-cell>
          <table:table-cell office:value-type="float" office:value="130586">
            <text:p>130586</text:p>
          </table:table-cell>
          <table:table-cell table:number-columns-repeated="2" office:value-type="float" office:value="0">
            <text:p>0</text:p>
          </table:table-cell>
          <table:table-cell office:value-type="float" office:value="3297774592">
            <text:p>3297774592</text:p>
          </table:table-cell>
          <table:table-cell office:value-type="float" office:value="737014808">
            <text:p>737014808</text:p>
          </table:table-cell>
          <table:table-cell table:number-columns-repeated="4" office:value-type="float" office:value="0">
            <text:p>0</text:p>
          </table:table-cell>
          <table:table-cell office:value-type="float" office:value="737104111">
            <text:p>737104111</text:p>
          </table:table-cell>
          <table:table-cell office:value-type="float" office:value="0">
            <text:p>0</text:p>
          </table:table-cell>
          <table:table-cell office:value-type="float" office:value="737104111">
            <text:p>737104111</text:p>
          </table:table-cell>
          <table:table-cell office:value-type="float" office:value="138832124">
            <text:p>138832124</text:p>
          </table:table-cell>
          <table:table-cell office:value-type="float" office:value="368552056">
            <text:p>368552056</text:p>
          </table:table-cell>
          <table:table-cell office:value-type="float" office:value="0">
            <text:p>0</text:p>
          </table:table-cell>
          <table:table-cell office:value-type="float" office:value="2961739025">
            <text:p>2961739025</text:p>
          </table:table-cell>
          <table:table-cell office:value-type="float" office:value="0">
            <text:p>0</text:p>
          </table:table-cell>
          <table:table-cell office:value-type="float" office:value="2961739025">
            <text:p>2961739025</text:p>
          </table:table-cell>
          <table:table-cell office:value-type="float" office:value="737104111">
            <text:p>737104111</text:p>
          </table:table-cell>
          <table:table-cell office:value-type="float" office:value="1480869512">
            <text:p>1480869512</text:p>
          </table:table-cell>
          <table:table-cell office:value-type="float" office:value="38355">
            <text:p>38355</text:p>
          </table:table-cell>
          <table:table-cell office:value-type="float" office:value="1669025495">
            <text:p>1669025495</text:p>
          </table:table-cell>
          <table:table-cell office:value-type="float" office:value="737104111">
            <text:p>737104111</text:p>
          </table:table-cell>
          <table:table-cell office:value-type="float" office:value="38564514160">
            <text:p>38564514160</text:p>
          </table:table-cell>
          <table:table-cell office:value-type="float" office:value="140239685058">
            <text:p>140239685058</text:p>
          </table:table-cell>
          <table:table-cell office:value-type="float" office:value="9654541015">
            <text:p>9654541015</text:p>
          </table:table-cell>
          <table:table-cell office:value-type="float" office:value="2040893554">
            <text:p>20408935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9233322791">
            <text:p>9233322791</text:p>
          </table:table-cell>
          <table:table-cell office:value-type="float" office:value="110831856">
            <text:p>110831856</text:p>
          </table:table-cell>
          <table:table-cell office:value-type="float" office:value="1063815285">
            <text:p>1063815285</text:p>
          </table:table-cell>
          <table:table-cell office:value-type="float" office:value="1249722155">
            <text:p>1249722155</text:p>
          </table:table-cell>
          <table:table-cell office:value-type="float" office:value="9550736971">
            <text:p>955073697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71996">
            <text:p>171996</text:p>
          </table:table-cell>
          <table:table-cell table:number-columns-repeated="14" office:value-type="float" office:value="39890381504">
            <text:p>39890381504</text:p>
          </table:table-cell>
          <table:table-cell office:value-type="float" office:value="703826">
            <text:p>703826</text:p>
          </table:table-cell>
          <table:table-cell table:number-columns-repeated="4" office:value-type="float" office:value="0">
            <text:p>0</text:p>
          </table:table-cell>
          <table:table-cell office:value-type="float" office:value="666354">
            <text:p>666354</text:p>
          </table:table-cell>
          <table:table-cell office:value-type="float" office:value="25164">
            <text:p>25164</text:p>
          </table:table-cell>
          <table:table-cell office:value-type="float" office:value="946511">
            <text:p>946511</text:p>
          </table:table-cell>
          <table:table-cell office:value-type="float" office:value="165225">
            <text:p>165225</text:p>
          </table:table-cell>
          <table:table-cell table:number-columns-repeated="2" office:value-type="float" office:value="0">
            <text:p>0</text:p>
          </table:table-cell>
          <table:table-cell office:value-type="float" office:value="1067191552">
            <text:p>1067191552</text:p>
          </table:table-cell>
          <table:table-cell office:value-type="float" office:value="1063691832">
            <text:p>1063691832</text:p>
          </table:table-cell>
          <table:table-cell table:number-columns-repeated="4" office:value-type="float" office:value="0">
            <text:p>0</text:p>
          </table:table-cell>
          <table:table-cell office:value-type="float" office:value="1063815285">
            <text:p>1063815285</text:p>
          </table:table-cell>
          <table:table-cell office:value-type="float" office:value="0">
            <text:p>0</text:p>
          </table:table-cell>
          <table:table-cell office:value-type="float" office:value="1063815285">
            <text:p>1063815285</text:p>
          </table:table-cell>
          <table:table-cell office:value-type="float" office:value="149238806">
            <text:p>149238806</text:p>
          </table:table-cell>
          <table:table-cell office:value-type="float" office:value="531907643">
            <text:p>531907643</text:p>
          </table:table-cell>
          <table:table-cell office:value-type="float" office:value="0">
            <text:p>0</text:p>
          </table:table-cell>
          <table:table-cell office:value-type="float" office:value="3183741276">
            <text:p>3183741276</text:p>
          </table:table-cell>
          <table:table-cell office:value-type="float" office:value="0">
            <text:p>0</text:p>
          </table:table-cell>
          <table:table-cell office:value-type="float" office:value="3183741276">
            <text:p>3183741276</text:p>
          </table:table-cell>
          <table:table-cell office:value-type="float" office:value="1063815285">
            <text:p>1063815285</text:p>
          </table:table-cell>
          <table:table-cell office:value-type="float" office:value="1591870638">
            <text:p>1591870638</text:p>
          </table:table-cell>
          <table:table-cell office:value-type="float" office:value="7460">
            <text:p>7460</text:p>
          </table:table-cell>
          <table:table-cell office:value-type="float" office:value="2072515255">
            <text:p>2072515255</text:p>
          </table:table-cell>
          <table:table-cell office:value-type="float" office:value="1063815285">
            <text:p>1063815285</text:p>
          </table:table-cell>
          <table:table-cell office:value-type="float" office:value="40165405273">
            <text:p>40165405273</text:p>
          </table:table-cell>
          <table:table-cell office:value-type="float" office:value="146880798339">
            <text:p>146880798339</text:p>
          </table:table-cell>
          <table:table-cell office:value-type="float" office:value="9903320312">
            <text:p>9903320312</text:p>
          </table:table-cell>
          <table:table-cell office:value-type="float" office:value="2097473144">
            <text:p>20974731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1000664455">
            <text:p>11000664455</text:p>
          </table:table-cell>
          <table:table-cell office:value-type="float" office:value="132036347">
            <text:p>132036347</text:p>
          </table:table-cell>
          <table:table-cell office:value-type="float" office:value="2730805617">
            <text:p>2730805617</text:p>
          </table:table-cell>
          <table:table-cell office:value-type="float" office:value="1975598271">
            <text:p>1975598271</text:p>
          </table:table-cell>
          <table:table-cell office:value-type="float" office:value="11318189792">
            <text:p>1131818979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45429">
            <text:p>145429</text:p>
          </table:table-cell>
          <table:table-cell table:number-columns-repeated="14" office:value-type="float" office:value="42967587774">
            <text:p>42967587774</text:p>
          </table:table-cell>
          <table:table-cell office:value-type="float" office:value="581503">
            <text:p>581503</text:p>
          </table:table-cell>
          <table:table-cell table:number-columns-repeated="4" office:value-type="float" office:value="0">
            <text:p>0</text:p>
          </table:table-cell>
          <table:table-cell office:value-type="float" office:value="574657">
            <text:p>574657</text:p>
          </table:table-cell>
          <table:table-cell office:value-type="float" office:value="20772">
            <text:p>20772</text:p>
          </table:table-cell>
          <table:table-cell office:value-type="float" office:value="785242">
            <text:p>785242</text:p>
          </table:table-cell>
          <table:table-cell office:value-type="float" office:value="147397">
            <text:p>147397</text:p>
          </table:table-cell>
          <table:table-cell table:number-columns-repeated="2" office:value-type="float" office:value="0">
            <text:p>0</text:p>
          </table:table-cell>
          <table:table-cell office:value-type="float" office:value="3131575808">
            <text:p>3131575808</text:p>
          </table:table-cell>
          <table:table-cell office:value-type="float" office:value="2730448800">
            <text:p>2730448800</text:p>
          </table:table-cell>
          <table:table-cell table:number-columns-repeated="4" office:value-type="float" office:value="0">
            <text:p>0</text:p>
          </table:table-cell>
          <table:table-cell office:value-type="float" office:value="2730805617">
            <text:p>2730805617</text:p>
          </table:table-cell>
          <table:table-cell office:value-type="float" office:value="0">
            <text:p>0</text:p>
          </table:table-cell>
          <table:table-cell office:value-type="float" office:value="2730805617">
            <text:p>2730805617</text:p>
          </table:table-cell>
          <table:table-cell office:value-type="float" office:value="176851691">
            <text:p>176851691</text:p>
          </table:table-cell>
          <table:table-cell office:value-type="float" office:value="1365402808">
            <text:p>1365402808</text:p>
          </table:table-cell>
          <table:table-cell office:value-type="float" office:value="0">
            <text:p>0</text:p>
          </table:table-cell>
          <table:table-cell office:value-type="float" office:value="3772795587">
            <text:p>3772795587</text:p>
          </table:table-cell>
          <table:table-cell office:value-type="float" office:value="309204849">
            <text:p>309204849</text:p>
          </table:table-cell>
          <table:table-cell office:value-type="float" office:value="3772795587">
            <text:p>3772795587</text:p>
          </table:table-cell>
          <table:table-cell office:value-type="float" office:value="2728452169">
            <text:p>2728452169</text:p>
          </table:table-cell>
          <table:table-cell office:value-type="float" office:value="1886397794">
            <text:p>1886397794</text:p>
          </table:table-cell>
          <table:table-cell office:value-type="float" office:value="615572">
            <text:p>615572</text:p>
          </table:table-cell>
          <table:table-cell office:value-type="float" office:value="3250623878">
            <text:p>3250623878</text:p>
          </table:table-cell>
          <table:table-cell office:value-type="float" office:value="2730805617">
            <text:p>2730805617</text:p>
          </table:table-cell>
          <table:table-cell office:value-type="float" office:value="44981445312">
            <text:p>44981445312</text:p>
          </table:table-cell>
          <table:table-cell office:value-type="float" office:value="165442382812">
            <text:p>165442382812</text:p>
          </table:table-cell>
          <table:table-cell office:value-type="float" office:value="11186218261">
            <text:p>11186218261</text:p>
          </table:table-cell>
          <table:table-cell office:value-type="float" office:value="2491455078">
            <text:p>24914550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1082544245">
            <text:p>11082544245</text:p>
          </table:table-cell>
          <table:table-cell office:value-type="float" office:value="133018749">
            <text:p>133018749</text:p>
          </table:table-cell>
          <table:table-cell office:value-type="float" office:value="2875699095">
            <text:p>2875699095</text:p>
          </table:table-cell>
          <table:table-cell office:value-type="float" office:value="2135707415">
            <text:p>2135707415</text:p>
          </table:table-cell>
          <table:table-cell office:value-type="float" office:value="11459295919">
            <text:p>1145929591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28716">
            <text:p>128716</text:p>
          </table:table-cell>
          <table:table-cell table:number-columns-repeated="14" office:value-type="float" office:value="46025480704">
            <text:p>46025480704</text:p>
          </table:table-cell>
          <table:table-cell office:value-type="float" office:value="514623">
            <text:p>514623</text:p>
          </table:table-cell>
          <table:table-cell table:number-columns-repeated="4" office:value-type="float" office:value="0">
            <text:p>0</text:p>
          </table:table-cell>
          <table:table-cell office:value-type="float" office:value="509790">
            <text:p>509790</text:p>
          </table:table-cell>
          <table:table-cell office:value-type="float" office:value="9535">
            <text:p>9535</text:p>
          </table:table-cell>
          <table:table-cell office:value-type="float" office:value="585004">
            <text:p>585004</text:p>
          </table:table-cell>
          <table:table-cell office:value-type="float" office:value="130665">
            <text:p>130665</text:p>
          </table:table-cell>
          <table:table-cell table:number-columns-repeated="2" office:value-type="float" office:value="0">
            <text:p>0</text:p>
          </table:table-cell>
          <table:table-cell office:value-type="float" office:value="900992768">
            <text:p>900992768</text:p>
          </table:table-cell>
          <table:table-cell office:value-type="float" office:value="2875573408">
            <text:p>2875573408</text:p>
          </table:table-cell>
          <table:table-cell table:number-columns-repeated="4" office:value-type="float" office:value="0">
            <text:p>0</text:p>
          </table:table-cell>
          <table:table-cell office:value-type="float" office:value="2875699095">
            <text:p>2875699095</text:p>
          </table:table-cell>
          <table:table-cell office:value-type="float" office:value="0">
            <text:p>0</text:p>
          </table:table-cell>
          <table:table-cell office:value-type="float" office:value="2875699095">
            <text:p>2875699095</text:p>
          </table:table-cell>
          <table:table-cell office:value-type="float" office:value="179058841">
            <text:p>179058841</text:p>
          </table:table-cell>
          <table:table-cell office:value-type="float" office:value="1437849548">
            <text:p>1437849548</text:p>
          </table:table-cell>
          <table:table-cell office:value-type="float" office:value="0">
            <text:p>0</text:p>
          </table:table-cell>
          <table:table-cell office:value-type="float" office:value="3819911966">
            <text:p>3819911966</text:p>
          </table:table-cell>
          <table:table-cell office:value-type="float" office:value="1749226179">
            <text:p>1749226179</text:p>
          </table:table-cell>
          <table:table-cell office:value-type="float" office:value="3819911965">
            <text:p>3819911965</text:p>
          </table:table-cell>
          <table:table-cell office:value-type="float" office:value="2875699095">
            <text:p>2875699095</text:p>
          </table:table-cell>
          <table:table-cell office:value-type="float" office:value="1909955983">
            <text:p>1909955983</text:p>
          </table:table-cell>
          <table:table-cell office:value-type="float" office:value="616318">
            <text:p>616318</text:p>
          </table:table-cell>
          <table:table-cell office:value-type="float" office:value="3344856635">
            <text:p>3344856635</text:p>
          </table:table-cell>
          <table:table-cell office:value-type="float" office:value="2875699095">
            <text:p>2875699095</text:p>
          </table:table-cell>
          <table:table-cell office:value-type="float" office:value="46526977539">
            <text:p>46526977539</text:p>
          </table:table-cell>
          <table:table-cell office:value-type="float" office:value="174506713867">
            <text:p>174506713867</text:p>
          </table:table-cell>
          <table:table-cell office:value-type="float" office:value="12262084960">
            <text:p>12262084960</text:p>
          </table:table-cell>
          <table:table-cell office:value-type="float" office:value="2503234863">
            <text:p>25032348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3459207916">
            <text:p>13459207916</text:p>
          </table:table-cell>
          <table:table-cell office:value-type="float" office:value="161537764">
            <text:p>161537764</text:p>
          </table:table-cell>
          <table:table-cell office:value-type="float" office:value="1043996164">
            <text:p>1043996164</text:p>
          </table:table-cell>
          <table:table-cell office:value-type="float" office:value="432916048">
            <text:p>432916048</text:p>
          </table:table-cell>
          <table:table-cell office:value-type="float" office:value="13910296275">
            <text:p>13910296275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65184">
            <text:p>165184</text:p>
          </table:table-cell>
          <table:table-cell table:number-columns-repeated="14" office:value-type="float" office:value="49133779400">
            <text:p>49133779400</text:p>
          </table:table-cell>
          <table:table-cell office:value-type="float" office:value="676409">
            <text:p>676409</text:p>
          </table:table-cell>
          <table:table-cell table:number-columns-repeated="4" office:value-type="float" office:value="0">
            <text:p>0</text:p>
          </table:table-cell>
          <table:table-cell office:value-type="float" office:value="636794">
            <text:p>636794</text:p>
          </table:table-cell>
          <table:table-cell office:value-type="float" office:value="25164">
            <text:p>25164</text:p>
          </table:table-cell>
          <table:table-cell office:value-type="float" office:value="845588">
            <text:p>845588</text:p>
          </table:table-cell>
          <table:table-cell office:value-type="float" office:value="156216">
            <text:p>156216</text:p>
          </table:table-cell>
          <table:table-cell table:number-columns-repeated="2" office:value-type="float" office:value="0">
            <text:p>0</text:p>
          </table:table-cell>
          <table:table-cell office:value-type="float" office:value="2965377024">
            <text:p>2965377024</text:p>
          </table:table-cell>
          <table:table-cell office:value-type="float" office:value="1025464816">
            <text:p>1025464816</text:p>
          </table:table-cell>
          <table:table-cell table:number-columns-repeated="4" office:value-type="float" office:value="0">
            <text:p>0</text:p>
          </table:table-cell>
          <table:table-cell office:value-type="float" office:value="1043996164">
            <text:p>1043996164</text:p>
          </table:table-cell>
          <table:table-cell office:value-type="float" office:value="0">
            <text:p>0</text:p>
          </table:table-cell>
          <table:table-cell office:value-type="float" office:value="1043996164">
            <text:p>1043996164</text:p>
          </table:table-cell>
          <table:table-cell office:value-type="float" office:value="217352327">
            <text:p>217352327</text:p>
          </table:table-cell>
          <table:table-cell office:value-type="float" office:value="2660278525">
            <text:p>2660278525</text:p>
          </table:table-cell>
          <table:table-cell office:value-type="float" office:value="0">
            <text:p>0</text:p>
          </table:table-cell>
          <table:table-cell office:value-type="float" office:value="347998722">
            <text:p>347998722</text:p>
          </table:table-cell>
          <table:table-cell office:value-type="float" office:value="157383630">
            <text:p>157383630</text:p>
          </table:table-cell>
          <table:table-cell office:value-type="float" office:value="347998721">
            <text:p>347998721</text:p>
          </table:table-cell>
          <table:table-cell office:value-type="float" office:value="1043996164">
            <text:p>1043996164</text:p>
          </table:table-cell>
          <table:table-cell office:value-type="float" office:value="2318415274">
            <text:p>2318415274</text:p>
          </table:table-cell>
          <table:table-cell office:value-type="float" office:value="68717">
            <text:p>68717</text:p>
          </table:table-cell>
          <table:table-cell office:value-type="float" office:value="695997443">
            <text:p>695997443</text:p>
          </table:table-cell>
          <table:table-cell office:value-type="float" office:value="1043996164">
            <text:p>1043996164</text:p>
          </table:table-cell>
          <table:table-cell office:value-type="float" office:value="53032287597">
            <text:p>53032287597</text:p>
          </table:table-cell>
          <table:table-cell office:value-type="float" office:value="200325378417">
            <text:p>200325378417</text:p>
          </table:table-cell>
          <table:table-cell office:value-type="float" office:value="13734619140">
            <text:p>13734619140</text:p>
          </table:table-cell>
          <table:table-cell office:value-type="float" office:value="3054138183">
            <text:p>305413818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3007160270">
            <text:p>13007160270</text:p>
          </table:table-cell>
          <table:table-cell office:value-type="float" office:value="156117961">
            <text:p>156117961</text:p>
          </table:table-cell>
          <table:table-cell office:value-type="float" office:value="637643521">
            <text:p>637643521</text:p>
          </table:table-cell>
          <table:table-cell office:value-type="float" office:value="3415162221">
            <text:p>3415162221</text:p>
          </table:table-cell>
          <table:table-cell office:value-type="float" office:value="13478294272">
            <text:p>1347829427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171996">
            <text:p>171996</text:p>
          </table:table-cell>
          <table:table-cell table:number-columns-repeated="14" office:value-type="float" office:value="52214598256">
            <text:p>52214598256</text:p>
          </table:table-cell>
          <table:table-cell office:value-type="float" office:value="703826">
            <text:p>703826</text:p>
          </table:table-cell>
          <table:table-cell table:number-columns-repeated="4" office:value-type="float" office:value="0">
            <text:p>0</text:p>
          </table:table-cell>
          <table:table-cell office:value-type="float" office:value="666354">
            <text:p>666354</text:p>
          </table:table-cell>
          <table:table-cell office:value-type="float" office:value="25164">
            <text:p>25164</text:p>
          </table:table-cell>
          <table:table-cell office:value-type="float" office:value="946511">
            <text:p>946511</text:p>
          </table:table-cell>
          <table:table-cell office:value-type="float" office:value="165067">
            <text:p>165067</text:p>
          </table:table-cell>
          <table:table-cell table:number-columns-repeated="2" office:value-type="float" office:value="0">
            <text:p>0</text:p>
          </table:table-cell>
          <table:table-cell office:value-type="float" office:value="734793984">
            <text:p>734793984</text:p>
          </table:table-cell>
          <table:table-cell office:value-type="float" office:value="593544736">
            <text:p>593544736</text:p>
          </table:table-cell>
          <table:table-cell table:number-columns-repeated="4" office:value-type="float" office:value="0">
            <text:p>0</text:p>
          </table:table-cell>
          <table:table-cell office:value-type="float" office:value="637643521">
            <text:p>637643521</text:p>
          </table:table-cell>
          <table:table-cell office:value-type="float" office:value="0">
            <text:p>0</text:p>
          </table:table-cell>
          <table:table-cell office:value-type="float" office:value="637643521">
            <text:p>637643521</text:p>
          </table:table-cell>
          <table:table-cell office:value-type="float" office:value="210603218">
            <text:p>210603218</text:p>
          </table:table-cell>
          <table:table-cell office:value-type="float" office:value="2444317087">
            <text:p>2444317087</text:p>
          </table:table-cell>
          <table:table-cell office:value-type="float" office:value="0">
            <text:p>0</text:p>
          </table:table-cell>
          <table:table-cell office:value-type="float" office:value="212547840">
            <text:p>212547840</text:p>
          </table:table-cell>
          <table:table-cell office:value-type="float" office:value="336600286">
            <text:p>336600286</text:p>
          </table:table-cell>
          <table:table-cell office:value-type="float" office:value="212547841">
            <text:p>212547841</text:p>
          </table:table-cell>
          <table:table-cell office:value-type="float" office:value="637643521">
            <text:p>637643521</text:p>
          </table:table-cell>
          <table:table-cell office:value-type="float" office:value="2246428127">
            <text:p>2246428127</text:p>
          </table:table-cell>
          <table:table-cell office:value-type="float" office:value="78598">
            <text:p>78598</text:p>
          </table:table-cell>
          <table:table-cell office:value-type="float" office:value="425095681">
            <text:p>425095681</text:p>
          </table:table-cell>
          <table:table-cell office:value-type="float" office:value="637643521">
            <text:p>637643521</text:p>
          </table:table-cell>
          <table:table-cell office:value-type="float" office:value="53263000488">
            <text:p>53263000488</text:p>
          </table:table-cell>
          <table:table-cell office:value-type="float" office:value="202247131347">
            <text:p>202247131347</text:p>
          </table:table-cell>
          <table:table-cell office:value-type="float" office:value="15814208984">
            <text:p>15814208984</text:p>
          </table:table-cell>
          <table:table-cell office:value-type="float" office:value="2941162109">
            <text:p>29411621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3942934561">
            <text:p>13942934561</text:p>
          </table:table-cell>
          <table:table-cell office:value-type="float" office:value="167325123">
            <text:p>167325123</text:p>
          </table:table-cell>
          <table:table-cell office:value-type="float" office:value="1505251792">
            <text:p>1505251792</text:p>
          </table:table-cell>
          <table:table-cell office:value-type="float" office:value="1846594823">
            <text:p>1846594823</text:p>
          </table:table-cell>
          <table:table-cell office:value-type="float" office:value="14388956264">
            <text:p>1438895626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43299">
            <text:p>43299</text:p>
          </table:table-cell>
          <table:table-cell table:number-columns-repeated="14" office:value-type="float" office:value="55402894182">
            <text:p>55402894182</text:p>
          </table:table-cell>
          <table:table-cell office:value-type="float" office:value="189242">
            <text:p>189242</text:p>
          </table:table-cell>
          <table:table-cell table:number-columns-repeated="4" office:value-type="float" office:value="0">
            <text:p>0</text:p>
          </table:table-cell>
          <table:table-cell office:value-type="float" office:value="156595">
            <text:p>156595</text:p>
          </table:table-cell>
          <table:table-cell office:value-type="float" office:value="32679">
            <text:p>32679</text:p>
          </table:table-cell>
          <table:table-cell office:value-type="float" office:value="361538">
            <text:p>361538</text:p>
          </table:table-cell>
          <table:table-cell office:value-type="float" office:value="34581">
            <text:p>34581</text:p>
          </table:table-cell>
          <table:table-cell table:number-columns-repeated="2" office:value-type="float" office:value="0">
            <text:p>0</text:p>
          </table:table-cell>
          <table:table-cell office:value-type="float" office:value="2799178240">
            <text:p>2799178240</text:p>
          </table:table-cell>
          <table:table-cell office:value-type="float" office:value="1504217784">
            <text:p>1504217784</text:p>
          </table:table-cell>
          <table:table-cell table:number-columns-repeated="4" office:value-type="float" office:value="0">
            <text:p>0</text:p>
          </table:table-cell>
          <table:table-cell office:value-type="float" office:value="1505251792">
            <text:p>1505251792</text:p>
          </table:table-cell>
          <table:table-cell office:value-type="float" office:value="0">
            <text:p>0</text:p>
          </table:table-cell>
          <table:table-cell office:value-type="float" office:value="1505251792">
            <text:p>1505251792</text:p>
          </table:table-cell>
          <table:table-cell office:value-type="float" office:value="224833747">
            <text:p>224833747</text:p>
          </table:table-cell>
          <table:table-cell office:value-type="float" office:value="2899693441">
            <text:p>2899693441</text:p>
          </table:table-cell>
          <table:table-cell office:value-type="float" office:value="0">
            <text:p>0</text:p>
          </table:table-cell>
          <table:table-cell office:value-type="float" office:value="501750597">
            <text:p>501750597</text:p>
          </table:table-cell>
          <table:table-cell office:value-type="float" office:value="1747337642">
            <text:p>1747337642</text:p>
          </table:table-cell>
          <table:table-cell office:value-type="float" office:value="501750598">
            <text:p>501750598</text:p>
          </table:table-cell>
          <table:table-cell office:value-type="float" office:value="1505251792">
            <text:p>1505251792</text:p>
          </table:table-cell>
          <table:table-cell office:value-type="float" office:value="2398220246">
            <text:p>2398220246</text:p>
          </table:table-cell>
          <table:table-cell office:value-type="float" office:value="22309">
            <text:p>22309</text:p>
          </table:table-cell>
          <table:table-cell office:value-type="float" office:value="1003501195">
            <text:p>1003501195</text:p>
          </table:table-cell>
          <table:table-cell office:value-type="float" office:value="1505251792">
            <text:p>1505251792</text:p>
          </table:table-cell>
          <table:table-cell office:value-type="float" office:value="56082580566">
            <text:p>56082580566</text:p>
          </table:table-cell>
          <table:table-cell office:value-type="float" office:value="211661926269">
            <text:p>211661926269</text:p>
          </table:table-cell>
          <table:table-cell office:value-type="float" office:value="14206909179">
            <text:p>14206909179</text:p>
          </table:table-cell>
          <table:table-cell office:value-type="float" office:value="3148925781">
            <text:p>31489257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3903089436">
            <text:p>13903089436</text:p>
          </table:table-cell>
          <table:table-cell office:value-type="float" office:value="166936098">
            <text:p>166936098</text:p>
          </table:table-cell>
          <table:table-cell office:value-type="float" office:value="1545440161">
            <text:p>1545440161</text:p>
          </table:table-cell>
          <table:table-cell office:value-type="float" office:value="2091495272">
            <text:p>2091495272</text:p>
          </table:table-cell>
          <table:table-cell office:value-type="float" office:value="14307581179">
            <text:p>1430758117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560738">
            <text:p>560738</text:p>
          </table:table-cell>
          <table:table-cell table:number-columns-repeated="14" office:value-type="float" office:value="58495994976">
            <text:p>58495994976</text:p>
          </table:table-cell>
          <table:table-cell office:value-type="float" office:value="2242186">
            <text:p>2242186</text:p>
          </table:table-cell>
          <table:table-cell table:number-columns-repeated="4" office:value-type="float" office:value="0">
            <text:p>0</text:p>
          </table:table-cell>
          <table:table-cell office:value-type="float" office:value="2228262">
            <text:p>2228262</text:p>
          </table:table-cell>
          <table:table-cell office:value-type="float" office:value="25164">
            <text:p>25164</text:p>
          </table:table-cell>
          <table:table-cell office:value-type="float" office:value="1281576">
            <text:p>1281576</text:p>
          </table:table-cell>
          <table:table-cell office:value-type="float" office:value="304974">
            <text:p>304974</text:p>
          </table:table-cell>
          <table:table-cell table:number-columns-repeated="2" office:value-type="float" office:value="0">
            <text:p>0</text:p>
          </table:table-cell>
          <table:table-cell office:value-type="float" office:value="568595200">
            <text:p>568595200</text:p>
          </table:table-cell>
          <table:table-cell office:value-type="float" office:value="1545149696">
            <text:p>1545149696</text:p>
          </table:table-cell>
          <table:table-cell table:number-columns-repeated="4" office:value-type="float" office:value="0">
            <text:p>0</text:p>
          </table:table-cell>
          <table:table-cell office:value-type="float" office:value="1545440161">
            <text:p>1545440161</text:p>
          </table:table-cell>
          <table:table-cell office:value-type="float" office:value="0">
            <text:p>0</text:p>
          </table:table-cell>
          <table:table-cell office:value-type="float" office:value="1545440161">
            <text:p>1545440161</text:p>
          </table:table-cell>
          <table:table-cell office:value-type="float" office:value="223562656">
            <text:p>223562656</text:p>
          </table:table-cell>
          <table:table-cell office:value-type="float" office:value="2859010497">
            <text:p>2859010497</text:p>
          </table:table-cell>
          <table:table-cell office:value-type="float" office:value="0">
            <text:p>0</text:p>
          </table:table-cell>
          <table:table-cell office:value-type="float" office:value="515146720">
            <text:p>515146720</text:p>
          </table:table-cell>
          <table:table-cell office:value-type="float" office:value="1545440161">
            <text:p>1545440161</text:p>
          </table:table-cell>
          <table:table-cell office:value-type="float" office:value="515146721">
            <text:p>515146721</text:p>
          </table:table-cell>
          <table:table-cell office:value-type="float" office:value="1545440161">
            <text:p>1545440161</text:p>
          </table:table-cell>
          <table:table-cell office:value-type="float" office:value="2384659264">
            <text:p>2384659264</text:p>
          </table:table-cell>
          <table:table-cell office:value-type="float" office:value="620977">
            <text:p>620977</text:p>
          </table:table-cell>
          <table:table-cell office:value-type="float" office:value="1030293441">
            <text:p>1030293441</text:p>
          </table:table-cell>
          <table:table-cell office:value-type="float" office:value="1545440161">
            <text:p>1545440161</text:p>
          </table:table-cell>
          <table:table-cell office:value-type="float" office:value="56585327148">
            <text:p>56585327148</text:p>
          </table:table-cell>
          <table:table-cell office:value-type="float" office:value="217765136718">
            <text:p>217765136718</text:p>
          </table:table-cell>
          <table:table-cell office:value-type="float" office:value="14874389648">
            <text:p>14874389648</text:p>
          </table:table-cell>
          <table:table-cell office:value-type="float" office:value="3174133300">
            <text:p>31741333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4205759962">
            <text:p>14205759962</text:p>
          </table:table-cell>
          <table:table-cell office:value-type="float" office:value="170500154">
            <text:p>170500154</text:p>
          </table:table-cell>
          <table:table-cell office:value-type="float" office:value="1627242010">
            <text:p>1627242010</text:p>
          </table:table-cell>
          <table:table-cell office:value-type="float" office:value="2600864749">
            <text:p>2600864749</text:p>
          </table:table-cell>
          <table:table-cell office:value-type="float" office:value="14480623076">
            <text:p>1448062307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65184">
            <text:p>165184</text:p>
          </table:table-cell>
          <table:table-cell table:number-columns-repeated="14" office:value-type="float" office:value="61541170556">
            <text:p>61541170556</text:p>
          </table:table-cell>
          <table:table-cell office:value-type="float" office:value="676409">
            <text:p>676409</text:p>
          </table:table-cell>
          <table:table-cell table:number-columns-repeated="4" office:value-type="float" office:value="0">
            <text:p>0</text:p>
          </table:table-cell>
          <table:table-cell office:value-type="float" office:value="636805">
            <text:p>636805</text:p>
          </table:table-cell>
          <table:table-cell office:value-type="float" office:value="25164">
            <text:p>25164</text:p>
          </table:table-cell>
          <table:table-cell office:value-type="float" office:value="845588">
            <text:p>845588</text:p>
          </table:table-cell>
          <table:table-cell office:value-type="float" office:value="156301">
            <text:p>156301</text:p>
          </table:table-cell>
          <table:table-cell table:number-columns-repeated="2" office:value-type="float" office:value="0">
            <text:p>0</text:p>
          </table:table-cell>
          <table:table-cell office:value-type="float" office:value="2632979456">
            <text:p>2632979456</text:p>
          </table:table-cell>
          <table:table-cell office:value-type="float" office:value="1627118512">
            <text:p>1627118512</text:p>
          </table:table-cell>
          <table:table-cell table:number-columns-repeated="4" office:value-type="float" office:value="0">
            <text:p>0</text:p>
          </table:table-cell>
          <table:table-cell office:value-type="float" office:value="1627242010">
            <text:p>1627242010</text:p>
          </table:table-cell>
          <table:table-cell office:value-type="float" office:value="0">
            <text:p>0</text:p>
          </table:table-cell>
          <table:table-cell office:value-type="float" office:value="1627242010">
            <text:p>1627242010</text:p>
          </table:table-cell>
          <table:table-cell office:value-type="float" office:value="226265460">
            <text:p>226265460</text:p>
          </table:table-cell>
          <table:table-cell office:value-type="float" office:value="2945468375">
            <text:p>2945468375</text:p>
          </table:table-cell>
          <table:table-cell office:value-type="float" office:value="0">
            <text:p>0</text:p>
          </table:table-cell>
          <table:table-cell office:value-type="float" office:value="542414004">
            <text:p>542414004</text:p>
          </table:table-cell>
          <table:table-cell office:value-type="float" office:value="1625186311">
            <text:p>1625186311</text:p>
          </table:table-cell>
          <table:table-cell office:value-type="float" office:value="542414003">
            <text:p>542414003</text:p>
          </table:table-cell>
          <table:table-cell office:value-type="float" office:value="1627242010">
            <text:p>1627242010</text:p>
          </table:table-cell>
          <table:table-cell office:value-type="float" office:value="2413478557">
            <text:p>2413478557</text:p>
          </table:table-cell>
          <table:table-cell office:value-type="float" office:value="619074">
            <text:p>619074</text:p>
          </table:table-cell>
          <table:table-cell office:value-type="float" office:value="1084828007">
            <text:p>1084828007</text:p>
          </table:table-cell>
          <table:table-cell office:value-type="float" office:value="1627242010">
            <text:p>1627242010</text:p>
          </table:table-cell>
          <table:table-cell office:value-type="float" office:value="56148742675">
            <text:p>56148742675</text:p>
          </table:table-cell>
          <table:table-cell office:value-type="float" office:value="218510131835">
            <text:p>218510131835</text:p>
          </table:table-cell>
          <table:table-cell office:value-type="float" office:value="14332397460">
            <text:p>14332397460</text:p>
          </table:table-cell>
          <table:table-cell office:value-type="float" office:value="3214538574">
            <text:p>32145385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0073604901">
            <text:p>10073604901</text:p>
          </table:table-cell>
          <table:table-cell office:value-type="float" office:value="120953454">
            <text:p>120953454</text:p>
          </table:table-cell>
          <table:table-cell office:value-type="float" office:value="3816654784">
            <text:p>3816654784</text:p>
          </table:table-cell>
          <table:table-cell office:value-type="float" office:value="3485088538">
            <text:p>3485088538</text:p>
          </table:table-cell>
          <table:table-cell office:value-type="float" office:value="10258721884">
            <text:p>1025872188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493953">
            <text:p>493953</text:p>
          </table:table-cell>
          <table:table-cell table:number-columns-repeated="14" office:value-type="float" office:value="40792017833">
            <text:p>40792017833</text:p>
          </table:table-cell>
          <table:table-cell office:value-type="float" office:value="3011365">
            <text:p>3011365</text:p>
          </table:table-cell>
          <table:table-cell table:number-columns-repeated="4" office:value-type="float" office:value="0">
            <text:p>0</text:p>
          </table:table-cell>
          <table:table-cell office:value-type="float" office:value="1962730">
            <text:p>1962730</text:p>
          </table:table-cell>
          <table:table-cell office:value-type="float" office:value="16339">
            <text:p>16339</text:p>
          </table:table-cell>
          <table:table-cell office:value-type="float" office:value="999449">
            <text:p>999449</text:p>
          </table:table-cell>
          <table:table-cell office:value-type="float" office:value="233942">
            <text:p>233942</text:p>
          </table:table-cell>
          <table:table-cell table:number-columns-repeated="2" office:value-type="float" office:value="0">
            <text:p>0</text:p>
          </table:table-cell>
          <table:table-cell office:value-type="float" office:value="1543378176">
            <text:p>1543378176</text:p>
          </table:table-cell>
          <table:table-cell office:value-type="float" office:value="2019425808">
            <text:p>2019425808</text:p>
          </table:table-cell>
          <table:table-cell table:number-columns-repeated="4" office:value-type="float" office:value="0">
            <text:p>0</text:p>
          </table:table-cell>
          <table:table-cell office:value-type="float" office:value="3816654784">
            <text:p>3816654784</text:p>
          </table:table-cell>
          <table:table-cell office:value-type="float" office:value="0">
            <text:p>0</text:p>
          </table:table-cell>
          <table:table-cell office:value-type="float" office:value="3816654784">
            <text:p>3816654784</text:p>
          </table:table-cell>
          <table:table-cell office:value-type="float" office:value="160300730">
            <text:p>160300730</text:p>
          </table:table-cell>
          <table:table-cell office:value-type="float" office:value="2982069215">
            <text:p>2982069215</text:p>
          </table:table-cell>
          <table:table-cell office:value-type="float" office:value="0">
            <text:p>0</text:p>
          </table:table-cell>
          <table:table-cell office:value-type="float" office:value="1272218261">
            <text:p>1272218261</text:p>
          </table:table-cell>
          <table:table-cell office:value-type="float" office:value="0">
            <text:p>0</text:p>
          </table:table-cell>
          <table:table-cell office:value-type="float" office:value="1272218261">
            <text:p>1272218261</text:p>
          </table:table-cell>
          <table:table-cell office:value-type="float" office:value="2019492598">
            <text:p>2019492598</text:p>
          </table:table-cell>
          <table:table-cell office:value-type="float" office:value="1709850955">
            <text:p>1709850955</text:p>
          </table:table-cell>
          <table:table-cell office:value-type="float" office:value="2018301961">
            <text:p>2018301961</text:p>
          </table:table-cell>
          <table:table-cell office:value-type="float" office:value="2544436523">
            <text:p>2544436523</text:p>
          </table:table-cell>
          <table:table-cell office:value-type="float" office:value="3816654784">
            <text:p>3816654784</text:p>
          </table:table-cell>
          <table:table-cell office:value-type="float" office:value="39700042724">
            <text:p>39700042724</text:p>
          </table:table-cell>
          <table:table-cell office:value-type="float" office:value="152024993896">
            <text:p>152024993896</text:p>
          </table:table-cell>
          <table:table-cell office:value-type="float" office:value="11263275146">
            <text:p>11263275146</text:p>
          </table:table-cell>
          <table:table-cell office:value-type="float" office:value="2326354980">
            <text:p>232635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4277522937">
            <text:p>4277522937</text:p>
          </table:table-cell>
          <table:table-cell office:value-type="float" office:value="51437550">
            <text:p>51437550</text:p>
          </table:table-cell>
          <table:table-cell office:value-type="float" office:value="58025337">
            <text:p>58025337</text:p>
          </table:table-cell>
          <table:table-cell office:value-type="float" office:value="3833203694">
            <text:p>3833203694</text:p>
          </table:table-cell>
          <table:table-cell office:value-type="float" office:value="4352570598">
            <text:p>4352570598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840477">
            <text:p>840477</text:p>
          </table:table-cell>
          <table:table-cell table:number-columns-repeated="14" office:value-type="float" office:value="17538521428">
            <text:p>17538521428</text:p>
          </table:table-cell>
          <table:table-cell office:value-type="float" office:value="5449603">
            <text:p>54496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31298">
            <text:p>3331298</text:p>
          </table:table-cell>
          <table:table-cell office:value-type="float" office:value="47160">
            <text:p>47160</text:p>
          </table:table-cell>
          <table:table-cell office:value-type="float" office:value="1333352">
            <text:p>1333352</text:p>
          </table:table-cell>
          <table:table-cell office:value-type="float" office:value="312175">
            <text:p>31217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1104">
            <text:p>3221231104</text:p>
          </table:table-cell>
          <table:table-cell office:value-type="float" office:value="57889936">
            <text:p>57889936</text:p>
          </table:table-cell>
          <table:table-cell table:number-columns-repeated="4" office:value-type="float" office:value="0">
            <text:p>0</text:p>
          </table:table-cell>
          <table:table-cell office:value-type="float" office:value="58025337">
            <text:p>58025337</text:p>
          </table:table-cell>
          <table:table-cell office:value-type="float" office:value="0">
            <text:p>0</text:p>
          </table:table-cell>
          <table:table-cell office:value-type="float" office:value="58025337">
            <text:p>58025337</text:p>
          </table:table-cell>
          <table:table-cell office:value-type="float" office:value="68018468">
            <text:p>68018468</text:p>
          </table:table-cell>
          <table:table-cell office:value-type="float" office:value="2176496316">
            <text:p>2176496316</text:p>
          </table:table-cell>
          <table:table-cell office:value-type="float" office:value="0">
            <text:p>0</text:p>
          </table:table-cell>
          <table:table-cell office:value-type="float" office:value="1450997545">
            <text:p>1450997545</text:p>
          </table:table-cell>
          <table:table-cell office:value-type="float" office:value="0">
            <text:p>0</text:p>
          </table:table-cell>
          <table:table-cell office:value-type="float" office:value="1450997544">
            <text:p>1450997544</text:p>
          </table:table-cell>
          <table:table-cell office:value-type="float" office:value="58025337">
            <text:p>58025337</text:p>
          </table:table-cell>
          <table:table-cell office:value-type="float" office:value="725498772">
            <text:p>725498772</text:p>
          </table:table-cell>
          <table:table-cell office:value-type="float" office:value="56018492">
            <text:p>56018492</text:p>
          </table:table-cell>
          <table:table-cell office:value-type="float" office:value="2901995089">
            <text:p>2901995089</text:p>
          </table:table-cell>
          <table:table-cell office:value-type="float" office:value="58025337">
            <text:p>58025337</text:p>
          </table:table-cell>
          <table:table-cell office:value-type="float" office:value="17989929199">
            <text:p>17989929199</text:p>
          </table:table-cell>
          <table:table-cell office:value-type="float" office:value="64769531250">
            <text:p>64769531250</text:p>
          </table:table-cell>
          <table:table-cell office:value-type="float" office:value="3876464843">
            <text:p>3876464843</text:p>
          </table:table-cell>
          <table:table-cell office:value-type="float" office:value="967285156">
            <text:p>96728515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4336788733">
            <text:p>4336788733</text:p>
          </table:table-cell>
          <table:table-cell office:value-type="float" office:value="52175376">
            <text:p>52175376</text:p>
          </table:table-cell>
          <table:table-cell office:value-type="float" office:value="125616921">
            <text:p>125616921</text:p>
          </table:table-cell>
          <table:table-cell office:value-type="float" office:value="4005235279">
            <text:p>4005235279</text:p>
          </table:table-cell>
          <table:table-cell office:value-type="float" office:value="4420205642">
            <text:p>4420205642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987888">
            <text:p>987888</text:p>
          </table:table-cell>
          <table:table-cell table:number-columns-repeated="14" office:value-type="float" office:value="18320899196">
            <text:p>18320899196</text:p>
          </table:table-cell>
          <table:table-cell office:value-type="float" office:value="6022650">
            <text:p>60226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81">
            <text:p>3925381</text:p>
          </table:table-cell>
          <table:table-cell office:value-type="float" office:value="32599">
            <text:p>32599</text:p>
          </table:table-cell>
          <table:table-cell office:value-type="float" office:value="1998499">
            <text:p>1998499</text:p>
          </table:table-cell>
          <table:table-cell office:value-type="float" office:value="467852">
            <text:p>467852</text:p>
          </table:table-cell>
          <table:table-cell table:number-columns-repeated="2" office:value-type="float" office:value="0">
            <text:p>0</text:p>
          </table:table-cell>
          <table:table-cell office:value-type="float" office:value="3758102272">
            <text:p>3758102272</text:p>
          </table:table-cell>
          <table:table-cell office:value-type="float" office:value="125488816">
            <text:p>125488816</text:p>
          </table:table-cell>
          <table:table-cell table:number-columns-repeated="4" office:value-type="float" office:value="0">
            <text:p>0</text:p>
          </table:table-cell>
          <table:table-cell office:value-type="float" office:value="125616921">
            <text:p>125616921</text:p>
          </table:table-cell>
          <table:table-cell office:value-type="float" office:value="0">
            <text:p>0</text:p>
          </table:table-cell>
          <table:table-cell office:value-type="float" office:value="125616921">
            <text:p>125616921</text:p>
          </table:table-cell>
          <table:table-cell office:value-type="float" office:value="69074262">
            <text:p>69074262</text:p>
          </table:table-cell>
          <table:table-cell office:value-type="float" office:value="2210292108">
            <text:p>2210292108</text:p>
          </table:table-cell>
          <table:table-cell office:value-type="float" office:value="0">
            <text:p>0</text:p>
          </table:table-cell>
          <table:table-cell office:value-type="float" office:value="1473528073">
            <text:p>1473528073</text:p>
          </table:table-cell>
          <table:table-cell office:value-type="float" office:value="0">
            <text:p>0</text:p>
          </table:table-cell>
          <table:table-cell office:value-type="float" office:value="1473528072">
            <text:p>1473528072</text:p>
          </table:table-cell>
          <table:table-cell office:value-type="float" office:value="125616921">
            <text:p>125616921</text:p>
          </table:table-cell>
          <table:table-cell office:value-type="float" office:value="736764036">
            <text:p>736764036</text:p>
          </table:table-cell>
          <table:table-cell office:value-type="float" office:value="123031759">
            <text:p>123031759</text:p>
          </table:table-cell>
          <table:table-cell office:value-type="float" office:value="2947056145">
            <text:p>2947056145</text:p>
          </table:table-cell>
          <table:table-cell office:value-type="float" office:value="125616921">
            <text:p>125616921</text:p>
          </table:table-cell>
          <table:table-cell office:value-type="float" office:value="18272033691">
            <text:p>18272033691</text:p>
          </table:table-cell>
          <table:table-cell office:value-type="float" office:value="66328186035">
            <text:p>66328186035</text:p>
          </table:table-cell>
          <table:table-cell office:value-type="float" office:value="3964660644">
            <text:p>3964660644</text:p>
          </table:table-cell>
          <table:table-cell office:value-type="float" office:value="980102539">
            <text:p>9801025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4493728475">
            <text:p>4493728475</text:p>
          </table:table-cell>
          <table:table-cell office:value-type="float" office:value="54073910">
            <text:p>54073910</text:p>
          </table:table-cell>
          <table:table-cell office:value-type="float" office:value="269097238">
            <text:p>269097238</text:p>
          </table:table-cell>
          <table:table-cell office:value-type="float" office:value="170548783">
            <text:p>170548783</text:p>
          </table:table-cell>
          <table:table-cell office:value-type="float" office:value="4563566953">
            <text:p>4563566953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1085149">
            <text:p>1085149</text:p>
          </table:table-cell>
          <table:table-cell table:number-columns-repeated="14" office:value-type="float" office:value="19173868890">
            <text:p>19173868890</text:p>
          </table:table-cell>
          <table:table-cell office:value-type="float" office:value="6411823">
            <text:p>64118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21722">
            <text:p>4321722</text:p>
          </table:table-cell>
          <table:table-cell office:value-type="float" office:value="26870">
            <text:p>26870</text:p>
          </table:table-cell>
          <table:table-cell office:value-type="float" office:value="2330132">
            <text:p>2330132</text:p>
          </table:table-cell>
          <table:table-cell office:value-type="float" office:value="566422">
            <text:p>566422</text:p>
          </table:table-cell>
          <table:table-cell table:number-columns-repeated="2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268959600">
            <text:p>268959600</text:p>
          </table:table-cell>
          <table:table-cell table:number-columns-repeated="4" office:value-type="float" office:value="0">
            <text:p>0</text:p>
          </table:table-cell>
          <table:table-cell office:value-type="float" office:value="269097238">
            <text:p>269097238</text:p>
          </table:table-cell>
          <table:table-cell office:value-type="float" office:value="0">
            <text:p>0</text:p>
          </table:table-cell>
          <table:table-cell office:value-type="float" office:value="269097238">
            <text:p>269097238</text:p>
          </table:table-cell>
          <table:table-cell office:value-type="float" office:value="71317051">
            <text:p>71317051</text:p>
          </table:table-cell>
          <table:table-cell office:value-type="float" office:value="2282032267">
            <text:p>2282032267</text:p>
          </table:table-cell>
          <table:table-cell office:value-type="float" office:value="0">
            <text:p>0</text:p>
          </table:table-cell>
          <table:table-cell office:value-type="float" office:value="1521354845">
            <text:p>1521354845</text:p>
          </table:table-cell>
          <table:table-cell office:value-type="float" office:value="0">
            <text:p>0</text:p>
          </table:table-cell>
          <table:table-cell office:value-type="float" office:value="1521354844">
            <text:p>1521354844</text:p>
          </table:table-cell>
          <table:table-cell office:value-type="float" office:value="269097238">
            <text:p>269097238</text:p>
          </table:table-cell>
          <table:table-cell office:value-type="float" office:value="760677422">
            <text:p>760677422</text:p>
          </table:table-cell>
          <table:table-cell office:value-type="float" office:value="266815283">
            <text:p>266815283</text:p>
          </table:table-cell>
          <table:table-cell office:value-type="float" office:value="3042709689">
            <text:p>3042709689</text:p>
          </table:table-cell>
          <table:table-cell office:value-type="float" office:value="269097238">
            <text:p>269097238</text:p>
          </table:table-cell>
          <table:table-cell office:value-type="float" office:value="18987792968">
            <text:p>18987792968</text:p>
          </table:table-cell>
          <table:table-cell office:value-type="float" office:value="68451416015">
            <text:p>68451416015</text:p>
          </table:table-cell>
          <table:table-cell office:value-type="float" office:value="4276794433">
            <text:p>4276794433</text:p>
          </table:table-cell>
          <table:table-cell office:value-type="float" office:value="1020812988">
            <text:p>10208129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4679567484">
            <text:p>4679567484</text:p>
          </table:table-cell>
          <table:table-cell office:value-type="float" office:value="56289459">
            <text:p>56289459</text:p>
          </table:table-cell>
          <table:table-cell office:value-type="float" office:value="452209349">
            <text:p>452209349</text:p>
          </table:table-cell>
          <table:table-cell office:value-type="float" office:value="705747916">
            <text:p>705747916</text:p>
          </table:table-cell>
          <table:table-cell office:value-type="float" office:value="4746787014">
            <text:p>4746787014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987888">
            <text:p>987888</text:p>
          </table:table-cell>
          <table:table-cell table:number-columns-repeated="14" office:value-type="float" office:value="19923463182">
            <text:p>19923463182</text:p>
          </table:table-cell>
          <table:table-cell office:value-type="float" office:value="6022650">
            <text:p>60226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81">
            <text:p>3925381</text:p>
          </table:table-cell>
          <table:table-cell office:value-type="float" office:value="32599">
            <text:p>32599</text:p>
          </table:table-cell>
          <table:table-cell office:value-type="float" office:value="1998499">
            <text:p>1998499</text:p>
          </table:table-cell>
          <table:table-cell office:value-type="float" office:value="467712">
            <text:p>467712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7312">
            <text:p>536877312</text:p>
          </table:table-cell>
          <table:table-cell table:number-columns-repeated="5" office:value-type="float" office:value="0">
            <text:p>0</text:p>
          </table:table-cell>
          <table:table-cell office:value-type="float" office:value="452209349">
            <text:p>452209349</text:p>
          </table:table-cell>
          <table:table-cell office:value-type="float" office:value="0">
            <text:p>0</text:p>
          </table:table-cell>
          <table:table-cell office:value-type="float" office:value="452209349">
            <text:p>452209349</text:p>
          </table:table-cell>
          <table:table-cell office:value-type="float" office:value="74177712">
            <text:p>74177712</text:p>
          </table:table-cell>
          <table:table-cell office:value-type="float" office:value="2373588323">
            <text:p>2373588323</text:p>
          </table:table-cell>
          <table:table-cell office:value-type="float" office:value="0">
            <text:p>0</text:p>
          </table:table-cell>
          <table:table-cell office:value-type="float" office:value="1582392215">
            <text:p>1582392215</text:p>
          </table:table-cell>
          <table:table-cell office:value-type="float" office:value="290735182">
            <text:p>290735182</text:p>
          </table:table-cell>
          <table:table-cell office:value-type="float" office:value="1582392215">
            <text:p>1582392215</text:p>
          </table:table-cell>
          <table:table-cell office:value-type="float" office:value="452209349">
            <text:p>452209349</text:p>
          </table:table-cell>
          <table:table-cell office:value-type="float" office:value="791196107">
            <text:p>791196107</text:p>
          </table:table-cell>
          <table:table-cell office:value-type="float" office:value="450217700">
            <text:p>450217700</text:p>
          </table:table-cell>
          <table:table-cell office:value-type="float" office:value="3164784430">
            <text:p>3164784430</text:p>
          </table:table-cell>
          <table:table-cell office:value-type="float" office:value="452209349">
            <text:p>452209349</text:p>
          </table:table-cell>
          <table:table-cell office:value-type="float" office:value="19701660156">
            <text:p>19701660156</text:p>
          </table:table-cell>
          <table:table-cell office:value-type="float" office:value="71169433593">
            <text:p>71169433593</text:p>
          </table:table-cell>
          <table:table-cell office:value-type="float" office:value="4208679199">
            <text:p>4208679199</text:p>
          </table:table-cell>
          <table:table-cell office:value-type="float" office:value="1057922363">
            <text:p>10579223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4926085495">
            <text:p>4926085495</text:p>
          </table:table-cell>
          <table:table-cell office:value-type="float" office:value="59212270">
            <text:p>59212270</text:p>
          </table:table-cell>
          <table:table-cell office:value-type="float" office:value="702054752">
            <text:p>702054752</text:p>
          </table:table-cell>
          <table:table-cell office:value-type="float" office:value="1421708625">
            <text:p>1421708625</text:p>
          </table:table-cell>
          <table:table-cell office:value-type="float" office:value="4996652136">
            <text:p>499665213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822836">
            <text:p>822836</text:p>
          </table:table-cell>
          <table:table-cell table:number-columns-repeated="14" office:value-type="float" office:value="20732925246">
            <text:p>20732925246</text:p>
          </table:table-cell>
          <table:table-cell office:value-type="float" office:value="5362867">
            <text:p>53628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66">
            <text:p>3272766</text:p>
          </table:table-cell>
          <table:table-cell office:value-type="float" office:value="25084">
            <text:p>25084</text:p>
          </table:table-cell>
          <table:table-cell office:value-type="float" office:value="1281176">
            <text:p>1281176</text:p>
          </table:table-cell>
          <table:table-cell office:value-type="float" office:value="304944">
            <text:p>304944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8480">
            <text:p>1073748480</text:p>
          </table:table-cell>
          <table:table-cell table:number-columns-repeated="5" office:value-type="float" office:value="0">
            <text:p>0</text:p>
          </table:table-cell>
          <table:table-cell office:value-type="float" office:value="702054752">
            <text:p>702054752</text:p>
          </table:table-cell>
          <table:table-cell office:value-type="float" office:value="0">
            <text:p>0</text:p>
          </table:table-cell>
          <table:table-cell office:value-type="float" office:value="702054752">
            <text:p>702054752</text:p>
          </table:table-cell>
          <table:table-cell office:value-type="float" office:value="78081288">
            <text:p>78081288</text:p>
          </table:table-cell>
          <table:table-cell office:value-type="float" office:value="2498511024">
            <text:p>2498511024</text:p>
          </table:table-cell>
          <table:table-cell office:value-type="float" office:value="0">
            <text:p>0</text:p>
          </table:table-cell>
          <table:table-cell office:value-type="float" office:value="1665674016">
            <text:p>1665674016</text:p>
          </table:table-cell>
          <table:table-cell office:value-type="float" office:value="0">
            <text:p>0</text:p>
          </table:table-cell>
          <table:table-cell office:value-type="float" office:value="1665674016">
            <text:p>1665674016</text:p>
          </table:table-cell>
          <table:table-cell office:value-type="float" office:value="702054752">
            <text:p>702054752</text:p>
          </table:table-cell>
          <table:table-cell office:value-type="float" office:value="832837008">
            <text:p>832837008</text:p>
          </table:table-cell>
          <table:table-cell office:value-type="float" office:value="6853">
            <text:p>6853</text:p>
          </table:table-cell>
          <table:table-cell office:value-type="float" office:value="3331348032">
            <text:p>3331348032</text:p>
          </table:table-cell>
          <table:table-cell office:value-type="float" office:value="702054752">
            <text:p>702054752</text:p>
          </table:table-cell>
          <table:table-cell office:value-type="float" office:value="20640808105">
            <text:p>20640808105</text:p>
          </table:table-cell>
          <table:table-cell office:value-type="float" office:value="74510192871">
            <text:p>74510192871</text:p>
          </table:table-cell>
          <table:table-cell office:value-type="float" office:value="4360229492">
            <text:p>4360229492</text:p>
          </table:table-cell>
          <table:table-cell office:value-type="float" office:value="1111450195">
            <text:p>1111450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5306569697">
            <text:p>5306569697</text:p>
          </table:table-cell>
          <table:table-cell office:value-type="float" office:value="63839519">
            <text:p>63839519</text:p>
          </table:table-cell>
          <table:table-cell office:value-type="float" office:value="1106582202">
            <text:p>1106582202</text:p>
          </table:table-cell>
          <table:table-cell office:value-type="float" office:value="2555177356">
            <text:p>2555177356</text:p>
          </table:table-cell>
          <table:table-cell office:value-type="float" office:value="5401120229">
            <text:p>5401120229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1117670">
            <text:p>1117670</text:p>
          </table:table-cell>
          <table:table-cell table:number-columns-repeated="14" office:value-type="float" office:value="21496779644">
            <text:p>21496779644</text:p>
          </table:table-cell>
          <table:table-cell office:value-type="float" office:value="6541770">
            <text:p>65417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44501">
            <text:p>4444501</text:p>
          </table:table-cell>
          <table:table-cell office:value-type="float" office:value="32599">
            <text:p>32599</text:p>
          </table:table-cell>
          <table:table-cell office:value-type="float" office:value="2517619">
            <text:p>2517619</text:p>
          </table:table-cell>
          <table:table-cell office:value-type="float" office:value="600759">
            <text:p>600759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9648">
            <text:p>1610619648</text:p>
          </table:table-cell>
          <table:table-cell table:number-columns-repeated="5" office:value-type="float" office:value="0">
            <text:p>0</text:p>
          </table:table-cell>
          <table:table-cell office:value-type="float" office:value="1106582202">
            <text:p>1106582202</text:p>
          </table:table-cell>
          <table:table-cell office:value-type="float" office:value="0">
            <text:p>0</text:p>
          </table:table-cell>
          <table:table-cell office:value-type="float" office:value="1106582202">
            <text:p>1106582202</text:p>
          </table:table-cell>
          <table:table-cell office:value-type="float" office:value="84402184">
            <text:p>84402184</text:p>
          </table:table-cell>
          <table:table-cell office:value-type="float" office:value="2700774749">
            <text:p>2700774749</text:p>
          </table:table-cell>
          <table:table-cell office:value-type="float" office:value="0">
            <text:p>0</text:p>
          </table:table-cell>
          <table:table-cell office:value-type="float" office:value="1800516499">
            <text:p>1800516499</text:p>
          </table:table-cell>
          <table:table-cell office:value-type="float" office:value="0">
            <text:p>0</text:p>
          </table:table-cell>
          <table:table-cell office:value-type="float" office:value="1800516499">
            <text:p>1800516499</text:p>
          </table:table-cell>
          <table:table-cell office:value-type="float" office:value="1106582202">
            <text:p>1106582202</text:p>
          </table:table-cell>
          <table:table-cell office:value-type="float" office:value="900258249">
            <text:p>900258249</text:p>
          </table:table-cell>
          <table:table-cell office:value-type="float" office:value="97615">
            <text:p>97615</text:p>
          </table:table-cell>
          <table:table-cell office:value-type="float" office:value="3601032999">
            <text:p>3601032999</text:p>
          </table:table-cell>
          <table:table-cell office:value-type="float" office:value="1106582202">
            <text:p>1106582202</text:p>
          </table:table-cell>
          <table:table-cell office:value-type="float" office:value="22176513671">
            <text:p>22176513671</text:p>
          </table:table-cell>
          <table:table-cell office:value-type="float" office:value="79806213378">
            <text:p>79806213378</text:p>
          </table:table-cell>
          <table:table-cell office:value-type="float" office:value="4892272949">
            <text:p>4892272949</text:p>
          </table:table-cell>
          <table:table-cell office:value-type="float" office:value="1213012695">
            <text:p>12130126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5207744367">
            <text:p>5207744367</text:p>
          </table:table-cell>
          <table:table-cell office:value-type="float" office:value="62594434">
            <text:p>62594434</text:p>
          </table:table-cell>
          <table:table-cell office:value-type="float" office:value="1152945059">
            <text:p>1152945059</text:p>
          </table:table-cell>
          <table:table-cell office:value-type="float" office:value="2240576586">
            <text:p>2240576586</text:p>
          </table:table-cell>
          <table:table-cell office:value-type="float" office:value="5447594192">
            <text:p>544759419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822778">
            <text:p>822778</text:p>
          </table:table-cell>
          <table:table-cell table:number-columns-repeated="14" office:value-type="float" office:value="22319197110">
            <text:p>22319197110</text:p>
          </table:table-cell>
          <table:table-cell office:value-type="float" office:value="5362816">
            <text:p>5362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15">
            <text:p>3272715</text:p>
          </table:table-cell>
          <table:table-cell office:value-type="float" office:value="25084">
            <text:p>25084</text:p>
          </table:table-cell>
          <table:table-cell office:value-type="float" office:value="1281137">
            <text:p>1281137</text:p>
          </table:table-cell>
          <table:table-cell office:value-type="float" office:value="304673">
            <text:p>304673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0816">
            <text:p>2147490816</text:p>
          </table:table-cell>
          <table:table-cell office:value-type="float" office:value="1152844216">
            <text:p>1152844216</text:p>
          </table:table-cell>
          <table:table-cell table:number-columns-repeated="4" office:value-type="float" office:value="0">
            <text:p>0</text:p>
          </table:table-cell>
          <table:table-cell office:value-type="float" office:value="1152945059">
            <text:p>1152945059</text:p>
          </table:table-cell>
          <table:table-cell office:value-type="float" office:value="0">
            <text:p>0</text:p>
          </table:table-cell>
          <table:table-cell office:value-type="float" office:value="1152945059">
            <text:p>1152945059</text:p>
          </table:table-cell>
          <table:table-cell office:value-type="float" office:value="85127123">
            <text:p>85127123</text:p>
          </table:table-cell>
          <table:table-cell office:value-type="float" office:value="2723956178">
            <text:p>2723956178</text:p>
          </table:table-cell>
          <table:table-cell office:value-type="float" office:value="2723892154">
            <text:p>2723892154</text:p>
          </table:table-cell>
          <table:table-cell office:value-type="float" office:value="1815970785">
            <text:p>1815970785</text:p>
          </table:table-cell>
          <table:table-cell office:value-type="float" office:value="0">
            <text:p>0</text:p>
          </table:table-cell>
          <table:table-cell office:value-type="float" office:value="1815970785">
            <text:p>1815970785</text:p>
          </table:table-cell>
          <table:table-cell office:value-type="float" office:value="1152945059">
            <text:p>1152945059</text:p>
          </table:table-cell>
          <table:table-cell office:value-type="float" office:value="907985392">
            <text:p>907985392</text:p>
          </table:table-cell>
          <table:table-cell office:value-type="float" office:value="1135242287">
            <text:p>1135242287</text:p>
          </table:table-cell>
          <table:table-cell office:value-type="float" office:value="3631941570">
            <text:p>3631941570</text:p>
          </table:table-cell>
          <table:table-cell office:value-type="float" office:value="1152945059">
            <text:p>1152945059</text:p>
          </table:table-cell>
          <table:table-cell office:value-type="float" office:value="23423400878">
            <text:p>23423400878</text:p>
          </table:table-cell>
          <table:table-cell office:value-type="float" office:value="86390380859">
            <text:p>86390380859</text:p>
          </table:table-cell>
          <table:table-cell office:value-type="float" office:value="5479248046">
            <text:p>5479248046</text:p>
          </table:table-cell>
          <table:table-cell office:value-type="float" office:value="1177734375">
            <text:p>11777343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5306342077">
            <text:p>5306342077</text:p>
          </table:table-cell>
          <table:table-cell office:value-type="float" office:value="63804113">
            <text:p>63804113</text:p>
          </table:table-cell>
          <table:table-cell office:value-type="float" office:value="1261999294">
            <text:p>1261999294</text:p>
          </table:table-cell>
          <table:table-cell office:value-type="float" office:value="2525826252">
            <text:p>2525826252</text:p>
          </table:table-cell>
          <table:table-cell office:value-type="float" office:value="5556642187">
            <text:p>5556642187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987888">
            <text:p>987888</text:p>
          </table:table-cell>
          <table:table-cell table:number-columns-repeated="14" office:value-type="float" office:value="23137165426">
            <text:p>23137165426</text:p>
          </table:table-cell>
          <table:table-cell office:value-type="float" office:value="6022650">
            <text:p>60226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81">
            <text:p>3925381</text:p>
          </table:table-cell>
          <table:table-cell office:value-type="float" office:value="32599">
            <text:p>32599</text:p>
          </table:table-cell>
          <table:table-cell office:value-type="float" office:value="1998499">
            <text:p>1998499</text:p>
          </table:table-cell>
          <table:table-cell office:value-type="float" office:value="468092">
            <text:p>468092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61984">
            <text:p>2684361984</text:p>
          </table:table-cell>
          <table:table-cell office:value-type="float" office:value="1261899896">
            <text:p>1261899896</text:p>
          </table:table-cell>
          <table:table-cell table:number-columns-repeated="4" office:value-type="float" office:value="0">
            <text:p>0</text:p>
          </table:table-cell>
          <table:table-cell office:value-type="float" office:value="1261999294">
            <text:p>1261999294</text:p>
          </table:table-cell>
          <table:table-cell office:value-type="float" office:value="0">
            <text:p>0</text:p>
          </table:table-cell>
          <table:table-cell office:value-type="float" office:value="1261999294">
            <text:p>1261999294</text:p>
          </table:table-cell>
          <table:table-cell office:value-type="float" office:value="86831012">
            <text:p>86831012</text:p>
          </table:table-cell>
          <table:table-cell office:value-type="float" office:value="2778483295">
            <text:p>2778483295</text:p>
          </table:table-cell>
          <table:table-cell office:value-type="float" office:value="2778431996">
            <text:p>2778431996</text:p>
          </table:table-cell>
          <table:table-cell office:value-type="float" office:value="1852322197">
            <text:p>1852322197</text:p>
          </table:table-cell>
          <table:table-cell office:value-type="float" office:value="0">
            <text:p>0</text:p>
          </table:table-cell>
          <table:table-cell office:value-type="float" office:value="1852322197">
            <text:p>1852322197</text:p>
          </table:table-cell>
          <table:table-cell office:value-type="float" office:value="1261999294">
            <text:p>1261999294</text:p>
          </table:table-cell>
          <table:table-cell office:value-type="float" office:value="926161099">
            <text:p>926161099</text:p>
          </table:table-cell>
          <table:table-cell office:value-type="float" office:value="1247654810">
            <text:p>1247654810</text:p>
          </table:table-cell>
          <table:table-cell office:value-type="float" office:value="3704644393">
            <text:p>3704644393</text:p>
          </table:table-cell>
          <table:table-cell office:value-type="float" office:value="1261999294">
            <text:p>1261999294</text:p>
          </table:table-cell>
          <table:table-cell office:value-type="float" office:value="24020690917">
            <text:p>24020690917</text:p>
          </table:table-cell>
          <table:table-cell office:value-type="float" office:value="88750305175">
            <text:p>88750305175</text:p>
          </table:table-cell>
          <table:table-cell office:value-type="float" office:value="5294006347">
            <text:p>5294006347</text:p>
          </table:table-cell>
          <table:table-cell office:value-type="float" office:value="1198425292">
            <text:p>11984252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5623823305">
            <text:p>5623823305</text:p>
          </table:table-cell>
          <table:table-cell office:value-type="float" office:value="68080717">
            <text:p>68080717</text:p>
          </table:table-cell>
          <table:table-cell office:value-type="float" office:value="1395595655">
            <text:p>1395595655</text:p>
          </table:table-cell>
          <table:table-cell office:value-type="float" office:value="3590091296">
            <text:p>3590091296</text:p>
          </table:table-cell>
          <table:table-cell office:value-type="float" office:value="5657263653">
            <text:p>5657263653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546663">
            <text:p>1546663</text:p>
          </table:table-cell>
          <table:table-cell table:number-columns-repeated="14" office:value-type="float" office:value="23995132588">
            <text:p>23995132588</text:p>
          </table:table-cell>
          <table:table-cell office:value-type="float" office:value="9293479">
            <text:p>9293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47576">
            <text:p>6147576</text:p>
          </table:table-cell>
          <table:table-cell office:value-type="float" office:value="48899">
            <text:p>48899</text:p>
          </table:table-cell>
          <table:table-cell office:value-type="float" office:value="3257272">
            <text:p>3257272</text:p>
          </table:table-cell>
          <table:table-cell office:value-type="float" office:value="768059">
            <text:p>768059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3152">
            <text:p>3221233152</text:p>
          </table:table-cell>
          <table:table-cell office:value-type="float" office:value="1363965824">
            <text:p>1363965824</text:p>
          </table:table-cell>
          <table:table-cell table:number-columns-repeated="4" office:value-type="float" office:value="0">
            <text:p>0</text:p>
          </table:table-cell>
          <table:table-cell office:value-type="float" office:value="1395595655">
            <text:p>1395595655</text:p>
          </table:table-cell>
          <table:table-cell office:value-type="float" office:value="0">
            <text:p>0</text:p>
          </table:table-cell>
          <table:table-cell office:value-type="float" office:value="1395595655">
            <text:p>1395595655</text:p>
          </table:table-cell>
          <table:table-cell office:value-type="float" office:value="88918754">
            <text:p>88918754</text:p>
          </table:table-cell>
          <table:table-cell office:value-type="float" office:value="2845281475">
            <text:p>2845281475</text:p>
          </table:table-cell>
          <table:table-cell office:value-type="float" office:value="0">
            <text:p>0</text:p>
          </table:table-cell>
          <table:table-cell office:value-type="float" office:value="1896854317">
            <text:p>1896854317</text:p>
          </table:table-cell>
          <table:table-cell office:value-type="float" office:value="0">
            <text:p>0</text:p>
          </table:table-cell>
          <table:table-cell office:value-type="float" office:value="1896854317">
            <text:p>1896854317</text:p>
          </table:table-cell>
          <table:table-cell office:value-type="float" office:value="0">
            <text:p>0</text:p>
          </table:table-cell>
          <table:table-cell office:value-type="float" office:value="948427158">
            <text:p>948427158</text:p>
          </table:table-cell>
          <table:table-cell office:value-type="float" office:value="12074">
            <text:p>12074</text:p>
          </table:table-cell>
          <table:table-cell office:value-type="float" office:value="3793708635">
            <text:p>3793708635</text:p>
          </table:table-cell>
          <table:table-cell office:value-type="float" office:value="1395595655">
            <text:p>1395595655</text:p>
          </table:table-cell>
          <table:table-cell office:value-type="float" office:value="23903869628">
            <text:p>23903869628</text:p>
          </table:table-cell>
          <table:table-cell office:value-type="float" office:value="85451782226">
            <text:p>85451782226</text:p>
          </table:table-cell>
          <table:table-cell office:value-type="float" office:value="5845214843">
            <text:p>5845214843</text:p>
          </table:table-cell>
          <table:table-cell office:value-type="float" office:value="1306762695">
            <text:p>13067626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5731482681">
            <text:p>5731482681</text:p>
          </table:table-cell>
          <table:table-cell office:value-type="float" office:value="68879664">
            <text:p>68879664</text:p>
          </table:table-cell>
          <table:table-cell office:value-type="float" office:value="1699836956">
            <text:p>1699836956</text:p>
          </table:table-cell>
          <table:table-cell office:value-type="float" office:value="3760756866">
            <text:p>3760756866</text:p>
          </table:table-cell>
          <table:table-cell office:value-type="float" office:value="5994493479">
            <text:p>5994493479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822778">
            <text:p>822778</text:p>
          </table:table-cell>
          <table:table-cell table:number-columns-repeated="14" office:value-type="float" office:value="24898783344">
            <text:p>24898783344</text:p>
          </table:table-cell>
          <table:table-cell office:value-type="float" office:value="5362816">
            <text:p>5362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15">
            <text:p>3272715</text:p>
          </table:table-cell>
          <table:table-cell office:value-type="float" office:value="25084">
            <text:p>25084</text:p>
          </table:table-cell>
          <table:table-cell office:value-type="float" office:value="1281137">
            <text:p>1281137</text:p>
          </table:table-cell>
          <table:table-cell office:value-type="float" office:value="304914">
            <text:p>304914</text:p>
          </table:table-cell>
          <table:table-cell table:number-columns-repeated="2" office:value-type="float" office:value="0">
            <text:p>0</text:p>
          </table:table-cell>
          <table:table-cell office:value-type="float" office:value="3758104320">
            <text:p>3758104320</text:p>
          </table:table-cell>
          <table:table-cell office:value-type="float" office:value="1699738184">
            <text:p>1699738184</text:p>
          </table:table-cell>
          <table:table-cell table:number-columns-repeated="4" office:value-type="float" office:value="0">
            <text:p>0</text:p>
          </table:table-cell>
          <table:table-cell office:value-type="float" office:value="1699836956">
            <text:p>1699836956</text:p>
          </table:table-cell>
          <table:table-cell office:value-type="float" office:value="0">
            <text:p>0</text:p>
          </table:table-cell>
          <table:table-cell office:value-type="float" office:value="1699836956">
            <text:p>1699836956</text:p>
          </table:table-cell>
          <table:table-cell office:value-type="float" office:value="93669233">
            <text:p>93669233</text:p>
          </table:table-cell>
          <table:table-cell office:value-type="float" office:value="2997402126">
            <text:p>2997402126</text:p>
          </table:table-cell>
          <table:table-cell office:value-type="float" office:value="0">
            <text:p>0</text:p>
          </table:table-cell>
          <table:table-cell office:value-type="float" office:value="1998268084">
            <text:p>1998268084</text:p>
          </table:table-cell>
          <table:table-cell office:value-type="float" office:value="0">
            <text:p>0</text:p>
          </table:table-cell>
          <table:table-cell office:value-type="float" office:value="1998268084">
            <text:p>1998268084</text:p>
          </table:table-cell>
          <table:table-cell office:value-type="float" office:value="1699836956">
            <text:p>1699836956</text:p>
          </table:table-cell>
          <table:table-cell office:value-type="float" office:value="999134042">
            <text:p>999134042</text:p>
          </table:table-cell>
          <table:table-cell office:value-type="float" office:value="102920">
            <text:p>102920</text:p>
          </table:table-cell>
          <table:table-cell office:value-type="float" office:value="3996536168">
            <text:p>3996536168</text:p>
          </table:table-cell>
          <table:table-cell office:value-type="float" office:value="1699836956">
            <text:p>1699836956</text:p>
          </table:table-cell>
          <table:table-cell office:value-type="float" office:value="25745483398">
            <text:p>25745483398</text:p>
          </table:table-cell>
          <table:table-cell office:value-type="float" office:value="94962158203">
            <text:p>94962158203</text:p>
          </table:table-cell>
          <table:table-cell office:value-type="float" office:value="5587280273">
            <text:p>5587280273</text:p>
          </table:table-cell>
          <table:table-cell office:value-type="float" office:value="1293701171">
            <text:p>1293701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6168811115">
            <text:p>6168811115</text:p>
          </table:table-cell>
          <table:table-cell office:value-type="float" office:value="76504405">
            <text:p>76504405</text:p>
          </table:table-cell>
          <table:table-cell office:value-type="float" office:value="2144559902">
            <text:p>2144559902</text:p>
          </table:table-cell>
          <table:table-cell office:value-type="float" office:value="1307465969">
            <text:p>1307465969</text:p>
          </table:table-cell>
          <table:table-cell office:value-type="float" office:value="6234287379">
            <text:p>6234287379</text:p>
          </table:table-cell>
          <table:table-cell office:value-type="float" office:value="392">
            <text:p>392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005529">
            <text:p>1005529</text:p>
          </table:table-cell>
          <table:table-cell table:number-columns-repeated="14" office:value-type="float" office:value="25637898716">
            <text:p>25637898716</text:p>
          </table:table-cell>
          <table:table-cell office:value-type="float" office:value="6109387">
            <text:p>61093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83919">
            <text:p>3983919</text:p>
          </table:table-cell>
          <table:table-cell office:value-type="float" office:value="54682">
            <text:p>54682</text:p>
          </table:table-cell>
          <table:table-cell office:value-type="float" office:value="2050676">
            <text:p>2050676</text:p>
          </table:table-cell>
          <table:table-cell office:value-type="float" office:value="475592">
            <text:p>475592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392077464">
            <text:p>2392077464</text:p>
          </table:table-cell>
          <table:table-cell table:number-columns-repeated="4" office:value-type="float" office:value="0">
            <text:p>0</text:p>
          </table:table-cell>
          <table:table-cell office:value-type="float" office:value="2144559902">
            <text:p>2144559902</text:p>
          </table:table-cell>
          <table:table-cell office:value-type="float" office:value="0">
            <text:p>0</text:p>
          </table:table-cell>
          <table:table-cell office:value-type="float" office:value="2144559902">
            <text:p>2144559902</text:p>
          </table:table-cell>
          <table:table-cell office:value-type="float" office:value="100617698">
            <text:p>100617698</text:p>
          </table:table-cell>
          <table:table-cell office:value-type="float" office:value="3219763599">
            <text:p>3219763599</text:p>
          </table:table-cell>
          <table:table-cell office:value-type="float" office:value="0">
            <text:p>0</text:p>
          </table:table-cell>
          <table:table-cell office:value-type="float" office:value="2146509066">
            <text:p>2146509066</text:p>
          </table:table-cell>
          <table:table-cell office:value-type="float" office:value="0">
            <text:p>0</text:p>
          </table:table-cell>
          <table:table-cell office:value-type="float" office:value="2146509066">
            <text:p>2146509066</text:p>
          </table:table-cell>
          <table:table-cell office:value-type="float" office:value="2144559902">
            <text:p>2144559902</text:p>
          </table:table-cell>
          <table:table-cell office:value-type="float" office:value="1073254533">
            <text:p>1073254533</text:p>
          </table:table-cell>
          <table:table-cell office:value-type="float" office:value="96956">
            <text:p>96956</text:p>
          </table:table-cell>
          <table:table-cell office:value-type="float" office:value="4293018132">
            <text:p>4293018132</text:p>
          </table:table-cell>
          <table:table-cell office:value-type="float" office:value="2144559902">
            <text:p>2144559902</text:p>
          </table:table-cell>
          <table:table-cell office:value-type="float" office:value="26582397460">
            <text:p>26582397460</text:p>
          </table:table-cell>
          <table:table-cell office:value-type="float" office:value="95541687011">
            <text:p>95541687011</text:p>
          </table:table-cell>
          <table:table-cell office:value-type="float" office:value="7140075683">
            <text:p>7140075683</text:p>
          </table:table-cell>
          <table:table-cell office:value-type="float" office:value="1442077636">
            <text:p>144207763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83817523">
            <text:p>183817523</text:p>
          </table:table-cell>
          <table:table-cell office:value-type="float" office:value="2211751">
            <text:p>2211751</text:p>
          </table:table-cell>
          <table:table-cell office:value-type="float" office:value="192366271">
            <text:p>192366271</text:p>
          </table:table-cell>
          <table:table-cell office:value-type="float" office:value="535013796">
            <text:p>535013796</text:p>
          </table:table-cell>
          <table:table-cell office:value-type="float" office:value="191898892">
            <text:p>1918988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6">
            <text:p>4194306</text:p>
          </table:table-cell>
          <table:table-cell office:value-type="float" office:value="192114464">
            <text:p>192114464</text:p>
          </table:table-cell>
          <table:table-cell table:number-columns-repeated="4" office:value-type="float" office:value="0">
            <text:p>0</text:p>
          </table:table-cell>
          <table:table-cell office:value-type="float" office:value="192366271">
            <text:p>192366271</text:p>
          </table:table-cell>
          <table:table-cell office:value-type="float" office:value="0">
            <text:p>0</text:p>
          </table:table-cell>
          <table:table-cell office:value-type="float" office:value="192366271">
            <text:p>192366271</text:p>
          </table:table-cell>
          <table:table-cell office:value-type="float" office:value="3005735">
            <text:p>3005735</text:p>
          </table:table-cell>
          <table:table-cell office:value-type="float" office:value="96183136">
            <text:p>96183136</text:p>
          </table:table-cell>
          <table:table-cell office:value-type="float" office:value="0">
            <text:p>0</text:p>
          </table:table-cell>
          <table:table-cell office:value-type="float" office:value="64122090">
            <text:p>64122090</text:p>
          </table:table-cell>
          <table:table-cell office:value-type="float" office:value="191865195">
            <text:p>191865195</text:p>
          </table:table-cell>
          <table:table-cell office:value-type="float" office:value="64122091">
            <text:p>64122091</text:p>
          </table:table-cell>
          <table:table-cell office:value-type="float" office:value="192366271">
            <text:p>192366271</text:p>
          </table:table-cell>
          <table:table-cell office:value-type="float" office:value="32061045">
            <text:p>32061045</text:p>
          </table:table-cell>
          <table:table-cell office:value-type="float" office:value="572">
            <text:p>572</text:p>
          </table:table-cell>
          <table:table-cell office:value-type="float" office:value="128244181">
            <text:p>128244181</text:p>
          </table:table-cell>
          <table:table-cell office:value-type="float" office:value="192366271">
            <text:p>192366271</text:p>
          </table:table-cell>
          <table:table-cell office:value-type="float" office:value="571960449">
            <text:p>571960449</text:p>
          </table:table-cell>
          <table:table-cell office:value-type="float" office:value="1850097656">
            <text:p>1850097656</text:p>
          </table:table-cell>
          <table:table-cell office:value-type="float" office:value="189514160">
            <text:p>189514160</text:p>
          </table:table-cell>
          <table:table-cell office:value-type="float" office:value="42236328">
            <text:p>422363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3751181">
            <text:p>183751181</text:p>
          </table:table-cell>
          <table:table-cell office:value-type="float" office:value="2255780">
            <text:p>2255780</text:p>
          </table:table-cell>
          <table:table-cell office:value-type="float" office:value="196294900">
            <text:p>196294900</text:p>
          </table:table-cell>
          <table:table-cell office:value-type="float" office:value="535254382">
            <text:p>535254382</text:p>
          </table:table-cell>
          <table:table-cell office:value-type="float" office:value="196022041">
            <text:p>19602204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4834">
            <text:p>294834</text:p>
          </table:table-cell>
          <table:table-cell table:number-columns-repeated="14" office:value-type="float" office:value="72505452">
            <text:p>72505452</text:p>
          </table:table-cell>
          <table:table-cell office:value-type="float" office:value="1178903">
            <text:p>1178903</text:p>
          </table:table-cell>
          <table:table-cell table:number-columns-repeated="4" office:value-type="float" office:value="0">
            <text:p>0</text:p>
          </table:table-cell>
          <table:table-cell office:value-type="float" office:value="1171735">
            <text:p>1171735</text:p>
          </table:table-cell>
          <table:table-cell office:value-type="float" office:value="7515">
            <text:p>7515</text:p>
          </table:table-cell>
          <table:table-cell office:value-type="float" office:value="1236443">
            <text:p>1236443</text:p>
          </table:table-cell>
          <table:table-cell office:value-type="float" office:value="296749">
            <text:p>296749</text:p>
          </table:table-cell>
          <table:table-cell table:number-columns-repeated="2" office:value-type="float" office:value="0">
            <text:p>0</text:p>
          </table:table-cell>
          <table:table-cell office:value-type="float" office:value="8388612">
            <text:p>8388612</text:p>
          </table:table-cell>
          <table:table-cell office:value-type="float" office:value="196187160">
            <text:p>196187160</text:p>
          </table:table-cell>
          <table:table-cell table:number-columns-repeated="4" office:value-type="float" office:value="0">
            <text:p>0</text:p>
          </table:table-cell>
          <table:table-cell office:value-type="float" office:value="196294900">
            <text:p>196294900</text:p>
          </table:table-cell>
          <table:table-cell office:value-type="float" office:value="0">
            <text:p>0</text:p>
          </table:table-cell>
          <table:table-cell office:value-type="float" office:value="196294900">
            <text:p>196294900</text:p>
          </table:table-cell>
          <table:table-cell office:value-type="float" office:value="3068630">
            <text:p>3068630</text:p>
          </table:table-cell>
          <table:table-cell office:value-type="float" office:value="98147450">
            <text:p>98147450</text:p>
          </table:table-cell>
          <table:table-cell office:value-type="float" office:value="0">
            <text:p>0</text:p>
          </table:table-cell>
          <table:table-cell office:value-type="float" office:value="65431634">
            <text:p>65431634</text:p>
          </table:table-cell>
          <table:table-cell office:value-type="float" office:value="0">
            <text:p>0</text:p>
          </table:table-cell>
          <table:table-cell office:value-type="float" office:value="65431633">
            <text:p>65431633</text:p>
          </table:table-cell>
          <table:table-cell office:value-type="float" office:value="0">
            <text:p>0</text:p>
          </table:table-cell>
          <table:table-cell office:value-type="float" office:value="32715816">
            <text:p>32715816</text:p>
          </table:table-cell>
          <table:table-cell office:value-type="float" office:value="195396992">
            <text:p>195396992</text:p>
          </table:table-cell>
          <table:table-cell office:value-type="float" office:value="130863267">
            <text:p>130863267</text:p>
          </table:table-cell>
          <table:table-cell office:value-type="float" office:value="196294900">
            <text:p>196294900</text:p>
          </table:table-cell>
          <table:table-cell office:value-type="float" office:value="594482421">
            <text:p>594482421</text:p>
          </table:table-cell>
          <table:table-cell office:value-type="float" office:value="1872314453">
            <text:p>1872314453</text:p>
          </table:table-cell>
          <table:table-cell office:value-type="float" office:value="225830078">
            <text:p>225830078</text:p>
          </table:table-cell>
          <table:table-cell office:value-type="float" office:value="42419433">
            <text:p>424194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5717263">
            <text:p>185717263</text:p>
          </table:table-cell>
          <table:table-cell office:value-type="float" office:value="2234627">
            <text:p>2234627</text:p>
          </table:table-cell>
          <table:table-cell office:value-type="float" office:value="194436297">
            <text:p>194436297</text:p>
          </table:table-cell>
          <table:table-cell office:value-type="float" office:value="540546497">
            <text:p>540546497</text:p>
          </table:table-cell>
          <table:table-cell office:value-type="float" office:value="193961980">
            <text:p>1939619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24">
            <text:p>16777224</text:p>
          </table:table-cell>
          <table:table-cell office:value-type="float" office:value="194176744">
            <text:p>194176744</text:p>
          </table:table-cell>
          <table:table-cell table:number-columns-repeated="4" office:value-type="float" office:value="0">
            <text:p>0</text:p>
          </table:table-cell>
          <table:table-cell office:value-type="float" office:value="194436297">
            <text:p>194436297</text:p>
          </table:table-cell>
          <table:table-cell office:value-type="float" office:value="0">
            <text:p>0</text:p>
          </table:table-cell>
          <table:table-cell office:value-type="float" office:value="194436297">
            <text:p>194436297</text:p>
          </table:table-cell>
          <table:table-cell office:value-type="float" office:value="3038877">
            <text:p>3038877</text:p>
          </table:table-cell>
          <table:table-cell office:value-type="float" office:value="97218149">
            <text:p>97218149</text:p>
          </table:table-cell>
          <table:table-cell office:value-type="float" office:value="0">
            <text:p>0</text:p>
          </table:table-cell>
          <table:table-cell office:value-type="float" office:value="64812099">
            <text:p>64812099</text:p>
          </table:table-cell>
          <table:table-cell office:value-type="float" office:value="0">
            <text:p>0</text:p>
          </table:table-cell>
          <table:table-cell office:value-type="float" office:value="64812099">
            <text:p>64812099</text:p>
          </table:table-cell>
          <table:table-cell office:value-type="float" office:value="194436297">
            <text:p>194436297</text:p>
          </table:table-cell>
          <table:table-cell office:value-type="float" office:value="32406049">
            <text:p>32406049</text:p>
          </table:table-cell>
          <table:table-cell office:value-type="float" office:value="193753820">
            <text:p>193753820</text:p>
          </table:table-cell>
          <table:table-cell office:value-type="float" office:value="129624198">
            <text:p>129624198</text:p>
          </table:table-cell>
          <table:table-cell office:value-type="float" office:value="194436297">
            <text:p>194436297</text:p>
          </table:table-cell>
          <table:table-cell office:value-type="float" office:value="604858398">
            <text:p>604858398</text:p>
          </table:table-cell>
          <table:table-cell office:value-type="float" office:value="1882629394">
            <text:p>1882629394</text:p>
          </table:table-cell>
          <table:table-cell office:value-type="float" office:value="193725585">
            <text:p>193725585</text:p>
          </table:table-cell>
          <table:table-cell office:value-type="float" office:value="42480468">
            <text:p>424804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1804490">
            <text:p>191804490</text:p>
          </table:table-cell>
          <table:table-cell office:value-type="float" office:value="2307623">
            <text:p>2307623</text:p>
          </table:table-cell>
          <table:table-cell office:value-type="float" office:value="200406307">
            <text:p>200406307</text:p>
          </table:table-cell>
          <table:table-cell office:value-type="float" office:value="558217215">
            <text:p>558217215</text:p>
          </table:table-cell>
          <table:table-cell office:value-type="float" office:value="199936605">
            <text:p>1999366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48">
            <text:p>33554448</text:p>
          </table:table-cell>
          <table:table-cell office:value-type="float" office:value="200153888">
            <text:p>200153888</text:p>
          </table:table-cell>
          <table:table-cell table:number-columns-repeated="4" office:value-type="float" office:value="0">
            <text:p>0</text:p>
          </table:table-cell>
          <table:table-cell office:value-type="float" office:value="200406307">
            <text:p>200406307</text:p>
          </table:table-cell>
          <table:table-cell office:value-type="float" office:value="0">
            <text:p>0</text:p>
          </table:table-cell>
          <table:table-cell office:value-type="float" office:value="200406307">
            <text:p>200406307</text:p>
          </table:table-cell>
          <table:table-cell office:value-type="float" office:value="3131953">
            <text:p>3131953</text:p>
          </table:table-cell>
          <table:table-cell office:value-type="float" office:value="100203153">
            <text:p>100203153</text:p>
          </table:table-cell>
          <table:table-cell office:value-type="float" office:value="0">
            <text:p>0</text:p>
          </table:table-cell>
          <table:table-cell office:value-type="float" office:value="66802102">
            <text:p>66802102</text:p>
          </table:table-cell>
          <table:table-cell office:value-type="float" office:value="0">
            <text:p>0</text:p>
          </table:table-cell>
          <table:table-cell office:value-type="float" office:value="66802102">
            <text:p>66802102</text:p>
          </table:table-cell>
          <table:table-cell office:value-type="float" office:value="200406307">
            <text:p>200406307</text:p>
          </table:table-cell>
          <table:table-cell office:value-type="float" office:value="33401051">
            <text:p>33401051</text:p>
          </table:table-cell>
          <table:table-cell office:value-type="float" office:value="199283887">
            <text:p>199283887</text:p>
          </table:table-cell>
          <table:table-cell office:value-type="float" office:value="133604205">
            <text:p>133604205</text:p>
          </table:table-cell>
          <table:table-cell office:value-type="float" office:value="200406307">
            <text:p>200406307</text:p>
          </table:table-cell>
          <table:table-cell office:value-type="float" office:value="638000488">
            <text:p>638000488</text:p>
          </table:table-cell>
          <table:table-cell office:value-type="float" office:value="1993103027">
            <text:p>1993103027</text:p>
          </table:table-cell>
          <table:table-cell office:value-type="float" office:value="205688476">
            <text:p>205688476</text:p>
          </table:table-cell>
          <table:table-cell office:value-type="float" office:value="44067382">
            <text:p>440673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1777062">
            <text:p>191777062</text:p>
          </table:table-cell>
          <table:table-cell office:value-type="float" office:value="2376520">
            <text:p>2376520</text:p>
          </table:table-cell>
          <table:table-cell office:value-type="float" office:value="206495389">
            <text:p>206495389</text:p>
          </table:table-cell>
          <table:table-cell office:value-type="float" office:value="557716898">
            <text:p>557716898</text:p>
          </table:table-cell>
          <table:table-cell office:value-type="float" office:value="206202662">
            <text:p>20620266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8842">
            <text:p>558842</text:p>
          </table:table-cell>
          <table:table-cell table:number-columns-repeated="14" office:value-type="float" office:value="144439436">
            <text:p>144439436</text:p>
          </table:table-cell>
          <table:table-cell office:value-type="float" office:value="3270911">
            <text:p>32709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76">
            <text:p>2222276</text:p>
          </table:table-cell>
          <table:table-cell office:value-type="float" office:value="16320">
            <text:p>16320</text:p>
          </table:table-cell>
          <table:table-cell office:value-type="float" office:value="1258912">
            <text:p>1258912</text:p>
          </table:table-cell>
          <table:table-cell office:value-type="float" office:value="300760">
            <text:p>300760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96">
            <text:p>67108896</text:p>
          </table:table-cell>
          <table:table-cell office:value-type="float" office:value="206394592">
            <text:p>206394592</text:p>
          </table:table-cell>
          <table:table-cell table:number-columns-repeated="4" office:value-type="float" office:value="0">
            <text:p>0</text:p>
          </table:table-cell>
          <table:table-cell office:value-type="float" office:value="206495389">
            <text:p>206495389</text:p>
          </table:table-cell>
          <table:table-cell office:value-type="float" office:value="0">
            <text:p>0</text:p>
          </table:table-cell>
          <table:table-cell office:value-type="float" office:value="206495389">
            <text:p>206495389</text:p>
          </table:table-cell>
          <table:table-cell office:value-type="float" office:value="3228276">
            <text:p>3228276</text:p>
          </table:table-cell>
          <table:table-cell office:value-type="float" office:value="103247695">
            <text:p>103247695</text:p>
          </table:table-cell>
          <table:table-cell office:value-type="float" office:value="0">
            <text:p>0</text:p>
          </table:table-cell>
          <table:table-cell office:value-type="float" office:value="68831796">
            <text:p>68831796</text:p>
          </table:table-cell>
          <table:table-cell office:value-type="float" office:value="0">
            <text:p>0</text:p>
          </table:table-cell>
          <table:table-cell office:value-type="float" office:value="68831797">
            <text:p>68831797</text:p>
          </table:table-cell>
          <table:table-cell office:value-type="float" office:value="206495389">
            <text:p>206495389</text:p>
          </table:table-cell>
          <table:table-cell office:value-type="float" office:value="34415898">
            <text:p>34415898</text:p>
          </table:table-cell>
          <table:table-cell office:value-type="float" office:value="205421874">
            <text:p>205421874</text:p>
          </table:table-cell>
          <table:table-cell office:value-type="float" office:value="137663593">
            <text:p>137663593</text:p>
          </table:table-cell>
          <table:table-cell office:value-type="float" office:value="206495389">
            <text:p>206495389</text:p>
          </table:table-cell>
          <table:table-cell office:value-type="float" office:value="666931152">
            <text:p>666931152</text:p>
          </table:table-cell>
          <table:table-cell office:value-type="float" office:value="2154052734">
            <text:p>2154052734</text:p>
          </table:table-cell>
          <table:table-cell office:value-type="float" office:value="297302246">
            <text:p>297302246</text:p>
          </table:table-cell>
          <table:table-cell office:value-type="float" office:value="44433593">
            <text:p>44433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1410980">
            <text:p>191410980</text:p>
          </table:table-cell>
          <table:table-cell office:value-type="float" office:value="2302752">
            <text:p>2302752</text:p>
          </table:table-cell>
          <table:table-cell office:value-type="float" office:value="200348411">
            <text:p>200348411</text:p>
          </table:table-cell>
          <table:table-cell office:value-type="float" office:value="557050098">
            <text:p>557050098</text:p>
          </table:table-cell>
          <table:table-cell office:value-type="float" office:value="199891757">
            <text:p>19989175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7876128">
            <text:p>27787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92">
            <text:p>134217792</text:p>
          </table:table-cell>
          <table:table-cell office:value-type="float" office:value="200107264">
            <text:p>200107264</text:p>
          </table:table-cell>
          <table:table-cell table:number-columns-repeated="4" office:value-type="float" office:value="0">
            <text:p>0</text:p>
          </table:table-cell>
          <table:table-cell office:value-type="float" office:value="200348411">
            <text:p>200348411</text:p>
          </table:table-cell>
          <table:table-cell office:value-type="float" office:value="0">
            <text:p>0</text:p>
          </table:table-cell>
          <table:table-cell office:value-type="float" office:value="200348411">
            <text:p>200348411</text:p>
          </table:table-cell>
          <table:table-cell office:value-type="float" office:value="3131034">
            <text:p>3131034</text:p>
          </table:table-cell>
          <table:table-cell office:value-type="float" office:value="100174205">
            <text:p>100174205</text:p>
          </table:table-cell>
          <table:table-cell office:value-type="float" office:value="0">
            <text:p>0</text:p>
          </table:table-cell>
          <table:table-cell office:value-type="float" office:value="66782804">
            <text:p>66782804</text:p>
          </table:table-cell>
          <table:table-cell office:value-type="float" office:value="0">
            <text:p>0</text:p>
          </table:table-cell>
          <table:table-cell office:value-type="float" office:value="66782804">
            <text:p>66782804</text:p>
          </table:table-cell>
          <table:table-cell office:value-type="float" office:value="200348411">
            <text:p>200348411</text:p>
          </table:table-cell>
          <table:table-cell office:value-type="float" office:value="33391402">
            <text:p>33391402</text:p>
          </table:table-cell>
          <table:table-cell office:value-type="float" office:value="199611643">
            <text:p>199611643</text:p>
          </table:table-cell>
          <table:table-cell office:value-type="float" office:value="133565608">
            <text:p>133565608</text:p>
          </table:table-cell>
          <table:table-cell office:value-type="float" office:value="200348411">
            <text:p>200348411</text:p>
          </table:table-cell>
          <table:table-cell office:value-type="float" office:value="679260253">
            <text:p>679260253</text:p>
          </table:table-cell>
          <table:table-cell office:value-type="float" office:value="2223693847">
            <text:p>2223693847</text:p>
          </table:table-cell>
          <table:table-cell office:value-type="float" office:value="192993164">
            <text:p>192993164</text:p>
          </table:table-cell>
          <table:table-cell office:value-type="float" office:value="43701171">
            <text:p>43701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91782061">
            <text:p>191782061</text:p>
          </table:table-cell>
          <table:table-cell office:value-type="float" office:value="2379232">
            <text:p>2379232</text:p>
          </table:table-cell>
          <table:table-cell office:value-type="float" office:value="206683026">
            <text:p>206683026</text:p>
          </table:table-cell>
          <table:table-cell office:value-type="float" office:value="558638747">
            <text:p>558638747</text:p>
          </table:table-cell>
          <table:table-cell office:value-type="float" office:value="206385267">
            <text:p>20638526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58838">
            <text:p>558838</text:p>
          </table:table-cell>
          <table:table-cell table:number-columns-repeated="14" office:value-type="float" office:value="561256002">
            <text:p>561256002</text:p>
          </table:table-cell>
          <table:table-cell office:value-type="float" office:value="3270901">
            <text:p>3270901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67">
            <text:p>2222267</text:p>
          </table:table-cell>
          <table:table-cell office:value-type="float" office:value="16321">
            <text:p>16321</text:p>
          </table:table-cell>
          <table:table-cell office:value-type="float" office:value="1258917">
            <text:p>1258917</text:p>
          </table:table-cell>
          <table:table-cell office:value-type="float" office:value="300775">
            <text:p>300775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84">
            <text:p>268435584</text:p>
          </table:table-cell>
          <table:table-cell office:value-type="float" office:value="206576752">
            <text:p>206576752</text:p>
          </table:table-cell>
          <table:table-cell table:number-columns-repeated="4" office:value-type="float" office:value="0">
            <text:p>0</text:p>
          </table:table-cell>
          <table:table-cell office:value-type="float" office:value="206683026">
            <text:p>206683026</text:p>
          </table:table-cell>
          <table:table-cell office:value-type="float" office:value="0">
            <text:p>0</text:p>
          </table:table-cell>
          <table:table-cell office:value-type="float" office:value="206683026">
            <text:p>206683026</text:p>
          </table:table-cell>
          <table:table-cell office:value-type="float" office:value="3229446">
            <text:p>3229446</text:p>
          </table:table-cell>
          <table:table-cell office:value-type="float" office:value="103341513">
            <text:p>103341513</text:p>
          </table:table-cell>
          <table:table-cell office:value-type="float" office:value="0">
            <text:p>0</text:p>
          </table:table-cell>
          <table:table-cell office:value-type="float" office:value="68894342">
            <text:p>68894342</text:p>
          </table:table-cell>
          <table:table-cell office:value-type="float" office:value="0">
            <text:p>0</text:p>
          </table:table-cell>
          <table:table-cell office:value-type="float" office:value="68894342">
            <text:p>68894342</text:p>
          </table:table-cell>
          <table:table-cell office:value-type="float" office:value="0">
            <text:p>0</text:p>
          </table:table-cell>
          <table:table-cell office:value-type="float" office:value="34447171">
            <text:p>34447171</text:p>
          </table:table-cell>
          <table:table-cell office:value-type="float" office:value="76481">
            <text:p>76481</text:p>
          </table:table-cell>
          <table:table-cell office:value-type="float" office:value="137788684">
            <text:p>137788684</text:p>
          </table:table-cell>
          <table:table-cell office:value-type="float" office:value="206683026">
            <text:p>206683026</text:p>
          </table:table-cell>
          <table:table-cell office:value-type="float" office:value="728515625">
            <text:p>728515625</text:p>
          </table:table-cell>
          <table:table-cell office:value-type="float" office:value="2573059082">
            <text:p>2573059082</text:p>
          </table:table-cell>
          <table:table-cell office:value-type="float" office:value="244812011">
            <text:p>244812011</text:p>
          </table:table-cell>
          <table:table-cell office:value-type="float" office:value="45349121">
            <text:p>453491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03685777">
            <text:p>203685777</text:p>
          </table:table-cell>
          <table:table-cell office:value-type="float" office:value="2450141">
            <text:p>2450141</text:p>
          </table:table-cell>
          <table:table-cell office:value-type="float" office:value="213250559">
            <text:p>213250559</text:p>
          </table:table-cell>
          <table:table-cell office:value-type="float" office:value="592704182">
            <text:p>592704182</text:p>
          </table:table-cell>
          <table:table-cell office:value-type="float" office:value="212786071">
            <text:p>21278607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11504512">
            <text:p>1111504512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1168">
            <text:p>536871168</text:p>
          </table:table-cell>
          <table:table-cell office:value-type="float" office:value="213003432">
            <text:p>213003432</text:p>
          </table:table-cell>
          <table:table-cell table:number-columns-repeated="4" office:value-type="float" office:value="0">
            <text:p>0</text:p>
          </table:table-cell>
          <table:table-cell office:value-type="float" office:value="213250559">
            <text:p>213250559</text:p>
          </table:table-cell>
          <table:table-cell office:value-type="float" office:value="0">
            <text:p>0</text:p>
          </table:table-cell>
          <table:table-cell office:value-type="float" office:value="213250559">
            <text:p>213250559</text:p>
          </table:table-cell>
          <table:table-cell office:value-type="float" office:value="3332052">
            <text:p>3332052</text:p>
          </table:table-cell>
          <table:table-cell office:value-type="float" office:value="106625279">
            <text:p>106625279</text:p>
          </table:table-cell>
          <table:table-cell office:value-type="float" office:value="0">
            <text:p>0</text:p>
          </table:table-cell>
          <table:table-cell office:value-type="float" office:value="71083520">
            <text:p>71083520</text:p>
          </table:table-cell>
          <table:table-cell office:value-type="float" office:value="0">
            <text:p>0</text:p>
          </table:table-cell>
          <table:table-cell office:value-type="float" office:value="71083520">
            <text:p>71083520</text:p>
          </table:table-cell>
          <table:table-cell office:value-type="float" office:value="0">
            <text:p>0</text:p>
          </table:table-cell>
          <table:table-cell office:value-type="float" office:value="35541760">
            <text:p>35541760</text:p>
          </table:table-cell>
          <table:table-cell office:value-type="float" office:value="595">
            <text:p>595</text:p>
          </table:table-cell>
          <table:table-cell office:value-type="float" office:value="142167040">
            <text:p>142167040</text:p>
          </table:table-cell>
          <table:table-cell office:value-type="float" office:value="213250559">
            <text:p>213250559</text:p>
          </table:table-cell>
          <table:table-cell office:value-type="float" office:value="855285644">
            <text:p>855285644</text:p>
          </table:table-cell>
          <table:table-cell office:value-type="float" office:value="3115661621">
            <text:p>3115661621</text:p>
          </table:table-cell>
          <table:table-cell office:value-type="float" office:value="204589843">
            <text:p>204589843</text:p>
          </table:table-cell>
          <table:table-cell office:value-type="float" office:value="46936035">
            <text:p>469360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68122449">
            <text:p>368122449</text:p>
          </table:table-cell>
          <table:table-cell office:value-type="float" office:value="4424476">
            <text:p>4424476</text:p>
          </table:table-cell>
          <table:table-cell office:value-type="float" office:value="384968743">
            <text:p>384968743</text:p>
          </table:table-cell>
          <table:table-cell office:value-type="float" office:value="1070386651">
            <text:p>1070386651</text:p>
          </table:table-cell>
          <table:table-cell office:value-type="float" office:value="384409093">
            <text:p>38440909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67204760">
            <text:p>1667204760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2336">
            <text:p>1073742336</text:p>
          </table:table-cell>
          <table:table-cell office:value-type="float" office:value="384641680">
            <text:p>384641680</text:p>
          </table:table-cell>
          <table:table-cell table:number-columns-repeated="4" office:value-type="float" office:value="0">
            <text:p>0</text:p>
          </table:table-cell>
          <table:table-cell office:value-type="float" office:value="384968743">
            <text:p>384968743</text:p>
          </table:table-cell>
          <table:table-cell office:value-type="float" office:value="0">
            <text:p>0</text:p>
          </table:table-cell>
          <table:table-cell office:value-type="float" office:value="384968743">
            <text:p>384968743</text:p>
          </table:table-cell>
          <table:table-cell office:value-type="float" office:value="6015160">
            <text:p>6015160</text:p>
          </table:table-cell>
          <table:table-cell office:value-type="float" office:value="192484371">
            <text:p>192484371</text:p>
          </table:table-cell>
          <table:table-cell office:value-type="float" office:value="0">
            <text:p>0</text:p>
          </table:table-cell>
          <table:table-cell office:value-type="float" office:value="128322915">
            <text:p>128322915</text:p>
          </table:table-cell>
          <table:table-cell office:value-type="float" office:value="0">
            <text:p>0</text:p>
          </table:table-cell>
          <table:table-cell office:value-type="float" office:value="128322914">
            <text:p>128322914</text:p>
          </table:table-cell>
          <table:table-cell office:value-type="float" office:value="0">
            <text:p>0</text:p>
          </table:table-cell>
          <table:table-cell office:value-type="float" office:value="64161457">
            <text:p>64161457</text:p>
          </table:table-cell>
          <table:table-cell office:value-type="float" office:value="851">
            <text:p>851</text:p>
          </table:table-cell>
          <table:table-cell office:value-type="float" office:value="256645829">
            <text:p>256645829</text:p>
          </table:table-cell>
          <table:table-cell office:value-type="float" office:value="384968743">
            <text:p>384968743</text:p>
          </table:table-cell>
          <table:table-cell office:value-type="float" office:value="1607604980">
            <text:p>1607604980</text:p>
          </table:table-cell>
          <table:table-cell office:value-type="float" office:value="5886413574">
            <text:p>5886413574</text:p>
          </table:table-cell>
          <table:table-cell office:value-type="float" office:value="371398925">
            <text:p>371398925</text:p>
          </table:table-cell>
          <table:table-cell office:value-type="float" office:value="84167480">
            <text:p>841674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749679842">
            <text:p>749679842</text:p>
          </table:table-cell>
          <table:table-cell office:value-type="float" office:value="9073030">
            <text:p>9073030</text:p>
          </table:table-cell>
          <table:table-cell office:value-type="float" office:value="790155997">
            <text:p>790155997</text:p>
          </table:table-cell>
          <table:table-cell office:value-type="float" office:value="2179079163">
            <text:p>2179079163</text:p>
          </table:table-cell>
          <table:table-cell office:value-type="float" office:value="789858604">
            <text:p>78985860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58842">
            <text:p>558842</text:p>
          </table:table-cell>
          <table:table-cell table:number-columns-repeated="14" office:value-type="float" office:value="2228671004">
            <text:p>2228671004</text:p>
          </table:table-cell>
          <table:table-cell office:value-type="float" office:value="3270911">
            <text:p>32709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76">
            <text:p>2222276</text:p>
          </table:table-cell>
          <table:table-cell office:value-type="float" office:value="16320">
            <text:p>16320</text:p>
          </table:table-cell>
          <table:table-cell office:value-type="float" office:value="1258912">
            <text:p>1258912</text:p>
          </table:table-cell>
          <table:table-cell office:value-type="float" office:value="300624">
            <text:p>300624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672">
            <text:p>2147484672</text:p>
          </table:table-cell>
          <table:table-cell office:value-type="float" office:value="790854736">
            <text:p>790854736</text:p>
          </table:table-cell>
          <table:table-cell table:number-columns-repeated="4" office:value-type="float" office:value="0">
            <text:p>0</text:p>
          </table:table-cell>
          <table:table-cell office:value-type="float" office:value="790155997">
            <text:p>790155997</text:p>
          </table:table-cell>
          <table:table-cell office:value-type="float" office:value="0">
            <text:p>0</text:p>
          </table:table-cell>
          <table:table-cell office:value-type="float" office:value="790155997">
            <text:p>790155997</text:p>
          </table:table-cell>
          <table:table-cell office:value-type="float" office:value="12346228">
            <text:p>12346228</text:p>
          </table:table-cell>
          <table:table-cell office:value-type="float" office:value="395077998">
            <text:p>395077998</text:p>
          </table:table-cell>
          <table:table-cell office:value-type="float" office:value="0">
            <text:p>0</text:p>
          </table:table-cell>
          <table:table-cell office:value-type="float" office:value="263385332">
            <text:p>263385332</text:p>
          </table:table-cell>
          <table:table-cell office:value-type="float" office:value="0">
            <text:p>0</text:p>
          </table:table-cell>
          <table:table-cell office:value-type="float" office:value="263385332">
            <text:p>263385332</text:p>
          </table:table-cell>
          <table:table-cell office:value-type="float" office:value="0">
            <text:p>0</text:p>
          </table:table-cell>
          <table:table-cell office:value-type="float" office:value="131692666">
            <text:p>131692666</text:p>
          </table:table-cell>
          <table:table-cell office:value-type="float" office:value="62792">
            <text:p>62792</text:p>
          </table:table-cell>
          <table:table-cell office:value-type="float" office:value="526770665">
            <text:p>526770665</text:p>
          </table:table-cell>
          <table:table-cell office:value-type="float" office:value="790155997">
            <text:p>790155997</text:p>
          </table:table-cell>
          <table:table-cell office:value-type="float" office:value="3369506835">
            <text:p>3369506835</text:p>
          </table:table-cell>
          <table:table-cell office:value-type="float" office:value="12139953613">
            <text:p>12139953613</text:p>
          </table:table-cell>
          <table:table-cell office:value-type="float" office:value="895690917">
            <text:p>895690917</text:p>
          </table:table-cell>
          <table:table-cell office:value-type="float" office:value="170104980">
            <text:p>17010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67234300">
            <text:p>1067234300</text:p>
          </table:table-cell>
          <table:table-cell office:value-type="float" office:value="12942109">
            <text:p>12942109</text:p>
          </table:table-cell>
          <table:table-cell office:value-type="float" office:value="1126884951">
            <text:p>1126884951</text:p>
          </table:table-cell>
          <table:table-cell office:value-type="float" office:value="3100105287">
            <text:p>3100105287</text:p>
          </table:table-cell>
          <table:table-cell office:value-type="float" office:value="1126529009">
            <text:p>112652900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3346954274">
            <text:p>3346954274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783">
            <text:p>467783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7008">
            <text:p>3221227008</text:p>
          </table:table-cell>
          <table:table-cell office:value-type="float" office:value="1126779776">
            <text:p>1126779776</text:p>
          </table:table-cell>
          <table:table-cell table:number-columns-repeated="4" office:value-type="float" office:value="0">
            <text:p>0</text:p>
          </table:table-cell>
          <table:table-cell office:value-type="float" office:value="1126884951">
            <text:p>1126884951</text:p>
          </table:table-cell>
          <table:table-cell office:value-type="float" office:value="0">
            <text:p>0</text:p>
          </table:table-cell>
          <table:table-cell office:value-type="float" office:value="1126884951">
            <text:p>1126884951</text:p>
          </table:table-cell>
          <table:table-cell office:value-type="float" office:value="17610004">
            <text:p>17610004</text:p>
          </table:table-cell>
          <table:table-cell office:value-type="float" office:value="563442475">
            <text:p>563442475</text:p>
          </table:table-cell>
          <table:table-cell office:value-type="float" office:value="0">
            <text:p>0</text:p>
          </table:table-cell>
          <table:table-cell office:value-type="float" office:value="375628317">
            <text:p>375628317</text:p>
          </table:table-cell>
          <table:table-cell office:value-type="float" office:value="0">
            <text:p>0</text:p>
          </table:table-cell>
          <table:table-cell office:value-type="float" office:value="375628317">
            <text:p>375628317</text:p>
          </table:table-cell>
          <table:table-cell office:value-type="float" office:value="1126884951">
            <text:p>1126884951</text:p>
          </table:table-cell>
          <table:table-cell office:value-type="float" office:value="187814159">
            <text:p>187814159</text:p>
          </table:table-cell>
          <table:table-cell office:value-type="float" office:value="1123671998">
            <text:p>1123671998</text:p>
          </table:table-cell>
          <table:table-cell office:value-type="float" office:value="751256634">
            <text:p>751256634</text:p>
          </table:table-cell>
          <table:table-cell office:value-type="float" office:value="1126884951">
            <text:p>1126884951</text:p>
          </table:table-cell>
          <table:table-cell office:value-type="float" office:value="4794799804">
            <text:p>4794799804</text:p>
          </table:table-cell>
          <table:table-cell office:value-type="float" office:value="17686889648">
            <text:p>17686889648</text:p>
          </table:table-cell>
          <table:table-cell office:value-type="float" office:value="1208068847">
            <text:p>1208068847</text:p>
          </table:table-cell>
          <table:table-cell office:value-type="float" office:value="243347167">
            <text:p>2433471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32978391">
            <text:p>1432978391</text:p>
          </table:table-cell>
          <table:table-cell office:value-type="float" office:value="17296086">
            <text:p>17296086</text:p>
          </table:table-cell>
          <table:table-cell office:value-type="float" office:value="1505993233">
            <text:p>1505993233</text:p>
          </table:table-cell>
          <table:table-cell office:value-type="float" office:value="4163408882">
            <text:p>4163408882</text:p>
          </table:table-cell>
          <table:table-cell office:value-type="float" office:value="1505667788">
            <text:p>150566778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4452103546">
            <text:p>445210354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16">
            <text:p>304716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1505993233">
            <text:p>1505993233</text:p>
          </table:table-cell>
          <table:table-cell office:value-type="float" office:value="0">
            <text:p>0</text:p>
          </table:table-cell>
          <table:table-cell office:value-type="float" office:value="1505993233">
            <text:p>1505993233</text:p>
          </table:table-cell>
          <table:table-cell office:value-type="float" office:value="23531227">
            <text:p>23531227</text:p>
          </table:table-cell>
          <table:table-cell office:value-type="float" office:value="752996617">
            <text:p>752996617</text:p>
          </table:table-cell>
          <table:table-cell office:value-type="float" office:value="0">
            <text:p>0</text:p>
          </table:table-cell>
          <table:table-cell office:value-type="float" office:value="501997744">
            <text:p>501997744</text:p>
          </table:table-cell>
          <table:table-cell office:value-type="float" office:value="0">
            <text:p>0</text:p>
          </table:table-cell>
          <table:table-cell office:value-type="float" office:value="501997744">
            <text:p>501997744</text:p>
          </table:table-cell>
          <table:table-cell office:value-type="float" office:value="0">
            <text:p>0</text:p>
          </table:table-cell>
          <table:table-cell office:value-type="float" office:value="250998872">
            <text:p>250998872</text:p>
          </table:table-cell>
          <table:table-cell office:value-type="float" office:value="135854">
            <text:p>135854</text:p>
          </table:table-cell>
          <table:table-cell office:value-type="float" office:value="1003995488">
            <text:p>1003995488</text:p>
          </table:table-cell>
          <table:table-cell office:value-type="float" office:value="1505993233">
            <text:p>1505993233</text:p>
          </table:table-cell>
          <table:table-cell office:value-type="float" office:value="6524841308">
            <text:p>6524841308</text:p>
          </table:table-cell>
          <table:table-cell office:value-type="float" office:value="23789916992">
            <text:p>23789916992</text:p>
          </table:table-cell>
          <table:table-cell office:value-type="float" office:value="1536071777">
            <text:p>1536071777</text:p>
          </table:table-cell>
          <table:table-cell office:value-type="float" office:value="325256347">
            <text:p>3252563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799973677">
            <text:p>1799973677</text:p>
          </table:table-cell>
          <table:table-cell office:value-type="float" office:value="21700584">
            <text:p>21700584</text:p>
          </table:table-cell>
          <table:table-cell office:value-type="float" office:value="1889877096">
            <text:p>1889877096</text:p>
          </table:table-cell>
          <table:table-cell office:value-type="float" office:value="933683383">
            <text:p>933683383</text:p>
          </table:table-cell>
          <table:table-cell office:value-type="float" office:value="1889558188">
            <text:p>188955818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5562921000">
            <text:p>5562921000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909">
            <text:p>30490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4384">
            <text:p>1073744384</text:p>
          </table:table-cell>
          <table:table-cell office:value-type="float" office:value="1889779976">
            <text:p>1889779976</text:p>
          </table:table-cell>
          <table:table-cell table:number-columns-repeated="4" office:value-type="float" office:value="0">
            <text:p>0</text:p>
          </table:table-cell>
          <table:table-cell office:value-type="float" office:value="1889877096">
            <text:p>1889877096</text:p>
          </table:table-cell>
          <table:table-cell office:value-type="float" office:value="0">
            <text:p>0</text:p>
          </table:table-cell>
          <table:table-cell office:value-type="float" office:value="1889877096">
            <text:p>1889877096</text:p>
          </table:table-cell>
          <table:table-cell office:value-type="float" office:value="29529427">
            <text:p>29529427</text:p>
          </table:table-cell>
          <table:table-cell office:value-type="float" office:value="944938548">
            <text:p>944938548</text:p>
          </table:table-cell>
          <table:table-cell office:value-type="float" office:value="0">
            <text:p>0</text:p>
          </table:table-cell>
          <table:table-cell office:value-type="float" office:value="629959032">
            <text:p>629959032</text:p>
          </table:table-cell>
          <table:table-cell office:value-type="float" office:value="0">
            <text:p>0</text:p>
          </table:table-cell>
          <table:table-cell office:value-type="float" office:value="629959032">
            <text:p>629959032</text:p>
          </table:table-cell>
          <table:table-cell office:value-type="float" office:value="0">
            <text:p>0</text:p>
          </table:table-cell>
          <table:table-cell office:value-type="float" office:value="314979516">
            <text:p>314979516</text:p>
          </table:table-cell>
          <table:table-cell office:value-type="float" office:value="188926">
            <text:p>188926</text:p>
          </table:table-cell>
          <table:table-cell office:value-type="float" office:value="1259918064">
            <text:p>1259918064</text:p>
          </table:table-cell>
          <table:table-cell office:value-type="float" office:value="1889877096">
            <text:p>1889877096</text:p>
          </table:table-cell>
          <table:table-cell office:value-type="float" office:value="8051879882">
            <text:p>8051879882</text:p>
          </table:table-cell>
          <table:table-cell office:value-type="float" office:value="30019958496">
            <text:p>30019958496</text:p>
          </table:table-cell>
          <table:table-cell office:value-type="float" office:value="1933837890">
            <text:p>1933837890</text:p>
          </table:table-cell>
          <table:table-cell office:value-type="float" office:value="407531738">
            <text:p>40753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197189366">
            <text:p>2197189366</text:p>
          </table:table-cell>
          <table:table-cell office:value-type="float" office:value="26467029">
            <text:p>26467029</text:p>
          </table:table-cell>
          <table:table-cell office:value-type="float" office:value="2305232767">
            <text:p>2305232767</text:p>
          </table:table-cell>
          <table:table-cell office:value-type="float" office:value="2087757230">
            <text:p>2087757230</text:p>
          </table:table-cell>
          <table:table-cell office:value-type="float" office:value="2304919454">
            <text:p>230491945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6708923486">
            <text:p>670892348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916">
            <text:p>304916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6720">
            <text:p>2147486720</text:p>
          </table:table-cell>
          <table:table-cell office:value-type="float" office:value="2305144664">
            <text:p>2305144664</text:p>
          </table:table-cell>
          <table:table-cell table:number-columns-repeated="4" office:value-type="float" office:value="0">
            <text:p>0</text:p>
          </table:table-cell>
          <table:table-cell office:value-type="float" office:value="2305232767">
            <text:p>2305232767</text:p>
          </table:table-cell>
          <table:table-cell office:value-type="float" office:value="0">
            <text:p>0</text:p>
          </table:table-cell>
          <table:table-cell office:value-type="float" office:value="2305232767">
            <text:p>2305232767</text:p>
          </table:table-cell>
          <table:table-cell office:value-type="float" office:value="36019377">
            <text:p>36019377</text:p>
          </table:table-cell>
          <table:table-cell office:value-type="float" office:value="1152616384">
            <text:p>1152616384</text:p>
          </table:table-cell>
          <table:table-cell office:value-type="float" office:value="0">
            <text:p>0</text:p>
          </table:table-cell>
          <table:table-cell office:value-type="float" office:value="768410922">
            <text:p>768410922</text:p>
          </table:table-cell>
          <table:table-cell office:value-type="float" office:value="0">
            <text:p>0</text:p>
          </table:table-cell>
          <table:table-cell office:value-type="float" office:value="768410922">
            <text:p>768410922</text:p>
          </table:table-cell>
          <table:table-cell office:value-type="float" office:value="0">
            <text:p>0</text:p>
          </table:table-cell>
          <table:table-cell office:value-type="float" office:value="384205461">
            <text:p>384205461</text:p>
          </table:table-cell>
          <table:table-cell office:value-type="float" office:value="166505">
            <text:p>166505</text:p>
          </table:table-cell>
          <table:table-cell office:value-type="float" office:value="1536821844">
            <text:p>1536821844</text:p>
          </table:table-cell>
          <table:table-cell office:value-type="float" office:value="2305232767">
            <text:p>2305232767</text:p>
          </table:table-cell>
          <table:table-cell office:value-type="float" office:value="9866088867">
            <text:p>9866088867</text:p>
          </table:table-cell>
          <table:table-cell office:value-type="float" office:value="35986450195">
            <text:p>35986450195</text:p>
          </table:table-cell>
          <table:table-cell office:value-type="float" office:value="2220031738">
            <text:p>2220031738</text:p>
          </table:table-cell>
          <table:table-cell office:value-type="float" office:value="497314453">
            <text:p>497314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883827609">
            <text:p>2883827609</text:p>
          </table:table-cell>
          <table:table-cell office:value-type="float" office:value="34707072">
            <text:p>34707072</text:p>
          </table:table-cell>
          <table:table-cell office:value-type="float" office:value="3020776053">
            <text:p>3020776053</text:p>
          </table:table-cell>
          <table:table-cell office:value-type="float" office:value="4081677854">
            <text:p>4081677854</text:p>
          </table:table-cell>
          <table:table-cell office:value-type="float" office:value="3020448410">
            <text:p>302044841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7799319798">
            <text:p>7799319798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72">
            <text:p>304772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9056">
            <text:p>3221229056</text:p>
          </table:table-cell>
          <table:table-cell table:number-columns-repeated="5" office:value-type="float" office:value="0">
            <text:p>0</text:p>
          </table:table-cell>
          <table:table-cell office:value-type="float" office:value="3020776053">
            <text:p>3020776053</text:p>
          </table:table-cell>
          <table:table-cell office:value-type="float" office:value="0">
            <text:p>0</text:p>
          </table:table-cell>
          <table:table-cell office:value-type="float" office:value="3020776053">
            <text:p>3020776053</text:p>
          </table:table-cell>
          <table:table-cell office:value-type="float" office:value="47202293">
            <text:p>47202293</text:p>
          </table:table-cell>
          <table:table-cell office:value-type="float" office:value="1510388027">
            <text:p>1510388027</text:p>
          </table:table-cell>
          <table:table-cell office:value-type="float" office:value="0">
            <text:p>0</text:p>
          </table:table-cell>
          <table:table-cell office:value-type="float" office:value="1006925351">
            <text:p>1006925351</text:p>
          </table:table-cell>
          <table:table-cell office:value-type="float" office:value="0">
            <text:p>0</text:p>
          </table:table-cell>
          <table:table-cell office:value-type="float" office:value="1006925351">
            <text:p>1006925351</text:p>
          </table:table-cell>
          <table:table-cell office:value-type="float" office:value="3020776053">
            <text:p>3020776053</text:p>
          </table:table-cell>
          <table:table-cell office:value-type="float" office:value="503462676">
            <text:p>503462676</text:p>
          </table:table-cell>
          <table:table-cell office:value-type="float" office:value="3010733173">
            <text:p>3010733173</text:p>
          </table:table-cell>
          <table:table-cell office:value-type="float" office:value="2013850701">
            <text:p>2013850701</text:p>
          </table:table-cell>
          <table:table-cell office:value-type="float" office:value="3020776053">
            <text:p>3020776053</text:p>
          </table:table-cell>
          <table:table-cell office:value-type="float" office:value="12512695312">
            <text:p>12512695312</text:p>
          </table:table-cell>
          <table:table-cell office:value-type="float" office:value="45790893554">
            <text:p>45790893554</text:p>
          </table:table-cell>
          <table:table-cell office:value-type="float" office:value="2893493652">
            <text:p>2893493652</text:p>
          </table:table-cell>
          <table:table-cell office:value-type="float" office:value="653564453">
            <text:p>653564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240166428">
            <text:p>3240166428</text:p>
          </table:table-cell>
          <table:table-cell office:value-type="float" office:value="39013567">
            <text:p>39013567</text:p>
          </table:table-cell>
          <table:table-cell office:value-type="float" office:value="3398666074">
            <text:p>3398666074</text:p>
          </table:table-cell>
          <table:table-cell office:value-type="float" office:value="821456437">
            <text:p>821456437</text:p>
          </table:table-cell>
          <table:table-cell office:value-type="float" office:value="3398347785">
            <text:p>3398347785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8951307360">
            <text:p>895130736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8135">
            <text:p>468135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3398666074">
            <text:p>3398666074</text:p>
          </table:table-cell>
          <table:table-cell office:value-type="float" office:value="0">
            <text:p>0</text:p>
          </table:table-cell>
          <table:table-cell office:value-type="float" office:value="3398666074">
            <text:p>3398666074</text:p>
          </table:table-cell>
          <table:table-cell office:value-type="float" office:value="53106557">
            <text:p>53106557</text:p>
          </table:table-cell>
          <table:table-cell office:value-type="float" office:value="1699333037">
            <text:p>1699333037</text:p>
          </table:table-cell>
          <table:table-cell office:value-type="float" office:value="0">
            <text:p>0</text:p>
          </table:table-cell>
          <table:table-cell office:value-type="float" office:value="1132888692">
            <text:p>1132888692</text:p>
          </table:table-cell>
          <table:table-cell office:value-type="float" office:value="0">
            <text:p>0</text:p>
          </table:table-cell>
          <table:table-cell office:value-type="float" office:value="1132888691">
            <text:p>1132888691</text:p>
          </table:table-cell>
          <table:table-cell office:value-type="float" office:value="3398666074">
            <text:p>3398666074</text:p>
          </table:table-cell>
          <table:table-cell office:value-type="float" office:value="566444346">
            <text:p>566444346</text:p>
          </table:table-cell>
          <table:table-cell office:value-type="float" office:value="3390788566">
            <text:p>3390788566</text:p>
          </table:table-cell>
          <table:table-cell office:value-type="float" office:value="2265777382">
            <text:p>2265777382</text:p>
          </table:table-cell>
          <table:table-cell office:value-type="float" office:value="3398666074">
            <text:p>3398666074</text:p>
          </table:table-cell>
          <table:table-cell office:value-type="float" office:value="14262329101">
            <text:p>14262329101</text:p>
          </table:table-cell>
          <table:table-cell office:value-type="float" office:value="51539733886">
            <text:p>51539733886</text:p>
          </table:table-cell>
          <table:table-cell office:value-type="float" office:value="3328002929">
            <text:p>3328002929</text:p>
          </table:table-cell>
          <table:table-cell office:value-type="float" office:value="732727050">
            <text:p>7327270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558483381">
            <text:p>3558483381</text:p>
          </table:table-cell>
          <table:table-cell office:value-type="float" office:value="42800253">
            <text:p>42800253</text:p>
          </table:table-cell>
          <table:table-cell office:value-type="float" office:value="3711549732">
            <text:p>3711549732</text:p>
          </table:table-cell>
          <table:table-cell office:value-type="float" office:value="1744957213">
            <text:p>1744957213</text:p>
          </table:table-cell>
          <table:table-cell office:value-type="float" office:value="3711238832">
            <text:p>371123883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0049709166">
            <text:p>1004970916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17">
            <text:p>304717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6432">
            <text:p>1073746432</text:p>
          </table:table-cell>
          <table:table-cell table:number-columns-repeated="5" office:value-type="float" office:value="0">
            <text:p>0</text:p>
          </table:table-cell>
          <table:table-cell office:value-type="float" office:value="3711549732">
            <text:p>3711549732</text:p>
          </table:table-cell>
          <table:table-cell office:value-type="float" office:value="0">
            <text:p>0</text:p>
          </table:table-cell>
          <table:table-cell office:value-type="float" office:value="3711549732">
            <text:p>3711549732</text:p>
          </table:table-cell>
          <table:table-cell office:value-type="float" office:value="57995223">
            <text:p>57995223</text:p>
          </table:table-cell>
          <table:table-cell office:value-type="float" office:value="1855774866">
            <text:p>1855774866</text:p>
          </table:table-cell>
          <table:table-cell office:value-type="float" office:value="0">
            <text:p>0</text:p>
          </table:table-cell>
          <table:table-cell office:value-type="float" office:value="1237183244">
            <text:p>1237183244</text:p>
          </table:table-cell>
          <table:table-cell office:value-type="float" office:value="0">
            <text:p>0</text:p>
          </table:table-cell>
          <table:table-cell office:value-type="float" office:value="1237183244">
            <text:p>1237183244</text:p>
          </table:table-cell>
          <table:table-cell office:value-type="float" office:value="3711549732">
            <text:p>3711549732</text:p>
          </table:table-cell>
          <table:table-cell office:value-type="float" office:value="618591622">
            <text:p>618591622</text:p>
          </table:table-cell>
          <table:table-cell office:value-type="float" office:value="3705619459">
            <text:p>3705619459</text:p>
          </table:table-cell>
          <table:table-cell office:value-type="float" office:value="2474366488">
            <text:p>2474366488</text:p>
          </table:table-cell>
          <table:table-cell office:value-type="float" office:value="3711549732">
            <text:p>3711549732</text:p>
          </table:table-cell>
          <table:table-cell office:value-type="float" office:value="15434082031">
            <text:p>15434082031</text:p>
          </table:table-cell>
          <table:table-cell office:value-type="float" office:value="56259643554">
            <text:p>56259643554</text:p>
          </table:table-cell>
          <table:table-cell office:value-type="float" office:value="3459777832">
            <text:p>3459777832</text:p>
          </table:table-cell>
          <table:table-cell office:value-type="float" office:value="806213378">
            <text:p>8062133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693699681">
            <text:p>3693699681</text:p>
          </table:table-cell>
          <table:table-cell office:value-type="float" office:value="44463145">
            <text:p>44463145</text:p>
          </table:table-cell>
          <table:table-cell office:value-type="float" office:value="3763498864">
            <text:p>3763498864</text:p>
          </table:table-cell>
          <table:table-cell office:value-type="float" office:value="2137829711">
            <text:p>2137829711</text:p>
          </table:table-cell>
          <table:table-cell office:value-type="float" office:value="3763121691">
            <text:p>3763121691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1125701390">
            <text:p>1112570139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418">
            <text:p>467418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8768">
            <text:p>2147488768</text:p>
          </table:table-cell>
          <table:table-cell office:value-type="float" office:value="3763377304">
            <text:p>3763377304</text:p>
          </table:table-cell>
          <table:table-cell table:number-columns-repeated="4" office:value-type="float" office:value="0">
            <text:p>0</text:p>
          </table:table-cell>
          <table:table-cell office:value-type="float" office:value="3763498864">
            <text:p>3763498864</text:p>
          </table:table-cell>
          <table:table-cell office:value-type="float" office:value="0">
            <text:p>0</text:p>
          </table:table-cell>
          <table:table-cell office:value-type="float" office:value="3763498864">
            <text:p>3763498864</text:p>
          </table:table-cell>
          <table:table-cell office:value-type="float" office:value="58804723">
            <text:p>58804723</text:p>
          </table:table-cell>
          <table:table-cell office:value-type="float" office:value="1881749432">
            <text:p>1881749432</text:p>
          </table:table-cell>
          <table:table-cell office:value-type="float" office:value="0">
            <text:p>0</text:p>
          </table:table-cell>
          <table:table-cell office:value-type="float" office:value="1254499621">
            <text:p>1254499621</text:p>
          </table:table-cell>
          <table:table-cell office:value-type="float" office:value="0">
            <text:p>0</text:p>
          </table:table-cell>
          <table:table-cell office:value-type="float" office:value="1254499621">
            <text:p>1254499621</text:p>
          </table:table-cell>
          <table:table-cell office:value-type="float" office:value="0">
            <text:p>0</text:p>
          </table:table-cell>
          <table:table-cell office:value-type="float" office:value="627249810">
            <text:p>627249810</text:p>
          </table:table-cell>
          <table:table-cell office:value-type="float" office:value="5857">
            <text:p>5857</text:p>
          </table:table-cell>
          <table:table-cell office:value-type="float" office:value="2508999243">
            <text:p>2508999243</text:p>
          </table:table-cell>
          <table:table-cell office:value-type="float" office:value="3763498864">
            <text:p>3763498864</text:p>
          </table:table-cell>
          <table:table-cell office:value-type="float" office:value="15685607910">
            <text:p>15685607910</text:p>
          </table:table-cell>
          <table:table-cell office:value-type="float" office:value="56802856445">
            <text:p>56802856445</text:p>
          </table:table-cell>
          <table:table-cell office:value-type="float" office:value="3498229980">
            <text:p>3498229980</text:p>
          </table:table-cell>
          <table:table-cell office:value-type="float" office:value="835693359">
            <text:p>83569335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308204203">
            <text:p>4308204203</text:p>
          </table:table-cell>
          <table:table-cell office:value-type="float" office:value="51798169">
            <text:p>51798169</text:p>
          </table:table-cell>
          <table:table-cell office:value-type="float" office:value="86463633">
            <text:p>86463633</text:p>
          </table:table-cell>
          <table:table-cell office:value-type="float" office:value="3922349579">
            <text:p>3922349579</text:p>
          </table:table-cell>
          <table:table-cell office:value-type="float" office:value="4381063310">
            <text:p>438106331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2366760076">
            <text:p>1236676007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58">
            <text:p>304758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1104">
            <text:p>3221231104</text:p>
          </table:table-cell>
          <table:table-cell office:value-type="float" office:value="86329584">
            <text:p>86329584</text:p>
          </table:table-cell>
          <table:table-cell table:number-columns-repeated="4" office:value-type="float" office:value="0">
            <text:p>0</text:p>
          </table:table-cell>
          <table:table-cell office:value-type="float" office:value="86463633">
            <text:p>86463633</text:p>
          </table:table-cell>
          <table:table-cell office:value-type="float" office:value="0">
            <text:p>0</text:p>
          </table:table-cell>
          <table:table-cell office:value-type="float" office:value="86463633">
            <text:p>86463633</text:p>
          </table:table-cell>
          <table:table-cell office:value-type="float" office:value="68459903">
            <text:p>68459903</text:p>
          </table:table-cell>
          <table:table-cell office:value-type="float" office:value="2190715464">
            <text:p>2190715464</text:p>
          </table:table-cell>
          <table:table-cell office:value-type="float" office:value="0">
            <text:p>0</text:p>
          </table:table-cell>
          <table:table-cell office:value-type="float" office:value="1460476977">
            <text:p>1460476977</text:p>
          </table:table-cell>
          <table:table-cell office:value-type="float" office:value="0">
            <text:p>0</text:p>
          </table:table-cell>
          <table:table-cell office:value-type="float" office:value="1460476976">
            <text:p>1460476976</text:p>
          </table:table-cell>
          <table:table-cell office:value-type="float" office:value="0">
            <text:p>0</text:p>
          </table:table-cell>
          <table:table-cell office:value-type="float" office:value="730238488">
            <text:p>730238488</text:p>
          </table:table-cell>
          <table:table-cell office:value-type="float" office:value="23900">
            <text:p>23900</text:p>
          </table:table-cell>
          <table:table-cell office:value-type="float" office:value="2920953953">
            <text:p>2920953953</text:p>
          </table:table-cell>
          <table:table-cell office:value-type="float" office:value="86463633">
            <text:p>86463633</text:p>
          </table:table-cell>
          <table:table-cell office:value-type="float" office:value="17977722167">
            <text:p>17977722167</text:p>
          </table:table-cell>
          <table:table-cell office:value-type="float" office:value="64324096679">
            <text:p>64324096679</text:p>
          </table:table-cell>
          <table:table-cell office:value-type="float" office:value="4064453125">
            <text:p>4064453125</text:p>
          </table:table-cell>
          <table:table-cell office:value-type="float" office:value="974365234">
            <text:p>9743652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4506205568">
            <text:p>4506205568</text:p>
          </table:table-cell>
          <table:table-cell office:value-type="float" office:value="54173246">
            <text:p>54173246</text:p>
          </table:table-cell>
          <table:table-cell office:value-type="float" office:value="305053471">
            <text:p>305053471</text:p>
          </table:table-cell>
          <table:table-cell office:value-type="float" office:value="202270302">
            <text:p>202270302</text:p>
          </table:table-cell>
          <table:table-cell office:value-type="float" office:value="4599669294">
            <text:p>459966929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3342232032">
            <text:p>13342232032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871">
            <text:p>304871</text:p>
          </table:table-cell>
          <table:table-cell table:number-columns-repeated="2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304927616">
            <text:p>304927616</text:p>
          </table:table-cell>
          <table:table-cell table:number-columns-repeated="4" office:value-type="float" office:value="0">
            <text:p>0</text:p>
          </table:table-cell>
          <table:table-cell office:value-type="float" office:value="305053471">
            <text:p>305053471</text:p>
          </table:table-cell>
          <table:table-cell office:value-type="float" office:value="0">
            <text:p>0</text:p>
          </table:table-cell>
          <table:table-cell office:value-type="float" office:value="305053471">
            <text:p>305053471</text:p>
          </table:table-cell>
          <table:table-cell office:value-type="float" office:value="71875418">
            <text:p>71875418</text:p>
          </table:table-cell>
          <table:table-cell office:value-type="float" office:value="2300010384">
            <text:p>2300010384</text:p>
          </table:table-cell>
          <table:table-cell office:value-type="float" office:value="0">
            <text:p>0</text:p>
          </table:table-cell>
          <table:table-cell office:value-type="float" office:value="1533340255">
            <text:p>1533340255</text:p>
          </table:table-cell>
          <table:table-cell office:value-type="float" office:value="0">
            <text:p>0</text:p>
          </table:table-cell>
          <table:table-cell office:value-type="float" office:value="1533340256">
            <text:p>1533340256</text:p>
          </table:table-cell>
          <table:table-cell office:value-type="float" office:value="0">
            <text:p>0</text:p>
          </table:table-cell>
          <table:table-cell office:value-type="float" office:value="766670128">
            <text:p>766670128</text:p>
          </table:table-cell>
          <table:table-cell office:value-type="float" office:value="8399">
            <text:p>8399</text:p>
          </table:table-cell>
          <table:table-cell office:value-type="float" office:value="3066680511">
            <text:p>3066680511</text:p>
          </table:table-cell>
          <table:table-cell office:value-type="float" office:value="305053471">
            <text:p>305053471</text:p>
          </table:table-cell>
          <table:table-cell office:value-type="float" office:value="19117492675">
            <text:p>19117492675</text:p>
          </table:table-cell>
          <table:table-cell office:value-type="float" office:value="69091613769">
            <text:p>69091613769</text:p>
          </table:table-cell>
          <table:table-cell office:value-type="float" office:value="4349548339">
            <text:p>4349548339</text:p>
          </table:table-cell>
          <table:table-cell office:value-type="float" office:value="1018188476">
            <text:p>10181884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907548593">
            <text:p>4907548593</text:p>
          </table:table-cell>
          <table:table-cell office:value-type="float" office:value="59022747">
            <text:p>59022747</text:p>
          </table:table-cell>
          <table:table-cell office:value-type="float" office:value="701514248">
            <text:p>701514248</text:p>
          </table:table-cell>
          <table:table-cell office:value-type="float" office:value="1367710728">
            <text:p>1367710728</text:p>
          </table:table-cell>
          <table:table-cell office:value-type="float" office:value="4996116529">
            <text:p>499611652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4501939664">
            <text:p>14501939664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839">
            <text:p>46783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8480">
            <text:p>1073748480</text:p>
          </table:table-cell>
          <table:table-cell office:value-type="float" office:value="701378192">
            <text:p>701378192</text:p>
          </table:table-cell>
          <table:table-cell table:number-columns-repeated="4" office:value-type="float" office:value="0">
            <text:p>0</text:p>
          </table:table-cell>
          <table:table-cell office:value-type="float" office:value="701514248">
            <text:p>701514248</text:p>
          </table:table-cell>
          <table:table-cell office:value-type="float" office:value="0">
            <text:p>0</text:p>
          </table:table-cell>
          <table:table-cell office:value-type="float" office:value="701514248">
            <text:p>701514248</text:p>
          </table:table-cell>
          <table:table-cell office:value-type="float" office:value="78072598">
            <text:p>78072598</text:p>
          </table:table-cell>
          <table:table-cell office:value-type="float" office:value="2498240772">
            <text:p>2498240772</text:p>
          </table:table-cell>
          <table:table-cell office:value-type="float" office:value="0">
            <text:p>0</text:p>
          </table:table-cell>
          <table:table-cell office:value-type="float" office:value="1665493848">
            <text:p>1665493848</text:p>
          </table:table-cell>
          <table:table-cell office:value-type="float" office:value="0">
            <text:p>0</text:p>
          </table:table-cell>
          <table:table-cell office:value-type="float" office:value="1665493848">
            <text:p>1665493848</text:p>
          </table:table-cell>
          <table:table-cell office:value-type="float" office:value="701514248">
            <text:p>701514248</text:p>
          </table:table-cell>
          <table:table-cell office:value-type="float" office:value="832746924">
            <text:p>832746924</text:p>
          </table:table-cell>
          <table:table-cell office:value-type="float" office:value="7158">
            <text:p>7158</text:p>
          </table:table-cell>
          <table:table-cell office:value-type="float" office:value="3330987696">
            <text:p>3330987696</text:p>
          </table:table-cell>
          <table:table-cell office:value-type="float" office:value="701514248">
            <text:p>701514248</text:p>
          </table:table-cell>
          <table:table-cell office:value-type="float" office:value="20578613281">
            <text:p>20578613281</text:p>
          </table:table-cell>
          <table:table-cell office:value-type="float" office:value="74381530761">
            <text:p>74381530761</text:p>
          </table:table-cell>
          <table:table-cell office:value-type="float" office:value="4408569335">
            <text:p>4408569335</text:p>
          </table:table-cell>
          <table:table-cell office:value-type="float" office:value="1109619140">
            <text:p>1109619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5428257093">
            <text:p>5428257093</text:p>
          </table:table-cell>
          <table:table-cell office:value-type="float" office:value="65271606">
            <text:p>65271606</text:p>
          </table:table-cell>
          <table:table-cell office:value-type="float" office:value="1243199901">
            <text:p>1243199901</text:p>
          </table:table-cell>
          <table:table-cell office:value-type="float" office:value="2894010168">
            <text:p>2894010168</text:p>
          </table:table-cell>
          <table:table-cell office:value-type="float" office:value="5537777589">
            <text:p>553777758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5580107190">
            <text:p>1558010719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381">
            <text:p>467381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0816">
            <text:p>2147490816</text:p>
          </table:table-cell>
          <table:table-cell office:value-type="float" office:value="1243068584">
            <text:p>1243068584</text:p>
          </table:table-cell>
          <table:table-cell table:number-columns-repeated="4" office:value-type="float" office:value="0">
            <text:p>0</text:p>
          </table:table-cell>
          <table:table-cell office:value-type="float" office:value="1243199901">
            <text:p>1243199901</text:p>
          </table:table-cell>
          <table:table-cell office:value-type="float" office:value="0">
            <text:p>0</text:p>
          </table:table-cell>
          <table:table-cell office:value-type="float" office:value="1243199901">
            <text:p>1243199901</text:p>
          </table:table-cell>
          <table:table-cell office:value-type="float" office:value="86536656">
            <text:p>86536656</text:p>
          </table:table-cell>
          <table:table-cell office:value-type="float" office:value="2769083599">
            <text:p>2769083599</text:p>
          </table:table-cell>
          <table:table-cell office:value-type="float" office:value="0">
            <text:p>0</text:p>
          </table:table-cell>
          <table:table-cell office:value-type="float" office:value="1846055732">
            <text:p>1846055732</text:p>
          </table:table-cell>
          <table:table-cell office:value-type="float" office:value="0">
            <text:p>0</text:p>
          </table:table-cell>
          <table:table-cell office:value-type="float" office:value="1846055732">
            <text:p>1846055732</text:p>
          </table:table-cell>
          <table:table-cell office:value-type="float" office:value="1243199901">
            <text:p>1243199901</text:p>
          </table:table-cell>
          <table:table-cell office:value-type="float" office:value="923027866">
            <text:p>923027866</text:p>
          </table:table-cell>
          <table:table-cell office:value-type="float" office:value="47356">
            <text:p>47356</text:p>
          </table:table-cell>
          <table:table-cell office:value-type="float" office:value="3692111464">
            <text:p>3692111464</text:p>
          </table:table-cell>
          <table:table-cell office:value-type="float" office:value="1243199901">
            <text:p>1243199901</text:p>
          </table:table-cell>
          <table:table-cell office:value-type="float" office:value="22730163574">
            <text:p>22730163574</text:p>
          </table:table-cell>
          <table:table-cell office:value-type="float" office:value="81890380859">
            <text:p>81890380859</text:p>
          </table:table-cell>
          <table:table-cell office:value-type="float" office:value="4997558593">
            <text:p>4997558593</text:p>
          </table:table-cell>
          <table:table-cell office:value-type="float" office:value="1233520507">
            <text:p>12335205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5376706760">
            <text:p>5376706760</text:p>
          </table:table-cell>
          <table:table-cell office:value-type="float" office:value="64621299">
            <text:p>64621299</text:p>
          </table:table-cell>
          <table:table-cell office:value-type="float" office:value="1330849640">
            <text:p>1330849640</text:p>
          </table:table-cell>
          <table:table-cell office:value-type="float" office:value="2731163423">
            <text:p>2731163423</text:p>
          </table:table-cell>
          <table:table-cell office:value-type="float" office:value="5625495192">
            <text:p>562549519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822788">
            <text:p>822788</text:p>
          </table:table-cell>
          <table:table-cell table:number-columns-repeated="14" office:value-type="float" office:value="16705380606">
            <text:p>16705380606</text:p>
          </table:table-cell>
          <table:table-cell office:value-type="float" office:value="5362858">
            <text:p>53628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57">
            <text:p>3272757</text:p>
          </table:table-cell>
          <table:table-cell office:value-type="float" office:value="25126">
            <text:p>25126</text:p>
          </table:table-cell>
          <table:table-cell office:value-type="float" office:value="1281347">
            <text:p>1281347</text:p>
          </table:table-cell>
          <table:table-cell office:value-type="float" office:value="304805">
            <text:p>30480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3152">
            <text:p>3221233152</text:p>
          </table:table-cell>
          <table:table-cell table:number-columns-repeated="5" office:value-type="float" office:value="0">
            <text:p>0</text:p>
          </table:table-cell>
          <table:table-cell office:value-type="float" office:value="1330849640">
            <text:p>1330849640</text:p>
          </table:table-cell>
          <table:table-cell office:value-type="float" office:value="0">
            <text:p>0</text:p>
          </table:table-cell>
          <table:table-cell office:value-type="float" office:value="1330849640">
            <text:p>1330849640</text:p>
          </table:table-cell>
          <table:table-cell office:value-type="float" office:value="87905965">
            <text:p>87905965</text:p>
          </table:table-cell>
          <table:table-cell office:value-type="float" office:value="2812908468">
            <text:p>2812908468</text:p>
          </table:table-cell>
          <table:table-cell office:value-type="float" office:value="0">
            <text:p>0</text:p>
          </table:table-cell>
          <table:table-cell office:value-type="float" office:value="1875272312">
            <text:p>1875272312</text:p>
          </table:table-cell>
          <table:table-cell office:value-type="float" office:value="0">
            <text:p>0</text:p>
          </table:table-cell>
          <table:table-cell office:value-type="float" office:value="1875272312">
            <text:p>1875272312</text:p>
          </table:table-cell>
          <table:table-cell office:value-type="float" office:value="1330849640">
            <text:p>1330849640</text:p>
          </table:table-cell>
          <table:table-cell office:value-type="float" office:value="937636156">
            <text:p>937636156</text:p>
          </table:table-cell>
          <table:table-cell office:value-type="float" office:value="170634">
            <text:p>170634</text:p>
          </table:table-cell>
          <table:table-cell office:value-type="float" office:value="3750544624">
            <text:p>3750544624</text:p>
          </table:table-cell>
          <table:table-cell office:value-type="float" office:value="1330849640">
            <text:p>1330849640</text:p>
          </table:table-cell>
          <table:table-cell office:value-type="float" office:value="24363525390">
            <text:p>24363525390</text:p>
          </table:table-cell>
          <table:table-cell office:value-type="float" office:value="89772277832">
            <text:p>89772277832</text:p>
          </table:table-cell>
          <table:table-cell office:value-type="float" office:value="5888549804">
            <text:p>5888549804</text:p>
          </table:table-cell>
          <table:table-cell office:value-type="float" office:value="1213562011">
            <text:p>12135620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873451017">
            <text:p>5873451017</text:p>
          </table:table-cell>
          <table:table-cell office:value-type="float" office:value="70701014">
            <text:p>70701014</text:p>
          </table:table-cell>
          <table:table-cell office:value-type="float" office:value="1818798317">
            <text:p>1818798317</text:p>
          </table:table-cell>
          <table:table-cell office:value-type="float" office:value="4220629369">
            <text:p>4220629369</text:p>
          </table:table-cell>
          <table:table-cell office:value-type="float" office:value="6107348714">
            <text:p>6107348714</text:p>
          </table:table-cell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123232">
            <text:p>1123232</text:p>
          </table:table-cell>
          <table:table-cell table:number-columns-repeated="14" office:value-type="float" office:value="17953235782">
            <text:p>17953235782</text:p>
          </table:table-cell>
          <table:table-cell office:value-type="float" office:value="6564006">
            <text:p>6564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66737">
            <text:p>4466737</text:p>
          </table:table-cell>
          <table:table-cell office:value-type="float" office:value="32641">
            <text:p>32641</text:p>
          </table:table-cell>
          <table:table-cell office:value-type="float" office:value="2540023">
            <text:p>2540023</text:p>
          </table:table-cell>
          <table:table-cell office:value-type="float" office:value="605495">
            <text:p>605495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1818798317">
            <text:p>1818798317</text:p>
          </table:table-cell>
          <table:table-cell office:value-type="float" office:value="0">
            <text:p>0</text:p>
          </table:table-cell>
          <table:table-cell office:value-type="float" office:value="1818798317">
            <text:p>1818798317</text:p>
          </table:table-cell>
          <table:table-cell office:value-type="float" office:value="95531340">
            <text:p>95531340</text:p>
          </table:table-cell>
          <table:table-cell office:value-type="float" office:value="3056882806">
            <text:p>3056882806</text:p>
          </table:table-cell>
          <table:table-cell office:value-type="float" office:value="0">
            <text:p>0</text:p>
          </table:table-cell>
          <table:table-cell office:value-type="float" office:value="2037921871">
            <text:p>2037921871</text:p>
          </table:table-cell>
          <table:table-cell office:value-type="float" office:value="0">
            <text:p>0</text:p>
          </table:table-cell>
          <table:table-cell office:value-type="float" office:value="2037921871">
            <text:p>2037921871</text:p>
          </table:table-cell>
          <table:table-cell office:value-type="float" office:value="1818798317">
            <text:p>1818798317</text:p>
          </table:table-cell>
          <table:table-cell office:value-type="float" office:value="1018960936">
            <text:p>1018960936</text:p>
          </table:table-cell>
          <table:table-cell office:value-type="float" office:value="11155">
            <text:p>11155</text:p>
          </table:table-cell>
          <table:table-cell office:value-type="float" office:value="4075843742">
            <text:p>4075843742</text:p>
          </table:table-cell>
          <table:table-cell office:value-type="float" office:value="1818798317">
            <text:p>1818798317</text:p>
          </table:table-cell>
          <table:table-cell office:value-type="float" office:value="26125732421">
            <text:p>26125732421</text:p>
          </table:table-cell>
          <table:table-cell office:value-type="float" office:value="96297790527">
            <text:p>96297790527</text:p>
          </table:table-cell>
          <table:table-cell office:value-type="float" office:value="6467041015">
            <text:p>6467041015</text:p>
          </table:table-cell>
          <table:table-cell office:value-type="float" office:value="1345336914">
            <text:p>13453369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6384792086">
            <text:p>6384792086</text:p>
          </table:table-cell>
          <table:table-cell office:value-type="float" office:value="76839786">
            <text:p>76839786</text:p>
          </table:table-cell>
          <table:table-cell office:value-type="float" office:value="2354870760">
            <text:p>2354870760</text:p>
          </table:table-cell>
          <table:table-cell office:value-type="float" office:value="1404131864">
            <text:p>1404131864</text:p>
          </table:table-cell>
          <table:table-cell office:value-type="float" office:value="6645580110">
            <text:p>6645580110</text:p>
          </table:table-cell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1381626">
            <text:p>1381626</text:p>
          </table:table-cell>
          <table:table-cell table:number-columns-repeated="14" office:value-type="float" office:value="19065424724">
            <text:p>19065424724</text:p>
          </table:table-cell>
          <table:table-cell office:value-type="float" office:value="8633756">
            <text:p>8633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95021">
            <text:p>5495021</text:p>
          </table:table-cell>
          <table:table-cell office:value-type="float" office:value="41444">
            <text:p>41444</text:p>
          </table:table-cell>
          <table:table-cell office:value-type="float" office:value="2540249">
            <text:p>2540249</text:p>
          </table:table-cell>
          <table:table-cell office:value-type="float" office:value="604876">
            <text:p>604876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0528">
            <text:p>1073750528</text:p>
          </table:table-cell>
          <table:table-cell office:value-type="float" office:value="2381435224">
            <text:p>2381435224</text:p>
          </table:table-cell>
          <table:table-cell table:number-columns-repeated="4" office:value-type="float" office:value="0">
            <text:p>0</text:p>
          </table:table-cell>
          <table:table-cell office:value-type="float" office:value="2354870760">
            <text:p>2354870760</text:p>
          </table:table-cell>
          <table:table-cell office:value-type="float" office:value="0">
            <text:p>0</text:p>
          </table:table-cell>
          <table:table-cell office:value-type="float" office:value="2354870760">
            <text:p>2354870760</text:p>
          </table:table-cell>
          <table:table-cell office:value-type="float" office:value="103904036">
            <text:p>103904036</text:p>
          </table:table-cell>
          <table:table-cell office:value-type="float" office:value="3324919028">
            <text:p>3324919028</text:p>
          </table:table-cell>
          <table:table-cell office:value-type="float" office:value="0">
            <text:p>0</text:p>
          </table:table-cell>
          <table:table-cell office:value-type="float" office:value="2216612685">
            <text:p>2216612685</text:p>
          </table:table-cell>
          <table:table-cell office:value-type="float" office:value="0">
            <text:p>0</text:p>
          </table:table-cell>
          <table:table-cell office:value-type="float" office:value="2216612686">
            <text:p>2216612686</text:p>
          </table:table-cell>
          <table:table-cell office:value-type="float" office:value="0">
            <text:p>0</text:p>
          </table:table-cell>
          <table:table-cell office:value-type="float" office:value="1108306343">
            <text:p>1108306343</text:p>
          </table:table-cell>
          <table:table-cell office:value-type="float" office:value="15224">
            <text:p>15224</text:p>
          </table:table-cell>
          <table:table-cell office:value-type="float" office:value="138258075">
            <text:p>138258075</text:p>
          </table:table-cell>
          <table:table-cell office:value-type="float" office:value="2354870760">
            <text:p>2354870760</text:p>
          </table:table-cell>
          <table:table-cell office:value-type="float" office:value="28410949707">
            <text:p>28410949707</text:p>
          </table:table-cell>
          <table:table-cell office:value-type="float" office:value="104726501464">
            <text:p>104726501464</text:p>
          </table:table-cell>
          <table:table-cell office:value-type="float" office:value="7563293457">
            <text:p>7563293457</text:p>
          </table:table-cell>
          <table:table-cell office:value-type="float" office:value="1460510253">
            <text:p>14605102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6853381355">
            <text:p>6853381355</text:p>
          </table:table-cell>
          <table:table-cell office:value-type="float" office:value="85786650">
            <text:p>85786650</text:p>
          </table:table-cell>
          <table:table-cell office:value-type="float" office:value="3036720837">
            <text:p>3036720837</text:p>
          </table:table-cell>
          <table:table-cell office:value-type="float" office:value="3580128269">
            <text:p>3580128269</text:p>
          </table:table-cell>
          <table:table-cell office:value-type="float" office:value="7036559981">
            <text:p>7036559981</text:p>
          </table:table-cell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381626">
            <text:p>1381626</text:p>
          </table:table-cell>
          <table:table-cell table:number-columns-repeated="14" office:value-type="float" office:value="20115065484">
            <text:p>20115065484</text:p>
          </table:table-cell>
          <table:table-cell office:value-type="float" office:value="8633756">
            <text:p>8633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95021">
            <text:p>5495021</text:p>
          </table:table-cell>
          <table:table-cell office:value-type="float" office:value="41444">
            <text:p>41444</text:p>
          </table:table-cell>
          <table:table-cell office:value-type="float" office:value="2540249">
            <text:p>2540249</text:p>
          </table:table-cell>
          <table:table-cell office:value-type="float" office:value="605607">
            <text:p>60560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2864">
            <text:p>2147492864</text:p>
          </table:table-cell>
          <table:table-cell office:value-type="float" office:value="3186686008">
            <text:p>3186686008</text:p>
          </table:table-cell>
          <table:table-cell table:number-columns-repeated="4" office:value-type="float" office:value="0">
            <text:p>0</text:p>
          </table:table-cell>
          <table:table-cell office:value-type="float" office:value="3036720837">
            <text:p>3036720837</text:p>
          </table:table-cell>
          <table:table-cell office:value-type="float" office:value="0">
            <text:p>0</text:p>
          </table:table-cell>
          <table:table-cell office:value-type="float" office:value="3036720837">
            <text:p>3036720837</text:p>
          </table:table-cell>
          <table:table-cell office:value-type="float" office:value="114557823">
            <text:p>114557823</text:p>
          </table:table-cell>
          <table:table-cell office:value-type="float" office:value="3665844067">
            <text:p>3665844067</text:p>
          </table:table-cell>
          <table:table-cell office:value-type="float" office:value="0">
            <text:p>0</text:p>
          </table:table-cell>
          <table:table-cell office:value-type="float" office:value="2443896044">
            <text:p>2443896044</text:p>
          </table:table-cell>
          <table:table-cell office:value-type="float" office:value="0">
            <text:p>0</text:p>
          </table:table-cell>
          <table:table-cell office:value-type="float" office:value="2443896045">
            <text:p>2443896045</text:p>
          </table:table-cell>
          <table:table-cell office:value-type="float" office:value="0">
            <text:p>0</text:p>
          </table:table-cell>
          <table:table-cell office:value-type="float" office:value="1221948022">
            <text:p>1221948022</text:p>
          </table:table-cell>
          <table:table-cell office:value-type="float" office:value="13427">
            <text:p>13427</text:p>
          </table:table-cell>
          <table:table-cell office:value-type="float" office:value="592824793">
            <text:p>592824793</text:p>
          </table:table-cell>
          <table:table-cell office:value-type="float" office:value="3036720837">
            <text:p>3036720837</text:p>
          </table:table-cell>
          <table:table-cell office:value-type="float" office:value="30476806640">
            <text:p>30476806640</text:p>
          </table:table-cell>
          <table:table-cell office:value-type="float" office:value="110311645507">
            <text:p>110311645507</text:p>
          </table:table-cell>
          <table:table-cell office:value-type="float" office:value="8279724121">
            <text:p>8279724121</text:p>
          </table:table-cell>
          <table:table-cell office:value-type="float" office:value="1637939453">
            <text:p>1637939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6973189665">
            <text:p>6973189665</text:p>
          </table:table-cell>
          <table:table-cell office:value-type="float" office:value="86006714">
            <text:p>86006714</text:p>
          </table:table-cell>
          <table:table-cell office:value-type="float" office:value="3051209049">
            <text:p>3051209049</text:p>
          </table:table-cell>
          <table:table-cell office:value-type="float" office:value="3616629399">
            <text:p>3616629399</text:p>
          </table:table-cell>
          <table:table-cell office:value-type="float" office:value="7151014052">
            <text:p>715101405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822788">
            <text:p>822788</text:p>
          </table:table-cell>
          <table:table-cell table:number-columns-repeated="14" office:value-type="float" office:value="21126304974">
            <text:p>21126304974</text:p>
          </table:table-cell>
          <table:table-cell office:value-type="float" office:value="5362856">
            <text:p>53628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55">
            <text:p>3272755</text:p>
          </table:table-cell>
          <table:table-cell office:value-type="float" office:value="25124">
            <text:p>25124</text:p>
          </table:table-cell>
          <table:table-cell office:value-type="float" office:value="1281337">
            <text:p>1281337</text:p>
          </table:table-cell>
          <table:table-cell office:value-type="float" office:value="304785">
            <text:p>30478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5200">
            <text:p>3221235200</text:p>
          </table:table-cell>
          <table:table-cell office:value-type="float" office:value="3287754216">
            <text:p>3287754216</text:p>
          </table:table-cell>
          <table:table-cell table:number-columns-repeated="4" office:value-type="float" office:value="0">
            <text:p>0</text:p>
          </table:table-cell>
          <table:table-cell office:value-type="float" office:value="3051209049">
            <text:p>3051209049</text:p>
          </table:table-cell>
          <table:table-cell office:value-type="float" office:value="0">
            <text:p>0</text:p>
          </table:table-cell>
          <table:table-cell office:value-type="float" office:value="3051209049">
            <text:p>3051209049</text:p>
          </table:table-cell>
          <table:table-cell office:value-type="float" office:value="114784200">
            <text:p>114784200</text:p>
          </table:table-cell>
          <table:table-cell office:value-type="float" office:value="3673088173">
            <text:p>3673088173</text:p>
          </table:table-cell>
          <table:table-cell office:value-type="float" office:value="0">
            <text:p>0</text:p>
          </table:table-cell>
          <table:table-cell office:value-type="float" office:value="2448725449">
            <text:p>2448725449</text:p>
          </table:table-cell>
          <table:table-cell office:value-type="float" office:value="0">
            <text:p>0</text:p>
          </table:table-cell>
          <table:table-cell office:value-type="float" office:value="2448725448">
            <text:p>2448725448</text:p>
          </table:table-cell>
          <table:table-cell office:value-type="float" office:value="0">
            <text:p>0</text:p>
          </table:table-cell>
          <table:table-cell office:value-type="float" office:value="1224362724">
            <text:p>1224362724</text:p>
          </table:table-cell>
          <table:table-cell office:value-type="float" office:value="33587">
            <text:p>33587</text:p>
          </table:table-cell>
          <table:table-cell office:value-type="float" office:value="602483600">
            <text:p>602483600</text:p>
          </table:table-cell>
          <table:table-cell office:value-type="float" office:value="3051209049">
            <text:p>3051209049</text:p>
          </table:table-cell>
          <table:table-cell office:value-type="float" office:value="31058837890">
            <text:p>31058837890</text:p>
          </table:table-cell>
          <table:table-cell office:value-type="float" office:value="112957153320">
            <text:p>112957153320</text:p>
          </table:table-cell>
          <table:table-cell office:value-type="float" office:value="8205810546">
            <text:p>8205810546</text:p>
          </table:table-cell>
          <table:table-cell office:value-type="float" office:value="1619689941">
            <text:p>16196899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7311648337">
            <text:p>7311648337</text:p>
          </table:table-cell>
          <table:table-cell office:value-type="float" office:value="87873663">
            <text:p>87873663</text:p>
          </table:table-cell>
          <table:table-cell office:value-type="float" office:value="3176699174">
            <text:p>3176699174</text:p>
          </table:table-cell>
          <table:table-cell office:value-type="float" office:value="4054285859">
            <text:p>4054285859</text:p>
          </table:table-cell>
          <table:table-cell office:value-type="float" office:value="7471330469">
            <text:p>747133046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2266621138">
            <text:p>2226662113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809">
            <text:p>467809</text:p>
          </table:table-cell>
          <table:table-cell table:number-columns-repeated="2" office:value-type="float" office:value="0">
            <text:p>0</text:p>
          </table:table-cell>
          <table:table-cell office:value-type="float" office:value="10240">
            <text:p>10240</text:p>
          </table:table-cell>
          <table:table-cell table:number-columns-repeated="5" office:value-type="float" office:value="0">
            <text:p>0</text:p>
          </table:table-cell>
          <table:table-cell office:value-type="float" office:value="3176699174">
            <text:p>3176699174</text:p>
          </table:table-cell>
          <table:table-cell office:value-type="float" office:value="0">
            <text:p>0</text:p>
          </table:table-cell>
          <table:table-cell office:value-type="float" office:value="3176699174">
            <text:p>3176699174</text:p>
          </table:table-cell>
          <table:table-cell office:value-type="float" office:value="116744964">
            <text:p>116744964</text:p>
          </table:table-cell>
          <table:table-cell office:value-type="float" office:value="3735833235">
            <text:p>3735833235</text:p>
          </table:table-cell>
          <table:table-cell office:value-type="float" office:value="0">
            <text:p>0</text:p>
          </table:table-cell>
          <table:table-cell office:value-type="float" office:value="2490555490">
            <text:p>2490555490</text:p>
          </table:table-cell>
          <table:table-cell office:value-type="float" office:value="0">
            <text:p>0</text:p>
          </table:table-cell>
          <table:table-cell office:value-type="float" office:value="2490555490">
            <text:p>2490555490</text:p>
          </table:table-cell>
          <table:table-cell office:value-type="float" office:value="3176699174">
            <text:p>3176699174</text:p>
          </table:table-cell>
          <table:table-cell office:value-type="float" office:value="1245277745">
            <text:p>1245277745</text:p>
          </table:table-cell>
          <table:table-cell office:value-type="float" office:value="3166936045">
            <text:p>3166936045</text:p>
          </table:table-cell>
          <table:table-cell office:value-type="float" office:value="686143684">
            <text:p>686143684</text:p>
          </table:table-cell>
          <table:table-cell office:value-type="float" office:value="3176699174">
            <text:p>3176699174</text:p>
          </table:table-cell>
          <table:table-cell office:value-type="float" office:value="31181884765">
            <text:p>31181884765</text:p>
          </table:table-cell>
          <table:table-cell office:value-type="float" office:value="115858093261">
            <text:p>115858093261</text:p>
          </table:table-cell>
          <table:table-cell office:value-type="float" office:value="8666503906">
            <text:p>8666503906</text:p>
          </table:table-cell>
          <table:table-cell office:value-type="float" office:value="1653076171">
            <text:p>1653076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7716461125">
            <text:p>7716461125</text:p>
          </table:table-cell>
          <table:table-cell office:value-type="float" office:value="92733758">
            <text:p>92733758</text:p>
          </table:table-cell>
          <table:table-cell office:value-type="float" office:value="3572194334">
            <text:p>3572194334</text:p>
          </table:table-cell>
          <table:table-cell office:value-type="float" office:value="934760945">
            <text:p>934760945</text:p>
          </table:table-cell>
          <table:table-cell office:value-type="float" office:value="7866822049">
            <text:p>786682204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3499391328">
            <text:p>2349939132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633">
            <text:p>467633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2576">
            <text:p>1073752576</text:p>
          </table:table-cell>
          <table:table-cell office:value-type="float" office:value="3572099928">
            <text:p>3572099928</text:p>
          </table:table-cell>
          <table:table-cell table:number-columns-repeated="4" office:value-type="float" office:value="0">
            <text:p>0</text:p>
          </table:table-cell>
          <table:table-cell office:value-type="float" office:value="3572194334">
            <text:p>3572194334</text:p>
          </table:table-cell>
          <table:table-cell office:value-type="float" office:value="0">
            <text:p>0</text:p>
          </table:table-cell>
          <table:table-cell office:value-type="float" office:value="3572194334">
            <text:p>3572194334</text:p>
          </table:table-cell>
          <table:table-cell office:value-type="float" office:value="122927753">
            <text:p>122927753</text:p>
          </table:table-cell>
          <table:table-cell office:value-type="float" office:value="3933580815">
            <text:p>3933580815</text:p>
          </table:table-cell>
          <table:table-cell office:value-type="float" office:value="0">
            <text:p>0</text:p>
          </table:table-cell>
          <table:table-cell office:value-type="float" office:value="2622387210">
            <text:p>2622387210</text:p>
          </table:table-cell>
          <table:table-cell office:value-type="float" office:value="376232058">
            <text:p>376232058</text:p>
          </table:table-cell>
          <table:table-cell office:value-type="float" office:value="2622387210">
            <text:p>2622387210</text:p>
          </table:table-cell>
          <table:table-cell office:value-type="float" office:value="3572194334">
            <text:p>3572194334</text:p>
          </table:table-cell>
          <table:table-cell office:value-type="float" office:value="1311193605">
            <text:p>1311193605</text:p>
          </table:table-cell>
          <table:table-cell office:value-type="float" office:value="3562202204">
            <text:p>3562202204</text:p>
          </table:table-cell>
          <table:table-cell office:value-type="float" office:value="949807124">
            <text:p>949807124</text:p>
          </table:table-cell>
          <table:table-cell office:value-type="float" office:value="3572194334">
            <text:p>3572194334</text:p>
          </table:table-cell>
          <table:table-cell office:value-type="float" office:value="32413879394">
            <text:p>32413879394</text:p>
          </table:table-cell>
          <table:table-cell office:value-type="float" office:value="120267272949">
            <text:p>120267272949</text:p>
          </table:table-cell>
          <table:table-cell office:value-type="float" office:value="8656860351">
            <text:p>8656860351</text:p>
          </table:table-cell>
          <table:table-cell office:value-type="float" office:value="1745666503">
            <text:p>17456665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8220900695">
            <text:p>8220900695</text:p>
          </table:table-cell>
          <table:table-cell office:value-type="float" office:value="98785583">
            <text:p>98785583</text:p>
          </table:table-cell>
          <table:table-cell office:value-type="float" office:value="4090620764">
            <text:p>4090620764</text:p>
          </table:table-cell>
          <table:table-cell office:value-type="float" office:value="2399866160">
            <text:p>2399866160</text:p>
          </table:table-cell>
          <table:table-cell office:value-type="float" office:value="8385244785">
            <text:p>8385244785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4613591586">
            <text:p>24613591586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662">
            <text:p>467662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4912">
            <text:p>2147494912</text:p>
          </table:table-cell>
          <table:table-cell office:value-type="float" office:value="4090521080">
            <text:p>4090521080</text:p>
          </table:table-cell>
          <table:table-cell table:number-columns-repeated="4" office:value-type="float" office:value="0">
            <text:p>0</text:p>
          </table:table-cell>
          <table:table-cell office:value-type="float" office:value="4090620764">
            <text:p>4090620764</text:p>
          </table:table-cell>
          <table:table-cell office:value-type="float" office:value="0">
            <text:p>0</text:p>
          </table:table-cell>
          <table:table-cell office:value-type="float" office:value="4090620764">
            <text:p>4090620764</text:p>
          </table:table-cell>
          <table:table-cell office:value-type="float" office:value="131028551">
            <text:p>131028551</text:p>
          </table:table-cell>
          <table:table-cell office:value-type="float" office:value="4192794030">
            <text:p>4192794030</text:p>
          </table:table-cell>
          <table:table-cell office:value-type="float" office:value="0">
            <text:p>0</text:p>
          </table:table-cell>
          <table:table-cell office:value-type="float" office:value="2795196020">
            <text:p>2795196020</text:p>
          </table:table-cell>
          <table:table-cell office:value-type="float" office:value="381068805">
            <text:p>381068805</text:p>
          </table:table-cell>
          <table:table-cell office:value-type="float" office:value="2795196020">
            <text:p>2795196020</text:p>
          </table:table-cell>
          <table:table-cell office:value-type="float" office:value="4090620764">
            <text:p>4090620764</text:p>
          </table:table-cell>
          <table:table-cell office:value-type="float" office:value="1397598010">
            <text:p>1397598010</text:p>
          </table:table-cell>
          <table:table-cell office:value-type="float" office:value="4081511549">
            <text:p>4081511549</text:p>
          </table:table-cell>
          <table:table-cell office:value-type="float" office:value="1295424744">
            <text:p>1295424744</text:p>
          </table:table-cell>
          <table:table-cell office:value-type="float" office:value="4090620764">
            <text:p>4090620764</text:p>
          </table:table-cell>
          <table:table-cell office:value-type="float" office:value="34331115722">
            <text:p>34331115722</text:p>
          </table:table-cell>
          <table:table-cell office:value-type="float" office:value="127272399902">
            <text:p>127272399902</text:p>
          </table:table-cell>
          <table:table-cell office:value-type="float" office:value="9135681152">
            <text:p>9135681152</text:p>
          </table:table-cell>
          <table:table-cell office:value-type="float" office:value="1858947753">
            <text:p>18589477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8594374071">
            <text:p>8594374071</text:p>
          </table:table-cell>
          <table:table-cell office:value-type="float" office:value="103275965">
            <text:p>103275965</text:p>
          </table:table-cell>
          <table:table-cell office:value-type="float" office:value="199768309">
            <text:p>199768309</text:p>
          </table:table-cell>
          <table:table-cell office:value-type="float" office:value="3484353988">
            <text:p>3484353988</text:p>
          </table:table-cell>
          <table:table-cell office:value-type="float" office:value="8789348837">
            <text:p>8789348837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5642168192">
            <text:p>25642168192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157">
            <text:p>467157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7248">
            <text:p>3221237248</text:p>
          </table:table-cell>
          <table:table-cell office:value-type="float" office:value="199668680">
            <text:p>199668680</text:p>
          </table:table-cell>
          <table:table-cell table:number-columns-repeated="4" office:value-type="float" office:value="0">
            <text:p>0</text:p>
          </table:table-cell>
          <table:table-cell office:value-type="float" office:value="199768309">
            <text:p>199768309</text:p>
          </table:table-cell>
          <table:table-cell office:value-type="float" office:value="0">
            <text:p>0</text:p>
          </table:table-cell>
          <table:table-cell office:value-type="float" office:value="199768309">
            <text:p>199768309</text:p>
          </table:table-cell>
          <table:table-cell office:value-type="float" office:value="137342317">
            <text:p>137342317</text:p>
          </table:table-cell>
          <table:table-cell office:value-type="float" office:value="99884154">
            <text:p>99884154</text:p>
          </table:table-cell>
          <table:table-cell office:value-type="float" office:value="0">
            <text:p>0</text:p>
          </table:table-cell>
          <table:table-cell office:value-type="float" office:value="2929900967">
            <text:p>2929900967</text:p>
          </table:table-cell>
          <table:table-cell office:value-type="float" office:value="1673000238">
            <text:p>1673000238</text:p>
          </table:table-cell>
          <table:table-cell office:value-type="float" office:value="2929900967">
            <text:p>2929900967</text:p>
          </table:table-cell>
          <table:table-cell office:value-type="float" office:value="199768309">
            <text:p>199768309</text:p>
          </table:table-cell>
          <table:table-cell office:value-type="float" office:value="1464950484">
            <text:p>1464950484</text:p>
          </table:table-cell>
          <table:table-cell office:value-type="float" office:value="189847789">
            <text:p>189847789</text:p>
          </table:table-cell>
          <table:table-cell office:value-type="float" office:value="1564834638">
            <text:p>1564834638</text:p>
          </table:table-cell>
          <table:table-cell office:value-type="float" office:value="199768309">
            <text:p>199768309</text:p>
          </table:table-cell>
          <table:table-cell office:value-type="float" office:value="35843505859">
            <text:p>35843505859</text:p>
          </table:table-cell>
          <table:table-cell office:value-type="float" office:value="133694091796">
            <text:p>133694091796</text:p>
          </table:table-cell>
          <table:table-cell office:value-type="float" office:value="9206054687">
            <text:p>9206054687</text:p>
          </table:table-cell>
          <table:table-cell office:value-type="float" office:value="1943481445">
            <text:p>194348144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9170313608">
            <text:p>9170313608</text:p>
          </table:table-cell>
          <table:table-cell office:value-type="float" office:value="110152175">
            <text:p>110152175</text:p>
          </table:table-cell>
          <table:table-cell office:value-type="float" office:value="544825476">
            <text:p>544825476</text:p>
          </table:table-cell>
          <table:table-cell office:value-type="float" office:value="862012779">
            <text:p>862012779</text:p>
          </table:table-cell>
          <table:table-cell office:value-type="float" office:value="9134375604">
            <text:p>9134375604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840487">
            <text:p>840487</text:p>
          </table:table-cell>
          <table:table-cell table:number-columns-repeated="14" office:value-type="float" office:value="26736697806">
            <text:p>26736697806</text:p>
          </table:table-cell>
          <table:table-cell office:value-type="float" office:value="5449644">
            <text:p>54496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31346">
            <text:p>3331346</text:p>
          </table:table-cell>
          <table:table-cell office:value-type="float" office:value="47209">
            <text:p>47209</text:p>
          </table:table-cell>
          <table:table-cell office:value-type="float" office:value="1333553">
            <text:p>1333553</text:p>
          </table:table-cell>
          <table:table-cell office:value-type="float" office:value="311924">
            <text:p>311924</text:p>
          </table:table-cell>
          <table:table-cell table:number-columns-repeated="2" office:value-type="float" office:value="0">
            <text:p>0</text:p>
          </table:table-cell>
          <table:table-cell office:value-type="float" office:value="12288">
            <text:p>12288</text:p>
          </table:table-cell>
          <table:table-cell office:value-type="float" office:value="545556712">
            <text:p>545556712</text:p>
          </table:table-cell>
          <table:table-cell table:number-columns-repeated="4" office:value-type="float" office:value="0">
            <text:p>0</text:p>
          </table:table-cell>
          <table:table-cell office:value-type="float" office:value="544825476">
            <text:p>544825476</text:p>
          </table:table-cell>
          <table:table-cell office:value-type="float" office:value="0">
            <text:p>0</text:p>
          </table:table-cell>
          <table:table-cell office:value-type="float" office:value="544825476">
            <text:p>544825476</text:p>
          </table:table-cell>
          <table:table-cell office:value-type="float" office:value="142733222">
            <text:p>142733222</text:p>
          </table:table-cell>
          <table:table-cell office:value-type="float" office:value="272412738">
            <text:p>272412738</text:p>
          </table:table-cell>
          <table:table-cell office:value-type="float" office:value="0">
            <text:p>0</text:p>
          </table:table-cell>
          <table:table-cell office:value-type="float" office:value="3044920023">
            <text:p>3044920023</text:p>
          </table:table-cell>
          <table:table-cell office:value-type="float" office:value="1671678150">
            <text:p>1671678150</text:p>
          </table:table-cell>
          <table:table-cell office:value-type="float" office:value="3044920023">
            <text:p>3044920023</text:p>
          </table:table-cell>
          <table:table-cell office:value-type="float" office:value="544825476">
            <text:p>544825476</text:p>
          </table:table-cell>
          <table:table-cell office:value-type="float" office:value="1522460012">
            <text:p>1522460012</text:p>
          </table:table-cell>
          <table:table-cell office:value-type="float" office:value="541032235">
            <text:p>541032235</text:p>
          </table:table-cell>
          <table:table-cell office:value-type="float" office:value="1794872749">
            <text:p>1794872749</text:p>
          </table:table-cell>
          <table:table-cell office:value-type="float" office:value="544825476">
            <text:p>544825476</text:p>
          </table:table-cell>
          <table:table-cell office:value-type="float" office:value="37604370117">
            <text:p>37604370117</text:p>
          </table:table-cell>
          <table:table-cell office:value-type="float" office:value="138999084472">
            <text:p>138999084472</text:p>
          </table:table-cell>
          <table:table-cell office:value-type="float" office:value="15866333007">
            <text:p>15866333007</text:p>
          </table:table-cell>
          <table:table-cell office:value-type="float" office:value="2439697265">
            <text:p>24396972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9143086019">
            <text:p>9143086019</text:p>
          </table:table-cell>
          <table:table-cell office:value-type="float" office:value="109854548">
            <text:p>109854548</text:p>
          </table:table-cell>
          <table:table-cell office:value-type="float" office:value="768816233">
            <text:p>768816233</text:p>
          </table:table-cell>
          <table:table-cell office:value-type="float" office:value="782932695">
            <text:p>782932695</text:p>
          </table:table-cell>
          <table:table-cell office:value-type="float" office:value="9358400144">
            <text:p>9358400144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7810668614">
            <text:p>27810668614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75">
            <text:p>467775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4624">
            <text:p>1073754624</text:p>
          </table:table-cell>
          <table:table-cell office:value-type="float" office:value="768715736">
            <text:p>768715736</text:p>
          </table:table-cell>
          <table:table-cell table:number-columns-repeated="4" office:value-type="float" office:value="0">
            <text:p>0</text:p>
          </table:table-cell>
          <table:table-cell office:value-type="float" office:value="768816233">
            <text:p>768816233</text:p>
          </table:table-cell>
          <table:table-cell office:value-type="float" office:value="0">
            <text:p>0</text:p>
          </table:table-cell>
          <table:table-cell office:value-type="float" office:value="768816233">
            <text:p>768816233</text:p>
          </table:table-cell>
          <table:table-cell office:value-type="float" office:value="146234399">
            <text:p>146234399</text:p>
          </table:table-cell>
          <table:table-cell office:value-type="float" office:value="384408117">
            <text:p>384408117</text:p>
          </table:table-cell>
          <table:table-cell office:value-type="float" office:value="0">
            <text:p>0</text:p>
          </table:table-cell>
          <table:table-cell office:value-type="float" office:value="3119583609">
            <text:p>3119583609</text:p>
          </table:table-cell>
          <table:table-cell office:value-type="float" office:value="1673305113">
            <text:p>1673305113</text:p>
          </table:table-cell>
          <table:table-cell office:value-type="float" office:value="3119583608">
            <text:p>3119583608</text:p>
          </table:table-cell>
          <table:table-cell office:value-type="float" office:value="768816233">
            <text:p>768816233</text:p>
          </table:table-cell>
          <table:table-cell office:value-type="float" office:value="1559791804">
            <text:p>1559791804</text:p>
          </table:table-cell>
          <table:table-cell office:value-type="float" office:value="757001187">
            <text:p>757001187</text:p>
          </table:table-cell>
          <table:table-cell office:value-type="float" office:value="1944199920">
            <text:p>1944199920</text:p>
          </table:table-cell>
          <table:table-cell office:value-type="float" office:value="768816233">
            <text:p>768816233</text:p>
          </table:table-cell>
          <table:table-cell office:value-type="float" office:value="37944335937">
            <text:p>37944335937</text:p>
          </table:table-cell>
          <table:table-cell office:value-type="float" office:value="142928100585">
            <text:p>142928100585</text:p>
          </table:table-cell>
          <table:table-cell office:value-type="float" office:value="9796386718">
            <text:p>9796386718</text:p>
          </table:table-cell>
          <table:table-cell office:value-type="float" office:value="2067138671">
            <text:p>20671386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9669190237">
            <text:p>9669190237</text:p>
          </table:table-cell>
          <table:table-cell office:value-type="float" office:value="116164470">
            <text:p>116164470</text:p>
          </table:table-cell>
          <table:table-cell office:value-type="float" office:value="1276523947">
            <text:p>1276523947</text:p>
          </table:table-cell>
          <table:table-cell office:value-type="float" office:value="2310649530">
            <text:p>2310649530</text:p>
          </table:table-cell>
          <table:table-cell office:value-type="float" office:value="9866113677">
            <text:p>9866113677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8951032584">
            <text:p>28951032584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57">
            <text:p>46775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6960">
            <text:p>2147496960</text:p>
          </table:table-cell>
          <table:table-cell office:value-type="float" office:value="1276424944">
            <text:p>1276424944</text:p>
          </table:table-cell>
          <table:table-cell table:number-columns-repeated="4" office:value-type="float" office:value="0">
            <text:p>0</text:p>
          </table:table-cell>
          <table:table-cell office:value-type="float" office:value="1276523947">
            <text:p>1276523947</text:p>
          </table:table-cell>
          <table:table-cell office:value-type="float" office:value="0">
            <text:p>0</text:p>
          </table:table-cell>
          <table:table-cell office:value-type="float" office:value="1276523947">
            <text:p>1276523947</text:p>
          </table:table-cell>
          <table:table-cell office:value-type="float" office:value="154166042">
            <text:p>154166042</text:p>
          </table:table-cell>
          <table:table-cell office:value-type="float" office:value="638261973">
            <text:p>638261973</text:p>
          </table:table-cell>
          <table:table-cell office:value-type="float" office:value="0">
            <text:p>0</text:p>
          </table:table-cell>
          <table:table-cell office:value-type="float" office:value="3288819513">
            <text:p>3288819513</text:p>
          </table:table-cell>
          <table:table-cell office:value-type="float" office:value="1673342622">
            <text:p>1673342622</text:p>
          </table:table-cell>
          <table:table-cell office:value-type="float" office:value="3288819513">
            <text:p>3288819513</text:p>
          </table:table-cell>
          <table:table-cell office:value-type="float" office:value="1276523947">
            <text:p>1276523947</text:p>
          </table:table-cell>
          <table:table-cell office:value-type="float" office:value="1644409757">
            <text:p>1644409757</text:p>
          </table:table-cell>
          <table:table-cell office:value-type="float" office:value="1266114531">
            <text:p>1266114531</text:p>
          </table:table-cell>
          <table:table-cell office:value-type="float" office:value="2282671730">
            <text:p>2282671730</text:p>
          </table:table-cell>
          <table:table-cell office:value-type="float" office:value="1276523947">
            <text:p>1276523947</text:p>
          </table:table-cell>
          <table:table-cell office:value-type="float" office:value="39586059570">
            <text:p>39586059570</text:p>
          </table:table-cell>
          <table:table-cell office:value-type="float" office:value="148829467773">
            <text:p>148829467773</text:p>
          </table:table-cell>
          <table:table-cell office:value-type="float" office:value="10122863769">
            <text:p>10122863769</text:p>
          </table:table-cell>
          <table:table-cell office:value-type="float" office:value="2186157226">
            <text:p>218615722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0059042338">
            <text:p>10059042338</text:p>
          </table:table-cell>
          <table:table-cell office:value-type="float" office:value="120844439">
            <text:p>120844439</text:p>
          </table:table-cell>
          <table:table-cell office:value-type="float" office:value="1688821946">
            <text:p>1688821946</text:p>
          </table:table-cell>
          <table:table-cell office:value-type="float" office:value="3442831109">
            <text:p>3442831109</text:p>
          </table:table-cell>
          <table:table-cell office:value-type="float" office:value="10278412246">
            <text:p>10278412246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30200436208">
            <text:p>3020043620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05">
            <text:p>46770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9296">
            <text:p>3221239296</text:p>
          </table:table-cell>
          <table:table-cell office:value-type="float" office:value="1688720480">
            <text:p>1688720480</text:p>
          </table:table-cell>
          <table:table-cell table:number-columns-repeated="4" office:value-type="float" office:value="0">
            <text:p>0</text:p>
          </table:table-cell>
          <table:table-cell office:value-type="float" office:value="1688821946">
            <text:p>1688821946</text:p>
          </table:table-cell>
          <table:table-cell office:value-type="float" office:value="0">
            <text:p>0</text:p>
          </table:table-cell>
          <table:table-cell office:value-type="float" office:value="1688821946">
            <text:p>1688821946</text:p>
          </table:table-cell>
          <table:table-cell office:value-type="float" office:value="160608543">
            <text:p>160608543</text:p>
          </table:table-cell>
          <table:table-cell office:value-type="float" office:value="844410973">
            <text:p>844410973</text:p>
          </table:table-cell>
          <table:table-cell office:value-type="float" office:value="0">
            <text:p>0</text:p>
          </table:table-cell>
          <table:table-cell office:value-type="float" office:value="3426252179">
            <text:p>3426252179</text:p>
          </table:table-cell>
          <table:table-cell office:value-type="float" office:value="273628954">
            <text:p>273628954</text:p>
          </table:table-cell>
          <table:table-cell office:value-type="float" office:value="3426252180">
            <text:p>3426252180</text:p>
          </table:table-cell>
          <table:table-cell office:value-type="float" office:value="1688821946">
            <text:p>1688821946</text:p>
          </table:table-cell>
          <table:table-cell office:value-type="float" office:value="1713126090">
            <text:p>1713126090</text:p>
          </table:table-cell>
          <table:table-cell office:value-type="float" office:value="1678765767">
            <text:p>1678765767</text:p>
          </table:table-cell>
          <table:table-cell office:value-type="float" office:value="2557537063">
            <text:p>2557537063</text:p>
          </table:table-cell>
          <table:table-cell office:value-type="float" office:value="1688821946">
            <text:p>1688821946</text:p>
          </table:table-cell>
          <table:table-cell office:value-type="float" office:value="41062194824">
            <text:p>41062194824</text:p>
          </table:table-cell>
          <table:table-cell office:value-type="float" office:value="155345336914">
            <text:p>155345336914</text:p>
          </table:table-cell>
          <table:table-cell office:value-type="float" office:value="10700134277">
            <text:p>10700134277</text:p>
          </table:table-cell>
          <table:table-cell office:value-type="float" office:value="2294311523">
            <text:p>22943115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0412836016">
            <text:p>10412836016</text:p>
          </table:table-cell>
          <table:table-cell office:value-type="float" office:value="125089612">
            <text:p>125089612</text:p>
          </table:table-cell>
          <table:table-cell office:value-type="float" office:value="2066982419">
            <text:p>2066982419</text:p>
          </table:table-cell>
          <table:table-cell office:value-type="float" office:value="175432488">
            <text:p>175432488</text:p>
          </table:table-cell>
          <table:table-cell office:value-type="float" office:value="10656577751">
            <text:p>1065657775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31246037050">
            <text:p>31246037050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817">
            <text:p>467817</text:p>
          </table:table-cell>
          <table:table-cell table:number-columns-repeated="2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2066887016">
            <text:p>2066887016</text:p>
          </table:table-cell>
          <table:table-cell table:number-columns-repeated="4" office:value-type="float" office:value="0">
            <text:p>0</text:p>
          </table:table-cell>
          <table:table-cell office:value-type="float" office:value="2066982419">
            <text:p>2066982419</text:p>
          </table:table-cell>
          <table:table-cell office:value-type="float" office:value="0">
            <text:p>0</text:p>
          </table:table-cell>
          <table:table-cell office:value-type="float" office:value="2066982419">
            <text:p>2066982419</text:p>
          </table:table-cell>
          <table:table-cell office:value-type="float" office:value="166514582">
            <text:p>166514582</text:p>
          </table:table-cell>
          <table:table-cell office:value-type="float" office:value="1033491209">
            <text:p>1033491209</text:p>
          </table:table-cell>
          <table:table-cell office:value-type="float" office:value="0">
            <text:p>0</text:p>
          </table:table-cell>
          <table:table-cell office:value-type="float" office:value="3552305670">
            <text:p>3552305670</text:p>
          </table:table-cell>
          <table:table-cell office:value-type="float" office:value="0">
            <text:p>0</text:p>
          </table:table-cell>
          <table:table-cell office:value-type="float" office:value="3552305670">
            <text:p>3552305670</text:p>
          </table:table-cell>
          <table:table-cell office:value-type="float" office:value="0">
            <text:p>0</text:p>
          </table:table-cell>
          <table:table-cell office:value-type="float" office:value="1776152835">
            <text:p>1776152835</text:p>
          </table:table-cell>
          <table:table-cell office:value-type="float" office:value="34932">
            <text:p>34932</text:p>
          </table:table-cell>
          <table:table-cell office:value-type="float" office:value="2809644045">
            <text:p>2809644045</text:p>
          </table:table-cell>
          <table:table-cell office:value-type="float" office:value="2066982419">
            <text:p>2066982419</text:p>
          </table:table-cell>
          <table:table-cell office:value-type="float" office:value="42344604492">
            <text:p>42344604492</text:p>
          </table:table-cell>
          <table:table-cell office:value-type="float" office:value="161154479980">
            <text:p>161154479980</text:p>
          </table:table-cell>
          <table:table-cell office:value-type="float" office:value="10919494628">
            <text:p>10919494628</text:p>
          </table:table-cell>
          <table:table-cell office:value-type="float" office:value="2359741210">
            <text:p>23597412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0764018699">
            <text:p>10764018699</text:p>
          </table:table-cell>
          <table:table-cell office:value-type="float" office:value="129433710">
            <text:p>129433710</text:p>
          </table:table-cell>
          <table:table-cell office:value-type="float" office:value="2397998331">
            <text:p>2397998331</text:p>
          </table:table-cell>
          <table:table-cell office:value-type="float" office:value="1195162559">
            <text:p>1195162559</text:p>
          </table:table-cell>
          <table:table-cell office:value-type="float" office:value="10987532491">
            <text:p>10987532491</text:p>
          </table:table-cell>
          <table:table-cell office:value-type="float" office:value="382">
            <text:p>382</text:p>
          </table:table-cell>
          <table:table-cell table:number-columns-repeated="2"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0">
            <text:p>0</text:p>
          </table:table-cell>
          <table:table-cell office:value-type="float" office:value="1786098">
            <text:p>1786098</text:p>
          </table:table-cell>
          <table:table-cell table:number-columns-repeated="14" office:value-type="float" office:value="32296482058">
            <text:p>32296482058</text:p>
          </table:table-cell>
          <table:table-cell office:value-type="float" office:value="9231796">
            <text:p>92317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095547">
            <text:p>7095547</text:p>
          </table:table-cell>
          <table:table-cell office:value-type="float" office:value="3226468">
            <text:p>3226468</text:p>
          </table:table-cell>
          <table:table-cell office:value-type="float" office:value="5092089">
            <text:p>5092089</text:p>
          </table:table-cell>
          <table:table-cell office:value-type="float" office:value="1124735">
            <text:p>1124735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6672">
            <text:p>1073756672</text:p>
          </table:table-cell>
          <table:table-cell office:value-type="float" office:value="2398715888">
            <text:p>2398715888</text:p>
          </table:table-cell>
          <table:table-cell table:number-columns-repeated="4" office:value-type="float" office:value="0">
            <text:p>0</text:p>
          </table:table-cell>
          <table:table-cell office:value-type="float" office:value="2397998331">
            <text:p>2397998331</text:p>
          </table:table-cell>
          <table:table-cell office:value-type="float" office:value="0">
            <text:p>0</text:p>
          </table:table-cell>
          <table:table-cell office:value-type="float" office:value="2397998331">
            <text:p>2397998331</text:p>
          </table:table-cell>
          <table:table-cell office:value-type="float" office:value="171686574">
            <text:p>171686574</text:p>
          </table:table-cell>
          <table:table-cell office:value-type="float" office:value="1198999165">
            <text:p>1198999165</text:p>
          </table:table-cell>
          <table:table-cell office:value-type="float" office:value="0">
            <text:p>0</text:p>
          </table:table-cell>
          <table:table-cell office:value-type="float" office:value="3662644308">
            <text:p>3662644308</text:p>
          </table:table-cell>
          <table:table-cell office:value-type="float" office:value="0">
            <text:p>0</text:p>
          </table:table-cell>
          <table:table-cell office:value-type="float" office:value="3662644307">
            <text:p>3662644307</text:p>
          </table:table-cell>
          <table:table-cell office:value-type="float" office:value="0">
            <text:p>0</text:p>
          </table:table-cell>
          <table:table-cell office:value-type="float" office:value="1831322154">
            <text:p>1831322154</text:p>
          </table:table-cell>
          <table:table-cell office:value-type="float" office:value="9094">
            <text:p>9094</text:p>
          </table:table-cell>
          <table:table-cell office:value-type="float" office:value="3030321319">
            <text:p>3030321319</text:p>
          </table:table-cell>
          <table:table-cell office:value-type="float" office:value="2397998331">
            <text:p>2397998331</text:p>
          </table:table-cell>
          <table:table-cell office:value-type="float" office:value="43018371582">
            <text:p>43018371582</text:p>
          </table:table-cell>
          <table:table-cell office:value-type="float" office:value="166234191894">
            <text:p>166234191894</text:p>
          </table:table-cell>
          <table:table-cell office:value-type="float" office:value="12879516601">
            <text:p>12879516601</text:p>
          </table:table-cell>
          <table:table-cell office:value-type="float" office:value="2437316894">
            <text:p>24373168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1016579320">
            <text:p>11016579320</text:p>
          </table:table-cell>
          <table:table-cell office:value-type="float" office:value="132361762">
            <text:p>132361762</text:p>
          </table:table-cell>
          <table:table-cell office:value-type="float" office:value="2650073831">
            <text:p>2650073831</text:p>
          </table:table-cell>
          <table:table-cell office:value-type="float" office:value="1929499792">
            <text:p>1929499792</text:p>
          </table:table-cell>
          <table:table-cell office:value-type="float" office:value="11239668353">
            <text:p>1123966835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212192">
            <text:p>1212192</text:p>
          </table:table-cell>
          <table:table-cell table:number-columns-repeated="14" office:value-type="float" office:value="33373252002">
            <text:p>33373252002</text:p>
          </table:table-cell>
          <table:table-cell office:value-type="float" office:value="6920267">
            <text:p>69202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30166">
            <text:p>4830166</text:p>
          </table:table-cell>
          <table:table-cell office:value-type="float" office:value="25124">
            <text:p>25124</text:p>
          </table:table-cell>
          <table:table-cell office:value-type="float" office:value="2838736">
            <text:p>2838736</text:p>
          </table:table-cell>
          <table:table-cell office:value-type="float" office:value="708521">
            <text:p>708521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9008">
            <text:p>2147499008</text:p>
          </table:table-cell>
          <table:table-cell office:value-type="float" office:value="2649974576">
            <text:p>2649974576</text:p>
          </table:table-cell>
          <table:table-cell table:number-columns-repeated="4" office:value-type="float" office:value="0">
            <text:p>0</text:p>
          </table:table-cell>
          <table:table-cell office:value-type="float" office:value="2650073831">
            <text:p>2650073831</text:p>
          </table:table-cell>
          <table:table-cell office:value-type="float" office:value="0">
            <text:p>0</text:p>
          </table:table-cell>
          <table:table-cell office:value-type="float" office:value="2650073831">
            <text:p>2650073831</text:p>
          </table:table-cell>
          <table:table-cell office:value-type="float" office:value="175625340">
            <text:p>175625340</text:p>
          </table:table-cell>
          <table:table-cell office:value-type="float" office:value="1325036915">
            <text:p>1325036915</text:p>
          </table:table-cell>
          <table:table-cell office:value-type="float" office:value="0">
            <text:p>0</text:p>
          </table:table-cell>
          <table:table-cell office:value-type="float" office:value="3746669475">
            <text:p>3746669475</text:p>
          </table:table-cell>
          <table:table-cell office:value-type="float" office:value="0">
            <text:p>0</text:p>
          </table:table-cell>
          <table:table-cell office:value-type="float" office:value="3746669474">
            <text:p>3746669474</text:p>
          </table:table-cell>
          <table:table-cell office:value-type="float" office:value="0">
            <text:p>0</text:p>
          </table:table-cell>
          <table:table-cell office:value-type="float" office:value="1873334737">
            <text:p>1873334737</text:p>
          </table:table-cell>
          <table:table-cell office:value-type="float" office:value="9024">
            <text:p>9024</text:p>
          </table:table-cell>
          <table:table-cell office:value-type="float" office:value="3198371653">
            <text:p>3198371653</text:p>
          </table:table-cell>
          <table:table-cell office:value-type="float" office:value="2650073831">
            <text:p>2650073831</text:p>
          </table:table-cell>
          <table:table-cell office:value-type="float" office:value="43002624511">
            <text:p>43002624511</text:p>
          </table:table-cell>
          <table:table-cell office:value-type="float" office:value="169510986328">
            <text:p>169510986328</text:p>
          </table:table-cell>
          <table:table-cell office:value-type="float" office:value="11335449218">
            <text:p>11335449218</text:p>
          </table:table-cell>
          <table:table-cell office:value-type="float" office:value="2467712402">
            <text:p>24677124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1470032537">
            <text:p>11470032537</text:p>
          </table:table-cell>
          <table:table-cell office:value-type="float" office:value="137758197">
            <text:p>137758197</text:p>
          </table:table-cell>
          <table:table-cell office:value-type="float" office:value="3128653083">
            <text:p>3128653083</text:p>
          </table:table-cell>
          <table:table-cell office:value-type="float" office:value="3245758652">
            <text:p>3245758652</text:p>
          </table:table-cell>
          <table:table-cell office:value-type="float" office:value="11718276064">
            <text:p>1171827606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818406">
            <text:p>818406</text:p>
          </table:table-cell>
          <table:table-cell table:number-columns-repeated="14" office:value-type="float" office:value="34588563554">
            <text:p>34588563554</text:p>
          </table:table-cell>
          <table:table-cell office:value-type="float" office:value="4309150">
            <text:p>4309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60515">
            <text:p>3260515</text:p>
          </table:table-cell>
          <table:table-cell office:value-type="float" office:value="16319">
            <text:p>16319</text:p>
          </table:table-cell>
          <table:table-cell office:value-type="float" office:value="2297147">
            <text:p>2297147</text:p>
          </table:table-cell>
          <table:table-cell office:value-type="float" office:value="569090">
            <text:p>569090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41344">
            <text:p>3221241344</text:p>
          </table:table-cell>
          <table:table-cell office:value-type="float" office:value="3128554768">
            <text:p>3128554768</text:p>
          </table:table-cell>
          <table:table-cell table:number-columns-repeated="4" office:value-type="float" office:value="0">
            <text:p>0</text:p>
          </table:table-cell>
          <table:table-cell office:value-type="float" office:value="3128653083">
            <text:p>3128653083</text:p>
          </table:table-cell>
          <table:table-cell office:value-type="float" office:value="0">
            <text:p>0</text:p>
          </table:table-cell>
          <table:table-cell office:value-type="float" office:value="3128653083">
            <text:p>3128653083</text:p>
          </table:table-cell>
          <table:table-cell office:value-type="float" office:value="183103141">
            <text:p>183103141</text:p>
          </table:table-cell>
          <table:table-cell office:value-type="float" office:value="1564326541">
            <text:p>1564326541</text:p>
          </table:table-cell>
          <table:table-cell office:value-type="float" office:value="0">
            <text:p>0</text:p>
          </table:table-cell>
          <table:table-cell office:value-type="float" office:value="3906195892">
            <text:p>3906195892</text:p>
          </table:table-cell>
          <table:table-cell office:value-type="float" office:value="0">
            <text:p>0</text:p>
          </table:table-cell>
          <table:table-cell office:value-type="float" office:value="3906195892">
            <text:p>3906195892</text:p>
          </table:table-cell>
          <table:table-cell office:value-type="float" office:value="0">
            <text:p>0</text:p>
          </table:table-cell>
          <table:table-cell office:value-type="float" office:value="1953097946">
            <text:p>1953097946</text:p>
          </table:table-cell>
          <table:table-cell office:value-type="float" office:value="31325">
            <text:p>31325</text:p>
          </table:table-cell>
          <table:table-cell office:value-type="float" office:value="3517424488">
            <text:p>3517424488</text:p>
          </table:table-cell>
          <table:table-cell office:value-type="float" office:value="3128653083">
            <text:p>3128653083</text:p>
          </table:table-cell>
          <table:table-cell office:value-type="float" office:value="43682250976">
            <text:p>43682250976</text:p>
          </table:table-cell>
          <table:table-cell office:value-type="float" office:value="175912475585">
            <text:p>175912475585</text:p>
          </table:table-cell>
          <table:table-cell office:value-type="float" office:value="12126037597">
            <text:p>12126037597</text:p>
          </table:table-cell>
          <table:table-cell office:value-type="float" office:value="2616394042">
            <text:p>26163940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1635224741">
            <text:p>11635224741</text:p>
          </table:table-cell>
          <table:table-cell office:value-type="float" office:value="139653737">
            <text:p>139653737</text:p>
          </table:table-cell>
          <table:table-cell office:value-type="float" office:value="3559277410">
            <text:p>3559277410</text:p>
          </table:table-cell>
          <table:table-cell office:value-type="float" office:value="3725926568">
            <text:p>3725926568</text:p>
          </table:table-cell>
          <table:table-cell office:value-type="float" office:value="12148974328">
            <text:p>12148974328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53517">
            <text:p>153517</text:p>
          </table:table-cell>
          <table:table-cell table:number-columns-repeated="14" office:value-type="float" office:value="35599871868">
            <text:p>35599871868</text:p>
          </table:table-cell>
          <table:table-cell office:value-type="float" office:value="613831">
            <text:p>613831</text:p>
          </table:table-cell>
          <table:table-cell table:number-columns-repeated="4" office:value-type="float" office:value="0">
            <text:p>0</text:p>
          </table:table-cell>
          <table:table-cell office:value-type="float" office:value="604806">
            <text:p>604806</text:p>
          </table:table-cell>
          <table:table-cell office:value-type="float" office:value="20767">
            <text:p>20767</text:p>
          </table:table-cell>
          <table:table-cell office:value-type="float" office:value="894418">
            <text:p>894418</text:p>
          </table:table-cell>
          <table:table-cell office:value-type="float" office:value="155714">
            <text:p>155714</text:p>
          </table:table-cell>
          <table:table-cell table:number-columns-repeated="2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3559277410">
            <text:p>3559277410</text:p>
          </table:table-cell>
          <table:table-cell office:value-type="float" office:value="0">
            <text:p>0</text:p>
          </table:table-cell>
          <table:table-cell office:value-type="float" office:value="3559277410">
            <text:p>3559277410</text:p>
          </table:table-cell>
          <table:table-cell office:value-type="float" office:value="189832469">
            <text:p>189832469</text:p>
          </table:table-cell>
          <table:table-cell office:value-type="float" office:value="1779638705">
            <text:p>1779638705</text:p>
          </table:table-cell>
          <table:table-cell office:value-type="float" office:value="0">
            <text:p>0</text:p>
          </table:table-cell>
          <table:table-cell office:value-type="float" office:value="4049737334">
            <text:p>4049737334</text:p>
          </table:table-cell>
          <table:table-cell office:value-type="float" office:value="0">
            <text:p>0</text:p>
          </table:table-cell>
          <table:table-cell office:value-type="float" office:value="4049737334">
            <text:p>4049737334</text:p>
          </table:table-cell>
          <table:table-cell office:value-type="float" office:value="3559277410">
            <text:p>3559277410</text:p>
          </table:table-cell>
          <table:table-cell office:value-type="float" office:value="2024868667">
            <text:p>2024868667</text:p>
          </table:table-cell>
          <table:table-cell office:value-type="float" office:value="81836">
            <text:p>81836</text:p>
          </table:table-cell>
          <table:table-cell office:value-type="float" office:value="3804507372">
            <text:p>3804507372</text:p>
          </table:table-cell>
          <table:table-cell office:value-type="float" office:value="3559277410">
            <text:p>3559277410</text:p>
          </table:table-cell>
          <table:table-cell office:value-type="float" office:value="50289001464">
            <text:p>50289001464</text:p>
          </table:table-cell>
          <table:table-cell office:value-type="float" office:value="185159057617">
            <text:p>185159057617</text:p>
          </table:table-cell>
          <table:table-cell office:value-type="float" office:value="16380676269">
            <text:p>16380676269</text:p>
          </table:table-cell>
          <table:table-cell office:value-type="float" office:value="2634826660">
            <text:p>2634826660</text:p>
          </table:table-cell>
          <table:table-cell office:value-type="float" office:value="0">
            <text:p>0</text:p>
          </table:table-cell>
          <table:table-cell table:number-columns-repeated="960"/>
        </table:table-row>
      </table:table>
      <table:table table:name="analysis" table:style-name="ta1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4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8" table:number-columns-repeated="998" table:default-cell-style-name="Default"/>
        <table:table-row table:style-name="ro2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PSYS Energy [J]</text:p>
          </table:table-cell>
          <table:table-cell table:style-name="ce3" office:value-type="string">
            <text:p>PKG Energy [J]</text:p>
          </table:table-cell>
          <table:table-cell table:style-name="ce3" office:value-type="string">
            <text:p>PP0 Energy [J]</text:p>
          </table:table-cell>
          <table:table-cell table:style-name="ce2" office:value-type="string">
            <text:p>DRAM Energy [J]</text:p>
          </table:table-cell>
          <table:table-cell table:style-name="ce2" office:value-type="string">
            <text:p>GPU Energy [J]</text:p>
          </table:table-cell>
          <table:table-cell table:style-name="ce2" office:value-type="string">
            <text:p>OCL_TIMER [s]</text:p>
          </table:table-cell>
          <table:table-cell table:style-name="ce2" office:value-type="string">
            <text:p>TIMESTAMP [s]</text:p>
          </table:table-cell>
          <table:table-cell table:style-name="ce2" office:value-type="string">
            <text:p>GPU_TICKS [s]</text:p>
          </table:table-cell>
          <table:table-cell table:style-name="ce2" office:value-type="string">
            <text:p>CPU_TICKS [s]</text:p>
          </table:table-cell>
          <table:table-cell table:style-name="ce2" office:value-type="string">
            <text:p>PSYS Power [W] (OCL_TIMER)</text:p>
          </table:table-cell>
          <table:table-cell table:style-name="ce3" office:value-type="string">
            <text:p>PKG Power (OCL_TIMER) [W]</text:p>
          </table:table-cell>
          <table:table-cell table:style-name="ce3" office:value-type="string">
            <text:p>PP0 Power (OCL_TIMER) [W]</text:p>
          </table:table-cell>
          <table:table-cell table:style-name="ce2" office:value-type="string">
            <text:p>DRAM Power (OCL_TIMER) <text:s/>[W]</text:p>
          </table:table-cell>
          <table:table-cell table:style-name="ce2" office:value-type="string">
            <text:p>GPU Power (OCL_TIMER) [W]</text:p>
          </table:table-cell>
          <table:table-cell table:style-name="ce2" office:value-type="string">
            <text:p>GPU Power (pkg – pp0 – dram)</text:p>
          </table:table-cell>
          <table:table-cell table:style-name="ce2" office:value-type="string">
            <text:p>PSYS Power [W] (CPU_TICKS)</text:p>
          </table:table-cell>
          <table:table-cell table:style-name="ce3" office:value-type="string">
            <text:p>PKG Power (CPU_TICKS) [W]</text:p>
          </table:table-cell>
          <table:table-cell table:style-name="ce3" office:value-type="string">
            <text:p>PP0 Power (CPU_TICKS) [W]</text:p>
          </table:table-cell>
          <table:table-cell table:style-name="ce2" office:value-type="string">
            <text:p>DRAM Power (CPU_TICKS) <text:s/>[W]</text:p>
          </table:table-cell>
          <table:table-cell table:style-name="ce2" office:value-type="string">
            <text:p>GPU Power (CPU_TICKS) [W]</text:p>
          </table:table-cell>
          <table:table-cell table:style-name="ce2" office:value-type="string">
            <text:p>GPU Power (pkg – pp0 – dram)</text:p>
          </table:table-cell>
          <table:table-cell table:style-name="ce2" table:number-columns-repeated="951"/>
          <table:table-cell table:style-name="ce7" table:number-columns-repeated="47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formula="of:=[counters.BH2]/1000000000" office:value-type="float" office:value="2.791564941">
            <text:p>2,791564941</text:p>
          </table:table-cell>
          <table:table-cell table:style-name="Default" table:formula="of:=[counters.BI2]/1000000000" office:value-type="float" office:value="8.637939453">
            <text:p>8,637939453</text:p>
          </table:table-cell>
          <table:table-cell table:style-name="Default" table:formula="of:=[counters.BJ2]/1000000000" office:value-type="float" office:value="0.903991699">
            <text:p>0,903991699</text:p>
          </table:table-cell>
          <table:table-cell table:formula="of:=[counters.BK2]/1000000000" office:value-type="float" office:value="0.208312988">
            <text:p>0,208312988</text:p>
          </table:table-cell>
          <table:table-cell table:formula="of:=[counters.BL2]/(2^-32)" office:value-type="float" office:value="0">
            <text:p>0</text:p>
          </table:table-cell>
          <table:table-cell table:formula="of:=[counters.D2]/1000000000" office:value-type="float" office:value="0.912062507">
            <text:p>0,912062507</text:p>
          </table:table-cell>
          <table:table-cell table:formula="of:=[counters.E2]/12500000" office:value-type="float" office:value="0.87609904">
            <text:p>0,87609904</text:p>
          </table:table-cell>
          <table:table-cell table:formula="of:=[counters.F2]/1050000000" office:value-type="float" office:value="0.908293097142857">
            <text:p>0,9082930971</text:p>
          </table:table-cell>
          <table:table-cell table:formula="of:=[counters.G2]/3500000000" office:value-type="float" office:value="0.757110670285714">
            <text:p>0,7571106703</text:p>
          </table:table-cell>
          <table:table-cell table:style-name="ce6" table:formula="of:=[.E2]/[.$J2]" office:value-type="float" office:value="3.06071669383949">
            <text:p>3,0607166938</text:p>
          </table:table-cell>
          <table:table-cell table:style-name="ce6" table:formula="of:=[.F2]/[.$J2]" office:value-type="float" office:value="9.47077572721669">
            <text:p>9,4707757272</text:p>
          </table:table-cell>
          <table:table-cell table:style-name="ce6" table:formula="of:=[.G2]/[.$J2]" office:value-type="float" office:value="0.991151036318172">
            <text:p>0,9911510363</text:p>
          </table:table-cell>
          <table:table-cell table:style-name="ce6" table:formula="of:=[.H2]/[.$J2]" office:value-type="float" office:value="0.228397710026688">
            <text:p>0,22839771</text:p>
          </table:table-cell>
          <table:table-cell table:style-name="ce6" table:formula="of:=[.I2]/[.$J2]" office:value-type="float" office:value="0">
            <text:p>0</text:p>
          </table:table-cell>
          <table:table-cell table:formula="of:=[.O2]-[.P2]-[.Q2]" office:value-type="float" office:value="8.25122698087183">
            <text:p>8,2512269809</text:p>
          </table:table-cell>
          <table:table-cell table:formula="of:=[.E2]/[.$M2]" office:value-type="float" office:value="3.68712930693017">
            <text:p>3,6871293069</text:p>
          </table:table-cell>
          <table:table-cell table:formula="of:=[.F2]/[.$M2]" office:value-type="float" office:value="11.4090842884836">
            <text:p>11,4090842885</text:p>
          </table:table-cell>
          <table:table-cell table:formula="of:=[.G2]/[.$M2]" office:value-type="float" office:value="1.19400205871997">
            <text:p>1,1940020587</text:p>
          </table:table-cell>
          <table:table-cell table:formula="of:=[.H2]/[.$M2]" office:value-type="float" office:value="0.27514205805789">
            <text:p>0,2751420581</text:p>
          </table:table-cell>
          <table:table-cell table:formula="of:=[.I2]/[.$M2]" office:value-type="float" office:value="0">
            <text:p>0</text:p>
          </table:table-cell>
          <table:table-cell table:formula="of:=[.U2]-[.V2]-[.W2]" office:value-type="float" office:value="9.9399401717057">
            <text:p>9,939940171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formula="of:=[counters.BH3]/1000000000" office:value-type="float" office:value="2.904052734">
            <text:p>2,904052734</text:p>
          </table:table-cell>
          <table:table-cell table:style-name="Default" table:formula="of:=[counters.BI3]/1000000000" office:value-type="float" office:value="8.818847656">
            <text:p>8,818847656</text:p>
          </table:table-cell>
          <table:table-cell table:style-name="Default" table:formula="of:=[counters.BJ3]/1000000000" office:value-type="float" office:value="1.077392578">
            <text:p>1,077392578</text:p>
          </table:table-cell>
          <table:table-cell table:formula="of:=[counters.BK3]/1000000000" office:value-type="float" office:value="0.207946777">
            <text:p>0,207946777</text:p>
          </table:table-cell>
          <table:table-cell table:formula="of:=[counters.BL3]/(2^-32)" office:value-type="float" office:value="0">
            <text:p>0</text:p>
          </table:table-cell>
          <table:table-cell table:formula="of:=[counters.D3]/1000000000" office:value-type="float" office:value="0.912604993">
            <text:p>0,912604993</text:p>
          </table:table-cell>
          <table:table-cell table:formula="of:=[counters.E3]/12500000" office:value-type="float" office:value="0.87661296">
            <text:p>0,87661296</text:p>
          </table:table-cell>
          <table:table-cell table:formula="of:=[counters.F3]/1050000000" office:value-type="float" office:value="0.908471403809524">
            <text:p>0,9084714038</text:p>
          </table:table-cell>
          <table:table-cell table:formula="of:=[counters.G3]/3500000000" office:value-type="float" office:value="0.757555808857143">
            <text:p>0,7575558089</text:p>
          </table:table-cell>
          <table:table-cell table:style-name="ce6" table:formula="of:=[.E3]/[.J3]" office:value-type="float" office:value="3.18215740246339">
            <text:p>3,1821574025</text:p>
          </table:table-cell>
          <table:table-cell table:style-name="ce6" table:formula="of:=[.F3]/[.$J3]" office:value-type="float" office:value="9.66337870562144">
            <text:p>9,6633787056</text:p>
          </table:table-cell>
          <table:table-cell table:style-name="ce6" table:formula="of:=[.G3]/[.$J3]" office:value-type="float" office:value="1.1805683579029">
            <text:p>1,1805683579</text:p>
          </table:table-cell>
          <table:table-cell table:style-name="ce6" table:formula="of:=[.H3]/[.$J3]" office:value-type="float" office:value="0.227860661069164">
            <text:p>0,2278606611</text:p>
          </table:table-cell>
          <table:table-cell table:style-name="ce6" table:formula="of:=[.I3]/[.$J3]" office:value-type="float" office:value="0">
            <text:p>0</text:p>
          </table:table-cell>
          <table:table-cell table:formula="of:=[.O3]-[.P3]-[.Q3]" office:value-type="float" office:value="8.25494968664937">
            <text:p>8,2549496866</text:p>
          </table:table-cell>
          <table:table-cell table:formula="of:=[.E3]/[.$M3]" office:value-type="float" office:value="3.83345055248284">
            <text:p>3,8334505525</text:p>
          </table:table-cell>
          <table:table-cell table:formula="of:=[.F3]/[.$M3]" office:value-type="float" office:value="11.6411854452073">
            <text:p>11,6411854452</text:p>
          </table:table-cell>
          <table:table-cell table:formula="of:=[.G3]/[.$M3]" office:value-type="float" office:value="1.42219565265477">
            <text:p>1,4221956527</text:p>
          </table:table-cell>
          <table:table-cell table:formula="of:=[.H3]/[.$M3]" office:value-type="float" office:value="0.274496973779015">
            <text:p>0,2744969738</text:p>
          </table:table-cell>
          <table:table-cell table:formula="of:=[.I3]/[.$M3]" office:value-type="float" office:value="0">
            <text:p>0</text:p>
          </table:table-cell>
          <table:table-cell table:formula="of:=[.U3]-[.V3]-[.W3]" office:value-type="float" office:value="9.94449281877349">
            <text:p>9,944492818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formula="of:=[counters.BH4]/1000000000" office:value-type="float" office:value="2.858581542">
            <text:p>2,858581542</text:p>
          </table:table-cell>
          <table:table-cell table:style-name="Default" table:formula="of:=[counters.BI4]/1000000000" office:value-type="float" office:value="8.58416748">
            <text:p>8,58416748</text:p>
          </table:table-cell>
          <table:table-cell table:style-name="Default" table:formula="of:=[counters.BJ4]/1000000000" office:value-type="float" office:value="0.838623046">
            <text:p>0,838623046</text:p>
          </table:table-cell>
          <table:table-cell table:formula="of:=[counters.BK4]/1000000000" office:value-type="float" office:value="0.208129882">
            <text:p>0,208129882</text:p>
          </table:table-cell>
          <table:table-cell table:formula="of:=[counters.BL4]/(2^-32)" office:value-type="float" office:value="0">
            <text:p>0</text:p>
          </table:table-cell>
          <table:table-cell table:formula="of:=[counters.D4]/1000000000" office:value-type="float" office:value="0.912584354">
            <text:p>0,912584354</text:p>
          </table:table-cell>
          <table:table-cell table:formula="of:=[counters.E4]/12500000" office:value-type="float" office:value="0.87645832">
            <text:p>0,87645832</text:p>
          </table:table-cell>
          <table:table-cell table:formula="of:=[counters.F4]/1050000000" office:value-type="float" office:value="0.908325793333333">
            <text:p>0,9083257933</text:p>
          </table:table-cell>
          <table:table-cell table:formula="of:=[counters.G4]/3500000000" office:value-type="float" office:value="0.757409816285714">
            <text:p>0,7574098163</text:p>
          </table:table-cell>
          <table:table-cell table:style-name="ce6" table:formula="of:=[.E4]/[.J4]" office:value-type="float" office:value="3.13240253294985">
            <text:p>3,1324025329</text:p>
          </table:table-cell>
          <table:table-cell table:style-name="ce6" table:formula="of:=[.F4]/[.$J4]" office:value-type="float" office:value="9.40643727056491">
            <text:p>9,4064372706</text:p>
          </table:table-cell>
          <table:table-cell table:style-name="ce6" table:formula="of:=[.G4]/[.$J4]" office:value-type="float" office:value="0.918954003894746">
            <text:p>0,9189540039</text:p>
          </table:table-cell>
          <table:table-cell table:style-name="ce6" table:formula="of:=[.H4]/[.$J4]" office:value-type="float" office:value="0.228066458829514">
            <text:p>0,2280664588</text:p>
          </table:table-cell>
          <table:table-cell table:style-name="ce6" table:formula="of:=[.I4]/[.$J4]" office:value-type="float" office:value="0">
            <text:p>0</text:p>
          </table:table-cell>
          <table:table-cell table:formula="of:=[.O4]-[.P4]-[.Q4]" office:value-type="float" office:value="8.25941680784065">
            <text:p>8,2594168078</text:p>
          </table:table-cell>
          <table:table-cell table:formula="of:=[.E4]/[.$M4]" office:value-type="float" office:value="3.77415433565185">
            <text:p>3,7741543357</text:p>
          </table:table-cell>
          <table:table-cell table:formula="of:=[.F4]/[.$M4]" office:value-type="float" office:value="11.3335836101203">
            <text:p>11,3335836101</text:p>
          </table:table-cell>
          <table:table-cell table:formula="of:=[.G4]/[.$M4]" office:value-type="float" office:value="1.10722495004428">
            <text:p>1,10722495</text:p>
          </table:table-cell>
          <table:table-cell table:formula="of:=[.H4]/[.$M4]" office:value-type="float" office:value="0.274791635287558">
            <text:p>0,2747916353</text:p>
          </table:table-cell>
          <table:table-cell table:formula="of:=[.I4]/[.$M4]" office:value-type="float" office:value="0">
            <text:p>0</text:p>
          </table:table-cell>
          <table:table-cell table:formula="of:=[.U4]-[.V4]-[.W4]" office:value-type="float" office:value="9.95156702478846">
            <text:p>9,951567024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formula="of:=[counters.BH5]/1000000000" office:value-type="float" office:value="2.770751953">
            <text:p>2,770751953</text:p>
          </table:table-cell>
          <table:table-cell table:style-name="Default" table:formula="of:=[counters.BI5]/1000000000" office:value-type="float" office:value="8.608947753">
            <text:p>8,608947753</text:p>
          </table:table-cell>
          <table:table-cell table:style-name="Default" table:formula="of:=[counters.BJ5]/1000000000" office:value-type="float" office:value="0.862304687">
            <text:p>0,862304687</text:p>
          </table:table-cell>
          <table:table-cell table:formula="of:=[counters.BK5]/1000000000" office:value-type="float" office:value="0.208740234">
            <text:p>0,208740234</text:p>
          </table:table-cell>
          <table:table-cell table:formula="of:=[counters.BL5]/(2^-32)" office:value-type="float" office:value="0">
            <text:p>0</text:p>
          </table:table-cell>
          <table:table-cell table:formula="of:=[counters.D5]/1000000000" office:value-type="float" office:value="0.913050711">
            <text:p>0,913050711</text:p>
          </table:table-cell>
          <table:table-cell table:formula="of:=[counters.E5]/12500000" office:value-type="float" office:value="0.87700984">
            <text:p>0,87700984</text:p>
          </table:table-cell>
          <table:table-cell table:formula="of:=[counters.F5]/1050000000" office:value-type="float" office:value="0.908586077142857">
            <text:p>0,9085860771</text:p>
          </table:table-cell>
          <table:table-cell table:formula="of:=[counters.G5]/3500000000" office:value-type="float" office:value="0.757891602285714">
            <text:p>0,7578916023</text:p>
          </table:table-cell>
          <table:table-cell table:style-name="ce6" table:formula="of:=[.E5]/[.J5]" office:value-type="float" office:value="3.03460905250859">
            <text:p>3,0346090525</text:p>
          </table:table-cell>
          <table:table-cell table:style-name="ce6" table:formula="of:=[.F5]/[.$J5]" office:value-type="float" office:value="9.4287728483024">
            <text:p>9,4287728483</text:p>
          </table:table-cell>
          <table:table-cell table:style-name="ce6" table:formula="of:=[.G5]/[.$J5]" office:value-type="float" office:value="0.944421461602695">
            <text:p>0,9444214616</text:p>
          </table:table-cell>
          <table:table-cell table:style-name="ce6" table:formula="of:=[.H5]/[.$J5]" office:value-type="float" office:value="0.22861844526837">
            <text:p>0,2286184453</text:p>
          </table:table-cell>
          <table:table-cell table:style-name="ce6" table:formula="of:=[.I5]/[.$J5]" office:value-type="float" office:value="0">
            <text:p>0</text:p>
          </table:table-cell>
          <table:table-cell table:formula="of:=[.O5]-[.P5]-[.Q5]" office:value-type="float" office:value="8.25573294143133">
            <text:p>8,2557329414</text:p>
          </table:table-cell>
          <table:table-cell table:formula="of:=[.E5]/[.$M5]" office:value-type="float" office:value="3.65586839152687">
            <text:p>3,6558683915</text:p>
          </table:table-cell>
          <table:table-cell table:formula="of:=[.F5]/[.$M5]" office:value-type="float" office:value="11.3590752649012">
            <text:p>11,3590752649</text:p>
          </table:table-cell>
          <table:table-cell table:formula="of:=[.G5]/[.$M5]" office:value-type="float" office:value="1.13776783434384">
            <text:p>1,1377678343</text:p>
          </table:table-cell>
          <table:table-cell table:formula="of:=[.H5]/[.$M5]" office:value-type="float" office:value="0.275422281194914">
            <text:p>0,2754222812</text:p>
          </table:table-cell>
          <table:table-cell table:formula="of:=[.I5]/[.$M5]" office:value-type="float" office:value="0">
            <text:p>0</text:p>
          </table:table-cell>
          <table:table-cell table:formula="of:=[.U5]-[.V5]-[.W5]" office:value-type="float" office:value="9.94588514936245">
            <text:p>9,9458851494</text:p>
          </table:table-cell>
          <table:table-cell table:number-columns-repeated="21"/>
          <table:table-cell>
            <draw:frame table:end-cell-address="analysis.BH38" table:end-x="0.1cm" table:end-y="0.169cm" draw:z-index="8" draw:style-name="gr1" draw:text-style-name="P1" svg:width="29.355cm" svg:height="13.886cm" svg:x="0.101cm" svg:y="0.317cm">
              <draw:object draw:notify-on-update-of-ranges="analysis.AT17:analysis.AT17 analysis.D2:analysis.D41 analysis.A2:analysis.A2 analysis.S2:analysis.S41 analysis.A42:analysis.A42 analysis.S42:analysis.S81 analysis.A82:analysis.A82 analysis.S82:analysis.S121 analysis.A122:analysis.A122 analysis.S122:analysis.S161 analysis.A162:analysis.A162 analysis.S162:analysis.S20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6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formula="of:=[counters.BH6]/1000000000" office:value-type="float" office:value="2.8225708">
            <text:p>2,8225708</text:p>
          </table:table-cell>
          <table:table-cell table:style-name="Default" table:formula="of:=[counters.BI6]/1000000000" office:value-type="float" office:value="8.752807617">
            <text:p>8,752807617</text:p>
          </table:table-cell>
          <table:table-cell table:style-name="Default" table:formula="of:=[counters.BJ6]/1000000000" office:value-type="float" office:value="0.880187988">
            <text:p>0,880187988</text:p>
          </table:table-cell>
          <table:table-cell table:formula="of:=[counters.BK6]/1000000000" office:value-type="float" office:value="0.211914062">
            <text:p>0,211914062</text:p>
          </table:table-cell>
          <table:table-cell table:formula="of:=[counters.BL6]/(2^-32)" office:value-type="float" office:value="0">
            <text:p>0</text:p>
          </table:table-cell>
          <table:table-cell table:formula="of:=[counters.D6]/1000000000" office:value-type="float" office:value="0.928090131">
            <text:p>0,928090131</text:p>
          </table:table-cell>
          <table:table-cell table:formula="of:=[counters.E6]/12500000" office:value-type="float" office:value="0.89332072">
            <text:p>0,89332072</text:p>
          </table:table-cell>
          <table:table-cell table:formula="of:=[counters.F6]/1050000000" office:value-type="float" office:value="0.925778681904762">
            <text:p>0,9257786819</text:p>
          </table:table-cell>
          <table:table-cell table:formula="of:=[counters.G6]/3500000000" office:value-type="float" office:value="0.770655329428571">
            <text:p>0,7706553294</text:p>
          </table:table-cell>
          <table:table-cell table:style-name="ce6" table:formula="of:=[.E6]/[.J6]" office:value-type="float" office:value="3.04126798219342">
            <text:p>3,0412679822</text:p>
          </table:table-cell>
          <table:table-cell table:style-name="ce6" table:formula="of:=[.F6]/[.$J6]" office:value-type="float" office:value="9.43098878507523">
            <text:p>9,4309887851</text:p>
          </table:table-cell>
          <table:table-cell table:style-name="ce6" table:formula="of:=[.G6]/[.$J6]" office:value-type="float" office:value="0.948386324345043">
            <text:p>0,9483863243</text:p>
          </table:table-cell>
          <table:table-cell table:style-name="ce6" table:formula="of:=[.H6]/[.$J6]" office:value-type="float" office:value="0.228333493614102">
            <text:p>0,2283334936</text:p>
          </table:table-cell>
          <table:table-cell table:style-name="ce6" table:formula="of:=[.I6]/[.$J6]" office:value-type="float" office:value="0">
            <text:p>0</text:p>
          </table:table-cell>
          <table:table-cell table:formula="of:=[.O6]-[.P6]-[.Q6]" office:value-type="float" office:value="8.25426896711608">
            <text:p>8,2542689671</text:p>
          </table:table-cell>
          <table:table-cell table:formula="of:=[.E6]/[.$M6]" office:value-type="float" office:value="3.66255924304435">
            <text:p>3,662559243</text:p>
          </table:table-cell>
          <table:table-cell table:formula="of:=[.F6]/[.$M6]" office:value-type="float" office:value="11.3576164113341">
            <text:p>11,3576164113</text:p>
          </table:table-cell>
          <table:table-cell table:formula="of:=[.G6]/[.$M6]" office:value-type="float" office:value="1.14212924298161">
            <text:p>1,142129243</text:p>
          </table:table-cell>
          <table:table-cell table:formula="of:=[.H6]/[.$M6]" office:value-type="float" office:value="0.274979039147281">
            <text:p>0,2749790391</text:p>
          </table:table-cell>
          <table:table-cell table:formula="of:=[.I6]/[.$M6]" office:value-type="float" office:value="0">
            <text:p>0</text:p>
          </table:table-cell>
          <table:table-cell table:formula="of:=[.U6]-[.V6]-[.W6]" office:value-type="float" office:value="9.94050812920517">
            <text:p>9,940508129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formula="of:=[counters.BH7]/1000000000" office:value-type="float" office:value="2.82635498">
            <text:p>2,82635498</text:p>
          </table:table-cell>
          <table:table-cell table:style-name="Default" table:formula="of:=[counters.BI7]/1000000000" office:value-type="float" office:value="8.763916015">
            <text:p>8,763916015</text:p>
          </table:table-cell>
          <table:table-cell table:style-name="Default" table:formula="of:=[counters.BJ7]/1000000000" office:value-type="float" office:value="0.893005371">
            <text:p>0,893005371</text:p>
          </table:table-cell>
          <table:table-cell table:formula="of:=[counters.BK7]/1000000000" office:value-type="float" office:value="0.212280273">
            <text:p>0,212280273</text:p>
          </table:table-cell>
          <table:table-cell table:formula="of:=[counters.BL7]/(2^-32)" office:value-type="float" office:value="0">
            <text:p>0</text:p>
          </table:table-cell>
          <table:table-cell table:formula="of:=[counters.D7]/1000000000" office:value-type="float" office:value="0.927354322">
            <text:p>0,927354322</text:p>
          </table:table-cell>
          <table:table-cell table:formula="of:=[counters.E7]/12500000" office:value-type="float" office:value="0.8907804">
            <text:p>0,8907804</text:p>
          </table:table-cell>
          <table:table-cell table:formula="of:=[counters.F7]/1050000000" office:value-type="float" office:value="0.923610311428571">
            <text:p>0,9236103114</text:p>
          </table:table-cell>
          <table:table-cell table:formula="of:=[counters.G7]/3500000000" office:value-type="float" office:value="0.769799269428571">
            <text:p>0,7697992694</text:p>
          </table:table-cell>
          <table:table-cell table:style-name="ce6" table:formula="of:=[.E7]/[.J7]" office:value-type="float" office:value="3.04776169469343">
            <text:p>3,0477616947</text:p>
          </table:table-cell>
          <table:table-cell table:style-name="ce6" table:formula="of:=[.F7]/[.$J7]" office:value-type="float" office:value="9.45045039106422">
            <text:p>9,4504503911</text:p>
          </table:table-cell>
          <table:table-cell table:style-name="ce6" table:formula="of:=[.G7]/[.$J7]" office:value-type="float" office:value="0.962960272912817">
            <text:p>0,9629602729</text:p>
          </table:table-cell>
          <table:table-cell table:style-name="ce6" table:formula="of:=[.H7]/[.$J7]" office:value-type="float" office:value="0.228909563436531">
            <text:p>0,2289095634</text:p>
          </table:table-cell>
          <table:table-cell table:style-name="ce6" table:formula="of:=[.I7]/[.$J7]" office:value-type="float" office:value="0">
            <text:p>0</text:p>
          </table:table-cell>
          <table:table-cell table:formula="of:=[.O7]-[.P7]-[.Q7]" office:value-type="float" office:value="8.25858055471488">
            <text:p>8,2585805547</text:p>
          </table:table-cell>
          <table:table-cell table:formula="of:=[.E7]/[.$M7]" office:value-type="float" office:value="3.67154801549504">
            <text:p>3,6715480155</text:p>
          </table:table-cell>
          <table:table-cell table:formula="of:=[.F7]/[.$M7]" office:value-type="float" office:value="11.3846769710571">
            <text:p>11,3846769711</text:p>
          </table:table-cell>
          <table:table-cell table:formula="of:=[.G7]/[.$M7]" office:value-type="float" office:value="1.16004964730986">
            <text:p>1,1600496473</text:p>
          </table:table-cell>
          <table:table-cell table:formula="of:=[.H7]/[.$M7]" office:value-type="float" office:value="0.275760553991663">
            <text:p>0,275760554</text:p>
          </table:table-cell>
          <table:table-cell table:formula="of:=[.I7]/[.$M7]" office:value-type="float" office:value="0">
            <text:p>0</text:p>
          </table:table-cell>
          <table:table-cell table:formula="of:=[.U7]-[.V7]-[.W7]" office:value-type="float" office:value="9.94886676975553">
            <text:p>9,948866769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formula="of:=[counters.BH8]/1000000000" office:value-type="float" office:value="2.933654785">
            <text:p>2,933654785</text:p>
          </table:table-cell>
          <table:table-cell table:style-name="Default" table:formula="of:=[counters.BI8]/1000000000" office:value-type="float" office:value="9.137023925">
            <text:p>9,137023925</text:p>
          </table:table-cell>
          <table:table-cell table:style-name="Default" table:formula="of:=[counters.BJ8]/1000000000" office:value-type="float" office:value="1.058044433">
            <text:p>1,058044433</text:p>
          </table:table-cell>
          <table:table-cell table:formula="of:=[counters.BK8]/1000000000" office:value-type="float" office:value="0.213989257">
            <text:p>0,213989257</text:p>
          </table:table-cell>
          <table:table-cell table:formula="of:=[counters.BL8]/(2^-32)" office:value-type="float" office:value="0">
            <text:p>0</text:p>
          </table:table-cell>
          <table:table-cell table:formula="of:=[counters.D8]/1000000000" office:value-type="float" office:value="0.929302704">
            <text:p>0,929302704</text:p>
          </table:table-cell>
          <table:table-cell table:formula="of:=[counters.E8]/12500000" office:value-type="float" office:value="0.89248792">
            <text:p>0,89248792</text:p>
          </table:table-cell>
          <table:table-cell table:formula="of:=[counters.F8]/1050000000" office:value-type="float" office:value="0.924123993333333">
            <text:p>0,9241239933</text:p>
          </table:table-cell>
          <table:table-cell table:formula="of:=[counters.G8]/3500000000" office:value-type="float" office:value="0.771268656571429">
            <text:p>0,7712686566</text:p>
          </table:table-cell>
          <table:table-cell table:style-name="ce6" table:formula="of:=[.E8]/[.J8]" office:value-type="float" office:value="3.15683444411887">
            <text:p>3,1568344441</text:p>
          </table:table-cell>
          <table:table-cell table:style-name="ce6" table:formula="of:=[.F8]/[.$J8]" office:value-type="float" office:value="9.8321288485135">
            <text:p>9,8321288485</text:p>
          </table:table-cell>
          <table:table-cell table:style-name="ce6" table:formula="of:=[.G8]/[.$J8]" office:value-type="float" office:value="1.13853583815678">
            <text:p>1,1385358382</text:p>
          </table:table-cell>
          <table:table-cell table:style-name="ce6" table:formula="of:=[.H8]/[.$J8]" office:value-type="float" office:value="0.230268626227951">
            <text:p>0,2302686262</text:p>
          </table:table-cell>
          <table:table-cell table:style-name="ce6" table:formula="of:=[.I8]/[.$J8]" office:value-type="float" office:value="0">
            <text:p>0</text:p>
          </table:table-cell>
          <table:table-cell table:formula="of:=[.O8]-[.P8]-[.Q8]" office:value-type="float" office:value="8.46332438412877">
            <text:p>8,4633243841</text:p>
          </table:table-cell>
          <table:table-cell table:formula="of:=[.E8]/[.$M8]" office:value-type="float" office:value="3.80367432282438">
            <text:p>3,8036743228</text:p>
          </table:table-cell>
          <table:table-cell table:formula="of:=[.F8]/[.$M8]" office:value-type="float" office:value="11.8467460685067">
            <text:p>11,8467460685</text:p>
          </table:table-cell>
          <table:table-cell table:formula="of:=[.G8]/[.$M8]" office:value-type="float" office:value="1.37182345475232">
            <text:p>1,3718234548</text:p>
          </table:table-cell>
          <table:table-cell table:formula="of:=[.H8]/[.$M8]" office:value-type="float" office:value="0.277450996065704">
            <text:p>0,2774509961</text:p>
          </table:table-cell>
          <table:table-cell table:formula="of:=[.I8]/[.$M8]" office:value-type="float" office:value="0">
            <text:p>0</text:p>
          </table:table-cell>
          <table:table-cell table:formula="of:=[.U8]-[.V8]-[.W8]" office:value-type="float" office:value="10.1974716176887">
            <text:p>10,197471617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formula="of:=[counters.BH9]/1000000000" office:value-type="float" office:value="3.125976562">
            <text:p>3,125976562</text:p>
          </table:table-cell>
          <table:table-cell table:style-name="Default" table:formula="of:=[counters.BI9]/1000000000" office:value-type="float" office:value="9.630187988">
            <text:p>9,630187988</text:p>
          </table:table-cell>
          <table:table-cell table:style-name="Default" table:formula="of:=[counters.BJ9]/1000000000" office:value-type="float" office:value="1.078430175">
            <text:p>1,078430175</text:p>
          </table:table-cell>
          <table:table-cell table:formula="of:=[counters.BK9]/1000000000" office:value-type="float" office:value="0.220031738">
            <text:p>0,220031738</text:p>
          </table:table-cell>
          <table:table-cell table:formula="of:=[counters.BL9]/(2^-32)" office:value-type="float" office:value="0">
            <text:p>0</text:p>
          </table:table-cell>
          <table:table-cell table:formula="of:=[counters.D9]/1000000000" office:value-type="float" office:value="0.941231762">
            <text:p>0,941231762</text:p>
          </table:table-cell>
          <table:table-cell table:formula="of:=[counters.E9]/12500000" office:value-type="float" office:value="0.90409344">
            <text:p>0,90409344</text:p>
          </table:table-cell>
          <table:table-cell table:formula="of:=[counters.F9]/1050000000" office:value-type="float" office:value="0.936866553333333">
            <text:p>0,9368665533</text:p>
          </table:table-cell>
          <table:table-cell table:formula="of:=[counters.G9]/3500000000" office:value-type="float" office:value="0.781309726571429">
            <text:p>0,7813097266</text:p>
          </table:table-cell>
          <table:table-cell table:style-name="ce6" table:formula="of:=[.E9]/[.J9]" office:value-type="float" office:value="3.32115498881773">
            <text:p>3,3211549888</text:p>
          </table:table-cell>
          <table:table-cell table:style-name="ce6" table:formula="of:=[.F9]/[.$J9]" office:value-type="float" office:value="10.2314736675875">
            <text:p>10,2314736676</text:p>
          </table:table-cell>
          <table:table-cell table:style-name="ce6" table:formula="of:=[.G9]/[.$J9]" office:value-type="float" office:value="1.14576475055248">
            <text:p>1,1457647506</text:p>
          </table:table-cell>
          <table:table-cell table:style-name="ce6" table:formula="of:=[.H9]/[.$J9]" office:value-type="float" office:value="0.233769988310275">
            <text:p>0,2337699883</text:p>
          </table:table-cell>
          <table:table-cell table:style-name="ce6" table:formula="of:=[.I9]/[.$J9]" office:value-type="float" office:value="0">
            <text:p>0</text:p>
          </table:table-cell>
          <table:table-cell table:formula="of:=[.O9]-[.P9]-[.Q9]" office:value-type="float" office:value="8.85193892872476">
            <text:p>8,8519389287</text:p>
          </table:table-cell>
          <table:table-cell table:formula="of:=[.E9]/[.$M9]" office:value-type="float" office:value="4.00094412713576">
            <text:p>4,0009441271</text:p>
          </table:table-cell>
          <table:table-cell table:formula="of:=[.F9]/[.$M9]" office:value-type="float" office:value="12.3256983248622">
            <text:p>12,3256983249</text:p>
          </table:table-cell>
          <table:table-cell table:formula="of:=[.G9]/[.$M9]" office:value-type="float" office:value="1.38028510118824">
            <text:p>1,3802851012</text:p>
          </table:table-cell>
          <table:table-cell table:formula="of:=[.H9]/[.$M9]" office:value-type="float" office:value="0.28161909485698">
            <text:p>0,2816190949</text:p>
          </table:table-cell>
          <table:table-cell table:formula="of:=[.I9]/[.$M9]" office:value-type="float" office:value="0">
            <text:p>0</text:p>
          </table:table-cell>
          <table:table-cell table:formula="of:=[.U9]-[.V9]-[.W9]" office:value-type="float" office:value="10.663794128817">
            <text:p>10,663794128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formula="of:=[counters.BH10]/1000000000" office:value-type="float" office:value="3.440002441">
            <text:p>3,440002441</text:p>
          </table:table-cell>
          <table:table-cell table:style-name="Default" table:formula="of:=[counters.BI10]/1000000000" office:value-type="float" office:value="10.786010742">
            <text:p>10,786010742</text:p>
          </table:table-cell>
          <table:table-cell table:style-name="Default" table:formula="of:=[counters.BJ10]/1000000000" office:value-type="float" office:value="0.91015625">
            <text:p>0,91015625</text:p>
          </table:table-cell>
          <table:table-cell table:formula="of:=[counters.BK10]/1000000000" office:value-type="float" office:value="0.231567382">
            <text:p>0,231567382</text:p>
          </table:table-cell>
          <table:table-cell table:formula="of:=[counters.BL10]/(2^-32)" office:value-type="float" office:value="0">
            <text:p>0</text:p>
          </table:table-cell>
          <table:table-cell table:formula="of:=[counters.D10]/1000000000" office:value-type="float" office:value="1.0206101">
            <text:p>1,0206101</text:p>
          </table:table-cell>
          <table:table-cell table:formula="of:=[counters.E10]/12500000" office:value-type="float" office:value="0.9803136">
            <text:p>0,9803136</text:p>
          </table:table-cell>
          <table:table-cell table:formula="of:=[counters.F10]/1050000000" office:value-type="float" office:value="1.01599382">
            <text:p>1,01599382</text:p>
          </table:table-cell>
          <table:table-cell table:formula="of:=[counters.G10]/3500000000" office:value-type="float" office:value="0.847176856285714">
            <text:p>0,8471768563</text:p>
          </table:table-cell>
          <table:table-cell table:style-name="ce6" table:formula="of:=[.E10]/[.J10]" office:value-type="float" office:value="3.37053536997135">
            <text:p>3,37053537</text:p>
          </table:table-cell>
          <table:table-cell table:style-name="ce6" table:formula="of:=[.F10]/[.$J10]" office:value-type="float" office:value="10.5681991016942">
            <text:p>10,5681991017</text:p>
          </table:table-cell>
          <table:table-cell table:style-name="ce6" table:formula="of:=[.G10]/[.$J10]" office:value-type="float" office:value="0.891776644185669">
            <text:p>0,8917766442</text:p>
          </table:table-cell>
          <table:table-cell table:style-name="ce6" table:formula="of:=[.H10]/[.$J10]" office:value-type="float" office:value="0.22689113305855">
            <text:p>0,2268911331</text:p>
          </table:table-cell>
          <table:table-cell table:style-name="ce6" table:formula="of:=[.I10]/[.$J10]" office:value-type="float" office:value="0">
            <text:p>0</text:p>
          </table:table-cell>
          <table:table-cell table:formula="of:=[.O10]-[.P10]-[.Q10]" office:value-type="float" office:value="9.44953132444996">
            <text:p>9,4495313244</text:p>
          </table:table-cell>
          <table:table-cell table:formula="of:=[.E10]/[.$M10]" office:value-type="float" office:value="4.06054817890332">
            <text:p>4,0605481789</text:p>
          </table:table-cell>
          <table:table-cell table:formula="of:=[.F10]/[.$M10]" office:value-type="float" office:value="12.7317108133586">
            <text:p>12,7317108134</text:p>
          </table:table-cell>
          <table:table-cell table:formula="of:=[.G10]/[.$M10]" office:value-type="float" office:value="1.07434031424136">
            <text:p>1,0743403142</text:p>
          </table:table-cell>
          <table:table-cell table:formula="of:=[.H10]/[.$M10]" office:value-type="float" office:value="0.273340070944883">
            <text:p>0,2733400709</text:p>
          </table:table-cell>
          <table:table-cell table:formula="of:=[.I10]/[.$M10]" office:value-type="float" office:value="0">
            <text:p>0</text:p>
          </table:table-cell>
          <table:table-cell table:formula="of:=[.U10]-[.V10]-[.W10]" office:value-type="float" office:value="11.3840304281724">
            <text:p>11,384030428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formula="of:=[counters.BH11]/1000000000" office:value-type="float" office:value="3.988952636">
            <text:p>3,988952636</text:p>
          </table:table-cell>
          <table:table-cell table:style-name="Default" table:formula="of:=[counters.BI11]/1000000000" office:value-type="float" office:value="13.388244628">
            <text:p>13,388244628</text:p>
          </table:table-cell>
          <table:table-cell table:style-name="Default" table:formula="of:=[counters.BJ11]/1000000000" office:value-type="float" office:value="1.245056152">
            <text:p>1,245056152</text:p>
          </table:table-cell>
          <table:table-cell table:formula="of:=[counters.BK11]/1000000000" office:value-type="float" office:value="0.257873535">
            <text:p>0,257873535</text:p>
          </table:table-cell>
          <table:table-cell table:formula="of:=[counters.BL11]/(2^-32)" office:value-type="float" office:value="0">
            <text:p>0</text:p>
          </table:table-cell>
          <table:table-cell table:formula="of:=[counters.D11]/1000000000" office:value-type="float" office:value="1.134825087">
            <text:p>1,134825087</text:p>
          </table:table-cell>
          <table:table-cell table:formula="of:=[counters.E11]/12500000" office:value-type="float" office:value="1.08993552">
            <text:p>1,08993552</text:p>
          </table:table-cell>
          <table:table-cell table:formula="of:=[counters.F11]/1050000000" office:value-type="float" office:value="1.12996372952381">
            <text:p>1,1299637295</text:p>
          </table:table-cell>
          <table:table-cell table:formula="of:=[counters.G11]/3500000000" office:value-type="float" office:value="0.941925197142857">
            <text:p>0,9419251971</text:p>
          </table:table-cell>
          <table:table-cell table:style-name="ce6" table:formula="of:=[.E11]/[.J11]" office:value-type="float" office:value="3.51503741122353">
            <text:p>3,5150374112</text:p>
          </table:table-cell>
          <table:table-cell table:style-name="ce6" table:formula="of:=[.F11]/[.$J11]" office:value-type="float" office:value="11.7976283582106">
            <text:p>11,7976283582</text:p>
          </table:table-cell>
          <table:table-cell table:style-name="ce6" table:formula="of:=[.G11]/[.$J11]" office:value-type="float" office:value="1.09713485035073">
            <text:p>1,0971348504</text:p>
          </table:table-cell>
          <table:table-cell table:style-name="ce6" table:formula="of:=[.H11]/[.$J11]" office:value-type="float" office:value="0.227236371449726">
            <text:p>0,2272363714</text:p>
          </table:table-cell>
          <table:table-cell table:style-name="ce6" table:formula="of:=[.I11]/[.$J11]" office:value-type="float" office:value="0">
            <text:p>0</text:p>
          </table:table-cell>
          <table:table-cell table:formula="of:=[.O11]-[.P11]-[.Q11]" office:value-type="float" office:value="10.4732571364101">
            <text:p>10,4732571364</text:p>
          </table:table-cell>
          <table:table-cell table:formula="of:=[.E11]/[.$M11]" office:value-type="float" office:value="4.23489322517297">
            <text:p>4,2348932252</text:p>
          </table:table-cell>
          <table:table-cell table:formula="of:=[.F11]/[.$M11]" office:value-type="float" office:value="14.2137026046342">
            <text:p>14,2137026046</text:p>
          </table:table-cell>
          <table:table-cell table:formula="of:=[.G11]/[.$M11]" office:value-type="float" office:value="1.32182062416063">
            <text:p>1,3218206242</text:p>
          </table:table-cell>
          <table:table-cell table:formula="of:=[.H11]/[.$M11]" office:value-type="float" office:value="0.273772838631144">
            <text:p>0,2737728386</text:p>
          </table:table-cell>
          <table:table-cell table:formula="of:=[.I11]/[.$M11]" office:value-type="float" office:value="0">
            <text:p>0</text:p>
          </table:table-cell>
          <table:table-cell table:formula="of:=[.U11]-[.V11]-[.W11]" office:value-type="float" office:value="12.6181091418424">
            <text:p>12,6181091418</text:p>
          </table:table-cell>
          <table:table-cell table:number-columns-repeated="5"/>
          <table:table-cell>
            <draw:frame table:end-cell-address="analysis.AR44" table:end-x="1.958cm" table:end-y="0.292cm" draw:z-index="2" draw:style-name="gr1" draw:text-style-name="P1" svg:width="29.119cm" svg:height="13.942cm" svg:x="2.195cm" svg:y="0.384cm">
              <draw:object draw:notify-on-update-of-ranges="analysis.D2:analysis.D41 analysis.E1:analysis.E1 analysis.E2:analysis.E41 analysis.F1:analysis.F1 analysis.F2:analysis.F41 analysis.G1:analysis.G1 analysis.G2:analysis.G41 analysis.H1:analysis.H1 analysis.H2:analysis.H4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formula="of:=[counters.BH12]/1000000000" office:value-type="float" office:value="4.514526367">
            <text:p>4,514526367</text:p>
          </table:table-cell>
          <table:table-cell table:style-name="Default" table:formula="of:=[counters.BI12]/1000000000" office:value-type="float" office:value="15.337890625">
            <text:p>15,337890625</text:p>
          </table:table-cell>
          <table:table-cell table:style-name="Default" table:formula="of:=[counters.BJ12]/1000000000" office:value-type="float" office:value="1.106506347">
            <text:p>1,106506347</text:p>
          </table:table-cell>
          <table:table-cell table:formula="of:=[counters.BK12]/1000000000" office:value-type="float" office:value="0.282043457">
            <text:p>0,282043457</text:p>
          </table:table-cell>
          <table:table-cell table:formula="of:=[counters.BL12]/(2^-32)" office:value-type="float" office:value="0">
            <text:p>0</text:p>
          </table:table-cell>
          <table:table-cell table:formula="of:=[counters.D12]/1000000000" office:value-type="float" office:value="1.242667657">
            <text:p>1,242667657</text:p>
          </table:table-cell>
          <table:table-cell table:formula="of:=[counters.E12]/12500000" office:value-type="float" office:value="1.1935004">
            <text:p>1,1935004</text:p>
          </table:table-cell>
          <table:table-cell table:formula="of:=[counters.F12]/1050000000" office:value-type="float" office:value="1.2370333352381">
            <text:p>1,2370333352</text:p>
          </table:table-cell>
          <table:table-cell table:formula="of:=[counters.G12]/3500000000" office:value-type="float" office:value="1.03142705857143">
            <text:p>1,0314270586</text:p>
          </table:table-cell>
          <table:table-cell table:style-name="ce6" table:formula="of:=[.E12]/[.J12]" office:value-type="float" office:value="3.63293141297231">
            <text:p>3,632931413</text:p>
          </table:table-cell>
          <table:table-cell table:style-name="ce6" table:formula="of:=[.F12]/[.$J12]" office:value-type="float" office:value="12.3427133060083">
            <text:p>12,342713306</text:p>
          </table:table-cell>
          <table:table-cell table:style-name="ce6" table:formula="of:=[.G12]/[.$J12]" office:value-type="float" office:value="0.890428217687169">
            <text:p>0,8904282177</text:p>
          </table:table-cell>
          <table:table-cell table:style-name="ce6" table:formula="of:=[.H12]/[.$J12]" office:value-type="float" office:value="0.226966120355058">
            <text:p>0,2269661204</text:p>
          </table:table-cell>
          <table:table-cell table:style-name="ce6" table:formula="of:=[.I12]/[.$J12]" office:value-type="float" office:value="0">
            <text:p>0</text:p>
          </table:table-cell>
          <table:table-cell table:formula="of:=[.O12]-[.P12]-[.Q12]" office:value-type="float" office:value="11.225318967966">
            <text:p>11,225318968</text:p>
          </table:table-cell>
          <table:table-cell table:formula="of:=[.E12]/[.$M12]" office:value-type="float" office:value="4.37697104170683">
            <text:p>4,3769710417</text:p>
          </table:table-cell>
          <table:table-cell table:formula="of:=[.F12]/[.$M12]" office:value-type="float" office:value="14.8705528883871">
            <text:p>14,8705528884</text:p>
          </table:table-cell>
          <table:table-cell table:formula="of:=[.G12]/[.$M12]" office:value-type="float" office:value="1.07279166064594">
            <text:p>1,0727916606</text:p>
          </table:table-cell>
          <table:table-cell table:formula="of:=[.H12]/[.$M12]" office:value-type="float" office:value="0.273449736126414">
            <text:p>0,2734497361</text:p>
          </table:table-cell>
          <table:table-cell table:formula="of:=[.I12]/[.$M12]" office:value-type="float" office:value="0">
            <text:p>0</text:p>
          </table:table-cell>
          <table:table-cell table:formula="of:=[.U12]-[.V12]-[.W12]" office:value-type="float" office:value="13.5243114916148">
            <text:p>13,524311491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formula="of:=[counters.BH13]/1000000000" office:value-type="float" office:value="4.628356933">
            <text:p>4,628356933</text:p>
          </table:table-cell>
          <table:table-cell table:style-name="Default" table:formula="of:=[counters.BI13]/1000000000" office:value-type="float" office:value="15.828857421">
            <text:p>15,828857421</text:p>
          </table:table-cell>
          <table:table-cell table:style-name="Default" table:formula="of:=[counters.BJ13]/1000000000" office:value-type="float" office:value="1.288757324">
            <text:p>1,288757324</text:p>
          </table:table-cell>
          <table:table-cell table:formula="of:=[counters.BK13]/1000000000" office:value-type="float" office:value="0.264587402">
            <text:p>0,264587402</text:p>
          </table:table-cell>
          <table:table-cell table:formula="of:=[counters.BL13]/(2^-32)" office:value-type="float" office:value="0">
            <text:p>0</text:p>
          </table:table-cell>
          <table:table-cell table:formula="of:=[counters.D13]/1000000000" office:value-type="float" office:value="1.162923903">
            <text:p>1,162923903</text:p>
          </table:table-cell>
          <table:table-cell table:formula="of:=[counters.E13]/12500000" office:value-type="float" office:value="1.11691248">
            <text:p>1,11691248</text:p>
          </table:table-cell>
          <table:table-cell table:formula="of:=[counters.F13]/1050000000" office:value-type="float" office:value="1.15687082857143">
            <text:p>1,1568708286</text:p>
          </table:table-cell>
          <table:table-cell table:formula="of:=[counters.G13]/3500000000" office:value-type="float" office:value="0.965235268571429">
            <text:p>0,9652352686</text:p>
          </table:table-cell>
          <table:table-cell table:style-name="ce6" table:formula="of:=[.E13]/[.J13]" office:value-type="float" office:value="3.97993103509198">
            <text:p>3,9799310351</text:p>
          </table:table-cell>
          <table:table-cell table:style-name="ce6" table:formula="of:=[.F13]/[.$J13]" office:value-type="float" office:value="13.6112581228799">
            <text:p>13,6112581229</text:p>
          </table:table-cell>
          <table:table-cell table:style-name="ce6" table:formula="of:=[.G13]/[.$J13]" office:value-type="float" office:value="1.10820434654012">
            <text:p>1,1082043465</text:p>
          </table:table-cell>
          <table:table-cell table:style-name="ce6" table:formula="of:=[.H13]/[.$J13]" office:value-type="float" office:value="0.227519101909801">
            <text:p>0,2275191019</text:p>
          </table:table-cell>
          <table:table-cell table:style-name="ce6" table:formula="of:=[.I13]/[.$J13]" office:value-type="float" office:value="0">
            <text:p>0</text:p>
          </table:table-cell>
          <table:table-cell table:formula="of:=[.O13]-[.P13]-[.Q13]" office:value-type="float" office:value="12.27553467443">
            <text:p>12,2755346744</text:p>
          </table:table-cell>
          <table:table-cell table:formula="of:=[.E13]/[.$M13]" office:value-type="float" office:value="4.79505575863393">
            <text:p>4,7950557586</text:p>
          </table:table-cell>
          <table:table-cell table:formula="of:=[.F13]/[.$M13]" office:value-type="float" office:value="16.398962964156">
            <text:p>16,3989629642</text:p>
          </table:table-cell>
          <table:table-cell table:formula="of:=[.G13]/[.$M13]" office:value-type="float" office:value="1.33517429994802">
            <text:p>1,3351742999</text:p>
          </table:table-cell>
          <table:table-cell table:formula="of:=[.H13]/[.$M13]" office:value-type="float" office:value="0.274117006096965">
            <text:p>0,2741170061</text:p>
          </table:table-cell>
          <table:table-cell table:formula="of:=[.I13]/[.$M13]" office:value-type="float" office:value="0">
            <text:p>0</text:p>
          </table:table-cell>
          <table:table-cell table:formula="of:=[.U13]-[.V13]-[.W13]" office:value-type="float" office:value="14.789671658111">
            <text:p>14,789671658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formula="of:=[counters.BH14]/1000000000" office:value-type="float" office:value="4.687377929">
            <text:p>4,687377929</text:p>
          </table:table-cell>
          <table:table-cell table:style-name="Default" table:formula="of:=[counters.BI14]/1000000000" office:value-type="float" office:value="16.540527343">
            <text:p>16,540527343</text:p>
          </table:table-cell>
          <table:table-cell table:style-name="Default" table:formula="of:=[counters.BJ14]/1000000000" office:value-type="float" office:value="1.120910644">
            <text:p>1,120910644</text:p>
          </table:table-cell>
          <table:table-cell table:formula="of:=[counters.BK14]/1000000000" office:value-type="float" office:value="0.268249511">
            <text:p>0,268249511</text:p>
          </table:table-cell>
          <table:table-cell table:formula="of:=[counters.BL14]/(2^-32)" office:value-type="float" office:value="0">
            <text:p>0</text:p>
          </table:table-cell>
          <table:table-cell table:formula="of:=[counters.D14]/1000000000" office:value-type="float" office:value="1.17581584">
            <text:p>1,17581584</text:p>
          </table:table-cell>
          <table:table-cell table:formula="of:=[counters.E14]/12500000" office:value-type="float" office:value="1.13135808">
            <text:p>1,13135808</text:p>
          </table:table-cell>
          <table:table-cell table:formula="of:=[counters.F14]/1050000000" office:value-type="float" office:value="1.17150445428571">
            <text:p>1,1715044543</text:p>
          </table:table-cell>
          <table:table-cell table:formula="of:=[counters.G14]/3500000000" office:value-type="float" office:value="0.975953331714286">
            <text:p>0,9759533317</text:p>
          </table:table-cell>
          <table:table-cell table:style-name="ce6" table:formula="of:=[.E14]/[.J14]" office:value-type="float" office:value="3.98648986477338">
            <text:p>3,9864898648</text:p>
          </table:table-cell>
          <table:table-cell table:style-name="ce6" table:formula="of:=[.F14]/[.$J14]" office:value-type="float" office:value="14.067277187727">
            <text:p>14,0672771877</text:p>
          </table:table-cell>
          <table:table-cell table:style-name="ce6" table:formula="of:=[.G14]/[.$J14]" office:value-type="float" office:value="0.953304595726487">
            <text:p>0,9533045957</text:p>
          </table:table-cell>
          <table:table-cell table:style-name="ce6" table:formula="of:=[.H14]/[.$J14]" office:value-type="float" office:value="0.228139051945413">
            <text:p>0,2281390519</text:p>
          </table:table-cell>
          <table:table-cell table:style-name="ce6" table:formula="of:=[.I14]/[.$J14]" office:value-type="float" office:value="0">
            <text:p>0</text:p>
          </table:table-cell>
          <table:table-cell table:formula="of:=[.O14]-[.P14]-[.Q14]" office:value-type="float" office:value="12.885833540055">
            <text:p>12,8858335401</text:p>
          </table:table-cell>
          <table:table-cell table:formula="of:=[.E14]/[.$M14]" office:value-type="float" office:value="4.80287097413409">
            <text:p>4,8028709741</text:p>
          </table:table-cell>
          <table:table-cell table:formula="of:=[.F14]/[.$M14]" office:value-type="float" office:value="16.948072008675">
            <text:p>16,9480720087</text:p>
          </table:table-cell>
          <table:table-cell table:formula="of:=[.G14]/[.$M14]" office:value-type="float" office:value="1.14852893839821">
            <text:p>1,1485289384</text:p>
          </table:table-cell>
          <table:table-cell table:formula="of:=[.H14]/[.$M14]" office:value-type="float" office:value="0.274858953069829">
            <text:p>0,2748589531</text:p>
          </table:table-cell>
          <table:table-cell table:formula="of:=[.I14]/[.$M14]" office:value-type="float" office:value="0">
            <text:p>0</text:p>
          </table:table-cell>
          <table:table-cell table:formula="of:=[.U14]-[.V14]-[.W14]" office:value-type="float" office:value="15.524684117207">
            <text:p>15,524684117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formula="of:=[counters.BH15]/1000000000" office:value-type="float" office:value="5.245788574">
            <text:p>5,245788574</text:p>
          </table:table-cell>
          <table:table-cell table:style-name="Default" table:formula="of:=[counters.BI15]/1000000000" office:value-type="float" office:value="18.703063964">
            <text:p>18,703063964</text:p>
          </table:table-cell>
          <table:table-cell table:style-name="Default" table:formula="of:=[counters.BJ15]/1000000000" office:value-type="float" office:value="1.462402343">
            <text:p>1,462402343</text:p>
          </table:table-cell>
          <table:table-cell table:formula="of:=[counters.BK15]/1000000000" office:value-type="float" office:value="0.28741455">
            <text:p>0,28741455</text:p>
          </table:table-cell>
          <table:table-cell table:formula="of:=[counters.BL15]/(2^-32)" office:value-type="float" office:value="0">
            <text:p>0</text:p>
          </table:table-cell>
          <table:table-cell table:formula="of:=[counters.D15]/1000000000" office:value-type="float" office:value="1.269871035">
            <text:p>1,269871035</text:p>
          </table:table-cell>
          <table:table-cell table:formula="of:=[counters.E15]/12500000" office:value-type="float" office:value="1.21960456">
            <text:p>1,21960456</text:p>
          </table:table-cell>
          <table:table-cell table:formula="of:=[counters.F15]/1050000000" office:value-type="float" office:value="1.26465571428571">
            <text:p>1,2646557143</text:p>
          </table:table-cell>
          <table:table-cell table:formula="of:=[counters.G15]/3500000000" office:value-type="float" office:value="1.05399343428571">
            <text:p>1,0539934343</text:p>
          </table:table-cell>
          <table:table-cell table:style-name="ce6" table:formula="of:=[.E15]/[.J15]" office:value-type="float" office:value="4.13096167202522">
            <text:p>4,130961672</text:p>
          </table:table-cell>
          <table:table-cell table:style-name="ce6" table:formula="of:=[.F15]/[.$J15]" office:value-type="float" office:value="14.728317638964">
            <text:p>14,728317639</text:p>
          </table:table-cell>
          <table:table-cell table:style-name="ce6" table:formula="of:=[.G15]/[.$J15]" office:value-type="float" office:value="1.15161485118841">
            <text:p>1,1516148512</text:p>
          </table:table-cell>
          <table:table-cell table:style-name="ce6" table:formula="of:=[.H15]/[.$J15]" office:value-type="float" office:value="0.226333652850031">
            <text:p>0,2263336529</text:p>
          </table:table-cell>
          <table:table-cell table:style-name="ce6" table:formula="of:=[.I15]/[.$J15]" office:value-type="float" office:value="0">
            <text:p>0</text:p>
          </table:table-cell>
          <table:table-cell table:formula="of:=[.O15]-[.P15]-[.Q15]" office:value-type="float" office:value="13.3503691349256">
            <text:p>13,3503691349</text:p>
          </table:table-cell>
          <table:table-cell table:formula="of:=[.E15]/[.$M15]" office:value-type="float" office:value="4.97706001134157">
            <text:p>4,9770600113</text:p>
          </table:table-cell>
          <table:table-cell table:formula="of:=[.F15]/[.$M15]" office:value-type="float" office:value="17.7449530097642">
            <text:p>17,7449530098</text:p>
          </table:table-cell>
          <table:table-cell table:formula="of:=[.G15]/[.$M15]" office:value-type="float" office:value="1.38748714691099">
            <text:p>1,3874871469</text:p>
          </table:table-cell>
          <table:table-cell table:formula="of:=[.H15]/[.$M15]" office:value-type="float" office:value="0.272691025058215">
            <text:p>0,2726910251</text:p>
          </table:table-cell>
          <table:table-cell table:formula="of:=[.I15]/[.$M15]" office:value-type="float" office:value="0">
            <text:p>0</text:p>
          </table:table-cell>
          <table:table-cell table:formula="of:=[.U15]-[.V15]-[.W15]" office:value-type="float" office:value="16.084774837795">
            <text:p>16,084774837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formula="of:=[counters.BH16]/1000000000" office:value-type="float" office:value="6.410705566">
            <text:p>6,410705566</text:p>
          </table:table-cell>
          <table:table-cell table:style-name="Default" table:formula="of:=[counters.BI16]/1000000000" office:value-type="float" office:value="22.261169433">
            <text:p>22,261169433</text:p>
          </table:table-cell>
          <table:table-cell table:style-name="Default" table:formula="of:=[counters.BJ16]/1000000000" office:value-type="float" office:value="1.44921875">
            <text:p>1,44921875</text:p>
          </table:table-cell>
          <table:table-cell table:formula="of:=[counters.BK16]/1000000000" office:value-type="float" office:value="0.352539062">
            <text:p>0,352539062</text:p>
          </table:table-cell>
          <table:table-cell table:formula="of:=[counters.BL16]/(2^-32)" office:value-type="float" office:value="0">
            <text:p>0</text:p>
          </table:table-cell>
          <table:table-cell table:formula="of:=[counters.D16]/1000000000" office:value-type="float" office:value="1.553031965">
            <text:p>1,553031965</text:p>
          </table:table-cell>
          <table:table-cell table:formula="of:=[counters.E16]/12500000" office:value-type="float" office:value="1.49143624">
            <text:p>1,49143624</text:p>
          </table:table-cell>
          <table:table-cell table:formula="of:=[counters.F16]/1050000000" office:value-type="float" office:value="1.54528314190476">
            <text:p>1,5452831419</text:p>
          </table:table-cell>
          <table:table-cell table:formula="of:=[counters.G16]/3500000000" office:value-type="float" office:value="0.0618038082857143">
            <text:p>0,0618038083</text:p>
          </table:table-cell>
          <table:table-cell table:style-name="ce6" table:formula="of:=[.E16]/[.J16]" office:value-type="float" office:value="4.12786453239551">
            <text:p>4,1278645324</text:p>
          </table:table-cell>
          <table:table-cell table:style-name="ce6" table:formula="of:=[.F16]/[.$J16]" office:value-type="float" office:value="14.3340059539599">
            <text:p>14,334005954</text:p>
          </table:table-cell>
          <table:table-cell table:style-name="ce6" table:formula="of:=[.G16]/[.$J16]" office:value-type="float" office:value="0.933154489193015">
            <text:p>0,9331544892</text:p>
          </table:table-cell>
          <table:table-cell table:style-name="ce6" table:formula="of:=[.H16]/[.$J16]" office:value-type="float" office:value="0.227000518949396">
            <text:p>0,2270005189</text:p>
          </table:table-cell>
          <table:table-cell table:style-name="ce6" table:formula="of:=[.I16]/[.$J16]" office:value-type="float" office:value="0">
            <text:p>0</text:p>
          </table:table-cell>
          <table:table-cell table:formula="of:=[.O16]-[.P16]-[.Q16]" office:value-type="float" office:value="13.1738509458175">
            <text:p>13,1738509458</text:p>
          </table:table-cell>
          <table:table-cell table:formula="of:=[.E16]/[.$M16]" office:value-type="float" office:value="103.726707848872">
            <text:p>103,7267078489</text:p>
          </table:table-cell>
          <table:table-cell table:formula="of:=[.F16]/[.$M16]" office:value-type="float" office:value="360.190901668847">
            <text:p>360,1909016688</text:p>
          </table:table-cell>
          <table:table-cell table:formula="of:=[.G16]/[.$M16]" office:value-type="float" office:value="23.4486966126808">
            <text:p>23,4486966127</text:p>
          </table:table-cell>
          <table:table-cell table:formula="of:=[.H16]/[.$M16]" office:value-type="float" office:value="5.70416406008896">
            <text:p>5,7041640601</text:p>
          </table:table-cell>
          <table:table-cell table:formula="of:=[.I16]/[.$M16]" office:value-type="float" office:value="0">
            <text:p>0</text:p>
          </table:table-cell>
          <table:table-cell table:formula="of:=[.U16]-[.V16]-[.W16]" office:value-type="float" office:value="331.038040996078">
            <text:p>331,038040996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formula="of:=[counters.BH17]/1000000000" office:value-type="float" office:value="7.343627929">
            <text:p>7,343627929</text:p>
          </table:table-cell>
          <table:table-cell table:style-name="Default" table:formula="of:=[counters.BI17]/1000000000" office:value-type="float" office:value="26.167602539">
            <text:p>26,167602539</text:p>
          </table:table-cell>
          <table:table-cell table:style-name="Default" table:formula="of:=[counters.BJ17]/1000000000" office:value-type="float" office:value="2.108520507">
            <text:p>2,108520507</text:p>
          </table:table-cell>
          <table:table-cell table:formula="of:=[counters.BK17]/1000000000" office:value-type="float" office:value="0.408569335">
            <text:p>0,408569335</text:p>
          </table:table-cell>
          <table:table-cell table:formula="of:=[counters.BL17]/(2^-32)" office:value-type="float" office:value="0">
            <text:p>0</text:p>
          </table:table-cell>
          <table:table-cell table:formula="of:=[counters.D17]/1000000000" office:value-type="float" office:value="1.790694986">
            <text:p>1,790694986</text:p>
          </table:table-cell>
          <table:table-cell table:formula="of:=[counters.E17]/12500000" office:value-type="float" office:value="1.7217832">
            <text:p>1,7217832</text:p>
          </table:table-cell>
          <table:table-cell table:formula="of:=[counters.F17]/1050000000" office:value-type="float" office:value="1.78525921333333">
            <text:p>1,7852592133</text:p>
          </table:table-cell>
          <table:table-cell table:formula="of:=[counters.G17]/3500000000" office:value-type="float" office:value="0.258984491714286">
            <text:p>0,2589844917</text:p>
          </table:table-cell>
          <table:table-cell table:style-name="ce6" table:formula="of:=[.E17]/[.J17]" office:value-type="float" office:value="4.10099318220797">
            <text:p>4,1009931822</text:p>
          </table:table-cell>
          <table:table-cell table:style-name="ce6" table:formula="of:=[.F17]/[.$J17]" office:value-type="float" office:value="14.6130986815641">
            <text:p>14,6130986816</text:p>
          </table:table-cell>
          <table:table-cell table:style-name="ce6" table:formula="of:=[.G17]/[.$J17]" office:value-type="float" office:value="1.17748724572572">
            <text:p>1,1774872457</text:p>
          </table:table-cell>
          <table:table-cell table:style-name="ce6" table:formula="of:=[.H17]/[.$J17]" office:value-type="float" office:value="0.22816243871473">
            <text:p>0,2281624387</text:p>
          </table:table-cell>
          <table:table-cell table:style-name="ce6" table:formula="of:=[.I17]/[.$J17]" office:value-type="float" office:value="0">
            <text:p>0</text:p>
          </table:table-cell>
          <table:table-cell table:formula="of:=[.O17]-[.P17]-[.Q17]" office:value-type="float" office:value="13.2074489971236">
            <text:p>13,2074489971</text:p>
          </table:table-cell>
          <table:table-cell table:formula="of:=[.E17]/[.$M17]" office:value-type="float" office:value="28.3554736439646">
            <text:p>28,355473644</text:p>
          </table:table-cell>
          <table:table-cell table:formula="of:=[.F17]/[.$M17]" office:value-type="float" office:value="101.039264420004">
            <text:p>101,03926442</text:p>
          </table:table-cell>
          <table:table-cell table:formula="of:=[.G17]/[.$M17]" office:value-type="float" office:value="8.14149331121394">
            <text:p>8,1414933112</text:p>
          </table:table-cell>
          <table:table-cell table:formula="of:=[.H17]/[.$M17]" office:value-type="float" office:value="1.57758224168395">
            <text:p>1,5775822417</text:p>
          </table:table-cell>
          <table:table-cell table:formula="of:=[.I17]/[.$M17]" office:value-type="float" office:value="0">
            <text:p>0</text:p>
          </table:table-cell>
          <table:table-cell table:formula="of:=[.U17]-[.V17]-[.W17]" office:value-type="float" office:value="91.3201888671059">
            <text:p>91,3201888671</text:p>
          </table:table-cell>
          <table:table-cell table:number-columns-repeated="20"/>
          <table:table-cell/>
          <table:table-cell table:number-columns-repeated="977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formula="of:=[counters.BH18]/1000000000" office:value-type="float" office:value="7.609313964">
            <text:p>7,609313964</text:p>
          </table:table-cell>
          <table:table-cell table:style-name="Default" table:formula="of:=[counters.BI18]/1000000000" office:value-type="float" office:value="27.133605957">
            <text:p>27,133605957</text:p>
          </table:table-cell>
          <table:table-cell table:style-name="Default" table:formula="of:=[counters.BJ18]/1000000000" office:value-type="float" office:value="1.775634765">
            <text:p>1,775634765</text:p>
          </table:table-cell>
          <table:table-cell table:formula="of:=[counters.BK18]/1000000000" office:value-type="float" office:value="0.421020507">
            <text:p>0,421020507</text:p>
          </table:table-cell>
          <table:table-cell table:formula="of:=[counters.BL18]/(2^-32)" office:value-type="float" office:value="0">
            <text:p>0</text:p>
          </table:table-cell>
          <table:table-cell table:formula="of:=[counters.D18]/1000000000" office:value-type="float" office:value="1.853579811">
            <text:p>1,853579811</text:p>
          </table:table-cell>
          <table:table-cell table:formula="of:=[counters.E18]/12500000" office:value-type="float" office:value="1.77996824">
            <text:p>1,77996824</text:p>
          </table:table-cell>
          <table:table-cell table:formula="of:=[counters.F18]/1050000000" office:value-type="float" office:value="1.84578076380952">
            <text:p>1,8457807638</text:p>
          </table:table-cell>
          <table:table-cell table:formula="of:=[counters.G18]/3500000000" office:value-type="float" office:value="0.311170454285714">
            <text:p>0,3111704543</text:p>
          </table:table-cell>
          <table:table-cell table:style-name="ce6" table:formula="of:=[.E18]/[.J18]" office:value-type="float" office:value="4.10519898784116">
            <text:p>4,1051989878</text:p>
          </table:table-cell>
          <table:table-cell table:style-name="ce6" table:formula="of:=[.F18]/[.$J18]" office:value-type="float" office:value="14.6384880737137">
            <text:p>14,6384880737</text:p>
          </table:table-cell>
          <table:table-cell table:style-name="ce6" table:formula="of:=[.G18]/[.$J18]" office:value-type="float" office:value="0.957948912942708">
            <text:p>0,9579489129</text:p>
          </table:table-cell>
          <table:table-cell table:style-name="ce6" table:formula="of:=[.H18]/[.$J18]" office:value-type="float" office:value="0.227139130725027">
            <text:p>0,2271391307</text:p>
          </table:table-cell>
          <table:table-cell table:style-name="ce6" table:formula="of:=[.I18]/[.$J18]" office:value-type="float" office:value="0">
            <text:p>0</text:p>
          </table:table-cell>
          <table:table-cell table:formula="of:=[.O18]-[.P18]-[.Q18]" office:value-type="float" office:value="13.453400030046">
            <text:p>13,45340003</text:p>
          </table:table-cell>
          <table:table-cell table:formula="of:=[.E18]/[.$M18]" office:value-type="float" office:value="24.4538446989353">
            <text:p>24,4538446989</text:p>
          </table:table-cell>
          <table:table-cell table:formula="of:=[.F18]/[.$M18]" office:value-type="float" office:value="87.1985292411025">
            <text:p>87,1985292411</text:p>
          </table:table-cell>
          <table:table-cell table:formula="of:=[.G18]/[.$M18]" office:value-type="float" office:value="5.70630900377716">
            <text:p>5,7063090038</text:p>
          </table:table-cell>
          <table:table-cell table:formula="of:=[.H18]/[.$M18]" office:value-type="float" office:value="1.35302211762503">
            <text:p>1,3530221176</text:p>
          </table:table-cell>
          <table:table-cell table:formula="of:=[.I18]/[.$M18]" office:value-type="float" office:value="0">
            <text:p>0</text:p>
          </table:table-cell>
          <table:table-cell table:formula="of:=[.U18]-[.V18]-[.W18]" office:value-type="float" office:value="80.1391981197003">
            <text:p>80,139198119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formula="of:=[counters.BH19]/1000000000" office:value-type="float" office:value="9.08239746">
            <text:p>9,08239746</text:p>
          </table:table-cell>
          <table:table-cell table:style-name="Default" table:formula="of:=[counters.BI19]/1000000000" office:value-type="float" office:value="31.842224121">
            <text:p>31,842224121</text:p>
          </table:table-cell>
          <table:table-cell table:style-name="Default" table:formula="of:=[counters.BJ19]/1000000000" office:value-type="float" office:value="1.977478027">
            <text:p>1,977478027</text:p>
          </table:table-cell>
          <table:table-cell table:formula="of:=[counters.BK19]/1000000000" office:value-type="float" office:value="0.49633789">
            <text:p>0,49633789</text:p>
          </table:table-cell>
          <table:table-cell table:formula="of:=[counters.BL19]/(2^-32)" office:value-type="float" office:value="0">
            <text:p>0</text:p>
          </table:table-cell>
          <table:table-cell table:formula="of:=[counters.D19]/1000000000" office:value-type="float" office:value="2.19115512">
            <text:p>2,19115512</text:p>
          </table:table-cell>
          <table:table-cell table:formula="of:=[counters.E19]/12500000" office:value-type="float" office:value="2.10399432">
            <text:p>2,10399432</text:p>
          </table:table-cell>
          <table:table-cell table:formula="of:=[counters.F19]/1050000000" office:value-type="float" office:value="2.18140202571429">
            <text:p>2,1814020257</text:p>
          </table:table-cell>
          <table:table-cell table:formula="of:=[counters.G19]/3500000000" office:value-type="float" office:value="0.591227661714286">
            <text:p>0,5912276617</text:p>
          </table:table-cell>
          <table:table-cell table:style-name="ce6" table:formula="of:=[.E19]/[.J19]" office:value-type="float" office:value="4.14502714896789">
            <text:p>4,145027149</text:p>
          </table:table-cell>
          <table:table-cell table:style-name="ce6" table:formula="of:=[.F19]/[.$J19]" office:value-type="float" office:value="14.5321633463358">
            <text:p>14,5321633463</text:p>
          </table:table-cell>
          <table:table-cell table:style-name="ce6" table:formula="of:=[.G19]/[.$J19]" office:value-type="float" office:value="0.902481987217774">
            <text:p>0,9024819872</text:p>
          </table:table-cell>
          <table:table-cell table:style-name="ce6" table:formula="of:=[.H19]/[.$J19]" office:value-type="float" office:value="0.226518828114734">
            <text:p>0,2265188281</text:p>
          </table:table-cell>
          <table:table-cell table:style-name="ce6" table:formula="of:=[.I19]/[.$J19]" office:value-type="float" office:value="0">
            <text:p>0</text:p>
          </table:table-cell>
          <table:table-cell table:formula="of:=[.O19]-[.P19]-[.Q19]" office:value-type="float" office:value="13.4031625310033">
            <text:p>13,403162531</text:p>
          </table:table-cell>
          <table:table-cell table:formula="of:=[.E19]/[.$M19]" office:value-type="float" office:value="15.3619291656031">
            <text:p>15,3619291656</text:p>
          </table:table-cell>
          <table:table-cell table:formula="of:=[.F19]/[.$M19]" office:value-type="float" office:value="53.8578050097865">
            <text:p>53,8578050098</text:p>
          </table:table-cell>
          <table:table-cell table:formula="of:=[.G19]/[.$M19]" office:value-type="float" office:value="3.34469808341888">
            <text:p>3,3446980834</text:p>
          </table:table-cell>
          <table:table-cell table:formula="of:=[.H19]/[.$M19]" office:value-type="float" office:value="0.839503836070272">
            <text:p>0,8395038361</text:p>
          </table:table-cell>
          <table:table-cell table:formula="of:=[.I19]/[.$M19]" office:value-type="float" office:value="0">
            <text:p>0</text:p>
          </table:table-cell>
          <table:table-cell table:formula="of:=[.U19]-[.V19]-[.W19]" office:value-type="float" office:value="49.6736030902973">
            <text:p>49,673603090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formula="of:=[counters.BH20]/1000000000" office:value-type="float" office:value="9.756774902">
            <text:p>9,756774902</text:p>
          </table:table-cell>
          <table:table-cell table:style-name="Default" table:formula="of:=[counters.BI20]/1000000000" office:value-type="float" office:value="34.995910644">
            <text:p>34,995910644</text:p>
          </table:table-cell>
          <table:table-cell table:style-name="Default" table:formula="of:=[counters.BJ20]/1000000000" office:value-type="float" office:value="2.551086425">
            <text:p>2,551086425</text:p>
          </table:table-cell>
          <table:table-cell table:formula="of:=[counters.BK20]/1000000000" office:value-type="float" office:value="0.5390625">
            <text:p>0,5390625</text:p>
          </table:table-cell>
          <table:table-cell table:formula="of:=[counters.BL20]/(2^-32)" office:value-type="float" office:value="0">
            <text:p>0</text:p>
          </table:table-cell>
          <table:table-cell table:formula="of:=[counters.D20]/1000000000" office:value-type="float" office:value="2.370183302">
            <text:p>2,370183302</text:p>
          </table:table-cell>
          <table:table-cell table:formula="of:=[counters.E20]/12500000" office:value-type="float" office:value="2.27776656">
            <text:p>2,27776656</text:p>
          </table:table-cell>
          <table:table-cell table:formula="of:=[counters.F20]/1050000000" office:value-type="float" office:value="2.36255388285714">
            <text:p>2,3625538829</text:p>
          </table:table-cell>
          <table:table-cell table:formula="of:=[counters.G20]/3500000000" office:value-type="float" office:value="0.740044312">
            <text:p>0,740044312</text:p>
          </table:table-cell>
          <table:table-cell table:style-name="ce6" table:formula="of:=[.E20]/[.J20]" office:value-type="float" office:value="4.11646428095543">
            <text:p>4,116464281</text:p>
          </table:table-cell>
          <table:table-cell table:style-name="ce6" table:formula="of:=[.F20]/[.$J20]" office:value-type="float" office:value="14.7650650540276">
            <text:p>14,765065054</text:p>
          </table:table-cell>
          <table:table-cell table:style-name="ce6" table:formula="of:=[.G20]/[.$J20]" office:value-type="float" office:value="1.07632452850687">
            <text:p>1,0763245285</text:p>
          </table:table-cell>
          <table:table-cell table:style-name="ce6" table:formula="of:=[.H20]/[.$J20]" office:value-type="float" office:value="0.227434941232237">
            <text:p>0,2274349412</text:p>
          </table:table-cell>
          <table:table-cell table:style-name="ce6" table:formula="of:=[.I20]/[.$J20]" office:value-type="float" office:value="0">
            <text:p>0</text:p>
          </table:table-cell>
          <table:table-cell table:formula="of:=[.O20]-[.P20]-[.Q20]" office:value-type="float" office:value="13.4613055842885">
            <text:p>13,4613055843</text:p>
          </table:table-cell>
          <table:table-cell table:formula="of:=[.E20]/[.$M20]" office:value-type="float" office:value="13.1840414739922">
            <text:p>13,184041474</text:p>
          </table:table-cell>
          <table:table-cell table:formula="of:=[.F20]/[.$M20]" office:value-type="float" office:value="47.2889394277244">
            <text:p>47,2889394277</text:p>
          </table:table-cell>
          <table:table-cell table:formula="of:=[.G20]/[.$M20]" office:value-type="float" office:value="3.44720766531613">
            <text:p>3,4472076653</text:p>
          </table:table-cell>
          <table:table-cell table:formula="of:=[.H20]/[.$M20]" office:value-type="float" office:value="0.728419219307505">
            <text:p>0,7284192193</text:p>
          </table:table-cell>
          <table:table-cell table:formula="of:=[.I20]/[.$M20]" office:value-type="float" office:value="0">
            <text:p>0</text:p>
          </table:table-cell>
          <table:table-cell table:formula="of:=[.U20]-[.V20]-[.W20]" office:value-type="float" office:value="43.1133125431008">
            <text:p>43,113312543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formula="of:=[counters.BH21]/1000000000" office:value-type="float" office:value="10.352111816">
            <text:p>10,352111816</text:p>
          </table:table-cell>
          <table:table-cell table:style-name="Default" table:formula="of:=[counters.BI21]/1000000000" office:value-type="float" office:value="36.495178222">
            <text:p>36,495178222</text:p>
          </table:table-cell>
          <table:table-cell table:style-name="Default" table:formula="of:=[counters.BJ21]/1000000000" office:value-type="float" office:value="2.282104492">
            <text:p>2,282104492</text:p>
          </table:table-cell>
          <table:table-cell table:formula="of:=[counters.BK21]/1000000000" office:value-type="float" office:value="0.559875488">
            <text:p>0,559875488</text:p>
          </table:table-cell>
          <table:table-cell table:formula="of:=[counters.BL21]/(2^-32)" office:value-type="float" office:value="0">
            <text:p>0</text:p>
          </table:table-cell>
          <table:table-cell table:formula="of:=[counters.D21]/1000000000" office:value-type="float" office:value="2.471503226">
            <text:p>2,471503226</text:p>
          </table:table-cell>
          <table:table-cell table:formula="of:=[counters.E21]/12500000" office:value-type="float" office:value="2.37316376">
            <text:p>2,37316376</text:p>
          </table:table-cell>
          <table:table-cell table:formula="of:=[counters.F21]/1050000000" office:value-type="float" office:value="2.46082575047619">
            <text:p>2,4608257505</text:p>
          </table:table-cell>
          <table:table-cell table:formula="of:=[counters.G21]/3500000000" office:value-type="float" office:value="0.823874829142857">
            <text:p>0,8238748291</text:p>
          </table:table-cell>
          <table:table-cell table:style-name="ce6" table:formula="of:=[.E21]/[.J21]" office:value-type="float" office:value="4.18858923876638">
            <text:p>4,1885892388</text:p>
          </table:table-cell>
          <table:table-cell table:style-name="ce6" table:formula="of:=[.F21]/[.$J21]" office:value-type="float" office:value="14.7663890696455">
            <text:p>14,7663890696</text:p>
          </table:table-cell>
          <table:table-cell table:style-name="ce6" table:formula="of:=[.G21]/[.$J21]" office:value-type="float" office:value="0.923366988961397">
            <text:p>0,923366989</text:p>
          </table:table-cell>
          <table:table-cell table:style-name="ce6" table:formula="of:=[.H21]/[.$J21]" office:value-type="float" office:value="0.226532371922544">
            <text:p>0,2265323719</text:p>
          </table:table-cell>
          <table:table-cell table:style-name="ce6" table:formula="of:=[.I21]/[.$J21]" office:value-type="float" office:value="0">
            <text:p>0</text:p>
          </table:table-cell>
          <table:table-cell table:formula="of:=[.O21]-[.P21]-[.Q21]" office:value-type="float" office:value="13.6164897087616">
            <text:p>13,6164897088</text:p>
          </table:table-cell>
          <table:table-cell table:formula="of:=[.E21]/[.$M21]" office:value-type="float" office:value="12.5651512217822">
            <text:p>12,5651512218</text:p>
          </table:table-cell>
          <table:table-cell table:formula="of:=[.F21]/[.$M21]" office:value-type="float" office:value="44.2969938285029">
            <text:p>44,2969938285</text:p>
          </table:table-cell>
          <table:table-cell table:formula="of:=[.G21]/[.$M21]" office:value-type="float" office:value="2.7699650617731">
            <text:p>2,7699650618</text:p>
          </table:table-cell>
          <table:table-cell table:formula="of:=[.H21]/[.$M21]" office:value-type="float" office:value="0.679563773762191">
            <text:p>0,6795637738</text:p>
          </table:table-cell>
          <table:table-cell table:formula="of:=[.I21]/[.$M21]" office:value-type="float" office:value="0">
            <text:p>0</text:p>
          </table:table-cell>
          <table:table-cell table:formula="of:=[.U21]-[.V21]-[.W21]" office:value-type="float" office:value="40.8474649929676">
            <text:p>40,84746499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formula="of:=[counters.BH22]/1000000000" office:value-type="float" office:value="11.412597656">
            <text:p>11,412597656</text:p>
          </table:table-cell>
          <table:table-cell table:style-name="Default" table:formula="of:=[counters.BI22]/1000000000" office:value-type="float" office:value="40.929992675">
            <text:p>40,929992675</text:p>
          </table:table-cell>
          <table:table-cell table:style-name="Default" table:formula="of:=[counters.BJ22]/1000000000" office:value-type="float" office:value="2.685241699">
            <text:p>2,685241699</text:p>
          </table:table-cell>
          <table:table-cell table:formula="of:=[counters.BK22]/1000000000" office:value-type="float" office:value="0.629638671">
            <text:p>0,629638671</text:p>
          </table:table-cell>
          <table:table-cell table:formula="of:=[counters.BL22]/(2^-32)" office:value-type="float" office:value="0">
            <text:p>0</text:p>
          </table:table-cell>
          <table:table-cell table:formula="of:=[counters.D22]/1000000000" office:value-type="float" office:value="2.779231978">
            <text:p>2,779231978</text:p>
          </table:table-cell>
          <table:table-cell table:formula="of:=[counters.E22]/12500000" office:value-type="float" office:value="2.6685804">
            <text:p>2,6685804</text:p>
          </table:table-cell>
          <table:table-cell table:formula="of:=[counters.F22]/1050000000" office:value-type="float" office:value="2.76794763142857">
            <text:p>2,7679476314</text:p>
          </table:table-cell>
          <table:table-cell table:formula="of:=[counters.G22]/3500000000" office:value-type="float" office:value="1.07919927342857">
            <text:p>1,0791992734</text:p>
          </table:table-cell>
          <table:table-cell table:style-name="ce6" table:formula="of:=[.E22]/[.J22]" office:value-type="float" office:value="4.10638541379075">
            <text:p>4,1063854138</text:p>
          </table:table-cell>
          <table:table-cell table:style-name="ce6" table:formula="of:=[.F22]/[.$J22]" office:value-type="float" office:value="14.7270875547619">
            <text:p>14,7270875548</text:p>
          </table:table-cell>
          <table:table-cell table:style-name="ce6" table:formula="of:=[.G22]/[.$J22]" office:value-type="float" office:value="0.96618120410818">
            <text:p>0,9661812041</text:p>
          </table:table-cell>
          <table:table-cell table:style-name="ce6" table:formula="of:=[.H22]/[.$J22]" office:value-type="float" office:value="0.226551319207655">
            <text:p>0,2265513192</text:p>
          </table:table-cell>
          <table:table-cell table:style-name="ce6" table:formula="of:=[.I22]/[.$J22]" office:value-type="float" office:value="0">
            <text:p>0</text:p>
          </table:table-cell>
          <table:table-cell table:formula="of:=[.O22]-[.P22]-[.Q22]" office:value-type="float" office:value="13.534355031446">
            <text:p>13,5343550314</text:p>
          </table:table-cell>
          <table:table-cell table:formula="of:=[.E22]/[.$M22]" office:value-type="float" office:value="10.5750605444189">
            <text:p>10,5750605444</text:p>
          </table:table-cell>
          <table:table-cell table:formula="of:=[.F22]/[.$M22]" office:value-type="float" office:value="37.9262604069099">
            <text:p>37,9262604069</text:p>
          </table:table-cell>
          <table:table-cell table:formula="of:=[.G22]/[.$M22]" office:value-type="float" office:value="2.48817967646429">
            <text:p>2,4881796765</text:p>
          </table:table-cell>
          <table:table-cell table:formula="of:=[.H22]/[.$M22]" office:value-type="float" office:value="0.583431333306651">
            <text:p>0,5834313333</text:p>
          </table:table-cell>
          <table:table-cell table:formula="of:=[.I22]/[.$M22]" office:value-type="float" office:value="0">
            <text:p>0</text:p>
          </table:table-cell>
          <table:table-cell table:formula="of:=[.U22]-[.V22]-[.W22]" office:value-type="float" office:value="34.854649397139">
            <text:p>34,854649397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formula="of:=[counters.BH23]/1000000000" office:value-type="float" office:value="12.244934082">
            <text:p>12,244934082</text:p>
          </table:table-cell>
          <table:table-cell table:style-name="Default" table:formula="of:=[counters.BI23]/1000000000" office:value-type="float" office:value="43.398864746">
            <text:p>43,398864746</text:p>
          </table:table-cell>
          <table:table-cell table:style-name="Default" table:formula="of:=[counters.BJ23]/1000000000" office:value-type="float" office:value="2.921691894">
            <text:p>2,921691894</text:p>
          </table:table-cell>
          <table:table-cell table:formula="of:=[counters.BK23]/1000000000" office:value-type="float" office:value="0.665466308">
            <text:p>0,665466308</text:p>
          </table:table-cell>
          <table:table-cell table:formula="of:=[counters.BL23]/(2^-32)" office:value-type="float" office:value="0">
            <text:p>0</text:p>
          </table:table-cell>
          <table:table-cell table:formula="of:=[counters.D23]/1000000000" office:value-type="float" office:value="2.935473184">
            <text:p>2,935473184</text:p>
          </table:table-cell>
          <table:table-cell table:formula="of:=[counters.E23]/12500000" office:value-type="float" office:value="2.82045184">
            <text:p>2,82045184</text:p>
          </table:table-cell>
          <table:table-cell table:formula="of:=[counters.F23]/1050000000" office:value-type="float" office:value="2.92421740857143">
            <text:p>2,9242174086</text:p>
          </table:table-cell>
          <table:table-cell table:formula="of:=[counters.G23]/3500000000" office:value-type="float" office:value="1.20897276971429">
            <text:p>1,2089727697</text:p>
          </table:table-cell>
          <table:table-cell table:style-name="ce6" table:formula="of:=[.E23]/[.J23]" office:value-type="float" office:value="4.17136635713174">
            <text:p>4,1713663571</text:p>
          </table:table-cell>
          <table:table-cell table:style-name="ce6" table:formula="of:=[.F23]/[.$J23]" office:value-type="float" office:value="14.7842824736225">
            <text:p>14,7842824736</text:p>
          </table:table-cell>
          <table:table-cell table:style-name="ce6" table:formula="of:=[.G23]/[.$J23]" office:value-type="float" office:value="0.995305257743414">
            <text:p>0,9953052577</text:p>
          </table:table-cell>
          <table:table-cell table:style-name="ce6" table:formula="of:=[.H23]/[.$J23]" office:value-type="float" office:value="0.226698139035018">
            <text:p>0,226698139</text:p>
          </table:table-cell>
          <table:table-cell table:style-name="ce6" table:formula="of:=[.I23]/[.$J23]" office:value-type="float" office:value="0">
            <text:p>0</text:p>
          </table:table-cell>
          <table:table-cell table:formula="of:=[.O23]-[.P23]-[.Q23]" office:value-type="float" office:value="13.5622790768441">
            <text:p>13,5622790768</text:p>
          </table:table-cell>
          <table:table-cell table:formula="of:=[.E23]/[.$M23]" office:value-type="float" office:value="10.1283787267548">
            <text:p>10,1283787268</text:p>
          </table:table-cell>
          <table:table-cell table:formula="of:=[.F23]/[.$M23]" office:value-type="float" office:value="35.8973054093322">
            <text:p>35,8973054093</text:p>
          </table:table-cell>
          <table:table-cell table:formula="of:=[.G23]/[.$M23]" office:value-type="float" office:value="2.4166730361433">
            <text:p>2,4166730361</text:p>
          </table:table-cell>
          <table:table-cell table:formula="of:=[.H23]/[.$M23]" office:value-type="float" office:value="0.550439451301511">
            <text:p>0,5504394513</text:p>
          </table:table-cell>
          <table:table-cell table:formula="of:=[.I23]/[.$M23]" office:value-type="float" office:value="0">
            <text:p>0</text:p>
          </table:table-cell>
          <table:table-cell table:formula="of:=[.U23]-[.V23]-[.W23]" office:value-type="float" office:value="32.9301929218874">
            <text:p>32,930192921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formula="of:=[counters.BH24]/1000000000" office:value-type="float" office:value="12.862670898">
            <text:p>12,862670898</text:p>
          </table:table-cell>
          <table:table-cell table:style-name="Default" table:formula="of:=[counters.BI24]/1000000000" office:value-type="float" office:value="46.459228515">
            <text:p>46,459228515</text:p>
          </table:table-cell>
          <table:table-cell table:style-name="Default" table:formula="of:=[counters.BJ24]/1000000000" office:value-type="float" office:value="3.420898437">
            <text:p>3,420898437</text:p>
          </table:table-cell>
          <table:table-cell table:formula="of:=[counters.BK24]/1000000000" office:value-type="float" office:value="0.70135498">
            <text:p>0,70135498</text:p>
          </table:table-cell>
          <table:table-cell table:formula="of:=[counters.BL24]/(2^-32)" office:value-type="float" office:value="0">
            <text:p>0</text:p>
          </table:table-cell>
          <table:table-cell table:formula="of:=[counters.D24]/1000000000" office:value-type="float" office:value="3.088080154">
            <text:p>3,088080154</text:p>
          </table:table-cell>
          <table:table-cell table:formula="of:=[counters.E24]/12500000" office:value-type="float" office:value="2.96512568">
            <text:p>2,96512568</text:p>
          </table:table-cell>
          <table:table-cell table:formula="of:=[counters.F24]/1050000000" office:value-type="float" office:value="3.07549543714286">
            <text:p>3,0754954371</text:p>
          </table:table-cell>
          <table:table-cell table:formula="of:=[counters.G24]/3500000000" office:value-type="float" office:value="0.108326583428571">
            <text:p>0,1083265834</text:p>
          </table:table-cell>
          <table:table-cell table:style-name="ce6" table:formula="of:=[.E24]/[.J24]" office:value-type="float" office:value="4.16526458399693">
            <text:p>4,165264584</text:p>
          </table:table-cell>
          <table:table-cell table:style-name="ce6" table:formula="of:=[.F24]/[.$J24]" office:value-type="float" office:value="15.0446964450781">
            <text:p>15,0446964451</text:p>
          </table:table-cell>
          <table:table-cell table:style-name="ce6" table:formula="of:=[.G24]/[.$J24]" office:value-type="float" office:value="1.10777514390904">
            <text:p>1,1077751439</text:p>
          </table:table-cell>
          <table:table-cell table:style-name="ce6" table:formula="of:=[.H24]/[.$J24]" office:value-type="float" office:value="0.227116831501777">
            <text:p>0,2271168315</text:p>
          </table:table-cell>
          <table:table-cell table:style-name="ce6" table:formula="of:=[.I24]/[.$J24]" office:value-type="float" office:value="0">
            <text:p>0</text:p>
          </table:table-cell>
          <table:table-cell table:formula="of:=[.O24]-[.P24]-[.Q24]" office:value-type="float" office:value="13.7098044696673">
            <text:p>13,7098044697</text:p>
          </table:table-cell>
          <table:table-cell table:formula="of:=[.E24]/[.$M24]" office:value-type="float" office:value="118.739745045882">
            <text:p>118,7397450459</text:p>
          </table:table-cell>
          <table:table-cell table:formula="of:=[.F24]/[.$M24]" office:value-type="float" office:value="428.881139278563">
            <text:p>428,8811392786</text:p>
          </table:table-cell>
          <table:table-cell table:formula="of:=[.G24]/[.$M24]" office:value-type="float" office:value="31.579491651333">
            <text:p>31,5794916513</text:p>
          </table:table-cell>
          <table:table-cell table:formula="of:=[.H24]/[.$M24]" office:value-type="float" office:value="6.47444937153825">
            <text:p>6,4744493715</text:p>
          </table:table-cell>
          <table:table-cell table:formula="of:=[.I24]/[.$M24]" office:value-type="float" office:value="0">
            <text:p>0</text:p>
          </table:table-cell>
          <table:table-cell table:formula="of:=[.U24]-[.V24]-[.W24]" office:value-type="float" office:value="390.827198255692">
            <text:p>390,827198255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formula="of:=[counters.BH25]/1000000000" office:value-type="float" office:value="14.188598632">
            <text:p>14,188598632</text:p>
          </table:table-cell>
          <table:table-cell table:style-name="Default" table:formula="of:=[counters.BI25]/1000000000" office:value-type="float" office:value="50.703674316">
            <text:p>50,703674316</text:p>
          </table:table-cell>
          <table:table-cell table:style-name="Default" table:formula="of:=[counters.BJ25]/1000000000" office:value-type="float" office:value="3.385009765">
            <text:p>3,385009765</text:p>
          </table:table-cell>
          <table:table-cell table:formula="of:=[counters.BK25]/1000000000" office:value-type="float" office:value="0.770446777">
            <text:p>0,770446777</text:p>
          </table:table-cell>
          <table:table-cell table:formula="of:=[counters.BL25]/(2^-32)" office:value-type="float" office:value="0">
            <text:p>0</text:p>
          </table:table-cell>
          <table:table-cell table:formula="of:=[counters.D25]/1000000000" office:value-type="float" office:value="3.399796244">
            <text:p>3,399796244</text:p>
          </table:table-cell>
          <table:table-cell table:formula="of:=[counters.E25]/12500000" office:value-type="float" office:value="3.2643236">
            <text:p>3,2643236</text:p>
          </table:table-cell>
          <table:table-cell table:formula="of:=[counters.F25]/1050000000" office:value-type="float" office:value="3.38387838761905">
            <text:p>3,3838783876</text:p>
          </table:table-cell>
          <table:table-cell table:formula="of:=[counters.G25]/3500000000" office:value-type="float" office:value="0.366947130285714">
            <text:p>0,3669471303</text:p>
          </table:table-cell>
          <table:table-cell table:style-name="ce6" table:formula="of:=[.E25]/[.J25]" office:value-type="float" office:value="4.17336734724624">
            <text:p>4,1733673472</text:p>
          </table:table-cell>
          <table:table-cell table:style-name="ce6" table:formula="of:=[.F25]/[.$J25]" office:value-type="float" office:value="14.9137391411272">
            <text:p>14,9137391411</text:p>
          </table:table-cell>
          <table:table-cell table:style-name="ce6" table:formula="of:=[.G25]/[.$J25]" office:value-type="float" office:value="0.995650774946853">
            <text:p>0,9956507749</text:p>
          </table:table-cell>
          <table:table-cell table:style-name="ce6" table:formula="of:=[.H25]/[.$J25]" office:value-type="float" office:value="0.226615573906728">
            <text:p>0,2266155739</text:p>
          </table:table-cell>
          <table:table-cell table:style-name="ce6" table:formula="of:=[.I25]/[.$J25]" office:value-type="float" office:value="0">
            <text:p>0</text:p>
          </table:table-cell>
          <table:table-cell table:formula="of:=[.O25]-[.P25]-[.Q25]" office:value-type="float" office:value="13.6914727922736">
            <text:p>13,6914727923</text:p>
          </table:table-cell>
          <table:table-cell table:formula="of:=[.E25]/[.$M25]" office:value-type="float" office:value="38.6666019732935">
            <text:p>38,6666019733</text:p>
          </table:table-cell>
          <table:table-cell table:formula="of:=[.F25]/[.$M25]" office:value-type="float" office:value="138.177056396437">
            <text:p>138,1770563964</text:p>
          </table:table-cell>
          <table:table-cell table:formula="of:=[.G25]/[.$M25]" office:value-type="float" office:value="9.22478876552147">
            <text:p>9,2247887655</text:p>
          </table:table-cell>
          <table:table-cell table:formula="of:=[.H25]/[.$M25]" office:value-type="float" office:value="2.09961248749952">
            <text:p>2,0996124875</text:p>
          </table:table-cell>
          <table:table-cell table:formula="of:=[.I25]/[.$M25]" office:value-type="float" office:value="0">
            <text:p>0</text:p>
          </table:table-cell>
          <table:table-cell table:formula="of:=[.U25]-[.V25]-[.W25]" office:value-type="float" office:value="126.852655143416">
            <text:p>126,852655143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formula="of:=[counters.BH26]/1000000000" office:value-type="float" office:value="14.91442871">
            <text:p>14,91442871</text:p>
          </table:table-cell>
          <table:table-cell table:style-name="Default" table:formula="of:=[counters.BI26]/1000000000" office:value-type="float" office:value="53.599304199">
            <text:p>53,599304199</text:p>
          </table:table-cell>
          <table:table-cell table:style-name="Default" table:formula="of:=[counters.BJ26]/1000000000" office:value-type="float" office:value="3.446655273">
            <text:p>3,446655273</text:p>
          </table:table-cell>
          <table:table-cell table:formula="of:=[counters.BK26]/1000000000" office:value-type="float" office:value="0.806030273">
            <text:p>0,806030273</text:p>
          </table:table-cell>
          <table:table-cell table:formula="of:=[counters.BL26]/(2^-32)" office:value-type="float" office:value="0">
            <text:p>0</text:p>
          </table:table-cell>
          <table:table-cell table:formula="of:=[counters.D26]/1000000000" office:value-type="float" office:value="3.552860948">
            <text:p>3,552860948</text:p>
          </table:table-cell>
          <table:table-cell table:formula="of:=[counters.E26]/12500000" office:value-type="float" office:value="3.41311912">
            <text:p>3,41311912</text:p>
          </table:table-cell>
          <table:table-cell table:formula="of:=[counters.F26]/1050000000" office:value-type="float" office:value="3.53914102952381">
            <text:p>3,5391410295</text:p>
          </table:table-cell>
          <table:table-cell table:formula="of:=[counters.G26]/3500000000" office:value-type="float" office:value="0.494124747714286">
            <text:p>0,4941247477</text:p>
          </table:table-cell>
          <table:table-cell table:style-name="ce6" table:formula="of:=[.E26]/[.J26]" office:value-type="float" office:value="4.19786446142671">
            <text:p>4,1978644614</text:p>
          </table:table-cell>
          <table:table-cell table:style-name="ce6" table:formula="of:=[.F26]/[.$J26]" office:value-type="float" office:value="15.0862375374337">
            <text:p>15,0862375374</text:p>
          </table:table-cell>
          <table:table-cell table:style-name="ce6" table:formula="of:=[.G26]/[.$J26]" office:value-type="float" office:value="0.970106999245274">
            <text:p>0,9701069992</text:p>
          </table:table-cell>
          <table:table-cell table:style-name="ce6" table:formula="of:=[.H26]/[.$J26]" office:value-type="float" office:value="0.226867948055703">
            <text:p>0,2268679481</text:p>
          </table:table-cell>
          <table:table-cell table:style-name="ce6" table:formula="of:=[.I26]/[.$J26]" office:value-type="float" office:value="0">
            <text:p>0</text:p>
          </table:table-cell>
          <table:table-cell table:formula="of:=[.O26]-[.P26]-[.Q26]" office:value-type="float" office:value="13.8892625901328">
            <text:p>13,8892625901</text:p>
          </table:table-cell>
          <table:table-cell table:formula="of:=[.E26]/[.$M26]" office:value-type="float" office:value="30.1835291168696">
            <text:p>30,1835291169</text:p>
          </table:table-cell>
          <table:table-cell table:formula="of:=[.F26]/[.$M26]" office:value-type="float" office:value="108.473223506693">
            <text:p>108,4732235067</text:p>
          </table:table-cell>
          <table:table-cell table:formula="of:=[.G26]/[.$M26]" office:value-type="float" office:value="6.9752735294953">
            <text:p>6,9752735295</text:p>
          </table:table-cell>
          <table:table-cell table:formula="of:=[.H26]/[.$M26]" office:value-type="float" office:value="1.63122830161517">
            <text:p>1,6312283016</text:p>
          </table:table-cell>
          <table:table-cell table:formula="of:=[.I26]/[.$M26]" office:value-type="float" office:value="0">
            <text:p>0</text:p>
          </table:table-cell>
          <table:table-cell table:formula="of:=[.U26]-[.V26]-[.W26]" office:value-type="float" office:value="99.8667216755825">
            <text:p>99,866721675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formula="of:=[counters.BH27]/1000000000" office:value-type="float" office:value="15.415588378">
            <text:p>15,415588378</text:p>
          </table:table-cell>
          <table:table-cell table:style-name="Default" table:formula="of:=[counters.BI27]/1000000000" office:value-type="float" office:value="55.971496582">
            <text:p>55,971496582</text:p>
          </table:table-cell>
          <table:table-cell table:style-name="Default" table:formula="of:=[counters.BJ27]/1000000000" office:value-type="float" office:value="3.652221679">
            <text:p>3,652221679</text:p>
          </table:table-cell>
          <table:table-cell table:formula="of:=[counters.BK27]/1000000000" office:value-type="float" office:value="0.840576171">
            <text:p>0,840576171</text:p>
          </table:table-cell>
          <table:table-cell table:formula="of:=[counters.BL27]/(2^-32)" office:value-type="float" office:value="0">
            <text:p>0</text:p>
          </table:table-cell>
          <table:table-cell table:formula="of:=[counters.D27]/1000000000" office:value-type="float" office:value="3.707764548">
            <text:p>3,707764548</text:p>
          </table:table-cell>
          <table:table-cell table:formula="of:=[counters.E27]/12500000" office:value-type="float" office:value="3.55997168">
            <text:p>3,55997168</text:p>
          </table:table-cell>
          <table:table-cell table:formula="of:=[counters.F27]/1050000000" office:value-type="float" office:value="3.69105612">
            <text:p>3,69105612</text:p>
          </table:table-cell>
          <table:table-cell table:formula="of:=[counters.G27]/3500000000" office:value-type="float" office:value="0.622471651142857">
            <text:p>0,6224716511</text:p>
          </table:table-cell>
          <table:table-cell table:style-name="ce6" table:formula="of:=[.E27]/[.J27]" office:value-type="float" office:value="4.15765029802534">
            <text:p>4,157650298</text:p>
          </table:table-cell>
          <table:table-cell table:style-name="ce6" table:formula="of:=[.F27]/[.$J27]" office:value-type="float" office:value="15.0957526718334">
            <text:p>15,0957526718</text:p>
          </table:table-cell>
          <table:table-cell table:style-name="ce6" table:formula="of:=[.G27]/[.$J27]" office:value-type="float" office:value="0.985019850025277">
            <text:p>0,98501985</text:p>
          </table:table-cell>
          <table:table-cell table:style-name="ce6" table:formula="of:=[.H27]/[.$J27]" office:value-type="float" office:value="0.22670699827836">
            <text:p>0,2267069983</text:p>
          </table:table-cell>
          <table:table-cell table:style-name="ce6" table:formula="of:=[.I27]/[.$J27]" office:value-type="float" office:value="0">
            <text:p>0</text:p>
          </table:table-cell>
          <table:table-cell table:formula="of:=[.O27]-[.P27]-[.Q27]" office:value-type="float" office:value="13.8840258235297">
            <text:p>13,8840258235</text:p>
          </table:table-cell>
          <table:table-cell table:formula="of:=[.E27]/[.$M27]" office:value-type="float" office:value="24.7651252064202">
            <text:p>24,7651252064</text:p>
          </table:table-cell>
          <table:table-cell table:formula="of:=[.F27]/[.$M27]" office:value-type="float" office:value="89.91814563641">
            <text:p>89,9181456364</text:p>
          </table:table-cell>
          <table:table-cell table:formula="of:=[.G27]/[.$M27]" office:value-type="float" office:value="5.86728997584794">
            <text:p>5,8672899758</text:p>
          </table:table-cell>
          <table:table-cell table:formula="of:=[.H27]/[.$M27]" office:value-type="float" office:value="1.35038466323198">
            <text:p>1,3503846632</text:p>
          </table:table-cell>
          <table:table-cell table:formula="of:=[.I27]/[.$M27]" office:value-type="float" office:value="0">
            <text:p>0</text:p>
          </table:table-cell>
          <table:table-cell table:formula="of:=[.U27]-[.V27]-[.W27]" office:value-type="float" office:value="82.70047099733">
            <text:p>82,700470997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formula="of:=[counters.BH28]/1000000000" office:value-type="float" office:value="16.97277832">
            <text:p>16,97277832</text:p>
          </table:table-cell>
          <table:table-cell table:style-name="Default" table:formula="of:=[counters.BI28]/1000000000" office:value-type="float" office:value="60.501953125">
            <text:p>60,501953125</text:p>
          </table:table-cell>
          <table:table-cell table:style-name="Default" table:formula="of:=[counters.BJ28]/1000000000" office:value-type="float" office:value="3.900756835">
            <text:p>3,900756835</text:p>
          </table:table-cell>
          <table:table-cell table:formula="of:=[counters.BK28]/1000000000" office:value-type="float" office:value="0.913574218">
            <text:p>0,913574218</text:p>
          </table:table-cell>
          <table:table-cell table:formula="of:=[counters.BL28]/(2^-32)" office:value-type="float" office:value="0">
            <text:p>0</text:p>
          </table:table-cell>
          <table:table-cell table:formula="of:=[counters.D28]/1000000000" office:value-type="float" office:value="4.023434153">
            <text:p>4,023434153</text:p>
          </table:table-cell>
          <table:table-cell table:formula="of:=[counters.E28]/12500000" office:value-type="float" office:value="3.8630492">
            <text:p>3,8630492</text:p>
          </table:table-cell>
          <table:table-cell table:formula="of:=[counters.F28]/1050000000" office:value-type="float" office:value="4.00082644380952">
            <text:p>4,0008264438</text:p>
          </table:table-cell>
          <table:table-cell table:formula="of:=[counters.G28]/3500000000" office:value-type="float" office:value="0.884408356">
            <text:p>0,884408356</text:p>
          </table:table-cell>
          <table:table-cell table:style-name="ce6" table:formula="of:=[.E28]/[.J28]" office:value-type="float" office:value="4.2184804509214">
            <text:p>4,2184804509</text:p>
          </table:table-cell>
          <table:table-cell table:style-name="ce6" table:formula="of:=[.F28]/[.$J28]" office:value-type="float" office:value="15.0373911500174">
            <text:p>15,03739115</text:p>
          </table:table-cell>
          <table:table-cell table:style-name="ce6" table:formula="of:=[.G28]/[.$J28]" office:value-type="float" office:value="0.969509301423877">
            <text:p>0,9695093014</text:p>
          </table:table-cell>
          <table:table-cell table:style-name="ce6" table:formula="of:=[.H28]/[.$J28]" office:value-type="float" office:value="0.227063295498153">
            <text:p>0,2270632955</text:p>
          </table:table-cell>
          <table:table-cell table:style-name="ce6" table:formula="of:=[.I28]/[.$J28]" office:value-type="float" office:value="0">
            <text:p>0</text:p>
          </table:table-cell>
          <table:table-cell table:formula="of:=[.O28]-[.P28]-[.Q28]" office:value-type="float" office:value="13.8408185530954">
            <text:p>13,8408185531</text:p>
          </table:table-cell>
          <table:table-cell table:formula="of:=[.E28]/[.$M28]" office:value-type="float" office:value="19.1911103110383">
            <text:p>19,191110311</text:p>
          </table:table-cell>
          <table:table-cell table:formula="of:=[.F28]/[.$M28]" office:value-type="float" office:value="68.4095222693712">
            <text:p>68,4095222694</text:p>
          </table:table-cell>
          <table:table-cell table:formula="of:=[.G28]/[.$M28]" office:value-type="float" office:value="4.41058342397661">
            <text:p>4,410583424</text:p>
          </table:table-cell>
          <table:table-cell table:formula="of:=[.H28]/[.$M28]" office:value-type="float" office:value="1.03297782274685">
            <text:p>1,0329778227</text:p>
          </table:table-cell>
          <table:table-cell table:formula="of:=[.I28]/[.$M28]" office:value-type="float" office:value="0">
            <text:p>0</text:p>
          </table:table-cell>
          <table:table-cell table:formula="of:=[.U28]-[.V28]-[.W28]" office:value-type="float" office:value="62.9659610226478">
            <text:p>62,965961022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formula="of:=[counters.BH29]/1000000000" office:value-type="float" office:value="17.533874511">
            <text:p>17,533874511</text:p>
          </table:table-cell>
          <table:table-cell table:style-name="Default" table:formula="of:=[counters.BI29]/1000000000" office:value-type="float" office:value="63.226257324">
            <text:p>63,226257324</text:p>
          </table:table-cell>
          <table:table-cell table:style-name="Default" table:formula="of:=[counters.BJ29]/1000000000" office:value-type="float" office:value="4.360107421">
            <text:p>4,360107421</text:p>
          </table:table-cell>
          <table:table-cell table:formula="of:=[counters.BK29]/1000000000" office:value-type="float" office:value="0.947265625">
            <text:p>0,947265625</text:p>
          </table:table-cell>
          <table:table-cell table:formula="of:=[counters.BL29]/(2^-32)" office:value-type="float" office:value="0">
            <text:p>0</text:p>
          </table:table-cell>
          <table:table-cell table:formula="of:=[counters.D29]/1000000000" office:value-type="float" office:value="4.172082143">
            <text:p>4,172082143</text:p>
          </table:table-cell>
          <table:table-cell table:formula="of:=[counters.E29]/12500000" office:value-type="float" office:value="4.00763664">
            <text:p>4,00763664</text:p>
          </table:table-cell>
          <table:table-cell table:formula="of:=[counters.F29]/1050000000" office:value-type="float" office:value="0.0642229161904762">
            <text:p>0,0642229162</text:p>
          </table:table-cell>
          <table:table-cell table:formula="of:=[counters.G29]/3500000000" office:value-type="float" office:value="1.00773267342857">
            <text:p>1,0077326734</text:p>
          </table:table-cell>
          <table:table-cell table:style-name="ce6" table:formula="of:=[.E29]/[.J29]" office:value-type="float" office:value="4.20266761535812">
            <text:p>4,2026676154</text:p>
          </table:table-cell>
          <table:table-cell table:style-name="ce6" table:formula="of:=[.F29]/[.$J29]" office:value-type="float" office:value="15.1546051004969">
            <text:p>15,1546051005</text:p>
          </table:table-cell>
          <table:table-cell table:style-name="ce6" table:formula="of:=[.G29]/[.$J29]" office:value-type="float" office:value="1.04506749185547">
            <text:p>1,0450674919</text:p>
          </table:table-cell>
          <table:table-cell table:style-name="ce6" table:formula="of:=[.H29]/[.$J29]" office:value-type="float" office:value="0.227048651616158">
            <text:p>0,2270486516</text:p>
          </table:table-cell>
          <table:table-cell table:style-name="ce6" table:formula="of:=[.I29]/[.$J29]" office:value-type="float" office:value="0">
            <text:p>0</text:p>
          </table:table-cell>
          <table:table-cell table:formula="of:=[.O29]-[.P29]-[.Q29]" office:value-type="float" office:value="13.8824889570253">
            <text:p>13,882488957</text:p>
          </table:table-cell>
          <table:table-cell table:formula="of:=[.E29]/[.$M29]" office:value-type="float" office:value="17.3993311652238">
            <text:p>17,3993311652</text:p>
          </table:table-cell>
          <table:table-cell table:formula="of:=[.F29]/[.$M29]" office:value-type="float" office:value="62.7411008803433">
            <text:p>62,7411008803</text:p>
          </table:table-cell>
          <table:table-cell table:formula="of:=[.G29]/[.$M29]" office:value-type="float" office:value="4.32665084299169">
            <text:p>4,326650843</text:p>
          </table:table-cell>
          <table:table-cell table:formula="of:=[.H29]/[.$M29]" office:value-type="float" office:value="0.939996935672586">
            <text:p>0,9399969357</text:p>
          </table:table-cell>
          <table:table-cell table:formula="of:=[.I29]/[.$M29]" office:value-type="float" office:value="0">
            <text:p>0</text:p>
          </table:table-cell>
          <table:table-cell table:formula="of:=[.U29]-[.V29]-[.W29]" office:value-type="float" office:value="57.474453101679">
            <text:p>57,474453101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formula="of:=[counters.BH30]/1000000000" office:value-type="float" office:value="20.701049804">
            <text:p>20,701049804</text:p>
          </table:table-cell>
          <table:table-cell table:style-name="Default" table:formula="of:=[counters.BI30]/1000000000" office:value-type="float" office:value="73.634521484">
            <text:p>73,634521484</text:p>
          </table:table-cell>
          <table:table-cell table:style-name="Default" table:formula="of:=[counters.BJ30]/1000000000" office:value-type="float" office:value="4.985412597">
            <text:p>4,985412597</text:p>
          </table:table-cell>
          <table:table-cell table:formula="of:=[counters.BK30]/1000000000" office:value-type="float" office:value="1.161193847">
            <text:p>1,161193847</text:p>
          </table:table-cell>
          <table:table-cell table:formula="of:=[counters.BL30]/(2^-32)" office:value-type="float" office:value="0">
            <text:p>0</text:p>
          </table:table-cell>
          <table:table-cell table:formula="of:=[counters.D30]/1000000000" office:value-type="float" office:value="5.119500082">
            <text:p>5,119500082</text:p>
          </table:table-cell>
          <table:table-cell table:formula="of:=[counters.E30]/12500000" office:value-type="float" office:value="4.9218748">
            <text:p>4,9218748</text:p>
          </table:table-cell>
          <table:table-cell table:formula="of:=[counters.F30]/1050000000" office:value-type="float" office:value="1.01025885619048">
            <text:p>1,0102588562</text:p>
          </table:table-cell>
          <table:table-cell table:formula="of:=[counters.G30]/3500000000" office:value-type="float" office:value="0.572397515142857">
            <text:p>0,5723975151</text:p>
          </table:table-cell>
          <table:table-cell table:style-name="ce6" table:formula="of:=[.E30]/[.J30]" office:value-type="float" office:value="4.04356860483004">
            <text:p>4,0435686048</text:p>
          </table:table-cell>
          <table:table-cell table:style-name="ce6" table:formula="of:=[.F30]/[.$J30]" office:value-type="float" office:value="14.3831468511734">
            <text:p>14,3831468512</text:p>
          </table:table-cell>
          <table:table-cell table:style-name="ce6" table:formula="of:=[.G30]/[.$J30]" office:value-type="float" office:value="0.973808480739858">
            <text:p>0,9738084807</text:p>
          </table:table-cell>
          <table:table-cell table:style-name="ce6" table:formula="of:=[.H30]/[.$J30]" office:value-type="float" office:value="0.226817819787272">
            <text:p>0,2268178198</text:p>
          </table:table-cell>
          <table:table-cell table:style-name="ce6" table:formula="of:=[.I30]/[.$J30]" office:value-type="float" office:value="0">
            <text:p>0</text:p>
          </table:table-cell>
          <table:table-cell table:formula="of:=[.O30]-[.P30]-[.Q30]" office:value-type="float" office:value="13.1825205506462">
            <text:p>13,1825205506</text:p>
          </table:table-cell>
          <table:table-cell table:formula="of:=[.E30]/[.$M30]" office:value-type="float" office:value="36.1655130505476">
            <text:p>36,1655130505</text:p>
          </table:table-cell>
          <table:table-cell table:formula="of:=[.F30]/[.$M30]" office:value-type="float" office:value="128.642280121748">
            <text:p>128,6422801217</text:p>
          </table:table-cell>
          <table:table-cell table:formula="of:=[.G30]/[.$M30]" office:value-type="float" office:value="8.70970342307611">
            <text:p>8,7097034231</text:p>
          </table:table-cell>
          <table:table-cell table:formula="of:=[.H30]/[.$M30]" office:value-type="float" office:value="2.02864934993681">
            <text:p>2,0286493499</text:p>
          </table:table-cell>
          <table:table-cell table:formula="of:=[.I30]/[.$M30]" office:value-type="float" office:value="0">
            <text:p>0</text:p>
          </table:table-cell>
          <table:table-cell table:formula="of:=[.U30]-[.V30]-[.W30]" office:value-type="float" office:value="117.903927348735">
            <text:p>117,903927348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formula="of:=[counters.BH31]/1000000000" office:value-type="float" office:value="21.325012207">
            <text:p>21,325012207</text:p>
          </table:table-cell>
          <table:table-cell table:style-name="Default" table:formula="of:=[counters.BI31]/1000000000" office:value-type="float" office:value="75.711730957">
            <text:p>75,711730957</text:p>
          </table:table-cell>
          <table:table-cell table:style-name="Default" table:formula="of:=[counters.BJ31]/1000000000" office:value-type="float" office:value="5.765258789">
            <text:p>5,765258789</text:p>
          </table:table-cell>
          <table:table-cell table:formula="of:=[counters.BK31]/1000000000" office:value-type="float" office:value="1.167480468">
            <text:p>1,167480468</text:p>
          </table:table-cell>
          <table:table-cell table:formula="of:=[counters.BL31]/(2^-32)" office:value-type="float" office:value="0">
            <text:p>0</text:p>
          </table:table-cell>
          <table:table-cell table:formula="of:=[counters.D31]/1000000000" office:value-type="float" office:value="5.134585067">
            <text:p>5,134585067</text:p>
          </table:table-cell>
          <table:table-cell table:formula="of:=[counters.E31]/12500000" office:value-type="float" office:value="4.9399792">
            <text:p>4,9399792</text:p>
          </table:table-cell>
          <table:table-cell table:formula="of:=[counters.F31]/1050000000" office:value-type="float" office:value="1.02867438">
            <text:p>1,02867438</text:p>
          </table:table-cell>
          <table:table-cell table:formula="of:=[counters.G31]/3500000000" office:value-type="float" office:value="0.588090991714286">
            <text:p>0,5880909917</text:p>
          </table:table-cell>
          <table:table-cell table:style-name="ce6" table:formula="of:=[.E31]/[.J31]" office:value-type="float" office:value="4.15321042084899">
            <text:p>4,1532104208</text:p>
          </table:table-cell>
          <table:table-cell table:style-name="ce6" table:formula="of:=[.F31]/[.$J31]" office:value-type="float" office:value="14.7454429070812">
            <text:p>14,7454429071</text:p>
          </table:table-cell>
          <table:table-cell table:style-name="ce6" table:formula="of:=[.G31]/[.$J31]" office:value-type="float" office:value="1.1228285662367">
            <text:p>1,1228285662</text:p>
          </table:table-cell>
          <table:table-cell table:style-name="ce6" table:formula="of:=[.H31]/[.$J31]" office:value-type="float" office:value="0.227375815721391">
            <text:p>0,2273758157</text:p>
          </table:table-cell>
          <table:table-cell table:style-name="ce6" table:formula="of:=[.I31]/[.$J31]" office:value-type="float" office:value="0">
            <text:p>0</text:p>
          </table:table-cell>
          <table:table-cell table:formula="of:=[.O31]-[.P31]-[.Q31]" office:value-type="float" office:value="13.3952385251231">
            <text:p>13,3952385251</text:p>
          </table:table-cell>
          <table:table-cell table:formula="of:=[.E31]/[.$M31]" office:value-type="float" office:value="36.2614161880589">
            <text:p>36,2614161881</text:p>
          </table:table-cell>
          <table:table-cell table:formula="of:=[.F31]/[.$M31]" office:value-type="float" office:value="128.741524736334">
            <text:p>128,7415247363</text:p>
          </table:table-cell>
          <table:table-cell table:formula="of:=[.G31]/[.$M31]" office:value-type="float" office:value="9.80334483987634">
            <text:p>9,8033448399</text:p>
          </table:table-cell>
          <table:table-cell table:formula="of:=[.H31]/[.$M31]" office:value-type="float" office:value="1.98520379405369">
            <text:p>1,9852037941</text:p>
          </table:table-cell>
          <table:table-cell table:formula="of:=[.I31]/[.$M31]" office:value-type="float" office:value="0">
            <text:p>0</text:p>
          </table:table-cell>
          <table:table-cell table:formula="of:=[.U31]-[.V31]-[.W31]" office:value-type="float" office:value="116.952976102404">
            <text:p>116,952976102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formula="of:=[counters.BH32]/1000000000" office:value-type="float" office:value="21.653503417">
            <text:p>21,653503417</text:p>
          </table:table-cell>
          <table:table-cell table:style-name="Default" table:formula="of:=[counters.BI32]/1000000000" office:value-type="float" office:value="77.145263671">
            <text:p>77,145263671</text:p>
          </table:table-cell>
          <table:table-cell table:style-name="Default" table:formula="of:=[counters.BJ32]/1000000000" office:value-type="float" office:value="5.922363281">
            <text:p>5,922363281</text:p>
          </table:table-cell>
          <table:table-cell table:formula="of:=[counters.BK32]/1000000000" office:value-type="float" office:value="1.174987792">
            <text:p>1,174987792</text:p>
          </table:table-cell>
          <table:table-cell table:formula="of:=[counters.BL32]/(2^-32)" office:value-type="float" office:value="0">
            <text:p>0</text:p>
          </table:table-cell>
          <table:table-cell table:formula="of:=[counters.D32]/1000000000" office:value-type="float" office:value="5.186826797">
            <text:p>5,186826797</text:p>
          </table:table-cell>
          <table:table-cell table:formula="of:=[counters.E32]/12500000" office:value-type="float" office:value="4.98200448">
            <text:p>4,98200448</text:p>
          </table:table-cell>
          <table:table-cell table:formula="of:=[counters.F32]/1050000000" office:value-type="float" office:value="1.07153543809524">
            <text:p>1,0715354381</text:p>
          </table:table-cell>
          <table:table-cell table:formula="of:=[counters.G32]/3500000000" office:value-type="float" office:value="0.622567297142857">
            <text:p>0,6225672971</text:p>
          </table:table-cell>
          <table:table-cell table:style-name="ce6" table:formula="of:=[.E32]/[.J32]" office:value-type="float" office:value="4.17471110265801">
            <text:p>4,1747111027</text:p>
          </table:table-cell>
          <table:table-cell table:style-name="ce6" table:formula="of:=[.F32]/[.$J32]" office:value-type="float" office:value="14.8733062988762">
            <text:p>14,8733062989</text:p>
          </table:table-cell>
          <table:table-cell table:style-name="ce6" table:formula="of:=[.G32]/[.$J32]" office:value-type="float" office:value="1.1418085686658">
            <text:p>1,1418085687</text:p>
          </table:table-cell>
          <table:table-cell table:style-name="ce6" table:formula="of:=[.H32]/[.$J32]" office:value-type="float" office:value="0.226533068865843">
            <text:p>0,2265330689</text:p>
          </table:table-cell>
          <table:table-cell table:style-name="ce6" table:formula="of:=[.I32]/[.$J32]" office:value-type="float" office:value="0">
            <text:p>0</text:p>
          </table:table-cell>
          <table:table-cell table:formula="of:=[.O32]-[.P32]-[.Q32]" office:value-type="float" office:value="13.5049646613446">
            <text:p>13,5049646613</text:p>
          </table:table-cell>
          <table:table-cell table:formula="of:=[.E32]/[.$M32]" office:value-type="float" office:value="34.780984347193">
            <text:p>34,7809843472</text:p>
          </table:table-cell>
          <table:table-cell table:formula="of:=[.F32]/[.$M32]" office:value-type="float" office:value="123.914738254068">
            <text:p>123,9147382541</text:p>
          </table:table-cell>
          <table:table-cell table:formula="of:=[.G32]/[.$M32]" office:value-type="float" office:value="9.51280818664818">
            <text:p>9,5128081866</text:p>
          </table:table-cell>
          <table:table-cell table:formula="of:=[.H32]/[.$M32]" office:value-type="float" office:value="1.88732655472326">
            <text:p>1,8873265547</text:p>
          </table:table-cell>
          <table:table-cell table:formula="of:=[.I32]/[.$M32]" office:value-type="float" office:value="0">
            <text:p>0</text:p>
          </table:table-cell>
          <table:table-cell table:formula="of:=[.U32]-[.V32]-[.W32]" office:value-type="float" office:value="112.514603512697">
            <text:p>112,514603512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formula="of:=[counters.BH33]/1000000000" office:value-type="float" office:value="21.188415527">
            <text:p>21,188415527</text:p>
          </table:table-cell>
          <table:table-cell table:style-name="Default" table:formula="of:=[counters.BI33]/1000000000" office:value-type="float" office:value="76.291137695">
            <text:p>76,291137695</text:p>
          </table:table-cell>
          <table:table-cell table:style-name="Default" table:formula="of:=[counters.BJ33]/1000000000" office:value-type="float" office:value="5.005310058">
            <text:p>5,005310058</text:p>
          </table:table-cell>
          <table:table-cell table:formula="of:=[counters.BK33]/1000000000" office:value-type="float" office:value="1.160095214">
            <text:p>1,160095214</text:p>
          </table:table-cell>
          <table:table-cell table:formula="of:=[counters.BL33]/(2^-32)" office:value-type="float" office:value="0">
            <text:p>0</text:p>
          </table:table-cell>
          <table:table-cell table:formula="of:=[counters.D33]/1000000000" office:value-type="float" office:value="5.121894383">
            <text:p>5,121894383</text:p>
          </table:table-cell>
          <table:table-cell table:formula="of:=[counters.E33]/12500000" office:value-type="float" office:value="4.91755408">
            <text:p>4,91755408</text:p>
          </table:table-cell>
          <table:table-cell table:formula="of:=[counters.F33]/1050000000" office:value-type="float" office:value="1.00669738285714">
            <text:p>1,0066973829</text:p>
          </table:table-cell>
          <table:table-cell table:formula="of:=[counters.G33]/3500000000" office:value-type="float" office:value="0.568683055428571">
            <text:p>0,5686830554</text:p>
          </table:table-cell>
          <table:table-cell table:style-name="ce6" table:formula="of:=[.E33]/[.J33]" office:value-type="float" office:value="4.13683179358913">
            <text:p>4,1368317936</text:p>
          </table:table-cell>
          <table:table-cell table:style-name="ce6" table:formula="of:=[.F33]/[.$J33]" office:value-type="float" office:value="14.8951016928847">
            <text:p>14,8951016929</text:p>
          </table:table-cell>
          <table:table-cell table:style-name="ce6" table:formula="of:=[.G33]/[.$J33]" office:value-type="float" office:value="0.977238045870888">
            <text:p>0,9772380459</text:p>
          </table:table-cell>
          <table:table-cell table:style-name="ce6" table:formula="of:=[.H33]/[.$J33]" office:value-type="float" office:value="0.226497293237919">
            <text:p>0,2264972932</text:p>
          </table:table-cell>
          <table:table-cell table:style-name="ce6" table:formula="of:=[.I33]/[.$J33]" office:value-type="float" office:value="0">
            <text:p>0</text:p>
          </table:table-cell>
          <table:table-cell table:formula="of:=[.O33]-[.P33]-[.Q33]" office:value-type="float" office:value="13.6913663537759">
            <text:p>13,6913663538</text:p>
          </table:table-cell>
          <table:table-cell table:formula="of:=[.E33]/[.$M33]" office:value-type="float" office:value="37.2587425011845">
            <text:p>37,2587425012</text:p>
          </table:table-cell>
          <table:table-cell table:formula="of:=[.F33]/[.$M33]" office:value-type="float" office:value="134.154054647374">
            <text:p>134,1540546474</text:p>
          </table:table-cell>
          <table:table-cell table:formula="of:=[.G33]/[.$M33]" office:value-type="float" office:value="8.80158114475188">
            <text:p>8,8015811448</text:p>
          </table:table-cell>
          <table:table-cell table:formula="of:=[.H33]/[.$M33]" office:value-type="float" office:value="2.03996796269185">
            <text:p>2,0399679627</text:p>
          </table:table-cell>
          <table:table-cell table:formula="of:=[.I33]/[.$M33]" office:value-type="float" office:value="0">
            <text:p>0</text:p>
          </table:table-cell>
          <table:table-cell table:formula="of:=[.U33]-[.V33]-[.W33]" office:value-type="float" office:value="123.31250553993">
            <text:p>123,312505539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formula="of:=[counters.BH34]/1000000000" office:value-type="float" office:value="24.120605468">
            <text:p>24,120605468</text:p>
          </table:table-cell>
          <table:table-cell table:style-name="Default" table:formula="of:=[counters.BI34]/1000000000" office:value-type="float" office:value="86.592041015">
            <text:p>86,592041015</text:p>
          </table:table-cell>
          <table:table-cell table:style-name="Default" table:formula="of:=[counters.BJ34]/1000000000" office:value-type="float" office:value="7.988342285">
            <text:p>7,988342285</text:p>
          </table:table-cell>
          <table:table-cell table:formula="of:=[counters.BK34]/1000000000" office:value-type="float" office:value="1.313293457">
            <text:p>1,313293457</text:p>
          </table:table-cell>
          <table:table-cell table:formula="of:=[counters.BL34]/(2^-32)" office:value-type="float" office:value="0">
            <text:p>0</text:p>
          </table:table-cell>
          <table:table-cell table:formula="of:=[counters.D34]/1000000000" office:value-type="float" office:value="5.566357762">
            <text:p>5,566357762</text:p>
          </table:table-cell>
          <table:table-cell table:formula="of:=[counters.E34]/12500000" office:value-type="float" office:value="5.55019744">
            <text:p>5,55019744</text:p>
          </table:table-cell>
          <table:table-cell table:formula="of:=[counters.F34]/1050000000" office:value-type="float" office:value="1.66155057047619">
            <text:p>1,6615505705</text:p>
          </table:table-cell>
          <table:table-cell table:formula="of:=[counters.G34]/3500000000" office:value-type="float" office:value="1.11546189742857">
            <text:p>1,1154618974</text:p>
          </table:table-cell>
          <table:table-cell table:style-name="ce6" table:formula="of:=[.E34]/[.J34]" office:value-type="float" office:value="4.3332833603806">
            <text:p>4,3332833604</text:p>
          </table:table-cell>
          <table:table-cell table:style-name="ce6" table:formula="of:=[.F34]/[.$J34]" office:value-type="float" office:value="15.5563197188187">
            <text:p>15,5563197188</text:p>
          </table:table-cell>
          <table:table-cell table:style-name="ce6" table:formula="of:=[.G34]/[.$J34]" office:value-type="float" office:value="1.43511118518724">
            <text:p>1,4351111852</text:p>
          </table:table-cell>
          <table:table-cell table:style-name="ce6" table:formula="of:=[.H34]/[.$J34]" office:value-type="float" office:value="0.235934072719058">
            <text:p>0,2359340727</text:p>
          </table:table-cell>
          <table:table-cell table:style-name="ce6" table:formula="of:=[.I34]/[.$J34]" office:value-type="float" office:value="0">
            <text:p>0</text:p>
          </table:table-cell>
          <table:table-cell table:formula="of:=[.O34]-[.P34]-[.Q34]" office:value-type="float" office:value="13.8852744609124">
            <text:p>13,8852744609</text:p>
          </table:table-cell>
          <table:table-cell table:formula="of:=[.E34]/[.$M34]" office:value-type="float" office:value="21.6238721587929">
            <text:p>21,6238721588</text:p>
          </table:table-cell>
          <table:table-cell table:formula="of:=[.F34]/[.$M34]" office:value-type="float" office:value="77.6288649703025">
            <text:p>77,6288649703</text:p>
          </table:table-cell>
          <table:table-cell table:formula="of:=[.G34]/[.$M34]" office:value-type="float" office:value="7.16146584963162">
            <text:p>7,1614658496</text:p>
          </table:table-cell>
          <table:table-cell table:formula="of:=[.H34]/[.$M34]" office:value-type="float" office:value="1.17735393743837">
            <text:p>1,1773539374</text:p>
          </table:table-cell>
          <table:table-cell table:formula="of:=[.I34]/[.$M34]" office:value-type="float" office:value="0">
            <text:p>0</text:p>
          </table:table-cell>
          <table:table-cell table:formula="of:=[.U34]-[.V34]-[.W34]" office:value-type="float" office:value="69.2900451832325">
            <text:p>69,290045183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formula="of:=[counters.BH35]/1000000000" office:value-type="float" office:value="26.530578613">
            <text:p>26,530578613</text:p>
          </table:table-cell>
          <table:table-cell table:style-name="Default" table:formula="of:=[counters.BI35]/1000000000" office:value-type="float" office:value="93.689025878">
            <text:p>93,689025878</text:p>
          </table:table-cell>
          <table:table-cell table:style-name="Default" table:formula="of:=[counters.BJ35]/1000000000" office:value-type="float" office:value="9.008422851">
            <text:p>9,008422851</text:p>
          </table:table-cell>
          <table:table-cell table:formula="of:=[counters.BK35]/1000000000" office:value-type="float" office:value="1.450622558">
            <text:p>1,450622558</text:p>
          </table:table-cell>
          <table:table-cell table:formula="of:=[counters.BL35]/(2^-32)" office:value-type="float" office:value="0">
            <text:p>0</text:p>
          </table:table-cell>
          <table:table-cell table:formula="of:=[counters.D35]/1000000000" office:value-type="float" office:value="6.004454564">
            <text:p>6,004454564</text:p>
          </table:table-cell>
          <table:table-cell table:formula="of:=[counters.E35]/12500000" office:value-type="float" office:value="6.1286428">
            <text:p>6,1286428</text:p>
          </table:table-cell>
          <table:table-cell table:formula="of:=[counters.F35]/1050000000" office:value-type="float" office:value="2.26047696190476">
            <text:p>2,2604769619</text:p>
          </table:table-cell>
          <table:table-cell table:formula="of:=[counters.G35]/3500000000" office:value-type="float" office:value="0.388266742857143">
            <text:p>0,3882667429</text:p>
          </table:table-cell>
          <table:table-cell table:style-name="ce6" table:formula="of:=[.E35]/[.J35]" office:value-type="float" office:value="4.41848269983845">
            <text:p>4,4184826998</text:p>
          </table:table-cell>
          <table:table-cell table:style-name="ce6" table:formula="of:=[.F35]/[.$J35]" office:value-type="float" office:value="15.6032533645466">
            <text:p>15,6032533645</text:p>
          </table:table-cell>
          <table:table-cell table:style-name="ce6" table:formula="of:=[.G35]/[.$J35]" office:value-type="float" office:value="1.50028995223154">
            <text:p>1,5002899522</text:p>
          </table:table-cell>
          <table:table-cell table:style-name="ce6" table:formula="of:=[.H35]/[.$J35]" office:value-type="float" office:value="0.241591062525026">
            <text:p>0,2415910625</text:p>
          </table:table-cell>
          <table:table-cell table:style-name="ce6" table:formula="of:=[.I35]/[.$J35]" office:value-type="float" office:value="0">
            <text:p>0</text:p>
          </table:table-cell>
          <table:table-cell table:formula="of:=[.O35]-[.P35]-[.Q35]" office:value-type="float" office:value="13.86137234979">
            <text:p>13,8613723498</text:p>
          </table:table-cell>
          <table:table-cell table:formula="of:=[.E35]/[.$M35]" office:value-type="float" office:value="68.3308037607577">
            <text:p>68,3308037608</text:p>
          </table:table-cell>
          <table:table-cell table:formula="of:=[.F35]/[.$M35]" office:value-type="float" office:value="241.300671771601">
            <text:p>241,3006717716</text:p>
          </table:table-cell>
          <table:table-cell table:formula="of:=[.G35]/[.$M35]" office:value-type="float" office:value="23.2016339712993">
            <text:p>23,2016339713</text:p>
          </table:table-cell>
          <table:table-cell table:formula="of:=[.H35]/[.$M35]" office:value-type="float" office:value="3.7361493990582">
            <text:p>3,7361493991</text:p>
          </table:table-cell>
          <table:table-cell table:formula="of:=[.I35]/[.$M35]" office:value-type="float" office:value="0">
            <text:p>0</text:p>
          </table:table-cell>
          <table:table-cell table:formula="of:=[.U35]-[.V35]-[.W35]" office:value-type="float" office:value="214.362888401243">
            <text:p>214,362888401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formula="of:=[counters.BH36]/1000000000" office:value-type="float" office:value="26.880615234">
            <text:p>26,880615234</text:p>
          </table:table-cell>
          <table:table-cell table:style-name="Default" table:formula="of:=[counters.BI36]/1000000000" office:value-type="float" office:value="96.145935058">
            <text:p>96,145935058</text:p>
          </table:table-cell>
          <table:table-cell table:style-name="Default" table:formula="of:=[counters.BJ36]/1000000000" office:value-type="float" office:value="9.137573242">
            <text:p>9,137573242</text:p>
          </table:table-cell>
          <table:table-cell table:formula="of:=[counters.BK36]/1000000000" office:value-type="float" office:value="1.469482421">
            <text:p>1,469482421</text:p>
          </table:table-cell>
          <table:table-cell table:formula="of:=[counters.BL36]/(2^-32)" office:value-type="float" office:value="0">
            <text:p>0</text:p>
          </table:table-cell>
          <table:table-cell table:formula="of:=[counters.D36]/1000000000" office:value-type="float" office:value="6.40696365">
            <text:p>6,40696365</text:p>
          </table:table-cell>
          <table:table-cell table:formula="of:=[counters.E36]/12500000" office:value-type="float" office:value="6.22010232">
            <text:p>6,22010232</text:p>
          </table:table-cell>
          <table:table-cell table:formula="of:=[counters.F36]/1050000000" office:value-type="float" office:value="2.35611713904762">
            <text:p>2,356117139</text:p>
          </table:table-cell>
          <table:table-cell table:formula="of:=[counters.G36]/3500000000" office:value-type="float" office:value="0.467281786571429">
            <text:p>0,4672817866</text:p>
          </table:table-cell>
          <table:table-cell table:style-name="ce6" table:formula="of:=[.E36]/[.J36]" office:value-type="float" office:value="4.19553109748016">
            <text:p>4,1955310975</text:p>
          </table:table-cell>
          <table:table-cell table:style-name="ce6" table:formula="of:=[.F36]/[.$J36]" office:value-type="float" office:value="15.0064742536818">
            <text:p>15,0064742537</text:p>
          </table:table-cell>
          <table:table-cell table:style-name="ce6" table:formula="of:=[.G36]/[.$J36]" office:value-type="float" office:value="1.42619401968981">
            <text:p>1,4261940197</text:p>
          </table:table-cell>
          <table:table-cell table:style-name="ce6" table:formula="of:=[.H36]/[.$J36]" office:value-type="float" office:value="0.229357071660614">
            <text:p>0,2293570717</text:p>
          </table:table-cell>
          <table:table-cell table:style-name="ce6" table:formula="of:=[.I36]/[.$J36]" office:value-type="float" office:value="0">
            <text:p>0</text:p>
          </table:table-cell>
          <table:table-cell table:formula="of:=[.O36]-[.P36]-[.Q36]" office:value-type="float" office:value="13.3509231623314">
            <text:p>13,3509231623</text:p>
          </table:table-cell>
          <table:table-cell table:formula="of:=[.E36]/[.$M36]" office:value-type="float" office:value="57.525493195937">
            <text:p>57,5254931959</text:p>
          </table:table-cell>
          <table:table-cell table:formula="of:=[.F36]/[.$M36]" office:value-type="float" office:value="205.755794086152">
            <text:p>205,7557940862</text:p>
          </table:table-cell>
          <table:table-cell table:formula="of:=[.G36]/[.$M36]" office:value-type="float" office:value="19.554738713539">
            <text:p>19,5547387135</text:p>
          </table:table-cell>
          <table:table-cell table:formula="of:=[.H36]/[.$M36]" office:value-type="float" office:value="3.14474576846229">
            <text:p>3,1447457685</text:p>
          </table:table-cell>
          <table:table-cell table:formula="of:=[.I36]/[.$M36]" office:value-type="float" office:value="0">
            <text:p>0</text:p>
          </table:table-cell>
          <table:table-cell table:formula="of:=[.U36]-[.V36]-[.W36]" office:value-type="float" office:value="183.056309604151">
            <text:p>183,056309604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formula="of:=[counters.BH37]/1000000000" office:value-type="float" office:value="29.428466796">
            <text:p>29,428466796</text:p>
          </table:table-cell>
          <table:table-cell table:style-name="Default" table:formula="of:=[counters.BI37]/1000000000" office:value-type="float" office:value="107.035705566">
            <text:p>107,035705566</text:p>
          </table:table-cell>
          <table:table-cell table:style-name="Default" table:formula="of:=[counters.BJ37]/1000000000" office:value-type="float" office:value="12.967834472">
            <text:p>12,967834472</text:p>
          </table:table-cell>
          <table:table-cell table:formula="of:=[counters.BK37]/1000000000" office:value-type="float" office:value="1.622863769">
            <text:p>1,622863769</text:p>
          </table:table-cell>
          <table:table-cell table:formula="of:=[counters.BL37]/(2^-32)" office:value-type="float" office:value="0">
            <text:p>0</text:p>
          </table:table-cell>
          <table:table-cell table:formula="of:=[counters.D37]/1000000000" office:value-type="float" office:value="7.160822579">
            <text:p>7,160822579</text:p>
          </table:table-cell>
          <table:table-cell table:formula="of:=[counters.E37]/12500000" office:value-type="float" office:value="6.87501552">
            <text:p>6,87501552</text:p>
          </table:table-cell>
          <table:table-cell table:formula="of:=[counters.F37]/1050000000" office:value-type="float" office:value="3.03753873238095">
            <text:p>3,0375387324</text:p>
          </table:table-cell>
          <table:table-cell table:formula="of:=[counters.G37]/3500000000" office:value-type="float" office:value="1.03330033914286">
            <text:p>1,0333003391</text:p>
          </table:table-cell>
          <table:table-cell table:style-name="ce6" table:formula="of:=[.E37]/[.J37]" office:value-type="float" office:value="4.10964892249986">
            <text:p>4,1096489225</text:p>
          </table:table-cell>
          <table:table-cell table:style-name="ce6" table:formula="of:=[.F37]/[.$J37]" office:value-type="float" office:value="14.9474036516273">
            <text:p>14,9474036516</text:p>
          </table:table-cell>
          <table:table-cell table:style-name="ce6" table:formula="of:=[.G37]/[.$J37]" office:value-type="float" office:value="1.81094201524135">
            <text:p>1,8109420152</text:p>
          </table:table-cell>
          <table:table-cell table:style-name="ce6" table:formula="of:=[.H37]/[.$J37]" office:value-type="float" office:value="0.226630914409086">
            <text:p>0,2266309144</text:p>
          </table:table-cell>
          <table:table-cell table:style-name="ce6" table:formula="of:=[.I37]/[.$J37]" office:value-type="float" office:value="0">
            <text:p>0</text:p>
          </table:table-cell>
          <table:table-cell table:formula="of:=[.O37]-[.P37]-[.Q37]" office:value-type="float" office:value="12.9098307219769">
            <text:p>12,909830722</text:p>
          </table:table-cell>
          <table:table-cell table:formula="of:=[.E37]/[.$M37]" office:value-type="float" office:value="28.4800707802065">
            <text:p>28,4800707802</text:p>
          </table:table-cell>
          <table:table-cell table:formula="of:=[.F37]/[.$M37]" office:value-type="float" office:value="103.586248364912">
            <text:p>103,5862483649</text:p>
          </table:table-cell>
          <table:table-cell table:formula="of:=[.G37]/[.$M37]" office:value-type="float" office:value="12.5499179481128">
            <text:p>12,5499179481</text:p>
          </table:table-cell>
          <table:table-cell table:formula="of:=[.H37]/[.$M37]" office:value-type="float" office:value="1.57056347271326">
            <text:p>1,5705634727</text:p>
          </table:table-cell>
          <table:table-cell table:formula="of:=[.I37]/[.$M37]" office:value-type="float" office:value="0">
            <text:p>0</text:p>
          </table:table-cell>
          <table:table-cell table:formula="of:=[.U37]-[.V37]-[.W37]" office:value-type="float" office:value="89.4657669440861">
            <text:p>89,465766944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formula="of:=[counters.BH38]/1000000000" office:value-type="float" office:value="28.906311035">
            <text:p>28,906311035</text:p>
          </table:table-cell>
          <table:table-cell table:style-name="Default" table:formula="of:=[counters.BI38]/1000000000" office:value-type="float" office:value="105.001892089">
            <text:p>105,001892089</text:p>
          </table:table-cell>
          <table:table-cell table:style-name="Default" table:formula="of:=[counters.BJ38]/1000000000" office:value-type="float" office:value="13.386291503">
            <text:p>13,386291503</text:p>
          </table:table-cell>
          <table:table-cell table:formula="of:=[counters.BK38]/1000000000" office:value-type="float" office:value="1.526428222">
            <text:p>1,526428222</text:p>
          </table:table-cell>
          <table:table-cell table:formula="of:=[counters.BL38]/(2^-32)" office:value-type="float" office:value="0">
            <text:p>0</text:p>
          </table:table-cell>
          <table:table-cell table:formula="of:=[counters.D38]/1000000000" office:value-type="float" office:value="6.723935539">
            <text:p>6,723935539</text:p>
          </table:table-cell>
          <table:table-cell table:formula="of:=[counters.E38]/12500000" office:value-type="float" office:value="6.45738256">
            <text:p>6,45738256</text:p>
          </table:table-cell>
          <table:table-cell table:formula="of:=[counters.F38]/1050000000" office:value-type="float" office:value="2.6070182152381">
            <text:p>2,6070182152</text:p>
          </table:table-cell>
          <table:table-cell table:formula="of:=[counters.G38]/3500000000" office:value-type="float" office:value="0.671019664571429">
            <text:p>0,6710196646</text:p>
          </table:table-cell>
          <table:table-cell table:style-name="ce6" table:formula="of:=[.E38]/[.J38]" office:value-type="float" office:value="4.29901667964221">
            <text:p>4,2990166796</text:p>
          </table:table-cell>
          <table:table-cell table:style-name="ce6" table:formula="of:=[.F38]/[.$J38]" office:value-type="float" office:value="15.6161360381834">
            <text:p>15,6161360382</text:p>
          </table:table-cell>
          <table:table-cell table:style-name="ce6" table:formula="of:=[.G38]/[.$J38]" office:value-type="float" office:value="1.99084173626549">
            <text:p>1,9908417363</text:p>
          </table:table-cell>
          <table:table-cell table:style-name="ce6" table:formula="of:=[.H38]/[.$J38]" office:value-type="float" office:value="0.22701410701314">
            <text:p>0,227014107</text:p>
          </table:table-cell>
          <table:table-cell table:style-name="ce6" table:formula="of:=[.I38]/[.$J38]" office:value-type="float" office:value="0">
            <text:p>0</text:p>
          </table:table-cell>
          <table:table-cell table:formula="of:=[.O38]-[.P38]-[.Q38]" office:value-type="float" office:value="13.3982801949048">
            <text:p>13,3982801949</text:p>
          </table:table-cell>
          <table:table-cell table:formula="of:=[.E38]/[.$M38]" office:value-type="float" office:value="43.0781876615525">
            <text:p>43,0781876616</text:p>
          </table:table-cell>
          <table:table-cell table:formula="of:=[.F38]/[.$M38]" office:value-type="float" office:value="156.481095313449">
            <text:p>156,4810953134</text:p>
          </table:table-cell>
          <table:table-cell table:formula="of:=[.G38]/[.$M38]" office:value-type="float" office:value="19.9491791519249">
            <text:p>19,9491791519</text:p>
          </table:table-cell>
          <table:table-cell table:formula="of:=[.H38]/[.$M38]" office:value-type="float" office:value="2.27478910469026">
            <text:p>2,2747891047</text:p>
          </table:table-cell>
          <table:table-cell table:formula="of:=[.I38]/[.$M38]" office:value-type="float" office:value="0">
            <text:p>0</text:p>
          </table:table-cell>
          <table:table-cell table:formula="of:=[.U38]-[.V38]-[.W38]" office:value-type="float" office:value="134.257127056833">
            <text:p>134,257127056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formula="of:=[counters.BH39]/1000000000" office:value-type="float" office:value="33.679016113">
            <text:p>33,679016113</text:p>
          </table:table-cell>
          <table:table-cell table:style-name="Default" table:formula="of:=[counters.BI39]/1000000000" office:value-type="float" office:value="121.912048339">
            <text:p>121,912048339</text:p>
          </table:table-cell>
          <table:table-cell table:style-name="Default" table:formula="of:=[counters.BJ39]/1000000000" office:value-type="float" office:value="23.194641113">
            <text:p>23,194641113</text:p>
          </table:table-cell>
          <table:table-cell table:formula="of:=[counters.BK39]/1000000000" office:value-type="float" office:value="1.839050292">
            <text:p>1,839050292</text:p>
          </table:table-cell>
          <table:table-cell table:formula="of:=[counters.BL39]/(2^-32)" office:value-type="float" office:value="0">
            <text:p>0</text:p>
          </table:table-cell>
          <table:table-cell table:formula="of:=[counters.D39]/1000000000" office:value-type="float" office:value="7.379003353">
            <text:p>7,379003353</text:p>
          </table:table-cell>
          <table:table-cell table:formula="of:=[counters.E39]/12500000" office:value-type="float" office:value="7.08624952">
            <text:p>7,08624952</text:p>
          </table:table-cell>
          <table:table-cell table:formula="of:=[counters.F39]/1050000000" office:value-type="float" office:value="3.25314169809524">
            <text:p>3,2531416981</text:p>
          </table:table-cell>
          <table:table-cell table:formula="of:=[counters.G39]/3500000000" office:value-type="float" office:value="1.21431990742857">
            <text:p>1,2143199074</text:p>
          </table:table-cell>
          <table:table-cell table:style-name="ce6" table:formula="of:=[.E39]/[.J39]" office:value-type="float" office:value="4.56416869621119">
            <text:p>4,5641686962</text:p>
          </table:table-cell>
          <table:table-cell table:style-name="ce6" table:formula="of:=[.F39]/[.$J39]" office:value-type="float" office:value="16.5214789188889">
            <text:p>16,5214789189</text:p>
          </table:table-cell>
          <table:table-cell table:style-name="ce6" table:formula="of:=[.G39]/[.$J39]" office:value-type="float" office:value="3.14332979718325">
            <text:p>3,1433297972</text:p>
          </table:table-cell>
          <table:table-cell table:style-name="ce6" table:formula="of:=[.H39]/[.$J39]" office:value-type="float" office:value="0.249227463930114">
            <text:p>0,2492274639</text:p>
          </table:table-cell>
          <table:table-cell table:style-name="ce6" table:formula="of:=[.I39]/[.$J39]" office:value-type="float" office:value="0">
            <text:p>0</text:p>
          </table:table-cell>
          <table:table-cell table:formula="of:=[.O39]-[.P39]-[.Q39]" office:value-type="float" office:value="13.1289216577755">
            <text:p>13,1289216578</text:p>
          </table:table-cell>
          <table:table-cell table:formula="of:=[.E39]/[.$M39]" office:value-type="float" office:value="27.7348793402541">
            <text:p>27,7348793403</text:p>
          </table:table-cell>
          <table:table-cell table:formula="of:=[.F39]/[.$M39]" office:value-type="float" office:value="100.395330417632">
            <text:p>100,3953304176</text:p>
          </table:table-cell>
          <table:table-cell table:formula="of:=[.G39]/[.$M39]" office:value-type="float" office:value="19.1009312876346">
            <text:p>19,1009312876</text:p>
          </table:table-cell>
          <table:table-cell table:formula="of:=[.H39]/[.$M39]" office:value-type="float" office:value="1.5144693591447">
            <text:p>1,5144693591</text:p>
          </table:table-cell>
          <table:table-cell table:formula="of:=[.I39]/[.$M39]" office:value-type="float" office:value="0">
            <text:p>0</text:p>
          </table:table-cell>
          <table:table-cell table:formula="of:=[.U39]-[.V39]-[.W39]" office:value-type="float" office:value="79.7799297708529">
            <text:p>79,779929770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formula="of:=[counters.BH40]/1000000000" office:value-type="float" office:value="32.971862792">
            <text:p>32,971862792</text:p>
          </table:table-cell>
          <table:table-cell table:style-name="Default" table:formula="of:=[counters.BI40]/1000000000" office:value-type="float" office:value="119.953308105">
            <text:p>119,953308105</text:p>
          </table:table-cell>
          <table:table-cell table:style-name="Default" table:formula="of:=[counters.BJ40]/1000000000" office:value-type="float" office:value="17.818115234">
            <text:p>17,818115234</text:p>
          </table:table-cell>
          <table:table-cell table:formula="of:=[counters.BK40]/1000000000" office:value-type="float" office:value="1.841796875">
            <text:p>1,841796875</text:p>
          </table:table-cell>
          <table:table-cell table:formula="of:=[counters.BL40]/(2^-32)" office:value-type="float" office:value="0">
            <text:p>0</text:p>
          </table:table-cell>
          <table:table-cell table:formula="of:=[counters.D40]/1000000000" office:value-type="float" office:value="7.63129213">
            <text:p>7,63129213</text:p>
          </table:table-cell>
          <table:table-cell table:formula="of:=[counters.E40]/12500000" office:value-type="float" office:value="7.32666424">
            <text:p>7,32666424</text:p>
          </table:table-cell>
          <table:table-cell table:formula="of:=[counters.F40]/1050000000" office:value-type="float" office:value="3.50586050285714">
            <text:p>3,5058605029</text:p>
          </table:table-cell>
          <table:table-cell table:formula="of:=[counters.G40]/3500000000" office:value-type="float" office:value="0.196530990857143">
            <text:p>0,1965309909</text:p>
          </table:table-cell>
          <table:table-cell table:style-name="ce6" table:formula="of:=[.E40]/[.J40]" office:value-type="float" office:value="4.32061336800115">
            <text:p>4,320613368</text:p>
          </table:table-cell>
          <table:table-cell table:style-name="ce6" table:formula="of:=[.F40]/[.$J40]" office:value-type="float" office:value="15.7186104347181">
            <text:p>15,7186104347</text:p>
          </table:table-cell>
          <table:table-cell table:style-name="ce6" table:formula="of:=[.G40]/[.$J40]" office:value-type="float" office:value="2.33487526495726">
            <text:p>2,334875265</text:p>
          </table:table-cell>
          <table:table-cell table:style-name="ce6" table:formula="of:=[.H40]/[.$J40]" office:value-type="float" office:value="0.241347971434557">
            <text:p>0,2413479714</text:p>
          </table:table-cell>
          <table:table-cell table:style-name="ce6" table:formula="of:=[.I40]/[.$J40]" office:value-type="float" office:value="0">
            <text:p>0</text:p>
          </table:table-cell>
          <table:table-cell table:formula="of:=[.O40]-[.P40]-[.Q40]" office:value-type="float" office:value="13.1423871983263">
            <text:p>13,1423871983</text:p>
          </table:table-cell>
          <table:table-cell table:formula="of:=[.E40]/[.$M40]" office:value-type="float" office:value="167.769279787365">
            <text:p>167,7692797874</text:p>
          </table:table-cell>
          <table:table-cell table:formula="of:=[.F40]/[.$M40]" office:value-type="float" office:value="610.353143704411">
            <text:p>610,3531437044</text:p>
          </table:table-cell>
          <table:table-cell table:formula="of:=[.G40]/[.$M40]" office:value-type="float" office:value="90.6631323451266">
            <text:p>90,6631323451</text:p>
          </table:table-cell>
          <table:table-cell table:formula="of:=[.H40]/[.$M40]" office:value-type="float" office:value="9.3715340617134">
            <text:p>9,3715340617</text:p>
          </table:table-cell>
          <table:table-cell table:formula="of:=[.I40]/[.$M40]" office:value-type="float" office:value="0">
            <text:p>0</text:p>
          </table:table-cell>
          <table:table-cell table:formula="of:=[.U40]-[.V40]-[.W40]" office:value-type="float" office:value="510.318477297571">
            <text:p>510,318477297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formula="of:=[counters.BH41]/1000000000" office:value-type="float" office:value="31.94152832">
            <text:p>31,94152832</text:p>
          </table:table-cell>
          <table:table-cell table:style-name="Default" table:formula="of:=[counters.BI41]/1000000000" office:value-type="float" office:value="116.395080566">
            <text:p>116,395080566</text:p>
          </table:table-cell>
          <table:table-cell table:style-name="Default" table:formula="of:=[counters.BJ41]/1000000000" office:value-type="float" office:value="13.960815429">
            <text:p>13,960815429</text:p>
          </table:table-cell>
          <table:table-cell table:formula="of:=[counters.BK41]/1000000000" office:value-type="float" office:value="1.716430664">
            <text:p>1,716430664</text:p>
          </table:table-cell>
          <table:table-cell table:formula="of:=[counters.BL41]/(2^-32)" office:value-type="float" office:value="0">
            <text:p>0</text:p>
          </table:table-cell>
          <table:table-cell table:formula="of:=[counters.D41]/1000000000" office:value-type="float" office:value="7.571583021">
            <text:p>7,571583021</text:p>
          </table:table-cell>
          <table:table-cell table:formula="of:=[counters.E41]/12500000" office:value-type="float" office:value="7.26935088">
            <text:p>7,26935088</text:p>
          </table:table-cell>
          <table:table-cell table:formula="of:=[counters.F41]/1050000000" office:value-type="float" office:value="3.44782076285714">
            <text:p>3,4478207629</text:p>
          </table:table-cell>
          <table:table-cell table:formula="of:=[counters.G41]/3500000000" office:value-type="float" office:value="0.146983514571429">
            <text:p>0,1469835146</text:p>
          </table:table-cell>
          <table:table-cell table:style-name="ce6" table:formula="of:=[.E41]/[.J41]" office:value-type="float" office:value="4.21860636427142">
            <text:p>4,2186063643</text:p>
          </table:table-cell>
          <table:table-cell table:style-name="ce6" table:formula="of:=[.F41]/[.$J41]" office:value-type="float" office:value="15.3726215829867">
            <text:p>15,372621583</text:p>
          </table:table-cell>
          <table:table-cell table:style-name="ce6" table:formula="of:=[.G41]/[.$J41]" office:value-type="float" office:value="1.84384367050844">
            <text:p>1,8438436705</text:p>
          </table:table-cell>
          <table:table-cell table:style-name="ce6" table:formula="of:=[.H41]/[.$J41]" office:value-type="float" office:value="0.226693765258788">
            <text:p>0,2266937653</text:p>
          </table:table-cell>
          <table:table-cell table:style-name="ce6" table:formula="of:=[.I41]/[.$J41]" office:value-type="float" office:value="0">
            <text:p>0</text:p>
          </table:table-cell>
          <table:table-cell table:formula="of:=[.O41]-[.P41]-[.Q41]" office:value-type="float" office:value="13.3020841472194">
            <text:p>13,3020841472</text:p>
          </table:table-cell>
          <table:table-cell table:formula="of:=[.E41]/[.$M41]" office:value-type="float" office:value="217.313679109759">
            <text:p>217,3136791098</text:p>
          </table:table-cell>
          <table:table-cell table:formula="of:=[.F41]/[.$M41]" office:value-type="float" office:value="791.892076505194">
            <text:p>791,8920765052</text:p>
          </table:table-cell>
          <table:table-cell table:formula="of:=[.G41]/[.$M41]" office:value-type="float" office:value="94.9821853811745">
            <text:p>94,9821853812</text:p>
          </table:table-cell>
          <table:table-cell table:formula="of:=[.H41]/[.$M41]" office:value-type="float" office:value="11.677708680492">
            <text:p>11,6777086805</text:p>
          </table:table-cell>
          <table:table-cell table:formula="of:=[.I41]/[.$M41]" office:value-type="float" office:value="0">
            <text:p>0</text:p>
          </table:table-cell>
          <table:table-cell table:formula="of:=[.U41]-[.V41]-[.W41]" office:value-type="float" office:value="685.232182443527">
            <text:p>685,232182443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table:formula="of:=[.B42]*[.C42]" office:value-type="float" office:value="1">
            <text:p>1</text:p>
          </table:table-cell>
          <table:table-cell table:formula="of:=[counters.BH42]/1000000000" office:value-type="float" office:value="3.050231933">
            <text:p>3,050231933</text:p>
          </table:table-cell>
          <table:table-cell table:style-name="Default" table:formula="of:=[counters.BI42]/1000000000" office:value-type="float" office:value="9.080322265">
            <text:p>9,080322265</text:p>
          </table:table-cell>
          <table:table-cell table:style-name="Default" table:formula="of:=[counters.BJ42]/1000000000" office:value-type="float" office:value="0.879821777">
            <text:p>0,879821777</text:p>
          </table:table-cell>
          <table:table-cell table:formula="of:=[counters.BK42]/1000000000" office:value-type="float" office:value="0.239257812">
            <text:p>0,239257812</text:p>
          </table:table-cell>
          <table:table-cell table:formula="of:=[counters.BL42]/(2^-32)" office:value-type="float" office:value="0">
            <text:p>0</text:p>
          </table:table-cell>
          <table:table-cell table:formula="of:=[counters.D42]/1000000000" office:value-type="float" office:value="1.035059221">
            <text:p>1,035059221</text:p>
          </table:table-cell>
          <table:table-cell table:formula="of:=[counters.E42]/12500000" office:value-type="float" office:value="0.99418064">
            <text:p>0,99418064</text:p>
          </table:table-cell>
          <table:table-cell table:formula="of:=[counters.F42]/1050000000" office:value-type="float" office:value="1.0308284752381">
            <text:p>1,0308284752</text:p>
          </table:table-cell>
          <table:table-cell table:formula="of:=[counters.G42]/3500000000" office:value-type="float" office:value="0.859161581714286">
            <text:p>0,8591615817</text:p>
          </table:table-cell>
          <table:table-cell table:style-name="ce6" table:formula="of:=[.E42]/[.J42]" office:value-type="float" office:value="2.94691537557927">
            <text:p>2,9469153756</text:p>
          </table:table-cell>
          <table:table-cell table:style-name="ce6" table:formula="of:=[.F42]/[.$J42]" office:value-type="float" office:value="8.77275626434905">
            <text:p>8,7727562643</text:p>
          </table:table-cell>
          <table:table-cell table:style-name="ce6" table:formula="of:=[.G42]/[.$J42]" office:value-type="float" office:value="0.850020712969427">
            <text:p>0,850020713</text:p>
          </table:table-cell>
          <table:table-cell table:style-name="ce6" table:formula="of:=[.H42]/[.$J42]" office:value-type="float" office:value="0.231153741878505">
            <text:p>0,2311537419</text:p>
          </table:table-cell>
          <table:table-cell table:style-name="ce6" table:formula="of:=[.I42]/[.$J42]" office:value-type="float" office:value="0">
            <text:p>0</text:p>
          </table:table-cell>
          <table:table-cell table:formula="of:=[.O42]-[.P42]-[.Q42]" office:value-type="float" office:value="7.69158180950112">
            <text:p>7,6915818095</text:p>
          </table:table-cell>
          <table:table-cell table:formula="of:=[.E42]/[.$M42]" office:value-type="float" office:value="3.5502424665147">
            <text:p>3,5502424665</text:p>
          </table:table-cell>
          <table:table-cell table:formula="of:=[.F42]/[.$M42]" office:value-type="float" office:value="10.5688178548231">
            <text:p>10,5688178548</text:p>
          </table:table-cell>
          <table:table-cell table:formula="of:=[.G42]/[.$M42]" office:value-type="float" office:value="1.02404692635871">
            <text:p>1,0240469264</text:p>
          </table:table-cell>
          <table:table-cell table:formula="of:=[.H42]/[.$M42]" office:value-type="float" office:value="0.278478247971247">
            <text:p>0,278478248</text:p>
          </table:table-cell>
          <table:table-cell table:formula="of:=[.I42]/[.$M42]" office:value-type="float" office:value="0">
            <text:p>0</text:p>
          </table:table-cell>
          <table:table-cell table:formula="of:=[.U42]-[.V42]-[.W42]" office:value-type="float" office:value="9.26629268049315">
            <text:p>9,266292680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3]*[.C43]" office:value-type="float" office:value="2">
            <text:p>2</text:p>
          </table:table-cell>
          <table:table-cell table:formula="of:=[counters.BH43]/1000000000" office:value-type="float" office:value="3.150390625">
            <text:p>3,150390625</text:p>
          </table:table-cell>
          <table:table-cell table:style-name="Default" table:formula="of:=[counters.BI43]/1000000000" office:value-type="float" office:value="9.008361816">
            <text:p>9,008361816</text:p>
          </table:table-cell>
          <table:table-cell table:style-name="Default" table:formula="of:=[counters.BJ43]/1000000000" office:value-type="float" office:value="0.807189941">
            <text:p>0,807189941</text:p>
          </table:table-cell>
          <table:table-cell table:formula="of:=[counters.BK43]/1000000000" office:value-type="float" office:value="0.238220214">
            <text:p>0,238220214</text:p>
          </table:table-cell>
          <table:table-cell table:formula="of:=[counters.BL43]/(2^-32)" office:value-type="float" office:value="0">
            <text:p>0</text:p>
          </table:table-cell>
          <table:table-cell table:formula="of:=[counters.D43]/1000000000" office:value-type="float" office:value="1.035898526">
            <text:p>1,035898526</text:p>
          </table:table-cell>
          <table:table-cell table:formula="of:=[counters.E43]/12500000" office:value-type="float" office:value="0.99498112">
            <text:p>0,99498112</text:p>
          </table:table-cell>
          <table:table-cell table:formula="of:=[counters.F43]/1050000000" office:value-type="float" office:value="1.03108221904762">
            <text:p>1,031082219</text:p>
          </table:table-cell>
          <table:table-cell table:formula="of:=[counters.G43]/3500000000" office:value-type="float" office:value="0.859853578857143">
            <text:p>0,8598535789</text:p>
          </table:table-cell>
          <table:table-cell table:style-name="ce6" table:formula="of:=[.E43]/[.J43]" office:value-type="float" office:value="3.04121547229617">
            <text:p>3,0412154723</text:p>
          </table:table-cell>
          <table:table-cell table:style-name="ce6" table:formula="of:=[.F43]/[.$J43]" office:value-type="float" office:value="8.69618171075571">
            <text:p>8,6961817108</text:p>
          </table:table-cell>
          <table:table-cell table:style-name="ce6" table:formula="of:=[.G43]/[.$J43]" office:value-type="float" office:value="0.779217192360403">
            <text:p>0,7792171924</text:p>
          </table:table-cell>
          <table:table-cell table:style-name="ce6" table:formula="of:=[.H43]/[.$J43]" office:value-type="float" office:value="0.229964816071183">
            <text:p>0,2299648161</text:p>
          </table:table-cell>
          <table:table-cell table:style-name="ce6" table:formula="of:=[.I43]/[.$J43]" office:value-type="float" office:value="0">
            <text:p>0</text:p>
          </table:table-cell>
          <table:table-cell table:formula="of:=[.O43]-[.P43]-[.Q43]" office:value-type="float" office:value="7.68699970232413">
            <text:p>7,6869997023</text:p>
          </table:table-cell>
          <table:table-cell table:formula="of:=[.E43]/[.$M43]" office:value-type="float" office:value="3.66386871260951">
            <text:p>3,6638687126</text:p>
          </table:table-cell>
          <table:table-cell table:formula="of:=[.F43]/[.$M43]" office:value-type="float" office:value="10.476623040836">
            <text:p>10,4766230408</text:p>
          </table:table-cell>
          <table:table-cell table:formula="of:=[.G43]/[.$M43]" office:value-type="float" office:value="0.938752784018019">
            <text:p>0,938752784</text:p>
          </table:table-cell>
          <table:table-cell table:formula="of:=[.H43]/[.$M43]" office:value-type="float" office:value="0.277047418139058">
            <text:p>0,2770474181</text:p>
          </table:table-cell>
          <table:table-cell table:formula="of:=[.I43]/[.$M43]" office:value-type="float" office:value="0">
            <text:p>0</text:p>
          </table:table-cell>
          <table:table-cell table:formula="of:=[.U43]-[.V43]-[.W43]" office:value-type="float" office:value="9.26082283867888">
            <text:p>9,260822838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4]*[.C44]" office:value-type="float" office:value="4">
            <text:p>4</text:p>
          </table:table-cell>
          <table:table-cell table:formula="of:=[counters.BH44]/1000000000" office:value-type="float" office:value="3.02545166">
            <text:p>3,02545166</text:p>
          </table:table-cell>
          <table:table-cell table:style-name="Default" table:formula="of:=[counters.BI44]/1000000000" office:value-type="float" office:value="9.051086425">
            <text:p>9,051086425</text:p>
          </table:table-cell>
          <table:table-cell table:style-name="Default" table:formula="of:=[counters.BJ44]/1000000000" office:value-type="float" office:value="0.814941406">
            <text:p>0,814941406</text:p>
          </table:table-cell>
          <table:table-cell table:formula="of:=[counters.BK44]/1000000000" office:value-type="float" office:value="0.238891601">
            <text:p>0,238891601</text:p>
          </table:table-cell>
          <table:table-cell table:formula="of:=[counters.BL44]/(2^-32)" office:value-type="float" office:value="0">
            <text:p>0</text:p>
          </table:table-cell>
          <table:table-cell table:formula="of:=[counters.D44]/1000000000" office:value-type="float" office:value="1.035752745">
            <text:p>1,035752745</text:p>
          </table:table-cell>
          <table:table-cell table:formula="of:=[counters.E44]/12500000" office:value-type="float" office:value="0.99485384">
            <text:p>0,99485384</text:p>
          </table:table-cell>
          <table:table-cell table:formula="of:=[counters.F44]/1050000000" office:value-type="float" office:value="1.03105322285714">
            <text:p>1,0310532229</text:p>
          </table:table-cell>
          <table:table-cell table:formula="of:=[counters.G44]/3500000000" office:value-type="float" office:value="0.859748239142857">
            <text:p>0,8597482391</text:p>
          </table:table-cell>
          <table:table-cell table:style-name="ce6" table:formula="of:=[.E44]/[.J44]" office:value-type="float" office:value="2.92101727425304">
            <text:p>2,9210172743</text:p>
          </table:table-cell>
          <table:table-cell table:style-name="ce6" table:formula="of:=[.F44]/[.$J44]" office:value-type="float" office:value="8.73865550315293">
            <text:p>8,7386555032</text:p>
          </table:table-cell>
          <table:table-cell table:style-name="ce6" table:formula="of:=[.G44]/[.$J44]" office:value-type="float" office:value="0.786810761481496">
            <text:p>0,7868107615</text:p>
          </table:table-cell>
          <table:table-cell table:style-name="ce6" table:formula="of:=[.H44]/[.$J44]" office:value-type="float" office:value="0.230645395006894">
            <text:p>0,230645395</text:p>
          </table:table-cell>
          <table:table-cell table:style-name="ce6" table:formula="of:=[.I44]/[.$J44]" office:value-type="float" office:value="0">
            <text:p>0</text:p>
          </table:table-cell>
          <table:table-cell table:formula="of:=[.O44]-[.P44]-[.Q44]" office:value-type="float" office:value="7.72119934666454">
            <text:p>7,7211993467</text:p>
          </table:table-cell>
          <table:table-cell table:formula="of:=[.E44]/[.$M44]" office:value-type="float" office:value="3.51899721599463">
            <text:p>3,518997216</text:p>
          </table:table-cell>
          <table:table-cell table:formula="of:=[.F44]/[.$M44]" office:value-type="float" office:value="10.5276010033166">
            <text:p>10,5276010033</text:p>
          </table:table-cell>
          <table:table-cell table:formula="of:=[.G44]/[.$M44]" office:value-type="float" office:value="0.947883774455266">
            <text:p>0,9478837745</text:p>
          </table:table-cell>
          <table:table-cell table:formula="of:=[.H44]/[.$M44]" office:value-type="float" office:value="0.277862274237593">
            <text:p>0,2778622742</text:p>
          </table:table-cell>
          <table:table-cell table:formula="of:=[.I44]/[.$M44]" office:value-type="float" office:value="0">
            <text:p>0</text:p>
          </table:table-cell>
          <table:table-cell table:formula="of:=[.U44]-[.V44]-[.W44]" office:value-type="float" office:value="9.30185495462371">
            <text:p>9,301854954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5]*[.C45]" office:value-type="float" office:value="8">
            <text:p>8</text:p>
          </table:table-cell>
          <table:table-cell table:formula="of:=[counters.BH45]/1000000000" office:value-type="float" office:value="3.132690429">
            <text:p>3,132690429</text:p>
          </table:table-cell>
          <table:table-cell table:style-name="Default" table:formula="of:=[counters.BI45]/1000000000" office:value-type="float" office:value="9.053833007">
            <text:p>9,053833007</text:p>
          </table:table-cell>
          <table:table-cell table:style-name="Default" table:formula="of:=[counters.BJ45]/1000000000" office:value-type="float" office:value="0.817749023">
            <text:p>0,817749023</text:p>
          </table:table-cell>
          <table:table-cell table:formula="of:=[counters.BK45]/1000000000" office:value-type="float" office:value="0.238830566">
            <text:p>0,238830566</text:p>
          </table:table-cell>
          <table:table-cell table:formula="of:=[counters.BL45]/(2^-32)" office:value-type="float" office:value="0">
            <text:p>0</text:p>
          </table:table-cell>
          <table:table-cell table:formula="of:=[counters.D45]/1000000000" office:value-type="float" office:value="1.036057371">
            <text:p>1,036057371</text:p>
          </table:table-cell>
          <table:table-cell table:formula="of:=[counters.E45]/12500000" office:value-type="float" office:value="0.9951432">
            <text:p>0,9951432</text:p>
          </table:table-cell>
          <table:table-cell table:formula="of:=[counters.F45]/1050000000" office:value-type="float" office:value="1.03115993809524">
            <text:p>1,0311599381</text:p>
          </table:table-cell>
          <table:table-cell table:formula="of:=[counters.G45]/3500000000" office:value-type="float" office:value="0.859998018285714">
            <text:p>0,8599980183</text:p>
          </table:table-cell>
          <table:table-cell table:style-name="ce6" table:formula="of:=[.E45]/[.J45]" office:value-type="float" office:value="3.02366501767787">
            <text:p>3,0236650177</text:p>
          </table:table-cell>
          <table:table-cell table:style-name="ce6" table:formula="of:=[.F45]/[.$J45]" office:value-type="float" office:value="8.73873712057206">
            <text:p>8,7387371206</text:p>
          </table:table-cell>
          <table:table-cell table:style-name="ce6" table:formula="of:=[.G45]/[.$J45]" office:value-type="float" office:value="0.789289324982757">
            <text:p>0,789289325</text:p>
          </table:table-cell>
          <table:table-cell table:style-name="ce6" table:formula="of:=[.H45]/[.$J45]" office:value-type="float" office:value="0.230518668835377">
            <text:p>0,2305186688</text:p>
          </table:table-cell>
          <table:table-cell table:style-name="ce6" table:formula="of:=[.I45]/[.$J45]" office:value-type="float" office:value="0">
            <text:p>0</text:p>
          </table:table-cell>
          <table:table-cell table:formula="of:=[.O45]-[.P45]-[.Q45]" office:value-type="float" office:value="7.71892912675393">
            <text:p>7,7189291268</text:p>
          </table:table-cell>
          <table:table-cell table:formula="of:=[.E45]/[.$M45]" office:value-type="float" office:value="3.64267168341222">
            <text:p>3,6426716834</text:p>
          </table:table-cell>
          <table:table-cell table:formula="of:=[.F45]/[.$M45]" office:value-type="float" office:value="10.5277370581011">
            <text:p>10,5277370581</text:p>
          </table:table-cell>
          <table:table-cell table:formula="of:=[.G45]/[.$M45]" office:value-type="float" office:value="0.950873148091746">
            <text:p>0,9508731481</text:p>
          </table:table-cell>
          <table:table-cell table:formula="of:=[.H45]/[.$M45]" office:value-type="float" office:value="0.277710600398912">
            <text:p>0,2777106004</text:p>
          </table:table-cell>
          <table:table-cell table:formula="of:=[.I45]/[.$M45]" office:value-type="float" office:value="0">
            <text:p>0</text:p>
          </table:table-cell>
          <table:table-cell table:formula="of:=[.U45]-[.V45]-[.W45]" office:value-type="float" office:value="9.29915330961042">
            <text:p>9,299153309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6]*[.C46]" office:value-type="float" office:value="16">
            <text:p>16</text:p>
          </table:table-cell>
          <table:table-cell table:formula="of:=[counters.BH46]/1000000000" office:value-type="float" office:value="3.338317871">
            <text:p>3,338317871</text:p>
          </table:table-cell>
          <table:table-cell table:style-name="Default" table:formula="of:=[counters.BI46]/1000000000" office:value-type="float" office:value="9.903198242">
            <text:p>9,903198242</text:p>
          </table:table-cell>
          <table:table-cell table:style-name="Default" table:formula="of:=[counters.BJ46]/1000000000" office:value-type="float" office:value="1.177368164">
            <text:p>1,177368164</text:p>
          </table:table-cell>
          <table:table-cell table:formula="of:=[counters.BK46]/1000000000" office:value-type="float" office:value="0.252746582">
            <text:p>0,252746582</text:p>
          </table:table-cell>
          <table:table-cell table:formula="of:=[counters.BL46]/(2^-32)" office:value-type="float" office:value="0">
            <text:p>0</text:p>
          </table:table-cell>
          <table:table-cell table:formula="of:=[counters.D46]/1000000000" office:value-type="float" office:value="1.096996195">
            <text:p>1,096996195</text:p>
          </table:table-cell>
          <table:table-cell table:formula="of:=[counters.E46]/12500000" office:value-type="float" office:value="1.05362736">
            <text:p>1,05362736</text:p>
          </table:table-cell>
          <table:table-cell table:formula="of:=[counters.F46]/1050000000" office:value-type="float" office:value="1.09227199142857">
            <text:p>1,0922719914</text:p>
          </table:table-cell>
          <table:table-cell table:formula="of:=[counters.G46]/3500000000" office:value-type="float" office:value="0.910548954">
            <text:p>0,910548954</text:p>
          </table:table-cell>
          <table:table-cell table:style-name="ce6" table:formula="of:=[.E46]/[.J46]" office:value-type="float" office:value="3.04314443953017">
            <text:p>3,0431444395</text:p>
          </table:table-cell>
          <table:table-cell table:style-name="ce6" table:formula="of:=[.F46]/[.$J46]" office:value-type="float" office:value="9.02755933624729">
            <text:p>9,0275593362</text:p>
          </table:table-cell>
          <table:table-cell table:style-name="ce6" table:formula="of:=[.G46]/[.$J46]" office:value-type="float" office:value="1.07326549478141">
            <text:p>1,0732654948</text:p>
          </table:table-cell>
          <table:table-cell table:style-name="ce6" table:formula="of:=[.H46]/[.$J46]" office:value-type="float" office:value="0.230398777271967">
            <text:p>0,2303987773</text:p>
          </table:table-cell>
          <table:table-cell table:style-name="ce6" table:formula="of:=[.I46]/[.$J46]" office:value-type="float" office:value="0">
            <text:p>0</text:p>
          </table:table-cell>
          <table:table-cell table:formula="of:=[.O46]-[.P46]-[.Q46]" office:value-type="float" office:value="7.72389506419391">
            <text:p>7,7238950642</text:p>
          </table:table-cell>
          <table:table-cell table:formula="of:=[.E46]/[.$M46]" office:value-type="float" office:value="3.66626951393983">
            <text:p>3,6662695139</text:p>
          </table:table-cell>
          <table:table-cell table:formula="of:=[.F46]/[.$M46]" office:value-type="float" office:value="10.8760744806698">
            <text:p>10,8760744807</text:p>
          </table:table-cell>
          <table:table-cell table:formula="of:=[.G46]/[.$M46]" office:value-type="float" office:value="1.29303115316082">
            <text:p>1,2930311532</text:p>
          </table:table-cell>
          <table:table-cell table:formula="of:=[.H46]/[.$M46]" office:value-type="float" office:value="0.277576050018723">
            <text:p>0,27757605</text:p>
          </table:table-cell>
          <table:table-cell table:formula="of:=[.I46]/[.$M46]" office:value-type="float" office:value="0">
            <text:p>0</text:p>
          </table:table-cell>
          <table:table-cell table:formula="of:=[.U46]-[.V46]-[.W46]" office:value-type="float" office:value="9.30546727749028">
            <text:p>9,305467277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7]*[.C47]" office:value-type="float" office:value="32">
            <text:p>32</text:p>
          </table:table-cell>
          <table:table-cell table:formula="of:=[counters.BH47]/1000000000" office:value-type="float" office:value="3.444641113">
            <text:p>3,444641113</text:p>
          </table:table-cell>
          <table:table-cell table:style-name="Default" table:formula="of:=[counters.BI47]/1000000000" office:value-type="float" office:value="10.063354492">
            <text:p>10,063354492</text:p>
          </table:table-cell>
          <table:table-cell table:style-name="Default" table:formula="of:=[counters.BJ47]/1000000000" office:value-type="float" office:value="0.944946289">
            <text:p>0,944946289</text:p>
          </table:table-cell>
          <table:table-cell table:formula="of:=[counters.BK47]/1000000000" office:value-type="float" office:value="0.260559082">
            <text:p>0,260559082</text:p>
          </table:table-cell>
          <table:table-cell table:formula="of:=[counters.BL47]/(2^-32)" office:value-type="float" office:value="0">
            <text:p>0</text:p>
          </table:table-cell>
          <table:table-cell table:formula="of:=[counters.D47]/1000000000" office:value-type="float" office:value="1.127679531">
            <text:p>1,127679531</text:p>
          </table:table-cell>
          <table:table-cell table:formula="of:=[counters.E47]/12500000" office:value-type="float" office:value="1.08309968">
            <text:p>1,08309968</text:p>
          </table:table-cell>
          <table:table-cell table:formula="of:=[counters.F47]/1050000000" office:value-type="float" office:value="1.12297710190476">
            <text:p>1,1229771019</text:p>
          </table:table-cell>
          <table:table-cell table:formula="of:=[counters.G47]/3500000000" office:value-type="float" office:value="0.936017387142857">
            <text:p>0,9360173871</text:p>
          </table:table-cell>
          <table:table-cell table:style-name="ce6" table:formula="of:=[.E47]/[.J47]" office:value-type="float" office:value="3.05462768304872">
            <text:p>3,054627683</text:p>
          </table:table-cell>
          <table:table-cell table:style-name="ce6" table:formula="of:=[.F47]/[.$J47]" office:value-type="float" office:value="8.92394888384296">
            <text:p>8,9239488838</text:p>
          </table:table-cell>
          <table:table-cell table:style-name="ce6" table:formula="of:=[.G47]/[.$J47]" office:value-type="float" office:value="0.837956407847577">
            <text:p>0,8379564078</text:p>
          </table:table-cell>
          <table:table-cell table:style-name="ce6" table:formula="of:=[.H47]/[.$J47]" office:value-type="float" office:value="0.231057738335414">
            <text:p>0,2310577383</text:p>
          </table:table-cell>
          <table:table-cell table:style-name="ce6" table:formula="of:=[.I47]/[.$J47]" office:value-type="float" office:value="0">
            <text:p>0</text:p>
          </table:table-cell>
          <table:table-cell table:formula="of:=[.O47]-[.P47]-[.Q47]" office:value-type="float" office:value="7.85493473765997">
            <text:p>7,8549347377</text:p>
          </table:table-cell>
          <table:table-cell table:formula="of:=[.E47]/[.$M47]" office:value-type="float" office:value="3.68010376763896">
            <text:p>3,6801037676</text:p>
          </table:table-cell>
          <table:table-cell table:formula="of:=[.F47]/[.$M47]" office:value-type="float" office:value="10.7512473915873">
            <text:p>10,7512473916</text:p>
          </table:table-cell>
          <table:table-cell table:formula="of:=[.G47]/[.$M47]" office:value-type="float" office:value="1.00953924785991">
            <text:p>1,0095392479</text:p>
          </table:table-cell>
          <table:table-cell table:formula="of:=[.H47]/[.$M47]" office:value-type="float" office:value="0.278369916605227">
            <text:p>0,2783699166</text:p>
          </table:table-cell>
          <table:table-cell table:formula="of:=[.I47]/[.$M47]" office:value-type="float" office:value="0">
            <text:p>0</text:p>
          </table:table-cell>
          <table:table-cell table:formula="of:=[.U47]-[.V47]-[.W47]" office:value-type="float" office:value="9.46333822712216">
            <text:p>9,463338227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8]*[.C48]" office:value-type="float" office:value="64">
            <text:p>64</text:p>
          </table:table-cell>
          <table:table-cell table:formula="of:=[counters.BH48]/1000000000" office:value-type="float" office:value="3.406921386">
            <text:p>3,406921386</text:p>
          </table:table-cell>
          <table:table-cell table:style-name="Default" table:formula="of:=[counters.BI48]/1000000000" office:value-type="float" office:value="10.313354492">
            <text:p>10,313354492</text:p>
          </table:table-cell>
          <table:table-cell table:style-name="Default" table:formula="of:=[counters.BJ48]/1000000000" office:value-type="float" office:value="0.984191894">
            <text:p>0,984191894</text:p>
          </table:table-cell>
          <table:table-cell table:formula="of:=[counters.BK48]/1000000000" office:value-type="float" office:value="0.262207031">
            <text:p>0,262207031</text:p>
          </table:table-cell>
          <table:table-cell table:formula="of:=[counters.BL48]/(2^-32)" office:value-type="float" office:value="0">
            <text:p>0</text:p>
          </table:table-cell>
          <table:table-cell table:formula="of:=[counters.D48]/1000000000" office:value-type="float" office:value="1.128957159">
            <text:p>1,128957159</text:p>
          </table:table-cell>
          <table:table-cell table:formula="of:=[counters.E48]/12500000" office:value-type="float" office:value="1.08600624">
            <text:p>1,08600624</text:p>
          </table:table-cell>
          <table:table-cell table:formula="of:=[counters.F48]/1050000000" office:value-type="float" office:value="1.12513957142857">
            <text:p>1,1251395714</text:p>
          </table:table-cell>
          <table:table-cell table:formula="of:=[counters.G48]/3500000000" office:value-type="float" office:value="0.937297534285714">
            <text:p>0,9372975343</text:p>
          </table:table-cell>
          <table:table-cell table:style-name="ce6" table:formula="of:=[.E48]/[.J48]" office:value-type="float" office:value="3.0177596721365">
            <text:p>3,0177596721</text:p>
          </table:table-cell>
          <table:table-cell table:style-name="ce6" table:formula="of:=[.F48]/[.$J48]" office:value-type="float" office:value="9.13529305322382">
            <text:p>9,1352930532</text:p>
          </table:table-cell>
          <table:table-cell table:style-name="ce6" table:formula="of:=[.G48]/[.$J48]" office:value-type="float" office:value="0.871770807381009">
            <text:p>0,8717708074</text:p>
          </table:table-cell>
          <table:table-cell table:style-name="ce6" table:formula="of:=[.H48]/[.$J48]" office:value-type="float" office:value="0.23225596198199">
            <text:p>0,232255962</text:p>
          </table:table-cell>
          <table:table-cell table:style-name="ce6" table:formula="of:=[.I48]/[.$J48]" office:value-type="float" office:value="0">
            <text:p>0</text:p>
          </table:table-cell>
          <table:table-cell table:formula="of:=[.O48]-[.P48]-[.Q48]" office:value-type="float" office:value="8.03126628386082">
            <text:p>8,0312662839</text:p>
          </table:table-cell>
          <table:table-cell table:formula="of:=[.E48]/[.$M48]" office:value-type="float" office:value="3.63483446971437">
            <text:p>3,6348344697</text:p>
          </table:table-cell>
          <table:table-cell table:formula="of:=[.F48]/[.$M48]" office:value-type="float" office:value="11.0032877658848">
            <text:p>11,0032877659</text:p>
          </table:table-cell>
          <table:table-cell table:formula="of:=[.G48]/[.$M48]" office:value-type="float" office:value="1.05003145532653">
            <text:p>1,0500314553</text:p>
          </table:table-cell>
          <table:table-cell table:formula="of:=[.H48]/[.$M48]" office:value-type="float" office:value="0.279747915052204">
            <text:p>0,2797479151</text:p>
          </table:table-cell>
          <table:table-cell table:formula="of:=[.I48]/[.$M48]" office:value-type="float" office:value="0">
            <text:p>0</text:p>
          </table:table-cell>
          <table:table-cell table:formula="of:=[.U48]-[.V48]-[.W48]" office:value-type="float" office:value="9.67350839550607">
            <text:p>9,673508395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9]*[.C49]" office:value-type="float" office:value="128">
            <text:p>128</text:p>
          </table:table-cell>
          <table:table-cell table:formula="of:=[counters.BH49]/1000000000" office:value-type="float" office:value="3.593383789">
            <text:p>3,593383789</text:p>
          </table:table-cell>
          <table:table-cell table:style-name="Default" table:formula="of:=[counters.BI49]/1000000000" office:value-type="float" office:value="10.812988281">
            <text:p>10,812988281</text:p>
          </table:table-cell>
          <table:table-cell table:style-name="Default" table:formula="of:=[counters.BJ49]/1000000000" office:value-type="float" office:value="0.886779785">
            <text:p>0,886779785</text:p>
          </table:table-cell>
          <table:table-cell table:formula="of:=[counters.BK49]/1000000000" office:value-type="float" office:value="0.259155273">
            <text:p>0,259155273</text:p>
          </table:table-cell>
          <table:table-cell table:formula="of:=[counters.BL49]/(2^-32)" office:value-type="float" office:value="0">
            <text:p>0</text:p>
          </table:table-cell>
          <table:table-cell table:formula="of:=[counters.D49]/1000000000" office:value-type="float" office:value="1.127857969">
            <text:p>1,127857969</text:p>
          </table:table-cell>
          <table:table-cell table:formula="of:=[counters.E49]/12500000" office:value-type="float" office:value="1.0832744">
            <text:p>1,0832744</text:p>
          </table:table-cell>
          <table:table-cell table:formula="of:=[counters.F49]/1050000000" office:value-type="float" office:value="1.12308178666667">
            <text:p>1,1230817867</text:p>
          </table:table-cell>
          <table:table-cell table:formula="of:=[counters.G49]/3500000000" office:value-type="float" office:value="0.936168248285714">
            <text:p>0,9361682483</text:p>
          </table:table-cell>
          <table:table-cell table:style-name="ce6" table:formula="of:=[.E49]/[.J49]" office:value-type="float" office:value="3.18602509160442">
            <text:p>3,1860250916</text:p>
          </table:table-cell>
          <table:table-cell table:style-name="ce6" table:formula="of:=[.F49]/[.$J49]" office:value-type="float" office:value="9.5871896800864">
            <text:p>9,5871896801</text:p>
          </table:table-cell>
          <table:table-cell table:style-name="ce6" table:formula="of:=[.G49]/[.$J49]" office:value-type="float" office:value="0.786251291717388">
            <text:p>0,7862512917</text:p>
          </table:table-cell>
          <table:table-cell table:style-name="ce6" table:formula="of:=[.H49]/[.$J49]" office:value-type="float" office:value="0.229776514528488">
            <text:p>0,2297765145</text:p>
          </table:table-cell>
          <table:table-cell table:style-name="ce6" table:formula="of:=[.I49]/[.$J49]" office:value-type="float" office:value="0">
            <text:p>0</text:p>
          </table:table-cell>
          <table:table-cell table:formula="of:=[.O49]-[.P49]-[.Q49]" office:value-type="float" office:value="8.57116187384052">
            <text:p>8,5711618738</text:p>
          </table:table-cell>
          <table:table-cell table:formula="of:=[.E49]/[.$M49]" office:value-type="float" office:value="3.8383952837325">
            <text:p>3,8383952837</text:p>
          </table:table-cell>
          <table:table-cell table:formula="of:=[.F49]/[.$M49]" office:value-type="float" office:value="11.5502617193015">
            <text:p>11,5502617193</text:p>
          </table:table-cell>
          <table:table-cell table:formula="of:=[.G49]/[.$M49]" office:value-type="float" office:value="0.947244030785969">
            <text:p>0,9472440308</text:p>
          </table:table-cell>
          <table:table-cell table:formula="of:=[.H49]/[.$M49]" office:value-type="float" office:value="0.276825531601353">
            <text:p>0,2768255316</text:p>
          </table:table-cell>
          <table:table-cell table:formula="of:=[.I49]/[.$M49]" office:value-type="float" office:value="0">
            <text:p>0</text:p>
          </table:table-cell>
          <table:table-cell table:formula="of:=[.U49]-[.V49]-[.W49]" office:value-type="float" office:value="10.3261921569142">
            <text:p>10,3261921569</text:p>
          </table:table-cell>
          <table:table-cell table:number-columns-repeated="5"/>
          <table:table-cell>
            <draw:frame table:end-cell-address="analysis.AR80" table:end-x="0.463cm" table:end-y="0.383cm" draw:z-index="0" draw:style-name="gr1" draw:text-style-name="P1" svg:width="27.626cm" svg:height="13.564cm" svg:x="2.193cm" svg:y="0.002cm">
              <draw:object draw:notify-on-update-of-ranges="analysis.D2:analysis.D41 analysis.N1:analysis.N1 analysis.N2:analysis.N41 analysis.S1:analysis.S1 analysis.S2:analysis.S41 analysis.O1:analysis.O1 analysis.O2:analysis.O41 analysis.P1:analysis.P1 analysis.P2:analysis.P41 analysis.Q1:analysis.Q1 analysis.Q2:analysis.Q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>
            <draw:frame table:end-cell-address="analysis.BG80" table:end-x="1.726cm" table:end-y="0.383cm" draw:z-index="3" draw:style-name="gr1" draw:text-style-name="P1" svg:width="31.31cm" svg:height="13.484cm" svg:x="2.03cm" svg:y="0.082cm">
              <draw:object draw:notify-on-update-of-ranges="analysis.D42:analysis.D81 analysis.N1:analysis.N1 analysis.N42:analysis.N81 analysis.O1:analysis.O1 analysis.O42:analysis.O81 analysis.P1:analysis.P1 analysis.P42:analysis.P81 analysis.Q1:analysis.Q1 analysis.Q42:analysis.Q81 analysis.S1:analysis.S1 analysis.S42:analysis.S8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0]*[.C50]" office:value-type="float" office:value="256">
            <text:p>256</text:p>
          </table:table-cell>
          <table:table-cell table:formula="of:=[counters.BH50]/1000000000" office:value-type="float" office:value="4.162841796">
            <text:p>4,162841796</text:p>
          </table:table-cell>
          <table:table-cell table:style-name="Default" table:formula="of:=[counters.BI50]/1000000000" office:value-type="float" office:value="12.964233398">
            <text:p>12,964233398</text:p>
          </table:table-cell>
          <table:table-cell table:style-name="Default" table:formula="of:=[counters.BJ50]/1000000000" office:value-type="float" office:value="1.053222656">
            <text:p>1,053222656</text:p>
          </table:table-cell>
          <table:table-cell table:formula="of:=[counters.BK50]/1000000000" office:value-type="float" office:value="0.288879394">
            <text:p>0,288879394</text:p>
          </table:table-cell>
          <table:table-cell table:formula="of:=[counters.BL50]/(2^-32)" office:value-type="float" office:value="0">
            <text:p>0</text:p>
          </table:table-cell>
          <table:table-cell table:formula="of:=[counters.D50]/1000000000" office:value-type="float" office:value="1.251770991">
            <text:p>1,251770991</text:p>
          </table:table-cell>
          <table:table-cell table:formula="of:=[counters.E50]/12500000" office:value-type="float" office:value="1.20223096">
            <text:p>1,20223096</text:p>
          </table:table-cell>
          <table:table-cell table:formula="of:=[counters.F50]/1050000000" office:value-type="float" office:value="1.24614043714286">
            <text:p>1,2461404371</text:p>
          </table:table-cell>
          <table:table-cell table:formula="of:=[counters.G50]/3500000000" office:value-type="float" office:value="1.03898119857143">
            <text:p>1,0389811986</text:p>
          </table:table-cell>
          <table:table-cell table:style-name="ce6" table:formula="of:=[.E50]/[.J50]" office:value-type="float" office:value="3.32556180477903">
            <text:p>3,3255618048</text:p>
          </table:table-cell>
          <table:table-cell table:style-name="ce6" table:formula="of:=[.F50]/[.$J50]" office:value-type="float" office:value="10.3567134014212">
            <text:p>10,3567134014</text:p>
          </table:table-cell>
          <table:table-cell table:style-name="ce6" table:formula="of:=[.G50]/[.$J50]" office:value-type="float" office:value="0.841386055095121">
            <text:p>0,8413860551</text:p>
          </table:table-cell>
          <table:table-cell table:style-name="ce6" table:formula="of:=[.H50]/[.$J50]" office:value-type="float" office:value="0.230776552641808">
            <text:p>0,2307765526</text:p>
          </table:table-cell>
          <table:table-cell table:style-name="ce6" table:formula="of:=[.I50]/[.$J50]" office:value-type="float" office:value="0">
            <text:p>0</text:p>
          </table:table-cell>
          <table:table-cell table:formula="of:=[.O50]-[.P50]-[.Q50]" office:value-type="float" office:value="9.28455079368427">
            <text:p>9,2845507937</text:p>
          </table:table-cell>
          <table:table-cell table:formula="of:=[.E50]/[.$M50]" office:value-type="float" office:value="4.00665748497066">
            <text:p>4,006657485</text:p>
          </table:table-cell>
          <table:table-cell table:formula="of:=[.F50]/[.$M50]" office:value-type="float" office:value="12.4778325303918">
            <text:p>12,4778325304</text:p>
          </table:table-cell>
          <table:table-cell table:formula="of:=[.G50]/[.$M50]" office:value-type="float" office:value="1.01370713680686">
            <text:p>1,0137071368</text:p>
          </table:table-cell>
          <table:table-cell table:formula="of:=[.H50]/[.$M50]" office:value-type="float" office:value="0.27804102172128">
            <text:p>0,2780410217</text:p>
          </table:table-cell>
          <table:table-cell table:formula="of:=[.I50]/[.$M50]" office:value-type="float" office:value="0">
            <text:p>0</text:p>
          </table:table-cell>
          <table:table-cell table:formula="of:=[.U50]-[.V50]-[.W50]" office:value-type="float" office:value="11.1860843718636">
            <text:p>11,1860843719</text:p>
          </table:table-cell>
          <table:table-cell table:number-columns-repeated="34"/>
          <table:table-cell>
            <draw:frame table:end-cell-address="analysis.BV80" table:end-x="1.262cm" table:end-y="0.07cm" draw:z-index="5" draw:style-name="gr1" draw:text-style-name="P1" svg:width="30.94cm" svg:height="12.498cm" svg:x="1.936cm" svg:y="0.33cm">
              <draw:object draw:notify-on-update-of-ranges="analysis.D82:analysis.D121 analysis.N1:analysis.N1 analysis.N82:analysis.N121 analysis.O1:analysis.O1 analysis.O82:analysis.O121 analysis.P1:analysis.P1 analysis.P82:analysis.P121 analysis.Q1:analysis.Q1 analysis.Q82:analysis.Q121 analysis.S1:analysis.S1 analysis.S82:analysis.S1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63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1]*[.C51]" office:value-type="float" office:value="512">
            <text:p>512</text:p>
          </table:table-cell>
          <table:table-cell table:formula="of:=[counters.BH51]/1000000000" office:value-type="float" office:value="4.995239257">
            <text:p>4,995239257</text:p>
          </table:table-cell>
          <table:table-cell table:style-name="Default" table:formula="of:=[counters.BI51]/1000000000" office:value-type="float" office:value="16.506835937">
            <text:p>16,506835937</text:p>
          </table:table-cell>
          <table:table-cell table:style-name="Default" table:formula="of:=[counters.BJ51]/1000000000" office:value-type="float" office:value="1.522033691">
            <text:p>1,522033691</text:p>
          </table:table-cell>
          <table:table-cell table:formula="of:=[counters.BK51]/1000000000" office:value-type="float" office:value="0.323669433">
            <text:p>0,323669433</text:p>
          </table:table-cell>
          <table:table-cell table:formula="of:=[counters.BL51]/(2^-32)" office:value-type="float" office:value="0">
            <text:p>0</text:p>
          </table:table-cell>
          <table:table-cell table:formula="of:=[counters.D51]/1000000000" office:value-type="float" office:value="1.401538114">
            <text:p>1,401538114</text:p>
          </table:table-cell>
          <table:table-cell table:formula="of:=[counters.E51]/12500000" office:value-type="float" office:value="1.34601008">
            <text:p>1,34601008</text:p>
          </table:table-cell>
          <table:table-cell table:formula="of:=[counters.F51]/1050000000" office:value-type="float" office:value="1.39474433714286">
            <text:p>1,3947443371</text:p>
          </table:table-cell>
          <table:table-cell table:formula="of:=[counters.G51]/3500000000" office:value-type="float" office:value="1.16324537771429">
            <text:p>1,1632453777</text:p>
          </table:table-cell>
          <table:table-cell table:style-name="ce6" table:formula="of:=[.E51]/[.J51]" office:value-type="float" office:value="3.56411231853235">
            <text:p>3,5641123185</text:p>
          </table:table-cell>
          <table:table-cell table:style-name="ce6" table:formula="of:=[.F51]/[.$J51]" office:value-type="float" office:value="11.7776575407495">
            <text:p>11,7776575407</text:p>
          </table:table-cell>
          <table:table-cell table:style-name="ce6" table:formula="of:=[.G51]/[.$J51]" office:value-type="float" office:value="1.08597381390942">
            <text:p>1,0859738139</text:p>
          </table:table-cell>
          <table:table-cell table:style-name="ce6" table:formula="of:=[.H51]/[.$J51]" office:value-type="float" office:value="0.230938730646607">
            <text:p>0,2309387306</text:p>
          </table:table-cell>
          <table:table-cell table:style-name="ce6" table:formula="of:=[.I51]/[.$J51]" office:value-type="float" office:value="0">
            <text:p>0</text:p>
          </table:table-cell>
          <table:table-cell table:formula="of:=[.O51]-[.P51]-[.Q51]" office:value-type="float" office:value="10.4607449961935">
            <text:p>10,4607449962</text:p>
          </table:table-cell>
          <table:table-cell table:formula="of:=[.E51]/[.$M51]" office:value-type="float" office:value="4.29422661177075">
            <text:p>4,2942266118</text:p>
          </table:table-cell>
          <table:table-cell table:formula="of:=[.F51]/[.$M51]" office:value-type="float" office:value="14.1903301343308">
            <text:p>14,1903301343</text:p>
          </table:table-cell>
          <table:table-cell table:formula="of:=[.G51]/[.$M51]" office:value-type="float" office:value="1.30843734276487">
            <text:p>1,3084373428</text:p>
          </table:table-cell>
          <table:table-cell table:formula="of:=[.H51]/[.$M51]" office:value-type="float" office:value="0.278246910927764">
            <text:p>0,2782469109</text:p>
          </table:table-cell>
          <table:table-cell table:formula="of:=[.I51]/[.$M51]" office:value-type="float" office:value="0">
            <text:p>0</text:p>
          </table:table-cell>
          <table:table-cell table:formula="of:=[.U51]-[.V51]-[.W51]" office:value-type="float" office:value="12.6036458806381">
            <text:p>12,603645880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2]*[.C52]" office:value-type="float" office:value="768">
            <text:p>768</text:p>
          </table:table-cell>
          <table:table-cell table:formula="of:=[counters.BH52]/1000000000" office:value-type="float" office:value="6.071228027">
            <text:p>6,071228027</text:p>
          </table:table-cell>
          <table:table-cell table:style-name="Default" table:formula="of:=[counters.BI52]/1000000000" office:value-type="float" office:value="20.034973144">
            <text:p>20,034973144</text:p>
          </table:table-cell>
          <table:table-cell table:style-name="Default" table:formula="of:=[counters.BJ52]/1000000000" office:value-type="float" office:value="1.683227539">
            <text:p>1,683227539</text:p>
          </table:table-cell>
          <table:table-cell table:formula="of:=[counters.BK52]/1000000000" office:value-type="float" office:value="0.366882324">
            <text:p>0,366882324</text:p>
          </table:table-cell>
          <table:table-cell table:formula="of:=[counters.BL52]/(2^-32)" office:value-type="float" office:value="0">
            <text:p>0</text:p>
          </table:table-cell>
          <table:table-cell table:formula="of:=[counters.D52]/1000000000" office:value-type="float" office:value="1.574700953">
            <text:p>1,574700953</text:p>
          </table:table-cell>
          <table:table-cell table:formula="of:=[counters.E52]/12500000" office:value-type="float" office:value="1.51224624">
            <text:p>1,51224624</text:p>
          </table:table-cell>
          <table:table-cell table:formula="of:=[counters.F52]/1050000000" office:value-type="float" office:value="1.5681253247619">
            <text:p>1,5681253248</text:p>
          </table:table-cell>
          <table:table-cell table:formula="of:=[counters.G52]/3500000000" office:value-type="float" office:value="0.07978775">
            <text:p>0,07978775</text:p>
          </table:table-cell>
          <table:table-cell table:style-name="ce6" table:formula="of:=[.E52]/[.J52]" office:value-type="float" office:value="3.85547999792187">
            <text:p>3,8554799979</text:p>
          </table:table-cell>
          <table:table-cell table:style-name="ce6" table:formula="of:=[.F52]/[.$J52]" office:value-type="float" office:value="12.7230336057338">
            <text:p>12,7230336057</text:p>
          </table:table-cell>
          <table:table-cell table:style-name="ce6" table:formula="of:=[.G52]/[.$J52]" office:value-type="float" office:value="1.06891885458839">
            <text:p>1,0689188546</text:p>
          </table:table-cell>
          <table:table-cell table:style-name="ce6" table:formula="of:=[.H52]/[.$J52]" office:value-type="float" office:value="0.232985395291115">
            <text:p>0,2329853953</text:p>
          </table:table-cell>
          <table:table-cell table:style-name="ce6" table:formula="of:=[.I52]/[.$J52]" office:value-type="float" office:value="0">
            <text:p>0</text:p>
          </table:table-cell>
          <table:table-cell table:formula="of:=[.O52]-[.P52]-[.Q52]" office:value-type="float" office:value="11.4211293558543">
            <text:p>11,4211293559</text:p>
          </table:table-cell>
          <table:table-cell table:formula="of:=[.E52]/[.$M52]" office:value-type="float" office:value="76.0922325419629">
            <text:p>76,092232542</text:p>
          </table:table-cell>
          <table:table-cell table:formula="of:=[.F52]/[.$M52]" office:value-type="float" office:value="251.103372936322">
            <text:p>251,1033729363</text:p>
          </table:table-cell>
          <table:table-cell table:formula="of:=[.G52]/[.$M52]" office:value-type="float" office:value="21.0963153992938">
            <text:p>21,0963153993</text:p>
          </table:table-cell>
          <table:table-cell table:formula="of:=[.H52]/[.$M52]" office:value-type="float" office:value="4.59822872558757">
            <text:p>4,5982287256</text:p>
          </table:table-cell>
          <table:table-cell table:formula="of:=[.I52]/[.$M52]" office:value-type="float" office:value="0">
            <text:p>0</text:p>
          </table:table-cell>
          <table:table-cell table:formula="of:=[.U52]-[.V52]-[.W52]" office:value-type="float" office:value="225.40882881144">
            <text:p>225,408828811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53]*[.C53]" office:value-type="float" office:value="1024">
            <text:p>1024</text:p>
          </table:table-cell>
          <table:table-cell table:formula="of:=[counters.BH53]/1000000000" office:value-type="float" office:value="5.817199707">
            <text:p>5,817199707</text:p>
          </table:table-cell>
          <table:table-cell table:style-name="Default" table:formula="of:=[counters.BI53]/1000000000" office:value-type="float" office:value="19.549377441">
            <text:p>19,549377441</text:p>
          </table:table-cell>
          <table:table-cell table:style-name="Default" table:formula="of:=[counters.BJ53]/1000000000" office:value-type="float" office:value="1.24255371">
            <text:p>1,24255371</text:p>
          </table:table-cell>
          <table:table-cell table:formula="of:=[counters.BK53]/1000000000" office:value-type="float" office:value="0.34185791">
            <text:p>0,34185791</text:p>
          </table:table-cell>
          <table:table-cell table:formula="of:=[counters.BL53]/(2^-32)" office:value-type="float" office:value="0">
            <text:p>0</text:p>
          </table:table-cell>
          <table:table-cell table:formula="of:=[counters.D53]/1000000000" office:value-type="float" office:value="1.423342983">
            <text:p>1,423342983</text:p>
          </table:table-cell>
          <table:table-cell table:formula="of:=[counters.E53]/12500000" office:value-type="float" office:value="1.36692392">
            <text:p>1,36692392</text:p>
          </table:table-cell>
          <table:table-cell table:formula="of:=[counters.F53]/1050000000" office:value-type="float" office:value="1.41576952857143">
            <text:p>1,4157695286</text:p>
          </table:table-cell>
          <table:table-cell table:formula="of:=[counters.G53]/3500000000" office:value-type="float" office:value="1.18132183714286">
            <text:p>1,1813218371</text:p>
          </table:table-cell>
          <table:table-cell table:style-name="ce6" table:formula="of:=[.E53]/[.J53]" office:value-type="float" office:value="4.08699784695535">
            <text:p>4,086997847</text:p>
          </table:table-cell>
          <table:table-cell table:style-name="ce6" table:formula="of:=[.F53]/[.$J53]" office:value-type="float" office:value="13.7348324855584">
            <text:p>13,7348324856</text:p>
          </table:table-cell>
          <table:table-cell table:style-name="ce6" table:formula="of:=[.G53]/[.$J53]" office:value-type="float" office:value="0.872982636539966">
            <text:p>0,8729826365</text:p>
          </table:table-cell>
          <table:table-cell table:style-name="ce6" table:formula="of:=[.H53]/[.$J53]" office:value-type="float" office:value="0.240179573077644">
            <text:p>0,2401795731</text:p>
          </table:table-cell>
          <table:table-cell table:style-name="ce6" table:formula="of:=[.I53]/[.$J53]" office:value-type="float" office:value="0">
            <text:p>0</text:p>
          </table:table-cell>
          <table:table-cell table:formula="of:=[.O53]-[.P53]-[.Q53]" office:value-type="float" office:value="12.6216702759408">
            <text:p>12,6216702759</text:p>
          </table:table-cell>
          <table:table-cell table:formula="of:=[.E53]/[.$M53]" office:value-type="float" office:value="4.9243140388139">
            <text:p>4,9243140388</text:p>
          </table:table-cell>
          <table:table-cell table:formula="of:=[.F53]/[.$M53]" office:value-type="float" office:value="16.5487311131758">
            <text:p>16,5487311132</text:p>
          </table:table-cell>
          <table:table-cell table:formula="of:=[.G53]/[.$M53]" office:value-type="float" office:value="1.0518333539023">
            <text:p>1,0518333539</text:p>
          </table:table-cell>
          <table:table-cell table:formula="of:=[.H53]/[.$M53]" office:value-type="float" office:value="0.289385922829309">
            <text:p>0,2893859228</text:p>
          </table:table-cell>
          <table:table-cell table:formula="of:=[.I53]/[.$M53]" office:value-type="float" office:value="0">
            <text:p>0</text:p>
          </table:table-cell>
          <table:table-cell table:formula="of:=[.U53]-[.V53]-[.W53]" office:value-type="float" office:value="15.2075118364442">
            <text:p>15,207511836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54]*[.C54]" office:value-type="float" office:value="1280">
            <text:p>1280</text:p>
          </table:table-cell>
          <table:table-cell table:formula="of:=[counters.BH54]/1000000000" office:value-type="float" office:value="6.358398437">
            <text:p>6,358398437</text:p>
          </table:table-cell>
          <table:table-cell table:style-name="Default" table:formula="of:=[counters.BI54]/1000000000" office:value-type="float" office:value="22.071105957">
            <text:p>22,071105957</text:p>
          </table:table-cell>
          <table:table-cell table:style-name="Default" table:formula="of:=[counters.BJ54]/1000000000" office:value-type="float" office:value="1.547180175">
            <text:p>1,547180175</text:p>
          </table:table-cell>
          <table:table-cell table:formula="of:=[counters.BK54]/1000000000" office:value-type="float" office:value="0.343688964">
            <text:p>0,343688964</text:p>
          </table:table-cell>
          <table:table-cell table:formula="of:=[counters.BL54]/(2^-32)" office:value-type="float" office:value="0">
            <text:p>0</text:p>
          </table:table-cell>
          <table:table-cell table:formula="of:=[counters.D54]/1000000000" office:value-type="float" office:value="1.492592504">
            <text:p>1,492592504</text:p>
          </table:table-cell>
          <table:table-cell table:formula="of:=[counters.E54]/12500000" office:value-type="float" office:value="1.43340416">
            <text:p>1,43340416</text:p>
          </table:table-cell>
          <table:table-cell table:formula="of:=[counters.F54]/1050000000" office:value-type="float" office:value="1.48623865238095">
            <text:p>1,4862386524</text:p>
          </table:table-cell>
          <table:table-cell table:formula="of:=[counters.G54]/3500000000" office:value-type="float" office:value="0.011656264">
            <text:p>0,011656264</text:p>
          </table:table-cell>
          <table:table-cell table:style-name="ce6" table:formula="of:=[.E54]/[.J54]" office:value-type="float" office:value="4.25996942900364">
            <text:p>4,259969429</text:p>
          </table:table-cell>
          <table:table-cell table:style-name="ce6" table:formula="of:=[.F54]/[.$J54]" office:value-type="float" office:value="14.7870941987526">
            <text:p>14,7870941988</text:p>
          </table:table-cell>
          <table:table-cell table:style-name="ce6" table:formula="of:=[.G54]/[.$J54]" office:value-type="float" office:value="1.03657238720797">
            <text:p>1,0365723872</text:p>
          </table:table-cell>
          <table:table-cell table:style-name="ce6" table:formula="of:=[.H54]/[.$J54]" office:value-type="float" office:value="0.230263091285095">
            <text:p>0,2302630913</text:p>
          </table:table-cell>
          <table:table-cell table:style-name="ce6" table:formula="of:=[.I54]/[.$J54]" office:value-type="float" office:value="0">
            <text:p>0</text:p>
          </table:table-cell>
          <table:table-cell table:formula="of:=[.O54]-[.P54]-[.Q54]" office:value-type="float" office:value="13.5202587202595">
            <text:p>13,5202587203</text:p>
          </table:table-cell>
          <table:table-cell table:formula="of:=[.E54]/[.$M54]" office:value-type="float" office:value="545.491972127605">
            <text:p>545,4919721276</text:p>
          </table:table-cell>
          <table:table-cell table:formula="of:=[.F54]/[.$M54]" office:value-type="float" office:value="1893.49743253928">
            <text:p>1893,4974325393</text:p>
          </table:table-cell>
          <table:table-cell table:formula="of:=[.G54]/[.$M54]" office:value-type="float" office:value="132.733796609274">
            <text:p>132,7337966093</text:p>
          </table:table-cell>
          <table:table-cell table:formula="of:=[.H54]/[.$M54]" office:value-type="float" office:value="29.4853448755107">
            <text:p>29,4853448755</text:p>
          </table:table-cell>
          <table:table-cell table:formula="of:=[.I54]/[.$M54]" office:value-type="float" office:value="0">
            <text:p>0</text:p>
          </table:table-cell>
          <table:table-cell table:formula="of:=[.U54]-[.V54]-[.W54]" office:value-type="float" office:value="1731.27829105449">
            <text:p>1731,278291054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55]*[.C55]" office:value-type="float" office:value="1536">
            <text:p>1536</text:p>
          </table:table-cell>
          <table:table-cell table:formula="of:=[counters.BH55]/1000000000" office:value-type="float" office:value="6.944335937">
            <text:p>6,944335937</text:p>
          </table:table-cell>
          <table:table-cell table:style-name="Default" table:formula="of:=[counters.BI55]/1000000000" office:value-type="float" office:value="24.151550292">
            <text:p>24,151550292</text:p>
          </table:table-cell>
          <table:table-cell table:style-name="Default" table:formula="of:=[counters.BJ55]/1000000000" office:value-type="float" office:value="1.399169921">
            <text:p>1,399169921</text:p>
          </table:table-cell>
          <table:table-cell table:formula="of:=[counters.BK55]/1000000000" office:value-type="float" office:value="0.366699218">
            <text:p>0,366699218</text:p>
          </table:table-cell>
          <table:table-cell table:formula="of:=[counters.BL55]/(2^-32)" office:value-type="float" office:value="0">
            <text:p>0</text:p>
          </table:table-cell>
          <table:table-cell table:formula="of:=[counters.D55]/1000000000" office:value-type="float" office:value="1.588420275">
            <text:p>1,588420275</text:p>
          </table:table-cell>
          <table:table-cell table:formula="of:=[counters.E55]/12500000" office:value-type="float" office:value="1.5270836">
            <text:p>1,5270836</text:p>
          </table:table-cell>
          <table:table-cell table:formula="of:=[counters.F55]/1050000000" office:value-type="float" office:value="1.58361056571429">
            <text:p>1,5836105657</text:p>
          </table:table-cell>
          <table:table-cell table:formula="of:=[counters.G55]/3500000000" office:value-type="float" office:value="0.0913905811428571">
            <text:p>0,0913905811</text:p>
          </table:table-cell>
          <table:table-cell table:style-name="ce6" table:formula="of:=[.E55]/[.J55]" office:value-type="float" office:value="4.37185047704078">
            <text:p>4,371850477</text:p>
          </table:table-cell>
          <table:table-cell table:style-name="ce6" table:formula="of:=[.F55]/[.$J55]" office:value-type="float" office:value="15.2047607752929">
            <text:p>15,2047607753</text:p>
          </table:table-cell>
          <table:table-cell table:style-name="ce6" table:formula="of:=[.G55]/[.$J55]" office:value-type="float" office:value="0.880856246310505">
            <text:p>0,8808562463</text:p>
          </table:table-cell>
          <table:table-cell table:style-name="ce6" table:formula="of:=[.H55]/[.$J55]" office:value-type="float" office:value="0.230857804934528">
            <text:p>0,2308578049</text:p>
          </table:table-cell>
          <table:table-cell table:style-name="ce6" table:formula="of:=[.I55]/[.$J55]" office:value-type="float" office:value="0">
            <text:p>0</text:p>
          </table:table-cell>
          <table:table-cell table:formula="of:=[.O55]-[.P55]-[.Q55]" office:value-type="float" office:value="14.0930467240479">
            <text:p>14,093046724</text:p>
          </table:table-cell>
          <table:table-cell table:formula="of:=[.E55]/[.$M55]" office:value-type="float" office:value="75.9852476060412">
            <text:p>75,985247606</text:p>
          </table:table-cell>
          <table:table-cell table:formula="of:=[.F55]/[.$M55]" office:value-type="float" office:value="264.267389374048">
            <text:p>264,267389374</text:p>
          </table:table-cell>
          <table:table-cell table:formula="of:=[.G55]/[.$M55]" office:value-type="float" office:value="15.3097825126299">
            <text:p>15,3097825126</text:p>
          </table:table-cell>
          <table:table-cell table:formula="of:=[.H55]/[.$M55]" office:value-type="float" office:value="4.01243994090369">
            <text:p>4,0124399409</text:p>
          </table:table-cell>
          <table:table-cell table:formula="of:=[.I55]/[.$M55]" office:value-type="float" office:value="0">
            <text:p>0</text:p>
          </table:table-cell>
          <table:table-cell table:formula="of:=[.U55]-[.V55]-[.W55]" office:value-type="float" office:value="244.945166920515">
            <text:p>244,945166920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56]*[.C56]" office:value-type="float" office:value="1792">
            <text:p>1792</text:p>
          </table:table-cell>
          <table:table-cell table:formula="of:=[counters.BH56]/1000000000" office:value-type="float" office:value="7.946166992">
            <text:p>7,946166992</text:p>
          </table:table-cell>
          <table:table-cell table:style-name="Default" table:formula="of:=[counters.BI56]/1000000000" office:value-type="float" office:value="28.281555175">
            <text:p>28,281555175</text:p>
          </table:table-cell>
          <table:table-cell table:style-name="Default" table:formula="of:=[counters.BJ56]/1000000000" office:value-type="float" office:value="1.633666992">
            <text:p>1,633666992</text:p>
          </table:table-cell>
          <table:table-cell table:formula="of:=[counters.BK56]/1000000000" office:value-type="float" office:value="0.430175781">
            <text:p>0,430175781</text:p>
          </table:table-cell>
          <table:table-cell table:formula="of:=[counters.BL56]/(2^-32)" office:value-type="float" office:value="0">
            <text:p>0</text:p>
          </table:table-cell>
          <table:table-cell table:formula="of:=[counters.D56]/1000000000" office:value-type="float" office:value="1.86930914">
            <text:p>1,86930914</text:p>
          </table:table-cell>
          <table:table-cell table:formula="of:=[counters.E56]/12500000" office:value-type="float" office:value="1.79507056">
            <text:p>1,79507056</text:p>
          </table:table-cell>
          <table:table-cell table:formula="of:=[counters.F56]/1050000000" office:value-type="float" office:value="1.86112974761905">
            <text:p>1,8611297476</text:p>
          </table:table-cell>
          <table:table-cell table:formula="of:=[counters.G56]/3500000000" office:value-type="float" office:value="0.324227471428571">
            <text:p>0,3242274714</text:p>
          </table:table-cell>
          <table:table-cell table:style-name="ce6" table:formula="of:=[.E56]/[.J56]" office:value-type="float" office:value="4.25085761470144">
            <text:p>4,2508576147</text:p>
          </table:table-cell>
          <table:table-cell table:style-name="ce6" table:formula="of:=[.F56]/[.$J56]" office:value-type="float" office:value="15.1294157664045">
            <text:p>15,1294157664</text:p>
          </table:table-cell>
          <table:table-cell table:style-name="ce6" table:formula="of:=[.G56]/[.$J56]" office:value-type="float" office:value="0.873941584643405">
            <text:p>0,8739415846</text:p>
          </table:table-cell>
          <table:table-cell table:style-name="ce6" table:formula="of:=[.H56]/[.$J56]" office:value-type="float" office:value="0.230125543065605">
            <text:p>0,2301255431</text:p>
          </table:table-cell>
          <table:table-cell table:style-name="ce6" table:formula="of:=[.I56]/[.$J56]" office:value-type="float" office:value="0">
            <text:p>0</text:p>
          </table:table-cell>
          <table:table-cell table:formula="of:=[.O56]-[.P56]-[.Q56]" office:value-type="float" office:value="14.0253486386955">
            <text:p>14,0253486387</text:p>
          </table:table-cell>
          <table:table-cell table:formula="of:=[.E56]/[.$M56]" office:value-type="float" office:value="24.508000376984">
            <text:p>24,508000377</text:p>
          </table:table-cell>
          <table:table-cell table:formula="of:=[.F56]/[.$M56]" office:value-type="float" office:value="87.2275105202816">
            <text:p>87,2275105203</text:p>
          </table:table-cell>
          <table:table-cell table:formula="of:=[.G56]/[.$M56]" office:value-type="float" office:value="5.03864458123162">
            <text:p>5,0386445812</text:p>
          </table:table-cell>
          <table:table-cell table:formula="of:=[.H56]/[.$M56]" office:value-type="float" office:value="1.32677153821856">
            <text:p>1,3267715382</text:p>
          </table:table-cell>
          <table:table-cell table:formula="of:=[.I56]/[.$M56]" office:value-type="float" office:value="0">
            <text:p>0</text:p>
          </table:table-cell>
          <table:table-cell table:formula="of:=[.U56]-[.V56]-[.W56]" office:value-type="float" office:value="80.8620944008314">
            <text:p>80,862094400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57]*[.C57]" office:value-type="float" office:value="2048">
            <text:p>2048</text:p>
          </table:table-cell>
          <table:table-cell table:formula="of:=[counters.BH57]/1000000000" office:value-type="float" office:value="9.366394042">
            <text:p>9,366394042</text:p>
          </table:table-cell>
          <table:table-cell table:style-name="Default" table:formula="of:=[counters.BI57]/1000000000" office:value-type="float" office:value="33.171752929">
            <text:p>33,171752929</text:p>
          </table:table-cell>
          <table:table-cell table:style-name="Default" table:formula="of:=[counters.BJ57]/1000000000" office:value-type="float" office:value="1.918945312">
            <text:p>1,918945312</text:p>
          </table:table-cell>
          <table:table-cell table:formula="of:=[counters.BK57]/1000000000" office:value-type="float" office:value="0.511108398">
            <text:p>0,511108398</text:p>
          </table:table-cell>
          <table:table-cell table:formula="of:=[counters.BL57]/(2^-32)" office:value-type="float" office:value="0">
            <text:p>0</text:p>
          </table:table-cell>
          <table:table-cell table:formula="of:=[counters.D57]/1000000000" office:value-type="float" office:value="2.218391895">
            <text:p>2,218391895</text:p>
          </table:table-cell>
          <table:table-cell table:formula="of:=[counters.E57]/12500000" office:value-type="float" office:value="2.13019632">
            <text:p>2,13019632</text:p>
          </table:table-cell>
          <table:table-cell table:formula="of:=[counters.F57]/1050000000" office:value-type="float" office:value="2.20804526190476">
            <text:p>2,2080452619</text:p>
          </table:table-cell>
          <table:table-cell table:formula="of:=[counters.G57]/3500000000" office:value-type="float" office:value="0.613869867428571">
            <text:p>0,6138698674</text:p>
          </table:table-cell>
          <table:table-cell table:style-name="ce6" table:formula="of:=[.E57]/[.J57]" office:value-type="float" office:value="4.22215482445224">
            <text:p>4,2221548245</text:p>
          </table:table-cell>
          <table:table-cell table:style-name="ce6" table:formula="of:=[.F57]/[.$J57]" office:value-type="float" office:value="14.9530626233198">
            <text:p>14,9530626233</text:p>
          </table:table-cell>
          <table:table-cell table:style-name="ce6" table:formula="of:=[.G57]/[.$J57]" office:value-type="float" office:value="0.865016373493377">
            <text:p>0,8650163735</text:p>
          </table:table-cell>
          <table:table-cell table:style-name="ce6" table:formula="of:=[.H57]/[.$J57]" office:value-type="float" office:value="0.230395900360067">
            <text:p>0,2303959004</text:p>
          </table:table-cell>
          <table:table-cell table:style-name="ce6" table:formula="of:=[.I57]/[.$J57]" office:value-type="float" office:value="0">
            <text:p>0</text:p>
          </table:table-cell>
          <table:table-cell table:formula="of:=[.O57]-[.P57]-[.Q57]" office:value-type="float" office:value="13.8576503494663">
            <text:p>13,8576503495</text:p>
          </table:table-cell>
          <table:table-cell table:formula="of:=[.E57]/[.$M57]" office:value-type="float" office:value="15.2579472278624">
            <text:p>15,2579472279</text:p>
          </table:table-cell>
          <table:table-cell table:formula="of:=[.F57]/[.$M57]" office:value-type="float" office:value="54.0371089852521">
            <text:p>54,0371089853</text:p>
          </table:table-cell>
          <table:table-cell table:formula="of:=[.G57]/[.$M57]" office:value-type="float" office:value="3.12598062523941">
            <text:p>3,1259806252</text:p>
          </table:table-cell>
          <table:table-cell table:formula="of:=[.H57]/[.$M57]" office:value-type="float" office:value="0.832600564254722">
            <text:p>0,8326005643</text:p>
          </table:table-cell>
          <table:table-cell table:formula="of:=[.I57]/[.$M57]" office:value-type="float" office:value="0">
            <text:p>0</text:p>
          </table:table-cell>
          <table:table-cell table:formula="of:=[.U57]-[.V57]-[.W57]" office:value-type="float" office:value="50.078527795758">
            <text:p>50,078527795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58]*[.C58]" office:value-type="float" office:value="2304">
            <text:p>2304</text:p>
          </table:table-cell>
          <table:table-cell table:formula="of:=[counters.BH58]/1000000000" office:value-type="float" office:value="9.767578125">
            <text:p>9,767578125</text:p>
          </table:table-cell>
          <table:table-cell table:style-name="Default" table:formula="of:=[counters.BI58]/1000000000" office:value-type="float" office:value="34.695129394">
            <text:p>34,695129394</text:p>
          </table:table-cell>
          <table:table-cell table:style-name="Default" table:formula="of:=[counters.BJ58]/1000000000" office:value-type="float" office:value="2.094421386">
            <text:p>2,094421386</text:p>
          </table:table-cell>
          <table:table-cell table:formula="of:=[counters.BK58]/1000000000" office:value-type="float" office:value="0.511596679">
            <text:p>0,511596679</text:p>
          </table:table-cell>
          <table:table-cell table:formula="of:=[counters.BL58]/(2^-32)" office:value-type="float" office:value="0">
            <text:p>0</text:p>
          </table:table-cell>
          <table:table-cell table:formula="of:=[counters.D58]/1000000000" office:value-type="float" office:value="2.22474375">
            <text:p>2,22474375</text:p>
          </table:table-cell>
          <table:table-cell table:formula="of:=[counters.E58]/12500000" office:value-type="float" office:value="2.13629064">
            <text:p>2,13629064</text:p>
          </table:table-cell>
          <table:table-cell table:formula="of:=[counters.F58]/1050000000" office:value-type="float" office:value="2.21497771714286">
            <text:p>2,2149777171</text:p>
          </table:table-cell>
          <table:table-cell table:formula="of:=[counters.G58]/3500000000" office:value-type="float" office:value="0.619135298285714">
            <text:p>0,6191352983</text:p>
          </table:table-cell>
          <table:table-cell table:style-name="ce6" table:formula="of:=[.E58]/[.J58]" office:value-type="float" office:value="4.39042839203391">
            <text:p>4,390428392</text:p>
          </table:table-cell>
          <table:table-cell table:style-name="ce6" table:formula="of:=[.F58]/[.$J58]" office:value-type="float" office:value="15.5951126479173">
            <text:p>15,5951126479</text:p>
          </table:table-cell>
          <table:table-cell table:style-name="ce6" table:formula="of:=[.G58]/[.$J58]" office:value-type="float" office:value="0.941421404599968">
            <text:p>0,9414214046</text:p>
          </table:table-cell>
          <table:table-cell table:style-name="ce6" table:formula="of:=[.H58]/[.$J58]" office:value-type="float" office:value="0.229957575563478">
            <text:p>0,2299575756</text:p>
          </table:table-cell>
          <table:table-cell table:style-name="ce6" table:formula="of:=[.I58]/[.$J58]" office:value-type="float" office:value="0">
            <text:p>0</text:p>
          </table:table-cell>
          <table:table-cell table:formula="of:=[.O58]-[.P58]-[.Q58]" office:value-type="float" office:value="14.4237336677539">
            <text:p>14,4237336678</text:p>
          </table:table-cell>
          <table:table-cell table:formula="of:=[.E58]/[.$M58]" office:value-type="float" office:value="15.776160965212">
            <text:p>15,7761609652</text:p>
          </table:table-cell>
          <table:table-cell table:formula="of:=[.F58]/[.$M58]" office:value-type="float" office:value="56.038041265076">
            <text:p>56,0380412651</text:p>
          </table:table-cell>
          <table:table-cell table:formula="of:=[.G58]/[.$M58]" office:value-type="float" office:value="3.3828169574552">
            <text:p>3,3828169575</text:p>
          </table:table-cell>
          <table:table-cell table:formula="of:=[.H58]/[.$M58]" office:value-type="float" office:value="0.826308369780448">
            <text:p>0,8263083698</text:p>
          </table:table-cell>
          <table:table-cell table:formula="of:=[.I58]/[.$M58]" office:value-type="float" office:value="0">
            <text:p>0</text:p>
          </table:table-cell>
          <table:table-cell table:formula="of:=[.U58]-[.V58]-[.W58]" office:value-type="float" office:value="51.8289159378404">
            <text:p>51,828915937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59]*[.C59]" office:value-type="float" office:value="2560">
            <text:p>2560</text:p>
          </table:table-cell>
          <table:table-cell table:formula="of:=[counters.BH59]/1000000000" office:value-type="float" office:value="11.345458984">
            <text:p>11,345458984</text:p>
          </table:table-cell>
          <table:table-cell table:style-name="Default" table:formula="of:=[counters.BI59]/1000000000" office:value-type="float" office:value="40.713989257">
            <text:p>40,713989257</text:p>
          </table:table-cell>
          <table:table-cell table:style-name="Default" table:formula="of:=[counters.BJ59]/1000000000" office:value-type="float" office:value="2.375">
            <text:p>2,375</text:p>
          </table:table-cell>
          <table:table-cell table:formula="of:=[counters.BK59]/1000000000" office:value-type="float" office:value="0.605651855">
            <text:p>0,605651855</text:p>
          </table:table-cell>
          <table:table-cell table:formula="of:=[counters.BL59]/(2^-32)" office:value-type="float" office:value="0">
            <text:p>0</text:p>
          </table:table-cell>
          <table:table-cell table:formula="of:=[counters.D59]/1000000000" office:value-type="float" office:value="2.636575164">
            <text:p>2,636575164</text:p>
          </table:table-cell>
          <table:table-cell table:formula="of:=[counters.E59]/12500000" office:value-type="float" office:value="2.53350384">
            <text:p>2,53350384</text:p>
          </table:table-cell>
          <table:table-cell table:formula="of:=[counters.F59]/1050000000" office:value-type="float" office:value="2.6250754447619">
            <text:p>2,6250754448</text:p>
          </table:table-cell>
          <table:table-cell table:formula="of:=[counters.G59]/3500000000" office:value-type="float" office:value="0.960986078285714">
            <text:p>0,9609860783</text:p>
          </table:table-cell>
          <table:table-cell table:style-name="ce6" table:formula="of:=[.E59]/[.J59]" office:value-type="float" office:value="4.30310470147477">
            <text:p>4,3031047015</text:p>
          </table:table-cell>
          <table:table-cell table:style-name="ce6" table:formula="of:=[.F59]/[.$J59]" office:value-type="float" office:value="15.4419983215013">
            <text:p>15,4419983215</text:p>
          </table:table-cell>
          <table:table-cell table:style-name="ce6" table:formula="of:=[.G59]/[.$J59]" office:value-type="float" office:value="0.900789794438039">
            <text:p>0,9007897944</text:p>
          </table:table-cell>
          <table:table-cell table:style-name="ce6" table:formula="of:=[.H59]/[.$J59]" office:value-type="float" office:value="0.229711583143776">
            <text:p>0,2297115831</text:p>
          </table:table-cell>
          <table:table-cell table:style-name="ce6" table:formula="of:=[.I59]/[.$J59]" office:value-type="float" office:value="0">
            <text:p>0</text:p>
          </table:table-cell>
          <table:table-cell table:formula="of:=[.O59]-[.P59]-[.Q59]" office:value-type="float" office:value="14.3114969439195">
            <text:p>14,3114969439</text:p>
          </table:table-cell>
          <table:table-cell table:formula="of:=[.E59]/[.$M59]" office:value-type="float" office:value="11.8060596717894">
            <text:p>11,8060596718</text:p>
          </table:table-cell>
          <table:table-cell table:formula="of:=[.F59]/[.$M59]" office:value-type="float" office:value="42.3668876968842">
            <text:p>42,3668876969</text:p>
          </table:table-cell>
          <table:table-cell table:formula="of:=[.G59]/[.$M59]" office:value-type="float" office:value="2.47141977773156">
            <text:p>2,4714197777</text:p>
          </table:table-cell>
          <table:table-cell table:formula="of:=[.H59]/[.$M59]" office:value-type="float" office:value="0.630239988575497">
            <text:p>0,6302399886</text:p>
          </table:table-cell>
          <table:table-cell table:formula="of:=[.I59]/[.$M59]" office:value-type="float" office:value="0">
            <text:p>0</text:p>
          </table:table-cell>
          <table:table-cell table:formula="of:=[.U59]-[.V59]-[.W59]" office:value-type="float" office:value="39.2652279305771">
            <text:p>39,265227930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0]*[.C60]" office:value-type="float" office:value="2816">
            <text:p>2816</text:p>
          </table:table-cell>
          <table:table-cell table:formula="of:=[counters.BH60]/1000000000" office:value-type="float" office:value="12.632751464">
            <text:p>12,632751464</text:p>
          </table:table-cell>
          <table:table-cell table:style-name="Default" table:formula="of:=[counters.BI60]/1000000000" office:value-type="float" office:value="44.404113769">
            <text:p>44,404113769</text:p>
          </table:table-cell>
          <table:table-cell table:style-name="Default" table:formula="of:=[counters.BJ60]/1000000000" office:value-type="float" office:value="2.66241455">
            <text:p>2,66241455</text:p>
          </table:table-cell>
          <table:table-cell table:formula="of:=[counters.BK60]/1000000000" office:value-type="float" office:value="0.655334472">
            <text:p>0,655334472</text:p>
          </table:table-cell>
          <table:table-cell table:formula="of:=[counters.BL60]/(2^-32)" office:value-type="float" office:value="0">
            <text:p>0</text:p>
          </table:table-cell>
          <table:table-cell table:formula="of:=[counters.D60]/1000000000" office:value-type="float" office:value="2.8497853">
            <text:p>2,8497853</text:p>
          </table:table-cell>
          <table:table-cell table:formula="of:=[counters.E60]/12500000" office:value-type="float" office:value="2.73631544">
            <text:p>2,73631544</text:p>
          </table:table-cell>
          <table:table-cell table:formula="of:=[counters.F60]/1050000000" office:value-type="float" office:value="2.83502626190476">
            <text:p>2,8350262619</text:p>
          </table:table-cell>
          <table:table-cell table:formula="of:=[counters.G60]/3500000000" office:value-type="float" office:value="1.13773480457143">
            <text:p>1,1377348046</text:p>
          </table:table-cell>
          <table:table-cell table:style-name="ce6" table:formula="of:=[.E60]/[.J60]" office:value-type="float" office:value="4.4328783168332">
            <text:p>4,4328783168</text:p>
          </table:table-cell>
          <table:table-cell table:style-name="ce6" table:formula="of:=[.F60]/[.$J60]" office:value-type="float" office:value="15.5815646073408">
            <text:p>15,5815646073</text:p>
          </table:table-cell>
          <table:table-cell table:style-name="ce6" table:formula="of:=[.G60]/[.$J60]" office:value-type="float" office:value="0.934250924095931">
            <text:p>0,9342509241</text:p>
          </table:table-cell>
          <table:table-cell table:style-name="ce6" table:formula="of:=[.H60]/[.$J60]" office:value-type="float" office:value="0.229959243596351">
            <text:p>0,2299592436</text:p>
          </table:table-cell>
          <table:table-cell table:style-name="ce6" table:formula="of:=[.I60]/[.$J60]" office:value-type="float" office:value="0">
            <text:p>0</text:p>
          </table:table-cell>
          <table:table-cell table:formula="of:=[.O60]-[.P60]-[.Q60]" office:value-type="float" office:value="14.4173544396485">
            <text:p>14,4173544396</text:p>
          </table:table-cell>
          <table:table-cell table:formula="of:=[.E60]/[.$M60]" office:value-type="float" office:value="11.1034235862712">
            <text:p>11,1034235863</text:p>
          </table:table-cell>
          <table:table-cell table:formula="of:=[.F60]/[.$M60]" office:value-type="float" office:value="39.0285272021071">
            <text:p>39,0285272021</text:p>
          </table:table-cell>
          <table:table-cell table:formula="of:=[.G60]/[.$M60]" office:value-type="float" office:value="2.34010117234912">
            <text:p>2,3401011723</text:p>
          </table:table-cell>
          <table:table-cell table:formula="of:=[.H60]/[.$M60]" office:value-type="float" office:value="0.575999318441222">
            <text:p>0,5759993184</text:p>
          </table:table-cell>
          <table:table-cell table:formula="of:=[.I60]/[.$M60]" office:value-type="float" office:value="0">
            <text:p>0</text:p>
          </table:table-cell>
          <table:table-cell table:formula="of:=[.U60]-[.V60]-[.W60]" office:value-type="float" office:value="36.1124267113167">
            <text:p>36,112426711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1]*[.C61]" office:value-type="float" office:value="3072">
            <text:p>3072</text:p>
          </table:table-cell>
          <table:table-cell table:formula="of:=[counters.BH61]/1000000000" office:value-type="float" office:value="13.393249511">
            <text:p>13,393249511</text:p>
          </table:table-cell>
          <table:table-cell table:style-name="Default" table:formula="of:=[counters.BI61]/1000000000" office:value-type="float" office:value="47.882446289">
            <text:p>47,882446289</text:p>
          </table:table-cell>
          <table:table-cell table:style-name="Default" table:formula="of:=[counters.BJ61]/1000000000" office:value-type="float" office:value="3.714111328">
            <text:p>3,714111328</text:p>
          </table:table-cell>
          <table:table-cell table:formula="of:=[counters.BK61]/1000000000" office:value-type="float" office:value="0.703552246">
            <text:p>0,703552246</text:p>
          </table:table-cell>
          <table:table-cell table:formula="of:=[counters.BL61]/(2^-32)" office:value-type="float" office:value="0">
            <text:p>0</text:p>
          </table:table-cell>
          <table:table-cell table:formula="of:=[counters.D61]/1000000000" office:value-type="float" office:value="2.968814553">
            <text:p>2,968814553</text:p>
          </table:table-cell>
          <table:table-cell table:formula="of:=[counters.E61]/12500000" office:value-type="float" office:value="2.85060072">
            <text:p>2,85060072</text:p>
          </table:table-cell>
          <table:table-cell table:formula="of:=[counters.F61]/1050000000" office:value-type="float" office:value="2.95393451142857">
            <text:p>2,9539345114</text:p>
          </table:table-cell>
          <table:table-cell table:formula="of:=[counters.G61]/3500000000" office:value-type="float" office:value="0.00937610942857143">
            <text:p>0,0093761094</text:p>
          </table:table-cell>
          <table:table-cell table:style-name="ce6" table:formula="of:=[.E61]/[.J61]" office:value-type="float" office:value="4.51131226686627">
            <text:p>4,5113122669</text:p>
          </table:table-cell>
          <table:table-cell table:style-name="ce6" table:formula="of:=[.F61]/[.$J61]" office:value-type="float" office:value="16.1284733128968">
            <text:p>16,1284733129</text:p>
          </table:table-cell>
          <table:table-cell table:style-name="ce6" table:formula="of:=[.G61]/[.$J61]" office:value-type="float" office:value="1.25104187604001">
            <text:p>1,251041876</text:p>
          </table:table-cell>
          <table:table-cell table:style-name="ce6" table:formula="of:=[.H61]/[.$J61]" office:value-type="float" office:value="0.236980866753384">
            <text:p>0,2369808668</text:p>
          </table:table-cell>
          <table:table-cell table:style-name="ce6" table:formula="of:=[.I61]/[.$J61]" office:value-type="float" office:value="0">
            <text:p>0</text:p>
          </table:table-cell>
          <table:table-cell table:formula="of:=[.O61]-[.P61]-[.Q61]" office:value-type="float" office:value="14.6404505701034">
            <text:p>14,6404505701</text:p>
          </table:table-cell>
          <table:table-cell table:formula="of:=[.E61]/[.$M61]" office:value-type="float" office:value="1428.44424044234">
            <text:p>1428,4442404424</text:p>
          </table:table-cell>
          <table:table-cell table:formula="of:=[.F61]/[.$M61]" office:value-type="float" office:value="5106.85659694732">
            <text:p>5106,8565969473</text:p>
          </table:table-cell>
          <table:table-cell table:formula="of:=[.G61]/[.$M61]" office:value-type="float" office:value="396.124997931673">
            <text:p>396,1249979317</text:p>
          </table:table-cell>
          <table:table-cell table:formula="of:=[.H61]/[.$M61]" office:value-type="float" office:value="75.0366931358645">
            <text:p>75,0366931359</text:p>
          </table:table-cell>
          <table:table-cell table:formula="of:=[.I61]/[.$M61]" office:value-type="float" office:value="0">
            <text:p>0</text:p>
          </table:table-cell>
          <table:table-cell table:formula="of:=[.U61]-[.V61]-[.W61]" office:value-type="float" office:value="4635.69490587979">
            <text:p>4635,694905879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2]*[.C62]" office:value-type="float" office:value="3328">
            <text:p>3328</text:p>
          </table:table-cell>
          <table:table-cell table:formula="of:=[counters.BH62]/1000000000" office:value-type="float" office:value="14.912780761">
            <text:p>14,912780761</text:p>
          </table:table-cell>
          <table:table-cell table:style-name="Default" table:formula="of:=[counters.BI62]/1000000000" office:value-type="float" office:value="53.125549316">
            <text:p>53,125549316</text:p>
          </table:table-cell>
          <table:table-cell table:style-name="Default" table:formula="of:=[counters.BJ62]/1000000000" office:value-type="float" office:value="3.286499023">
            <text:p>3,286499023</text:p>
          </table:table-cell>
          <table:table-cell table:formula="of:=[counters.BK62]/1000000000" office:value-type="float" office:value="0.768493652">
            <text:p>0,768493652</text:p>
          </table:table-cell>
          <table:table-cell table:formula="of:=[counters.BL62]/(2^-32)" office:value-type="float" office:value="0">
            <text:p>0</text:p>
          </table:table-cell>
          <table:table-cell table:formula="of:=[counters.D62]/1000000000" office:value-type="float" office:value="3.337281915">
            <text:p>3,337281915</text:p>
          </table:table-cell>
          <table:table-cell table:formula="of:=[counters.E62]/12500000" office:value-type="float" office:value="3.20669424">
            <text:p>3,20669424</text:p>
          </table:table-cell>
          <table:table-cell table:formula="of:=[counters.F62]/1050000000" office:value-type="float" office:value="3.32469312190476">
            <text:p>3,3246931219</text:p>
          </table:table-cell>
          <table:table-cell table:formula="of:=[counters.G62]/3500000000" office:value-type="float" office:value="0.315083936857143">
            <text:p>0,3150839369</text:p>
          </table:table-cell>
          <table:table-cell table:style-name="ce6" table:formula="of:=[.E62]/[.J62]" office:value-type="float" office:value="4.46854090868736">
            <text:p>4,4685409087</text:p>
          </table:table-cell>
          <table:table-cell table:style-name="ce6" table:formula="of:=[.F62]/[.$J62]" office:value-type="float" office:value="15.9188077810322">
            <text:p>15,918807781</text:p>
          </table:table-cell>
          <table:table-cell table:style-name="ce6" table:formula="of:=[.G62]/[.$J62]" office:value-type="float" office:value="0.984783157883142">
            <text:p>0,9847831579</text:p>
          </table:table-cell>
          <table:table-cell table:style-name="ce6" table:formula="of:=[.H62]/[.$J62]" office:value-type="float" office:value="0.23027531733111">
            <text:p>0,2302753173</text:p>
          </table:table-cell>
          <table:table-cell table:style-name="ce6" table:formula="of:=[.I62]/[.$J62]" office:value-type="float" office:value="0">
            <text:p>0</text:p>
          </table:table-cell>
          <table:table-cell table:formula="of:=[.O62]-[.P62]-[.Q62]" office:value-type="float" office:value="14.7037493058179">
            <text:p>14,7037493058</text:p>
          </table:table-cell>
          <table:table-cell table:formula="of:=[.E62]/[.$M62]" office:value-type="float" office:value="47.3295494202276">
            <text:p>47,3295494202</text:p>
          </table:table-cell>
          <table:table-cell table:formula="of:=[.F62]/[.$M62]" office:value-type="float" office:value="168.607609279958">
            <text:p>168,60760928</text:p>
          </table:table-cell>
          <table:table-cell table:formula="of:=[.G62]/[.$M62]" office:value-type="float" office:value="10.430550842362">
            <text:p>10,4305508424</text:p>
          </table:table-cell>
          <table:table-cell table:formula="of:=[.H62]/[.$M62]" office:value-type="float" office:value="2.43901247288411">
            <text:p>2,4390124729</text:p>
          </table:table-cell>
          <table:table-cell table:formula="of:=[.I62]/[.$M62]" office:value-type="float" office:value="0">
            <text:p>0</text:p>
          </table:table-cell>
          <table:table-cell table:formula="of:=[.U62]-[.V62]-[.W62]" office:value-type="float" office:value="155.738045964712">
            <text:p>155,738045964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63]*[.C63]" office:value-type="float" office:value="3584">
            <text:p>3584</text:p>
          </table:table-cell>
          <table:table-cell table:formula="of:=[counters.BH63]/1000000000" office:value-type="float" office:value="15.542480468">
            <text:p>15,542480468</text:p>
          </table:table-cell>
          <table:table-cell table:style-name="Default" table:formula="of:=[counters.BI63]/1000000000" office:value-type="float" office:value="55.459228515">
            <text:p>55,459228515</text:p>
          </table:table-cell>
          <table:table-cell table:style-name="Default" table:formula="of:=[counters.BJ63]/1000000000" office:value-type="float" office:value="2.984924316">
            <text:p>2,984924316</text:p>
          </table:table-cell>
          <table:table-cell table:formula="of:=[counters.BK63]/1000000000" office:value-type="float" office:value="0.807189941">
            <text:p>0,807189941</text:p>
          </table:table-cell>
          <table:table-cell table:formula="of:=[counters.BL63]/(2^-32)" office:value-type="float" office:value="0">
            <text:p>0</text:p>
          </table:table-cell>
          <table:table-cell table:formula="of:=[counters.D63]/1000000000" office:value-type="float" office:value="3.522583561">
            <text:p>3,522583561</text:p>
          </table:table-cell>
          <table:table-cell table:formula="of:=[counters.E63]/12500000" office:value-type="float" office:value="3.3822044">
            <text:p>3,3822044</text:p>
          </table:table-cell>
          <table:table-cell table:formula="of:=[counters.F63]/1050000000" office:value-type="float" office:value="3.50668116952381">
            <text:p>3,5066811695</text:p>
          </table:table-cell>
          <table:table-cell table:formula="of:=[counters.G63]/3500000000" office:value-type="float" office:value="0.468842880571429">
            <text:p>0,4688428806</text:p>
          </table:table-cell>
          <table:table-cell table:style-name="ce6" table:formula="of:=[.E63]/[.J63]" office:value-type="float" office:value="4.41223897144054">
            <text:p>4,4122389714</text:p>
          </table:table-cell>
          <table:table-cell table:style-name="ce6" table:formula="of:=[.F63]/[.$J63]" office:value-type="float" office:value="15.7439071507096">
            <text:p>15,7439071507</text:p>
          </table:table-cell>
          <table:table-cell table:style-name="ce6" table:formula="of:=[.G63]/[.$J63]" office:value-type="float" office:value="0.847367923091264">
            <text:p>0,8473679231</text:p>
          </table:table-cell>
          <table:table-cell table:style-name="ce6" table:formula="of:=[.H63]/[.$J63]" office:value-type="float" office:value="0.229147137895248">
            <text:p>0,2291471379</text:p>
          </table:table-cell>
          <table:table-cell table:style-name="ce6" table:formula="of:=[.I63]/[.$J63]" office:value-type="float" office:value="0">
            <text:p>0</text:p>
          </table:table-cell>
          <table:table-cell table:formula="of:=[.O63]-[.P63]-[.Q63]" office:value-type="float" office:value="14.6673920897231">
            <text:p>14,6673920897</text:p>
          </table:table-cell>
          <table:table-cell table:formula="of:=[.E63]/[.$M63]" office:value-type="float" office:value="33.1507230077947">
            <text:p>33,1507230078</text:p>
          </table:table-cell>
          <table:table-cell table:formula="of:=[.F63]/[.$M63]" office:value-type="float" office:value="118.289582316801">
            <text:p>118,2895823168</text:p>
          </table:table-cell>
          <table:table-cell table:formula="of:=[.G63]/[.$M63]" office:value-type="float" office:value="6.36657703399901">
            <text:p>6,366577034</text:p>
          </table:table-cell>
          <table:table-cell table:formula="of:=[.H63]/[.$M63]" office:value-type="float" office:value="1.72166406796279">
            <text:p>1,721664068</text:p>
          </table:table-cell>
          <table:table-cell table:formula="of:=[.I63]/[.$M63]" office:value-type="float" office:value="0">
            <text:p>0</text:p>
          </table:table-cell>
          <table:table-cell table:formula="of:=[.U63]-[.V63]-[.W63]" office:value-type="float" office:value="110.201341214839">
            <text:p>110,201341214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64]*[.C64]" office:value-type="float" office:value="3840">
            <text:p>3840</text:p>
          </table:table-cell>
          <table:table-cell table:formula="of:=[counters.BH64]/1000000000" office:value-type="float" office:value="16.390075683">
            <text:p>16,390075683</text:p>
          </table:table-cell>
          <table:table-cell table:style-name="Default" table:formula="of:=[counters.BI64]/1000000000" office:value-type="float" office:value="58.743591308">
            <text:p>58,743591308</text:p>
          </table:table-cell>
          <table:table-cell table:style-name="Default" table:formula="of:=[counters.BJ64]/1000000000" office:value-type="float" office:value="3.199096679">
            <text:p>3,199096679</text:p>
          </table:table-cell>
          <table:table-cell table:formula="of:=[counters.BK64]/1000000000" office:value-type="float" office:value="0.848693847">
            <text:p>0,848693847</text:p>
          </table:table-cell>
          <table:table-cell table:formula="of:=[counters.BL64]/(2^-32)" office:value-type="float" office:value="0">
            <text:p>0</text:p>
          </table:table-cell>
          <table:table-cell table:formula="of:=[counters.D64]/1000000000" office:value-type="float" office:value="3.707409852">
            <text:p>3,707409852</text:p>
          </table:table-cell>
          <table:table-cell table:formula="of:=[counters.E64]/12500000" office:value-type="float" office:value="3.55965528">
            <text:p>3,55965528</text:p>
          </table:table-cell>
          <table:table-cell table:formula="of:=[counters.F64]/1050000000" office:value-type="float" office:value="3.69103343428571">
            <text:p>3,6910334343</text:p>
          </table:table-cell>
          <table:table-cell table:formula="of:=[counters.G64]/3500000000" office:value-type="float" office:value="0.622200611428571">
            <text:p>0,6222006114</text:p>
          </table:table-cell>
          <table:table-cell table:style-name="ce6" table:formula="of:=[.E64]/[.J64]" office:value-type="float" office:value="4.42089661982157">
            <text:p>4,4208966198</text:p>
          </table:table-cell>
          <table:table-cell table:style-name="ce6" table:formula="of:=[.F64]/[.$J64]" office:value-type="float" office:value="15.8449142806022">
            <text:p>15,8449142806</text:p>
          </table:table-cell>
          <table:table-cell table:style-name="ce6" table:formula="of:=[.G64]/[.$J64]" office:value-type="float" office:value="0.862892641145196">
            <text:p>0,8628926411</text:p>
          </table:table-cell>
          <table:table-cell table:style-name="ce6" table:formula="of:=[.H64]/[.$J64]" office:value-type="float" office:value="0.22891826932546">
            <text:p>0,2289182693</text:p>
          </table:table-cell>
          <table:table-cell table:style-name="ce6" table:formula="of:=[.I64]/[.$J64]" office:value-type="float" office:value="0">
            <text:p>0</text:p>
          </table:table-cell>
          <table:table-cell table:formula="of:=[.O64]-[.P64]-[.Q64]" office:value-type="float" office:value="14.7531033701315">
            <text:p>14,7531033701</text:p>
          </table:table-cell>
          <table:table-cell table:formula="of:=[.E64]/[.$M64]" office:value-type="float" office:value="26.3421079663815">
            <text:p>26,3421079664</text:p>
          </table:table-cell>
          <table:table-cell table:formula="of:=[.F64]/[.$M64]" office:value-type="float" office:value="94.4126222780862">
            <text:p>94,4126222781</text:p>
          </table:table-cell>
          <table:table-cell table:formula="of:=[.G64]/[.$M64]" office:value-type="float" office:value="5.14158395256938">
            <text:p>5,1415839526</text:p>
          </table:table-cell>
          <table:table-cell table:formula="of:=[.H64]/[.$M64]" office:value-type="float" office:value="1.36401962873582">
            <text:p>1,3640196287</text:p>
          </table:table-cell>
          <table:table-cell table:formula="of:=[.I64]/[.$M64]" office:value-type="float" office:value="0">
            <text:p>0</text:p>
          </table:table-cell>
          <table:table-cell table:formula="of:=[.U64]-[.V64]-[.W64]" office:value-type="float" office:value="87.907018696781">
            <text:p>87,907018696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65]*[.C65]" office:value-type="float" office:value="4096">
            <text:p>4096</text:p>
          </table:table-cell>
          <table:table-cell table:formula="of:=[counters.BH65]/1000000000" office:value-type="float" office:value="18.098266601">
            <text:p>18,098266601</text:p>
          </table:table-cell>
          <table:table-cell table:style-name="Default" table:formula="of:=[counters.BI65]/1000000000" office:value-type="float" office:value="65.044738769">
            <text:p>65,044738769</text:p>
          </table:table-cell>
          <table:table-cell table:style-name="Default" table:formula="of:=[counters.BJ65]/1000000000" office:value-type="float" office:value="3.776306152">
            <text:p>3,776306152</text:p>
          </table:table-cell>
          <table:table-cell table:formula="of:=[counters.BK65]/1000000000" office:value-type="float" office:value="0.936218261">
            <text:p>0,936218261</text:p>
          </table:table-cell>
          <table:table-cell table:formula="of:=[counters.BL65]/(2^-32)" office:value-type="float" office:value="0">
            <text:p>0</text:p>
          </table:table-cell>
          <table:table-cell table:formula="of:=[counters.D65]/1000000000" office:value-type="float" office:value="4.0784131">
            <text:p>4,0784131</text:p>
          </table:table-cell>
          <table:table-cell table:formula="of:=[counters.E65]/12500000" office:value-type="float" office:value="3.91786688">
            <text:p>3,91786688</text:p>
          </table:table-cell>
          <table:table-cell table:formula="of:=[counters.F65]/1050000000" office:value-type="float" office:value="4.06228106476191">
            <text:p>4,0622810648</text:p>
          </table:table-cell>
          <table:table-cell table:formula="of:=[counters.G65]/3500000000" office:value-type="float" office:value="0.930018251428571">
            <text:p>0,9300182514</text:p>
          </table:table-cell>
          <table:table-cell table:style-name="ce6" table:formula="of:=[.E65]/[.J65]" office:value-type="float" office:value="4.43757563474872">
            <text:p>4,4375756347</text:p>
          </table:table-cell>
          <table:table-cell table:style-name="ce6" table:formula="of:=[.F65]/[.$J65]" office:value-type="float" office:value="15.9485410560789">
            <text:p>15,9485410561</text:p>
          </table:table-cell>
          <table:table-cell table:style-name="ce6" table:formula="of:=[.G65]/[.$J65]" office:value-type="float" office:value="0.925925368374283">
            <text:p>0,9259253684</text:p>
          </table:table-cell>
          <table:table-cell table:style-name="ce6" table:formula="of:=[.H65]/[.$J65]" office:value-type="float" office:value="0.229554544388846">
            <text:p>0,2295545444</text:p>
          </table:table-cell>
          <table:table-cell table:style-name="ce6" table:formula="of:=[.I65]/[.$J65]" office:value-type="float" office:value="0">
            <text:p>0</text:p>
          </table:table-cell>
          <table:table-cell table:formula="of:=[.O65]-[.P65]-[.Q65]" office:value-type="float" office:value="14.7930611433158">
            <text:p>14,7930611433</text:p>
          </table:table-cell>
          <table:table-cell table:formula="of:=[.E65]/[.$M65]" office:value-type="float" office:value="19.4601198129175">
            <text:p>19,4601198129</text:p>
          </table:table-cell>
          <table:table-cell table:formula="of:=[.F65]/[.$M65]" office:value-type="float" office:value="69.9392067511437">
            <text:p>69,9392067511</text:p>
          </table:table-cell>
          <table:table-cell table:formula="of:=[.G65]/[.$M65]" office:value-type="float" office:value="4.06046456206568">
            <text:p>4,0604645621</text:p>
          </table:table-cell>
          <table:table-cell table:formula="of:=[.H65]/[.$M65]" office:value-type="float" office:value="1.00666654612628">
            <text:p>1,0066665461</text:p>
          </table:table-cell>
          <table:table-cell table:formula="of:=[.I65]/[.$M65]" office:value-type="float" office:value="0">
            <text:p>0</text:p>
          </table:table-cell>
          <table:table-cell table:formula="of:=[.U65]-[.V65]-[.W65]" office:value-type="float" office:value="64.8720756429517">
            <text:p>64,87207564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66]*[.C66]" office:value-type="float" office:value="4352">
            <text:p>4352</text:p>
          </table:table-cell>
          <table:table-cell table:formula="of:=[counters.BH66]/1000000000" office:value-type="float" office:value="18.984069824">
            <text:p>18,984069824</text:p>
          </table:table-cell>
          <table:table-cell table:style-name="Default" table:formula="of:=[counters.BI66]/1000000000" office:value-type="float" office:value="68.008483886">
            <text:p>68,008483886</text:p>
          </table:table-cell>
          <table:table-cell table:style-name="Default" table:formula="of:=[counters.BJ66]/1000000000" office:value-type="float" office:value="3.795471191">
            <text:p>3,795471191</text:p>
          </table:table-cell>
          <table:table-cell table:formula="of:=[counters.BK66]/1000000000" office:value-type="float" office:value="0.977416992">
            <text:p>0,977416992</text:p>
          </table:table-cell>
          <table:table-cell table:formula="of:=[counters.BL66]/(2^-32)" office:value-type="float" office:value="0">
            <text:p>0</text:p>
          </table:table-cell>
          <table:table-cell table:formula="of:=[counters.D66]/1000000000" office:value-type="float" office:value="4.265888538">
            <text:p>4,265888538</text:p>
          </table:table-cell>
          <table:table-cell table:formula="of:=[counters.E66]/12500000" office:value-type="float" office:value="4.09576888">
            <text:p>4,09576888</text:p>
          </table:table-cell>
          <table:table-cell table:formula="of:=[counters.F66]/1050000000" office:value-type="float" office:value="0.154867722857143">
            <text:p>0,1548677229</text:p>
          </table:table-cell>
          <table:table-cell table:formula="of:=[counters.G66]/3500000000" office:value-type="float" office:value="1.08555716257143">
            <text:p>1,0855571626</text:p>
          </table:table-cell>
          <table:table-cell table:style-name="ce6" table:formula="of:=[.E66]/[.J66]" office:value-type="float" office:value="4.4502029658985">
            <text:p>4,4502029659</text:p>
          </table:table-cell>
          <table:table-cell table:style-name="ce6" table:formula="of:=[.F66]/[.$J66]" office:value-type="float" office:value="15.9423958877943">
            <text:p>15,9423958878</text:p>
          </table:table-cell>
          <table:table-cell table:style-name="ce6" table:formula="of:=[.G66]/[.$J66]" office:value-type="float" office:value="0.889725823164487">
            <text:p>0,8897258232</text:p>
          </table:table-cell>
          <table:table-cell table:style-name="ce6" table:formula="of:=[.H66]/[.$J66]" office:value-type="float" office:value="0.229123893719513">
            <text:p>0,2291238937</text:p>
          </table:table-cell>
          <table:table-cell table:style-name="ce6" table:formula="of:=[.I66]/[.$J66]" office:value-type="float" office:value="0">
            <text:p>0</text:p>
          </table:table-cell>
          <table:table-cell table:formula="of:=[.O66]-[.P66]-[.Q66]" office:value-type="float" office:value="14.8235461709103">
            <text:p>14,8235461709</text:p>
          </table:table-cell>
          <table:table-cell table:formula="of:=[.E66]/[.$M66]" office:value-type="float" office:value="17.487858289315">
            <text:p>17,4878582893</text:p>
          </table:table-cell>
          <table:table-cell table:formula="of:=[.F66]/[.$M66]" office:value-type="float" office:value="62.6484594555149">
            <text:p>62,6484594555</text:p>
          </table:table-cell>
          <table:table-cell table:formula="of:=[.G66]/[.$M66]" office:value-type="float" office:value="3.49633471351193">
            <text:p>3,4963347135</text:p>
          </table:table-cell>
          <table:table-cell table:formula="of:=[.H66]/[.$M66]" office:value-type="float" office:value="0.900382794844935">
            <text:p>0,9003827948</text:p>
          </table:table-cell>
          <table:table-cell table:formula="of:=[.I66]/[.$M66]" office:value-type="float" office:value="0">
            <text:p>0</text:p>
          </table:table-cell>
          <table:table-cell table:formula="of:=[.U66]-[.V66]-[.W66]" office:value-type="float" office:value="58.2517419471581">
            <text:p>58,251741947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67]*[.C67]" office:value-type="float" office:value="4608">
            <text:p>4608</text:p>
          </table:table-cell>
          <table:table-cell table:formula="of:=[counters.BH67]/1000000000" office:value-type="float" office:value="19.931030273">
            <text:p>19,931030273</text:p>
          </table:table-cell>
          <table:table-cell table:style-name="Default" table:formula="of:=[counters.BI67]/1000000000" office:value-type="float" office:value="71.086914062">
            <text:p>71,086914062</text:p>
          </table:table-cell>
          <table:table-cell table:style-name="Default" table:formula="of:=[counters.BJ67]/1000000000" office:value-type="float" office:value="3.901794433">
            <text:p>3,901794433</text:p>
          </table:table-cell>
          <table:table-cell table:formula="of:=[counters.BK67]/1000000000" office:value-type="float" office:value="1.01953125">
            <text:p>1,01953125</text:p>
          </table:table-cell>
          <table:table-cell table:formula="of:=[counters.BL67]/(2^-32)" office:value-type="float" office:value="0">
            <text:p>0</text:p>
          </table:table-cell>
          <table:table-cell table:formula="of:=[counters.D67]/1000000000" office:value-type="float" office:value="4.449900875">
            <text:p>4,449900875</text:p>
          </table:table-cell>
          <table:table-cell table:formula="of:=[counters.E67]/12500000" office:value-type="float" office:value="4.27425176">
            <text:p>4,27425176</text:p>
          </table:table-cell>
          <table:table-cell table:formula="of:=[counters.F67]/1050000000" office:value-type="float" office:value="0.340812273333333">
            <text:p>0,3408122733</text:p>
          </table:table-cell>
          <table:table-cell table:formula="of:=[counters.G67]/3500000000" office:value-type="float" office:value="0.0112479791428571">
            <text:p>0,0112479791</text:p>
          </table:table-cell>
          <table:table-cell table:style-name="ce6" table:formula="of:=[.E67]/[.J67]" office:value-type="float" office:value="4.47898297801971">
            <text:p>4,478982978</text:p>
          </table:table-cell>
          <table:table-cell table:style-name="ce6" table:formula="of:=[.F67]/[.$J67]" office:value-type="float" office:value="15.9749432760117">
            <text:p>15,974943276</text:p>
          </table:table-cell>
          <table:table-cell table:style-name="ce6" table:formula="of:=[.G67]/[.$J67]" office:value-type="float" office:value="0.876827269326533">
            <text:p>0,8768272693</text:p>
          </table:table-cell>
          <table:table-cell table:style-name="ce6" table:formula="of:=[.H67]/[.$J67]" office:value-type="float" office:value="0.229113249629409">
            <text:p>0,2291132496</text:p>
          </table:table-cell>
          <table:table-cell table:style-name="ce6" table:formula="of:=[.I67]/[.$J67]" office:value-type="float" office:value="0">
            <text:p>0</text:p>
          </table:table-cell>
          <table:table-cell table:formula="of:=[.O67]-[.P67]-[.Q67]" office:value-type="float" office:value="14.8690027570558">
            <text:p>14,8690027571</text:p>
          </table:table-cell>
          <table:table-cell table:formula="of:=[.E67]/[.$M67]" office:value-type="float" office:value="1771.96543662307">
            <text:p>1771,9654366231</text:p>
          </table:table-cell>
          <table:table-cell table:formula="of:=[.F67]/[.$M67]" office:value-type="float" office:value="6319.97207312948">
            <text:p>6319,9720731295</text:p>
          </table:table-cell>
          <table:table-cell table:formula="of:=[.G67]/[.$M67]" office:value-type="float" office:value="346.888484006283">
            <text:p>346,8884840063</text:p>
          </table:table-cell>
          <table:table-cell table:formula="of:=[.H67]/[.$M67]" office:value-type="float" office:value="90.6412820517575">
            <text:p>90,6412820518</text:p>
          </table:table-cell>
          <table:table-cell table:formula="of:=[.I67]/[.$M67]" office:value-type="float" office:value="0">
            <text:p>0</text:p>
          </table:table-cell>
          <table:table-cell table:formula="of:=[.U67]-[.V67]-[.W67]" office:value-type="float" office:value="5882.44230707144">
            <text:p>5882,442307071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68]*[.C68]" office:value-type="float" office:value="4864">
            <text:p>4864</text:p>
          </table:table-cell>
          <table:table-cell table:formula="of:=[counters.BH68]/1000000000" office:value-type="float" office:value="22.057067871">
            <text:p>22,057067871</text:p>
          </table:table-cell>
          <table:table-cell table:style-name="Default" table:formula="of:=[counters.BI68]/1000000000" office:value-type="float" office:value="79.47680664">
            <text:p>79,47680664</text:p>
          </table:table-cell>
          <table:table-cell table:style-name="Default" table:formula="of:=[counters.BJ68]/1000000000" office:value-type="float" office:value="6.391113281">
            <text:p>6,391113281</text:p>
          </table:table-cell>
          <table:table-cell table:formula="of:=[counters.BK68]/1000000000" office:value-type="float" office:value="1.13116455">
            <text:p>1,13116455</text:p>
          </table:table-cell>
          <table:table-cell table:formula="of:=[counters.BL68]/(2^-32)" office:value-type="float" office:value="0">
            <text:p>0</text:p>
          </table:table-cell>
          <table:table-cell table:formula="of:=[counters.D68]/1000000000" office:value-type="float" office:value="4.830412678">
            <text:p>4,830412678</text:p>
          </table:table-cell>
          <table:table-cell table:formula="of:=[counters.E68]/12500000" office:value-type="float" office:value="4.64287184">
            <text:p>4,64287184</text:p>
          </table:table-cell>
          <table:table-cell table:formula="of:=[counters.F68]/1050000000" office:value-type="float" office:value="0.716701918095238">
            <text:p>0,7167019181</text:p>
          </table:table-cell>
          <table:table-cell table:formula="of:=[counters.G68]/3500000000" office:value-type="float" office:value="0.326860122857143">
            <text:p>0,3268601229</text:p>
          </table:table-cell>
          <table:table-cell table:style-name="ce6" table:formula="of:=[.E68]/[.J68]" office:value-type="float" office:value="4.56629057211993">
            <text:p>4,5662905721</text:p>
          </table:table-cell>
          <table:table-cell table:style-name="ce6" table:formula="of:=[.F68]/[.$J68]" office:value-type="float" office:value="16.4534196015954">
            <text:p>16,4534196016</text:p>
          </table:table-cell>
          <table:table-cell table:style-name="ce6" table:formula="of:=[.G68]/[.$J68]" office:value-type="float" office:value="1.32309881309069">
            <text:p>1,3230988131</text:p>
          </table:table-cell>
          <table:table-cell table:style-name="ce6" table:formula="of:=[.H68]/[.$J68]" office:value-type="float" office:value="0.234175550911387">
            <text:p>0,2341755509</text:p>
          </table:table-cell>
          <table:table-cell table:style-name="ce6" table:formula="of:=[.I68]/[.$J68]" office:value-type="float" office:value="0">
            <text:p>0</text:p>
          </table:table-cell>
          <table:table-cell table:formula="of:=[.O68]-[.P68]-[.Q68]" office:value-type="float" office:value="14.8961452375933">
            <text:p>14,8961452376</text:p>
          </table:table-cell>
          <table:table-cell table:formula="of:=[.E68]/[.$M68]" office:value-type="float" office:value="67.4816728274934">
            <text:p>67,4816728275</text:p>
          </table:table-cell>
          <table:table-cell table:formula="of:=[.F68]/[.$M68]" office:value-type="float" office:value="243.152348916959">
            <text:p>243,152348917</text:p>
          </table:table-cell>
          <table:table-cell table:formula="of:=[.G68]/[.$M68]" office:value-type="float" office:value="19.5530529240892">
            <text:p>19,5530529241</text:p>
          </table:table-cell>
          <table:table-cell table:formula="of:=[.H68]/[.$M68]" office:value-type="float" office:value="3.46069915201735">
            <text:p>3,460699152</text:p>
          </table:table-cell>
          <table:table-cell table:formula="of:=[.I68]/[.$M68]" office:value-type="float" office:value="0">
            <text:p>0</text:p>
          </table:table-cell>
          <table:table-cell table:formula="of:=[.U68]-[.V68]-[.W68]" office:value-type="float" office:value="220.138596840852">
            <text:p>220,138596840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69]*[.C69]" office:value-type="float" office:value="5120">
            <text:p>5120</text:p>
          </table:table-cell>
          <table:table-cell table:formula="of:=[counters.BH69]/1000000000" office:value-type="float" office:value="22.67224121">
            <text:p>22,67224121</text:p>
          </table:table-cell>
          <table:table-cell table:style-name="Default" table:formula="of:=[counters.BI69]/1000000000" office:value-type="float" office:value="82.000061035">
            <text:p>82,000061035</text:p>
          </table:table-cell>
          <table:table-cell table:style-name="Default" table:formula="of:=[counters.BJ69]/1000000000" office:value-type="float" office:value="5.548400878">
            <text:p>5,548400878</text:p>
          </table:table-cell>
          <table:table-cell table:formula="of:=[counters.BK69]/1000000000" office:value-type="float" office:value="1.157836914">
            <text:p>1,157836914</text:p>
          </table:table-cell>
          <table:table-cell table:formula="of:=[counters.BL69]/(2^-32)" office:value-type="float" office:value="0">
            <text:p>0</text:p>
          </table:table-cell>
          <table:table-cell table:formula="of:=[counters.D69]/1000000000" office:value-type="float" office:value="5.018978467">
            <text:p>5,018978467</text:p>
          </table:table-cell>
          <table:table-cell table:formula="of:=[counters.E69]/12500000" office:value-type="float" office:value="4.82514768">
            <text:p>4,82514768</text:p>
          </table:table-cell>
          <table:table-cell table:formula="of:=[counters.F69]/1050000000" office:value-type="float" office:value="0.903351831428572">
            <text:p>0,9033518314</text:p>
          </table:table-cell>
          <table:table-cell table:formula="of:=[counters.G69]/3500000000" office:value-type="float" office:value="0.483311435714286">
            <text:p>0,4833114357</text:p>
          </table:table-cell>
          <table:table-cell table:style-name="ce6" table:formula="of:=[.E69]/[.J69]" office:value-type="float" office:value="4.51730194880711">
            <text:p>4,5173019488</text:p>
          </table:table-cell>
          <table:table-cell table:style-name="ce6" table:formula="of:=[.F69]/[.$J69]" office:value-type="float" office:value="16.3379981751573">
            <text:p>16,3379981752</text:p>
          </table:table-cell>
          <table:table-cell table:style-name="ce6" table:formula="of:=[.G69]/[.$J69]" office:value-type="float" office:value="1.10548409690956">
            <text:p>1,1054840969</text:p>
          </table:table-cell>
          <table:table-cell table:style-name="ce6" table:formula="of:=[.H69]/[.$J69]" office:value-type="float" office:value="0.230691747655988">
            <text:p>0,2306917477</text:p>
          </table:table-cell>
          <table:table-cell table:style-name="ce6" table:formula="of:=[.I69]/[.$J69]" office:value-type="float" office:value="0">
            <text:p>0</text:p>
          </table:table-cell>
          <table:table-cell table:formula="of:=[.O69]-[.P69]-[.Q69]" office:value-type="float" office:value="15.0018223305918">
            <text:p>15,0018223306</text:p>
          </table:table-cell>
          <table:table-cell table:formula="of:=[.E69]/[.$M69]" office:value-type="float" office:value="46.9102105488001">
            <text:p>46,9102105488</text:p>
          </table:table-cell>
          <table:table-cell table:formula="of:=[.F69]/[.$M69]" office:value-type="float" office:value="169.662985345696">
            <text:p>169,6629853457</text:p>
          </table:table-cell>
          <table:table-cell table:formula="of:=[.G69]/[.$M69]" office:value-type="float" office:value="11.4799701972705">
            <text:p>11,4799701973</text:p>
          </table:table-cell>
          <table:table-cell table:formula="of:=[.H69]/[.$M69]" office:value-type="float" office:value="2.39563318481971">
            <text:p>2,3956331848</text:p>
          </table:table-cell>
          <table:table-cell table:formula="of:=[.I69]/[.$M69]" office:value-type="float" office:value="0">
            <text:p>0</text:p>
          </table:table-cell>
          <table:table-cell table:formula="of:=[.U69]-[.V69]-[.W69]" office:value-type="float" office:value="155.787381963606">
            <text:p>155,787381963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0]*[.C70]" office:value-type="float" office:value="5376">
            <text:p>5376</text:p>
          </table:table-cell>
          <table:table-cell table:formula="of:=[counters.BH70]/1000000000" office:value-type="float" office:value="27.493225097">
            <text:p>27,493225097</text:p>
          </table:table-cell>
          <table:table-cell table:style-name="Default" table:formula="of:=[counters.BI70]/1000000000" office:value-type="float" office:value="99.641357421">
            <text:p>99,641357421</text:p>
          </table:table-cell>
          <table:table-cell table:style-name="Default" table:formula="of:=[counters.BJ70]/1000000000" office:value-type="float" office:value="9.757446289">
            <text:p>9,757446289</text:p>
          </table:table-cell>
          <table:table-cell table:formula="of:=[counters.BK70]/1000000000" office:value-type="float" office:value="1.431884765">
            <text:p>1,431884765</text:p>
          </table:table-cell>
          <table:table-cell table:formula="of:=[counters.BL70]/(2^-32)" office:value-type="float" office:value="0">
            <text:p>0</text:p>
          </table:table-cell>
          <table:table-cell table:formula="of:=[counters.D70]/1000000000" office:value-type="float" office:value="6.165924372">
            <text:p>6,165924372</text:p>
          </table:table-cell>
          <table:table-cell table:formula="of:=[counters.E70]/12500000" office:value-type="float" office:value="5.9649952">
            <text:p>5,9649952</text:p>
          </table:table-cell>
          <table:table-cell table:formula="of:=[counters.F70]/1050000000" office:value-type="float" office:value="2.09335522285714">
            <text:p>2,0933552229</text:p>
          </table:table-cell>
          <table:table-cell table:formula="of:=[counters.G70]/3500000000" office:value-type="float" office:value="0.245013476">
            <text:p>0,245013476</text:p>
          </table:table-cell>
          <table:table-cell table:style-name="ce6" table:formula="of:=[.E70]/[.J70]" office:value-type="float" office:value="4.45889755343889">
            <text:p>4,4588975534</text:p>
          </table:table-cell>
          <table:table-cell table:style-name="ce6" table:formula="of:=[.F70]/[.$J70]" office:value-type="float" office:value="16.1600031738112">
            <text:p>16,1600031738</text:p>
          </table:table-cell>
          <table:table-cell table:style-name="ce6" table:formula="of:=[.G70]/[.$J70]" office:value-type="float" office:value="1.58247907374755">
            <text:p>1,5824790737</text:p>
          </table:table-cell>
          <table:table-cell table:style-name="ce6" table:formula="of:=[.H70]/[.$J70]" office:value-type="float" office:value="0.232225482930396">
            <text:p>0,2322254829</text:p>
          </table:table-cell>
          <table:table-cell table:style-name="ce6" table:formula="of:=[.I70]/[.$J70]" office:value-type="float" office:value="0">
            <text:p>0</text:p>
          </table:table-cell>
          <table:table-cell table:formula="of:=[.O70]-[.P70]-[.Q70]" office:value-type="float" office:value="14.3452986171333">
            <text:p>14,3452986171</text:p>
          </table:table-cell>
          <table:table-cell table:formula="of:=[.E70]/[.$M70]" office:value-type="float" office:value="112.211073226846">
            <text:p>112,2110732268</text:p>
          </table:table-cell>
          <table:table-cell table:formula="of:=[.F70]/[.$M70]" office:value-type="float" office:value="406.677049147289">
            <text:p>406,6770491473</text:p>
          </table:table-cell>
          <table:table-cell table:formula="of:=[.G70]/[.$M70]" office:value-type="float" office:value="39.8241208944768">
            <text:p>39,8241208945</text:p>
          </table:table-cell>
          <table:table-cell table:formula="of:=[.H70]/[.$M70]" office:value-type="float" office:value="5.84410616255246">
            <text:p>5,8441061626</text:p>
          </table:table-cell>
          <table:table-cell table:formula="of:=[.I70]/[.$M70]" office:value-type="float" office:value="0">
            <text:p>0</text:p>
          </table:table-cell>
          <table:table-cell table:formula="of:=[.U70]-[.V70]-[.W70]" office:value-type="float" office:value="361.008822090259">
            <text:p>361,008822090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1]*[.C71]" office:value-type="float" office:value="5632">
            <text:p>5632</text:p>
          </table:table-cell>
          <table:table-cell table:formula="of:=[counters.BH71]/1000000000" office:value-type="float" office:value="28.112304687">
            <text:p>28,112304687</text:p>
          </table:table-cell>
          <table:table-cell table:style-name="Default" table:formula="of:=[counters.BI71]/1000000000" office:value-type="float" office:value="101.92211914">
            <text:p>101,92211914</text:p>
          </table:table-cell>
          <table:table-cell table:style-name="Default" table:formula="of:=[counters.BJ71]/1000000000" office:value-type="float" office:value="8.84387207">
            <text:p>8,84387207</text:p>
          </table:table-cell>
          <table:table-cell table:formula="of:=[counters.BK71]/1000000000" office:value-type="float" office:value="1.473388671">
            <text:p>1,473388671</text:p>
          </table:table-cell>
          <table:table-cell table:formula="of:=[counters.BL71]/(2^-32)" office:value-type="float" office:value="0">
            <text:p>0</text:p>
          </table:table-cell>
          <table:table-cell table:formula="of:=[counters.D71]/1000000000" office:value-type="float" office:value="6.168901486">
            <text:p>6,168901486</text:p>
          </table:table-cell>
          <table:table-cell table:formula="of:=[counters.E71]/12500000" office:value-type="float" office:value="6.12981728">
            <text:p>6,12981728</text:p>
          </table:table-cell>
          <table:table-cell table:formula="of:=[counters.F71]/1050000000" office:value-type="float" office:value="2.26273728190476">
            <text:p>2,2627372819</text:p>
          </table:table-cell>
          <table:table-cell table:formula="of:=[counters.G71]/3500000000" office:value-type="float" office:value="0.389288664571429">
            <text:p>0,3892886646</text:p>
          </table:table-cell>
          <table:table-cell table:style-name="ce6" table:formula="of:=[.E71]/[.J71]" office:value-type="float" office:value="4.55710060385944">
            <text:p>4,5571006039</text:p>
          </table:table-cell>
          <table:table-cell table:style-name="ce6" table:formula="of:=[.F71]/[.$J71]" office:value-type="float" office:value="16.5219236149754">
            <text:p>16,521923615</text:p>
          </table:table-cell>
          <table:table-cell table:style-name="ce6" table:formula="of:=[.G71]/[.$J71]" office:value-type="float" office:value="1.43362186769731">
            <text:p>1,4336218677</text:p>
          </table:table-cell>
          <table:table-cell table:style-name="ce6" table:formula="of:=[.H71]/[.$J71]" office:value-type="float" office:value="0.23884133574572">
            <text:p>0,2388413357</text:p>
          </table:table-cell>
          <table:table-cell table:style-name="ce6" table:formula="of:=[.I71]/[.$J71]" office:value-type="float" office:value="0">
            <text:p>0</text:p>
          </table:table-cell>
          <table:table-cell table:formula="of:=[.O71]-[.P71]-[.Q71]" office:value-type="float" office:value="14.8494604115323">
            <text:p>14,8494604115</text:p>
          </table:table-cell>
          <table:table-cell table:formula="of:=[.E71]/[.$M71]" office:value-type="float" office:value="72.2145473152913">
            <text:p>72,2145473153</text:p>
          </table:table-cell>
          <table:table-cell table:formula="of:=[.F71]/[.$M71]" office:value-type="float" office:value="261.81630346778">
            <text:p>261,8163034678</text:p>
          </table:table-cell>
          <table:table-cell table:formula="of:=[.G71]/[.$M71]" office:value-type="float" office:value="22.7180313090706">
            <text:p>22,7180313091</text:p>
          </table:table-cell>
          <table:table-cell table:formula="of:=[.H71]/[.$M71]" office:value-type="float" office:value="3.7848229478299">
            <text:p>3,7848229478</text:p>
          </table:table-cell>
          <table:table-cell table:formula="of:=[.I71]/[.$M71]" office:value-type="float" office:value="0">
            <text:p>0</text:p>
          </table:table-cell>
          <table:table-cell table:formula="of:=[.U71]-[.V71]-[.W71]" office:value-type="float" office:value="235.31344921088">
            <text:p>235,313449210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2]*[.C72]" office:value-type="float" office:value="5888">
            <text:p>5888</text:p>
          </table:table-cell>
          <table:table-cell table:formula="of:=[counters.BH72]/1000000000" office:value-type="float" office:value="29.186279296">
            <text:p>29,186279296</text:p>
          </table:table-cell>
          <table:table-cell table:style-name="Default" table:formula="of:=[counters.BI72]/1000000000" office:value-type="float" office:value="106.4296875">
            <text:p>106,4296875</text:p>
          </table:table-cell>
          <table:table-cell table:style-name="Default" table:formula="of:=[counters.BJ72]/1000000000" office:value-type="float" office:value="11.758361816">
            <text:p>11,758361816</text:p>
          </table:table-cell>
          <table:table-cell table:formula="of:=[counters.BK72]/1000000000" office:value-type="float" office:value="1.468933105">
            <text:p>1,468933105</text:p>
          </table:table-cell>
          <table:table-cell table:formula="of:=[counters.BL72]/(2^-32)" office:value-type="float" office:value="0">
            <text:p>0</text:p>
          </table:table-cell>
          <table:table-cell table:formula="of:=[counters.D72]/1000000000" office:value-type="float" office:value="6.115126186">
            <text:p>6,115126186</text:p>
          </table:table-cell>
          <table:table-cell table:formula="of:=[counters.E72]/12500000" office:value-type="float" office:value="6.14087952">
            <text:p>6,14087952</text:p>
          </table:table-cell>
          <table:table-cell table:formula="of:=[counters.F72]/1050000000" office:value-type="float" office:value="2.27863962380952">
            <text:p>2,2786396238</text:p>
          </table:table-cell>
          <table:table-cell table:formula="of:=[counters.G72]/3500000000" office:value-type="float" office:value="0.398799575714286">
            <text:p>0,3987995757</text:p>
          </table:table-cell>
          <table:table-cell table:style-name="ce6" table:formula="of:=[.E72]/[.J72]" office:value-type="float" office:value="4.77280082344322">
            <text:p>4,7728008234</text:p>
          </table:table-cell>
          <table:table-cell table:style-name="ce6" table:formula="of:=[.F72]/[.$J72]" office:value-type="float" office:value="17.4043321859262">
            <text:p>17,4043321859</text:p>
          </table:table-cell>
          <table:table-cell table:style-name="ce6" table:formula="of:=[.G72]/[.$J72]" office:value-type="float" office:value="1.92283224554215">
            <text:p>1,9228322455</text:p>
          </table:table-cell>
          <table:table-cell table:style-name="ce6" table:formula="of:=[.H72]/[.$J72]" office:value-type="float" office:value="0.240213048810502">
            <text:p>0,2402130488</text:p>
          </table:table-cell>
          <table:table-cell table:style-name="ce6" table:formula="of:=[.I72]/[.$J72]" office:value-type="float" office:value="0">
            <text:p>0</text:p>
          </table:table-cell>
          <table:table-cell table:formula="of:=[.O72]-[.P72]-[.Q72]" office:value-type="float" office:value="15.2412868915736">
            <text:p>15,2412868916</text:p>
          </table:table-cell>
          <table:table-cell table:formula="of:=[.E72]/[.$M72]" office:value-type="float" office:value="73.18533186432">
            <text:p>73,1853318643</text:p>
          </table:table-cell>
          <table:table-cell table:formula="of:=[.F72]/[.$M72]" office:value-type="float" office:value="266.87512720989">
            <text:p>266,8751272099</text:p>
          </table:table-cell>
          <table:table-cell table:formula="of:=[.G72]/[.$M72]" office:value-type="float" office:value="29.484388981457">
            <text:p>29,4843889815</text:p>
          </table:table-cell>
          <table:table-cell table:formula="of:=[.H72]/[.$M72]" office:value-type="float" office:value="3.68338683001106">
            <text:p>3,68338683</text:p>
          </table:table-cell>
          <table:table-cell table:formula="of:=[.I72]/[.$M72]" office:value-type="float" office:value="0">
            <text:p>0</text:p>
          </table:table-cell>
          <table:table-cell table:formula="of:=[.U72]-[.V72]-[.W72]" office:value-type="float" office:value="233.707351398422">
            <text:p>233,707351398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73]*[.C73]" office:value-type="float" office:value="6144">
            <text:p>6144</text:p>
          </table:table-cell>
          <table:table-cell table:formula="of:=[counters.BH73]/1000000000" office:value-type="float" office:value="28.611999511">
            <text:p>28,611999511</text:p>
          </table:table-cell>
          <table:table-cell table:style-name="Default" table:formula="of:=[counters.BI73]/1000000000" office:value-type="float" office:value="104.499633789">
            <text:p>104,499633789</text:p>
          </table:table-cell>
          <table:table-cell table:style-name="Default" table:formula="of:=[counters.BJ73]/1000000000" office:value-type="float" office:value="8.487731933">
            <text:p>8,487731933</text:p>
          </table:table-cell>
          <table:table-cell table:formula="of:=[counters.BK73]/1000000000" office:value-type="float" office:value="1.458862304">
            <text:p>1,458862304</text:p>
          </table:table-cell>
          <table:table-cell table:formula="of:=[counters.BL73]/(2^-32)" office:value-type="float" office:value="0">
            <text:p>0</text:p>
          </table:table-cell>
          <table:table-cell table:formula="of:=[counters.D73]/1000000000" office:value-type="float" office:value="6.17293008">
            <text:p>6,17293008</text:p>
          </table:table-cell>
          <table:table-cell table:formula="of:=[counters.E73]/12500000" office:value-type="float" office:value="6.11803872">
            <text:p>6,11803872</text:p>
          </table:table-cell>
          <table:table-cell table:formula="of:=[counters.F73]/1050000000" office:value-type="float" office:value="2.25123720285714">
            <text:p>2,2512372029</text:p>
          </table:table-cell>
          <table:table-cell table:formula="of:=[counters.G73]/3500000000" office:value-type="float" office:value="0.379056187714286">
            <text:p>0,3790561877</text:p>
          </table:table-cell>
          <table:table-cell table:style-name="ce6" table:formula="of:=[.E73]/[.J73]" office:value-type="float" office:value="4.63507591049857">
            <text:p>4,6350759105</text:p>
          </table:table-cell>
          <table:table-cell table:style-name="ce6" table:formula="of:=[.F73]/[.$J73]" office:value-type="float" office:value="16.9286922797933">
            <text:p>16,9286922798</text:p>
          </table:table-cell>
          <table:table-cell table:style-name="ce6" table:formula="of:=[.G73]/[.$J73]" office:value-type="float" office:value="1.37499239793754">
            <text:p>1,3749923979</text:p>
          </table:table-cell>
          <table:table-cell table:style-name="ce6" table:formula="of:=[.H73]/[.$J73]" office:value-type="float" office:value="0.236332225554708">
            <text:p>0,2363322256</text:p>
          </table:table-cell>
          <table:table-cell table:style-name="ce6" table:formula="of:=[.I73]/[.$J73]" office:value-type="float" office:value="0">
            <text:p>0</text:p>
          </table:table-cell>
          <table:table-cell table:formula="of:=[.O73]-[.P73]-[.Q73]" office:value-type="float" office:value="15.3173676563011">
            <text:p>15,3173676563</text:p>
          </table:table-cell>
          <table:table-cell table:formula="of:=[.E73]/[.$M73]" office:value-type="float" office:value="75.4822119737202">
            <text:p>75,4822119737</text:p>
          </table:table-cell>
          <table:table-cell table:formula="of:=[.F73]/[.$M73]" office:value-type="float" office:value="275.683756593275">
            <text:p>275,6837565933</text:p>
          </table:table-cell>
          <table:table-cell table:formula="of:=[.G73]/[.$M73]" office:value-type="float" office:value="22.3917514292041">
            <text:p>22,3917514292</text:p>
          </table:table-cell>
          <table:table-cell table:formula="of:=[.H73]/[.$M73]" office:value-type="float" office:value="3.84867033248279">
            <text:p>3,8486703325</text:p>
          </table:table-cell>
          <table:table-cell table:formula="of:=[.I73]/[.$M73]" office:value-type="float" office:value="0">
            <text:p>0</text:p>
          </table:table-cell>
          <table:table-cell table:formula="of:=[.U73]-[.V73]-[.W73]" office:value-type="float" office:value="249.443334831588">
            <text:p>249,443334831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74]*[.C74]" office:value-type="float" office:value="6400">
            <text:p>6400</text:p>
          </table:table-cell>
          <table:table-cell table:formula="of:=[counters.BH74]/1000000000" office:value-type="float" office:value="29.307312011">
            <text:p>29,307312011</text:p>
          </table:table-cell>
          <table:table-cell table:style-name="Default" table:formula="of:=[counters.BI74]/1000000000" office:value-type="float" office:value="106.725524902">
            <text:p>106,725524902</text:p>
          </table:table-cell>
          <table:table-cell table:style-name="Default" table:formula="of:=[counters.BJ74]/1000000000" office:value-type="float" office:value="8.764343261">
            <text:p>8,764343261</text:p>
          </table:table-cell>
          <table:table-cell table:formula="of:=[counters.BK74]/1000000000" office:value-type="float" office:value="1.459960937">
            <text:p>1,459960937</text:p>
          </table:table-cell>
          <table:table-cell table:formula="of:=[counters.BL74]/(2^-32)" office:value-type="float" office:value="0">
            <text:p>0</text:p>
          </table:table-cell>
          <table:table-cell table:formula="of:=[counters.D74]/1000000000" office:value-type="float" office:value="6.321109477">
            <text:p>6,321109477</text:p>
          </table:table-cell>
          <table:table-cell table:formula="of:=[counters.E74]/12500000" office:value-type="float" office:value="6.12188928">
            <text:p>6,12188928</text:p>
          </table:table-cell>
          <table:table-cell table:formula="of:=[counters.F74]/1050000000" office:value-type="float" office:value="2.25195934952381">
            <text:p>2,2519593495</text:p>
          </table:table-cell>
          <table:table-cell table:formula="of:=[counters.G74]/3500000000" office:value-type="float" office:value="0.382457392857143">
            <text:p>0,3824573929</text:p>
          </table:table-cell>
          <table:table-cell table:style-name="ce6" table:formula="of:=[.E74]/[.J74]" office:value-type="float" office:value="4.63641898904577">
            <text:p>4,636418989</text:p>
          </table:table-cell>
          <table:table-cell table:style-name="ce6" table:formula="of:=[.F74]/[.$J74]" office:value-type="float" office:value="16.8839861562803">
            <text:p>16,8839861563</text:p>
          </table:table-cell>
          <table:table-cell table:style-name="ce6" table:formula="of:=[.G74]/[.$J74]" office:value-type="float" office:value="1.38651977044377">
            <text:p>1,3865197704</text:p>
          </table:table-cell>
          <table:table-cell table:style-name="ce6" table:formula="of:=[.H74]/[.$J74]" office:value-type="float" office:value="0.230965931267638">
            <text:p>0,2309659313</text:p>
          </table:table-cell>
          <table:table-cell table:style-name="ce6" table:formula="of:=[.I74]/[.$J74]" office:value-type="float" office:value="0">
            <text:p>0</text:p>
          </table:table-cell>
          <table:table-cell table:formula="of:=[.O74]-[.P74]-[.Q74]" office:value-type="float" office:value="15.2665004545689">
            <text:p>15,2665004546</text:p>
          </table:table-cell>
          <table:table-cell table:formula="of:=[.E74]/[.$M74]" office:value-type="float" office:value="76.6289593516813">
            <text:p>76,6289593517</text:p>
          </table:table-cell>
          <table:table-cell table:formula="of:=[.F74]/[.$M74]" office:value-type="float" office:value="279.052064086691">
            <text:p>279,0520640867</text:p>
          </table:table-cell>
          <table:table-cell table:formula="of:=[.G74]/[.$M74]" office:value-type="float" office:value="22.9158683416369">
            <text:p>22,9158683416</text:p>
          </table:table-cell>
          <table:table-cell table:formula="of:=[.H74]/[.$M74]" office:value-type="float" office:value="3.81731655412223">
            <text:p>3,8173165541</text:p>
          </table:table-cell>
          <table:table-cell table:formula="of:=[.I74]/[.$M74]" office:value-type="float" office:value="0">
            <text:p>0</text:p>
          </table:table-cell>
          <table:table-cell table:formula="of:=[.U74]-[.V74]-[.W74]" office:value-type="float" office:value="252.318879190931">
            <text:p>252,318879190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75]*[.C75]" office:value-type="float" office:value="6656">
            <text:p>6656</text:p>
          </table:table-cell>
          <table:table-cell table:formula="of:=[counters.BH75]/1000000000" office:value-type="float" office:value="31.701721191">
            <text:p>31,701721191</text:p>
          </table:table-cell>
          <table:table-cell table:style-name="Default" table:formula="of:=[counters.BI75]/1000000000" office:value-type="float" office:value="117.908325195">
            <text:p>117,908325195</text:p>
          </table:table-cell>
          <table:table-cell table:style-name="Default" table:formula="of:=[counters.BJ75]/1000000000" office:value-type="float" office:value="12.245361328">
            <text:p>12,245361328</text:p>
          </table:table-cell>
          <table:table-cell table:formula="of:=[counters.BK75]/1000000000" office:value-type="float" office:value="1.662109375">
            <text:p>1,662109375</text:p>
          </table:table-cell>
          <table:table-cell table:formula="of:=[counters.BL75]/(2^-32)" office:value-type="float" office:value="0">
            <text:p>0</text:p>
          </table:table-cell>
          <table:table-cell table:formula="of:=[counters.D75]/1000000000" office:value-type="float" office:value="7.199688884">
            <text:p>7,199688884</text:p>
          </table:table-cell>
          <table:table-cell table:formula="of:=[counters.E75]/12500000" office:value-type="float" office:value="6.91464064">
            <text:p>6,91464064</text:p>
          </table:table-cell>
          <table:table-cell table:formula="of:=[counters.F75]/1050000000" office:value-type="float" office:value="3.07939983142857">
            <text:p>3,0793998314</text:p>
          </table:table-cell>
          <table:table-cell table:formula="of:=[counters.G75]/3500000000" office:value-type="float" office:value="1.06561477657143">
            <text:p>1,0656147766</text:p>
          </table:table-cell>
          <table:table-cell table:style-name="ce6" table:formula="of:=[.E75]/[.J75]" office:value-type="float" office:value="4.40320709710823">
            <text:p>4,4032070971</text:p>
          </table:table-cell>
          <table:table-cell table:style-name="ce6" table:formula="of:=[.F75]/[.$J75]" office:value-type="float" office:value="16.376863930472">
            <text:p>16,3768639305</text:p>
          </table:table-cell>
          <table:table-cell table:style-name="ce6" table:formula="of:=[.G75]/[.$J75]" office:value-type="float" office:value="1.70081812218485">
            <text:p>1,7008181222</text:p>
          </table:table-cell>
          <table:table-cell table:style-name="ce6" table:formula="of:=[.H75]/[.$J75]" office:value-type="float" office:value="0.230858499829588">
            <text:p>0,2308584998</text:p>
          </table:table-cell>
          <table:table-cell table:style-name="ce6" table:formula="of:=[.I75]/[.$J75]" office:value-type="float" office:value="0">
            <text:p>0</text:p>
          </table:table-cell>
          <table:table-cell table:formula="of:=[.O75]-[.P75]-[.Q75]" office:value-type="float" office:value="14.4451873084576">
            <text:p>14,4451873085</text:p>
          </table:table-cell>
          <table:table-cell table:formula="of:=[.E75]/[.$M75]" office:value-type="float" office:value="29.7497011940835">
            <text:p>29,7497011941</text:p>
          </table:table-cell>
          <table:table-cell table:formula="of:=[.F75]/[.$M75]" office:value-type="float" office:value="110.648170227486">
            <text:p>110,6481702275</text:p>
          </table:table-cell>
          <table:table-cell table:formula="of:=[.G75]/[.$M75]" office:value-type="float" office:value="11.4913584132147">
            <text:p>11,4913584132</text:p>
          </table:table-cell>
          <table:table-cell table:formula="of:=[.H75]/[.$M75]" office:value-type="float" office:value="1.55976569726986">
            <text:p>1,5597656973</text:p>
          </table:table-cell>
          <table:table-cell table:formula="of:=[.I75]/[.$M75]" office:value-type="float" office:value="0">
            <text:p>0</text:p>
          </table:table-cell>
          <table:table-cell table:formula="of:=[.U75]-[.V75]-[.W75]" office:value-type="float" office:value="97.5970461170016">
            <text:p>97,59704611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76]*[.C76]" office:value-type="float" office:value="6912">
            <text:p>6912</text:p>
          </table:table-cell>
          <table:table-cell table:formula="of:=[counters.BH76]/1000000000" office:value-type="float" office:value="33.694580078">
            <text:p>33,694580078</text:p>
          </table:table-cell>
          <table:table-cell table:style-name="Default" table:formula="of:=[counters.BI76]/1000000000" office:value-type="float" office:value="124.032958984">
            <text:p>124,032958984</text:p>
          </table:table-cell>
          <table:table-cell table:style-name="Default" table:formula="of:=[counters.BJ76]/1000000000" office:value-type="float" office:value="9.317871093">
            <text:p>9,317871093</text:p>
          </table:table-cell>
          <table:table-cell table:formula="of:=[counters.BK76]/1000000000" office:value-type="float" office:value="1.90625">
            <text:p>1,90625</text:p>
          </table:table-cell>
          <table:table-cell table:formula="of:=[counters.BL76]/(2^-32)" office:value-type="float" office:value="0">
            <text:p>0</text:p>
          </table:table-cell>
          <table:table-cell table:formula="of:=[counters.D76]/1000000000" office:value-type="float" office:value="8.318422253">
            <text:p>8,318422253</text:p>
          </table:table-cell>
          <table:table-cell table:formula="of:=[counters.E76]/12500000" office:value-type="float" office:value="7.9864204">
            <text:p>7,9864204</text:p>
          </table:table-cell>
          <table:table-cell table:formula="of:=[counters.F76]/1050000000" office:value-type="float" office:value="0.0293283066666667">
            <text:p>0,0293283067</text:p>
          </table:table-cell>
          <table:table-cell table:formula="of:=[counters.G76]/3500000000" office:value-type="float" office:value="0.766684930571429">
            <text:p>0,7666849306</text:p>
          </table:table-cell>
          <table:table-cell table:style-name="ce6" table:formula="of:=[.E76]/[.J76]" office:value-type="float" office:value="4.05059746346108">
            <text:p>4,0505974635</text:p>
          </table:table-cell>
          <table:table-cell table:style-name="ce6" table:formula="of:=[.F76]/[.$J76]" office:value-type="float" office:value="14.9106351194505">
            <text:p>14,9106351195</text:p>
          </table:table-cell>
          <table:table-cell table:style-name="ce6" table:formula="of:=[.G76]/[.$J76]" office:value-type="float" office:value="1.1201488466926">
            <text:p>1,1201488467</text:p>
          </table:table-cell>
          <table:table-cell table:style-name="ce6" table:formula="of:=[.H76]/[.$J76]" office:value-type="float" office:value="0.229160042856988">
            <text:p>0,2291600429</text:p>
          </table:table-cell>
          <table:table-cell table:style-name="ce6" table:formula="of:=[.I76]/[.$J76]" office:value-type="float" office:value="0">
            <text:p>0</text:p>
          </table:table-cell>
          <table:table-cell table:formula="of:=[.O76]-[.P76]-[.Q76]" office:value-type="float" office:value="13.5613262299009">
            <text:p>13,5613262299</text:p>
          </table:table-cell>
          <table:table-cell table:formula="of:=[.E76]/[.$M76]" office:value-type="float" office:value="43.948405315449">
            <text:p>43,9484053154</text:p>
          </table:table-cell>
          <table:table-cell table:formula="of:=[.F76]/[.$M76]" office:value-type="float" office:value="161.778266453673">
            <text:p>161,7782664537</text:p>
          </table:table-cell>
          <table:table-cell table:formula="of:=[.G76]/[.$M76]" office:value-type="float" office:value="12.153455378411">
            <text:p>12,1534553784</text:p>
          </table:table-cell>
          <table:table-cell table:formula="of:=[.H76]/[.$M76]" office:value-type="float" office:value="2.48635381235317">
            <text:p>2,4863538124</text:p>
          </table:table-cell>
          <table:table-cell table:formula="of:=[.I76]/[.$M76]" office:value-type="float" office:value="0">
            <text:p>0</text:p>
          </table:table-cell>
          <table:table-cell table:formula="of:=[.U76]-[.V76]-[.W76]" office:value-type="float" office:value="147.138457262908">
            <text:p>147,138457262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77]*[.C77]" office:value-type="float" office:value="7168">
            <text:p>7168</text:p>
          </table:table-cell>
          <table:table-cell table:formula="of:=[counters.BH77]/1000000000" office:value-type="float" office:value="34.978881835">
            <text:p>34,978881835</text:p>
          </table:table-cell>
          <table:table-cell table:style-name="Default" table:formula="of:=[counters.BI77]/1000000000" office:value-type="float" office:value="131.547424316">
            <text:p>131,547424316</text:p>
          </table:table-cell>
          <table:table-cell table:style-name="Default" table:formula="of:=[counters.BJ77]/1000000000" office:value-type="float" office:value="12.099121093">
            <text:p>12,099121093</text:p>
          </table:table-cell>
          <table:table-cell table:formula="of:=[counters.BK77]/1000000000" office:value-type="float" office:value="1.943359375">
            <text:p>1,943359375</text:p>
          </table:table-cell>
          <table:table-cell table:formula="of:=[counters.BL77]/(2^-32)" office:value-type="float" office:value="0">
            <text:p>0</text:p>
          </table:table-cell>
          <table:table-cell table:formula="of:=[counters.D77]/1000000000" office:value-type="float" office:value="8.262518162">
            <text:p>8,262518162</text:p>
          </table:table-cell>
          <table:table-cell table:formula="of:=[counters.E77]/12500000" office:value-type="float" office:value="7.934752">
            <text:p>7,934752</text:p>
          </table:table-cell>
          <table:table-cell table:formula="of:=[counters.F77]/1050000000" office:value-type="float" office:value="0.0352395457142857">
            <text:p>0,0352395457</text:p>
          </table:table-cell>
          <table:table-cell table:formula="of:=[counters.G77]/3500000000" office:value-type="float" office:value="0.720363653428571">
            <text:p>0,7203636534</text:p>
          </table:table-cell>
          <table:table-cell table:style-name="ce6" table:formula="of:=[.E77]/[.J77]" office:value-type="float" office:value="4.23344084081664">
            <text:p>4,2334408408</text:p>
          </table:table-cell>
          <table:table-cell table:style-name="ce6" table:formula="of:=[.F77]/[.$J77]" office:value-type="float" office:value="15.9209845880881">
            <text:p>15,9209845881</text:p>
          </table:table-cell>
          <table:table-cell table:style-name="ce6" table:formula="of:=[.G77]/[.$J77]" office:value-type="float" office:value="1.46433821454637">
            <text:p>1,4643382145</text:p>
          </table:table-cell>
          <table:table-cell table:style-name="ce6" table:formula="of:=[.H77]/[.$J77]" office:value-type="float" office:value="0.235201827929126">
            <text:p>0,2352018279</text:p>
          </table:table-cell>
          <table:table-cell table:style-name="ce6" table:formula="of:=[.I77]/[.$J77]" office:value-type="float" office:value="0">
            <text:p>0</text:p>
          </table:table-cell>
          <table:table-cell table:formula="of:=[.O77]-[.P77]-[.Q77]" office:value-type="float" office:value="14.2214445456126">
            <text:p>14,2214445456</text:p>
          </table:table-cell>
          <table:table-cell table:formula="of:=[.E77]/[.$M77]" office:value-type="float" office:value="48.5572553092011">
            <text:p>48,5572553092</text:p>
          </table:table-cell>
          <table:table-cell table:formula="of:=[.F77]/[.$M77]" office:value-type="float" office:value="182.612523119261">
            <text:p>182,6125231193</text:p>
          </table:table-cell>
          <table:table-cell table:formula="of:=[.G77]/[.$M77]" office:value-type="float" office:value="16.7958516999216">
            <text:p>16,7958516999</text:p>
          </table:table-cell>
          <table:table-cell table:formula="of:=[.H77]/[.$M77]" office:value-type="float" office:value="2.697747680287">
            <text:p>2,6977476803</text:p>
          </table:table-cell>
          <table:table-cell table:formula="of:=[.I77]/[.$M77]" office:value-type="float" office:value="0">
            <text:p>0</text:p>
          </table:table-cell>
          <table:table-cell table:formula="of:=[.U77]-[.V77]-[.W77]" office:value-type="float" office:value="163.118923739052">
            <text:p>163,118923739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78]*[.C78]" office:value-type="float" office:value="7424">
            <text:p>7424</text:p>
          </table:table-cell>
          <table:table-cell table:formula="of:=[counters.BH78]/1000000000" office:value-type="float" office:value="35.928771972">
            <text:p>35,928771972</text:p>
          </table:table-cell>
          <table:table-cell table:style-name="Default" table:formula="of:=[counters.BI78]/1000000000" office:value-type="float" office:value="134.962463378">
            <text:p>134,962463378</text:p>
          </table:table-cell>
          <table:table-cell table:style-name="Default" table:formula="of:=[counters.BJ78]/1000000000" office:value-type="float" office:value="10.187561035">
            <text:p>10,187561035</text:p>
          </table:table-cell>
          <table:table-cell table:formula="of:=[counters.BK78]/1000000000" office:value-type="float" office:value="2.056762695">
            <text:p>2,056762695</text:p>
          </table:table-cell>
          <table:table-cell table:formula="of:=[counters.BL78]/(2^-32)" office:value-type="float" office:value="0">
            <text:p>0</text:p>
          </table:table-cell>
          <table:table-cell table:formula="of:=[counters.D78]/1000000000" office:value-type="float" office:value="8.971178899">
            <text:p>8,971178899</text:p>
          </table:table-cell>
          <table:table-cell table:formula="of:=[counters.E78]/12500000" office:value-type="float" office:value="8.61298352">
            <text:p>8,61298352</text:p>
          </table:table-cell>
          <table:table-cell table:formula="of:=[counters.F78]/1050000000" office:value-type="float" office:value="0.678835152380952">
            <text:p>0,6788351524</text:p>
          </table:table-cell>
          <table:table-cell table:formula="of:=[counters.G78]/3500000000" office:value-type="float" office:value="0.0811195434285714">
            <text:p>0,0811195434</text:p>
          </table:table-cell>
          <table:table-cell table:style-name="ce6" table:formula="of:=[.E78]/[.J78]" office:value-type="float" office:value="4.00491087921621">
            <text:p>4,0049108792</text:p>
          </table:table-cell>
          <table:table-cell table:style-name="ce6" table:formula="of:=[.F78]/[.$J78]" office:value-type="float" office:value="15.0440053528577">
            <text:p>15,0440053529</text:p>
          </table:table-cell>
          <table:table-cell table:style-name="ce6" table:formula="of:=[.G78]/[.$J78]" office:value-type="float" office:value="1.13558776942187">
            <text:p>1,1355877694</text:p>
          </table:table-cell>
          <table:table-cell table:style-name="ce6" table:formula="of:=[.H78]/[.$J78]" office:value-type="float" office:value="0.229263368633666">
            <text:p>0,2292633686</text:p>
          </table:table-cell>
          <table:table-cell table:style-name="ce6" table:formula="of:=[.I78]/[.$J78]" office:value-type="float" office:value="0">
            <text:p>0</text:p>
          </table:table-cell>
          <table:table-cell table:formula="of:=[.O78]-[.P78]-[.Q78]" office:value-type="float" office:value="13.6791542148022">
            <text:p>13,6791542148</text:p>
          </table:table-cell>
          <table:table-cell table:formula="of:=[.E78]/[.$M78]" office:value-type="float" office:value="442.911417562853">
            <text:p>442,9114175629</text:p>
          </table:table-cell>
          <table:table-cell table:formula="of:=[.F78]/[.$M78]" office:value-type="float" office:value="1663.74781801921">
            <text:p>1663,7478180192</text:p>
          </table:table-cell>
          <table:table-cell table:formula="of:=[.G78]/[.$M78]" office:value-type="float" office:value="125.587011519246">
            <text:p>125,5870115192</text:p>
          </table:table-cell>
          <table:table-cell table:formula="of:=[.H78]/[.$M78]" office:value-type="float" office:value="25.354712416633">
            <text:p>25,3547124166</text:p>
          </table:table-cell>
          <table:table-cell table:formula="of:=[.I78]/[.$M78]" office:value-type="float" office:value="0">
            <text:p>0</text:p>
          </table:table-cell>
          <table:table-cell table:formula="of:=[.U78]-[.V78]-[.W78]" office:value-type="float" office:value="1512.80609408333">
            <text:p>1512,806094083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79]*[.C79]" office:value-type="float" office:value="7680">
            <text:p>7680</text:p>
          </table:table-cell>
          <table:table-cell table:formula="of:=[counters.BH79]/1000000000" office:value-type="float" office:value="37.148376464">
            <text:p>37,148376464</text:p>
          </table:table-cell>
          <table:table-cell table:style-name="Default" table:formula="of:=[counters.BI79]/1000000000" office:value-type="float" office:value="138.670288085">
            <text:p>138,670288085</text:p>
          </table:table-cell>
          <table:table-cell table:style-name="Default" table:formula="of:=[counters.BJ79]/1000000000" office:value-type="float" office:value="10.777832031">
            <text:p>10,777832031</text:p>
          </table:table-cell>
          <table:table-cell table:formula="of:=[counters.BK79]/1000000000" office:value-type="float" office:value="2.091918945">
            <text:p>2,091918945</text:p>
          </table:table-cell>
          <table:table-cell table:formula="of:=[counters.BL79]/(2^-32)" office:value-type="float" office:value="0">
            <text:p>0</text:p>
          </table:table-cell>
          <table:table-cell table:formula="of:=[counters.D79]/1000000000" office:value-type="float" office:value="9.05066935">
            <text:p>9,05066935</text:p>
          </table:table-cell>
          <table:table-cell table:formula="of:=[counters.E79]/12500000" office:value-type="float" office:value="8.68945384">
            <text:p>8,68945384</text:p>
          </table:table-cell>
          <table:table-cell table:formula="of:=[counters.F79]/1050000000" office:value-type="float" office:value="0.7805325">
            <text:p>0,7805325</text:p>
          </table:table-cell>
          <table:table-cell table:formula="of:=[counters.G79]/3500000000" office:value-type="float" office:value="0.147110961142857">
            <text:p>0,1471109611</text:p>
          </table:table-cell>
          <table:table-cell table:style-name="ce6" table:formula="of:=[.E79]/[.J79]" office:value-type="float" office:value="4.10448940596863">
            <text:p>4,104489406</text:p>
          </table:table-cell>
          <table:table-cell table:style-name="ce6" table:formula="of:=[.F79]/[.$J79]" office:value-type="float" office:value="15.3215505641028">
            <text:p>15,3215505641</text:p>
          </table:table-cell>
          <table:table-cell table:style-name="ce6" table:formula="of:=[.G79]/[.$J79]" office:value-type="float" office:value="1.19083259085142">
            <text:p>1,1908325909</text:p>
          </table:table-cell>
          <table:table-cell table:style-name="ce6" table:formula="of:=[.H79]/[.$J79]" office:value-type="float" office:value="0.23113416965122">
            <text:p>0,2311341697</text:p>
          </table:table-cell>
          <table:table-cell table:style-name="ce6" table:formula="of:=[.I79]/[.$J79]" office:value-type="float" office:value="0">
            <text:p>0</text:p>
          </table:table-cell>
          <table:table-cell table:formula="of:=[.O79]-[.P79]-[.Q79]" office:value-type="float" office:value="13.8995838036001">
            <text:p>13,8995838036</text:p>
          </table:table-cell>
          <table:table-cell table:formula="of:=[.E79]/[.$M79]" office:value-type="float" office:value="252.519432783297">
            <text:p>252,5194327833</text:p>
          </table:table-cell>
          <table:table-cell table:formula="of:=[.F79]/[.$M79]" office:value-type="float" office:value="942.623765134261">
            <text:p>942,6237651343</text:p>
          </table:table-cell>
          <table:table-cell table:formula="of:=[.G79]/[.$M79]" office:value-type="float" office:value="73.263283356118">
            <text:p>73,2632833561</text:p>
          </table:table-cell>
          <table:table-cell table:formula="of:=[.H79]/[.$M79]" office:value-type="float" office:value="14.2200073247334">
            <text:p>14,2200073247</text:p>
          </table:table-cell>
          <table:table-cell table:formula="of:=[.I79]/[.$M79]" office:value-type="float" office:value="0">
            <text:p>0</text:p>
          </table:table-cell>
          <table:table-cell table:formula="of:=[.U79]-[.V79]-[.W79]" office:value-type="float" office:value="855.14047445341">
            <text:p>855,140474453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0]*[.C80]" office:value-type="float" office:value="7936">
            <text:p>7936</text:p>
          </table:table-cell>
          <table:table-cell table:formula="of:=[counters.BH80]/1000000000" office:value-type="float" office:value="38.421325683">
            <text:p>38,421325683</text:p>
          </table:table-cell>
          <table:table-cell table:style-name="Default" table:formula="of:=[counters.BI80]/1000000000" office:value-type="float" office:value="142.454040527">
            <text:p>142,454040527</text:p>
          </table:table-cell>
          <table:table-cell table:style-name="Default" table:formula="of:=[counters.BJ80]/1000000000" office:value-type="float" office:value="16.442626953">
            <text:p>16,442626953</text:p>
          </table:table-cell>
          <table:table-cell table:formula="of:=[counters.BK80]/1000000000" office:value-type="float" office:value="2.285217285">
            <text:p>2,285217285</text:p>
          </table:table-cell>
          <table:table-cell table:formula="of:=[counters.BL80]/(2^-32)" office:value-type="float" office:value="0">
            <text:p>0</text:p>
          </table:table-cell>
          <table:table-cell table:formula="of:=[counters.D80]/1000000000" office:value-type="float" office:value="9.019896484">
            <text:p>9,019896484</text:p>
          </table:table-cell>
          <table:table-cell table:formula="of:=[counters.E80]/12500000" office:value-type="float" office:value="8.6620392">
            <text:p>8,6620392</text:p>
          </table:table-cell>
          <table:table-cell table:formula="of:=[counters.F80]/1050000000" office:value-type="float" office:value="0.644471426666667">
            <text:p>0,6444714267</text:p>
          </table:table-cell>
          <table:table-cell table:formula="of:=[counters.G80]/3500000000" office:value-type="float" office:value="0.121606817714286">
            <text:p>0,1216068177</text:p>
          </table:table-cell>
          <table:table-cell table:style-name="ce6" table:formula="of:=[.E80]/[.J80]" office:value-type="float" office:value="4.25961935939663">
            <text:p>4,2596193594</text:p>
          </table:table-cell>
          <table:table-cell table:style-name="ce6" table:formula="of:=[.F80]/[.$J80]" office:value-type="float" office:value="15.7933121272171">
            <text:p>15,7933121272</text:p>
          </table:table-cell>
          <table:table-cell table:style-name="ce6" table:formula="of:=[.G80]/[.$J80]" office:value-type="float" office:value="1.82292856488618">
            <text:p>1,8229285649</text:p>
          </table:table-cell>
          <table:table-cell table:style-name="ce6" table:formula="of:=[.H80]/[.$J80]" office:value-type="float" office:value="0.25335293914444">
            <text:p>0,2533529391</text:p>
          </table:table-cell>
          <table:table-cell table:style-name="ce6" table:formula="of:=[.I80]/[.$J80]" office:value-type="float" office:value="0">
            <text:p>0</text:p>
          </table:table-cell>
          <table:table-cell table:formula="of:=[.O80]-[.P80]-[.Q80]" office:value-type="float" office:value="13.7170306231865">
            <text:p>13,7170306232</text:p>
          </table:table-cell>
          <table:table-cell table:formula="of:=[.E80]/[.$M80]" office:value-type="float" office:value="315.947135244264">
            <text:p>315,9471352443</text:p>
          </table:table-cell>
          <table:table-cell table:formula="of:=[.F80]/[.$M80]" office:value-type="float" office:value="1171.43136548228">
            <text:p>1171,4313654823</text:p>
          </table:table-cell>
          <table:table-cell table:formula="of:=[.G80]/[.$M80]" office:value-type="float" office:value="135.211390792512">
            <text:p>135,2113907925</text:p>
          </table:table-cell>
          <table:table-cell table:formula="of:=[.H80]/[.$M80]" office:value-type="float" office:value="18.7918517066132">
            <text:p>18,7918517066</text:p>
          </table:table-cell>
          <table:table-cell table:formula="of:=[.I80]/[.$M80]" office:value-type="float" office:value="0">
            <text:p>0</text:p>
          </table:table-cell>
          <table:table-cell table:formula="of:=[.U80]-[.V80]-[.W80]" office:value-type="float" office:value="1017.42812298315">
            <text:p>1017,428122983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1]*[.C81]" office:value-type="float" office:value="8192">
            <text:p>8192</text:p>
          </table:table-cell>
          <table:table-cell table:formula="of:=[counters.BH81]/1000000000" office:value-type="float" office:value="35.407287597">
            <text:p>35,407287597</text:p>
          </table:table-cell>
          <table:table-cell table:style-name="Default" table:formula="of:=[counters.BI81]/1000000000" office:value-type="float" office:value="132.424621582">
            <text:p>132,424621582</text:p>
          </table:table-cell>
          <table:table-cell table:style-name="Default" table:formula="of:=[counters.BJ81]/1000000000" office:value-type="float" office:value="9.945190429">
            <text:p>9,945190429</text:p>
          </table:table-cell>
          <table:table-cell table:formula="of:=[counters.BK81]/1000000000" office:value-type="float" office:value="2.07824707">
            <text:p>2,07824707</text:p>
          </table:table-cell>
          <table:table-cell table:formula="of:=[counters.BL81]/(2^-32)" office:value-type="float" office:value="0">
            <text:p>0</text:p>
          </table:table-cell>
          <table:table-cell table:formula="of:=[counters.D81]/1000000000" office:value-type="float" office:value="8.931071176">
            <text:p>8,931071176</text:p>
          </table:table-cell>
          <table:table-cell table:formula="of:=[counters.E81]/12500000" office:value-type="float" office:value="8.57510464">
            <text:p>8,57510464</text:p>
          </table:table-cell>
          <table:table-cell table:formula="of:=[counters.F81]/1050000000" office:value-type="float" office:value="0.459098098095238">
            <text:p>0,4590980981</text:p>
          </table:table-cell>
          <table:table-cell table:formula="of:=[counters.G81]/3500000000" office:value-type="float" office:value="0.048336276">
            <text:p>0,048336276</text:p>
          </table:table-cell>
          <table:table-cell table:style-name="ce6" table:formula="of:=[.E81]/[.J81]" office:value-type="float" office:value="3.9645062612588">
            <text:p>3,9645062613</text:p>
          </table:table-cell>
          <table:table-cell table:style-name="ce6" table:formula="of:=[.F81]/[.$J81]" office:value-type="float" office:value="14.8274063628401">
            <text:p>14,8274063628</text:p>
          </table:table-cell>
          <table:table-cell table:style-name="ce6" table:formula="of:=[.G81]/[.$J81]" office:value-type="float" office:value="1.1135495656697">
            <text:p>1,1135495657</text:p>
          </table:table-cell>
          <table:table-cell table:style-name="ce6" table:formula="of:=[.H81]/[.$J81]" office:value-type="float" office:value="0.232698522836182">
            <text:p>0,2326985228</text:p>
          </table:table-cell>
          <table:table-cell table:style-name="ce6" table:formula="of:=[.I81]/[.$J81]" office:value-type="float" office:value="0">
            <text:p>0</text:p>
          </table:table-cell>
          <table:table-cell table:formula="of:=[.O81]-[.P81]-[.Q81]" office:value-type="float" office:value="13.4811582743342">
            <text:p>13,4811582743</text:p>
          </table:table-cell>
          <table:table-cell table:formula="of:=[.E81]/[.$M81]" office:value-type="float" office:value="732.519973135705">
            <text:p>732,5199731357</text:p>
          </table:table-cell>
          <table:table-cell table:formula="of:=[.F81]/[.$M81]" office:value-type="float" office:value="2739.65295923914">
            <text:p>2739,6529592392</text:p>
          </table:table-cell>
          <table:table-cell table:formula="of:=[.G81]/[.$M81]" office:value-type="float" office:value="205.750033970346">
            <text:p>205,7500339703</text:p>
          </table:table-cell>
          <table:table-cell table:formula="of:=[.H81]/[.$M81]" office:value-type="float" office:value="42.9955975507919">
            <text:p>42,9955975508</text:p>
          </table:table-cell>
          <table:table-cell table:formula="of:=[.I81]/[.$M81]" office:value-type="float" office:value="0">
            <text:p>0</text:p>
          </table:table-cell>
          <table:table-cell table:formula="of:=[.U81]-[.V81]-[.W81]" office:value-type="float" office:value="2490.90732771801">
            <text:p>2490,90732771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table:number-columns-repeated="2" office:value-type="float" office:value="1">
            <text:p>1</text:p>
          </table:table-cell>
          <table:table-cell table:formula="of:=[.B82]*[.C82]" office:value-type="float" office:value="1">
            <text:p>1</text:p>
          </table:table-cell>
          <table:table-cell table:formula="of:=[counters.BH82]/1000000000" office:value-type="float" office:value="1.054748535">
            <text:p>1,054748535</text:p>
          </table:table-cell>
          <table:table-cell table:style-name="Default" table:formula="of:=[counters.BI82]/1000000000" office:value-type="float" office:value="3.364440917">
            <text:p>3,364440917</text:p>
          </table:table-cell>
          <table:table-cell table:style-name="Default" table:formula="of:=[counters.BJ82]/1000000000" office:value-type="float" office:value="0.533691406">
            <text:p>0,533691406</text:p>
          </table:table-cell>
          <table:table-cell table:formula="of:=[counters.BK82]/1000000000" office:value-type="float" office:value="0.072998046">
            <text:p>0,072998046</text:p>
          </table:table-cell>
          <table:table-cell table:formula="of:=[counters.BL82]/(2^-32)" office:value-type="float" office:value="0">
            <text:p>0</text:p>
          </table:table-cell>
          <table:table-cell table:formula="of:=[counters.D82]/1000000000" office:value-type="float" office:value="0.316560896">
            <text:p>0,316560896</text:p>
          </table:table-cell>
          <table:table-cell table:formula="of:=[counters.E82]/12500000" office:value-type="float" office:value="0.30989248">
            <text:p>0,30989248</text:p>
          </table:table-cell>
          <table:table-cell table:formula="of:=[counters.F82]/1050000000" office:value-type="float" office:value="0.321023371428571">
            <text:p>0,3210233714</text:p>
          </table:table-cell>
          <table:table-cell table:formula="of:=[counters.G82]/3500000000" office:value-type="float" office:value="0.262894881714286">
            <text:p>0,2628948817</text:p>
          </table:table-cell>
          <table:table-cell table:style-name="ce6" table:formula="of:=[.E82]/[.J82]" office:value-type="float" office:value="3.33189774330181">
            <text:p>3,3318977433</text:p>
          </table:table-cell>
          <table:table-cell table:style-name="ce6" table:formula="of:=[.F82]/[.$J82]" office:value-type="float" office:value="10.6281001839216">
            <text:p>10,6281001839</text:p>
          </table:table-cell>
          <table:table-cell table:style-name="ce6" table:formula="of:=[.G82]/[.$J82]" office:value-type="float" office:value="1.68590439546898">
            <text:p>1,6859043955</text:p>
          </table:table-cell>
          <table:table-cell table:style-name="ce6" table:formula="of:=[.H82]/[.$J82]" office:value-type="float" office:value="0.230597167629953">
            <text:p>0,2305971676</text:p>
          </table:table-cell>
          <table:table-cell table:style-name="ce6" table:formula="of:=[.I82]/[.$J82]" office:value-type="float" office:value="0">
            <text:p>0</text:p>
          </table:table-cell>
          <table:table-cell table:formula="of:=[.O82]-[.P82]-[.Q82]" office:value-type="float" office:value="8.71159862082271">
            <text:p>8,7115986208</text:p>
          </table:table-cell>
          <table:table-cell table:formula="of:=[.E82]/[.$M82]" office:value-type="float" office:value="4.01205427858539">
            <text:p>4,0120542786</text:p>
          </table:table-cell>
          <table:table-cell table:formula="of:=[.F82]/[.$M82]" office:value-type="float" office:value="12.7976661054074">
            <text:p>12,7976661054</text:p>
          </table:table-cell>
          <table:table-cell table:formula="of:=[.G82]/[.$M82]" office:value-type="float" office:value="2.03005628150652">
            <text:p>2,0300562815</text:p>
          </table:table-cell>
          <table:table-cell table:formula="of:=[.H82]/[.$M82]" office:value-type="float" office:value="0.277670092030678">
            <text:p>0,277670092</text:p>
          </table:table-cell>
          <table:table-cell table:formula="of:=[.I82]/[.$M82]" office:value-type="float" office:value="0">
            <text:p>0</text:p>
          </table:table-cell>
          <table:table-cell table:formula="of:=[.U82]-[.V82]-[.W82]" office:value-type="float" office:value="10.4899397318702">
            <text:p>10,489939731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3]*[.C83]" office:value-type="float" office:value="2">
            <text:p>2</text:p>
          </table:table-cell>
          <table:table-cell table:formula="of:=[counters.BH83]/1000000000" office:value-type="float" office:value="1.002075195">
            <text:p>1,002075195</text:p>
          </table:table-cell>
          <table:table-cell table:style-name="Default" table:formula="of:=[counters.BI83]/1000000000" office:value-type="float" office:value="3.1328125">
            <text:p>3,1328125</text:p>
          </table:table-cell>
          <table:table-cell table:style-name="Default" table:formula="of:=[counters.BJ83]/1000000000" office:value-type="float" office:value="0.310119628">
            <text:p>0,310119628</text:p>
          </table:table-cell>
          <table:table-cell table:formula="of:=[counters.BK83]/1000000000" office:value-type="float" office:value="0.072753906">
            <text:p>0,072753906</text:p>
          </table:table-cell>
          <table:table-cell table:formula="of:=[counters.BL83]/(2^-32)" office:value-type="float" office:value="0">
            <text:p>0</text:p>
          </table:table-cell>
          <table:table-cell table:formula="of:=[counters.D83]/1000000000" office:value-type="float" office:value="0.316366067">
            <text:p>0,316366067</text:p>
          </table:table-cell>
          <table:table-cell table:formula="of:=[counters.E83]/12500000" office:value-type="float" office:value="0.3041824">
            <text:p>0,3041824</text:p>
          </table:table-cell>
          <table:table-cell table:formula="of:=[counters.F83]/1050000000" office:value-type="float" office:value="0.31527200952381">
            <text:p>0,3152720095</text:p>
          </table:table-cell>
          <table:table-cell table:formula="of:=[counters.G83]/3500000000" office:value-type="float" office:value="0.262829012857143">
            <text:p>0,2628290129</text:p>
          </table:table-cell>
          <table:table-cell table:style-name="ce6" table:formula="of:=[.E83]/[.J83]" office:value-type="float" office:value="3.16745472895486">
            <text:p>3,167454729</text:p>
          </table:table-cell>
          <table:table-cell table:style-name="ce6" table:formula="of:=[.F83]/[.$J83]" office:value-type="float" office:value="9.90249216582384">
            <text:p>9,9024921658</text:p>
          </table:table-cell>
          <table:table-cell table:style-name="ce6" table:formula="of:=[.G83]/[.$J83]" office:value-type="float" office:value="0.980255660604713">
            <text:p>0,9802556606</text:p>
          </table:table-cell>
          <table:table-cell table:style-name="ce6" table:formula="of:=[.H83]/[.$J83]" office:value-type="float" office:value="0.229967476252755">
            <text:p>0,2299674763</text:p>
          </table:table-cell>
          <table:table-cell table:style-name="ce6" table:formula="of:=[.I83]/[.$J83]" office:value-type="float" office:value="0">
            <text:p>0</text:p>
          </table:table-cell>
          <table:table-cell table:formula="of:=[.O83]-[.P83]-[.Q83]" office:value-type="float" office:value="8.69226902896637">
            <text:p>8,692269029</text:p>
          </table:table-cell>
          <table:table-cell table:formula="of:=[.E83]/[.$M83]" office:value-type="float" office:value="3.81265060545148">
            <text:p>3,8126506055</text:p>
          </table:table-cell>
          <table:table-cell table:formula="of:=[.F83]/[.$M83]" office:value-type="float" office:value="11.9195840137436">
            <text:p>11,9195840137</text:p>
          </table:table-cell>
          <table:table-cell table:formula="of:=[.G83]/[.$M83]" office:value-type="float" office:value="1.17992920427153">
            <text:p>1,1799292043</text:p>
          </table:table-cell>
          <table:table-cell table:formula="of:=[.H83]/[.$M83]" office:value-type="float" office:value="0.276810787397906">
            <text:p>0,2768107874</text:p>
          </table:table-cell>
          <table:table-cell table:formula="of:=[.I83]/[.$M83]" office:value-type="float" office:value="0">
            <text:p>0</text:p>
          </table:table-cell>
          <table:table-cell table:formula="of:=[.U83]-[.V83]-[.W83]" office:value-type="float" office:value="10.4628440220741">
            <text:p>10,462844022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4]*[.C84]" office:value-type="float" office:value="4">
            <text:p>4</text:p>
          </table:table-cell>
          <table:table-cell table:formula="of:=[counters.BH84]/1000000000" office:value-type="float" office:value="1.014282226">
            <text:p>1,014282226</text:p>
          </table:table-cell>
          <table:table-cell table:style-name="Default" table:formula="of:=[counters.BI84]/1000000000" office:value-type="float" office:value="3.170959472">
            <text:p>3,170959472</text:p>
          </table:table-cell>
          <table:table-cell table:style-name="Default" table:formula="of:=[counters.BJ84]/1000000000" office:value-type="float" office:value="0.322937011">
            <text:p>0,322937011</text:p>
          </table:table-cell>
          <table:table-cell table:formula="of:=[counters.BK84]/1000000000" office:value-type="float" office:value="0.073547363">
            <text:p>0,073547363</text:p>
          </table:table-cell>
          <table:table-cell table:formula="of:=[counters.BL84]/(2^-32)" office:value-type="float" office:value="0">
            <text:p>0</text:p>
          </table:table-cell>
          <table:table-cell table:formula="of:=[counters.D84]/1000000000" office:value-type="float" office:value="0.316689401">
            <text:p>0,316689401</text:p>
          </table:table-cell>
          <table:table-cell table:formula="of:=[counters.E84]/12500000" office:value-type="float" office:value="0.30452752">
            <text:p>0,30452752</text:p>
          </table:table-cell>
          <table:table-cell table:formula="of:=[counters.F84]/1050000000" office:value-type="float" office:value="0.315414734285714">
            <text:p>0,3154147343</text:p>
          </table:table-cell>
          <table:table-cell table:formula="of:=[counters.G84]/3500000000" office:value-type="float" office:value="0.263118149428571">
            <text:p>0,2631181494</text:p>
          </table:table-cell>
          <table:table-cell table:style-name="ce6" table:formula="of:=[.E84]/[.J84]" office:value-type="float" office:value="3.20276656811764">
            <text:p>3,2027665681</text:p>
          </table:table-cell>
          <table:table-cell table:style-name="ce6" table:formula="of:=[.F84]/[.$J84]" office:value-type="float" office:value="10.0128373794234">
            <text:p>10,0128373794</text:p>
          </table:table-cell>
          <table:table-cell table:style-name="ce6" table:formula="of:=[.G84]/[.$J84]" office:value-type="float" office:value="1.01972787842053">
            <text:p>1,0197278784</text:p>
          </table:table-cell>
          <table:table-cell table:style-name="ce6" table:formula="of:=[.H84]/[.$J84]" office:value-type="float" office:value="0.232238157537833">
            <text:p>0,2322381575</text:p>
          </table:table-cell>
          <table:table-cell table:style-name="ce6" table:formula="of:=[.I84]/[.$J84]" office:value-type="float" office:value="0">
            <text:p>0</text:p>
          </table:table-cell>
          <table:table-cell table:formula="of:=[.O84]-[.P84]-[.Q84]" office:value-type="float" office:value="8.76087134346501">
            <text:p>8,7608713435</text:p>
          </table:table-cell>
          <table:table-cell table:formula="of:=[.E84]/[.$M84]" office:value-type="float" office:value="3.85485466587073">
            <text:p>3,8548546659</text:p>
          </table:table-cell>
          <table:table-cell table:formula="of:=[.F84]/[.$M84]" office:value-type="float" office:value="12.0514661527019">
            <text:p>12,0514661527</text:p>
          </table:table-cell>
          <table:table-cell table:formula="of:=[.G84]/[.$M84]" office:value-type="float" office:value="1.22734601053307">
            <text:p>1,2273460105</text:p>
          </table:table-cell>
          <table:table-cell table:formula="of:=[.H84]/[.$M84]" office:value-type="float" office:value="0.279522196244261">
            <text:p>0,2795221962</text:p>
          </table:table-cell>
          <table:table-cell table:formula="of:=[.I84]/[.$M84]" office:value-type="float" office:value="0">
            <text:p>0</text:p>
          </table:table-cell>
          <table:table-cell table:formula="of:=[.U84]-[.V84]-[.W84]" office:value-type="float" office:value="10.5445979459246">
            <text:p>10,544597945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85]*[.C85]" office:value-type="float" office:value="8">
            <text:p>8</text:p>
          </table:table-cell>
          <table:table-cell table:formula="of:=[counters.BH85]/1000000000" office:value-type="float" office:value="1.01953125">
            <text:p>1,01953125</text:p>
          </table:table-cell>
          <table:table-cell table:style-name="Default" table:formula="of:=[counters.BI85]/1000000000" office:value-type="float" office:value="3.181762695">
            <text:p>3,181762695</text:p>
          </table:table-cell>
          <table:table-cell table:style-name="Default" table:formula="of:=[counters.BJ85]/1000000000" office:value-type="float" office:value="0.308166503">
            <text:p>0,308166503</text:p>
          </table:table-cell>
          <table:table-cell table:formula="of:=[counters.BK85]/1000000000" office:value-type="float" office:value="0.075378417">
            <text:p>0,075378417</text:p>
          </table:table-cell>
          <table:table-cell table:formula="of:=[counters.BL85]/(2^-32)" office:value-type="float" office:value="0">
            <text:p>0</text:p>
          </table:table-cell>
          <table:table-cell table:formula="of:=[counters.D85]/1000000000" office:value-type="float" office:value="0.320428892">
            <text:p>0,320428892</text:p>
          </table:table-cell>
          <table:table-cell table:formula="of:=[counters.E85]/12500000" office:value-type="float" office:value="0.30807288">
            <text:p>0,30807288</text:p>
          </table:table-cell>
          <table:table-cell table:formula="of:=[counters.F85]/1050000000" office:value-type="float" office:value="0.319265347619048">
            <text:p>0,3192653476</text:p>
          </table:table-cell>
          <table:table-cell table:formula="of:=[counters.G85]/3500000000" office:value-type="float" office:value="0.266196207714286">
            <text:p>0,2661962077</text:p>
          </table:table-cell>
          <table:table-cell table:style-name="ce6" table:formula="of:=[.E85]/[.J85]" office:value-type="float" office:value="3.18177066879475">
            <text:p>3,1817706688</text:p>
          </table:table-cell>
          <table:table-cell table:style-name="ce6" table:formula="of:=[.F85]/[.$J85]" office:value-type="float" office:value="9.92969976939533">
            <text:p>9,9296997694</text:p>
          </table:table-cell>
          <table:table-cell table:style-name="ce6" table:formula="of:=[.G85]/[.$J85]" office:value-type="float" office:value="0.961731325401206">
            <text:p>0,9617313254</text:p>
          </table:table-cell>
          <table:table-cell table:style-name="ce6" table:formula="of:=[.H85]/[.$J85]" office:value-type="float" office:value="0.235242260863293">
            <text:p>0,2352422609</text:p>
          </table:table-cell>
          <table:table-cell table:style-name="ce6" table:formula="of:=[.I85]/[.$J85]" office:value-type="float" office:value="0">
            <text:p>0</text:p>
          </table:table-cell>
          <table:table-cell table:formula="of:=[.O85]-[.P85]-[.Q85]" office:value-type="float" office:value="8.73272618313083">
            <text:p>8,7327261831</text:p>
          </table:table-cell>
          <table:table-cell table:formula="of:=[.E85]/[.$M85]" office:value-type="float" office:value="3.82999915270876">
            <text:p>3,8299991527</text:p>
          </table:table-cell>
          <table:table-cell table:formula="of:=[.F85]/[.$M85]" office:value-type="float" office:value="11.9526973066989">
            <text:p>11,9526973067</text:p>
          </table:table-cell>
          <table:table-cell table:formula="of:=[.G85]/[.$M85]" office:value-type="float" office:value="1.15766676635289">
            <text:p>1,1576667664</text:p>
          </table:table-cell>
          <table:table-cell table:formula="of:=[.H85]/[.$M85]" office:value-type="float" office:value="0.283168635824089">
            <text:p>0,2831686358</text:p>
          </table:table-cell>
          <table:table-cell table:formula="of:=[.I85]/[.$M85]" office:value-type="float" office:value="0">
            <text:p>0</text:p>
          </table:table-cell>
          <table:table-cell table:formula="of:=[.U85]-[.V85]-[.W85]" office:value-type="float" office:value="10.5118619045219">
            <text:p>10,511861904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86]*[.C86]" office:value-type="float" office:value="16">
            <text:p>16</text:p>
          </table:table-cell>
          <table:table-cell table:formula="of:=[counters.BH86]/1000000000" office:value-type="float" office:value="1.067199707">
            <text:p>1,067199707</text:p>
          </table:table-cell>
          <table:table-cell table:style-name="Default" table:formula="of:=[counters.BI86]/1000000000" office:value-type="float" office:value="3.469726562">
            <text:p>3,469726562</text:p>
          </table:table-cell>
          <table:table-cell table:style-name="Default" table:formula="of:=[counters.BJ86]/1000000000" office:value-type="float" office:value="0.419799804">
            <text:p>0,419799804</text:p>
          </table:table-cell>
          <table:table-cell table:formula="of:=[counters.BK86]/1000000000" office:value-type="float" office:value="0.07824707">
            <text:p>0,07824707</text:p>
          </table:table-cell>
          <table:table-cell table:formula="of:=[counters.BL86]/(2^-32)" office:value-type="float" office:value="0">
            <text:p>0</text:p>
          </table:table-cell>
          <table:table-cell table:formula="of:=[counters.D86]/1000000000" office:value-type="float" office:value="0.340496398">
            <text:p>0,340496398</text:p>
          </table:table-cell>
          <table:table-cell table:formula="of:=[counters.E86]/12500000" office:value-type="float" office:value="0.33305976">
            <text:p>0,33305976</text:p>
          </table:table-cell>
          <table:table-cell table:formula="of:=[counters.F86]/1050000000" office:value-type="float" office:value="0.345078034285714">
            <text:p>0,3450780343</text:p>
          </table:table-cell>
          <table:table-cell table:formula="of:=[counters.G86]/3500000000" office:value-type="float" office:value="0.283080357428571">
            <text:p>0,2830803574</text:p>
          </table:table-cell>
          <table:table-cell table:style-name="ce6" table:formula="of:=[.E86]/[.J86]" office:value-type="float" office:value="3.13424668592236">
            <text:p>3,1342466859</text:p>
          </table:table-cell>
          <table:table-cell table:style-name="ce6" table:formula="of:=[.F86]/[.$J86]" office:value-type="float" office:value="10.1902004907553">
            <text:p>10,1902004908</text:p>
          </table:table-cell>
          <table:table-cell table:style-name="ce6" table:formula="of:=[.G86]/[.$J86]" office:value-type="float" office:value="1.23290527143844">
            <text:p>1,2329052714</text:p>
          </table:table-cell>
          <table:table-cell table:style-name="ce6" table:formula="of:=[.H86]/[.$J86]" office:value-type="float" office:value="0.229802930250087">
            <text:p>0,2298029303</text:p>
          </table:table-cell>
          <table:table-cell table:style-name="ce6" table:formula="of:=[.I86]/[.$J86]" office:value-type="float" office:value="0">
            <text:p>0</text:p>
          </table:table-cell>
          <table:table-cell table:formula="of:=[.O86]-[.P86]-[.Q86]" office:value-type="float" office:value="8.72749228906674">
            <text:p>8,7274922891</text:p>
          </table:table-cell>
          <table:table-cell table:formula="of:=[.E86]/[.$M86]" office:value-type="float" office:value="3.76995322704184">
            <text:p>3,769953227</text:p>
          </table:table-cell>
          <table:table-cell table:formula="of:=[.F86]/[.$M86]" office:value-type="float" office:value="12.2570375193747">
            <text:p>12,2570375194</text:p>
          </table:table-cell>
          <table:table-cell table:formula="of:=[.G86]/[.$M86]" office:value-type="float" office:value="1.48297044631903">
            <text:p>1,4829704463</text:p>
          </table:table-cell>
          <table:table-cell table:formula="of:=[.H86]/[.$M86]" office:value-type="float" office:value="0.276412926388733">
            <text:p>0,2764129264</text:p>
          </table:table-cell>
          <table:table-cell table:formula="of:=[.I86]/[.$M86]" office:value-type="float" office:value="0">
            <text:p>0</text:p>
          </table:table-cell>
          <table:table-cell table:formula="of:=[.U86]-[.V86]-[.W86]" office:value-type="float" office:value="10.4976541466669">
            <text:p>10,4976541467</text:p>
          </table:table-cell>
          <table:table-cell table:number-columns-repeated="5"/>
          <table:table-cell>
            <draw:frame table:end-cell-address="analysis.AR114" table:end-x="0.025cm" table:end-y="0.125cm" draw:z-index="1" draw:style-name="gr1" draw:text-style-name="P1" svg:width="27.133cm" svg:height="11.922cm" svg:x="2.248cm" svg:y="0.11cm">
              <draw:object draw:notify-on-update-of-ranges="analysis.D2:analysis.D41 analysis.T1:analysis.T1 analysis.T2:analysis.T41 analysis.U1:analysis.U1 analysis.U2:analysis.U41 analysis.V1:analysis.V1 analysis.V2:analysis.V41 analysis.W1:analysis.W1 analysis.W2:analysis.W41 analysis.Y1:analysis.Y1 analysis.Y2:analysis.Y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>
            <draw:frame table:end-cell-address="analysis.BG114" table:end-x="1.616cm" table:end-y="0.172cm" draw:z-index="6" draw:style-name="gr1" draw:text-style-name="P1" svg:width="31.191cm" svg:height="11.899cm" svg:x="2.039cm" svg:y="0.18cm">
              <draw:object draw:notify-on-update-of-ranges="analysis.D122:analysis.D161 analysis.N1:analysis.N1 analysis.N122:analysis.N161 analysis.O1:analysis.O1 analysis.O122:analysis.O161 analysis.P1:analysis.P1 analysis.P122:analysis.P161 analysis.Q1:analysis.Q1 analysis.Q122:analysis.Q161 analysis.S1:analysis.S1 analysis.S122:analysis.S16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  <table:table-cell>
            <draw:frame table:end-cell-address="analysis.BV113" table:end-x="1.655cm" table:end-y="0.414cm" draw:z-index="7" draw:style-name="gr1" draw:text-style-name="P1" svg:width="31.528cm" svg:height="11.693cm" svg:x="1.741cm" svg:y="0.203cm">
              <draw:object draw:notify-on-update-of-ranges="analysis.D162:analysis.D201 analysis.N1:analysis.N1 analysis.N162:analysis.N201 analysis.O1:analysis.O1 analysis.O162:analysis.O201 analysis.P1:analysis.P1 analysis.P162:analysis.P201 analysis.Q1:analysis.Q1 analysis.Q162:analysis.Q201 analysis.S1:analysis.S1 analysis.S162:analysis.S20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63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87]*[.C87]" office:value-type="float" office:value="32">
            <text:p>32</text:p>
          </table:table-cell>
          <table:table-cell table:formula="of:=[counters.BH87]/1000000000" office:value-type="float" office:value="1.180969238">
            <text:p>1,180969238</text:p>
          </table:table-cell>
          <table:table-cell table:style-name="Default" table:formula="of:=[counters.BI87]/1000000000" office:value-type="float" office:value="3.862792968">
            <text:p>3,862792968</text:p>
          </table:table-cell>
          <table:table-cell table:style-name="Default" table:formula="of:=[counters.BJ87]/1000000000" office:value-type="float" office:value="0.477416992">
            <text:p>0,477416992</text:p>
          </table:table-cell>
          <table:table-cell table:formula="of:=[counters.BK87]/1000000000" office:value-type="float" office:value="0.08605957">
            <text:p>0,08605957</text:p>
          </table:table-cell>
          <table:table-cell table:formula="of:=[counters.BL87]/(2^-32)" office:value-type="float" office:value="0">
            <text:p>0</text:p>
          </table:table-cell>
          <table:table-cell table:formula="of:=[counters.D87]/1000000000" office:value-type="float" office:value="0.372180175">
            <text:p>0,372180175</text:p>
          </table:table-cell>
          <table:table-cell table:formula="of:=[counters.E87]/12500000" office:value-type="float" office:value="0.36345504">
            <text:p>0,36345504</text:p>
          </table:table-cell>
          <table:table-cell table:formula="of:=[counters.F87]/1050000000" office:value-type="float" office:value="0.376726795238095">
            <text:p>0,3767267952</text:p>
          </table:table-cell>
          <table:table-cell table:formula="of:=[counters.G87]/3500000000" office:value-type="float" office:value="0.309370838285714">
            <text:p>0,3093708383</text:p>
          </table:table-cell>
          <table:table-cell table:style-name="ce6" table:formula="of:=[.E87]/[.J87]" office:value-type="float" office:value="3.17311161992978">
            <text:p>3,1731116199</text:p>
          </table:table-cell>
          <table:table-cell table:style-name="ce6" table:formula="of:=[.F87]/[.$J87]" office:value-type="float" office:value="10.3788251698253">
            <text:p>10,3788251698</text:p>
          </table:table-cell>
          <table:table-cell table:style-name="ce6" table:formula="of:=[.G87]/[.$J87]" office:value-type="float" office:value="1.28275771808641">
            <text:p>1,2827577181</text:p>
          </table:table-cell>
          <table:table-cell table:style-name="ce6" table:formula="of:=[.H87]/[.$J87]" office:value-type="float" office:value="0.231230935393053">
            <text:p>0,2312309354</text:p>
          </table:table-cell>
          <table:table-cell table:style-name="ce6" table:formula="of:=[.I87]/[.$J87]" office:value-type="float" office:value="0">
            <text:p>0</text:p>
          </table:table-cell>
          <table:table-cell table:formula="of:=[.O87]-[.P87]-[.Q87]" office:value-type="float" office:value="8.86483651634588">
            <text:p>8,8648365163</text:p>
          </table:table-cell>
          <table:table-cell table:formula="of:=[.E87]/[.$M87]" office:value-type="float" office:value="3.81732565533321">
            <text:p>3,8173256553</text:p>
          </table:table-cell>
          <table:table-cell table:formula="of:=[.F87]/[.$M87]" office:value-type="float" office:value="12.4859634133731">
            <text:p>12,4859634134</text:p>
          </table:table-cell>
          <table:table-cell table:formula="of:=[.G87]/[.$M87]" office:value-type="float" office:value="1.54318679370513">
            <text:p>1,5431867937</text:p>
          </table:table-cell>
          <table:table-cell table:formula="of:=[.H87]/[.$M87]" office:value-type="float" office:value="0.278176089501109">
            <text:p>0,2781760895</text:p>
          </table:table-cell>
          <table:table-cell table:formula="of:=[.I87]/[.$M87]" office:value-type="float" office:value="0">
            <text:p>0</text:p>
          </table:table-cell>
          <table:table-cell table:formula="of:=[.U87]-[.V87]-[.W87]" office:value-type="float" office:value="10.6646005301669">
            <text:p>10,664600530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8]*[.C88]" office:value-type="float" office:value="64">
            <text:p>64</text:p>
          </table:table-cell>
          <table:table-cell table:formula="of:=[counters.BH88]/1000000000" office:value-type="float" office:value="1.204040527">
            <text:p>1,204040527</text:p>
          </table:table-cell>
          <table:table-cell table:style-name="Default" table:formula="of:=[counters.BI88]/1000000000" office:value-type="float" office:value="3.930114746">
            <text:p>3,930114746</text:p>
          </table:table-cell>
          <table:table-cell table:style-name="Default" table:formula="of:=[counters.BJ88]/1000000000" office:value-type="float" office:value="0.470520019">
            <text:p>0,470520019</text:p>
          </table:table-cell>
          <table:table-cell table:formula="of:=[counters.BK88]/1000000000" office:value-type="float" office:value="0.085998535">
            <text:p>0,085998535</text:p>
          </table:table-cell>
          <table:table-cell table:formula="of:=[counters.BL88]/(2^-32)" office:value-type="float" office:value="0">
            <text:p>0</text:p>
          </table:table-cell>
          <table:table-cell table:formula="of:=[counters.D88]/1000000000" office:value-type="float" office:value="0.37227458">
            <text:p>0,37227458</text:p>
          </table:table-cell>
          <table:table-cell table:formula="of:=[counters.E88]/12500000" office:value-type="float" office:value="0.36349696">
            <text:p>0,36349696</text:p>
          </table:table-cell>
          <table:table-cell table:formula="of:=[counters.F88]/1050000000" office:value-type="float" office:value="0.376697611428571">
            <text:p>0,3766976114</text:p>
          </table:table-cell>
          <table:table-cell table:formula="of:=[counters.G88]/3500000000" office:value-type="float" office:value="0.309362309428571">
            <text:p>0,3093623094</text:p>
          </table:table-cell>
          <table:table-cell table:style-name="ce6" table:formula="of:=[.E88]/[.J88]" office:value-type="float" office:value="3.23428080155245">
            <text:p>3,2342808016</text:p>
          </table:table-cell>
          <table:table-cell table:style-name="ce6" table:formula="of:=[.F88]/[.$J88]" office:value-type="float" office:value="10.5570322475416">
            <text:p>10,5570322475</text:p>
          </table:table-cell>
          <table:table-cell table:style-name="ce6" table:formula="of:=[.G88]/[.$J88]" office:value-type="float" office:value="1.26390584874208">
            <text:p>1,2639058487</text:p>
          </table:table-cell>
          <table:table-cell table:style-name="ce6" table:formula="of:=[.H88]/[.$J88]" office:value-type="float" office:value="0.231008346043933">
            <text:p>0,231008346</text:p>
          </table:table-cell>
          <table:table-cell table:style-name="ce6" table:formula="of:=[.I88]/[.$J88]" office:value-type="float" office:value="0">
            <text:p>0</text:p>
          </table:table-cell>
          <table:table-cell table:formula="of:=[.O88]-[.P88]-[.Q88]" office:value-type="float" office:value="9.06211805275557">
            <text:p>9,0621180528</text:p>
          </table:table-cell>
          <table:table-cell table:formula="of:=[.E88]/[.$M88]" office:value-type="float" office:value="3.89200781835384">
            <text:p>3,8920078184</text:p>
          </table:table-cell>
          <table:table-cell table:formula="of:=[.F88]/[.$M88]" office:value-type="float" office:value="12.7039223144519">
            <text:p>12,7039223145</text:p>
          </table:table-cell>
          <table:table-cell table:formula="of:=[.G88]/[.$M88]" office:value-type="float" office:value="1.52093517749174">
            <text:p>1,5209351775</text:p>
          </table:table-cell>
          <table:table-cell table:formula="of:=[.H88]/[.$M88]" office:value-type="float" office:value="0.277986465639106">
            <text:p>0,2779864656</text:p>
          </table:table-cell>
          <table:table-cell table:formula="of:=[.I88]/[.$M88]" office:value-type="float" office:value="0">
            <text:p>0</text:p>
          </table:table-cell>
          <table:table-cell table:formula="of:=[.U88]-[.V88]-[.W88]" office:value-type="float" office:value="10.905000671321">
            <text:p>10,905000671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89]*[.C89]" office:value-type="float" office:value="128">
            <text:p>128</text:p>
          </table:table-cell>
          <table:table-cell table:formula="of:=[counters.BH89]/1000000000" office:value-type="float" office:value="1.268371582">
            <text:p>1,268371582</text:p>
          </table:table-cell>
          <table:table-cell table:style-name="Default" table:formula="of:=[counters.BI89]/1000000000" office:value-type="float" office:value="4.267944335">
            <text:p>4,267944335</text:p>
          </table:table-cell>
          <table:table-cell table:style-name="Default" table:formula="of:=[counters.BJ89]/1000000000" office:value-type="float" office:value="0.524780273">
            <text:p>0,524780273</text:p>
          </table:table-cell>
          <table:table-cell table:formula="of:=[counters.BK89]/1000000000" office:value-type="float" office:value="0.086547851">
            <text:p>0,086547851</text:p>
          </table:table-cell>
          <table:table-cell table:formula="of:=[counters.BL89]/(2^-32)" office:value-type="float" office:value="0">
            <text:p>0</text:p>
          </table:table-cell>
          <table:table-cell table:formula="of:=[counters.D89]/1000000000" office:value-type="float" office:value="0.374248087">
            <text:p>0,374248087</text:p>
          </table:table-cell>
          <table:table-cell table:formula="of:=[counters.E89]/12500000" office:value-type="float" office:value="0.36546104">
            <text:p>0,36546104</text:p>
          </table:table-cell>
          <table:table-cell table:formula="of:=[counters.F89]/1050000000" office:value-type="float" office:value="0.378804589523809">
            <text:p>0,3788045895</text:p>
          </table:table-cell>
          <table:table-cell table:formula="of:=[counters.G89]/3500000000" office:value-type="float" office:value="0.311074233428571">
            <text:p>0,3110742334</text:p>
          </table:table-cell>
          <table:table-cell table:style-name="ce6" table:formula="of:=[.E89]/[.J89]" office:value-type="float" office:value="3.38911974719058">
            <text:p>3,3891197472</text:p>
          </table:table-cell>
          <table:table-cell table:style-name="ce6" table:formula="of:=[.F89]/[.$J89]" office:value-type="float" office:value="11.4040511715428">
            <text:p>11,4040511715</text:p>
          </table:table-cell>
          <table:table-cell table:style-name="ce6" table:formula="of:=[.G89]/[.$J89]" office:value-type="float" office:value="1.40222566588563">
            <text:p>1,4022256659</text:p>
          </table:table-cell>
          <table:table-cell table:style-name="ce6" table:formula="of:=[.H89]/[.$J89]" office:value-type="float" office:value="0.231257964987273">
            <text:p>0,231257965</text:p>
          </table:table-cell>
          <table:table-cell table:style-name="ce6" table:formula="of:=[.I89]/[.$J89]" office:value-type="float" office:value="0">
            <text:p>0</text:p>
          </table:table-cell>
          <table:table-cell table:formula="of:=[.O89]-[.P89]-[.Q89]" office:value-type="float" office:value="9.77056754066989">
            <text:p>9,7705675407</text:p>
          </table:table-cell>
          <table:table-cell table:formula="of:=[.E89]/[.$M89]" office:value-type="float" office:value="4.07739197175019">
            <text:p>4,0773919718</text:p>
          </table:table-cell>
          <table:table-cell table:formula="of:=[.F89]/[.$M89]" office:value-type="float" office:value="13.7200188133872">
            <text:p>13,7200188134</text:p>
          </table:table-cell>
          <table:table-cell table:formula="of:=[.G89]/[.$M89]" office:value-type="float" office:value="1.68699370313003">
            <text:p>1,6869937031</text:p>
          </table:table-cell>
          <table:table-cell table:formula="of:=[.H89]/[.$M89]" office:value-type="float" office:value="0.27822250028906">
            <text:p>0,2782225003</text:p>
          </table:table-cell>
          <table:table-cell table:formula="of:=[.I89]/[.$M89]" office:value-type="float" office:value="0">
            <text:p>0</text:p>
          </table:table-cell>
          <table:table-cell table:formula="of:=[.U89]-[.V89]-[.W89]" office:value-type="float" office:value="11.7548026099681">
            <text:p>11,7548026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90]*[.C90]" office:value-type="float" office:value="256">
            <text:p>256</text:p>
          </table:table-cell>
          <table:table-cell table:formula="of:=[counters.BH90]/1000000000" office:value-type="float" office:value="1.489807128">
            <text:p>1,489807128</text:p>
          </table:table-cell>
          <table:table-cell table:style-name="Default" table:formula="of:=[counters.BI90]/1000000000" office:value-type="float" office:value="4.939941406">
            <text:p>4,939941406</text:p>
          </table:table-cell>
          <table:table-cell table:style-name="Default" table:formula="of:=[counters.BJ90]/1000000000" office:value-type="float" office:value="0.497253417">
            <text:p>0,497253417</text:p>
          </table:table-cell>
          <table:table-cell table:formula="of:=[counters.BK90]/1000000000" office:value-type="float" office:value="0.095153808">
            <text:p>0,095153808</text:p>
          </table:table-cell>
          <table:table-cell table:formula="of:=[counters.BL90]/(2^-32)" office:value-type="float" office:value="0">
            <text:p>0</text:p>
          </table:table-cell>
          <table:table-cell table:formula="of:=[counters.D90]/1000000000" office:value-type="float" office:value="0.409240773">
            <text:p>0,409240773</text:p>
          </table:table-cell>
          <table:table-cell table:formula="of:=[counters.E90]/12500000" office:value-type="float" office:value="0.39333456">
            <text:p>0,39333456</text:p>
          </table:table-cell>
          <table:table-cell table:formula="of:=[counters.F90]/1050000000" office:value-type="float" office:value="0.407819728571429">
            <text:p>0,4078197286</text:p>
          </table:table-cell>
          <table:table-cell table:formula="of:=[counters.G90]/3500000000" office:value-type="float" office:value="0.339886560857143">
            <text:p>0,3398865609</text:p>
          </table:table-cell>
          <table:table-cell table:style-name="ce6" table:formula="of:=[.E90]/[.J90]" office:value-type="float" office:value="3.64041714875756">
            <text:p>3,6404171488</text:p>
          </table:table-cell>
          <table:table-cell table:style-name="ce6" table:formula="of:=[.F90]/[.$J90]" office:value-type="float" office:value="12.070990311613">
            <text:p>12,0709903116</text:p>
          </table:table-cell>
          <table:table-cell table:style-name="ce6" table:formula="of:=[.G90]/[.$J90]" office:value-type="float" office:value="1.21506323369202">
            <text:p>1,2150632337</text:p>
          </table:table-cell>
          <table:table-cell table:style-name="ce6" table:formula="of:=[.H90]/[.$J90]" office:value-type="float" office:value="0.232513019908698">
            <text:p>0,2325130199</text:p>
          </table:table-cell>
          <table:table-cell table:style-name="ce6" table:formula="of:=[.I90]/[.$J90]" office:value-type="float" office:value="0">
            <text:p>0</text:p>
          </table:table-cell>
          <table:table-cell table:formula="of:=[.O90]-[.P90]-[.Q90]" office:value-type="float" office:value="10.6234140580123">
            <text:p>10,623414058</text:p>
          </table:table-cell>
          <table:table-cell table:formula="of:=[.E90]/[.$M90]" office:value-type="float" office:value="4.38324811738049">
            <text:p>4,3832481174</text:p>
          </table:table-cell>
          <table:table-cell table:formula="of:=[.F90]/[.$M90]" office:value-type="float" office:value="14.5340886487015">
            <text:p>14,5340886487</text:p>
          </table:table-cell>
          <table:table-cell table:formula="of:=[.G90]/[.$M90]" office:value-type="float" office:value="1.4629981713487">
            <text:p>1,4629981713</text:p>
          </table:table-cell>
          <table:table-cell table:formula="of:=[.H90]/[.$M90]" office:value-type="float" office:value="0.279957547483008">
            <text:p>0,2799575475</text:p>
          </table:table-cell>
          <table:table-cell table:formula="of:=[.I90]/[.$M90]" office:value-type="float" office:value="0">
            <text:p>0</text:p>
          </table:table-cell>
          <table:table-cell table:formula="of:=[.U90]-[.V90]-[.W90]" office:value-type="float" office:value="12.7911329298698">
            <text:p>12,791132929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91]*[.C91]" office:value-type="float" office:value="512">
            <text:p>512</text:p>
          </table:table-cell>
          <table:table-cell table:formula="of:=[counters.BH91]/1000000000" office:value-type="float" office:value="1.738891601">
            <text:p>1,738891601</text:p>
          </table:table-cell>
          <table:table-cell table:style-name="Default" table:formula="of:=[counters.BI91]/1000000000" office:value-type="float" office:value="5.96875">
            <text:p>5,96875</text:p>
          </table:table-cell>
          <table:table-cell table:style-name="Default" table:formula="of:=[counters.BJ91]/1000000000" office:value-type="float" office:value="0.432617187">
            <text:p>0,432617187</text:p>
          </table:table-cell>
          <table:table-cell table:formula="of:=[counters.BK91]/1000000000" office:value-type="float" office:value="0.103332519">
            <text:p>0,103332519</text:p>
          </table:table-cell>
          <table:table-cell table:formula="of:=[counters.BL91]/(2^-32)" office:value-type="float" office:value="0">
            <text:p>0</text:p>
          </table:table-cell>
          <table:table-cell table:formula="of:=[counters.D91]/1000000000" office:value-type="float" office:value="0.445163128">
            <text:p>0,445163128</text:p>
          </table:table-cell>
          <table:table-cell table:formula="of:=[counters.E91]/12500000" office:value-type="float" office:value="0.427808">
            <text:p>0,427808</text:p>
          </table:table-cell>
          <table:table-cell table:formula="of:=[counters.F91]/1050000000" office:value-type="float" office:value="0.443470843809524">
            <text:p>0,4434708438</text:p>
          </table:table-cell>
          <table:table-cell table:formula="of:=[counters.G91]/3500000000" office:value-type="float" office:value="0.369684013142857">
            <text:p>0,3696840131</text:p>
          </table:table-cell>
          <table:table-cell table:style-name="ce6" table:formula="of:=[.E91]/[.J91]" office:value-type="float" office:value="3.90618964515857">
            <text:p>3,9061896452</text:p>
          </table:table-cell>
          <table:table-cell table:style-name="ce6" table:formula="of:=[.F91]/[.$J91]" office:value-type="float" office:value="13.4080062443986">
            <text:p>13,4080062444</text:p>
          </table:table-cell>
          <table:table-cell table:style-name="ce6" table:formula="of:=[.G91]/[.$J91]" office:value-type="float" office:value="0.971817205399815">
            <text:p>0,9718172054</text:p>
          </table:table-cell>
          <table:table-cell table:style-name="ce6" table:formula="of:=[.H91]/[.$J91]" office:value-type="float" office:value="0.232122816335319">
            <text:p>0,2321228163</text:p>
          </table:table-cell>
          <table:table-cell table:style-name="ce6" table:formula="of:=[.I91]/[.$J91]" office:value-type="float" office:value="0">
            <text:p>0</text:p>
          </table:table-cell>
          <table:table-cell table:formula="of:=[.O91]-[.P91]-[.Q91]" office:value-type="float" office:value="12.2040662226634">
            <text:p>12,2040662227</text:p>
          </table:table-cell>
          <table:table-cell table:formula="of:=[.E91]/[.$M91]" office:value-type="float" office:value="4.70372409728207">
            <text:p>4,7037240973</text:p>
          </table:table-cell>
          <table:table-cell table:formula="of:=[.F91]/[.$M91]" office:value-type="float" office:value="16.1455453517096">
            <text:p>16,1455453517</text:p>
          </table:table-cell>
          <table:table-cell table:formula="of:=[.G91]/[.$M91]" office:value-type="float" office:value="1.17023504295498">
            <text:p>1,170235043</text:p>
          </table:table-cell>
          <table:table-cell table:formula="of:=[.H91]/[.$M91]" office:value-type="float" office:value="0.279515790043291">
            <text:p>0,27951579</text:p>
          </table:table-cell>
          <table:table-cell table:formula="of:=[.I91]/[.$M91]" office:value-type="float" office:value="0">
            <text:p>0</text:p>
          </table:table-cell>
          <table:table-cell table:formula="of:=[.U91]-[.V91]-[.W91]" office:value-type="float" office:value="14.6957945187113">
            <text:p>14,695794518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92]*[.C92]" office:value-type="float" office:value="768">
            <text:p>768</text:p>
          </table:table-cell>
          <table:table-cell table:formula="of:=[counters.BH92]/1000000000" office:value-type="float" office:value="2.145874023">
            <text:p>2,145874023</text:p>
          </table:table-cell>
          <table:table-cell table:style-name="Default" table:formula="of:=[counters.BI92]/1000000000" office:value-type="float" office:value="7.702697753">
            <text:p>7,702697753</text:p>
          </table:table-cell>
          <table:table-cell table:style-name="Default" table:formula="of:=[counters.BJ92]/1000000000" office:value-type="float" office:value="0.598937988">
            <text:p>0,598937988</text:p>
          </table:table-cell>
          <table:table-cell table:formula="of:=[counters.BK92]/1000000000" office:value-type="float" office:value="0.120666503">
            <text:p>0,120666503</text:p>
          </table:table-cell>
          <table:table-cell table:formula="of:=[counters.BL92]/(2^-32)" office:value-type="float" office:value="0">
            <text:p>0</text:p>
          </table:table-cell>
          <table:table-cell table:formula="of:=[counters.D92]/1000000000" office:value-type="float" office:value="0.527794989">
            <text:p>0,527794989</text:p>
          </table:table-cell>
          <table:table-cell table:formula="of:=[counters.E92]/12500000" office:value-type="float" office:value="0.51282304">
            <text:p>0,51282304</text:p>
          </table:table-cell>
          <table:table-cell table:formula="of:=[counters.F92]/1050000000" office:value-type="float" office:value="0.53149749047619">
            <text:p>0,5314974905</text:p>
          </table:table-cell>
          <table:table-cell table:formula="of:=[counters.G92]/3500000000" office:value-type="float" office:value="0.438477154">
            <text:p>0,438477154</text:p>
          </table:table-cell>
          <table:table-cell table:style-name="ce6" table:formula="of:=[.E92]/[.J92]" office:value-type="float" office:value="4.06573398331374">
            <text:p>4,0657339833</text:p>
          </table:table-cell>
          <table:table-cell table:style-name="ce6" table:formula="of:=[.F92]/[.$J92]" office:value-type="float" office:value="14.594109291553">
            <text:p>14,5941092916</text:p>
          </table:table-cell>
          <table:table-cell table:style-name="ce6" table:formula="of:=[.G92]/[.$J92]" office:value-type="float" office:value="1.13479286556849">
            <text:p>1,1347928656</text:p>
          </table:table-cell>
          <table:table-cell table:style-name="ce6" table:formula="of:=[.H92]/[.$J92]" office:value-type="float" office:value="0.228623813251095">
            <text:p>0,2286238133</text:p>
          </table:table-cell>
          <table:table-cell table:style-name="ce6" table:formula="of:=[.I92]/[.$J92]" office:value-type="float" office:value="0">
            <text:p>0</text:p>
          </table:table-cell>
          <table:table-cell table:formula="of:=[.O92]-[.P92]-[.Q92]" office:value-type="float" office:value="13.2306926127334">
            <text:p>13,2306926127</text:p>
          </table:table-cell>
          <table:table-cell table:formula="of:=[.E92]/[.$M92]" office:value-type="float" office:value="4.89392435483651">
            <text:p>4,8939243548</text:p>
          </table:table-cell>
          <table:table-cell table:formula="of:=[.F92]/[.$M92]" office:value-type="float" office:value="17.5669306433238">
            <text:p>17,5669306433</text:p>
          </table:table-cell>
          <table:table-cell table:formula="of:=[.G92]/[.$M92]" office:value-type="float" office:value="1.36595027251979">
            <text:p>1,3659502725</text:p>
          </table:table-cell>
          <table:table-cell table:formula="of:=[.H92]/[.$M92]" office:value-type="float" office:value="0.275194504204431">
            <text:p>0,2751945042</text:p>
          </table:table-cell>
          <table:table-cell table:formula="of:=[.I92]/[.$M92]" office:value-type="float" office:value="0">
            <text:p>0</text:p>
          </table:table-cell>
          <table:table-cell table:formula="of:=[.U92]-[.V92]-[.W92]" office:value-type="float" office:value="15.9257858665996">
            <text:p>15,925785866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93]*[.C93]" office:value-type="float" office:value="1024">
            <text:p>1024</text:p>
          </table:table-cell>
          <table:table-cell table:formula="of:=[counters.BH93]/1000000000" office:value-type="float" office:value="2.078308105">
            <text:p>2,078308105</text:p>
          </table:table-cell>
          <table:table-cell table:style-name="Default" table:formula="of:=[counters.BI93]/1000000000" office:value-type="float" office:value="7.681579589">
            <text:p>7,681579589</text:p>
          </table:table-cell>
          <table:table-cell table:style-name="Default" table:formula="of:=[counters.BJ93]/1000000000" office:value-type="float" office:value="0.537475585">
            <text:p>0,537475585</text:p>
          </table:table-cell>
          <table:table-cell table:formula="of:=[counters.BK93]/1000000000" office:value-type="float" office:value="0.107971191">
            <text:p>0,107971191</text:p>
          </table:table-cell>
          <table:table-cell table:formula="of:=[counters.BL93]/(2^-32)" office:value-type="float" office:value="0">
            <text:p>0</text:p>
          </table:table-cell>
          <table:table-cell table:formula="of:=[counters.D93]/1000000000" office:value-type="float" office:value="0.474264444">
            <text:p>0,474264444</text:p>
          </table:table-cell>
          <table:table-cell table:formula="of:=[counters.E93]/12500000" office:value-type="float" office:value="0.46144952">
            <text:p>0,46144952</text:p>
          </table:table-cell>
          <table:table-cell table:formula="of:=[counters.F93]/1050000000" office:value-type="float" office:value="0.478242379047619">
            <text:p>0,478242379</text:p>
          </table:table-cell>
          <table:table-cell table:formula="of:=[counters.G93]/3500000000" office:value-type="float" office:value="0.394030194285714">
            <text:p>0,3940301943</text:p>
          </table:table-cell>
          <table:table-cell table:style-name="ce6" table:formula="of:=[.E93]/[.J93]" office:value-type="float" office:value="4.38217144737083">
            <text:p>4,3821714474</text:p>
          </table:table-cell>
          <table:table-cell table:style-name="ce6" table:formula="of:=[.F93]/[.$J93]" office:value-type="float" office:value="16.196827922019">
            <text:p>16,196827922</text:p>
          </table:table-cell>
          <table:table-cell table:style-name="ce6" table:formula="of:=[.G93]/[.$J93]" office:value-type="float" office:value="1.13328247942618">
            <text:p>1,1332824794</text:p>
          </table:table-cell>
          <table:table-cell table:style-name="ce6" table:formula="of:=[.H93]/[.$J93]" office:value-type="float" office:value="0.227660311385266">
            <text:p>0,2276603114</text:p>
          </table:table-cell>
          <table:table-cell table:style-name="ce6" table:formula="of:=[.I93]/[.$J93]" office:value-type="float" office:value="0">
            <text:p>0</text:p>
          </table:table-cell>
          <table:table-cell table:formula="of:=[.O93]-[.P93]-[.Q93]" office:value-type="float" office:value="14.8358851312075">
            <text:p>14,8358851312</text:p>
          </table:table-cell>
          <table:table-cell table:formula="of:=[.E93]/[.$M93]" office:value-type="float" office:value="5.27448945573192">
            <text:p>5,2744894557</text:p>
          </table:table-cell>
          <table:table-cell table:formula="of:=[.F93]/[.$M93]" office:value-type="float" office:value="19.4949008994728">
            <text:p>19,4949008995</text:p>
          </table:table-cell>
          <table:table-cell table:formula="of:=[.G93]/[.$M93]" office:value-type="float" office:value="1.36404669691448">
            <text:p>1,3640466969</text:p>
          </table:table-cell>
          <table:table-cell table:formula="of:=[.H93]/[.$M93]" office:value-type="float" office:value="0.274017556435559">
            <text:p>0,2740175564</text:p>
          </table:table-cell>
          <table:table-cell table:formula="of:=[.I93]/[.$M93]" office:value-type="float" office:value="0">
            <text:p>0</text:p>
          </table:table-cell>
          <table:table-cell table:formula="of:=[.U93]-[.V93]-[.W93]" office:value-type="float" office:value="17.8568366461227">
            <text:p>17,856836646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94]*[.C94]" office:value-type="float" office:value="1280">
            <text:p>1280</text:p>
          </table:table-cell>
          <table:table-cell table:formula="of:=[counters.BH94]/1000000000" office:value-type="float" office:value="2.403137207">
            <text:p>2,403137207</text:p>
          </table:table-cell>
          <table:table-cell table:style-name="Default" table:formula="of:=[counters.BI94]/1000000000" office:value-type="float" office:value="8.705322265">
            <text:p>8,705322265</text:p>
          </table:table-cell>
          <table:table-cell table:style-name="Default" table:formula="of:=[counters.BJ94]/1000000000" office:value-type="float" office:value="0.5960083">
            <text:p>0,5960083</text:p>
          </table:table-cell>
          <table:table-cell table:formula="of:=[counters.BK94]/1000000000" office:value-type="float" office:value="0.120117187">
            <text:p>0,120117187</text:p>
          </table:table-cell>
          <table:table-cell table:formula="of:=[counters.BL94]/(2^-32)" office:value-type="float" office:value="0">
            <text:p>0</text:p>
          </table:table-cell>
          <table:table-cell table:formula="of:=[counters.D94]/1000000000" office:value-type="float" office:value="0.522362425">
            <text:p>0,522362425</text:p>
          </table:table-cell>
          <table:table-cell table:formula="of:=[counters.E94]/12500000" office:value-type="float" office:value="0.50758536">
            <text:p>0,50758536</text:p>
          </table:table-cell>
          <table:table-cell table:formula="of:=[counters.F94]/1050000000" office:value-type="float" office:value="0.525884258095238">
            <text:p>0,5258842581</text:p>
          </table:table-cell>
          <table:table-cell table:formula="of:=[counters.G94]/3500000000" office:value-type="float" office:value="0.433984142285714">
            <text:p>0,4339841423</text:p>
          </table:table-cell>
          <table:table-cell table:style-name="ce6" table:formula="of:=[.E94]/[.J94]" office:value-type="float" office:value="4.60051698205513">
            <text:p>4,6005169821</text:p>
          </table:table-cell>
          <table:table-cell table:style-name="ce6" table:formula="of:=[.F94]/[.$J94]" office:value-type="float" office:value="16.6652918517254">
            <text:p>16,6652918517</text:p>
          </table:table-cell>
          <table:table-cell table:style-name="ce6" table:formula="of:=[.G94]/[.$J94]" office:value-type="float" office:value="1.1409861649218">
            <text:p>1,1409861649</text:p>
          </table:table-cell>
          <table:table-cell table:style-name="ce6" table:formula="of:=[.H94]/[.$J94]" office:value-type="float" office:value="0.229949899248592">
            <text:p>0,2299498992</text:p>
          </table:table-cell>
          <table:table-cell table:style-name="ce6" table:formula="of:=[.I94]/[.$J94]" office:value-type="float" office:value="0">
            <text:p>0</text:p>
          </table:table-cell>
          <table:table-cell table:formula="of:=[.O94]-[.P94]-[.Q94]" office:value-type="float" office:value="15.294355787555">
            <text:p>15,2943557876</text:p>
          </table:table-cell>
          <table:table-cell table:formula="of:=[.E94]/[.$M94]" office:value-type="float" office:value="5.53738483241143">
            <text:p>5,5373848324</text:p>
          </table:table-cell>
          <table:table-cell table:formula="of:=[.F94]/[.$M94]" office:value-type="float" office:value="20.0590791616271">
            <text:p>20,0590791616</text:p>
          </table:table-cell>
          <table:table-cell table:formula="of:=[.G94]/[.$M94]" office:value-type="float" office:value="1.37334119366882">
            <text:p>1,3733411937</text:p>
          </table:table-cell>
          <table:table-cell table:formula="of:=[.H94]/[.$M94]" office:value-type="float" office:value="0.276777825031498">
            <text:p>0,276777825</text:p>
          </table:table-cell>
          <table:table-cell table:formula="of:=[.I94]/[.$M94]" office:value-type="float" office:value="0">
            <text:p>0</text:p>
          </table:table-cell>
          <table:table-cell table:formula="of:=[.U94]-[.V94]-[.W94]" office:value-type="float" office:value="18.4089601429268">
            <text:p>18,408960142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95]*[.C95]" office:value-type="float" office:value="1536">
            <text:p>1536</text:p>
          </table:table-cell>
          <table:table-cell table:formula="of:=[counters.BH95]/1000000000" office:value-type="float" office:value="2.600585937">
            <text:p>2,600585937</text:p>
          </table:table-cell>
          <table:table-cell table:style-name="Default" table:formula="of:=[counters.BI95]/1000000000" office:value-type="float" office:value="9.477722167">
            <text:p>9,477722167</text:p>
          </table:table-cell>
          <table:table-cell table:style-name="Default" table:formula="of:=[counters.BJ95]/1000000000" office:value-type="float" office:value="0.578552246">
            <text:p>0,578552246</text:p>
          </table:table-cell>
          <table:table-cell table:formula="of:=[counters.BK95]/1000000000" office:value-type="float" office:value="0.126464843">
            <text:p>0,126464843</text:p>
          </table:table-cell>
          <table:table-cell table:formula="of:=[counters.BL95]/(2^-32)" office:value-type="float" office:value="0">
            <text:p>0</text:p>
          </table:table-cell>
          <table:table-cell table:formula="of:=[counters.D95]/1000000000" office:value-type="float" office:value="0.553658356">
            <text:p>0,553658356</text:p>
          </table:table-cell>
          <table:table-cell table:formula="of:=[counters.E95]/12500000" office:value-type="float" office:value="0.53930312">
            <text:p>0,53930312</text:p>
          </table:table-cell>
          <table:table-cell table:formula="of:=[counters.F95]/1050000000" office:value-type="float" office:value="0.558089">
            <text:p>0,558089</text:p>
          </table:table-cell>
          <table:table-cell table:formula="of:=[counters.G95]/3500000000" office:value-type="float" office:value="0.459944241428571">
            <text:p>0,4599442414</text:p>
          </table:table-cell>
          <table:table-cell table:style-name="ce6" table:formula="of:=[.E95]/[.J95]" office:value-type="float" office:value="4.69709507463841">
            <text:p>4,6970950746</text:p>
          </table:table-cell>
          <table:table-cell table:style-name="ce6" table:formula="of:=[.F95]/[.$J95]" office:value-type="float" office:value="17.1183583960936">
            <text:p>17,1183583961</text:p>
          </table:table-cell>
          <table:table-cell table:style-name="ce6" table:formula="of:=[.G95]/[.$J95]" office:value-type="float" office:value="1.04496254726444">
            <text:p>1,0449625473</text:p>
          </table:table-cell>
          <table:table-cell table:style-name="ce6" table:formula="of:=[.H95]/[.$J95]" office:value-type="float" office:value="0.228416751286239">
            <text:p>0,2284167513</text:p>
          </table:table-cell>
          <table:table-cell table:style-name="ce6" table:formula="of:=[.I95]/[.$J95]" office:value-type="float" office:value="0">
            <text:p>0</text:p>
          </table:table-cell>
          <table:table-cell table:formula="of:=[.O95]-[.P95]-[.Q95]" office:value-type="float" office:value="15.844979097543">
            <text:p>15,8449790975</text:p>
          </table:table-cell>
          <table:table-cell table:formula="of:=[.E95]/[.$M95]" office:value-type="float" office:value="5.65413305082952">
            <text:p>5,6541330508</text:p>
          </table:table-cell>
          <table:table-cell table:formula="of:=[.F95]/[.$M95]" office:value-type="float" office:value="20.6062416121626">
            <text:p>20,6062416122</text:p>
          </table:table-cell>
          <table:table-cell table:formula="of:=[.G95]/[.$M95]" office:value-type="float" office:value="1.25787474630193">
            <text:p>1,2578747463</text:p>
          </table:table-cell>
          <table:table-cell table:formula="of:=[.H95]/[.$M95]" office:value-type="float" office:value="0.27495690044342">
            <text:p>0,2749569004</text:p>
          </table:table-cell>
          <table:table-cell table:formula="of:=[.I95]/[.$M95]" office:value-type="float" office:value="0">
            <text:p>0</text:p>
          </table:table-cell>
          <table:table-cell table:formula="of:=[.U95]-[.V95]-[.W95]" office:value-type="float" office:value="19.0734099654173">
            <text:p>19,073409965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96]*[.C96]" office:value-type="float" office:value="1792">
            <text:p>1792</text:p>
          </table:table-cell>
          <table:table-cell table:formula="of:=[counters.BH96]/1000000000" office:value-type="float" office:value="3.057189941">
            <text:p>3,057189941</text:p>
          </table:table-cell>
          <table:table-cell table:style-name="Default" table:formula="of:=[counters.BI96]/1000000000" office:value-type="float" office:value="11.416503906">
            <text:p>11,416503906</text:p>
          </table:table-cell>
          <table:table-cell table:style-name="Default" table:formula="of:=[counters.BJ96]/1000000000" office:value-type="float" office:value="0.726989746">
            <text:p>0,726989746</text:p>
          </table:table-cell>
          <table:table-cell table:formula="of:=[counters.BK96]/1000000000" office:value-type="float" office:value="0.15246582">
            <text:p>0,15246582</text:p>
          </table:table-cell>
          <table:table-cell table:formula="of:=[counters.BL96]/(2^-32)" office:value-type="float" office:value="0">
            <text:p>0</text:p>
          </table:table-cell>
          <table:table-cell table:formula="of:=[counters.D96]/1000000000" office:value-type="float" office:value="0.668752666">
            <text:p>0,668752666</text:p>
          </table:table-cell>
          <table:table-cell table:formula="of:=[counters.E96]/12500000" office:value-type="float" office:value="0.64814352">
            <text:p>0,64814352</text:p>
          </table:table-cell>
          <table:table-cell table:formula="of:=[counters.F96]/1050000000" office:value-type="float" office:value="0.671731077142857">
            <text:p>0,6717310771</text:p>
          </table:table-cell>
          <table:table-cell table:formula="of:=[counters.G96]/3500000000" office:value-type="float" office:value="0.555415606571428">
            <text:p>0,5554156066</text:p>
          </table:table-cell>
          <table:table-cell table:style-name="ce6" table:formula="of:=[.E96]/[.J96]" office:value-type="float" office:value="4.57148075279598">
            <text:p>4,5714807528</text:p>
          </table:table-cell>
          <table:table-cell table:style-name="ce6" table:formula="of:=[.F96]/[.$J96]" office:value-type="float" office:value="17.0713396542931">
            <text:p>17,0713396543</text:p>
          </table:table-cell>
          <table:table-cell table:style-name="ce6" table:formula="of:=[.G96]/[.$J96]" office:value-type="float" office:value="1.08708313695156">
            <text:p>1,087083137</text:p>
          </table:table-cell>
          <table:table-cell table:style-name="ce6" table:formula="of:=[.H96]/[.$J96]" office:value-type="float" office:value="0.227985364023954">
            <text:p>0,227985364</text:p>
          </table:table-cell>
          <table:table-cell table:style-name="ce6" table:formula="of:=[.I96]/[.$J96]" office:value-type="float" office:value="0">
            <text:p>0</text:p>
          </table:table-cell>
          <table:table-cell table:formula="of:=[.O96]-[.P96]-[.Q96]" office:value-type="float" office:value="15.7562711533175">
            <text:p>15,7562711533</text:p>
          </table:table-cell>
          <table:table-cell table:formula="of:=[.E96]/[.$M96]" office:value-type="float" office:value="5.50432847912212">
            <text:p>5,5043284791</text:p>
          </table:table-cell>
          <table:table-cell table:formula="of:=[.F96]/[.$M96]" office:value-type="float" office:value="20.5548849742878">
            <text:p>20,5548849743</text:p>
          </table:table-cell>
          <table:table-cell table:formula="of:=[.G96]/[.$M96]" office:value-type="float" office:value="1.30891126824415">
            <text:p>1,3089112682</text:p>
          </table:table-cell>
          <table:table-cell table:formula="of:=[.H96]/[.$M96]" office:value-type="float" office:value="0.274507626714289">
            <text:p>0,2745076267</text:p>
          </table:table-cell>
          <table:table-cell table:formula="of:=[.I96]/[.$M96]" office:value-type="float" office:value="0">
            <text:p>0</text:p>
          </table:table-cell>
          <table:table-cell table:formula="of:=[.U96]-[.V96]-[.W96]" office:value-type="float" office:value="18.9714660793294">
            <text:p>18,971466079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97]*[.C97]" office:value-type="float" office:value="2048">
            <text:p>2048</text:p>
          </table:table-cell>
          <table:table-cell table:formula="of:=[counters.BH97]/1000000000" office:value-type="float" office:value="3.49243164">
            <text:p>3,49243164</text:p>
          </table:table-cell>
          <table:table-cell table:style-name="Default" table:formula="of:=[counters.BI97]/1000000000" office:value-type="float" office:value="12.984130859">
            <text:p>12,984130859</text:p>
          </table:table-cell>
          <table:table-cell table:style-name="Default" table:formula="of:=[counters.BJ97]/1000000000" office:value-type="float" office:value="0.8303833">
            <text:p>0,8303833</text:p>
          </table:table-cell>
          <table:table-cell table:formula="of:=[counters.BK97]/1000000000" office:value-type="float" office:value="0.169921875">
            <text:p>0,169921875</text:p>
          </table:table-cell>
          <table:table-cell table:formula="of:=[counters.BL97]/(2^-32)" office:value-type="float" office:value="0">
            <text:p>0</text:p>
          </table:table-cell>
          <table:table-cell table:formula="of:=[counters.D97]/1000000000" office:value-type="float" office:value="0.745332101">
            <text:p>0,745332101</text:p>
          </table:table-cell>
          <table:table-cell table:formula="of:=[counters.E97]/12500000" office:value-type="float" office:value="0.72351768">
            <text:p>0,72351768</text:p>
          </table:table-cell>
          <table:table-cell table:formula="of:=[counters.F97]/1050000000" office:value-type="float" office:value="0.748779906666667">
            <text:p>0,7487799067</text:p>
          </table:table-cell>
          <table:table-cell table:formula="of:=[counters.G97]/3500000000" office:value-type="float" office:value="0.619023985142857">
            <text:p>0,6190239851</text:p>
          </table:table-cell>
          <table:table-cell table:style-name="ce6" table:formula="of:=[.E97]/[.J97]" office:value-type="float" office:value="4.6857389280755">
            <text:p>4,6857389281</text:p>
          </table:table-cell>
          <table:table-cell table:style-name="ce6" table:formula="of:=[.F97]/[.$J97]" office:value-type="float" office:value="17.4205979342355">
            <text:p>17,4205979342</text:p>
          </table:table-cell>
          <table:table-cell table:style-name="ce6" table:formula="of:=[.G97]/[.$J97]" office:value-type="float" office:value="1.11411181523765">
            <text:p>1,1141118152</text:p>
          </table:table-cell>
          <table:table-cell table:style-name="ce6" table:formula="of:=[.H97]/[.$J97]" office:value-type="float" office:value="0.227981425692008">
            <text:p>0,2279814257</text:p>
          </table:table-cell>
          <table:table-cell table:style-name="ce6" table:formula="of:=[.I97]/[.$J97]" office:value-type="float" office:value="0">
            <text:p>0</text:p>
          </table:table-cell>
          <table:table-cell table:formula="of:=[.O97]-[.P97]-[.Q97]" office:value-type="float" office:value="16.0785046933058">
            <text:p>16,0785046933</text:p>
          </table:table-cell>
          <table:table-cell table:formula="of:=[.E97]/[.$M97]" office:value-type="float" office:value="5.64183573467516">
            <text:p>5,6418357347</text:p>
          </table:table-cell>
          <table:table-cell table:formula="of:=[.F97]/[.$M97]" office:value-type="float" office:value="20.9751660204306">
            <text:p>20,9751660204</text:p>
          </table:table-cell>
          <table:table-cell table:formula="of:=[.G97]/[.$M97]" office:value-type="float" office:value="1.34143962096778">
            <text:p>1,341439621</text:p>
          </table:table-cell>
          <table:table-cell table:formula="of:=[.H97]/[.$M97]" office:value-type="float" office:value="0.274499662498192">
            <text:p>0,2744996625</text:p>
          </table:table-cell>
          <table:table-cell table:formula="of:=[.I97]/[.$M97]" office:value-type="float" office:value="0">
            <text:p>0</text:p>
          </table:table-cell>
          <table:table-cell table:formula="of:=[.U97]-[.V97]-[.W97]" office:value-type="float" office:value="19.3592267369646">
            <text:p>19,35922673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98]*[.C98]" office:value-type="float" office:value="2304">
            <text:p>2304</text:p>
          </table:table-cell>
          <table:table-cell table:formula="of:=[counters.BH98]/1000000000" office:value-type="float" office:value="3.852294921">
            <text:p>3,852294921</text:p>
          </table:table-cell>
          <table:table-cell table:style-name="Default" table:formula="of:=[counters.BI98]/1000000000" office:value-type="float" office:value="14.124755859">
            <text:p>14,124755859</text:p>
          </table:table-cell>
          <table:table-cell table:style-name="Default" table:formula="of:=[counters.BJ98]/1000000000" office:value-type="float" office:value="0.922424316">
            <text:p>0,922424316</text:p>
          </table:table-cell>
          <table:table-cell table:formula="of:=[counters.BK98]/1000000000" office:value-type="float" office:value="0.18395996">
            <text:p>0,18395996</text:p>
          </table:table-cell>
          <table:table-cell table:formula="of:=[counters.BL98]/(2^-32)" office:value-type="float" office:value="0">
            <text:p>0</text:p>
          </table:table-cell>
          <table:table-cell table:formula="of:=[counters.D98]/1000000000" office:value-type="float" office:value="0.807394719">
            <text:p>0,807394719</text:p>
          </table:table-cell>
          <table:table-cell table:formula="of:=[counters.E98]/12500000" office:value-type="float" office:value="0.78313736">
            <text:p>0,78313736</text:p>
          </table:table-cell>
          <table:table-cell table:formula="of:=[counters.F98]/1050000000" office:value-type="float" office:value="0.811484188571428">
            <text:p>0,8114841886</text:p>
          </table:table-cell>
          <table:table-cell table:formula="of:=[counters.G98]/3500000000" office:value-type="float" office:value="0.670502282285714">
            <text:p>0,6705022823</text:p>
          </table:table-cell>
          <table:table-cell table:style-name="ce6" table:formula="of:=[.E98]/[.J98]" office:value-type="float" office:value="4.77126593764605">
            <text:p>4,7712659376</text:p>
          </table:table-cell>
          <table:table-cell table:style-name="ce6" table:formula="of:=[.F98]/[.$J98]" office:value-type="float" office:value="17.4942386005376">
            <text:p>17,4942386005</text:p>
          </table:table-cell>
          <table:table-cell table:style-name="ce6" table:formula="of:=[.G98]/[.$J98]" office:value-type="float" office:value="1.14247008841285">
            <text:p>1,1424700884</text:p>
          </table:table-cell>
          <table:table-cell table:style-name="ce6" table:formula="of:=[.H98]/[.$J98]" office:value-type="float" office:value="0.22784389799805">
            <text:p>0,227843898</text:p>
          </table:table-cell>
          <table:table-cell table:style-name="ce6" table:formula="of:=[.I98]/[.$J98]" office:value-type="float" office:value="0">
            <text:p>0</text:p>
          </table:table-cell>
          <table:table-cell table:formula="of:=[.O98]-[.P98]-[.Q98]" office:value-type="float" office:value="16.1239246141267">
            <text:p>16,1239246141</text:p>
          </table:table-cell>
          <table:table-cell table:formula="of:=[.E98]/[.$M98]" office:value-type="float" office:value="5.74538673883061">
            <text:p>5,7453867388</text:p>
          </table:table-cell>
          <table:table-cell table:formula="of:=[.F98]/[.$M98]" office:value-type="float" office:value="21.0659325585728">
            <text:p>21,0659325586</text:p>
          </table:table-cell>
          <table:table-cell table:formula="of:=[.G98]/[.$M98]" office:value-type="float" office:value="1.37572136645903">
            <text:p>1,3757213665</text:p>
          </table:table-cell>
          <table:table-cell table:formula="of:=[.H98]/[.$M98]" office:value-type="float" office:value="0.274361422563527">
            <text:p>0,2743614226</text:p>
          </table:table-cell>
          <table:table-cell table:formula="of:=[.I98]/[.$M98]" office:value-type="float" office:value="0">
            <text:p>0</text:p>
          </table:table-cell>
          <table:table-cell table:formula="of:=[.U98]-[.V98]-[.W98]" office:value-type="float" office:value="19.4158497695502">
            <text:p>19,415849769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99]*[.C99]" office:value-type="float" office:value="2560">
            <text:p>2560</text:p>
          </table:table-cell>
          <table:table-cell table:formula="of:=[counters.BH99]/1000000000" office:value-type="float" office:value="4.325988769">
            <text:p>4,325988769</text:p>
          </table:table-cell>
          <table:table-cell table:style-name="Default" table:formula="of:=[counters.BI99]/1000000000" office:value-type="float" office:value="16.189086914">
            <text:p>16,189086914</text:p>
          </table:table-cell>
          <table:table-cell table:style-name="Default" table:formula="of:=[counters.BJ99]/1000000000" office:value-type="float" office:value="0.950317382">
            <text:p>0,950317382</text:p>
          </table:table-cell>
          <table:table-cell table:formula="of:=[counters.BK99]/1000000000" office:value-type="float" office:value="0.215759277">
            <text:p>0,215759277</text:p>
          </table:table-cell>
          <table:table-cell table:formula="of:=[counters.BL99]/(2^-32)" office:value-type="float" office:value="0">
            <text:p>0</text:p>
          </table:table-cell>
          <table:table-cell table:formula="of:=[counters.D99]/1000000000" office:value-type="float" office:value="0.942290166">
            <text:p>0,942290166</text:p>
          </table:table-cell>
          <table:table-cell table:formula="of:=[counters.E99]/12500000" office:value-type="float" office:value="0.9126564">
            <text:p>0,9126564</text:p>
          </table:table-cell>
          <table:table-cell table:formula="of:=[counters.F99]/1050000000" office:value-type="float" office:value="0.945720547619048">
            <text:p>0,9457205476</text:p>
          </table:table-cell>
          <table:table-cell table:formula="of:=[counters.G99]/3500000000" office:value-type="float" office:value="0.782365638571429">
            <text:p>0,7823656386</text:p>
          </table:table-cell>
          <table:table-cell table:style-name="ce6" table:formula="of:=[.E99]/[.J99]" office:value-type="float" office:value="4.59093061255613">
            <text:p>4,5909306126</text:p>
          </table:table-cell>
          <table:table-cell table:style-name="ce6" table:formula="of:=[.F99]/[.$J99]" office:value-type="float" office:value="17.1805750480474">
            <text:p>17,180575048</text:p>
          </table:table-cell>
          <table:table-cell table:style-name="ce6" table:formula="of:=[.G99]/[.$J99]" office:value-type="float" office:value="1.00851883664888">
            <text:p>1,0085188366</text:p>
          </table:table-cell>
          <table:table-cell table:style-name="ce6" table:formula="of:=[.H99]/[.$J99]" office:value-type="float" office:value="0.228973287406673">
            <text:p>0,2289732874</text:p>
          </table:table-cell>
          <table:table-cell table:style-name="ce6" table:formula="of:=[.I99]/[.$J99]" office:value-type="float" office:value="0">
            <text:p>0</text:p>
          </table:table-cell>
          <table:table-cell table:formula="of:=[.O99]-[.P99]-[.Q99]" office:value-type="float" office:value="15.9430829239918">
            <text:p>15,943082924</text:p>
          </table:table-cell>
          <table:table-cell table:formula="of:=[.E99]/[.$M99]" office:value-type="float" office:value="5.52936958849458">
            <text:p>5,5293695885</text:p>
          </table:table-cell>
          <table:table-cell table:formula="of:=[.F99]/[.$M99]" office:value-type="float" office:value="20.6924820261287">
            <text:p>20,6924820261</text:p>
          </table:table-cell>
          <table:table-cell table:formula="of:=[.G99]/[.$M99]" office:value-type="float" office:value="1.21467167670508">
            <text:p>1,2146716767</text:p>
          </table:table-cell>
          <table:table-cell table:formula="of:=[.H99]/[.$M99]" office:value-type="float" office:value="0.275778058701515">
            <text:p>0,2757780587</text:p>
          </table:table-cell>
          <table:table-cell table:formula="of:=[.I99]/[.$M99]" office:value-type="float" office:value="0">
            <text:p>0</text:p>
          </table:table-cell>
          <table:table-cell table:formula="of:=[.U99]-[.V99]-[.W99]" office:value-type="float" office:value="19.2020322907221">
            <text:p>19,202032290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00]*[.C100]" office:value-type="float" office:value="2816">
            <text:p>2816</text:p>
          </table:table-cell>
          <table:table-cell table:formula="of:=[counters.BH100]/1000000000" office:value-type="float" office:value="4.80078125">
            <text:p>4,80078125</text:p>
          </table:table-cell>
          <table:table-cell table:style-name="Default" table:formula="of:=[counters.BI100]/1000000000" office:value-type="float" office:value="17.572204589">
            <text:p>17,572204589</text:p>
          </table:table-cell>
          <table:table-cell table:style-name="Default" table:formula="of:=[counters.BJ100]/1000000000" office:value-type="float" office:value="1.078125">
            <text:p>1,078125</text:p>
          </table:table-cell>
          <table:table-cell table:formula="of:=[counters.BK100]/1000000000" office:value-type="float" office:value="0.22857666">
            <text:p>0,22857666</text:p>
          </table:table-cell>
          <table:table-cell table:formula="of:=[counters.BL100]/(2^-32)" office:value-type="float" office:value="0">
            <text:p>0</text:p>
          </table:table-cell>
          <table:table-cell table:formula="of:=[counters.D100]/1000000000" office:value-type="float" office:value="1.007571317">
            <text:p>1,007571317</text:p>
          </table:table-cell>
          <table:table-cell table:formula="of:=[counters.E100]/12500000" office:value-type="float" office:value="0.975358">
            <text:p>0,975358</text:p>
          </table:table-cell>
          <table:table-cell table:formula="of:=[counters.F100]/1050000000" office:value-type="float" office:value="1.01104198666667">
            <text:p>1,0110419867</text:p>
          </table:table-cell>
          <table:table-cell table:formula="of:=[counters.G100]/3500000000" office:value-type="float" office:value="0.836584245714286">
            <text:p>0,8365842457</text:p>
          </table:table-cell>
          <table:table-cell table:style-name="ce6" table:formula="of:=[.E100]/[.J100]" office:value-type="float" office:value="4.76470614933156">
            <text:p>4,7647061493</text:p>
          </table:table-cell>
          <table:table-cell table:style-name="ce6" table:formula="of:=[.F100]/[.$J100]" office:value-type="float" office:value="17.4401596120466">
            <text:p>17,440159612</text:p>
          </table:table-cell>
          <table:table-cell table:style-name="ce6" table:formula="of:=[.G100]/[.$J100]" office:value-type="float" office:value="1.07002351278723">
            <text:p>1,0700235128</text:p>
          </table:table-cell>
          <table:table-cell table:style-name="ce6" table:formula="of:=[.H100]/[.$J100]" office:value-type="float" office:value="0.226859038306665">
            <text:p>0,2268590383</text:p>
          </table:table-cell>
          <table:table-cell table:style-name="ce6" table:formula="of:=[.I100]/[.$J100]" office:value-type="float" office:value="0">
            <text:p>0</text:p>
          </table:table-cell>
          <table:table-cell table:formula="of:=[.O100]-[.P100]-[.Q100]" office:value-type="float" office:value="16.1432770609527">
            <text:p>16,143277061</text:p>
          </table:table-cell>
          <table:table-cell table:formula="of:=[.E100]/[.$M100]" office:value-type="float" office:value="5.73855086871859">
            <text:p>5,7385508687</text:p>
          </table:table-cell>
          <table:table-cell table:formula="of:=[.F100]/[.$M100]" office:value-type="float" office:value="21.0047041634123">
            <text:p>21,0047041634</text:p>
          </table:table-cell>
          <table:table-cell table:formula="of:=[.G100]/[.$M100]" office:value-type="float" office:value="1.28872257100596">
            <text:p>1,288722571</text:p>
          </table:table-cell>
          <table:table-cell table:formula="of:=[.H100]/[.$M100]" office:value-type="float" office:value="0.273226111023449">
            <text:p>0,273226111</text:p>
          </table:table-cell>
          <table:table-cell table:formula="of:=[.I100]/[.$M100]" office:value-type="float" office:value="0">
            <text:p>0</text:p>
          </table:table-cell>
          <table:table-cell table:formula="of:=[.U100]-[.V100]-[.W100]" office:value-type="float" office:value="19.4427554813829">
            <text:p>19,442755481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01]*[.C101]" office:value-type="float" office:value="3072">
            <text:p>3072</text:p>
          </table:table-cell>
          <table:table-cell table:formula="of:=[counters.BH101]/1000000000" office:value-type="float" office:value="4.993530273">
            <text:p>4,993530273</text:p>
          </table:table-cell>
          <table:table-cell table:style-name="Default" table:formula="of:=[counters.BI101]/1000000000" office:value-type="float" office:value="18.74621582">
            <text:p>18,74621582</text:p>
          </table:table-cell>
          <table:table-cell table:style-name="Default" table:formula="of:=[counters.BJ101]/1000000000" office:value-type="float" office:value="1.135803222">
            <text:p>1,135803222</text:p>
          </table:table-cell>
          <table:table-cell table:formula="of:=[counters.BK101]/1000000000" office:value-type="float" office:value="0.246398925">
            <text:p>0,246398925</text:p>
          </table:table-cell>
          <table:table-cell table:formula="of:=[counters.BL101]/(2^-32)" office:value-type="float" office:value="0">
            <text:p>0</text:p>
          </table:table-cell>
          <table:table-cell table:formula="of:=[counters.D101]/1000000000" office:value-type="float" office:value="1.074510813">
            <text:p>1,074510813</text:p>
          </table:table-cell>
          <table:table-cell table:formula="of:=[counters.E101]/12500000" office:value-type="float" office:value="1.03952432">
            <text:p>1,03952432</text:p>
          </table:table-cell>
          <table:table-cell table:formula="of:=[counters.F101]/1050000000" office:value-type="float" office:value="1.0776303752381">
            <text:p>1,0776303752</text:p>
          </table:table-cell>
          <table:table-cell table:formula="of:=[counters.G101]/3500000000" office:value-type="float" office:value="0.892151241142857">
            <text:p>0,8921512411</text:p>
          </table:table-cell>
          <table:table-cell table:style-name="ce6" table:formula="of:=[.E101]/[.J101]" office:value-type="float" office:value="4.64725921096896">
            <text:p>4,647259211</text:p>
          </table:table-cell>
          <table:table-cell table:style-name="ce6" table:formula="of:=[.F101]/[.$J101]" office:value-type="float" office:value="17.4462793609877">
            <text:p>17,446279361</text:p>
          </table:table-cell>
          <table:table-cell table:style-name="ce6" table:formula="of:=[.G101]/[.$J101]" office:value-type="float" office:value="1.05704215188759">
            <text:p>1,0570421519</text:p>
          </table:table-cell>
          <table:table-cell table:style-name="ce6" table:formula="of:=[.H101]/[.$J101]" office:value-type="float" office:value="0.229312652808083">
            <text:p>0,2293126528</text:p>
          </table:table-cell>
          <table:table-cell table:style-name="ce6" table:formula="of:=[.I101]/[.$J101]" office:value-type="float" office:value="0">
            <text:p>0</text:p>
          </table:table-cell>
          <table:table-cell table:formula="of:=[.O101]-[.P101]-[.Q101]" office:value-type="float" office:value="16.159924556292">
            <text:p>16,1599245563</text:p>
          </table:table-cell>
          <table:table-cell table:formula="of:=[.E101]/[.$M101]" office:value-type="float" office:value="5.59717909107342">
            <text:p>5,5971790911</text:p>
          </table:table-cell>
          <table:table-cell table:formula="of:=[.F101]/[.$M101]" office:value-type="float" office:value="21.0123743099722">
            <text:p>21,01237431</text:p>
          </table:table-cell>
          <table:table-cell table:formula="of:=[.G101]/[.$M101]" office:value-type="float" office:value="1.27310613898269">
            <text:p>1,273106139</text:p>
          </table:table-cell>
          <table:table-cell table:formula="of:=[.H101]/[.$M101]" office:value-type="float" office:value="0.276185150719916">
            <text:p>0,2761851507</text:p>
          </table:table-cell>
          <table:table-cell table:formula="of:=[.I101]/[.$M101]" office:value-type="float" office:value="0">
            <text:p>0</text:p>
          </table:table-cell>
          <table:table-cell table:formula="of:=[.U101]-[.V101]-[.W101]" office:value-type="float" office:value="19.4630830202696">
            <text:p>19,463083020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02]*[.C102]" office:value-type="float" office:value="3328">
            <text:p>3328</text:p>
          </table:table-cell>
          <table:table-cell table:formula="of:=[counters.BH102]/1000000000" office:value-type="float" office:value="5.6272583">
            <text:p>5,6272583</text:p>
          </table:table-cell>
          <table:table-cell table:style-name="Default" table:formula="of:=[counters.BI102]/1000000000" office:value-type="float" office:value="20.731994628">
            <text:p>20,731994628</text:p>
          </table:table-cell>
          <table:table-cell table:style-name="Default" table:formula="of:=[counters.BJ102]/1000000000" office:value-type="float" office:value="1.192932128">
            <text:p>1,192932128</text:p>
          </table:table-cell>
          <table:table-cell table:formula="of:=[counters.BK102]/1000000000" office:value-type="float" office:value="0.272644042">
            <text:p>0,272644042</text:p>
          </table:table-cell>
          <table:table-cell table:formula="of:=[counters.BL102]/(2^-32)" office:value-type="float" office:value="0">
            <text:p>0</text:p>
          </table:table-cell>
          <table:table-cell table:formula="of:=[counters.D102]/1000000000" office:value-type="float" office:value="1.203688975">
            <text:p>1,203688975</text:p>
          </table:table-cell>
          <table:table-cell table:formula="of:=[counters.E102]/12500000" office:value-type="float" office:value="1.16360072">
            <text:p>1,16360072</text:p>
          </table:table-cell>
          <table:table-cell table:formula="of:=[counters.F102]/1050000000" office:value-type="float" office:value="1.20619129333333">
            <text:p>1,2061912933</text:p>
          </table:table-cell>
          <table:table-cell table:formula="of:=[counters.G102]/3500000000" office:value-type="float" office:value="0.999281017714286">
            <text:p>0,9992810177</text:p>
          </table:table-cell>
          <table:table-cell table:style-name="ce6" table:formula="of:=[.E102]/[.J102]" office:value-type="float" office:value="4.67501025337546">
            <text:p>4,6750102534</text:p>
          </table:table-cell>
          <table:table-cell table:style-name="ce6" table:formula="of:=[.F102]/[.$J102]" office:value-type="float" office:value="17.2237139814295">
            <text:p>17,2237139814</text:p>
          </table:table-cell>
          <table:table-cell table:style-name="ce6" table:formula="of:=[.G102]/[.$J102]" office:value-type="float" office:value="0.991063433143101">
            <text:p>0,9910634331</text:p>
          </table:table-cell>
          <table:table-cell table:style-name="ce6" table:formula="of:=[.H102]/[.$J102]" office:value-type="float" office:value="0.226507052621297">
            <text:p>0,2265070526</text:p>
          </table:table-cell>
          <table:table-cell table:style-name="ce6" table:formula="of:=[.I102]/[.$J102]" office:value-type="float" office:value="0">
            <text:p>0</text:p>
          </table:table-cell>
          <table:table-cell table:formula="of:=[.O102]-[.P102]-[.Q102]" office:value-type="float" office:value="16.0061434956651">
            <text:p>16,0061434957</text:p>
          </table:table-cell>
          <table:table-cell table:formula="of:=[.E102]/[.$M102]" office:value-type="float" office:value="5.63130711005755">
            <text:p>5,6313071101</text:p>
          </table:table-cell>
          <table:table-cell table:formula="of:=[.F102]/[.$M102]" office:value-type="float" office:value="20.7469112897006">
            <text:p>20,7469112897</text:p>
          </table:table-cell>
          <table:table-cell table:formula="of:=[.G102]/[.$M102]" office:value-type="float" office:value="1.19379044218078">
            <text:p>1,1937904422</text:p>
          </table:table-cell>
          <table:table-cell table:formula="of:=[.H102]/[.$M102]" office:value-type="float" office:value="0.272840209277301">
            <text:p>0,2728402093</text:p>
          </table:table-cell>
          <table:table-cell table:formula="of:=[.I102]/[.$M102]" office:value-type="float" office:value="0">
            <text:p>0</text:p>
          </table:table-cell>
          <table:table-cell table:formula="of:=[.U102]-[.V102]-[.W102]" office:value-type="float" office:value="19.2802806382425">
            <text:p>19,280280638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03]*[.C103]" office:value-type="float" office:value="3584">
            <text:p>3584</text:p>
          </table:table-cell>
          <table:table-cell table:formula="of:=[counters.BH103]/1000000000" office:value-type="float" office:value="5.969238281">
            <text:p>5,969238281</text:p>
          </table:table-cell>
          <table:table-cell table:style-name="Default" table:formula="of:=[counters.BI103]/1000000000" office:value-type="float" office:value="22.220031738">
            <text:p>22,220031738</text:p>
          </table:table-cell>
          <table:table-cell table:style-name="Default" table:formula="of:=[counters.BJ103]/1000000000" office:value-type="float" office:value="1.29901123">
            <text:p>1,29901123</text:p>
          </table:table-cell>
          <table:table-cell table:formula="of:=[counters.BK103]/1000000000" office:value-type="float" office:value="0.289001464">
            <text:p>0,289001464</text:p>
          </table:table-cell>
          <table:table-cell table:formula="of:=[counters.BL103]/(2^-32)" office:value-type="float" office:value="0">
            <text:p>0</text:p>
          </table:table-cell>
          <table:table-cell table:formula="of:=[counters.D103]/1000000000" office:value-type="float" office:value="1.274053683">
            <text:p>1,274053683</text:p>
          </table:table-cell>
          <table:table-cell table:formula="of:=[counters.E103]/12500000" office:value-type="float" office:value="1.2311996">
            <text:p>1,2311996</text:p>
          </table:table-cell>
          <table:table-cell table:formula="of:=[counters.F103]/1050000000" office:value-type="float" office:value="1.27641839904762">
            <text:p>1,276418399</text:p>
          </table:table-cell>
          <table:table-cell table:formula="of:=[counters.G103]/3500000000" office:value-type="float" office:value="1.05767287314286">
            <text:p>1,0576728731</text:p>
          </table:table-cell>
          <table:table-cell table:style-name="ce6" table:formula="of:=[.E103]/[.J103]" office:value-type="float" office:value="4.68523293849306">
            <text:p>4,6852329385</text:p>
          </table:table-cell>
          <table:table-cell table:style-name="ce6" table:formula="of:=[.F103]/[.$J103]" office:value-type="float" office:value="17.4404203170456">
            <text:p>17,440420317</text:p>
          </table:table-cell>
          <table:table-cell table:style-name="ce6" table:formula="of:=[.G103]/[.$J103]" office:value-type="float" office:value="1.01958908587057">
            <text:p>1,0195890859</text:p>
          </table:table-cell>
          <table:table-cell table:style-name="ce6" table:formula="of:=[.H103]/[.$J103]" office:value-type="float" office:value="0.22683617484586">
            <text:p>0,2268361748</text:p>
          </table:table-cell>
          <table:table-cell table:style-name="ce6" table:formula="of:=[.I103]/[.$J103]" office:value-type="float" office:value="0">
            <text:p>0</text:p>
          </table:table-cell>
          <table:table-cell table:formula="of:=[.O103]-[.P103]-[.Q103]" office:value-type="float" office:value="16.1939950563292">
            <text:p>16,1939950563</text:p>
          </table:table-cell>
          <table:table-cell table:formula="of:=[.E103]/[.$M103]" office:value-type="float" office:value="5.64374716660976">
            <text:p>5,6437471666</text:p>
          </table:table-cell>
          <table:table-cell table:formula="of:=[.F103]/[.$M103]" office:value-type="float" office:value="21.0084160256219">
            <text:p>21,0084160256</text:p>
          </table:table-cell>
          <table:table-cell table:formula="of:=[.G103]/[.$M103]" office:value-type="float" office:value="1.22817863914767">
            <text:p>1,2281786391</text:p>
          </table:table-cell>
          <table:table-cell table:formula="of:=[.H103]/[.$M103]" office:value-type="float" office:value="0.273242768476454">
            <text:p>0,2732427685</text:p>
          </table:table-cell>
          <table:table-cell table:formula="of:=[.I103]/[.$M103]" office:value-type="float" office:value="0">
            <text:p>0</text:p>
          </table:table-cell>
          <table:table-cell table:formula="of:=[.U103]-[.V103]-[.W103]" office:value-type="float" office:value="19.5069946179978">
            <text:p>19,50699461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04]*[.C104]" office:value-type="float" office:value="3840">
            <text:p>3840</text:p>
          </table:table-cell>
          <table:table-cell table:formula="of:=[counters.BH104]/1000000000" office:value-type="float" office:value="6.38684082">
            <text:p>6,38684082</text:p>
          </table:table-cell>
          <table:table-cell table:style-name="Default" table:formula="of:=[counters.BI104]/1000000000" office:value-type="float" office:value="23.509277343">
            <text:p>23,509277343</text:p>
          </table:table-cell>
          <table:table-cell table:style-name="Default" table:formula="of:=[counters.BJ104]/1000000000" office:value-type="float" office:value="1.382080078">
            <text:p>1,382080078</text:p>
          </table:table-cell>
          <table:table-cell table:formula="of:=[counters.BK104]/1000000000" office:value-type="float" office:value="0.304321289">
            <text:p>0,304321289</text:p>
          </table:table-cell>
          <table:table-cell table:formula="of:=[counters.BL104]/(2^-32)" office:value-type="float" office:value="0">
            <text:p>0</text:p>
          </table:table-cell>
          <table:table-cell table:formula="of:=[counters.D104]/1000000000" office:value-type="float" office:value="1.342677344">
            <text:p>1,342677344</text:p>
          </table:table-cell>
          <table:table-cell table:formula="of:=[counters.E104]/12500000" office:value-type="float" office:value="1.296992">
            <text:p>1,296992</text:p>
          </table:table-cell>
          <table:table-cell table:formula="of:=[counters.F104]/1050000000" office:value-type="float" office:value="1.34415278571429">
            <text:p>1,3441527857</text:p>
          </table:table-cell>
          <table:table-cell table:formula="of:=[counters.G104]/3500000000" office:value-type="float" office:value="1.11439688228571">
            <text:p>1,1143968823</text:p>
          </table:table-cell>
          <table:table-cell table:style-name="ce6" table:formula="of:=[.E104]/[.J104]" office:value-type="float" office:value="4.75679495788081">
            <text:p>4,7567949579</text:p>
          </table:table-cell>
          <table:table-cell table:style-name="ce6" table:formula="of:=[.F104]/[.$J104]" office:value-type="float" office:value="17.5092530219978">
            <text:p>17,509253022</text:p>
          </table:table-cell>
          <table:table-cell table:style-name="ce6" table:formula="of:=[.G104]/[.$J104]" office:value-type="float" office:value="1.02934639075879">
            <text:p>1,0293463908</text:p>
          </table:table-cell>
          <table:table-cell table:style-name="ce6" table:formula="of:=[.H104]/[.$J104]" office:value-type="float" office:value="0.226652583630695">
            <text:p>0,2266525836</text:p>
          </table:table-cell>
          <table:table-cell table:style-name="ce6" table:formula="of:=[.I104]/[.$J104]" office:value-type="float" office:value="0">
            <text:p>0</text:p>
          </table:table-cell>
          <table:table-cell table:formula="of:=[.O104]-[.P104]-[.Q104]" office:value-type="float" office:value="16.2532540476083">
            <text:p>16,2532540476</text:p>
          </table:table-cell>
          <table:table-cell table:formula="of:=[.E104]/[.$M104]" office:value-type="float" office:value="5.73120844245373">
            <text:p>5,7312084425</text:p>
          </table:table-cell>
          <table:table-cell table:formula="of:=[.F104]/[.$M104]" office:value-type="float" office:value="21.0959647471201">
            <text:p>21,0959647471</text:p>
          </table:table-cell>
          <table:table-cell table:formula="of:=[.G104]/[.$M104]" office:value-type="float" office:value="1.2402045446908">
            <text:p>1,2402045447</text:p>
          </table:table-cell>
          <table:table-cell table:formula="of:=[.H104]/[.$M104]" office:value-type="float" office:value="0.273081604801167">
            <text:p>0,2730816048</text:p>
          </table:table-cell>
          <table:table-cell table:formula="of:=[.I104]/[.$M104]" office:value-type="float" office:value="0">
            <text:p>0</text:p>
          </table:table-cell>
          <table:table-cell table:formula="of:=[.U104]-[.V104]-[.W104]" office:value-type="float" office:value="19.5826785976282">
            <text:p>19,582678597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05]*[.C105]" office:value-type="float" office:value="4096">
            <text:p>4096</text:p>
          </table:table-cell>
          <table:table-cell table:formula="of:=[counters.BH105]/1000000000" office:value-type="float" office:value="6.820129394">
            <text:p>6,820129394</text:p>
          </table:table-cell>
          <table:table-cell table:style-name="Default" table:formula="of:=[counters.BI105]/1000000000" office:value-type="float" office:value="24.685913085">
            <text:p>24,685913085</text:p>
          </table:table-cell>
          <table:table-cell table:style-name="Default" table:formula="of:=[counters.BJ105]/1000000000" office:value-type="float" office:value="1.367065429">
            <text:p>1,367065429</text:p>
          </table:table-cell>
          <table:table-cell table:formula="of:=[counters.BK105]/1000000000" office:value-type="float" office:value="0.339660644">
            <text:p>0,339660644</text:p>
          </table:table-cell>
          <table:table-cell table:formula="of:=[counters.BL105]/(2^-32)" office:value-type="float" office:value="0">
            <text:p>0</text:p>
          </table:table-cell>
          <table:table-cell table:formula="of:=[counters.D105]/1000000000" office:value-type="float" office:value="1.497988151">
            <text:p>1,497988151</text:p>
          </table:table-cell>
          <table:table-cell table:formula="of:=[counters.E105]/12500000" office:value-type="float" office:value="1.44593768">
            <text:p>1,44593768</text:p>
          </table:table-cell>
          <table:table-cell table:formula="of:=[counters.F105]/1050000000" office:value-type="float" office:value="1.47231037904762">
            <text:p>1,472310379</text:p>
          </table:table-cell>
          <table:table-cell table:formula="of:=[counters.G105]/3500000000" office:value-type="float" office:value="0.0160710348571429">
            <text:p>0,0160710349</text:p>
          </table:table-cell>
          <table:table-cell table:style-name="ce6" table:formula="of:=[.E105]/[.J105]" office:value-type="float" office:value="4.55285937305121">
            <text:p>4,5528593731</text:p>
          </table:table-cell>
          <table:table-cell table:style-name="ce6" table:formula="of:=[.F105]/[.$J105]" office:value-type="float" office:value="16.4793780701941">
            <text:p>16,4793780702</text:p>
          </table:table-cell>
          <table:table-cell table:style-name="ce6" table:formula="of:=[.G105]/[.$J105]" office:value-type="float" office:value="0.912600962889726">
            <text:p>0,9126009629</text:p>
          </table:table-cell>
          <table:table-cell table:style-name="ce6" table:formula="of:=[.H105]/[.$J105]" office:value-type="float" office:value="0.226744546526123">
            <text:p>0,2267445465</text:p>
          </table:table-cell>
          <table:table-cell table:style-name="ce6" table:formula="of:=[.I105]/[.$J105]" office:value-type="float" office:value="0">
            <text:p>0</text:p>
          </table:table-cell>
          <table:table-cell table:formula="of:=[.O105]-[.P105]-[.Q105]" office:value-type="float" office:value="15.3400325607782">
            <text:p>15,3400325608</text:p>
          </table:table-cell>
          <table:table-cell table:formula="of:=[.E105]/[.$M105]" office:value-type="float" office:value="424.374002957797">
            <text:p>424,3740029578</text:p>
          </table:table-cell>
          <table:table-cell table:formula="of:=[.F105]/[.$M105]" office:value-type="float" office:value="1536.04999954488">
            <text:p>1536,0499995449</text:p>
          </table:table-cell>
          <table:table-cell table:formula="of:=[.G105]/[.$M105]" office:value-type="float" office:value="85.063932792878">
            <text:p>85,0639327929</text:p>
          </table:table-cell>
          <table:table-cell table:formula="of:=[.H105]/[.$M105]" office:value-type="float" office:value="21.1349578306114">
            <text:p>21,1349578306</text:p>
          </table:table-cell>
          <table:table-cell table:formula="of:=[.I105]/[.$M105]" office:value-type="float" office:value="0">
            <text:p>0</text:p>
          </table:table-cell>
          <table:table-cell table:formula="of:=[.U105]-[.V105]-[.W105]" office:value-type="float" office:value="1429.85110892139">
            <text:p>1429,851108921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06]*[.C106]" office:value-type="float" office:value="4352">
            <text:p>4352</text:p>
          </table:table-cell>
          <table:table-cell table:formula="of:=[counters.BH106]/1000000000" office:value-type="float" office:value="6.92401123">
            <text:p>6,92401123</text:p>
          </table:table-cell>
          <table:table-cell table:style-name="Default" table:formula="of:=[counters.BI106]/1000000000" office:value-type="float" office:value="24.974060058">
            <text:p>24,974060058</text:p>
          </table:table-cell>
          <table:table-cell table:style-name="Default" table:formula="of:=[counters.BJ106]/1000000000" office:value-type="float" office:value="1.38494873">
            <text:p>1,38494873</text:p>
          </table:table-cell>
          <table:table-cell table:formula="of:=[counters.BK106]/1000000000" office:value-type="float" office:value="0.362915039">
            <text:p>0,362915039</text:p>
          </table:table-cell>
          <table:table-cell table:formula="of:=[counters.BL106]/(2^-32)" office:value-type="float" office:value="0">
            <text:p>0</text:p>
          </table:table-cell>
          <table:table-cell table:formula="of:=[counters.D106]/1000000000" office:value-type="float" office:value="1.604567923">
            <text:p>1,604567923</text:p>
          </table:table-cell>
          <table:table-cell table:formula="of:=[counters.E106]/12500000" office:value-type="float" office:value="1.54835208">
            <text:p>1,54835208</text:p>
          </table:table-cell>
          <table:table-cell table:formula="of:=[counters.F106]/1050000000" office:value-type="float" office:value="1.54280103714286">
            <text:p>1,5428010371</text:p>
          </table:table-cell>
          <table:table-cell table:formula="of:=[counters.G106]/3500000000" office:value-type="float" office:value="0.104559384571429">
            <text:p>0,1045593846</text:p>
          </table:table-cell>
          <table:table-cell table:style-name="ce6" table:formula="of:=[.E106]/[.J106]" office:value-type="float" office:value="4.31518736648707">
            <text:p>4,3151873665</text:p>
          </table:table-cell>
          <table:table-cell table:style-name="ce6" table:formula="of:=[.F106]/[.$J106]" office:value-type="float" office:value="15.5643520601527">
            <text:p>15,5643520602</text:p>
          </table:table-cell>
          <table:table-cell table:style-name="ce6" table:formula="of:=[.G106]/[.$J106]" office:value-type="float" office:value="0.86312876516353">
            <text:p>0,8631287652</text:p>
          </table:table-cell>
          <table:table-cell table:style-name="ce6" table:formula="of:=[.H106]/[.$J106]" office:value-type="float" office:value="0.226176177273612">
            <text:p>0,2261761773</text:p>
          </table:table-cell>
          <table:table-cell table:style-name="ce6" table:formula="of:=[.I106]/[.$J106]" office:value-type="float" office:value="0">
            <text:p>0</text:p>
          </table:table-cell>
          <table:table-cell table:formula="of:=[.O106]-[.P106]-[.Q106]" office:value-type="float" office:value="14.4750471177156">
            <text:p>14,4750471177</text:p>
          </table:table-cell>
          <table:table-cell table:formula="of:=[.E106]/[.$M106]" office:value-type="float" office:value="66.2208491220598">
            <text:p>66,2208491221</text:p>
          </table:table-cell>
          <table:table-cell table:formula="of:=[.F106]/[.$M106]" office:value-type="float" office:value="238.850488269078">
            <text:p>238,8504882691</text:p>
          </table:table-cell>
          <table:table-cell table:formula="of:=[.G106]/[.$M106]" office:value-type="float" office:value="13.2455707890466">
            <text:p>13,245570789</text:p>
          </table:table-cell>
          <table:table-cell table:formula="of:=[.H106]/[.$M106]" office:value-type="float" office:value="3.47089876712194">
            <text:p>3,4708987671</text:p>
          </table:table-cell>
          <table:table-cell table:formula="of:=[.I106]/[.$M106]" office:value-type="float" office:value="0">
            <text:p>0</text:p>
          </table:table-cell>
          <table:table-cell table:formula="of:=[.U106]-[.V106]-[.W106]" office:value-type="float" office:value="222.134018712909">
            <text:p>222,134018712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07]*[.C107]" office:value-type="float" office:value="4608">
            <text:p>4608</text:p>
          </table:table-cell>
          <table:table-cell table:formula="of:=[counters.BH107]/1000000000" office:value-type="float" office:value="7.284301757">
            <text:p>7,284301757</text:p>
          </table:table-cell>
          <table:table-cell table:style-name="Default" table:formula="of:=[counters.BI107]/1000000000" office:value-type="float" office:value="26.029724121">
            <text:p>26,029724121</text:p>
          </table:table-cell>
          <table:table-cell table:style-name="Default" table:formula="of:=[counters.BJ107]/1000000000" office:value-type="float" office:value="1.46710205">
            <text:p>1,46710205</text:p>
          </table:table-cell>
          <table:table-cell table:formula="of:=[counters.BK107]/1000000000" office:value-type="float" office:value="0.380249023">
            <text:p>0,380249023</text:p>
          </table:table-cell>
          <table:table-cell table:formula="of:=[counters.BL107]/(2^-32)" office:value-type="float" office:value="0">
            <text:p>0</text:p>
          </table:table-cell>
          <table:table-cell table:formula="of:=[counters.D107]/1000000000" office:value-type="float" office:value="1.678916669">
            <text:p>1,678916669</text:p>
          </table:table-cell>
          <table:table-cell table:formula="of:=[counters.E107]/12500000" office:value-type="float" office:value="1.62246248">
            <text:p>1,62246248</text:p>
          </table:table-cell>
          <table:table-cell table:formula="of:=[counters.F107]/1050000000" office:value-type="float" office:value="1.61382038761905">
            <text:p>1,6138203876</text:p>
          </table:table-cell>
          <table:table-cell table:formula="of:=[counters.G107]/3500000000" office:value-type="float" office:value="0.166235018571429">
            <text:p>0,1662350186</text:p>
          </table:table-cell>
          <table:table-cell table:style-name="ce6" table:formula="of:=[.E107]/[.J107]" office:value-type="float" office:value="4.33869166439255">
            <text:p>4,3386916644</text:p>
          </table:table-cell>
          <table:table-cell table:style-name="ce6" table:formula="of:=[.F107]/[.$J107]" office:value-type="float" office:value="15.5038809260878">
            <text:p>15,5038809261</text:p>
          </table:table-cell>
          <table:table-cell table:style-name="ce6" table:formula="of:=[.G107]/[.$J107]" office:value-type="float" office:value="0.873838515686332">
            <text:p>0,8738385157</text:p>
          </table:table-cell>
          <table:table-cell table:style-name="ce6" table:formula="of:=[.H107]/[.$J107]" office:value-type="float" office:value="0.226484750566259">
            <text:p>0,2264847506</text:p>
          </table:table-cell>
          <table:table-cell table:style-name="ce6" table:formula="of:=[.I107]/[.$J107]" office:value-type="float" office:value="0">
            <text:p>0</text:p>
          </table:table-cell>
          <table:table-cell table:formula="of:=[.O107]-[.P107]-[.Q107]" office:value-type="float" office:value="14.4035576598352">
            <text:p>14,4035576598</text:p>
          </table:table-cell>
          <table:table-cell table:formula="of:=[.E107]/[.$M107]" office:value-type="float" office:value="43.8192976401663">
            <text:p>43,8192976402</text:p>
          </table:table-cell>
          <table:table-cell table:formula="of:=[.F107]/[.$M107]" office:value-type="float" office:value="156.583879526054">
            <text:p>156,5838795261</text:p>
          </table:table-cell>
          <table:table-cell table:formula="of:=[.G107]/[.$M107]" office:value-type="float" office:value="8.82546928203103">
            <text:p>8,825469282</text:p>
          </table:table-cell>
          <table:table-cell table:formula="of:=[.H107]/[.$M107]" office:value-type="float" office:value="2.28741829650419">
            <text:p>2,2874182965</text:p>
          </table:table-cell>
          <table:table-cell table:formula="of:=[.I107]/[.$M107]" office:value-type="float" office:value="0">
            <text:p>0</text:p>
          </table:table-cell>
          <table:table-cell table:formula="of:=[.U107]-[.V107]-[.W107]" office:value-type="float" office:value="145.470991947519">
            <text:p>145,470991947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08]*[.C108]" office:value-type="float" office:value="4864">
            <text:p>4864</text:p>
          </table:table-cell>
          <table:table-cell table:formula="of:=[counters.BH108]/1000000000" office:value-type="float" office:value="7.780395507">
            <text:p>7,780395507</text:p>
          </table:table-cell>
          <table:table-cell table:style-name="Default" table:formula="of:=[counters.BI108]/1000000000" office:value-type="float" office:value="27.917236328">
            <text:p>27,917236328</text:p>
          </table:table-cell>
          <table:table-cell table:style-name="Default" table:formula="of:=[counters.BJ108]/1000000000" office:value-type="float" office:value="1.575622558">
            <text:p>1,575622558</text:p>
          </table:table-cell>
          <table:table-cell table:formula="of:=[counters.BK108]/1000000000" office:value-type="float" office:value="0.411254882">
            <text:p>0,411254882</text:p>
          </table:table-cell>
          <table:table-cell table:formula="of:=[counters.BL108]/(2^-32)" office:value-type="float" office:value="0">
            <text:p>0</text:p>
          </table:table-cell>
          <table:table-cell table:formula="of:=[counters.D108]/1000000000" office:value-type="float" office:value="1.818665235">
            <text:p>1,818665235</text:p>
          </table:table-cell>
          <table:table-cell table:formula="of:=[counters.E108]/12500000" office:value-type="float" office:value="1.75395064">
            <text:p>1,75395064</text:p>
          </table:table-cell>
          <table:table-cell table:formula="of:=[counters.F108]/1050000000" office:value-type="float" office:value="1.7410425247619">
            <text:p>1,7410425248</text:p>
          </table:table-cell>
          <table:table-cell table:formula="of:=[counters.G108]/3500000000" office:value-type="float" office:value="0.282182676571429">
            <text:p>0,2821826766</text:p>
          </table:table-cell>
          <table:table-cell table:style-name="ce6" table:formula="of:=[.E108]/[.J108]" office:value-type="float" office:value="4.27808007612792">
            <text:p>4,2780800761</text:p>
          </table:table-cell>
          <table:table-cell table:style-name="ce6" table:formula="of:=[.F108]/[.$J108]" office:value-type="float" office:value="15.3503986279256">
            <text:p>15,3503986279</text:p>
          </table:table-cell>
          <table:table-cell table:style-name="ce6" table:formula="of:=[.G108]/[.$J108]" office:value-type="float" office:value="0.86636205920547">
            <text:p>0,8663620592</text:p>
          </table:table-cell>
          <table:table-cell table:style-name="ce6" table:formula="of:=[.H108]/[.$J108]" office:value-type="float" office:value="0.226130061808764">
            <text:p>0,2261300618</text:p>
          </table:table-cell>
          <table:table-cell table:style-name="ce6" table:formula="of:=[.I108]/[.$J108]" office:value-type="float" office:value="0">
            <text:p>0</text:p>
          </table:table-cell>
          <table:table-cell table:formula="of:=[.O108]-[.P108]-[.Q108]" office:value-type="float" office:value="14.2579065069114">
            <text:p>14,2579065069</text:p>
          </table:table-cell>
          <table:table-cell table:formula="of:=[.E108]/[.$M108]" office:value-type="float" office:value="27.5721940181915">
            <text:p>27,5721940182</text:p>
          </table:table-cell>
          <table:table-cell table:formula="of:=[.F108]/[.$M108]" office:value-type="float" office:value="98.9332040761664">
            <text:p>98,9332040762</text:p>
          </table:table-cell>
          <table:table-cell table:formula="of:=[.G108]/[.$M108]" office:value-type="float" office:value="5.58369697652635">
            <text:p>5,5836969765</text:p>
          </table:table-cell>
          <table:table-cell table:formula="of:=[.H108]/[.$M108]" office:value-type="float" office:value="1.45740655307697">
            <text:p>1,4574065531</text:p>
          </table:table-cell>
          <table:table-cell table:formula="of:=[.I108]/[.$M108]" office:value-type="float" office:value="0">
            <text:p>0</text:p>
          </table:table-cell>
          <table:table-cell table:formula="of:=[.U108]-[.V108]-[.W108]" office:value-type="float" office:value="91.8921005465631">
            <text:p>91,892100546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09]*[.C109]" office:value-type="float" office:value="5120">
            <text:p>5120</text:p>
          </table:table-cell>
          <table:table-cell table:formula="of:=[counters.BH109]/1000000000" office:value-type="float" office:value="8.085266113">
            <text:p>8,085266113</text:p>
          </table:table-cell>
          <table:table-cell table:style-name="Default" table:formula="of:=[counters.BI109]/1000000000" office:value-type="float" office:value="29.401977539">
            <text:p>29,401977539</text:p>
          </table:table-cell>
          <table:table-cell table:style-name="Default" table:formula="of:=[counters.BJ109]/1000000000" office:value-type="float" office:value="1.703674316">
            <text:p>1,703674316</text:p>
          </table:table-cell>
          <table:table-cell table:formula="of:=[counters.BK109]/1000000000" office:value-type="float" office:value="0.42602539">
            <text:p>0,42602539</text:p>
          </table:table-cell>
          <table:table-cell table:formula="of:=[counters.BL109]/(2^-32)" office:value-type="float" office:value="0">
            <text:p>0</text:p>
          </table:table-cell>
          <table:table-cell table:formula="of:=[counters.D109]/1000000000" office:value-type="float" office:value="1.886184447">
            <text:p>1,886184447</text:p>
          </table:table-cell>
          <table:table-cell table:formula="of:=[counters.E109]/12500000" office:value-type="float" office:value="1.81874496">
            <text:p>1,81874496</text:p>
          </table:table-cell>
          <table:table-cell table:formula="of:=[counters.F109]/1050000000" office:value-type="float" office:value="1.81077584571429">
            <text:p>1,8107758457</text:p>
          </table:table-cell>
          <table:table-cell table:formula="of:=[counters.G109]/3500000000" office:value-type="float" office:value="0.338193298857143">
            <text:p>0,3381932989</text:p>
          </table:table-cell>
          <table:table-cell table:style-name="ce6" table:formula="of:=[.E109]/[.J109]" office:value-type="float" office:value="4.28657235821222">
            <text:p>4,2865723582</text:p>
          </table:table-cell>
          <table:table-cell table:style-name="ce6" table:formula="of:=[.F109]/[.$J109]" office:value-type="float" office:value="15.5880712439148">
            <text:p>15,5880712439</text:p>
          </table:table-cell>
          <table:table-cell table:style-name="ce6" table:formula="of:=[.G109]/[.$J109]" office:value-type="float" office:value="0.90323844982908">
            <text:p>0,9032384498</text:p>
          </table:table-cell>
          <table:table-cell table:style-name="ce6" table:formula="of:=[.H109]/[.$J109]" office:value-type="float" office:value="0.225866240535277">
            <text:p>0,2258662405</text:p>
          </table:table-cell>
          <table:table-cell table:style-name="ce6" table:formula="of:=[.I109]/[.$J109]" office:value-type="float" office:value="0">
            <text:p>0</text:p>
          </table:table-cell>
          <table:table-cell table:formula="of:=[.O109]-[.P109]-[.Q109]" office:value-type="float" office:value="14.4589665535504">
            <text:p>14,4589665536</text:p>
          </table:table-cell>
          <table:table-cell table:formula="of:=[.E109]/[.$M109]" office:value-type="float" office:value="23.9072333494559">
            <text:p>23,9072333495</text:p>
          </table:table-cell>
          <table:table-cell table:formula="of:=[.F109]/[.$M109]" office:value-type="float" office:value="86.9383800281027">
            <text:p>86,9383800281</text:p>
          </table:table-cell>
          <table:table-cell table:formula="of:=[.G109]/[.$M109]" office:value-type="float" office:value="5.0375756165401">
            <text:p>5,0375756165</text:p>
          </table:table-cell>
          <table:table-cell table:formula="of:=[.H109]/[.$M109]" office:value-type="float" office:value="1.25970973239171">
            <text:p>1,2597097324</text:p>
          </table:table-cell>
          <table:table-cell table:formula="of:=[.I109]/[.$M109]" office:value-type="float" office:value="0">
            <text:p>0</text:p>
          </table:table-cell>
          <table:table-cell table:formula="of:=[.U109]-[.V109]-[.W109]" office:value-type="float" office:value="80.6410946791709">
            <text:p>80,641094679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10]*[.C110]" office:value-type="float" office:value="5376">
            <text:p>5376</text:p>
          </table:table-cell>
          <table:table-cell table:formula="of:=[counters.BH110]/1000000000" office:value-type="float" office:value="9.530151367">
            <text:p>9,530151367</text:p>
          </table:table-cell>
          <table:table-cell table:style-name="Default" table:formula="of:=[counters.BI110]/1000000000" office:value-type="float" office:value="33.904174804">
            <text:p>33,904174804</text:p>
          </table:table-cell>
          <table:table-cell table:style-name="Default" table:formula="of:=[counters.BJ110]/1000000000" office:value-type="float" office:value="1.97869873">
            <text:p>1,97869873</text:p>
          </table:table-cell>
          <table:table-cell table:formula="of:=[counters.BK110]/1000000000" office:value-type="float" office:value="0.51184082">
            <text:p>0,51184082</text:p>
          </table:table-cell>
          <table:table-cell table:formula="of:=[counters.BL110]/(2^-32)" office:value-type="float" office:value="0">
            <text:p>0</text:p>
          </table:table-cell>
          <table:table-cell table:formula="of:=[counters.D110]/1000000000" office:value-type="float" office:value="2.264511589">
            <text:p>2,264511589</text:p>
          </table:table-cell>
          <table:table-cell table:formula="of:=[counters.E110]/12500000" office:value-type="float" office:value="2.18196184">
            <text:p>2,18196184</text:p>
          </table:table-cell>
          <table:table-cell table:formula="of:=[counters.F110]/1050000000" office:value-type="float" office:value="2.18076420190476">
            <text:p>2,1807642019</text:p>
          </table:table-cell>
          <table:table-cell table:formula="of:=[counters.G110]/3500000000" office:value-type="float" office:value="0.652096619142857">
            <text:p>0,6520966191</text:p>
          </table:table-cell>
          <table:table-cell table:style-name="ce6" table:formula="of:=[.E110]/[.J110]" office:value-type="float" office:value="4.20847983878435">
            <text:p>4,2084798388</text:p>
          </table:table-cell>
          <table:table-cell table:style-name="ce6" table:formula="of:=[.F110]/[.$J110]" office:value-type="float" office:value="14.9719590611466">
            <text:p>14,9719590611</text:p>
          </table:table-cell>
          <table:table-cell table:style-name="ce6" table:formula="of:=[.G110]/[.$J110]" office:value-type="float" office:value="0.873786091275332">
            <text:p>0,8737860913</text:p>
          </table:table-cell>
          <table:table-cell table:style-name="ce6" table:formula="of:=[.H110]/[.$J110]" office:value-type="float" office:value="0.226027026086463">
            <text:p>0,2260270261</text:p>
          </table:table-cell>
          <table:table-cell table:style-name="ce6" table:formula="of:=[.I110]/[.$J110]" office:value-type="float" office:value="0">
            <text:p>0</text:p>
          </table:table-cell>
          <table:table-cell table:formula="of:=[.O110]-[.P110]-[.Q110]" office:value-type="float" office:value="13.8721459437848">
            <text:p>13,8721459438</text:p>
          </table:table-cell>
          <table:table-cell table:formula="of:=[.E110]/[.$M110]" office:value-type="float" office:value="14.6146308495309">
            <text:p>14,6146308495</text:p>
          </table:table-cell>
          <table:table-cell table:formula="of:=[.F110]/[.$M110]" office:value-type="float" office:value="51.9925633851086">
            <text:p>51,9925633851</text:p>
          </table:table-cell>
          <table:table-cell table:formula="of:=[.G110]/[.$M110]" office:value-type="float" office:value="3.03436434404595">
            <text:p>3,034364344</text:p>
          </table:table-cell>
          <table:table-cell table:formula="of:=[.H110]/[.$M110]" office:value-type="float" office:value="0.784915616757506">
            <text:p>0,7849156168</text:p>
          </table:table-cell>
          <table:table-cell table:formula="of:=[.I110]/[.$M110]" office:value-type="float" office:value="0">
            <text:p>0</text:p>
          </table:table-cell>
          <table:table-cell table:formula="of:=[.U110]-[.V110]-[.W110]" office:value-type="float" office:value="48.1732834243051">
            <text:p>48,173283424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11]*[.C111]" office:value-type="float" office:value="5632">
            <text:p>5632</text:p>
          </table:table-cell>
          <table:table-cell table:formula="of:=[counters.BH111]/1000000000" office:value-type="float" office:value="9.928588867">
            <text:p>9,928588867</text:p>
          </table:table-cell>
          <table:table-cell table:style-name="Default" table:formula="of:=[counters.BI111]/1000000000" office:value-type="float" office:value="35.983215332">
            <text:p>35,983215332</text:p>
          </table:table-cell>
          <table:table-cell table:style-name="Default" table:formula="of:=[counters.BJ111]/1000000000" office:value-type="float" office:value="2.082580566">
            <text:p>2,082580566</text:p>
          </table:table-cell>
          <table:table-cell table:formula="of:=[counters.BK111]/1000000000" office:value-type="float" office:value="0.524597167">
            <text:p>0,524597167</text:p>
          </table:table-cell>
          <table:table-cell table:formula="of:=[counters.BL111]/(2^-32)" office:value-type="float" office:value="0">
            <text:p>0</text:p>
          </table:table-cell>
          <table:table-cell table:formula="of:=[counters.D111]/1000000000" office:value-type="float" office:value="2.320776152">
            <text:p>2,320776152</text:p>
          </table:table-cell>
          <table:table-cell table:formula="of:=[counters.E111]/12500000" office:value-type="float" office:value="2.2359684">
            <text:p>2,2359684</text:p>
          </table:table-cell>
          <table:table-cell table:formula="of:=[counters.F111]/1050000000" office:value-type="float" office:value="2.26208924666667">
            <text:p>2,2620892467</text:p>
          </table:table-cell>
          <table:table-cell table:formula="of:=[counters.G111]/3500000000" office:value-type="float" office:value="0.698780454857143">
            <text:p>0,6987804549</text:p>
          </table:table-cell>
          <table:table-cell table:style-name="ce6" table:formula="of:=[.E111]/[.J111]" office:value-type="float" office:value="4.27813292481644">
            <text:p>4,2781329248</text:p>
          </table:table-cell>
          <table:table-cell table:style-name="ce6" table:formula="of:=[.F111]/[.$J111]" office:value-type="float" office:value="15.5048194979901">
            <text:p>15,504819498</text:p>
          </table:table-cell>
          <table:table-cell table:style-name="ce6" table:formula="of:=[.G111]/[.$J111]" office:value-type="float" office:value="0.897363825548307">
            <text:p>0,8973638255</text:p>
          </table:table-cell>
          <table:table-cell table:style-name="ce6" table:formula="of:=[.H111]/[.$J111]" office:value-type="float" office:value="0.226043845955549">
            <text:p>0,226043846</text:p>
          </table:table-cell>
          <table:table-cell table:style-name="ce6" table:formula="of:=[.I111]/[.$J111]" office:value-type="float" office:value="0">
            <text:p>0</text:p>
          </table:table-cell>
          <table:table-cell table:formula="of:=[.O111]-[.P111]-[.Q111]" office:value-type="float" office:value="14.3814118264862">
            <text:p>14,3814118265</text:p>
          </table:table-cell>
          <table:table-cell table:formula="of:=[.E111]/[.$M111]" office:value-type="float" office:value="14.2084524516785">
            <text:p>14,2084524517</text:p>
          </table:table-cell>
          <table:table-cell table:formula="of:=[.F111]/[.$M111]" office:value-type="float" office:value="51.494307091569">
            <text:p>51,4943070916</text:p>
          </table:table-cell>
          <table:table-cell table:formula="of:=[.G111]/[.$M111]" office:value-type="float" office:value="2.98030740774763">
            <text:p>2,9803074077</text:p>
          </table:table-cell>
          <table:table-cell table:formula="of:=[.H111]/[.$M111]" office:value-type="float" office:value="0.750732455885944">
            <text:p>0,7507324559</text:p>
          </table:table-cell>
          <table:table-cell table:formula="of:=[.I111]/[.$M111]" office:value-type="float" office:value="0">
            <text:p>0</text:p>
          </table:table-cell>
          <table:table-cell table:formula="of:=[.U111]-[.V111]-[.W111]" office:value-type="float" office:value="47.7632672279354">
            <text:p>47,763267227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12]*[.C112]" office:value-type="float" office:value="5888">
            <text:p>5888</text:p>
          </table:table-cell>
          <table:table-cell table:formula="of:=[counters.BH112]/1000000000" office:value-type="float" office:value="10.1038208">
            <text:p>10,1038208</text:p>
          </table:table-cell>
          <table:table-cell table:style-name="Default" table:formula="of:=[counters.BI112]/1000000000" office:value-type="float" office:value="36.419799804">
            <text:p>36,419799804</text:p>
          </table:table-cell>
          <table:table-cell table:style-name="Default" table:formula="of:=[counters.BJ112]/1000000000" office:value-type="float" office:value="2.116333007">
            <text:p>2,116333007</text:p>
          </table:table-cell>
          <table:table-cell table:formula="of:=[counters.BK112]/1000000000" office:value-type="float" office:value="0.527648925">
            <text:p>0,527648925</text:p>
          </table:table-cell>
          <table:table-cell table:formula="of:=[counters.BL112]/(2^-32)" office:value-type="float" office:value="0">
            <text:p>0</text:p>
          </table:table-cell>
          <table:table-cell table:formula="of:=[counters.D112]/1000000000" office:value-type="float" office:value="2.326937084">
            <text:p>2,326937084</text:p>
          </table:table-cell>
          <table:table-cell table:formula="of:=[counters.E112]/12500000" office:value-type="float" office:value="2.24174504">
            <text:p>2,24174504</text:p>
          </table:table-cell>
          <table:table-cell table:formula="of:=[counters.F112]/1050000000" office:value-type="float" office:value="2.26239025619048">
            <text:p>2,2623902562</text:p>
          </table:table-cell>
          <table:table-cell table:formula="of:=[counters.G112]/3500000000" office:value-type="float" office:value="0.703890369428571">
            <text:p>0,7038903694</text:p>
          </table:table-cell>
          <table:table-cell table:style-name="ce6" table:formula="of:=[.E112]/[.J112]" office:value-type="float" office:value="4.34211172681625">
            <text:p>4,3421117268</text:p>
          </table:table-cell>
          <table:table-cell table:style-name="ce6" table:formula="of:=[.F112]/[.$J112]" office:value-type="float" office:value="15.6513899986477">
            <text:p>15,6513899986</text:p>
          </table:table-cell>
          <table:table-cell table:style-name="ce6" table:formula="of:=[.G112]/[.$J112]" office:value-type="float" office:value="0.909493007590058">
            <text:p>0,9094930076</text:p>
          </table:table-cell>
          <table:table-cell table:style-name="ce6" table:formula="of:=[.H112]/[.$J112]" office:value-type="float" office:value="0.226756850723687">
            <text:p>0,2267568507</text:p>
          </table:table-cell>
          <table:table-cell table:style-name="ce6" table:formula="of:=[.I112]/[.$J112]" office:value-type="float" office:value="0">
            <text:p>0</text:p>
          </table:table-cell>
          <table:table-cell table:formula="of:=[.O112]-[.P112]-[.Q112]" office:value-type="float" office:value="14.5151401403339">
            <text:p>14,5151401403</text:p>
          </table:table-cell>
          <table:table-cell table:formula="of:=[.E112]/[.$M112]" office:value-type="float" office:value="14.35425350144">
            <text:p>14,3542535014</text:p>
          </table:table-cell>
          <table:table-cell table:formula="of:=[.F112]/[.$M112]" office:value-type="float" office:value="51.7407275135276">
            <text:p>51,7407275135</text:p>
          </table:table-cell>
          <table:table-cell table:formula="of:=[.G112]/[.$M112]" office:value-type="float" office:value="3.0066230465947">
            <text:p>3,0066230466</text:p>
          </table:table-cell>
          <table:table-cell table:formula="of:=[.H112]/[.$M112]" office:value-type="float" office:value="0.749618048373574">
            <text:p>0,7496180484</text:p>
          </table:table-cell>
          <table:table-cell table:formula="of:=[.I112]/[.$M112]" office:value-type="float" office:value="0">
            <text:p>0</text:p>
          </table:table-cell>
          <table:table-cell table:formula="of:=[.U112]-[.V112]-[.W112]" office:value-type="float" office:value="47.9844864185593">
            <text:p>47,984486418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13]*[.C113]" office:value-type="float" office:value="6144">
            <text:p>6144</text:p>
          </table:table-cell>
          <table:table-cell table:formula="of:=[counters.BH113]/1000000000" office:value-type="float" office:value="10.117797851">
            <text:p>10,117797851</text:p>
          </table:table-cell>
          <table:table-cell table:style-name="Default" table:formula="of:=[counters.BI113]/1000000000" office:value-type="float" office:value="36.604125976">
            <text:p>36,604125976</text:p>
          </table:table-cell>
          <table:table-cell table:style-name="Default" table:formula="of:=[counters.BJ113]/1000000000" office:value-type="float" office:value="2.062011718">
            <text:p>2,062011718</text:p>
          </table:table-cell>
          <table:table-cell table:formula="of:=[counters.BK113]/1000000000" office:value-type="float" office:value="0.531433105">
            <text:p>0,531433105</text:p>
          </table:table-cell>
          <table:table-cell table:formula="of:=[counters.BL113]/(2^-32)" office:value-type="float" office:value="0">
            <text:p>0</text:p>
          </table:table-cell>
          <table:table-cell table:formula="of:=[counters.D113]/1000000000" office:value-type="float" office:value="2.352682403">
            <text:p>2,352682403</text:p>
          </table:table-cell>
          <table:table-cell table:formula="of:=[counters.E113]/12500000" office:value-type="float" office:value="2.2666096">
            <text:p>2,2666096</text:p>
          </table:table-cell>
          <table:table-cell table:formula="of:=[counters.F113]/1050000000" office:value-type="float" office:value="2.26451912571429">
            <text:p>2,2645191257</text:p>
          </table:table-cell>
          <table:table-cell table:formula="of:=[counters.G113]/3500000000" office:value-type="float" office:value="0.725246180285714">
            <text:p>0,7252461803</text:p>
          </table:table-cell>
          <table:table-cell table:style-name="ce6" table:formula="of:=[.E113]/[.J113]" office:value-type="float" office:value="4.30053705425704">
            <text:p>4,3005370543</text:p>
          </table:table-cell>
          <table:table-cell table:style-name="ce6" table:formula="of:=[.F113]/[.$J113]" office:value-type="float" office:value="15.5584646399041">
            <text:p>15,5584646399</text:p>
          </table:table-cell>
          <table:table-cell table:style-name="ce6" table:formula="of:=[.G113]/[.$J113]" office:value-type="float" office:value="0.876451371154324">
            <text:p>0,8764513712</text:p>
          </table:table-cell>
          <table:table-cell table:style-name="ce6" table:formula="of:=[.H113]/[.$J113]" office:value-type="float" office:value="0.225883912049645">
            <text:p>0,225883912</text:p>
          </table:table-cell>
          <table:table-cell table:style-name="ce6" table:formula="of:=[.I113]/[.$J113]" office:value-type="float" office:value="0">
            <text:p>0</text:p>
          </table:table-cell>
          <table:table-cell table:formula="of:=[.O113]-[.P113]-[.Q113]" office:value-type="float" office:value="14.4561293567001">
            <text:p>14,4561293567</text:p>
          </table:table-cell>
          <table:table-cell table:formula="of:=[.E113]/[.$M113]" office:value-type="float" office:value="13.9508461071991">
            <text:p>13,9508461072</text:p>
          </table:table-cell>
          <table:table-cell table:formula="of:=[.F113]/[.$M113]" office:value-type="float" office:value="50.4713116332162">
            <text:p>50,4713116332</text:p>
          </table:table-cell>
          <table:table-cell table:formula="of:=[.G113]/[.$M113]" office:value-type="float" office:value="2.84318866345171">
            <text:p>2,8431886635</text:p>
          </table:table-cell>
          <table:table-cell table:formula="of:=[.H113]/[.$M113]" office:value-type="float" office:value="0.732762363244215">
            <text:p>0,7327623632</text:p>
          </table:table-cell>
          <table:table-cell table:formula="of:=[.I113]/[.$M113]" office:value-type="float" office:value="0">
            <text:p>0</text:p>
          </table:table-cell>
          <table:table-cell table:formula="of:=[.U113]-[.V113]-[.W113]" office:value-type="float" office:value="46.8953606065203">
            <text:p>46,895360606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14]*[.C114]" office:value-type="float" office:value="6400">
            <text:p>6400</text:p>
          </table:table-cell>
          <table:table-cell table:formula="of:=[counters.BH114]/1000000000" office:value-type="float" office:value="10.871582031">
            <text:p>10,871582031</text:p>
          </table:table-cell>
          <table:table-cell table:style-name="Default" table:formula="of:=[counters.BI114]/1000000000" office:value-type="float" office:value="38.878051757">
            <text:p>38,878051757</text:p>
          </table:table-cell>
          <table:table-cell table:style-name="Default" table:formula="of:=[counters.BJ114]/1000000000" office:value-type="float" office:value="2.242248535">
            <text:p>2,242248535</text:p>
          </table:table-cell>
          <table:table-cell table:formula="of:=[counters.BK114]/1000000000" office:value-type="float" office:value="0.576110839">
            <text:p>0,576110839</text:p>
          </table:table-cell>
          <table:table-cell table:formula="of:=[counters.BL114]/(2^-32)" office:value-type="float" office:value="0">
            <text:p>0</text:p>
          </table:table-cell>
          <table:table-cell table:formula="of:=[counters.D114]/1000000000" office:value-type="float" office:value="2.549333639">
            <text:p>2,549333639</text:p>
          </table:table-cell>
          <table:table-cell table:formula="of:=[counters.E114]/12500000" office:value-type="float" office:value="2.4552452">
            <text:p>2,4552452</text:p>
          </table:table-cell>
          <table:table-cell table:formula="of:=[counters.F114]/1050000000" office:value-type="float" office:value="2.45617819428571">
            <text:p>2,4561781943</text:p>
          </table:table-cell>
          <table:table-cell table:formula="of:=[counters.G114]/3500000000" office:value-type="float" office:value="0.888419056285714">
            <text:p>0,8884190563</text:p>
          </table:table-cell>
          <table:table-cell table:style-name="ce6" table:formula="of:=[.E114]/[.J114]" office:value-type="float" office:value="4.26447988787552">
            <text:p>4,2644798879</text:p>
          </table:table-cell>
          <table:table-cell table:style-name="ce6" table:formula="of:=[.F114]/[.$J114]" office:value-type="float" office:value="15.2502799799285">
            <text:p>15,2502799799</text:p>
          </table:table-cell>
          <table:table-cell table:style-name="ce6" table:formula="of:=[.G114]/[.$J114]" office:value-type="float" office:value="0.879542991430319">
            <text:p>0,8795429914</text:p>
          </table:table-cell>
          <table:table-cell table:style-name="ce6" table:formula="of:=[.H114]/[.$J114]" office:value-type="float" office:value="0.225984873139628">
            <text:p>0,2259848731</text:p>
          </table:table-cell>
          <table:table-cell table:style-name="ce6" table:formula="of:=[.I114]/[.$J114]" office:value-type="float" office:value="0">
            <text:p>0</text:p>
          </table:table-cell>
          <table:table-cell table:formula="of:=[.O114]-[.P114]-[.Q114]" office:value-type="float" office:value="14.1447521153586">
            <text:p>14,1447521154</text:p>
          </table:table-cell>
          <table:table-cell table:formula="of:=[.E114]/[.$M114]" office:value-type="float" office:value="12.2369977929691">
            <text:p>12,236997793</text:p>
          </table:table-cell>
          <table:table-cell table:formula="of:=[.F114]/[.$M114]" office:value-type="float" office:value="43.7609385817777">
            <text:p>43,7609385818</text:p>
          </table:table-cell>
          <table:table-cell table:formula="of:=[.G114]/[.$M114]" office:value-type="float" office:value="2.52386361946619">
            <text:p>2,5238636195</text:p>
          </table:table-cell>
          <table:table-cell table:formula="of:=[.H114]/[.$M114]" office:value-type="float" office:value="0.648467448918299">
            <text:p>0,6484674489</text:p>
          </table:table-cell>
          <table:table-cell table:formula="of:=[.I114]/[.$M114]" office:value-type="float" office:value="0">
            <text:p>0</text:p>
          </table:table-cell>
          <table:table-cell table:formula="of:=[.U114]-[.V114]-[.W114]" office:value-type="float" office:value="40.5886075133932">
            <text:p>40,588607513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15]*[.C115]" office:value-type="float" office:value="6656">
            <text:p>6656</text:p>
          </table:table-cell>
          <table:table-cell table:formula="of:=[counters.BH115]/1000000000" office:value-type="float" office:value="11.030578613">
            <text:p>11,030578613</text:p>
          </table:table-cell>
          <table:table-cell table:style-name="Default" table:formula="of:=[counters.BI115]/1000000000" office:value-type="float" office:value="39.76397705">
            <text:p>39,76397705</text:p>
          </table:table-cell>
          <table:table-cell table:style-name="Default" table:formula="of:=[counters.BJ115]/1000000000" office:value-type="float" office:value="2.289672851">
            <text:p>2,289672851</text:p>
          </table:table-cell>
          <table:table-cell table:formula="of:=[counters.BK115]/1000000000" office:value-type="float" office:value="0.582519531">
            <text:p>0,582519531</text:p>
          </table:table-cell>
          <table:table-cell table:formula="of:=[counters.BL115]/(2^-32)" office:value-type="float" office:value="0">
            <text:p>0</text:p>
          </table:table-cell>
          <table:table-cell table:formula="of:=[counters.D115]/1000000000" office:value-type="float" office:value="2.573652411">
            <text:p>2,573652411</text:p>
          </table:table-cell>
          <table:table-cell table:formula="of:=[counters.E115]/12500000" office:value-type="float" office:value="2.48141512">
            <text:p>2,48141512</text:p>
          </table:table-cell>
          <table:table-cell table:formula="of:=[counters.F115]/1050000000" office:value-type="float" office:value="2.48414084952381">
            <text:p>2,4841408495</text:p>
          </table:table-cell>
          <table:table-cell table:formula="of:=[counters.G115]/3500000000" office:value-type="float" office:value="0.908609651714286">
            <text:p>0,9086096517</text:p>
          </table:table-cell>
          <table:table-cell table:style-name="ce6" table:formula="of:=[.E115]/[.J115]" office:value-type="float" office:value="4.28596284636356">
            <text:p>4,2859628464</text:p>
          </table:table-cell>
          <table:table-cell table:style-name="ce6" table:formula="of:=[.F115]/[.$J115]" office:value-type="float" office:value="15.4504069314277">
            <text:p>15,4504069314</text:p>
          </table:table-cell>
          <table:table-cell table:style-name="ce6" table:formula="of:=[.G115]/[.$J115]" office:value-type="float" office:value="0.889658930325537">
            <text:p>0,8896589303</text:p>
          </table:table-cell>
          <table:table-cell table:style-name="ce6" table:formula="of:=[.H115]/[.$J115]" office:value-type="float" office:value="0.226339628657803">
            <text:p>0,2263396287</text:p>
          </table:table-cell>
          <table:table-cell table:style-name="ce6" table:formula="of:=[.I115]/[.$J115]" office:value-type="float" office:value="0">
            <text:p>0</text:p>
          </table:table-cell>
          <table:table-cell table:formula="of:=[.O115]-[.P115]-[.Q115]" office:value-type="float" office:value="14.3344083724444">
            <text:p>14,3344083724</text:p>
          </table:table-cell>
          <table:table-cell table:formula="of:=[.E115]/[.$M115]" office:value-type="float" office:value="12.1400632187744">
            <text:p>12,1400632188</text:p>
          </table:table-cell>
          <table:table-cell table:formula="of:=[.F115]/[.$M115]" office:value-type="float" office:value="43.7635424353866">
            <text:p>43,7635424354</text:p>
          </table:table-cell>
          <table:table-cell table:formula="of:=[.G115]/[.$M115]" office:value-type="float" office:value="2.51997416787291">
            <text:p>2,5199741679</text:p>
          </table:table-cell>
          <table:table-cell table:formula="of:=[.H115]/[.$M115]" office:value-type="float" office:value="0.641110877372866">
            <text:p>0,6411108774</text:p>
          </table:table-cell>
          <table:table-cell table:formula="of:=[.I115]/[.$M115]" office:value-type="float" office:value="0">
            <text:p>0</text:p>
          </table:table-cell>
          <table:table-cell table:formula="of:=[.U115]-[.V115]-[.W115]" office:value-type="float" office:value="40.6024573901408">
            <text:p>40,602457390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16]*[.C116]" office:value-type="float" office:value="6912">
            <text:p>6912</text:p>
          </table:table-cell>
          <table:table-cell table:formula="of:=[counters.BH116]/1000000000" office:value-type="float" office:value="13.449829101">
            <text:p>13,449829101</text:p>
          </table:table-cell>
          <table:table-cell table:style-name="Default" table:formula="of:=[counters.BI116]/1000000000" office:value-type="float" office:value="47.370422363">
            <text:p>47,370422363</text:p>
          </table:table-cell>
          <table:table-cell table:style-name="Default" table:formula="of:=[counters.BJ116]/1000000000" office:value-type="float" office:value="2.870483398">
            <text:p>2,870483398</text:p>
          </table:table-cell>
          <table:table-cell table:formula="of:=[counters.BK116]/1000000000" office:value-type="float" office:value="0.737365722">
            <text:p>0,737365722</text:p>
          </table:table-cell>
          <table:table-cell table:formula="of:=[counters.BL116]/(2^-32)" office:value-type="float" office:value="0">
            <text:p>0</text:p>
          </table:table-cell>
          <table:table-cell table:formula="of:=[counters.D116]/1000000000" office:value-type="float" office:value="3.263908647">
            <text:p>3,263908647</text:p>
          </table:table-cell>
          <table:table-cell table:formula="of:=[counters.E116]/12500000" office:value-type="float" office:value="3.14144808">
            <text:p>3,14144808</text:p>
          </table:table-cell>
          <table:table-cell table:formula="of:=[counters.F116]/1050000000" office:value-type="float" office:value="3.16514075904762">
            <text:p>3,165140759</text:p>
          </table:table-cell>
          <table:table-cell table:formula="of:=[counters.G116]/3500000000" office:value-type="float" office:value="0.254346533142857">
            <text:p>0,2543465331</text:p>
          </table:table-cell>
          <table:table-cell table:style-name="ce6" table:formula="of:=[.E116]/[.J116]" office:value-type="float" office:value="4.12077375797951">
            <text:p>4,120773758</text:p>
          </table:table-cell>
          <table:table-cell table:style-name="ce6" table:formula="of:=[.F116]/[.$J116]" office:value-type="float" office:value="14.5134032493649">
            <text:p>14,5134032494</text:p>
          </table:table-cell>
          <table:table-cell table:style-name="ce6" table:formula="of:=[.G116]/[.$J116]" office:value-type="float" office:value="0.879461929989489">
            <text:p>0,87946193</text:p>
          </table:table-cell>
          <table:table-cell table:style-name="ce6" table:formula="of:=[.H116]/[.$J116]" office:value-type="float" office:value="0.225914938727757">
            <text:p>0,2259149387</text:p>
          </table:table-cell>
          <table:table-cell table:style-name="ce6" table:formula="of:=[.I116]/[.$J116]" office:value-type="float" office:value="0">
            <text:p>0</text:p>
          </table:table-cell>
          <table:table-cell table:formula="of:=[.O116]-[.P116]-[.Q116]" office:value-type="float" office:value="13.4080263806477">
            <text:p>13,4080263806</text:p>
          </table:table-cell>
          <table:table-cell table:formula="of:=[.E116]/[.$M116]" office:value-type="float" office:value="52.879938778036">
            <text:p>52,879938778</text:p>
          </table:table-cell>
          <table:table-cell table:formula="of:=[.F116]/[.$M116]" office:value-type="float" office:value="186.243632958794">
            <text:p>186,2436329588</text:p>
          </table:table-cell>
          <table:table-cell table:formula="of:=[.G116]/[.$M116]" office:value-type="float" office:value="11.2857185923889">
            <text:p>11,2857185924</text:p>
          </table:table-cell>
          <table:table-cell table:formula="of:=[.H116]/[.$M116]" office:value-type="float" office:value="2.89905945596612">
            <text:p>2,899059456</text:p>
          </table:table-cell>
          <table:table-cell table:formula="of:=[.I116]/[.$M116]" office:value-type="float" office:value="0">
            <text:p>0</text:p>
          </table:table-cell>
          <table:table-cell table:formula="of:=[.U116]-[.V116]-[.W116]" office:value-type="float" office:value="172.058854910439">
            <text:p>172,058854910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17]*[.C117]" office:value-type="float" office:value="7168">
            <text:p>7168</text:p>
          </table:table-cell>
          <table:table-cell table:formula="of:=[counters.BH117]/1000000000" office:value-type="float" office:value="13.480285644">
            <text:p>13,480285644</text:p>
          </table:table-cell>
          <table:table-cell table:style-name="Default" table:formula="of:=[counters.BI117]/1000000000" office:value-type="float" office:value="48.972534179">
            <text:p>48,972534179</text:p>
          </table:table-cell>
          <table:table-cell table:style-name="Default" table:formula="of:=[counters.BJ117]/1000000000" office:value-type="float" office:value="2.968688964">
            <text:p>2,968688964</text:p>
          </table:table-cell>
          <table:table-cell table:formula="of:=[counters.BK117]/1000000000" office:value-type="float" office:value="0.702941894">
            <text:p>0,702941894</text:p>
          </table:table-cell>
          <table:table-cell table:formula="of:=[counters.BL117]/(2^-32)" office:value-type="float" office:value="0">
            <text:p>0</text:p>
          </table:table-cell>
          <table:table-cell table:formula="of:=[counters.D117]/1000000000" office:value-type="float" office:value="3.104816953">
            <text:p>3,104816953</text:p>
          </table:table-cell>
          <table:table-cell table:formula="of:=[counters.E117]/12500000" office:value-type="float" office:value="2.98890432">
            <text:p>2,98890432</text:p>
          </table:table-cell>
          <table:table-cell table:formula="of:=[counters.F117]/1050000000" office:value-type="float" office:value="3.05348402285714">
            <text:p>3,0534840229</text:p>
          </table:table-cell>
          <table:table-cell table:formula="of:=[counters.G117]/3500000000" office:value-type="float" office:value="0.122240056571429">
            <text:p>0,1222400566</text:p>
          </table:table-cell>
          <table:table-cell table:style-name="ce6" table:formula="of:=[.E117]/[.J117]" office:value-type="float" office:value="4.34173281325806">
            <text:p>4,3417328133</text:p>
          </table:table-cell>
          <table:table-cell table:style-name="ce6" table:formula="of:=[.F117]/[.$J117]" office:value-type="float" office:value="15.7730825747008">
            <text:p>15,7730825747</text:p>
          </table:table-cell>
          <table:table-cell table:style-name="ce6" table:formula="of:=[.G117]/[.$J117]" office:value-type="float" office:value="0.956155872935289">
            <text:p>0,9561558729</text:p>
          </table:table-cell>
          <table:table-cell table:style-name="ce6" table:formula="of:=[.H117]/[.$J117]" office:value-type="float" office:value="0.226403651049634">
            <text:p>0,226403651</text:p>
          </table:table-cell>
          <table:table-cell table:style-name="ce6" table:formula="of:=[.I117]/[.$J117]" office:value-type="float" office:value="0">
            <text:p>0</text:p>
          </table:table-cell>
          <table:table-cell table:formula="of:=[.O117]-[.P117]-[.Q117]" office:value-type="float" office:value="14.5905230507159">
            <text:p>14,5905230507</text:p>
          </table:table-cell>
          <table:table-cell table:formula="of:=[.E117]/[.$M117]" office:value-type="float" office:value="110.277154822184">
            <text:p>110,2771548222</text:p>
          </table:table-cell>
          <table:table-cell table:formula="of:=[.F117]/[.$M117]" office:value-type="float" office:value="400.625912262924">
            <text:p>400,6259122629</text:p>
          </table:table-cell>
          <table:table-cell table:formula="of:=[.G117]/[.$M117]" office:value-type="float" office:value="24.2857296312302">
            <text:p>24,2857296312</text:p>
          </table:table-cell>
          <table:table-cell table:formula="of:=[.H117]/[.$M117]" office:value-type="float" office:value="5.75050367053168">
            <text:p>5,7505036705</text:p>
          </table:table-cell>
          <table:table-cell table:formula="of:=[.I117]/[.$M117]" office:value-type="float" office:value="0">
            <text:p>0</text:p>
          </table:table-cell>
          <table:table-cell table:formula="of:=[.U117]-[.V117]-[.W117]" office:value-type="float" office:value="370.589678961162">
            <text:p>370,5896789612</text:p>
          </table:table-cell>
          <table:table-cell table:number-columns-repeated="6"/>
          <table:table-cell>
            <draw:frame table:end-cell-address="analysis.AY149" table:end-x="1.759cm" table:end-y="0.098cm" draw:z-index="4" draw:style-name="gr1" draw:text-style-name="P1" svg:width="44.591cm" svg:height="13.632cm" svg:x="0.073cm" svg:y="0.075cm">
              <draw:object draw:notify-on-update-of-ranges="analysis.D2:analysis.D82 analysis.J1:analysis.J1 analysis.J2:analysis.J81 analysis.K1:analysis.K1 analysis.K2:analysis.K81 analysis.M1:analysis.M1 analysis.M2:analysis.M81 analysis.L1:analysis.L1 analysis.L2:analysis.L8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1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18]*[.C118]" office:value-type="float" office:value="7424">
            <text:p>7424</text:p>
          </table:table-cell>
          <table:table-cell table:formula="of:=[counters.BH118]/1000000000" office:value-type="float" office:value="15.253479003">
            <text:p>15,253479003</text:p>
          </table:table-cell>
          <table:table-cell table:style-name="Default" table:formula="of:=[counters.BI118]/1000000000" office:value-type="float" office:value="54.511047363">
            <text:p>54,511047363</text:p>
          </table:table-cell>
          <table:table-cell table:style-name="Default" table:formula="of:=[counters.BJ118]/1000000000" office:value-type="float" office:value="3.489013671">
            <text:p>3,489013671</text:p>
          </table:table-cell>
          <table:table-cell table:formula="of:=[counters.BK118]/1000000000" office:value-type="float" office:value="0.847534179">
            <text:p>0,847534179</text:p>
          </table:table-cell>
          <table:table-cell table:formula="of:=[counters.BL118]/(2^-32)" office:value-type="float" office:value="0">
            <text:p>0</text:p>
          </table:table-cell>
          <table:table-cell table:formula="of:=[counters.D118]/1000000000" office:value-type="float" office:value="3.715299567">
            <text:p>3,715299567</text:p>
          </table:table-cell>
          <table:table-cell table:formula="of:=[counters.E118]/12500000" office:value-type="float" office:value="3.577574">
            <text:p>3,577574</text:p>
          </table:table-cell>
          <table:table-cell table:formula="of:=[counters.F118]/1050000000" office:value-type="float" office:value="3.63179372761905">
            <text:p>3,6317937276</text:p>
          </table:table-cell>
          <table:table-cell table:formula="of:=[counters.G118]/3500000000" office:value-type="float" office:value="0.628949130285714">
            <text:p>0,6289491303</text:p>
          </table:table-cell>
          <table:table-cell table:style-name="ce6" table:formula="of:=[.E118]/[.J118]" office:value-type="float" office:value="4.10558522345932">
            <text:p>4,1055852235</text:p>
          </table:table-cell>
          <table:table-cell table:style-name="ce6" table:formula="of:=[.F118]/[.$J118]" office:value-type="float" office:value="14.6720463262714">
            <text:p>14,6720463263</text:p>
          </table:table-cell>
          <table:table-cell table:style-name="ce6" table:formula="of:=[.G118]/[.$J118]" office:value-type="float" office:value="0.939093499213384">
            <text:p>0,9390934992</text:p>
          </table:table-cell>
          <table:table-cell table:style-name="ce6" table:formula="of:=[.H118]/[.$J118]" office:value-type="float" office:value="0.228120011244305">
            <text:p>0,2281200112</text:p>
          </table:table-cell>
          <table:table-cell table:style-name="ce6" table:formula="of:=[.I118]/[.$J118]" office:value-type="float" office:value="0">
            <text:p>0</text:p>
          </table:table-cell>
          <table:table-cell table:formula="of:=[.O118]-[.P118]-[.Q118]" office:value-type="float" office:value="13.5048328158137">
            <text:p>13,5048328158</text:p>
          </table:table-cell>
          <table:table-cell table:formula="of:=[.E118]/[.$M118]" office:value-type="float" office:value="24.2523254560679">
            <text:p>24,2523254561</text:p>
          </table:table-cell>
          <table:table-cell table:formula="of:=[.F118]/[.$M118]" office:value-type="float" office:value="86.6700417221932">
            <text:p>86,6700417222</text:p>
          </table:table-cell>
          <table:table-cell table:formula="of:=[.G118]/[.$M118]" office:value-type="float" office:value="5.54737021325562">
            <text:p>5,5473702133</text:p>
          </table:table-cell>
          <table:table-cell table:formula="of:=[.H118]/[.$M118]" office:value-type="float" office:value="1.34754010807677">
            <text:p>1,3475401081</text:p>
          </table:table-cell>
          <table:table-cell table:formula="of:=[.I118]/[.$M118]" office:value-type="float" office:value="0">
            <text:p>0</text:p>
          </table:table-cell>
          <table:table-cell table:formula="of:=[.U118]-[.V118]-[.W118]" office:value-type="float" office:value="79.7751314008608">
            <text:p>79,775131400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19]*[.C119]" office:value-type="float" office:value="7680">
            <text:p>7680</text:p>
          </table:table-cell>
          <table:table-cell table:formula="of:=[counters.BH119]/1000000000" office:value-type="float" office:value="15.600097656">
            <text:p>15,600097656</text:p>
          </table:table-cell>
          <table:table-cell table:style-name="Default" table:formula="of:=[counters.BI119]/1000000000" office:value-type="float" office:value="56.281677246">
            <text:p>56,281677246</text:p>
          </table:table-cell>
          <table:table-cell table:style-name="Default" table:formula="of:=[counters.BJ119]/1000000000" office:value-type="float" office:value="3.548278808">
            <text:p>3,548278808</text:p>
          </table:table-cell>
          <table:table-cell table:formula="of:=[counters.BK119]/1000000000" office:value-type="float" office:value="0.828613281">
            <text:p>0,828613281</text:p>
          </table:table-cell>
          <table:table-cell table:formula="of:=[counters.BL119]/(2^-32)" office:value-type="float" office:value="0">
            <text:p>0</text:p>
          </table:table-cell>
          <table:table-cell table:formula="of:=[counters.D119]/1000000000" office:value-type="float" office:value="3.665670505">
            <text:p>3,665670505</text:p>
          </table:table-cell>
          <table:table-cell table:formula="of:=[counters.E119]/12500000" office:value-type="float" office:value="3.52774904">
            <text:p>3,52774904</text:p>
          </table:table-cell>
          <table:table-cell table:formula="of:=[counters.F119]/1050000000" office:value-type="float" office:value="3.62377045904762">
            <text:p>3,623770459</text:p>
          </table:table-cell>
          <table:table-cell table:formula="of:=[counters.G119]/3500000000" office:value-type="float" office:value="0.587694549714286">
            <text:p>0,5876945497</text:p>
          </table:table-cell>
          <table:table-cell table:style-name="ce6" table:formula="of:=[.E119]/[.J119]" office:value-type="float" office:value="4.25572828619522">
            <text:p>4,2557282862</text:p>
          </table:table-cell>
          <table:table-cell table:style-name="ce6" table:formula="of:=[.F119]/[.$J119]" office:value-type="float" office:value="15.3537196453504">
            <text:p>15,3537196454</text:p>
          </table:table-cell>
          <table:table-cell table:style-name="ce6" table:formula="of:=[.G119]/[.$J119]" office:value-type="float" office:value="0.967975382173636">
            <text:p>0,9679753822</text:p>
          </table:table-cell>
          <table:table-cell table:style-name="ce6" table:formula="of:=[.H119]/[.$J119]" office:value-type="float" office:value="0.22604685278444">
            <text:p>0,2260468528</text:p>
          </table:table-cell>
          <table:table-cell table:style-name="ce6" table:formula="of:=[.I119]/[.$J119]" office:value-type="float" office:value="0">
            <text:p>0</text:p>
          </table:table-cell>
          <table:table-cell table:formula="of:=[.O119]-[.P119]-[.Q119]" office:value-type="float" office:value="14.1596974103923">
            <text:p>14,1596974104</text:p>
          </table:table-cell>
          <table:table-cell table:formula="of:=[.E119]/[.$M119]" office:value-type="float" office:value="26.5445675199543">
            <text:p>26,54456752</text:p>
          </table:table-cell>
          <table:table-cell table:formula="of:=[.F119]/[.$M119]" office:value-type="float" office:value="95.7668865116445">
            <text:p>95,7668865116</text:p>
          </table:table-cell>
          <table:table-cell table:formula="of:=[.G119]/[.$M119]" office:value-type="float" office:value="6.03762415309966">
            <text:p>6,0376241531</text:p>
          </table:table-cell>
          <table:table-cell table:formula="of:=[.H119]/[.$M119]" office:value-type="float" office:value="1.40993868567071">
            <text:p>1,4099386857</text:p>
          </table:table-cell>
          <table:table-cell table:formula="of:=[.I119]/[.$M119]" office:value-type="float" office:value="0">
            <text:p>0</text:p>
          </table:table-cell>
          <table:table-cell table:formula="of:=[.U119]-[.V119]-[.W119]" office:value-type="float" office:value="88.3193236728741">
            <text:p>88,319323672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20]*[.C120]" office:value-type="float" office:value="7936">
            <text:p>7936</text:p>
          </table:table-cell>
          <table:table-cell table:formula="of:=[counters.BH120]/1000000000" office:value-type="float" office:value="15.61932373">
            <text:p>15,61932373</text:p>
          </table:table-cell>
          <table:table-cell table:style-name="Default" table:formula="of:=[counters.BI120]/1000000000" office:value-type="float" office:value="56.260498046">
            <text:p>56,260498046</text:p>
          </table:table-cell>
          <table:table-cell table:style-name="Default" table:formula="of:=[counters.BJ120]/1000000000" office:value-type="float" office:value="3.376525878">
            <text:p>3,376525878</text:p>
          </table:table-cell>
          <table:table-cell table:formula="of:=[counters.BK120]/1000000000" office:value-type="float" office:value="0.833007812">
            <text:p>0,833007812</text:p>
          </table:table-cell>
          <table:table-cell table:formula="of:=[counters.BL120]/(2^-32)" office:value-type="float" office:value="0">
            <text:p>0</text:p>
          </table:table-cell>
          <table:table-cell table:formula="of:=[counters.D120]/1000000000" office:value-type="float" office:value="3.689467806">
            <text:p>3,689467806</text:p>
          </table:table-cell>
          <table:table-cell table:formula="of:=[counters.E120]/12500000" office:value-type="float" office:value="3.54991056">
            <text:p>3,54991056</text:p>
          </table:table-cell>
          <table:table-cell table:formula="of:=[counters.F120]/1050000000" office:value-type="float" office:value="3.63015396666667">
            <text:p>3,6301539667</text:p>
          </table:table-cell>
          <table:table-cell table:formula="of:=[counters.G120]/3500000000" office:value-type="float" office:value="0.607408616">
            <text:p>0,607408616</text:p>
          </table:table-cell>
          <table:table-cell table:style-name="ce6" table:formula="of:=[.E120]/[.J120]" office:value-type="float" office:value="4.2334896389661">
            <text:p>4,233489639</text:p>
          </table:table-cell>
          <table:table-cell table:style-name="ce6" table:formula="of:=[.F120]/[.$J120]" office:value-type="float" office:value="15.2489467327798">
            <text:p>15,2489467328</text:p>
          </table:table-cell>
          <table:table-cell table:style-name="ce6" table:formula="of:=[.G120]/[.$J120]" office:value-type="float" office:value="0.9151796561306">
            <text:p>0,9151796561</text:p>
          </table:table-cell>
          <table:table-cell table:style-name="ce6" table:formula="of:=[.H120]/[.$J120]" office:value-type="float" office:value="0.225779937866735">
            <text:p>0,2257799379</text:p>
          </table:table-cell>
          <table:table-cell table:style-name="ce6" table:formula="of:=[.I120]/[.$J120]" office:value-type="float" office:value="0">
            <text:p>0</text:p>
          </table:table-cell>
          <table:table-cell table:formula="of:=[.O120]-[.P120]-[.Q120]" office:value-type="float" office:value="14.1079871387825">
            <text:p>14,1079871388</text:p>
          </table:table-cell>
          <table:table-cell table:formula="of:=[.E120]/[.$M120]" office:value-type="float" office:value="25.7146891212356">
            <text:p>25,7146891212</text:p>
          </table:table-cell>
          <table:table-cell table:formula="of:=[.F120]/[.$M120]" office:value-type="float" office:value="92.6238063867043">
            <text:p>92,6238063867</text:p>
          </table:table-cell>
          <table:table-cell table:formula="of:=[.G120]/[.$M120]" office:value-type="float" office:value="5.55890349438178">
            <text:p>5,5589034944</text:p>
          </table:table-cell>
          <table:table-cell table:formula="of:=[.H120]/[.$M120]" office:value-type="float" office:value="1.37141257146738">
            <text:p>1,3714125715</text:p>
          </table:table-cell>
          <table:table-cell table:formula="of:=[.I120]/[.$M120]" office:value-type="float" office:value="0">
            <text:p>0</text:p>
          </table:table-cell>
          <table:table-cell table:formula="of:=[.U120]-[.V120]-[.W120]" office:value-type="float" office:value="85.6934903208551">
            <text:p>85,693490320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21]*[.C121]" office:value-type="float" office:value="8192">
            <text:p>8192</text:p>
          </table:table-cell>
          <table:table-cell table:formula="of:=[counters.BH121]/1000000000" office:value-type="float" office:value="15.72668457">
            <text:p>15,72668457</text:p>
          </table:table-cell>
          <table:table-cell table:style-name="Default" table:formula="of:=[counters.BI121]/1000000000" office:value-type="float" office:value="57.27178955">
            <text:p>57,27178955</text:p>
          </table:table-cell>
          <table:table-cell table:style-name="Default" table:formula="of:=[counters.BJ121]/1000000000" office:value-type="float" office:value="3.546386718">
            <text:p>3,546386718</text:p>
          </table:table-cell>
          <table:table-cell table:formula="of:=[counters.BK121]/1000000000" office:value-type="float" office:value="0.840454101">
            <text:p>0,840454101</text:p>
          </table:table-cell>
          <table:table-cell table:formula="of:=[counters.BL121]/(2^-32)" office:value-type="float" office:value="0">
            <text:p>0</text:p>
          </table:table-cell>
          <table:table-cell table:formula="of:=[counters.D121]/1000000000" office:value-type="float" office:value="3.710426295">
            <text:p>3,710426295</text:p>
          </table:table-cell>
          <table:table-cell table:formula="of:=[counters.E121]/12500000" office:value-type="float" office:value="3.57285816">
            <text:p>3,57285816</text:p>
          </table:table-cell>
          <table:table-cell table:formula="of:=[counters.F121]/1050000000" office:value-type="float" office:value="3.63736438">
            <text:p>3,63736438</text:p>
          </table:table-cell>
          <table:table-cell table:formula="of:=[counters.G121]/3500000000" office:value-type="float" office:value="0.624673046857143">
            <text:p>0,6246730469</text:p>
          </table:table-cell>
          <table:table-cell table:style-name="ce6" table:formula="of:=[.E121]/[.J121]" office:value-type="float" office:value="4.23851151313599">
            <text:p>4,2385115131</text:p>
          </table:table-cell>
          <table:table-cell table:style-name="ce6" table:formula="of:=[.F121]/[.$J121]" office:value-type="float" office:value="15.4353664502585">
            <text:p>15,4353664503</text:p>
          </table:table-cell>
          <table:table-cell table:style-name="ce6" table:formula="of:=[.G121]/[.$J121]" office:value-type="float" office:value="0.955789560563148">
            <text:p>0,9557895606</text:p>
          </table:table-cell>
          <table:table-cell table:style-name="ce6" table:formula="of:=[.H121]/[.$J121]" office:value-type="float" office:value="0.226511466386641">
            <text:p>0,2265114664</text:p>
          </table:table-cell>
          <table:table-cell table:style-name="ce6" table:formula="of:=[.I121]/[.$J121]" office:value-type="float" office:value="0">
            <text:p>0</text:p>
          </table:table-cell>
          <table:table-cell table:formula="of:=[.O121]-[.P121]-[.Q121]" office:value-type="float" office:value="14.2530654233087">
            <text:p>14,2530654233</text:p>
          </table:table-cell>
          <table:table-cell table:formula="of:=[.E121]/[.$M121]" office:value-type="float" office:value="25.1758654373262">
            <text:p>25,1758654373</text:p>
          </table:table-cell>
          <table:table-cell table:formula="of:=[.F121]/[.$M121]" office:value-type="float" office:value="91.6828248603746">
            <text:p>91,6828248604</text:p>
          </table:table-cell>
          <table:table-cell table:formula="of:=[.G121]/[.$M121]" office:value-type="float" office:value="5.67718862826337">
            <text:p>5,6771886283</text:p>
          </table:table-cell>
          <table:table-cell table:formula="of:=[.H121]/[.$M121]" office:value-type="float" office:value="1.34543038991116">
            <text:p>1,3454303899</text:p>
          </table:table-cell>
          <table:table-cell table:formula="of:=[.I121]/[.$M121]" office:value-type="float" office:value="0">
            <text:p>0</text:p>
          </table:table-cell>
          <table:table-cell table:formula="of:=[.U121]-[.V121]-[.W121]" office:value-type="float" office:value="84.6602058422001">
            <text:p>84,660205842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table:number-columns-repeated="2" office:value-type="float" office:value="1">
            <text:p>1</text:p>
          </table:table-cell>
          <table:table-cell table:formula="of:=[.B122]*[.C122]" office:value-type="float" office:value="1">
            <text:p>1</text:p>
          </table:table-cell>
          <table:table-cell table:formula="of:=[counters.BH122]/1000000000" office:value-type="float" office:value="2.09588623">
            <text:p>2,09588623</text:p>
          </table:table-cell>
          <table:table-cell table:style-name="Default" table:formula="of:=[counters.BI122]/1000000000" office:value-type="float" office:value="5.829528808">
            <text:p>5,829528808</text:p>
          </table:table-cell>
          <table:table-cell table:style-name="Default" table:formula="of:=[counters.BJ122]/1000000000" office:value-type="float" office:value="0.549377441">
            <text:p>0,549377441</text:p>
          </table:table-cell>
          <table:table-cell table:formula="of:=[counters.BK122]/1000000000" office:value-type="float" office:value="0.149841308">
            <text:p>0,149841308</text:p>
          </table:table-cell>
          <table:table-cell table:formula="of:=[counters.BL122]/(2^-32)" office:value-type="float" office:value="0">
            <text:p>0</text:p>
          </table:table-cell>
          <table:table-cell table:formula="of:=[counters.D122]/1000000000" office:value-type="float" office:value="0.662891622">
            <text:p>0,662891622</text:p>
          </table:table-cell>
          <table:table-cell table:formula="of:=[counters.E122]/12500000" office:value-type="float" office:value="0.6368668">
            <text:p>0,6368668</text:p>
          </table:table-cell>
          <table:table-cell table:formula="of:=[counters.F122]/1050000000" office:value-type="float" office:value="0.660622178095238">
            <text:p>0,6606221781</text:p>
          </table:table-cell>
          <table:table-cell table:formula="of:=[counters.G122]/3500000000" office:value-type="float" office:value="0.550361587428571">
            <text:p>0,5503615874</text:p>
          </table:table-cell>
          <table:table-cell table:style-name="ce6" table:formula="of:=[.E122]/[.J122]" office:value-type="float" office:value="3.16173286920799">
            <text:p>3,1617328692</text:p>
          </table:table-cell>
          <table:table-cell table:style-name="ce6" table:formula="of:=[.F122]/[.$J122]" office:value-type="float" office:value="8.79409033774152">
            <text:p>8,7940903377</text:p>
          </table:table-cell>
          <table:table-cell table:style-name="ce6" table:formula="of:=[.G122]/[.$J122]" office:value-type="float" office:value="0.828759065233743">
            <text:p>0,8287590652</text:p>
          </table:table-cell>
          <table:table-cell table:style-name="ce6" table:formula="of:=[.H122]/[.$J122]" office:value-type="float" office:value="0.226041939627953">
            <text:p>0,2260419396</text:p>
          </table:table-cell>
          <table:table-cell table:style-name="ce6" table:formula="of:=[.I122]/[.$J122]" office:value-type="float" office:value="0">
            <text:p>0</text:p>
          </table:table-cell>
          <table:table-cell table:formula="of:=[.O122]-[.P122]-[.Q122]" office:value-type="float" office:value="7.73928933287982">
            <text:p>7,7392893329</text:p>
          </table:table-cell>
          <table:table-cell table:formula="of:=[.E122]/[.$M122]" office:value-type="float" office:value="3.80819860592472">
            <text:p>3,8081986059</text:p>
          </table:table-cell>
          <table:table-cell table:formula="of:=[.F122]/[.$M122]" office:value-type="float" office:value="10.5921796527207">
            <text:p>10,5921796527</text:p>
          </table:table-cell>
          <table:table-cell table:formula="of:=[.G122]/[.$M122]" office:value-type="float" office:value="0.998211818464349">
            <text:p>0,9982118185</text:p>
          </table:table-cell>
          <table:table-cell table:formula="of:=[.H122]/[.$M122]" office:value-type="float" office:value="0.272259749631322">
            <text:p>0,2722597496</text:p>
          </table:table-cell>
          <table:table-cell table:formula="of:=[.I122]/[.$M122]" office:value-type="float" office:value="0">
            <text:p>0</text:p>
          </table:table-cell>
          <table:table-cell table:formula="of:=[.U122]-[.V122]-[.W122]" office:value-type="float" office:value="9.32170808462507">
            <text:p>9,321708084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23]*[.C123]" office:value-type="float" office:value="2">
            <text:p>2</text:p>
          </table:table-cell>
          <table:table-cell table:formula="of:=[counters.BH123]/1000000000" office:value-type="float" office:value="2.117248535">
            <text:p>2,117248535</text:p>
          </table:table-cell>
          <table:table-cell table:style-name="Default" table:formula="of:=[counters.BI123]/1000000000" office:value-type="float" office:value="5.986572265">
            <text:p>5,986572265</text:p>
          </table:table-cell>
          <table:table-cell table:style-name="Default" table:formula="of:=[counters.BJ123]/1000000000" office:value-type="float" office:value="0.643371582">
            <text:p>0,643371582</text:p>
          </table:table-cell>
          <table:table-cell table:formula="of:=[counters.BK123]/1000000000" office:value-type="float" office:value="0.150329589">
            <text:p>0,150329589</text:p>
          </table:table-cell>
          <table:table-cell table:formula="of:=[counters.BL123]/(2^-32)" office:value-type="float" office:value="0">
            <text:p>0</text:p>
          </table:table-cell>
          <table:table-cell table:formula="of:=[counters.D123]/1000000000" office:value-type="float" office:value="0.663486354">
            <text:p>0,663486354</text:p>
          </table:table-cell>
          <table:table-cell table:formula="of:=[counters.E123]/12500000" office:value-type="float" office:value="0.63750712">
            <text:p>0,63750712</text:p>
          </table:table-cell>
          <table:table-cell table:formula="of:=[counters.F123]/1050000000" office:value-type="float" office:value="0.661018975238095">
            <text:p>0,6610189752</text:p>
          </table:table-cell>
          <table:table-cell table:formula="of:=[counters.G123]/3500000000" office:value-type="float" office:value="0.550869961428572">
            <text:p>0,5508699614</text:p>
          </table:table-cell>
          <table:table-cell table:style-name="ce6" table:formula="of:=[.E123]/[.J123]" office:value-type="float" office:value="3.19109582621499">
            <text:p>3,1910958262</text:p>
          </table:table-cell>
          <table:table-cell table:style-name="ce6" table:formula="of:=[.F123]/[.$J123]" office:value-type="float" office:value="9.02290187116644">
            <text:p>9,0229018712</text:p>
          </table:table-cell>
          <table:table-cell table:style-name="ce6" table:formula="of:=[.G123]/[.$J123]" office:value-type="float" office:value="0.969683216725208">
            <text:p>0,9696832167</text:p>
          </table:table-cell>
          <table:table-cell table:style-name="ce6" table:formula="of:=[.H123]/[.$J123]" office:value-type="float" office:value="0.226575253724058">
            <text:p>0,2265752537</text:p>
          </table:table-cell>
          <table:table-cell table:style-name="ce6" table:formula="of:=[.I123]/[.$J123]" office:value-type="float" office:value="0">
            <text:p>0</text:p>
          </table:table-cell>
          <table:table-cell table:formula="of:=[.O123]-[.P123]-[.Q123]" office:value-type="float" office:value="7.82664340071718">
            <text:p>7,8266434007</text:p>
          </table:table-cell>
          <table:table-cell table:formula="of:=[.E123]/[.$M123]" office:value-type="float" office:value="3.84346340016315">
            <text:p>3,8434634002</text:p>
          </table:table-cell>
          <table:table-cell table:formula="of:=[.F123]/[.$M123]" office:value-type="float" office:value="10.8674872187168">
            <text:p>10,8674872187</text:p>
          </table:table-cell>
          <table:table-cell table:formula="of:=[.G123]/[.$M123]" office:value-type="float" office:value="1.16791915887289">
            <text:p>1,1679191589</text:p>
          </table:table-cell>
          <table:table-cell table:formula="of:=[.H123]/[.$M123]" office:value-type="float" office:value="0.272894874518389">
            <text:p>0,2728948745</text:p>
          </table:table-cell>
          <table:table-cell table:formula="of:=[.I123]/[.$M123]" office:value-type="float" office:value="0">
            <text:p>0</text:p>
          </table:table-cell>
          <table:table-cell table:formula="of:=[.U123]-[.V123]-[.W123]" office:value-type="float" office:value="9.42667318532549">
            <text:p>9,426673185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24]*[.C124]" office:value-type="float" office:value="4">
            <text:p>4</text:p>
          </table:table-cell>
          <table:table-cell table:formula="of:=[counters.BH124]/1000000000" office:value-type="float" office:value="2.096923828">
            <text:p>2,096923828</text:p>
          </table:table-cell>
          <table:table-cell table:style-name="Default" table:formula="of:=[counters.BI124]/1000000000" office:value-type="float" office:value="6.000549316">
            <text:p>6,000549316</text:p>
          </table:table-cell>
          <table:table-cell table:style-name="Default" table:formula="of:=[counters.BJ124]/1000000000" office:value-type="float" office:value="0.557617187">
            <text:p>0,557617187</text:p>
          </table:table-cell>
          <table:table-cell table:formula="of:=[counters.BK124]/1000000000" office:value-type="float" office:value="0.152160644">
            <text:p>0,152160644</text:p>
          </table:table-cell>
          <table:table-cell table:formula="of:=[counters.BL124]/(2^-32)" office:value-type="float" office:value="0">
            <text:p>0</text:p>
          </table:table-cell>
          <table:table-cell table:formula="of:=[counters.D124]/1000000000" office:value-type="float" office:value="0.671626173">
            <text:p>0,671626173</text:p>
          </table:table-cell>
          <table:table-cell table:formula="of:=[counters.E124]/12500000" office:value-type="float" office:value="0.6452732">
            <text:p>0,6452732</text:p>
          </table:table-cell>
          <table:table-cell table:formula="of:=[counters.F124]/1050000000" office:value-type="float" office:value="0.668582811428571">
            <text:p>0,6685828114</text:p>
          </table:table-cell>
          <table:table-cell table:formula="of:=[counters.G124]/3500000000" office:value-type="float" office:value="0.557618632571429">
            <text:p>0,5576186326</text:p>
          </table:table-cell>
          <table:table-cell table:style-name="ce6" table:formula="of:=[.E124]/[.J124]" office:value-type="float" office:value="3.12215918958834">
            <text:p>3,1221591896</text:p>
          </table:table-cell>
          <table:table-cell table:style-name="ce6" table:formula="of:=[.F124]/[.$J124]" office:value-type="float" office:value="8.93435895923609">
            <text:p>8,9343589592</text:p>
          </table:table-cell>
          <table:table-cell table:style-name="ce6" table:formula="of:=[.G124]/[.$J124]" office:value-type="float" office:value="0.830249340208485">
            <text:p>0,8302493402</text:p>
          </table:table-cell>
          <table:table-cell table:style-name="ce6" table:formula="of:=[.H124]/[.$J124]" office:value-type="float" office:value="0.226555560395053">
            <text:p>0,2265555604</text:p>
          </table:table-cell>
          <table:table-cell table:style-name="ce6" table:formula="of:=[.I124]/[.$J124]" office:value-type="float" office:value="0">
            <text:p>0</text:p>
          </table:table-cell>
          <table:table-cell table:formula="of:=[.O124]-[.P124]-[.Q124]" office:value-type="float" office:value="7.87755405863255">
            <text:p>7,8775540586</text:p>
          </table:table-cell>
          <table:table-cell table:formula="of:=[.E124]/[.$M124]" office:value-type="float" office:value="3.76049813531185">
            <text:p>3,7604981353</text:p>
          </table:table-cell>
          <table:table-cell table:formula="of:=[.F124]/[.$M124]" office:value-type="float" office:value="10.7610272783189">
            <text:p>10,7610272783</text:p>
          </table:table-cell>
          <table:table-cell table:formula="of:=[.G124]/[.$M124]" office:value-type="float" office:value="0.999997407598412">
            <text:p>0,9999974076</text:p>
          </table:table-cell>
          <table:table-cell table:formula="of:=[.H124]/[.$M124]" office:value-type="float" office:value="0.272875824285712">
            <text:p>0,2728758243</text:p>
          </table:table-cell>
          <table:table-cell table:formula="of:=[.I124]/[.$M124]" office:value-type="float" office:value="0">
            <text:p>0</text:p>
          </table:table-cell>
          <table:table-cell table:formula="of:=[.U124]-[.V124]-[.W124]" office:value-type="float" office:value="9.48815404643473">
            <text:p>9,488154046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25]*[.C125]" office:value-type="float" office:value="8">
            <text:p>8</text:p>
          </table:table-cell>
          <table:table-cell table:formula="of:=[counters.BH125]/1000000000" office:value-type="float" office:value="2.168823242">
            <text:p>2,168823242</text:p>
          </table:table-cell>
          <table:table-cell table:style-name="Default" table:formula="of:=[counters.BI125]/1000000000" office:value-type="float" office:value="6.19152832">
            <text:p>6,19152832</text:p>
          </table:table-cell>
          <table:table-cell table:style-name="Default" table:formula="of:=[counters.BJ125]/1000000000" office:value-type="float" office:value="0.586975097">
            <text:p>0,586975097</text:p>
          </table:table-cell>
          <table:table-cell table:formula="of:=[counters.BK125]/1000000000" office:value-type="float" office:value="0.153259277">
            <text:p>0,153259277</text:p>
          </table:table-cell>
          <table:table-cell table:formula="of:=[counters.BL125]/(2^-32)" office:value-type="float" office:value="0">
            <text:p>0</text:p>
          </table:table-cell>
          <table:table-cell table:formula="of:=[counters.D125]/1000000000" office:value-type="float" office:value="0.679201806">
            <text:p>0,679201806</text:p>
          </table:table-cell>
          <table:table-cell table:formula="of:=[counters.E125]/12500000" office:value-type="float" office:value="0.65255728">
            <text:p>0,65255728</text:p>
          </table:table-cell>
          <table:table-cell table:formula="of:=[counters.F125]/1050000000" office:value-type="float" office:value="0.676295105714286">
            <text:p>0,6762951057</text:p>
          </table:table-cell>
          <table:table-cell table:formula="of:=[counters.G125]/3500000000" office:value-type="float" office:value="0.563909153714286">
            <text:p>0,5639091537</text:p>
          </table:table-cell>
          <table:table-cell table:style-name="ce6" table:formula="of:=[.E125]/[.J125]" office:value-type="float" office:value="3.19319416238419">
            <text:p>3,1931941624</text:p>
          </table:table-cell>
          <table:table-cell table:style-name="ce6" table:formula="of:=[.F125]/[.$J125]" office:value-type="float" office:value="9.11588907053053">
            <text:p>9,1158890705</text:p>
          </table:table-cell>
          <table:table-cell table:style-name="ce6" table:formula="of:=[.G125]/[.$J125]" office:value-type="float" office:value="0.864213098102392">
            <text:p>0,8642130981</text:p>
          </table:table-cell>
          <table:table-cell table:style-name="ce6" table:formula="of:=[.H125]/[.$J125]" office:value-type="float" office:value="0.225646156482688">
            <text:p>0,2256461565</text:p>
          </table:table-cell>
          <table:table-cell table:style-name="ce6" table:formula="of:=[.I125]/[.$J125]" office:value-type="float" office:value="0">
            <text:p>0</text:p>
          </table:table-cell>
          <table:table-cell table:formula="of:=[.O125]-[.P125]-[.Q125]" office:value-type="float" office:value="8.02602981594545">
            <text:p>8,0260298159</text:p>
          </table:table-cell>
          <table:table-cell table:formula="of:=[.E125]/[.$M125]" office:value-type="float" office:value="3.84605078267425">
            <text:p>3,8460507827</text:p>
          </table:table-cell>
          <table:table-cell table:formula="of:=[.F125]/[.$M125]" office:value-type="float" office:value="10.9796556399527">
            <text:p>10,97965564</text:p>
          </table:table-cell>
          <table:table-cell table:formula="of:=[.G125]/[.$M125]" office:value-type="float" office:value="1.04090365111789">
            <text:p>1,0409036511</text:p>
          </table:table-cell>
          <table:table-cell table:formula="of:=[.H125]/[.$M125]" office:value-type="float" office:value="0.271780083707688">
            <text:p>0,2717800837</text:p>
          </table:table-cell>
          <table:table-cell table:formula="of:=[.I125]/[.$M125]" office:value-type="float" office:value="0">
            <text:p>0</text:p>
          </table:table-cell>
          <table:table-cell table:formula="of:=[.U125]-[.V125]-[.W125]" office:value-type="float" office:value="9.6669719051271">
            <text:p>9,666971905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26]*[.C126]" office:value-type="float" office:value="16">
            <text:p>16</text:p>
          </table:table-cell>
          <table:table-cell table:formula="of:=[counters.BH126]/1000000000" office:value-type="float" office:value="2.512573242">
            <text:p>2,512573242</text:p>
          </table:table-cell>
          <table:table-cell table:style-name="Default" table:formula="of:=[counters.BI126]/1000000000" office:value-type="float" office:value="7.502746582">
            <text:p>7,502746582</text:p>
          </table:table-cell>
          <table:table-cell table:style-name="Default" table:formula="of:=[counters.BJ126]/1000000000" office:value-type="float" office:value="0.760192871">
            <text:p>0,760192871</text:p>
          </table:table-cell>
          <table:table-cell table:formula="of:=[counters.BK126]/1000000000" office:value-type="float" office:value="0.17602539">
            <text:p>0,17602539</text:p>
          </table:table-cell>
          <table:table-cell table:formula="of:=[counters.BL126]/(2^-32)" office:value-type="float" office:value="0">
            <text:p>0</text:p>
          </table:table-cell>
          <table:table-cell table:formula="of:=[counters.D126]/1000000000" office:value-type="float" office:value="0.775772257">
            <text:p>0,775772257</text:p>
          </table:table-cell>
          <table:table-cell table:formula="of:=[counters.E126]/12500000" office:value-type="float" office:value="0.74525824">
            <text:p>0,74525824</text:p>
          </table:table-cell>
          <table:table-cell table:formula="of:=[counters.F126]/1050000000" office:value-type="float" office:value="0.772757165714286">
            <text:p>0,7727571657</text:p>
          </table:table-cell>
          <table:table-cell table:formula="of:=[counters.G126]/3500000000" office:value-type="float" office:value="0.644035532285714">
            <text:p>0,6440355323</text:p>
          </table:table-cell>
          <table:table-cell table:style-name="ce6" table:formula="of:=[.E126]/[.J126]" office:value-type="float" office:value="3.23880265029895">
            <text:p>3,2388026503</text:p>
          </table:table-cell>
          <table:table-cell table:style-name="ce6" table:formula="of:=[.F126]/[.$J126]" office:value-type="float" office:value="9.67132623563258">
            <text:p>9,6713262356</text:p>
          </table:table-cell>
          <table:table-cell table:style-name="ce6" table:formula="of:=[.G126]/[.$J126]" office:value-type="float" office:value="0.979917577795">
            <text:p>0,9799175778</text:p>
          </table:table-cell>
          <table:table-cell table:style-name="ce6" table:formula="of:=[.H126]/[.$J126]" office:value-type="float" office:value="0.226903435140502">
            <text:p>0,2269034351</text:p>
          </table:table-cell>
          <table:table-cell table:style-name="ce6" table:formula="of:=[.I126]/[.$J126]" office:value-type="float" office:value="0">
            <text:p>0</text:p>
          </table:table-cell>
          <table:table-cell table:formula="of:=[.O126]-[.P126]-[.Q126]" office:value-type="float" office:value="8.46450522269708">
            <text:p>8,4645052227</text:p>
          </table:table-cell>
          <table:table-cell table:formula="of:=[.E126]/[.$M126]" office:value-type="float" office:value="3.90129599384486">
            <text:p>3,9012959938</text:p>
          </table:table-cell>
          <table:table-cell table:formula="of:=[.F126]/[.$M126]" office:value-type="float" office:value="11.6495848534511">
            <text:p>11,6495848535</text:p>
          </table:table-cell>
          <table:table-cell table:formula="of:=[.G126]/[.$M126]" office:value-type="float" office:value="1.1803585872072">
            <text:p>1,1803585872</text:p>
          </table:table-cell>
          <table:table-cell table:formula="of:=[.H126]/[.$M126]" office:value-type="float" office:value="0.273316270882256">
            <text:p>0,2733162709</text:p>
          </table:table-cell>
          <table:table-cell table:formula="of:=[.I126]/[.$M126]" office:value-type="float" office:value="0">
            <text:p>0</text:p>
          </table:table-cell>
          <table:table-cell table:formula="of:=[.U126]-[.V126]-[.W126]" office:value-type="float" office:value="10.1959099953617">
            <text:p>10,195909995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27]*[.C127]" office:value-type="float" office:value="32">
            <text:p>32</text:p>
          </table:table-cell>
          <table:table-cell table:formula="of:=[counters.BH127]/1000000000" office:value-type="float" office:value="2.557861328">
            <text:p>2,557861328</text:p>
          </table:table-cell>
          <table:table-cell table:style-name="Default" table:formula="of:=[counters.BI127]/1000000000" office:value-type="float" office:value="7.679321289">
            <text:p>7,679321289</text:p>
          </table:table-cell>
          <table:table-cell table:style-name="Default" table:formula="of:=[counters.BJ127]/1000000000" office:value-type="float" office:value="0.744140625">
            <text:p>0,744140625</text:p>
          </table:table-cell>
          <table:table-cell table:formula="of:=[counters.BK127]/1000000000" office:value-type="float" office:value="0.175537109">
            <text:p>0,175537109</text:p>
          </table:table-cell>
          <table:table-cell table:formula="of:=[counters.BL127]/(2^-32)" office:value-type="float" office:value="0">
            <text:p>0</text:p>
          </table:table-cell>
          <table:table-cell table:formula="of:=[counters.D127]/1000000000" office:value-type="float" office:value="0.776133011">
            <text:p>0,776133011</text:p>
          </table:table-cell>
          <table:table-cell table:formula="of:=[counters.E127]/12500000" office:value-type="float" office:value="0.7455536">
            <text:p>0,7455536</text:p>
          </table:table-cell>
          <table:table-cell table:formula="of:=[counters.F127]/1050000000" office:value-type="float" office:value="0.772863648571428">
            <text:p>0,7728636486</text:p>
          </table:table-cell>
          <table:table-cell table:formula="of:=[counters.G127]/3500000000" office:value-type="float" office:value="0.644303274857143">
            <text:p>0,6443032749</text:p>
          </table:table-cell>
          <table:table-cell table:style-name="ce6" table:formula="of:=[.E127]/[.J127]" office:value-type="float" office:value="3.29564815791607">
            <text:p>3,2956481579</text:p>
          </table:table-cell>
          <table:table-cell table:style-name="ce6" table:formula="of:=[.F127]/[.$J127]" office:value-type="float" office:value="9.89433664096527">
            <text:p>9,894336641</text:p>
          </table:table-cell>
          <table:table-cell table:style-name="ce6" table:formula="of:=[.G127]/[.$J127]" office:value-type="float" office:value="0.958779763846432">
            <text:p>0,9587797638</text:p>
          </table:table-cell>
          <table:table-cell table:style-name="ce6" table:formula="of:=[.H127]/[.$J127]" office:value-type="float" office:value="0.226168848009481">
            <text:p>0,226168848</text:p>
          </table:table-cell>
          <table:table-cell table:style-name="ce6" table:formula="of:=[.I127]/[.$J127]" office:value-type="float" office:value="0">
            <text:p>0</text:p>
          </table:table-cell>
          <table:table-cell table:formula="of:=[.O127]-[.P127]-[.Q127]" office:value-type="float" office:value="8.70938802910936">
            <text:p>8,7093880291</text:p>
          </table:table-cell>
          <table:table-cell table:formula="of:=[.E127]/[.$M127]" office:value-type="float" office:value="3.96996480976624">
            <text:p>3,9699648098</text:p>
          </table:table-cell>
          <table:table-cell table:formula="of:=[.F127]/[.$M127]" office:value-type="float" office:value="11.9187990945765">
            <text:p>11,9187990946</text:p>
          </table:table-cell>
          <table:table-cell table:formula="of:=[.G127]/[.$M127]" office:value-type="float" office:value="1.15495396972023">
            <text:p>1,1549539697</text:p>
          </table:table-cell>
          <table:table-cell table:formula="of:=[.H127]/[.$M127]" office:value-type="float" office:value="0.272444849886757">
            <text:p>0,2724448499</text:p>
          </table:table-cell>
          <table:table-cell table:formula="of:=[.I127]/[.$M127]" office:value-type="float" office:value="0">
            <text:p>0</text:p>
          </table:table-cell>
          <table:table-cell table:formula="of:=[.U127]-[.V127]-[.W127]" office:value-type="float" office:value="10.4914002749695">
            <text:p>10,49140027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28]*[.C128]" office:value-type="float" office:value="64">
            <text:p>64</text:p>
          </table:table-cell>
          <table:table-cell table:formula="of:=[counters.BH128]/1000000000" office:value-type="float" office:value="2.769409179">
            <text:p>2,769409179</text:p>
          </table:table-cell>
          <table:table-cell table:style-name="Default" table:formula="of:=[counters.BI128]/1000000000" office:value-type="float" office:value="8.358032226">
            <text:p>8,358032226</text:p>
          </table:table-cell>
          <table:table-cell table:style-name="Default" table:formula="of:=[counters.BJ128]/1000000000" office:value-type="float" office:value="0.760742187">
            <text:p>0,760742187</text:p>
          </table:table-cell>
          <table:table-cell table:formula="of:=[counters.BK128]/1000000000" office:value-type="float" office:value="0.178527832">
            <text:p>0,178527832</text:p>
          </table:table-cell>
          <table:table-cell table:formula="of:=[counters.BL128]/(2^-32)" office:value-type="float" office:value="0">
            <text:p>0</text:p>
          </table:table-cell>
          <table:table-cell table:formula="of:=[counters.D128]/1000000000" office:value-type="float" office:value="0.789013603">
            <text:p>0,789013603</text:p>
          </table:table-cell>
          <table:table-cell table:formula="of:=[counters.E128]/12500000" office:value-type="float" office:value="0.75797336">
            <text:p>0,75797336</text:p>
          </table:table-cell>
          <table:table-cell table:formula="of:=[counters.F128]/1050000000" office:value-type="float" office:value="0.785432712380952">
            <text:p>0,7854327124</text:p>
          </table:table-cell>
          <table:table-cell table:formula="of:=[counters.G128]/3500000000" office:value-type="float" office:value="0.655021186">
            <text:p>0,655021186</text:p>
          </table:table-cell>
          <table:table-cell table:style-name="ce6" table:formula="of:=[.E128]/[.J128]" office:value-type="float" office:value="3.50996379336187">
            <text:p>3,5099637934</text:p>
          </table:table-cell>
          <table:table-cell table:style-name="ce6" table:formula="of:=[.F128]/[.$J128]" office:value-type="float" office:value="10.5930141054868">
            <text:p>10,5930141055</text:p>
          </table:table-cell>
          <table:table-cell table:style-name="ce6" table:formula="of:=[.G128]/[.$J128]" office:value-type="float" office:value="0.964168658319063">
            <text:p>0,9641686583</text:p>
          </table:table-cell>
          <table:table-cell table:style-name="ce6" table:formula="of:=[.H128]/[.$J128]" office:value-type="float" office:value="0.226267115447945">
            <text:p>0,2262671154</text:p>
          </table:table-cell>
          <table:table-cell table:style-name="ce6" table:formula="of:=[.I128]/[.$J128]" office:value-type="float" office:value="0">
            <text:p>0</text:p>
          </table:table-cell>
          <table:table-cell table:formula="of:=[.O128]-[.P128]-[.Q128]" office:value-type="float" office:value="9.40257833171984">
            <text:p>9,4025783317</text:p>
          </table:table-cell>
          <table:table-cell table:formula="of:=[.E128]/[.$M128]" office:value-type="float" office:value="4.22796886297965">
            <text:p>4,227968863</text:p>
          </table:table-cell>
          <table:table-cell table:formula="of:=[.F128]/[.$M128]" office:value-type="float" office:value="12.7599418227062">
            <text:p>12,7599418227</text:p>
          </table:table-cell>
          <table:table-cell table:formula="of:=[.G128]/[.$M128]" office:value-type="float" office:value="1.16140088787907">
            <text:p>1,1614008879</text:p>
          </table:table-cell>
          <table:table-cell table:formula="of:=[.H128]/[.$M128]" office:value-type="float" office:value="0.272552759843099">
            <text:p>0,2725527598</text:p>
          </table:table-cell>
          <table:table-cell table:formula="of:=[.I128]/[.$M128]" office:value-type="float" office:value="0">
            <text:p>0</text:p>
          </table:table-cell>
          <table:table-cell table:formula="of:=[.U128]-[.V128]-[.W128]" office:value-type="float" office:value="11.325988174984">
            <text:p>11,32598817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29]*[.C129]" office:value-type="float" office:value="128">
            <text:p>128</text:p>
          </table:table-cell>
          <table:table-cell table:formula="of:=[counters.BH129]/1000000000" office:value-type="float" office:value="3.165161132">
            <text:p>3,165161132</text:p>
          </table:table-cell>
          <table:table-cell table:style-name="Default" table:formula="of:=[counters.BI129]/1000000000" office:value-type="float" office:value="9.880676269">
            <text:p>9,880676269</text:p>
          </table:table-cell>
          <table:table-cell table:style-name="Default" table:formula="of:=[counters.BJ129]/1000000000" office:value-type="float" office:value="0.710327148">
            <text:p>0,710327148</text:p>
          </table:table-cell>
          <table:table-cell table:formula="of:=[counters.BK129]/1000000000" office:value-type="float" office:value="0.191284179">
            <text:p>0,191284179</text:p>
          </table:table-cell>
          <table:table-cell table:formula="of:=[counters.BL129]/(2^-32)" office:value-type="float" office:value="0">
            <text:p>0</text:p>
          </table:table-cell>
          <table:table-cell table:formula="of:=[counters.D129]/1000000000" office:value-type="float" office:value="0.844594772">
            <text:p>0,844594772</text:p>
          </table:table-cell>
          <table:table-cell table:formula="of:=[counters.E129]/12500000" office:value-type="float" office:value="0.81133848">
            <text:p>0,81133848</text:p>
          </table:table-cell>
          <table:table-cell table:formula="of:=[counters.F129]/1050000000" office:value-type="float" office:value="0.840989896190476">
            <text:p>0,8409898962</text:p>
          </table:table-cell>
          <table:table-cell table:formula="of:=[counters.G129]/3500000000" office:value-type="float" office:value="0.701145892571429">
            <text:p>0,7011458926</text:p>
          </table:table-cell>
          <table:table-cell table:style-name="ce6" table:formula="of:=[.E129]/[.J129]" office:value-type="float" office:value="3.74754999312262">
            <text:p>3,7475499931</text:p>
          </table:table-cell>
          <table:table-cell table:style-name="ce6" table:formula="of:=[.F129]/[.$J129]" office:value-type="float" office:value="11.6987182452036">
            <text:p>11,6987182452</text:p>
          </table:table-cell>
          <table:table-cell table:style-name="ce6" table:formula="of:=[.G129]/[.$J129]" office:value-type="float" office:value="0.841027166575926">
            <text:p>0,8410271666</text:p>
          </table:table-cell>
          <table:table-cell table:style-name="ce6" table:formula="of:=[.H129]/[.$J129]" office:value-type="float" office:value="0.226480420364241">
            <text:p>0,2264804204</text:p>
          </table:table-cell>
          <table:table-cell table:style-name="ce6" table:formula="of:=[.I129]/[.$J129]" office:value-type="float" office:value="0">
            <text:p>0</text:p>
          </table:table-cell>
          <table:table-cell table:formula="of:=[.O129]-[.P129]-[.Q129]" office:value-type="float" office:value="10.6312106582635">
            <text:p>10,6312106583</text:p>
          </table:table-cell>
          <table:table-cell table:formula="of:=[.E129]/[.$M129]" office:value-type="float" office:value="4.51426894963597">
            <text:p>4,5142689496</text:p>
          </table:table-cell>
          <table:table-cell table:formula="of:=[.F129]/[.$M129]" office:value-type="float" office:value="14.0921830587397">
            <text:p>14,0921830587</text:p>
          </table:table-cell>
          <table:table-cell table:formula="of:=[.G129]/[.$M129]" office:value-type="float" office:value="1.01309464339141">
            <text:p>1,0130946434</text:p>
          </table:table-cell>
          <table:table-cell table:formula="of:=[.H129]/[.$M129]" office:value-type="float" office:value="0.272816515117092">
            <text:p>0,2728165151</text:p>
          </table:table-cell>
          <table:table-cell table:formula="of:=[.I129]/[.$M129]" office:value-type="float" office:value="0">
            <text:p>0</text:p>
          </table:table-cell>
          <table:table-cell table:formula="of:=[.U129]-[.V129]-[.W129]" office:value-type="float" office:value="12.8062719002312">
            <text:p>12,806271900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30]*[.C130]" office:value-type="float" office:value="256">
            <text:p>256</text:p>
          </table:table-cell>
          <table:table-cell table:formula="of:=[counters.BH130]/1000000000" office:value-type="float" office:value="3.947387695">
            <text:p>3,947387695</text:p>
          </table:table-cell>
          <table:table-cell table:style-name="Default" table:formula="of:=[counters.BI130]/1000000000" office:value-type="float" office:value="13.078552246">
            <text:p>13,078552246</text:p>
          </table:table-cell>
          <table:table-cell table:style-name="Default" table:formula="of:=[counters.BJ130]/1000000000" office:value-type="float" office:value="0.948608398">
            <text:p>0,948608398</text:p>
          </table:table-cell>
          <table:table-cell table:formula="of:=[counters.BK130]/1000000000" office:value-type="float" office:value="0.205505371">
            <text:p>0,205505371</text:p>
          </table:table-cell>
          <table:table-cell table:formula="of:=[counters.BL130]/(2^-32)" office:value-type="float" office:value="0">
            <text:p>0</text:p>
          </table:table-cell>
          <table:table-cell table:formula="of:=[counters.D130]/1000000000" office:value-type="float" office:value="0.907322014">
            <text:p>0,907322014</text:p>
          </table:table-cell>
          <table:table-cell table:formula="of:=[counters.E130]/12500000" office:value-type="float" office:value="0.87157464">
            <text:p>0,87157464</text:p>
          </table:table-cell>
          <table:table-cell table:formula="of:=[counters.F130]/1050000000" office:value-type="float" office:value="0.903597591428571">
            <text:p>0,9035975914</text:p>
          </table:table-cell>
          <table:table-cell table:formula="of:=[counters.G130]/3500000000" office:value-type="float" office:value="0.753206633428571">
            <text:p>0,7532066334</text:p>
          </table:table-cell>
          <table:table-cell table:style-name="ce6" table:formula="of:=[.E130]/[.J130]" office:value-type="float" office:value="4.35059177898444">
            <text:p>4,350591779</text:p>
          </table:table-cell>
          <table:table-cell table:style-name="ce6" table:formula="of:=[.F130]/[.$J130]" office:value-type="float" office:value="14.414454894952">
            <text:p>14,414454895</text:p>
          </table:table-cell>
          <table:table-cell table:style-name="ce6" table:formula="of:=[.G130]/[.$J130]" office:value-type="float" office:value="1.04550356253122">
            <text:p>1,0455035625</text:p>
          </table:table-cell>
          <table:table-cell table:style-name="ce6" table:formula="of:=[.H130]/[.$J130]" office:value-type="float" office:value="0.226496621738531">
            <text:p>0,2264966217</text:p>
          </table:table-cell>
          <table:table-cell table:style-name="ce6" table:formula="of:=[.I130]/[.$J130]" office:value-type="float" office:value="0">
            <text:p>0</text:p>
          </table:table-cell>
          <table:table-cell table:formula="of:=[.O130]-[.P130]-[.Q130]" office:value-type="float" office:value="13.1424547106822">
            <text:p>13,1424547107</text:p>
          </table:table-cell>
          <table:table-cell table:formula="of:=[.E130]/[.$M130]" office:value-type="float" office:value="5.24077659410887">
            <text:p>5,2407765941</text:p>
          </table:table-cell>
          <table:table-cell table:formula="of:=[.F130]/[.$M130]" office:value-type="float" office:value="17.3638304092821">
            <text:p>17,3638304093</text:p>
          </table:table-cell>
          <table:table-cell table:formula="of:=[.G130]/[.$M130]" office:value-type="float" office:value="1.25942650515698">
            <text:p>1,2594265052</text:p>
          </table:table-cell>
          <table:table-cell table:formula="of:=[.H130]/[.$M130]" office:value-type="float" office:value="0.27284062816142">
            <text:p>0,2728406282</text:p>
          </table:table-cell>
          <table:table-cell table:formula="of:=[.I130]/[.$M130]" office:value-type="float" office:value="0">
            <text:p>0</text:p>
          </table:table-cell>
          <table:table-cell table:formula="of:=[.U130]-[.V130]-[.W130]" office:value-type="float" office:value="15.8315632759637">
            <text:p>15,83156327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31]*[.C131]" office:value-type="float" office:value="512">
            <text:p>512</text:p>
          </table:table-cell>
          <table:table-cell table:formula="of:=[counters.BH131]/1000000000" office:value-type="float" office:value="6.420898437">
            <text:p>6,420898437</text:p>
          </table:table-cell>
          <table:table-cell table:style-name="Default" table:formula="of:=[counters.BI131]/1000000000" office:value-type="float" office:value="21.644836425">
            <text:p>21,644836425</text:p>
          </table:table-cell>
          <table:table-cell table:style-name="Default" table:formula="of:=[counters.BJ131]/1000000000" office:value-type="float" office:value="1.254455566">
            <text:p>1,254455566</text:p>
          </table:table-cell>
          <table:table-cell table:formula="of:=[counters.BK131]/1000000000" office:value-type="float" office:value="0.326843261">
            <text:p>0,326843261</text:p>
          </table:table-cell>
          <table:table-cell table:formula="of:=[counters.BL131]/(2^-32)" office:value-type="float" office:value="0">
            <text:p>0</text:p>
          </table:table-cell>
          <table:table-cell table:formula="of:=[counters.D131]/1000000000" office:value-type="float" office:value="1.446542131">
            <text:p>1,446542131</text:p>
          </table:table-cell>
          <table:table-cell table:formula="of:=[counters.E131]/12500000" office:value-type="float" office:value="1.38920296">
            <text:p>1,38920296</text:p>
          </table:table-cell>
          <table:table-cell table:formula="of:=[counters.F131]/1050000000" office:value-type="float" office:value="1.43914739809524">
            <text:p>1,4391473981</text:p>
          </table:table-cell>
          <table:table-cell table:formula="of:=[counters.G131]/3500000000" office:value-type="float" office:value="1.20058555914286">
            <text:p>1,2005855591</text:p>
          </table:table-cell>
          <table:table-cell table:style-name="ce6" table:formula="of:=[.E131]/[.J131]" office:value-type="float" office:value="4.43879116922866">
            <text:p>4,4387911692</text:p>
          </table:table-cell>
          <table:table-cell table:style-name="ce6" table:formula="of:=[.F131]/[.$J131]" office:value-type="float" office:value="14.9631565933284">
            <text:p>14,9631565933</text:p>
          </table:table-cell>
          <table:table-cell table:style-name="ce6" table:formula="of:=[.G131]/[.$J131]" office:value-type="float" office:value="0.867209837250153">
            <text:p>0,8672098373</text:p>
          </table:table-cell>
          <table:table-cell table:style-name="ce6" table:formula="of:=[.H131]/[.$J131]" office:value-type="float" office:value="0.225947972060829">
            <text:p>0,2259479721</text:p>
          </table:table-cell>
          <table:table-cell table:style-name="ce6" table:formula="of:=[.I131]/[.$J131]" office:value-type="float" office:value="0">
            <text:p>0</text:p>
          </table:table-cell>
          <table:table-cell table:formula="of:=[.O131]-[.P131]-[.Q131]" office:value-type="float" office:value="13.8699987840174">
            <text:p>13,869998784</text:p>
          </table:table-cell>
          <table:table-cell table:formula="of:=[.E131]/[.$M131]" office:value-type="float" office:value="5.34813898776537">
            <text:p>5,3481389878</text:p>
          </table:table-cell>
          <table:table-cell table:formula="of:=[.F131]/[.$M131]" office:value-type="float" office:value="18.0285663609456">
            <text:p>18,0285663609</text:p>
          </table:table-cell>
          <table:table-cell table:formula="of:=[.G131]/[.$M131]" office:value-type="float" office:value="1.04486977745726">
            <text:p>1,0448697775</text:p>
          </table:table-cell>
          <table:table-cell table:formula="of:=[.H131]/[.$M131]" office:value-type="float" office:value="0.272236542003175">
            <text:p>0,272236542</text:p>
          </table:table-cell>
          <table:table-cell table:formula="of:=[.I131]/[.$M131]" office:value-type="float" office:value="0">
            <text:p>0</text:p>
          </table:table-cell>
          <table:table-cell table:formula="of:=[.U131]-[.V131]-[.W131]" office:value-type="float" office:value="16.7114600414852">
            <text:p>16,711460041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32]*[.C132]" office:value-type="float" office:value="768">
            <text:p>768</text:p>
          </table:table-cell>
          <table:table-cell table:formula="of:=[counters.BH132]/1000000000" office:value-type="float" office:value="9.276184082">
            <text:p>9,276184082</text:p>
          </table:table-cell>
          <table:table-cell table:style-name="Default" table:formula="of:=[counters.BI132]/1000000000" office:value-type="float" office:value="31.978942871">
            <text:p>31,978942871</text:p>
          </table:table-cell>
          <table:table-cell table:style-name="Default" table:formula="of:=[counters.BJ132]/1000000000" office:value-type="float" office:value="1.720214843">
            <text:p>1,720214843</text:p>
          </table:table-cell>
          <table:table-cell table:formula="of:=[counters.BK132]/1000000000" office:value-type="float" office:value="0.462829589">
            <text:p>0,462829589</text:p>
          </table:table-cell>
          <table:table-cell table:formula="of:=[counters.BL132]/(2^-32)" office:value-type="float" office:value="0">
            <text:p>0</text:p>
          </table:table-cell>
          <table:table-cell table:formula="of:=[counters.D132]/1000000000" office:value-type="float" office:value="2.05120209">
            <text:p>2,05120209</text:p>
          </table:table-cell>
          <table:table-cell table:formula="of:=[counters.E132]/12500000" office:value-type="float" office:value="1.96966536">
            <text:p>1,96966536</text:p>
          </table:table-cell>
          <table:table-cell table:formula="of:=[counters.F132]/1050000000" office:value-type="float" office:value="2.04192935523809">
            <text:p>2,0419293552</text:p>
          </table:table-cell>
          <table:table-cell table:formula="of:=[counters.G132]/3500000000" office:value-type="float" office:value="0.475137505142857">
            <text:p>0,4751375051</text:p>
          </table:table-cell>
          <table:table-cell table:style-name="ce6" table:formula="of:=[.E132]/[.J132]" office:value-type="float" office:value="4.52231602494126">
            <text:p>4,5223160249</text:p>
          </table:table-cell>
          <table:table-cell table:style-name="ce6" table:formula="of:=[.F132]/[.$J132]" office:value-type="float" office:value="15.5903423786976">
            <text:p>15,5903423787</text:p>
          </table:table-cell>
          <table:table-cell table:style-name="ce6" table:formula="of:=[.G132]/[.$J132]" office:value-type="float" office:value="0.838637426992871">
            <text:p>0,838637427</text:p>
          </table:table-cell>
          <table:table-cell table:style-name="ce6" table:formula="of:=[.H132]/[.$J132]" office:value-type="float" office:value="0.225638220269169">
            <text:p>0,2256382203</text:p>
          </table:table-cell>
          <table:table-cell table:style-name="ce6" table:formula="of:=[.I132]/[.$J132]" office:value-type="float" office:value="0">
            <text:p>0</text:p>
          </table:table-cell>
          <table:table-cell table:formula="of:=[.O132]-[.P132]-[.Q132]" office:value-type="float" office:value="14.5260667314355">
            <text:p>14,5260667314</text:p>
          </table:table-cell>
          <table:table-cell table:formula="of:=[.E132]/[.$M132]" office:value-type="float" office:value="19.5231569421382">
            <text:p>19,5231569421</text:p>
          </table:table-cell>
          <table:table-cell table:formula="of:=[.F132]/[.$M132]" office:value-type="float" office:value="67.3046066135845">
            <text:p>67,3046066136</text:p>
          </table:table-cell>
          <table:table-cell table:formula="of:=[.G132]/[.$M132]" office:value-type="float" office:value="3.62045686644499">
            <text:p>3,6204568664</text:p>
          </table:table-cell>
          <table:table-cell table:formula="of:=[.H132]/[.$M132]" office:value-type="float" office:value="0.974096096372867">
            <text:p>0,9740960964</text:p>
          </table:table-cell>
          <table:table-cell table:formula="of:=[.I132]/[.$M132]" office:value-type="float" office:value="0">
            <text:p>0</text:p>
          </table:table-cell>
          <table:table-cell table:formula="of:=[.U132]-[.V132]-[.W132]" office:value-type="float" office:value="62.7100536507667">
            <text:p>62,710053650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3]*[.C133]" office:value-type="float" office:value="1024">
            <text:p>1024</text:p>
          </table:table-cell>
          <table:table-cell table:formula="of:=[counters.BH133]/1000000000" office:value-type="float" office:value="12.909729003">
            <text:p>12,909729003</text:p>
          </table:table-cell>
          <table:table-cell table:style-name="Default" table:formula="of:=[counters.BI133]/1000000000" office:value-type="float" office:value="45.683532714">
            <text:p>45,683532714</text:p>
          </table:table-cell>
          <table:table-cell table:style-name="Default" table:formula="of:=[counters.BJ133]/1000000000" office:value-type="float" office:value="2.674316406">
            <text:p>2,674316406</text:p>
          </table:table-cell>
          <table:table-cell table:formula="of:=[counters.BK133]/1000000000" office:value-type="float" office:value="0.638244628">
            <text:p>0,638244628</text:p>
          </table:table-cell>
          <table:table-cell table:formula="of:=[counters.BL133]/(2^-32)" office:value-type="float" office:value="0">
            <text:p>0</text:p>
          </table:table-cell>
          <table:table-cell table:formula="of:=[counters.D133]/1000000000" office:value-type="float" office:value="2.819275839">
            <text:p>2,819275839</text:p>
          </table:table-cell>
          <table:table-cell table:formula="of:=[counters.E133]/12500000" office:value-type="float" office:value="2.70889144">
            <text:p>2,70889144</text:p>
          </table:table-cell>
          <table:table-cell table:formula="of:=[counters.F133]/1050000000" office:value-type="float" office:value="2.80716008285714">
            <text:p>2,8071600829</text:p>
          </table:table-cell>
          <table:table-cell table:formula="of:=[counters.G133]/3500000000" office:value-type="float" office:value="1.11229506857143">
            <text:p>1,1122950686</text:p>
          </table:table-cell>
          <table:table-cell table:style-name="ce6" table:formula="of:=[.E133]/[.J133]" office:value-type="float" office:value="4.57909397314563">
            <text:p>4,5790939731</text:p>
          </table:table-cell>
          <table:table-cell table:style-name="ce6" table:formula="of:=[.F133]/[.$J133]" office:value-type="float" office:value="16.2039953955708">
            <text:p>16,2039953956</text:p>
          </table:table-cell>
          <table:table-cell table:style-name="ce6" table:formula="of:=[.G133]/[.$J133]" office:value-type="float" office:value="0.948582742066339">
            <text:p>0,9485827421</text:p>
          </table:table-cell>
          <table:table-cell table:style-name="ce6" table:formula="of:=[.H133]/[.$J133]" office:value-type="float" office:value="0.226386016994487">
            <text:p>0,226386017</text:p>
          </table:table-cell>
          <table:table-cell table:style-name="ce6" table:formula="of:=[.I133]/[.$J133]" office:value-type="float" office:value="0">
            <text:p>0</text:p>
          </table:table-cell>
          <table:table-cell table:formula="of:=[.O133]-[.P133]-[.Q133]" office:value-type="float" office:value="15.02902663651">
            <text:p>15,0290266365</text:p>
          </table:table-cell>
          <table:table-cell table:formula="of:=[.E133]/[.$M133]" office:value-type="float" office:value="11.6063887791758">
            <text:p>11,6063887792</text:p>
          </table:table-cell>
          <table:table-cell table:formula="of:=[.F133]/[.$M133]" office:value-type="float" office:value="41.0714153148889">
            <text:p>41,0714153149</text:p>
          </table:table-cell>
          <table:table-cell table:formula="of:=[.G133]/[.$M133]" office:value-type="float" office:value="2.40432281106375">
            <text:p>2,4043228111</text:p>
          </table:table-cell>
          <table:table-cell table:formula="of:=[.H133]/[.$M133]" office:value-type="float" office:value="0.573808736578979">
            <text:p>0,5738087366</text:p>
          </table:table-cell>
          <table:table-cell table:formula="of:=[.I133]/[.$M133]" office:value-type="float" office:value="0">
            <text:p>0</text:p>
          </table:table-cell>
          <table:table-cell table:formula="of:=[.U133]-[.V133]-[.W133]" office:value-type="float" office:value="38.0932837672462">
            <text:p>38,093283767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34]*[.C134]" office:value-type="float" office:value="1280">
            <text:p>1280</text:p>
          </table:table-cell>
          <table:table-cell table:formula="of:=[counters.BH134]/1000000000" office:value-type="float" office:value="16.138793945">
            <text:p>16,138793945</text:p>
          </table:table-cell>
          <table:table-cell table:style-name="Default" table:formula="of:=[counters.BI134]/1000000000" office:value-type="float" office:value="57.876220703">
            <text:p>57,876220703</text:p>
          </table:table-cell>
          <table:table-cell table:style-name="Default" table:formula="of:=[counters.BJ134]/1000000000" office:value-type="float" office:value="3.745361328">
            <text:p>3,745361328</text:p>
          </table:table-cell>
          <table:table-cell table:formula="of:=[counters.BK134]/1000000000" office:value-type="float" office:value="0.797424316">
            <text:p>0,797424316</text:p>
          </table:table-cell>
          <table:table-cell table:formula="of:=[counters.BL134]/(2^-32)" office:value-type="float" office:value="0">
            <text:p>0</text:p>
          </table:table-cell>
          <table:table-cell table:formula="of:=[counters.D134]/1000000000" office:value-type="float" office:value="3.527262657">
            <text:p>3,527262657</text:p>
          </table:table-cell>
          <table:table-cell table:formula="of:=[counters.E134]/12500000" office:value-type="float" office:value="3.38670544">
            <text:p>3,38670544</text:p>
          </table:table-cell>
          <table:table-cell table:formula="of:=[counters.F134]/1050000000" office:value-type="float" office:value="3.51410489238095">
            <text:p>3,5141048924</text:p>
          </table:table-cell>
          <table:table-cell table:formula="of:=[counters.G134]/3500000000" office:value-type="float" office:value="0.476884269714286">
            <text:p>0,4768842697</text:p>
          </table:table-cell>
          <table:table-cell table:style-name="ce6" table:formula="of:=[.E134]/[.J134]" office:value-type="float" office:value="4.57544433584267">
            <text:p>4,5754443358</text:p>
          </table:table-cell>
          <table:table-cell table:style-name="ce6" table:formula="of:=[.F134]/[.$J134]" office:value-type="float" office:value="16.4082537454766">
            <text:p>16,4082537455</text:p>
          </table:table-cell>
          <table:table-cell table:style-name="ce6" table:formula="of:=[.G134]/[.$J134]" office:value-type="float" office:value="1.061832273978">
            <text:p>1,061832274</text:p>
          </table:table-cell>
          <table:table-cell table:style-name="ce6" table:formula="of:=[.H134]/[.$J134]" office:value-type="float" office:value="0.226074549457631">
            <text:p>0,2260745495</text:p>
          </table:table-cell>
          <table:table-cell table:style-name="ce6" table:formula="of:=[.I134]/[.$J134]" office:value-type="float" office:value="0">
            <text:p>0</text:p>
          </table:table-cell>
          <table:table-cell table:formula="of:=[.O134]-[.P134]-[.Q134]" office:value-type="float" office:value="15.120346922041">
            <text:p>15,120346922</text:p>
          </table:table-cell>
          <table:table-cell table:formula="of:=[.E134]/[.$M134]" office:value-type="float" office:value="33.8421603939027">
            <text:p>33,8421603939</text:p>
          </table:table-cell>
          <table:table-cell table:formula="of:=[.F134]/[.$M134]" office:value-type="float" office:value="121.363241311514">
            <text:p>121,3632413115</text:p>
          </table:table-cell>
          <table:table-cell table:formula="of:=[.G134]/[.$M134]" office:value-type="float" office:value="7.85381604271398">
            <text:p>7,8538160427</text:p>
          </table:table-cell>
          <table:table-cell table:formula="of:=[.H134]/[.$M134]" office:value-type="float" office:value="1.672154790255">
            <text:p>1,6721547903</text:p>
          </table:table-cell>
          <table:table-cell table:formula="of:=[.I134]/[.$M134]" office:value-type="float" office:value="0">
            <text:p>0</text:p>
          </table:table-cell>
          <table:table-cell table:formula="of:=[.U134]-[.V134]-[.W134]" office:value-type="float" office:value="111.837270478545">
            <text:p>111,837270478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35]*[.C135]" office:value-type="float" office:value="1536">
            <text:p>1536</text:p>
          </table:table-cell>
          <table:table-cell table:formula="of:=[counters.BH135]/1000000000" office:value-type="float" office:value="18.745544433">
            <text:p>18,745544433</text:p>
          </table:table-cell>
          <table:table-cell table:style-name="Default" table:formula="of:=[counters.BI135]/1000000000" office:value-type="float" office:value="65.16619873">
            <text:p>65,16619873</text:p>
          </table:table-cell>
          <table:table-cell table:style-name="Default" table:formula="of:=[counters.BJ135]/1000000000" office:value-type="float" office:value="3.844909667">
            <text:p>3,844909667</text:p>
          </table:table-cell>
          <table:table-cell table:formula="of:=[counters.BK135]/1000000000" office:value-type="float" office:value="0.927001953">
            <text:p>0,927001953</text:p>
          </table:table-cell>
          <table:table-cell table:formula="of:=[counters.BL135]/(2^-32)" office:value-type="float" office:value="0">
            <text:p>0</text:p>
          </table:table-cell>
          <table:table-cell table:formula="of:=[counters.D135]/1000000000" office:value-type="float" office:value="4.103261336">
            <text:p>4,103261336</text:p>
          </table:table-cell>
          <table:table-cell table:formula="of:=[counters.E135]/12500000" office:value-type="float" office:value="3.94123032">
            <text:p>3,94123032</text:p>
          </table:table-cell>
          <table:table-cell table:formula="of:=[counters.F135]/1050000000" office:value-type="float" office:value="4.08633728285714">
            <text:p>4,0863372829</text:p>
          </table:table-cell>
          <table:table-cell table:formula="of:=[counters.G135]/3500000000" office:value-type="float" office:value="0.950801480285714">
            <text:p>0,9508014803</text:p>
          </table:table-cell>
          <table:table-cell table:style-name="ce6" table:formula="of:=[.E135]/[.J135]" office:value-type="float" office:value="4.5684500444892">
            <text:p>4,5684500445</text:p>
          </table:table-cell>
          <table:table-cell table:style-name="ce6" table:formula="of:=[.F135]/[.$J135]" office:value-type="float" office:value="15.8815618586766">
            <text:p>15,8815618587</text:p>
          </table:table-cell>
          <table:table-cell table:style-name="ce6" table:formula="of:=[.G135]/[.$J135]" office:value-type="float" office:value="0.937037481202245">
            <text:p>0,9370374812</text:p>
          </table:table-cell>
          <table:table-cell table:style-name="ce6" table:formula="of:=[.H135]/[.$J135]" office:value-type="float" office:value="0.225918331076537">
            <text:p>0,2259183311</text:p>
          </table:table-cell>
          <table:table-cell table:style-name="ce6" table:formula="of:=[.I135]/[.$J135]" office:value-type="float" office:value="0">
            <text:p>0</text:p>
          </table:table-cell>
          <table:table-cell table:formula="of:=[.O135]-[.P135]-[.Q135]" office:value-type="float" office:value="14.7186060463978">
            <text:p>14,7186060464</text:p>
          </table:table-cell>
          <table:table-cell table:formula="of:=[.E135]/[.$M135]" office:value-type="float" office:value="19.7155187719807">
            <text:p>19,715518772</text:p>
          </table:table-cell>
          <table:table-cell table:formula="of:=[.F135]/[.$M135]" office:value-type="float" office:value="68.5381755089587">
            <text:p>68,538175509</text:p>
          </table:table-cell>
          <table:table-cell table:formula="of:=[.G135]/[.$M135]" office:value-type="float" office:value="4.04386167535689">
            <text:p>4,0438616754</text:p>
          </table:table-cell>
          <table:table-cell table:formula="of:=[.H135]/[.$M135]" office:value-type="float" office:value="0.974968983768765">
            <text:p>0,9749689838</text:p>
          </table:table-cell>
          <table:table-cell table:formula="of:=[.I135]/[.$M135]" office:value-type="float" office:value="0">
            <text:p>0</text:p>
          </table:table-cell>
          <table:table-cell table:formula="of:=[.U135]-[.V135]-[.W135]" office:value-type="float" office:value="63.519344849833">
            <text:p>63,519344849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36]*[.C136]" office:value-type="float" office:value="1792">
            <text:p>1792</text:p>
          </table:table-cell>
          <table:table-cell table:formula="of:=[counters.BH136]/1000000000" office:value-type="float" office:value="22.06060791">
            <text:p>22,06060791</text:p>
          </table:table-cell>
          <table:table-cell table:style-name="Default" table:formula="of:=[counters.BI136]/1000000000" office:value-type="float" office:value="77.132141113">
            <text:p>77,132141113</text:p>
          </table:table-cell>
          <table:table-cell table:style-name="Default" table:formula="of:=[counters.BJ136]/1000000000" office:value-type="float" office:value="4.124816894">
            <text:p>4,124816894</text:p>
          </table:table-cell>
          <table:table-cell table:formula="of:=[counters.BK136]/1000000000" office:value-type="float" office:value="1.099426269">
            <text:p>1,099426269</text:p>
          </table:table-cell>
          <table:table-cell table:formula="of:=[counters.BL136]/(2^-32)" office:value-type="float" office:value="0">
            <text:p>0</text:p>
          </table:table-cell>
          <table:table-cell table:formula="of:=[counters.D136]/1000000000" office:value-type="float" office:value="4.869413634">
            <text:p>4,869413634</text:p>
          </table:table-cell>
          <table:table-cell table:formula="of:=[counters.E136]/12500000" office:value-type="float" office:value="4.67516344">
            <text:p>4,67516344</text:p>
          </table:table-cell>
          <table:table-cell table:formula="of:=[counters.F136]/1050000000" office:value-type="float" office:value="0.75572147047619">
            <text:p>0,7557214705</text:p>
          </table:table-cell>
          <table:table-cell table:formula="of:=[counters.G136]/3500000000" office:value-type="float" office:value="0.361221082285714">
            <text:p>0,3612210823</text:p>
          </table:table-cell>
          <table:table-cell table:style-name="ce6" table:formula="of:=[.E136]/[.J136]" office:value-type="float" office:value="4.53044443708066">
            <text:p>4,5304444371</text:p>
          </table:table-cell>
          <table:table-cell table:style-name="ce6" table:formula="of:=[.F136]/[.$J136]" office:value-type="float" office:value="15.8401292045588">
            <text:p>15,8401292046</text:p>
          </table:table-cell>
          <table:table-cell table:style-name="ce6" table:formula="of:=[.G136]/[.$J136]" office:value-type="float" office:value="0.847086980904445">
            <text:p>0,8470869809</text:p>
          </table:table-cell>
          <table:table-cell table:style-name="ce6" table:formula="of:=[.H136]/[.$J136]" office:value-type="float" office:value="0.225782065693374">
            <text:p>0,2257820657</text:p>
          </table:table-cell>
          <table:table-cell table:style-name="ce6" table:formula="of:=[.I136]/[.$J136]" office:value-type="float" office:value="0">
            <text:p>0</text:p>
          </table:table-cell>
          <table:table-cell table:formula="of:=[.O136]-[.P136]-[.Q136]" office:value-type="float" office:value="14.7672601579609">
            <text:p>14,767260158</text:p>
          </table:table-cell>
          <table:table-cell table:formula="of:=[.E136]/[.$M136]" office:value-type="float" office:value="61.0723155204733">
            <text:p>61,0723155205</text:p>
          </table:table-cell>
          <table:table-cell table:formula="of:=[.F136]/[.$M136]" office:value-type="float" office:value="213.531670479828">
            <text:p>213,5316704798</text:p>
          </table:table-cell>
          <table:table-cell table:formula="of:=[.G136]/[.$M136]" office:value-type="float" office:value="11.419092340622">
            <text:p>11,4190923406</text:p>
          </table:table-cell>
          <table:table-cell table:formula="of:=[.H136]/[.$M136]" office:value-type="float" office:value="3.0436381565636">
            <text:p>3,0436381566</text:p>
          </table:table-cell>
          <table:table-cell table:formula="of:=[.I136]/[.$M136]" office:value-type="float" office:value="0">
            <text:p>0</text:p>
          </table:table-cell>
          <table:table-cell table:formula="of:=[.U136]-[.V136]-[.W136]" office:value-type="float" office:value="199.068939982642">
            <text:p>199,068939982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37]*[.C137]" office:value-type="float" office:value="2048">
            <text:p>2048</text:p>
          </table:table-cell>
          <table:table-cell table:formula="of:=[counters.BH137]/1000000000" office:value-type="float" office:value="25.666259765">
            <text:p>25,666259765</text:p>
          </table:table-cell>
          <table:table-cell table:style-name="Default" table:formula="of:=[counters.BI137]/1000000000" office:value-type="float" office:value="91.557617187">
            <text:p>91,557617187</text:p>
          </table:table-cell>
          <table:table-cell table:style-name="Default" table:formula="of:=[counters.BJ137]/1000000000" office:value-type="float" office:value="5.508544921">
            <text:p>5,508544921</text:p>
          </table:table-cell>
          <table:table-cell table:formula="of:=[counters.BK137]/1000000000" office:value-type="float" office:value="1.26196289">
            <text:p>1,26196289</text:p>
          </table:table-cell>
          <table:table-cell table:formula="of:=[counters.BL137]/(2^-32)" office:value-type="float" office:value="0">
            <text:p>0</text:p>
          </table:table-cell>
          <table:table-cell table:formula="of:=[counters.D137]/1000000000" office:value-type="float" office:value="5.570476958">
            <text:p>5,570476958</text:p>
          </table:table-cell>
          <table:table-cell table:formula="of:=[counters.E137]/12500000" office:value-type="float" office:value="5.36490688">
            <text:p>5,36490688</text:p>
          </table:table-cell>
          <table:table-cell table:formula="of:=[counters.F137]/1050000000" office:value-type="float" office:value="1.46465573619048">
            <text:p>1,4646557362</text:p>
          </table:table-cell>
          <table:table-cell table:formula="of:=[counters.G137]/3500000000" office:value-type="float" office:value="1.148870058">
            <text:p>1,148870058</text:p>
          </table:table-cell>
          <table:table-cell table:style-name="ce6" table:formula="of:=[.E137]/[.J137]" office:value-type="float" office:value="4.60755155411595">
            <text:p>4,6075515541</text:p>
          </table:table-cell>
          <table:table-cell table:style-name="ce6" table:formula="of:=[.F137]/[.$J137]" office:value-type="float" office:value="16.4362258164465">
            <text:p>16,4362258164</text:p>
          </table:table-cell>
          <table:table-cell table:style-name="ce6" table:formula="of:=[.G137]/[.$J137]" office:value-type="float" office:value="0.9888820943939">
            <text:p>0,9888820944</text:p>
          </table:table-cell>
          <table:table-cell table:style-name="ce6" table:formula="of:=[.H137]/[.$J137]" office:value-type="float" office:value="0.22654485415071">
            <text:p>0,2265448542</text:p>
          </table:table-cell>
          <table:table-cell table:style-name="ce6" table:formula="of:=[.I137]/[.$J137]" office:value-type="float" office:value="0">
            <text:p>0</text:p>
          </table:table-cell>
          <table:table-cell table:formula="of:=[.O137]-[.P137]-[.Q137]" office:value-type="float" office:value="15.2207988679019">
            <text:p>15,2207988679</text:p>
          </table:table-cell>
          <table:table-cell table:formula="of:=[.E137]/[.$M137]" office:value-type="float" office:value="22.340437533624">
            <text:p>22,3404375336</text:p>
          </table:table-cell>
          <table:table-cell table:formula="of:=[.F137]/[.$M137]" office:value-type="float" office:value="79.6936229205827">
            <text:p>79,6936229206</text:p>
          </table:table-cell>
          <table:table-cell table:formula="of:=[.G137]/[.$M137]" office:value-type="float" office:value="4.79475018314038">
            <text:p>4,7947501831</text:p>
          </table:table-cell>
          <table:table-cell table:formula="of:=[.H137]/[.$M137]" office:value-type="float" office:value="1.0984383144225">
            <text:p>1,0984383144</text:p>
          </table:table-cell>
          <table:table-cell table:formula="of:=[.I137]/[.$M137]" office:value-type="float" office:value="0">
            <text:p>0</text:p>
          </table:table-cell>
          <table:table-cell table:formula="of:=[.U137]-[.V137]-[.W137]" office:value-type="float" office:value="73.8004344230199">
            <text:p>73,80043442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38]*[.C138]" office:value-type="float" office:value="2304">
            <text:p>2304</text:p>
          </table:table-cell>
          <table:table-cell table:formula="of:=[counters.BH138]/1000000000" office:value-type="float" office:value="29.736816406">
            <text:p>29,736816406</text:p>
          </table:table-cell>
          <table:table-cell table:style-name="Default" table:formula="of:=[counters.BI138]/1000000000" office:value-type="float" office:value="104.05505371">
            <text:p>104,05505371</text:p>
          </table:table-cell>
          <table:table-cell table:style-name="Default" table:formula="of:=[counters.BJ138]/1000000000" office:value-type="float" office:value="7.857788085">
            <text:p>7,857788085</text:p>
          </table:table-cell>
          <table:table-cell table:formula="of:=[counters.BK138]/1000000000" office:value-type="float" office:value="1.444091796">
            <text:p>1,444091796</text:p>
          </table:table-cell>
          <table:table-cell table:formula="of:=[counters.BL138]/(2^-32)" office:value-type="float" office:value="0">
            <text:p>0</text:p>
          </table:table-cell>
          <table:table-cell table:formula="of:=[counters.D138]/1000000000" office:value-type="float" office:value="6.158476881">
            <text:p>6,158476881</text:p>
          </table:table-cell>
          <table:table-cell table:formula="of:=[counters.E138]/12500000" office:value-type="float" office:value="6.1228988">
            <text:p>6,1228988</text:p>
          </table:table-cell>
          <table:table-cell table:formula="of:=[counters.F138]/1050000000" office:value-type="float" office:value="2.25552560190476">
            <text:p>2,2555256019</text:p>
          </table:table-cell>
          <table:table-cell table:formula="of:=[counters.G138]/3500000000" office:value-type="float" office:value="0.383295658571429">
            <text:p>0,3832956586</text:p>
          </table:table-cell>
          <table:table-cell table:style-name="ce6" table:formula="of:=[.E138]/[.J138]" office:value-type="float" office:value="4.82859917810902">
            <text:p>4,8285991781</text:p>
          </table:table-cell>
          <table:table-cell table:style-name="ce6" table:formula="of:=[.F138]/[.$J138]" office:value-type="float" office:value="16.8962319288765">
            <text:p>16,8962319289</text:p>
          </table:table-cell>
          <table:table-cell table:style-name="ce6" table:formula="of:=[.G138]/[.$J138]" office:value-type="float" office:value="1.27593043488442">
            <text:p>1,2759304349</text:p>
          </table:table-cell>
          <table:table-cell table:style-name="ce6" table:formula="of:=[.H138]/[.$J138]" office:value-type="float" office:value="0.234488465882738">
            <text:p>0,2344884659</text:p>
          </table:table-cell>
          <table:table-cell table:style-name="ce6" table:formula="of:=[.I138]/[.$J138]" office:value-type="float" office:value="0">
            <text:p>0</text:p>
          </table:table-cell>
          <table:table-cell table:formula="of:=[.O138]-[.P138]-[.Q138]" office:value-type="float" office:value="15.3858130281093">
            <text:p>15,3858130281</text:p>
          </table:table-cell>
          <table:table-cell table:formula="of:=[.E138]/[.$M138]" office:value-type="float" office:value="77.5819285739665">
            <text:p>77,581928574</text:p>
          </table:table-cell>
          <table:table-cell table:formula="of:=[.F138]/[.$M138]" office:value-type="float" office:value="271.47464726791">
            <text:p>271,4746472679</text:p>
          </table:table-cell>
          <table:table-cell table:formula="of:=[.G138]/[.$M138]" office:value-type="float" office:value="20.5005924520162">
            <text:p>20,500592452</text:p>
          </table:table-cell>
          <table:table-cell table:formula="of:=[.H138]/[.$M138]" office:value-type="float" office:value="3.7675662734669">
            <text:p>3,7675662735</text:p>
          </table:table-cell>
          <table:table-cell table:formula="of:=[.I138]/[.$M138]" office:value-type="float" office:value="0">
            <text:p>0</text:p>
          </table:table-cell>
          <table:table-cell table:formula="of:=[.U138]-[.V138]-[.W138]" office:value-type="float" office:value="247.206488542427">
            <text:p>247,206488542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39]*[.C139]" office:value-type="float" office:value="2560">
            <text:p>2560</text:p>
          </table:table-cell>
          <table:table-cell table:formula="of:=[counters.BH139]/1000000000" office:value-type="float" office:value="33.068603515">
            <text:p>33,068603515</text:p>
          </table:table-cell>
          <table:table-cell table:style-name="Default" table:formula="of:=[counters.BI139]/1000000000" office:value-type="float" office:value="119.692932128">
            <text:p>119,692932128</text:p>
          </table:table-cell>
          <table:table-cell table:style-name="Default" table:formula="of:=[counters.BJ139]/1000000000" office:value-type="float" office:value="11.272644042">
            <text:p>11,272644042</text:p>
          </table:table-cell>
          <table:table-cell table:formula="of:=[counters.BK139]/1000000000" office:value-type="float" office:value="1.56652832">
            <text:p>1,56652832</text:p>
          </table:table-cell>
          <table:table-cell table:formula="of:=[counters.BL139]/(2^-32)" office:value-type="float" office:value="0">
            <text:p>0</text:p>
          </table:table-cell>
          <table:table-cell table:formula="of:=[counters.D139]/1000000000" office:value-type="float" office:value="6.920148941">
            <text:p>6,920148941</text:p>
          </table:table-cell>
          <table:table-cell table:formula="of:=[counters.E139]/12500000" office:value-type="float" office:value="6.6541632">
            <text:p>6,6541632</text:p>
          </table:table-cell>
          <table:table-cell table:formula="of:=[counters.F139]/1050000000" office:value-type="float" office:value="2.79625506">
            <text:p>2,79625506</text:p>
          </table:table-cell>
          <table:table-cell table:formula="of:=[counters.G139]/3500000000" office:value-type="float" office:value="0.840592241142857">
            <text:p>0,8405922411</text:p>
          </table:table-cell>
          <table:table-cell table:style-name="ce6" table:formula="of:=[.E139]/[.J139]" office:value-type="float" office:value="4.77859707889776">
            <text:p>4,7785970789</text:p>
          </table:table-cell>
          <table:table-cell table:style-name="ce6" table:formula="of:=[.F139]/[.$J139]" office:value-type="float" office:value="17.296294219746">
            <text:p>17,2962942197</text:p>
          </table:table-cell>
          <table:table-cell table:style-name="ce6" table:formula="of:=[.G139]/[.$J139]" office:value-type="float" office:value="1.62895974322354">
            <text:p>1,6289597432</text:p>
          </table:table-cell>
          <table:table-cell table:style-name="ce6" table:formula="of:=[.H139]/[.$J139]" office:value-type="float" office:value="0.226372052589612">
            <text:p>0,2263720526</text:p>
          </table:table-cell>
          <table:table-cell table:style-name="ce6" table:formula="of:=[.I139]/[.$J139]" office:value-type="float" office:value="0">
            <text:p>0</text:p>
          </table:table-cell>
          <table:table-cell table:formula="of:=[.O139]-[.P139]-[.Q139]" office:value-type="float" office:value="15.4409624239329">
            <text:p>15,4409624239</text:p>
          </table:table-cell>
          <table:table-cell table:formula="of:=[.E139]/[.$M139]" office:value-type="float" office:value="39.3396487576907">
            <text:p>39,3396487577</text:p>
          </table:table-cell>
          <table:table-cell table:formula="of:=[.F139]/[.$M139]" office:value-type="float" office:value="142.391193101268">
            <text:p>142,3911931013</text:p>
          </table:table-cell>
          <table:table-cell table:formula="of:=[.G139]/[.$M139]" office:value-type="float" office:value="13.4103593755206">
            <text:p>13,4103593755</text:p>
          </table:table-cell>
          <table:table-cell table:formula="of:=[.H139]/[.$M139]" office:value-type="float" office:value="1.86360073686877">
            <text:p>1,8636007369</text:p>
          </table:table-cell>
          <table:table-cell table:formula="of:=[.I139]/[.$M139]" office:value-type="float" office:value="0">
            <text:p>0</text:p>
          </table:table-cell>
          <table:table-cell table:formula="of:=[.U139]-[.V139]-[.W139]" office:value-type="float" office:value="127.117232988878">
            <text:p>127,1172329889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40]*[.C140]" office:value-type="float" office:value="2816">
            <text:p>2816</text:p>
          </table:table-cell>
          <table:table-cell table:formula="of:=[counters.BH140]/1000000000" office:value-type="float" office:value="35.257995605">
            <text:p>35,257995605</text:p>
          </table:table-cell>
          <table:table-cell table:style-name="Default" table:formula="of:=[counters.BI140]/1000000000" office:value-type="float" office:value="126.092285156">
            <text:p>126,092285156</text:p>
          </table:table-cell>
          <table:table-cell table:style-name="Default" table:formula="of:=[counters.BJ140]/1000000000" office:value-type="float" office:value="8.934265136">
            <text:p>8,934265136</text:p>
          </table:table-cell>
          <table:table-cell table:formula="of:=[counters.BK140]/1000000000" office:value-type="float" office:value="1.861999511">
            <text:p>1,861999511</text:p>
          </table:table-cell>
          <table:table-cell table:formula="of:=[counters.BL140]/(2^-32)" office:value-type="float" office:value="0">
            <text:p>0</text:p>
          </table:table-cell>
          <table:table-cell table:formula="of:=[counters.D140]/1000000000" office:value-type="float" office:value="8.174980535">
            <text:p>8,174980535</text:p>
          </table:table-cell>
          <table:table-cell table:formula="of:=[counters.E140]/12500000" office:value-type="float" office:value="7.84848176">
            <text:p>7,84848176</text:p>
          </table:table-cell>
          <table:table-cell table:formula="of:=[counters.F140]/1050000000" office:value-type="float" office:value="2.07146655047619">
            <text:p>2,0714665505</text:p>
          </table:table-cell>
          <table:table-cell table:formula="of:=[counters.G140]/3500000000" office:value-type="float" office:value="0.64754703">
            <text:p>0,64754703</text:p>
          </table:table-cell>
          <table:table-cell table:style-name="ce6" table:formula="of:=[.E140]/[.J140]" office:value-type="float" office:value="4.31291493038399">
            <text:p>4,3129149304</text:p>
          </table:table-cell>
          <table:table-cell table:style-name="ce6" table:formula="of:=[.F140]/[.$J140]" office:value-type="float" office:value="15.4241694663558">
            <text:p>15,4241694664</text:p>
          </table:table-cell>
          <table:table-cell table:style-name="ce6" table:formula="of:=[.G140]/[.$J140]" office:value-type="float" office:value="1.09287907142399">
            <text:p>1,0928790714</text:p>
          </table:table-cell>
          <table:table-cell table:style-name="ce6" table:formula="of:=[.H140]/[.$J140]" office:value-type="float" office:value="0.227768066606167">
            <text:p>0,2277680666</text:p>
          </table:table-cell>
          <table:table-cell table:style-name="ce6" table:formula="of:=[.I140]/[.$J140]" office:value-type="float" office:value="0">
            <text:p>0</text:p>
          </table:table-cell>
          <table:table-cell table:formula="of:=[.O140]-[.P140]-[.Q140]" office:value-type="float" office:value="14.1035223283256">
            <text:p>14,1035223283</text:p>
          </table:table-cell>
          <table:table-cell table:formula="of:=[.E140]/[.$M140]" office:value-type="float" office:value="54.4485480923293">
            <text:p>54,4485480923</text:p>
          </table:table-cell>
          <table:table-cell table:formula="of:=[.F140]/[.$M140]" office:value-type="float" office:value="194.722976578242">
            <text:p>194,7229765782</text:p>
          </table:table-cell>
          <table:table-cell table:formula="of:=[.G140]/[.$M140]" office:value-type="float" office:value="13.7970907472157">
            <text:p>13,7970907472</text:p>
          </table:table-cell>
          <table:table-cell table:formula="of:=[.H140]/[.$M140]" office:value-type="float" office:value="2.87546606614812">
            <text:p>2,8754660661</text:p>
          </table:table-cell>
          <table:table-cell table:formula="of:=[.I140]/[.$M140]" office:value-type="float" office:value="0">
            <text:p>0</text:p>
          </table:table-cell>
          <table:table-cell table:formula="of:=[.U140]-[.V140]-[.W140]" office:value-type="float" office:value="178.050419764878">
            <text:p>178,0504197649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41]*[.C141]" office:value-type="float" office:value="3072">
            <text:p>3072</text:p>
          </table:table-cell>
          <table:table-cell table:formula="of:=[counters.BH141]/1000000000" office:value-type="float" office:value="38.56451416">
            <text:p>38,56451416</text:p>
          </table:table-cell>
          <table:table-cell table:style-name="Default" table:formula="of:=[counters.BI141]/1000000000" office:value-type="float" office:value="140.239685058">
            <text:p>140,239685058</text:p>
          </table:table-cell>
          <table:table-cell table:style-name="Default" table:formula="of:=[counters.BJ141]/1000000000" office:value-type="float" office:value="9.654541015">
            <text:p>9,654541015</text:p>
          </table:table-cell>
          <table:table-cell table:formula="of:=[counters.BK141]/1000000000" office:value-type="float" office:value="2.040893554">
            <text:p>2,040893554</text:p>
          </table:table-cell>
          <table:table-cell table:formula="of:=[counters.BL141]/(2^-32)" office:value-type="float" office:value="0">
            <text:p>0</text:p>
          </table:table-cell>
          <table:table-cell table:formula="of:=[counters.D141]/1000000000" office:value-type="float" office:value="8.504602241">
            <text:p>8,504602241</text:p>
          </table:table-cell>
          <table:table-cell table:formula="of:=[counters.E141]/12500000" office:value-type="float" office:value="8.16501704">
            <text:p>8,16501704</text:p>
          </table:table-cell>
          <table:table-cell table:formula="of:=[counters.F141]/1050000000" office:value-type="float" office:value="0.702003915238095">
            <text:p>0,7020039152</text:p>
          </table:table-cell>
          <table:table-cell table:formula="of:=[counters.G141]/3500000000" office:value-type="float" office:value="0.820374573428571">
            <text:p>0,8203745734</text:p>
          </table:table-cell>
          <table:table-cell table:style-name="ce6" table:formula="of:=[.E141]/[.J141]" office:value-type="float" office:value="4.53454648050247">
            <text:p>4,5345464805</text:p>
          </table:table-cell>
          <table:table-cell table:style-name="ce6" table:formula="of:=[.F141]/[.$J141]" office:value-type="float" office:value="16.4898582066444">
            <text:p>16,4898582066</text:p>
          </table:table-cell>
          <table:table-cell table:style-name="ce6" table:formula="of:=[.G141]/[.$J141]" office:value-type="float" office:value="1.13521370446418">
            <text:p>1,1352137045</text:p>
          </table:table-cell>
          <table:table-cell table:style-name="ce6" table:formula="of:=[.H141]/[.$J141]" office:value-type="float" office:value="0.239975191803917">
            <text:p>0,2399751918</text:p>
          </table:table-cell>
          <table:table-cell table:style-name="ce6" table:formula="of:=[.I141]/[.$J141]" office:value-type="float" office:value="0">
            <text:p>0</text:p>
          </table:table-cell>
          <table:table-cell table:formula="of:=[.O141]-[.P141]-[.Q141]" office:value-type="float" office:value="15.1146693103763">
            <text:p>15,1146693104</text:p>
          </table:table-cell>
          <table:table-cell table:formula="of:=[.E141]/[.$M141]" office:value-type="float" office:value="47.0084220173088">
            <text:p>47,0084220173</text:p>
          </table:table-cell>
          <table:table-cell table:formula="of:=[.F141]/[.$M141]" office:value-type="float" office:value="170.94591860874">
            <text:p>170,9459186087</text:p>
          </table:table-cell>
          <table:table-cell table:formula="of:=[.G141]/[.$M141]" office:value-type="float" office:value="11.7684547128893">
            <text:p>11,7684547129</text:p>
          </table:table-cell>
          <table:table-cell table:formula="of:=[.H141]/[.$M141]" office:value-type="float" office:value="2.48775817791444">
            <text:p>2,4877581779</text:p>
          </table:table-cell>
          <table:table-cell table:formula="of:=[.I141]/[.$M141]" office:value-type="float" office:value="0">
            <text:p>0</text:p>
          </table:table-cell>
          <table:table-cell table:formula="of:=[.U141]-[.V141]-[.W141]" office:value-type="float" office:value="156.689705717936">
            <text:p>156,6897057179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42]*[.C142]" office:value-type="float" office:value="3328">
            <text:p>3328</text:p>
          </table:table-cell>
          <table:table-cell table:formula="of:=[counters.BH142]/1000000000" office:value-type="float" office:value="40.165405273">
            <text:p>40,165405273</text:p>
          </table:table-cell>
          <table:table-cell table:style-name="Default" table:formula="of:=[counters.BI142]/1000000000" office:value-type="float" office:value="146.880798339">
            <text:p>146,880798339</text:p>
          </table:table-cell>
          <table:table-cell table:style-name="Default" table:formula="of:=[counters.BJ142]/1000000000" office:value-type="float" office:value="9.903320312">
            <text:p>9,903320312</text:p>
          </table:table-cell>
          <table:table-cell table:formula="of:=[counters.BK142]/1000000000" office:value-type="float" office:value="2.097473144">
            <text:p>2,097473144</text:p>
          </table:table-cell>
          <table:table-cell table:formula="of:=[counters.BL142]/(2^-32)" office:value-type="float" office:value="0">
            <text:p>0</text:p>
          </table:table-cell>
          <table:table-cell table:formula="of:=[counters.D142]/1000000000" office:value-type="float" office:value="9.233322791">
            <text:p>9,233322791</text:p>
          </table:table-cell>
          <table:table-cell table:formula="of:=[counters.E142]/12500000" office:value-type="float" office:value="8.86654848">
            <text:p>8,86654848</text:p>
          </table:table-cell>
          <table:table-cell table:formula="of:=[counters.F142]/1050000000" office:value-type="float" office:value="1.01315741428571">
            <text:p>1,0131574143</text:p>
          </table:table-cell>
          <table:table-cell table:formula="of:=[counters.G142]/3500000000" office:value-type="float" office:value="0.357063472857143">
            <text:p>0,3570634729</text:p>
          </table:table-cell>
          <table:table-cell table:style-name="ce6" table:formula="of:=[.E142]/[.J142]" office:value-type="float" office:value="4.3500488591334">
            <text:p>4,3500488591</text:p>
          </table:table-cell>
          <table:table-cell table:style-name="ce6" table:formula="of:=[.F142]/[.$J142]" office:value-type="float" office:value="15.9076858530462">
            <text:p>15,907685853</text:p>
          </table:table-cell>
          <table:table-cell table:style-name="ce6" table:formula="of:=[.G142]/[.$J142]" office:value-type="float" office:value="1.07256299126172">
            <text:p>1,0725629913</text:p>
          </table:table-cell>
          <table:table-cell table:style-name="ce6" table:formula="of:=[.H142]/[.$J142]" office:value-type="float" office:value="0.227163415758027">
            <text:p>0,2271634158</text:p>
          </table:table-cell>
          <table:table-cell table:style-name="ce6" table:formula="of:=[.I142]/[.$J142]" office:value-type="float" office:value="0">
            <text:p>0</text:p>
          </table:table-cell>
          <table:table-cell table:formula="of:=[.O142]-[.P142]-[.Q142]" office:value-type="float" office:value="14.6079594460265">
            <text:p>14,607959446</text:p>
          </table:table-cell>
          <table:table-cell table:formula="of:=[.E142]/[.$M142]" office:value-type="float" office:value="112.488138177802">
            <text:p>112,4881381778</text:p>
          </table:table-cell>
          <table:table-cell table:formula="of:=[.F142]/[.$M142]" office:value-type="float" office:value="411.357670286721">
            <text:p>411,3576702867</text:p>
          </table:table-cell>
          <table:table-cell table:formula="of:=[.G142]/[.$M142]" office:value-type="float" office:value="27.7354618011073">
            <text:p>27,7354618011</text:p>
          </table:table-cell>
          <table:table-cell table:formula="of:=[.H142]/[.$M142]" office:value-type="float" office:value="5.87423050365943">
            <text:p>5,8742305037</text:p>
          </table:table-cell>
          <table:table-cell table:formula="of:=[.I142]/[.$M142]" office:value-type="float" office:value="0">
            <text:p>0</text:p>
          </table:table-cell>
          <table:table-cell table:formula="of:=[.U142]-[.V142]-[.W142]" office:value-type="float" office:value="377.747977981954">
            <text:p>377,74797798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43]*[.C143]" office:value-type="float" office:value="3584">
            <text:p>3584</text:p>
          </table:table-cell>
          <table:table-cell table:formula="of:=[counters.BH143]/1000000000" office:value-type="float" office:value="44.981445312">
            <text:p>44,981445312</text:p>
          </table:table-cell>
          <table:table-cell table:style-name="Default" table:formula="of:=[counters.BI143]/1000000000" office:value-type="float" office:value="165.442382812">
            <text:p>165,442382812</text:p>
          </table:table-cell>
          <table:table-cell table:style-name="Default" table:formula="of:=[counters.BJ143]/1000000000" office:value-type="float" office:value="11.186218261">
            <text:p>11,186218261</text:p>
          </table:table-cell>
          <table:table-cell table:formula="of:=[counters.BK143]/1000000000" office:value-type="float" office:value="2.491455078">
            <text:p>2,491455078</text:p>
          </table:table-cell>
          <table:table-cell table:formula="of:=[counters.BL143]/(2^-32)" office:value-type="float" office:value="0">
            <text:p>0</text:p>
          </table:table-cell>
          <table:table-cell table:formula="of:=[counters.D143]/1000000000" office:value-type="float" office:value="11.000664455">
            <text:p>11,000664455</text:p>
          </table:table-cell>
          <table:table-cell table:formula="of:=[counters.E143]/12500000" office:value-type="float" office:value="10.56290776">
            <text:p>10,56290776</text:p>
          </table:table-cell>
          <table:table-cell table:formula="of:=[counters.F143]/1050000000" office:value-type="float" office:value="2.60076725428571">
            <text:p>2,6007672543</text:p>
          </table:table-cell>
          <table:table-cell table:formula="of:=[counters.G143]/3500000000" office:value-type="float" office:value="0.564456648857143">
            <text:p>0,5644566489</text:p>
          </table:table-cell>
          <table:table-cell table:style-name="ce6" table:formula="of:=[.E143]/[.J143]" office:value-type="float" office:value="4.08897530653752">
            <text:p>4,0889753065</text:p>
          </table:table-cell>
          <table:table-cell table:style-name="ce6" table:formula="of:=[.F143]/[.$J143]" office:value-type="float" office:value="15.0393081698627">
            <text:p>15,0393081699</text:p>
          </table:table-cell>
          <table:table-cell table:style-name="ce6" table:formula="of:=[.G143]/[.$J143]" office:value-type="float" office:value="1.0168675089363">
            <text:p>1,0168675089</text:p>
          </table:table-cell>
          <table:table-cell table:style-name="ce6" table:formula="of:=[.H143]/[.$J143]" office:value-type="float" office:value="0.226482235522381">
            <text:p>0,2264822355</text:p>
          </table:table-cell>
          <table:table-cell table:style-name="ce6" table:formula="of:=[.I143]/[.$J143]" office:value-type="float" office:value="0">
            <text:p>0</text:p>
          </table:table-cell>
          <table:table-cell table:formula="of:=[.O143]-[.P143]-[.Q143]" office:value-type="float" office:value="13.795958425404">
            <text:p>13,7959584254</text:p>
          </table:table-cell>
          <table:table-cell table:formula="of:=[.E143]/[.$M143]" office:value-type="float" office:value="79.6898139176393">
            <text:p>79,6898139176</text:p>
          </table:table-cell>
          <table:table-cell table:formula="of:=[.F143]/[.$M143]" office:value-type="float" office:value="293.100246311159">
            <text:p>293,1002463112</text:p>
          </table:table-cell>
          <table:table-cell table:formula="of:=[.G143]/[.$M143]" office:value-type="float" office:value="19.8176747207226">
            <text:p>19,8176747207</text:p>
          </table:table-cell>
          <table:table-cell table:formula="of:=[.H143]/[.$M143]" office:value-type="float" office:value="4.41389977962782">
            <text:p>4,4138997796</text:p>
          </table:table-cell>
          <table:table-cell table:formula="of:=[.I143]/[.$M143]" office:value-type="float" office:value="0">
            <text:p>0</text:p>
          </table:table-cell>
          <table:table-cell table:formula="of:=[.U143]-[.V143]-[.W143]" office:value-type="float" office:value="268.868671810809">
            <text:p>268,868671810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44]*[.C144]" office:value-type="float" office:value="3840">
            <text:p>3840</text:p>
          </table:table-cell>
          <table:table-cell table:formula="of:=[counters.BH144]/1000000000" office:value-type="float" office:value="46.526977539">
            <text:p>46,526977539</text:p>
          </table:table-cell>
          <table:table-cell table:style-name="Default" table:formula="of:=[counters.BI144]/1000000000" office:value-type="float" office:value="174.506713867">
            <text:p>174,506713867</text:p>
          </table:table-cell>
          <table:table-cell table:style-name="Default" table:formula="of:=[counters.BJ144]/1000000000" office:value-type="float" office:value="12.26208496">
            <text:p>12,26208496</text:p>
          </table:table-cell>
          <table:table-cell table:formula="of:=[counters.BK144]/1000000000" office:value-type="float" office:value="2.503234863">
            <text:p>2,503234863</text:p>
          </table:table-cell>
          <table:table-cell table:formula="of:=[counters.BL144]/(2^-32)" office:value-type="float" office:value="0">
            <text:p>0</text:p>
          </table:table-cell>
          <table:table-cell table:formula="of:=[counters.D144]/1000000000" office:value-type="float" office:value="11.082544245">
            <text:p>11,082544245</text:p>
          </table:table-cell>
          <table:table-cell table:formula="of:=[counters.E144]/12500000" office:value-type="float" office:value="10.64149992">
            <text:p>10,64149992</text:p>
          </table:table-cell>
          <table:table-cell table:formula="of:=[counters.F144]/1050000000" office:value-type="float" office:value="2.73876104285714">
            <text:p>2,7387610429</text:p>
          </table:table-cell>
          <table:table-cell table:formula="of:=[counters.G144]/3500000000" office:value-type="float" office:value="0.610202118571429">
            <text:p>0,6102021186</text:p>
          </table:table-cell>
          <table:table-cell table:style-name="ce6" table:formula="of:=[.E144]/[.J144]" office:value-type="float" office:value="4.19822168181202">
            <text:p>4,1982216818</text:p>
          </table:table-cell>
          <table:table-cell table:style-name="ce6" table:formula="of:=[.F144]/[.$J144]" office:value-type="float" office:value="15.7460877222061">
            <text:p>15,7460877222</text:p>
          </table:table-cell>
          <table:table-cell table:style-name="ce6" table:formula="of:=[.G144]/[.$J144]" office:value-type="float" office:value="1.10643230371331">
            <text:p>1,1064323037</text:p>
          </table:table-cell>
          <table:table-cell table:style-name="ce6" table:formula="of:=[.H144]/[.$J144]" office:value-type="float" office:value="0.225871858272017">
            <text:p>0,2258718583</text:p>
          </table:table-cell>
          <table:table-cell table:style-name="ce6" table:formula="of:=[.I144]/[.$J144]" office:value-type="float" office:value="0">
            <text:p>0</text:p>
          </table:table-cell>
          <table:table-cell table:formula="of:=[.O144]-[.P144]-[.Q144]" office:value-type="float" office:value="14.4137835602207">
            <text:p>14,4137835602</text:p>
          </table:table-cell>
          <table:table-cell table:formula="of:=[.E144]/[.$M144]" office:value-type="float" office:value="76.2484693562297">
            <text:p>76,2484693562</text:p>
          </table:table-cell>
          <table:table-cell table:formula="of:=[.F144]/[.$M144]" office:value-type="float" office:value="285.981822343628">
            <text:p>285,9818223436</text:p>
          </table:table-cell>
          <table:table-cell table:formula="of:=[.G144]/[.$M144]" office:value-type="float" office:value="20.0951202672113">
            <text:p>20,0951202672</text:p>
          </table:table-cell>
          <table:table-cell table:formula="of:=[.H144]/[.$M144]" office:value-type="float" office:value="4.10230444440349">
            <text:p>4,1023044444</text:p>
          </table:table-cell>
          <table:table-cell table:formula="of:=[.I144]/[.$M144]" office:value-type="float" office:value="0">
            <text:p>0</text:p>
          </table:table-cell>
          <table:table-cell table:formula="of:=[.U144]-[.V144]-[.W144]" office:value-type="float" office:value="261.784397632014">
            <text:p>261,78439763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45]*[.C145]" office:value-type="float" office:value="4096">
            <text:p>4096</text:p>
          </table:table-cell>
          <table:table-cell table:formula="of:=[counters.BH145]/1000000000" office:value-type="float" office:value="53.032287597">
            <text:p>53,032287597</text:p>
          </table:table-cell>
          <table:table-cell table:style-name="Default" table:formula="of:=[counters.BI145]/1000000000" office:value-type="float" office:value="200.325378417">
            <text:p>200,325378417</text:p>
          </table:table-cell>
          <table:table-cell table:style-name="Default" table:formula="of:=[counters.BJ145]/1000000000" office:value-type="float" office:value="13.73461914">
            <text:p>13,73461914</text:p>
          </table:table-cell>
          <table:table-cell table:formula="of:=[counters.BK145]/1000000000" office:value-type="float" office:value="3.054138183">
            <text:p>3,054138183</text:p>
          </table:table-cell>
          <table:table-cell table:formula="of:=[counters.BL145]/(2^-32)" office:value-type="float" office:value="0">
            <text:p>0</text:p>
          </table:table-cell>
          <table:table-cell table:formula="of:=[counters.D145]/1000000000" office:value-type="float" office:value="13.459207916">
            <text:p>13,459207916</text:p>
          </table:table-cell>
          <table:table-cell table:formula="of:=[counters.E145]/12500000" office:value-type="float" office:value="12.92302112">
            <text:p>12,92302112</text:p>
          </table:table-cell>
          <table:table-cell table:formula="of:=[counters.F145]/1050000000" office:value-type="float" office:value="0.994282060952381">
            <text:p>0,994282061</text:p>
          </table:table-cell>
          <table:table-cell table:formula="of:=[counters.G145]/3500000000" office:value-type="float" office:value="0.123690299428571">
            <text:p>0,1236902994</text:p>
          </table:table-cell>
          <table:table-cell table:style-name="ce6" table:formula="of:=[.E145]/[.J145]" office:value-type="float" office:value="3.94022352043142">
            <text:p>3,9402235204</text:p>
          </table:table-cell>
          <table:table-cell table:style-name="ce6" table:formula="of:=[.F145]/[.$J145]" office:value-type="float" office:value="14.883890617282">
            <text:p>14,8838906173</text:p>
          </table:table-cell>
          <table:table-cell table:style-name="ce6" table:formula="of:=[.G145]/[.$J145]" office:value-type="float" office:value="1.0204626621209">
            <text:p>1,0204626621</text:p>
          </table:table-cell>
          <table:table-cell table:style-name="ce6" table:formula="of:=[.H145]/[.$J145]" office:value-type="float" office:value="0.226918121932667">
            <text:p>0,2269181219</text:p>
          </table:table-cell>
          <table:table-cell table:style-name="ce6" table:formula="of:=[.I145]/[.$J145]" office:value-type="float" office:value="0">
            <text:p>0</text:p>
          </table:table-cell>
          <table:table-cell table:formula="of:=[.O145]-[.P145]-[.Q145]" office:value-type="float" office:value="13.6365098332284">
            <text:p>13,6365098332</text:p>
          </table:table-cell>
          <table:table-cell table:formula="of:=[.E145]/[.$M145]" office:value-type="float" office:value="428.750579811031">
            <text:p>428,750579811</text:p>
          </table:table-cell>
          <table:table-cell table:formula="of:=[.F145]/[.$M145]" office:value-type="float" office:value="1619.57226510462">
            <text:p>1619,5722651046</text:p>
          </table:table-cell>
          <table:table-cell table:formula="of:=[.G145]/[.$M145]" office:value-type="float" office:value="111.040390422302">
            <text:p>111,0403904223</text:p>
          </table:table-cell>
          <table:table-cell table:formula="of:=[.H145]/[.$M145]" office:value-type="float" office:value="24.6918165540031">
            <text:p>24,691816554</text:p>
          </table:table-cell>
          <table:table-cell table:formula="of:=[.I145]/[.$M145]" office:value-type="float" office:value="0">
            <text:p>0</text:p>
          </table:table-cell>
          <table:table-cell table:formula="of:=[.U145]-[.V145]-[.W145]" office:value-type="float" office:value="1483.84005812831">
            <text:p>1483,840058128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46]*[.C146]" office:value-type="float" office:value="4352">
            <text:p>4352</text:p>
          </table:table-cell>
          <table:table-cell table:formula="of:=[counters.BH146]/1000000000" office:value-type="float" office:value="53.263000488">
            <text:p>53,263000488</text:p>
          </table:table-cell>
          <table:table-cell table:style-name="Default" table:formula="of:=[counters.BI146]/1000000000" office:value-type="float" office:value="202.247131347">
            <text:p>202,247131347</text:p>
          </table:table-cell>
          <table:table-cell table:style-name="Default" table:formula="of:=[counters.BJ146]/1000000000" office:value-type="float" office:value="15.814208984">
            <text:p>15,814208984</text:p>
          </table:table-cell>
          <table:table-cell table:formula="of:=[counters.BK146]/1000000000" office:value-type="float" office:value="2.941162109">
            <text:p>2,941162109</text:p>
          </table:table-cell>
          <table:table-cell table:formula="of:=[counters.BL146]/(2^-32)" office:value-type="float" office:value="0">
            <text:p>0</text:p>
          </table:table-cell>
          <table:table-cell table:formula="of:=[counters.D146]/1000000000" office:value-type="float" office:value="13.00716027">
            <text:p>13,00716027</text:p>
          </table:table-cell>
          <table:table-cell table:formula="of:=[counters.E146]/12500000" office:value-type="float" office:value="12.48943688">
            <text:p>12,48943688</text:p>
          </table:table-cell>
          <table:table-cell table:formula="of:=[counters.F146]/1050000000" office:value-type="float" office:value="0.607279543809524">
            <text:p>0,6072795438</text:p>
          </table:table-cell>
          <table:table-cell table:formula="of:=[counters.G146]/3500000000" office:value-type="float" office:value="0.975760634571429">
            <text:p>0,9757606346</text:p>
          </table:table-cell>
          <table:table-cell table:style-name="ce6" table:formula="of:=[.E146]/[.J146]" office:value-type="float" office:value="4.09489845457251">
            <text:p>4,0948984546</text:p>
          </table:table-cell>
          <table:table-cell table:style-name="ce6" table:formula="of:=[.F146]/[.$J146]" office:value-type="float" office:value="15.5489074593374">
            <text:p>15,5489074593</text:p>
          </table:table-cell>
          <table:table-cell table:style-name="ce6" table:formula="of:=[.G146]/[.$J146]" office:value-type="float" office:value="1.21580795928795">
            <text:p>1,2158079593</text:p>
          </table:table-cell>
          <table:table-cell table:style-name="ce6" table:formula="of:=[.H146]/[.$J146]" office:value-type="float" office:value="0.226118695237696">
            <text:p>0,2261186952</text:p>
          </table:table-cell>
          <table:table-cell table:style-name="ce6" table:formula="of:=[.I146]/[.$J146]" office:value-type="float" office:value="0">
            <text:p>0</text:p>
          </table:table-cell>
          <table:table-cell table:formula="of:=[.O146]-[.P146]-[.Q146]" office:value-type="float" office:value="14.1069808048117">
            <text:p>14,1069808048</text:p>
          </table:table-cell>
          <table:table-cell table:formula="of:=[.E146]/[.$M146]" office:value-type="float" office:value="54.5861337308346">
            <text:p>54,5861337308</text:p>
          </table:table-cell>
          <table:table-cell table:formula="of:=[.F146]/[.$M146]" office:value-type="float" office:value="207.271255040772">
            <text:p>207,2712550408</text:p>
          </table:table-cell>
          <table:table-cell table:formula="of:=[.G146]/[.$M146]" office:value-type="float" office:value="16.2070577800527">
            <text:p>16,2070577801</text:p>
          </table:table-cell>
          <table:table-cell table:formula="of:=[.H146]/[.$M146]" office:value-type="float" office:value="3.01422501051378">
            <text:p>3,0142250105</text:p>
          </table:table-cell>
          <table:table-cell table:formula="of:=[.I146]/[.$M146]" office:value-type="float" office:value="0">
            <text:p>0</text:p>
          </table:table-cell>
          <table:table-cell table:formula="of:=[.U146]-[.V146]-[.W146]" office:value-type="float" office:value="188.049972250205">
            <text:p>188,049972250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47]*[.C147]" office:value-type="float" office:value="4608">
            <text:p>4608</text:p>
          </table:table-cell>
          <table:table-cell table:formula="of:=[counters.BH147]/1000000000" office:value-type="float" office:value="56.082580566">
            <text:p>56,082580566</text:p>
          </table:table-cell>
          <table:table-cell table:style-name="Default" table:formula="of:=[counters.BI147]/1000000000" office:value-type="float" office:value="211.661926269">
            <text:p>211,661926269</text:p>
          </table:table-cell>
          <table:table-cell table:style-name="Default" table:formula="of:=[counters.BJ147]/1000000000" office:value-type="float" office:value="14.206909179">
            <text:p>14,206909179</text:p>
          </table:table-cell>
          <table:table-cell table:formula="of:=[counters.BK147]/1000000000" office:value-type="float" office:value="3.148925781">
            <text:p>3,148925781</text:p>
          </table:table-cell>
          <table:table-cell table:formula="of:=[counters.BL147]/(2^-32)" office:value-type="float" office:value="0">
            <text:p>0</text:p>
          </table:table-cell>
          <table:table-cell table:formula="of:=[counters.D147]/1000000000" office:value-type="float" office:value="13.942934561">
            <text:p>13,942934561</text:p>
          </table:table-cell>
          <table:table-cell table:formula="of:=[counters.E147]/12500000" office:value-type="float" office:value="13.38600984">
            <text:p>13,38600984</text:p>
          </table:table-cell>
          <table:table-cell table:formula="of:=[counters.F147]/1050000000" office:value-type="float" office:value="1.4335731352381">
            <text:p>1,4335731352</text:p>
          </table:table-cell>
          <table:table-cell table:formula="of:=[counters.G147]/3500000000" office:value-type="float" office:value="0.527598520857143">
            <text:p>0,5275985209</text:p>
          </table:table-cell>
          <table:table-cell table:style-name="ce6" table:formula="of:=[.E147]/[.J147]" office:value-type="float" office:value="4.02229389520836">
            <text:p>4,0222938952</text:p>
          </table:table-cell>
          <table:table-cell table:style-name="ce6" table:formula="of:=[.F147]/[.$J147]" office:value-type="float" office:value="15.1805866507502">
            <text:p>15,1805866508</text:p>
          </table:table-cell>
          <table:table-cell table:style-name="ce6" table:formula="of:=[.G147]/[.$J147]" office:value-type="float" office:value="1.01893250067589">
            <text:p>1,0189325007</text:p>
          </table:table-cell>
          <table:table-cell table:style-name="ce6" table:formula="of:=[.H147]/[.$J147]" office:value-type="float" office:value="0.225843832747226">
            <text:p>0,2258438327</text:p>
          </table:table-cell>
          <table:table-cell table:style-name="ce6" table:formula="of:=[.I147]/[.$J147]" office:value-type="float" office:value="0">
            <text:p>0</text:p>
          </table:table-cell>
          <table:table-cell table:formula="of:=[.O147]-[.P147]-[.Q147]" office:value-type="float" office:value="13.9358103173271">
            <text:p>13,9358103173</text:p>
          </table:table-cell>
          <table:table-cell table:formula="of:=[.E147]/[.$M147]" office:value-type="float" office:value="106.297835094169">
            <text:p>106,2978350942</text:p>
          </table:table-cell>
          <table:table-cell table:formula="of:=[.F147]/[.$M147]" office:value-type="float" office:value="401.179908399158">
            <text:p>401,1799083992</text:p>
          </table:table-cell>
          <table:table-cell table:formula="of:=[.G147]/[.$M147]" office:value-type="float" office:value="26.9275000163368">
            <text:p>26,9275000163</text:p>
          </table:table-cell>
          <table:table-cell table:formula="of:=[.H147]/[.$M147]" office:value-type="float" office:value="5.96841283005157">
            <text:p>5,9684128301</text:p>
          </table:table-cell>
          <table:table-cell table:formula="of:=[.I147]/[.$M147]" office:value-type="float" office:value="0">
            <text:p>0</text:p>
          </table:table-cell>
          <table:table-cell table:formula="of:=[.U147]-[.V147]-[.W147]" office:value-type="float" office:value="368.28399555277">
            <text:p>368,283995552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48]*[.C148]" office:value-type="float" office:value="4864">
            <text:p>4864</text:p>
          </table:table-cell>
          <table:table-cell table:formula="of:=[counters.BH148]/1000000000" office:value-type="float" office:value="56.585327148">
            <text:p>56,585327148</text:p>
          </table:table-cell>
          <table:table-cell table:style-name="Default" table:formula="of:=[counters.BI148]/1000000000" office:value-type="float" office:value="217.765136718">
            <text:p>217,765136718</text:p>
          </table:table-cell>
          <table:table-cell table:style-name="Default" table:formula="of:=[counters.BJ148]/1000000000" office:value-type="float" office:value="14.874389648">
            <text:p>14,874389648</text:p>
          </table:table-cell>
          <table:table-cell table:formula="of:=[counters.BK148]/1000000000" office:value-type="float" office:value="3.1741333">
            <text:p>3,1741333</text:p>
          </table:table-cell>
          <table:table-cell table:formula="of:=[counters.BL148]/(2^-32)" office:value-type="float" office:value="0">
            <text:p>0</text:p>
          </table:table-cell>
          <table:table-cell table:formula="of:=[counters.D148]/1000000000" office:value-type="float" office:value="13.903089436">
            <text:p>13,903089436</text:p>
          </table:table-cell>
          <table:table-cell table:formula="of:=[counters.E148]/12500000" office:value-type="float" office:value="13.35488784">
            <text:p>13,35488784</text:p>
          </table:table-cell>
          <table:table-cell table:formula="of:=[counters.F148]/1050000000" office:value-type="float" office:value="1.47184777238095">
            <text:p>1,4718477724</text:p>
          </table:table-cell>
          <table:table-cell table:formula="of:=[counters.G148]/3500000000" office:value-type="float" office:value="0.597570077714286">
            <text:p>0,5975700777</text:p>
          </table:table-cell>
          <table:table-cell table:style-name="ce6" table:formula="of:=[.E148]/[.J148]" office:value-type="float" office:value="4.0699822444845">
            <text:p>4,0699822445</text:p>
          </table:table-cell>
          <table:table-cell table:style-name="ce6" table:formula="of:=[.F148]/[.$J148]" office:value-type="float" office:value="15.6630752985109">
            <text:p>15,6630752985</text:p>
          </table:table-cell>
          <table:table-cell table:style-name="ce6" table:formula="of:=[.G148]/[.$J148]" office:value-type="float" office:value="1.06986218541362">
            <text:p>1,0698621854</text:p>
          </table:table-cell>
          <table:table-cell table:style-name="ce6" table:formula="of:=[.H148]/[.$J148]" office:value-type="float" office:value="0.228304170422802">
            <text:p>0,2283041704</text:p>
          </table:table-cell>
          <table:table-cell table:style-name="ce6" table:formula="of:=[.I148]/[.$J148]" office:value-type="float" office:value="0">
            <text:p>0</text:p>
          </table:table-cell>
          <table:table-cell table:formula="of:=[.O148]-[.P148]-[.Q148]" office:value-type="float" office:value="14.3649089426745">
            <text:p>14,3649089427</text:p>
          </table:table-cell>
          <table:table-cell table:formula="of:=[.E148]/[.$M148]" office:value-type="float" office:value="94.6923704152653">
            <text:p>94,6923704153</text:p>
          </table:table-cell>
          <table:table-cell table:formula="of:=[.F148]/[.$M148]" office:value-type="float" office:value="364.417739172876">
            <text:p>364,4177391729</text:p>
          </table:table-cell>
          <table:table-cell table:formula="of:=[.G148]/[.$M148]" office:value-type="float" office:value="24.8914565884804">
            <text:p>24,8914565885</text:p>
          </table:table-cell>
          <table:table-cell table:formula="of:=[.H148]/[.$M148]" office:value-type="float" office:value="5.31173400137622">
            <text:p>5,3117340014</text:p>
          </table:table-cell>
          <table:table-cell table:formula="of:=[.I148]/[.$M148]" office:value-type="float" office:value="0">
            <text:p>0</text:p>
          </table:table-cell>
          <table:table-cell table:formula="of:=[.U148]-[.V148]-[.W148]" office:value-type="float" office:value="334.21454858302">
            <text:p>334,21454858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49]*[.C149]" office:value-type="float" office:value="5120">
            <text:p>5120</text:p>
          </table:table-cell>
          <table:table-cell table:formula="of:=[counters.BH149]/1000000000" office:value-type="float" office:value="56.148742675">
            <text:p>56,148742675</text:p>
          </table:table-cell>
          <table:table-cell table:style-name="Default" table:formula="of:=[counters.BI149]/1000000000" office:value-type="float" office:value="218.510131835">
            <text:p>218,510131835</text:p>
          </table:table-cell>
          <table:table-cell table:style-name="Default" table:formula="of:=[counters.BJ149]/1000000000" office:value-type="float" office:value="14.33239746">
            <text:p>14,33239746</text:p>
          </table:table-cell>
          <table:table-cell table:formula="of:=[counters.BK149]/1000000000" office:value-type="float" office:value="3.214538574">
            <text:p>3,214538574</text:p>
          </table:table-cell>
          <table:table-cell table:formula="of:=[counters.BL149]/(2^-32)" office:value-type="float" office:value="0">
            <text:p>0</text:p>
          </table:table-cell>
          <table:table-cell table:formula="of:=[counters.D149]/1000000000" office:value-type="float" office:value="14.205759962">
            <text:p>14,205759962</text:p>
          </table:table-cell>
          <table:table-cell table:formula="of:=[counters.E149]/12500000" office:value-type="float" office:value="13.64001232">
            <text:p>13,64001232</text:p>
          </table:table-cell>
          <table:table-cell table:formula="of:=[counters.F149]/1050000000" office:value-type="float" office:value="1.5497542952381">
            <text:p>1,5497542952</text:p>
          </table:table-cell>
          <table:table-cell table:formula="of:=[counters.G149]/3500000000" office:value-type="float" office:value="0.743104214">
            <text:p>0,743104214</text:p>
          </table:table-cell>
          <table:table-cell table:style-name="ce6" table:formula="of:=[.E149]/[.J149]" office:value-type="float" office:value="3.95253353746623">
            <text:p>3,9525335375</text:p>
          </table:table-cell>
          <table:table-cell table:style-name="ce6" table:formula="of:=[.F149]/[.$J149]" office:value-type="float" office:value="15.3817981170672">
            <text:p>15,3817981171</text:p>
          </table:table-cell>
          <table:table-cell table:style-name="ce6" table:formula="of:=[.G149]/[.$J149]" office:value-type="float" office:value="1.00891451765613">
            <text:p>1,0089145177</text:p>
          </table:table-cell>
          <table:table-cell table:style-name="ce6" table:formula="of:=[.H149]/[.$J149]" office:value-type="float" office:value="0.226284168013454">
            <text:p>0,226284168</text:p>
          </table:table-cell>
          <table:table-cell table:style-name="ce6" table:formula="of:=[.I149]/[.$J149]" office:value-type="float" office:value="0">
            <text:p>0</text:p>
          </table:table-cell>
          <table:table-cell table:formula="of:=[.O149]-[.P149]-[.Q149]" office:value-type="float" office:value="14.1465994313976">
            <text:p>14,1465994314</text:p>
          </table:table-cell>
          <table:table-cell table:formula="of:=[.E149]/[.$M149]" office:value-type="float" office:value="75.5597150670982">
            <text:p>75,5597150671</text:p>
          </table:table-cell>
          <table:table-cell table:formula="of:=[.F149]/[.$M149]" office:value-type="float" office:value="294.050454456177">
            <text:p>294,0504544562</text:p>
          </table:table-cell>
          <table:table-cell table:formula="of:=[.G149]/[.$M149]" office:value-type="float" office:value="19.2871971252204">
            <text:p>19,2871971252</text:p>
          </table:table-cell>
          <table:table-cell table:formula="of:=[.H149]/[.$M149]" office:value-type="float" office:value="4.32582471400169">
            <text:p>4,325824714</text:p>
          </table:table-cell>
          <table:table-cell table:formula="of:=[.I149]/[.$M149]" office:value-type="float" office:value="0">
            <text:p>0</text:p>
          </table:table-cell>
          <table:table-cell table:formula="of:=[.U149]-[.V149]-[.W149]" office:value-type="float" office:value="270.437432616955">
            <text:p>270,43743261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50]*[.C150]" office:value-type="float" office:value="5376">
            <text:p>5376</text:p>
          </table:table-cell>
          <table:table-cell table:formula="of:=[counters.BH150]/1000000000" office:value-type="float" office:value="39.700042724">
            <text:p>39,700042724</text:p>
          </table:table-cell>
          <table:table-cell table:style-name="Default" table:formula="of:=[counters.BI150]/1000000000" office:value-type="float" office:value="152.024993896">
            <text:p>152,024993896</text:p>
          </table:table-cell>
          <table:table-cell table:style-name="Default" table:formula="of:=[counters.BJ150]/1000000000" office:value-type="float" office:value="11.263275146">
            <text:p>11,263275146</text:p>
          </table:table-cell>
          <table:table-cell table:formula="of:=[counters.BK150]/1000000000" office:value-type="float" office:value="2.32635498">
            <text:p>2,32635498</text:p>
          </table:table-cell>
          <table:table-cell table:formula="of:=[counters.BL150]/(2^-32)" office:value-type="float" office:value="0">
            <text:p>0</text:p>
          </table:table-cell>
          <table:table-cell table:formula="of:=[counters.D150]/1000000000" office:value-type="float" office:value="10.073604901">
            <text:p>10,073604901</text:p>
          </table:table-cell>
          <table:table-cell table:formula="of:=[counters.E150]/12500000" office:value-type="float" office:value="9.67627632">
            <text:p>9,67627632</text:p>
          </table:table-cell>
          <table:table-cell table:formula="of:=[counters.F150]/1050000000" office:value-type="float" office:value="3.63490931809524">
            <text:p>3,6349093181</text:p>
          </table:table-cell>
          <table:table-cell table:formula="of:=[counters.G150]/3500000000" office:value-type="float" office:value="0.995739582285714">
            <text:p>0,9957395823</text:p>
          </table:table-cell>
          <table:table-cell table:style-name="ce6" table:formula="of:=[.E150]/[.J150]" office:value-type="float" office:value="3.94099660589815">
            <text:p>3,9409966059</text:p>
          </table:table-cell>
          <table:table-cell table:style-name="ce6" table:formula="of:=[.F150]/[.$J150]" office:value-type="float" office:value="15.0914191483635">
            <text:p>15,0914191484</text:p>
          </table:table-cell>
          <table:table-cell table:style-name="ce6" table:formula="of:=[.G150]/[.$J150]" office:value-type="float" office:value="1.11809776705476">
            <text:p>1,1180977671</text:p>
          </table:table-cell>
          <table:table-cell table:style-name="ce6" table:formula="of:=[.H150]/[.$J150]" office:value-type="float" office:value="0.230935698080542">
            <text:p>0,2309356981</text:p>
          </table:table-cell>
          <table:table-cell table:style-name="ce6" table:formula="of:=[.I150]/[.$J150]" office:value-type="float" office:value="0">
            <text:p>0</text:p>
          </table:table-cell>
          <table:table-cell table:formula="of:=[.O150]-[.P150]-[.Q150]" office:value-type="float" office:value="13.7423856832282">
            <text:p>13,7423856832</text:p>
          </table:table-cell>
          <table:table-cell table:formula="of:=[.E150]/[.$M150]" office:value-type="float" office:value="39.8699051742714">
            <text:p>39,8699051743</text:p>
          </table:table-cell>
          <table:table-cell table:formula="of:=[.F150]/[.$M150]" office:value-type="float" office:value="152.675455109485">
            <text:p>152,6754551095</text:p>
          </table:table-cell>
          <table:table-cell table:formula="of:=[.G150]/[.$M150]" office:value-type="float" office:value="11.311466719185">
            <text:p>11,3114667192</text:p>
          </table:table-cell>
          <table:table-cell table:formula="of:=[.H150]/[.$M150]" office:value-type="float" office:value="2.33630863067617">
            <text:p>2,3363086307</text:p>
          </table:table-cell>
          <table:table-cell table:formula="of:=[.I150]/[.$M150]" office:value-type="float" office:value="0">
            <text:p>0</text:p>
          </table:table-cell>
          <table:table-cell table:formula="of:=[.U150]-[.V150]-[.W150]" office:value-type="float" office:value="139.027679759624">
            <text:p>139,027679759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51]*[.C151]" office:value-type="float" office:value="5632">
            <text:p>5632</text:p>
          </table:table-cell>
          <table:table-cell table:formula="of:=[counters.BH151]/1000000000" office:value-type="float" office:value="17.989929199">
            <text:p>17,989929199</text:p>
          </table:table-cell>
          <table:table-cell table:style-name="Default" table:formula="of:=[counters.BI151]/1000000000" office:value-type="float" office:value="64.76953125">
            <text:p>64,76953125</text:p>
          </table:table-cell>
          <table:table-cell table:style-name="Default" table:formula="of:=[counters.BJ151]/1000000000" office:value-type="float" office:value="3.876464843">
            <text:p>3,876464843</text:p>
          </table:table-cell>
          <table:table-cell table:formula="of:=[counters.BK151]/1000000000" office:value-type="float" office:value="0.967285156">
            <text:p>0,967285156</text:p>
          </table:table-cell>
          <table:table-cell table:formula="of:=[counters.BL151]/(2^-32)" office:value-type="float" office:value="0">
            <text:p>0</text:p>
          </table:table-cell>
          <table:table-cell table:formula="of:=[counters.D151]/1000000000" office:value-type="float" office:value="4.277522937">
            <text:p>4,277522937</text:p>
          </table:table-cell>
          <table:table-cell table:formula="of:=[counters.E151]/12500000" office:value-type="float" office:value="4.115004">
            <text:p>4,115004</text:p>
          </table:table-cell>
          <table:table-cell table:formula="of:=[counters.F151]/1050000000" office:value-type="float" office:value="0.0552622257142857">
            <text:p>0,0552622257</text:p>
          </table:table-cell>
          <table:table-cell table:formula="of:=[counters.G151]/3500000000" office:value-type="float" office:value="1.09520105542857">
            <text:p>1,0952010554</text:p>
          </table:table-cell>
          <table:table-cell table:style-name="ce6" table:formula="of:=[.E151]/[.J151]" office:value-type="float" office:value="4.20568854076492">
            <text:p>4,2056885408</text:p>
          </table:table-cell>
          <table:table-cell table:style-name="ce6" table:formula="of:=[.F151]/[.$J151]" office:value-type="float" office:value="15.1418314299971">
            <text:p>15,14183143</text:p>
          </table:table-cell>
          <table:table-cell table:style-name="ce6" table:formula="of:=[.G151]/[.$J151]" office:value-type="float" office:value="0.906240574298059">
            <text:p>0,9062405743</text:p>
          </table:table-cell>
          <table:table-cell table:style-name="ce6" table:formula="of:=[.H151]/[.$J151]" office:value-type="float" office:value="0.226132079300642">
            <text:p>0,2261320793</text:p>
          </table:table-cell>
          <table:table-cell table:style-name="ce6" table:formula="of:=[.I151]/[.$J151]" office:value-type="float" office:value="0">
            <text:p>0</text:p>
          </table:table-cell>
          <table:table-cell table:formula="of:=[.O151]-[.P151]-[.Q151]" office:value-type="float" office:value="14.0094587763984">
            <text:p>14,0094587764</text:p>
          </table:table-cell>
          <table:table-cell table:formula="of:=[.E151]/[.$M151]" office:value-type="float" office:value="16.4261430445392">
            <text:p>16,4261430445</text:p>
          </table:table-cell>
          <table:table-cell table:formula="of:=[.F151]/[.$M151]" office:value-type="float" office:value="59.1393981305602">
            <text:p>59,1393981306</text:p>
          </table:table-cell>
          <table:table-cell table:formula="of:=[.G151]/[.$M151]" office:value-type="float" office:value="3.53950064582715">
            <text:p>3,5395006458</text:p>
          </table:table-cell>
          <table:table-cell table:formula="of:=[.H151]/[.$M151]" office:value-type="float" office:value="0.883203272317414">
            <text:p>0,8832032723</text:p>
          </table:table-cell>
          <table:table-cell table:formula="of:=[.I151]/[.$M151]" office:value-type="float" office:value="0">
            <text:p>0</text:p>
          </table:table-cell>
          <table:table-cell table:formula="of:=[.U151]-[.V151]-[.W151]" office:value-type="float" office:value="54.7166942124156">
            <text:p>54,716694212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52]*[.C152]" office:value-type="float" office:value="5888">
            <text:p>5888</text:p>
          </table:table-cell>
          <table:table-cell table:formula="of:=[counters.BH152]/1000000000" office:value-type="float" office:value="18.272033691">
            <text:p>18,272033691</text:p>
          </table:table-cell>
          <table:table-cell table:style-name="Default" table:formula="of:=[counters.BI152]/1000000000" office:value-type="float" office:value="66.328186035">
            <text:p>66,328186035</text:p>
          </table:table-cell>
          <table:table-cell table:style-name="Default" table:formula="of:=[counters.BJ152]/1000000000" office:value-type="float" office:value="3.964660644">
            <text:p>3,964660644</text:p>
          </table:table-cell>
          <table:table-cell table:formula="of:=[counters.BK152]/1000000000" office:value-type="float" office:value="0.980102539">
            <text:p>0,980102539</text:p>
          </table:table-cell>
          <table:table-cell table:formula="of:=[counters.BL152]/(2^-32)" office:value-type="float" office:value="0">
            <text:p>0</text:p>
          </table:table-cell>
          <table:table-cell table:formula="of:=[counters.D152]/1000000000" office:value-type="float" office:value="4.336788733">
            <text:p>4,336788733</text:p>
          </table:table-cell>
          <table:table-cell table:formula="of:=[counters.E152]/12500000" office:value-type="float" office:value="4.17403008">
            <text:p>4,17403008</text:p>
          </table:table-cell>
          <table:table-cell table:formula="of:=[counters.F152]/1050000000" office:value-type="float" office:value="0.119635162857143">
            <text:p>0,1196351629</text:p>
          </table:table-cell>
          <table:table-cell table:formula="of:=[counters.G152]/3500000000" office:value-type="float" office:value="1.14435293685714">
            <text:p>1,1443529369</text:p>
          </table:table-cell>
          <table:table-cell table:style-name="ce6" table:formula="of:=[.E152]/[.J152]" office:value-type="float" office:value="4.21326350346797">
            <text:p>4,2132635035</text:p>
          </table:table-cell>
          <table:table-cell table:style-name="ce6" table:formula="of:=[.F152]/[.$J152]" office:value-type="float" office:value="15.2943087889636">
            <text:p>15,294308789</text:p>
          </table:table-cell>
          <table:table-cell table:style-name="ce6" table:formula="of:=[.G152]/[.$J152]" office:value-type="float" office:value="0.914192709880387">
            <text:p>0,9141927099</text:p>
          </table:table-cell>
          <table:table-cell table:style-name="ce6" table:formula="of:=[.H152]/[.$J152]" office:value-type="float" office:value="0.225997298771344">
            <text:p>0,2259972988</text:p>
          </table:table-cell>
          <table:table-cell table:style-name="ce6" table:formula="of:=[.I152]/[.$J152]" office:value-type="float" office:value="0">
            <text:p>0</text:p>
          </table:table-cell>
          <table:table-cell table:formula="of:=[.O152]-[.P152]-[.Q152]" office:value-type="float" office:value="14.1541187803118">
            <text:p>14,1541187803</text:p>
          </table:table-cell>
          <table:table-cell table:formula="of:=[.E152]/[.$M152]" office:value-type="float" office:value="15.9671313827205">
            <text:p>15,9671313827</text:p>
          </table:table-cell>
          <table:table-cell table:formula="of:=[.F152]/[.$M152]" office:value-type="float" office:value="57.9613018839835">
            <text:p>57,961301884</text:p>
          </table:table-cell>
          <table:table-cell table:formula="of:=[.G152]/[.$M152]" office:value-type="float" office:value="3.46454360041105">
            <text:p>3,4645436004</text:p>
          </table:table-cell>
          <table:table-cell table:formula="of:=[.H152]/[.$M152]" office:value-type="float" office:value="0.85646875839875">
            <text:p>0,8564687584</text:p>
          </table:table-cell>
          <table:table-cell table:formula="of:=[.I152]/[.$M152]" office:value-type="float" office:value="0">
            <text:p>0</text:p>
          </table:table-cell>
          <table:table-cell table:formula="of:=[.U152]-[.V152]-[.W152]" office:value-type="float" office:value="53.6402895251737">
            <text:p>53,640289525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53]*[.C153]" office:value-type="float" office:value="6144">
            <text:p>6144</text:p>
          </table:table-cell>
          <table:table-cell table:formula="of:=[counters.BH153]/1000000000" office:value-type="float" office:value="18.987792968">
            <text:p>18,987792968</text:p>
          </table:table-cell>
          <table:table-cell table:style-name="Default" table:formula="of:=[counters.BI153]/1000000000" office:value-type="float" office:value="68.451416015">
            <text:p>68,451416015</text:p>
          </table:table-cell>
          <table:table-cell table:style-name="Default" table:formula="of:=[counters.BJ153]/1000000000" office:value-type="float" office:value="4.276794433">
            <text:p>4,276794433</text:p>
          </table:table-cell>
          <table:table-cell table:formula="of:=[counters.BK153]/1000000000" office:value-type="float" office:value="1.020812988">
            <text:p>1,020812988</text:p>
          </table:table-cell>
          <table:table-cell table:formula="of:=[counters.BL153]/(2^-32)" office:value-type="float" office:value="0">
            <text:p>0</text:p>
          </table:table-cell>
          <table:table-cell table:formula="of:=[counters.D153]/1000000000" office:value-type="float" office:value="4.493728475">
            <text:p>4,493728475</text:p>
          </table:table-cell>
          <table:table-cell table:formula="of:=[counters.E153]/12500000" office:value-type="float" office:value="4.3259128">
            <text:p>4,3259128</text:p>
          </table:table-cell>
          <table:table-cell table:formula="of:=[counters.F153]/1050000000" office:value-type="float" office:value="0.256283083809524">
            <text:p>0,2562830838</text:p>
          </table:table-cell>
          <table:table-cell table:formula="of:=[counters.G153]/3500000000" office:value-type="float" office:value="0.0487282237142857">
            <text:p>0,0487282237</text:p>
          </table:table-cell>
          <table:table-cell table:style-name="ce6" table:formula="of:=[.E153]/[.J153]" office:value-type="float" office:value="4.22539836877883">
            <text:p>4,2253983688</text:p>
          </table:table-cell>
          <table:table-cell table:style-name="ce6" table:formula="of:=[.F153]/[.$J153]" office:value-type="float" office:value="15.2326551094078">
            <text:p>15,2326551094</text:p>
          </table:table-cell>
          <table:table-cell table:style-name="ce6" table:formula="of:=[.G153]/[.$J153]" office:value-type="float" office:value="0.95172515580172">
            <text:p>0,9517251558</text:p>
          </table:table-cell>
          <table:table-cell table:style-name="ce6" table:formula="of:=[.H153]/[.$J153]" office:value-type="float" office:value="0.227163922715646">
            <text:p>0,2271639227</text:p>
          </table:table-cell>
          <table:table-cell table:style-name="ce6" table:formula="of:=[.I153]/[.$J153]" office:value-type="float" office:value="0">
            <text:p>0</text:p>
          </table:table-cell>
          <table:table-cell table:formula="of:=[.O153]-[.P153]-[.Q153]" office:value-type="float" office:value="14.0537660308904">
            <text:p>14,0537660309</text:p>
          </table:table-cell>
          <table:table-cell table:formula="of:=[.E153]/[.$M153]" office:value-type="float" office:value="389.667250736113">
            <text:p>389,6672507361</text:p>
          </table:table-cell>
          <table:table-cell table:formula="of:=[.F153]/[.$M153]" office:value-type="float" office:value="1404.75910668035">
            <text:p>1404,7591066804</text:p>
          </table:table-cell>
          <table:table-cell table:formula="of:=[.G153]/[.$M153]" office:value-type="float" office:value="87.7683220729872">
            <text:p>87,768322073</text:p>
          </table:table-cell>
          <table:table-cell table:formula="of:=[.H153]/[.$M153]" office:value-type="float" office:value="20.9491114222727">
            <text:p>20,9491114223</text:p>
          </table:table-cell>
          <table:table-cell table:formula="of:=[.I153]/[.$M153]" office:value-type="float" office:value="0">
            <text:p>0</text:p>
          </table:table-cell>
          <table:table-cell table:formula="of:=[.U153]-[.V153]-[.W153]" office:value-type="float" office:value="1296.04167318509">
            <text:p>1296,041673185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54]*[.C154]" office:value-type="float" office:value="6400">
            <text:p>6400</text:p>
          </table:table-cell>
          <table:table-cell table:formula="of:=[counters.BH154]/1000000000" office:value-type="float" office:value="19.701660156">
            <text:p>19,701660156</text:p>
          </table:table-cell>
          <table:table-cell table:style-name="Default" table:formula="of:=[counters.BI154]/1000000000" office:value-type="float" office:value="71.169433593">
            <text:p>71,169433593</text:p>
          </table:table-cell>
          <table:table-cell table:style-name="Default" table:formula="of:=[counters.BJ154]/1000000000" office:value-type="float" office:value="4.208679199">
            <text:p>4,208679199</text:p>
          </table:table-cell>
          <table:table-cell table:formula="of:=[counters.BK154]/1000000000" office:value-type="float" office:value="1.057922363">
            <text:p>1,057922363</text:p>
          </table:table-cell>
          <table:table-cell table:formula="of:=[counters.BL154]/(2^-32)" office:value-type="float" office:value="0">
            <text:p>0</text:p>
          </table:table-cell>
          <table:table-cell table:formula="of:=[counters.D154]/1000000000" office:value-type="float" office:value="4.679567484">
            <text:p>4,679567484</text:p>
          </table:table-cell>
          <table:table-cell table:formula="of:=[counters.E154]/12500000" office:value-type="float" office:value="4.50315672">
            <text:p>4,50315672</text:p>
          </table:table-cell>
          <table:table-cell table:formula="of:=[counters.F154]/1050000000" office:value-type="float" office:value="0.430675570476191">
            <text:p>0,4306755705</text:p>
          </table:table-cell>
          <table:table-cell table:formula="of:=[counters.G154]/3500000000" office:value-type="float" office:value="0.201642261714286">
            <text:p>0,2016422617</text:p>
          </table:table-cell>
          <table:table-cell table:style-name="ce6" table:formula="of:=[.E154]/[.J154]" office:value-type="float" office:value="4.21014553660404">
            <text:p>4,2101455366</text:p>
          </table:table-cell>
          <table:table-cell table:style-name="ce6" table:formula="of:=[.F154]/[.$J154]" office:value-type="float" office:value="15.2085494730735">
            <text:p>15,2085494731</text:p>
          </table:table-cell>
          <table:table-cell table:style-name="ce6" table:formula="of:=[.G154]/[.$J154]" office:value-type="float" office:value="0.899373545394949">
            <text:p>0,8993735454</text:p>
          </table:table-cell>
          <table:table-cell table:style-name="ce6" table:formula="of:=[.H154]/[.$J154]" office:value-type="float" office:value="0.226072680139172">
            <text:p>0,2260726801</text:p>
          </table:table-cell>
          <table:table-cell table:style-name="ce6" table:formula="of:=[.I154]/[.$J154]" office:value-type="float" office:value="0">
            <text:p>0</text:p>
          </table:table-cell>
          <table:table-cell table:formula="of:=[.O154]-[.P154]-[.Q154]" office:value-type="float" office:value="14.0831032475394">
            <text:p>14,0831032475</text:p>
          </table:table-cell>
          <table:table-cell table:formula="of:=[.E154]/[.$M154]" office:value-type="float" office:value="97.7060066104396">
            <text:p>97,7060066104</text:p>
          </table:table-cell>
          <table:table-cell table:formula="of:=[.F154]/[.$M154]" office:value-type="float" office:value="352.948994858243">
            <text:p>352,9489948582</text:p>
          </table:table-cell>
          <table:table-cell table:formula="of:=[.G154]/[.$M154]" office:value-type="float" office:value="20.872009484616">
            <text:p>20,8720094846</text:p>
          </table:table-cell>
          <table:table-cell table:formula="of:=[.H154]/[.$M154]" office:value-type="float" office:value="5.24653093059931">
            <text:p>5,2465309306</text:p>
          </table:table-cell>
          <table:table-cell table:formula="of:=[.I154]/[.$M154]" office:value-type="float" office:value="0">
            <text:p>0</text:p>
          </table:table-cell>
          <table:table-cell table:formula="of:=[.U154]-[.V154]-[.W154]" office:value-type="float" office:value="326.830454443028">
            <text:p>326,83045444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55]*[.C155]" office:value-type="float" office:value="6656">
            <text:p>6656</text:p>
          </table:table-cell>
          <table:table-cell table:formula="of:=[counters.BH155]/1000000000" office:value-type="float" office:value="20.640808105">
            <text:p>20,640808105</text:p>
          </table:table-cell>
          <table:table-cell table:style-name="Default" table:formula="of:=[counters.BI155]/1000000000" office:value-type="float" office:value="74.510192871">
            <text:p>74,510192871</text:p>
          </table:table-cell>
          <table:table-cell table:style-name="Default" table:formula="of:=[counters.BJ155]/1000000000" office:value-type="float" office:value="4.360229492">
            <text:p>4,360229492</text:p>
          </table:table-cell>
          <table:table-cell table:formula="of:=[counters.BK155]/1000000000" office:value-type="float" office:value="1.111450195">
            <text:p>1,111450195</text:p>
          </table:table-cell>
          <table:table-cell table:formula="of:=[counters.BL155]/(2^-32)" office:value-type="float" office:value="0">
            <text:p>0</text:p>
          </table:table-cell>
          <table:table-cell table:formula="of:=[counters.D155]/1000000000" office:value-type="float" office:value="4.926085495">
            <text:p>4,926085495</text:p>
          </table:table-cell>
          <table:table-cell table:formula="of:=[counters.E155]/12500000" office:value-type="float" office:value="4.7369816">
            <text:p>4,7369816</text:p>
          </table:table-cell>
          <table:table-cell table:formula="of:=[counters.F155]/1050000000" office:value-type="float" office:value="0.668623573333333">
            <text:p>0,6686235733</text:p>
          </table:table-cell>
          <table:table-cell table:formula="of:=[counters.G155]/3500000000" office:value-type="float" office:value="0.406202464285714">
            <text:p>0,4062024643</text:p>
          </table:table-cell>
          <table:table-cell table:style-name="ce6" table:formula="of:=[.E155]/[.J155]" office:value-type="float" office:value="4.19010350631359">
            <text:p>4,1901035063</text:p>
          </table:table-cell>
          <table:table-cell table:style-name="ce6" table:formula="of:=[.F155]/[.$J155]" office:value-type="float" office:value="15.1256394040721">
            <text:p>15,1256394041</text:p>
          </table:table-cell>
          <table:table-cell table:style-name="ce6" table:formula="of:=[.G155]/[.$J155]" office:value-type="float" office:value="0.885130697878803">
            <text:p>0,8851306979</text:p>
          </table:table-cell>
          <table:table-cell table:style-name="ce6" table:formula="of:=[.H155]/[.$J155]" office:value-type="float" office:value="0.225625437505729">
            <text:p>0,2256254375</text:p>
          </table:table-cell>
          <table:table-cell table:style-name="ce6" table:formula="of:=[.I155]/[.$J155]" office:value-type="float" office:value="0">
            <text:p>0</text:p>
          </table:table-cell>
          <table:table-cell table:formula="of:=[.O155]-[.P155]-[.Q155]" office:value-type="float" office:value="14.0148832686876">
            <text:p>14,0148832687</text:p>
          </table:table-cell>
          <table:table-cell table:formula="of:=[.E155]/[.$M155]" office:value-type="float" office:value="50.8140888344825">
            <text:p>50,8140888345</text:p>
          </table:table-cell>
          <table:table-cell table:formula="of:=[.F155]/[.$M155]" office:value-type="float" office:value="183.431168991114">
            <text:p>183,4311689911</text:p>
          </table:table-cell>
          <table:table-cell table:formula="of:=[.G155]/[.$M155]" office:value-type="float" office:value="10.7341286066968">
            <text:p>10,7341286067</text:p>
          </table:table-cell>
          <table:table-cell table:formula="of:=[.H155]/[.$M155]" office:value-type="float" office:value="2.73619756826051">
            <text:p>2,7361975683</text:p>
          </table:table-cell>
          <table:table-cell table:formula="of:=[.I155]/[.$M155]" office:value-type="float" office:value="0">
            <text:p>0</text:p>
          </table:table-cell>
          <table:table-cell table:formula="of:=[.U155]-[.V155]-[.W155]" office:value-type="float" office:value="169.960842816157">
            <text:p>169,960842816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56]*[.C156]" office:value-type="float" office:value="6912">
            <text:p>6912</text:p>
          </table:table-cell>
          <table:table-cell table:formula="of:=[counters.BH156]/1000000000" office:value-type="float" office:value="22.176513671">
            <text:p>22,176513671</text:p>
          </table:table-cell>
          <table:table-cell table:style-name="Default" table:formula="of:=[counters.BI156]/1000000000" office:value-type="float" office:value="79.806213378">
            <text:p>79,806213378</text:p>
          </table:table-cell>
          <table:table-cell table:style-name="Default" table:formula="of:=[counters.BJ156]/1000000000" office:value-type="float" office:value="4.892272949">
            <text:p>4,892272949</text:p>
          </table:table-cell>
          <table:table-cell table:formula="of:=[counters.BK156]/1000000000" office:value-type="float" office:value="1.213012695">
            <text:p>1,213012695</text:p>
          </table:table-cell>
          <table:table-cell table:formula="of:=[counters.BL156]/(2^-32)" office:value-type="float" office:value="0">
            <text:p>0</text:p>
          </table:table-cell>
          <table:table-cell table:formula="of:=[counters.D156]/1000000000" office:value-type="float" office:value="5.306569697">
            <text:p>5,306569697</text:p>
          </table:table-cell>
          <table:table-cell table:formula="of:=[counters.E156]/12500000" office:value-type="float" office:value="5.10716152">
            <text:p>5,10716152</text:p>
          </table:table-cell>
          <table:table-cell table:formula="of:=[counters.F156]/1050000000" office:value-type="float" office:value="1.05388781142857">
            <text:p>1,0538878114</text:p>
          </table:table-cell>
          <table:table-cell table:formula="of:=[counters.G156]/3500000000" office:value-type="float" office:value="0.730050673142857">
            <text:p>0,7300506731</text:p>
          </table:table-cell>
          <table:table-cell table:style-name="ce6" table:formula="of:=[.E156]/[.J156]" office:value-type="float" office:value="4.1790676345092">
            <text:p>4,1790676345</text:p>
          </table:table-cell>
          <table:table-cell table:style-name="ce6" table:formula="of:=[.F156]/[.$J156]" office:value-type="float" office:value="15.0391341176801">
            <text:p>15,0391341177</text:p>
          </table:table-cell>
          <table:table-cell table:style-name="ce6" table:formula="of:=[.G156]/[.$J156]" office:value-type="float" office:value="0.921927578142577">
            <text:p>0,9219275781</text:p>
          </table:table-cell>
          <table:table-cell table:style-name="ce6" table:formula="of:=[.H156]/[.$J156]" office:value-type="float" office:value="0.228586971294424">
            <text:p>0,2285869713</text:p>
          </table:table-cell>
          <table:table-cell table:style-name="ce6" table:formula="of:=[.I156]/[.$J156]" office:value-type="float" office:value="0">
            <text:p>0</text:p>
          </table:table-cell>
          <table:table-cell table:formula="of:=[.O156]-[.P156]-[.Q156]" office:value-type="float" office:value="13.8886195682431">
            <text:p>13,8886195682</text:p>
          </table:table-cell>
          <table:table-cell table:formula="of:=[.E156]/[.$M156]" office:value-type="float" office:value="30.3766772456088">
            <text:p>30,3766772456</text:p>
          </table:table-cell>
          <table:table-cell table:formula="of:=[.F156]/[.$M156]" office:value-type="float" office:value="109.315991771414">
            <text:p>109,3159917714</text:p>
          </table:table-cell>
          <table:table-cell table:formula="of:=[.G156]/[.$M156]" office:value-type="float" office:value="6.70127859472938">
            <text:p>6,7012785947</text:p>
          </table:table-cell>
          <table:table-cell table:formula="of:=[.H156]/[.$M156]" office:value-type="float" office:value="1.66154588938053">
            <text:p>1,6615458894</text:p>
          </table:table-cell>
          <table:table-cell table:formula="of:=[.I156]/[.$M156]" office:value-type="float" office:value="0">
            <text:p>0</text:p>
          </table:table-cell>
          <table:table-cell table:formula="of:=[.U156]-[.V156]-[.W156]" office:value-type="float" office:value="100.953167287304">
            <text:p>100,953167287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57]*[.C157]" office:value-type="float" office:value="7168">
            <text:p>7168</text:p>
          </table:table-cell>
          <table:table-cell table:formula="of:=[counters.BH157]/1000000000" office:value-type="float" office:value="23.423400878">
            <text:p>23,423400878</text:p>
          </table:table-cell>
          <table:table-cell table:style-name="Default" table:formula="of:=[counters.BI157]/1000000000" office:value-type="float" office:value="86.390380859">
            <text:p>86,390380859</text:p>
          </table:table-cell>
          <table:table-cell table:style-name="Default" table:formula="of:=[counters.BJ157]/1000000000" office:value-type="float" office:value="5.479248046">
            <text:p>5,479248046</text:p>
          </table:table-cell>
          <table:table-cell table:formula="of:=[counters.BK157]/1000000000" office:value-type="float" office:value="1.177734375">
            <text:p>1,177734375</text:p>
          </table:table-cell>
          <table:table-cell table:formula="of:=[counters.BL157]/(2^-32)" office:value-type="float" office:value="0">
            <text:p>0</text:p>
          </table:table-cell>
          <table:table-cell table:formula="of:=[counters.D157]/1000000000" office:value-type="float" office:value="5.207744367">
            <text:p>5,207744367</text:p>
          </table:table-cell>
          <table:table-cell table:formula="of:=[counters.E157]/12500000" office:value-type="float" office:value="5.00755472">
            <text:p>5,00755472</text:p>
          </table:table-cell>
          <table:table-cell table:formula="of:=[counters.F157]/1050000000" office:value-type="float" office:value="1.09804291333333">
            <text:p>1,0980429133</text:p>
          </table:table-cell>
          <table:table-cell table:formula="of:=[counters.G157]/3500000000" office:value-type="float" office:value="0.640164738857143">
            <text:p>0,6401647389</text:p>
          </table:table-cell>
          <table:table-cell table:style-name="ce6" table:formula="of:=[.E157]/[.J157]" office:value-type="float" office:value="4.49780158688807">
            <text:p>4,4978015869</text:p>
          </table:table-cell>
          <table:table-cell table:style-name="ce6" table:formula="of:=[.F157]/[.$J157]" office:value-type="float" office:value="16.5888290151935">
            <text:p>16,5888290152</text:p>
          </table:table-cell>
          <table:table-cell table:style-name="ce6" table:formula="of:=[.G157]/[.$J157]" office:value-type="float" office:value="1.05213460182885">
            <text:p>1,0521346018</text:p>
          </table:table-cell>
          <table:table-cell table:style-name="ce6" table:formula="of:=[.H157]/[.$J157]" office:value-type="float" office:value="0.226150573454213">
            <text:p>0,2261505735</text:p>
          </table:table-cell>
          <table:table-cell table:style-name="ce6" table:formula="of:=[.I157]/[.$J157]" office:value-type="float" office:value="0">
            <text:p>0</text:p>
          </table:table-cell>
          <table:table-cell table:formula="of:=[.O157]-[.P157]-[.Q157]" office:value-type="float" office:value="15.3105438399104">
            <text:p>15,3105438399</text:p>
          </table:table-cell>
          <table:table-cell table:formula="of:=[.E157]/[.$M157]" office:value-type="float" office:value="36.589645533768">
            <text:p>36,5896455338</text:p>
          </table:table-cell>
          <table:table-cell table:formula="of:=[.F157]/[.$M157]" office:value-type="float" office:value="134.95023329968">
            <text:p>134,9502332997</text:p>
          </table:table-cell>
          <table:table-cell table:formula="of:=[.G157]/[.$M157]" office:value-type="float" office:value="8.55912191568354">
            <text:p>8,5591219157</text:p>
          </table:table-cell>
          <table:table-cell table:formula="of:=[.H157]/[.$M157]" office:value-type="float" office:value="1.83973640457385">
            <text:p>1,8397364046</text:p>
          </table:table-cell>
          <table:table-cell table:formula="of:=[.I157]/[.$M157]" office:value-type="float" office:value="0">
            <text:p>0</text:p>
          </table:table-cell>
          <table:table-cell table:formula="of:=[.U157]-[.V157]-[.W157]" office:value-type="float" office:value="124.551374979422">
            <text:p>124,551374979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58]*[.C158]" office:value-type="float" office:value="7424">
            <text:p>7424</text:p>
          </table:table-cell>
          <table:table-cell table:formula="of:=[counters.BH158]/1000000000" office:value-type="float" office:value="24.020690917">
            <text:p>24,020690917</text:p>
          </table:table-cell>
          <table:table-cell table:style-name="Default" table:formula="of:=[counters.BI158]/1000000000" office:value-type="float" office:value="88.750305175">
            <text:p>88,750305175</text:p>
          </table:table-cell>
          <table:table-cell table:style-name="Default" table:formula="of:=[counters.BJ158]/1000000000" office:value-type="float" office:value="5.294006347">
            <text:p>5,294006347</text:p>
          </table:table-cell>
          <table:table-cell table:formula="of:=[counters.BK158]/1000000000" office:value-type="float" office:value="1.198425292">
            <text:p>1,198425292</text:p>
          </table:table-cell>
          <table:table-cell table:formula="of:=[counters.BL158]/(2^-32)" office:value-type="float" office:value="0">
            <text:p>0</text:p>
          </table:table-cell>
          <table:table-cell table:formula="of:=[counters.D158]/1000000000" office:value-type="float" office:value="5.306342077">
            <text:p>5,306342077</text:p>
          </table:table-cell>
          <table:table-cell table:formula="of:=[counters.E158]/12500000" office:value-type="float" office:value="5.10432904">
            <text:p>5,10432904</text:p>
          </table:table-cell>
          <table:table-cell table:formula="of:=[counters.F158]/1050000000" office:value-type="float" office:value="1.20190408952381">
            <text:p>1,2019040895</text:p>
          </table:table-cell>
          <table:table-cell table:formula="of:=[counters.G158]/3500000000" office:value-type="float" office:value="0.721664643428571">
            <text:p>0,7216646434</text:p>
          </table:table-cell>
          <table:table-cell table:style-name="ce6" table:formula="of:=[.E158]/[.J158]" office:value-type="float" office:value="4.52678899483623">
            <text:p>4,5267889948</text:p>
          </table:table-cell>
          <table:table-cell table:style-name="ce6" table:formula="of:=[.F158]/[.$J158]" office:value-type="float" office:value="16.7253267669422">
            <text:p>16,7253267669</text:p>
          </table:table-cell>
          <table:table-cell table:style-name="ce6" table:formula="of:=[.G158]/[.$J158]" office:value-type="float" office:value="0.997675285569419">
            <text:p>0,9976752856</text:p>
          </table:table-cell>
          <table:table-cell table:style-name="ce6" table:formula="of:=[.H158]/[.$J158]" office:value-type="float" office:value="0.225847726100151">
            <text:p>0,2258477261</text:p>
          </table:table-cell>
          <table:table-cell table:style-name="ce6" table:formula="of:=[.I158]/[.$J158]" office:value-type="float" office:value="0">
            <text:p>0</text:p>
          </table:table-cell>
          <table:table-cell table:formula="of:=[.O158]-[.P158]-[.Q158]" office:value-type="float" office:value="15.5018037552727">
            <text:p>15,5018037553</text:p>
          </table:table-cell>
          <table:table-cell table:formula="of:=[.E158]/[.$M158]" office:value-type="float" office:value="33.2851153728131">
            <text:p>33,2851153728</text:p>
          </table:table-cell>
          <table:table-cell table:formula="of:=[.F158]/[.$M158]" office:value-type="float" office:value="122.97998243804">
            <text:p>122,979982438</text:p>
          </table:table-cell>
          <table:table-cell table:formula="of:=[.G158]/[.$M158]" office:value-type="float" office:value="7.33582612811485">
            <text:p>7,3358261281</text:p>
          </table:table-cell>
          <table:table-cell table:formula="of:=[.H158]/[.$M158]" office:value-type="float" office:value="1.66064016425466">
            <text:p>1,6606401643</text:p>
          </table:table-cell>
          <table:table-cell table:formula="of:=[.I158]/[.$M158]" office:value-type="float" office:value="0">
            <text:p>0</text:p>
          </table:table-cell>
          <table:table-cell table:formula="of:=[.U158]-[.V158]-[.W158]" office:value-type="float" office:value="113.98351614567">
            <text:p>113,983516145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59]*[.C159]" office:value-type="float" office:value="7680">
            <text:p>7680</text:p>
          </table:table-cell>
          <table:table-cell table:formula="of:=[counters.BH159]/1000000000" office:value-type="float" office:value="23.903869628">
            <text:p>23,903869628</text:p>
          </table:table-cell>
          <table:table-cell table:style-name="Default" table:formula="of:=[counters.BI159]/1000000000" office:value-type="float" office:value="85.451782226">
            <text:p>85,451782226</text:p>
          </table:table-cell>
          <table:table-cell table:style-name="Default" table:formula="of:=[counters.BJ159]/1000000000" office:value-type="float" office:value="5.845214843">
            <text:p>5,845214843</text:p>
          </table:table-cell>
          <table:table-cell table:formula="of:=[counters.BK159]/1000000000" office:value-type="float" office:value="1.306762695">
            <text:p>1,306762695</text:p>
          </table:table-cell>
          <table:table-cell table:formula="of:=[counters.BL159]/(2^-32)" office:value-type="float" office:value="0">
            <text:p>0</text:p>
          </table:table-cell>
          <table:table-cell table:formula="of:=[counters.D159]/1000000000" office:value-type="float" office:value="5.623823305">
            <text:p>5,623823305</text:p>
          </table:table-cell>
          <table:table-cell table:formula="of:=[counters.E159]/12500000" office:value-type="float" office:value="5.44645736">
            <text:p>5,44645736</text:p>
          </table:table-cell>
          <table:table-cell table:formula="of:=[counters.F159]/1050000000" office:value-type="float" office:value="1.32913871904762">
            <text:p>1,329138719</text:p>
          </table:table-cell>
          <table:table-cell table:formula="of:=[counters.G159]/3500000000" office:value-type="float" office:value="1.02574037028571">
            <text:p>1,0257403703</text:p>
          </table:table-cell>
          <table:table-cell table:style-name="ce6" table:formula="of:=[.E159]/[.J159]" office:value-type="float" office:value="4.25046597867818">
            <text:p>4,2504659787</text:p>
          </table:table-cell>
          <table:table-cell table:style-name="ce6" table:formula="of:=[.F159]/[.$J159]" office:value-type="float" office:value="15.1946065144022">
            <text:p>15,1946065144</text:p>
          </table:table-cell>
          <table:table-cell table:style-name="ce6" table:formula="of:=[.G159]/[.$J159]" office:value-type="float" office:value="1.0393667307796">
            <text:p>1,0393667308</text:p>
          </table:table-cell>
          <table:table-cell table:style-name="ce6" table:formula="of:=[.H159]/[.$J159]" office:value-type="float" office:value="0.232361975853365">
            <text:p>0,2323619759</text:p>
          </table:table-cell>
          <table:table-cell table:style-name="ce6" table:formula="of:=[.I159]/[.$J159]" office:value-type="float" office:value="0">
            <text:p>0</text:p>
          </table:table-cell>
          <table:table-cell table:formula="of:=[.O159]-[.P159]-[.Q159]" office:value-type="float" office:value="13.9228778077692">
            <text:p>13,9228778078</text:p>
          </table:table-cell>
          <table:table-cell table:formula="of:=[.E159]/[.$M159]" office:value-type="float" office:value="23.3040156363756">
            <text:p>23,3040156364</text:p>
          </table:table-cell>
          <table:table-cell table:formula="of:=[.F159]/[.$M159]" office:value-type="float" office:value="83.3074184281134">
            <text:p>83,3074184281</text:p>
          </table:table-cell>
          <table:table-cell table:formula="of:=[.G159]/[.$M159]" office:value-type="float" office:value="5.6985325062051">
            <text:p>5,6985325062</text:p>
          </table:table-cell>
          <table:table-cell table:formula="of:=[.H159]/[.$M159]" office:value-type="float" office:value="1.2739702295582">
            <text:p>1,2739702296</text:p>
          </table:table-cell>
          <table:table-cell table:formula="of:=[.I159]/[.$M159]" office:value-type="float" office:value="0">
            <text:p>0</text:p>
          </table:table-cell>
          <table:table-cell table:formula="of:=[.U159]-[.V159]-[.W159]" office:value-type="float" office:value="76.3349156923501">
            <text:p>76,334915692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60]*[.C160]" office:value-type="float" office:value="7936">
            <text:p>7936</text:p>
          </table:table-cell>
          <table:table-cell table:formula="of:=[counters.BH160]/1000000000" office:value-type="float" office:value="25.745483398">
            <text:p>25,745483398</text:p>
          </table:table-cell>
          <table:table-cell table:style-name="Default" table:formula="of:=[counters.BI160]/1000000000" office:value-type="float" office:value="94.962158203">
            <text:p>94,962158203</text:p>
          </table:table-cell>
          <table:table-cell table:style-name="Default" table:formula="of:=[counters.BJ160]/1000000000" office:value-type="float" office:value="5.587280273">
            <text:p>5,587280273</text:p>
          </table:table-cell>
          <table:table-cell table:formula="of:=[counters.BK160]/1000000000" office:value-type="float" office:value="1.293701171">
            <text:p>1,293701171</text:p>
          </table:table-cell>
          <table:table-cell table:formula="of:=[counters.BL160]/(2^-32)" office:value-type="float" office:value="0">
            <text:p>0</text:p>
          </table:table-cell>
          <table:table-cell table:formula="of:=[counters.D160]/1000000000" office:value-type="float" office:value="5.731482681">
            <text:p>5,731482681</text:p>
          </table:table-cell>
          <table:table-cell table:formula="of:=[counters.E160]/12500000" office:value-type="float" office:value="5.51037312">
            <text:p>5,51037312</text:p>
          </table:table-cell>
          <table:table-cell table:formula="of:=[counters.F160]/1050000000" office:value-type="float" office:value="1.61889233904762">
            <text:p>1,618892339</text:p>
          </table:table-cell>
          <table:table-cell table:formula="of:=[counters.G160]/3500000000" office:value-type="float" office:value="1.07450196171429">
            <text:p>1,0745019617</text:p>
          </table:table-cell>
          <table:table-cell table:style-name="ce6" table:formula="of:=[.E160]/[.J160]" office:value-type="float" office:value="4.49194123596445">
            <text:p>4,491941236</text:p>
          </table:table-cell>
          <table:table-cell table:style-name="ce6" table:formula="of:=[.F160]/[.$J160]" office:value-type="float" office:value="16.5685152496058">
            <text:p>16,5685152496</text:p>
          </table:table-cell>
          <table:table-cell table:style-name="ce6" table:formula="of:=[.G160]/[.$J160]" office:value-type="float" office:value="0.974840295953779">
            <text:p>0,974840296</text:p>
          </table:table-cell>
          <table:table-cell table:style-name="ce6" table:formula="of:=[.H160]/[.$J160]" office:value-type="float" office:value="0.22571841232089">
            <text:p>0,2257184123</text:p>
          </table:table-cell>
          <table:table-cell table:style-name="ce6" table:formula="of:=[.I160]/[.$J160]" office:value-type="float" office:value="0">
            <text:p>0</text:p>
          </table:table-cell>
          <table:table-cell table:formula="of:=[.O160]-[.P160]-[.Q160]" office:value-type="float" office:value="15.3679565413311">
            <text:p>15,3679565413</text:p>
          </table:table-cell>
          <table:table-cell table:formula="of:=[.E160]/[.$M160]" office:value-type="float" office:value="23.9603875240256">
            <text:p>23,960387524</text:p>
          </table:table-cell>
          <table:table-cell table:formula="of:=[.F160]/[.$M160]" office:value-type="float" office:value="88.3778360455435">
            <text:p>88,3778360455</text:p>
          </table:table-cell>
          <table:table-cell table:formula="of:=[.G160]/[.$M160]" office:value-type="float" office:value="5.19987908080309">
            <text:p>5,1998790808</text:p>
          </table:table-cell>
          <table:table-cell table:formula="of:=[.H160]/[.$M160]" office:value-type="float" office:value="1.2040007529963">
            <text:p>1,204000753</text:p>
          </table:table-cell>
          <table:table-cell table:formula="of:=[.I160]/[.$M160]" office:value-type="float" office:value="0">
            <text:p>0</text:p>
          </table:table-cell>
          <table:table-cell table:formula="of:=[.U160]-[.V160]-[.W160]" office:value-type="float" office:value="81.9739562117441">
            <text:p>81,973956211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61]*[.C161]" office:value-type="float" office:value="8192">
            <text:p>8192</text:p>
          </table:table-cell>
          <table:table-cell table:formula="of:=[counters.BH161]/1000000000" office:value-type="float" office:value="26.58239746">
            <text:p>26,58239746</text:p>
          </table:table-cell>
          <table:table-cell table:style-name="Default" table:formula="of:=[counters.BI161]/1000000000" office:value-type="float" office:value="95.541687011">
            <text:p>95,541687011</text:p>
          </table:table-cell>
          <table:table-cell table:style-name="Default" table:formula="of:=[counters.BJ161]/1000000000" office:value-type="float" office:value="7.140075683">
            <text:p>7,140075683</text:p>
          </table:table-cell>
          <table:table-cell table:formula="of:=[counters.BK161]/1000000000" office:value-type="float" office:value="1.442077636">
            <text:p>1,442077636</text:p>
          </table:table-cell>
          <table:table-cell table:formula="of:=[counters.BL161]/(2^-32)" office:value-type="float" office:value="0">
            <text:p>0</text:p>
          </table:table-cell>
          <table:table-cell table:formula="of:=[counters.D161]/1000000000" office:value-type="float" office:value="6.168811115">
            <text:p>6,168811115</text:p>
          </table:table-cell>
          <table:table-cell table:formula="of:=[counters.E161]/12500000" office:value-type="float" office:value="6.1203524">
            <text:p>6,1203524</text:p>
          </table:table-cell>
          <table:table-cell table:formula="of:=[counters.F161]/1050000000" office:value-type="float" office:value="2.04243800190476">
            <text:p>2,0424380019</text:p>
          </table:table-cell>
          <table:table-cell table:formula="of:=[counters.G161]/3500000000" office:value-type="float" office:value="0.373561705428571">
            <text:p>0,3735617054</text:p>
          </table:table-cell>
          <table:table-cell table:style-name="ce6" table:formula="of:=[.E161]/[.J161]" office:value-type="float" office:value="4.30916054397623">
            <text:p>4,309160544</text:p>
          </table:table-cell>
          <table:table-cell table:style-name="ce6" table:formula="of:=[.F161]/[.$J161]" office:value-type="float" office:value="15.4878606638939">
            <text:p>15,4878606639</text:p>
          </table:table-cell>
          <table:table-cell table:style-name="ce6" table:formula="of:=[.G161]/[.$J161]" office:value-type="float" office:value="1.15744761022724">
            <text:p>1,1574476102</text:p>
          </table:table-cell>
          <table:table-cell table:style-name="ce6" table:formula="of:=[.H161]/[.$J161]" office:value-type="float" office:value="0.23376913462198">
            <text:p>0,2337691346</text:p>
          </table:table-cell>
          <table:table-cell table:style-name="ce6" table:formula="of:=[.I161]/[.$J161]" office:value-type="float" office:value="0">
            <text:p>0</text:p>
          </table:table-cell>
          <table:table-cell table:formula="of:=[.O161]-[.P161]-[.Q161]" office:value-type="float" office:value="14.0966439190447">
            <text:p>14,096643919</text:p>
          </table:table-cell>
          <table:table-cell table:formula="of:=[.E161]/[.$M161]" office:value-type="float" office:value="71.15932140181">
            <text:p>71,1593214018</text:p>
          </table:table-cell>
          <table:table-cell table:formula="of:=[.F161]/[.$M161]" office:value-type="float" office:value="255.758782612337">
            <text:p>255,7587826123</text:p>
          </table:table-cell>
          <table:table-cell table:formula="of:=[.G161]/[.$M161]" office:value-type="float" office:value="19.1135107781149">
            <text:p>19,1135107781</text:p>
          </table:table-cell>
          <table:table-cell table:formula="of:=[.H161]/[.$M161]" office:value-type="float" office:value="3.86034653724896">
            <text:p>3,8603465372</text:p>
          </table:table-cell>
          <table:table-cell table:formula="of:=[.I161]/[.$M161]" office:value-type="float" office:value="0">
            <text:p>0</text:p>
          </table:table-cell>
          <table:table-cell table:formula="of:=[.U161]-[.V161]-[.W161]" office:value-type="float" office:value="232.784925296973">
            <text:p>232,78492529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table:number-columns-repeated="2" office:value-type="float" office:value="1">
            <text:p>1</text:p>
          </table:table-cell>
          <table:table-cell table:formula="of:=[.B162]*[.C162]" office:value-type="float" office:value="1">
            <text:p>1</text:p>
          </table:table-cell>
          <table:table-cell table:formula="of:=[counters.BH162]/1000000000" office:value-type="float" office:value="0.571960449">
            <text:p>0,571960449</text:p>
          </table:table-cell>
          <table:table-cell table:style-name="Default" table:formula="of:=[counters.BI162]/1000000000" office:value-type="float" office:value="1.850097656">
            <text:p>1,850097656</text:p>
          </table:table-cell>
          <table:table-cell table:style-name="Default" table:formula="of:=[counters.BJ162]/1000000000" office:value-type="float" office:value="0.18951416">
            <text:p>0,18951416</text:p>
          </table:table-cell>
          <table:table-cell table:formula="of:=[counters.BK162]/1000000000" office:value-type="float" office:value="0.042236328">
            <text:p>0,042236328</text:p>
          </table:table-cell>
          <table:table-cell table:formula="of:=[counters.BL162]/(2^-32)" office:value-type="float" office:value="0">
            <text:p>0</text:p>
          </table:table-cell>
          <table:table-cell table:formula="of:=[counters.D162]/1000000000" office:value-type="float" office:value="0.183817523">
            <text:p>0,183817523</text:p>
          </table:table-cell>
          <table:table-cell table:formula="of:=[counters.E162]/12500000" office:value-type="float" office:value="0.17694008">
            <text:p>0,17694008</text:p>
          </table:table-cell>
          <table:table-cell table:formula="of:=[counters.F162]/1050000000" office:value-type="float" office:value="0.183205972380952">
            <text:p>0,1832059724</text:p>
          </table:table-cell>
          <table:table-cell table:formula="of:=[counters.G162]/3500000000" office:value-type="float" office:value="0.152861084571429">
            <text:p>0,1528610846</text:p>
          </table:table-cell>
          <table:table-cell table:style-name="ce6" table:formula="of:=[.E162]/[.J162]" office:value-type="float" office:value="3.11156651262241">
            <text:p>3,1115665126</text:p>
          </table:table-cell>
          <table:table-cell table:style-name="ce6" table:formula="of:=[.F162]/[.$J162]" office:value-type="float" office:value="10.0648601167365">
            <text:p>10,0648601167</text:p>
          </table:table-cell>
          <table:table-cell table:style-name="ce6" table:formula="of:=[.G162]/[.$J162]" office:value-type="float" office:value="1.03099071789799">
            <text:p>1,0309907179</text:p>
          </table:table-cell>
          <table:table-cell table:style-name="ce6" table:formula="of:=[.H162]/[.$J162]" office:value-type="float" office:value="0.229773132129519">
            <text:p>0,2297731321</text:p>
          </table:table-cell>
          <table:table-cell table:style-name="ce6" table:formula="of:=[.I162]/[.$J162]" office:value-type="float" office:value="0">
            <text:p>0</text:p>
          </table:table-cell>
          <table:table-cell table:formula="of:=[.O162]-[.P162]-[.Q162]" office:value-type="float" office:value="8.80409626670902">
            <text:p>8,8040962667</text:p>
          </table:table-cell>
          <table:table-cell table:formula="of:=[.E162]/[.$M162]" office:value-type="float" office:value="3.74170084298163">
            <text:p>3,741700843</text:p>
          </table:table-cell>
          <table:table-cell table:formula="of:=[.F162]/[.$M162]" office:value-type="float" office:value="12.1031305069374">
            <text:p>12,1031305069</text:p>
          </table:table-cell>
          <table:table-cell table:formula="of:=[.G162]/[.$M162]" office:value-type="float" office:value="1.23978029157214">
            <text:p>1,2397802916</text:p>
          </table:table-cell>
          <table:table-cell table:formula="of:=[.H162]/[.$M162]" office:value-type="float" office:value="0.276305301106665">
            <text:p>0,2763053011</text:p>
          </table:table-cell>
          <table:table-cell table:formula="of:=[.I162]/[.$M162]" office:value-type="float" office:value="0">
            <text:p>0</text:p>
          </table:table-cell>
          <table:table-cell table:formula="of:=[.U162]-[.V162]-[.W162]" office:value-type="float" office:value="10.5870449142586">
            <text:p>10,58704491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63]*[.C163]" office:value-type="float" office:value="2">
            <text:p>2</text:p>
          </table:table-cell>
          <table:table-cell table:formula="of:=[counters.BH163]/1000000000" office:value-type="float" office:value="0.594482421">
            <text:p>0,594482421</text:p>
          </table:table-cell>
          <table:table-cell table:style-name="Default" table:formula="of:=[counters.BI163]/1000000000" office:value-type="float" office:value="1.872314453">
            <text:p>1,872314453</text:p>
          </table:table-cell>
          <table:table-cell table:style-name="Default" table:formula="of:=[counters.BJ163]/1000000000" office:value-type="float" office:value="0.225830078">
            <text:p>0,225830078</text:p>
          </table:table-cell>
          <table:table-cell table:formula="of:=[counters.BK163]/1000000000" office:value-type="float" office:value="0.042419433">
            <text:p>0,042419433</text:p>
          </table:table-cell>
          <table:table-cell table:formula="of:=[counters.BL163]/(2^-32)" office:value-type="float" office:value="0">
            <text:p>0</text:p>
          </table:table-cell>
          <table:table-cell table:formula="of:=[counters.D163]/1000000000" office:value-type="float" office:value="0.183751181">
            <text:p>0,183751181</text:p>
          </table:table-cell>
          <table:table-cell table:formula="of:=[counters.E163]/12500000" office:value-type="float" office:value="0.1804624">
            <text:p>0,1804624</text:p>
          </table:table-cell>
          <table:table-cell table:formula="of:=[counters.F163]/1050000000" office:value-type="float" office:value="0.186947523809524">
            <text:p>0,1869475238</text:p>
          </table:table-cell>
          <table:table-cell table:formula="of:=[counters.G163]/3500000000" office:value-type="float" office:value="0.152929823428571">
            <text:p>0,1529298234</text:p>
          </table:table-cell>
          <table:table-cell table:style-name="ce6" table:formula="of:=[.E163]/[.J163]" office:value-type="float" office:value="3.23525768794923">
            <text:p>3,2352576879</text:p>
          </table:table-cell>
          <table:table-cell table:style-name="ce6" table:formula="of:=[.F163]/[.$J163]" office:value-type="float" office:value="10.1894009214558">
            <text:p>10,1894009215</text:p>
          </table:table-cell>
          <table:table-cell table:style-name="ce6" table:formula="of:=[.G163]/[.$J163]" office:value-type="float" office:value="1.22899932817303">
            <text:p>1,2289993282</text:p>
          </table:table-cell>
          <table:table-cell table:style-name="ce6" table:formula="of:=[.H163]/[.$J163]" office:value-type="float" office:value="0.230852573404685">
            <text:p>0,2308525734</text:p>
          </table:table-cell>
          <table:table-cell table:style-name="ce6" table:formula="of:=[.I163]/[.$J163]" office:value-type="float" office:value="0">
            <text:p>0</text:p>
          </table:table-cell>
          <table:table-cell table:formula="of:=[.O163]-[.P163]-[.Q163]" office:value-type="float" office:value="8.72954901987814">
            <text:p>8,7295490199</text:p>
          </table:table-cell>
          <table:table-cell table:formula="of:=[.E163]/[.$M163]" office:value-type="float" office:value="3.88728900401604">
            <text:p>3,887289004</text:p>
          </table:table-cell>
          <table:table-cell table:formula="of:=[.F163]/[.$M163]" office:value-type="float" office:value="12.242964851617">
            <text:p>12,2429648516</text:p>
          </table:table-cell>
          <table:table-cell table:formula="of:=[.G163]/[.$M163]" office:value-type="float" office:value="1.47669089610555">
            <text:p>1,4766908961</text:p>
          </table:table-cell>
          <table:table-cell table:formula="of:=[.H163]/[.$M163]" office:value-type="float" office:value="0.277378421350318">
            <text:p>0,2773784214</text:p>
          </table:table-cell>
          <table:table-cell table:formula="of:=[.I163]/[.$M163]" office:value-type="float" office:value="0">
            <text:p>0</text:p>
          </table:table-cell>
          <table:table-cell table:formula="of:=[.U163]-[.V163]-[.W163]" office:value-type="float" office:value="10.4888955341612">
            <text:p>10,488895534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64]*[.C164]" office:value-type="float" office:value="4">
            <text:p>4</text:p>
          </table:table-cell>
          <table:table-cell table:formula="of:=[counters.BH164]/1000000000" office:value-type="float" office:value="0.604858398">
            <text:p>0,604858398</text:p>
          </table:table-cell>
          <table:table-cell table:style-name="Default" table:formula="of:=[counters.BI164]/1000000000" office:value-type="float" office:value="1.882629394">
            <text:p>1,882629394</text:p>
          </table:table-cell>
          <table:table-cell table:style-name="Default" table:formula="of:=[counters.BJ164]/1000000000" office:value-type="float" office:value="0.193725585">
            <text:p>0,193725585</text:p>
          </table:table-cell>
          <table:table-cell table:formula="of:=[counters.BK164]/1000000000" office:value-type="float" office:value="0.042480468">
            <text:p>0,042480468</text:p>
          </table:table-cell>
          <table:table-cell table:formula="of:=[counters.BL164]/(2^-32)" office:value-type="float" office:value="0">
            <text:p>0</text:p>
          </table:table-cell>
          <table:table-cell table:formula="of:=[counters.D164]/1000000000" office:value-type="float" office:value="0.185717263">
            <text:p>0,185717263</text:p>
          </table:table-cell>
          <table:table-cell table:formula="of:=[counters.E164]/12500000" office:value-type="float" office:value="0.17877016">
            <text:p>0,17877016</text:p>
          </table:table-cell>
          <table:table-cell table:formula="of:=[counters.F164]/1050000000" office:value-type="float" office:value="0.185177425714286">
            <text:p>0,1851774257</text:p>
          </table:table-cell>
          <table:table-cell table:formula="of:=[counters.G164]/3500000000" office:value-type="float" office:value="0.154441856285714">
            <text:p>0,1544418563</text:p>
          </table:table-cell>
          <table:table-cell table:style-name="ce6" table:formula="of:=[.E164]/[.J164]" office:value-type="float" office:value="3.25687762262574">
            <text:p>3,2568776226</text:p>
          </table:table-cell>
          <table:table-cell table:style-name="ce6" table:formula="of:=[.F164]/[.$J164]" office:value-type="float" office:value="10.1370726855909">
            <text:p>10,1370726856</text:p>
          </table:table-cell>
          <table:table-cell table:style-name="ce6" table:formula="of:=[.G164]/[.$J164]" office:value-type="float" office:value="1.0431210425495">
            <text:p>1,0431210425</text:p>
          </table:table-cell>
          <table:table-cell table:style-name="ce6" table:formula="of:=[.H164]/[.$J164]" office:value-type="float" office:value="0.228737314527406">
            <text:p>0,2287373145</text:p>
          </table:table-cell>
          <table:table-cell table:style-name="ce6" table:formula="of:=[.I164]/[.$J164]" office:value-type="float" office:value="0">
            <text:p>0</text:p>
          </table:table-cell>
          <table:table-cell table:formula="of:=[.O164]-[.P164]-[.Q164]" office:value-type="float" office:value="8.86521432851398">
            <text:p>8,8652143285</text:p>
          </table:table-cell>
          <table:table-cell table:formula="of:=[.E164]/[.$M164]" office:value-type="float" office:value="3.91641497031106">
            <text:p>3,9164149703</text:p>
          </table:table-cell>
          <table:table-cell table:formula="of:=[.F164]/[.$M164]" office:value-type="float" office:value="12.1898910002556">
            <text:p>12,1898910003</text:p>
          </table:table-cell>
          <table:table-cell table:formula="of:=[.G164]/[.$M164]" office:value-type="float" office:value="1.25435934052497">
            <text:p>1,2543593405</text:p>
          </table:table-cell>
          <table:table-cell table:formula="of:=[.H164]/[.$M164]" office:value-type="float" office:value="0.275057999312129">
            <text:p>0,2750579993</text:p>
          </table:table-cell>
          <table:table-cell table:formula="of:=[.I164]/[.$M164]" office:value-type="float" office:value="0">
            <text:p>0</text:p>
          </table:table-cell>
          <table:table-cell table:formula="of:=[.U164]-[.V164]-[.W164]" office:value-type="float" office:value="10.6604736604185">
            <text:p>10,660473660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65]*[.C165]" office:value-type="float" office:value="8">
            <text:p>8</text:p>
          </table:table-cell>
          <table:table-cell table:formula="of:=[counters.BH165]/1000000000" office:value-type="float" office:value="0.638000488">
            <text:p>0,638000488</text:p>
          </table:table-cell>
          <table:table-cell table:style-name="Default" table:formula="of:=[counters.BI165]/1000000000" office:value-type="float" office:value="1.993103027">
            <text:p>1,993103027</text:p>
          </table:table-cell>
          <table:table-cell table:style-name="Default" table:formula="of:=[counters.BJ165]/1000000000" office:value-type="float" office:value="0.205688476">
            <text:p>0,205688476</text:p>
          </table:table-cell>
          <table:table-cell table:formula="of:=[counters.BK165]/1000000000" office:value-type="float" office:value="0.044067382">
            <text:p>0,044067382</text:p>
          </table:table-cell>
          <table:table-cell table:formula="of:=[counters.BL165]/(2^-32)" office:value-type="float" office:value="0">
            <text:p>0</text:p>
          </table:table-cell>
          <table:table-cell table:formula="of:=[counters.D165]/1000000000" office:value-type="float" office:value="0.19180449">
            <text:p>0,19180449</text:p>
          </table:table-cell>
          <table:table-cell table:formula="of:=[counters.E165]/12500000" office:value-type="float" office:value="0.18460984">
            <text:p>0,18460984</text:p>
          </table:table-cell>
          <table:table-cell table:formula="of:=[counters.F165]/1050000000" office:value-type="float" office:value="0.19086314952381">
            <text:p>0,1908631495</text:p>
          </table:table-cell>
          <table:table-cell table:formula="of:=[counters.G165]/3500000000" office:value-type="float" office:value="0.159490632857143">
            <text:p>0,1594906329</text:p>
          </table:table-cell>
          <table:table-cell table:style-name="ce6" table:formula="of:=[.E165]/[.J165]" office:value-type="float" office:value="3.32630632369451">
            <text:p>3,3263063237</text:p>
          </table:table-cell>
          <table:table-cell table:style-name="ce6" table:formula="of:=[.F165]/[.$J165]" office:value-type="float" office:value="10.3913262249492">
            <text:p>10,3913262249</text:p>
          </table:table-cell>
          <table:table-cell table:style-name="ce6" table:formula="of:=[.G165]/[.$J165]" office:value-type="float" office:value="1.07238613652892">
            <text:p>1,0723861365</text:p>
          </table:table-cell>
          <table:table-cell table:style-name="ce6" table:formula="of:=[.H165]/[.$J165]" office:value-type="float" office:value="0.22975156629545">
            <text:p>0,2297515663</text:p>
          </table:table-cell>
          <table:table-cell table:style-name="ce6" table:formula="of:=[.I165]/[.$J165]" office:value-type="float" office:value="0">
            <text:p>0</text:p>
          </table:table-cell>
          <table:table-cell table:formula="of:=[.O165]-[.P165]-[.Q165]" office:value-type="float" office:value="9.0891885221248">
            <text:p>9,0891885221</text:p>
          </table:table-cell>
          <table:table-cell table:formula="of:=[.E165]/[.$M165]" office:value-type="float" office:value="4.00023798621116">
            <text:p>4,0002379862</text:p>
          </table:table-cell>
          <table:table-cell table:formula="of:=[.F165]/[.$M165]" office:value-type="float" office:value="12.496677649936">
            <text:p>12,4966776499</text:p>
          </table:table-cell>
          <table:table-cell table:formula="of:=[.G165]/[.$M165]" office:value-type="float" office:value="1.28965866092109">
            <text:p>1,2896586609</text:p>
          </table:table-cell>
          <table:table-cell table:formula="of:=[.H165]/[.$M165]" office:value-type="float" office:value="0.276300753282931">
            <text:p>0,2763007533</text:p>
          </table:table-cell>
          <table:table-cell table:formula="of:=[.I165]/[.$M165]" office:value-type="float" office:value="0">
            <text:p>0</text:p>
          </table:table-cell>
          <table:table-cell table:formula="of:=[.U165]-[.V165]-[.W165]" office:value-type="float" office:value="10.9307182357319">
            <text:p>10,930718235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66]*[.C166]" office:value-type="float" office:value="16">
            <text:p>16</text:p>
          </table:table-cell>
          <table:table-cell table:formula="of:=[counters.BH166]/1000000000" office:value-type="float" office:value="0.666931152">
            <text:p>0,666931152</text:p>
          </table:table-cell>
          <table:table-cell table:style-name="Default" table:formula="of:=[counters.BI166]/1000000000" office:value-type="float" office:value="2.154052734">
            <text:p>2,154052734</text:p>
          </table:table-cell>
          <table:table-cell table:style-name="Default" table:formula="of:=[counters.BJ166]/1000000000" office:value-type="float" office:value="0.297302246">
            <text:p>0,297302246</text:p>
          </table:table-cell>
          <table:table-cell table:formula="of:=[counters.BK166]/1000000000" office:value-type="float" office:value="0.044433593">
            <text:p>0,044433593</text:p>
          </table:table-cell>
          <table:table-cell table:formula="of:=[counters.BL166]/(2^-32)" office:value-type="float" office:value="0">
            <text:p>0</text:p>
          </table:table-cell>
          <table:table-cell table:formula="of:=[counters.D166]/1000000000" office:value-type="float" office:value="0.191777062">
            <text:p>0,191777062</text:p>
          </table:table-cell>
          <table:table-cell table:formula="of:=[counters.E166]/12500000" office:value-type="float" office:value="0.1901216">
            <text:p>0,1901216</text:p>
          </table:table-cell>
          <table:table-cell table:formula="of:=[counters.F166]/1050000000" office:value-type="float" office:value="0.196662275238095">
            <text:p>0,1966622752</text:p>
          </table:table-cell>
          <table:table-cell table:formula="of:=[counters.G166]/3500000000" office:value-type="float" office:value="0.159347685142857">
            <text:p>0,1593476851</text:p>
          </table:table-cell>
          <table:table-cell table:style-name="ce6" table:formula="of:=[.E166]/[.J166]" office:value-type="float" office:value="3.47763775836758">
            <text:p>3,4776377584</text:p>
          </table:table-cell>
          <table:table-cell table:style-name="ce6" table:formula="of:=[.F166]/[.$J166]" office:value-type="float" office:value="11.2320666065893">
            <text:p>11,2320666066</text:p>
          </table:table-cell>
          <table:table-cell table:style-name="ce6" table:formula="of:=[.G166]/[.$J166]" office:value-type="float" office:value="1.55024924722228">
            <text:p>1,5502492472</text:p>
          </table:table-cell>
          <table:table-cell table:style-name="ce6" table:formula="of:=[.H166]/[.$J166]" office:value-type="float" office:value="0.23169399164119">
            <text:p>0,2316939916</text:p>
          </table:table-cell>
          <table:table-cell table:style-name="ce6" table:formula="of:=[.I166]/[.$J166]" office:value-type="float" office:value="0">
            <text:p>0</text:p>
          </table:table-cell>
          <table:table-cell table:formula="of:=[.O166]-[.P166]-[.Q166]" office:value-type="float" office:value="9.4501233677258">
            <text:p>9,4501233677</text:p>
          </table:table-cell>
          <table:table-cell table:formula="of:=[.E166]/[.$M166]" office:value-type="float" office:value="4.18538337348351">
            <text:p>4,1853833735</text:p>
          </table:table-cell>
          <table:table-cell table:formula="of:=[.F166]/[.$M166]" office:value-type="float" office:value="13.5179418017203">
            <text:p>13,5179418017</text:p>
          </table:table-cell>
          <table:table-cell table:formula="of:=[.G166]/[.$M166]" office:value-type="float" office:value="1.86574562243226">
            <text:p>1,8657456224</text:p>
          </table:table-cell>
          <table:table-cell table:formula="of:=[.H166]/[.$M166]" office:value-type="float" office:value="0.278846805713963">
            <text:p>0,2788468057</text:p>
          </table:table-cell>
          <table:table-cell table:formula="of:=[.I166]/[.$M166]" office:value-type="float" office:value="0">
            <text:p>0</text:p>
          </table:table-cell>
          <table:table-cell table:formula="of:=[.U166]-[.V166]-[.W166]" office:value-type="float" office:value="11.3733493735741">
            <text:p>11,373349373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67]*[.C167]" office:value-type="float" office:value="32">
            <text:p>32</text:p>
          </table:table-cell>
          <table:table-cell table:formula="of:=[counters.BH167]/1000000000" office:value-type="float" office:value="0.679260253">
            <text:p>0,679260253</text:p>
          </table:table-cell>
          <table:table-cell table:style-name="Default" table:formula="of:=[counters.BI167]/1000000000" office:value-type="float" office:value="2.223693847">
            <text:p>2,223693847</text:p>
          </table:table-cell>
          <table:table-cell table:style-name="Default" table:formula="of:=[counters.BJ167]/1000000000" office:value-type="float" office:value="0.192993164">
            <text:p>0,192993164</text:p>
          </table:table-cell>
          <table:table-cell table:formula="of:=[counters.BK167]/1000000000" office:value-type="float" office:value="0.043701171">
            <text:p>0,043701171</text:p>
          </table:table-cell>
          <table:table-cell table:formula="of:=[counters.BL167]/(2^-32)" office:value-type="float" office:value="0">
            <text:p>0</text:p>
          </table:table-cell>
          <table:table-cell table:formula="of:=[counters.D167]/1000000000" office:value-type="float" office:value="0.19141098">
            <text:p>0,19141098</text:p>
          </table:table-cell>
          <table:table-cell table:formula="of:=[counters.E167]/12500000" office:value-type="float" office:value="0.18422016">
            <text:p>0,18422016</text:p>
          </table:table-cell>
          <table:table-cell table:formula="of:=[counters.F167]/1050000000" office:value-type="float" office:value="0.19080801047619">
            <text:p>0,1908080105</text:p>
          </table:table-cell>
          <table:table-cell table:formula="of:=[counters.G167]/3500000000" office:value-type="float" office:value="0.159157170857143">
            <text:p>0,1591571709</text:p>
          </table:table-cell>
          <table:table-cell table:style-name="ce6" table:formula="of:=[.E167]/[.J167]" office:value-type="float" office:value="3.54870056566243">
            <text:p>3,5487005657</text:p>
          </table:table-cell>
          <table:table-cell table:style-name="ce6" table:formula="of:=[.F167]/[.$J167]" office:value-type="float" office:value="11.6173787261316">
            <text:p>11,6173787261</text:p>
          </table:table-cell>
          <table:table-cell table:style-name="ce6" table:formula="of:=[.G167]/[.$J167]" office:value-type="float" office:value="1.0082658998977">
            <text:p>1,0082658999</text:p>
          </table:table-cell>
          <table:table-cell table:style-name="ce6" table:formula="of:=[.H167]/[.$J167]" office:value-type="float" office:value="0.228310679982935">
            <text:p>0,22831068</text:p>
          </table:table-cell>
          <table:table-cell table:style-name="ce6" table:formula="of:=[.I167]/[.$J167]" office:value-type="float" office:value="0">
            <text:p>0</text:p>
          </table:table-cell>
          <table:table-cell table:formula="of:=[.O167]-[.P167]-[.Q167]" office:value-type="float" office:value="10.380802146251">
            <text:p>10,3808021463</text:p>
          </table:table-cell>
          <table:table-cell table:formula="of:=[.E167]/[.$M167]" office:value-type="float" office:value="4.26785830221683">
            <text:p>4,2678583022</text:p>
          </table:table-cell>
          <table:table-cell table:formula="of:=[.F167]/[.$M167]" office:value-type="float" office:value="13.9716849390088">
            <text:p>13,971684939</text:p>
          </table:table-cell>
          <table:table-cell table:formula="of:=[.G167]/[.$M167]" office:value-type="float" office:value="1.21259483918087">
            <text:p>1,2125948392</text:p>
          </table:table-cell>
          <table:table-cell table:formula="of:=[.H167]/[.$M167]" office:value-type="float" office:value="0.274578712128689">
            <text:p>0,2745787121</text:p>
          </table:table-cell>
          <table:table-cell table:formula="of:=[.I167]/[.$M167]" office:value-type="float" office:value="0">
            <text:p>0</text:p>
          </table:table-cell>
          <table:table-cell table:formula="of:=[.U167]-[.V167]-[.W167]" office:value-type="float" office:value="12.4845113876993">
            <text:p>12,484511387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68]*[.C168]" office:value-type="float" office:value="64">
            <text:p>64</text:p>
          </table:table-cell>
          <table:table-cell table:formula="of:=[counters.BH168]/1000000000" office:value-type="float" office:value="0.728515625">
            <text:p>0,728515625</text:p>
          </table:table-cell>
          <table:table-cell table:style-name="Default" table:formula="of:=[counters.BI168]/1000000000" office:value-type="float" office:value="2.573059082">
            <text:p>2,573059082</text:p>
          </table:table-cell>
          <table:table-cell table:style-name="Default" table:formula="of:=[counters.BJ168]/1000000000" office:value-type="float" office:value="0.244812011">
            <text:p>0,244812011</text:p>
          </table:table-cell>
          <table:table-cell table:formula="of:=[counters.BK168]/1000000000" office:value-type="float" office:value="0.045349121">
            <text:p>0,045349121</text:p>
          </table:table-cell>
          <table:table-cell table:formula="of:=[counters.BL168]/(2^-32)" office:value-type="float" office:value="0">
            <text:p>0</text:p>
          </table:table-cell>
          <table:table-cell table:formula="of:=[counters.D168]/1000000000" office:value-type="float" office:value="0.191782061">
            <text:p>0,191782061</text:p>
          </table:table-cell>
          <table:table-cell table:formula="of:=[counters.E168]/12500000" office:value-type="float" office:value="0.19033856">
            <text:p>0,19033856</text:p>
          </table:table-cell>
          <table:table-cell table:formula="of:=[counters.F168]/1050000000" office:value-type="float" office:value="0.196840977142857">
            <text:p>0,1968409771</text:p>
          </table:table-cell>
          <table:table-cell table:formula="of:=[counters.G168]/3500000000" office:value-type="float" office:value="0.159611070571429">
            <text:p>0,1596110706</text:p>
          </table:table-cell>
          <table:table-cell table:style-name="ce6" table:formula="of:=[.E168]/[.J168]" office:value-type="float" office:value="3.79866407317418">
            <text:p>3,7986640732</text:p>
          </table:table-cell>
          <table:table-cell table:style-name="ce6" table:formula="of:=[.F168]/[.$J168]" office:value-type="float" office:value="13.4165785297302">
            <text:p>13,4165785297</text:p>
          </table:table-cell>
          <table:table-cell table:style-name="ce6" table:formula="of:=[.G168]/[.$J168]" office:value-type="float" office:value="1.27651152419308">
            <text:p>1,2765115242</text:p>
          </table:table-cell>
          <table:table-cell table:style-name="ce6" table:formula="of:=[.H168]/[.$J168]" office:value-type="float" office:value="0.236461746023263">
            <text:p>0,236461746</text:p>
          </table:table-cell>
          <table:table-cell table:style-name="ce6" table:formula="of:=[.I168]/[.$J168]" office:value-type="float" office:value="0">
            <text:p>0</text:p>
          </table:table-cell>
          <table:table-cell table:formula="of:=[.O168]-[.P168]-[.Q168]" office:value-type="float" office:value="11.9036052595138">
            <text:p>11,9036052595</text:p>
          </table:table-cell>
          <table:table-cell table:formula="of:=[.E168]/[.$M168]" office:value-type="float" office:value="4.56431764032293">
            <text:p>4,5643176403</text:p>
          </table:table-cell>
          <table:table-cell table:formula="of:=[.F168]/[.$M168]" office:value-type="float" office:value="16.1208058613235">
            <text:p>16,1208058613</text:p>
          </table:table-cell>
          <table:table-cell table:formula="of:=[.G168]/[.$M168]" office:value-type="float" office:value="1.53380345187549">
            <text:p>1,5338034519</text:p>
          </table:table-cell>
          <table:table-cell table:formula="of:=[.H168]/[.$M168]" office:value-type="float" office:value="0.284122654134479">
            <text:p>0,2841226541</text:p>
          </table:table-cell>
          <table:table-cell table:formula="of:=[.I168]/[.$M168]" office:value-type="float" office:value="0">
            <text:p>0</text:p>
          </table:table-cell>
          <table:table-cell table:formula="of:=[.U168]-[.V168]-[.W168]" office:value-type="float" office:value="14.3028797553135">
            <text:p>14,302879755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69]*[.C169]" office:value-type="float" office:value="128">
            <text:p>128</text:p>
          </table:table-cell>
          <table:table-cell table:formula="of:=[counters.BH169]/1000000000" office:value-type="float" office:value="0.855285644">
            <text:p>0,855285644</text:p>
          </table:table-cell>
          <table:table-cell table:style-name="Default" table:formula="of:=[counters.BI169]/1000000000" office:value-type="float" office:value="3.115661621">
            <text:p>3,115661621</text:p>
          </table:table-cell>
          <table:table-cell table:style-name="Default" table:formula="of:=[counters.BJ169]/1000000000" office:value-type="float" office:value="0.204589843">
            <text:p>0,204589843</text:p>
          </table:table-cell>
          <table:table-cell table:formula="of:=[counters.BK169]/1000000000" office:value-type="float" office:value="0.046936035">
            <text:p>0,046936035</text:p>
          </table:table-cell>
          <table:table-cell table:formula="of:=[counters.BL169]/(2^-32)" office:value-type="float" office:value="0">
            <text:p>0</text:p>
          </table:table-cell>
          <table:table-cell table:formula="of:=[counters.D169]/1000000000" office:value-type="float" office:value="0.203685777">
            <text:p>0,203685777</text:p>
          </table:table-cell>
          <table:table-cell table:formula="of:=[counters.E169]/12500000" office:value-type="float" office:value="0.19601128">
            <text:p>0,19601128</text:p>
          </table:table-cell>
          <table:table-cell table:formula="of:=[counters.F169]/1050000000" office:value-type="float" office:value="0.20309577047619">
            <text:p>0,2030957705</text:p>
          </table:table-cell>
          <table:table-cell table:formula="of:=[counters.G169]/3500000000" office:value-type="float" office:value="0.169344052">
            <text:p>0,169344052</text:p>
          </table:table-cell>
          <table:table-cell table:style-name="ce6" table:formula="of:=[.E169]/[.J169]" office:value-type="float" office:value="4.1990445115861">
            <text:p>4,1990445116</text:p>
          </table:table-cell>
          <table:table-cell table:style-name="ce6" table:formula="of:=[.F169]/[.$J169]" office:value-type="float" office:value="15.2964122821399">
            <text:p>15,2964122821</text:p>
          </table:table-cell>
          <table:table-cell table:style-name="ce6" table:formula="of:=[.G169]/[.$J169]" office:value-type="float" office:value="1.00443853278965">
            <text:p>1,0044385328</text:p>
          </table:table-cell>
          <table:table-cell table:style-name="ce6" table:formula="of:=[.H169]/[.$J169]" office:value-type="float" office:value="0.230433541758785">
            <text:p>0,2304335418</text:p>
          </table:table-cell>
          <table:table-cell table:style-name="ce6" table:formula="of:=[.I169]/[.$J169]" office:value-type="float" office:value="0">
            <text:p>0</text:p>
          </table:table-cell>
          <table:table-cell table:formula="of:=[.O169]-[.P169]-[.Q169]" office:value-type="float" office:value="14.0615402075914">
            <text:p>14,0615402076</text:p>
          </table:table-cell>
          <table:table-cell table:formula="of:=[.E169]/[.$M169]" office:value-type="float" office:value="5.05057977471804">
            <text:p>5,0505797747</text:p>
          </table:table-cell>
          <table:table-cell table:formula="of:=[.F169]/[.$M169]" office:value-type="float" office:value="18.3984118969824">
            <text:p>18,398411897</text:p>
          </table:table-cell>
          <table:table-cell table:formula="of:=[.G169]/[.$M169]" office:value-type="float" office:value="1.20813126049446">
            <text:p>1,2081312605</text:p>
          </table:table-cell>
          <table:table-cell table:formula="of:=[.H169]/[.$M169]" office:value-type="float" office:value="0.277163764807045">
            <text:p>0,2771637648</text:p>
          </table:table-cell>
          <table:table-cell table:formula="of:=[.I169]/[.$M169]" office:value-type="float" office:value="0">
            <text:p>0</text:p>
          </table:table-cell>
          <table:table-cell table:formula="of:=[.U169]-[.V169]-[.W169]" office:value-type="float" office:value="16.9131168716809">
            <text:p>16,913116871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70]*[.C170]" office:value-type="float" office:value="256">
            <text:p>256</text:p>
          </table:table-cell>
          <table:table-cell table:formula="of:=[counters.BH170]/1000000000" office:value-type="float" office:value="1.60760498">
            <text:p>1,60760498</text:p>
          </table:table-cell>
          <table:table-cell table:style-name="Default" table:formula="of:=[counters.BI170]/1000000000" office:value-type="float" office:value="5.886413574">
            <text:p>5,886413574</text:p>
          </table:table-cell>
          <table:table-cell table:style-name="Default" table:formula="of:=[counters.BJ170]/1000000000" office:value-type="float" office:value="0.371398925">
            <text:p>0,371398925</text:p>
          </table:table-cell>
          <table:table-cell table:formula="of:=[counters.BK170]/1000000000" office:value-type="float" office:value="0.08416748">
            <text:p>0,08416748</text:p>
          </table:table-cell>
          <table:table-cell table:formula="of:=[counters.BL170]/(2^-32)" office:value-type="float" office:value="0">
            <text:p>0</text:p>
          </table:table-cell>
          <table:table-cell table:formula="of:=[counters.D170]/1000000000" office:value-type="float" office:value="0.368122449">
            <text:p>0,368122449</text:p>
          </table:table-cell>
          <table:table-cell table:formula="of:=[counters.E170]/12500000" office:value-type="float" office:value="0.35395808">
            <text:p>0,35395808</text:p>
          </table:table-cell>
          <table:table-cell table:formula="of:=[counters.F170]/1050000000" office:value-type="float" office:value="0.366636898095238">
            <text:p>0,3666368981</text:p>
          </table:table-cell>
          <table:table-cell table:formula="of:=[counters.G170]/3500000000" office:value-type="float" office:value="0.305824757428571">
            <text:p>0,3058247574</text:p>
          </table:table-cell>
          <table:table-cell table:style-name="ce6" table:formula="of:=[.E170]/[.J170]" office:value-type="float" office:value="4.36703869695271">
            <text:p>4,367038697</text:p>
          </table:table-cell>
          <table:table-cell table:style-name="ce6" table:formula="of:=[.F170]/[.$J170]" office:value-type="float" office:value="15.9903683950554">
            <text:p>15,9903683951</text:p>
          </table:table-cell>
          <table:table-cell table:style-name="ce6" table:formula="of:=[.G170]/[.$J170]" office:value-type="float" office:value="1.00890050582055">
            <text:p>1,0089005058</text:p>
          </table:table-cell>
          <table:table-cell table:style-name="ce6" table:formula="of:=[.H170]/[.$J170]" office:value-type="float" office:value="0.228639900197991">
            <text:p>0,2286399002</text:p>
          </table:table-cell>
          <table:table-cell table:style-name="ce6" table:formula="of:=[.I170]/[.$J170]" office:value-type="float" office:value="0">
            <text:p>0</text:p>
          </table:table-cell>
          <table:table-cell table:formula="of:=[.O170]-[.P170]-[.Q170]" office:value-type="float" office:value="14.7528279890369">
            <text:p>14,752827989</text:p>
          </table:table-cell>
          <table:table-cell table:formula="of:=[.E170]/[.$M170]" office:value-type="float" office:value="5.25662145052293">
            <text:p>5,2566214505</text:p>
          </table:table-cell>
          <table:table-cell table:formula="of:=[.F170]/[.$M170]" office:value-type="float" office:value="19.2476685782211">
            <text:p>19,2476685782</text:p>
          </table:table-cell>
          <table:table-cell table:formula="of:=[.G170]/[.$M170]" office:value-type="float" office:value="1.21441745960264">
            <text:p>1,2144174596</text:p>
          </table:table-cell>
          <table:table-cell table:formula="of:=[.H170]/[.$M170]" office:value-type="float" office:value="0.275214736399025">
            <text:p>0,2752147364</text:p>
          </table:table-cell>
          <table:table-cell table:formula="of:=[.I170]/[.$M170]" office:value-type="float" office:value="0">
            <text:p>0</text:p>
          </table:table-cell>
          <table:table-cell table:formula="of:=[.U170]-[.V170]-[.W170]" office:value-type="float" office:value="17.7580363822194">
            <text:p>17,758036382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71]*[.C171]" office:value-type="float" office:value="512">
            <text:p>512</text:p>
          </table:table-cell>
          <table:table-cell table:formula="of:=[counters.BH171]/1000000000" office:value-type="float" office:value="3.369506835">
            <text:p>3,369506835</text:p>
          </table:table-cell>
          <table:table-cell table:style-name="Default" table:formula="of:=[counters.BI171]/1000000000" office:value-type="float" office:value="12.139953613">
            <text:p>12,139953613</text:p>
          </table:table-cell>
          <table:table-cell table:style-name="Default" table:formula="of:=[counters.BJ171]/1000000000" office:value-type="float" office:value="0.895690917">
            <text:p>0,895690917</text:p>
          </table:table-cell>
          <table:table-cell table:formula="of:=[counters.BK171]/1000000000" office:value-type="float" office:value="0.17010498">
            <text:p>0,17010498</text:p>
          </table:table-cell>
          <table:table-cell table:formula="of:=[counters.BL171]/(2^-32)" office:value-type="float" office:value="0">
            <text:p>0</text:p>
          </table:table-cell>
          <table:table-cell table:formula="of:=[counters.D171]/1000000000" office:value-type="float" office:value="0.749679842">
            <text:p>0,749679842</text:p>
          </table:table-cell>
          <table:table-cell table:formula="of:=[counters.E171]/12500000" office:value-type="float" office:value="0.7258424">
            <text:p>0,7258424</text:p>
          </table:table-cell>
          <table:table-cell table:formula="of:=[counters.F171]/1050000000" office:value-type="float" office:value="0.752529520952381">
            <text:p>0,752529521</text:p>
          </table:table-cell>
          <table:table-cell table:formula="of:=[counters.G171]/3500000000" office:value-type="float" office:value="0.622594046571429">
            <text:p>0,6225940466</text:p>
          </table:table-cell>
          <table:table-cell table:style-name="ce6" table:formula="of:=[.E171]/[.J171]" office:value-type="float" office:value="4.49459442048063">
            <text:p>4,4945944205</text:p>
          </table:table-cell>
          <table:table-cell table:style-name="ce6" table:formula="of:=[.F171]/[.$J171]" office:value-type="float" office:value="16.1935174628852">
            <text:p>16,1935174629</text:p>
          </table:table-cell>
          <table:table-cell table:style-name="ce6" table:formula="of:=[.G171]/[.$J171]" office:value-type="float" office:value="1.19476457391527">
            <text:p>1,1947645739</text:p>
          </table:table-cell>
          <table:table-cell table:style-name="ce6" table:formula="of:=[.H171]/[.$J171]" office:value-type="float" office:value="0.226903499960987">
            <text:p>0,2269035</text:p>
          </table:table-cell>
          <table:table-cell table:style-name="ce6" table:formula="of:=[.I171]/[.$J171]" office:value-type="float" office:value="0">
            <text:p>0</text:p>
          </table:table-cell>
          <table:table-cell table:formula="of:=[.O171]-[.P171]-[.Q171]" office:value-type="float" office:value="14.7718493890089">
            <text:p>14,771849389</text:p>
          </table:table-cell>
          <table:table-cell table:formula="of:=[.E171]/[.$M171]" office:value-type="float" office:value="5.41204474015706">
            <text:p>5,4120447402</text:p>
          </table:table-cell>
          <table:table-cell table:formula="of:=[.F171]/[.$M171]" office:value-type="float" office:value="19.4989876306297">
            <text:p>19,4989876306</text:p>
          </table:table-cell>
          <table:table-cell table:formula="of:=[.G171]/[.$M171]" office:value-type="float" office:value="1.43864356225777">
            <text:p>1,4386435623</text:p>
          </table:table-cell>
          <table:table-cell table:formula="of:=[.H171]/[.$M171]" office:value-type="float" office:value="0.273219734330505">
            <text:p>0,2732197343</text:p>
          </table:table-cell>
          <table:table-cell table:formula="of:=[.I171]/[.$M171]" office:value-type="float" office:value="0">
            <text:p>0</text:p>
          </table:table-cell>
          <table:table-cell table:formula="of:=[.U171]-[.V171]-[.W171]" office:value-type="float" office:value="17.7871243340415">
            <text:p>17,78712433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72]*[.C172]" office:value-type="float" office:value="768">
            <text:p>768</text:p>
          </table:table-cell>
          <table:table-cell table:formula="of:=[counters.BH172]/1000000000" office:value-type="float" office:value="4.794799804">
            <text:p>4,794799804</text:p>
          </table:table-cell>
          <table:table-cell table:style-name="Default" table:formula="of:=[counters.BI172]/1000000000" office:value-type="float" office:value="17.686889648">
            <text:p>17,686889648</text:p>
          </table:table-cell>
          <table:table-cell table:style-name="Default" table:formula="of:=[counters.BJ172]/1000000000" office:value-type="float" office:value="1.208068847">
            <text:p>1,208068847</text:p>
          </table:table-cell>
          <table:table-cell table:formula="of:=[counters.BK172]/1000000000" office:value-type="float" office:value="0.243347167">
            <text:p>0,243347167</text:p>
          </table:table-cell>
          <table:table-cell table:formula="of:=[counters.BL172]/(2^-32)" office:value-type="float" office:value="0">
            <text:p>0</text:p>
          </table:table-cell>
          <table:table-cell table:formula="of:=[counters.D172]/1000000000" office:value-type="float" office:value="1.0672343">
            <text:p>1,0672343</text:p>
          </table:table-cell>
          <table:table-cell table:formula="of:=[counters.E172]/12500000" office:value-type="float" office:value="1.03536872">
            <text:p>1,03536872</text:p>
          </table:table-cell>
          <table:table-cell table:formula="of:=[counters.F172]/1050000000" office:value-type="float" office:value="1.07322376285714">
            <text:p>1,0732237629</text:p>
          </table:table-cell>
          <table:table-cell table:formula="of:=[counters.G172]/3500000000" office:value-type="float" office:value="0.885744367714286">
            <text:p>0,8857443677</text:p>
          </table:table-cell>
          <table:table-cell table:style-name="ce6" table:formula="of:=[.E172]/[.J172]" office:value-type="float" office:value="4.49273397978307">
            <text:p>4,4927339798</text:p>
          </table:table-cell>
          <table:table-cell table:style-name="ce6" table:formula="of:=[.F172]/[.$J172]" office:value-type="float" office:value="16.5726398111455">
            <text:p>16,5726398111</text:p>
          </table:table-cell>
          <table:table-cell table:style-name="ce6" table:formula="of:=[.G172]/[.$J172]" office:value-type="float" office:value="1.13196216332252">
            <text:p>1,1319621633</text:p>
          </table:table-cell>
          <table:table-cell table:style-name="ce6" table:formula="of:=[.H172]/[.$J172]" office:value-type="float" office:value="0.228016628588493">
            <text:p>0,2280166286</text:p>
          </table:table-cell>
          <table:table-cell table:style-name="ce6" table:formula="of:=[.I172]/[.$J172]" office:value-type="float" office:value="0">
            <text:p>0</text:p>
          </table:table-cell>
          <table:table-cell table:formula="of:=[.O172]-[.P172]-[.Q172]" office:value-type="float" office:value="15.2126610192345">
            <text:p>15,2126610192</text:p>
          </table:table-cell>
          <table:table-cell table:formula="of:=[.E172]/[.$M172]" office:value-type="float" office:value="5.41329979480791">
            <text:p>5,4132997948</text:p>
          </table:table-cell>
          <table:table-cell table:formula="of:=[.F172]/[.$M172]" office:value-type="float" office:value="19.9683907600136">
            <text:p>19,96839076</text:p>
          </table:table-cell>
          <table:table-cell table:formula="of:=[.G172]/[.$M172]" office:value-type="float" office:value="1.36390237526149">
            <text:p>1,3639023753</text:p>
          </table:table-cell>
          <table:table-cell table:formula="of:=[.H172]/[.$M172]" office:value-type="float" office:value="0.274737470392243">
            <text:p>0,2747374704</text:p>
          </table:table-cell>
          <table:table-cell table:formula="of:=[.I172]/[.$M172]" office:value-type="float" office:value="0">
            <text:p>0</text:p>
          </table:table-cell>
          <table:table-cell table:formula="of:=[.U172]-[.V172]-[.W172]" office:value-type="float" office:value="18.3297509143598">
            <text:p>18,329750914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73]*[.C173]" office:value-type="float" office:value="1024">
            <text:p>1024</text:p>
          </table:table-cell>
          <table:table-cell table:formula="of:=[counters.BH173]/1000000000" office:value-type="float" office:value="6.524841308">
            <text:p>6,524841308</text:p>
          </table:table-cell>
          <table:table-cell table:style-name="Default" table:formula="of:=[counters.BI173]/1000000000" office:value-type="float" office:value="23.789916992">
            <text:p>23,789916992</text:p>
          </table:table-cell>
          <table:table-cell table:style-name="Default" table:formula="of:=[counters.BJ173]/1000000000" office:value-type="float" office:value="1.536071777">
            <text:p>1,536071777</text:p>
          </table:table-cell>
          <table:table-cell table:formula="of:=[counters.BK173]/1000000000" office:value-type="float" office:value="0.325256347">
            <text:p>0,325256347</text:p>
          </table:table-cell>
          <table:table-cell table:formula="of:=[counters.BL173]/(2^-32)" office:value-type="float" office:value="0">
            <text:p>0</text:p>
          </table:table-cell>
          <table:table-cell table:formula="of:=[counters.D173]/1000000000" office:value-type="float" office:value="1.432978391">
            <text:p>1,432978391</text:p>
          </table:table-cell>
          <table:table-cell table:formula="of:=[counters.E173]/12500000" office:value-type="float" office:value="1.38368688">
            <text:p>1,38368688</text:p>
          </table:table-cell>
          <table:table-cell table:formula="of:=[counters.F173]/1050000000" office:value-type="float" office:value="1.43427926952381">
            <text:p>1,4342792695</text:p>
          </table:table-cell>
          <table:table-cell table:formula="of:=[counters.G173]/3500000000" office:value-type="float" office:value="1.18954539485714">
            <text:p>1,1895453949</text:p>
          </table:table-cell>
          <table:table-cell table:style-name="ce6" table:formula="of:=[.E173]/[.J173]" office:value-type="float" office:value="4.55334242929278">
            <text:p>4,5533424293</text:p>
          </table:table-cell>
          <table:table-cell table:style-name="ce6" table:formula="of:=[.F173]/[.$J173]" office:value-type="float" office:value="16.6017276613629">
            <text:p>16,6017276614</text:p>
          </table:table-cell>
          <table:table-cell table:style-name="ce6" table:formula="of:=[.G173]/[.$J173]" office:value-type="float" office:value="1.0719434337932">
            <text:p>1,0719434338</text:p>
          </table:table-cell>
          <table:table-cell table:style-name="ce6" table:formula="of:=[.H173]/[.$J173]" office:value-type="float" office:value="0.226979240610196">
            <text:p>0,2269792406</text:p>
          </table:table-cell>
          <table:table-cell table:style-name="ce6" table:formula="of:=[.I173]/[.$J173]" office:value-type="float" office:value="0">
            <text:p>0</text:p>
          </table:table-cell>
          <table:table-cell table:formula="of:=[.O173]-[.P173]-[.Q173]" office:value-type="float" office:value="15.3028049869595">
            <text:p>15,302804987</text:p>
          </table:table-cell>
          <table:table-cell table:formula="of:=[.E173]/[.$M173]" office:value-type="float" office:value="5.48515536793247">
            <text:p>5,4851553679</text:p>
          </table:table-cell>
          <table:table-cell table:formula="of:=[.F173]/[.$M173]" office:value-type="float" office:value="19.9991669883746">
            <text:p>19,9991669884</text:p>
          </table:table-cell>
          <table:table-cell table:formula="of:=[.G173]/[.$M173]" office:value-type="float" office:value="1.29130992700323">
            <text:p>1,291309927</text:p>
          </table:table-cell>
          <table:table-cell table:formula="of:=[.H173]/[.$M173]" office:value-type="float" office:value="0.273429117044383">
            <text:p>0,273429117</text:p>
          </table:table-cell>
          <table:table-cell table:formula="of:=[.I173]/[.$M173]" office:value-type="float" office:value="0">
            <text:p>0</text:p>
          </table:table-cell>
          <table:table-cell table:formula="of:=[.U173]-[.V173]-[.W173]" office:value-type="float" office:value="18.434427944327">
            <text:p>18,43442794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74]*[.C174]" office:value-type="float" office:value="1280">
            <text:p>1280</text:p>
          </table:table-cell>
          <table:table-cell table:formula="of:=[counters.BH174]/1000000000" office:value-type="float" office:value="8.051879882">
            <text:p>8,051879882</text:p>
          </table:table-cell>
          <table:table-cell table:style-name="Default" table:formula="of:=[counters.BI174]/1000000000" office:value-type="float" office:value="30.019958496">
            <text:p>30,019958496</text:p>
          </table:table-cell>
          <table:table-cell table:style-name="Default" table:formula="of:=[counters.BJ174]/1000000000" office:value-type="float" office:value="1.93383789">
            <text:p>1,93383789</text:p>
          </table:table-cell>
          <table:table-cell table:formula="of:=[counters.BK174]/1000000000" office:value-type="float" office:value="0.407531738">
            <text:p>0,407531738</text:p>
          </table:table-cell>
          <table:table-cell table:formula="of:=[counters.BL174]/(2^-32)" office:value-type="float" office:value="0">
            <text:p>0</text:p>
          </table:table-cell>
          <table:table-cell table:formula="of:=[counters.D174]/1000000000" office:value-type="float" office:value="1.799973677">
            <text:p>1,799973677</text:p>
          </table:table-cell>
          <table:table-cell table:formula="of:=[counters.E174]/12500000" office:value-type="float" office:value="1.73604672">
            <text:p>1,73604672</text:p>
          </table:table-cell>
          <table:table-cell table:formula="of:=[counters.F174]/1050000000" office:value-type="float" office:value="1.79988294857143">
            <text:p>1,7998829486</text:p>
          </table:table-cell>
          <table:table-cell table:formula="of:=[counters.G174]/3500000000" office:value-type="float" office:value="0.266766680857143">
            <text:p>0,2667666809</text:p>
          </table:table-cell>
          <table:table-cell table:style-name="ce6" table:formula="of:=[.E174]/[.J174]" office:value-type="float" office:value="4.47333201862151">
            <text:p>4,4733320186</text:p>
          </table:table-cell>
          <table:table-cell table:style-name="ce6" table:formula="of:=[.F174]/[.$J174]" office:value-type="float" office:value="16.6779986171987">
            <text:p>16,6779986172</text:p>
          </table:table-cell>
          <table:table-cell table:style-name="ce6" table:formula="of:=[.G174]/[.$J174]" office:value-type="float" office:value="1.07437009480223">
            <text:p>1,0743700948</text:p>
          </table:table-cell>
          <table:table-cell table:style-name="ce6" table:formula="of:=[.H174]/[.$J174]" office:value-type="float" office:value="0.226409832103339">
            <text:p>0,2264098321</text:p>
          </table:table-cell>
          <table:table-cell table:style-name="ce6" table:formula="of:=[.I174]/[.$J174]" office:value-type="float" office:value="0">
            <text:p>0</text:p>
          </table:table-cell>
          <table:table-cell table:formula="of:=[.O174]-[.P174]-[.Q174]" office:value-type="float" office:value="15.3772186902931">
            <text:p>15,3772186903</text:p>
          </table:table-cell>
          <table:table-cell table:formula="of:=[.E174]/[.$M174]" office:value-type="float" office:value="30.1832292403559">
            <text:p>30,1832292404</text:p>
          </table:table-cell>
          <table:table-cell table:formula="of:=[.F174]/[.$M174]" office:value-type="float" office:value="112.532638632169">
            <text:p>112,5326386322</text:p>
          </table:table-cell>
          <table:table-cell table:formula="of:=[.G174]/[.$M174]" office:value-type="float" office:value="7.24917326176726">
            <text:p>7,2491732618</text:p>
          </table:table-cell>
          <table:table-cell table:formula="of:=[.H174]/[.$M174]" office:value-type="float" office:value="1.52767105955874">
            <text:p>1,5276710596</text:p>
          </table:table-cell>
          <table:table-cell table:formula="of:=[.I174]/[.$M174]" office:value-type="float" office:value="0">
            <text:p>0</text:p>
          </table:table-cell>
          <table:table-cell table:formula="of:=[.U174]-[.V174]-[.W174]" office:value-type="float" office:value="103.755794310843">
            <text:p>103,75579431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75]*[.C175]" office:value-type="float" office:value="1536">
            <text:p>1536</text:p>
          </table:table-cell>
          <table:table-cell table:formula="of:=[counters.BH175]/1000000000" office:value-type="float" office:value="9.866088867">
            <text:p>9,866088867</text:p>
          </table:table-cell>
          <table:table-cell table:style-name="Default" table:formula="of:=[counters.BI175]/1000000000" office:value-type="float" office:value="35.986450195">
            <text:p>35,986450195</text:p>
          </table:table-cell>
          <table:table-cell table:style-name="Default" table:formula="of:=[counters.BJ175]/1000000000" office:value-type="float" office:value="2.220031738">
            <text:p>2,220031738</text:p>
          </table:table-cell>
          <table:table-cell table:formula="of:=[counters.BK175]/1000000000" office:value-type="float" office:value="0.497314453">
            <text:p>0,497314453</text:p>
          </table:table-cell>
          <table:table-cell table:formula="of:=[counters.BL175]/(2^-32)" office:value-type="float" office:value="0">
            <text:p>0</text:p>
          </table:table-cell>
          <table:table-cell table:formula="of:=[counters.D175]/1000000000" office:value-type="float" office:value="2.197189366">
            <text:p>2,197189366</text:p>
          </table:table-cell>
          <table:table-cell table:formula="of:=[counters.E175]/12500000" office:value-type="float" office:value="2.11736232">
            <text:p>2,11736232</text:p>
          </table:table-cell>
          <table:table-cell table:formula="of:=[counters.F175]/1050000000" office:value-type="float" office:value="2.19545977809524">
            <text:p>2,1954597781</text:p>
          </table:table-cell>
          <table:table-cell table:formula="of:=[counters.G175]/3500000000" office:value-type="float" office:value="0.596502065714286">
            <text:p>0,5965020657</text:p>
          </table:table-cell>
          <table:table-cell table:style-name="ce6" table:formula="of:=[.E175]/[.J175]" office:value-type="float" office:value="4.49032250914326">
            <text:p>4,4903225091</text:p>
          </table:table-cell>
          <table:table-cell table:style-name="ce6" table:formula="of:=[.F175]/[.$J175]" office:value-type="float" office:value="16.3784017672148">
            <text:p>16,3784017672</text:p>
          </table:table-cell>
          <table:table-cell table:style-name="ce6" table:formula="of:=[.G175]/[.$J175]" office:value-type="float" office:value="1.0103961781144">
            <text:p>1,0103961781</text:p>
          </table:table-cell>
          <table:table-cell table:style-name="ce6" table:formula="of:=[.H175]/[.$J175]" office:value-type="float" office:value="0.226341188745768">
            <text:p>0,2263411887</text:p>
          </table:table-cell>
          <table:table-cell table:style-name="ce6" table:formula="of:=[.I175]/[.$J175]" office:value-type="float" office:value="0">
            <text:p>0</text:p>
          </table:table-cell>
          <table:table-cell table:formula="of:=[.O175]-[.P175]-[.Q175]" office:value-type="float" office:value="15.1416644003547">
            <text:p>15,1416644004</text:p>
          </table:table-cell>
          <table:table-cell table:formula="of:=[.E175]/[.$M175]" office:value-type="float" office:value="16.5399072930046">
            <text:p>16,539907293</text:p>
          </table:table-cell>
          <table:table-cell table:formula="of:=[.F175]/[.$M175]" office:value-type="float" office:value="60.3291292074702">
            <text:p>60,3291292075</text:p>
          </table:table-cell>
          <table:table-cell table:formula="of:=[.G175]/[.$M175]" office:value-type="float" office:value="3.72175029325608">
            <text:p>3,7217502933</text:p>
          </table:table-cell>
          <table:table-cell table:formula="of:=[.H175]/[.$M175]" office:value-type="float" office:value="0.8337179057452">
            <text:p>0,8337179057</text:p>
          </table:table-cell>
          <table:table-cell table:formula="of:=[.I175]/[.$M175]" office:value-type="float" office:value="0">
            <text:p>0</text:p>
          </table:table-cell>
          <table:table-cell table:formula="of:=[.U175]-[.V175]-[.W175]" office:value-type="float" office:value="55.7736610084689">
            <text:p>55,773661008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76]*[.C176]" office:value-type="float" office:value="1792">
            <text:p>1792</text:p>
          </table:table-cell>
          <table:table-cell table:formula="of:=[counters.BH176]/1000000000" office:value-type="float" office:value="12.512695312">
            <text:p>12,512695312</text:p>
          </table:table-cell>
          <table:table-cell table:style-name="Default" table:formula="of:=[counters.BI176]/1000000000" office:value-type="float" office:value="45.790893554">
            <text:p>45,790893554</text:p>
          </table:table-cell>
          <table:table-cell table:style-name="Default" table:formula="of:=[counters.BJ176]/1000000000" office:value-type="float" office:value="2.893493652">
            <text:p>2,893493652</text:p>
          </table:table-cell>
          <table:table-cell table:formula="of:=[counters.BK176]/1000000000" office:value-type="float" office:value="0.653564453">
            <text:p>0,653564453</text:p>
          </table:table-cell>
          <table:table-cell table:formula="of:=[counters.BL176]/(2^-32)" office:value-type="float" office:value="0">
            <text:p>0</text:p>
          </table:table-cell>
          <table:table-cell table:formula="of:=[counters.D176]/1000000000" office:value-type="float" office:value="2.883827609">
            <text:p>2,883827609</text:p>
          </table:table-cell>
          <table:table-cell table:formula="of:=[counters.E176]/12500000" office:value-type="float" office:value="2.77656576">
            <text:p>2,77656576</text:p>
          </table:table-cell>
          <table:table-cell table:formula="of:=[counters.F176]/1050000000" office:value-type="float" office:value="2.87692957428571">
            <text:p>2,8769295743</text:p>
          </table:table-cell>
          <table:table-cell table:formula="of:=[counters.G176]/3500000000" office:value-type="float" office:value="1.16619367257143">
            <text:p>1,1661936726</text:p>
          </table:table-cell>
          <table:table-cell table:style-name="ce6" table:formula="of:=[.E176]/[.J176]" office:value-type="float" office:value="4.33891931436877">
            <text:p>4,3389193144</text:p>
          </table:table-cell>
          <table:table-cell table:style-name="ce6" table:formula="of:=[.F176]/[.$J176]" office:value-type="float" office:value="15.8785127831821">
            <text:p>15,8785127832</text:p>
          </table:table-cell>
          <table:table-cell table:style-name="ce6" table:formula="of:=[.G176]/[.$J176]" office:value-type="float" office:value="1.00335181027113">
            <text:p>1,0033518103</text:p>
          </table:table-cell>
          <table:table-cell table:style-name="ce6" table:formula="of:=[.H176]/[.$J176]" office:value-type="float" office:value="0.226630902263479">
            <text:p>0,2266309023</text:p>
          </table:table-cell>
          <table:table-cell table:style-name="ce6" table:formula="of:=[.I176]/[.$J176]" office:value-type="float" office:value="0">
            <text:p>0</text:p>
          </table:table-cell>
          <table:table-cell table:formula="of:=[.O176]-[.P176]-[.Q176]" office:value-type="float" office:value="14.6485300706475">
            <text:p>14,6485300706</text:p>
          </table:table-cell>
          <table:table-cell table:formula="of:=[.E176]/[.$M176]" office:value-type="float" office:value="10.7295174088964">
            <text:p>10,7295174089</text:p>
          </table:table-cell>
          <table:table-cell table:formula="of:=[.F176]/[.$M176]" office:value-type="float" office:value="39.2652563900747">
            <text:p>39,2652563901</text:p>
          </table:table-cell>
          <table:table-cell table:formula="of:=[.G176]/[.$M176]" office:value-type="float" office:value="2.4811433298381">
            <text:p>2,4811433298</text:p>
          </table:table-cell>
          <table:table-cell table:formula="of:=[.H176]/[.$M176]" office:value-type="float" office:value="0.560425312168695">
            <text:p>0,5604253122</text:p>
          </table:table-cell>
          <table:table-cell table:formula="of:=[.I176]/[.$M176]" office:value-type="float" office:value="0">
            <text:p>0</text:p>
          </table:table-cell>
          <table:table-cell table:formula="of:=[.U176]-[.V176]-[.W176]" office:value-type="float" office:value="36.2236877480679">
            <text:p>36,223687748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7]*[.C177]" office:value-type="float" office:value="2048">
            <text:p>2048</text:p>
          </table:table-cell>
          <table:table-cell table:formula="of:=[counters.BH177]/1000000000" office:value-type="float" office:value="14.262329101">
            <text:p>14,262329101</text:p>
          </table:table-cell>
          <table:table-cell table:style-name="Default" table:formula="of:=[counters.BI177]/1000000000" office:value-type="float" office:value="51.539733886">
            <text:p>51,539733886</text:p>
          </table:table-cell>
          <table:table-cell table:style-name="Default" table:formula="of:=[counters.BJ177]/1000000000" office:value-type="float" office:value="3.328002929">
            <text:p>3,328002929</text:p>
          </table:table-cell>
          <table:table-cell table:formula="of:=[counters.BK177]/1000000000" office:value-type="float" office:value="0.73272705">
            <text:p>0,73272705</text:p>
          </table:table-cell>
          <table:table-cell table:formula="of:=[counters.BL177]/(2^-32)" office:value-type="float" office:value="0">
            <text:p>0</text:p>
          </table:table-cell>
          <table:table-cell table:formula="of:=[counters.D177]/1000000000" office:value-type="float" office:value="3.240166428">
            <text:p>3,240166428</text:p>
          </table:table-cell>
          <table:table-cell table:formula="of:=[counters.E177]/12500000" office:value-type="float" office:value="3.12108536">
            <text:p>3,12108536</text:p>
          </table:table-cell>
          <table:table-cell table:formula="of:=[counters.F177]/1050000000" office:value-type="float" office:value="3.23682483238095">
            <text:p>3,2368248324</text:p>
          </table:table-cell>
          <table:table-cell table:formula="of:=[counters.G177]/3500000000" office:value-type="float" office:value="0.234701839142857">
            <text:p>0,2347018391</text:p>
          </table:table-cell>
          <table:table-cell table:style-name="ce6" table:formula="of:=[.E177]/[.J177]" office:value-type="float" office:value="4.40172732417435">
            <text:p>4,4017273242</text:p>
          </table:table-cell>
          <table:table-cell table:style-name="ce6" table:formula="of:=[.F177]/[.$J177]" office:value-type="float" office:value="15.9065082091518">
            <text:p>15,9065082092</text:p>
          </table:table-cell>
          <table:table-cell table:style-name="ce6" table:formula="of:=[.G177]/[.$J177]" office:value-type="float" office:value="1.02710863869243">
            <text:p>1,0271086387</text:p>
          </table:table-cell>
          <table:table-cell table:style-name="ce6" table:formula="of:=[.H177]/[.$J177]" office:value-type="float" office:value="0.226138708082436">
            <text:p>0,2261387081</text:p>
          </table:table-cell>
          <table:table-cell table:style-name="ce6" table:formula="of:=[.I177]/[.$J177]" office:value-type="float" office:value="0">
            <text:p>0</text:p>
          </table:table-cell>
          <table:table-cell table:formula="of:=[.O177]-[.P177]-[.Q177]" office:value-type="float" office:value="14.6532608623769">
            <text:p>14,6532608624</text:p>
          </table:table-cell>
          <table:table-cell table:formula="of:=[.E177]/[.$M177]" office:value-type="float" office:value="60.7678625488694">
            <text:p>60,7678625489</text:p>
          </table:table-cell>
          <table:table-cell table:formula="of:=[.F177]/[.$M177]" office:value-type="float" office:value="219.59663407081">
            <text:p>219,5966340708</text:p>
          </table:table-cell>
          <table:table-cell table:formula="of:=[.G177]/[.$M177]" office:value-type="float" office:value="14.1797053706696">
            <text:p>14,1797053707</text:p>
          </table:table-cell>
          <table:table-cell table:formula="of:=[.H177]/[.$M177]" office:value-type="float" office:value="3.12194848014807">
            <text:p>3,1219484801</text:p>
          </table:table-cell>
          <table:table-cell table:formula="of:=[.I177]/[.$M177]" office:value-type="float" office:value="0">
            <text:p>0</text:p>
          </table:table-cell>
          <table:table-cell table:formula="of:=[.U177]-[.V177]-[.W177]" office:value-type="float" office:value="202.294980219992">
            <text:p>202,2949802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78]*[.C178]" office:value-type="float" office:value="2304">
            <text:p>2304</text:p>
          </table:table-cell>
          <table:table-cell table:formula="of:=[counters.BH178]/1000000000" office:value-type="float" office:value="15.434082031">
            <text:p>15,434082031</text:p>
          </table:table-cell>
          <table:table-cell table:style-name="Default" table:formula="of:=[counters.BI178]/1000000000" office:value-type="float" office:value="56.259643554">
            <text:p>56,259643554</text:p>
          </table:table-cell>
          <table:table-cell table:style-name="Default" table:formula="of:=[counters.BJ178]/1000000000" office:value-type="float" office:value="3.459777832">
            <text:p>3,459777832</text:p>
          </table:table-cell>
          <table:table-cell table:formula="of:=[counters.BK178]/1000000000" office:value-type="float" office:value="0.806213378">
            <text:p>0,806213378</text:p>
          </table:table-cell>
          <table:table-cell table:formula="of:=[counters.BL178]/(2^-32)" office:value-type="float" office:value="0">
            <text:p>0</text:p>
          </table:table-cell>
          <table:table-cell table:formula="of:=[counters.D178]/1000000000" office:value-type="float" office:value="3.558483381">
            <text:p>3,558483381</text:p>
          </table:table-cell>
          <table:table-cell table:formula="of:=[counters.E178]/12500000" office:value-type="float" office:value="3.42402024">
            <text:p>3,42402024</text:p>
          </table:table-cell>
          <table:table-cell table:formula="of:=[counters.F178]/1050000000" office:value-type="float" office:value="3.53480926857143">
            <text:p>3,5348092686</text:p>
          </table:table-cell>
          <table:table-cell table:formula="of:=[counters.G178]/3500000000" office:value-type="float" office:value="0.498559203714286">
            <text:p>0,4985592037</text:p>
          </table:table-cell>
          <table:table-cell table:style-name="ce6" table:formula="of:=[.E178]/[.J178]" office:value-type="float" office:value="4.33726404720843">
            <text:p>4,3372640472</text:p>
          </table:table-cell>
          <table:table-cell table:style-name="ce6" table:formula="of:=[.F178]/[.$J178]" office:value-type="float" office:value="15.8100059858057">
            <text:p>15,8100059858</text:p>
          </table:table-cell>
          <table:table-cell table:style-name="ce6" table:formula="of:=[.G178]/[.$J178]" office:value-type="float" office:value="0.972261905302966">
            <text:p>0,9722619053</text:p>
          </table:table-cell>
          <table:table-cell table:style-name="ce6" table:formula="of:=[.H178]/[.$J178]" office:value-type="float" office:value="0.22656095074229">
            <text:p>0,2265609507</text:p>
          </table:table-cell>
          <table:table-cell table:style-name="ce6" table:formula="of:=[.I178]/[.$J178]" office:value-type="float" office:value="0">
            <text:p>0</text:p>
          </table:table-cell>
          <table:table-cell table:formula="of:=[.O178]-[.P178]-[.Q178]" office:value-type="float" office:value="14.6111831297604">
            <text:p>14,6111831298</text:p>
          </table:table-cell>
          <table:table-cell table:formula="of:=[.E178]/[.$M178]" office:value-type="float" office:value="30.9573705911264">
            <text:p>30,9573705911</text:p>
          </table:table-cell>
          <table:table-cell table:formula="of:=[.F178]/[.$M178]" office:value-type="float" office:value="112.844458862385">
            <text:p>112,8444588624</text:p>
          </table:table-cell>
          <table:table-cell table:formula="of:=[.G178]/[.$M178]" office:value-type="float" office:value="6.93955262729987">
            <text:p>6,9395526273</text:p>
          </table:table-cell>
          <table:table-cell table:formula="of:=[.H178]/[.$M178]" office:value-type="float" office:value="1.61708654056264">
            <text:p>1,6170865406</text:p>
          </table:table-cell>
          <table:table-cell table:formula="of:=[.I178]/[.$M178]" office:value-type="float" office:value="0">
            <text:p>0</text:p>
          </table:table-cell>
          <table:table-cell table:formula="of:=[.U178]-[.V178]-[.W178]" office:value-type="float" office:value="104.287819694522">
            <text:p>104,287819694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79]*[.C179]" office:value-type="float" office:value="2560">
            <text:p>2560</text:p>
          </table:table-cell>
          <table:table-cell table:formula="of:=[counters.BH179]/1000000000" office:value-type="float" office:value="15.68560791">
            <text:p>15,68560791</text:p>
          </table:table-cell>
          <table:table-cell table:style-name="Default" table:formula="of:=[counters.BI179]/1000000000" office:value-type="float" office:value="56.802856445">
            <text:p>56,802856445</text:p>
          </table:table-cell>
          <table:table-cell table:style-name="Default" table:formula="of:=[counters.BJ179]/1000000000" office:value-type="float" office:value="3.49822998">
            <text:p>3,49822998</text:p>
          </table:table-cell>
          <table:table-cell table:formula="of:=[counters.BK179]/1000000000" office:value-type="float" office:value="0.835693359">
            <text:p>0,835693359</text:p>
          </table:table-cell>
          <table:table-cell table:formula="of:=[counters.BL179]/(2^-32)" office:value-type="float" office:value="0">
            <text:p>0</text:p>
          </table:table-cell>
          <table:table-cell table:formula="of:=[counters.D179]/1000000000" office:value-type="float" office:value="3.693699681">
            <text:p>3,693699681</text:p>
          </table:table-cell>
          <table:table-cell table:formula="of:=[counters.E179]/12500000" office:value-type="float" office:value="3.5570516">
            <text:p>3,5570516</text:p>
          </table:table-cell>
          <table:table-cell table:formula="of:=[counters.F179]/1050000000" office:value-type="float" office:value="3.58428463238095">
            <text:p>3,5842846324</text:p>
          </table:table-cell>
          <table:table-cell table:formula="of:=[counters.G179]/3500000000" office:value-type="float" office:value="0.610808488857143">
            <text:p>0,6108084889</text:p>
          </table:table-cell>
          <table:table-cell table:style-name="ce6" table:formula="of:=[.E179]/[.J179]" office:value-type="float" office:value="4.24658452626376">
            <text:p>4,2465845263</text:p>
          </table:table-cell>
          <table:table-cell table:style-name="ce6" table:formula="of:=[.F179]/[.$J179]" office:value-type="float" office:value="15.3783093783146">
            <text:p>15,3783093783</text:p>
          </table:table-cell>
          <table:table-cell table:style-name="ce6" table:formula="of:=[.G179]/[.$J179]" office:value-type="float" office:value="0.947080239899991">
            <text:p>0,9470802399</text:p>
          </table:table-cell>
          <table:table-cell table:style-name="ce6" table:formula="of:=[.H179]/[.$J179]" office:value-type="float" office:value="0.226248323137563">
            <text:p>0,2262483231</text:p>
          </table:table-cell>
          <table:table-cell table:style-name="ce6" table:formula="of:=[.I179]/[.$J179]" office:value-type="float" office:value="0">
            <text:p>0</text:p>
          </table:table-cell>
          <table:table-cell table:formula="of:=[.O179]-[.P179]-[.Q179]" office:value-type="float" office:value="14.2049808152771">
            <text:p>14,2049808153</text:p>
          </table:table-cell>
          <table:table-cell table:formula="of:=[.E179]/[.$M179]" office:value-type="float" office:value="25.6800751727414">
            <text:p>25,6800751727</text:p>
          </table:table-cell>
          <table:table-cell table:formula="of:=[.F179]/[.$M179]" office:value-type="float" office:value="92.9961804415674">
            <text:p>92,9961804416</text:p>
          </table:table-cell>
          <table:table-cell table:formula="of:=[.G179]/[.$M179]" office:value-type="float" office:value="5.72721244681027">
            <text:p>5,7272124468</text:p>
          </table:table-cell>
          <table:table-cell table:formula="of:=[.H179]/[.$M179]" office:value-type="float" office:value="1.36817574451794">
            <text:p>1,3681757445</text:p>
          </table:table-cell>
          <table:table-cell table:formula="of:=[.I179]/[.$M179]" office:value-type="float" office:value="0">
            <text:p>0</text:p>
          </table:table-cell>
          <table:table-cell table:formula="of:=[.U179]-[.V179]-[.W179]" office:value-type="float" office:value="85.9007922502392">
            <text:p>85,900792250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80]*[.C180]" office:value-type="float" office:value="2816">
            <text:p>2816</text:p>
          </table:table-cell>
          <table:table-cell table:formula="of:=[counters.BH180]/1000000000" office:value-type="float" office:value="17.977722167">
            <text:p>17,977722167</text:p>
          </table:table-cell>
          <table:table-cell table:style-name="Default" table:formula="of:=[counters.BI180]/1000000000" office:value-type="float" office:value="64.324096679">
            <text:p>64,324096679</text:p>
          </table:table-cell>
          <table:table-cell table:style-name="Default" table:formula="of:=[counters.BJ180]/1000000000" office:value-type="float" office:value="4.064453125">
            <text:p>4,064453125</text:p>
          </table:table-cell>
          <table:table-cell table:formula="of:=[counters.BK180]/1000000000" office:value-type="float" office:value="0.974365234">
            <text:p>0,974365234</text:p>
          </table:table-cell>
          <table:table-cell table:formula="of:=[counters.BL180]/(2^-32)" office:value-type="float" office:value="0">
            <text:p>0</text:p>
          </table:table-cell>
          <table:table-cell table:formula="of:=[counters.D180]/1000000000" office:value-type="float" office:value="4.308204203">
            <text:p>4,308204203</text:p>
          </table:table-cell>
          <table:table-cell table:formula="of:=[counters.E180]/12500000" office:value-type="float" office:value="4.14385352">
            <text:p>4,14385352</text:p>
          </table:table-cell>
          <table:table-cell table:formula="of:=[counters.F180]/1050000000" office:value-type="float" office:value="0.0823463171428571">
            <text:p>0,0823463171</text:p>
          </table:table-cell>
          <table:table-cell table:formula="of:=[counters.G180]/3500000000" office:value-type="float" office:value="1.12067130828571">
            <text:p>1,1206713083</text:p>
          </table:table-cell>
          <table:table-cell table:style-name="ce6" table:formula="of:=[.E180]/[.J180]" office:value-type="float" office:value="4.17290391074808">
            <text:p>4,1729039107</text:p>
          </table:table-cell>
          <table:table-cell table:style-name="ce6" table:formula="of:=[.F180]/[.$J180]" office:value-type="float" office:value="14.9306053399716">
            <text:p>14,93060534</text:p>
          </table:table-cell>
          <table:table-cell table:style-name="ce6" table:formula="of:=[.G180]/[.$J180]" office:value-type="float" office:value="0.943421651687201">
            <text:p>0,9434216517</text:p>
          </table:table-cell>
          <table:table-cell table:style-name="ce6" table:formula="of:=[.H180]/[.$J180]" office:value-type="float" office:value="0.226165053485976">
            <text:p>0,2261650535</text:p>
          </table:table-cell>
          <table:table-cell table:style-name="ce6" table:formula="of:=[.I180]/[.$J180]" office:value-type="float" office:value="0">
            <text:p>0</text:p>
          </table:table-cell>
          <table:table-cell table:formula="of:=[.O180]-[.P180]-[.Q180]" office:value-type="float" office:value="13.7610186347984">
            <text:p>13,7610186348</text:p>
          </table:table-cell>
          <table:table-cell table:formula="of:=[.E180]/[.$M180]" office:value-type="float" office:value="16.0419224031892">
            <text:p>16,0419224032</text:p>
          </table:table-cell>
          <table:table-cell table:formula="of:=[.F180]/[.$M180]" office:value-type="float" office:value="57.3978259311343">
            <text:p>57,3978259311</text:p>
          </table:table-cell>
          <table:table-cell table:formula="of:=[.G180]/[.$M180]" office:value-type="float" office:value="3.62680216308685">
            <text:p>3,6268021631</text:p>
          </table:table-cell>
          <table:table-cell table:formula="of:=[.H180]/[.$M180]" office:value-type="float" office:value="0.869447827205001">
            <text:p>0,8694478272</text:p>
          </table:table-cell>
          <table:table-cell table:formula="of:=[.I180]/[.$M180]" office:value-type="float" office:value="0">
            <text:p>0</text:p>
          </table:table-cell>
          <table:table-cell table:formula="of:=[.U180]-[.V180]-[.W180]" office:value-type="float" office:value="52.9015759408425">
            <text:p>52,90157594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81]*[.C181]" office:value-type="float" office:value="3072">
            <text:p>3072</text:p>
          </table:table-cell>
          <table:table-cell table:formula="of:=[counters.BH181]/1000000000" office:value-type="float" office:value="19.117492675">
            <text:p>19,117492675</text:p>
          </table:table-cell>
          <table:table-cell table:style-name="Default" table:formula="of:=[counters.BI181]/1000000000" office:value-type="float" office:value="69.091613769">
            <text:p>69,091613769</text:p>
          </table:table-cell>
          <table:table-cell table:style-name="Default" table:formula="of:=[counters.BJ181]/1000000000" office:value-type="float" office:value="4.349548339">
            <text:p>4,349548339</text:p>
          </table:table-cell>
          <table:table-cell table:formula="of:=[counters.BK181]/1000000000" office:value-type="float" office:value="1.018188476">
            <text:p>1,018188476</text:p>
          </table:table-cell>
          <table:table-cell table:formula="of:=[counters.BL181]/(2^-32)" office:value-type="float" office:value="0">
            <text:p>0</text:p>
          </table:table-cell>
          <table:table-cell table:formula="of:=[counters.D181]/1000000000" office:value-type="float" office:value="4.506205568">
            <text:p>4,506205568</text:p>
          </table:table-cell>
          <table:table-cell table:formula="of:=[counters.E181]/12500000" office:value-type="float" office:value="4.33385968">
            <text:p>4,33385968</text:p>
          </table:table-cell>
          <table:table-cell table:formula="of:=[counters.F181]/1050000000" office:value-type="float" office:value="0.290527115238095">
            <text:p>0,2905271152</text:p>
          </table:table-cell>
          <table:table-cell table:formula="of:=[counters.G181]/3500000000" office:value-type="float" office:value="0.0577915148571429">
            <text:p>0,0577915149</text:p>
          </table:table-cell>
          <table:table-cell table:style-name="ce6" table:formula="of:=[.E181]/[.J181]" office:value-type="float" office:value="4.2424812597897">
            <text:p>4,2424812598</text:p>
          </table:table-cell>
          <table:table-cell table:style-name="ce6" table:formula="of:=[.F181]/[.$J181]" office:value-type="float" office:value="15.3325481330993">
            <text:p>15,3325481331</text:p>
          </table:table-cell>
          <table:table-cell table:style-name="ce6" table:formula="of:=[.G181]/[.$J181]" office:value-type="float" office:value="0.965235223596439">
            <text:p>0,9652352236</text:p>
          </table:table-cell>
          <table:table-cell table:style-name="ce6" table:formula="of:=[.H181]/[.$J181]" office:value-type="float" office:value="0.225952513846789">
            <text:p>0,2259525138</text:p>
          </table:table-cell>
          <table:table-cell table:style-name="ce6" table:formula="of:=[.I181]/[.$J181]" office:value-type="float" office:value="0">
            <text:p>0</text:p>
          </table:table-cell>
          <table:table-cell table:formula="of:=[.O181]-[.P181]-[.Q181]" office:value-type="float" office:value="14.1413603956561">
            <text:p>14,1413603957</text:p>
          </table:table-cell>
          <table:table-cell table:formula="of:=[.E181]/[.$M181]" office:value-type="float" office:value="330.801030605571">
            <text:p>330,8010306056</text:p>
          </table:table-cell>
          <table:table-cell table:formula="of:=[.F181]/[.$M181]" office:value-type="float" office:value="1195.53214584858">
            <text:p>1195,5321458486</text:p>
          </table:table-cell>
          <table:table-cell table:formula="of:=[.G181]/[.$M181]" office:value-type="float" office:value="75.2627500724254">
            <text:p>75,2627500724</text:p>
          </table:table-cell>
          <table:table-cell table:formula="of:=[.H181]/[.$M181]" office:value-type="float" office:value="17.6183039762308">
            <text:p>17,6183039762</text:p>
          </table:table-cell>
          <table:table-cell table:formula="of:=[.I181]/[.$M181]" office:value-type="float" office:value="0">
            <text:p>0</text:p>
          </table:table-cell>
          <table:table-cell table:formula="of:=[.U181]-[.V181]-[.W181]" office:value-type="float" office:value="1102.65109179992">
            <text:p>1102,651091799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82]*[.C182]" office:value-type="float" office:value="3328">
            <text:p>3328</text:p>
          </table:table-cell>
          <table:table-cell table:formula="of:=[counters.BH182]/1000000000" office:value-type="float" office:value="20.578613281">
            <text:p>20,578613281</text:p>
          </table:table-cell>
          <table:table-cell table:style-name="Default" table:formula="of:=[counters.BI182]/1000000000" office:value-type="float" office:value="74.381530761">
            <text:p>74,381530761</text:p>
          </table:table-cell>
          <table:table-cell table:style-name="Default" table:formula="of:=[counters.BJ182]/1000000000" office:value-type="float" office:value="4.408569335">
            <text:p>4,408569335</text:p>
          </table:table-cell>
          <table:table-cell table:formula="of:=[counters.BK182]/1000000000" office:value-type="float" office:value="1.10961914">
            <text:p>1,10961914</text:p>
          </table:table-cell>
          <table:table-cell table:formula="of:=[counters.BL182]/(2^-32)" office:value-type="float" office:value="0">
            <text:p>0</text:p>
          </table:table-cell>
          <table:table-cell table:formula="of:=[counters.D182]/1000000000" office:value-type="float" office:value="4.907548593">
            <text:p>4,907548593</text:p>
          </table:table-cell>
          <table:table-cell table:formula="of:=[counters.E182]/12500000" office:value-type="float" office:value="4.72181976">
            <text:p>4,72181976</text:p>
          </table:table-cell>
          <table:table-cell table:formula="of:=[counters.F182]/1050000000" office:value-type="float" office:value="0.668108807619048">
            <text:p>0,6681088076</text:p>
          </table:table-cell>
          <table:table-cell table:formula="of:=[counters.G182]/3500000000" office:value-type="float" office:value="0.390774493714286">
            <text:p>0,3907744937</text:p>
          </table:table-cell>
          <table:table-cell table:style-name="ce6" table:formula="of:=[.E182]/[.J182]" office:value-type="float" office:value="4.19325716109114">
            <text:p>4,1932571611</text:p>
          </table:table-cell>
          <table:table-cell table:style-name="ce6" table:formula="of:=[.F182]/[.$J182]" office:value-type="float" office:value="15.1565551214502">
            <text:p>15,1565551215</text:p>
          </table:table-cell>
          <table:table-cell table:style-name="ce6" table:formula="of:=[.G182]/[.$J182]" office:value-type="float" office:value="0.898324133007724">
            <text:p>0,898324133</text:p>
          </table:table-cell>
          <table:table-cell table:style-name="ce6" table:formula="of:=[.H182]/[.$J182]" office:value-type="float" office:value="0.22610456503329">
            <text:p>0,226104565</text:p>
          </table:table-cell>
          <table:table-cell table:style-name="ce6" table:formula="of:=[.I182]/[.$J182]" office:value-type="float" office:value="0">
            <text:p>0</text:p>
          </table:table-cell>
          <table:table-cell table:formula="of:=[.O182]-[.P182]-[.Q182]" office:value-type="float" office:value="14.0321264234092">
            <text:p>14,0321264234</text:p>
          </table:table-cell>
          <table:table-cell table:formula="of:=[.E182]/[.$M182]" office:value-type="float" office:value="52.6610963919412">
            <text:p>52,6610963919</text:p>
          </table:table-cell>
          <table:table-cell table:formula="of:=[.F182]/[.$M182]" office:value-type="float" office:value="190.343873403836">
            <text:p>190,3438734038</text:p>
          </table:table-cell>
          <table:table-cell table:formula="of:=[.G182]/[.$M182]" office:value-type="float" office:value="11.2816199775396">
            <text:p>11,2816199775</text:p>
          </table:table-cell>
          <table:table-cell table:formula="of:=[.H182]/[.$M182]" office:value-type="float" office:value="2.83953829599558">
            <text:p>2,839538296</text:p>
          </table:table-cell>
          <table:table-cell table:formula="of:=[.I182]/[.$M182]" office:value-type="float" office:value="0">
            <text:p>0</text:p>
          </table:table-cell>
          <table:table-cell table:formula="of:=[.U182]-[.V182]-[.W182]" office:value-type="float" office:value="176.222715130301">
            <text:p>176,222715130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83]*[.C183]" office:value-type="float" office:value="3584">
            <text:p>3584</text:p>
          </table:table-cell>
          <table:table-cell table:formula="of:=[counters.BH183]/1000000000" office:value-type="float" office:value="22.730163574">
            <text:p>22,730163574</text:p>
          </table:table-cell>
          <table:table-cell table:style-name="Default" table:formula="of:=[counters.BI183]/1000000000" office:value-type="float" office:value="81.890380859">
            <text:p>81,890380859</text:p>
          </table:table-cell>
          <table:table-cell table:style-name="Default" table:formula="of:=[counters.BJ183]/1000000000" office:value-type="float" office:value="4.997558593">
            <text:p>4,997558593</text:p>
          </table:table-cell>
          <table:table-cell table:formula="of:=[counters.BK183]/1000000000" office:value-type="float" office:value="1.233520507">
            <text:p>1,233520507</text:p>
          </table:table-cell>
          <table:table-cell table:formula="of:=[counters.BL183]/(2^-32)" office:value-type="float" office:value="0">
            <text:p>0</text:p>
          </table:table-cell>
          <table:table-cell table:formula="of:=[counters.D183]/1000000000" office:value-type="float" office:value="5.428257093">
            <text:p>5,428257093</text:p>
          </table:table-cell>
          <table:table-cell table:formula="of:=[counters.E183]/12500000" office:value-type="float" office:value="5.22172848">
            <text:p>5,22172848</text:p>
          </table:table-cell>
          <table:table-cell table:formula="of:=[counters.F183]/1050000000" office:value-type="float" office:value="1.18399990571429">
            <text:p>1,1839999057</text:p>
          </table:table-cell>
          <table:table-cell table:formula="of:=[counters.G183]/3500000000" office:value-type="float" office:value="0.826860048">
            <text:p>0,826860048</text:p>
          </table:table-cell>
          <table:table-cell table:style-name="ce6" table:formula="of:=[.E183]/[.J183]" office:value-type="float" office:value="4.1873778608076">
            <text:p>4,1873778608</text:p>
          </table:table-cell>
          <table:table-cell table:style-name="ce6" table:formula="of:=[.F183]/[.$J183]" office:value-type="float" office:value="15.0859436935295">
            <text:p>15,0859436935</text:p>
          </table:table-cell>
          <table:table-cell table:style-name="ce6" table:formula="of:=[.G183]/[.$J183]" office:value-type="float" office:value="0.920656208314929">
            <text:p>0,9206562083</text:p>
          </table:table-cell>
          <table:table-cell table:style-name="ce6" table:formula="of:=[.H183]/[.$J183]" office:value-type="float" office:value="0.227240619938706">
            <text:p>0,2272406199</text:p>
          </table:table-cell>
          <table:table-cell table:style-name="ce6" table:formula="of:=[.I183]/[.$J183]" office:value-type="float" office:value="0">
            <text:p>0</text:p>
          </table:table-cell>
          <table:table-cell table:formula="of:=[.O183]-[.P183]-[.Q183]" office:value-type="float" office:value="13.9380468652758">
            <text:p>13,9380468653</text:p>
          </table:table-cell>
          <table:table-cell table:formula="of:=[.E183]/[.$M183]" office:value-type="float" office:value="27.4897349666119">
            <text:p>27,4897349666</text:p>
          </table:table-cell>
          <table:table-cell table:formula="of:=[.F183]/[.$M183]" office:value-type="float" office:value="99.0377767762218">
            <text:p>99,0377767762</text:p>
          </table:table-cell>
          <table:table-cell table:formula="of:=[.G183]/[.$M183]" office:value-type="float" office:value="6.04401991012631">
            <text:p>6,0440199101</text:p>
          </table:table-cell>
          <table:table-cell table:formula="of:=[.H183]/[.$M183]" office:value-type="float" office:value="1.49181292527511">
            <text:p>1,4918129253</text:p>
          </table:table-cell>
          <table:table-cell table:formula="of:=[.I183]/[.$M183]" office:value-type="float" office:value="0">
            <text:p>0</text:p>
          </table:table-cell>
          <table:table-cell table:formula="of:=[.U183]-[.V183]-[.W183]" office:value-type="float" office:value="91.5019439408203">
            <text:p>91,50194394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84]*[.C184]" office:value-type="float" office:value="3840">
            <text:p>3840</text:p>
          </table:table-cell>
          <table:table-cell table:formula="of:=[counters.BH184]/1000000000" office:value-type="float" office:value="24.36352539">
            <text:p>24,36352539</text:p>
          </table:table-cell>
          <table:table-cell table:style-name="Default" table:formula="of:=[counters.BI184]/1000000000" office:value-type="float" office:value="89.772277832">
            <text:p>89,772277832</text:p>
          </table:table-cell>
          <table:table-cell table:style-name="Default" table:formula="of:=[counters.BJ184]/1000000000" office:value-type="float" office:value="5.888549804">
            <text:p>5,888549804</text:p>
          </table:table-cell>
          <table:table-cell table:formula="of:=[counters.BK184]/1000000000" office:value-type="float" office:value="1.213562011">
            <text:p>1,213562011</text:p>
          </table:table-cell>
          <table:table-cell table:formula="of:=[counters.BL184]/(2^-32)" office:value-type="float" office:value="0">
            <text:p>0</text:p>
          </table:table-cell>
          <table:table-cell table:formula="of:=[counters.D184]/1000000000" office:value-type="float" office:value="5.37670676">
            <text:p>5,37670676</text:p>
          </table:table-cell>
          <table:table-cell table:formula="of:=[counters.E184]/12500000" office:value-type="float" office:value="5.16970392">
            <text:p>5,16970392</text:p>
          </table:table-cell>
          <table:table-cell table:formula="of:=[counters.F184]/1050000000" office:value-type="float" office:value="1.26747584761905">
            <text:p>1,2674758476</text:p>
          </table:table-cell>
          <table:table-cell table:formula="of:=[counters.G184]/3500000000" office:value-type="float" office:value="0.780332406571429">
            <text:p>0,7803324066</text:p>
          </table:table-cell>
          <table:table-cell table:style-name="ce6" table:formula="of:=[.E184]/[.J184]" office:value-type="float" office:value="4.53131005232653">
            <text:p>4,5313100523</text:p>
          </table:table-cell>
          <table:table-cell table:style-name="ce6" table:formula="of:=[.F184]/[.$J184]" office:value-type="float" office:value="16.6965173737688">
            <text:p>16,6965173738</text:p>
          </table:table-cell>
          <table:table-cell table:style-name="ce6" table:formula="of:=[.G184]/[.$J184]" office:value-type="float" office:value="1.09519638448722">
            <text:p>1,0951963845</text:p>
          </table:table-cell>
          <table:table-cell table:style-name="ce6" table:formula="of:=[.H184]/[.$J184]" office:value-type="float" office:value="0.225707308426841">
            <text:p>0,2257073084</text:p>
          </table:table-cell>
          <table:table-cell table:style-name="ce6" table:formula="of:=[.I184]/[.$J184]" office:value-type="float" office:value="0">
            <text:p>0</text:p>
          </table:table-cell>
          <table:table-cell table:formula="of:=[.O184]-[.P184]-[.Q184]" office:value-type="float" office:value="15.3756136808547">
            <text:p>15,3756136809</text:p>
          </table:table-cell>
          <table:table-cell table:formula="of:=[.E184]/[.$M184]" office:value-type="float" office:value="31.2219833302154">
            <text:p>31,2219833302</text:p>
          </table:table-cell>
          <table:table-cell table:formula="of:=[.F184]/[.$M184]" office:value-type="float" office:value="115.043636629722">
            <text:p>115,0436366297</text:p>
          </table:table-cell>
          <table:table-cell table:formula="of:=[.G184]/[.$M184]" office:value-type="float" office:value="7.54620691696339">
            <text:p>7,546206917</text:p>
          </table:table-cell>
          <table:table-cell table:formula="of:=[.H184]/[.$M184]" office:value-type="float" office:value="1.55518597046618">
            <text:p>1,5551859705</text:p>
          </table:table-cell>
          <table:table-cell table:formula="of:=[.I184]/[.$M184]" office:value-type="float" office:value="0">
            <text:p>0</text:p>
          </table:table-cell>
          <table:table-cell table:formula="of:=[.U184]-[.V184]-[.W184]" office:value-type="float" office:value="105.942243742293">
            <text:p>105,942243742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85]*[.C185]" office:value-type="float" office:value="4096">
            <text:p>4096</text:p>
          </table:table-cell>
          <table:table-cell table:formula="of:=[counters.BH185]/1000000000" office:value-type="float" office:value="26.125732421">
            <text:p>26,125732421</text:p>
          </table:table-cell>
          <table:table-cell table:style-name="Default" table:formula="of:=[counters.BI185]/1000000000" office:value-type="float" office:value="96.297790527">
            <text:p>96,297790527</text:p>
          </table:table-cell>
          <table:table-cell table:style-name="Default" table:formula="of:=[counters.BJ185]/1000000000" office:value-type="float" office:value="6.467041015">
            <text:p>6,467041015</text:p>
          </table:table-cell>
          <table:table-cell table:formula="of:=[counters.BK185]/1000000000" office:value-type="float" office:value="1.345336914">
            <text:p>1,345336914</text:p>
          </table:table-cell>
          <table:table-cell table:formula="of:=[counters.BL185]/(2^-32)" office:value-type="float" office:value="0">
            <text:p>0</text:p>
          </table:table-cell>
          <table:table-cell table:formula="of:=[counters.D185]/1000000000" office:value-type="float" office:value="5.873451017">
            <text:p>5,873451017</text:p>
          </table:table-cell>
          <table:table-cell table:formula="of:=[counters.E185]/12500000" office:value-type="float" office:value="5.65608112">
            <text:p>5,65608112</text:p>
          </table:table-cell>
          <table:table-cell table:formula="of:=[counters.F185]/1050000000" office:value-type="float" office:value="1.73218887333333">
            <text:p>1,7321888733</text:p>
          </table:table-cell>
          <table:table-cell table:formula="of:=[counters.G185]/3500000000" office:value-type="float" office:value="1.20589410542857">
            <text:p>1,2058941054</text:p>
          </table:table-cell>
          <table:table-cell table:style-name="ce6" table:formula="of:=[.E185]/[.J185]" office:value-type="float" office:value="4.44810595089364">
            <text:p>4,4481059509</text:p>
          </table:table-cell>
          <table:table-cell table:style-name="ce6" table:formula="of:=[.F185]/[.$J185]" office:value-type="float" office:value="16.3954360474409">
            <text:p>16,3954360474</text:p>
          </table:table-cell>
          <table:table-cell table:style-name="ce6" table:formula="of:=[.G185]/[.$J185]" office:value-type="float" office:value="1.10106324140304">
            <text:p>1,1010632414</text:p>
          </table:table-cell>
          <table:table-cell table:style-name="ce6" table:formula="of:=[.H185]/[.$J185]" office:value-type="float" office:value="0.229053908869944">
            <text:p>0,2290539089</text:p>
          </table:table-cell>
          <table:table-cell table:style-name="ce6" table:formula="of:=[.I185]/[.$J185]" office:value-type="float" office:value="0">
            <text:p>0</text:p>
          </table:table-cell>
          <table:table-cell table:formula="of:=[.O185]-[.P185]-[.Q185]" office:value-type="float" office:value="15.0653188971679">
            <text:p>15,0653188972</text:p>
          </table:table-cell>
          <table:table-cell table:formula="of:=[.E185]/[.$M185]" office:value-type="float" office:value="21.6650303732225">
            <text:p>21,6650303732</text:p>
          </table:table-cell>
          <table:table-cell table:formula="of:=[.F185]/[.$M185]" office:value-type="float" office:value="79.8559260663904">
            <text:p>79,8559260664</text:p>
          </table:table-cell>
          <table:table-cell table:formula="of:=[.G185]/[.$M185]" office:value-type="float" office:value="5.36285979497481">
            <text:p>5,362859795</text:p>
          </table:table-cell>
          <table:table-cell table:formula="of:=[.H185]/[.$M185]" office:value-type="float" office:value="1.11563437282237">
            <text:p>1,1156343728</text:p>
          </table:table-cell>
          <table:table-cell table:formula="of:=[.I185]/[.$M185]" office:value-type="float" office:value="0">
            <text:p>0</text:p>
          </table:table-cell>
          <table:table-cell table:formula="of:=[.U185]-[.V185]-[.W185]" office:value-type="float" office:value="73.3774318985932">
            <text:p>73,377431898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86]*[.C186]" office:value-type="float" office:value="4352">
            <text:p>4352</text:p>
          </table:table-cell>
          <table:table-cell table:formula="of:=[counters.BH186]/1000000000" office:value-type="float" office:value="28.410949707">
            <text:p>28,410949707</text:p>
          </table:table-cell>
          <table:table-cell table:style-name="Default" table:formula="of:=[counters.BI186]/1000000000" office:value-type="float" office:value="104.726501464">
            <text:p>104,726501464</text:p>
          </table:table-cell>
          <table:table-cell table:style-name="Default" table:formula="of:=[counters.BJ186]/1000000000" office:value-type="float" office:value="7.563293457">
            <text:p>7,563293457</text:p>
          </table:table-cell>
          <table:table-cell table:formula="of:=[counters.BK186]/1000000000" office:value-type="float" office:value="1.460510253">
            <text:p>1,460510253</text:p>
          </table:table-cell>
          <table:table-cell table:formula="of:=[counters.BL186]/(2^-32)" office:value-type="float" office:value="0">
            <text:p>0</text:p>
          </table:table-cell>
          <table:table-cell table:formula="of:=[counters.D186]/1000000000" office:value-type="float" office:value="6.384792086">
            <text:p>6,384792086</text:p>
          </table:table-cell>
          <table:table-cell table:formula="of:=[counters.E186]/12500000" office:value-type="float" office:value="6.14718288">
            <text:p>6,14718288</text:p>
          </table:table-cell>
          <table:table-cell table:formula="of:=[counters.F186]/1050000000" office:value-type="float" office:value="2.24273405714286">
            <text:p>2,2427340571</text:p>
          </table:table-cell>
          <table:table-cell table:formula="of:=[counters.G186]/3500000000" office:value-type="float" office:value="0.401180532571429">
            <text:p>0,4011805326</text:p>
          </table:table-cell>
          <table:table-cell table:style-name="ce6" table:formula="of:=[.E186]/[.J186]" office:value-type="float" office:value="4.44978463265812">
            <text:p>4,4497846327</text:p>
          </table:table-cell>
          <table:table-cell table:style-name="ce6" table:formula="of:=[.F186]/[.$J186]" office:value-type="float" office:value="16.4024920550874">
            <text:p>16,4024920551</text:p>
          </table:table-cell>
          <table:table-cell table:style-name="ce6" table:formula="of:=[.G186]/[.$J186]" office:value-type="float" office:value="1.18457944364142">
            <text:p>1,1845794436</text:p>
          </table:table-cell>
          <table:table-cell table:style-name="ce6" table:formula="of:=[.H186]/[.$J186]" office:value-type="float" office:value="0.228748287074606">
            <text:p>0,2287482871</text:p>
          </table:table-cell>
          <table:table-cell table:style-name="ce6" table:formula="of:=[.I186]/[.$J186]" office:value-type="float" office:value="0">
            <text:p>0</text:p>
          </table:table-cell>
          <table:table-cell table:formula="of:=[.O186]-[.P186]-[.Q186]" office:value-type="float" office:value="14.9891643243714">
            <text:p>14,9891643244</text:p>
          </table:table-cell>
          <table:table-cell table:formula="of:=[.E186]/[.$M186]" office:value-type="float" office:value="70.8183657987979">
            <text:p>70,8183657988</text:p>
          </table:table-cell>
          <table:table-cell table:formula="of:=[.F186]/[.$M186]" office:value-type="float" office:value="261.045820924409">
            <text:p>261,0458209244</text:p>
          </table:table-cell>
          <table:table-cell table:formula="of:=[.G186]/[.$M186]" office:value-type="float" office:value="18.8525933911147">
            <text:p>18,8525933911</text:p>
          </table:table-cell>
          <table:table-cell table:formula="of:=[.H186]/[.$M186]" office:value-type="float" office:value="3.64053121829874">
            <text:p>3,6405312183</text:p>
          </table:table-cell>
          <table:table-cell table:formula="of:=[.I186]/[.$M186]" office:value-type="float" office:value="0">
            <text:p>0</text:p>
          </table:table-cell>
          <table:table-cell table:formula="of:=[.U186]-[.V186]-[.W186]" office:value-type="float" office:value="238.552696314995">
            <text:p>238,55269631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87]*[.C187]" office:value-type="float" office:value="4608">
            <text:p>4608</text:p>
          </table:table-cell>
          <table:table-cell table:formula="of:=[counters.BH187]/1000000000" office:value-type="float" office:value="30.47680664">
            <text:p>30,47680664</text:p>
          </table:table-cell>
          <table:table-cell table:style-name="Default" table:formula="of:=[counters.BI187]/1000000000" office:value-type="float" office:value="110.311645507">
            <text:p>110,311645507</text:p>
          </table:table-cell>
          <table:table-cell table:style-name="Default" table:formula="of:=[counters.BJ187]/1000000000" office:value-type="float" office:value="8.279724121">
            <text:p>8,279724121</text:p>
          </table:table-cell>
          <table:table-cell table:formula="of:=[counters.BK187]/1000000000" office:value-type="float" office:value="1.637939453">
            <text:p>1,637939453</text:p>
          </table:table-cell>
          <table:table-cell table:formula="of:=[counters.BL187]/(2^-32)" office:value-type="float" office:value="0">
            <text:p>0</text:p>
          </table:table-cell>
          <table:table-cell table:formula="of:=[counters.D187]/1000000000" office:value-type="float" office:value="6.853381355">
            <text:p>6,853381355</text:p>
          </table:table-cell>
          <table:table-cell table:formula="of:=[counters.E187]/12500000" office:value-type="float" office:value="6.862932">
            <text:p>6,862932</text:p>
          </table:table-cell>
          <table:table-cell table:formula="of:=[counters.F187]/1050000000" office:value-type="float" office:value="2.89211508285714">
            <text:p>2,8921150829</text:p>
          </table:table-cell>
          <table:table-cell table:formula="of:=[counters.G187]/3500000000" office:value-type="float" office:value="1.02289379114286">
            <text:p>1,0228937911</text:p>
          </table:table-cell>
          <table:table-cell table:style-name="ce6" table:formula="of:=[.E187]/[.J187]" office:value-type="float" office:value="4.44697369974387">
            <text:p>4,4469736997</text:p>
          </table:table-cell>
          <table:table-cell table:style-name="ce6" table:formula="of:=[.F187]/[.$J187]" office:value-type="float" office:value="16.0959444386559">
            <text:p>16,0959444387</text:p>
          </table:table-cell>
          <table:table-cell table:style-name="ce6" table:formula="of:=[.G187]/[.$J187]" office:value-type="float" office:value="1.20812248613006">
            <text:p>1,2081224861</text:p>
          </table:table-cell>
          <table:table-cell table:style-name="ce6" table:formula="of:=[.H187]/[.$J187]" office:value-type="float" office:value="0.238997272755734">
            <text:p>0,2389972728</text:p>
          </table:table-cell>
          <table:table-cell table:style-name="ce6" table:formula="of:=[.I187]/[.$J187]" office:value-type="float" office:value="0">
            <text:p>0</text:p>
          </table:table-cell>
          <table:table-cell table:formula="of:=[.O187]-[.P187]-[.Q187]" office:value-type="float" office:value="14.6488246797701">
            <text:p>14,6488246798</text:p>
          </table:table-cell>
          <table:table-cell table:formula="of:=[.E187]/[.$M187]" office:value-type="float" office:value="29.7946931576825">
            <text:p>29,7946931577</text:p>
          </table:table-cell>
          <table:table-cell table:formula="of:=[.F187]/[.$M187]" office:value-type="float" office:value="107.842716870684">
            <text:p>107,8427168707</text:p>
          </table:table-cell>
          <table:table-cell table:formula="of:=[.G187]/[.$M187]" office:value-type="float" office:value="8.0944123355654">
            <text:p>8,0944123356</text:p>
          </table:table-cell>
          <table:table-cell table:formula="of:=[.H187]/[.$M187]" office:value-type="float" office:value="1.60128008125845">
            <text:p>1,6012800813</text:p>
          </table:table-cell>
          <table:table-cell table:formula="of:=[.I187]/[.$M187]" office:value-type="float" office:value="0">
            <text:p>0</text:p>
          </table:table-cell>
          <table:table-cell table:formula="of:=[.U187]-[.V187]-[.W187]" office:value-type="float" office:value="98.1470244538604">
            <text:p>98,147024453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88]*[.C188]" office:value-type="float" office:value="4864">
            <text:p>4864</text:p>
          </table:table-cell>
          <table:table-cell table:formula="of:=[counters.BH188]/1000000000" office:value-type="float" office:value="31.05883789">
            <text:p>31,05883789</text:p>
          </table:table-cell>
          <table:table-cell table:style-name="Default" table:formula="of:=[counters.BI188]/1000000000" office:value-type="float" office:value="112.95715332">
            <text:p>112,95715332</text:p>
          </table:table-cell>
          <table:table-cell table:style-name="Default" table:formula="of:=[counters.BJ188]/1000000000" office:value-type="float" office:value="8.205810546">
            <text:p>8,205810546</text:p>
          </table:table-cell>
          <table:table-cell table:formula="of:=[counters.BK188]/1000000000" office:value-type="float" office:value="1.619689941">
            <text:p>1,619689941</text:p>
          </table:table-cell>
          <table:table-cell table:formula="of:=[counters.BL188]/(2^-32)" office:value-type="float" office:value="0">
            <text:p>0</text:p>
          </table:table-cell>
          <table:table-cell table:formula="of:=[counters.D188]/1000000000" office:value-type="float" office:value="6.973189665">
            <text:p>6,973189665</text:p>
          </table:table-cell>
          <table:table-cell table:formula="of:=[counters.E188]/12500000" office:value-type="float" office:value="6.88053712">
            <text:p>6,88053712</text:p>
          </table:table-cell>
          <table:table-cell table:formula="of:=[counters.F188]/1050000000" office:value-type="float" office:value="2.90591338">
            <text:p>2,90591338</text:p>
          </table:table-cell>
          <table:table-cell table:formula="of:=[counters.G188]/3500000000" office:value-type="float" office:value="1.03332268542857">
            <text:p>1,0333226854</text:p>
          </table:table-cell>
          <table:table-cell table:style-name="ce6" table:formula="of:=[.E188]/[.J188]" office:value-type="float" office:value="4.45403601251394">
            <text:p>4,4540360125</text:p>
          </table:table-cell>
          <table:table-cell table:style-name="ce6" table:formula="of:=[.F188]/[.$J188]" office:value-type="float" office:value="16.1987782846288">
            <text:p>16,1987782846</text:p>
          </table:table-cell>
          <table:table-cell table:style-name="ce6" table:formula="of:=[.G188]/[.$J188]" office:value-type="float" office:value="1.17676571844687">
            <text:p>1,1767657184</text:p>
          </table:table-cell>
          <table:table-cell table:style-name="ce6" table:formula="of:=[.H188]/[.$J188]" office:value-type="float" office:value="0.232273897428832">
            <text:p>0,2322738974</text:p>
          </table:table-cell>
          <table:table-cell table:style-name="ce6" table:formula="of:=[.I188]/[.$J188]" office:value-type="float" office:value="0">
            <text:p>0</text:p>
          </table:table-cell>
          <table:table-cell table:formula="of:=[.O188]-[.P188]-[.Q188]" office:value-type="float" office:value="14.7897386687531">
            <text:p>14,7897386688</text:p>
          </table:table-cell>
          <table:table-cell table:formula="of:=[.E188]/[.$M188]" office:value-type="float" office:value="30.0572496161916">
            <text:p>30,0572496162</text:p>
          </table:table-cell>
          <table:table-cell table:formula="of:=[.F188]/[.$M188]" office:value-type="float" office:value="109.314500603605">
            <text:p>109,3145006036</text:p>
          </table:table-cell>
          <table:table-cell table:formula="of:=[.G188]/[.$M188]" office:value-type="float" office:value="7.94118880937626">
            <text:p>7,9411888094</text:p>
          </table:table-cell>
          <table:table-cell table:formula="of:=[.H188]/[.$M188]" office:value-type="float" office:value="1.56745803013918">
            <text:p>1,5674580301</text:p>
          </table:table-cell>
          <table:table-cell table:formula="of:=[.I188]/[.$M188]" office:value-type="float" office:value="0">
            <text:p>0</text:p>
          </table:table-cell>
          <table:table-cell table:formula="of:=[.U188]-[.V188]-[.W188]" office:value-type="float" office:value="99.8058537640893">
            <text:p>99,805853764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89]*[.C189]" office:value-type="float" office:value="5120">
            <text:p>5120</text:p>
          </table:table-cell>
          <table:table-cell table:formula="of:=[counters.BH189]/1000000000" office:value-type="float" office:value="31.181884765">
            <text:p>31,181884765</text:p>
          </table:table-cell>
          <table:table-cell table:style-name="Default" table:formula="of:=[counters.BI189]/1000000000" office:value-type="float" office:value="115.858093261">
            <text:p>115,858093261</text:p>
          </table:table-cell>
          <table:table-cell table:style-name="Default" table:formula="of:=[counters.BJ189]/1000000000" office:value-type="float" office:value="8.666503906">
            <text:p>8,666503906</text:p>
          </table:table-cell>
          <table:table-cell table:formula="of:=[counters.BK189]/1000000000" office:value-type="float" office:value="1.653076171">
            <text:p>1,653076171</text:p>
          </table:table-cell>
          <table:table-cell table:formula="of:=[counters.BL189]/(2^-32)" office:value-type="float" office:value="0">
            <text:p>0</text:p>
          </table:table-cell>
          <table:table-cell table:formula="of:=[counters.D189]/1000000000" office:value-type="float" office:value="7.311648337">
            <text:p>7,311648337</text:p>
          </table:table-cell>
          <table:table-cell table:formula="of:=[counters.E189]/12500000" office:value-type="float" office:value="7.02989304">
            <text:p>7,02989304</text:p>
          </table:table-cell>
          <table:table-cell table:formula="of:=[counters.F189]/1050000000" office:value-type="float" office:value="3.0254277847619">
            <text:p>3,0254277848</text:p>
          </table:table-cell>
          <table:table-cell table:formula="of:=[counters.G189]/3500000000" office:value-type="float" office:value="1.15836738828571">
            <text:p>1,1583673883</text:p>
          </table:table-cell>
          <table:table-cell table:style-name="ce6" table:formula="of:=[.E189]/[.J189]" office:value-type="float" office:value="4.26468606363446">
            <text:p>4,2646860636</text:p>
          </table:table-cell>
          <table:table-cell table:style-name="ce6" table:formula="of:=[.F189]/[.$J189]" office:value-type="float" office:value="15.8456873089355">
            <text:p>15,8456873089</text:p>
          </table:table-cell>
          <table:table-cell table:style-name="ce6" table:formula="of:=[.G189]/[.$J189]" office:value-type="float" office:value="1.18530097545089">
            <text:p>1,1853009755</text:p>
          </table:table-cell>
          <table:table-cell table:style-name="ce6" table:formula="of:=[.H189]/[.$J189]" office:value-type="float" office:value="0.226088030333016">
            <text:p>0,2260880303</text:p>
          </table:table-cell>
          <table:table-cell table:style-name="ce6" table:formula="of:=[.I189]/[.$J189]" office:value-type="float" office:value="0">
            <text:p>0</text:p>
          </table:table-cell>
          <table:table-cell table:formula="of:=[.O189]-[.P189]-[.Q189]" office:value-type="float" office:value="14.4342983031516">
            <text:p>14,4342983032</text:p>
          </table:table-cell>
          <table:table-cell table:formula="of:=[.E189]/[.$M189]" office:value-type="float" office:value="26.918821334522">
            <text:p>26,9188213345</text:p>
          </table:table-cell>
          <table:table-cell table:formula="of:=[.F189]/[.$M189]" office:value-type="float" office:value="100.018434939247">
            <text:p>100,0184349392</text:p>
          </table:table-cell>
          <table:table-cell table:formula="of:=[.G189]/[.$M189]" office:value-type="float" office:value="7.48165391536591">
            <text:p>7,4816539154</text:p>
          </table:table-cell>
          <table:table-cell table:formula="of:=[.H189]/[.$M189]" office:value-type="float" office:value="1.4270741629272">
            <text:p>1,4270741629</text:p>
          </table:table-cell>
          <table:table-cell table:formula="of:=[.I189]/[.$M189]" office:value-type="float" office:value="0">
            <text:p>0</text:p>
          </table:table-cell>
          <table:table-cell table:formula="of:=[.U189]-[.V189]-[.W189]" office:value-type="float" office:value="91.1097068609537">
            <text:p>91,10970686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90]*[.C190]" office:value-type="float" office:value="5376">
            <text:p>5376</text:p>
          </table:table-cell>
          <table:table-cell table:formula="of:=[counters.BH190]/1000000000" office:value-type="float" office:value="32.413879394">
            <text:p>32,413879394</text:p>
          </table:table-cell>
          <table:table-cell table:style-name="Default" table:formula="of:=[counters.BI190]/1000000000" office:value-type="float" office:value="120.267272949">
            <text:p>120,267272949</text:p>
          </table:table-cell>
          <table:table-cell table:style-name="Default" table:formula="of:=[counters.BJ190]/1000000000" office:value-type="float" office:value="8.656860351">
            <text:p>8,656860351</text:p>
          </table:table-cell>
          <table:table-cell table:formula="of:=[counters.BK190]/1000000000" office:value-type="float" office:value="1.745666503">
            <text:p>1,745666503</text:p>
          </table:table-cell>
          <table:table-cell table:formula="of:=[counters.BL190]/(2^-32)" office:value-type="float" office:value="0">
            <text:p>0</text:p>
          </table:table-cell>
          <table:table-cell table:formula="of:=[counters.D190]/1000000000" office:value-type="float" office:value="7.716461125">
            <text:p>7,716461125</text:p>
          </table:table-cell>
          <table:table-cell table:formula="of:=[counters.E190]/12500000" office:value-type="float" office:value="7.41870064">
            <text:p>7,41870064</text:p>
          </table:table-cell>
          <table:table-cell table:formula="of:=[counters.F190]/1050000000" office:value-type="float" office:value="3.40208984190476">
            <text:p>3,4020898419</text:p>
          </table:table-cell>
          <table:table-cell table:formula="of:=[counters.G190]/3500000000" office:value-type="float" office:value="0.267074555714286">
            <text:p>0,2670745557</text:p>
          </table:table-cell>
          <table:table-cell table:style-name="ce6" table:formula="of:=[.E190]/[.J190]" office:value-type="float" office:value="4.20061461710533">
            <text:p>4,2006146171</text:p>
          </table:table-cell>
          <table:table-cell table:style-name="ce6" table:formula="of:=[.F190]/[.$J190]" office:value-type="float" office:value="15.5858068874804">
            <text:p>15,5858068875</text:p>
          </table:table-cell>
          <table:table-cell table:style-name="ce6" table:formula="of:=[.G190]/[.$J190]" office:value-type="float" office:value="1.12186923652777">
            <text:p>1,1218692365</text:p>
          </table:table-cell>
          <table:table-cell table:style-name="ce6" table:formula="of:=[.H190]/[.$J190]" office:value-type="float" office:value="0.226226306945854">
            <text:p>0,2262263069</text:p>
          </table:table-cell>
          <table:table-cell table:style-name="ce6" table:formula="of:=[.I190]/[.$J190]" office:value-type="float" office:value="0">
            <text:p>0</text:p>
          </table:table-cell>
          <table:table-cell table:formula="of:=[.O190]-[.P190]-[.Q190]" office:value-type="float" office:value="14.2377113440068">
            <text:p>14,237711344</text:p>
          </table:table-cell>
          <table:table-cell table:formula="of:=[.E190]/[.$M190]" office:value-type="float" office:value="121.366407620935">
            <text:p>121,3664076209</text:p>
          </table:table-cell>
          <table:table-cell table:formula="of:=[.F190]/[.$M190]" office:value-type="float" office:value="450.313481294942">
            <text:p>450,3134812949</text:p>
          </table:table-cell>
          <table:table-cell table:formula="of:=[.G190]/[.$M190]" office:value-type="float" office:value="32.4136469228504">
            <text:p>32,4136469229</text:p>
          </table:table-cell>
          <table:table-cell table:formula="of:=[.H190]/[.$M190]" office:value-type="float" office:value="6.53625164078715">
            <text:p>6,5362516408</text:p>
          </table:table-cell>
          <table:table-cell table:formula="of:=[.I190]/[.$M190]" office:value-type="float" office:value="0">
            <text:p>0</text:p>
          </table:table-cell>
          <table:table-cell table:formula="of:=[.U190]-[.V190]-[.W190]" office:value-type="float" office:value="411.363582731305">
            <text:p>411,363582731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91]*[.C191]" office:value-type="float" office:value="5632">
            <text:p>5632</text:p>
          </table:table-cell>
          <table:table-cell table:formula="of:=[counters.BH191]/1000000000" office:value-type="float" office:value="34.331115722">
            <text:p>34,331115722</text:p>
          </table:table-cell>
          <table:table-cell table:style-name="Default" table:formula="of:=[counters.BI191]/1000000000" office:value-type="float" office:value="127.272399902">
            <text:p>127,272399902</text:p>
          </table:table-cell>
          <table:table-cell table:style-name="Default" table:formula="of:=[counters.BJ191]/1000000000" office:value-type="float" office:value="9.135681152">
            <text:p>9,135681152</text:p>
          </table:table-cell>
          <table:table-cell table:formula="of:=[counters.BK191]/1000000000" office:value-type="float" office:value="1.858947753">
            <text:p>1,858947753</text:p>
          </table:table-cell>
          <table:table-cell table:formula="of:=[counters.BL191]/(2^-32)" office:value-type="float" office:value="0">
            <text:p>0</text:p>
          </table:table-cell>
          <table:table-cell table:formula="of:=[counters.D191]/1000000000" office:value-type="float" office:value="8.220900695">
            <text:p>8,220900695</text:p>
          </table:table-cell>
          <table:table-cell table:formula="of:=[counters.E191]/12500000" office:value-type="float" office:value="7.90284664">
            <text:p>7,90284664</text:p>
          </table:table-cell>
          <table:table-cell table:formula="of:=[counters.F191]/1050000000" office:value-type="float" office:value="3.89582929904762">
            <text:p>3,895829299</text:p>
          </table:table-cell>
          <table:table-cell table:formula="of:=[counters.G191]/3500000000" office:value-type="float" office:value="0.685676045714286">
            <text:p>0,6856760457</text:p>
          </table:table-cell>
          <table:table-cell table:style-name="ce6" table:formula="of:=[.E191]/[.J191]" office:value-type="float" office:value="4.17607717155377">
            <text:p>4,1760771716</text:p>
          </table:table-cell>
          <table:table-cell table:style-name="ce6" table:formula="of:=[.F191]/[.$J191]" office:value-type="float" office:value="15.4815639579989">
            <text:p>15,481563958</text:p>
          </table:table-cell>
          <table:table-cell table:style-name="ce6" table:formula="of:=[.G191]/[.$J191]" office:value-type="float" office:value="1.1112749674201">
            <text:p>1,1112749674</text:p>
          </table:table-cell>
          <table:table-cell table:style-name="ce6" table:formula="of:=[.H191]/[.$J191]" office:value-type="float" office:value="0.226124584393852">
            <text:p>0,2261245844</text:p>
          </table:table-cell>
          <table:table-cell table:style-name="ce6" table:formula="of:=[.I191]/[.$J191]" office:value-type="float" office:value="0">
            <text:p>0</text:p>
          </table:table-cell>
          <table:table-cell table:formula="of:=[.O191]-[.P191]-[.Q191]" office:value-type="float" office:value="14.1441644061849">
            <text:p>14,1441644062</text:p>
          </table:table-cell>
          <table:table-cell table:formula="of:=[.E191]/[.$M191]" office:value-type="float" office:value="50.0690026092955">
            <text:p>50,0690026093</text:p>
          </table:table-cell>
          <table:table-cell table:formula="of:=[.F191]/[.$M191]" office:value-type="float" office:value="185.615934372357">
            <text:p>185,6159343724</text:p>
          </table:table-cell>
          <table:table-cell table:formula="of:=[.G191]/[.$M191]" office:value-type="float" office:value="13.3236113600602">
            <text:p>13,3236113601</text:p>
          </table:table-cell>
          <table:table-cell table:formula="of:=[.H191]/[.$M191]" office:value-type="float" office:value="2.71111666306424">
            <text:p>2,7111166631</text:p>
          </table:table-cell>
          <table:table-cell table:formula="of:=[.I191]/[.$M191]" office:value-type="float" office:value="0">
            <text:p>0</text:p>
          </table:table-cell>
          <table:table-cell table:formula="of:=[.U191]-[.V191]-[.W191]" office:value-type="float" office:value="169.581206349232">
            <text:p>169,581206349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92]*[.C192]" office:value-type="float" office:value="5888">
            <text:p>5888</text:p>
          </table:table-cell>
          <table:table-cell table:formula="of:=[counters.BH192]/1000000000" office:value-type="float" office:value="35.843505859">
            <text:p>35,843505859</text:p>
          </table:table-cell>
          <table:table-cell table:style-name="Default" table:formula="of:=[counters.BI192]/1000000000" office:value-type="float" office:value="133.694091796">
            <text:p>133,694091796</text:p>
          </table:table-cell>
          <table:table-cell table:style-name="Default" table:formula="of:=[counters.BJ192]/1000000000" office:value-type="float" office:value="9.206054687">
            <text:p>9,206054687</text:p>
          </table:table-cell>
          <table:table-cell table:formula="of:=[counters.BK192]/1000000000" office:value-type="float" office:value="1.943481445">
            <text:p>1,943481445</text:p>
          </table:table-cell>
          <table:table-cell table:formula="of:=[counters.BL192]/(2^-32)" office:value-type="float" office:value="0">
            <text:p>0</text:p>
          </table:table-cell>
          <table:table-cell table:formula="of:=[counters.D192]/1000000000" office:value-type="float" office:value="8.594374071">
            <text:p>8,594374071</text:p>
          </table:table-cell>
          <table:table-cell table:formula="of:=[counters.E192]/12500000" office:value-type="float" office:value="8.2620772">
            <text:p>8,2620772</text:p>
          </table:table-cell>
          <table:table-cell table:formula="of:=[counters.F192]/1050000000" office:value-type="float" office:value="0.190255532380952">
            <text:p>0,1902555324</text:p>
          </table:table-cell>
          <table:table-cell table:formula="of:=[counters.G192]/3500000000" office:value-type="float" office:value="0.995529710857143">
            <text:p>0,9955297109</text:p>
          </table:table-cell>
          <table:table-cell table:style-name="ce6" table:formula="of:=[.E192]/[.J192]" office:value-type="float" office:value="4.1705778178712">
            <text:p>4,1705778179</text:p>
          </table:table-cell>
          <table:table-cell table:style-name="ce6" table:formula="of:=[.F192]/[.$J192]" office:value-type="float" office:value="15.5560010178198">
            <text:p>15,5560010178</text:p>
          </table:table-cell>
          <table:table-cell table:style-name="ce6" table:formula="of:=[.G192]/[.$J192]" office:value-type="float" office:value="1.07117221230386">
            <text:p>1,0711722123</text:p>
          </table:table-cell>
          <table:table-cell table:style-name="ce6" table:formula="of:=[.H192]/[.$J192]" office:value-type="float" office:value="0.226134146471224">
            <text:p>0,2261341465</text:p>
          </table:table-cell>
          <table:table-cell table:style-name="ce6" table:formula="of:=[.I192]/[.$J192]" office:value-type="float" office:value="0">
            <text:p>0</text:p>
          </table:table-cell>
          <table:table-cell table:formula="of:=[.O192]-[.P192]-[.Q192]" office:value-type="float" office:value="14.2586946590447">
            <text:p>14,258694659</text:p>
          </table:table-cell>
          <table:table-cell table:formula="of:=[.E192]/[.$M192]" office:value-type="float" office:value="36.0044561885943">
            <text:p>36,0044561886</text:p>
          </table:table-cell>
          <table:table-cell table:formula="of:=[.F192]/[.$M192]" office:value-type="float" office:value="134.294426713684">
            <text:p>134,2944267137</text:p>
          </table:table-cell>
          <table:table-cell table:formula="of:=[.G192]/[.$M192]" office:value-type="float" office:value="9.24739320845951">
            <text:p>9,2473932085</text:p>
          </table:table-cell>
          <table:table-cell table:formula="of:=[.H192]/[.$M192]" office:value-type="float" office:value="1.95220838092987">
            <text:p>1,9522083809</text:p>
          </table:table-cell>
          <table:table-cell table:formula="of:=[.I192]/[.$M192]" office:value-type="float" office:value="0">
            <text:p>0</text:p>
          </table:table-cell>
          <table:table-cell table:formula="of:=[.U192]-[.V192]-[.W192]" office:value-type="float" office:value="123.094825124295">
            <text:p>123,09482512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93]*[.C193]" office:value-type="float" office:value="6144">
            <text:p>6144</text:p>
          </table:table-cell>
          <table:table-cell table:formula="of:=[counters.BH193]/1000000000" office:value-type="float" office:value="37.604370117">
            <text:p>37,604370117</text:p>
          </table:table-cell>
          <table:table-cell table:style-name="Default" table:formula="of:=[counters.BI193]/1000000000" office:value-type="float" office:value="138.999084472">
            <text:p>138,999084472</text:p>
          </table:table-cell>
          <table:table-cell table:style-name="Default" table:formula="of:=[counters.BJ193]/1000000000" office:value-type="float" office:value="15.866333007">
            <text:p>15,866333007</text:p>
          </table:table-cell>
          <table:table-cell table:formula="of:=[counters.BK193]/1000000000" office:value-type="float" office:value="2.439697265">
            <text:p>2,439697265</text:p>
          </table:table-cell>
          <table:table-cell table:formula="of:=[counters.BL193]/(2^-32)" office:value-type="float" office:value="0">
            <text:p>0</text:p>
          </table:table-cell>
          <table:table-cell table:formula="of:=[counters.D193]/1000000000" office:value-type="float" office:value="9.170313608">
            <text:p>9,170313608</text:p>
          </table:table-cell>
          <table:table-cell table:formula="of:=[counters.E193]/12500000" office:value-type="float" office:value="8.812174">
            <text:p>8,812174</text:p>
          </table:table-cell>
          <table:table-cell table:formula="of:=[counters.F193]/1050000000" office:value-type="float" office:value="0.518881405714286">
            <text:p>0,5188814057</text:p>
          </table:table-cell>
          <table:table-cell table:formula="of:=[counters.G193]/3500000000" office:value-type="float" office:value="0.246289365428571">
            <text:p>0,2462893654</text:p>
          </table:table-cell>
          <table:table-cell table:style-name="ce6" table:formula="of:=[.E193]/[.J193]" office:value-type="float" office:value="4.1006634804937">
            <text:p>4,1006634805</text:p>
          </table:table-cell>
          <table:table-cell table:style-name="ce6" table:formula="of:=[.F193]/[.$J193]" office:value-type="float" office:value="15.1575061021621">
            <text:p>15,1575061022</text:p>
          </table:table-cell>
          <table:table-cell table:style-name="ce6" table:formula="of:=[.G193]/[.$J193]" office:value-type="float" office:value="1.73018434104135">
            <text:p>1,730184341</text:p>
          </table:table-cell>
          <table:table-cell table:style-name="ce6" table:formula="of:=[.H193]/[.$J193]" office:value-type="float" office:value="0.26604294785204">
            <text:p>0,2660429479</text:p>
          </table:table-cell>
          <table:table-cell table:style-name="ce6" table:formula="of:=[.I193]/[.$J193]" office:value-type="float" office:value="0">
            <text:p>0</text:p>
          </table:table-cell>
          <table:table-cell table:formula="of:=[.O193]-[.P193]-[.Q193]" office:value-type="float" office:value="13.1612788132687">
            <text:p>13,1612788133</text:p>
          </table:table-cell>
          <table:table-cell table:formula="of:=[.E193]/[.$M193]" office:value-type="float" office:value="152.683694042429">
            <text:p>152,6836940424</text:p>
          </table:table-cell>
          <table:table-cell table:formula="of:=[.F193]/[.$M193]" office:value-type="float" office:value="564.373066738492">
            <text:p>564,3730667385</text:p>
          </table:table-cell>
          <table:table-cell table:formula="of:=[.G193]/[.$M193]" office:value-type="float" office:value="64.4215107679976">
            <text:p>64,421510768</text:p>
          </table:table-cell>
          <table:table-cell table:formula="of:=[.H193]/[.$M193]" office:value-type="float" office:value="9.90581652096366">
            <text:p>9,905816521</text:p>
          </table:table-cell>
          <table:table-cell table:formula="of:=[.I193]/[.$M193]" office:value-type="float" office:value="0">
            <text:p>0</text:p>
          </table:table-cell>
          <table:table-cell table:formula="of:=[.U193]-[.V193]-[.W193]" office:value-type="float" office:value="490.045739449531">
            <text:p>490,045739449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94]*[.C194]" office:value-type="float" office:value="6400">
            <text:p>6400</text:p>
          </table:table-cell>
          <table:table-cell table:formula="of:=[counters.BH194]/1000000000" office:value-type="float" office:value="37.944335937">
            <text:p>37,944335937</text:p>
          </table:table-cell>
          <table:table-cell table:style-name="Default" table:formula="of:=[counters.BI194]/1000000000" office:value-type="float" office:value="142.928100585">
            <text:p>142,928100585</text:p>
          </table:table-cell>
          <table:table-cell table:style-name="Default" table:formula="of:=[counters.BJ194]/1000000000" office:value-type="float" office:value="9.796386718">
            <text:p>9,796386718</text:p>
          </table:table-cell>
          <table:table-cell table:formula="of:=[counters.BK194]/1000000000" office:value-type="float" office:value="2.067138671">
            <text:p>2,067138671</text:p>
          </table:table-cell>
          <table:table-cell table:formula="of:=[counters.BL194]/(2^-32)" office:value-type="float" office:value="0">
            <text:p>0</text:p>
          </table:table-cell>
          <table:table-cell table:formula="of:=[counters.D194]/1000000000" office:value-type="float" office:value="9.143086019">
            <text:p>9,143086019</text:p>
          </table:table-cell>
          <table:table-cell table:formula="of:=[counters.E194]/12500000" office:value-type="float" office:value="8.78836384">
            <text:p>8,78836384</text:p>
          </table:table-cell>
          <table:table-cell table:formula="of:=[counters.F194]/1050000000" office:value-type="float" office:value="0.732205936190476">
            <text:p>0,7322059362</text:p>
          </table:table-cell>
          <table:table-cell table:formula="of:=[counters.G194]/3500000000" office:value-type="float" office:value="0.223695055714286">
            <text:p>0,2236950557</text:p>
          </table:table-cell>
          <table:table-cell table:style-name="ce6" table:formula="of:=[.E194]/[.J194]" office:value-type="float" office:value="4.15005785334939">
            <text:p>4,1500578533</text:p>
          </table:table-cell>
          <table:table-cell table:style-name="ce6" table:formula="of:=[.F194]/[.$J194]" office:value-type="float" office:value="15.632369671245">
            <text:p>15,6323696712</text:p>
          </table:table-cell>
          <table:table-cell table:style-name="ce6" table:formula="of:=[.G194]/[.$J194]" office:value-type="float" office:value="1.07145297524735">
            <text:p>1,0714529752</text:p>
          </table:table-cell>
          <table:table-cell table:style-name="ce6" table:formula="of:=[.H194]/[.$J194]" office:value-type="float" office:value="0.226087632414738">
            <text:p>0,2260876324</text:p>
          </table:table-cell>
          <table:table-cell table:style-name="ce6" table:formula="of:=[.I194]/[.$J194]" office:value-type="float" office:value="0">
            <text:p>0</text:p>
          </table:table-cell>
          <table:table-cell table:formula="of:=[.O194]-[.P194]-[.Q194]" office:value-type="float" office:value="14.3348290635829">
            <text:p>14,3348290636</text:p>
          </table:table-cell>
          <table:table-cell table:formula="of:=[.E194]/[.$M194]" office:value-type="float" office:value="169.625277661319">
            <text:p>169,6252776613</text:p>
          </table:table-cell>
          <table:table-cell table:formula="of:=[.F194]/[.$M194]" office:value-type="float" office:value="638.941706282301">
            <text:p>638,9417062823</text:p>
          </table:table-cell>
          <table:table-cell table:formula="of:=[.G194]/[.$M194]" office:value-type="float" office:value="43.793487910222">
            <text:p>43,7934879102</text:p>
          </table:table-cell>
          <table:table-cell table:formula="of:=[.H194]/[.$M194]" office:value-type="float" office:value="9.24087778515879">
            <text:p>9,2408777852</text:p>
          </table:table-cell>
          <table:table-cell table:formula="of:=[.I194]/[.$M194]" office:value-type="float" office:value="0">
            <text:p>0</text:p>
          </table:table-cell>
          <table:table-cell table:formula="of:=[.U194]-[.V194]-[.W194]" office:value-type="float" office:value="585.90734058692">
            <text:p>585,907340586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95]*[.C195]" office:value-type="float" office:value="6656">
            <text:p>6656</text:p>
          </table:table-cell>
          <table:table-cell table:formula="of:=[counters.BH195]/1000000000" office:value-type="float" office:value="39.58605957">
            <text:p>39,58605957</text:p>
          </table:table-cell>
          <table:table-cell table:style-name="Default" table:formula="of:=[counters.BI195]/1000000000" office:value-type="float" office:value="148.829467773">
            <text:p>148,829467773</text:p>
          </table:table-cell>
          <table:table-cell table:style-name="Default" table:formula="of:=[counters.BJ195]/1000000000" office:value-type="float" office:value="10.122863769">
            <text:p>10,122863769</text:p>
          </table:table-cell>
          <table:table-cell table:formula="of:=[counters.BK195]/1000000000" office:value-type="float" office:value="2.186157226">
            <text:p>2,186157226</text:p>
          </table:table-cell>
          <table:table-cell table:formula="of:=[counters.BL195]/(2^-32)" office:value-type="float" office:value="0">
            <text:p>0</text:p>
          </table:table-cell>
          <table:table-cell table:formula="of:=[counters.D195]/1000000000" office:value-type="float" office:value="9.669190237">
            <text:p>9,669190237</text:p>
          </table:table-cell>
          <table:table-cell table:formula="of:=[counters.E195]/12500000" office:value-type="float" office:value="9.2931576">
            <text:p>9,2931576</text:p>
          </table:table-cell>
          <table:table-cell table:formula="of:=[counters.F195]/1050000000" office:value-type="float" office:value="1.21573709238095">
            <text:p>1,2157370924</text:p>
          </table:table-cell>
          <table:table-cell table:formula="of:=[counters.G195]/3500000000" office:value-type="float" office:value="0.66018558">
            <text:p>0,66018558</text:p>
          </table:table-cell>
          <table:table-cell table:style-name="ce6" table:formula="of:=[.E195]/[.J195]" office:value-type="float" office:value="4.09404082448606">
            <text:p>4,0940408245</text:p>
          </table:table-cell>
          <table:table-cell table:style-name="ce6" table:formula="of:=[.F195]/[.$J195]" office:value-type="float" office:value="15.392133583585">
            <text:p>15,3921335836</text:p>
          </table:table-cell>
          <table:table-cell table:style-name="ce6" table:formula="of:=[.G195]/[.$J195]" office:value-type="float" office:value="1.04691949593297">
            <text:p>1,0469194959</text:p>
          </table:table-cell>
          <table:table-cell table:style-name="ce6" table:formula="of:=[.H195]/[.$J195]" office:value-type="float" office:value="0.226095171613697">
            <text:p>0,2260951716</text:p>
          </table:table-cell>
          <table:table-cell table:style-name="ce6" table:formula="of:=[.I195]/[.$J195]" office:value-type="float" office:value="0">
            <text:p>0</text:p>
          </table:table-cell>
          <table:table-cell table:formula="of:=[.O195]-[.P195]-[.Q195]" office:value-type="float" office:value="14.1191189160383">
            <text:p>14,119118916</text:p>
          </table:table-cell>
          <table:table-cell table:formula="of:=[.E195]/[.$M195]" office:value-type="float" office:value="59.9620179071467">
            <text:p>59,9620179071</text:p>
          </table:table-cell>
          <table:table-cell table:formula="of:=[.F195]/[.$M195]" office:value-type="float" office:value="225.43580514588">
            <text:p>225,4358051459</text:p>
          </table:table-cell>
          <table:table-cell table:formula="of:=[.G195]/[.$M195]" office:value-type="float" office:value="15.3333609149718">
            <text:p>15,333360915</text:p>
          </table:table-cell>
          <table:table-cell table:formula="of:=[.H195]/[.$M195]" office:value-type="float" office:value="3.31142831989757">
            <text:p>3,3114283199</text:p>
          </table:table-cell>
          <table:table-cell table:formula="of:=[.I195]/[.$M195]" office:value-type="float" office:value="0">
            <text:p>0</text:p>
          </table:table-cell>
          <table:table-cell table:formula="of:=[.U195]-[.V195]-[.W195]" office:value-type="float" office:value="206.791015911011">
            <text:p>206,79101591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96]*[.C196]" office:value-type="float" office:value="6912">
            <text:p>6912</text:p>
          </table:table-cell>
          <table:table-cell table:formula="of:=[counters.BH196]/1000000000" office:value-type="float" office:value="41.062194824">
            <text:p>41,062194824</text:p>
          </table:table-cell>
          <table:table-cell table:style-name="Default" table:formula="of:=[counters.BI196]/1000000000" office:value-type="float" office:value="155.345336914">
            <text:p>155,345336914</text:p>
          </table:table-cell>
          <table:table-cell table:style-name="Default" table:formula="of:=[counters.BJ196]/1000000000" office:value-type="float" office:value="10.700134277">
            <text:p>10,700134277</text:p>
          </table:table-cell>
          <table:table-cell table:formula="of:=[counters.BK196]/1000000000" office:value-type="float" office:value="2.294311523">
            <text:p>2,294311523</text:p>
          </table:table-cell>
          <table:table-cell table:formula="of:=[counters.BL196]/(2^-32)" office:value-type="float" office:value="0">
            <text:p>0</text:p>
          </table:table-cell>
          <table:table-cell table:formula="of:=[counters.D196]/1000000000" office:value-type="float" office:value="10.059042338">
            <text:p>10,059042338</text:p>
          </table:table-cell>
          <table:table-cell table:formula="of:=[counters.E196]/12500000" office:value-type="float" office:value="9.66755512">
            <text:p>9,66755512</text:p>
          </table:table-cell>
          <table:table-cell table:formula="of:=[counters.F196]/1050000000" office:value-type="float" office:value="1.60840185333333">
            <text:p>1,6084018533</text:p>
          </table:table-cell>
          <table:table-cell table:formula="of:=[counters.G196]/3500000000" office:value-type="float" office:value="0.983666031142857">
            <text:p>0,9836660311</text:p>
          </table:table-cell>
          <table:table-cell table:style-name="ce6" table:formula="of:=[.E196]/[.J196]" office:value-type="float" office:value="4.08211770507015">
            <text:p>4,0821177051</text:p>
          </table:table-cell>
          <table:table-cell table:style-name="ce6" table:formula="of:=[.F196]/[.$J196]" office:value-type="float" office:value="15.4433525274223">
            <text:p>15,4433525274</text:p>
          </table:table-cell>
          <table:table-cell table:style-name="ce6" table:formula="of:=[.G196]/[.$J196]" office:value-type="float" office:value="1.0637328999579">
            <text:p>1,0637329</text:p>
          </table:table-cell>
          <table:table-cell table:style-name="ce6" table:formula="of:=[.H196]/[.$J196]" office:value-type="float" office:value="0.228084488155775">
            <text:p>0,2280844882</text:p>
          </table:table-cell>
          <table:table-cell table:style-name="ce6" table:formula="of:=[.I196]/[.$J196]" office:value-type="float" office:value="0">
            <text:p>0</text:p>
          </table:table-cell>
          <table:table-cell table:formula="of:=[.O196]-[.P196]-[.Q196]" office:value-type="float" office:value="14.1515351393086">
            <text:p>14,1515351393</text:p>
          </table:table-cell>
          <table:table-cell table:formula="of:=[.E196]/[.$M196]" office:value-type="float" office:value="41.7440406845121">
            <text:p>41,7440406845</text:p>
          </table:table-cell>
          <table:table-cell table:formula="of:=[.F196]/[.$M196]" office:value-type="float" office:value="157.924876935635">
            <text:p>157,9248769356</text:p>
          </table:table-cell>
          <table:table-cell table:formula="of:=[.G196]/[.$M196]" office:value-type="float" office:value="10.8778121214252">
            <text:p>10,8778121214</text:p>
          </table:table-cell>
          <table:table-cell table:formula="of:=[.H196]/[.$M196]" office:value-type="float" office:value="2.33240901928309">
            <text:p>2,3324090193</text:p>
          </table:table-cell>
          <table:table-cell table:formula="of:=[.I196]/[.$M196]" office:value-type="float" office:value="0">
            <text:p>0</text:p>
          </table:table-cell>
          <table:table-cell table:formula="of:=[.U196]-[.V196]-[.W196]" office:value-type="float" office:value="144.714655794926">
            <text:p>144,714655794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97]*[.C197]" office:value-type="float" office:value="7168">
            <text:p>7168</text:p>
          </table:table-cell>
          <table:table-cell table:formula="of:=[counters.BH197]/1000000000" office:value-type="float" office:value="42.344604492">
            <text:p>42,344604492</text:p>
          </table:table-cell>
          <table:table-cell table:style-name="Default" table:formula="of:=[counters.BI197]/1000000000" office:value-type="float" office:value="161.15447998">
            <text:p>161,15447998</text:p>
          </table:table-cell>
          <table:table-cell table:style-name="Default" table:formula="of:=[counters.BJ197]/1000000000" office:value-type="float" office:value="10.919494628">
            <text:p>10,919494628</text:p>
          </table:table-cell>
          <table:table-cell table:formula="of:=[counters.BK197]/1000000000" office:value-type="float" office:value="2.35974121">
            <text:p>2,35974121</text:p>
          </table:table-cell>
          <table:table-cell table:formula="of:=[counters.BL197]/(2^-32)" office:value-type="float" office:value="0">
            <text:p>0</text:p>
          </table:table-cell>
          <table:table-cell table:formula="of:=[counters.D197]/1000000000" office:value-type="float" office:value="10.412836016">
            <text:p>10,412836016</text:p>
          </table:table-cell>
          <table:table-cell table:formula="of:=[counters.E197]/12500000" office:value-type="float" office:value="10.00716896">
            <text:p>10,00716896</text:p>
          </table:table-cell>
          <table:table-cell table:formula="of:=[counters.F197]/1050000000" office:value-type="float" office:value="1.96855468476191">
            <text:p>1,9685546848</text:p>
          </table:table-cell>
          <table:table-cell table:formula="of:=[counters.G197]/3500000000" office:value-type="float" office:value="0.050123568">
            <text:p>0,050123568</text:p>
          </table:table-cell>
          <table:table-cell table:style-name="ce6" table:formula="of:=[.E197]/[.J197]" office:value-type="float" office:value="4.06657748445618">
            <text:p>4,0665774845</text:p>
          </table:table-cell>
          <table:table-cell table:style-name="ce6" table:formula="of:=[.F197]/[.$J197]" office:value-type="float" office:value="15.476521452213">
            <text:p>15,4765214522</text:p>
          </table:table-cell>
          <table:table-cell table:style-name="ce6" table:formula="of:=[.G197]/[.$J197]" office:value-type="float" office:value="1.04865712004122">
            <text:p>1,04865712</text:p>
          </table:table-cell>
          <table:table-cell table:style-name="ce6" table:formula="of:=[.H197]/[.$J197]" office:value-type="float" office:value="0.226618493403152">
            <text:p>0,2266184934</text:p>
          </table:table-cell>
          <table:table-cell table:style-name="ce6" table:formula="of:=[.I197]/[.$J197]" office:value-type="float" office:value="0">
            <text:p>0</text:p>
          </table:table-cell>
          <table:table-cell table:formula="of:=[.O197]-[.P197]-[.Q197]" office:value-type="float" office:value="14.2012458387686">
            <text:p>14,2012458388</text:p>
          </table:table-cell>
          <table:table-cell table:formula="of:=[.E197]/[.$M197]" office:value-type="float" office:value="844.804274348546">
            <text:p>844,8042743485</text:p>
          </table:table-cell>
          <table:table-cell table:formula="of:=[.F197]/[.$M197]" office:value-type="float" office:value="3215.14382176464">
            <text:p>3215,1438217647</text:p>
          </table:table-cell>
          <table:table-cell table:formula="of:=[.G197]/[.$M197]" office:value-type="float" office:value="217.851503069374">
            <text:p>217,8515030694</text:p>
          </table:table-cell>
          <table:table-cell table:formula="of:=[.H197]/[.$M197]" office:value-type="float" office:value="47.0784763367205">
            <text:p>47,0784763367</text:p>
          </table:table-cell>
          <table:table-cell table:formula="of:=[.I197]/[.$M197]" office:value-type="float" office:value="0">
            <text:p>0</text:p>
          </table:table-cell>
          <table:table-cell table:formula="of:=[.U197]-[.V197]-[.W197]" office:value-type="float" office:value="2950.21384235855">
            <text:p>2950,213842358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98]*[.C198]" office:value-type="float" office:value="7424">
            <text:p>7424</text:p>
          </table:table-cell>
          <table:table-cell table:formula="of:=[counters.BH198]/1000000000" office:value-type="float" office:value="43.018371582">
            <text:p>43,018371582</text:p>
          </table:table-cell>
          <table:table-cell table:style-name="Default" table:formula="of:=[counters.BI198]/1000000000" office:value-type="float" office:value="166.234191894">
            <text:p>166,234191894</text:p>
          </table:table-cell>
          <table:table-cell table:style-name="Default" table:formula="of:=[counters.BJ198]/1000000000" office:value-type="float" office:value="12.879516601">
            <text:p>12,879516601</text:p>
          </table:table-cell>
          <table:table-cell table:formula="of:=[counters.BK198]/1000000000" office:value-type="float" office:value="2.437316894">
            <text:p>2,437316894</text:p>
          </table:table-cell>
          <table:table-cell table:formula="of:=[counters.BL198]/(2^-32)" office:value-type="float" office:value="0">
            <text:p>0</text:p>
          </table:table-cell>
          <table:table-cell table:formula="of:=[counters.D198]/1000000000" office:value-type="float" office:value="10.764018699">
            <text:p>10,764018699</text:p>
          </table:table-cell>
          <table:table-cell table:formula="of:=[counters.E198]/12500000" office:value-type="float" office:value="10.3546968">
            <text:p>10,3546968</text:p>
          </table:table-cell>
          <table:table-cell table:formula="of:=[counters.F198]/1050000000" office:value-type="float" office:value="2.28380793428571">
            <text:p>2,2838079343</text:p>
          </table:table-cell>
          <table:table-cell table:formula="of:=[counters.G198]/3500000000" office:value-type="float" office:value="0.341475016857143">
            <text:p>0,3414750169</text:p>
          </table:table-cell>
          <table:table-cell table:style-name="ce6" table:formula="of:=[.E198]/[.J198]" office:value-type="float" office:value="3.99649729203801">
            <text:p>3,996497292</text:p>
          </table:table-cell>
          <table:table-cell table:style-name="ce6" table:formula="of:=[.F198]/[.$J198]" office:value-type="float" office:value="15.4435064210213">
            <text:p>15,443506421</text:p>
          </table:table-cell>
          <table:table-cell table:style-name="ce6" table:formula="of:=[.G198]/[.$J198]" office:value-type="float" office:value="1.19653420912364">
            <text:p>1,1965342091</text:p>
          </table:table-cell>
          <table:table-cell table:style-name="ce6" table:formula="of:=[.H198]/[.$J198]" office:value-type="float" office:value="0.22643187104705">
            <text:p>0,226431871</text:p>
          </table:table-cell>
          <table:table-cell table:style-name="ce6" table:formula="of:=[.I198]/[.$J198]" office:value-type="float" office:value="0">
            <text:p>0</text:p>
          </table:table-cell>
          <table:table-cell table:formula="of:=[.O198]-[.P198]-[.Q198]" office:value-type="float" office:value="14.0205403408506">
            <text:p>14,0205403409</text:p>
          </table:table-cell>
          <table:table-cell table:formula="of:=[.E198]/[.$M198]" office:value-type="float" office:value="125.978093442768">
            <text:p>125,9780934428</text:p>
          </table:table-cell>
          <table:table-cell table:formula="of:=[.F198]/[.$M198]" office:value-type="float" office:value="486.812163958526">
            <text:p>486,8121639585</text:p>
          </table:table-cell>
          <table:table-cell table:formula="of:=[.G198]/[.$M198]" office:value-type="float" office:value="37.7173027752955">
            <text:p>37,7173027753</text:p>
          </table:table-cell>
          <table:table-cell table:formula="of:=[.H198]/[.$M198]" office:value-type="float" office:value="7.13761409672807">
            <text:p>7,1376140967</text:p>
          </table:table-cell>
          <table:table-cell table:formula="of:=[.I198]/[.$M198]" office:value-type="float" office:value="0">
            <text:p>0</text:p>
          </table:table-cell>
          <table:table-cell table:formula="of:=[.U198]-[.V198]-[.W198]" office:value-type="float" office:value="441.957247086503">
            <text:p>441,957247086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99]*[.C199]" office:value-type="float" office:value="7680">
            <text:p>7680</text:p>
          </table:table-cell>
          <table:table-cell table:formula="of:=[counters.BH199]/1000000000" office:value-type="float" office:value="43.002624511">
            <text:p>43,002624511</text:p>
          </table:table-cell>
          <table:table-cell table:style-name="Default" table:formula="of:=[counters.BI199]/1000000000" office:value-type="float" office:value="169.510986328">
            <text:p>169,510986328</text:p>
          </table:table-cell>
          <table:table-cell table:style-name="Default" table:formula="of:=[counters.BJ199]/1000000000" office:value-type="float" office:value="11.335449218">
            <text:p>11,335449218</text:p>
          </table:table-cell>
          <table:table-cell table:formula="of:=[counters.BK199]/1000000000" office:value-type="float" office:value="2.467712402">
            <text:p>2,467712402</text:p>
          </table:table-cell>
          <table:table-cell table:formula="of:=[counters.BL199]/(2^-32)" office:value-type="float" office:value="0">
            <text:p>0</text:p>
          </table:table-cell>
          <table:table-cell table:formula="of:=[counters.D199]/1000000000" office:value-type="float" office:value="11.01657932">
            <text:p>11,01657932</text:p>
          </table:table-cell>
          <table:table-cell table:formula="of:=[counters.E199]/12500000" office:value-type="float" office:value="10.58894096">
            <text:p>10,58894096</text:p>
          </table:table-cell>
          <table:table-cell table:formula="of:=[counters.F199]/1050000000" office:value-type="float" office:value="2.52387983904762">
            <text:p>2,523879839</text:p>
          </table:table-cell>
          <table:table-cell table:formula="of:=[counters.G199]/3500000000" office:value-type="float" office:value="0.551285654857143">
            <text:p>0,5512856549</text:p>
          </table:table-cell>
          <table:table-cell table:style-name="ce6" table:formula="of:=[.E199]/[.J199]" office:value-type="float" office:value="3.90344618432793">
            <text:p>3,9034461843</text:p>
          </table:table-cell>
          <table:table-cell table:style-name="ce6" table:formula="of:=[.F199]/[.$J199]" office:value-type="float" office:value="15.3868983651089">
            <text:p>15,3868983651</text:p>
          </table:table-cell>
          <table:table-cell table:style-name="ce6" table:formula="of:=[.G199]/[.$J199]" office:value-type="float" office:value="1.02894454700844">
            <text:p>1,028944547</text:p>
          </table:table-cell>
          <table:table-cell table:style-name="ce6" table:formula="of:=[.H199]/[.$J199]" office:value-type="float" office:value="0.223999876034115">
            <text:p>0,223999876</text:p>
          </table:table-cell>
          <table:table-cell table:style-name="ce6" table:formula="of:=[.I199]/[.$J199]" office:value-type="float" office:value="0">
            <text:p>0</text:p>
          </table:table-cell>
          <table:table-cell table:formula="of:=[.O199]-[.P199]-[.Q199]" office:value-type="float" office:value="14.1339539420663">
            <text:p>14,1339539421</text:p>
          </table:table-cell>
          <table:table-cell table:formula="of:=[.E199]/[.$M199]" office:value-type="float" office:value="78.0042508491237">
            <text:p>78,0042508491</text:p>
          </table:table-cell>
          <table:table-cell table:formula="of:=[.F199]/[.$M199]" office:value-type="float" office:value="307.4830350373">
            <text:p>307,4830350373</text:p>
          </table:table-cell>
          <table:table-cell table:formula="of:=[.G199]/[.$M199]" office:value-type="float" office:value="20.561843244293">
            <text:p>20,5618432443</text:p>
          </table:table-cell>
          <table:table-cell table:formula="of:=[.H199]/[.$M199]" office:value-type="float" office:value="4.47628625968776">
            <text:p>4,4762862597</text:p>
          </table:table-cell>
          <table:table-cell table:formula="of:=[.I199]/[.$M199]" office:value-type="float" office:value="0">
            <text:p>0</text:p>
          </table:table-cell>
          <table:table-cell table:formula="of:=[.U199]-[.V199]-[.W199]" office:value-type="float" office:value="282.44490553332">
            <text:p>282,444905533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00]*[.C200]" office:value-type="float" office:value="7936">
            <text:p>7936</text:p>
          </table:table-cell>
          <table:table-cell table:formula="of:=[counters.BH200]/1000000000" office:value-type="float" office:value="43.682250976">
            <text:p>43,682250976</text:p>
          </table:table-cell>
          <table:table-cell table:style-name="Default" table:formula="of:=[counters.BI200]/1000000000" office:value-type="float" office:value="175.912475585">
            <text:p>175,912475585</text:p>
          </table:table-cell>
          <table:table-cell table:style-name="Default" table:formula="of:=[counters.BJ200]/1000000000" office:value-type="float" office:value="12.126037597">
            <text:p>12,126037597</text:p>
          </table:table-cell>
          <table:table-cell table:formula="of:=[counters.BK200]/1000000000" office:value-type="float" office:value="2.616394042">
            <text:p>2,616394042</text:p>
          </table:table-cell>
          <table:table-cell table:formula="of:=[counters.BL200]/(2^-32)" office:value-type="float" office:value="0">
            <text:p>0</text:p>
          </table:table-cell>
          <table:table-cell table:formula="of:=[counters.D200]/1000000000" office:value-type="float" office:value="11.470032537">
            <text:p>11,470032537</text:p>
          </table:table-cell>
          <table:table-cell table:formula="of:=[counters.E200]/12500000" office:value-type="float" office:value="11.02065576">
            <text:p>11,02065576</text:p>
          </table:table-cell>
          <table:table-cell table:formula="of:=[counters.F200]/1050000000" office:value-type="float" office:value="2.97966960285714">
            <text:p>2,9796696029</text:p>
          </table:table-cell>
          <table:table-cell table:formula="of:=[counters.G200]/3500000000" office:value-type="float" office:value="0.927359614857143">
            <text:p>0,9273596149</text:p>
          </table:table-cell>
          <table:table-cell table:style-name="ce6" table:formula="of:=[.E200]/[.J200]" office:value-type="float" office:value="3.80838073781307">
            <text:p>3,8083807378</text:p>
          </table:table-cell>
          <table:table-cell table:style-name="ce6" table:formula="of:=[.F200]/[.$J200]" office:value-type="float" office:value="15.3367024040727">
            <text:p>15,3367024041</text:p>
          </table:table-cell>
          <table:table-cell table:style-name="ce6" table:formula="of:=[.G200]/[.$J200]" office:value-type="float" office:value="1.05719295545883">
            <text:p>1,0571929555</text:p>
          </table:table-cell>
          <table:table-cell table:style-name="ce6" table:formula="of:=[.H200]/[.$J200]" office:value-type="float" office:value="0.22810694159411">
            <text:p>0,2281069416</text:p>
          </table:table-cell>
          <table:table-cell table:style-name="ce6" table:formula="of:=[.I200]/[.$J200]" office:value-type="float" office:value="0">
            <text:p>0</text:p>
          </table:table-cell>
          <table:table-cell table:formula="of:=[.O200]-[.P200]-[.Q200]" office:value-type="float" office:value="14.0514025070198">
            <text:p>14,051402507</text:p>
          </table:table-cell>
          <table:table-cell table:formula="of:=[.E200]/[.$M200]" office:value-type="float" office:value="47.103896132817">
            <text:p>47,1038961328</text:p>
          </table:table-cell>
          <table:table-cell table:formula="of:=[.F200]/[.$M200]" office:value-type="float" office:value="189.691757940202">
            <text:p>189,6917579402</text:p>
          </table:table-cell>
          <table:table-cell table:formula="of:=[.G200]/[.$M200]" office:value-type="float" office:value="13.0758741298735">
            <text:p>13,0758741299</text:p>
          </table:table-cell>
          <table:table-cell table:formula="of:=[.H200]/[.$M200]" office:value-type="float" office:value="2.82133705208098">
            <text:p>2,8213370521</text:p>
          </table:table-cell>
          <table:table-cell table:formula="of:=[.I200]/[.$M200]" office:value-type="float" office:value="0">
            <text:p>0</text:p>
          </table:table-cell>
          <table:table-cell table:formula="of:=[.U200]-[.V200]-[.W200]" office:value-type="float" office:value="173.794546758247">
            <text:p>173,794546758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01]*[.C201]" office:value-type="float" office:value="8192">
            <text:p>8192</text:p>
          </table:table-cell>
          <table:table-cell table:formula="of:=[counters.BH201]/1000000000" office:value-type="float" office:value="50.289001464">
            <text:p>50,289001464</text:p>
          </table:table-cell>
          <table:table-cell table:style-name="Default" table:formula="of:=[counters.BI201]/1000000000" office:value-type="float" office:value="185.159057617">
            <text:p>185,159057617</text:p>
          </table:table-cell>
          <table:table-cell table:style-name="Default" table:formula="of:=[counters.BJ201]/1000000000" office:value-type="float" office:value="16.380676269">
            <text:p>16,380676269</text:p>
          </table:table-cell>
          <table:table-cell table:formula="of:=[counters.BK201]/1000000000" office:value-type="float" office:value="2.63482666">
            <text:p>2,63482666</text:p>
          </table:table-cell>
          <table:table-cell table:formula="of:=[counters.BL201]/(2^-32)" office:value-type="float" office:value="0">
            <text:p>0</text:p>
          </table:table-cell>
          <table:table-cell table:formula="of:=[counters.D201]/1000000000" office:value-type="float" office:value="11.635224741">
            <text:p>11,635224741</text:p>
          </table:table-cell>
          <table:table-cell table:formula="of:=[counters.E201]/12500000" office:value-type="float" office:value="11.17229896">
            <text:p>11,17229896</text:p>
          </table:table-cell>
          <table:table-cell table:formula="of:=[counters.F201]/1050000000" office:value-type="float" office:value="3.38978800952381">
            <text:p>3,3897880095</text:p>
          </table:table-cell>
          <table:table-cell table:formula="of:=[counters.G201]/3500000000" office:value-type="float" office:value="1.064550448">
            <text:p>1,064550448</text:p>
          </table:table-cell>
          <table:table-cell table:style-name="ce6" table:formula="of:=[.E201]/[.J201]" office:value-type="float" office:value="4.32213408708751">
            <text:p>4,3221340871</text:p>
          </table:table-cell>
          <table:table-cell table:style-name="ce6" table:formula="of:=[.F201]/[.$J201]" office:value-type="float" office:value="15.9136640450562">
            <text:p>15,9136640451</text:p>
          </table:table-cell>
          <table:table-cell table:style-name="ce6" table:formula="of:=[.G201]/[.$J201]" office:value-type="float" office:value="1.4078521587364">
            <text:p>1,4078521587</text:p>
          </table:table-cell>
          <table:table-cell table:style-name="ce6" table:formula="of:=[.H201]/[.$J201]" office:value-type="float" office:value="0.226452579872862">
            <text:p>0,2264525799</text:p>
          </table:table-cell>
          <table:table-cell table:style-name="ce6" table:formula="of:=[.I201]/[.$J201]" office:value-type="float" office:value="0">
            <text:p>0</text:p>
          </table:table-cell>
          <table:table-cell table:formula="of:=[.O201]-[.P201]-[.Q201]" office:value-type="float" office:value="14.2793593064469">
            <text:p>14,2793593064</text:p>
          </table:table-cell>
          <table:table-cell table:formula="of:=[.E201]/[.$M201]" office:value-type="float" office:value="47.2396602326168">
            <text:p>47,2396602326</text:p>
          </table:table-cell>
          <table:table-cell table:formula="of:=[.F201]/[.$M201]" office:value-type="float" office:value="173.931689160306">
            <text:p>173,9316891603</text:p>
          </table:table-cell>
          <table:table-cell table:formula="of:=[.G201]/[.$M201]" office:value-type="float" office:value="15.3874119350331">
            <text:p>15,387411935</text:p>
          </table:table-cell>
          <table:table-cell table:formula="of:=[.H201]/[.$M201]" office:value-type="float" office:value="2.47506040221027">
            <text:p>2,4750604022</text:p>
          </table:table-cell>
          <table:table-cell table:formula="of:=[.I201]/[.$M201]" office:value-type="float" office:value="0">
            <text:p>0</text:p>
          </table:table-cell>
          <table:table-cell table:formula="of:=[.U201]-[.V201]-[.W201]" office:value-type="float" office:value="156.069216823062">
            <text:p>156,0692168231</text:p>
          </table:table-cell>
          <table:table-cell table:number-columns-repeated="998"/>
        </table:table-row>
        <table:table-row table:style-name="ro1" table:number-rows-repeated="3492">
          <table:table-cell table:number-columns-repeated="7"/>
          <table:table-cell table:style-name="ce5" table:number-columns-repeated="7"/>
          <table:table-cell table:number-columns-repeated="1009"/>
        </table:table-row>
        <table:table-row table:style-name="ro1" table:number-rows-repeated="104488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23-03-2018</text:date>, <text:time>13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3:21:00</dc:date>
    <dc:creator>Helder Duarte</dc:creator>
    <meta:generator>OpenOffice/4.1.4$Unix OpenOffice.org_project/414m5$Build-9788</meta:generator>
    <meta:editing-duration>PT13H57M6S</meta:editing-duration>
    <meta:editing-cycles>54</meta:editing-cycles>
    <meta:document-statistic meta:table-count="2" meta:cell-count="1789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27cm" svg:height="13.565cm" xlink:href=".." xlink:type="simple" chart:class="chart:line" chart:column-mapping="0 1 2" chart:style-name="ch1">
        <chart:title svg:x="12.433cm" svg:y="0.407cm" chart:style-name="ch2">
          <text:p>Power scalar</text:p>
        </chart:title>
        <chart:subtitle svg:x="12.049cm" svg:y="1.457cm" chart:style-name="ch3">
          <text:p>Using OCL_TIMER</text:p>
        </chart:subtitle>
        <chart:legend chart:legend-position="end" svg:x="21.203cm" svg:y="5.487cm" style:legend-expansion="high" chart:style-name="ch4"/>
        <chart:plot-area chart:style-name="ch5" table:cell-range-address="analysis.D2:analysis.D41 analysis.N1:analysis.Q41 analysis.S1:analysis.S41" chart:data-source-has-labels="both" svg:x="1.563cm" svg:y="2.682cm" svg:width="18.536cm" svg:height="9.631cm">
          <chartooo:coordinate-region svg:x="2.184cm" svg:y="2.881cm" svg:width="17.543cm" svg:height="8.387cm"/>
          <chart:axis chart:dimension="x" chart:name="primary-x" chart:style-name="ch6" chartooo:axis-type="auto">
            <chartooo:date-scale/>
            <chart:title svg:x="10.099cm" svg:y="12.584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6">
            <chart:title svg:x="0.451cm" svg:y="8.282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2:analysis.N41" chart:label-cell-address="analysis.N1:analysis.N1" chart:class="chart:line">
            <chart:data-point chart:repeated="40"/>
          </chart:series>
          <chart:series chart:style-name="ch11" chart:values-cell-range-address="analysis.S2:analysis.S41" chart:label-cell-address="analysis.S1:analysis.S1" chart:class="chart:line">
            <chart:data-point chart:repeated="40"/>
          </chart:series>
          <chart:series chart:style-name="ch12" chart:values-cell-range-address="analysis.O2:analysis.O41" chart:label-cell-address="analysis.O1:analysis.O1" chart:class="chart:line">
            <chart:data-point chart:repeated="40"/>
          </chart:series>
          <chart:series chart:style-name="ch13" chart:values-cell-range-address="analysis.P2:analysis.P41" chart:label-cell-address="analysis.P1:analysis.P1" chart:class="chart:line">
            <chart:data-point chart:repeated="40"/>
          </chart:series>
          <chart:series chart:style-name="ch14" chart:values-cell-range-address="analysis.Q2:analysis.Q41" chart:label-cell-address="analysis.Q1:analysis.Q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3.06071669383949">
                <text:p>3.06071669383949</text:p>
                <draw:g>
                  <svg:desc>analysis.N2:analysis.N41</svg:desc>
                </draw:g>
              </table:table-cell>
              <table:table-cell office:value-type="float" office:value="8.25122698087183">
                <text:p>8.25122698087183</text:p>
                <draw:g>
                  <svg:desc>analysis.S2:analysis.S41</svg:desc>
                </draw:g>
              </table:table-cell>
              <table:table-cell office:value-type="float" office:value="9.47077572721669">
                <text:p>9.47077572721669</text:p>
                <draw:g>
                  <svg:desc>analysis.O2:analysis.O41</svg:desc>
                </draw:g>
              </table:table-cell>
              <table:table-cell office:value-type="float" office:value="0.991151036318172">
                <text:p>0.991151036318172</text:p>
                <draw:g>
                  <svg:desc>analysis.P2:analysis.P41</svg:desc>
                </draw:g>
              </table:table-cell>
              <table:table-cell office:value-type="float" office:value="0.228397710026688">
                <text:p>0.228397710026688</text:p>
                <draw:g>
                  <svg:desc>analysis.Q2:analysis.Q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8215740246339">
                <text:p>3.18215740246339</text:p>
              </table:table-cell>
              <table:table-cell office:value-type="float" office:value="8.25494968664937">
                <text:p>8.25494968664937</text:p>
              </table:table-cell>
              <table:table-cell office:value-type="float" office:value="9.66337870562144">
                <text:p>9.66337870562144</text:p>
              </table:table-cell>
              <table:table-cell office:value-type="float" office:value="1.1805683579029">
                <text:p>1.1805683579029</text:p>
              </table:table-cell>
              <table:table-cell office:value-type="float" office:value="0.227860661069164">
                <text:p>0.2278606610691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3240253294985">
                <text:p>3.13240253294985</text:p>
              </table:table-cell>
              <table:table-cell office:value-type="float" office:value="8.25941680784065">
                <text:p>8.25941680784065</text:p>
              </table:table-cell>
              <table:table-cell office:value-type="float" office:value="9.40643727056491">
                <text:p>9.40643727056491</text:p>
              </table:table-cell>
              <table:table-cell office:value-type="float" office:value="0.918954003894746">
                <text:p>0.918954003894746</text:p>
              </table:table-cell>
              <table:table-cell office:value-type="float" office:value="0.228066458829514">
                <text:p>0.2280664588295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03460905250859">
                <text:p>3.03460905250859</text:p>
              </table:table-cell>
              <table:table-cell office:value-type="float" office:value="8.25573294143133">
                <text:p>8.25573294143133</text:p>
              </table:table-cell>
              <table:table-cell office:value-type="float" office:value="9.4287728483024">
                <text:p>9.4287728483024</text:p>
              </table:table-cell>
              <table:table-cell office:value-type="float" office:value="0.944421461602695">
                <text:p>0.944421461602695</text:p>
              </table:table-cell>
              <table:table-cell office:value-type="float" office:value="0.22861844526837">
                <text:p>0.228618445268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4126798219342">
                <text:p>3.04126798219342</text:p>
              </table:table-cell>
              <table:table-cell office:value-type="float" office:value="8.25426896711608">
                <text:p>8.25426896711608</text:p>
              </table:table-cell>
              <table:table-cell office:value-type="float" office:value="9.43098878507523">
                <text:p>9.43098878507523</text:p>
              </table:table-cell>
              <table:table-cell office:value-type="float" office:value="0.948386324345043">
                <text:p>0.948386324345043</text:p>
              </table:table-cell>
              <table:table-cell office:value-type="float" office:value="0.228333493614102">
                <text:p>0.2283334936141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4776169469343">
                <text:p>3.04776169469343</text:p>
              </table:table-cell>
              <table:table-cell office:value-type="float" office:value="8.25858055471488">
                <text:p>8.25858055471488</text:p>
              </table:table-cell>
              <table:table-cell office:value-type="float" office:value="9.45045039106422">
                <text:p>9.45045039106422</text:p>
              </table:table-cell>
              <table:table-cell office:value-type="float" office:value="0.962960272912817">
                <text:p>0.962960272912817</text:p>
              </table:table-cell>
              <table:table-cell office:value-type="float" office:value="0.228909563436531">
                <text:p>0.22890956343653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5683444411887">
                <text:p>3.15683444411887</text:p>
              </table:table-cell>
              <table:table-cell office:value-type="float" office:value="8.46332438412877">
                <text:p>8.46332438412877</text:p>
              </table:table-cell>
              <table:table-cell office:value-type="float" office:value="9.8321288485135">
                <text:p>9.8321288485135</text:p>
              </table:table-cell>
              <table:table-cell office:value-type="float" office:value="1.13853583815678">
                <text:p>1.13853583815678</text:p>
              </table:table-cell>
              <table:table-cell office:value-type="float" office:value="0.230268626227951">
                <text:p>0.2302686262279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32115498881773">
                <text:p>3.32115498881773</text:p>
              </table:table-cell>
              <table:table-cell office:value-type="float" office:value="8.85193892872476">
                <text:p>8.85193892872476</text:p>
              </table:table-cell>
              <table:table-cell office:value-type="float" office:value="10.2314736675875">
                <text:p>10.2314736675875</text:p>
              </table:table-cell>
              <table:table-cell office:value-type="float" office:value="1.14576475055248">
                <text:p>1.14576475055248</text:p>
              </table:table-cell>
              <table:table-cell office:value-type="float" office:value="0.233769988310275">
                <text:p>0.2337699883102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7053536997135">
                <text:p>3.37053536997135</text:p>
              </table:table-cell>
              <table:table-cell office:value-type="float" office:value="9.44953132444996">
                <text:p>9.44953132444996</text:p>
              </table:table-cell>
              <table:table-cell office:value-type="float" office:value="10.5681991016942">
                <text:p>10.5681991016942</text:p>
              </table:table-cell>
              <table:table-cell office:value-type="float" office:value="0.891776644185669">
                <text:p>0.891776644185669</text:p>
              </table:table-cell>
              <table:table-cell office:value-type="float" office:value="0.22689113305855">
                <text:p>0.2268911330585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51503741122353">
                <text:p>3.51503741122353</text:p>
              </table:table-cell>
              <table:table-cell office:value-type="float" office:value="10.4732571364101">
                <text:p>10.4732571364101</text:p>
              </table:table-cell>
              <table:table-cell office:value-type="float" office:value="11.7976283582106">
                <text:p>11.7976283582106</text:p>
              </table:table-cell>
              <table:table-cell office:value-type="float" office:value="1.09713485035073">
                <text:p>1.09713485035073</text:p>
              </table:table-cell>
              <table:table-cell office:value-type="float" office:value="0.227236371449726">
                <text:p>0.22723637144972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63293141297231">
                <text:p>3.63293141297231</text:p>
              </table:table-cell>
              <table:table-cell office:value-type="float" office:value="11.225318967966">
                <text:p>11.225318967966</text:p>
              </table:table-cell>
              <table:table-cell office:value-type="float" office:value="12.3427133060083">
                <text:p>12.3427133060083</text:p>
              </table:table-cell>
              <table:table-cell office:value-type="float" office:value="0.890428217687169">
                <text:p>0.890428217687169</text:p>
              </table:table-cell>
              <table:table-cell office:value-type="float" office:value="0.226966120355058">
                <text:p>0.2269661203550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97993103509198">
                <text:p>3.97993103509198</text:p>
              </table:table-cell>
              <table:table-cell office:value-type="float" office:value="12.27553467443">
                <text:p>12.27553467443</text:p>
              </table:table-cell>
              <table:table-cell office:value-type="float" office:value="13.6112581228799">
                <text:p>13.6112581228799</text:p>
              </table:table-cell>
              <table:table-cell office:value-type="float" office:value="1.10820434654012">
                <text:p>1.10820434654012</text:p>
              </table:table-cell>
              <table:table-cell office:value-type="float" office:value="0.227519101909801">
                <text:p>0.22751910190980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98648986477338">
                <text:p>3.98648986477338</text:p>
              </table:table-cell>
              <table:table-cell office:value-type="float" office:value="12.885833540055">
                <text:p>12.885833540055</text:p>
              </table:table-cell>
              <table:table-cell office:value-type="float" office:value="14.067277187727">
                <text:p>14.067277187727</text:p>
              </table:table-cell>
              <table:table-cell office:value-type="float" office:value="0.953304595726487">
                <text:p>0.953304595726487</text:p>
              </table:table-cell>
              <table:table-cell office:value-type="float" office:value="0.228139051945413">
                <text:p>0.22813905194541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13096167202522">
                <text:p>4.13096167202522</text:p>
              </table:table-cell>
              <table:table-cell office:value-type="float" office:value="13.3503691349256">
                <text:p>13.3503691349256</text:p>
              </table:table-cell>
              <table:table-cell office:value-type="float" office:value="14.728317638964">
                <text:p>14.728317638964</text:p>
              </table:table-cell>
              <table:table-cell office:value-type="float" office:value="1.15161485118841">
                <text:p>1.15161485118841</text:p>
              </table:table-cell>
              <table:table-cell office:value-type="float" office:value="0.226333652850031">
                <text:p>0.22633365285003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12786453239551">
                <text:p>4.12786453239551</text:p>
              </table:table-cell>
              <table:table-cell office:value-type="float" office:value="13.1738509458175">
                <text:p>13.1738509458175</text:p>
              </table:table-cell>
              <table:table-cell office:value-type="float" office:value="14.3340059539599">
                <text:p>14.3340059539599</text:p>
              </table:table-cell>
              <table:table-cell office:value-type="float" office:value="0.933154489193015">
                <text:p>0.933154489193015</text:p>
              </table:table-cell>
              <table:table-cell office:value-type="float" office:value="0.227000518949396">
                <text:p>0.22700051894939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10099318220797">
                <text:p>4.10099318220797</text:p>
              </table:table-cell>
              <table:table-cell office:value-type="float" office:value="13.2074489971236">
                <text:p>13.2074489971236</text:p>
              </table:table-cell>
              <table:table-cell office:value-type="float" office:value="14.6130986815641">
                <text:p>14.6130986815641</text:p>
              </table:table-cell>
              <table:table-cell office:value-type="float" office:value="1.17748724572572">
                <text:p>1.17748724572572</text:p>
              </table:table-cell>
              <table:table-cell office:value-type="float" office:value="0.22816243871473">
                <text:p>0.2281624387147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10519898784116">
                <text:p>4.10519898784116</text:p>
              </table:table-cell>
              <table:table-cell office:value-type="float" office:value="13.453400030046">
                <text:p>13.453400030046</text:p>
              </table:table-cell>
              <table:table-cell office:value-type="float" office:value="14.6384880737137">
                <text:p>14.6384880737137</text:p>
              </table:table-cell>
              <table:table-cell office:value-type="float" office:value="0.957948912942708">
                <text:p>0.957948912942708</text:p>
              </table:table-cell>
              <table:table-cell office:value-type="float" office:value="0.227139130725027">
                <text:p>0.22713913072502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14502714896789">
                <text:p>4.14502714896789</text:p>
              </table:table-cell>
              <table:table-cell office:value-type="float" office:value="13.4031625310033">
                <text:p>13.4031625310033</text:p>
              </table:table-cell>
              <table:table-cell office:value-type="float" office:value="14.5321633463358">
                <text:p>14.5321633463358</text:p>
              </table:table-cell>
              <table:table-cell office:value-type="float" office:value="0.902481987217774">
                <text:p>0.902481987217774</text:p>
              </table:table-cell>
              <table:table-cell office:value-type="float" office:value="0.226518828114734">
                <text:p>0.226518828114734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11646428095543">
                <text:p>4.11646428095543</text:p>
              </table:table-cell>
              <table:table-cell office:value-type="float" office:value="13.4613055842885">
                <text:p>13.4613055842885</text:p>
              </table:table-cell>
              <table:table-cell office:value-type="float" office:value="14.7650650540276">
                <text:p>14.7650650540276</text:p>
              </table:table-cell>
              <table:table-cell office:value-type="float" office:value="1.07632452850687">
                <text:p>1.07632452850687</text:p>
              </table:table-cell>
              <table:table-cell office:value-type="float" office:value="0.227434941232237">
                <text:p>0.22743494123223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18858923876638">
                <text:p>4.18858923876638</text:p>
              </table:table-cell>
              <table:table-cell office:value-type="float" office:value="13.6164897087616">
                <text:p>13.6164897087616</text:p>
              </table:table-cell>
              <table:table-cell office:value-type="float" office:value="14.7663890696455">
                <text:p>14.7663890696455</text:p>
              </table:table-cell>
              <table:table-cell office:value-type="float" office:value="0.923366988961397">
                <text:p>0.923366988961397</text:p>
              </table:table-cell>
              <table:table-cell office:value-type="float" office:value="0.226532371922544">
                <text:p>0.226532371922544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10638541379075">
                <text:p>4.10638541379075</text:p>
              </table:table-cell>
              <table:table-cell office:value-type="float" office:value="13.534355031446">
                <text:p>13.534355031446</text:p>
              </table:table-cell>
              <table:table-cell office:value-type="float" office:value="14.7270875547619">
                <text:p>14.7270875547619</text:p>
              </table:table-cell>
              <table:table-cell office:value-type="float" office:value="0.96618120410818">
                <text:p>0.96618120410818</text:p>
              </table:table-cell>
              <table:table-cell office:value-type="float" office:value="0.226551319207655">
                <text:p>0.226551319207655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17136635713174">
                <text:p>4.17136635713174</text:p>
              </table:table-cell>
              <table:table-cell office:value-type="float" office:value="13.5622790768441">
                <text:p>13.5622790768441</text:p>
              </table:table-cell>
              <table:table-cell office:value-type="float" office:value="14.7842824736225">
                <text:p>14.7842824736225</text:p>
              </table:table-cell>
              <table:table-cell office:value-type="float" office:value="0.995305257743414">
                <text:p>0.995305257743414</text:p>
              </table:table-cell>
              <table:table-cell office:value-type="float" office:value="0.226698139035018">
                <text:p>0.22669813903501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16526458399693">
                <text:p>4.16526458399693</text:p>
              </table:table-cell>
              <table:table-cell office:value-type="float" office:value="13.7098044696673">
                <text:p>13.7098044696673</text:p>
              </table:table-cell>
              <table:table-cell office:value-type="float" office:value="15.0446964450781">
                <text:p>15.0446964450781</text:p>
              </table:table-cell>
              <table:table-cell office:value-type="float" office:value="1.10777514390904">
                <text:p>1.10777514390904</text:p>
              </table:table-cell>
              <table:table-cell office:value-type="float" office:value="0.227116831501777">
                <text:p>0.22711683150177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17336734724624">
                <text:p>4.17336734724624</text:p>
              </table:table-cell>
              <table:table-cell office:value-type="float" office:value="13.6914727922736">
                <text:p>13.6914727922736</text:p>
              </table:table-cell>
              <table:table-cell office:value-type="float" office:value="14.9137391411272">
                <text:p>14.9137391411272</text:p>
              </table:table-cell>
              <table:table-cell office:value-type="float" office:value="0.995650774946853">
                <text:p>0.995650774946853</text:p>
              </table:table-cell>
              <table:table-cell office:value-type="float" office:value="0.226615573906728">
                <text:p>0.226615573906728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19786446142671">
                <text:p>4.19786446142671</text:p>
              </table:table-cell>
              <table:table-cell office:value-type="float" office:value="13.8892625901328">
                <text:p>13.8892625901328</text:p>
              </table:table-cell>
              <table:table-cell office:value-type="float" office:value="15.0862375374337">
                <text:p>15.0862375374337</text:p>
              </table:table-cell>
              <table:table-cell office:value-type="float" office:value="0.970106999245274">
                <text:p>0.970106999245274</text:p>
              </table:table-cell>
              <table:table-cell office:value-type="float" office:value="0.226867948055703">
                <text:p>0.22686794805570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15765029802534">
                <text:p>4.15765029802534</text:p>
              </table:table-cell>
              <table:table-cell office:value-type="float" office:value="13.8840258235297">
                <text:p>13.8840258235297</text:p>
              </table:table-cell>
              <table:table-cell office:value-type="float" office:value="15.0957526718334">
                <text:p>15.0957526718334</text:p>
              </table:table-cell>
              <table:table-cell office:value-type="float" office:value="0.985019850025277">
                <text:p>0.985019850025277</text:p>
              </table:table-cell>
              <table:table-cell office:value-type="float" office:value="0.22670699827836">
                <text:p>0.22670699827836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2184804509214">
                <text:p>4.2184804509214</text:p>
              </table:table-cell>
              <table:table-cell office:value-type="float" office:value="13.8408185530954">
                <text:p>13.8408185530954</text:p>
              </table:table-cell>
              <table:table-cell office:value-type="float" office:value="15.0373911500174">
                <text:p>15.0373911500174</text:p>
              </table:table-cell>
              <table:table-cell office:value-type="float" office:value="0.969509301423877">
                <text:p>0.969509301423877</text:p>
              </table:table-cell>
              <table:table-cell office:value-type="float" office:value="0.227063295498153">
                <text:p>0.22706329549815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20266761535812">
                <text:p>4.20266761535812</text:p>
              </table:table-cell>
              <table:table-cell office:value-type="float" office:value="13.8824889570253">
                <text:p>13.8824889570253</text:p>
              </table:table-cell>
              <table:table-cell office:value-type="float" office:value="15.1546051004969">
                <text:p>15.1546051004969</text:p>
              </table:table-cell>
              <table:table-cell office:value-type="float" office:value="1.04506749185547">
                <text:p>1.04506749185547</text:p>
              </table:table-cell>
              <table:table-cell office:value-type="float" office:value="0.227048651616158">
                <text:p>0.22704865161615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04356860483004">
                <text:p>4.04356860483004</text:p>
              </table:table-cell>
              <table:table-cell office:value-type="float" office:value="13.1825205506462">
                <text:p>13.1825205506462</text:p>
              </table:table-cell>
              <table:table-cell office:value-type="float" office:value="14.3831468511734">
                <text:p>14.3831468511734</text:p>
              </table:table-cell>
              <table:table-cell office:value-type="float" office:value="0.973808480739858">
                <text:p>0.973808480739858</text:p>
              </table:table-cell>
              <table:table-cell office:value-type="float" office:value="0.226817819787272">
                <text:p>0.226817819787272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15321042084899">
                <text:p>4.15321042084899</text:p>
              </table:table-cell>
              <table:table-cell office:value-type="float" office:value="13.3952385251231">
                <text:p>13.3952385251231</text:p>
              </table:table-cell>
              <table:table-cell office:value-type="float" office:value="14.7454429070812">
                <text:p>14.7454429070812</text:p>
              </table:table-cell>
              <table:table-cell office:value-type="float" office:value="1.1228285662367">
                <text:p>1.1228285662367</text:p>
              </table:table-cell>
              <table:table-cell office:value-type="float" office:value="0.227375815721391">
                <text:p>0.227375815721391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17471110265801">
                <text:p>4.17471110265801</text:p>
              </table:table-cell>
              <table:table-cell office:value-type="float" office:value="13.5049646613446">
                <text:p>13.5049646613446</text:p>
              </table:table-cell>
              <table:table-cell office:value-type="float" office:value="14.8733062988762">
                <text:p>14.8733062988762</text:p>
              </table:table-cell>
              <table:table-cell office:value-type="float" office:value="1.1418085686658">
                <text:p>1.1418085686658</text:p>
              </table:table-cell>
              <table:table-cell office:value-type="float" office:value="0.226533068865843">
                <text:p>0.226533068865843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13683179358913">
                <text:p>4.13683179358913</text:p>
              </table:table-cell>
              <table:table-cell office:value-type="float" office:value="13.6913663537759">
                <text:p>13.6913663537759</text:p>
              </table:table-cell>
              <table:table-cell office:value-type="float" office:value="14.8951016928847">
                <text:p>14.8951016928847</text:p>
              </table:table-cell>
              <table:table-cell office:value-type="float" office:value="0.977238045870888">
                <text:p>0.977238045870888</text:p>
              </table:table-cell>
              <table:table-cell office:value-type="float" office:value="0.226497293237919">
                <text:p>0.2264972932379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3332833603806">
                <text:p>4.3332833603806</text:p>
              </table:table-cell>
              <table:table-cell office:value-type="float" office:value="13.8852744609124">
                <text:p>13.8852744609124</text:p>
              </table:table-cell>
              <table:table-cell office:value-type="float" office:value="15.5563197188187">
                <text:p>15.5563197188187</text:p>
              </table:table-cell>
              <table:table-cell office:value-type="float" office:value="1.43511118518724">
                <text:p>1.43511118518724</text:p>
              </table:table-cell>
              <table:table-cell office:value-type="float" office:value="0.235934072719058">
                <text:p>0.235934072719058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41848269983845">
                <text:p>4.41848269983845</text:p>
              </table:table-cell>
              <table:table-cell office:value-type="float" office:value="13.86137234979">
                <text:p>13.86137234979</text:p>
              </table:table-cell>
              <table:table-cell office:value-type="float" office:value="15.6032533645466">
                <text:p>15.6032533645466</text:p>
              </table:table-cell>
              <table:table-cell office:value-type="float" office:value="1.50028995223154">
                <text:p>1.50028995223154</text:p>
              </table:table-cell>
              <table:table-cell office:value-type="float" office:value="0.241591062525026">
                <text:p>0.24159106252502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19553109748016">
                <text:p>4.19553109748016</text:p>
              </table:table-cell>
              <table:table-cell office:value-type="float" office:value="13.3509231623314">
                <text:p>13.3509231623314</text:p>
              </table:table-cell>
              <table:table-cell office:value-type="float" office:value="15.0064742536818">
                <text:p>15.0064742536818</text:p>
              </table:table-cell>
              <table:table-cell office:value-type="float" office:value="1.42619401968981">
                <text:p>1.42619401968981</text:p>
              </table:table-cell>
              <table:table-cell office:value-type="float" office:value="0.229357071660614">
                <text:p>0.229357071660614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10964892249986">
                <text:p>4.10964892249986</text:p>
              </table:table-cell>
              <table:table-cell office:value-type="float" office:value="12.9098307219769">
                <text:p>12.9098307219769</text:p>
              </table:table-cell>
              <table:table-cell office:value-type="float" office:value="14.9474036516273">
                <text:p>14.9474036516273</text:p>
              </table:table-cell>
              <table:table-cell office:value-type="float" office:value="1.81094201524135">
                <text:p>1.81094201524135</text:p>
              </table:table-cell>
              <table:table-cell office:value-type="float" office:value="0.226630914409086">
                <text:p>0.2266309144090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29901667964221">
                <text:p>4.29901667964221</text:p>
              </table:table-cell>
              <table:table-cell office:value-type="float" office:value="13.3982801949048">
                <text:p>13.3982801949048</text:p>
              </table:table-cell>
              <table:table-cell office:value-type="float" office:value="15.6161360381834">
                <text:p>15.6161360381834</text:p>
              </table:table-cell>
              <table:table-cell office:value-type="float" office:value="1.99084173626549">
                <text:p>1.99084173626549</text:p>
              </table:table-cell>
              <table:table-cell office:value-type="float" office:value="0.22701410701314">
                <text:p>0.22701410701314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56416869621119">
                <text:p>4.56416869621119</text:p>
              </table:table-cell>
              <table:table-cell office:value-type="float" office:value="13.1289216577755">
                <text:p>13.1289216577755</text:p>
              </table:table-cell>
              <table:table-cell office:value-type="float" office:value="16.5214789188889">
                <text:p>16.5214789188889</text:p>
              </table:table-cell>
              <table:table-cell office:value-type="float" office:value="3.14332979718325">
                <text:p>3.14332979718325</text:p>
              </table:table-cell>
              <table:table-cell office:value-type="float" office:value="0.249227463930114">
                <text:p>0.249227463930114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32061336800115">
                <text:p>4.32061336800115</text:p>
              </table:table-cell>
              <table:table-cell office:value-type="float" office:value="13.1423871983263">
                <text:p>13.1423871983263</text:p>
              </table:table-cell>
              <table:table-cell office:value-type="float" office:value="15.7186104347181">
                <text:p>15.7186104347181</text:p>
              </table:table-cell>
              <table:table-cell office:value-type="float" office:value="2.33487526495726">
                <text:p>2.33487526495726</text:p>
              </table:table-cell>
              <table:table-cell office:value-type="float" office:value="0.241347971434557">
                <text:p>0.2413479714345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21860636427142">
                <text:p>4.21860636427142</text:p>
              </table:table-cell>
              <table:table-cell office:value-type="float" office:value="13.3020841472194">
                <text:p>13.3020841472194</text:p>
              </table:table-cell>
              <table:table-cell office:value-type="float" office:value="15.3726215829867">
                <text:p>15.3726215829867</text:p>
              </table:table-cell>
              <table:table-cell office:value-type="float" office:value="1.84384367050844">
                <text:p>1.84384367050844</text:p>
              </table:table-cell>
              <table:table-cell office:value-type="float" office:value="0.226693765258788">
                <text:p>0.226693765258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134cm" svg:height="11.923cm" xlink:href=".." xlink:type="simple" chart:class="chart:line" chart:column-mapping="0 1 2" chart:style-name="ch1">
        <chart:title svg:x="12.187cm" svg:y="0.374cm" chart:style-name="ch2">
          <text:p>Power scalar</text:p>
        </chart:title>
        <chart:subtitle svg:x="11.83cm" svg:y="1.391cm" chart:style-name="ch3">
          <text:p>Using CPU_TICKS</text:p>
        </chart:subtitle>
        <chart:legend chart:legend-position="end" svg:x="20.736cm" svg:y="4.666cm" style:legend-expansion="high" chart:style-name="ch4"/>
        <chart:plot-area chart:style-name="ch5" table:cell-range-address="analysis.D2:analysis.D41 analysis.T1:analysis.W41 analysis.Y1:analysis.Y41" chart:data-source-has-labels="both" svg:x="1.553cm" svg:y="2.55cm" svg:width="18.099cm" svg:height="8.154cm">
          <chartooo:coordinate-region svg:x="2.545cm" svg:y="2.75cm" svg:width="16.735cm" svg:height="6.909cm"/>
          <chart:axis chart:dimension="x" chart:name="primary-x" chart:style-name="ch6" chartooo:axis-type="auto">
            <chartooo:date-scale/>
            <chart:title svg:x="9.87cm" svg:y="10.942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8">
            <chart:title svg:x="0.451cm" svg:y="7.782cm" chart:style-name="ch9">
              <text:p>Power [W] (log)</text:p>
            </chart:title>
            <chart:grid chart:style-name="ch10" chart:class="major"/>
          </chart:axis>
          <chart:series chart:style-name="ch11" chart:values-cell-range-address="analysis.T2:analysis.T41" chart:label-cell-address="analysis.T1:analysis.T1" chart:class="chart:line">
            <chart:data-point chart:repeated="40"/>
          </chart:series>
          <chart:series chart:style-name="ch12" chart:values-cell-range-address="analysis.U2:analysis.U41" chart:label-cell-address="analysis.U1:analysis.U1" chart:class="chart:line">
            <chart:data-point chart:repeated="40"/>
          </chart:series>
          <chart:series chart:style-name="ch13" chart:values-cell-range-address="analysis.V2:analysis.V41" chart:label-cell-address="analysis.V1:analysis.V1" chart:class="chart:line">
            <chart:data-point chart:repeated="40"/>
          </chart:series>
          <chart:series chart:style-name="ch14" chart:values-cell-range-address="analysis.W2:analysis.W41" chart:label-cell-address="analysis.W1:analysis.W1" chart:class="chart:line">
            <chart:data-point chart:repeated="40"/>
          </chart:series>
          <chart:series chart:style-name="ch15" chart:values-cell-range-address="analysis.Y2:analysis.Y41" chart:label-cell-address="analysis.Y1:analysis.Y1" chart:class="chart:line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CPU_TICKS)</text:p>
                <draw:g>
                  <svg:desc>analysis.T1:analysis.T1</svg:desc>
                </draw:g>
              </table:table-cell>
              <table:table-cell office:value-type="string">
                <text:p>PKG Power (CPU_TICKS) [W]</text:p>
                <draw:g>
                  <svg:desc>analysis.U1:analysis.U1</svg:desc>
                </draw:g>
              </table:table-cell>
              <table:table-cell office:value-type="string">
                <text:p>PP0 Power (CPU_TICKS) [W]</text:p>
                <draw:g>
                  <svg:desc>analysis.V1:analysis.V1</svg:desc>
                </draw:g>
              </table:table-cell>
              <table:table-cell office:value-type="string">
                <text:p>DRAM Power (CPU_TICKS)  [W]</text:p>
                <draw:g>
                  <svg:desc>analysis.W1:analysis.W1</svg:desc>
                </draw:g>
              </table:table-cell>
              <table:table-cell office:value-type="string">
                <text:p>GPU Power (pkg – pp0 – dram)</text:p>
                <draw:g>
                  <svg:desc>analysis.Y1:analysis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3.68712930693017">
                <text:p>3.68712930693017</text:p>
                <draw:g>
                  <svg:desc>analysis.T2:analysis.T41</svg:desc>
                </draw:g>
              </table:table-cell>
              <table:table-cell office:value-type="float" office:value="11.4090842884836">
                <text:p>11.4090842884836</text:p>
                <draw:g>
                  <svg:desc>analysis.U2:analysis.U41</svg:desc>
                </draw:g>
              </table:table-cell>
              <table:table-cell office:value-type="float" office:value="1.19400205871997">
                <text:p>1.19400205871997</text:p>
                <draw:g>
                  <svg:desc>analysis.V2:analysis.V41</svg:desc>
                </draw:g>
              </table:table-cell>
              <table:table-cell office:value-type="float" office:value="0.27514205805789">
                <text:p>0.27514205805789</text:p>
                <draw:g>
                  <svg:desc>analysis.W2:analysis.W41</svg:desc>
                </draw:g>
              </table:table-cell>
              <table:table-cell office:value-type="float" office:value="9.9399401717057">
                <text:p>9.9399401717057</text:p>
                <draw:g>
                  <svg:desc>analysis.Y2:analysis.Y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3345055248284">
                <text:p>3.83345055248284</text:p>
              </table:table-cell>
              <table:table-cell office:value-type="float" office:value="11.6411854452073">
                <text:p>11.6411854452073</text:p>
              </table:table-cell>
              <table:table-cell office:value-type="float" office:value="1.42219565265477">
                <text:p>1.42219565265477</text:p>
              </table:table-cell>
              <table:table-cell office:value-type="float" office:value="0.274496973779015">
                <text:p>0.274496973779015</text:p>
              </table:table-cell>
              <table:table-cell office:value-type="float" office:value="9.94449281877349">
                <text:p>9.944492818773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7415433565185">
                <text:p>3.77415433565185</text:p>
              </table:table-cell>
              <table:table-cell office:value-type="float" office:value="11.3335836101203">
                <text:p>11.3335836101203</text:p>
              </table:table-cell>
              <table:table-cell office:value-type="float" office:value="1.10722495004428">
                <text:p>1.10722495004428</text:p>
              </table:table-cell>
              <table:table-cell office:value-type="float" office:value="0.274791635287558">
                <text:p>0.274791635287558</text:p>
              </table:table-cell>
              <table:table-cell office:value-type="float" office:value="9.95156702478846">
                <text:p>9.951567024788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65586839152687">
                <text:p>3.65586839152687</text:p>
              </table:table-cell>
              <table:table-cell office:value-type="float" office:value="11.3590752649012">
                <text:p>11.3590752649012</text:p>
              </table:table-cell>
              <table:table-cell office:value-type="float" office:value="1.13776783434384">
                <text:p>1.13776783434384</text:p>
              </table:table-cell>
              <table:table-cell office:value-type="float" office:value="0.275422281194914">
                <text:p>0.275422281194914</text:p>
              </table:table-cell>
              <table:table-cell office:value-type="float" office:value="9.94588514936245">
                <text:p>9.945885149362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6255924304435">
                <text:p>3.66255924304435</text:p>
              </table:table-cell>
              <table:table-cell office:value-type="float" office:value="11.3576164113341">
                <text:p>11.3576164113341</text:p>
              </table:table-cell>
              <table:table-cell office:value-type="float" office:value="1.14212924298161">
                <text:p>1.14212924298161</text:p>
              </table:table-cell>
              <table:table-cell office:value-type="float" office:value="0.274979039147281">
                <text:p>0.274979039147281</text:p>
              </table:table-cell>
              <table:table-cell office:value-type="float" office:value="9.94050812920517">
                <text:p>9.940508129205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7154801549504">
                <text:p>3.67154801549504</text:p>
              </table:table-cell>
              <table:table-cell office:value-type="float" office:value="11.3846769710571">
                <text:p>11.3846769710571</text:p>
              </table:table-cell>
              <table:table-cell office:value-type="float" office:value="1.16004964730986">
                <text:p>1.16004964730986</text:p>
              </table:table-cell>
              <table:table-cell office:value-type="float" office:value="0.275760553991663">
                <text:p>0.275760553991663</text:p>
              </table:table-cell>
              <table:table-cell office:value-type="float" office:value="9.94886676975553">
                <text:p>9.948866769755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0367432282438">
                <text:p>3.80367432282438</text:p>
              </table:table-cell>
              <table:table-cell office:value-type="float" office:value="11.8467460685067">
                <text:p>11.8467460685067</text:p>
              </table:table-cell>
              <table:table-cell office:value-type="float" office:value="1.37182345475232">
                <text:p>1.37182345475232</text:p>
              </table:table-cell>
              <table:table-cell office:value-type="float" office:value="0.277450996065704">
                <text:p>0.277450996065704</text:p>
              </table:table-cell>
              <table:table-cell office:value-type="float" office:value="10.1974716176887">
                <text:p>10.197471617688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0094412713576">
                <text:p>4.00094412713576</text:p>
              </table:table-cell>
              <table:table-cell office:value-type="float" office:value="12.3256983248622">
                <text:p>12.3256983248622</text:p>
              </table:table-cell>
              <table:table-cell office:value-type="float" office:value="1.38028510118824">
                <text:p>1.38028510118824</text:p>
              </table:table-cell>
              <table:table-cell office:value-type="float" office:value="0.28161909485698">
                <text:p>0.28161909485698</text:p>
              </table:table-cell>
              <table:table-cell office:value-type="float" office:value="10.663794128817">
                <text:p>10.66379412881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06054817890332">
                <text:p>4.06054817890332</text:p>
              </table:table-cell>
              <table:table-cell office:value-type="float" office:value="12.7317108133586">
                <text:p>12.7317108133586</text:p>
              </table:table-cell>
              <table:table-cell office:value-type="float" office:value="1.07434031424136">
                <text:p>1.07434031424136</text:p>
              </table:table-cell>
              <table:table-cell office:value-type="float" office:value="0.273340070944883">
                <text:p>0.273340070944883</text:p>
              </table:table-cell>
              <table:table-cell office:value-type="float" office:value="11.3840304281724">
                <text:p>11.38403042817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23489322517297">
                <text:p>4.23489322517297</text:p>
              </table:table-cell>
              <table:table-cell office:value-type="float" office:value="14.2137026046342">
                <text:p>14.2137026046342</text:p>
              </table:table-cell>
              <table:table-cell office:value-type="float" office:value="1.32182062416063">
                <text:p>1.32182062416063</text:p>
              </table:table-cell>
              <table:table-cell office:value-type="float" office:value="0.273772838631144">
                <text:p>0.273772838631144</text:p>
              </table:table-cell>
              <table:table-cell office:value-type="float" office:value="12.6181091418424">
                <text:p>12.618109141842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37697104170683">
                <text:p>4.37697104170683</text:p>
              </table:table-cell>
              <table:table-cell office:value-type="float" office:value="14.8705528883871">
                <text:p>14.8705528883871</text:p>
              </table:table-cell>
              <table:table-cell office:value-type="float" office:value="1.07279166064594">
                <text:p>1.07279166064594</text:p>
              </table:table-cell>
              <table:table-cell office:value-type="float" office:value="0.273449736126414">
                <text:p>0.273449736126414</text:p>
              </table:table-cell>
              <table:table-cell office:value-type="float" office:value="13.5243114916148">
                <text:p>13.52431149161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79505575863393">
                <text:p>4.79505575863393</text:p>
              </table:table-cell>
              <table:table-cell office:value-type="float" office:value="16.398962964156">
                <text:p>16.398962964156</text:p>
              </table:table-cell>
              <table:table-cell office:value-type="float" office:value="1.33517429994802">
                <text:p>1.33517429994802</text:p>
              </table:table-cell>
              <table:table-cell office:value-type="float" office:value="0.274117006096965">
                <text:p>0.274117006096965</text:p>
              </table:table-cell>
              <table:table-cell office:value-type="float" office:value="14.789671658111">
                <text:p>14.78967165811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80287097413409">
                <text:p>4.80287097413409</text:p>
              </table:table-cell>
              <table:table-cell office:value-type="float" office:value="16.948072008675">
                <text:p>16.948072008675</text:p>
              </table:table-cell>
              <table:table-cell office:value-type="float" office:value="1.14852893839821">
                <text:p>1.14852893839821</text:p>
              </table:table-cell>
              <table:table-cell office:value-type="float" office:value="0.274858953069829">
                <text:p>0.274858953069829</text:p>
              </table:table-cell>
              <table:table-cell office:value-type="float" office:value="15.524684117207">
                <text:p>15.52468411720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97706001134157">
                <text:p>4.97706001134157</text:p>
              </table:table-cell>
              <table:table-cell office:value-type="float" office:value="17.7449530097642">
                <text:p>17.7449530097642</text:p>
              </table:table-cell>
              <table:table-cell office:value-type="float" office:value="1.38748714691099">
                <text:p>1.38748714691099</text:p>
              </table:table-cell>
              <table:table-cell office:value-type="float" office:value="0.272691025058215">
                <text:p>0.272691025058215</text:p>
              </table:table-cell>
              <table:table-cell office:value-type="float" office:value="16.084774837795">
                <text:p>16.08477483779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3.726707848872">
                <text:p>103.726707848872</text:p>
              </table:table-cell>
              <table:table-cell office:value-type="float" office:value="360.190901668847">
                <text:p>360.190901668847</text:p>
              </table:table-cell>
              <table:table-cell office:value-type="float" office:value="23.4486966126808">
                <text:p>23.4486966126808</text:p>
              </table:table-cell>
              <table:table-cell office:value-type="float" office:value="5.70416406008896">
                <text:p>5.70416406008896</text:p>
              </table:table-cell>
              <table:table-cell office:value-type="float" office:value="331.038040996078">
                <text:p>331.03804099607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8.3554736439646">
                <text:p>28.3554736439646</text:p>
              </table:table-cell>
              <table:table-cell office:value-type="float" office:value="101.039264420004">
                <text:p>101.039264420004</text:p>
              </table:table-cell>
              <table:table-cell office:value-type="float" office:value="8.14149331121394">
                <text:p>8.14149331121394</text:p>
              </table:table-cell>
              <table:table-cell office:value-type="float" office:value="1.57758224168395">
                <text:p>1.57758224168395</text:p>
              </table:table-cell>
              <table:table-cell office:value-type="float" office:value="91.3201888671059">
                <text:p>91.320188867105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24.4538446989353">
                <text:p>24.4538446989353</text:p>
              </table:table-cell>
              <table:table-cell office:value-type="float" office:value="87.1985292411025">
                <text:p>87.1985292411025</text:p>
              </table:table-cell>
              <table:table-cell office:value-type="float" office:value="5.70630900377716">
                <text:p>5.70630900377716</text:p>
              </table:table-cell>
              <table:table-cell office:value-type="float" office:value="1.35302211762503">
                <text:p>1.35302211762503</text:p>
              </table:table-cell>
              <table:table-cell office:value-type="float" office:value="80.1391981197003">
                <text:p>80.139198119700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5.3619291656031">
                <text:p>15.3619291656031</text:p>
              </table:table-cell>
              <table:table-cell office:value-type="float" office:value="53.8578050097865">
                <text:p>53.8578050097865</text:p>
              </table:table-cell>
              <table:table-cell office:value-type="float" office:value="3.34469808341888">
                <text:p>3.34469808341888</text:p>
              </table:table-cell>
              <table:table-cell office:value-type="float" office:value="0.839503836070272">
                <text:p>0.839503836070272</text:p>
              </table:table-cell>
              <table:table-cell office:value-type="float" office:value="49.6736030902973">
                <text:p>49.673603090297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3.1840414739922">
                <text:p>13.1840414739922</text:p>
              </table:table-cell>
              <table:table-cell office:value-type="float" office:value="47.2889394277244">
                <text:p>47.2889394277244</text:p>
              </table:table-cell>
              <table:table-cell office:value-type="float" office:value="3.44720766531613">
                <text:p>3.44720766531613</text:p>
              </table:table-cell>
              <table:table-cell office:value-type="float" office:value="0.728419219307505">
                <text:p>0.728419219307505</text:p>
              </table:table-cell>
              <table:table-cell office:value-type="float" office:value="43.1133125431008">
                <text:p>43.113312543100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2.5651512217822">
                <text:p>12.5651512217822</text:p>
              </table:table-cell>
              <table:table-cell office:value-type="float" office:value="44.2969938285029">
                <text:p>44.2969938285029</text:p>
              </table:table-cell>
              <table:table-cell office:value-type="float" office:value="2.7699650617731">
                <text:p>2.7699650617731</text:p>
              </table:table-cell>
              <table:table-cell office:value-type="float" office:value="0.679563773762191">
                <text:p>0.679563773762191</text:p>
              </table:table-cell>
              <table:table-cell office:value-type="float" office:value="40.8474649929676">
                <text:p>40.8474649929676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.5750605444189">
                <text:p>10.5750605444189</text:p>
              </table:table-cell>
              <table:table-cell office:value-type="float" office:value="37.9262604069099">
                <text:p>37.9262604069099</text:p>
              </table:table-cell>
              <table:table-cell office:value-type="float" office:value="2.48817967646429">
                <text:p>2.48817967646429</text:p>
              </table:table-cell>
              <table:table-cell office:value-type="float" office:value="0.583431333306651">
                <text:p>0.583431333306651</text:p>
              </table:table-cell>
              <table:table-cell office:value-type="float" office:value="34.854649397139">
                <text:p>34.85464939713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0.1283787267548">
                <text:p>10.1283787267548</text:p>
              </table:table-cell>
              <table:table-cell office:value-type="float" office:value="35.8973054093322">
                <text:p>35.8973054093322</text:p>
              </table:table-cell>
              <table:table-cell office:value-type="float" office:value="2.4166730361433">
                <text:p>2.4166730361433</text:p>
              </table:table-cell>
              <table:table-cell office:value-type="float" office:value="0.550439451301511">
                <text:p>0.550439451301511</text:p>
              </table:table-cell>
              <table:table-cell office:value-type="float" office:value="32.9301929218874">
                <text:p>32.9301929218874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18.739745045882">
                <text:p>118.739745045882</text:p>
              </table:table-cell>
              <table:table-cell office:value-type="float" office:value="428.881139278563">
                <text:p>428.881139278563</text:p>
              </table:table-cell>
              <table:table-cell office:value-type="float" office:value="31.579491651333">
                <text:p>31.579491651333</text:p>
              </table:table-cell>
              <table:table-cell office:value-type="float" office:value="6.47444937153825">
                <text:p>6.47444937153825</text:p>
              </table:table-cell>
              <table:table-cell office:value-type="float" office:value="390.827198255692">
                <text:p>390.82719825569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8.6666019732935">
                <text:p>38.6666019732935</text:p>
              </table:table-cell>
              <table:table-cell office:value-type="float" office:value="138.177056396437">
                <text:p>138.177056396437</text:p>
              </table:table-cell>
              <table:table-cell office:value-type="float" office:value="9.22478876552147">
                <text:p>9.22478876552147</text:p>
              </table:table-cell>
              <table:table-cell office:value-type="float" office:value="2.09961248749952">
                <text:p>2.09961248749952</text:p>
              </table:table-cell>
              <table:table-cell office:value-type="float" office:value="126.852655143416">
                <text:p>126.852655143416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0.1835291168696">
                <text:p>30.1835291168696</text:p>
              </table:table-cell>
              <table:table-cell office:value-type="float" office:value="108.473223506693">
                <text:p>108.473223506693</text:p>
              </table:table-cell>
              <table:table-cell office:value-type="float" office:value="6.9752735294953">
                <text:p>6.9752735294953</text:p>
              </table:table-cell>
              <table:table-cell office:value-type="float" office:value="1.63122830161517">
                <text:p>1.63122830161517</text:p>
              </table:table-cell>
              <table:table-cell office:value-type="float" office:value="99.8667216755825">
                <text:p>99.8667216755825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24.7651252064202">
                <text:p>24.7651252064202</text:p>
              </table:table-cell>
              <table:table-cell office:value-type="float" office:value="89.91814563641">
                <text:p>89.91814563641</text:p>
              </table:table-cell>
              <table:table-cell office:value-type="float" office:value="5.86728997584794">
                <text:p>5.86728997584794</text:p>
              </table:table-cell>
              <table:table-cell office:value-type="float" office:value="1.35038466323198">
                <text:p>1.35038466323198</text:p>
              </table:table-cell>
              <table:table-cell office:value-type="float" office:value="82.70047099733">
                <text:p>82.70047099733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9.1911103110383">
                <text:p>19.1911103110383</text:p>
              </table:table-cell>
              <table:table-cell office:value-type="float" office:value="68.4095222693712">
                <text:p>68.4095222693712</text:p>
              </table:table-cell>
              <table:table-cell office:value-type="float" office:value="4.41058342397661">
                <text:p>4.41058342397661</text:p>
              </table:table-cell>
              <table:table-cell office:value-type="float" office:value="1.03297782274685">
                <text:p>1.03297782274685</text:p>
              </table:table-cell>
              <table:table-cell office:value-type="float" office:value="62.9659610226478">
                <text:p>62.965961022647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7.3993311652238">
                <text:p>17.3993311652238</text:p>
              </table:table-cell>
              <table:table-cell office:value-type="float" office:value="62.7411008803433">
                <text:p>62.7411008803433</text:p>
              </table:table-cell>
              <table:table-cell office:value-type="float" office:value="4.32665084299169">
                <text:p>4.32665084299169</text:p>
              </table:table-cell>
              <table:table-cell office:value-type="float" office:value="0.939996935672586">
                <text:p>0.939996935672586</text:p>
              </table:table-cell>
              <table:table-cell office:value-type="float" office:value="57.474453101679">
                <text:p>57.474453101679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6.1655130505476">
                <text:p>36.1655130505476</text:p>
              </table:table-cell>
              <table:table-cell office:value-type="float" office:value="128.642280121748">
                <text:p>128.642280121748</text:p>
              </table:table-cell>
              <table:table-cell office:value-type="float" office:value="8.70970342307611">
                <text:p>8.70970342307611</text:p>
              </table:table-cell>
              <table:table-cell office:value-type="float" office:value="2.02864934993681">
                <text:p>2.02864934993681</text:p>
              </table:table-cell>
              <table:table-cell office:value-type="float" office:value="117.903927348735">
                <text:p>117.903927348735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6.2614161880589">
                <text:p>36.2614161880589</text:p>
              </table:table-cell>
              <table:table-cell office:value-type="float" office:value="128.741524736334">
                <text:p>128.741524736334</text:p>
              </table:table-cell>
              <table:table-cell office:value-type="float" office:value="9.80334483987634">
                <text:p>9.80334483987634</text:p>
              </table:table-cell>
              <table:table-cell office:value-type="float" office:value="1.98520379405369">
                <text:p>1.98520379405369</text:p>
              </table:table-cell>
              <table:table-cell office:value-type="float" office:value="116.952976102404">
                <text:p>116.95297610240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4.780984347193">
                <text:p>34.780984347193</text:p>
              </table:table-cell>
              <table:table-cell office:value-type="float" office:value="123.914738254068">
                <text:p>123.914738254068</text:p>
              </table:table-cell>
              <table:table-cell office:value-type="float" office:value="9.51280818664818">
                <text:p>9.51280818664818</text:p>
              </table:table-cell>
              <table:table-cell office:value-type="float" office:value="1.88732655472326">
                <text:p>1.88732655472326</text:p>
              </table:table-cell>
              <table:table-cell office:value-type="float" office:value="112.514603512697">
                <text:p>112.51460351269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7.2587425011845">
                <text:p>37.2587425011845</text:p>
              </table:table-cell>
              <table:table-cell office:value-type="float" office:value="134.154054647374">
                <text:p>134.154054647374</text:p>
              </table:table-cell>
              <table:table-cell office:value-type="float" office:value="8.80158114475188">
                <text:p>8.80158114475188</text:p>
              </table:table-cell>
              <table:table-cell office:value-type="float" office:value="2.03996796269185">
                <text:p>2.03996796269185</text:p>
              </table:table-cell>
              <table:table-cell office:value-type="float" office:value="123.31250553993">
                <text:p>123.3125055399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.6238721587929">
                <text:p>21.6238721587929</text:p>
              </table:table-cell>
              <table:table-cell office:value-type="float" office:value="77.6288649703025">
                <text:p>77.6288649703025</text:p>
              </table:table-cell>
              <table:table-cell office:value-type="float" office:value="7.16146584963162">
                <text:p>7.16146584963162</text:p>
              </table:table-cell>
              <table:table-cell office:value-type="float" office:value="1.17735393743837">
                <text:p>1.17735393743837</text:p>
              </table:table-cell>
              <table:table-cell office:value-type="float" office:value="69.2900451832325">
                <text:p>69.2900451832325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68.3308037607577">
                <text:p>68.3308037607577</text:p>
              </table:table-cell>
              <table:table-cell office:value-type="float" office:value="241.300671771601">
                <text:p>241.300671771601</text:p>
              </table:table-cell>
              <table:table-cell office:value-type="float" office:value="23.2016339712993">
                <text:p>23.2016339712993</text:p>
              </table:table-cell>
              <table:table-cell office:value-type="float" office:value="3.7361493990582">
                <text:p>3.7361493990582</text:p>
              </table:table-cell>
              <table:table-cell office:value-type="float" office:value="214.362888401243">
                <text:p>214.36288840124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57.525493195937">
                <text:p>57.525493195937</text:p>
              </table:table-cell>
              <table:table-cell office:value-type="float" office:value="205.755794086152">
                <text:p>205.755794086152</text:p>
              </table:table-cell>
              <table:table-cell office:value-type="float" office:value="19.554738713539">
                <text:p>19.554738713539</text:p>
              </table:table-cell>
              <table:table-cell office:value-type="float" office:value="3.14474576846229">
                <text:p>3.14474576846229</text:p>
              </table:table-cell>
              <table:table-cell office:value-type="float" office:value="183.056309604151">
                <text:p>183.056309604151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8.4800707802065">
                <text:p>28.4800707802065</text:p>
              </table:table-cell>
              <table:table-cell office:value-type="float" office:value="103.586248364912">
                <text:p>103.586248364912</text:p>
              </table:table-cell>
              <table:table-cell office:value-type="float" office:value="12.5499179481128">
                <text:p>12.5499179481128</text:p>
              </table:table-cell>
              <table:table-cell office:value-type="float" office:value="1.57056347271326">
                <text:p>1.57056347271326</text:p>
              </table:table-cell>
              <table:table-cell office:value-type="float" office:value="89.4657669440861">
                <text:p>89.4657669440861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3.0781876615525">
                <text:p>43.0781876615525</text:p>
              </table:table-cell>
              <table:table-cell office:value-type="float" office:value="156.481095313449">
                <text:p>156.481095313449</text:p>
              </table:table-cell>
              <table:table-cell office:value-type="float" office:value="19.9491791519249">
                <text:p>19.9491791519249</text:p>
              </table:table-cell>
              <table:table-cell office:value-type="float" office:value="2.27478910469026">
                <text:p>2.27478910469026</text:p>
              </table:table-cell>
              <table:table-cell office:value-type="float" office:value="134.257127056833">
                <text:p>134.257127056833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7.7348793402541">
                <text:p>27.7348793402541</text:p>
              </table:table-cell>
              <table:table-cell office:value-type="float" office:value="100.395330417632">
                <text:p>100.395330417632</text:p>
              </table:table-cell>
              <table:table-cell office:value-type="float" office:value="19.1009312876346">
                <text:p>19.1009312876346</text:p>
              </table:table-cell>
              <table:table-cell office:value-type="float" office:value="1.5144693591447">
                <text:p>1.5144693591447</text:p>
              </table:table-cell>
              <table:table-cell office:value-type="float" office:value="79.7799297708529">
                <text:p>79.7799297708529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167.769279787365">
                <text:p>167.769279787365</text:p>
              </table:table-cell>
              <table:table-cell office:value-type="float" office:value="610.353143704411">
                <text:p>610.353143704411</text:p>
              </table:table-cell>
              <table:table-cell office:value-type="float" office:value="90.6631323451266">
                <text:p>90.6631323451266</text:p>
              </table:table-cell>
              <table:table-cell office:value-type="float" office:value="9.3715340617134">
                <text:p>9.3715340617134</text:p>
              </table:table-cell>
              <table:table-cell office:value-type="float" office:value="510.318477297571">
                <text:p>510.318477297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17.313679109759">
                <text:p>217.313679109759</text:p>
              </table:table-cell>
              <table:table-cell office:value-type="float" office:value="791.892076505194">
                <text:p>791.892076505194</text:p>
              </table:table-cell>
              <table:table-cell office:value-type="float" office:value="94.9821853811745">
                <text:p>94.9821853811745</text:p>
              </table:table-cell>
              <table:table-cell office:value-type="float" office:value="11.677708680492">
                <text:p>11.677708680492</text:p>
              </table:table-cell>
              <table:table-cell office:value-type="float" office:value="685.232182443527">
                <text:p>685.232182443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2cm" svg:height="13.943cm" xlink:href=".." xlink:type="simple" chart:class="chart:line" chart:style-name="ch1">
        <chart:title svg:x="13.101cm" svg:y="0.414cm" chart:style-name="ch2">
          <text:p>Energy scalar</text:p>
        </chart:title>
        <chart:legend chart:legend-position="end" svg:x="25.077cm" svg:y="5.925cm" style:legend-expansion="high" chart:style-name="ch3"/>
        <chart:plot-area chart:style-name="ch4" table:cell-range-address="analysis.D1:analysis.H41" chart:data-source-has-labels="both" svg:x="1.593cm" svg:y="2.027cm" svg:width="22.32cm" svg:height="10.657cm">
          <chartooo:coordinate-region svg:x="2.585cm" svg:y="2.227cm" svg:width="20.956cm" svg:height="9.412cm"/>
          <chart:axis chart:dimension="x" chart:name="primary-x" chart:style-name="ch5" chartooo:axis-type="auto">
            <chartooo:date-scale/>
            <chart:title svg:x="12.021cm" svg:y="12.962cm" chart:style-name="ch6">
              <text:p># threads</text:p>
            </chart:title>
            <chart:categories table:cell-range-address="analysis.D2:analysis.D41"/>
          </chart:axis>
          <chart:axis chart:dimension="y" chart:name="primary-y" chart:style-name="ch7">
            <chart:title svg:x="0.451cm" svg:y="8.497cm" chart:style-name="ch8">
              <text:p>Energy [J] (log)</text:p>
            </chart:title>
            <chart:grid chart:style-name="ch9" chart:class="major"/>
          </chart:axis>
          <chart:series chart:style-name="ch10" chart:values-cell-range-address="analysis.E2:analysis.E41" chart:label-cell-address="analysis.E1:analysis.E1" chart:class="chart:line">
            <chart:data-point chart:repeated="40"/>
          </chart:series>
          <chart:series chart:style-name="ch11" chart:values-cell-range-address="analysis.F2:analysis.F41" chart:label-cell-address="analysis.F1:analysis.F1" chart:class="chart:line">
            <chart:data-point chart:repeated="40"/>
          </chart:series>
          <chart:series chart:style-name="ch12" chart:values-cell-range-address="analysis.G2:analysis.G41" chart:label-cell-address="analysis.G1:analysis.G1" chart:class="chart:line">
            <chart:data-point chart:repeated="40"/>
          </chart:series>
          <chart:series chart:style-name="ch13" chart:values-cell-range-address="analysis.H2:analysis.H41" chart:label-cell-address="analysis.H1:analysis.H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Energy [J]</text:p>
                <draw:g>
                  <svg:desc>analysis.E1:analysis.E1</svg:desc>
                </draw:g>
              </table:table-cell>
              <table:table-cell office:value-type="string">
                <text:p>PKG Energy [J]</text:p>
                <draw:g>
                  <svg:desc>analysis.F1:analysis.F1</svg:desc>
                </draw:g>
              </table:table-cell>
              <table:table-cell office:value-type="string">
                <text:p>PP0 Energy [J]</text:p>
                <draw:g>
                  <svg:desc>analysis.G1:analysis.G1</svg:desc>
                </draw:g>
              </table:table-cell>
              <table:table-cell office:value-type="string">
                <text:p>DRAM Energy [J]</text:p>
                <draw:g>
                  <svg:desc>analysis.H1:analysi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2.791564941">
                <text:p>2.791564941</text:p>
                <draw:g>
                  <svg:desc>analysis.E2:analysis.E41</svg:desc>
                </draw:g>
              </table:table-cell>
              <table:table-cell office:value-type="float" office:value="8.637939453">
                <text:p>8.637939453</text:p>
                <draw:g>
                  <svg:desc>analysis.F2:analysis.F41</svg:desc>
                </draw:g>
              </table:table-cell>
              <table:table-cell office:value-type="float" office:value="0.903991699">
                <text:p>0.903991699</text:p>
                <draw:g>
                  <svg:desc>analysis.G2:analysis.G41</svg:desc>
                </draw:g>
              </table:table-cell>
              <table:table-cell office:value-type="float" office:value="0.208312988">
                <text:p>0.208312988</text:p>
                <draw:g>
                  <svg:desc>analysis.H2:analysis.H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04052734">
                <text:p>2.904052734</text:p>
              </table:table-cell>
              <table:table-cell office:value-type="float" office:value="8.818847656">
                <text:p>8.818847656</text:p>
              </table:table-cell>
              <table:table-cell office:value-type="float" office:value="1.077392578">
                <text:p>1.077392578</text:p>
              </table:table-cell>
              <table:table-cell office:value-type="float" office:value="0.207946777">
                <text:p>0.2079467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58581542">
                <text:p>2.858581542</text:p>
              </table:table-cell>
              <table:table-cell office:value-type="float" office:value="8.58416748">
                <text:p>8.58416748</text:p>
              </table:table-cell>
              <table:table-cell office:value-type="float" office:value="0.838623046">
                <text:p>0.838623046</text:p>
              </table:table-cell>
              <table:table-cell office:value-type="float" office:value="0.208129882">
                <text:p>0.2081298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70751953">
                <text:p>2.770751953</text:p>
              </table:table-cell>
              <table:table-cell office:value-type="float" office:value="8.608947753">
                <text:p>8.608947753</text:p>
              </table:table-cell>
              <table:table-cell office:value-type="float" office:value="0.862304687">
                <text:p>0.862304687</text:p>
              </table:table-cell>
              <table:table-cell office:value-type="float" office:value="0.208740234">
                <text:p>0.2087402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225708">
                <text:p>2.8225708</text:p>
              </table:table-cell>
              <table:table-cell office:value-type="float" office:value="8.752807617">
                <text:p>8.752807617</text:p>
              </table:table-cell>
              <table:table-cell office:value-type="float" office:value="0.880187988">
                <text:p>0.880187988</text:p>
              </table:table-cell>
              <table:table-cell office:value-type="float" office:value="0.211914062">
                <text:p>0.2119140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82635498">
                <text:p>2.82635498</text:p>
              </table:table-cell>
              <table:table-cell office:value-type="float" office:value="8.763916015">
                <text:p>8.763916015</text:p>
              </table:table-cell>
              <table:table-cell office:value-type="float" office:value="0.893005371">
                <text:p>0.893005371</text:p>
              </table:table-cell>
              <table:table-cell office:value-type="float" office:value="0.212280273">
                <text:p>0.212280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933654785">
                <text:p>2.933654785</text:p>
              </table:table-cell>
              <table:table-cell office:value-type="float" office:value="9.137023925">
                <text:p>9.137023925</text:p>
              </table:table-cell>
              <table:table-cell office:value-type="float" office:value="1.058044433">
                <text:p>1.058044433</text:p>
              </table:table-cell>
              <table:table-cell office:value-type="float" office:value="0.213989257">
                <text:p>0.2139892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125976562">
                <text:p>3.125976562</text:p>
              </table:table-cell>
              <table:table-cell office:value-type="float" office:value="9.630187988">
                <text:p>9.630187988</text:p>
              </table:table-cell>
              <table:table-cell office:value-type="float" office:value="1.078430175">
                <text:p>1.078430175</text:p>
              </table:table-cell>
              <table:table-cell office:value-type="float" office:value="0.220031738">
                <text:p>0.2200317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440002441">
                <text:p>3.440002441</text:p>
              </table:table-cell>
              <table:table-cell office:value-type="float" office:value="10.786010742">
                <text:p>10.786010742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231567382">
                <text:p>0.2315673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988952636">
                <text:p>3.988952636</text:p>
              </table:table-cell>
              <table:table-cell office:value-type="float" office:value="13.388244628">
                <text:p>13.388244628</text:p>
              </table:table-cell>
              <table:table-cell office:value-type="float" office:value="1.245056152">
                <text:p>1.245056152</text:p>
              </table:table-cell>
              <table:table-cell office:value-type="float" office:value="0.257873535">
                <text:p>0.25787353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514526367">
                <text:p>4.514526367</text:p>
              </table:table-cell>
              <table:table-cell office:value-type="float" office:value="15.337890625">
                <text:p>15.337890625</text:p>
              </table:table-cell>
              <table:table-cell office:value-type="float" office:value="1.106506347">
                <text:p>1.106506347</text:p>
              </table:table-cell>
              <table:table-cell office:value-type="float" office:value="0.282043457">
                <text:p>0.2820434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628356933">
                <text:p>4.628356933</text:p>
              </table:table-cell>
              <table:table-cell office:value-type="float" office:value="15.828857421">
                <text:p>15.828857421</text:p>
              </table:table-cell>
              <table:table-cell office:value-type="float" office:value="1.288757324">
                <text:p>1.288757324</text:p>
              </table:table-cell>
              <table:table-cell office:value-type="float" office:value="0.264587402">
                <text:p>0.26458740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687377929">
                <text:p>4.687377929</text:p>
              </table:table-cell>
              <table:table-cell office:value-type="float" office:value="16.540527343">
                <text:p>16.540527343</text:p>
              </table:table-cell>
              <table:table-cell office:value-type="float" office:value="1.120910644">
                <text:p>1.120910644</text:p>
              </table:table-cell>
              <table:table-cell office:value-type="float" office:value="0.268249511">
                <text:p>0.26824951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.245788574">
                <text:p>5.245788574</text:p>
              </table:table-cell>
              <table:table-cell office:value-type="float" office:value="18.703063964">
                <text:p>18.703063964</text:p>
              </table:table-cell>
              <table:table-cell office:value-type="float" office:value="1.462402343">
                <text:p>1.462402343</text:p>
              </table:table-cell>
              <table:table-cell office:value-type="float" office:value="0.28741455">
                <text:p>0.2874145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6.410705566">
                <text:p>6.410705566</text:p>
              </table:table-cell>
              <table:table-cell office:value-type="float" office:value="22.261169433">
                <text:p>22.261169433</text:p>
              </table:table-cell>
              <table:table-cell office:value-type="float" office:value="1.44921875">
                <text:p>1.44921875</text:p>
              </table:table-cell>
              <table:table-cell office:value-type="float" office:value="0.352539062">
                <text:p>0.3525390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.343627929">
                <text:p>7.343627929</text:p>
              </table:table-cell>
              <table:table-cell office:value-type="float" office:value="26.167602539">
                <text:p>26.167602539</text:p>
              </table:table-cell>
              <table:table-cell office:value-type="float" office:value="2.108520507">
                <text:p>2.108520507</text:p>
              </table:table-cell>
              <table:table-cell office:value-type="float" office:value="0.408569335">
                <text:p>0.408569335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.609313964">
                <text:p>7.609313964</text:p>
              </table:table-cell>
              <table:table-cell office:value-type="float" office:value="27.133605957">
                <text:p>27.133605957</text:p>
              </table:table-cell>
              <table:table-cell office:value-type="float" office:value="1.775634765">
                <text:p>1.775634765</text:p>
              </table:table-cell>
              <table:table-cell office:value-type="float" office:value="0.421020507">
                <text:p>0.42102050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9.08239746">
                <text:p>9.08239746</text:p>
              </table:table-cell>
              <table:table-cell office:value-type="float" office:value="31.842224121">
                <text:p>31.842224121</text:p>
              </table:table-cell>
              <table:table-cell office:value-type="float" office:value="1.977478027">
                <text:p>1.977478027</text:p>
              </table:table-cell>
              <table:table-cell office:value-type="float" office:value="0.49633789">
                <text:p>0.4963378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.756774902">
                <text:p>9.756774902</text:p>
              </table:table-cell>
              <table:table-cell office:value-type="float" office:value="34.995910644">
                <text:p>34.995910644</text:p>
              </table:table-cell>
              <table:table-cell office:value-type="float" office:value="2.551086425">
                <text:p>2.551086425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0.352111816">
                <text:p>10.352111816</text:p>
              </table:table-cell>
              <table:table-cell office:value-type="float" office:value="36.495178222">
                <text:p>36.495178222</text:p>
              </table:table-cell>
              <table:table-cell office:value-type="float" office:value="2.282104492">
                <text:p>2.282104492</text:p>
              </table:table-cell>
              <table:table-cell office:value-type="float" office:value="0.559875488">
                <text:p>0.55987548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1.412597656">
                <text:p>11.412597656</text:p>
              </table:table-cell>
              <table:table-cell office:value-type="float" office:value="40.929992675">
                <text:p>40.929992675</text:p>
              </table:table-cell>
              <table:table-cell office:value-type="float" office:value="2.685241699">
                <text:p>2.685241699</text:p>
              </table:table-cell>
              <table:table-cell office:value-type="float" office:value="0.629638671">
                <text:p>0.629638671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2.244934082">
                <text:p>12.244934082</text:p>
              </table:table-cell>
              <table:table-cell office:value-type="float" office:value="43.398864746">
                <text:p>43.398864746</text:p>
              </table:table-cell>
              <table:table-cell office:value-type="float" office:value="2.921691894">
                <text:p>2.921691894</text:p>
              </table:table-cell>
              <table:table-cell office:value-type="float" office:value="0.665466308">
                <text:p>0.66546630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.862670898">
                <text:p>12.862670898</text:p>
              </table:table-cell>
              <table:table-cell office:value-type="float" office:value="46.459228515">
                <text:p>46.459228515</text:p>
              </table:table-cell>
              <table:table-cell office:value-type="float" office:value="3.420898437">
                <text:p>3.420898437</text:p>
              </table:table-cell>
              <table:table-cell office:value-type="float" office:value="0.70135498">
                <text:p>0.7013549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4.188598632">
                <text:p>14.188598632</text:p>
              </table:table-cell>
              <table:table-cell office:value-type="float" office:value="50.703674316">
                <text:p>50.703674316</text:p>
              </table:table-cell>
              <table:table-cell office:value-type="float" office:value="3.385009765">
                <text:p>3.385009765</text:p>
              </table:table-cell>
              <table:table-cell office:value-type="float" office:value="0.770446777">
                <text:p>0.77044677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4.91442871">
                <text:p>14.91442871</text:p>
              </table:table-cell>
              <table:table-cell office:value-type="float" office:value="53.599304199">
                <text:p>53.599304199</text:p>
              </table:table-cell>
              <table:table-cell office:value-type="float" office:value="3.446655273">
                <text:p>3.446655273</text:p>
              </table:table-cell>
              <table:table-cell office:value-type="float" office:value="0.806030273">
                <text:p>0.80603027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5.415588378">
                <text:p>15.415588378</text:p>
              </table:table-cell>
              <table:table-cell office:value-type="float" office:value="55.971496582">
                <text:p>55.971496582</text:p>
              </table:table-cell>
              <table:table-cell office:value-type="float" office:value="3.652221679">
                <text:p>3.652221679</text:p>
              </table:table-cell>
              <table:table-cell office:value-type="float" office:value="0.840576171">
                <text:p>0.84057617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6.97277832">
                <text:p>16.97277832</text:p>
              </table:table-cell>
              <table:table-cell office:value-type="float" office:value="60.501953125">
                <text:p>60.501953125</text:p>
              </table:table-cell>
              <table:table-cell office:value-type="float" office:value="3.900756835">
                <text:p>3.900756835</text:p>
              </table:table-cell>
              <table:table-cell office:value-type="float" office:value="0.913574218">
                <text:p>0.91357421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7.533874511">
                <text:p>17.533874511</text:p>
              </table:table-cell>
              <table:table-cell office:value-type="float" office:value="63.226257324">
                <text:p>63.226257324</text:p>
              </table:table-cell>
              <table:table-cell office:value-type="float" office:value="4.360107421">
                <text:p>4.360107421</text:p>
              </table:table-cell>
              <table:table-cell office:value-type="float" office:value="0.947265625">
                <text:p>0.947265625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0.701049804">
                <text:p>20.701049804</text:p>
              </table:table-cell>
              <table:table-cell office:value-type="float" office:value="73.634521484">
                <text:p>73.634521484</text:p>
              </table:table-cell>
              <table:table-cell office:value-type="float" office:value="4.985412597">
                <text:p>4.985412597</text:p>
              </table:table-cell>
              <table:table-cell office:value-type="float" office:value="1.161193847">
                <text:p>1.161193847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21.325012207">
                <text:p>21.325012207</text:p>
              </table:table-cell>
              <table:table-cell office:value-type="float" office:value="75.711730957">
                <text:p>75.711730957</text:p>
              </table:table-cell>
              <table:table-cell office:value-type="float" office:value="5.765258789">
                <text:p>5.765258789</text:p>
              </table:table-cell>
              <table:table-cell office:value-type="float" office:value="1.167480468">
                <text:p>1.167480468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1.653503417">
                <text:p>21.653503417</text:p>
              </table:table-cell>
              <table:table-cell office:value-type="float" office:value="77.145263671">
                <text:p>77.145263671</text:p>
              </table:table-cell>
              <table:table-cell office:value-type="float" office:value="5.922363281">
                <text:p>5.922363281</text:p>
              </table:table-cell>
              <table:table-cell office:value-type="float" office:value="1.174987792">
                <text:p>1.174987792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21.188415527">
                <text:p>21.188415527</text:p>
              </table:table-cell>
              <table:table-cell office:value-type="float" office:value="76.291137695">
                <text:p>76.291137695</text:p>
              </table:table-cell>
              <table:table-cell office:value-type="float" office:value="5.005310058">
                <text:p>5.005310058</text:p>
              </table:table-cell>
              <table:table-cell office:value-type="float" office:value="1.160095214">
                <text:p>1.16009521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4.120605468">
                <text:p>24.120605468</text:p>
              </table:table-cell>
              <table:table-cell office:value-type="float" office:value="86.592041015">
                <text:p>86.592041015</text:p>
              </table:table-cell>
              <table:table-cell office:value-type="float" office:value="7.988342285">
                <text:p>7.988342285</text:p>
              </table:table-cell>
              <table:table-cell office:value-type="float" office:value="1.313293457">
                <text:p>1.313293457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26.530578613">
                <text:p>26.530578613</text:p>
              </table:table-cell>
              <table:table-cell office:value-type="float" office:value="93.689025878">
                <text:p>93.689025878</text:p>
              </table:table-cell>
              <table:table-cell office:value-type="float" office:value="9.008422851">
                <text:p>9.008422851</text:p>
              </table:table-cell>
              <table:table-cell office:value-type="float" office:value="1.450622558">
                <text:p>1.450622558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26.880615234">
                <text:p>26.880615234</text:p>
              </table:table-cell>
              <table:table-cell office:value-type="float" office:value="96.145935058">
                <text:p>96.145935058</text:p>
              </table:table-cell>
              <table:table-cell office:value-type="float" office:value="9.137573242">
                <text:p>9.137573242</text:p>
              </table:table-cell>
              <table:table-cell office:value-type="float" office:value="1.469482421">
                <text:p>1.469482421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9.428466796">
                <text:p>29.428466796</text:p>
              </table:table-cell>
              <table:table-cell office:value-type="float" office:value="107.035705566">
                <text:p>107.035705566</text:p>
              </table:table-cell>
              <table:table-cell office:value-type="float" office:value="12.967834472">
                <text:p>12.967834472</text:p>
              </table:table-cell>
              <table:table-cell office:value-type="float" office:value="1.622863769">
                <text:p>1.622863769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28.906311035">
                <text:p>28.906311035</text:p>
              </table:table-cell>
              <table:table-cell office:value-type="float" office:value="105.001892089">
                <text:p>105.001892089</text:p>
              </table:table-cell>
              <table:table-cell office:value-type="float" office:value="13.386291503">
                <text:p>13.386291503</text:p>
              </table:table-cell>
              <table:table-cell office:value-type="float" office:value="1.526428222">
                <text:p>1.526428222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3.679016113">
                <text:p>33.679016113</text:p>
              </table:table-cell>
              <table:table-cell office:value-type="float" office:value="121.912048339">
                <text:p>121.912048339</text:p>
              </table:table-cell>
              <table:table-cell office:value-type="float" office:value="23.194641113">
                <text:p>23.194641113</text:p>
              </table:table-cell>
              <table:table-cell office:value-type="float" office:value="1.839050292">
                <text:p>1.839050292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2.971862792">
                <text:p>32.971862792</text:p>
              </table:table-cell>
              <table:table-cell office:value-type="float" office:value="119.953308105">
                <text:p>119.953308105</text:p>
              </table:table-cell>
              <table:table-cell office:value-type="float" office:value="17.818115234">
                <text:p>17.818115234</text:p>
              </table:table-cell>
              <table:table-cell office:value-type="float" office:value="1.841796875">
                <text:p>1.8417968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1.94152832">
                <text:p>31.94152832</text:p>
              </table:table-cell>
              <table:table-cell office:value-type="float" office:value="116.395080566">
                <text:p>116.395080566</text:p>
              </table:table-cell>
              <table:table-cell office:value-type="float" office:value="13.960815429">
                <text:p>13.960815429</text:p>
              </table:table-cell>
              <table:table-cell office:value-type="float" office:value="1.716430664">
                <text:p>1.716430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11cm" svg:height="13.485cm" xlink:href=".." xlink:type="simple" chart:class="chart:line" chart:column-mapping="0 1 2" chart:style-name="ch1">
        <chart:title svg:x="14.341cm" svg:y="0.405cm" chart:style-name="ch2">
          <text:p>Power vect2</text:p>
        </chart:title>
        <chart:subtitle svg:x="13.891cm" svg:y="1.453cm" chart:style-name="ch3">
          <text:p>Using OCL_TIMER</text:p>
        </chart:subtitle>
        <chart:legend chart:legend-position="end" svg:x="24.887cm" svg:y="5.447cm" style:legend-expansion="high" chart:style-name="ch4"/>
        <chart:plot-area chart:style-name="ch5" table:cell-range-address="analysis.D42:analysis.D81 analysis.N1:analysis.Q1 analysis.N42:analysis.Q81 analysis.S1:analysis.S1 analysis.S42:analysis.S81" chart:data-source-has-labels="both" svg:x="1.637cm" svg:y="2.674cm" svg:width="21.998cm" svg:height="9.561cm">
          <chartooo:coordinate-region svg:x="2.258cm" svg:y="2.873cm" svg:width="21.005cm" svg:height="8.317cm"/>
          <chart:axis chart:dimension="x" chart:name="primary-x" chart:style-name="ch6" chartooo:axis-type="auto">
            <chartooo:date-scale/>
            <chart:title svg:x="11.904cm" svg:y="12.504cm" chart:style-name="ch7">
              <text:p># threads</text:p>
            </chart:title>
            <chart:categories table:cell-range-address="analysis.D42:analysis.D81"/>
          </chart:axis>
          <chart:axis chart:dimension="y" chart:name="primary-y" chart:style-name="ch6">
            <chart:title svg:x="0.451cm" svg:y="8.239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42:analysis.N81" chart:label-cell-address="analysis.N1:analysis.N1" chart:class="chart:line">
            <chart:data-point chart:repeated="40"/>
          </chart:series>
          <chart:series chart:style-name="ch11" chart:values-cell-range-address="analysis.O42:analysis.O81" chart:label-cell-address="analysis.O1:analysis.O1" chart:class="chart:line">
            <chart:data-point chart:repeated="40"/>
          </chart:series>
          <chart:series chart:style-name="ch12" chart:values-cell-range-address="analysis.P42:analysis.P81" chart:label-cell-address="analysis.P1:analysis.P1" chart:class="chart:line">
            <chart:data-point chart:repeated="40"/>
          </chart:series>
          <chart:series chart:style-name="ch13" chart:values-cell-range-address="analysis.Q42:analysis.Q81" chart:label-cell-address="analysis.Q1:analysis.Q1" chart:class="chart:line">
            <chart:data-point chart:repeated="40"/>
          </chart:series>
          <chart:series chart:style-name="ch14" chart:values-cell-range-address="analysis.S42:analysis.S8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42:analysis.D81</svg:desc>
                </draw:g>
              </table:table-cell>
              <table:table-cell office:value-type="float" office:value="2.94691537557927">
                <text:p>2.94691537557927</text:p>
                <draw:g>
                  <svg:desc>analysis.N42:analysis.N81</svg:desc>
                </draw:g>
              </table:table-cell>
              <table:table-cell office:value-type="float" office:value="8.77275626434905">
                <text:p>8.77275626434905</text:p>
                <draw:g>
                  <svg:desc>analysis.O42:analysis.O81</svg:desc>
                </draw:g>
              </table:table-cell>
              <table:table-cell office:value-type="float" office:value="0.850020712969427">
                <text:p>0.850020712969427</text:p>
                <draw:g>
                  <svg:desc>analysis.P42:analysis.P81</svg:desc>
                </draw:g>
              </table:table-cell>
              <table:table-cell office:value-type="float" office:value="0.231153741878505">
                <text:p>0.231153741878505</text:p>
                <draw:g>
                  <svg:desc>analysis.Q42:analysis.Q81</svg:desc>
                </draw:g>
              </table:table-cell>
              <table:table-cell office:value-type="float" office:value="7.69158180950112">
                <text:p>7.69158180950112</text:p>
                <draw:g>
                  <svg:desc>analysis.S42:analysis.S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4121547229617">
                <text:p>3.04121547229617</text:p>
              </table:table-cell>
              <table:table-cell office:value-type="float" office:value="8.69618171075571">
                <text:p>8.69618171075571</text:p>
              </table:table-cell>
              <table:table-cell office:value-type="float" office:value="0.779217192360403">
                <text:p>0.779217192360403</text:p>
              </table:table-cell>
              <table:table-cell office:value-type="float" office:value="0.229964816071183">
                <text:p>0.229964816071183</text:p>
              </table:table-cell>
              <table:table-cell office:value-type="float" office:value="7.68699970232413">
                <text:p>7.686999702324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2101727425304">
                <text:p>2.92101727425304</text:p>
              </table:table-cell>
              <table:table-cell office:value-type="float" office:value="8.73865550315293">
                <text:p>8.73865550315293</text:p>
              </table:table-cell>
              <table:table-cell office:value-type="float" office:value="0.786810761481496">
                <text:p>0.786810761481496</text:p>
              </table:table-cell>
              <table:table-cell office:value-type="float" office:value="0.230645395006894">
                <text:p>0.230645395006894</text:p>
              </table:table-cell>
              <table:table-cell office:value-type="float" office:value="7.72119934666454">
                <text:p>7.721199346664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02366501767787">
                <text:p>3.02366501767787</text:p>
              </table:table-cell>
              <table:table-cell office:value-type="float" office:value="8.73873712057206">
                <text:p>8.73873712057206</text:p>
              </table:table-cell>
              <table:table-cell office:value-type="float" office:value="0.789289324982757">
                <text:p>0.789289324982757</text:p>
              </table:table-cell>
              <table:table-cell office:value-type="float" office:value="0.230518668835377">
                <text:p>0.230518668835377</text:p>
              </table:table-cell>
              <table:table-cell office:value-type="float" office:value="7.71892912675393">
                <text:p>7.718929126753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4314443953017">
                <text:p>3.04314443953017</text:p>
              </table:table-cell>
              <table:table-cell office:value-type="float" office:value="9.02755933624729">
                <text:p>9.02755933624729</text:p>
              </table:table-cell>
              <table:table-cell office:value-type="float" office:value="1.07326549478141">
                <text:p>1.07326549478141</text:p>
              </table:table-cell>
              <table:table-cell office:value-type="float" office:value="0.230398777271967">
                <text:p>0.230398777271967</text:p>
              </table:table-cell>
              <table:table-cell office:value-type="float" office:value="7.72389506419391">
                <text:p>7.723895064193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5462768304872">
                <text:p>3.05462768304872</text:p>
              </table:table-cell>
              <table:table-cell office:value-type="float" office:value="8.92394888384296">
                <text:p>8.92394888384296</text:p>
              </table:table-cell>
              <table:table-cell office:value-type="float" office:value="0.837956407847577">
                <text:p>0.837956407847577</text:p>
              </table:table-cell>
              <table:table-cell office:value-type="float" office:value="0.231057738335414">
                <text:p>0.231057738335414</text:p>
              </table:table-cell>
              <table:table-cell office:value-type="float" office:value="7.85493473765997">
                <text:p>7.854934737659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0177596721365">
                <text:p>3.0177596721365</text:p>
              </table:table-cell>
              <table:table-cell office:value-type="float" office:value="9.13529305322382">
                <text:p>9.13529305322382</text:p>
              </table:table-cell>
              <table:table-cell office:value-type="float" office:value="0.871770807381009">
                <text:p>0.871770807381009</text:p>
              </table:table-cell>
              <table:table-cell office:value-type="float" office:value="0.23225596198199">
                <text:p>0.23225596198199</text:p>
              </table:table-cell>
              <table:table-cell office:value-type="float" office:value="8.03126628386082">
                <text:p>8.031266283860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18602509160442">
                <text:p>3.18602509160442</text:p>
              </table:table-cell>
              <table:table-cell office:value-type="float" office:value="9.5871896800864">
                <text:p>9.5871896800864</text:p>
              </table:table-cell>
              <table:table-cell office:value-type="float" office:value="0.786251291717388">
                <text:p>0.786251291717388</text:p>
              </table:table-cell>
              <table:table-cell office:value-type="float" office:value="0.229776514528488">
                <text:p>0.229776514528488</text:p>
              </table:table-cell>
              <table:table-cell office:value-type="float" office:value="8.57116187384052">
                <text:p>8.571161873840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2556180477903">
                <text:p>3.32556180477903</text:p>
              </table:table-cell>
              <table:table-cell office:value-type="float" office:value="10.3567134014212">
                <text:p>10.3567134014212</text:p>
              </table:table-cell>
              <table:table-cell office:value-type="float" office:value="0.841386055095121">
                <text:p>0.841386055095121</text:p>
              </table:table-cell>
              <table:table-cell office:value-type="float" office:value="0.230776552641808">
                <text:p>0.230776552641808</text:p>
              </table:table-cell>
              <table:table-cell office:value-type="float" office:value="9.28455079368427">
                <text:p>9.2845507936842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56411231853235">
                <text:p>3.56411231853235</text:p>
              </table:table-cell>
              <table:table-cell office:value-type="float" office:value="11.7776575407495">
                <text:p>11.7776575407495</text:p>
              </table:table-cell>
              <table:table-cell office:value-type="float" office:value="1.08597381390942">
                <text:p>1.08597381390942</text:p>
              </table:table-cell>
              <table:table-cell office:value-type="float" office:value="0.230938730646607">
                <text:p>0.230938730646607</text:p>
              </table:table-cell>
              <table:table-cell office:value-type="float" office:value="10.4607449961935">
                <text:p>10.460744996193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85547999792187">
                <text:p>3.85547999792187</text:p>
              </table:table-cell>
              <table:table-cell office:value-type="float" office:value="12.7230336057338">
                <text:p>12.7230336057338</text:p>
              </table:table-cell>
              <table:table-cell office:value-type="float" office:value="1.06891885458839">
                <text:p>1.06891885458839</text:p>
              </table:table-cell>
              <table:table-cell office:value-type="float" office:value="0.232985395291115">
                <text:p>0.232985395291115</text:p>
              </table:table-cell>
              <table:table-cell office:value-type="float" office:value="11.4211293558543">
                <text:p>11.42112935585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08699784695535">
                <text:p>4.08699784695535</text:p>
              </table:table-cell>
              <table:table-cell office:value-type="float" office:value="13.7348324855584">
                <text:p>13.7348324855584</text:p>
              </table:table-cell>
              <table:table-cell office:value-type="float" office:value="0.872982636539966">
                <text:p>0.872982636539966</text:p>
              </table:table-cell>
              <table:table-cell office:value-type="float" office:value="0.240179573077644">
                <text:p>0.240179573077644</text:p>
              </table:table-cell>
              <table:table-cell office:value-type="float" office:value="12.6216702759408">
                <text:p>12.621670275940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25996942900364">
                <text:p>4.25996942900364</text:p>
              </table:table-cell>
              <table:table-cell office:value-type="float" office:value="14.7870941987526">
                <text:p>14.7870941987526</text:p>
              </table:table-cell>
              <table:table-cell office:value-type="float" office:value="1.03657238720797">
                <text:p>1.03657238720797</text:p>
              </table:table-cell>
              <table:table-cell office:value-type="float" office:value="0.230263091285095">
                <text:p>0.230263091285095</text:p>
              </table:table-cell>
              <table:table-cell office:value-type="float" office:value="13.5202587202595">
                <text:p>13.520258720259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37185047704078">
                <text:p>4.37185047704078</text:p>
              </table:table-cell>
              <table:table-cell office:value-type="float" office:value="15.2047607752929">
                <text:p>15.2047607752929</text:p>
              </table:table-cell>
              <table:table-cell office:value-type="float" office:value="0.880856246310505">
                <text:p>0.880856246310505</text:p>
              </table:table-cell>
              <table:table-cell office:value-type="float" office:value="0.230857804934528">
                <text:p>0.230857804934528</text:p>
              </table:table-cell>
              <table:table-cell office:value-type="float" office:value="14.0930467240479">
                <text:p>14.093046724047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25085761470144">
                <text:p>4.25085761470144</text:p>
              </table:table-cell>
              <table:table-cell office:value-type="float" office:value="15.1294157664045">
                <text:p>15.1294157664045</text:p>
              </table:table-cell>
              <table:table-cell office:value-type="float" office:value="0.873941584643405">
                <text:p>0.873941584643405</text:p>
              </table:table-cell>
              <table:table-cell office:value-type="float" office:value="0.230125543065605">
                <text:p>0.230125543065605</text:p>
              </table:table-cell>
              <table:table-cell office:value-type="float" office:value="14.0253486386955">
                <text:p>14.02534863869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22215482445224">
                <text:p>4.22215482445224</text:p>
              </table:table-cell>
              <table:table-cell office:value-type="float" office:value="14.9530626233198">
                <text:p>14.9530626233198</text:p>
              </table:table-cell>
              <table:table-cell office:value-type="float" office:value="0.865016373493377">
                <text:p>0.865016373493377</text:p>
              </table:table-cell>
              <table:table-cell office:value-type="float" office:value="0.230395900360067">
                <text:p>0.230395900360067</text:p>
              </table:table-cell>
              <table:table-cell office:value-type="float" office:value="13.8576503494663">
                <text:p>13.857650349466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39042839203391">
                <text:p>4.39042839203391</text:p>
              </table:table-cell>
              <table:table-cell office:value-type="float" office:value="15.5951126479173">
                <text:p>15.5951126479173</text:p>
              </table:table-cell>
              <table:table-cell office:value-type="float" office:value="0.941421404599968">
                <text:p>0.941421404599968</text:p>
              </table:table-cell>
              <table:table-cell office:value-type="float" office:value="0.229957575563478">
                <text:p>0.229957575563478</text:p>
              </table:table-cell>
              <table:table-cell office:value-type="float" office:value="14.4237336677539">
                <text:p>14.423733667753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30310470147477">
                <text:p>4.30310470147477</text:p>
              </table:table-cell>
              <table:table-cell office:value-type="float" office:value="15.4419983215013">
                <text:p>15.4419983215013</text:p>
              </table:table-cell>
              <table:table-cell office:value-type="float" office:value="0.900789794438039">
                <text:p>0.900789794438039</text:p>
              </table:table-cell>
              <table:table-cell office:value-type="float" office:value="0.229711583143776">
                <text:p>0.229711583143776</text:p>
              </table:table-cell>
              <table:table-cell office:value-type="float" office:value="14.3114969439195">
                <text:p>14.311496943919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4328783168332">
                <text:p>4.4328783168332</text:p>
              </table:table-cell>
              <table:table-cell office:value-type="float" office:value="15.5815646073408">
                <text:p>15.5815646073408</text:p>
              </table:table-cell>
              <table:table-cell office:value-type="float" office:value="0.934250924095931">
                <text:p>0.934250924095931</text:p>
              </table:table-cell>
              <table:table-cell office:value-type="float" office:value="0.229959243596351">
                <text:p>0.229959243596351</text:p>
              </table:table-cell>
              <table:table-cell office:value-type="float" office:value="14.4173544396485">
                <text:p>14.417354439648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51131226686627">
                <text:p>4.51131226686627</text:p>
              </table:table-cell>
              <table:table-cell office:value-type="float" office:value="16.1284733128968">
                <text:p>16.1284733128968</text:p>
              </table:table-cell>
              <table:table-cell office:value-type="float" office:value="1.25104187604001">
                <text:p>1.25104187604001</text:p>
              </table:table-cell>
              <table:table-cell office:value-type="float" office:value="0.236980866753384">
                <text:p>0.236980866753384</text:p>
              </table:table-cell>
              <table:table-cell office:value-type="float" office:value="14.6404505701034">
                <text:p>14.6404505701034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46854090868736">
                <text:p>4.46854090868736</text:p>
              </table:table-cell>
              <table:table-cell office:value-type="float" office:value="15.9188077810322">
                <text:p>15.9188077810322</text:p>
              </table:table-cell>
              <table:table-cell office:value-type="float" office:value="0.984783157883142">
                <text:p>0.984783157883142</text:p>
              </table:table-cell>
              <table:table-cell office:value-type="float" office:value="0.23027531733111">
                <text:p>0.23027531733111</text:p>
              </table:table-cell>
              <table:table-cell office:value-type="float" office:value="14.7037493058179">
                <text:p>14.7037493058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41223897144054">
                <text:p>4.41223897144054</text:p>
              </table:table-cell>
              <table:table-cell office:value-type="float" office:value="15.7439071507096">
                <text:p>15.7439071507096</text:p>
              </table:table-cell>
              <table:table-cell office:value-type="float" office:value="0.847367923091264">
                <text:p>0.847367923091264</text:p>
              </table:table-cell>
              <table:table-cell office:value-type="float" office:value="0.229147137895248">
                <text:p>0.229147137895248</text:p>
              </table:table-cell>
              <table:table-cell office:value-type="float" office:value="14.6673920897231">
                <text:p>14.6673920897231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42089661982157">
                <text:p>4.42089661982157</text:p>
              </table:table-cell>
              <table:table-cell office:value-type="float" office:value="15.8449142806022">
                <text:p>15.8449142806022</text:p>
              </table:table-cell>
              <table:table-cell office:value-type="float" office:value="0.862892641145196">
                <text:p>0.862892641145196</text:p>
              </table:table-cell>
              <table:table-cell office:value-type="float" office:value="0.22891826932546">
                <text:p>0.22891826932546</text:p>
              </table:table-cell>
              <table:table-cell office:value-type="float" office:value="14.7531033701315">
                <text:p>14.75310337013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43757563474872">
                <text:p>4.43757563474872</text:p>
              </table:table-cell>
              <table:table-cell office:value-type="float" office:value="15.9485410560789">
                <text:p>15.9485410560789</text:p>
              </table:table-cell>
              <table:table-cell office:value-type="float" office:value="0.925925368374283">
                <text:p>0.925925368374283</text:p>
              </table:table-cell>
              <table:table-cell office:value-type="float" office:value="0.229554544388846">
                <text:p>0.229554544388846</text:p>
              </table:table-cell>
              <table:table-cell office:value-type="float" office:value="14.7930611433158">
                <text:p>14.7930611433158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4502029658985">
                <text:p>4.4502029658985</text:p>
              </table:table-cell>
              <table:table-cell office:value-type="float" office:value="15.9423958877943">
                <text:p>15.9423958877943</text:p>
              </table:table-cell>
              <table:table-cell office:value-type="float" office:value="0.889725823164487">
                <text:p>0.889725823164487</text:p>
              </table:table-cell>
              <table:table-cell office:value-type="float" office:value="0.229123893719513">
                <text:p>0.229123893719513</text:p>
              </table:table-cell>
              <table:table-cell office:value-type="float" office:value="14.8235461709103">
                <text:p>14.823546170910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47898297801971">
                <text:p>4.47898297801971</text:p>
              </table:table-cell>
              <table:table-cell office:value-type="float" office:value="15.9749432760117">
                <text:p>15.9749432760117</text:p>
              </table:table-cell>
              <table:table-cell office:value-type="float" office:value="0.876827269326533">
                <text:p>0.876827269326533</text:p>
              </table:table-cell>
              <table:table-cell office:value-type="float" office:value="0.229113249629409">
                <text:p>0.229113249629409</text:p>
              </table:table-cell>
              <table:table-cell office:value-type="float" office:value="14.8690027570558">
                <text:p>14.8690027570558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56629057211993">
                <text:p>4.56629057211993</text:p>
              </table:table-cell>
              <table:table-cell office:value-type="float" office:value="16.4534196015954">
                <text:p>16.4534196015954</text:p>
              </table:table-cell>
              <table:table-cell office:value-type="float" office:value="1.32309881309069">
                <text:p>1.32309881309069</text:p>
              </table:table-cell>
              <table:table-cell office:value-type="float" office:value="0.234175550911387">
                <text:p>0.234175550911387</text:p>
              </table:table-cell>
              <table:table-cell office:value-type="float" office:value="14.8961452375933">
                <text:p>14.896145237593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51730194880711">
                <text:p>4.51730194880711</text:p>
              </table:table-cell>
              <table:table-cell office:value-type="float" office:value="16.3379981751573">
                <text:p>16.3379981751573</text:p>
              </table:table-cell>
              <table:table-cell office:value-type="float" office:value="1.10548409690956">
                <text:p>1.10548409690956</text:p>
              </table:table-cell>
              <table:table-cell office:value-type="float" office:value="0.230691747655988">
                <text:p>0.230691747655988</text:p>
              </table:table-cell>
              <table:table-cell office:value-type="float" office:value="15.0018223305918">
                <text:p>15.001822330591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45889755343889">
                <text:p>4.45889755343889</text:p>
              </table:table-cell>
              <table:table-cell office:value-type="float" office:value="16.1600031738112">
                <text:p>16.1600031738112</text:p>
              </table:table-cell>
              <table:table-cell office:value-type="float" office:value="1.58247907374755">
                <text:p>1.58247907374755</text:p>
              </table:table-cell>
              <table:table-cell office:value-type="float" office:value="0.232225482930396">
                <text:p>0.232225482930396</text:p>
              </table:table-cell>
              <table:table-cell office:value-type="float" office:value="14.3452986171333">
                <text:p>14.3452986171333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55710060385944">
                <text:p>4.55710060385944</text:p>
              </table:table-cell>
              <table:table-cell office:value-type="float" office:value="16.5219236149754">
                <text:p>16.5219236149754</text:p>
              </table:table-cell>
              <table:table-cell office:value-type="float" office:value="1.43362186769731">
                <text:p>1.43362186769731</text:p>
              </table:table-cell>
              <table:table-cell office:value-type="float" office:value="0.23884133574572">
                <text:p>0.23884133574572</text:p>
              </table:table-cell>
              <table:table-cell office:value-type="float" office:value="14.8494604115323">
                <text:p>14.8494604115323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77280082344322">
                <text:p>4.77280082344322</text:p>
              </table:table-cell>
              <table:table-cell office:value-type="float" office:value="17.4043321859262">
                <text:p>17.4043321859262</text:p>
              </table:table-cell>
              <table:table-cell office:value-type="float" office:value="1.92283224554215">
                <text:p>1.92283224554215</text:p>
              </table:table-cell>
              <table:table-cell office:value-type="float" office:value="0.240213048810502">
                <text:p>0.240213048810502</text:p>
              </table:table-cell>
              <table:table-cell office:value-type="float" office:value="15.2412868915736">
                <text:p>15.2412868915736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63507591049857">
                <text:p>4.63507591049857</text:p>
              </table:table-cell>
              <table:table-cell office:value-type="float" office:value="16.9286922797933">
                <text:p>16.9286922797933</text:p>
              </table:table-cell>
              <table:table-cell office:value-type="float" office:value="1.37499239793754">
                <text:p>1.37499239793754</text:p>
              </table:table-cell>
              <table:table-cell office:value-type="float" office:value="0.236332225554708">
                <text:p>0.236332225554708</text:p>
              </table:table-cell>
              <table:table-cell office:value-type="float" office:value="15.3173676563011">
                <text:p>15.317367656301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63641898904577">
                <text:p>4.63641898904577</text:p>
              </table:table-cell>
              <table:table-cell office:value-type="float" office:value="16.8839861562803">
                <text:p>16.8839861562803</text:p>
              </table:table-cell>
              <table:table-cell office:value-type="float" office:value="1.38651977044377">
                <text:p>1.38651977044377</text:p>
              </table:table-cell>
              <table:table-cell office:value-type="float" office:value="0.230965931267638">
                <text:p>0.230965931267638</text:p>
              </table:table-cell>
              <table:table-cell office:value-type="float" office:value="15.2665004545689">
                <text:p>15.266500454568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40320709710823">
                <text:p>4.40320709710823</text:p>
              </table:table-cell>
              <table:table-cell office:value-type="float" office:value="16.376863930472">
                <text:p>16.376863930472</text:p>
              </table:table-cell>
              <table:table-cell office:value-type="float" office:value="1.70081812218485">
                <text:p>1.70081812218485</text:p>
              </table:table-cell>
              <table:table-cell office:value-type="float" office:value="0.230858499829588">
                <text:p>0.230858499829588</text:p>
              </table:table-cell>
              <table:table-cell office:value-type="float" office:value="14.4451873084576">
                <text:p>14.445187308457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05059746346108">
                <text:p>4.05059746346108</text:p>
              </table:table-cell>
              <table:table-cell office:value-type="float" office:value="14.9106351194505">
                <text:p>14.9106351194505</text:p>
              </table:table-cell>
              <table:table-cell office:value-type="float" office:value="1.1201488466926">
                <text:p>1.1201488466926</text:p>
              </table:table-cell>
              <table:table-cell office:value-type="float" office:value="0.229160042856988">
                <text:p>0.229160042856988</text:p>
              </table:table-cell>
              <table:table-cell office:value-type="float" office:value="13.5613262299009">
                <text:p>13.561326229900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23344084081664">
                <text:p>4.23344084081664</text:p>
              </table:table-cell>
              <table:table-cell office:value-type="float" office:value="15.9209845880881">
                <text:p>15.9209845880881</text:p>
              </table:table-cell>
              <table:table-cell office:value-type="float" office:value="1.46433821454637">
                <text:p>1.46433821454637</text:p>
              </table:table-cell>
              <table:table-cell office:value-type="float" office:value="0.235201827929126">
                <text:p>0.235201827929126</text:p>
              </table:table-cell>
              <table:table-cell office:value-type="float" office:value="14.2214445456126">
                <text:p>14.221444545612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00491087921621">
                <text:p>4.00491087921621</text:p>
              </table:table-cell>
              <table:table-cell office:value-type="float" office:value="15.0440053528577">
                <text:p>15.0440053528577</text:p>
              </table:table-cell>
              <table:table-cell office:value-type="float" office:value="1.13558776942187">
                <text:p>1.13558776942187</text:p>
              </table:table-cell>
              <table:table-cell office:value-type="float" office:value="0.229263368633666">
                <text:p>0.229263368633666</text:p>
              </table:table-cell>
              <table:table-cell office:value-type="float" office:value="13.6791542148022">
                <text:p>13.6791542148022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10448940596863">
                <text:p>4.10448940596863</text:p>
              </table:table-cell>
              <table:table-cell office:value-type="float" office:value="15.3215505641028">
                <text:p>15.3215505641028</text:p>
              </table:table-cell>
              <table:table-cell office:value-type="float" office:value="1.19083259085142">
                <text:p>1.19083259085142</text:p>
              </table:table-cell>
              <table:table-cell office:value-type="float" office:value="0.23113416965122">
                <text:p>0.23113416965122</text:p>
              </table:table-cell>
              <table:table-cell office:value-type="float" office:value="13.8995838036001">
                <text:p>13.8995838036001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25961935939663">
                <text:p>4.25961935939663</text:p>
              </table:table-cell>
              <table:table-cell office:value-type="float" office:value="15.7933121272171">
                <text:p>15.7933121272171</text:p>
              </table:table-cell>
              <table:table-cell office:value-type="float" office:value="1.82292856488618">
                <text:p>1.82292856488618</text:p>
              </table:table-cell>
              <table:table-cell office:value-type="float" office:value="0.25335293914444">
                <text:p>0.25335293914444</text:p>
              </table:table-cell>
              <table:table-cell office:value-type="float" office:value="13.7170306231865">
                <text:p>13.717030623186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9645062612588">
                <text:p>3.9645062612588</text:p>
              </table:table-cell>
              <table:table-cell office:value-type="float" office:value="14.8274063628401">
                <text:p>14.8274063628401</text:p>
              </table:table-cell>
              <table:table-cell office:value-type="float" office:value="1.1135495656697">
                <text:p>1.1135495656697</text:p>
              </table:table-cell>
              <table:table-cell office:value-type="float" office:value="0.232698522836182">
                <text:p>0.232698522836182</text:p>
              </table:table-cell>
              <table:table-cell office:value-type="float" office:value="13.4811582743342">
                <text:p>13.4811582743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592cm" svg:height="13.633cm" xlink:href=".." xlink:type="simple" chart:class="chart:line" chart:column-mapping="0 2 1" chart:style-name="ch1">
        <chart:title svg:x="21.062cm" svg:y="0.408cm" chart:style-name="ch2">
          <text:p>Duration [s]</text:p>
        </chart:title>
        <chart:subtitle svg:x="19.289cm" svg:y="1.459cm" chart:style-name="ch3">
          <text:p>Difference between clock sources</text:p>
        </chart:subtitle>
        <chart:legend chart:legend-position="end" svg:x="40.682cm" svg:y="5.77cm" style:legend-expansion="high" chart:style-name="ch4"/>
        <chart:plot-area chart:style-name="ch5" table:cell-range-address="analysis.D2:analysis.D82 analysis.J1:analysis.M81" chart:data-source-has-labels="both" svg:x="1.902cm" svg:y="2.686cm" svg:width="36.998cm" svg:height="9.694cm">
          <chartooo:coordinate-region svg:x="2.523cm" svg:y="2.885cm" svg:width="36.005cm" svg:height="8.45cm"/>
          <chart:axis chart:dimension="x" chart:name="primary-x" chart:style-name="ch6" chartooo:axis-type="auto">
            <chartooo:date-scale/>
            <chart:title svg:x="19.669cm" svg:y="12.652cm" chart:style-name="ch7">
              <text:p># threads</text:p>
            </chart:title>
            <chart:categories table:cell-range-address="analysis.D2:analysis.D82"/>
          </chart:axis>
          <chart:axis chart:dimension="y" chart:name="primary-y" chart:style-name="ch6">
            <chart:title svg:x="0.451cm" svg:y="8.225cm" chart:style-name="ch8">
              <text:p>Seconds</text:p>
            </chart:title>
            <chart:grid chart:style-name="ch9" chart:class="major"/>
          </chart:axis>
          <chart:series chart:style-name="ch10" chart:values-cell-range-address="analysis.J2:analysis.J81" chart:label-cell-address="analysis.J1:analysis.J1" chart:class="chart:line">
            <chart:data-point chart:repeated="80"/>
          </chart:series>
          <chart:series chart:style-name="ch11" chart:values-cell-range-address="analysis.K2:analysis.K81" chart:label-cell-address="analysis.K1:analysis.K1" chart:class="chart:line">
            <chart:data-point chart:repeated="80"/>
          </chart:series>
          <chart:series chart:style-name="ch12" chart:values-cell-range-address="analysis.M2:analysis.M81" chart:label-cell-address="analysis.M1:analysis.M1" chart:class="chart:line">
            <chart:data-point chart:repeated="80"/>
          </chart:series>
          <chart:series chart:style-name="ch13" chart:values-cell-range-address="analysis.L2:analysis.L81" chart:label-cell-address="analysis.L1:analysis.L1" chart:class="chart:line">
            <chart:data-point chart:repeated="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L_TIMER [s]</text:p>
                <draw:g>
                  <svg:desc>analysis.J1:analysis.J1</svg:desc>
                </draw:g>
              </table:table-cell>
              <table:table-cell office:value-type="string">
                <text:p>TIMESTAMP [s]</text:p>
                <draw:g>
                  <svg:desc>analysis.K1:analysis.K1</svg:desc>
                </draw:g>
              </table:table-cell>
              <table:table-cell office:value-type="string">
                <text:p>CPU_TICKS [s]</text:p>
                <draw:g>
                  <svg:desc>analysis.M1:analysis.M1</svg:desc>
                </draw:g>
              </table:table-cell>
              <table:table-cell office:value-type="string">
                <text:p>GPU_TICKS [s]</text:p>
                <draw:g>
                  <svg:desc>analysis.L1:analysis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82</svg:desc>
                </draw:g>
              </table:table-cell>
              <table:table-cell office:value-type="float" office:value="0.912062507">
                <text:p>0.912062507</text:p>
                <draw:g>
                  <svg:desc>analysis.J2:analysis.J81</svg:desc>
                </draw:g>
              </table:table-cell>
              <table:table-cell office:value-type="float" office:value="0.87609904">
                <text:p>0.87609904</text:p>
                <draw:g>
                  <svg:desc>analysis.K2:analysis.K81</svg:desc>
                </draw:g>
              </table:table-cell>
              <table:table-cell office:value-type="float" office:value="0.757110670285714">
                <text:p>0.757110670285714</text:p>
                <draw:g>
                  <svg:desc>analysis.M2:analysis.M81</svg:desc>
                </draw:g>
              </table:table-cell>
              <table:table-cell office:value-type="float" office:value="0.908293097142857">
                <text:p>0.908293097142857</text:p>
                <draw:g>
                  <svg:desc>analysis.L2:analysis.L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12604993">
                <text:p>0.912604993</text:p>
              </table:table-cell>
              <table:table-cell office:value-type="float" office:value="0.87661296">
                <text:p>0.87661296</text:p>
              </table:table-cell>
              <table:table-cell office:value-type="float" office:value="0.757555808857143">
                <text:p>0.757555808857143</text:p>
              </table:table-cell>
              <table:table-cell office:value-type="float" office:value="0.908471403809524">
                <text:p>0.9084714038095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2584354">
                <text:p>0.912584354</text:p>
              </table:table-cell>
              <table:table-cell office:value-type="float" office:value="0.87645832">
                <text:p>0.87645832</text:p>
              </table:table-cell>
              <table:table-cell office:value-type="float" office:value="0.757409816285714">
                <text:p>0.757409816285714</text:p>
              </table:table-cell>
              <table:table-cell office:value-type="float" office:value="0.908325793333333">
                <text:p>0.90832579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13050711">
                <text:p>0.913050711</text:p>
              </table:table-cell>
              <table:table-cell office:value-type="float" office:value="0.87700984">
                <text:p>0.87700984</text:p>
              </table:table-cell>
              <table:table-cell office:value-type="float" office:value="0.757891602285714">
                <text:p>0.757891602285714</text:p>
              </table:table-cell>
              <table:table-cell office:value-type="float" office:value="0.908586077142857">
                <text:p>0.908586077142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28090131">
                <text:p>0.928090131</text:p>
              </table:table-cell>
              <table:table-cell office:value-type="float" office:value="0.89332072">
                <text:p>0.89332072</text:p>
              </table:table-cell>
              <table:table-cell office:value-type="float" office:value="0.770655329428571">
                <text:p>0.770655329428571</text:p>
              </table:table-cell>
              <table:table-cell office:value-type="float" office:value="0.925778681904762">
                <text:p>0.9257786819047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27354322">
                <text:p>0.927354322</text:p>
              </table:table-cell>
              <table:table-cell office:value-type="float" office:value="0.8907804">
                <text:p>0.8907804</text:p>
              </table:table-cell>
              <table:table-cell office:value-type="float" office:value="0.769799269428571">
                <text:p>0.769799269428571</text:p>
              </table:table-cell>
              <table:table-cell office:value-type="float" office:value="0.923610311428571">
                <text:p>0.9236103114285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29302704">
                <text:p>0.929302704</text:p>
              </table:table-cell>
              <table:table-cell office:value-type="float" office:value="0.89248792">
                <text:p>0.89248792</text:p>
              </table:table-cell>
              <table:table-cell office:value-type="float" office:value="0.771268656571429">
                <text:p>0.771268656571429</text:p>
              </table:table-cell>
              <table:table-cell office:value-type="float" office:value="0.924123993333333">
                <text:p>0.92412399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41231762">
                <text:p>0.941231762</text:p>
              </table:table-cell>
              <table:table-cell office:value-type="float" office:value="0.90409344">
                <text:p>0.90409344</text:p>
              </table:table-cell>
              <table:table-cell office:value-type="float" office:value="0.781309726571429">
                <text:p>0.781309726571429</text:p>
              </table:table-cell>
              <table:table-cell office:value-type="float" office:value="0.936866553333333">
                <text:p>0.936866553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0206101">
                <text:p>1.0206101</text:p>
              </table:table-cell>
              <table:table-cell office:value-type="float" office:value="0.9803136">
                <text:p>0.9803136</text:p>
              </table:table-cell>
              <table:table-cell office:value-type="float" office:value="0.847176856285714">
                <text:p>0.847176856285714</text:p>
              </table:table-cell>
              <table:table-cell office:value-type="float" office:value="1.01599382">
                <text:p>1.015993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134825087">
                <text:p>1.134825087</text:p>
              </table:table-cell>
              <table:table-cell office:value-type="float" office:value="1.08993552">
                <text:p>1.08993552</text:p>
              </table:table-cell>
              <table:table-cell office:value-type="float" office:value="0.941925197142857">
                <text:p>0.941925197142857</text:p>
              </table:table-cell>
              <table:table-cell office:value-type="float" office:value="1.12996372952381">
                <text:p>1.129963729523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242667657">
                <text:p>1.242667657</text:p>
              </table:table-cell>
              <table:table-cell office:value-type="float" office:value="1.1935004">
                <text:p>1.1935004</text:p>
              </table:table-cell>
              <table:table-cell office:value-type="float" office:value="1.03142705857143">
                <text:p>1.03142705857143</text:p>
              </table:table-cell>
              <table:table-cell office:value-type="float" office:value="1.2370333352381">
                <text:p>1.23703333523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162923903">
                <text:p>1.162923903</text:p>
              </table:table-cell>
              <table:table-cell office:value-type="float" office:value="1.11691248">
                <text:p>1.11691248</text:p>
              </table:table-cell>
              <table:table-cell office:value-type="float" office:value="0.965235268571429">
                <text:p>0.965235268571429</text:p>
              </table:table-cell>
              <table:table-cell office:value-type="float" office:value="1.15687082857143">
                <text:p>1.1568708285714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17581584">
                <text:p>1.17581584</text:p>
              </table:table-cell>
              <table:table-cell office:value-type="float" office:value="1.13135808">
                <text:p>1.13135808</text:p>
              </table:table-cell>
              <table:table-cell office:value-type="float" office:value="0.975953331714286">
                <text:p>0.975953331714286</text:p>
              </table:table-cell>
              <table:table-cell office:value-type="float" office:value="1.17150445428571">
                <text:p>1.1715044542857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269871035">
                <text:p>1.269871035</text:p>
              </table:table-cell>
              <table:table-cell office:value-type="float" office:value="1.21960456">
                <text:p>1.21960456</text:p>
              </table:table-cell>
              <table:table-cell office:value-type="float" office:value="1.05399343428571">
                <text:p>1.05399343428571</text:p>
              </table:table-cell>
              <table:table-cell office:value-type="float" office:value="1.26465571428571">
                <text:p>1.2646557142857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553031965">
                <text:p>1.553031965</text:p>
              </table:table-cell>
              <table:table-cell office:value-type="float" office:value="1.49143624">
                <text:p>1.49143624</text:p>
              </table:table-cell>
              <table:table-cell office:value-type="float" office:value="0.0618038082857143">
                <text:p>0.0618038082857143</text:p>
              </table:table-cell>
              <table:table-cell office:value-type="float" office:value="1.54528314190476">
                <text:p>1.545283141904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790694986">
                <text:p>1.790694986</text:p>
              </table:table-cell>
              <table:table-cell office:value-type="float" office:value="1.7217832">
                <text:p>1.7217832</text:p>
              </table:table-cell>
              <table:table-cell office:value-type="float" office:value="0.258984491714286">
                <text:p>0.258984491714286</text:p>
              </table:table-cell>
              <table:table-cell office:value-type="float" office:value="1.78525921333333">
                <text:p>1.7852592133333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.853579811">
                <text:p>1.853579811</text:p>
              </table:table-cell>
              <table:table-cell office:value-type="float" office:value="1.77996824">
                <text:p>1.77996824</text:p>
              </table:table-cell>
              <table:table-cell office:value-type="float" office:value="0.311170454285714">
                <text:p>0.311170454285714</text:p>
              </table:table-cell>
              <table:table-cell office:value-type="float" office:value="1.84578076380952">
                <text:p>1.845780763809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.19115512">
                <text:p>2.19115512</text:p>
              </table:table-cell>
              <table:table-cell office:value-type="float" office:value="2.10399432">
                <text:p>2.10399432</text:p>
              </table:table-cell>
              <table:table-cell office:value-type="float" office:value="0.591227661714286">
                <text:p>0.591227661714286</text:p>
              </table:table-cell>
              <table:table-cell office:value-type="float" office:value="2.18140202571429">
                <text:p>2.1814020257142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2.370183302">
                <text:p>2.370183302</text:p>
              </table:table-cell>
              <table:table-cell office:value-type="float" office:value="2.27776656">
                <text:p>2.27776656</text:p>
              </table:table-cell>
              <table:table-cell office:value-type="float" office:value="0.740044312">
                <text:p>0.740044312</text:p>
              </table:table-cell>
              <table:table-cell office:value-type="float" office:value="2.36255388285714">
                <text:p>2.36255388285714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.471503226">
                <text:p>2.471503226</text:p>
              </table:table-cell>
              <table:table-cell office:value-type="float" office:value="2.37316376">
                <text:p>2.37316376</text:p>
              </table:table-cell>
              <table:table-cell office:value-type="float" office:value="0.823874829142857">
                <text:p>0.823874829142857</text:p>
              </table:table-cell>
              <table:table-cell office:value-type="float" office:value="2.46082575047619">
                <text:p>2.4608257504761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2.779231978">
                <text:p>2.779231978</text:p>
              </table:table-cell>
              <table:table-cell office:value-type="float" office:value="2.6685804">
                <text:p>2.6685804</text:p>
              </table:table-cell>
              <table:table-cell office:value-type="float" office:value="1.07919927342857">
                <text:p>1.07919927342857</text:p>
              </table:table-cell>
              <table:table-cell office:value-type="float" office:value="2.76794763142857">
                <text:p>2.76794763142857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2.935473184">
                <text:p>2.935473184</text:p>
              </table:table-cell>
              <table:table-cell office:value-type="float" office:value="2.82045184">
                <text:p>2.82045184</text:p>
              </table:table-cell>
              <table:table-cell office:value-type="float" office:value="1.20897276971429">
                <text:p>1.20897276971429</text:p>
              </table:table-cell>
              <table:table-cell office:value-type="float" office:value="2.92421740857143">
                <text:p>2.92421740857143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088080154">
                <text:p>3.088080154</text:p>
              </table:table-cell>
              <table:table-cell office:value-type="float" office:value="2.96512568">
                <text:p>2.96512568</text:p>
              </table:table-cell>
              <table:table-cell office:value-type="float" office:value="0.108326583428571">
                <text:p>0.108326583428571</text:p>
              </table:table-cell>
              <table:table-cell office:value-type="float" office:value="3.07549543714286">
                <text:p>3.075495437142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399796244">
                <text:p>3.399796244</text:p>
              </table:table-cell>
              <table:table-cell office:value-type="float" office:value="3.2643236">
                <text:p>3.2643236</text:p>
              </table:table-cell>
              <table:table-cell office:value-type="float" office:value="0.366947130285714">
                <text:p>0.366947130285714</text:p>
              </table:table-cell>
              <table:table-cell office:value-type="float" office:value="3.38387838761905">
                <text:p>3.38387838761905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552860948">
                <text:p>3.552860948</text:p>
              </table:table-cell>
              <table:table-cell office:value-type="float" office:value="3.41311912">
                <text:p>3.41311912</text:p>
              </table:table-cell>
              <table:table-cell office:value-type="float" office:value="0.494124747714286">
                <text:p>0.494124747714286</text:p>
              </table:table-cell>
              <table:table-cell office:value-type="float" office:value="3.53914102952381">
                <text:p>3.53914102952381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707764548">
                <text:p>3.707764548</text:p>
              </table:table-cell>
              <table:table-cell office:value-type="float" office:value="3.55997168">
                <text:p>3.55997168</text:p>
              </table:table-cell>
              <table:table-cell office:value-type="float" office:value="0.622471651142857">
                <text:p>0.622471651142857</text:p>
              </table:table-cell>
              <table:table-cell office:value-type="float" office:value="3.69105612">
                <text:p>3.69105612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023434153">
                <text:p>4.023434153</text:p>
              </table:table-cell>
              <table:table-cell office:value-type="float" office:value="3.8630492">
                <text:p>3.8630492</text:p>
              </table:table-cell>
              <table:table-cell office:value-type="float" office:value="0.884408356">
                <text:p>0.884408356</text:p>
              </table:table-cell>
              <table:table-cell office:value-type="float" office:value="4.00082644380952">
                <text:p>4.0008264438095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172082143">
                <text:p>4.172082143</text:p>
              </table:table-cell>
              <table:table-cell office:value-type="float" office:value="4.00763664">
                <text:p>4.00763664</text:p>
              </table:table-cell>
              <table:table-cell office:value-type="float" office:value="1.00773267342857">
                <text:p>1.00773267342857</text:p>
              </table:table-cell>
              <table:table-cell office:value-type="float" office:value="0.0642229161904762">
                <text:p>0.0642229161904762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5.119500082">
                <text:p>5.119500082</text:p>
              </table:table-cell>
              <table:table-cell office:value-type="float" office:value="4.9218748">
                <text:p>4.9218748</text:p>
              </table:table-cell>
              <table:table-cell office:value-type="float" office:value="0.572397515142857">
                <text:p>0.572397515142857</text:p>
              </table:table-cell>
              <table:table-cell office:value-type="float" office:value="1.01025885619048">
                <text:p>1.0102588561904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5.134585067">
                <text:p>5.134585067</text:p>
              </table:table-cell>
              <table:table-cell office:value-type="float" office:value="4.9399792">
                <text:p>4.9399792</text:p>
              </table:table-cell>
              <table:table-cell office:value-type="float" office:value="0.588090991714286">
                <text:p>0.588090991714286</text:p>
              </table:table-cell>
              <table:table-cell office:value-type="float" office:value="1.02867438">
                <text:p>1.02867438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5.186826797">
                <text:p>5.186826797</text:p>
              </table:table-cell>
              <table:table-cell office:value-type="float" office:value="4.98200448">
                <text:p>4.98200448</text:p>
              </table:table-cell>
              <table:table-cell office:value-type="float" office:value="0.622567297142857">
                <text:p>0.622567297142857</text:p>
              </table:table-cell>
              <table:table-cell office:value-type="float" office:value="1.07153543809524">
                <text:p>1.07153543809524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5.121894383">
                <text:p>5.121894383</text:p>
              </table:table-cell>
              <table:table-cell office:value-type="float" office:value="4.91755408">
                <text:p>4.91755408</text:p>
              </table:table-cell>
              <table:table-cell office:value-type="float" office:value="0.568683055428571">
                <text:p>0.568683055428571</text:p>
              </table:table-cell>
              <table:table-cell office:value-type="float" office:value="1.00669738285714">
                <text:p>1.0066973828571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.566357762">
                <text:p>5.566357762</text:p>
              </table:table-cell>
              <table:table-cell office:value-type="float" office:value="5.55019744">
                <text:p>5.55019744</text:p>
              </table:table-cell>
              <table:table-cell office:value-type="float" office:value="1.11546189742857">
                <text:p>1.11546189742857</text:p>
              </table:table-cell>
              <table:table-cell office:value-type="float" office:value="1.66155057047619">
                <text:p>1.6615505704761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6.004454564">
                <text:p>6.004454564</text:p>
              </table:table-cell>
              <table:table-cell office:value-type="float" office:value="6.1286428">
                <text:p>6.1286428</text:p>
              </table:table-cell>
              <table:table-cell office:value-type="float" office:value="0.388266742857143">
                <text:p>0.388266742857143</text:p>
              </table:table-cell>
              <table:table-cell office:value-type="float" office:value="2.26047696190476">
                <text:p>2.2604769619047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6.40696365">
                <text:p>6.40696365</text:p>
              </table:table-cell>
              <table:table-cell office:value-type="float" office:value="6.22010232">
                <text:p>6.22010232</text:p>
              </table:table-cell>
              <table:table-cell office:value-type="float" office:value="0.467281786571429">
                <text:p>0.467281786571429</text:p>
              </table:table-cell>
              <table:table-cell office:value-type="float" office:value="2.35611713904762">
                <text:p>2.35611713904762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7.160822579">
                <text:p>7.160822579</text:p>
              </table:table-cell>
              <table:table-cell office:value-type="float" office:value="6.87501552">
                <text:p>6.87501552</text:p>
              </table:table-cell>
              <table:table-cell office:value-type="float" office:value="1.03330033914286">
                <text:p>1.03330033914286</text:p>
              </table:table-cell>
              <table:table-cell office:value-type="float" office:value="3.03753873238095">
                <text:p>3.03753873238095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6.723935539">
                <text:p>6.723935539</text:p>
              </table:table-cell>
              <table:table-cell office:value-type="float" office:value="6.45738256">
                <text:p>6.45738256</text:p>
              </table:table-cell>
              <table:table-cell office:value-type="float" office:value="0.671019664571429">
                <text:p>0.671019664571429</text:p>
              </table:table-cell>
              <table:table-cell office:value-type="float" office:value="2.6070182152381">
                <text:p>2.607018215238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7.379003353">
                <text:p>7.379003353</text:p>
              </table:table-cell>
              <table:table-cell office:value-type="float" office:value="7.08624952">
                <text:p>7.08624952</text:p>
              </table:table-cell>
              <table:table-cell office:value-type="float" office:value="1.21431990742857">
                <text:p>1.21431990742857</text:p>
              </table:table-cell>
              <table:table-cell office:value-type="float" office:value="3.25314169809524">
                <text:p>3.25314169809524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7.63129213">
                <text:p>7.63129213</text:p>
              </table:table-cell>
              <table:table-cell office:value-type="float" office:value="7.32666424">
                <text:p>7.32666424</text:p>
              </table:table-cell>
              <table:table-cell office:value-type="float" office:value="0.196530990857143">
                <text:p>0.196530990857143</text:p>
              </table:table-cell>
              <table:table-cell office:value-type="float" office:value="3.50586050285714">
                <text:p>3.5058605028571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7.571583021">
                <text:p>7.571583021</text:p>
              </table:table-cell>
              <table:table-cell office:value-type="float" office:value="7.26935088">
                <text:p>7.26935088</text:p>
              </table:table-cell>
              <table:table-cell office:value-type="float" office:value="0.146983514571429">
                <text:p>0.146983514571429</text:p>
              </table:table-cell>
              <table:table-cell office:value-type="float" office:value="3.44782076285714">
                <text:p>3.447820762857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035059221">
                <text:p>1.035059221</text:p>
              </table:table-cell>
              <table:table-cell office:value-type="float" office:value="0.99418064">
                <text:p>0.99418064</text:p>
              </table:table-cell>
              <table:table-cell office:value-type="float" office:value="0.859161581714286">
                <text:p>0.859161581714286</text:p>
              </table:table-cell>
              <table:table-cell office:value-type="float" office:value="1.0308284752381">
                <text:p>1.030828475238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35898526">
                <text:p>1.035898526</text:p>
              </table:table-cell>
              <table:table-cell office:value-type="float" office:value="0.99498112">
                <text:p>0.99498112</text:p>
              </table:table-cell>
              <table:table-cell office:value-type="float" office:value="0.859853578857143">
                <text:p>0.859853578857143</text:p>
              </table:table-cell>
              <table:table-cell office:value-type="float" office:value="1.03108221904762">
                <text:p>1.031082219047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35752745">
                <text:p>1.035752745</text:p>
              </table:table-cell>
              <table:table-cell office:value-type="float" office:value="0.99485384">
                <text:p>0.99485384</text:p>
              </table:table-cell>
              <table:table-cell office:value-type="float" office:value="0.859748239142857">
                <text:p>0.859748239142857</text:p>
              </table:table-cell>
              <table:table-cell office:value-type="float" office:value="1.03105322285714">
                <text:p>1.031053222857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36057371">
                <text:p>1.036057371</text:p>
              </table:table-cell>
              <table:table-cell office:value-type="float" office:value="0.9951432">
                <text:p>0.9951432</text:p>
              </table:table-cell>
              <table:table-cell office:value-type="float" office:value="0.859998018285714">
                <text:p>0.859998018285714</text:p>
              </table:table-cell>
              <table:table-cell office:value-type="float" office:value="1.03115993809524">
                <text:p>1.031159938095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96996195">
                <text:p>1.096996195</text:p>
              </table:table-cell>
              <table:table-cell office:value-type="float" office:value="1.05362736">
                <text:p>1.05362736</text:p>
              </table:table-cell>
              <table:table-cell office:value-type="float" office:value="0.910548954">
                <text:p>0.910548954</text:p>
              </table:table-cell>
              <table:table-cell office:value-type="float" office:value="1.09227199142857">
                <text:p>1.092271991428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27679531">
                <text:p>1.127679531</text:p>
              </table:table-cell>
              <table:table-cell office:value-type="float" office:value="1.08309968">
                <text:p>1.08309968</text:p>
              </table:table-cell>
              <table:table-cell office:value-type="float" office:value="0.936017387142857">
                <text:p>0.936017387142857</text:p>
              </table:table-cell>
              <table:table-cell office:value-type="float" office:value="1.12297710190476">
                <text:p>1.122977101904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28957159">
                <text:p>1.128957159</text:p>
              </table:table-cell>
              <table:table-cell office:value-type="float" office:value="1.08600624">
                <text:p>1.08600624</text:p>
              </table:table-cell>
              <table:table-cell office:value-type="float" office:value="0.937297534285714">
                <text:p>0.937297534285714</text:p>
              </table:table-cell>
              <table:table-cell office:value-type="float" office:value="1.12513957142857">
                <text:p>1.125139571428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27857969">
                <text:p>1.127857969</text:p>
              </table:table-cell>
              <table:table-cell office:value-type="float" office:value="1.0832744">
                <text:p>1.0832744</text:p>
              </table:table-cell>
              <table:table-cell office:value-type="float" office:value="0.936168248285714">
                <text:p>0.936168248285714</text:p>
              </table:table-cell>
              <table:table-cell office:value-type="float" office:value="1.12308178666667">
                <text:p>1.1230817866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251770991">
                <text:p>1.251770991</text:p>
              </table:table-cell>
              <table:table-cell office:value-type="float" office:value="1.20223096">
                <text:p>1.20223096</text:p>
              </table:table-cell>
              <table:table-cell office:value-type="float" office:value="1.03898119857143">
                <text:p>1.03898119857143</text:p>
              </table:table-cell>
              <table:table-cell office:value-type="float" office:value="1.24614043714286">
                <text:p>1.246140437142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401538114">
                <text:p>1.401538114</text:p>
              </table:table-cell>
              <table:table-cell office:value-type="float" office:value="1.34601008">
                <text:p>1.34601008</text:p>
              </table:table-cell>
              <table:table-cell office:value-type="float" office:value="1.16324537771429">
                <text:p>1.16324537771429</text:p>
              </table:table-cell>
              <table:table-cell office:value-type="float" office:value="1.39474433714286">
                <text:p>1.3947443371428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574700953">
                <text:p>1.574700953</text:p>
              </table:table-cell>
              <table:table-cell office:value-type="float" office:value="1.51224624">
                <text:p>1.51224624</text:p>
              </table:table-cell>
              <table:table-cell office:value-type="float" office:value="0.07978775">
                <text:p>0.07978775</text:p>
              </table:table-cell>
              <table:table-cell office:value-type="float" office:value="1.5681253247619">
                <text:p>1.568125324761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23342983">
                <text:p>1.423342983</text:p>
              </table:table-cell>
              <table:table-cell office:value-type="float" office:value="1.36692392">
                <text:p>1.36692392</text:p>
              </table:table-cell>
              <table:table-cell office:value-type="float" office:value="1.18132183714286">
                <text:p>1.18132183714286</text:p>
              </table:table-cell>
              <table:table-cell office:value-type="float" office:value="1.41576952857143">
                <text:p>1.4157695285714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492592504">
                <text:p>1.492592504</text:p>
              </table:table-cell>
              <table:table-cell office:value-type="float" office:value="1.43340416">
                <text:p>1.43340416</text:p>
              </table:table-cell>
              <table:table-cell office:value-type="float" office:value="0.011656264">
                <text:p>0.011656264</text:p>
              </table:table-cell>
              <table:table-cell office:value-type="float" office:value="1.48623865238095">
                <text:p>1.4862386523809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588420275">
                <text:p>1.588420275</text:p>
              </table:table-cell>
              <table:table-cell office:value-type="float" office:value="1.5270836">
                <text:p>1.5270836</text:p>
              </table:table-cell>
              <table:table-cell office:value-type="float" office:value="0.0913905811428571">
                <text:p>0.0913905811428571</text:p>
              </table:table-cell>
              <table:table-cell office:value-type="float" office:value="1.58361056571429">
                <text:p>1.5836105657142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86930914">
                <text:p>1.86930914</text:p>
              </table:table-cell>
              <table:table-cell office:value-type="float" office:value="1.79507056">
                <text:p>1.79507056</text:p>
              </table:table-cell>
              <table:table-cell office:value-type="float" office:value="0.324227471428571">
                <text:p>0.324227471428571</text:p>
              </table:table-cell>
              <table:table-cell office:value-type="float" office:value="1.86112974761905">
                <text:p>1.861129747619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218391895">
                <text:p>2.218391895</text:p>
              </table:table-cell>
              <table:table-cell office:value-type="float" office:value="2.13019632">
                <text:p>2.13019632</text:p>
              </table:table-cell>
              <table:table-cell office:value-type="float" office:value="0.613869867428571">
                <text:p>0.613869867428571</text:p>
              </table:table-cell>
              <table:table-cell office:value-type="float" office:value="2.20804526190476">
                <text:p>2.2080452619047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2.22474375">
                <text:p>2.22474375</text:p>
              </table:table-cell>
              <table:table-cell office:value-type="float" office:value="2.13629064">
                <text:p>2.13629064</text:p>
              </table:table-cell>
              <table:table-cell office:value-type="float" office:value="0.619135298285714">
                <text:p>0.619135298285714</text:p>
              </table:table-cell>
              <table:table-cell office:value-type="float" office:value="2.21497771714286">
                <text:p>2.2149777171428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.636575164">
                <text:p>2.636575164</text:p>
              </table:table-cell>
              <table:table-cell office:value-type="float" office:value="2.53350384">
                <text:p>2.53350384</text:p>
              </table:table-cell>
              <table:table-cell office:value-type="float" office:value="0.960986078285714">
                <text:p>0.960986078285714</text:p>
              </table:table-cell>
              <table:table-cell office:value-type="float" office:value="2.6250754447619">
                <text:p>2.625075444761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2.8497853">
                <text:p>2.8497853</text:p>
              </table:table-cell>
              <table:table-cell office:value-type="float" office:value="2.73631544">
                <text:p>2.73631544</text:p>
              </table:table-cell>
              <table:table-cell office:value-type="float" office:value="1.13773480457143">
                <text:p>1.13773480457143</text:p>
              </table:table-cell>
              <table:table-cell office:value-type="float" office:value="2.83502626190476">
                <text:p>2.8350262619047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.968814553">
                <text:p>2.968814553</text:p>
              </table:table-cell>
              <table:table-cell office:value-type="float" office:value="2.85060072">
                <text:p>2.85060072</text:p>
              </table:table-cell>
              <table:table-cell office:value-type="float" office:value="0.00937610942857143">
                <text:p>0.00937610942857143</text:p>
              </table:table-cell>
              <table:table-cell office:value-type="float" office:value="2.95393451142857">
                <text:p>2.9539345114285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337281915">
                <text:p>3.337281915</text:p>
              </table:table-cell>
              <table:table-cell office:value-type="float" office:value="3.20669424">
                <text:p>3.20669424</text:p>
              </table:table-cell>
              <table:table-cell office:value-type="float" office:value="0.315083936857143">
                <text:p>0.315083936857143</text:p>
              </table:table-cell>
              <table:table-cell office:value-type="float" office:value="3.32469312190476">
                <text:p>3.3246931219047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522583561">
                <text:p>3.522583561</text:p>
              </table:table-cell>
              <table:table-cell office:value-type="float" office:value="3.3822044">
                <text:p>3.3822044</text:p>
              </table:table-cell>
              <table:table-cell office:value-type="float" office:value="0.468842880571429">
                <text:p>0.468842880571429</text:p>
              </table:table-cell>
              <table:table-cell office:value-type="float" office:value="3.50668116952381">
                <text:p>3.50668116952381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707409852">
                <text:p>3.707409852</text:p>
              </table:table-cell>
              <table:table-cell office:value-type="float" office:value="3.55965528">
                <text:p>3.55965528</text:p>
              </table:table-cell>
              <table:table-cell office:value-type="float" office:value="0.622200611428571">
                <text:p>0.622200611428571</text:p>
              </table:table-cell>
              <table:table-cell office:value-type="float" office:value="3.69103343428571">
                <text:p>3.691033434285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0784131">
                <text:p>4.0784131</text:p>
              </table:table-cell>
              <table:table-cell office:value-type="float" office:value="3.91786688">
                <text:p>3.91786688</text:p>
              </table:table-cell>
              <table:table-cell office:value-type="float" office:value="0.930018251428571">
                <text:p>0.930018251428571</text:p>
              </table:table-cell>
              <table:table-cell office:value-type="float" office:value="4.06228106476191">
                <text:p>4.06228106476191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265888538">
                <text:p>4.265888538</text:p>
              </table:table-cell>
              <table:table-cell office:value-type="float" office:value="4.09576888">
                <text:p>4.09576888</text:p>
              </table:table-cell>
              <table:table-cell office:value-type="float" office:value="1.08555716257143">
                <text:p>1.08555716257143</text:p>
              </table:table-cell>
              <table:table-cell office:value-type="float" office:value="0.154867722857143">
                <text:p>0.15486772285714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449900875">
                <text:p>4.449900875</text:p>
              </table:table-cell>
              <table:table-cell office:value-type="float" office:value="4.27425176">
                <text:p>4.27425176</text:p>
              </table:table-cell>
              <table:table-cell office:value-type="float" office:value="0.0112479791428571">
                <text:p>0.0112479791428571</text:p>
              </table:table-cell>
              <table:table-cell office:value-type="float" office:value="0.340812273333333">
                <text:p>0.340812273333333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830412678">
                <text:p>4.830412678</text:p>
              </table:table-cell>
              <table:table-cell office:value-type="float" office:value="4.64287184">
                <text:p>4.64287184</text:p>
              </table:table-cell>
              <table:table-cell office:value-type="float" office:value="0.326860122857143">
                <text:p>0.326860122857143</text:p>
              </table:table-cell>
              <table:table-cell office:value-type="float" office:value="0.716701918095238">
                <text:p>0.71670191809523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.018978467">
                <text:p>5.018978467</text:p>
              </table:table-cell>
              <table:table-cell office:value-type="float" office:value="4.82514768">
                <text:p>4.82514768</text:p>
              </table:table-cell>
              <table:table-cell office:value-type="float" office:value="0.483311435714286">
                <text:p>0.483311435714286</text:p>
              </table:table-cell>
              <table:table-cell office:value-type="float" office:value="0.903351831428572">
                <text:p>0.903351831428572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6.165924372">
                <text:p>6.165924372</text:p>
              </table:table-cell>
              <table:table-cell office:value-type="float" office:value="5.9649952">
                <text:p>5.9649952</text:p>
              </table:table-cell>
              <table:table-cell office:value-type="float" office:value="0.245013476">
                <text:p>0.245013476</text:p>
              </table:table-cell>
              <table:table-cell office:value-type="float" office:value="2.09335522285714">
                <text:p>2.09335522285714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6.168901486">
                <text:p>6.168901486</text:p>
              </table:table-cell>
              <table:table-cell office:value-type="float" office:value="6.12981728">
                <text:p>6.12981728</text:p>
              </table:table-cell>
              <table:table-cell office:value-type="float" office:value="0.389288664571429">
                <text:p>0.389288664571429</text:p>
              </table:table-cell>
              <table:table-cell office:value-type="float" office:value="2.26273728190476">
                <text:p>2.26273728190476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6.115126186">
                <text:p>6.115126186</text:p>
              </table:table-cell>
              <table:table-cell office:value-type="float" office:value="6.14087952">
                <text:p>6.14087952</text:p>
              </table:table-cell>
              <table:table-cell office:value-type="float" office:value="0.398799575714286">
                <text:p>0.398799575714286</text:p>
              </table:table-cell>
              <table:table-cell office:value-type="float" office:value="2.27863962380952">
                <text:p>2.27863962380952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6.17293008">
                <text:p>6.17293008</text:p>
              </table:table-cell>
              <table:table-cell office:value-type="float" office:value="6.11803872">
                <text:p>6.11803872</text:p>
              </table:table-cell>
              <table:table-cell office:value-type="float" office:value="0.379056187714286">
                <text:p>0.379056187714286</text:p>
              </table:table-cell>
              <table:table-cell office:value-type="float" office:value="2.25123720285714">
                <text:p>2.2512372028571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321109477">
                <text:p>6.321109477</text:p>
              </table:table-cell>
              <table:table-cell office:value-type="float" office:value="6.12188928">
                <text:p>6.12188928</text:p>
              </table:table-cell>
              <table:table-cell office:value-type="float" office:value="0.382457392857143">
                <text:p>0.382457392857143</text:p>
              </table:table-cell>
              <table:table-cell office:value-type="float" office:value="2.25195934952381">
                <text:p>2.2519593495238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7.199688884">
                <text:p>7.199688884</text:p>
              </table:table-cell>
              <table:table-cell office:value-type="float" office:value="6.91464064">
                <text:p>6.91464064</text:p>
              </table:table-cell>
              <table:table-cell office:value-type="float" office:value="1.06561477657143">
                <text:p>1.06561477657143</text:p>
              </table:table-cell>
              <table:table-cell office:value-type="float" office:value="3.07939983142857">
                <text:p>3.07939983142857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8.318422253">
                <text:p>8.318422253</text:p>
              </table:table-cell>
              <table:table-cell office:value-type="float" office:value="7.9864204">
                <text:p>7.9864204</text:p>
              </table:table-cell>
              <table:table-cell office:value-type="float" office:value="0.766684930571429">
                <text:p>0.766684930571429</text:p>
              </table:table-cell>
              <table:table-cell office:value-type="float" office:value="0.0293283066666667">
                <text:p>0.0293283066666667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8.262518162">
                <text:p>8.262518162</text:p>
              </table:table-cell>
              <table:table-cell office:value-type="float" office:value="7.934752">
                <text:p>7.934752</text:p>
              </table:table-cell>
              <table:table-cell office:value-type="float" office:value="0.720363653428571">
                <text:p>0.720363653428571</text:p>
              </table:table-cell>
              <table:table-cell office:value-type="float" office:value="0.0352395457142857">
                <text:p>0.0352395457142857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8.971178899">
                <text:p>8.971178899</text:p>
              </table:table-cell>
              <table:table-cell office:value-type="float" office:value="8.61298352">
                <text:p>8.61298352</text:p>
              </table:table-cell>
              <table:table-cell office:value-type="float" office:value="0.0811195434285714">
                <text:p>0.0811195434285714</text:p>
              </table:table-cell>
              <table:table-cell office:value-type="float" office:value="0.678835152380952">
                <text:p>0.678835152380952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9.05066935">
                <text:p>9.05066935</text:p>
              </table:table-cell>
              <table:table-cell office:value-type="float" office:value="8.68945384">
                <text:p>8.68945384</text:p>
              </table:table-cell>
              <table:table-cell office:value-type="float" office:value="0.147110961142857">
                <text:p>0.147110961142857</text:p>
              </table:table-cell>
              <table:table-cell office:value-type="float" office:value="0.7805325">
                <text:p>0.7805325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9.019896484">
                <text:p>9.019896484</text:p>
              </table:table-cell>
              <table:table-cell office:value-type="float" office:value="8.6620392">
                <text:p>8.6620392</text:p>
              </table:table-cell>
              <table:table-cell office:value-type="float" office:value="0.121606817714286">
                <text:p>0.121606817714286</text:p>
              </table:table-cell>
              <table:table-cell office:value-type="float" office:value="0.644471426666667">
                <text:p>0.644471426666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.931071176">
                <text:p>8.931071176</text:p>
              </table:table-cell>
              <table:table-cell office:value-type="float" office:value="8.57510464">
                <text:p>8.57510464</text:p>
              </table:table-cell>
              <table:table-cell office:value-type="float" office:value="0.048336276">
                <text:p>0.048336276</text:p>
              </table:table-cell>
              <table:table-cell office:value-type="float" office:value="0.459098098095238">
                <text:p>0.459098098095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41cm" svg:height="12.499cm" xlink:href=".." xlink:type="simple" chart:class="chart:line" chart:column-mapping="0 1 2" chart:style-name="ch1">
        <chart:title svg:x="14.156cm" svg:y="0.385cm" chart:style-name="ch2">
          <text:p>Power vect4</text:p>
        </chart:title>
        <chart:subtitle svg:x="13.706cm" svg:y="1.413cm" chart:style-name="ch3">
          <text:p>Using OCL_TIMER</text:p>
        </chart:subtitle>
        <chart:legend chart:legend-position="end" svg:x="24.517cm" svg:y="4.954cm" style:legend-expansion="high" chart:style-name="ch4"/>
        <chart:plot-area chart:style-name="ch5" table:cell-range-address="analysis.D82:analysis.D121 analysis.N1:analysis.Q1 analysis.N82:analysis.Q121 analysis.S1:analysis.S1 analysis.S82:analysis.S121" chart:data-source-has-labels="both" svg:x="1.629cm" svg:y="2.594cm" svg:width="21.652cm" svg:height="8.675cm">
          <chartooo:coordinate-region svg:x="2.25cm" svg:y="2.793cm" svg:width="20.659cm" svg:height="7.431cm"/>
          <chart:axis chart:dimension="x" chart:name="primary-x" chart:style-name="ch6" chartooo:axis-type="auto">
            <chartooo:date-scale/>
            <chart:title svg:x="11.723cm" svg:y="11.518cm" chart:style-name="ch7">
              <text:p># threads</text:p>
            </chart:title>
            <chart:categories table:cell-range-address="analysis.D82:analysis.D121"/>
          </chart:axis>
          <chart:axis chart:dimension="y" chart:name="primary-y" chart:style-name="ch6">
            <chart:title svg:x="0.451cm" svg:y="7.716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82:analysis.N121" chart:label-cell-address="analysis.N1:analysis.N1" chart:class="chart:line">
            <chart:data-point chart:repeated="40"/>
          </chart:series>
          <chart:series chart:style-name="ch11" chart:values-cell-range-address="analysis.O82:analysis.O121" chart:label-cell-address="analysis.O1:analysis.O1" chart:class="chart:line">
            <chart:data-point chart:repeated="40"/>
          </chart:series>
          <chart:series chart:style-name="ch12" chart:values-cell-range-address="analysis.P82:analysis.P121" chart:label-cell-address="analysis.P1:analysis.P1" chart:class="chart:line">
            <chart:data-point chart:repeated="40"/>
          </chart:series>
          <chart:series chart:style-name="ch13" chart:values-cell-range-address="analysis.Q82:analysis.Q121" chart:label-cell-address="analysis.Q1:analysis.Q1" chart:class="chart:line">
            <chart:data-point chart:repeated="40"/>
          </chart:series>
          <chart:series chart:style-name="ch14" chart:values-cell-range-address="analysis.S82:analysis.S12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82:analysis.D121</svg:desc>
                </draw:g>
              </table:table-cell>
              <table:table-cell office:value-type="float" office:value="3.33189774330181">
                <text:p>3.33189774330181</text:p>
                <draw:g>
                  <svg:desc>analysis.N82:analysis.N121</svg:desc>
                </draw:g>
              </table:table-cell>
              <table:table-cell office:value-type="float" office:value="10.6281001839216">
                <text:p>10.6281001839216</text:p>
                <draw:g>
                  <svg:desc>analysis.O82:analysis.O121</svg:desc>
                </draw:g>
              </table:table-cell>
              <table:table-cell office:value-type="float" office:value="1.68590439546898">
                <text:p>1.68590439546898</text:p>
                <draw:g>
                  <svg:desc>analysis.P82:analysis.P121</svg:desc>
                </draw:g>
              </table:table-cell>
              <table:table-cell office:value-type="float" office:value="0.230597167629953">
                <text:p>0.230597167629953</text:p>
                <draw:g>
                  <svg:desc>analysis.Q82:analysis.Q121</svg:desc>
                </draw:g>
              </table:table-cell>
              <table:table-cell office:value-type="float" office:value="8.71159862082271">
                <text:p>8.71159862082271</text:p>
                <draw:g>
                  <svg:desc>analysis.S82:analysis.S1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6745472895486">
                <text:p>3.16745472895486</text:p>
              </table:table-cell>
              <table:table-cell office:value-type="float" office:value="9.90249216582384">
                <text:p>9.90249216582384</text:p>
              </table:table-cell>
              <table:table-cell office:value-type="float" office:value="0.980255660604713">
                <text:p>0.980255660604713</text:p>
              </table:table-cell>
              <table:table-cell office:value-type="float" office:value="0.229967476252755">
                <text:p>0.229967476252755</text:p>
              </table:table-cell>
              <table:table-cell office:value-type="float" office:value="8.69226902896637">
                <text:p>8.692269028966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0276656811764">
                <text:p>3.20276656811764</text:p>
              </table:table-cell>
              <table:table-cell office:value-type="float" office:value="10.0128373794234">
                <text:p>10.0128373794234</text:p>
              </table:table-cell>
              <table:table-cell office:value-type="float" office:value="1.01972787842053">
                <text:p>1.01972787842053</text:p>
              </table:table-cell>
              <table:table-cell office:value-type="float" office:value="0.232238157537833">
                <text:p>0.232238157537833</text:p>
              </table:table-cell>
              <table:table-cell office:value-type="float" office:value="8.76087134346501">
                <text:p>8.760871343465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18177066879475">
                <text:p>3.18177066879475</text:p>
              </table:table-cell>
              <table:table-cell office:value-type="float" office:value="9.92969976939533">
                <text:p>9.92969976939533</text:p>
              </table:table-cell>
              <table:table-cell office:value-type="float" office:value="0.961731325401206">
                <text:p>0.961731325401206</text:p>
              </table:table-cell>
              <table:table-cell office:value-type="float" office:value="0.235242260863293">
                <text:p>0.235242260863293</text:p>
              </table:table-cell>
              <table:table-cell office:value-type="float" office:value="8.73272618313083">
                <text:p>8.732726183130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3424668592236">
                <text:p>3.13424668592236</text:p>
              </table:table-cell>
              <table:table-cell office:value-type="float" office:value="10.1902004907553">
                <text:p>10.1902004907553</text:p>
              </table:table-cell>
              <table:table-cell office:value-type="float" office:value="1.23290527143844">
                <text:p>1.23290527143844</text:p>
              </table:table-cell>
              <table:table-cell office:value-type="float" office:value="0.229802930250087">
                <text:p>0.229802930250087</text:p>
              </table:table-cell>
              <table:table-cell office:value-type="float" office:value="8.72749228906674">
                <text:p>8.727492289066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17311161992978">
                <text:p>3.17311161992978</text:p>
              </table:table-cell>
              <table:table-cell office:value-type="float" office:value="10.3788251698253">
                <text:p>10.3788251698253</text:p>
              </table:table-cell>
              <table:table-cell office:value-type="float" office:value="1.28275771808641">
                <text:p>1.28275771808641</text:p>
              </table:table-cell>
              <table:table-cell office:value-type="float" office:value="0.231230935393053">
                <text:p>0.231230935393053</text:p>
              </table:table-cell>
              <table:table-cell office:value-type="float" office:value="8.86483651634588">
                <text:p>8.864836516345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23428080155245">
                <text:p>3.23428080155245</text:p>
              </table:table-cell>
              <table:table-cell office:value-type="float" office:value="10.5570322475416">
                <text:p>10.5570322475416</text:p>
              </table:table-cell>
              <table:table-cell office:value-type="float" office:value="1.26390584874208">
                <text:p>1.26390584874208</text:p>
              </table:table-cell>
              <table:table-cell office:value-type="float" office:value="0.231008346043933">
                <text:p>0.231008346043933</text:p>
              </table:table-cell>
              <table:table-cell office:value-type="float" office:value="9.06211805275557">
                <text:p>9.062118052755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38911974719058">
                <text:p>3.38911974719058</text:p>
              </table:table-cell>
              <table:table-cell office:value-type="float" office:value="11.4040511715428">
                <text:p>11.4040511715428</text:p>
              </table:table-cell>
              <table:table-cell office:value-type="float" office:value="1.40222566588563">
                <text:p>1.40222566588563</text:p>
              </table:table-cell>
              <table:table-cell office:value-type="float" office:value="0.231257964987273">
                <text:p>0.231257964987273</text:p>
              </table:table-cell>
              <table:table-cell office:value-type="float" office:value="9.77056754066989">
                <text:p>9.7705675406698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64041714875756">
                <text:p>3.64041714875756</text:p>
              </table:table-cell>
              <table:table-cell office:value-type="float" office:value="12.070990311613">
                <text:p>12.070990311613</text:p>
              </table:table-cell>
              <table:table-cell office:value-type="float" office:value="1.21506323369202">
                <text:p>1.21506323369202</text:p>
              </table:table-cell>
              <table:table-cell office:value-type="float" office:value="0.232513019908698">
                <text:p>0.232513019908698</text:p>
              </table:table-cell>
              <table:table-cell office:value-type="float" office:value="10.6234140580123">
                <text:p>10.62341405801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90618964515857">
                <text:p>3.90618964515857</text:p>
              </table:table-cell>
              <table:table-cell office:value-type="float" office:value="13.4080062443986">
                <text:p>13.4080062443986</text:p>
              </table:table-cell>
              <table:table-cell office:value-type="float" office:value="0.971817205399815">
                <text:p>0.971817205399815</text:p>
              </table:table-cell>
              <table:table-cell office:value-type="float" office:value="0.232122816335319">
                <text:p>0.232122816335319</text:p>
              </table:table-cell>
              <table:table-cell office:value-type="float" office:value="12.2040662226634">
                <text:p>12.204066222663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06573398331374">
                <text:p>4.06573398331374</text:p>
              </table:table-cell>
              <table:table-cell office:value-type="float" office:value="14.594109291553">
                <text:p>14.594109291553</text:p>
              </table:table-cell>
              <table:table-cell office:value-type="float" office:value="1.13479286556849">
                <text:p>1.13479286556849</text:p>
              </table:table-cell>
              <table:table-cell office:value-type="float" office:value="0.228623813251095">
                <text:p>0.228623813251095</text:p>
              </table:table-cell>
              <table:table-cell office:value-type="float" office:value="13.2306926127334">
                <text:p>13.230692612733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38217144737083">
                <text:p>4.38217144737083</text:p>
              </table:table-cell>
              <table:table-cell office:value-type="float" office:value="16.196827922019">
                <text:p>16.196827922019</text:p>
              </table:table-cell>
              <table:table-cell office:value-type="float" office:value="1.13328247942618">
                <text:p>1.13328247942618</text:p>
              </table:table-cell>
              <table:table-cell office:value-type="float" office:value="0.227660311385266">
                <text:p>0.227660311385266</text:p>
              </table:table-cell>
              <table:table-cell office:value-type="float" office:value="14.8358851312075">
                <text:p>14.835885131207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60051698205513">
                <text:p>4.60051698205513</text:p>
              </table:table-cell>
              <table:table-cell office:value-type="float" office:value="16.6652918517254">
                <text:p>16.6652918517254</text:p>
              </table:table-cell>
              <table:table-cell office:value-type="float" office:value="1.1409861649218">
                <text:p>1.1409861649218</text:p>
              </table:table-cell>
              <table:table-cell office:value-type="float" office:value="0.229949899248592">
                <text:p>0.229949899248592</text:p>
              </table:table-cell>
              <table:table-cell office:value-type="float" office:value="15.294355787555">
                <text:p>15.29435578755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69709507463841">
                <text:p>4.69709507463841</text:p>
              </table:table-cell>
              <table:table-cell office:value-type="float" office:value="17.1183583960936">
                <text:p>17.1183583960936</text:p>
              </table:table-cell>
              <table:table-cell office:value-type="float" office:value="1.04496254726444">
                <text:p>1.04496254726444</text:p>
              </table:table-cell>
              <table:table-cell office:value-type="float" office:value="0.228416751286239">
                <text:p>0.228416751286239</text:p>
              </table:table-cell>
              <table:table-cell office:value-type="float" office:value="15.844979097543">
                <text:p>15.84497909754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57148075279598">
                <text:p>4.57148075279598</text:p>
              </table:table-cell>
              <table:table-cell office:value-type="float" office:value="17.0713396542931">
                <text:p>17.0713396542931</text:p>
              </table:table-cell>
              <table:table-cell office:value-type="float" office:value="1.08708313695156">
                <text:p>1.08708313695156</text:p>
              </table:table-cell>
              <table:table-cell office:value-type="float" office:value="0.227985364023954">
                <text:p>0.227985364023954</text:p>
              </table:table-cell>
              <table:table-cell office:value-type="float" office:value="15.7562711533175">
                <text:p>15.7562711533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6857389280755">
                <text:p>4.6857389280755</text:p>
              </table:table-cell>
              <table:table-cell office:value-type="float" office:value="17.4205979342355">
                <text:p>17.4205979342355</text:p>
              </table:table-cell>
              <table:table-cell office:value-type="float" office:value="1.11411181523765">
                <text:p>1.11411181523765</text:p>
              </table:table-cell>
              <table:table-cell office:value-type="float" office:value="0.227981425692008">
                <text:p>0.227981425692008</text:p>
              </table:table-cell>
              <table:table-cell office:value-type="float" office:value="16.0785046933058">
                <text:p>16.0785046933058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77126593764605">
                <text:p>4.77126593764605</text:p>
              </table:table-cell>
              <table:table-cell office:value-type="float" office:value="17.4942386005376">
                <text:p>17.4942386005376</text:p>
              </table:table-cell>
              <table:table-cell office:value-type="float" office:value="1.14247008841285">
                <text:p>1.14247008841285</text:p>
              </table:table-cell>
              <table:table-cell office:value-type="float" office:value="0.22784389799805">
                <text:p>0.22784389799805</text:p>
              </table:table-cell>
              <table:table-cell office:value-type="float" office:value="16.1239246141267">
                <text:p>16.123924614126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59093061255613">
                <text:p>4.59093061255613</text:p>
              </table:table-cell>
              <table:table-cell office:value-type="float" office:value="17.1805750480474">
                <text:p>17.1805750480474</text:p>
              </table:table-cell>
              <table:table-cell office:value-type="float" office:value="1.00851883664888">
                <text:p>1.00851883664888</text:p>
              </table:table-cell>
              <table:table-cell office:value-type="float" office:value="0.228973287406673">
                <text:p>0.228973287406673</text:p>
              </table:table-cell>
              <table:table-cell office:value-type="float" office:value="15.9430829239918">
                <text:p>15.9430829239918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76470614933156">
                <text:p>4.76470614933156</text:p>
              </table:table-cell>
              <table:table-cell office:value-type="float" office:value="17.4401596120466">
                <text:p>17.4401596120466</text:p>
              </table:table-cell>
              <table:table-cell office:value-type="float" office:value="1.07002351278723">
                <text:p>1.07002351278723</text:p>
              </table:table-cell>
              <table:table-cell office:value-type="float" office:value="0.226859038306665">
                <text:p>0.226859038306665</text:p>
              </table:table-cell>
              <table:table-cell office:value-type="float" office:value="16.1432770609527">
                <text:p>16.143277060952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64725921096896">
                <text:p>4.64725921096896</text:p>
              </table:table-cell>
              <table:table-cell office:value-type="float" office:value="17.4462793609877">
                <text:p>17.4462793609877</text:p>
              </table:table-cell>
              <table:table-cell office:value-type="float" office:value="1.05704215188759">
                <text:p>1.05704215188759</text:p>
              </table:table-cell>
              <table:table-cell office:value-type="float" office:value="0.229312652808083">
                <text:p>0.229312652808083</text:p>
              </table:table-cell>
              <table:table-cell office:value-type="float" office:value="16.159924556292">
                <text:p>16.15992455629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67501025337546">
                <text:p>4.67501025337546</text:p>
              </table:table-cell>
              <table:table-cell office:value-type="float" office:value="17.2237139814295">
                <text:p>17.2237139814295</text:p>
              </table:table-cell>
              <table:table-cell office:value-type="float" office:value="0.991063433143101">
                <text:p>0.991063433143101</text:p>
              </table:table-cell>
              <table:table-cell office:value-type="float" office:value="0.226507052621297">
                <text:p>0.226507052621297</text:p>
              </table:table-cell>
              <table:table-cell office:value-type="float" office:value="16.0061434956651">
                <text:p>16.0061434956651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68523293849306">
                <text:p>4.68523293849306</text:p>
              </table:table-cell>
              <table:table-cell office:value-type="float" office:value="17.4404203170456">
                <text:p>17.4404203170456</text:p>
              </table:table-cell>
              <table:table-cell office:value-type="float" office:value="1.01958908587057">
                <text:p>1.01958908587057</text:p>
              </table:table-cell>
              <table:table-cell office:value-type="float" office:value="0.22683617484586">
                <text:p>0.22683617484586</text:p>
              </table:table-cell>
              <table:table-cell office:value-type="float" office:value="16.1939950563292">
                <text:p>16.19399505632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75679495788081">
                <text:p>4.75679495788081</text:p>
              </table:table-cell>
              <table:table-cell office:value-type="float" office:value="17.5092530219978">
                <text:p>17.5092530219978</text:p>
              </table:table-cell>
              <table:table-cell office:value-type="float" office:value="1.02934639075879">
                <text:p>1.02934639075879</text:p>
              </table:table-cell>
              <table:table-cell office:value-type="float" office:value="0.226652583630695">
                <text:p>0.226652583630695</text:p>
              </table:table-cell>
              <table:table-cell office:value-type="float" office:value="16.2532540476083">
                <text:p>16.253254047608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55285937305121">
                <text:p>4.55285937305121</text:p>
              </table:table-cell>
              <table:table-cell office:value-type="float" office:value="16.4793780701941">
                <text:p>16.4793780701941</text:p>
              </table:table-cell>
              <table:table-cell office:value-type="float" office:value="0.912600962889726">
                <text:p>0.912600962889726</text:p>
              </table:table-cell>
              <table:table-cell office:value-type="float" office:value="0.226744546526123">
                <text:p>0.226744546526123</text:p>
              </table:table-cell>
              <table:table-cell office:value-type="float" office:value="15.3400325607782">
                <text:p>15.3400325607782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31518736648707">
                <text:p>4.31518736648707</text:p>
              </table:table-cell>
              <table:table-cell office:value-type="float" office:value="15.5643520601527">
                <text:p>15.5643520601527</text:p>
              </table:table-cell>
              <table:table-cell office:value-type="float" office:value="0.86312876516353">
                <text:p>0.86312876516353</text:p>
              </table:table-cell>
              <table:table-cell office:value-type="float" office:value="0.226176177273612">
                <text:p>0.226176177273612</text:p>
              </table:table-cell>
              <table:table-cell office:value-type="float" office:value="14.4750471177156">
                <text:p>14.4750471177156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33869166439255">
                <text:p>4.33869166439255</text:p>
              </table:table-cell>
              <table:table-cell office:value-type="float" office:value="15.5038809260878">
                <text:p>15.5038809260878</text:p>
              </table:table-cell>
              <table:table-cell office:value-type="float" office:value="0.873838515686332">
                <text:p>0.873838515686332</text:p>
              </table:table-cell>
              <table:table-cell office:value-type="float" office:value="0.226484750566259">
                <text:p>0.226484750566259</text:p>
              </table:table-cell>
              <table:table-cell office:value-type="float" office:value="14.4035576598352">
                <text:p>14.4035576598352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27808007612792">
                <text:p>4.27808007612792</text:p>
              </table:table-cell>
              <table:table-cell office:value-type="float" office:value="15.3503986279256">
                <text:p>15.3503986279256</text:p>
              </table:table-cell>
              <table:table-cell office:value-type="float" office:value="0.86636205920547">
                <text:p>0.86636205920547</text:p>
              </table:table-cell>
              <table:table-cell office:value-type="float" office:value="0.226130061808764">
                <text:p>0.226130061808764</text:p>
              </table:table-cell>
              <table:table-cell office:value-type="float" office:value="14.2579065069114">
                <text:p>14.2579065069114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28657235821222">
                <text:p>4.28657235821222</text:p>
              </table:table-cell>
              <table:table-cell office:value-type="float" office:value="15.5880712439148">
                <text:p>15.5880712439148</text:p>
              </table:table-cell>
              <table:table-cell office:value-type="float" office:value="0.90323844982908">
                <text:p>0.90323844982908</text:p>
              </table:table-cell>
              <table:table-cell office:value-type="float" office:value="0.225866240535277">
                <text:p>0.225866240535277</text:p>
              </table:table-cell>
              <table:table-cell office:value-type="float" office:value="14.4589665535504">
                <text:p>14.4589665535504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20847983878435">
                <text:p>4.20847983878435</text:p>
              </table:table-cell>
              <table:table-cell office:value-type="float" office:value="14.9719590611466">
                <text:p>14.9719590611466</text:p>
              </table:table-cell>
              <table:table-cell office:value-type="float" office:value="0.873786091275332">
                <text:p>0.873786091275332</text:p>
              </table:table-cell>
              <table:table-cell office:value-type="float" office:value="0.226027026086463">
                <text:p>0.226027026086463</text:p>
              </table:table-cell>
              <table:table-cell office:value-type="float" office:value="13.8721459437848">
                <text:p>13.872145943784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27813292481644">
                <text:p>4.27813292481644</text:p>
              </table:table-cell>
              <table:table-cell office:value-type="float" office:value="15.5048194979901">
                <text:p>15.5048194979901</text:p>
              </table:table-cell>
              <table:table-cell office:value-type="float" office:value="0.897363825548307">
                <text:p>0.897363825548307</text:p>
              </table:table-cell>
              <table:table-cell office:value-type="float" office:value="0.226043845955549">
                <text:p>0.226043845955549</text:p>
              </table:table-cell>
              <table:table-cell office:value-type="float" office:value="14.3814118264862">
                <text:p>14.381411826486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34211172681625">
                <text:p>4.34211172681625</text:p>
              </table:table-cell>
              <table:table-cell office:value-type="float" office:value="15.6513899986477">
                <text:p>15.6513899986477</text:p>
              </table:table-cell>
              <table:table-cell office:value-type="float" office:value="0.909493007590058">
                <text:p>0.909493007590058</text:p>
              </table:table-cell>
              <table:table-cell office:value-type="float" office:value="0.226756850723687">
                <text:p>0.226756850723687</text:p>
              </table:table-cell>
              <table:table-cell office:value-type="float" office:value="14.5151401403339">
                <text:p>14.5151401403339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30053705425704">
                <text:p>4.30053705425704</text:p>
              </table:table-cell>
              <table:table-cell office:value-type="float" office:value="15.5584646399041">
                <text:p>15.5584646399041</text:p>
              </table:table-cell>
              <table:table-cell office:value-type="float" office:value="0.876451371154324">
                <text:p>0.876451371154324</text:p>
              </table:table-cell>
              <table:table-cell office:value-type="float" office:value="0.225883912049645">
                <text:p>0.225883912049645</text:p>
              </table:table-cell>
              <table:table-cell office:value-type="float" office:value="14.4561293567001">
                <text:p>14.456129356700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26447988787552">
                <text:p>4.26447988787552</text:p>
              </table:table-cell>
              <table:table-cell office:value-type="float" office:value="15.2502799799285">
                <text:p>15.2502799799285</text:p>
              </table:table-cell>
              <table:table-cell office:value-type="float" office:value="0.879542991430319">
                <text:p>0.879542991430319</text:p>
              </table:table-cell>
              <table:table-cell office:value-type="float" office:value="0.225984873139628">
                <text:p>0.225984873139628</text:p>
              </table:table-cell>
              <table:table-cell office:value-type="float" office:value="14.1447521153586">
                <text:p>14.1447521153586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28596284636356">
                <text:p>4.28596284636356</text:p>
              </table:table-cell>
              <table:table-cell office:value-type="float" office:value="15.4504069314277">
                <text:p>15.4504069314277</text:p>
              </table:table-cell>
              <table:table-cell office:value-type="float" office:value="0.889658930325537">
                <text:p>0.889658930325537</text:p>
              </table:table-cell>
              <table:table-cell office:value-type="float" office:value="0.226339628657803">
                <text:p>0.226339628657803</text:p>
              </table:table-cell>
              <table:table-cell office:value-type="float" office:value="14.3344083724444">
                <text:p>14.3344083724444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12077375797951">
                <text:p>4.12077375797951</text:p>
              </table:table-cell>
              <table:table-cell office:value-type="float" office:value="14.5134032493649">
                <text:p>14.5134032493649</text:p>
              </table:table-cell>
              <table:table-cell office:value-type="float" office:value="0.879461929989489">
                <text:p>0.879461929989489</text:p>
              </table:table-cell>
              <table:table-cell office:value-type="float" office:value="0.225914938727757">
                <text:p>0.225914938727757</text:p>
              </table:table-cell>
              <table:table-cell office:value-type="float" office:value="13.4080263806477">
                <text:p>13.4080263806477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34173281325806">
                <text:p>4.34173281325806</text:p>
              </table:table-cell>
              <table:table-cell office:value-type="float" office:value="15.7730825747008">
                <text:p>15.7730825747008</text:p>
              </table:table-cell>
              <table:table-cell office:value-type="float" office:value="0.956155872935289">
                <text:p>0.956155872935289</text:p>
              </table:table-cell>
              <table:table-cell office:value-type="float" office:value="0.226403651049634">
                <text:p>0.226403651049634</text:p>
              </table:table-cell>
              <table:table-cell office:value-type="float" office:value="14.5905230507159">
                <text:p>14.5905230507159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10558522345932">
                <text:p>4.10558522345932</text:p>
              </table:table-cell>
              <table:table-cell office:value-type="float" office:value="14.6720463262714">
                <text:p>14.6720463262714</text:p>
              </table:table-cell>
              <table:table-cell office:value-type="float" office:value="0.939093499213384">
                <text:p>0.939093499213384</text:p>
              </table:table-cell>
              <table:table-cell office:value-type="float" office:value="0.228120011244305">
                <text:p>0.228120011244305</text:p>
              </table:table-cell>
              <table:table-cell office:value-type="float" office:value="13.5048328158137">
                <text:p>13.504832815813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25572828619522">
                <text:p>4.25572828619522</text:p>
              </table:table-cell>
              <table:table-cell office:value-type="float" office:value="15.3537196453504">
                <text:p>15.3537196453504</text:p>
              </table:table-cell>
              <table:table-cell office:value-type="float" office:value="0.967975382173636">
                <text:p>0.967975382173636</text:p>
              </table:table-cell>
              <table:table-cell office:value-type="float" office:value="0.22604685278444">
                <text:p>0.22604685278444</text:p>
              </table:table-cell>
              <table:table-cell office:value-type="float" office:value="14.1596974103923">
                <text:p>14.159697410392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2334896389661">
                <text:p>4.2334896389661</text:p>
              </table:table-cell>
              <table:table-cell office:value-type="float" office:value="15.2489467327798">
                <text:p>15.2489467327798</text:p>
              </table:table-cell>
              <table:table-cell office:value-type="float" office:value="0.9151796561306">
                <text:p>0.9151796561306</text:p>
              </table:table-cell>
              <table:table-cell office:value-type="float" office:value="0.225779937866735">
                <text:p>0.225779937866735</text:p>
              </table:table-cell>
              <table:table-cell office:value-type="float" office:value="14.1079871387825">
                <text:p>14.10798713878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23851151313599">
                <text:p>4.23851151313599</text:p>
              </table:table-cell>
              <table:table-cell office:value-type="float" office:value="15.4353664502585">
                <text:p>15.4353664502585</text:p>
              </table:table-cell>
              <table:table-cell office:value-type="float" office:value="0.955789560563148">
                <text:p>0.955789560563148</text:p>
              </table:table-cell>
              <table:table-cell office:value-type="float" office:value="0.226511466386641">
                <text:p>0.226511466386641</text:p>
              </table:table-cell>
              <table:table-cell office:value-type="float" office:value="14.2530654233087">
                <text:p>14.2530654233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92cm" svg:height="11.9cm" xlink:href=".." xlink:type="simple" chart:class="chart:line" chart:column-mapping="0 1 2" chart:style-name="ch1">
        <chart:title svg:x="14.282cm" svg:y="0.374cm" chart:style-name="ch2">
          <text:p>Power vect8</text:p>
        </chart:title>
        <chart:subtitle svg:x="13.832cm" svg:y="1.391cm" chart:style-name="ch3">
          <text:p>Using OCL_TIMER</text:p>
        </chart:subtitle>
        <chart:legend chart:legend-position="end" svg:x="24.768cm" svg:y="4.655cm" style:legend-expansion="high" chart:style-name="ch4"/>
        <chart:plot-area chart:style-name="ch5" table:cell-range-address="analysis.D122:analysis.D161 analysis.N1:analysis.Q1 analysis.N122:analysis.Q161 analysis.S1:analysis.S1 analysis.S122:analysis.S161" chart:data-source-has-labels="both" svg:x="1.634cm" svg:y="2.55cm" svg:width="21.888cm" svg:height="8.131cm">
          <chartooo:coordinate-region svg:x="2.255cm" svg:y="2.749cm" svg:width="20.895cm" svg:height="6.887cm"/>
          <chart:axis chart:dimension="x" chart:name="primary-x" chart:style-name="ch6" chartooo:axis-type="auto">
            <chartooo:date-scale/>
            <chart:title svg:x="11.846cm" svg:y="10.919cm" chart:style-name="ch7">
              <text:p># threads</text:p>
            </chart:title>
            <chart:categories table:cell-range-address="analysis.D122:analysis.D161"/>
          </chart:axis>
          <chart:axis chart:dimension="y" chart:name="primary-y" chart:style-name="ch6">
            <chart:title svg:x="0.451cm" svg:y="7.4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122:analysis.N161" chart:label-cell-address="analysis.N1:analysis.N1" chart:class="chart:line">
            <chart:data-point chart:repeated="40"/>
          </chart:series>
          <chart:series chart:style-name="ch11" chart:values-cell-range-address="analysis.O122:analysis.O161" chart:label-cell-address="analysis.O1:analysis.O1" chart:class="chart:line">
            <chart:data-point chart:repeated="40"/>
          </chart:series>
          <chart:series chart:style-name="ch12" chart:values-cell-range-address="analysis.P122:analysis.P161" chart:label-cell-address="analysis.P1:analysis.P1" chart:class="chart:line">
            <chart:data-point chart:repeated="40"/>
          </chart:series>
          <chart:series chart:style-name="ch13" chart:values-cell-range-address="analysis.Q122:analysis.Q161" chart:label-cell-address="analysis.Q1:analysis.Q1" chart:class="chart:line">
            <chart:data-point chart:repeated="40"/>
          </chart:series>
          <chart:series chart:style-name="ch14" chart:values-cell-range-address="analysis.S122:analysis.S16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122:analysis.D161</svg:desc>
                </draw:g>
              </table:table-cell>
              <table:table-cell office:value-type="float" office:value="3.16173286920799">
                <text:p>3.16173286920799</text:p>
                <draw:g>
                  <svg:desc>analysis.N122:analysis.N161</svg:desc>
                </draw:g>
              </table:table-cell>
              <table:table-cell office:value-type="float" office:value="8.79409033774152">
                <text:p>8.79409033774152</text:p>
                <draw:g>
                  <svg:desc>analysis.O122:analysis.O161</svg:desc>
                </draw:g>
              </table:table-cell>
              <table:table-cell office:value-type="float" office:value="0.828759065233743">
                <text:p>0.828759065233743</text:p>
                <draw:g>
                  <svg:desc>analysis.P122:analysis.P161</svg:desc>
                </draw:g>
              </table:table-cell>
              <table:table-cell office:value-type="float" office:value="0.226041939627953">
                <text:p>0.226041939627953</text:p>
                <draw:g>
                  <svg:desc>analysis.Q122:analysis.Q161</svg:desc>
                </draw:g>
              </table:table-cell>
              <table:table-cell office:value-type="float" office:value="7.73928933287982">
                <text:p>7.73928933287982</text:p>
                <draw:g>
                  <svg:desc>analysis.S122:analysis.S1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9109582621499">
                <text:p>3.19109582621499</text:p>
              </table:table-cell>
              <table:table-cell office:value-type="float" office:value="9.02290187116644">
                <text:p>9.02290187116644</text:p>
              </table:table-cell>
              <table:table-cell office:value-type="float" office:value="0.969683216725208">
                <text:p>0.969683216725208</text:p>
              </table:table-cell>
              <table:table-cell office:value-type="float" office:value="0.226575253724058">
                <text:p>0.226575253724058</text:p>
              </table:table-cell>
              <table:table-cell office:value-type="float" office:value="7.82664340071718">
                <text:p>7.826643400717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2215918958834">
                <text:p>3.12215918958834</text:p>
              </table:table-cell>
              <table:table-cell office:value-type="float" office:value="8.93435895923609">
                <text:p>8.93435895923609</text:p>
              </table:table-cell>
              <table:table-cell office:value-type="float" office:value="0.830249340208485">
                <text:p>0.830249340208485</text:p>
              </table:table-cell>
              <table:table-cell office:value-type="float" office:value="0.226555560395053">
                <text:p>0.226555560395053</text:p>
              </table:table-cell>
              <table:table-cell office:value-type="float" office:value="7.87755405863255">
                <text:p>7.877554058632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19319416238419">
                <text:p>3.19319416238419</text:p>
              </table:table-cell>
              <table:table-cell office:value-type="float" office:value="9.11588907053053">
                <text:p>9.11588907053053</text:p>
              </table:table-cell>
              <table:table-cell office:value-type="float" office:value="0.864213098102392">
                <text:p>0.864213098102392</text:p>
              </table:table-cell>
              <table:table-cell office:value-type="float" office:value="0.225646156482688">
                <text:p>0.225646156482688</text:p>
              </table:table-cell>
              <table:table-cell office:value-type="float" office:value="8.02602981594545">
                <text:p>8.026029815945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3880265029895">
                <text:p>3.23880265029895</text:p>
              </table:table-cell>
              <table:table-cell office:value-type="float" office:value="9.67132623563258">
                <text:p>9.67132623563258</text:p>
              </table:table-cell>
              <table:table-cell office:value-type="float" office:value="0.979917577795">
                <text:p>0.979917577795</text:p>
              </table:table-cell>
              <table:table-cell office:value-type="float" office:value="0.226903435140502">
                <text:p>0.226903435140502</text:p>
              </table:table-cell>
              <table:table-cell office:value-type="float" office:value="8.46450522269708">
                <text:p>8.464505222697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9564815791607">
                <text:p>3.29564815791607</text:p>
              </table:table-cell>
              <table:table-cell office:value-type="float" office:value="9.89433664096527">
                <text:p>9.89433664096527</text:p>
              </table:table-cell>
              <table:table-cell office:value-type="float" office:value="0.958779763846432">
                <text:p>0.958779763846432</text:p>
              </table:table-cell>
              <table:table-cell office:value-type="float" office:value="0.226168848009481">
                <text:p>0.226168848009481</text:p>
              </table:table-cell>
              <table:table-cell office:value-type="float" office:value="8.70938802910936">
                <text:p>8.709388029109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0996379336187">
                <text:p>3.50996379336187</text:p>
              </table:table-cell>
              <table:table-cell office:value-type="float" office:value="10.5930141054868">
                <text:p>10.5930141054868</text:p>
              </table:table-cell>
              <table:table-cell office:value-type="float" office:value="0.964168658319063">
                <text:p>0.964168658319063</text:p>
              </table:table-cell>
              <table:table-cell office:value-type="float" office:value="0.226267115447945">
                <text:p>0.226267115447945</text:p>
              </table:table-cell>
              <table:table-cell office:value-type="float" office:value="9.40257833171984">
                <text:p>9.402578331719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74754999312262">
                <text:p>3.74754999312262</text:p>
              </table:table-cell>
              <table:table-cell office:value-type="float" office:value="11.6987182452036">
                <text:p>11.6987182452036</text:p>
              </table:table-cell>
              <table:table-cell office:value-type="float" office:value="0.841027166575926">
                <text:p>0.841027166575926</text:p>
              </table:table-cell>
              <table:table-cell office:value-type="float" office:value="0.226480420364241">
                <text:p>0.226480420364241</text:p>
              </table:table-cell>
              <table:table-cell office:value-type="float" office:value="10.6312106582635">
                <text:p>10.631210658263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35059177898444">
                <text:p>4.35059177898444</text:p>
              </table:table-cell>
              <table:table-cell office:value-type="float" office:value="14.414454894952">
                <text:p>14.414454894952</text:p>
              </table:table-cell>
              <table:table-cell office:value-type="float" office:value="1.04550356253122">
                <text:p>1.04550356253122</text:p>
              </table:table-cell>
              <table:table-cell office:value-type="float" office:value="0.226496621738531">
                <text:p>0.226496621738531</text:p>
              </table:table-cell>
              <table:table-cell office:value-type="float" office:value="13.1424547106822">
                <text:p>13.14245471068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43879116922866">
                <text:p>4.43879116922866</text:p>
              </table:table-cell>
              <table:table-cell office:value-type="float" office:value="14.9631565933284">
                <text:p>14.9631565933284</text:p>
              </table:table-cell>
              <table:table-cell office:value-type="float" office:value="0.867209837250153">
                <text:p>0.867209837250153</text:p>
              </table:table-cell>
              <table:table-cell office:value-type="float" office:value="0.225947972060829">
                <text:p>0.225947972060829</text:p>
              </table:table-cell>
              <table:table-cell office:value-type="float" office:value="13.8699987840174">
                <text:p>13.869998784017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52231602494126">
                <text:p>4.52231602494126</text:p>
              </table:table-cell>
              <table:table-cell office:value-type="float" office:value="15.5903423786976">
                <text:p>15.5903423786976</text:p>
              </table:table-cell>
              <table:table-cell office:value-type="float" office:value="0.838637426992871">
                <text:p>0.838637426992871</text:p>
              </table:table-cell>
              <table:table-cell office:value-type="float" office:value="0.225638220269169">
                <text:p>0.225638220269169</text:p>
              </table:table-cell>
              <table:table-cell office:value-type="float" office:value="14.5260667314355">
                <text:p>14.52606673143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57909397314563">
                <text:p>4.57909397314563</text:p>
              </table:table-cell>
              <table:table-cell office:value-type="float" office:value="16.2039953955708">
                <text:p>16.2039953955708</text:p>
              </table:table-cell>
              <table:table-cell office:value-type="float" office:value="0.948582742066339">
                <text:p>0.948582742066339</text:p>
              </table:table-cell>
              <table:table-cell office:value-type="float" office:value="0.226386016994487">
                <text:p>0.226386016994487</text:p>
              </table:table-cell>
              <table:table-cell office:value-type="float" office:value="15.02902663651">
                <text:p>15.0290266365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57544433584267">
                <text:p>4.57544433584267</text:p>
              </table:table-cell>
              <table:table-cell office:value-type="float" office:value="16.4082537454766">
                <text:p>16.4082537454766</text:p>
              </table:table-cell>
              <table:table-cell office:value-type="float" office:value="1.061832273978">
                <text:p>1.061832273978</text:p>
              </table:table-cell>
              <table:table-cell office:value-type="float" office:value="0.226074549457631">
                <text:p>0.226074549457631</text:p>
              </table:table-cell>
              <table:table-cell office:value-type="float" office:value="15.120346922041">
                <text:p>15.12034692204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5684500444892">
                <text:p>4.5684500444892</text:p>
              </table:table-cell>
              <table:table-cell office:value-type="float" office:value="15.8815618586766">
                <text:p>15.8815618586766</text:p>
              </table:table-cell>
              <table:table-cell office:value-type="float" office:value="0.937037481202245">
                <text:p>0.937037481202245</text:p>
              </table:table-cell>
              <table:table-cell office:value-type="float" office:value="0.225918331076537">
                <text:p>0.225918331076537</text:p>
              </table:table-cell>
              <table:table-cell office:value-type="float" office:value="14.7186060463978">
                <text:p>14.718606046397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53044443708066">
                <text:p>4.53044443708066</text:p>
              </table:table-cell>
              <table:table-cell office:value-type="float" office:value="15.8401292045588">
                <text:p>15.8401292045588</text:p>
              </table:table-cell>
              <table:table-cell office:value-type="float" office:value="0.847086980904445">
                <text:p>0.847086980904445</text:p>
              </table:table-cell>
              <table:table-cell office:value-type="float" office:value="0.225782065693374">
                <text:p>0.225782065693374</text:p>
              </table:table-cell>
              <table:table-cell office:value-type="float" office:value="14.7672601579609">
                <text:p>14.767260157960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60755155411595">
                <text:p>4.60755155411595</text:p>
              </table:table-cell>
              <table:table-cell office:value-type="float" office:value="16.4362258164465">
                <text:p>16.4362258164465</text:p>
              </table:table-cell>
              <table:table-cell office:value-type="float" office:value="0.9888820943939">
                <text:p>0.9888820943939</text:p>
              </table:table-cell>
              <table:table-cell office:value-type="float" office:value="0.22654485415071">
                <text:p>0.22654485415071</text:p>
              </table:table-cell>
              <table:table-cell office:value-type="float" office:value="15.2207988679019">
                <text:p>15.220798867901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82859917810902">
                <text:p>4.82859917810902</text:p>
              </table:table-cell>
              <table:table-cell office:value-type="float" office:value="16.8962319288765">
                <text:p>16.8962319288765</text:p>
              </table:table-cell>
              <table:table-cell office:value-type="float" office:value="1.27593043488442">
                <text:p>1.27593043488442</text:p>
              </table:table-cell>
              <table:table-cell office:value-type="float" office:value="0.234488465882738">
                <text:p>0.234488465882738</text:p>
              </table:table-cell>
              <table:table-cell office:value-type="float" office:value="15.3858130281093">
                <text:p>15.385813028109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77859707889776">
                <text:p>4.77859707889776</text:p>
              </table:table-cell>
              <table:table-cell office:value-type="float" office:value="17.296294219746">
                <text:p>17.296294219746</text:p>
              </table:table-cell>
              <table:table-cell office:value-type="float" office:value="1.62895974322354">
                <text:p>1.62895974322354</text:p>
              </table:table-cell>
              <table:table-cell office:value-type="float" office:value="0.226372052589612">
                <text:p>0.226372052589612</text:p>
              </table:table-cell>
              <table:table-cell office:value-type="float" office:value="15.4409624239329">
                <text:p>15.440962423932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31291493038399">
                <text:p>4.31291493038399</text:p>
              </table:table-cell>
              <table:table-cell office:value-type="float" office:value="15.4241694663558">
                <text:p>15.4241694663558</text:p>
              </table:table-cell>
              <table:table-cell office:value-type="float" office:value="1.09287907142399">
                <text:p>1.09287907142399</text:p>
              </table:table-cell>
              <table:table-cell office:value-type="float" office:value="0.227768066606167">
                <text:p>0.227768066606167</text:p>
              </table:table-cell>
              <table:table-cell office:value-type="float" office:value="14.1035223283256">
                <text:p>14.103522328325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53454648050247">
                <text:p>4.53454648050247</text:p>
              </table:table-cell>
              <table:table-cell office:value-type="float" office:value="16.4898582066444">
                <text:p>16.4898582066444</text:p>
              </table:table-cell>
              <table:table-cell office:value-type="float" office:value="1.13521370446418">
                <text:p>1.13521370446418</text:p>
              </table:table-cell>
              <table:table-cell office:value-type="float" office:value="0.239975191803917">
                <text:p>0.239975191803917</text:p>
              </table:table-cell>
              <table:table-cell office:value-type="float" office:value="15.1146693103763">
                <text:p>15.1146693103763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3500488591334">
                <text:p>4.3500488591334</text:p>
              </table:table-cell>
              <table:table-cell office:value-type="float" office:value="15.9076858530462">
                <text:p>15.9076858530462</text:p>
              </table:table-cell>
              <table:table-cell office:value-type="float" office:value="1.07256299126172">
                <text:p>1.07256299126172</text:p>
              </table:table-cell>
              <table:table-cell office:value-type="float" office:value="0.227163415758027">
                <text:p>0.227163415758027</text:p>
              </table:table-cell>
              <table:table-cell office:value-type="float" office:value="14.6079594460265">
                <text:p>14.6079594460265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08897530653752">
                <text:p>4.08897530653752</text:p>
              </table:table-cell>
              <table:table-cell office:value-type="float" office:value="15.0393081698627">
                <text:p>15.0393081698627</text:p>
              </table:table-cell>
              <table:table-cell office:value-type="float" office:value="1.0168675089363">
                <text:p>1.0168675089363</text:p>
              </table:table-cell>
              <table:table-cell office:value-type="float" office:value="0.226482235522381">
                <text:p>0.226482235522381</text:p>
              </table:table-cell>
              <table:table-cell office:value-type="float" office:value="13.795958425404">
                <text:p>13.795958425404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19822168181202">
                <text:p>4.19822168181202</text:p>
              </table:table-cell>
              <table:table-cell office:value-type="float" office:value="15.7460877222061">
                <text:p>15.7460877222061</text:p>
              </table:table-cell>
              <table:table-cell office:value-type="float" office:value="1.10643230371331">
                <text:p>1.10643230371331</text:p>
              </table:table-cell>
              <table:table-cell office:value-type="float" office:value="0.225871858272017">
                <text:p>0.225871858272017</text:p>
              </table:table-cell>
              <table:table-cell office:value-type="float" office:value="14.4137835602207">
                <text:p>14.41378356022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94022352043142">
                <text:p>3.94022352043142</text:p>
              </table:table-cell>
              <table:table-cell office:value-type="float" office:value="14.883890617282">
                <text:p>14.883890617282</text:p>
              </table:table-cell>
              <table:table-cell office:value-type="float" office:value="1.0204626621209">
                <text:p>1.0204626621209</text:p>
              </table:table-cell>
              <table:table-cell office:value-type="float" office:value="0.226918121932667">
                <text:p>0.226918121932667</text:p>
              </table:table-cell>
              <table:table-cell office:value-type="float" office:value="13.6365098332284">
                <text:p>13.6365098332284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09489845457251">
                <text:p>4.09489845457251</text:p>
              </table:table-cell>
              <table:table-cell office:value-type="float" office:value="15.5489074593374">
                <text:p>15.5489074593374</text:p>
              </table:table-cell>
              <table:table-cell office:value-type="float" office:value="1.21580795928795">
                <text:p>1.21580795928795</text:p>
              </table:table-cell>
              <table:table-cell office:value-type="float" office:value="0.226118695237696">
                <text:p>0.226118695237696</text:p>
              </table:table-cell>
              <table:table-cell office:value-type="float" office:value="14.1069808048117">
                <text:p>14.1069808048117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02229389520836">
                <text:p>4.02229389520836</text:p>
              </table:table-cell>
              <table:table-cell office:value-type="float" office:value="15.1805866507502">
                <text:p>15.1805866507502</text:p>
              </table:table-cell>
              <table:table-cell office:value-type="float" office:value="1.01893250067589">
                <text:p>1.01893250067589</text:p>
              </table:table-cell>
              <table:table-cell office:value-type="float" office:value="0.225843832747226">
                <text:p>0.225843832747226</text:p>
              </table:table-cell>
              <table:table-cell office:value-type="float" office:value="13.9358103173271">
                <text:p>13.935810317327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0699822444845">
                <text:p>4.0699822444845</text:p>
              </table:table-cell>
              <table:table-cell office:value-type="float" office:value="15.6630752985109">
                <text:p>15.6630752985109</text:p>
              </table:table-cell>
              <table:table-cell office:value-type="float" office:value="1.06986218541362">
                <text:p>1.06986218541362</text:p>
              </table:table-cell>
              <table:table-cell office:value-type="float" office:value="0.228304170422802">
                <text:p>0.228304170422802</text:p>
              </table:table-cell>
              <table:table-cell office:value-type="float" office:value="14.3649089426745">
                <text:p>14.3649089426745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.95253353746623">
                <text:p>3.95253353746623</text:p>
              </table:table-cell>
              <table:table-cell office:value-type="float" office:value="15.3817981170672">
                <text:p>15.3817981170672</text:p>
              </table:table-cell>
              <table:table-cell office:value-type="float" office:value="1.00891451765613">
                <text:p>1.00891451765613</text:p>
              </table:table-cell>
              <table:table-cell office:value-type="float" office:value="0.226284168013454">
                <text:p>0.226284168013454</text:p>
              </table:table-cell>
              <table:table-cell office:value-type="float" office:value="14.1465994313976">
                <text:p>14.146599431397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94099660589815">
                <text:p>3.94099660589815</text:p>
              </table:table-cell>
              <table:table-cell office:value-type="float" office:value="15.0914191483635">
                <text:p>15.0914191483635</text:p>
              </table:table-cell>
              <table:table-cell office:value-type="float" office:value="1.11809776705476">
                <text:p>1.11809776705476</text:p>
              </table:table-cell>
              <table:table-cell office:value-type="float" office:value="0.230935698080542">
                <text:p>0.230935698080542</text:p>
              </table:table-cell>
              <table:table-cell office:value-type="float" office:value="13.7423856832282">
                <text:p>13.7423856832282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20568854076492">
                <text:p>4.20568854076492</text:p>
              </table:table-cell>
              <table:table-cell office:value-type="float" office:value="15.1418314299971">
                <text:p>15.1418314299971</text:p>
              </table:table-cell>
              <table:table-cell office:value-type="float" office:value="0.906240574298059">
                <text:p>0.906240574298059</text:p>
              </table:table-cell>
              <table:table-cell office:value-type="float" office:value="0.226132079300642">
                <text:p>0.226132079300642</text:p>
              </table:table-cell>
              <table:table-cell office:value-type="float" office:value="14.0094587763984">
                <text:p>14.009458776398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21326350346797">
                <text:p>4.21326350346797</text:p>
              </table:table-cell>
              <table:table-cell office:value-type="float" office:value="15.2943087889636">
                <text:p>15.2943087889636</text:p>
              </table:table-cell>
              <table:table-cell office:value-type="float" office:value="0.914192709880387">
                <text:p>0.914192709880387</text:p>
              </table:table-cell>
              <table:table-cell office:value-type="float" office:value="0.225997298771344">
                <text:p>0.225997298771344</text:p>
              </table:table-cell>
              <table:table-cell office:value-type="float" office:value="14.1541187803118">
                <text:p>14.1541187803118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22539836877883">
                <text:p>4.22539836877883</text:p>
              </table:table-cell>
              <table:table-cell office:value-type="float" office:value="15.2326551094078">
                <text:p>15.2326551094078</text:p>
              </table:table-cell>
              <table:table-cell office:value-type="float" office:value="0.95172515580172">
                <text:p>0.95172515580172</text:p>
              </table:table-cell>
              <table:table-cell office:value-type="float" office:value="0.227163922715646">
                <text:p>0.227163922715646</text:p>
              </table:table-cell>
              <table:table-cell office:value-type="float" office:value="14.0537660308904">
                <text:p>14.053766030890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21014553660404">
                <text:p>4.21014553660404</text:p>
              </table:table-cell>
              <table:table-cell office:value-type="float" office:value="15.2085494730735">
                <text:p>15.2085494730735</text:p>
              </table:table-cell>
              <table:table-cell office:value-type="float" office:value="0.899373545394949">
                <text:p>0.899373545394949</text:p>
              </table:table-cell>
              <table:table-cell office:value-type="float" office:value="0.226072680139172">
                <text:p>0.226072680139172</text:p>
              </table:table-cell>
              <table:table-cell office:value-type="float" office:value="14.0831032475394">
                <text:p>14.0831032475394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19010350631359">
                <text:p>4.19010350631359</text:p>
              </table:table-cell>
              <table:table-cell office:value-type="float" office:value="15.1256394040721">
                <text:p>15.1256394040721</text:p>
              </table:table-cell>
              <table:table-cell office:value-type="float" office:value="0.885130697878803">
                <text:p>0.885130697878803</text:p>
              </table:table-cell>
              <table:table-cell office:value-type="float" office:value="0.225625437505729">
                <text:p>0.225625437505729</text:p>
              </table:table-cell>
              <table:table-cell office:value-type="float" office:value="14.0148832686876">
                <text:p>14.014883268687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1790676345092">
                <text:p>4.1790676345092</text:p>
              </table:table-cell>
              <table:table-cell office:value-type="float" office:value="15.0391341176801">
                <text:p>15.0391341176801</text:p>
              </table:table-cell>
              <table:table-cell office:value-type="float" office:value="0.921927578142577">
                <text:p>0.921927578142577</text:p>
              </table:table-cell>
              <table:table-cell office:value-type="float" office:value="0.228586971294424">
                <text:p>0.228586971294424</text:p>
              </table:table-cell>
              <table:table-cell office:value-type="float" office:value="13.8886195682431">
                <text:p>13.8886195682431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49780158688807">
                <text:p>4.49780158688807</text:p>
              </table:table-cell>
              <table:table-cell office:value-type="float" office:value="16.5888290151935">
                <text:p>16.5888290151935</text:p>
              </table:table-cell>
              <table:table-cell office:value-type="float" office:value="1.05213460182885">
                <text:p>1.05213460182885</text:p>
              </table:table-cell>
              <table:table-cell office:value-type="float" office:value="0.226150573454213">
                <text:p>0.226150573454213</text:p>
              </table:table-cell>
              <table:table-cell office:value-type="float" office:value="15.3105438399104">
                <text:p>15.3105438399104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52678899483623">
                <text:p>4.52678899483623</text:p>
              </table:table-cell>
              <table:table-cell office:value-type="float" office:value="16.7253267669422">
                <text:p>16.7253267669422</text:p>
              </table:table-cell>
              <table:table-cell office:value-type="float" office:value="0.997675285569419">
                <text:p>0.997675285569419</text:p>
              </table:table-cell>
              <table:table-cell office:value-type="float" office:value="0.225847726100151">
                <text:p>0.225847726100151</text:p>
              </table:table-cell>
              <table:table-cell office:value-type="float" office:value="15.5018037552727">
                <text:p>15.501803755272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25046597867818">
                <text:p>4.25046597867818</text:p>
              </table:table-cell>
              <table:table-cell office:value-type="float" office:value="15.1946065144022">
                <text:p>15.1946065144022</text:p>
              </table:table-cell>
              <table:table-cell office:value-type="float" office:value="1.0393667307796">
                <text:p>1.0393667307796</text:p>
              </table:table-cell>
              <table:table-cell office:value-type="float" office:value="0.232361975853365">
                <text:p>0.232361975853365</text:p>
              </table:table-cell>
              <table:table-cell office:value-type="float" office:value="13.9228778077692">
                <text:p>13.9228778077692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49194123596445">
                <text:p>4.49194123596445</text:p>
              </table:table-cell>
              <table:table-cell office:value-type="float" office:value="16.5685152496058">
                <text:p>16.5685152496058</text:p>
              </table:table-cell>
              <table:table-cell office:value-type="float" office:value="0.974840295953779">
                <text:p>0.974840295953779</text:p>
              </table:table-cell>
              <table:table-cell office:value-type="float" office:value="0.22571841232089">
                <text:p>0.22571841232089</text:p>
              </table:table-cell>
              <table:table-cell office:value-type="float" office:value="15.3679565413311">
                <text:p>15.36795654133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30916054397623">
                <text:p>4.30916054397623</text:p>
              </table:table-cell>
              <table:table-cell office:value-type="float" office:value="15.4878606638939">
                <text:p>15.4878606638939</text:p>
              </table:table-cell>
              <table:table-cell office:value-type="float" office:value="1.15744761022724">
                <text:p>1.15744761022724</text:p>
              </table:table-cell>
              <table:table-cell office:value-type="float" office:value="0.23376913462198">
                <text:p>0.23376913462198</text:p>
              </table:table-cell>
              <table:table-cell office:value-type="float" office:value="14.0966439190447">
                <text:p>14.09664391904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529cm" svg:height="11.694cm" xlink:href=".." xlink:type="simple" chart:class="chart:line" chart:column-mapping="0 1 2" chart:style-name="ch1">
        <chart:title svg:x="14.331cm" svg:y="0.369cm" chart:style-name="ch2">
          <text:p>Power vect16</text:p>
        </chart:title>
        <chart:subtitle svg:x="14cm" svg:y="1.381cm" chart:style-name="ch3">
          <text:p>Using OCL_TIEMR</text:p>
        </chart:subtitle>
        <chart:legend chart:legend-position="end" svg:x="25.105cm" svg:y="4.552cm" style:legend-expansion="high" chart:style-name="ch4"/>
        <chart:plot-area chart:style-name="ch5" table:cell-range-address="analysis.D162:analysis.D201 analysis.N1:analysis.Q1 analysis.N162:analysis.Q201 analysis.S1:analysis.S1 analysis.S162:analysis.S201" chart:data-source-has-labels="both" svg:x="1.641cm" svg:y="2.53cm" svg:width="22.204cm" svg:height="7.95cm">
          <chartooo:coordinate-region svg:x="2.262cm" svg:y="2.729cm" svg:width="21.211cm" svg:height="6.706cm"/>
          <chart:axis chart:dimension="x" chart:name="primary-x" chart:style-name="ch6" chartooo:axis-type="auto">
            <chartooo:date-scale/>
            <chart:title svg:x="12.011cm" svg:y="10.713cm" chart:style-name="ch7">
              <text:p># threads</text:p>
            </chart:title>
            <chart:categories table:cell-range-address="analysis.D162:analysis.D201"/>
          </chart:axis>
          <chart:axis chart:dimension="y" chart:name="primary-y" chart:style-name="ch6">
            <chart:title svg:x="0.451cm" svg:y="7.29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162:analysis.N201" chart:label-cell-address="analysis.N1:analysis.N1" chart:class="chart:line">
            <chart:data-point chart:repeated="40"/>
          </chart:series>
          <chart:series chart:style-name="ch11" chart:values-cell-range-address="analysis.O162:analysis.O201" chart:label-cell-address="analysis.O1:analysis.O1" chart:class="chart:line">
            <chart:data-point chart:repeated="40"/>
          </chart:series>
          <chart:series chart:style-name="ch12" chart:values-cell-range-address="analysis.P162:analysis.P201" chart:label-cell-address="analysis.P1:analysis.P1" chart:class="chart:line">
            <chart:data-point chart:repeated="40"/>
          </chart:series>
          <chart:series chart:style-name="ch13" chart:values-cell-range-address="analysis.Q162:analysis.Q201" chart:label-cell-address="analysis.Q1:analysis.Q1" chart:class="chart:line">
            <chart:data-point chart:repeated="40"/>
          </chart:series>
          <chart:series chart:style-name="ch14" chart:values-cell-range-address="analysis.S162:analysis.S20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162:analysis.D201</svg:desc>
                </draw:g>
              </table:table-cell>
              <table:table-cell office:value-type="float" office:value="3.11156651262241">
                <text:p>3.11156651262241</text:p>
                <draw:g>
                  <svg:desc>analysis.N162:analysis.N201</svg:desc>
                </draw:g>
              </table:table-cell>
              <table:table-cell office:value-type="float" office:value="10.0648601167365">
                <text:p>10.0648601167365</text:p>
                <draw:g>
                  <svg:desc>analysis.O162:analysis.O201</svg:desc>
                </draw:g>
              </table:table-cell>
              <table:table-cell office:value-type="float" office:value="1.03099071789799">
                <text:p>1.03099071789799</text:p>
                <draw:g>
                  <svg:desc>analysis.P162:analysis.P201</svg:desc>
                </draw:g>
              </table:table-cell>
              <table:table-cell office:value-type="float" office:value="0.229773132129519">
                <text:p>0.229773132129519</text:p>
                <draw:g>
                  <svg:desc>analysis.Q162:analysis.Q201</svg:desc>
                </draw:g>
              </table:table-cell>
              <table:table-cell office:value-type="float" office:value="8.80409626670902">
                <text:p>8.80409626670902</text:p>
                <draw:g>
                  <svg:desc>analysis.S162:analysis.S2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23525768794923">
                <text:p>3.23525768794923</text:p>
              </table:table-cell>
              <table:table-cell office:value-type="float" office:value="10.1894009214558">
                <text:p>10.1894009214558</text:p>
              </table:table-cell>
              <table:table-cell office:value-type="float" office:value="1.22899932817303">
                <text:p>1.22899932817303</text:p>
              </table:table-cell>
              <table:table-cell office:value-type="float" office:value="0.230852573404685">
                <text:p>0.230852573404685</text:p>
              </table:table-cell>
              <table:table-cell office:value-type="float" office:value="8.72954901987814">
                <text:p>8.729549019878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687762262574">
                <text:p>3.25687762262574</text:p>
              </table:table-cell>
              <table:table-cell office:value-type="float" office:value="10.1370726855909">
                <text:p>10.1370726855909</text:p>
              </table:table-cell>
              <table:table-cell office:value-type="float" office:value="1.0431210425495">
                <text:p>1.0431210425495</text:p>
              </table:table-cell>
              <table:table-cell office:value-type="float" office:value="0.228737314527406">
                <text:p>0.228737314527406</text:p>
              </table:table-cell>
              <table:table-cell office:value-type="float" office:value="8.86521432851398">
                <text:p>8.865214328513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2630632369451">
                <text:p>3.32630632369451</text:p>
              </table:table-cell>
              <table:table-cell office:value-type="float" office:value="10.3913262249492">
                <text:p>10.3913262249492</text:p>
              </table:table-cell>
              <table:table-cell office:value-type="float" office:value="1.07238613652892">
                <text:p>1.07238613652892</text:p>
              </table:table-cell>
              <table:table-cell office:value-type="float" office:value="0.22975156629545">
                <text:p>0.22975156629545</text:p>
              </table:table-cell>
              <table:table-cell office:value-type="float" office:value="9.0891885221248">
                <text:p>9.0891885221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7763775836758">
                <text:p>3.47763775836758</text:p>
              </table:table-cell>
              <table:table-cell office:value-type="float" office:value="11.2320666065893">
                <text:p>11.2320666065893</text:p>
              </table:table-cell>
              <table:table-cell office:value-type="float" office:value="1.55024924722228">
                <text:p>1.55024924722228</text:p>
              </table:table-cell>
              <table:table-cell office:value-type="float" office:value="0.23169399164119">
                <text:p>0.23169399164119</text:p>
              </table:table-cell>
              <table:table-cell office:value-type="float" office:value="9.4501233677258">
                <text:p>9.45012336772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4870056566243">
                <text:p>3.54870056566243</text:p>
              </table:table-cell>
              <table:table-cell office:value-type="float" office:value="11.6173787261316">
                <text:p>11.6173787261316</text:p>
              </table:table-cell>
              <table:table-cell office:value-type="float" office:value="1.0082658998977">
                <text:p>1.0082658998977</text:p>
              </table:table-cell>
              <table:table-cell office:value-type="float" office:value="0.228310679982935">
                <text:p>0.228310679982935</text:p>
              </table:table-cell>
              <table:table-cell office:value-type="float" office:value="10.380802146251">
                <text:p>10.3808021462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79866407317418">
                <text:p>3.79866407317418</text:p>
              </table:table-cell>
              <table:table-cell office:value-type="float" office:value="13.4165785297302">
                <text:p>13.4165785297302</text:p>
              </table:table-cell>
              <table:table-cell office:value-type="float" office:value="1.27651152419308">
                <text:p>1.27651152419308</text:p>
              </table:table-cell>
              <table:table-cell office:value-type="float" office:value="0.236461746023263">
                <text:p>0.236461746023263</text:p>
              </table:table-cell>
              <table:table-cell office:value-type="float" office:value="11.9036052595138">
                <text:p>11.90360525951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990445115861">
                <text:p>4.1990445115861</text:p>
              </table:table-cell>
              <table:table-cell office:value-type="float" office:value="15.2964122821399">
                <text:p>15.2964122821399</text:p>
              </table:table-cell>
              <table:table-cell office:value-type="float" office:value="1.00443853278965">
                <text:p>1.00443853278965</text:p>
              </table:table-cell>
              <table:table-cell office:value-type="float" office:value="0.230433541758785">
                <text:p>0.230433541758785</text:p>
              </table:table-cell>
              <table:table-cell office:value-type="float" office:value="14.0615402075914">
                <text:p>14.06154020759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36703869695271">
                <text:p>4.36703869695271</text:p>
              </table:table-cell>
              <table:table-cell office:value-type="float" office:value="15.9903683950554">
                <text:p>15.9903683950554</text:p>
              </table:table-cell>
              <table:table-cell office:value-type="float" office:value="1.00890050582055">
                <text:p>1.00890050582055</text:p>
              </table:table-cell>
              <table:table-cell office:value-type="float" office:value="0.228639900197991">
                <text:p>0.228639900197991</text:p>
              </table:table-cell>
              <table:table-cell office:value-type="float" office:value="14.7528279890369">
                <text:p>14.75282798903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49459442048063">
                <text:p>4.49459442048063</text:p>
              </table:table-cell>
              <table:table-cell office:value-type="float" office:value="16.1935174628852">
                <text:p>16.1935174628852</text:p>
              </table:table-cell>
              <table:table-cell office:value-type="float" office:value="1.19476457391527">
                <text:p>1.19476457391527</text:p>
              </table:table-cell>
              <table:table-cell office:value-type="float" office:value="0.226903499960987">
                <text:p>0.226903499960987</text:p>
              </table:table-cell>
              <table:table-cell office:value-type="float" office:value="14.7718493890089">
                <text:p>14.77184938900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9273397978307">
                <text:p>4.49273397978307</text:p>
              </table:table-cell>
              <table:table-cell office:value-type="float" office:value="16.5726398111455">
                <text:p>16.5726398111455</text:p>
              </table:table-cell>
              <table:table-cell office:value-type="float" office:value="1.13196216332252">
                <text:p>1.13196216332252</text:p>
              </table:table-cell>
              <table:table-cell office:value-type="float" office:value="0.228016628588493">
                <text:p>0.228016628588493</text:p>
              </table:table-cell>
              <table:table-cell office:value-type="float" office:value="15.2126610192345">
                <text:p>15.21266101923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55334242929278">
                <text:p>4.55334242929278</text:p>
              </table:table-cell>
              <table:table-cell office:value-type="float" office:value="16.6017276613629">
                <text:p>16.6017276613629</text:p>
              </table:table-cell>
              <table:table-cell office:value-type="float" office:value="1.0719434337932">
                <text:p>1.0719434337932</text:p>
              </table:table-cell>
              <table:table-cell office:value-type="float" office:value="0.226979240610196">
                <text:p>0.226979240610196</text:p>
              </table:table-cell>
              <table:table-cell office:value-type="float" office:value="15.3028049869595">
                <text:p>15.30280498695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47333201862151">
                <text:p>4.47333201862151</text:p>
              </table:table-cell>
              <table:table-cell office:value-type="float" office:value="16.6779986171987">
                <text:p>16.6779986171987</text:p>
              </table:table-cell>
              <table:table-cell office:value-type="float" office:value="1.07437009480223">
                <text:p>1.07437009480223</text:p>
              </table:table-cell>
              <table:table-cell office:value-type="float" office:value="0.226409832103339">
                <text:p>0.226409832103339</text:p>
              </table:table-cell>
              <table:table-cell office:value-type="float" office:value="15.3772186902931">
                <text:p>15.377218690293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49032250914326">
                <text:p>4.49032250914326</text:p>
              </table:table-cell>
              <table:table-cell office:value-type="float" office:value="16.3784017672148">
                <text:p>16.3784017672148</text:p>
              </table:table-cell>
              <table:table-cell office:value-type="float" office:value="1.0103961781144">
                <text:p>1.0103961781144</text:p>
              </table:table-cell>
              <table:table-cell office:value-type="float" office:value="0.226341188745768">
                <text:p>0.226341188745768</text:p>
              </table:table-cell>
              <table:table-cell office:value-type="float" office:value="15.1416644003547">
                <text:p>15.141664400354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33891931436877">
                <text:p>4.33891931436877</text:p>
              </table:table-cell>
              <table:table-cell office:value-type="float" office:value="15.8785127831821">
                <text:p>15.8785127831821</text:p>
              </table:table-cell>
              <table:table-cell office:value-type="float" office:value="1.00335181027113">
                <text:p>1.00335181027113</text:p>
              </table:table-cell>
              <table:table-cell office:value-type="float" office:value="0.226630902263479">
                <text:p>0.226630902263479</text:p>
              </table:table-cell>
              <table:table-cell office:value-type="float" office:value="14.6485300706475">
                <text:p>14.64853007064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40172732417435">
                <text:p>4.40172732417435</text:p>
              </table:table-cell>
              <table:table-cell office:value-type="float" office:value="15.9065082091518">
                <text:p>15.9065082091518</text:p>
              </table:table-cell>
              <table:table-cell office:value-type="float" office:value="1.02710863869243">
                <text:p>1.02710863869243</text:p>
              </table:table-cell>
              <table:table-cell office:value-type="float" office:value="0.226138708082436">
                <text:p>0.226138708082436</text:p>
              </table:table-cell>
              <table:table-cell office:value-type="float" office:value="14.6532608623769">
                <text:p>14.653260862376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33726404720843">
                <text:p>4.33726404720843</text:p>
              </table:table-cell>
              <table:table-cell office:value-type="float" office:value="15.8100059858057">
                <text:p>15.8100059858057</text:p>
              </table:table-cell>
              <table:table-cell office:value-type="float" office:value="0.972261905302966">
                <text:p>0.972261905302966</text:p>
              </table:table-cell>
              <table:table-cell office:value-type="float" office:value="0.22656095074229">
                <text:p>0.22656095074229</text:p>
              </table:table-cell>
              <table:table-cell office:value-type="float" office:value="14.6111831297604">
                <text:p>14.61118312976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24658452626376">
                <text:p>4.24658452626376</text:p>
              </table:table-cell>
              <table:table-cell office:value-type="float" office:value="15.3783093783146">
                <text:p>15.3783093783146</text:p>
              </table:table-cell>
              <table:table-cell office:value-type="float" office:value="0.947080239899991">
                <text:p>0.947080239899991</text:p>
              </table:table-cell>
              <table:table-cell office:value-type="float" office:value="0.226248323137563">
                <text:p>0.226248323137563</text:p>
              </table:table-cell>
              <table:table-cell office:value-type="float" office:value="14.2049808152771">
                <text:p>14.204980815277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17290391074808">
                <text:p>4.17290391074808</text:p>
              </table:table-cell>
              <table:table-cell office:value-type="float" office:value="14.9306053399716">
                <text:p>14.9306053399716</text:p>
              </table:table-cell>
              <table:table-cell office:value-type="float" office:value="0.943421651687201">
                <text:p>0.943421651687201</text:p>
              </table:table-cell>
              <table:table-cell office:value-type="float" office:value="0.226165053485976">
                <text:p>0.226165053485976</text:p>
              </table:table-cell>
              <table:table-cell office:value-type="float" office:value="13.7610186347984">
                <text:p>13.7610186347984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2424812597897">
                <text:p>4.2424812597897</text:p>
              </table:table-cell>
              <table:table-cell office:value-type="float" office:value="15.3325481330993">
                <text:p>15.3325481330993</text:p>
              </table:table-cell>
              <table:table-cell office:value-type="float" office:value="0.965235223596439">
                <text:p>0.965235223596439</text:p>
              </table:table-cell>
              <table:table-cell office:value-type="float" office:value="0.225952513846789">
                <text:p>0.225952513846789</text:p>
              </table:table-cell>
              <table:table-cell office:value-type="float" office:value="14.1413603956561">
                <text:p>14.141360395656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19325716109114">
                <text:p>4.19325716109114</text:p>
              </table:table-cell>
              <table:table-cell office:value-type="float" office:value="15.1565551214502">
                <text:p>15.1565551214502</text:p>
              </table:table-cell>
              <table:table-cell office:value-type="float" office:value="0.898324133007724">
                <text:p>0.898324133007724</text:p>
              </table:table-cell>
              <table:table-cell office:value-type="float" office:value="0.22610456503329">
                <text:p>0.22610456503329</text:p>
              </table:table-cell>
              <table:table-cell office:value-type="float" office:value="14.0321264234092">
                <text:p>14.032126423409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1873778608076">
                <text:p>4.1873778608076</text:p>
              </table:table-cell>
              <table:table-cell office:value-type="float" office:value="15.0859436935295">
                <text:p>15.0859436935295</text:p>
              </table:table-cell>
              <table:table-cell office:value-type="float" office:value="0.920656208314929">
                <text:p>0.920656208314929</text:p>
              </table:table-cell>
              <table:table-cell office:value-type="float" office:value="0.227240619938706">
                <text:p>0.227240619938706</text:p>
              </table:table-cell>
              <table:table-cell office:value-type="float" office:value="13.9380468652758">
                <text:p>13.938046865275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53131005232653">
                <text:p>4.53131005232653</text:p>
              </table:table-cell>
              <table:table-cell office:value-type="float" office:value="16.6965173737688">
                <text:p>16.6965173737688</text:p>
              </table:table-cell>
              <table:table-cell office:value-type="float" office:value="1.09519638448722">
                <text:p>1.09519638448722</text:p>
              </table:table-cell>
              <table:table-cell office:value-type="float" office:value="0.225707308426841">
                <text:p>0.225707308426841</text:p>
              </table:table-cell>
              <table:table-cell office:value-type="float" office:value="15.3756136808547">
                <text:p>15.375613680854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44810595089364">
                <text:p>4.44810595089364</text:p>
              </table:table-cell>
              <table:table-cell office:value-type="float" office:value="16.3954360474409">
                <text:p>16.3954360474409</text:p>
              </table:table-cell>
              <table:table-cell office:value-type="float" office:value="1.10106324140304">
                <text:p>1.10106324140304</text:p>
              </table:table-cell>
              <table:table-cell office:value-type="float" office:value="0.229053908869944">
                <text:p>0.229053908869944</text:p>
              </table:table-cell>
              <table:table-cell office:value-type="float" office:value="15.0653188971679">
                <text:p>15.0653188971679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44978463265812">
                <text:p>4.44978463265812</text:p>
              </table:table-cell>
              <table:table-cell office:value-type="float" office:value="16.4024920550874">
                <text:p>16.4024920550874</text:p>
              </table:table-cell>
              <table:table-cell office:value-type="float" office:value="1.18457944364142">
                <text:p>1.18457944364142</text:p>
              </table:table-cell>
              <table:table-cell office:value-type="float" office:value="0.228748287074606">
                <text:p>0.228748287074606</text:p>
              </table:table-cell>
              <table:table-cell office:value-type="float" office:value="14.9891643243714">
                <text:p>14.9891643243714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44697369974387">
                <text:p>4.44697369974387</text:p>
              </table:table-cell>
              <table:table-cell office:value-type="float" office:value="16.0959444386559">
                <text:p>16.0959444386559</text:p>
              </table:table-cell>
              <table:table-cell office:value-type="float" office:value="1.20812248613006">
                <text:p>1.20812248613006</text:p>
              </table:table-cell>
              <table:table-cell office:value-type="float" office:value="0.238997272755734">
                <text:p>0.238997272755734</text:p>
              </table:table-cell>
              <table:table-cell office:value-type="float" office:value="14.6488246797701">
                <text:p>14.648824679770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45403601251394">
                <text:p>4.45403601251394</text:p>
              </table:table-cell>
              <table:table-cell office:value-type="float" office:value="16.1987782846288">
                <text:p>16.1987782846288</text:p>
              </table:table-cell>
              <table:table-cell office:value-type="float" office:value="1.17676571844687">
                <text:p>1.17676571844687</text:p>
              </table:table-cell>
              <table:table-cell office:value-type="float" office:value="0.232273897428832">
                <text:p>0.232273897428832</text:p>
              </table:table-cell>
              <table:table-cell office:value-type="float" office:value="14.7897386687531">
                <text:p>14.789738668753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26468606363446">
                <text:p>4.26468606363446</text:p>
              </table:table-cell>
              <table:table-cell office:value-type="float" office:value="15.8456873089355">
                <text:p>15.8456873089355</text:p>
              </table:table-cell>
              <table:table-cell office:value-type="float" office:value="1.18530097545089">
                <text:p>1.18530097545089</text:p>
              </table:table-cell>
              <table:table-cell office:value-type="float" office:value="0.226088030333016">
                <text:p>0.226088030333016</text:p>
              </table:table-cell>
              <table:table-cell office:value-type="float" office:value="14.4342983031516">
                <text:p>14.434298303151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20061461710533">
                <text:p>4.20061461710533</text:p>
              </table:table-cell>
              <table:table-cell office:value-type="float" office:value="15.5858068874804">
                <text:p>15.5858068874804</text:p>
              </table:table-cell>
              <table:table-cell office:value-type="float" office:value="1.12186923652777">
                <text:p>1.12186923652777</text:p>
              </table:table-cell>
              <table:table-cell office:value-type="float" office:value="0.226226306945854">
                <text:p>0.226226306945854</text:p>
              </table:table-cell>
              <table:table-cell office:value-type="float" office:value="14.2377113440068">
                <text:p>14.237711344006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17607717155377">
                <text:p>4.17607717155377</text:p>
              </table:table-cell>
              <table:table-cell office:value-type="float" office:value="15.4815639579989">
                <text:p>15.4815639579989</text:p>
              </table:table-cell>
              <table:table-cell office:value-type="float" office:value="1.1112749674201">
                <text:p>1.1112749674201</text:p>
              </table:table-cell>
              <table:table-cell office:value-type="float" office:value="0.226124584393852">
                <text:p>0.226124584393852</text:p>
              </table:table-cell>
              <table:table-cell office:value-type="float" office:value="14.1441644061849">
                <text:p>14.144164406184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1705778178712">
                <text:p>4.1705778178712</text:p>
              </table:table-cell>
              <table:table-cell office:value-type="float" office:value="15.5560010178198">
                <text:p>15.5560010178198</text:p>
              </table:table-cell>
              <table:table-cell office:value-type="float" office:value="1.07117221230386">
                <text:p>1.07117221230386</text:p>
              </table:table-cell>
              <table:table-cell office:value-type="float" office:value="0.226134146471224">
                <text:p>0.226134146471224</text:p>
              </table:table-cell>
              <table:table-cell office:value-type="float" office:value="14.2586946590447">
                <text:p>14.258694659044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1006634804937">
                <text:p>4.1006634804937</text:p>
              </table:table-cell>
              <table:table-cell office:value-type="float" office:value="15.1575061021621">
                <text:p>15.1575061021621</text:p>
              </table:table-cell>
              <table:table-cell office:value-type="float" office:value="1.73018434104135">
                <text:p>1.73018434104135</text:p>
              </table:table-cell>
              <table:table-cell office:value-type="float" office:value="0.26604294785204">
                <text:p>0.26604294785204</text:p>
              </table:table-cell>
              <table:table-cell office:value-type="float" office:value="13.1612788132687">
                <text:p>13.161278813268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15005785334939">
                <text:p>4.15005785334939</text:p>
              </table:table-cell>
              <table:table-cell office:value-type="float" office:value="15.632369671245">
                <text:p>15.632369671245</text:p>
              </table:table-cell>
              <table:table-cell office:value-type="float" office:value="1.07145297524735">
                <text:p>1.07145297524735</text:p>
              </table:table-cell>
              <table:table-cell office:value-type="float" office:value="0.226087632414738">
                <text:p>0.226087632414738</text:p>
              </table:table-cell>
              <table:table-cell office:value-type="float" office:value="14.3348290635829">
                <text:p>14.334829063582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09404082448606">
                <text:p>4.09404082448606</text:p>
              </table:table-cell>
              <table:table-cell office:value-type="float" office:value="15.392133583585">
                <text:p>15.392133583585</text:p>
              </table:table-cell>
              <table:table-cell office:value-type="float" office:value="1.04691949593297">
                <text:p>1.04691949593297</text:p>
              </table:table-cell>
              <table:table-cell office:value-type="float" office:value="0.226095171613697">
                <text:p>0.226095171613697</text:p>
              </table:table-cell>
              <table:table-cell office:value-type="float" office:value="14.1191189160383">
                <text:p>14.119118916038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08211770507015">
                <text:p>4.08211770507015</text:p>
              </table:table-cell>
              <table:table-cell office:value-type="float" office:value="15.4433525274223">
                <text:p>15.4433525274223</text:p>
              </table:table-cell>
              <table:table-cell office:value-type="float" office:value="1.0637328999579">
                <text:p>1.0637328999579</text:p>
              </table:table-cell>
              <table:table-cell office:value-type="float" office:value="0.228084488155775">
                <text:p>0.228084488155775</text:p>
              </table:table-cell>
              <table:table-cell office:value-type="float" office:value="14.1515351393086">
                <text:p>14.1515351393086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06657748445618">
                <text:p>4.06657748445618</text:p>
              </table:table-cell>
              <table:table-cell office:value-type="float" office:value="15.476521452213">
                <text:p>15.476521452213</text:p>
              </table:table-cell>
              <table:table-cell office:value-type="float" office:value="1.04865712004122">
                <text:p>1.04865712004122</text:p>
              </table:table-cell>
              <table:table-cell office:value-type="float" office:value="0.226618493403152">
                <text:p>0.226618493403152</text:p>
              </table:table-cell>
              <table:table-cell office:value-type="float" office:value="14.2012458387686">
                <text:p>14.20124583876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99649729203801">
                <text:p>3.99649729203801</text:p>
              </table:table-cell>
              <table:table-cell office:value-type="float" office:value="15.4435064210213">
                <text:p>15.4435064210213</text:p>
              </table:table-cell>
              <table:table-cell office:value-type="float" office:value="1.19653420912364">
                <text:p>1.19653420912364</text:p>
              </table:table-cell>
              <table:table-cell office:value-type="float" office:value="0.22643187104705">
                <text:p>0.22643187104705</text:p>
              </table:table-cell>
              <table:table-cell office:value-type="float" office:value="14.0205403408506">
                <text:p>14.020540340850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90344618432793">
                <text:p>3.90344618432793</text:p>
              </table:table-cell>
              <table:table-cell office:value-type="float" office:value="15.3868983651089">
                <text:p>15.3868983651089</text:p>
              </table:table-cell>
              <table:table-cell office:value-type="float" office:value="1.02894454700844">
                <text:p>1.02894454700844</text:p>
              </table:table-cell>
              <table:table-cell office:value-type="float" office:value="0.223999876034115">
                <text:p>0.223999876034115</text:p>
              </table:table-cell>
              <table:table-cell office:value-type="float" office:value="14.1339539420663">
                <text:p>14.133953942066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80838073781307">
                <text:p>3.80838073781307</text:p>
              </table:table-cell>
              <table:table-cell office:value-type="float" office:value="15.3367024040727">
                <text:p>15.3367024040727</text:p>
              </table:table-cell>
              <table:table-cell office:value-type="float" office:value="1.05719295545883">
                <text:p>1.05719295545883</text:p>
              </table:table-cell>
              <table:table-cell office:value-type="float" office:value="0.22810694159411">
                <text:p>0.22810694159411</text:p>
              </table:table-cell>
              <table:table-cell office:value-type="float" office:value="14.0514025070198">
                <text:p>14.051402507019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32213408708751">
                <text:p>4.32213408708751</text:p>
              </table:table-cell>
              <table:table-cell office:value-type="float" office:value="15.9136640450562">
                <text:p>15.9136640450562</text:p>
              </table:table-cell>
              <table:table-cell office:value-type="float" office:value="1.4078521587364">
                <text:p>1.4078521587364</text:p>
              </table:table-cell>
              <table:table-cell office:value-type="float" office:value="0.226452579872862">
                <text:p>0.226452579872862</text:p>
              </table:table-cell>
              <table:table-cell office:value-type="float" office:value="14.2793593064469">
                <text:p>14.2793593064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56cm" svg:height="13.887cm" xlink:href=".." xlink:type="simple" chart:class="chart:line" chart:style-name="ch1">
        <chart:title svg:x="12.213cm" svg:y="0.413cm" chart:style-name="ch2">
          <text:p>Power comparison GPU</text:p>
        </chart:title>
        <chart:subtitle svg:x="13.84cm" svg:y="1.469cm" chart:style-name="ch3">
          <text:p>All SIMD</text:p>
        </chart:subtitle>
        <chart:legend chart:legend-position="end" svg:x="23.488cm" svg:y="5.648cm" style:legend-expansion="high" chart:style-name="ch4"/>
        <chart:plot-area chart:style-name="ch5" table:cell-range-address="analysis.AT17:analysis.AT17 analysis.D2:analysis.D41 analysis.A2:analysis.A2 analysis.S2:analysis.S201 analysis.A42:analysis.A42 analysis.A82:analysis.A82 analysis.A122:analysis.A122 analysis.A162:analysis.A162" chart:data-source-has-labels="both" svg:x="1.598cm" svg:y="2.706cm" svg:width="20.716cm" svg:height="9.923cm">
          <chartooo:coordinate-region svg:x="2.219cm" svg:y="2.905cm" svg:width="19.724cm" svg:height="8.679cm"/>
          <chart:axis chart:dimension="x" chart:name="primary-x" chart:style-name="ch6" chartooo:axis-type="auto">
            <chartooo:date-scale/>
            <chart:title svg:x="11.224cm" svg:y="12.906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6">
            <chart:title svg:x="0.451cm" svg:y="8.452cm" chart:style-name="ch8">
              <text:p>Power [W]</text:p>
            </chart:title>
            <chart:grid chart:style-name="ch9" chart:class="major"/>
          </chart:axis>
          <chart:series chart:style-name="ch10" chart:values-cell-range-address="analysis.S2:analysis.S41" chart:label-cell-address="analysis.A2:analysis.A2" chart:class="chart:line">
            <chart:data-point chart:repeated="40"/>
          </chart:series>
          <chart:series chart:style-name="ch11" chart:values-cell-range-address="analysis.S42:analysis.S81" chart:label-cell-address="analysis.A42:analysis.A42" chart:class="chart:line">
            <chart:data-point chart:repeated="40"/>
          </chart:series>
          <chart:series chart:style-name="ch12" chart:values-cell-range-address="analysis.S82:analysis.S121" chart:label-cell-address="analysis.A82:analysis.A82" chart:class="chart:line">
            <chart:data-point chart:repeated="40"/>
          </chart:series>
          <chart:series chart:style-name="ch13" chart:values-cell-range-address="analysis.S122:analysis.S161" chart:label-cell-address="analysis.A122:analysis.A122" chart:class="chart:line">
            <chart:data-point chart:repeated="40"/>
          </chart:series>
          <chart:series chart:style-name="ch14" chart:values-cell-range-address="analysis.S162:analysis.S201" chart:label-cell-address="analysis.A162:analysis.A162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sp_add_power_kernel</text:p>
                <draw:g>
                  <svg:desc>analysis.A2:analysis.A2</svg:desc>
                </draw:g>
              </table:table-cell>
              <table:table-cell office:value-type="string">
                <text:p>vect2_sp_add_power_kernel</text:p>
                <draw:g>
                  <svg:desc>analysis.A42:analysis.A42</svg:desc>
                </draw:g>
              </table:table-cell>
              <table:table-cell office:value-type="string">
                <text:p>vect4_sp_add_power_kernel</text:p>
                <draw:g>
                  <svg:desc>analysis.A82:analysis.A82</svg:desc>
                </draw:g>
              </table:table-cell>
              <table:table-cell office:value-type="string">
                <text:p>vect8_sp_add_power_kernel</text:p>
                <draw:g>
                  <svg:desc>analysis.A122:analysis.A122</svg:desc>
                </draw:g>
              </table:table-cell>
              <table:table-cell office:value-type="string">
                <text:p>vect16_sp_add_power_kernel</text:p>
                <draw:g>
                  <svg:desc>analysis.A162:analysis.A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8.25122698087183">
                <text:p>8.25122698087183</text:p>
                <draw:g>
                  <svg:desc>analysis.S2:analysis.S41</svg:desc>
                </draw:g>
              </table:table-cell>
              <table:table-cell office:value-type="float" office:value="7.69158180950112">
                <text:p>7.69158180950112</text:p>
                <draw:g>
                  <svg:desc>analysis.S42:analysis.S81</svg:desc>
                </draw:g>
              </table:table-cell>
              <table:table-cell office:value-type="float" office:value="8.71159862082271">
                <text:p>8.71159862082271</text:p>
                <draw:g>
                  <svg:desc>analysis.S82:analysis.S121</svg:desc>
                </draw:g>
              </table:table-cell>
              <table:table-cell office:value-type="float" office:value="7.73928933287982">
                <text:p>7.73928933287982</text:p>
                <draw:g>
                  <svg:desc>analysis.S122:analysis.S161</svg:desc>
                </draw:g>
              </table:table-cell>
              <table:table-cell office:value-type="float" office:value="8.80409626670902">
                <text:p>8.80409626670902</text:p>
                <draw:g>
                  <svg:desc>analysis.S162:analysis.S2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.25494968664937">
                <text:p>8.25494968664937</text:p>
              </table:table-cell>
              <table:table-cell office:value-type="float" office:value="7.68699970232413">
                <text:p>7.68699970232413</text:p>
              </table:table-cell>
              <table:table-cell office:value-type="float" office:value="8.69226902896637">
                <text:p>8.69226902896637</text:p>
              </table:table-cell>
              <table:table-cell office:value-type="float" office:value="7.82664340071718">
                <text:p>7.82664340071718</text:p>
              </table:table-cell>
              <table:table-cell office:value-type="float" office:value="8.72954901987814">
                <text:p>8.729549019878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25941680784065">
                <text:p>8.25941680784065</text:p>
              </table:table-cell>
              <table:table-cell office:value-type="float" office:value="7.72119934666454">
                <text:p>7.72119934666454</text:p>
              </table:table-cell>
              <table:table-cell office:value-type="float" office:value="8.76087134346501">
                <text:p>8.76087134346501</text:p>
              </table:table-cell>
              <table:table-cell office:value-type="float" office:value="7.87755405863255">
                <text:p>7.87755405863255</text:p>
              </table:table-cell>
              <table:table-cell office:value-type="float" office:value="8.86521432851398">
                <text:p>8.865214328513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25573294143133">
                <text:p>8.25573294143133</text:p>
              </table:table-cell>
              <table:table-cell office:value-type="float" office:value="7.71892912675393">
                <text:p>7.71892912675393</text:p>
              </table:table-cell>
              <table:table-cell office:value-type="float" office:value="8.73272618313083">
                <text:p>8.73272618313083</text:p>
              </table:table-cell>
              <table:table-cell office:value-type="float" office:value="8.02602981594545">
                <text:p>8.02602981594545</text:p>
              </table:table-cell>
              <table:table-cell office:value-type="float" office:value="9.0891885221248">
                <text:p>9.0891885221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25426896711608">
                <text:p>8.25426896711608</text:p>
              </table:table-cell>
              <table:table-cell office:value-type="float" office:value="7.72389506419391">
                <text:p>7.72389506419391</text:p>
              </table:table-cell>
              <table:table-cell office:value-type="float" office:value="8.72749228906674">
                <text:p>8.72749228906674</text:p>
              </table:table-cell>
              <table:table-cell office:value-type="float" office:value="8.46450522269708">
                <text:p>8.46450522269708</text:p>
              </table:table-cell>
              <table:table-cell office:value-type="float" office:value="9.4501233677258">
                <text:p>9.45012336772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25858055471488">
                <text:p>8.25858055471488</text:p>
              </table:table-cell>
              <table:table-cell office:value-type="float" office:value="7.85493473765997">
                <text:p>7.85493473765997</text:p>
              </table:table-cell>
              <table:table-cell office:value-type="float" office:value="8.86483651634588">
                <text:p>8.86483651634588</text:p>
              </table:table-cell>
              <table:table-cell office:value-type="float" office:value="8.70938802910936">
                <text:p>8.70938802910936</text:p>
              </table:table-cell>
              <table:table-cell office:value-type="float" office:value="10.380802146251">
                <text:p>10.3808021462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46332438412877">
                <text:p>8.46332438412877</text:p>
              </table:table-cell>
              <table:table-cell office:value-type="float" office:value="8.03126628386082">
                <text:p>8.03126628386082</text:p>
              </table:table-cell>
              <table:table-cell office:value-type="float" office:value="9.06211805275557">
                <text:p>9.06211805275557</text:p>
              </table:table-cell>
              <table:table-cell office:value-type="float" office:value="9.40257833171984">
                <text:p>9.40257833171984</text:p>
              </table:table-cell>
              <table:table-cell office:value-type="float" office:value="11.9036052595138">
                <text:p>11.90360525951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85193892872476">
                <text:p>8.85193892872476</text:p>
              </table:table-cell>
              <table:table-cell office:value-type="float" office:value="8.57116187384052">
                <text:p>8.57116187384052</text:p>
              </table:table-cell>
              <table:table-cell office:value-type="float" office:value="9.77056754066989">
                <text:p>9.77056754066989</text:p>
              </table:table-cell>
              <table:table-cell office:value-type="float" office:value="10.6312106582635">
                <text:p>10.6312106582635</text:p>
              </table:table-cell>
              <table:table-cell office:value-type="float" office:value="14.0615402075914">
                <text:p>14.06154020759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.44953132444996">
                <text:p>9.44953132444996</text:p>
              </table:table-cell>
              <table:table-cell office:value-type="float" office:value="9.28455079368427">
                <text:p>9.28455079368427</text:p>
              </table:table-cell>
              <table:table-cell office:value-type="float" office:value="10.6234140580123">
                <text:p>10.6234140580123</text:p>
              </table:table-cell>
              <table:table-cell office:value-type="float" office:value="13.1424547106822">
                <text:p>13.1424547106822</text:p>
              </table:table-cell>
              <table:table-cell office:value-type="float" office:value="14.7528279890369">
                <text:p>14.75282798903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.4732571364101">
                <text:p>10.4732571364101</text:p>
              </table:table-cell>
              <table:table-cell office:value-type="float" office:value="10.4607449961935">
                <text:p>10.4607449961935</text:p>
              </table:table-cell>
              <table:table-cell office:value-type="float" office:value="12.2040662226634">
                <text:p>12.2040662226634</text:p>
              </table:table-cell>
              <table:table-cell office:value-type="float" office:value="13.8699987840174">
                <text:p>13.8699987840174</text:p>
              </table:table-cell>
              <table:table-cell office:value-type="float" office:value="14.7718493890089">
                <text:p>14.77184938900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.225318967966">
                <text:p>11.225318967966</text:p>
              </table:table-cell>
              <table:table-cell office:value-type="float" office:value="11.4211293558543">
                <text:p>11.4211293558543</text:p>
              </table:table-cell>
              <table:table-cell office:value-type="float" office:value="13.2306926127334">
                <text:p>13.2306926127334</text:p>
              </table:table-cell>
              <table:table-cell office:value-type="float" office:value="14.5260667314355">
                <text:p>14.5260667314355</text:p>
              </table:table-cell>
              <table:table-cell office:value-type="float" office:value="15.2126610192345">
                <text:p>15.21266101923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.27553467443">
                <text:p>12.27553467443</text:p>
              </table:table-cell>
              <table:table-cell office:value-type="float" office:value="12.6216702759408">
                <text:p>12.6216702759408</text:p>
              </table:table-cell>
              <table:table-cell office:value-type="float" office:value="14.8358851312075">
                <text:p>14.8358851312075</text:p>
              </table:table-cell>
              <table:table-cell office:value-type="float" office:value="15.02902663651">
                <text:p>15.02902663651</text:p>
              </table:table-cell>
              <table:table-cell office:value-type="float" office:value="15.3028049869595">
                <text:p>15.30280498695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.885833540055">
                <text:p>12.885833540055</text:p>
              </table:table-cell>
              <table:table-cell office:value-type="float" office:value="13.5202587202595">
                <text:p>13.5202587202595</text:p>
              </table:table-cell>
              <table:table-cell office:value-type="float" office:value="15.294355787555">
                <text:p>15.294355787555</text:p>
              </table:table-cell>
              <table:table-cell office:value-type="float" office:value="15.120346922041">
                <text:p>15.120346922041</text:p>
              </table:table-cell>
              <table:table-cell office:value-type="float" office:value="15.3772186902931">
                <text:p>15.377218690293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.3503691349256">
                <text:p>13.3503691349256</text:p>
              </table:table-cell>
              <table:table-cell office:value-type="float" office:value="14.0930467240479">
                <text:p>14.0930467240479</text:p>
              </table:table-cell>
              <table:table-cell office:value-type="float" office:value="15.844979097543">
                <text:p>15.844979097543</text:p>
              </table:table-cell>
              <table:table-cell office:value-type="float" office:value="14.7186060463978">
                <text:p>14.7186060463978</text:p>
              </table:table-cell>
              <table:table-cell office:value-type="float" office:value="15.1416644003547">
                <text:p>15.141664400354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3.1738509458175">
                <text:p>13.1738509458175</text:p>
              </table:table-cell>
              <table:table-cell office:value-type="float" office:value="14.0253486386955">
                <text:p>14.0253486386955</text:p>
              </table:table-cell>
              <table:table-cell office:value-type="float" office:value="15.7562711533175">
                <text:p>15.7562711533175</text:p>
              </table:table-cell>
              <table:table-cell office:value-type="float" office:value="14.7672601579609">
                <text:p>14.7672601579609</text:p>
              </table:table-cell>
              <table:table-cell office:value-type="float" office:value="14.6485300706475">
                <text:p>14.64853007064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.2074489971236">
                <text:p>13.2074489971236</text:p>
              </table:table-cell>
              <table:table-cell office:value-type="float" office:value="13.8576503494663">
                <text:p>13.8576503494663</text:p>
              </table:table-cell>
              <table:table-cell office:value-type="float" office:value="16.0785046933058">
                <text:p>16.0785046933058</text:p>
              </table:table-cell>
              <table:table-cell office:value-type="float" office:value="15.2207988679019">
                <text:p>15.2207988679019</text:p>
              </table:table-cell>
              <table:table-cell office:value-type="float" office:value="14.6532608623769">
                <text:p>14.653260862376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3.453400030046">
                <text:p>13.453400030046</text:p>
              </table:table-cell>
              <table:table-cell office:value-type="float" office:value="14.4237336677539">
                <text:p>14.4237336677539</text:p>
              </table:table-cell>
              <table:table-cell office:value-type="float" office:value="16.1239246141267">
                <text:p>16.1239246141267</text:p>
              </table:table-cell>
              <table:table-cell office:value-type="float" office:value="15.3858130281093">
                <text:p>15.3858130281093</text:p>
              </table:table-cell>
              <table:table-cell office:value-type="float" office:value="14.6111831297604">
                <text:p>14.61118312976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.4031625310033">
                <text:p>13.4031625310033</text:p>
              </table:table-cell>
              <table:table-cell office:value-type="float" office:value="14.3114969439195">
                <text:p>14.3114969439195</text:p>
              </table:table-cell>
              <table:table-cell office:value-type="float" office:value="15.9430829239918">
                <text:p>15.9430829239918</text:p>
              </table:table-cell>
              <table:table-cell office:value-type="float" office:value="15.4409624239329">
                <text:p>15.4409624239329</text:p>
              </table:table-cell>
              <table:table-cell office:value-type="float" office:value="14.2049808152771">
                <text:p>14.204980815277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3.4613055842885">
                <text:p>13.4613055842885</text:p>
              </table:table-cell>
              <table:table-cell office:value-type="float" office:value="14.4173544396485">
                <text:p>14.4173544396485</text:p>
              </table:table-cell>
              <table:table-cell office:value-type="float" office:value="16.1432770609527">
                <text:p>16.1432770609527</text:p>
              </table:table-cell>
              <table:table-cell office:value-type="float" office:value="14.1035223283256">
                <text:p>14.1035223283256</text:p>
              </table:table-cell>
              <table:table-cell office:value-type="float" office:value="13.7610186347984">
                <text:p>13.7610186347984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3.6164897087616">
                <text:p>13.6164897087616</text:p>
              </table:table-cell>
              <table:table-cell office:value-type="float" office:value="14.6404505701034">
                <text:p>14.6404505701034</text:p>
              </table:table-cell>
              <table:table-cell office:value-type="float" office:value="16.159924556292">
                <text:p>16.159924556292</text:p>
              </table:table-cell>
              <table:table-cell office:value-type="float" office:value="15.1146693103763">
                <text:p>15.1146693103763</text:p>
              </table:table-cell>
              <table:table-cell office:value-type="float" office:value="14.1413603956561">
                <text:p>14.141360395656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3.534355031446">
                <text:p>13.534355031446</text:p>
              </table:table-cell>
              <table:table-cell office:value-type="float" office:value="14.7037493058179">
                <text:p>14.7037493058179</text:p>
              </table:table-cell>
              <table:table-cell office:value-type="float" office:value="16.0061434956651">
                <text:p>16.0061434956651</text:p>
              </table:table-cell>
              <table:table-cell office:value-type="float" office:value="14.6079594460265">
                <text:p>14.6079594460265</text:p>
              </table:table-cell>
              <table:table-cell office:value-type="float" office:value="14.0321264234092">
                <text:p>14.032126423409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3.5622790768441">
                <text:p>13.5622790768441</text:p>
              </table:table-cell>
              <table:table-cell office:value-type="float" office:value="14.6673920897231">
                <text:p>14.6673920897231</text:p>
              </table:table-cell>
              <table:table-cell office:value-type="float" office:value="16.1939950563292">
                <text:p>16.1939950563292</text:p>
              </table:table-cell>
              <table:table-cell office:value-type="float" office:value="13.795958425404">
                <text:p>13.795958425404</text:p>
              </table:table-cell>
              <table:table-cell office:value-type="float" office:value="13.9380468652758">
                <text:p>13.938046865275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3.7098044696673">
                <text:p>13.7098044696673</text:p>
              </table:table-cell>
              <table:table-cell office:value-type="float" office:value="14.7531033701315">
                <text:p>14.7531033701315</text:p>
              </table:table-cell>
              <table:table-cell office:value-type="float" office:value="16.2532540476083">
                <text:p>16.2532540476083</text:p>
              </table:table-cell>
              <table:table-cell office:value-type="float" office:value="14.4137835602207">
                <text:p>14.4137835602207</text:p>
              </table:table-cell>
              <table:table-cell office:value-type="float" office:value="15.3756136808547">
                <text:p>15.375613680854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.6914727922736">
                <text:p>13.6914727922736</text:p>
              </table:table-cell>
              <table:table-cell office:value-type="float" office:value="14.7930611433158">
                <text:p>14.7930611433158</text:p>
              </table:table-cell>
              <table:table-cell office:value-type="float" office:value="15.3400325607782">
                <text:p>15.3400325607782</text:p>
              </table:table-cell>
              <table:table-cell office:value-type="float" office:value="13.6365098332284">
                <text:p>13.6365098332284</text:p>
              </table:table-cell>
              <table:table-cell office:value-type="float" office:value="15.0653188971679">
                <text:p>15.0653188971679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3.8892625901328">
                <text:p>13.8892625901328</text:p>
              </table:table-cell>
              <table:table-cell office:value-type="float" office:value="14.8235461709103">
                <text:p>14.8235461709103</text:p>
              </table:table-cell>
              <table:table-cell office:value-type="float" office:value="14.4750471177156">
                <text:p>14.4750471177156</text:p>
              </table:table-cell>
              <table:table-cell office:value-type="float" office:value="14.1069808048117">
                <text:p>14.1069808048117</text:p>
              </table:table-cell>
              <table:table-cell office:value-type="float" office:value="14.9891643243714">
                <text:p>14.9891643243714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3.8840258235297">
                <text:p>13.8840258235297</text:p>
              </table:table-cell>
              <table:table-cell office:value-type="float" office:value="14.8690027570558">
                <text:p>14.8690027570558</text:p>
              </table:table-cell>
              <table:table-cell office:value-type="float" office:value="14.4035576598352">
                <text:p>14.4035576598352</text:p>
              </table:table-cell>
              <table:table-cell office:value-type="float" office:value="13.9358103173271">
                <text:p>13.9358103173271</text:p>
              </table:table-cell>
              <table:table-cell office:value-type="float" office:value="14.6488246797701">
                <text:p>14.648824679770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3.8408185530954">
                <text:p>13.8408185530954</text:p>
              </table:table-cell>
              <table:table-cell office:value-type="float" office:value="14.8961452375933">
                <text:p>14.8961452375933</text:p>
              </table:table-cell>
              <table:table-cell office:value-type="float" office:value="14.2579065069114">
                <text:p>14.2579065069114</text:p>
              </table:table-cell>
              <table:table-cell office:value-type="float" office:value="14.3649089426745">
                <text:p>14.3649089426745</text:p>
              </table:table-cell>
              <table:table-cell office:value-type="float" office:value="14.7897386687531">
                <text:p>14.789738668753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3.8824889570253">
                <text:p>13.8824889570253</text:p>
              </table:table-cell>
              <table:table-cell office:value-type="float" office:value="15.0018223305918">
                <text:p>15.0018223305918</text:p>
              </table:table-cell>
              <table:table-cell office:value-type="float" office:value="14.4589665535504">
                <text:p>14.4589665535504</text:p>
              </table:table-cell>
              <table:table-cell office:value-type="float" office:value="14.1465994313976">
                <text:p>14.1465994313976</text:p>
              </table:table-cell>
              <table:table-cell office:value-type="float" office:value="14.4342983031516">
                <text:p>14.434298303151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3.1825205506462">
                <text:p>13.1825205506462</text:p>
              </table:table-cell>
              <table:table-cell office:value-type="float" office:value="14.3452986171333">
                <text:p>14.3452986171333</text:p>
              </table:table-cell>
              <table:table-cell office:value-type="float" office:value="13.8721459437848">
                <text:p>13.8721459437848</text:p>
              </table:table-cell>
              <table:table-cell office:value-type="float" office:value="13.7423856832282">
                <text:p>13.7423856832282</text:p>
              </table:table-cell>
              <table:table-cell office:value-type="float" office:value="14.2377113440068">
                <text:p>14.237711344006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13.3952385251231">
                <text:p>13.3952385251231</text:p>
              </table:table-cell>
              <table:table-cell office:value-type="float" office:value="14.8494604115323">
                <text:p>14.8494604115323</text:p>
              </table:table-cell>
              <table:table-cell office:value-type="float" office:value="14.3814118264862">
                <text:p>14.3814118264862</text:p>
              </table:table-cell>
              <table:table-cell office:value-type="float" office:value="14.0094587763984">
                <text:p>14.0094587763984</text:p>
              </table:table-cell>
              <table:table-cell office:value-type="float" office:value="14.1441644061849">
                <text:p>14.144164406184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13.5049646613446">
                <text:p>13.5049646613446</text:p>
              </table:table-cell>
              <table:table-cell office:value-type="float" office:value="15.2412868915736">
                <text:p>15.2412868915736</text:p>
              </table:table-cell>
              <table:table-cell office:value-type="float" office:value="14.5151401403339">
                <text:p>14.5151401403339</text:p>
              </table:table-cell>
              <table:table-cell office:value-type="float" office:value="14.1541187803118">
                <text:p>14.1541187803118</text:p>
              </table:table-cell>
              <table:table-cell office:value-type="float" office:value="14.2586946590447">
                <text:p>14.258694659044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3.6913663537759">
                <text:p>13.6913663537759</text:p>
              </table:table-cell>
              <table:table-cell office:value-type="float" office:value="15.3173676563011">
                <text:p>15.3173676563011</text:p>
              </table:table-cell>
              <table:table-cell office:value-type="float" office:value="14.4561293567001">
                <text:p>14.4561293567001</text:p>
              </table:table-cell>
              <table:table-cell office:value-type="float" office:value="14.0537660308904">
                <text:p>14.0537660308904</text:p>
              </table:table-cell>
              <table:table-cell office:value-type="float" office:value="13.1612788132687">
                <text:p>13.161278813268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3.8852744609124">
                <text:p>13.8852744609124</text:p>
              </table:table-cell>
              <table:table-cell office:value-type="float" office:value="15.2665004545689">
                <text:p>15.2665004545689</text:p>
              </table:table-cell>
              <table:table-cell office:value-type="float" office:value="14.1447521153586">
                <text:p>14.1447521153586</text:p>
              </table:table-cell>
              <table:table-cell office:value-type="float" office:value="14.0831032475394">
                <text:p>14.0831032475394</text:p>
              </table:table-cell>
              <table:table-cell office:value-type="float" office:value="14.3348290635829">
                <text:p>14.334829063582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13.86137234979">
                <text:p>13.86137234979</text:p>
              </table:table-cell>
              <table:table-cell office:value-type="float" office:value="14.4451873084576">
                <text:p>14.4451873084576</text:p>
              </table:table-cell>
              <table:table-cell office:value-type="float" office:value="14.3344083724444">
                <text:p>14.3344083724444</text:p>
              </table:table-cell>
              <table:table-cell office:value-type="float" office:value="14.0148832686876">
                <text:p>14.0148832686876</text:p>
              </table:table-cell>
              <table:table-cell office:value-type="float" office:value="14.1191189160383">
                <text:p>14.119118916038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13.3509231623314">
                <text:p>13.3509231623314</text:p>
              </table:table-cell>
              <table:table-cell office:value-type="float" office:value="13.5613262299009">
                <text:p>13.5613262299009</text:p>
              </table:table-cell>
              <table:table-cell office:value-type="float" office:value="13.4080263806477">
                <text:p>13.4080263806477</text:p>
              </table:table-cell>
              <table:table-cell office:value-type="float" office:value="13.8886195682431">
                <text:p>13.8886195682431</text:p>
              </table:table-cell>
              <table:table-cell office:value-type="float" office:value="14.1515351393086">
                <text:p>14.1515351393086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12.9098307219769">
                <text:p>12.9098307219769</text:p>
              </table:table-cell>
              <table:table-cell office:value-type="float" office:value="14.2214445456126">
                <text:p>14.2214445456126</text:p>
              </table:table-cell>
              <table:table-cell office:value-type="float" office:value="14.5905230507159">
                <text:p>14.5905230507159</text:p>
              </table:table-cell>
              <table:table-cell office:value-type="float" office:value="15.3105438399104">
                <text:p>15.3105438399104</text:p>
              </table:table-cell>
              <table:table-cell office:value-type="float" office:value="14.2012458387686">
                <text:p>14.20124583876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13.3982801949048">
                <text:p>13.3982801949048</text:p>
              </table:table-cell>
              <table:table-cell office:value-type="float" office:value="13.6791542148022">
                <text:p>13.6791542148022</text:p>
              </table:table-cell>
              <table:table-cell office:value-type="float" office:value="13.5048328158137">
                <text:p>13.5048328158137</text:p>
              </table:table-cell>
              <table:table-cell office:value-type="float" office:value="15.5018037552727">
                <text:p>15.5018037552727</text:p>
              </table:table-cell>
              <table:table-cell office:value-type="float" office:value="14.0205403408506">
                <text:p>14.020540340850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13.1289216577755">
                <text:p>13.1289216577755</text:p>
              </table:table-cell>
              <table:table-cell office:value-type="float" office:value="13.8995838036001">
                <text:p>13.8995838036001</text:p>
              </table:table-cell>
              <table:table-cell office:value-type="float" office:value="14.1596974103923">
                <text:p>14.1596974103923</text:p>
              </table:table-cell>
              <table:table-cell office:value-type="float" office:value="13.9228778077692">
                <text:p>13.9228778077692</text:p>
              </table:table-cell>
              <table:table-cell office:value-type="float" office:value="14.1339539420663">
                <text:p>14.133953942066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13.1423871983263">
                <text:p>13.1423871983263</text:p>
              </table:table-cell>
              <table:table-cell office:value-type="float" office:value="13.7170306231865">
                <text:p>13.7170306231865</text:p>
              </table:table-cell>
              <table:table-cell office:value-type="float" office:value="14.1079871387825">
                <text:p>14.1079871387825</text:p>
              </table:table-cell>
              <table:table-cell office:value-type="float" office:value="15.3679565413311">
                <text:p>15.3679565413311</text:p>
              </table:table-cell>
              <table:table-cell office:value-type="float" office:value="14.0514025070198">
                <text:p>14.051402507019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.3020841472194">
                <text:p>13.3020841472194</text:p>
              </table:table-cell>
              <table:table-cell office:value-type="float" office:value="13.4811582743342">
                <text:p>13.4811582743342</text:p>
              </table:table-cell>
              <table:table-cell office:value-type="float" office:value="14.2530654233087">
                <text:p>14.2530654233087</text:p>
              </table:table-cell>
              <table:table-cell office:value-type="float" office:value="14.0966439190447">
                <text:p>14.0966439190447</text:p>
              </table:table-cell>
              <table:table-cell office:value-type="float" office:value="14.2793593064469">
                <text:p>14.27935930644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